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90.0pt" style:use-optimal-column-width="true"/>
    </style:style>
    <style:style style:name="co1" style:family="table-column">
      <style:table-column-properties fo:break-before="auto" style:column-width="48.75pt"/>
    </style:style>
    <style:style style:name="co2" style:family="table-column">
      <style:table-column-properties fo:break-before="auto" style:column-width="156.75pt"/>
    </style:style>
    <style:style style:name="co3" style:family="table-column">
      <style:table-column-properties fo:break-before="auto" style:column-width="63.75pt"/>
    </style:style>
    <style:style style:name="co4" style:family="table-column">
      <style:table-column-properties fo:break-before="auto" style:column-width="88.5pt"/>
    </style:style>
    <style:style style:name="co5" style:family="table-column">
      <style:table-column-properties fo:break-before="auto" style:column-width="93.0pt"/>
    </style:style>
    <style:style style:name="co6" style:family="table-column">
      <style:table-column-properties fo:break-before="auto" style:column-width="146.25pt"/>
    </style:style>
    <style:style style:name="co7" style:family="table-column">
      <style:table-column-properties fo:break-before="auto" style:column-width="90.0pt"/>
    </style:style>
    <style:style style:name="co8" style:family="table-column">
      <style:table-column-properties fo:break-before="auto" style:column-width="51.75pt"/>
    </style:style>
    <style:style style:name="co9" style:family="table-column">
      <style:table-column-properties fo:break-before="auto" style:column-width="69.75pt"/>
    </style:style>
    <style:style style:name="co10" style:family="table-column">
      <style:table-column-properties fo:break-before="auto" style:column-width="36.75pt"/>
    </style:style>
    <style:style style:name="co11" style:family="table-column">
      <style:table-column-properties fo:break-before="auto" style:column-width="57.75pt"/>
    </style:style>
    <style:style style:name="co12" style:family="table-column">
      <style:table-column-properties fo:break-before="auto" style:column-width="58.5pt"/>
    </style:style>
    <style:style style:name="co13" style:family="table-column">
      <style:table-column-properties fo:break-before="auto" style:column-width="69.0pt"/>
    </style:style>
    <style:style style:name="co14" style:family="table-column">
      <style:table-column-properties fo:break-before="auto" style:column-width="43.5pt"/>
    </style:style>
    <style:style style:name="co15" style:family="table-column">
      <style:table-column-properties fo:break-before="auto" style:column-width="56.25pt"/>
    </style:style>
    <style:style style:name="co16" style:family="table-column">
      <style:table-column-properties fo:break-before="auto" style:column-width="54.75pt"/>
    </style:style>
    <style:style style:name="co17" style:family="table-column">
      <style:table-column-properties fo:break-before="auto" style:column-width="42.0pt"/>
    </style:style>
    <style:style style:name="co18" style:family="table-column">
      <style:table-column-properties fo:break-before="auto" style:column-width="75.0pt"/>
    </style:style>
    <style:style style:name="co19" style:family="table-column">
      <style:table-column-properties fo:break-before="auto" style:column-width="54.0pt"/>
    </style:style>
    <style:style style:name="co20" style:family="table-column">
      <style:table-column-properties fo:break-before="auto" style:column-width="72.75pt"/>
    </style:style>
    <style:style style:name="co21" style:family="table-column">
      <style:table-column-properties fo:break-before="auto" style:column-width="44.25pt"/>
    </style:style>
    <style:style style:name="co22" style:family="table-column">
      <style:table-column-properties fo:break-before="auto" style:column-width="65.25pt"/>
    </style:style>
    <style:style style:name="co23" style:family="table-column">
      <style:table-column-properties fo:break-before="auto" style:column-width="95.25pt"/>
    </style:style>
    <style:style style:name="co24" style:family="table-column">
      <style:table-column-properties fo:break-before="auto" style:column-width="553.5pt"/>
    </style:style>
    <style:style style:name="co25" style:family="table-column">
      <style:table-column-properties fo:break-before="auto" style:column-width="313.5pt"/>
    </style:style>
    <style:style style:name="co26" style:family="table-column">
      <style:table-column-properties fo:break-before="auto" style:column-width="74.25pt"/>
    </style:style>
    <style:style style:name="co27" style:family="table-column">
      <style:table-column-properties fo:break-before="auto" style:column-width="247.5pt"/>
    </style:style>
    <style:style style:name="co28" style:family="table-column">
      <style:table-column-properties fo:break-before="auto" style:column-width="86.25pt"/>
    </style:style>
    <style:style style:name="co29" style:family="table-column">
      <style:table-column-properties fo:break-before="auto" style:column-width="407.25pt"/>
    </style:style>
    <style:style style:name="co30" style:family="table-column">
      <style:table-column-properties fo:break-before="auto" style:column-width="3.75pt"/>
    </style:style>
    <style:style style:name="co31" style:family="table-column">
      <style:table-column-properties fo:break-before="auto" style:column-width="15.75pt"/>
    </style:style>
    <style:style style:name="co32" style:family="table-column">
      <style:table-column-properties fo:break-before="auto" style:column-width="148.5pt"/>
    </style:style>
    <style:style style:name="co33" style:family="table-column">
      <style:table-column-properties fo:break-before="auto" style:column-width="39.75pt"/>
    </style:style>
    <style:style style:name="co34" style:family="table-column">
      <style:table-column-properties fo:break-before="auto" style:column-width="45.0pt"/>
    </style:style>
    <style:style style:name="co35" style:family="table-column">
      <style:table-column-properties fo:break-before="auto" style:column-width="1043.25pt"/>
    </style:style>
    <style:style style:name="co36" style:family="table-column">
      <style:table-column-properties fo:break-before="auto" style:column-width="231.75pt"/>
    </style:style>
    <style:style style:name="ro0" style:family="table-row">
      <style:table-row-properties fo:break-before="auto" style:row-height="13pt" style:use-optimal-row-height="true"/>
    </style:style>
    <style:style style:name="ro1" style:family="table-row">
      <style:table-row-properties fo:break-before="auto" style:row-height="26pt"/>
    </style:style>
    <style:style style:name="ro2" style:family="table-row">
      <style:table-row-properties fo:break-before="auto" style:row-height="83pt"/>
    </style:style>
    <style:style style:name="ro3" style:family="table-row">
      <style:table-row-properties fo:break-before="auto" style:row-height="13pt"/>
    </style:style>
    <style:style style:name="ro4" style:family="table-row">
      <style:table-row-properties fo:break-before="auto" style:row-height="74pt"/>
    </style:style>
    <style:style style:name="ro5" style:family="table-row">
      <style:table-row-properties fo:break-before="auto" style:row-height="38pt"/>
    </style:style>
    <style:style style:name="ro6" style:family="table-row">
      <style:table-row-properties fo:break-before="auto" style:row-height="89pt"/>
    </style:style>
    <style:style style:name="ro7" style:family="table-row">
      <style:table-row-properties fo:break-before="auto" style:row-height="33pt"/>
    </style:style>
    <style:style style:name="ro8" style:family="table-row">
      <style:table-row-properties fo:break-before="auto" style:row-height="51pt"/>
    </style:style>
    <style:style style:name="ro9" style:family="table-row">
      <style:table-row-properties fo:break-before="auto" style:row-height="107pt"/>
    </style:style>
    <style:style style:name="ro10" style:family="table-row">
      <style:table-row-properties fo:break-before="auto" style:row-height="41pt"/>
    </style:style>
    <style:style style:name="ro11" style:family="table-row">
      <style:table-row-properties fo:break-before="auto" style:row-height="50pt"/>
    </style:style>
    <style:style style:name="ro12" style:family="table-row">
      <style:table-row-properties fo:break-before="auto" style:row-height="124pt"/>
    </style:style>
    <style:style style:name="ro13" style:family="table-row">
      <style:table-row-properties fo:break-before="auto" style:row-height="58pt"/>
    </style:style>
    <style:style style:name="ro14" style:family="table-row">
      <style:table-row-properties fo:break-before="auto" style:row-height="77pt"/>
    </style:style>
    <style:style style:name="ro15" style:family="table-row">
      <style:table-row-properties fo:break-before="auto" style:row-height="66pt"/>
    </style:style>
    <style:style style:name="ro16" style:family="table-row">
      <style:table-row-properties fo:break-before="auto" style:row-height="64pt"/>
    </style:style>
    <style:style style:name="ro17" style:family="table-row">
      <style:table-row-properties fo:break-before="auto" style:row-height="91pt"/>
    </style:style>
    <style:style style:name="ro18" style:family="table-row">
      <style:table-row-properties fo:break-before="auto" style:row-height="102pt"/>
    </style:style>
    <style:style style:name="ro19" style:family="table-row">
      <style:table-row-properties fo:break-before="auto" style:row-height="217pt"/>
    </style:style>
    <style:style style:name="ro20" style:family="table-row">
      <style:table-row-properties fo:break-before="auto" style:row-height="115pt"/>
    </style:style>
    <style:style style:name="ro21" style:family="table-row">
      <style:table-row-properties fo:break-before="auto" style:row-height="128pt"/>
    </style:style>
    <style:style style:name="ro22" style:family="table-row">
      <style:table-row-properties fo:break-before="auto" style:row-height="140pt"/>
    </style:style>
    <style:style style:name="ro23" style:family="table-row">
      <style:table-row-properties fo:break-before="auto" style:row-height="230pt"/>
    </style:style>
    <style:style style:name="ro24" style:family="table-row">
      <style:table-row-properties fo:break-before="auto" style:row-height="153pt"/>
    </style:style>
    <style:style style:name="ro25" style:family="table-row">
      <style:table-row-properties fo:break-before="auto" style:row-height="191pt"/>
    </style:style>
    <style:style style:name="ro26" style:family="table-row">
      <style:table-row-properties fo:break-before="auto" style:row-height="204pt"/>
    </style:style>
    <style:style style:name="ro27" style:family="table-row">
      <style:table-row-properties fo:break-before="auto" style:row-height="179pt"/>
    </style:style>
    <style:style style:name="ro28" style:family="table-row">
      <style:table-row-properties fo:break-before="auto" style:row-height="255pt"/>
    </style:style>
    <style:style style:name="ro29" style:family="table-row">
      <style:table-row-properties fo:break-before="auto" style:row-height="319pt"/>
    </style:style>
    <style:style style:name="ro30" style:family="table-row">
      <style:table-row-properties fo:break-before="auto" style:row-height="166pt"/>
    </style:style>
    <style:style style:name="ce21"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FFFFFF"/>
      <style:table-cell-properties style:vertical-align="bottom" fo:wrap-option="wrap" fo:background-color="#800000"/>
    </style:style>
    <style:style style:name="ce22" style:family="table-cell" style:data-style-name="N165">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FFFFFF"/>
      <style:table-cell-properties style:vertical-align="bottom" fo:wrap-option="wrap" fo:background-color="#800000"/>
    </style:style>
    <style:style style:name="ce23" style:family="table-cell">
      <style:table-cell-properties style:vertical-align="bottom" fo:wrap-option="wrap"/>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fo:background-color="#FFFF99"/>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FFFF99"/>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FFCC99"/>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33CCCC"/>
    </style:style>
    <style:style style:name="ce2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1C7E1"/>
    </style:style>
    <style:style style:name="ce2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CCFFFF"/>
    </style:style>
    <style:style style:name="ce3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CCCCFF"/>
    </style:style>
    <style:style style:name="ce31" style:family="table-cell" style:data-style-name="N165">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CCFFFF"/>
    </style:style>
    <style:style style:name="ce3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FFFFFF"/>
      <style:table-cell-properties style:vertical-align="bottom" fo:wrap-option="wrap" fo:background-color="#339966"/>
    </style:style>
    <style:style style:name="ce33" style:family="table-cell">
      <style:text-properties style:font-name="Arial" style:font-name-asian="Arial" fo:font-family="Arial" style:font-family-asian="Arial" fo:font-size="6pt" style:font-size-asian="6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FADCB3"/>
    </style:style>
    <style:style style:name="ce34" style:family="table-cell" style:data-style-name="N165">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FFFFFF"/>
      <style:table-cell-properties style:vertical-align="bottom" fo:wrap-option="wrap" fo:background-color="#339966"/>
    </style:style>
    <style:style style:name="ce3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CCFFFF"/>
    </style:style>
    <style:style style:name="ce3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FFFF99"/>
    </style:style>
    <style:style style:name="ce37" style:family="table-cell">
      <style:table-cell-properties style:vertical-align="bottom" fo:wrap-option="wrap" fo:background-color="#C2D1F0"/>
    </style:style>
    <style:style style:name="ce3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CCCCFF"/>
    </style:style>
    <style:style style:name="ce3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C2D1F0"/>
    </style:style>
    <style:style style:name="ce4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C2D1F0"/>
    </style:style>
    <style:style style:name="ce4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FFCC99"/>
    </style:style>
    <style:style style:name="ce4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FFCC99"/>
    </style:style>
    <style:style style:name="ce4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FADCB3"/>
    </style:style>
    <style:style style:name="ce44"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CCFFCC"/>
    </style:style>
    <style:style style:name="ce4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69999"/>
    </style:style>
    <style:style style:name="ce4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FF9900"/>
    </style:style>
    <style:style style:name="ce4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FFFFFF"/>
      <style:table-cell-properties style:vertical-align="bottom" fo:wrap-option="wrap" fo:background-color="#FF9900"/>
    </style:style>
    <style:style style:name="ce48" style:family="table-cell">
      <style:table-cell-properties style:vertical-align="bottom" fo:wrap-option="wrap" fo:background-color="#BDE6E1"/>
    </style:style>
    <style:style style:name="ce4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BDE6E1"/>
    </style:style>
    <style:style style:name="ce50" style:family="table-cell">
      <style:table-cell-properties style:vertical-align="bottom" fo:wrap-option="wrap" fo:background-color="#FF9900"/>
    </style:style>
    <style:style style:name="ce51"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fo:background-color="#CCFFCC"/>
    </style:style>
    <style:style style:name="ce52" style:family="table-cell">
      <style:table-cell-properties style:vertical-align="bottom" fo:wrap-option="wrap" fo:background-color="#E69999"/>
    </style:style>
    <style:style style:name="ce5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FFFFFF"/>
      <style:table-cell-properties style:vertical-align="bottom" fo:wrap-option="wrap" fo:background-color="#800000"/>
    </style:style>
    <style:style style:name="ce5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FFFFFF"/>
      <style:table-cell-properties style:vertical-align="bottom" fo:wrap-option="wrap" fo:background-color="#800000"/>
      <style:paragraph-properties fo:text-align="end"/>
    </style:style>
    <style:style style:name="ce5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paragraph-properties fo:text-align="end"/>
    </style:style>
    <style:style style:name="ce5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5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DDDDDD"/>
    </style:style>
    <style:style style:name="ce58"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fo:background-color="#DDDDDD"/>
    </style:style>
    <style:style style:name="ce5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FF0000"/>
    </style:style>
    <style:style style:name="ce6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FFFF00"/>
    </style:style>
    <style:style style:name="ce6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00FF00"/>
    </style:style>
    <style:style style:name="ce6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DDDDDD"/>
      <style:paragraph-properties fo:text-align="end"/>
    </style:style>
    <style:style style:name="cf0" style:family="table-cell" style:data-style-name="N165">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FFFFFF"/>
      <style:table-cell-properties style:vertical-align="bottom" fo:wrap-option="wrap" fo:background-color="#800000"/>
      <style:map style:condition="cell-content-is-between(-0.5,0.5)" style:apply-style-name="cf-0-0-0" style:base-cell-address="'Data Table'.Z1"/>
      <style:map style:condition="cell-content-is-between(-0.5,-1.0)" style:apply-style-name="cf-0-0-1" style:base-cell-address="'Data Table'.Z1"/>
      <style:map style:condition="cell-content-is-between(0.5,1)" style:apply-style-name="cf-0-0-2" style:base-cell-address="'Data Table'.Z1"/>
    </style:style>
    <style:style style:name="cf1" style:family="table-cell" style:data-style-name="N165">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CCFFFF"/>
      <style:map style:condition="cell-content-is-between(-0.5,0.5)" style:apply-style-name="cf-0-0-0" style:base-cell-address="'Data Table'.Z1"/>
      <style:map style:condition="cell-content-is-between(-0.5,-1.0)" style:apply-style-name="cf-0-0-1" style:base-cell-address="'Data Table'.Z1"/>
      <style:map style:condition="cell-content-is-between(0.5,1)" style:apply-style-name="cf-0-0-2" style:base-cell-address="'Data Table'.Z1"/>
    </style:style>
    <style:style style:name="cf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FFFFFF"/>
      <style:table-cell-properties style:vertical-align="bottom" fo:wrap-option="wrap" fo:background-color="#800000"/>
      <style:paragraph-properties fo:text-align="end"/>
      <style:map style:condition="cell-content()=-1.0" style:apply-style-name="cf-2-0-0" style:base-cell-address="'List of Papers'.C1"/>
      <style:map style:condition="cell-content()=0" style:apply-style-name="cf-2-0-1" style:base-cell-address="'List of Papers'.C1"/>
      <style:map style:condition="cell-content()=1" style:apply-style-name="cf-2-0-2" style:base-cell-address="'List of Papers'.C1"/>
    </style:style>
    <style:style style:name="cf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paragraph-properties fo:text-align="end"/>
      <style:map style:condition="cell-content()=-1.0" style:apply-style-name="cf-2-0-0" style:base-cell-address="'List of Papers'.C1"/>
      <style:map style:condition="cell-content()=0" style:apply-style-name="cf-2-0-1" style:base-cell-address="'List of Papers'.C1"/>
      <style:map style:condition="cell-content()=1" style:apply-style-name="cf-2-0-2" style:base-cell-address="'List of Papers'.C1"/>
    </style:style>
    <style:style style:name="cf4"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map style:condition="cell-content()=-1.0" style:apply-style-name="cf-2-0-0" style:base-cell-address="'List of Papers'.C1"/>
      <style:map style:condition="cell-content()=0" style:apply-style-name="cf-2-0-1" style:base-cell-address="'List of Papers'.C1"/>
      <style:map style:condition="cell-content()=1" style:apply-style-name="cf-2-0-2" style:base-cell-address="'List of Papers'.C1"/>
    </style:style>
    <style:style style:name="cf5" style:family="table-cell">
      <style:map style:condition="cell-content()=-1.0" style:apply-style-name="cf-2-0-0" style:base-cell-address="'List of Papers'.C1"/>
      <style:map style:condition="cell-content()=0" style:apply-style-name="cf-2-0-1" style:base-cell-address="'List of Papers'.C1"/>
      <style:map style:condition="cell-content()=1" style:apply-style-name="cf-2-0-2" style:base-cell-address="'List of Papers'.C1"/>
    </style:style>
  </office:automatic-styles>
  <office:body>
    <office:spreadsheet>
      <table:table table:name="Data Table" table:style-name="ta0">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number-columns-repeated="2"/>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4"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9" table:default-cell-style-name="Default"/>
        <table:table-column table:style-name="co21" table:default-cell-style-name="Default"/>
        <table:table-column table:style-name="co22" table:default-cell-style-name="Default"/>
        <table:table-column table:style-name="co23" table:default-cell-style-name="Default"/>
        <table:table-column table:style-name="co7" table:default-cell-style-name="Default" table:number-columns-repeated="2"/>
        <table:table-column table:style-name="co24" table:default-cell-style-name="Default"/>
        <table:table-column table:style-name="co25" table:default-cell-style-name="Default"/>
        <table:table-column table:style-name="co20" table:default-cell-style-name="Default"/>
        <table:table-column table:style-name="co7" table:default-cell-style-name="Default" table:number-columns-repeated="7"/>
        <table:table-column table:style-name="co0" table:default-cell-style-name="Default" table:number-columns-repeated="986"/>
        <table:table-row table:style-name="ro1">
          <table:table-cell table:style-name="ce21" office:value-type="string">
            <text:p>Person</text:p>
          </table:table-cell>
          <table:table-cell table:style-name="ce21" office:value-type="string">
            <text:p>Filename</text:p>
          </table:table-cell>
          <table:table-cell table:style-name="ce21" office:value-type="string">
            <text:p>Article PMID</text:p>
          </table:table-cell>
          <table:table-cell table:style-name="ce21" office:value-type="string">
            <text:p>Gene</text:p>
          </table:table-cell>
          <table:table-cell table:style-name="ce21" office:value-type="string">
            <text:p>Reference Sequence</text:p>
          </table:table-cell>
          <table:table-cell table:style-name="ce21" office:value-type="string">
            <text:p>Task Name</text:p>
          </table:table-cell>
          <table:table-cell table:style-name="ce21" office:value-type="string">
            <text:p>Performance Indicator</text:p>
          </table:table-cell>
          <table:table-cell table:style-name="ce21" office:value-type="string">
            <text:p>cognition</text:p>
          </table:table-cell>
          <table:table-cell table:style-name="ce21" office:value-type="string">
            <text:p>Err Type</text:p>
          </table:table-cell>
          <table:table-cell table:style-name="ce21" office:value-type="string">
            <text:p>Genotype 1</text:p>
          </table:table-cell>
          <table:table-cell table:style-name="ce21" office:value-type="string">
            <text:p>SS1</text:p>
          </table:table-cell>
          <table:table-cell table:style-name="ce21" office:value-type="string">
            <text:p>Mean 1</text:p>
          </table:table-cell>
          <table:table-cell table:style-name="ce21" office:value-type="string">
            <text:p>SD1</text:p>
          </table:table-cell>
          <table:table-cell table:style-name="ce21" office:value-type="string">
            <text:p>Genotype 2</text:p>
          </table:table-cell>
          <table:table-cell table:style-name="ce21" office:value-type="string">
            <text:p>SS2</text:p>
          </table:table-cell>
          <table:table-cell table:style-name="ce21" office:value-type="string">
            <text:p>Mean 2</text:p>
          </table:table-cell>
          <table:table-cell table:style-name="ce21" office:value-type="string">
            <text:p>SD2</text:p>
          </table:table-cell>
          <table:table-cell table:style-name="ce21" office:value-type="string">
            <text:p>Genotype3</text:p>
          </table:table-cell>
          <table:table-cell table:style-name="ce21" office:value-type="string">
            <text:p>SS3</text:p>
          </table:table-cell>
          <table:table-cell table:style-name="ce21" office:value-type="string">
            <text:p>Mean 3</text:p>
          </table:table-cell>
          <table:table-cell table:style-name="ce21" office:value-type="string">
            <text:p>SD3</text:p>
          </table:table-cell>
          <table:table-cell table:style-name="ce21" office:value-type="string">
            <text:p>Statistical test Name</text:p>
          </table:table-cell>
          <table:table-cell table:style-name="ce21" office:value-type="string">
            <text:p>Statistical Result Value</text:p>
          </table:table-cell>
          <table:table-cell table:style-name="ce21" office:value-type="string">
            <text:p>P-value</text:p>
          </table:table-cell>
          <table:table-cell table:style-name="ce21" office:value-type="string">
            <text:p>Significant?</text:p>
          </table:table-cell>
          <table:table-cell table:style-name="cf0" office:value-type="string">
            <text:p>Effect Size gt1 vs gt2</text:p>
          </table:table-cell>
          <table:table-cell table:style-name="cf0" office:value-type="string">
            <text:p>Effect Size gt1 vs gt3</text:p>
          </table:table-cell>
          <table:table-cell table:style-name="cf0" office:value-type="string">
            <text:p>Effect Size gt2 vs gt3</text:p>
          </table:table-cell>
          <table:table-cell table:style-name="ce21" office:value-type="string">
            <text:p>Notes</text:p>
          </table:table-cell>
          <table:table-cell table:style-name="ce21" office:value-type="string">
            <text:p>Task Reference</text:p>
          </table:table-cell>
          <table:table-cell table:style-name="ce21" office:value-type="string">
            <text:p>backup statistics</text:p>
          </table:table-cell>
          <table:table-cell table:style-name="ce23" office:value-type="string">
            <text:p>95% CI no1 (lower)</text:p>
          </table:table-cell>
          <table:table-cell table:style-name="ce23" office:value-type="string">
            <text:p>95% CI no1 (upper)</text:p>
          </table:table-cell>
          <table:table-cell table:style-name="ce23" office:value-type="string">
            <text:p>95% CI no2 (lower)</text:p>
          </table:table-cell>
          <table:table-cell table:style-name="ce23" office:value-type="string">
            <text:p>95% CI no2 (upper)</text:p>
          </table:table-cell>
          <table:table-cell table:style-name="ce23" office:value-type="string">
            <text:p>95% CI no3 (lower)</text:p>
          </table:table-cell>
          <table:table-cell table:style-name="ce23" office:value-type="string">
            <text:p>95% CI no3 (upper)</text:p>
          </table:table-cell>
          <table:table-cell table:style-name="ce23" office:value-type="string">
            <text:p>SEM</text:p>
          </table:table-cell>
          <table:table-cell table:number-columns-repeated="986"/>
        </table:table-row>
        <table:table-row table:style-name="ro2">
          <table:table-cell table:style-name="ce24" office:value-type="string">
            <text:p>Nic</text:p>
          </table:table-cell>
          <table:table-cell table:style-name="ce25" office:value-type="string">
            <text:p>j.1582-4934.2008.00229.x.pdf</text:p>
          </table:table-cell>
          <table:table-cell table:style-name="ce25" office:value-type="float" office:value="1.8194457E7">
            <text:p>18194457</text:p>
          </table:table-cell>
          <table:table-cell table:style-name="ce26" office:value-type="string">
            <text:p>KIBRA</text:p>
          </table:table-cell>
          <table:table-cell table:style-name="ce26" office:value-type="string">
            <text:p>rs17070145</text:p>
          </table:table-cell>
          <table:table-cell table:style-name="ce26" office:value-type="string">
            <text:p>CCRT</text:p>
          </table:table-cell>
          <table:table-cell table:style-name="ce26" office:value-type="string">
            <text:p>IQ</text:p>
          </table:table-cell>
          <table:table-cell table:style-name="ce27" office:value-type="string">
            <text:p>g</text:p>
          </table:table-cell>
          <table:table-cell table:style-name="ce28" office:value-type="string">
            <text:p>IQR</text:p>
          </table:table-cell>
          <table:table-cell table:style-name="ce29" office:value-type="string">
            <text:p>T/T</text:p>
          </table:table-cell>
          <table:table-cell table:style-name="ce29" office:value-type="float" office:value="31.0">
            <text:p>31</text:p>
          </table:table-cell>
          <table:table-cell table:style-name="ce29" office:value-type="float" office:value="115.5">
            <text:p>115.5</text:p>
          </table:table-cell>
          <table:table-cell table:style-name="ce29" office:value-type="string">
            <text:p>114.6--116.4</text:p>
          </table:table-cell>
          <table:table-cell table:style-name="ce25" office:value-type="string">
            <text:p>C/T</text:p>
          </table:table-cell>
          <table:table-cell table:style-name="ce25" office:value-type="float" office:value="143.0">
            <text:p>143</text:p>
          </table:table-cell>
          <table:table-cell table:style-name="ce25" office:value-type="float" office:value="115.5">
            <text:p>115.5</text:p>
          </table:table-cell>
          <table:table-cell table:style-name="ce25" office:value-type="string">
            <text:p>114.6--116.4</text:p>
          </table:table-cell>
          <table:table-cell table:style-name="ce30" office:value-type="string">
            <text:p>C/C</text:p>
          </table:table-cell>
          <table:table-cell table:style-name="ce30" office:value-type="float" office:value="138.0">
            <text:p>138</text:p>
          </table:table-cell>
          <table:table-cell table:style-name="ce30" office:value-type="float" office:value="116.5">
            <text:p>116.5</text:p>
          </table:table-cell>
          <table:table-cell table:style-name="ce30" office:value-type="string">
            <text:p>115.5--117.4</text:p>
          </table:table-cell>
          <table:table-cell table:style-name="ce29" office:value-type="string">
            <text:p>Z-test</text:p>
          </table:table-cell>
          <table:table-cell table:style-name="ce29" office:value-type="float" office:value="-1.44">
            <text:p>-1.44</text:p>
          </table:table-cell>
          <table:table-cell table:style-name="ce29" office:value-type="float" office:value="0.152">
            <text:p>0.152</text:p>
          </table:table-cell>
          <table:table-cell table:style-name="ce29" office:value-type="string">
            <text:p>no</text:p>
          </table:table-cell>
          <table:table-cell table:style-name="cf1"/>
          <table:table-cell table:style-name="cf1"/>
          <table:table-cell table:style-name="cf1"/>
          <table:table-cell table:style-name="ce32"/>
          <table:table-cell table:style-name="ce33" office:value-type="string">
            <text:p>Beardsall L,Huppert FA. Improvement in</text:p>
            <text:p>NART word reading in demented and normal</text:p>
            <text:p>older persons using the Cambridge</text:p>
            <text:p>Contextual Reading Test. J Clin Exp</text:p>
            <text:p>Neuropsychol. 1994; 16: 232–42.</text:p>
          </table:table-cell>
          <table:table-cell table:style-name="ce29" office:value-type="string">
            <text:p>Z-test</text:p>
          </table:table-cell>
          <table:table-cell table:number-columns-repeated="993"/>
        </table:table-row>
        <table:table-row table:style-name="ro3">
          <table:table-cell table:style-name="ce24" office:value-type="string">
            <text:p>Nic</text:p>
          </table:table-cell>
          <table:table-cell table:style-name="ce25"/>
          <table:table-cell table:style-name="ce25" office:value-type="float" office:value="1.8194457E7">
            <text:p>18194457</text:p>
          </table:table-cell>
          <table:table-cell table:style-name="ce26" office:value-type="string">
            <text:p>KIBRA</text:p>
          </table:table-cell>
          <table:table-cell table:style-name="ce26" office:value-type="string">
            <text:p>rs17070145</text:p>
          </table:table-cell>
          <table:table-cell table:style-name="ce26" office:value-type="string">
            <text:p>MMSE</text:p>
          </table:table-cell>
          <table:table-cell table:style-name="ce26" office:value-type="string">
            <text:p>Total Score</text:p>
          </table:table-cell>
          <table:table-cell table:style-name="ce27" office:value-type="string">
            <text:p>g</text:p>
          </table:table-cell>
          <table:table-cell table:style-name="ce28" office:value-type="string">
            <text:p>IQR</text:p>
          </table:table-cell>
          <table:table-cell table:style-name="ce29" office:value-type="string">
            <text:p>T/T,T/C</text:p>
          </table:table-cell>
          <table:table-cell table:style-name="ce29" office:value-type="float" office:value="174.0">
            <text:p>174</text:p>
          </table:table-cell>
          <table:table-cell table:style-name="ce29" office:value-type="float" office:value="28.0">
            <text:p>28</text:p>
          </table:table-cell>
          <table:table-cell table:style-name="ce29" office:value-type="string">
            <text:p>28--28</text:p>
          </table:table-cell>
          <table:table-cell table:style-name="ce25" office:value-type="string">
            <text:p>C/C</text:p>
          </table:table-cell>
          <table:table-cell table:style-name="ce25" office:value-type="float" office:value="138.0">
            <text:p>138</text:p>
          </table:table-cell>
          <table:table-cell table:style-name="ce25" office:value-type="float" office:value="28.0">
            <text:p>28</text:p>
          </table:table-cell>
          <table:table-cell table:style-name="ce25" office:value-type="string">
            <text:p>28--29</text:p>
          </table:table-cell>
          <table:table-cell table:number-columns-repeated="4" table:style-name="ce30"/>
          <table:table-cell table:style-name="ce29" office:value-type="string">
            <text:p>Z-test</text:p>
          </table:table-cell>
          <table:table-cell table:style-name="ce29" office:value-type="float" office:value="0.2">
            <text:p>0.2</text:p>
          </table:table-cell>
          <table:table-cell table:style-name="ce29" office:value-type="float" office:value="0.839">
            <text:p>0.839</text:p>
          </table:table-cell>
          <table:table-cell table:style-name="ce29"/>
          <table:table-cell table:style-name="cf1"/>
          <table:table-cell table:style-name="cf1"/>
          <table:table-cell table:style-name="cf1"/>
          <table:table-cell table:style-name="ce32"/>
          <table:table-cell table:style-name="ce33"/>
          <table:table-cell table:style-name="ce29" office:value-type="string">
            <text:p>Z-test</text:p>
          </table:table-cell>
          <table:table-cell table:number-columns-repeated="993"/>
        </table:table-row>
        <table:table-row table:style-name="ro4">
          <table:table-cell table:style-name="ce24" office:value-type="string">
            <text:p>Andrew</text:p>
          </table:table-cell>
          <table:table-cell table:style-name="ce25" office:value-type="string">
            <text:p>z_markov-et-al_nback-performance-dysbindin_2010.pdf</text:p>
          </table:table-cell>
          <table:table-cell table:style-name="ce25" office:value-type="float" office:value="1.9650139E7">
            <text:p>19650139</text:p>
          </table:table-cell>
          <table:table-cell table:style-name="ce26" office:value-type="string">
            <text:p>DTNBP1</text:p>
          </table:table-cell>
          <table:table-cell table:style-name="ce26" office:value-type="string">
            <text:p>rs1018381</text:p>
          </table:table-cell>
          <table:table-cell table:style-name="ce26" office:value-type="string">
            <text:p>0-back</text:p>
          </table:table-cell>
          <table:table-cell table:style-name="ce26" office:value-type="string">
            <text:p>False alarms</text:p>
          </table:table-cell>
          <table:table-cell table:style-name="ce27" office:value-type="string">
            <text:p>attention</text:p>
          </table:table-cell>
          <table:table-cell table:style-name="ce28" office:value-type="string">
            <text:p>Mean rank</text:p>
          </table:table-cell>
          <table:table-cell table:style-name="ce29" office:value-type="string">
            <text:p>C/T,C/C</text:p>
          </table:table-cell>
          <table:table-cell table:style-name="ce29" office:value-type="float" office:value="22.0">
            <text:p>22</text:p>
          </table:table-cell>
          <table:table-cell table:style-name="ce29" office:value-type="float" office:value="0.5">
            <text:p>0.5</text:p>
          </table:table-cell>
          <table:table-cell table:style-name="ce29" office:value-type="float" office:value="21.15">
            <text:p>21.15</text:p>
          </table:table-cell>
          <table:table-cell table:style-name="ce25" office:value-type="string">
            <text:p>C/C</text:p>
          </table:table-cell>
          <table:table-cell table:style-name="ce25" office:value-type="float" office:value="35.0">
            <text:p>35</text:p>
          </table:table-cell>
          <table:table-cell table:style-name="ce25" office:value-type="float" office:value="0.69">
            <text:p>0.69</text:p>
          </table:table-cell>
          <table:table-cell table:style-name="ce25" office:value-type="float" office:value="22.57">
            <text:p>22.57</text:p>
          </table:table-cell>
          <table:table-cell table:number-columns-repeated="4" table:style-name="ce30"/>
          <table:table-cell table:style-name="ce29" office:value-type="string">
            <text:p>U-test</text:p>
          </table:table-cell>
          <table:table-cell table:style-name="ce29" office:value-type="float" office:value="235.0">
            <text:p>235</text:p>
          </table:table-cell>
          <table:table-cell table:style-name="ce29" office:value-type="string">
            <text:p>&gt;0.05</text:p>
          </table:table-cell>
          <table:table-cell table:style-name="ce29" office:value-type="string">
            <text:p>no</text:p>
          </table:table-cell>
          <table:table-cell table:style-name="cf1"/>
          <table:table-cell table:style-name="cf1"/>
          <table:table-cell table:style-name="cf1"/>
          <table:table-cell table:style-name="ce32"/>
          <table:table-cell table:style-name="ce33" office:value-type="string">
            <text:p>Cohen JD,Forman SD,Braver TS,Casey BJ,Servan-Schreiber D,Noll DC ( 1993): Activation of the prefrontal cortex in a nonspatial working memory task with functional MRI. Hum Brain Mapp 1: 293–304.</text:p>
          </table:table-cell>
          <table:table-cell table:style-name="ce29" office:value-type="string">
            <text:p>u-test</text:p>
          </table:table-cell>
          <table:table-cell table:number-columns-repeated="993"/>
        </table:table-row>
        <table:table-row table:style-name="ro4">
          <table:table-cell table:style-name="ce24" office:value-type="string">
            <text:p>Andrew</text:p>
          </table:table-cell>
          <table:table-cell table:style-name="ce25" office:value-type="string">
            <text:p>z_markov-et-al_nback-performance-dysbindin_2010.pdf</text:p>
          </table:table-cell>
          <table:table-cell table:style-name="ce25" office:value-type="float" office:value="1.9650139E7">
            <text:p>19650139</text:p>
          </table:table-cell>
          <table:table-cell table:style-name="ce26" office:value-type="string">
            <text:p>DTNBP1</text:p>
          </table:table-cell>
          <table:table-cell table:style-name="ce26" office:value-type="string">
            <text:p>rs1018381</text:p>
          </table:table-cell>
          <table:table-cell table:style-name="ce26" office:value-type="string">
            <text:p>0-back</text:p>
          </table:table-cell>
          <table:table-cell table:style-name="ce26" office:value-type="string">
            <text:p>Hits</text:p>
          </table:table-cell>
          <table:table-cell table:style-name="ce27" office:value-type="string">
            <text:p>attention</text:p>
          </table:table-cell>
          <table:table-cell table:style-name="ce28" office:value-type="string">
            <text:p>Mean rank</text:p>
          </table:table-cell>
          <table:table-cell table:style-name="ce29" office:value-type="string">
            <text:p>C/T,C/C</text:p>
          </table:table-cell>
          <table:table-cell table:style-name="ce29" office:value-type="float" office:value="22.0">
            <text:p>22</text:p>
          </table:table-cell>
          <table:table-cell table:style-name="ce29" office:value-type="float" office:value="28.0">
            <text:p>28</text:p>
          </table:table-cell>
          <table:table-cell table:style-name="ce29" office:value-type="float" office:value="27.5">
            <text:p>27.5</text:p>
          </table:table-cell>
          <table:table-cell table:style-name="ce25" office:value-type="string">
            <text:p>C/C</text:p>
          </table:table-cell>
          <table:table-cell table:style-name="ce25" office:value-type="float" office:value="35.0">
            <text:p>35</text:p>
          </table:table-cell>
          <table:table-cell table:style-name="ce25" office:value-type="float" office:value="27.86">
            <text:p>27.86</text:p>
          </table:table-cell>
          <table:table-cell table:style-name="ce25" office:value-type="float" office:value="24.05">
            <text:p>24.05</text:p>
          </table:table-cell>
          <table:table-cell table:number-columns-repeated="4" table:style-name="ce30"/>
          <table:table-cell table:style-name="ce29" office:value-type="string">
            <text:p>U-test</text:p>
          </table:table-cell>
          <table:table-cell table:style-name="ce29" office:value-type="float" office:value="262.5">
            <text:p>262.5</text:p>
          </table:table-cell>
          <table:table-cell table:style-name="ce29" office:value-type="string">
            <text:p>&gt;0.05</text:p>
          </table:table-cell>
          <table:table-cell table:style-name="ce29" office:value-type="string">
            <text:p>no</text:p>
          </table:table-cell>
          <table:table-cell table:style-name="cf1"/>
          <table:table-cell table:style-name="cf1"/>
          <table:table-cell table:style-name="cf1"/>
          <table:table-cell table:style-name="ce32"/>
          <table:table-cell table:style-name="ce33" office:value-type="string">
            <text:p>Cohen JD,Forman SD,Braver TS,Casey BJ,Servan-Schreiber D,Noll DC ( 1993): Activation of the prefrontal cortex in a nonspatial working memory task with functional MRI. Hum Brain Mapp 1: 293–304.</text:p>
          </table:table-cell>
          <table:table-cell table:style-name="ce29" office:value-type="string">
            <text:p>u-test</text:p>
          </table:table-cell>
          <table:table-cell table:number-columns-repeated="993"/>
        </table:table-row>
        <table:table-row table:style-name="ro4">
          <table:table-cell table:style-name="ce24" office:value-type="string">
            <text:p>Andrew</text:p>
          </table:table-cell>
          <table:table-cell table:style-name="ce25" office:value-type="string">
            <text:p>z_markov-et-al_nback-performance-dysbindin_2010.pdf</text:p>
          </table:table-cell>
          <table:table-cell table:style-name="ce25" office:value-type="float" office:value="1.9650139E7">
            <text:p>19650139</text:p>
          </table:table-cell>
          <table:table-cell table:style-name="ce26" office:value-type="string">
            <text:p>DTNBP1</text:p>
          </table:table-cell>
          <table:table-cell table:style-name="ce26" office:value-type="string">
            <text:p>rs1018381</text:p>
          </table:table-cell>
          <table:table-cell table:style-name="ce26" office:value-type="string">
            <text:p>2-back</text:p>
          </table:table-cell>
          <table:table-cell table:style-name="ce26" office:value-type="string">
            <text:p>False alarms</text:p>
          </table:table-cell>
          <table:table-cell table:style-name="ce27" office:value-type="string">
            <text:p>working memory</text:p>
          </table:table-cell>
          <table:table-cell table:style-name="ce28" office:value-type="string">
            <text:p>Mean rank</text:p>
          </table:table-cell>
          <table:table-cell table:style-name="ce29" office:value-type="string">
            <text:p>C/T,C/C</text:p>
          </table:table-cell>
          <table:table-cell table:style-name="ce29" office:value-type="float" office:value="22.0">
            <text:p>22</text:p>
          </table:table-cell>
          <table:table-cell table:style-name="ce29" office:value-type="float" office:value="0.8">
            <text:p>0.8</text:p>
          </table:table-cell>
          <table:table-cell table:style-name="ce29" office:value-type="float" office:value="23.18">
            <text:p>23.18</text:p>
          </table:table-cell>
          <table:table-cell table:style-name="ce25" office:value-type="string">
            <text:p>C/C</text:p>
          </table:table-cell>
          <table:table-cell table:style-name="ce25" office:value-type="float" office:value="35.0">
            <text:p>35</text:p>
          </table:table-cell>
          <table:table-cell table:style-name="ce25" office:value-type="float" office:value="0.93">
            <text:p>0.93</text:p>
          </table:table-cell>
          <table:table-cell table:style-name="ce25" office:value-type="float" office:value="26.26">
            <text:p>26.26</text:p>
          </table:table-cell>
          <table:table-cell table:number-columns-repeated="4" table:style-name="ce30"/>
          <table:table-cell table:style-name="ce29" office:value-type="string">
            <text:p>U-test</text:p>
          </table:table-cell>
          <table:table-cell table:style-name="ce29" office:value-type="float" office:value="253.5">
            <text:p>253.5</text:p>
          </table:table-cell>
          <table:table-cell table:style-name="ce29" office:value-type="string">
            <text:p>&gt;0.05</text:p>
          </table:table-cell>
          <table:table-cell table:style-name="ce29" office:value-type="string">
            <text:p>no</text:p>
          </table:table-cell>
          <table:table-cell table:style-name="cf1"/>
          <table:table-cell table:style-name="cf1"/>
          <table:table-cell table:style-name="cf1"/>
          <table:table-cell table:style-name="ce32"/>
          <table:table-cell table:style-name="ce33" office:value-type="string">
            <text:p>Cohen JD,Forman SD,Braver TS,Casey BJ,Servan-Schreiber D,Noll DC ( 1993): Activation of the prefrontal cortex in a nonspatial working memory task with functional MRI. Hum Brain Mapp 1: 293–304.</text:p>
          </table:table-cell>
          <table:table-cell table:style-name="ce29" office:value-type="string">
            <text:p>u-test</text:p>
          </table:table-cell>
          <table:table-cell table:number-columns-repeated="993"/>
        </table:table-row>
        <table:table-row table:style-name="ro4">
          <table:table-cell table:style-name="ce24" office:value-type="string">
            <text:p>Andrew</text:p>
          </table:table-cell>
          <table:table-cell table:style-name="ce25" office:value-type="string">
            <text:p>z_markov-et-al_nback-performance-dysbindin_2010.pdf</text:p>
          </table:table-cell>
          <table:table-cell table:style-name="ce25" office:value-type="float" office:value="1.9650139E7">
            <text:p>19650139</text:p>
          </table:table-cell>
          <table:table-cell table:style-name="ce26" office:value-type="string">
            <text:p>DTNBP1</text:p>
          </table:table-cell>
          <table:table-cell table:style-name="ce26" office:value-type="string">
            <text:p>rs1018381</text:p>
          </table:table-cell>
          <table:table-cell table:style-name="ce26" office:value-type="string">
            <text:p>2-back</text:p>
          </table:table-cell>
          <table:table-cell table:style-name="ce26" office:value-type="string">
            <text:p>Hits</text:p>
          </table:table-cell>
          <table:table-cell table:style-name="ce27" office:value-type="string">
            <text:p>working memory</text:p>
          </table:table-cell>
          <table:table-cell table:style-name="ce28" office:value-type="string">
            <text:p>Mean rank</text:p>
          </table:table-cell>
          <table:table-cell table:style-name="ce29" office:value-type="string">
            <text:p>C/T,C/C</text:p>
          </table:table-cell>
          <table:table-cell table:style-name="ce29" office:value-type="float" office:value="22.0">
            <text:p>22</text:p>
          </table:table-cell>
          <table:table-cell table:style-name="ce29" office:value-type="float" office:value="25.45">
            <text:p>25.45</text:p>
          </table:table-cell>
          <table:table-cell table:style-name="ce29" office:value-type="float" office:value="27.35">
            <text:p>27.35</text:p>
          </table:table-cell>
          <table:table-cell table:style-name="ce25" office:value-type="string">
            <text:p>C/C</text:p>
          </table:table-cell>
          <table:table-cell table:style-name="ce25" office:value-type="float" office:value="35.0">
            <text:p>35</text:p>
          </table:table-cell>
          <table:table-cell table:style-name="ce25" office:value-type="float" office:value="25.83">
            <text:p>25.83</text:p>
          </table:table-cell>
          <table:table-cell table:style-name="ce25" office:value-type="float" office:value="23.38">
            <text:p>23.38</text:p>
          </table:table-cell>
          <table:table-cell table:number-columns-repeated="4" table:style-name="ce30"/>
          <table:table-cell table:style-name="ce29" office:value-type="string">
            <text:p>U-test</text:p>
          </table:table-cell>
          <table:table-cell table:style-name="ce29" office:value-type="float" office:value="243.0">
            <text:p>243</text:p>
          </table:table-cell>
          <table:table-cell table:style-name="ce29" office:value-type="string">
            <text:p>&gt;0.05</text:p>
          </table:table-cell>
          <table:table-cell table:style-name="ce29" office:value-type="string">
            <text:p>no</text:p>
          </table:table-cell>
          <table:table-cell table:style-name="cf1"/>
          <table:table-cell table:style-name="cf1"/>
          <table:table-cell table:style-name="cf1"/>
          <table:table-cell table:style-name="ce32"/>
          <table:table-cell table:style-name="ce33" office:value-type="string">
            <text:p>Cohen JD,Forman SD,Braver TS,Casey BJ,Servan-Schreiber D,Noll DC ( 1993): Activation of the prefrontal cortex in a nonspatial working memory task with functional MRI. Hum Brain Mapp 1: 293–304.</text:p>
          </table:table-cell>
          <table:table-cell table:style-name="ce29" office:value-type="string">
            <text:p>u-test</text:p>
          </table:table-cell>
          <table:table-cell table:number-columns-repeated="993"/>
        </table:table-row>
        <table:table-row table:style-name="ro3">
          <table:table-cell table:style-name="ce24" office:value-type="string">
            <text:p>Andrew</text:p>
          </table:table-cell>
          <table:table-cell table:style-name="ce25"/>
          <table:table-cell table:style-name="ce25" office:value-type="float" office:value="7644133.0">
            <text:p>7644133</text:p>
          </table:table-cell>
          <table:table-cell table:style-name="ce26" office:value-type="string">
            <text:p>APOE</text:p>
          </table:table-cell>
          <table:table-cell table:style-name="ce26" office:value-type="string">
            <text:p>rs429358,rs7412</text:p>
          </table:table-cell>
          <table:table-cell table:style-name="ce26" office:value-type="string">
            <text:p>CFT</text:p>
          </table:table-cell>
          <table:table-cell table:style-name="ce26" office:value-type="string">
            <text:p>Score</text:p>
          </table:table-cell>
          <table:table-cell table:style-name="ce27" office:value-type="string">
            <text:p>attention</text:p>
          </table:table-cell>
          <table:table-cell table:style-name="ce28" office:value-type="string">
            <text:p>SD</text:p>
          </table:table-cell>
          <table:table-cell table:style-name="ce29" office:value-type="string">
            <text:p>E2/2,E2/3</text:p>
          </table:table-cell>
          <table:table-cell table:style-name="ce29" office:value-type="float" office:value="76.0">
            <text:p>76</text:p>
          </table:table-cell>
          <table:table-cell table:style-name="ce29" office:value-type="float" office:value="17.7">
            <text:p>17.7</text:p>
          </table:table-cell>
          <table:table-cell table:style-name="ce29" office:value-type="float" office:value="5.3">
            <text:p>5.3</text:p>
          </table:table-cell>
          <table:table-cell table:style-name="ce25" office:value-type="string">
            <text:p>E3/3</text:p>
          </table:table-cell>
          <table:table-cell table:style-name="ce25" office:value-type="float" office:value="558.0">
            <text:p>558</text:p>
          </table:table-cell>
          <table:table-cell table:style-name="ce25" office:value-type="float" office:value="17.1">
            <text:p>17.1</text:p>
          </table:table-cell>
          <table:table-cell table:style-name="ce25" office:value-type="float" office:value="5.3">
            <text:p>5.3</text:p>
          </table:table-cell>
          <table:table-cell table:style-name="ce30" office:value-type="string">
            <text:p>E4/2,E4/3,E4/4</text:p>
          </table:table-cell>
          <table:table-cell table:style-name="ce30" office:value-type="float" office:value="278.0">
            <text:p>278</text:p>
          </table:table-cell>
          <table:table-cell table:style-name="ce30" office:value-type="float" office:value="16.4">
            <text:p>16.4</text:p>
          </table:table-cell>
          <table:table-cell table:style-name="ce30" office:value-type="float" office:value="5.8">
            <text:p>5.8</text:p>
          </table:table-cell>
          <table:table-cell table:number-columns-repeated="3" table:style-name="ce29"/>
          <table:table-cell table:style-name="ce29" office:value-type="string">
            <text:p>no</text:p>
          </table:table-cell>
          <table:table-cell table:style-name="cf1" table:formula="of:=([L8]-[P8])/SQRT((((([M8]^2)*([K8]-1))+(([Q8]^2)*([O8]-1)))/([K8]+[O8])))"/>
          <table:table-cell table:style-name="cf1" table:formula="of:=([L8]-[T8])/SQRT((((([M8]^2)*([K8]-1))+(([U8]^2)*([S8]-1)))/([K8]+[S8])))"/>
          <table:table-cell table:style-name="cf1" table:formula="of:=([P8]-[T8])/SQRT((((([Q8]^2)*([O8]-1))+(([U8]^2)*([S8]-1)))/([O8]+[S8])))"/>
          <table:table-cell table:style-name="ce32"/>
          <table:table-cell table:style-name="ce33"/>
          <table:table-cell table:style-name="ce29"/>
          <table:table-cell table:style-name="ce23" table:formula="of:=ROUND(([L8]-((1.96*[M8])/SQRT([K8])));3)"/>
          <table:table-cell table:style-name="ce23" table:formula="of:=ROUND(([L8]+((1.96*[M8])/SQRT([K8])));3)"/>
          <table:table-cell table:style-name="ce23" table:formula="of:=ROUND(([P8]-((1.96*[Q8])/SQRT([O8])));3)"/>
          <table:table-cell table:style-name="ce23" table:formula="of:=ROUND(([P8]+((1.96*[Q8])/SQRT([O8])));3)"/>
          <table:table-cell table:style-name="ce23" table:formula="of:=ROUND(([T8]-((1.96*[U8])/SQRT([S8])));3)"/>
          <table:table-cell table:style-name="ce23" table:formula="of:=ROUND(([T8]+((1.96*[U8])/SQRT([S8])));3)"/>
          <table:table-cell table:number-columns-repeated="987"/>
        </table:table-row>
        <table:table-row table:style-name="ro1">
          <table:table-cell table:style-name="ce24" office:value-type="string">
            <text:p>Andrew</text:p>
          </table:table-cell>
          <table:table-cell table:style-name="ce25" office:value-type="string">
            <text:p>neu_21_1_1.pdf</text:p>
          </table:table-cell>
          <table:table-cell table:style-name="ce25" office:value-type="float" office:value="1.7201525E7">
            <text:p>17201525</text:p>
          </table:table-cell>
          <table:table-cell table:style-name="ce26" office:value-type="string">
            <text:p>APOE</text:p>
          </table:table-cell>
          <table:table-cell table:style-name="ce26" office:value-type="string">
            <text:p>rs429358,rs7412</text:p>
          </table:table-cell>
          <table:table-cell table:style-name="ce26" office:value-type="string">
            <text:p>Choice RT</text:p>
          </table:table-cell>
          <table:table-cell table:style-name="ce26" office:value-type="string">
            <text:p>Reaction time (ms)</text:p>
          </table:table-cell>
          <table:table-cell table:style-name="ce27" office:value-type="string">
            <text:p>attention</text:p>
          </table:table-cell>
          <table:table-cell table:style-name="ce28" office:value-type="string">
            <text:p>SD</text:p>
          </table:table-cell>
          <table:table-cell table:style-name="ce29" office:value-type="string">
            <text:p>E4/4</text:p>
          </table:table-cell>
          <table:table-cell table:style-name="ce29" office:value-type="float" office:value="48.0">
            <text:p>48</text:p>
          </table:table-cell>
          <table:table-cell table:style-name="ce29" office:value-type="float" office:value="319.0">
            <text:p>319</text:p>
          </table:table-cell>
          <table:table-cell table:style-name="ce29" office:value-type="float" office:value="59.0">
            <text:p>59</text:p>
          </table:table-cell>
          <table:table-cell table:style-name="ce25" office:value-type="string">
            <text:p>E4/2,E4/3</text:p>
          </table:table-cell>
          <table:table-cell table:style-name="ce25" office:value-type="float" office:value="564.0">
            <text:p>564</text:p>
          </table:table-cell>
          <table:table-cell table:style-name="ce25" office:value-type="float" office:value="320.0">
            <text:p>320</text:p>
          </table:table-cell>
          <table:table-cell table:style-name="ce25" office:value-type="float" office:value="45.0">
            <text:p>45</text:p>
          </table:table-cell>
          <table:table-cell table:style-name="ce30" office:value-type="string">
            <text:p>E2/2,E2/3,E3/3 </text:p>
          </table:table-cell>
          <table:table-cell table:style-name="ce30" office:value-type="float" office:value="1669.0">
            <text:p>1669</text:p>
          </table:table-cell>
          <table:table-cell table:style-name="ce30" office:value-type="float" office:value="318.0">
            <text:p>318</text:p>
          </table:table-cell>
          <table:table-cell table:style-name="ce30" office:value-type="float" office:value="46.0">
            <text:p>46</text:p>
          </table:table-cell>
          <table:table-cell table:number-columns-repeated="4" table:style-name="ce29"/>
          <table:table-cell table:style-name="cf1" table:formula="of:=([L9]-[P9])/SQRT((((([M9]^2)*([K9]-1))+(([Q9]^2)*([O9]-1)))/([K9]+[O9])))"/>
          <table:table-cell table:style-name="cf1" table:formula="of:=([L9]-[T9])/SQRT((((([M9]^2)*([K9]-1))+(([U9]^2)*([S9]-1)))/([K9]+[S9])))"/>
          <table:table-cell table:style-name="cf1" table:formula="of:=([P9]-[T9])/SQRT((((([Q9]^2)*([O9]-1))+(([U9]^2)*([S9]-1)))/([O9]+[S9])))"/>
          <table:table-cell table:style-name="ce32" office:value-type="string">
            <text:p>age=60–64</text:p>
          </table:table-cell>
          <table:table-cell table:style-name="ce33"/>
          <table:table-cell table:style-name="ce29"/>
          <table:table-cell table:style-name="ce23" table:formula="of:=ROUND(([L9]-((1.96*[M9])/SQRT([K9])));3)"/>
          <table:table-cell table:style-name="ce23" table:formula="of:=ROUND(([L9]+((1.96*[M9])/SQRT([K9])));3)"/>
          <table:table-cell table:style-name="ce23" table:formula="of:=ROUND(([P9]-((1.96*[Q9])/SQRT([O9])));3)"/>
          <table:table-cell table:style-name="ce23" table:formula="of:=ROUND(([P9]+((1.96*[Q9])/SQRT([O9])));3)"/>
          <table:table-cell table:style-name="ce23" table:formula="of:=ROUND(([T9]-((1.96*[U9])/SQRT([S9])));3)"/>
          <table:table-cell table:style-name="ce23" table:formula="of:=ROUND(([T9]+((1.96*[U9])/SQRT([S9])));3)"/>
          <table:table-cell table:number-columns-repeated="987"/>
        </table:table-row>
        <table:table-row table:style-name="ro1">
          <table:table-cell table:style-name="ce24" office:value-type="string">
            <text:p>Andrew</text:p>
          </table:table-cell>
          <table:table-cell table:style-name="ce25" office:value-type="string">
            <text:p>neu_21_1_1.pdf</text:p>
          </table:table-cell>
          <table:table-cell table:style-name="ce25" office:value-type="float" office:value="1.7201525E7">
            <text:p>17201525</text:p>
          </table:table-cell>
          <table:table-cell table:style-name="ce26" office:value-type="string">
            <text:p>APOE</text:p>
          </table:table-cell>
          <table:table-cell table:style-name="ce26" office:value-type="string">
            <text:p>rs429358,rs7412</text:p>
          </table:table-cell>
          <table:table-cell table:style-name="ce26" office:value-type="string">
            <text:p>Choice RT</text:p>
          </table:table-cell>
          <table:table-cell table:style-name="ce26" office:value-type="string">
            <text:p>Reaction time (ms)</text:p>
          </table:table-cell>
          <table:table-cell table:style-name="ce27" office:value-type="string">
            <text:p>attention</text:p>
          </table:table-cell>
          <table:table-cell table:style-name="ce28" office:value-type="string">
            <text:p>SD</text:p>
          </table:table-cell>
          <table:table-cell table:style-name="ce29" office:value-type="string">
            <text:p>E4/4</text:p>
          </table:table-cell>
          <table:table-cell table:style-name="ce29" office:value-type="float" office:value="56.0">
            <text:p>56</text:p>
          </table:table-cell>
          <table:table-cell table:style-name="ce29" office:value-type="float" office:value="267.0">
            <text:p>267</text:p>
          </table:table-cell>
          <table:table-cell table:style-name="ce29" office:value-type="float" office:value="28.0">
            <text:p>28</text:p>
          </table:table-cell>
          <table:table-cell table:style-name="ce25" office:value-type="string">
            <text:p>E4/2,E4/3</text:p>
          </table:table-cell>
          <table:table-cell table:style-name="ce25" office:value-type="float" office:value="517.0">
            <text:p>517</text:p>
          </table:table-cell>
          <table:table-cell table:style-name="ce25" office:value-type="float" office:value="265.0">
            <text:p>265</text:p>
          </table:table-cell>
          <table:table-cell table:style-name="ce25" office:value-type="float" office:value="34.0">
            <text:p>34</text:p>
          </table:table-cell>
          <table:table-cell table:style-name="ce30" office:value-type="string">
            <text:p>E2/2,E2/3,E3/3 </text:p>
          </table:table-cell>
          <table:table-cell table:style-name="ce30" office:value-type="float" office:value="1524.0">
            <text:p>1524</text:p>
          </table:table-cell>
          <table:table-cell table:style-name="ce30" office:value-type="float" office:value="266.0">
            <text:p>266</text:p>
          </table:table-cell>
          <table:table-cell table:style-name="ce30" office:value-type="float" office:value="33.0">
            <text:p>33</text:p>
          </table:table-cell>
          <table:table-cell table:style-name="ce29" office:value-type="float" office:value="0.84">
            <text:p>0.84</text:p>
          </table:table-cell>
          <table:table-cell table:style-name="ce29" office:value-type="float" office:value="0.64">
            <text:p>0.64</text:p>
          </table:table-cell>
          <table:table-cell table:number-columns-repeated="2" table:style-name="ce29"/>
          <table:table-cell table:style-name="cf1" table:formula="of:=([L10]-[P10])/SQRT((((([M10]^2)*([K10]-1))+(([Q10]^2)*([O10]-1)))/([K10]+[O10])))"/>
          <table:table-cell table:style-name="cf1" table:formula="of:=([L10]-[T10])/SQRT((((([M10]^2)*([K10]-1))+(([U10]^2)*([S10]-1)))/([K10]+[S10])))"/>
          <table:table-cell table:style-name="cf1" table:formula="of:=([P10]-[T10])/SQRT((((([Q10]^2)*([O10]-1))+(([U10]^2)*([S10]-1)))/([O10]+[S10])))"/>
          <table:table-cell table:style-name="ce32" office:value-type="string">
            <text:p>age=20–24</text:p>
          </table:table-cell>
          <table:table-cell table:style-name="ce33"/>
          <table:table-cell table:style-name="ce29" office:value-type="float" office:value="0.84">
            <text:p>0.84</text:p>
          </table:table-cell>
          <table:table-cell table:style-name="ce23" table:formula="of:=ROUND(([L10]-((1.96*[M10])/SQRT([K10])));3)"/>
          <table:table-cell table:style-name="ce23" table:formula="of:=ROUND(([L10]+((1.96*[M10])/SQRT([K10])));3)"/>
          <table:table-cell table:style-name="ce23" table:formula="of:=ROUND(([P10]-((1.96*[Q10])/SQRT([O10])));3)"/>
          <table:table-cell table:style-name="ce23" table:formula="of:=ROUND(([P10]+((1.96*[Q10])/SQRT([O10])));3)"/>
          <table:table-cell table:style-name="ce23" table:formula="of:=ROUND(([T10]-((1.96*[U10])/SQRT([S10])));3)"/>
          <table:table-cell table:style-name="ce23" table:formula="of:=ROUND(([T10]+((1.96*[U10])/SQRT([S10])));3)"/>
          <table:table-cell table:number-columns-repeated="987"/>
        </table:table-row>
        <table:table-row table:style-name="ro1">
          <table:table-cell table:style-name="ce24" office:value-type="string">
            <text:p>Andrew</text:p>
          </table:table-cell>
          <table:table-cell table:style-name="ce25" office:value-type="string">
            <text:p>neu_21_1_1.pdf</text:p>
          </table:table-cell>
          <table:table-cell table:style-name="ce25" office:value-type="float" office:value="1.7201525E7">
            <text:p>17201525</text:p>
          </table:table-cell>
          <table:table-cell table:style-name="ce26" office:value-type="string">
            <text:p>APOE</text:p>
          </table:table-cell>
          <table:table-cell table:style-name="ce26" office:value-type="string">
            <text:p>rs429358,rs7412</text:p>
          </table:table-cell>
          <table:table-cell table:style-name="ce26" office:value-type="string">
            <text:p>Choice RT</text:p>
          </table:table-cell>
          <table:table-cell table:style-name="ce26" office:value-type="string">
            <text:p>Reaction time (ms)</text:p>
          </table:table-cell>
          <table:table-cell table:style-name="ce27" office:value-type="string">
            <text:p>attention</text:p>
          </table:table-cell>
          <table:table-cell table:style-name="ce28" office:value-type="string">
            <text:p>SD</text:p>
          </table:table-cell>
          <table:table-cell table:style-name="ce29" office:value-type="string">
            <text:p>E4/4</text:p>
          </table:table-cell>
          <table:table-cell table:style-name="ce29" office:value-type="float" office:value="45.0">
            <text:p>45</text:p>
          </table:table-cell>
          <table:table-cell table:style-name="ce29" office:value-type="float" office:value="293.0">
            <text:p>293</text:p>
          </table:table-cell>
          <table:table-cell table:style-name="ce29" office:value-type="float" office:value="36.0">
            <text:p>36</text:p>
          </table:table-cell>
          <table:table-cell table:style-name="ce25" office:value-type="string">
            <text:p>E4/2,E4/3</text:p>
          </table:table-cell>
          <table:table-cell table:style-name="ce25" office:value-type="float" office:value="566.0">
            <text:p>566</text:p>
          </table:table-cell>
          <table:table-cell table:style-name="ce25" office:value-type="float" office:value="287.0">
            <text:p>287</text:p>
          </table:table-cell>
          <table:table-cell table:style-name="ce25" office:value-type="float" office:value="36.0">
            <text:p>36</text:p>
          </table:table-cell>
          <table:table-cell table:style-name="ce30" office:value-type="string">
            <text:p>E2/2,E2/3,E3/3 </text:p>
          </table:table-cell>
          <table:table-cell table:style-name="ce30" office:value-type="float" office:value="1571.0">
            <text:p>1571</text:p>
          </table:table-cell>
          <table:table-cell table:style-name="ce30" office:value-type="float" office:value="289.0">
            <text:p>289</text:p>
          </table:table-cell>
          <table:table-cell table:style-name="ce30" office:value-type="float" office:value="35.0">
            <text:p>35</text:p>
          </table:table-cell>
          <table:table-cell table:number-columns-repeated="4" table:style-name="ce29"/>
          <table:table-cell table:style-name="cf1" table:formula="of:=([L11]-[P11])/SQRT((((([M11]^2)*([K11]-1))+(([Q11]^2)*([O11]-1)))/([K11]+[O11])))"/>
          <table:table-cell table:style-name="cf1" table:formula="of:=([L11]-[T11])/SQRT((((([M11]^2)*([K11]-1))+(([U11]^2)*([S11]-1)))/([K11]+[S11])))"/>
          <table:table-cell table:style-name="cf1" table:formula="of:=([P11]-[T11])/SQRT((((([Q11]^2)*([O11]-1))+(([U11]^2)*([S11]-1)))/([O11]+[S11])))"/>
          <table:table-cell table:style-name="ce32" office:value-type="string">
            <text:p>age=40–44</text:p>
          </table:table-cell>
          <table:table-cell table:style-name="ce33"/>
          <table:table-cell table:style-name="ce29"/>
          <table:table-cell table:style-name="ce23" table:formula="of:=ROUND(([L11]-((1.96*[M11])/SQRT([K11])));3)"/>
          <table:table-cell table:style-name="ce23" table:formula="of:=ROUND(([L11]+((1.96*[M11])/SQRT([K11])));3)"/>
          <table:table-cell table:style-name="ce23" table:formula="of:=ROUND(([P11]-((1.96*[Q11])/SQRT([O11])));3)"/>
          <table:table-cell table:style-name="ce23" table:formula="of:=ROUND(([P11]+((1.96*[Q11])/SQRT([O11])));3)"/>
          <table:table-cell table:style-name="ce23" table:formula="of:=ROUND(([T11]-((1.96*[U11])/SQRT([S11])));3)"/>
          <table:table-cell table:style-name="ce23" table:formula="of:=ROUND(([T11]+((1.96*[U11])/SQRT([S11])));3)"/>
          <table:table-cell table:number-columns-repeated="987"/>
        </table:table-row>
        <table:table-row table:style-name="ro1">
          <table:table-cell table:style-name="ce24" office:value-type="string">
            <text:p>Andrew</text:p>
          </table:table-cell>
          <table:table-cell table:style-name="ce25"/>
          <table:table-cell table:style-name="ce25" office:value-type="float" office:value="1.2886039E7">
            <text:p>12886039</text:p>
          </table:table-cell>
          <table:table-cell table:style-name="ce26" office:value-type="string">
            <text:p>APOE</text:p>
          </table:table-cell>
          <table:table-cell table:style-name="ce26" office:value-type="string">
            <text:p>rs429358,rs7412</text:p>
          </table:table-cell>
          <table:table-cell table:style-name="ce26" office:value-type="string">
            <text:p>Forced time reaction test</text:p>
          </table:table-cell>
          <table:table-cell table:style-name="ce26" office:value-type="string">
            <text:p>Reaction time (ms)</text:p>
          </table:table-cell>
          <table:table-cell table:style-name="ce27" office:value-type="string">
            <text:p>attention</text:p>
          </table:table-cell>
          <table:table-cell table:style-name="ce28" office:value-type="string">
            <text:p>SD</text:p>
          </table:table-cell>
          <table:table-cell table:style-name="ce29" office:value-type="string">
            <text:p>E2/2,E2/3,E3/3 </text:p>
          </table:table-cell>
          <table:table-cell table:style-name="ce29" office:value-type="float" office:value="37.0">
            <text:p>37</text:p>
          </table:table-cell>
          <table:table-cell table:style-name="ce29" office:value-type="float" office:value="590.0">
            <text:p>590</text:p>
          </table:table-cell>
          <table:table-cell table:style-name="ce29" office:value-type="float" office:value="0.0">
            <text:p>0</text:p>
          </table:table-cell>
          <table:table-cell table:style-name="ce25" office:value-type="string">
            <text:p>E4/2,E4/3,E4/4</text:p>
          </table:table-cell>
          <table:table-cell table:style-name="ce25" office:value-type="float" office:value="20.0">
            <text:p>20</text:p>
          </table:table-cell>
          <table:table-cell table:style-name="ce25" office:value-type="float" office:value="610.0">
            <text:p>610</text:p>
          </table:table-cell>
          <table:table-cell table:style-name="ce25" office:value-type="float" office:value="0.0">
            <text:p>0</text:p>
          </table:table-cell>
          <table:table-cell table:number-columns-repeated="4" table:style-name="ce30"/>
          <table:table-cell table:number-columns-repeated="3" table:style-name="ce29"/>
          <table:table-cell table:style-name="ce29" office:value-type="string">
            <text:p>no</text:p>
          </table:table-cell>
          <table:table-cell table:style-name="cf1" table:formula="of:=([L12]-[P12])/SQRT((((([M12]^2)*([K12]-1))+(([Q12]^2)*([O12]-1)))/([K12]+[O12])))"/>
          <table:table-cell table:style-name="cf1"/>
          <table:table-cell table:style-name="cf1"/>
          <table:table-cell table:style-name="ce32"/>
          <table:table-cell table:style-name="ce33"/>
          <table:table-cell table:style-name="ce29"/>
          <table:table-cell table:style-name="ce23" table:formula="of:=ROUND(([L12]-((1.96*[M12])/SQRT([K12])));3)"/>
          <table:table-cell table:style-name="ce23" table:formula="of:=ROUND(([L12]+((1.96*[M12])/SQRT([K12])));3)"/>
          <table:table-cell table:style-name="ce23" table:formula="of:=ROUND(([P12]-((1.96*[Q12])/SQRT([O12])));3)"/>
          <table:table-cell table:style-name="ce23" table:formula="of:=ROUND(([P12]+((1.96*[Q12])/SQRT([O12])));3)"/>
          <table:table-cell table:number-columns-repeated="989"/>
        </table:table-row>
        <table:table-row table:style-name="ro1">
          <table:table-cell table:style-name="ce24" office:value-type="string">
            <text:p>Andrew</text:p>
          </table:table-cell>
          <table:table-cell table:style-name="ce25" office:value-type="string">
            <text:p>neu_21_1_1.pdf</text:p>
          </table:table-cell>
          <table:table-cell table:style-name="ce25" office:value-type="float" office:value="1.7201525E7">
            <text:p>17201525</text:p>
          </table:table-cell>
          <table:table-cell table:style-name="ce26" office:value-type="string">
            <text:p>APOE</text:p>
          </table:table-cell>
          <table:table-cell table:style-name="ce26" office:value-type="string">
            <text:p>rs429358,rs7412</text:p>
          </table:table-cell>
          <table:table-cell table:style-name="ce26" office:value-type="string">
            <text:p>Simple reaction time</text:p>
          </table:table-cell>
          <table:table-cell table:style-name="ce26" office:value-type="string">
            <text:p>Reaction time (ms)</text:p>
          </table:table-cell>
          <table:table-cell table:style-name="ce27" office:value-type="string">
            <text:p>attention</text:p>
          </table:table-cell>
          <table:table-cell table:style-name="ce28" office:value-type="string">
            <text:p>SD</text:p>
          </table:table-cell>
          <table:table-cell table:style-name="ce29" office:value-type="string">
            <text:p>E4/4</text:p>
          </table:table-cell>
          <table:table-cell table:style-name="ce29" office:value-type="float" office:value="48.0">
            <text:p>48</text:p>
          </table:table-cell>
          <table:table-cell table:style-name="ce29" office:value-type="float" office:value="248.0">
            <text:p>248</text:p>
          </table:table-cell>
          <table:table-cell table:style-name="ce29" office:value-type="float" office:value="39.0">
            <text:p>39</text:p>
          </table:table-cell>
          <table:table-cell table:style-name="ce25" office:value-type="string">
            <text:p>E4/2,E4/3</text:p>
          </table:table-cell>
          <table:table-cell table:style-name="ce25" office:value-type="float" office:value="564.0">
            <text:p>564</text:p>
          </table:table-cell>
          <table:table-cell table:style-name="ce25" office:value-type="float" office:value="254.0">
            <text:p>254</text:p>
          </table:table-cell>
          <table:table-cell table:style-name="ce25" office:value-type="float" office:value="59.0">
            <text:p>59</text:p>
          </table:table-cell>
          <table:table-cell table:style-name="ce30" office:value-type="string">
            <text:p>E2/2,E2/3,E3/3 </text:p>
          </table:table-cell>
          <table:table-cell table:style-name="ce30" office:value-type="float" office:value="1669.0">
            <text:p>1669</text:p>
          </table:table-cell>
          <table:table-cell table:style-name="ce30" office:value-type="float" office:value="255.0">
            <text:p>255</text:p>
          </table:table-cell>
          <table:table-cell table:style-name="ce30" office:value-type="float" office:value="59.0">
            <text:p>59</text:p>
          </table:table-cell>
          <table:table-cell table:number-columns-repeated="4" table:style-name="ce29"/>
          <table:table-cell table:style-name="cf1" table:formula="of:=([L13]-[P13])/SQRT((((([M13]^2)*([K13]-1))+(([Q13]^2)*([O13]-1)))/([K13]+[O13])))"/>
          <table:table-cell table:style-name="cf1" table:formula="of:=([L13]-[T13])/SQRT((((([M13]^2)*([K13]-1))+(([U13]^2)*([S13]-1)))/([K13]+[S13])))"/>
          <table:table-cell table:style-name="cf1" table:formula="of:=([P13]-[T13])/SQRT((((([Q13]^2)*([O13]-1))+(([U13]^2)*([S13]-1)))/([O13]+[S13])))"/>
          <table:table-cell table:style-name="ce32" office:value-type="string">
            <text:p>age=60–64</text:p>
          </table:table-cell>
          <table:table-cell table:style-name="ce33"/>
          <table:table-cell table:style-name="ce29"/>
          <table:table-cell table:style-name="ce23" table:formula="of:=ROUND(([L13]-((1.96*[M13])/SQRT([K13])));3)"/>
          <table:table-cell table:style-name="ce23" table:formula="of:=ROUND(([L13]+((1.96*[M13])/SQRT([K13])));3)"/>
          <table:table-cell table:style-name="ce23" table:formula="of:=ROUND(([P13]-((1.96*[Q13])/SQRT([O13])));3)"/>
          <table:table-cell table:style-name="ce23" table:formula="of:=ROUND(([P13]+((1.96*[Q13])/SQRT([O13])));3)"/>
          <table:table-cell table:style-name="ce23" table:formula="of:=ROUND(([T13]-((1.96*[U13])/SQRT([S13])));3)"/>
          <table:table-cell table:style-name="ce23" table:formula="of:=ROUND(([T13]+((1.96*[U13])/SQRT([S13])));3)"/>
          <table:table-cell table:number-columns-repeated="987"/>
        </table:table-row>
        <table:table-row table:style-name="ro1">
          <table:table-cell table:style-name="ce24" office:value-type="string">
            <text:p>Andrew</text:p>
          </table:table-cell>
          <table:table-cell table:style-name="ce25" office:value-type="string">
            <text:p>neu_21_1_1.pdf</text:p>
          </table:table-cell>
          <table:table-cell table:style-name="ce25" office:value-type="float" office:value="1.7201525E7">
            <text:p>17201525</text:p>
          </table:table-cell>
          <table:table-cell table:style-name="ce26" office:value-type="string">
            <text:p>APOE</text:p>
          </table:table-cell>
          <table:table-cell table:style-name="ce26" office:value-type="string">
            <text:p>rs429358,rs7412</text:p>
          </table:table-cell>
          <table:table-cell table:style-name="ce26" office:value-type="string">
            <text:p>Simple reaction time</text:p>
          </table:table-cell>
          <table:table-cell table:style-name="ce26" office:value-type="string">
            <text:p>Reaction time (ms)</text:p>
          </table:table-cell>
          <table:table-cell table:style-name="ce27" office:value-type="string">
            <text:p>attention</text:p>
          </table:table-cell>
          <table:table-cell table:style-name="ce28" office:value-type="string">
            <text:p>SD</text:p>
          </table:table-cell>
          <table:table-cell table:style-name="ce29" office:value-type="string">
            <text:p>E4/4</text:p>
          </table:table-cell>
          <table:table-cell table:style-name="ce29" office:value-type="float" office:value="56.0">
            <text:p>56</text:p>
          </table:table-cell>
          <table:table-cell table:style-name="ce29" office:value-type="float" office:value="216.0">
            <text:p>216</text:p>
          </table:table-cell>
          <table:table-cell table:style-name="ce29" office:value-type="float" office:value="26.0">
            <text:p>26</text:p>
          </table:table-cell>
          <table:table-cell table:style-name="ce25" office:value-type="string">
            <text:p>E4/2,E4/3</text:p>
          </table:table-cell>
          <table:table-cell table:style-name="ce25" office:value-type="float" office:value="517.0">
            <text:p>517</text:p>
          </table:table-cell>
          <table:table-cell table:style-name="ce25" office:value-type="float" office:value="218.0">
            <text:p>218</text:p>
          </table:table-cell>
          <table:table-cell table:style-name="ce25" office:value-type="float" office:value="30.0">
            <text:p>30</text:p>
          </table:table-cell>
          <table:table-cell table:style-name="ce30" office:value-type="string">
            <text:p>E2/2,E2/3,E3/3 </text:p>
          </table:table-cell>
          <table:table-cell table:style-name="ce30" office:value-type="float" office:value="1524.0">
            <text:p>1524</text:p>
          </table:table-cell>
          <table:table-cell table:style-name="ce30" office:value-type="float" office:value="219.0">
            <text:p>219</text:p>
          </table:table-cell>
          <table:table-cell table:style-name="ce30" office:value-type="float" office:value="31.0">
            <text:p>31</text:p>
          </table:table-cell>
          <table:table-cell table:style-name="ce29" office:value-type="float" office:value="0.45">
            <text:p>0.45</text:p>
          </table:table-cell>
          <table:table-cell table:style-name="ce29" office:value-type="float" office:value="0.78">
            <text:p>0.78</text:p>
          </table:table-cell>
          <table:table-cell table:number-columns-repeated="2" table:style-name="ce29"/>
          <table:table-cell table:style-name="cf1" table:formula="of:=([L14]-[P14])/SQRT((((([M14]^2)*([K14]-1))+(([Q14]^2)*([O14]-1)))/([K14]+[O14])))"/>
          <table:table-cell table:style-name="cf1" table:formula="of:=([L14]-[T14])/SQRT((((([M14]^2)*([K14]-1))+(([U14]^2)*([S14]-1)))/([K14]+[S14])))"/>
          <table:table-cell table:style-name="cf1" table:formula="of:=([P14]-[T14])/SQRT((((([Q14]^2)*([O14]-1))+(([U14]^2)*([S14]-1)))/([O14]+[S14])))"/>
          <table:table-cell table:style-name="ce32" office:value-type="string">
            <text:p>age=20–24</text:p>
          </table:table-cell>
          <table:table-cell table:style-name="ce33"/>
          <table:table-cell table:style-name="ce29" office:value-type="float" office:value="0.45">
            <text:p>0.45</text:p>
          </table:table-cell>
          <table:table-cell table:style-name="ce23" table:formula="of:=ROUND(([L14]-((1.96*[M14])/SQRT([K14])));3)"/>
          <table:table-cell table:style-name="ce23" table:formula="of:=ROUND(([L14]+((1.96*[M14])/SQRT([K14])));3)"/>
          <table:table-cell table:style-name="ce23" table:formula="of:=ROUND(([P14]-((1.96*[Q14])/SQRT([O14])));3)"/>
          <table:table-cell table:style-name="ce23" table:formula="of:=ROUND(([P14]+((1.96*[Q14])/SQRT([O14])));3)"/>
          <table:table-cell table:style-name="ce23" table:formula="of:=ROUND(([T14]-((1.96*[U14])/SQRT([S14])));3)"/>
          <table:table-cell table:style-name="ce23" table:formula="of:=ROUND(([T14]+((1.96*[U14])/SQRT([S14])));3)"/>
          <table:table-cell table:number-columns-repeated="987"/>
        </table:table-row>
        <table:table-row table:style-name="ro1">
          <table:table-cell table:style-name="ce24" office:value-type="string">
            <text:p>Andrew</text:p>
          </table:table-cell>
          <table:table-cell table:style-name="ce25" office:value-type="string">
            <text:p>neu_21_1_1.pdf</text:p>
          </table:table-cell>
          <table:table-cell table:style-name="ce25" office:value-type="float" office:value="1.7201525E7">
            <text:p>17201525</text:p>
          </table:table-cell>
          <table:table-cell table:style-name="ce26" office:value-type="string">
            <text:p>APOE</text:p>
          </table:table-cell>
          <table:table-cell table:style-name="ce26" office:value-type="string">
            <text:p>rs429358,rs7412</text:p>
          </table:table-cell>
          <table:table-cell table:style-name="ce26" office:value-type="string">
            <text:p>Simple reaction time</text:p>
          </table:table-cell>
          <table:table-cell table:style-name="ce26" office:value-type="string">
            <text:p>Reaction time (ms)</text:p>
          </table:table-cell>
          <table:table-cell table:style-name="ce27" office:value-type="string">
            <text:p>attention</text:p>
          </table:table-cell>
          <table:table-cell table:style-name="ce28" office:value-type="string">
            <text:p>SD</text:p>
          </table:table-cell>
          <table:table-cell table:style-name="ce29" office:value-type="string">
            <text:p>E4/4</text:p>
          </table:table-cell>
          <table:table-cell table:style-name="ce29" office:value-type="float" office:value="45.0">
            <text:p>45</text:p>
          </table:table-cell>
          <table:table-cell table:style-name="ce29" office:value-type="float" office:value="236.0">
            <text:p>236</text:p>
          </table:table-cell>
          <table:table-cell table:style-name="ce29" office:value-type="float" office:value="33.0">
            <text:p>33</text:p>
          </table:table-cell>
          <table:table-cell table:style-name="ce25" office:value-type="string">
            <text:p>E4/2,E4/3</text:p>
          </table:table-cell>
          <table:table-cell table:style-name="ce25" office:value-type="float" office:value="566.0">
            <text:p>566</text:p>
          </table:table-cell>
          <table:table-cell table:style-name="ce25" office:value-type="float" office:value="229.0">
            <text:p>229</text:p>
          </table:table-cell>
          <table:table-cell table:style-name="ce25" office:value-type="float" office:value="36.0">
            <text:p>36</text:p>
          </table:table-cell>
          <table:table-cell table:style-name="ce30" office:value-type="string">
            <text:p>E2/2,E2/3,E3/3 </text:p>
          </table:table-cell>
          <table:table-cell table:style-name="ce30" office:value-type="float" office:value="1571.0">
            <text:p>1571</text:p>
          </table:table-cell>
          <table:table-cell table:style-name="ce30" office:value-type="float" office:value="232.0">
            <text:p>232</text:p>
          </table:table-cell>
          <table:table-cell table:style-name="ce30" office:value-type="float" office:value="37.0">
            <text:p>37</text:p>
          </table:table-cell>
          <table:table-cell table:number-columns-repeated="4" table:style-name="ce29"/>
          <table:table-cell table:style-name="cf1" table:formula="of:=([L15]-[P15])/SQRT((((([M15]^2)*([K15]-1))+(([Q15]^2)*([O15]-1)))/([K15]+[O15])))"/>
          <table:table-cell table:style-name="cf1" table:formula="of:=([L15]-[T15])/SQRT((((([M15]^2)*([K15]-1))+(([U15]^2)*([S15]-1)))/([K15]+[S15])))"/>
          <table:table-cell table:style-name="cf1" table:formula="of:=([P15]-[T15])/SQRT((((([Q15]^2)*([O15]-1))+(([U15]^2)*([S15]-1)))/([O15]+[S15])))"/>
          <table:table-cell table:style-name="ce32" office:value-type="string">
            <text:p>age=40–44</text:p>
          </table:table-cell>
          <table:table-cell table:style-name="ce33"/>
          <table:table-cell table:style-name="ce29"/>
          <table:table-cell table:style-name="ce23" table:formula="of:=ROUND(([L15]-((1.96*[M15])/SQRT([K15])));3)"/>
          <table:table-cell table:style-name="ce23" table:formula="of:=ROUND(([L15]+((1.96*[M15])/SQRT([K15])));3)"/>
          <table:table-cell table:style-name="ce23" table:formula="of:=ROUND(([P15]-((1.96*[Q15])/SQRT([O15])));3)"/>
          <table:table-cell table:style-name="ce23" table:formula="of:=ROUND(([P15]+((1.96*[Q15])/SQRT([O15])));3)"/>
          <table:table-cell table:style-name="ce23" table:formula="of:=ROUND(([T15]-((1.96*[U15])/SQRT([S15])));3)"/>
          <table:table-cell table:style-name="ce23" table:formula="of:=ROUND(([T15]+((1.96*[U15])/SQRT([S15])));3)"/>
          <table:table-cell table:number-columns-repeated="987"/>
        </table:table-row>
        <table:table-row table:style-name="ro3">
          <table:table-cell table:style-name="ce24" office:value-type="string">
            <text:p>Andrew</text:p>
          </table:table-cell>
          <table:table-cell table:style-name="ce25" office:value-type="string">
            <text:p>neu_21_1_1.pdf</text:p>
          </table:table-cell>
          <table:table-cell table:style-name="ce25" office:value-type="float" office:value="1.7201525E7">
            <text:p>17201525</text:p>
          </table:table-cell>
          <table:table-cell table:style-name="ce26" office:value-type="string">
            <text:p>APOE</text:p>
          </table:table-cell>
          <table:table-cell table:style-name="ce26" office:value-type="string">
            <text:p>rs429358,rs7412</text:p>
          </table:table-cell>
          <table:table-cell table:style-name="ce26" office:value-type="string">
            <text:p>Spot the word</text:p>
          </table:table-cell>
          <table:table-cell table:style-name="ce26" office:value-type="string">
            <text:p>Score</text:p>
          </table:table-cell>
          <table:table-cell table:style-name="ce27" office:value-type="string">
            <text:p>attention</text:p>
          </table:table-cell>
          <table:table-cell table:style-name="ce28" office:value-type="string">
            <text:p>SD</text:p>
          </table:table-cell>
          <table:table-cell table:style-name="ce29" office:value-type="string">
            <text:p>E4/4</text:p>
          </table:table-cell>
          <table:table-cell table:style-name="ce29" office:value-type="float" office:value="45.0">
            <text:p>45</text:p>
          </table:table-cell>
          <table:table-cell table:style-name="ce29" office:value-type="float" office:value="50.2">
            <text:p>50.2</text:p>
          </table:table-cell>
          <table:table-cell table:style-name="ce29" office:value-type="float" office:value="5.44">
            <text:p>5.44</text:p>
          </table:table-cell>
          <table:table-cell table:style-name="ce25" office:value-type="string">
            <text:p>E4/2,E4/3</text:p>
          </table:table-cell>
          <table:table-cell table:style-name="ce25" office:value-type="float" office:value="566.0">
            <text:p>566</text:p>
          </table:table-cell>
          <table:table-cell table:style-name="ce25" office:value-type="float" office:value="50.91">
            <text:p>50.91</text:p>
          </table:table-cell>
          <table:table-cell table:style-name="ce25" office:value-type="float" office:value="5.37">
            <text:p>5.37</text:p>
          </table:table-cell>
          <table:table-cell table:style-name="ce30" office:value-type="string">
            <text:p>E2/2,E2/3,E3/3 </text:p>
          </table:table-cell>
          <table:table-cell table:style-name="ce30" office:value-type="float" office:value="1571.0">
            <text:p>1571</text:p>
          </table:table-cell>
          <table:table-cell table:style-name="ce30" office:value-type="float" office:value="50.98">
            <text:p>50.98</text:p>
          </table:table-cell>
          <table:table-cell table:style-name="ce30" office:value-type="float" office:value="5.27">
            <text:p>5.27</text:p>
          </table:table-cell>
          <table:table-cell table:number-columns-repeated="4" table:style-name="ce29"/>
          <table:table-cell table:style-name="cf1" table:formula="of:=([L16]-[P16])/SQRT((((([M16]^2)*([K16]-1))+(([Q16]^2)*([O16]-1)))/([K16]+[O16])))"/>
          <table:table-cell table:style-name="cf1" table:formula="of:=([L16]-[T16])/SQRT((((([M16]^2)*([K16]-1))+(([U16]^2)*([S16]-1)))/([K16]+[S16])))"/>
          <table:table-cell table:style-name="cf1" table:formula="of:=([P16]-[T16])/SQRT((((([Q16]^2)*([O16]-1))+(([U16]^2)*([S16]-1)))/([O16]+[S16])))"/>
          <table:table-cell table:style-name="ce32" office:value-type="string">
            <text:p>age=40–44</text:p>
          </table:table-cell>
          <table:table-cell table:style-name="ce33"/>
          <table:table-cell table:style-name="ce29"/>
          <table:table-cell table:style-name="ce23" table:formula="of:=ROUND(([L16]-((1.96*[M16])/SQRT([K16])));3)"/>
          <table:table-cell table:style-name="ce23" table:formula="of:=ROUND(([L16]+((1.96*[M16])/SQRT([K16])));3)"/>
          <table:table-cell table:style-name="ce23" table:formula="of:=ROUND(([P16]-((1.96*[Q16])/SQRT([O16])));3)"/>
          <table:table-cell table:style-name="ce23" table:formula="of:=ROUND(([P16]+((1.96*[Q16])/SQRT([O16])));3)"/>
          <table:table-cell table:style-name="ce23" table:formula="of:=ROUND(([T16]-((1.96*[U16])/SQRT([S16])));3)"/>
          <table:table-cell table:style-name="ce23" table:formula="of:=ROUND(([T16]+((1.96*[U16])/SQRT([S16])));3)"/>
          <table:table-cell table:number-columns-repeated="987"/>
        </table:table-row>
        <table:table-row table:style-name="ro3">
          <table:table-cell table:style-name="ce24" office:value-type="string">
            <text:p>Andrew</text:p>
          </table:table-cell>
          <table:table-cell table:style-name="ce25" office:value-type="string">
            <text:p>neu_21_1_1.pdf</text:p>
          </table:table-cell>
          <table:table-cell table:style-name="ce25" office:value-type="float" office:value="1.7201525E7">
            <text:p>17201525</text:p>
          </table:table-cell>
          <table:table-cell table:style-name="ce26" office:value-type="string">
            <text:p>APOE</text:p>
          </table:table-cell>
          <table:table-cell table:style-name="ce26" office:value-type="string">
            <text:p>rs429358,rs7412</text:p>
          </table:table-cell>
          <table:table-cell table:style-name="ce26" office:value-type="string">
            <text:p>Spot the word</text:p>
          </table:table-cell>
          <table:table-cell table:style-name="ce26" office:value-type="string">
            <text:p>Score</text:p>
          </table:table-cell>
          <table:table-cell table:style-name="ce27" office:value-type="string">
            <text:p>attention</text:p>
          </table:table-cell>
          <table:table-cell table:style-name="ce28" office:value-type="string">
            <text:p>SD</text:p>
          </table:table-cell>
          <table:table-cell table:style-name="ce29" office:value-type="string">
            <text:p>E4/4</text:p>
          </table:table-cell>
          <table:table-cell table:style-name="ce29" office:value-type="float" office:value="56.0">
            <text:p>56</text:p>
          </table:table-cell>
          <table:table-cell table:style-name="ce29" office:value-type="float" office:value="48.13">
            <text:p>48.13</text:p>
          </table:table-cell>
          <table:table-cell table:style-name="ce29" office:value-type="float" office:value="4.68">
            <text:p>4.68</text:p>
          </table:table-cell>
          <table:table-cell table:style-name="ce25" office:value-type="string">
            <text:p>E4/2,E4/3</text:p>
          </table:table-cell>
          <table:table-cell table:style-name="ce25" office:value-type="float" office:value="517.0">
            <text:p>517</text:p>
          </table:table-cell>
          <table:table-cell table:style-name="ce25" office:value-type="float" office:value="47.99">
            <text:p>47.99</text:p>
          </table:table-cell>
          <table:table-cell table:style-name="ce25" office:value-type="float" office:value="5.15">
            <text:p>5.15</text:p>
          </table:table-cell>
          <table:table-cell table:style-name="ce30" office:value-type="string">
            <text:p>E2/2,E2/3,E3/3 </text:p>
          </table:table-cell>
          <table:table-cell table:style-name="ce30" office:value-type="float" office:value="1524.0">
            <text:p>1524</text:p>
          </table:table-cell>
          <table:table-cell table:style-name="ce30" office:value-type="float" office:value="47.67">
            <text:p>47.67</text:p>
          </table:table-cell>
          <table:table-cell table:style-name="ce30" office:value-type="float" office:value="5.21">
            <text:p>5.21</text:p>
          </table:table-cell>
          <table:table-cell table:style-name="ce29" office:value-type="float" office:value="0.38">
            <text:p>0.38</text:p>
          </table:table-cell>
          <table:table-cell table:style-name="ce29" office:value-type="float" office:value="0.21">
            <text:p>0.21</text:p>
          </table:table-cell>
          <table:table-cell table:number-columns-repeated="2" table:style-name="ce29"/>
          <table:table-cell table:style-name="cf1" table:formula="of:=([L17]-[P17])/SQRT((((([M17]^2)*([K17]-1))+(([Q17]^2)*([O17]-1)))/([K17]+[O17])))"/>
          <table:table-cell table:style-name="cf1" table:formula="of:=([L17]-[T17])/SQRT((((([M17]^2)*([K17]-1))+(([U17]^2)*([S17]-1)))/([K17]+[S17])))"/>
          <table:table-cell table:style-name="cf1" table:formula="of:=([P17]-[T17])/SQRT((((([Q17]^2)*([O17]-1))+(([U17]^2)*([S17]-1)))/([O17]+[S17])))"/>
          <table:table-cell table:style-name="ce32" office:value-type="string">
            <text:p>age=20–24</text:p>
          </table:table-cell>
          <table:table-cell table:style-name="ce33"/>
          <table:table-cell table:style-name="ce29" office:value-type="float" office:value="0.38">
            <text:p>0.38</text:p>
          </table:table-cell>
          <table:table-cell table:style-name="ce23" table:formula="of:=ROUND(([L17]-((1.96*[M17])/SQRT([K17])));3)"/>
          <table:table-cell table:style-name="ce23" table:formula="of:=ROUND(([L17]+((1.96*[M17])/SQRT([K17])));3)"/>
          <table:table-cell table:style-name="ce23" table:formula="of:=ROUND(([P17]-((1.96*[Q17])/SQRT([O17])));3)"/>
          <table:table-cell table:style-name="ce23" table:formula="of:=ROUND(([P17]+((1.96*[Q17])/SQRT([O17])));3)"/>
          <table:table-cell table:style-name="ce23" table:formula="of:=ROUND(([T17]-((1.96*[U17])/SQRT([S17])));3)"/>
          <table:table-cell table:style-name="ce23" table:formula="of:=ROUND(([T17]+((1.96*[U17])/SQRT([S17])));3)"/>
          <table:table-cell table:number-columns-repeated="987"/>
        </table:table-row>
        <table:table-row table:style-name="ro3">
          <table:table-cell table:style-name="ce24" office:value-type="string">
            <text:p>Andrew</text:p>
          </table:table-cell>
          <table:table-cell table:style-name="ce25" office:value-type="string">
            <text:p>neu_21_1_1.pdf</text:p>
          </table:table-cell>
          <table:table-cell table:style-name="ce25" office:value-type="float" office:value="1.7201525E7">
            <text:p>17201525</text:p>
          </table:table-cell>
          <table:table-cell table:style-name="ce26" office:value-type="string">
            <text:p>APOE</text:p>
          </table:table-cell>
          <table:table-cell table:style-name="ce26" office:value-type="string">
            <text:p>rs429358,rs7412</text:p>
          </table:table-cell>
          <table:table-cell table:style-name="ce26" office:value-type="string">
            <text:p>Spot the word</text:p>
          </table:table-cell>
          <table:table-cell table:style-name="ce26" office:value-type="string">
            <text:p>Score</text:p>
          </table:table-cell>
          <table:table-cell table:style-name="ce27" office:value-type="string">
            <text:p>attention</text:p>
          </table:table-cell>
          <table:table-cell table:style-name="ce28" office:value-type="string">
            <text:p>SD</text:p>
          </table:table-cell>
          <table:table-cell table:style-name="ce29" office:value-type="string">
            <text:p>E4/4</text:p>
          </table:table-cell>
          <table:table-cell table:style-name="ce29" office:value-type="float" office:value="48.0">
            <text:p>48</text:p>
          </table:table-cell>
          <table:table-cell table:style-name="ce29" office:value-type="float" office:value="53.81">
            <text:p>53.81</text:p>
          </table:table-cell>
          <table:table-cell table:style-name="ce29" office:value-type="float" office:value="3.93">
            <text:p>3.93</text:p>
          </table:table-cell>
          <table:table-cell table:style-name="ce25" office:value-type="string">
            <text:p>E4/2,E4/3</text:p>
          </table:table-cell>
          <table:table-cell table:style-name="ce25" office:value-type="float" office:value="564.0">
            <text:p>564</text:p>
          </table:table-cell>
          <table:table-cell table:style-name="ce25" office:value-type="float" office:value="52.27">
            <text:p>52.27</text:p>
          </table:table-cell>
          <table:table-cell table:style-name="ce25" office:value-type="float" office:value="5.54">
            <text:p>5.54</text:p>
          </table:table-cell>
          <table:table-cell table:style-name="ce30" office:value-type="string">
            <text:p>E2/2,E2/3,E3/3 </text:p>
          </table:table-cell>
          <table:table-cell table:style-name="ce30" office:value-type="float" office:value="1669.0">
            <text:p>1669</text:p>
          </table:table-cell>
          <table:table-cell table:style-name="ce30" office:value-type="float" office:value="52.06">
            <text:p>52.06</text:p>
          </table:table-cell>
          <table:table-cell table:style-name="ce30" office:value-type="float" office:value="5.73">
            <text:p>5.73</text:p>
          </table:table-cell>
          <table:table-cell table:number-columns-repeated="4" table:style-name="ce29"/>
          <table:table-cell table:style-name="cf1" table:formula="of:=([L18]-[P18])/SQRT((((([M18]^2)*([K18]-1))+(([Q18]^2)*([O18]-1)))/([K18]+[O18])))"/>
          <table:table-cell table:style-name="cf1" table:formula="of:=([L18]-[T18])/SQRT((((([M18]^2)*([K18]-1))+(([U18]^2)*([S18]-1)))/([K18]+[S18])))"/>
          <table:table-cell table:style-name="cf1" table:formula="of:=([P18]-[T18])/SQRT((((([Q18]^2)*([O18]-1))+(([U18]^2)*([S18]-1)))/([O18]+[S18])))"/>
          <table:table-cell table:style-name="ce32" office:value-type="string">
            <text:p>age=60–64</text:p>
          </table:table-cell>
          <table:table-cell table:style-name="ce33"/>
          <table:table-cell table:style-name="ce29"/>
          <table:table-cell table:style-name="ce23" table:formula="of:=ROUND(([L18]-((1.96*[M18])/SQRT([K18])));3)"/>
          <table:table-cell table:style-name="ce23" table:formula="of:=ROUND(([L18]+((1.96*[M18])/SQRT([K18])));3)"/>
          <table:table-cell table:style-name="ce23" table:formula="of:=ROUND(([P18]-((1.96*[Q18])/SQRT([O18])));3)"/>
          <table:table-cell table:style-name="ce23" table:formula="of:=ROUND(([P18]+((1.96*[Q18])/SQRT([O18])));3)"/>
          <table:table-cell table:style-name="ce23" table:formula="of:=ROUND(([T18]-((1.96*[U18])/SQRT([S18])));3)"/>
          <table:table-cell table:style-name="ce23" table:formula="of:=ROUND(([T18]+((1.96*[U18])/SQRT([S18])));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8938259.0">
            <text:p>8938259</text:p>
          </table:table-cell>
          <table:table-cell table:style-name="ce26" office:value-type="string">
            <text:p>APOE</text:p>
          </table:table-cell>
          <table:table-cell table:style-name="ce26" office:value-type="string">
            <text:p>rs429358,rs7412</text:p>
          </table:table-cell>
          <table:table-cell table:style-name="ce26" office:value-type="string">
            <text:p>VRI</text:p>
          </table:table-cell>
          <table:table-cell table:style-name="ce26" office:value-type="string">
            <text:p>Immediate recall</text:p>
          </table:table-cell>
          <table:table-cell table:style-name="ce27" office:value-type="string">
            <text:p>attention</text:p>
          </table:table-cell>
          <table:table-cell table:style-name="ce28" office:value-type="string">
            <text:p>SD</text:p>
          </table:table-cell>
          <table:table-cell table:style-name="ce29" office:value-type="string">
            <text:p>E2/2,E2/3</text:p>
          </table:table-cell>
          <table:table-cell table:style-name="ce29" office:value-type="float" office:value="62.0">
            <text:p>62</text:p>
          </table:table-cell>
          <table:table-cell table:style-name="ce29" office:value-type="float" office:value="9.7">
            <text:p>9.7</text:p>
          </table:table-cell>
          <table:table-cell table:style-name="ce29" office:value-type="float" office:value="2.9">
            <text:p>2.9</text:p>
          </table:table-cell>
          <table:table-cell table:style-name="ce25" office:value-type="string">
            <text:p>E3/3</text:p>
          </table:table-cell>
          <table:table-cell table:style-name="ce25" office:value-type="float" office:value="378.0">
            <text:p>378</text:p>
          </table:table-cell>
          <table:table-cell table:style-name="ce25" office:value-type="float" office:value="9.4">
            <text:p>9.4</text:p>
          </table:table-cell>
          <table:table-cell table:style-name="ce25" office:value-type="float" office:value="3.1">
            <text:p>3.1</text:p>
          </table:table-cell>
          <table:table-cell table:style-name="ce30" office:value-type="string">
            <text:p>E4/2,E4/3,E4/4</text:p>
          </table:table-cell>
          <table:table-cell table:style-name="ce30" office:value-type="float" office:value="192.0">
            <text:p>192</text:p>
          </table:table-cell>
          <table:table-cell table:style-name="ce30" office:value-type="float" office:value="9.3">
            <text:p>9.3</text:p>
          </table:table-cell>
          <table:table-cell table:style-name="ce30" office:value-type="float" office:value="3.2">
            <text:p>3.2</text:p>
          </table:table-cell>
          <table:table-cell table:number-columns-repeated="4" table:style-name="ce29"/>
          <table:table-cell table:style-name="cf1" table:formula="of:=([L19]-[P19])/SQRT((((([M19]^2)*([K19]-1))+(([Q19]^2)*([O19]-1)))/([K19]+[O19])))"/>
          <table:table-cell table:style-name="cf1" table:formula="of:=([L19]-[T19])/SQRT((((([M19]^2)*([K19]-1))+(([U19]^2)*([S19]-1)))/([K19]+[S19])))"/>
          <table:table-cell table:style-name="cf1" table:formula="of:=([P19]-[T19])/SQRT((((([Q19]^2)*([O19]-1))+(([U19]^2)*([S19]-1)))/([O19]+[S19])))"/>
          <table:table-cell table:style-name="ce34" office:value-type="string">
            <text:p>baseline</text:p>
          </table:table-cell>
          <table:table-cell table:style-name="ce33"/>
          <table:table-cell table:style-name="ce29"/>
          <table:table-cell table:style-name="ce23" table:formula="of:=ROUND(([L19]-((1.96*[M19])/SQRT([K19])));3)"/>
          <table:table-cell table:style-name="ce23" table:formula="of:=ROUND(([L19]+((1.96*[M19])/SQRT([K19])));3)"/>
          <table:table-cell table:style-name="ce23" table:formula="of:=ROUND(([P19]-((1.96*[Q19])/SQRT([O19])));3)"/>
          <table:table-cell table:style-name="ce23" table:formula="of:=ROUND(([P19]+((1.96*[Q19])/SQRT([O19])));3)"/>
          <table:table-cell table:style-name="ce23" table:formula="of:=ROUND(([T19]-((1.96*[U19])/SQRT([S19])));3)"/>
          <table:table-cell table:style-name="ce23" table:formula="of:=ROUND(([T19]+((1.96*[U19])/SQRT([S19])));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8938259.0">
            <text:p>8938259</text:p>
          </table:table-cell>
          <table:table-cell table:style-name="ce26" office:value-type="string">
            <text:p>APOE</text:p>
          </table:table-cell>
          <table:table-cell table:style-name="ce26" office:value-type="string">
            <text:p>rs429358,rs7412</text:p>
          </table:table-cell>
          <table:table-cell table:style-name="ce26" office:value-type="string">
            <text:p>VRI</text:p>
          </table:table-cell>
          <table:table-cell table:style-name="ce26" office:value-type="string">
            <text:p>Immediate recall</text:p>
          </table:table-cell>
          <table:table-cell table:style-name="ce27" office:value-type="string">
            <text:p>attention</text:p>
          </table:table-cell>
          <table:table-cell table:style-name="ce28" office:value-type="string">
            <text:p>SD</text:p>
          </table:table-cell>
          <table:table-cell table:style-name="ce29" office:value-type="string">
            <text:p>E2/2,E2/3</text:p>
          </table:table-cell>
          <table:table-cell table:style-name="ce29" office:value-type="float" office:value="62.0">
            <text:p>62</text:p>
          </table:table-cell>
          <table:table-cell table:style-name="ce29" office:value-type="float" office:value="9.8">
            <text:p>9.8</text:p>
          </table:table-cell>
          <table:table-cell table:style-name="ce29" office:value-type="float" office:value="3.2">
            <text:p>3.2</text:p>
          </table:table-cell>
          <table:table-cell table:style-name="ce25" office:value-type="string">
            <text:p>E3/3</text:p>
          </table:table-cell>
          <table:table-cell table:style-name="ce25" office:value-type="float" office:value="378.0">
            <text:p>378</text:p>
          </table:table-cell>
          <table:table-cell table:style-name="ce25" office:value-type="float" office:value="9.4">
            <text:p>9.4</text:p>
          </table:table-cell>
          <table:table-cell table:style-name="ce25" office:value-type="float" office:value="3.3">
            <text:p>3.3</text:p>
          </table:table-cell>
          <table:table-cell table:style-name="ce30" office:value-type="string">
            <text:p>E4/2,E4/3,E4/4</text:p>
          </table:table-cell>
          <table:table-cell table:style-name="ce30" office:value-type="float" office:value="192.0">
            <text:p>192</text:p>
          </table:table-cell>
          <table:table-cell table:style-name="ce30" office:value-type="float" office:value="9.2">
            <text:p>9.2</text:p>
          </table:table-cell>
          <table:table-cell table:style-name="ce30" office:value-type="float" office:value="3.6">
            <text:p>3.6</text:p>
          </table:table-cell>
          <table:table-cell table:number-columns-repeated="4" table:style-name="ce29"/>
          <table:table-cell table:style-name="cf1" table:formula="of:=([L20]-[P20])/SQRT((((([M20]^2)*([K20]-1))+(([Q20]^2)*([O20]-1)))/([K20]+[O20])))"/>
          <table:table-cell table:style-name="cf1" table:formula="of:=([L20]-[T20])/SQRT((((([M20]^2)*([K20]-1))+(([U20]^2)*([S20]-1)))/([K20]+[S20])))"/>
          <table:table-cell table:style-name="cf1" table:formula="of:=([P20]-[T20])/SQRT((((([Q20]^2)*([O20]-1))+(([U20]^2)*([S20]-1)))/([O20]+[S20])))"/>
          <table:table-cell table:style-name="ce34" office:value-type="string">
            <text:p>Followup + 3yrs</text:p>
          </table:table-cell>
          <table:table-cell table:style-name="ce33"/>
          <table:table-cell table:style-name="ce29"/>
          <table:table-cell table:style-name="ce23" table:formula="of:=ROUND(([L20]-((1.96*[M20])/SQRT([K20])));3)"/>
          <table:table-cell table:style-name="ce23" table:formula="of:=ROUND(([L20]+((1.96*[M20])/SQRT([K20])));3)"/>
          <table:table-cell table:style-name="ce23" table:formula="of:=ROUND(([P20]-((1.96*[Q20])/SQRT([O20])));3)"/>
          <table:table-cell table:style-name="ce23" table:formula="of:=ROUND(([P20]+((1.96*[Q20])/SQRT([O20])));3)"/>
          <table:table-cell table:style-name="ce23" table:formula="of:=ROUND(([T20]-((1.96*[U20])/SQRT([S20])));3)"/>
          <table:table-cell table:style-name="ce23" table:formula="of:=ROUND(([T20]+((1.96*[U20])/SQRT([S20])));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7644133.0">
            <text:p>7644133</text:p>
          </table:table-cell>
          <table:table-cell table:style-name="ce26" office:value-type="string">
            <text:p>APOE</text:p>
          </table:table-cell>
          <table:table-cell table:style-name="ce26" office:value-type="string">
            <text:p>rs429358,rs7412</text:p>
          </table:table-cell>
          <table:table-cell table:style-name="ce26" office:value-type="string">
            <text:p>VRTC</text:p>
          </table:table-cell>
          <table:table-cell table:style-name="ce26" office:value-type="string">
            <text:p>Copy</text:p>
          </table:table-cell>
          <table:table-cell table:style-name="ce27" office:value-type="string">
            <text:p>attention</text:p>
          </table:table-cell>
          <table:table-cell table:style-name="ce28" office:value-type="string">
            <text:p>SD</text:p>
          </table:table-cell>
          <table:table-cell table:style-name="ce29" office:value-type="string">
            <text:p>E2/2,E2/3</text:p>
          </table:table-cell>
          <table:table-cell table:style-name="ce29" office:value-type="float" office:value="76.0">
            <text:p>76</text:p>
          </table:table-cell>
          <table:table-cell table:style-name="ce29" office:value-type="float" office:value="16.0">
            <text:p>16</text:p>
          </table:table-cell>
          <table:table-cell table:style-name="ce29" office:value-type="float" office:value="1.6">
            <text:p>1.6</text:p>
          </table:table-cell>
          <table:table-cell table:style-name="ce25" office:value-type="string">
            <text:p>E3/3</text:p>
          </table:table-cell>
          <table:table-cell table:style-name="ce25" office:value-type="float" office:value="558.0">
            <text:p>558</text:p>
          </table:table-cell>
          <table:table-cell table:style-name="ce25" office:value-type="float" office:value="15.5">
            <text:p>15.5</text:p>
          </table:table-cell>
          <table:table-cell table:style-name="ce25" office:value-type="float" office:value="2.0">
            <text:p>2</text:p>
          </table:table-cell>
          <table:table-cell table:style-name="ce30" office:value-type="string">
            <text:p>E4/2,E4/3,E4/4</text:p>
          </table:table-cell>
          <table:table-cell table:style-name="ce30" office:value-type="float" office:value="278.0">
            <text:p>278</text:p>
          </table:table-cell>
          <table:table-cell table:style-name="ce30" office:value-type="float" office:value="15.6">
            <text:p>15.6</text:p>
          </table:table-cell>
          <table:table-cell table:style-name="ce30" office:value-type="float" office:value="2.1">
            <text:p>2.1</text:p>
          </table:table-cell>
          <table:table-cell table:number-columns-repeated="3" table:style-name="ce29"/>
          <table:table-cell table:style-name="ce29" office:value-type="string">
            <text:p>no</text:p>
          </table:table-cell>
          <table:table-cell table:style-name="cf1" table:formula="of:=([L21]-[P21])/SQRT((((([M21]^2)*([K21]-1))+(([Q21]^2)*([O21]-1)))/([K21]+[O21])))"/>
          <table:table-cell table:style-name="cf1" table:formula="of:=([L21]-[T21])/SQRT((((([M21]^2)*([K21]-1))+(([U21]^2)*([S21]-1)))/([K21]+[S21])))"/>
          <table:table-cell table:style-name="cf1" table:formula="of:=([P21]-[T21])/SQRT((((([Q21]^2)*([O21]-1))+(([U21]^2)*([S21]-1)))/([O21]+[S21])))"/>
          <table:table-cell table:style-name="ce32"/>
          <table:table-cell table:style-name="ce33"/>
          <table:table-cell table:style-name="ce29"/>
          <table:table-cell table:style-name="ce23" table:formula="of:=ROUND(([L21]-((1.96*[M21])/SQRT([K21])));3)"/>
          <table:table-cell table:style-name="ce23" table:formula="of:=ROUND(([L21]+((1.96*[M21])/SQRT([K21])));3)"/>
          <table:table-cell table:style-name="ce23" table:formula="of:=ROUND(([P21]-((1.96*[Q21])/SQRT([O21])));3)"/>
          <table:table-cell table:style-name="ce23" table:formula="of:=ROUND(([P21]+((1.96*[Q21])/SQRT([O21])));3)"/>
          <table:table-cell table:style-name="ce23" table:formula="of:=ROUND(([T21]-((1.96*[U21])/SQRT([S21])));3)"/>
          <table:table-cell table:style-name="ce23" table:formula="of:=ROUND(([T21]+((1.96*[U21])/SQRT([S21])));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7644133.0">
            <text:p>7644133</text:p>
          </table:table-cell>
          <table:table-cell table:style-name="ce26" office:value-type="string">
            <text:p>APOE</text:p>
          </table:table-cell>
          <table:table-cell table:style-name="ce26" office:value-type="string">
            <text:p>rs429358,rs7412</text:p>
          </table:table-cell>
          <table:table-cell table:style-name="ce26" office:value-type="string">
            <text:p>VRTI</text:p>
          </table:table-cell>
          <table:table-cell table:style-name="ce26" office:value-type="string">
            <text:p>Immediate recall</text:p>
          </table:table-cell>
          <table:table-cell table:style-name="ce27" office:value-type="string">
            <text:p>attention</text:p>
          </table:table-cell>
          <table:table-cell table:style-name="ce28" office:value-type="string">
            <text:p>SD</text:p>
          </table:table-cell>
          <table:table-cell table:style-name="ce29" office:value-type="string">
            <text:p>E2/2,E2/3</text:p>
          </table:table-cell>
          <table:table-cell table:style-name="ce29" office:value-type="float" office:value="76.0">
            <text:p>76</text:p>
          </table:table-cell>
          <table:table-cell table:style-name="ce29" office:value-type="float" office:value="9.5">
            <text:p>9.5</text:p>
          </table:table-cell>
          <table:table-cell table:style-name="ce29" office:value-type="float" office:value="2.9">
            <text:p>2.9</text:p>
          </table:table-cell>
          <table:table-cell table:style-name="ce25" office:value-type="string">
            <text:p>E3/3</text:p>
          </table:table-cell>
          <table:table-cell table:style-name="ce25" office:value-type="float" office:value="558.0">
            <text:p>558</text:p>
          </table:table-cell>
          <table:table-cell table:style-name="ce25" office:value-type="float" office:value="9.0">
            <text:p>9</text:p>
          </table:table-cell>
          <table:table-cell table:style-name="ce25" office:value-type="float" office:value="3.1">
            <text:p>3.1</text:p>
          </table:table-cell>
          <table:table-cell table:style-name="ce30" office:value-type="string">
            <text:p>E4/2,E4/3,E4/4</text:p>
          </table:table-cell>
          <table:table-cell table:style-name="ce30" office:value-type="float" office:value="278.0">
            <text:p>278</text:p>
          </table:table-cell>
          <table:table-cell table:style-name="ce30" office:value-type="float" office:value="8.9">
            <text:p>8.9</text:p>
          </table:table-cell>
          <table:table-cell table:style-name="ce30" office:value-type="float" office:value="3.2">
            <text:p>3.2</text:p>
          </table:table-cell>
          <table:table-cell table:number-columns-repeated="3" table:style-name="ce29"/>
          <table:table-cell table:style-name="ce29" office:value-type="string">
            <text:p>no</text:p>
          </table:table-cell>
          <table:table-cell table:style-name="cf1" table:formula="of:=([L22]-[P22])/SQRT((((([M22]^2)*([K22]-1))+(([Q22]^2)*([O22]-1)))/([K22]+[O22])))"/>
          <table:table-cell table:style-name="cf1" table:formula="of:=([L22]-[T22])/SQRT((((([M22]^2)*([K22]-1))+(([U22]^2)*([S22]-1)))/([K22]+[S22])))"/>
          <table:table-cell table:style-name="cf1" table:formula="of:=([P22]-[T22])/SQRT((((([Q22]^2)*([O22]-1))+(([U22]^2)*([S22]-1)))/([O22]+[S22])))"/>
          <table:table-cell table:style-name="ce32"/>
          <table:table-cell table:style-name="ce33"/>
          <table:table-cell table:style-name="ce29"/>
          <table:table-cell table:style-name="ce23" table:formula="of:=ROUND(([L22]-((1.96*[M22])/SQRT([K22])));3)"/>
          <table:table-cell table:style-name="ce23" table:formula="of:=ROUND(([L22]+((1.96*[M22])/SQRT([K22])));3)"/>
          <table:table-cell table:style-name="ce23" table:formula="of:=ROUND(([P22]-((1.96*[Q22])/SQRT([O22])));3)"/>
          <table:table-cell table:style-name="ce23" table:formula="of:=ROUND(([P22]+((1.96*[Q22])/SQRT([O22])));3)"/>
          <table:table-cell table:style-name="ce23" table:formula="of:=ROUND(([T22]-((1.96*[U22])/SQRT([S22])));3)"/>
          <table:table-cell table:style-name="ce23" table:formula="of:=ROUND(([T22]+((1.96*[U22])/SQRT([S22])));3)"/>
          <table:table-cell table:number-columns-repeated="987"/>
        </table:table-row>
        <table:table-row table:style-name="ro5">
          <table:table-cell table:style-name="ce24" office:value-type="string">
            <text:p>Andrew</text:p>
          </table:table-cell>
          <table:table-cell table:style-name="ce25" office:value-type="string">
            <text:p>731.pdf</text:p>
          </table:table-cell>
          <table:table-cell table:style-name="ce25" office:value-type="float" office:value="1.6818862E7">
            <text:p>16818862</text:p>
          </table:table-cell>
          <table:table-cell table:style-name="ce26" office:value-type="string">
            <text:p>BDNF</text:p>
          </table:table-cell>
          <table:table-cell table:style-name="ce26" office:value-type="string">
            <text:p>rs6265</text:p>
          </table:table-cell>
          <table:table-cell table:style-name="ce26" office:value-type="string">
            <text:p>Meta</text:p>
          </table:table-cell>
          <table:table-cell table:style-name="ce26" office:value-type="string">
            <text:p>Processing speed or attention (z-score)</text:p>
          </table:table-cell>
          <table:table-cell table:style-name="ce27" office:value-type="string">
            <text:p>attention</text:p>
          </table:table-cell>
          <table:table-cell table:style-name="ce28" office:value-type="string">
            <text:p>SD</text:p>
          </table:table-cell>
          <table:table-cell table:style-name="ce35" office:value-type="string">
            <text:p>G/G</text:p>
          </table:table-cell>
          <table:table-cell table:style-name="ce35" office:value-type="float" office:value="95.0">
            <text:p>95</text:p>
          </table:table-cell>
          <table:table-cell table:style-name="ce35" office:value-type="float" office:value="0.13">
            <text:p>0.13</text:p>
          </table:table-cell>
          <table:table-cell table:style-name="ce35" office:value-type="float" office:value="0.6">
            <text:p>0.6</text:p>
          </table:table-cell>
          <table:table-cell table:style-name="ce36" office:value-type="string">
            <text:p>A/A,A/G</text:p>
          </table:table-cell>
          <table:table-cell table:style-name="ce36" office:value-type="float" office:value="49.0">
            <text:p>49</text:p>
          </table:table-cell>
          <table:table-cell table:style-name="ce36" office:value-type="float" office:value="0.07">
            <text:p>0.07</text:p>
          </table:table-cell>
          <table:table-cell table:style-name="ce36" office:value-type="float" office:value="0.75">
            <text:p>0.75</text:p>
          </table:table-cell>
          <table:table-cell table:number-columns-repeated="4" table:style-name="ce37"/>
          <table:table-cell table:number-columns-repeated="4" table:style-name="ce29"/>
          <table:table-cell table:style-name="cf1" table:formula="of:=([L23]-[P23])/SQRT((((([M23]^2)*([K23]-1))+(([Q23]^2)*([O23]-1)))/([K23]+[O23])))"/>
          <table:table-cell table:style-name="cf1"/>
          <table:table-cell table:style-name="cf1"/>
          <table:table-cell table:style-name="ce32" office:value-type="string">
            <text:p>Processing speed or attention (z-score)</text:p>
          </table:table-cell>
          <table:table-cell table:style-name="ce33" office:value-type="float" office:value="1.5741466E7">
            <text:p>15741466</text:p>
          </table:table-cell>
          <table:table-cell table:style-name="ce29"/>
          <table:table-cell table:style-name="ce23" table:formula="of:=ROUND(([L23]-((1.96*[M23])/SQRT([K23])));3)"/>
          <table:table-cell table:style-name="ce23" table:formula="of:=ROUND(([L23]+((1.96*[M23])/SQRT([K23])));3)"/>
          <table:table-cell table:style-name="ce23" table:formula="of:=ROUND(([P23]-((1.96*[Q23])/SQRT([O23])));3)"/>
          <table:table-cell table:style-name="ce23" table:formula="of:=ROUND(([P23]+((1.96*[Q23])/SQRT([O23])));3)"/>
          <table:table-cell table:number-columns-repeated="989"/>
        </table:table-row>
        <table:table-row table:style-name="ro1">
          <table:table-cell table:style-name="ce24" office:value-type="string">
            <text:p>Nic</text:p>
          </table:table-cell>
          <table:table-cell table:style-name="ce25"/>
          <table:table-cell table:style-name="ce25" office:value-type="float" office:value="1.6446742E7">
            <text:p>16446742</text:p>
          </table:table-cell>
          <table:table-cell table:style-name="ce26" office:value-type="string">
            <text:p>BDNF</text:p>
          </table:table-cell>
          <table:table-cell table:style-name="ce26" office:value-type="string">
            <text:p>rs6265</text:p>
          </table:table-cell>
          <table:table-cell table:style-name="ce26" office:value-type="string">
            <text:p>RAVEN</text:p>
          </table:table-cell>
          <table:table-cell table:style-name="ce26" office:value-type="string">
            <text:p>Logical memory immediate score</text:p>
          </table:table-cell>
          <table:table-cell table:style-name="ce27" office:value-type="string">
            <text:p>attention</text:p>
          </table:table-cell>
          <table:table-cell table:style-name="ce28" office:value-type="string">
            <text:p>SD</text:p>
          </table:table-cell>
          <table:table-cell table:style-name="ce35" office:value-type="string">
            <text:p>G/G</text:p>
          </table:table-cell>
          <table:table-cell table:style-name="ce35" office:value-type="float" office:value="589.0">
            <text:p>589</text:p>
          </table:table-cell>
          <table:table-cell table:style-name="ce35" office:value-type="float" office:value="19.0">
            <text:p>19</text:p>
          </table:table-cell>
          <table:table-cell table:style-name="ce35" office:value-type="float" office:value="8.67">
            <text:p>8.67</text:p>
          </table:table-cell>
          <table:table-cell table:style-name="ce36" office:value-type="string">
            <text:p>G/A</text:p>
          </table:table-cell>
          <table:table-cell table:style-name="ce36" office:value-type="float" office:value="280.0">
            <text:p>280</text:p>
          </table:table-cell>
          <table:table-cell table:style-name="ce36" office:value-type="float" office:value="19.1">
            <text:p>19.1</text:p>
          </table:table-cell>
          <table:table-cell table:style-name="ce36" office:value-type="float" office:value="8.54">
            <text:p>8.54</text:p>
          </table:table-cell>
          <table:table-cell table:style-name="ce38" office:value-type="string">
            <text:p>A/A</text:p>
          </table:table-cell>
          <table:table-cell table:style-name="ce38" office:value-type="float" office:value="35.0">
            <text:p>35</text:p>
          </table:table-cell>
          <table:table-cell table:style-name="ce38" office:value-type="float" office:value="21.6">
            <text:p>21.6</text:p>
          </table:table-cell>
          <table:table-cell table:style-name="ce38" office:value-type="float" office:value="8.45">
            <text:p>8.45</text:p>
          </table:table-cell>
          <table:table-cell table:style-name="ce29" office:value-type="string">
            <text:p>F-test</text:p>
          </table:table-cell>
          <table:table-cell table:style-name="ce29" office:value-type="float" office:value="1.6">
            <text:p>1.6</text:p>
          </table:table-cell>
          <table:table-cell table:style-name="ce29" office:value-type="float" office:value="0.21">
            <text:p>0.21</text:p>
          </table:table-cell>
          <table:table-cell table:style-name="ce29" office:value-type="string">
            <text:p>no</text:p>
          </table:table-cell>
          <table:table-cell table:style-name="cf1" table:formula="of:=([L24]-[P24])/SQRT((((([M24]^2)*([K24]-1))+(([Q24]^2)*([O24]-1)))/([K24]+[O24])))"/>
          <table:table-cell table:style-name="cf1" table:formula="of:=([L24]-[T24])/SQRT((((([M24]^2)*([K24]-1))+(([U24]^2)*([S24]-1)))/([K24]+[S24])))"/>
          <table:table-cell table:style-name="cf1" table:formula="of:=([P24]-[T24])/SQRT((((([Q24]^2)*([O24]-1))+(([U24]^2)*([S24]-1)))/([O24]+[S24])))"/>
          <table:table-cell table:style-name="ce32"/>
          <table:table-cell table:style-name="ce33"/>
          <table:table-cell table:style-name="ce29" office:value-type="string">
            <text:p>F-test</text:p>
          </table:table-cell>
          <table:table-cell table:style-name="ce23" office:value-type="float" office:value="18.3">
            <text:p>18.3</text:p>
          </table:table-cell>
          <table:table-cell table:style-name="ce23" office:value-type="float" office:value="19.7">
            <text:p>19.7</text:p>
          </table:table-cell>
          <table:table-cell table:style-name="ce23" office:value-type="float" office:value="18.1">
            <text:p>18.1</text:p>
          </table:table-cell>
          <table:table-cell table:style-name="ce23" office:value-type="float" office:value="20.1">
            <text:p>20.1</text:p>
          </table:table-cell>
          <table:table-cell table:style-name="ce23" office:value-type="float" office:value="18.8">
            <text:p>18.8</text:p>
          </table:table-cell>
          <table:table-cell table:style-name="ce23" office:value-type="float" office:value="24.4">
            <text:p>24.4</text:p>
          </table:table-cell>
          <table:table-cell table:number-columns-repeated="987"/>
        </table:table-row>
        <table:table-row table:style-name="ro6">
          <table:table-cell table:style-name="ce24" office:value-type="string">
            <text:p>Andrew</text:p>
          </table:table-cell>
          <table:table-cell table:style-name="ce25" office:value-type="string">
            <text:p>1752.pdf</text:p>
          </table:table-cell>
          <table:table-cell table:style-name="ce25" office:value-type="float" office:value="1.6135641E7">
            <text:p>16135641</text:p>
          </table:table-cell>
          <table:table-cell table:style-name="ce26" office:value-type="string">
            <text:p>COMT</text:p>
          </table:table-cell>
          <table:table-cell table:style-name="ce26"/>
          <table:table-cell table:style-name="ce26" office:value-type="string">
            <text:p>CPT-IP</text:p>
          </table:table-cell>
          <table:table-cell table:style-name="ce26" office:value-type="string">
            <text:p>Reaction time variability</text:p>
          </table:table-cell>
          <table:table-cell table:style-name="ce27" office:value-type="string">
            <text:p>attention</text:p>
          </table:table-cell>
          <table:table-cell table:style-name="ce28" office:value-type="string">
            <text:p>SD</text:p>
          </table:table-cell>
          <table:table-cell table:style-name="ce35" office:value-type="string">
            <text:p>A/A</text:p>
          </table:table-cell>
          <table:table-cell table:style-name="ce35" office:value-type="float" office:value="108.562">
            <text:p>108.562</text:p>
          </table:table-cell>
          <table:table-cell table:style-name="ce35" office:value-type="float" office:value="108.8">
            <text:p>108.8</text:p>
          </table:table-cell>
          <table:table-cell table:style-name="ce35" office:value-type="float" office:value="20.5">
            <text:p>20.5</text:p>
          </table:table-cell>
          <table:table-cell table:style-name="ce36" office:value-type="string">
            <text:p>A/A</text:p>
          </table:table-cell>
          <table:table-cell table:style-name="ce36" office:value-type="float" office:value="242.42">
            <text:p>242.42</text:p>
          </table:table-cell>
          <table:table-cell table:style-name="ce36" office:value-type="float" office:value="111.8">
            <text:p>111.8</text:p>
          </table:table-cell>
          <table:table-cell table:style-name="ce36" office:value-type="float" office:value="22.5">
            <text:p>22.5</text:p>
          </table:table-cell>
          <table:table-cell table:style-name="ce38" office:value-type="string">
            <text:p>A/A</text:p>
          </table:table-cell>
          <table:table-cell table:style-name="ce30" table:formula="of:=527*0.33"/>
          <table:table-cell table:style-name="ce30" office:value-type="float" office:value="115.8">
            <text:p>115.8</text:p>
          </table:table-cell>
          <table:table-cell table:style-name="ce30" office:value-type="float" office:value="24.2">
            <text:p>24.2</text:p>
          </table:table-cell>
          <table:table-cell table:number-columns-repeated="4" table:style-name="ce29"/>
          <table:table-cell table:style-name="cf1" table:formula="of:=([L25]-[P25])/SQRT((((([M25]^2)*([K25]-1))+(([Q25]^2)*([O25]-1)))/([K25]+[O25])))"/>
          <table:table-cell table:style-name="cf1" table:formula="of:=([L25]-[T25])/SQRT((((([M25]^2)*([K25]-1))+(([U25]^2)*([S25]-1)))/([K25]+[S25])))"/>
          <table:table-cell table:style-name="cf1" table:formula="of:=([P25]-[T25])/SQRT((((([Q25]^2)*([O25]-1))+(([U25]^2)*([S25]-1)))/([O25]+[S25])))"/>
          <table:table-cell table:style-name="ce32" office:value-type="string">
            <text:p>estimated sizes using genotype frequency because only 527 of 543 were included in cognitive results.</text:p>
          </table:table-cell>
          <table:table-cell table:style-name="ce33" office:value-type="float" office:value="2772099.0">
            <text:p>2772099</text:p>
          </table:table-cell>
          <table:table-cell table:style-name="ce29"/>
          <table:table-cell table:style-name="ce23" table:formula="of:=ROUND(([L25]-((1.96*[M25])/SQRT([K25])));3)"/>
          <table:table-cell table:style-name="ce23" table:formula="of:=ROUND(([L25]+((1.96*[M25])/SQRT([K25])));3)"/>
          <table:table-cell table:style-name="ce23" table:formula="of:=ROUND(([P25]-((1.96*[Q25])/SQRT([O25])));3)"/>
          <table:table-cell table:style-name="ce23" table:formula="of:=ROUND(([P25]+((1.96*[Q25])/SQRT([O25])));3)"/>
          <table:table-cell table:style-name="ce23" table:formula="of:=ROUND(([T25]-((1.96*[U25])/SQRT([S25])));3)"/>
          <table:table-cell table:style-name="ce23" table:formula="of:=ROUND(([T25]+((1.96*[U25])/SQRT([S25])));3)"/>
          <table:table-cell table:number-columns-repeated="987"/>
        </table:table-row>
        <table:table-row table:style-name="ro4">
          <table:table-cell table:style-name="ce24" office:value-type="string">
            <text:p>Andrew</text:p>
          </table:table-cell>
          <table:table-cell table:style-name="ce25" office:value-type="string">
            <text:p>z_markov-et-al_nback-performance-dysbindin_2010.pdf</text:p>
          </table:table-cell>
          <table:table-cell table:style-name="ce25" office:value-type="float" office:value="1.9650139E7">
            <text:p>19650139</text:p>
          </table:table-cell>
          <table:table-cell table:style-name="ce26" office:value-type="string">
            <text:p>DTNBP1</text:p>
          </table:table-cell>
          <table:table-cell table:style-name="ce26" office:value-type="string">
            <text:p>rs1018381</text:p>
          </table:table-cell>
          <table:table-cell table:style-name="ce26" office:value-type="string">
            <text:p>0-back</text:p>
          </table:table-cell>
          <table:table-cell table:style-name="ce26" office:value-type="string">
            <text:p>Reaction time (ms)</text:p>
          </table:table-cell>
          <table:table-cell table:style-name="ce27" office:value-type="string">
            <text:p>attention</text:p>
          </table:table-cell>
          <table:table-cell table:style-name="ce28" office:value-type="string">
            <text:p>SD</text:p>
          </table:table-cell>
          <table:table-cell table:style-name="ce29" office:value-type="string">
            <text:p>C/T,C/C</text:p>
          </table:table-cell>
          <table:table-cell table:style-name="ce29" office:value-type="float" office:value="22.0">
            <text:p>22</text:p>
          </table:table-cell>
          <table:table-cell table:style-name="ce29" office:value-type="float" office:value="388.74">
            <text:p>388.74</text:p>
          </table:table-cell>
          <table:table-cell table:style-name="ce29" office:value-type="float" office:value="60.56">
            <text:p>60.56</text:p>
          </table:table-cell>
          <table:table-cell table:style-name="ce25" office:value-type="string">
            <text:p>C/C</text:p>
          </table:table-cell>
          <table:table-cell table:style-name="ce25" office:value-type="float" office:value="35.0">
            <text:p>35</text:p>
          </table:table-cell>
          <table:table-cell table:style-name="ce25" office:value-type="float" office:value="381.67">
            <text:p>381.67</text:p>
          </table:table-cell>
          <table:table-cell table:style-name="ce25" office:value-type="float" office:value="35.15">
            <text:p>35.15</text:p>
          </table:table-cell>
          <table:table-cell table:number-columns-repeated="4" table:style-name="ce30"/>
          <table:table-cell table:style-name="ce29" office:value-type="string">
            <text:p>U-test</text:p>
          </table:table-cell>
          <table:table-cell table:style-name="ce29" office:value-type="float" office:value="0.27">
            <text:p>0.27</text:p>
          </table:table-cell>
          <table:table-cell table:style-name="ce29" office:value-type="string">
            <text:p>&gt;0.05</text:p>
          </table:table-cell>
          <table:table-cell table:style-name="ce29" office:value-type="string">
            <text:p>no</text:p>
          </table:table-cell>
          <table:table-cell table:style-name="cf1" table:formula="of:=([L26]-[P26])/SQRT((((([M26]^2)*([K26]-1))+(([Q26]^2)*([O26]-1)))/([K26]+[O26])))"/>
          <table:table-cell table:style-name="cf1"/>
          <table:table-cell table:style-name="cf1"/>
          <table:table-cell table:style-name="ce32"/>
          <table:table-cell table:style-name="ce33" office:value-type="string">
            <text:p>Cohen JD,Forman SD,Braver TS,Casey BJ,Servan-Schreiber D,Noll DC ( 1993): Activation of the prefrontal cortex in a nonspatial working memory task with functional MRI. Hum Brain Mapp 1: 293–304.</text:p>
          </table:table-cell>
          <table:table-cell table:style-name="ce29" office:value-type="string">
            <text:p>u-test</text:p>
          </table:table-cell>
          <table:table-cell table:style-name="ce23" table:formula="of:=ROUND(([L26]-((1.96*[M26])/SQRT([K26])));3)"/>
          <table:table-cell table:style-name="ce23" table:formula="of:=ROUND(([L26]+((1.96*[M26])/SQRT([K26])));3)"/>
          <table:table-cell table:style-name="ce23" table:formula="of:=ROUND(([P26]-((1.96*[Q26])/SQRT([O26])));3)"/>
          <table:table-cell table:style-name="ce23" table:formula="of:=ROUND(([P26]+((1.96*[Q26])/SQRT([O26])));3)"/>
          <table:table-cell table:number-columns-repeated="989"/>
        </table:table-row>
        <table:table-row table:style-name="ro7">
          <table:table-cell table:style-name="ce24" office:value-type="string">
            <text:p>Nic</text:p>
          </table:table-cell>
          <table:table-cell table:style-name="ce25" office:value-type="string">
            <text:p>S0033291709005388a.pdf</text:p>
          </table:table-cell>
          <table:table-cell table:style-name="ce25" office:value-type="float" office:value="1.9335929E7">
            <text:p>19335929</text:p>
          </table:table-cell>
          <table:table-cell table:style-name="ce26" office:value-type="string">
            <text:p>DTNBP1</text:p>
          </table:table-cell>
          <table:table-cell table:style-name="ce26" office:value-type="string">
            <text:p>rs1018381</text:p>
          </table:table-cell>
          <table:table-cell table:style-name="ce26" office:value-type="string">
            <text:p>Attention d2</text:p>
          </table:table-cell>
          <table:table-cell table:style-name="ce26" office:value-type="string">
            <text:p>Attention (kl)</text:p>
          </table:table-cell>
          <table:table-cell table:style-name="ce27" office:value-type="string">
            <text:p>attention</text:p>
          </table:table-cell>
          <table:table-cell table:style-name="ce28" office:value-type="string">
            <text:p>SD</text:p>
          </table:table-cell>
          <table:table-cell table:style-name="ce29" office:value-type="string">
            <text:p>G/G</text:p>
          </table:table-cell>
          <table:table-cell table:style-name="ce29" office:value-type="float" office:value="424.0">
            <text:p>424</text:p>
          </table:table-cell>
          <table:table-cell table:style-name="ce29" office:value-type="float" office:value="193.63">
            <text:p>193.63</text:p>
          </table:table-cell>
          <table:table-cell table:style-name="ce29" office:value-type="float" office:value="37.16">
            <text:p>37.16</text:p>
          </table:table-cell>
          <table:table-cell table:style-name="ce25" office:value-type="string">
            <text:p>A/A,A/G</text:p>
          </table:table-cell>
          <table:table-cell table:style-name="ce25" office:value-type="float" office:value="94.0">
            <text:p>94</text:p>
          </table:table-cell>
          <table:table-cell table:style-name="ce25" office:value-type="float" office:value="196.39">
            <text:p>196.39</text:p>
          </table:table-cell>
          <table:table-cell table:style-name="ce25" office:value-type="float" office:value="40.81">
            <text:p>40.81</text:p>
          </table:table-cell>
          <table:table-cell table:number-columns-repeated="4" table:style-name="ce30"/>
          <table:table-cell table:style-name="ce29" office:value-type="string">
            <text:p>F-test</text:p>
          </table:table-cell>
          <table:table-cell table:style-name="ce29" office:value-type="float" office:value="0.41">
            <text:p>0.41</text:p>
          </table:table-cell>
          <table:table-cell table:style-name="ce29" office:value-type="float" office:value="0.522">
            <text:p>0.522</text:p>
          </table:table-cell>
          <table:table-cell table:style-name="ce29" office:value-type="string">
            <text:p>no</text:p>
          </table:table-cell>
          <table:table-cell table:style-name="cf1" table:formula="of:=([L27]-[P27])/SQRT((((([M27]^2)*([K27]-1))+(([Q27]^2)*([O27]-1)))/([K27]+[O27])))"/>
          <table:table-cell table:style-name="cf1"/>
          <table:table-cell table:style-name="cf1"/>
          <table:table-cell table:style-name="ce32"/>
          <table:table-cell table:style-name="ce33" office:value-type="string">
            <text:p>Brickenkamp R: Der Aufmerksamkeits-Belastungstest d2. Hogrefe,Göttingen; 2002.</text:p>
          </table:table-cell>
          <table:table-cell table:style-name="ce29" office:value-type="string">
            <text:p>F-test</text:p>
          </table:table-cell>
          <table:table-cell table:style-name="ce23" table:formula="of:=ROUND(([L27]-((1.96*[M27])/SQRT([K27])));3)"/>
          <table:table-cell table:style-name="ce23" table:formula="of:=ROUND(([L27]+((1.96*[M27])/SQRT([K27])));3)"/>
          <table:table-cell table:style-name="ce23" table:formula="of:=ROUND(([P27]-((1.96*[Q27])/SQRT([O27])));3)"/>
          <table:table-cell table:style-name="ce23" table:formula="of:=ROUND(([P27]+((1.96*[Q27])/SQRT([O27])));3)"/>
          <table:table-cell table:number-columns-repeated="989"/>
        </table:table-row>
        <table:table-row table:style-name="ro1">
          <table:table-cell table:style-name="ce24" office:value-type="string">
            <text:p>Nic</text:p>
          </table:table-cell>
          <table:table-cell table:style-name="ce25" office:value-type="string">
            <text:p>S0033291709005388a.pdf</text:p>
          </table:table-cell>
          <table:table-cell table:style-name="ce25" office:value-type="float" office:value="1.9335929E7">
            <text:p>19335929</text:p>
          </table:table-cell>
          <table:table-cell table:style-name="ce26" office:value-type="string">
            <text:p>DTNBP1</text:p>
          </table:table-cell>
          <table:table-cell table:style-name="ce26" office:value-type="string">
            <text:p>rs1018381</text:p>
          </table:table-cell>
          <table:table-cell table:style-name="ce26" office:value-type="string">
            <text:p>LNS</text:p>
          </table:table-cell>
          <table:table-cell table:style-name="ce26" office:value-type="string">
            <text:p>Attention</text:p>
          </table:table-cell>
          <table:table-cell table:style-name="ce27" office:value-type="string">
            <text:p>attention</text:p>
          </table:table-cell>
          <table:table-cell table:style-name="ce28" office:value-type="string">
            <text:p>SD</text:p>
          </table:table-cell>
          <table:table-cell table:style-name="ce29" office:value-type="string">
            <text:p>G/G</text:p>
          </table:table-cell>
          <table:table-cell table:style-name="ce29" office:value-type="float" office:value="424.0">
            <text:p>424</text:p>
          </table:table-cell>
          <table:table-cell table:style-name="ce29" office:value-type="float" office:value="16.39">
            <text:p>16.39</text:p>
          </table:table-cell>
          <table:table-cell table:style-name="ce29" office:value-type="float" office:value="2.58">
            <text:p>2.58</text:p>
          </table:table-cell>
          <table:table-cell table:style-name="ce25" office:value-type="string">
            <text:p>A/A,A/G</text:p>
          </table:table-cell>
          <table:table-cell table:style-name="ce25" office:value-type="float" office:value="94.0">
            <text:p>94</text:p>
          </table:table-cell>
          <table:table-cell table:style-name="ce25" office:value-type="float" office:value="16.78">
            <text:p>16.78</text:p>
          </table:table-cell>
          <table:table-cell table:style-name="ce25" office:value-type="float" office:value="2.41">
            <text:p>2.41</text:p>
          </table:table-cell>
          <table:table-cell table:number-columns-repeated="4" table:style-name="ce30"/>
          <table:table-cell table:style-name="ce29" office:value-type="string">
            <text:p>F-test</text:p>
          </table:table-cell>
          <table:table-cell table:style-name="ce29" office:value-type="float" office:value="1.85">
            <text:p>1.85</text:p>
          </table:table-cell>
          <table:table-cell table:style-name="ce29" office:value-type="float" office:value="0.174">
            <text:p>0.174</text:p>
          </table:table-cell>
          <table:table-cell table:style-name="ce29" office:value-type="string">
            <text:p>no</text:p>
          </table:table-cell>
          <table:table-cell table:style-name="cf1" table:formula="of:=([L28]-[P28])/SQRT((((([M28]^2)*([K28]-1))+(([Q28]^2)*([O28]-1)))/([K28]+[O28])))"/>
          <table:table-cell table:style-name="cf1"/>
          <table:table-cell table:style-name="cf1"/>
          <table:table-cell table:style-name="ce32"/>
          <table:table-cell table:style-name="ce33"/>
          <table:table-cell table:style-name="ce29" office:value-type="string">
            <text:p>F-test</text:p>
          </table:table-cell>
          <table:table-cell table:style-name="ce23" table:formula="of:=ROUND(([L28]-((1.96*[M28])/SQRT([K28])));3)"/>
          <table:table-cell table:style-name="ce23" table:formula="of:=ROUND(([L28]+((1.96*[M28])/SQRT([K28])));3)"/>
          <table:table-cell table:style-name="ce23" table:formula="of:=ROUND(([P28]-((1.96*[Q28])/SQRT([O28])));3)"/>
          <table:table-cell table:style-name="ce23" table:formula="of:=ROUND(([P28]+((1.96*[Q28])/SQRT([O28])));3)"/>
          <table:table-cell table:number-columns-repeated="989"/>
        </table:table-row>
        <table:table-row table:style-name="ro1">
          <table:table-cell table:style-name="ce24" office:value-type="string">
            <text:p>Nic</text:p>
          </table:table-cell>
          <table:table-cell table:style-name="ce25" office:value-type="string">
            <text:p>S0033291709005388a.pdf</text:p>
          </table:table-cell>
          <table:table-cell table:style-name="ce25" office:value-type="float" office:value="1.9335929E7">
            <text:p>19335929</text:p>
          </table:table-cell>
          <table:table-cell table:style-name="ce26" office:value-type="string">
            <text:p>DTNBP1</text:p>
          </table:table-cell>
          <table:table-cell table:style-name="ce26" office:value-type="string">
            <text:p>rs1018381</text:p>
          </table:table-cell>
          <table:table-cell table:style-name="ce26" office:value-type="string">
            <text:p>MWT-B</text:p>
          </table:table-cell>
          <table:table-cell table:style-name="ce26" office:value-type="string">
            <text:p>Attention</text:p>
          </table:table-cell>
          <table:table-cell table:style-name="ce27" office:value-type="string">
            <text:p>attention</text:p>
          </table:table-cell>
          <table:table-cell table:style-name="ce28" office:value-type="string">
            <text:p>SD</text:p>
          </table:table-cell>
          <table:table-cell table:style-name="ce29" office:value-type="string">
            <text:p>G/G</text:p>
          </table:table-cell>
          <table:table-cell table:style-name="ce29" office:value-type="float" office:value="424.0">
            <text:p>424</text:p>
          </table:table-cell>
          <table:table-cell table:style-name="ce29" office:value-type="float" office:value="109.73">
            <text:p>109.73</text:p>
          </table:table-cell>
          <table:table-cell table:style-name="ce29" office:value-type="float" office:value="12.27">
            <text:p>12.27</text:p>
          </table:table-cell>
          <table:table-cell table:style-name="ce25" office:value-type="string">
            <text:p>A/A,A/G</text:p>
          </table:table-cell>
          <table:table-cell table:style-name="ce25" office:value-type="float" office:value="94.0">
            <text:p>94</text:p>
          </table:table-cell>
          <table:table-cell table:style-name="ce25" office:value-type="float" office:value="110.91">
            <text:p>110.91</text:p>
          </table:table-cell>
          <table:table-cell table:style-name="ce25" office:value-type="float" office:value="12.71">
            <text:p>12.71</text:p>
          </table:table-cell>
          <table:table-cell table:number-columns-repeated="4" table:style-name="ce30"/>
          <table:table-cell table:style-name="ce29" office:value-type="string">
            <text:p>F-test</text:p>
          </table:table-cell>
          <table:table-cell table:style-name="ce29" office:value-type="float" office:value="0.7">
            <text:p>0.7</text:p>
          </table:table-cell>
          <table:table-cell table:style-name="ce29" office:value-type="float" office:value="0.402">
            <text:p>0.402</text:p>
          </table:table-cell>
          <table:table-cell table:style-name="ce29" office:value-type="string">
            <text:p>no</text:p>
          </table:table-cell>
          <table:table-cell table:style-name="cf1" table:formula="of:=([L29]-[P29])/SQRT((((([M29]^2)*([K29]-1))+(([Q29]^2)*([O29]-1)))/([K29]+[O29])))"/>
          <table:table-cell table:style-name="cf1"/>
          <table:table-cell table:style-name="cf1"/>
          <table:table-cell table:style-name="ce32"/>
          <table:table-cell table:style-name="ce33"/>
          <table:table-cell table:style-name="ce29" office:value-type="string">
            <text:p>F-test</text:p>
          </table:table-cell>
          <table:table-cell table:style-name="ce23" table:formula="of:=ROUND(([L29]-((1.96*[M29])/SQRT([K29])));3)"/>
          <table:table-cell table:style-name="ce23" table:formula="of:=ROUND(([L29]+((1.96*[M29])/SQRT([K29])));3)"/>
          <table:table-cell table:style-name="ce23" table:formula="of:=ROUND(([P29]-((1.96*[Q29])/SQRT([O29])));3)"/>
          <table:table-cell table:style-name="ce23" table:formula="of:=ROUND(([P29]+((1.96*[Q29])/SQRT([O29])));3)"/>
          <table:table-cell table:number-columns-repeated="989"/>
        </table:table-row>
        <table:table-row table:style-name="ro1">
          <table:table-cell table:style-name="ce24" office:value-type="string">
            <text:p>Nic</text:p>
          </table:table-cell>
          <table:table-cell table:style-name="ce25" office:value-type="string">
            <text:p>S0033291709005388a.pdf</text:p>
          </table:table-cell>
          <table:table-cell table:style-name="ce25" office:value-type="float" office:value="1.9335929E7">
            <text:p>19335929</text:p>
          </table:table-cell>
          <table:table-cell table:style-name="ce26" office:value-type="string">
            <text:p>DTNBP1</text:p>
          </table:table-cell>
          <table:table-cell table:style-name="ce26" office:value-type="string">
            <text:p>rs1018381</text:p>
          </table:table-cell>
          <table:table-cell table:style-name="ce26" office:value-type="string">
            <text:p>Spatial span</text:p>
          </table:table-cell>
          <table:table-cell table:style-name="ce26" office:value-type="string">
            <text:p>Attention</text:p>
          </table:table-cell>
          <table:table-cell table:style-name="ce27" office:value-type="string">
            <text:p>attention</text:p>
          </table:table-cell>
          <table:table-cell table:style-name="ce28" office:value-type="string">
            <text:p>SD</text:p>
          </table:table-cell>
          <table:table-cell table:style-name="ce29" office:value-type="string">
            <text:p>G/G</text:p>
          </table:table-cell>
          <table:table-cell table:style-name="ce29" office:value-type="float" office:value="424.0">
            <text:p>424</text:p>
          </table:table-cell>
          <table:table-cell table:style-name="ce29" office:value-type="float" office:value="19.1">
            <text:p>19.1</text:p>
          </table:table-cell>
          <table:table-cell table:style-name="ce29" office:value-type="float" office:value="2.94">
            <text:p>2.94</text:p>
          </table:table-cell>
          <table:table-cell table:style-name="ce25" office:value-type="string">
            <text:p>A/A,A/G</text:p>
          </table:table-cell>
          <table:table-cell table:style-name="ce25" office:value-type="float" office:value="94.0">
            <text:p>94</text:p>
          </table:table-cell>
          <table:table-cell table:style-name="ce25" office:value-type="float" office:value="19.01">
            <text:p>19.01</text:p>
          </table:table-cell>
          <table:table-cell table:style-name="ce25" office:value-type="float" office:value="2.98">
            <text:p>2.98</text:p>
          </table:table-cell>
          <table:table-cell table:number-columns-repeated="4" table:style-name="ce30"/>
          <table:table-cell table:style-name="ce29" office:value-type="string">
            <text:p>F-test</text:p>
          </table:table-cell>
          <table:table-cell table:style-name="ce29" office:value-type="float" office:value="0.08">
            <text:p>0.08</text:p>
          </table:table-cell>
          <table:table-cell table:style-name="ce29" office:value-type="float" office:value="0.782">
            <text:p>0.782</text:p>
          </table:table-cell>
          <table:table-cell table:style-name="ce29" office:value-type="string">
            <text:p>no</text:p>
          </table:table-cell>
          <table:table-cell table:style-name="cf1" table:formula="of:=([L30]-[P30])/SQRT((((([M30]^2)*([K30]-1))+(([Q30]^2)*([O30]-1)))/([K30]+[O30])))"/>
          <table:table-cell table:style-name="cf1"/>
          <table:table-cell table:style-name="cf1"/>
          <table:table-cell table:style-name="ce32"/>
          <table:table-cell table:style-name="ce33"/>
          <table:table-cell table:style-name="ce29" office:value-type="string">
            <text:p>F-test</text:p>
          </table:table-cell>
          <table:table-cell table:style-name="ce23" table:formula="of:=ROUND(([L30]-((1.96*[M30])/SQRT([K30])));3)"/>
          <table:table-cell table:style-name="ce23" table:formula="of:=ROUND(([L30]+((1.96*[M30])/SQRT([K30])));3)"/>
          <table:table-cell table:style-name="ce23" table:formula="of:=ROUND(([P30]-((1.96*[Q30])/SQRT([O30])));3)"/>
          <table:table-cell table:style-name="ce23" table:formula="of:=ROUND(([P30]+((1.96*[Q30])/SQRT([O30])));3)"/>
          <table:table-cell table:number-columns-repeated="989"/>
        </table:table-row>
        <table:table-row table:style-name="ro1">
          <table:table-cell table:style-name="ce24" office:value-type="string">
            <text:p>Nic</text:p>
          </table:table-cell>
          <table:table-cell table:style-name="ce25" office:value-type="string">
            <text:p>S0033291709005388a.pdf</text:p>
          </table:table-cell>
          <table:table-cell table:style-name="ce25" office:value-type="float" office:value="1.9335929E7">
            <text:p>19335929</text:p>
          </table:table-cell>
          <table:table-cell table:style-name="ce26" office:value-type="string">
            <text:p>DTNBP1</text:p>
          </table:table-cell>
          <table:table-cell table:style-name="ce26" office:value-type="string">
            <text:p>rs1018381</text:p>
          </table:table-cell>
          <table:table-cell table:style-name="ce26" office:value-type="string">
            <text:p>TMT-B</text:p>
          </table:table-cell>
          <table:table-cell table:style-name="ce26" office:value-type="string">
            <text:p>Attention</text:p>
          </table:table-cell>
          <table:table-cell table:style-name="ce27" office:value-type="string">
            <text:p>attention</text:p>
          </table:table-cell>
          <table:table-cell table:style-name="ce28" office:value-type="string">
            <text:p>SD</text:p>
          </table:table-cell>
          <table:table-cell table:style-name="ce29" office:value-type="string">
            <text:p>G/G</text:p>
          </table:table-cell>
          <table:table-cell table:style-name="ce29" office:value-type="float" office:value="424.0">
            <text:p>424</text:p>
          </table:table-cell>
          <table:table-cell table:style-name="ce29" office:value-type="float" office:value="62.38">
            <text:p>62.38</text:p>
          </table:table-cell>
          <table:table-cell table:style-name="ce29" office:value-type="float" office:value="19.43">
            <text:p>19.43</text:p>
          </table:table-cell>
          <table:table-cell table:style-name="ce25" office:value-type="string">
            <text:p>A/A,A/G</text:p>
          </table:table-cell>
          <table:table-cell table:style-name="ce25" office:value-type="float" office:value="94.0">
            <text:p>94</text:p>
          </table:table-cell>
          <table:table-cell table:style-name="ce25" office:value-type="float" office:value="60.99">
            <text:p>60.99</text:p>
          </table:table-cell>
          <table:table-cell table:style-name="ce25" office:value-type="float" office:value="20.25">
            <text:p>20.25</text:p>
          </table:table-cell>
          <table:table-cell table:number-columns-repeated="4" table:style-name="ce30"/>
          <table:table-cell table:style-name="ce29" office:value-type="string">
            <text:p>F-test</text:p>
          </table:table-cell>
          <table:table-cell table:style-name="ce29" office:value-type="float" office:value="0.39">
            <text:p>0.39</text:p>
          </table:table-cell>
          <table:table-cell table:style-name="ce29" office:value-type="float" office:value="0.532">
            <text:p>0.532</text:p>
          </table:table-cell>
          <table:table-cell table:style-name="ce29" office:value-type="string">
            <text:p>no</text:p>
          </table:table-cell>
          <table:table-cell table:style-name="cf1" table:formula="of:=([L31]-[P31])/SQRT((((([M31]^2)*([K31]-1))+(([Q31]^2)*([O31]-1)))/([K31]+[O31])))"/>
          <table:table-cell table:style-name="cf1"/>
          <table:table-cell table:style-name="cf1"/>
          <table:table-cell table:style-name="ce32"/>
          <table:table-cell table:style-name="ce33"/>
          <table:table-cell table:style-name="ce29" office:value-type="string">
            <text:p>F-test</text:p>
          </table:table-cell>
          <table:table-cell table:style-name="ce23" table:formula="of:=ROUND(([L31]-((1.96*[M31])/SQRT([K31])));3)"/>
          <table:table-cell table:style-name="ce23" table:formula="of:=ROUND(([L31]+((1.96*[M31])/SQRT([K31])));3)"/>
          <table:table-cell table:style-name="ce23" table:formula="of:=ROUND(([P31]-((1.96*[Q31])/SQRT([O31])));3)"/>
          <table:table-cell table:style-name="ce23" table:formula="of:=ROUND(([P31]+((1.96*[Q31])/SQRT([O31])));3)"/>
          <table:table-cell table:number-columns-repeated="989"/>
        </table:table-row>
        <table:table-row table:style-name="ro2">
          <table:table-cell table:style-name="ce24" office:value-type="string">
            <text:p>andrew</text:p>
          </table:table-cell>
          <table:table-cell table:style-name="ce25" office:value-type="string">
            <text:p>j.1440-1819.2009.01985.x.txt</text:p>
          </table:table-cell>
          <table:table-cell table:style-name="ce25" office:value-type="float" office:value="1.9496996E7">
            <text:p>19496996</text:p>
          </table:table-cell>
          <table:table-cell table:style-name="ce26" office:value-type="string">
            <text:p>DTNBP1</text:p>
          </table:table-cell>
          <table:table-cell table:style-name="ce26" office:value-type="string">
            <text:p>rs2619539 </text:p>
          </table:table-cell>
          <table:table-cell table:style-name="ce26" office:value-type="string">
            <text:p>WMS-R</text:p>
          </table:table-cell>
          <table:table-cell table:style-name="ce26" office:value-type="string">
            <text:p>Attention/concentration</text:p>
          </table:table-cell>
          <table:table-cell table:style-name="ce27" office:value-type="string">
            <text:p>attention</text:p>
          </table:table-cell>
          <table:table-cell table:style-name="ce28" office:value-type="string">
            <text:p>SD</text:p>
          </table:table-cell>
          <table:table-cell table:style-name="ce29" office:value-type="string">
            <text:p>G/G</text:p>
          </table:table-cell>
          <table:table-cell table:style-name="ce29" office:value-type="float" office:value="69.0">
            <text:p>69</text:p>
          </table:table-cell>
          <table:table-cell table:style-name="ce29" office:value-type="float" office:value="105.3">
            <text:p>105.3</text:p>
          </table:table-cell>
          <table:table-cell table:style-name="ce29" office:value-type="float" office:value="13.8">
            <text:p>13.8</text:p>
          </table:table-cell>
          <table:table-cell table:style-name="ce25" office:value-type="string">
            <text:p>G/C</text:p>
          </table:table-cell>
          <table:table-cell table:style-name="ce25" office:value-type="float" office:value="80.0">
            <text:p>80</text:p>
          </table:table-cell>
          <table:table-cell table:style-name="ce25" office:value-type="float" office:value="104.7">
            <text:p>104.7</text:p>
          </table:table-cell>
          <table:table-cell table:style-name="ce25" office:value-type="float" office:value="14.9">
            <text:p>14.9</text:p>
          </table:table-cell>
          <table:table-cell table:style-name="ce30" office:value-type="string">
            <text:p>C/C</text:p>
          </table:table-cell>
          <table:table-cell table:style-name="ce30" office:value-type="float" office:value="16.0">
            <text:p>16</text:p>
          </table:table-cell>
          <table:table-cell table:style-name="ce30" office:value-type="float" office:value="100.8">
            <text:p>100.8</text:p>
          </table:table-cell>
          <table:table-cell table:style-name="ce30" office:value-type="float" office:value="10.4">
            <text:p>10.4</text:p>
          </table:table-cell>
          <table:table-cell table:style-name="ce29" office:value-type="string">
            <text:p>ANOVA</text:p>
          </table:table-cell>
          <table:table-cell table:style-name="ce29"/>
          <table:table-cell table:style-name="ce29" office:value-type="float" office:value="0.45">
            <text:p>0.45</text:p>
          </table:table-cell>
          <table:table-cell table:style-name="ce29" office:value-type="string">
            <text:p>no</text:p>
          </table:table-cell>
          <table:table-cell table:style-name="cf1" table:formula="of:=([L32]-[P32])/SQRT((((([M32]^2)*([K32]-1))+(([Q32]^2)*([O32]-1)))/([K32]+[O32])))"/>
          <table:table-cell table:style-name="cf1" table:formula="of:=([L32]-[T32])/SQRT((((([M32]^2)*([K32]-1))+(([U32]^2)*([S32]-1)))/([K32]+[S32])))"/>
          <table:table-cell table:style-name="cf1" table:formula="of:=([P32]-[T32])/SQRT((((([Q32]^2)*([O32]-1))+(([U32]^2)*([S32]-1)))/([O32]+[S32])))"/>
          <table:table-cell table:style-name="ce32"/>
          <table:table-cell table:style-name="ce33" office:value-type="string">
            <text:p>Sugishita M. Japanese Wechsler Memory Scale–Revised. Nihonbunkakagakusha,Tokyo,2001.; Wechsler D. Wechsler Memory Scale Manual–Revised. Psychological Corporation,San Antonio,TX,1987.</text:p>
          </table:table-cell>
          <table:table-cell table:style-name="ce29" office:value-type="string">
            <text:p>ANOVA</text:p>
          </table:table-cell>
          <table:table-cell table:style-name="ce23" table:formula="of:=ROUND(([L32]-((1.96*[M32])/SQRT([K32])));3)"/>
          <table:table-cell table:style-name="ce23" table:formula="of:=ROUND(([L32]+((1.96*[M32])/SQRT([K32])));3)"/>
          <table:table-cell table:style-name="ce23" table:formula="of:=ROUND(([P32]-((1.96*[Q32])/SQRT([O32])));3)"/>
          <table:table-cell table:style-name="ce23" table:formula="of:=ROUND(([P32]+((1.96*[Q32])/SQRT([O32])));3)"/>
          <table:table-cell table:style-name="ce23" table:formula="of:=ROUND(([T32]-((1.96*[U32])/SQRT([S32])));3)"/>
          <table:table-cell table:style-name="ce23" table:formula="of:=ROUND(([T32]+((1.96*[U32])/SQRT([S32])));3)"/>
          <table:table-cell table:number-columns-repeated="987"/>
        </table:table-row>
        <table:table-row table:style-name="ro7">
          <table:table-cell table:style-name="ce24" office:value-type="string">
            <text:p>Andrew</text:p>
          </table:table-cell>
          <table:table-cell table:style-name="ce25" office:value-type="string">
            <text:p>1471-244x-9-50.pdf</text:p>
          </table:table-cell>
          <table:table-cell table:style-name="ce25" office:value-type="float" office:value="1.9778423E7">
            <text:p>19778423</text:p>
          </table:table-cell>
          <table:table-cell table:style-name="ce26" office:value-type="string">
            <text:p>G72</text:p>
          </table:table-cell>
          <table:table-cell table:style-name="ce26" office:value-type="string">
            <text:p>rs3918342 </text:p>
          </table:table-cell>
          <table:table-cell table:style-name="ce26" office:value-type="string">
            <text:p>Attention d2</text:p>
          </table:table-cell>
          <table:table-cell table:style-name="ce26" office:value-type="string">
            <text:p>Total correct</text:p>
          </table:table-cell>
          <table:table-cell table:style-name="ce27" office:value-type="string">
            <text:p>attention</text:p>
          </table:table-cell>
          <table:table-cell table:style-name="ce28" office:value-type="string">
            <text:p>SD</text:p>
          </table:table-cell>
          <table:table-cell table:style-name="ce29" office:value-type="string">
            <text:p>M23(T/T)</text:p>
          </table:table-cell>
          <table:table-cell table:style-name="ce29" office:value-type="float" office:value="95.0">
            <text:p>95</text:p>
          </table:table-cell>
          <table:table-cell table:style-name="ce29" office:value-type="float" office:value="200.9">
            <text:p>200.9</text:p>
          </table:table-cell>
          <table:table-cell table:style-name="ce29" office:value-type="float" office:value="35.0">
            <text:p>35</text:p>
          </table:table-cell>
          <table:table-cell table:style-name="ce25" office:value-type="string">
            <text:p>M23(T/C)</text:p>
          </table:table-cell>
          <table:table-cell table:style-name="ce25" office:value-type="float" office:value="221.0">
            <text:p>221</text:p>
          </table:table-cell>
          <table:table-cell table:style-name="ce25" office:value-type="float" office:value="187.6">
            <text:p>187.6</text:p>
          </table:table-cell>
          <table:table-cell table:style-name="ce25" office:value-type="float" office:value="33.4">
            <text:p>33.4</text:p>
          </table:table-cell>
          <table:table-cell table:style-name="ce30" office:value-type="string">
            <text:p>M23(C/C)</text:p>
          </table:table-cell>
          <table:table-cell table:style-name="ce30" office:value-type="float" office:value="107.0">
            <text:p>107</text:p>
          </table:table-cell>
          <table:table-cell table:style-name="ce30" office:value-type="float" office:value="198.8">
            <text:p>198.8</text:p>
          </table:table-cell>
          <table:table-cell table:style-name="ce30" office:value-type="float" office:value="34.3">
            <text:p>34.3</text:p>
          </table:table-cell>
          <table:table-cell table:style-name="ce29" office:value-type="string">
            <text:p>F-test</text:p>
          </table:table-cell>
          <table:table-cell table:style-name="ce29" office:value-type="float" office:value="6.832">
            <text:p>6.832</text:p>
          </table:table-cell>
          <table:table-cell table:style-name="ce29" office:value-type="float" office:value="0.001">
            <text:p>0.001</text:p>
          </table:table-cell>
          <table:table-cell table:style-name="ce29" office:value-type="string">
            <text:p>yes</text:p>
          </table:table-cell>
          <table:table-cell table:style-name="cf1" table:formula="of:=([L33]-[P33])/SQRT((((([M33]^2)*([K33]-1))+(([Q33]^2)*([O33]-1)))/([K33]+[O33])))"/>
          <table:table-cell table:style-name="cf1" table:formula="of:=([L33]-[T33])/SQRT((((([M33]^2)*([K33]-1))+(([U33]^2)*([S33]-1)))/([K33]+[S33])))"/>
          <table:table-cell table:style-name="cf1" table:formula="of:=([P33]-[T33])/SQRT((((([Q33]^2)*([O33]-1))+(([U33]^2)*([S33]-1)))/([O33]+[S33])))"/>
          <table:table-cell table:style-name="ce32"/>
          <table:table-cell table:style-name="ce33" office:value-type="string">
            <text:p>Brickenkamp R: Der Aufmerksamkeits-Belastungstest d2. Hogrefe,Göttingen; 2002.</text:p>
          </table:table-cell>
          <table:table-cell table:style-name="ce29" office:value-type="string">
            <text:p>ANOVA; f-test</text:p>
          </table:table-cell>
          <table:table-cell table:style-name="ce23" table:formula="of:=ROUND(([L33]-((1.96*[M33])/SQRT([K33])));3)"/>
          <table:table-cell table:style-name="ce23" table:formula="of:=ROUND(([L33]+((1.96*[M33])/SQRT([K33])));3)"/>
          <table:table-cell table:style-name="ce23" table:formula="of:=ROUND(([P33]-((1.96*[Q33])/SQRT([O33])));3)"/>
          <table:table-cell table:style-name="ce23" table:formula="of:=ROUND(([P33]+((1.96*[Q33])/SQRT([O33])));3)"/>
          <table:table-cell table:style-name="ce23" table:formula="of:=ROUND(([T33]-((1.96*[U33])/SQRT([S33])));3)"/>
          <table:table-cell table:style-name="ce23" table:formula="of:=ROUND(([T33]+((1.96*[U33])/SQRT([S33])));3)"/>
          <table:table-cell table:number-columns-repeated="987"/>
        </table:table-row>
        <table:table-row table:style-name="ro8">
          <table:table-cell table:style-name="ce24" office:value-type="string">
            <text:p>Andrew</text:p>
          </table:table-cell>
          <table:table-cell table:style-name="ce25" office:value-type="string">
            <text:p>1471-244x-9-50.pdf</text:p>
          </table:table-cell>
          <table:table-cell table:style-name="ce25" office:value-type="float" office:value="1.9778423E7">
            <text:p>19778423</text:p>
          </table:table-cell>
          <table:table-cell table:style-name="ce26" office:value-type="string">
            <text:p>G72</text:p>
          </table:table-cell>
          <table:table-cell table:style-name="ce26" office:value-type="string">
            <text:p>rs3918342,rs1421292 </text:p>
          </table:table-cell>
          <table:table-cell table:style-name="ce26" office:value-type="string">
            <text:p>Attention d2</text:p>
          </table:table-cell>
          <table:table-cell table:style-name="ce26" office:value-type="string">
            <text:p>Total correct</text:p>
          </table:table-cell>
          <table:table-cell table:style-name="ce27" office:value-type="string">
            <text:p>attention</text:p>
          </table:table-cell>
          <table:table-cell table:style-name="ce28" office:value-type="string">
            <text:p>SD</text:p>
          </table:table-cell>
          <table:table-cell table:style-name="ce29" office:value-type="string">
            <text:p>M23(T/T),M24(A/A)</text:p>
          </table:table-cell>
          <table:table-cell table:style-name="ce29" office:value-type="float" office:value="88.0">
            <text:p>88</text:p>
          </table:table-cell>
          <table:table-cell table:style-name="ce29" office:value-type="float" office:value="201.3">
            <text:p>201.3</text:p>
          </table:table-cell>
          <table:table-cell table:style-name="ce29" office:value-type="float" office:value="35.7">
            <text:p>35.7</text:p>
          </table:table-cell>
          <table:table-cell table:style-name="ce25" office:value-type="string">
            <text:p>M23(T/C)/M24(T/A),M23(C/C)/M24(T/A),M23(T/C)/M24(T/T)</text:p>
          </table:table-cell>
          <table:table-cell table:style-name="ce25" office:value-type="float" office:value="231.0">
            <text:p>231</text:p>
          </table:table-cell>
          <table:table-cell table:style-name="ce25" office:value-type="float" office:value="188.0">
            <text:p>188</text:p>
          </table:table-cell>
          <table:table-cell table:style-name="ce25" office:value-type="float" office:value="33.5">
            <text:p>33.5</text:p>
          </table:table-cell>
          <table:table-cell table:style-name="ce30" office:value-type="string">
            <text:p>M23(C/C),M24(T/T)</text:p>
          </table:table-cell>
          <table:table-cell table:style-name="ce30" office:value-type="float" office:value="104.0">
            <text:p>104</text:p>
          </table:table-cell>
          <table:table-cell table:style-name="ce30" office:value-type="float" office:value="198.8">
            <text:p>198.8</text:p>
          </table:table-cell>
          <table:table-cell table:style-name="ce30" office:value-type="float" office:value="33.8">
            <text:p>33.8</text:p>
          </table:table-cell>
          <table:table-cell table:style-name="ce29" office:value-type="string">
            <text:p>F-test</text:p>
          </table:table-cell>
          <table:table-cell table:style-name="ce29" office:value-type="float" office:value="6.545">
            <text:p>6.545</text:p>
          </table:table-cell>
          <table:table-cell table:style-name="ce29" office:value-type="float" office:value="0.002">
            <text:p>0.002</text:p>
          </table:table-cell>
          <table:table-cell table:style-name="ce29" office:value-type="string">
            <text:p>yes</text:p>
          </table:table-cell>
          <table:table-cell table:style-name="cf1" table:formula="of:=([L34]-[P34])/SQRT((((([M34]^2)*([K34]-1))+(([Q34]^2)*([O34]-1)))/([K34]+[O34])))"/>
          <table:table-cell table:style-name="cf1" table:formula="of:=([L34]-[T34])/SQRT((((([M34]^2)*([K34]-1))+(([U34]^2)*([S34]-1)))/([K34]+[S34])))"/>
          <table:table-cell table:style-name="cf1" table:formula="of:=([P34]-[T34])/SQRT((((([Q34]^2)*([O34]-1))+(([U34]^2)*([S34]-1)))/([O34]+[S34])))"/>
          <table:table-cell table:style-name="ce32"/>
          <table:table-cell table:style-name="ce33" office:value-type="string">
            <text:p>Brickenkamp R: Der Aufmerksamkeits-Belastungstest d2. Hogrefe,Göttingen; 2002.</text:p>
          </table:table-cell>
          <table:table-cell table:style-name="ce29" office:value-type="string">
            <text:p>ANOVA; f-test</text:p>
          </table:table-cell>
          <table:table-cell table:style-name="ce23" table:formula="of:=ROUND(([L34]-((1.96*[M34])/SQRT([K34])));3)"/>
          <table:table-cell table:style-name="ce23" table:formula="of:=ROUND(([L34]+((1.96*[M34])/SQRT([K34])));3)"/>
          <table:table-cell table:style-name="ce23" table:formula="of:=ROUND(([P34]-((1.96*[Q34])/SQRT([O34])));3)"/>
          <table:table-cell table:style-name="ce23" table:formula="of:=ROUND(([P34]+((1.96*[Q34])/SQRT([O34])));3)"/>
          <table:table-cell table:style-name="ce23" table:formula="of:=ROUND(([T34]-((1.96*[U34])/SQRT([S34])));3)"/>
          <table:table-cell table:style-name="ce23" table:formula="of:=ROUND(([T34]+((1.96*[U34])/SQRT([S34])));3)"/>
          <table:table-cell table:number-columns-repeated="987"/>
        </table:table-row>
        <table:table-row table:style-name="ro7">
          <table:table-cell table:style-name="ce24" office:value-type="string">
            <text:p>Andrew</text:p>
          </table:table-cell>
          <table:table-cell table:style-name="ce25" office:value-type="string">
            <text:p>1471-244x-9-50.pdf</text:p>
          </table:table-cell>
          <table:table-cell table:style-name="ce25" office:value-type="float" office:value="1.9778423E7">
            <text:p>19778423</text:p>
          </table:table-cell>
          <table:table-cell table:style-name="ce26" office:value-type="string">
            <text:p>G72</text:p>
          </table:table-cell>
          <table:table-cell table:style-name="ce26" office:value-type="string">
            <text:p>rs1421292 </text:p>
          </table:table-cell>
          <table:table-cell table:style-name="ce26" office:value-type="string">
            <text:p>Attention d2</text:p>
          </table:table-cell>
          <table:table-cell table:style-name="ce26" office:value-type="string">
            <text:p>Total correct</text:p>
          </table:table-cell>
          <table:table-cell table:style-name="ce27" office:value-type="string">
            <text:p>attention</text:p>
          </table:table-cell>
          <table:table-cell table:style-name="ce28" office:value-type="string">
            <text:p>SD</text:p>
          </table:table-cell>
          <table:table-cell table:style-name="ce29" office:value-type="string">
            <text:p>M24(A/A)</text:p>
          </table:table-cell>
          <table:table-cell table:style-name="ce29" office:value-type="float" office:value="88.0">
            <text:p>88</text:p>
          </table:table-cell>
          <table:table-cell table:style-name="ce29" office:value-type="float" office:value="201.3">
            <text:p>201.3</text:p>
          </table:table-cell>
          <table:table-cell table:style-name="ce29" office:value-type="float" office:value="35.7">
            <text:p>35.7</text:p>
          </table:table-cell>
          <table:table-cell table:style-name="ce25" office:value-type="string">
            <text:p>M24(A/T)</text:p>
          </table:table-cell>
          <table:table-cell table:style-name="ce25" office:value-type="float" office:value="220.0">
            <text:p>220</text:p>
          </table:table-cell>
          <table:table-cell table:style-name="ce25" office:value-type="float" office:value="187.7">
            <text:p>187.7</text:p>
          </table:table-cell>
          <table:table-cell table:style-name="ce25" office:value-type="float" office:value="33.7">
            <text:p>33.7</text:p>
          </table:table-cell>
          <table:table-cell table:style-name="ce30" office:value-type="string">
            <text:p>M24(T/T)</text:p>
          </table:table-cell>
          <table:table-cell table:style-name="ce30" office:value-type="float" office:value="115.0">
            <text:p>115</text:p>
          </table:table-cell>
          <table:table-cell table:style-name="ce30" office:value-type="float" office:value="198.4">
            <text:p>198.4</text:p>
          </table:table-cell>
          <table:table-cell table:style-name="ce30" office:value-type="float" office:value="33.4">
            <text:p>33.4</text:p>
          </table:table-cell>
          <table:table-cell table:style-name="ce29" office:value-type="string">
            <text:p>F-test</text:p>
          </table:table-cell>
          <table:table-cell table:style-name="ce29" office:value-type="float" office:value="6.663">
            <text:p>6.663</text:p>
          </table:table-cell>
          <table:table-cell table:style-name="ce29" office:value-type="float" office:value="0.001">
            <text:p>0.001</text:p>
          </table:table-cell>
          <table:table-cell table:style-name="ce29" office:value-type="string">
            <text:p>yes</text:p>
          </table:table-cell>
          <table:table-cell table:style-name="cf1" table:formula="of:=([L35]-[P35])/SQRT((((([M35]^2)*([K35]-1))+(([Q35]^2)*([O35]-1)))/([K35]+[O35])))"/>
          <table:table-cell table:style-name="cf1" table:formula="of:=([L35]-[T35])/SQRT((((([M35]^2)*([K35]-1))+(([U35]^2)*([S35]-1)))/([K35]+[S35])))"/>
          <table:table-cell table:style-name="cf1" table:formula="of:=([P35]-[T35])/SQRT((((([Q35]^2)*([O35]-1))+(([U35]^2)*([S35]-1)))/([O35]+[S35])))"/>
          <table:table-cell table:style-name="ce32"/>
          <table:table-cell table:style-name="ce33" office:value-type="string">
            <text:p>Brickenkamp R: Der Aufmerksamkeits-Belastungstest d2. Hogrefe,Göttingen; 2002.</text:p>
          </table:table-cell>
          <table:table-cell table:style-name="ce29" office:value-type="string">
            <text:p>ANOVA; f-test</text:p>
          </table:table-cell>
          <table:table-cell table:style-name="ce23" table:formula="of:=ROUND(([L35]-((1.96*[M35])/SQRT([K35])));3)"/>
          <table:table-cell table:style-name="ce23" table:formula="of:=ROUND(([L35]+((1.96*[M35])/SQRT([K35])));3)"/>
          <table:table-cell table:style-name="ce23" table:formula="of:=ROUND(([P35]-((1.96*[Q35])/SQRT([O35])));3)"/>
          <table:table-cell table:style-name="ce23" table:formula="of:=ROUND(([P35]+((1.96*[Q35])/SQRT([O35])));3)"/>
          <table:table-cell table:style-name="ce23" table:formula="of:=ROUND(([T35]-((1.96*[U35])/SQRT([S35])));3)"/>
          <table:table-cell table:style-name="ce23" table:formula="of:=ROUND(([T35]+((1.96*[U35])/SQRT([S35])));3)"/>
          <table:table-cell table:number-columns-repeated="987"/>
        </table:table-row>
        <table:table-row table:style-name="ro9">
          <table:table-cell table:style-name="ce24" office:value-type="string">
            <text:p>Nic</text:p>
          </table:table-cell>
          <table:table-cell table:style-name="ce25" office:value-type="string">
            <text:p>sdarticle (7)r.pdf</text:p>
          </table:table-cell>
          <table:table-cell table:style-name="ce25" office:value-type="float" office:value="1.861434E7">
            <text:p>18614340</text:p>
          </table:table-cell>
          <table:table-cell table:style-name="ce26" office:value-type="string">
            <text:p>GRM3</text:p>
          </table:table-cell>
          <table:table-cell table:style-name="ce26" office:value-type="string">
            <text:p>rs6465084</text:p>
          </table:table-cell>
          <table:table-cell table:style-name="ce26" office:value-type="string">
            <text:p>CPT-IP</text:p>
          </table:table-cell>
          <table:table-cell table:style-name="ce26" office:value-type="string">
            <text:p>Digits and forms</text:p>
          </table:table-cell>
          <table:table-cell table:style-name="ce27" office:value-type="string">
            <text:p>attention</text:p>
          </table:table-cell>
          <table:table-cell table:style-name="ce28" office:value-type="string">
            <text:p>SD</text:p>
          </table:table-cell>
          <table:table-cell table:style-name="ce29" office:value-type="string">
            <text:p>A/A</text:p>
          </table:table-cell>
          <table:table-cell table:style-name="ce29" office:value-type="float" office:value="279.0">
            <text:p>279</text:p>
          </table:table-cell>
          <table:table-cell table:style-name="ce29" office:value-type="float" office:value="1.52">
            <text:p>1.52</text:p>
          </table:table-cell>
          <table:table-cell table:style-name="ce29" office:value-type="float" office:value="0.71">
            <text:p>0.71</text:p>
          </table:table-cell>
          <table:table-cell table:style-name="ce25" office:value-type="string">
            <text:p>G/G,G/A</text:p>
          </table:table-cell>
          <table:table-cell table:style-name="ce25" table:formula="of:=212+28"/>
          <table:table-cell table:style-name="ce25" office:value-type="float" office:value="1.63">
            <text:p>1.63</text:p>
          </table:table-cell>
          <table:table-cell table:style-name="ce25" office:value-type="float" office:value="0.71">
            <text:p>0.71</text:p>
          </table:table-cell>
          <table:table-cell table:number-columns-repeated="4" table:style-name="ce30"/>
          <table:table-cell table:number-columns-repeated="2" table:style-name="ce29"/>
          <table:table-cell table:style-name="ce29" office:value-type="float" office:value="0.178">
            <text:p>0.178</text:p>
          </table:table-cell>
          <table:table-cell table:style-name="ce29" office:value-type="string">
            <text:p>no</text:p>
          </table:table-cell>
          <table:table-cell table:style-name="cf1" table:formula="of:=([L36]-[P36])/SQRT((((([M36]^2)*([K36]-1))+(([Q36]^2)*([O36]-1)))/([K36]+[O36])))"/>
          <table:table-cell table:style-name="cf1"/>
          <table:table-cell table:style-name="cf1"/>
          <table:table-cell table:style-name="ce32"/>
          <table:table-cell table:style-name="ce33" office:value-type="string">
            <text:p>Cornblatt,B.A.,Risch,N.J.,Faris,G.,Friedman,D.,Erlenmeyer-</text:p>
            <text:p>Kimling,L.,1988. The Continuous Performance Test,identical</text:p>
            <text:p>pairs version (CPT-IP): I. New findings about sustained attention</text:p>
            <text:p>in normal families. Psychiatry Res. 26,223–238.</text:p>
            <text:p/>
          </table:table-cell>
          <table:table-cell table:style-name="ce29"/>
          <table:table-cell table:style-name="ce23" table:formula="of:=ROUND(([L36]-((1.96*[M36])/SQRT([K36])));3)"/>
          <table:table-cell table:style-name="ce23" table:formula="of:=ROUND(([L36]+((1.96*[M36])/SQRT([K36])));3)"/>
          <table:table-cell table:style-name="ce23" table:formula="of:=ROUND(([P36]-((1.96*[Q36])/SQRT([O36])));3)"/>
          <table:table-cell table:style-name="ce23" table:formula="of:=ROUND(([P36]+((1.96*[Q36])/SQRT([O36])));3)"/>
          <table:table-cell table:number-columns-repeated="989"/>
        </table:table-row>
        <table:table-row table:style-name="ro10">
          <table:table-cell table:style-name="ce24" office:value-type="string">
            <text:p>Nic</text:p>
          </table:table-cell>
          <table:table-cell table:style-name="ce25" office:value-type="string">
            <text:p>sdarticle (7)r.pdf</text:p>
          </table:table-cell>
          <table:table-cell table:style-name="ce25" office:value-type="float" office:value="1.861434E7">
            <text:p>18614340</text:p>
          </table:table-cell>
          <table:table-cell table:style-name="ce26" office:value-type="string">
            <text:p>GRM3</text:p>
          </table:table-cell>
          <table:table-cell table:style-name="ce26" office:value-type="string">
            <text:p>rs6465084</text:p>
          </table:table-cell>
          <table:table-cell table:style-name="ce26" office:value-type="string">
            <text:p>Digit symbol test</text:p>
          </table:table-cell>
          <table:table-cell table:style-name="ce26" office:value-type="string">
            <text:p>Attention</text:p>
          </table:table-cell>
          <table:table-cell table:style-name="ce27" office:value-type="string">
            <text:p>attention</text:p>
          </table:table-cell>
          <table:table-cell table:style-name="ce28" office:value-type="string">
            <text:p>SD</text:p>
          </table:table-cell>
          <table:table-cell table:style-name="ce29" office:value-type="string">
            <text:p>A/A</text:p>
          </table:table-cell>
          <table:table-cell table:style-name="ce29" office:value-type="float" office:value="279.0">
            <text:p>279</text:p>
          </table:table-cell>
          <table:table-cell table:style-name="ce29" office:value-type="float" office:value="58.9">
            <text:p>58.9</text:p>
          </table:table-cell>
          <table:table-cell table:style-name="ce29" office:value-type="float" office:value="12.7">
            <text:p>12.7</text:p>
          </table:table-cell>
          <table:table-cell table:style-name="ce25" office:value-type="string">
            <text:p>G/G,G/A</text:p>
          </table:table-cell>
          <table:table-cell table:style-name="ce25" table:formula="of:=212+28"/>
          <table:table-cell table:style-name="ce25" office:value-type="float" office:value="58.6">
            <text:p>58.6</text:p>
          </table:table-cell>
          <table:table-cell table:style-name="ce25" office:value-type="float" office:value="13.5">
            <text:p>13.5</text:p>
          </table:table-cell>
          <table:table-cell table:number-columns-repeated="4" table:style-name="ce30"/>
          <table:table-cell table:number-columns-repeated="2" table:style-name="ce29"/>
          <table:table-cell table:style-name="ce29" office:value-type="float" office:value="0.965">
            <text:p>0.965</text:p>
          </table:table-cell>
          <table:table-cell table:style-name="ce29" office:value-type="string">
            <text:p>no</text:p>
          </table:table-cell>
          <table:table-cell table:style-name="cf1" table:formula="of:=([L37]-[P37])/SQRT((((([M37]^2)*([K37]-1))+(([Q37]^2)*([O37]-1)))/([K37]+[O37])))"/>
          <table:table-cell table:style-name="cf1"/>
          <table:table-cell table:style-name="cf1"/>
          <table:table-cell table:style-name="ce32"/>
          <table:table-cell table:style-name="ce33" office:value-type="string">
            <text:p>Wechsler,D.,1997. Wechsler Adult Intelligence Scale. Psychological</text:p>
            <text:p>Corp,San Antonio,Texas.</text:p>
            <text:p/>
          </table:table-cell>
          <table:table-cell table:style-name="ce29"/>
          <table:table-cell table:style-name="ce23" table:formula="of:=ROUND(([L37]-((1.96*[M37])/SQRT([K37])));3)"/>
          <table:table-cell table:style-name="ce23" table:formula="of:=ROUND(([L37]+((1.96*[M37])/SQRT([K37])));3)"/>
          <table:table-cell table:style-name="ce23" table:formula="of:=ROUND(([P37]-((1.96*[Q37])/SQRT([O37])));3)"/>
          <table:table-cell table:style-name="ce23" table:formula="of:=ROUND(([P37]+((1.96*[Q37])/SQRT([O37])));3)"/>
          <table:table-cell table:number-columns-repeated="989"/>
        </table:table-row>
        <table:table-row table:style-name="ro11">
          <table:table-cell table:style-name="ce24" office:value-type="string">
            <text:p>Nic</text:p>
          </table:table-cell>
          <table:table-cell table:style-name="ce25" office:value-type="string">
            <text:p>sdarticle (7)r.pdf</text:p>
          </table:table-cell>
          <table:table-cell table:style-name="ce25" office:value-type="float" office:value="1.861434E7">
            <text:p>18614340</text:p>
          </table:table-cell>
          <table:table-cell table:style-name="ce26" office:value-type="string">
            <text:p>GRM3</text:p>
          </table:table-cell>
          <table:table-cell table:style-name="ce26" office:value-type="string">
            <text:p>rs6465084</text:p>
          </table:table-cell>
          <table:table-cell table:style-name="ce26" office:value-type="string">
            <text:p>TMT</text:p>
          </table:table-cell>
          <table:table-cell table:style-name="ce26" office:value-type="string">
            <text:p>Attention</text:p>
          </table:table-cell>
          <table:table-cell table:style-name="ce27" office:value-type="string">
            <text:p>attention</text:p>
          </table:table-cell>
          <table:table-cell table:style-name="ce28" office:value-type="string">
            <text:p>SD</text:p>
          </table:table-cell>
          <table:table-cell table:style-name="ce29" office:value-type="string">
            <text:p>A/A</text:p>
          </table:table-cell>
          <table:table-cell table:style-name="ce29" office:value-type="float" office:value="279.0">
            <text:p>279</text:p>
          </table:table-cell>
          <table:table-cell table:style-name="ce29" office:value-type="float" office:value="66.8">
            <text:p>66.8</text:p>
          </table:table-cell>
          <table:table-cell table:style-name="ce29" office:value-type="float" office:value="28.5">
            <text:p>28.5</text:p>
          </table:table-cell>
          <table:table-cell table:style-name="ce25" office:value-type="string">
            <text:p>G/G,G/A</text:p>
          </table:table-cell>
          <table:table-cell table:style-name="ce25" table:formula="of:=212+28"/>
          <table:table-cell table:style-name="ce25" office:value-type="float" office:value="66.5">
            <text:p>66.5</text:p>
          </table:table-cell>
          <table:table-cell table:style-name="ce25" office:value-type="float" office:value="30.8">
            <text:p>30.8</text:p>
          </table:table-cell>
          <table:table-cell table:number-columns-repeated="4" table:style-name="ce30"/>
          <table:table-cell table:number-columns-repeated="2" table:style-name="ce29"/>
          <table:table-cell table:style-name="ce29" office:value-type="float" office:value="0.885">
            <text:p>0.885</text:p>
          </table:table-cell>
          <table:table-cell table:style-name="ce29" office:value-type="string">
            <text:p>no</text:p>
          </table:table-cell>
          <table:table-cell table:style-name="cf1" table:formula="of:=([L38]-[P38])/SQRT((((([M38]^2)*([K38]-1))+(([Q38]^2)*([O38]-1)))/([K38]+[O38])))"/>
          <table:table-cell table:style-name="cf1"/>
          <table:table-cell table:style-name="cf1"/>
          <table:table-cell table:style-name="ce32"/>
          <table:table-cell table:style-name="ce33" office:value-type="string">
            <text:p>Wechsler,D. (1986) Wechsler Intelligence Scale for Children-</text:p>
            <text:p>Revised (WISC-R). Swets &amp; Zeitlinger,Lisse.</text:p>
            <text:p/>
          </table:table-cell>
          <table:table-cell table:style-name="ce29"/>
          <table:table-cell table:style-name="ce23" table:formula="of:=ROUND(([L38]-((1.96*[M38])/SQRT([K38])));3)"/>
          <table:table-cell table:style-name="ce23" table:formula="of:=ROUND(([L38]+((1.96*[M38])/SQRT([K38])));3)"/>
          <table:table-cell table:style-name="ce23" table:formula="of:=ROUND(([P38]-((1.96*[Q38])/SQRT([O38])));3)"/>
          <table:table-cell table:style-name="ce23" table:formula="of:=ROUND(([P38]+((1.96*[Q38])/SQRT([O38])));3)"/>
          <table:table-cell table:number-columns-repeated="989"/>
        </table:table-row>
        <table:table-row table:style-name="ro1">
          <table:table-cell table:style-name="ce24" office:value-type="string">
            <text:p>Nic</text:p>
          </table:table-cell>
          <table:table-cell table:style-name="ce25" office:value-type="string">
            <text:p>S146114570800905Xa.pdf</text:p>
          </table:table-cell>
          <table:table-cell table:style-name="ce25" office:value-type="float" office:value="1.8611292E7">
            <text:p>18611292</text:p>
          </table:table-cell>
          <table:table-cell table:style-name="ce26" office:value-type="string">
            <text:p>HTR2A</text:p>
          </table:table-cell>
          <table:table-cell table:style-name="ce26" office:value-type="string">
            <text:p>rs6314</text:p>
          </table:table-cell>
          <table:table-cell table:style-name="ce26" office:value-type="string">
            <text:p>TMT-A</text:p>
          </table:table-cell>
          <table:table-cell table:style-name="ce26" office:value-type="string">
            <text:p>Attention/executive functions</text:p>
          </table:table-cell>
          <table:table-cell table:style-name="ce27" office:value-type="string">
            <text:p>attention</text:p>
          </table:table-cell>
          <table:table-cell table:style-name="ce28" office:value-type="string">
            <text:p>SD</text:p>
          </table:table-cell>
          <table:table-cell table:style-name="ce29" office:value-type="string">
            <text:p>C/C</text:p>
          </table:table-cell>
          <table:table-cell table:style-name="ce29" office:value-type="float" office:value="113.0">
            <text:p>113</text:p>
          </table:table-cell>
          <table:table-cell table:style-name="ce29" office:value-type="float" office:value="29.6">
            <text:p>29.6</text:p>
          </table:table-cell>
          <table:table-cell table:style-name="ce29" office:value-type="float" office:value="10.6">
            <text:p>10.6</text:p>
          </table:table-cell>
          <table:table-cell table:style-name="ce25" office:value-type="string">
            <text:p>C/T</text:p>
          </table:table-cell>
          <table:table-cell table:style-name="ce25" office:value-type="float" office:value="20.0">
            <text:p>20</text:p>
          </table:table-cell>
          <table:table-cell table:style-name="ce25" office:value-type="float" office:value="31.0">
            <text:p>31</text:p>
          </table:table-cell>
          <table:table-cell table:style-name="ce25" office:value-type="float" office:value="10.4">
            <text:p>10.4</text:p>
          </table:table-cell>
          <table:table-cell table:number-columns-repeated="4" table:style-name="ce30"/>
          <table:table-cell table:style-name="ce29" office:value-type="string">
            <text:p>T-test</text:p>
          </table:table-cell>
          <table:table-cell table:style-name="ce29" office:value-type="float" office:value="-0.55">
            <text:p>-0.55</text:p>
          </table:table-cell>
          <table:table-cell table:style-name="ce29" office:value-type="float" office:value="0.581">
            <text:p>0.581</text:p>
          </table:table-cell>
          <table:table-cell table:style-name="ce29" office:value-type="string">
            <text:p>no</text:p>
          </table:table-cell>
          <table:table-cell table:style-name="cf1" table:formula="of:=([L39]-[P39])/SQRT((((([M39]^2)*([K39]-1))+(([Q39]^2)*([O39]-1)))/([K39]+[O39])))"/>
          <table:table-cell table:style-name="cf1"/>
          <table:table-cell table:style-name="cf1"/>
          <table:table-cell table:style-name="ce32"/>
          <table:table-cell table:style-name="ce33"/>
          <table:table-cell table:style-name="ce29" office:value-type="string">
            <text:p>T-test</text:p>
          </table:table-cell>
          <table:table-cell table:style-name="ce23" table:formula="of:=ROUND(([L39]-((1.96*[M39])/SQRT([K39])));3)"/>
          <table:table-cell table:style-name="ce23" table:formula="of:=ROUND(([L39]+((1.96*[M39])/SQRT([K39])));3)"/>
          <table:table-cell table:style-name="ce23" table:formula="of:=ROUND(([P39]-((1.96*[Q39])/SQRT([O39])));3)"/>
          <table:table-cell table:style-name="ce23" table:formula="of:=ROUND(([P39]+((1.96*[Q39])/SQRT([O39])));3)"/>
          <table:table-cell table:number-columns-repeated="989"/>
        </table:table-row>
        <table:table-row table:style-name="ro1">
          <table:table-cell table:style-name="ce24" office:value-type="string">
            <text:p>Nic</text:p>
          </table:table-cell>
          <table:table-cell table:style-name="ce25" office:value-type="string">
            <text:p>S146114570800905Xa.pdf</text:p>
          </table:table-cell>
          <table:table-cell table:style-name="ce25" office:value-type="float" office:value="1.8611292E7">
            <text:p>18611292</text:p>
          </table:table-cell>
          <table:table-cell table:style-name="ce26" office:value-type="string">
            <text:p>HTR2A</text:p>
          </table:table-cell>
          <table:table-cell table:style-name="ce26" office:value-type="string">
            <text:p>rs6314</text:p>
          </table:table-cell>
          <table:table-cell table:style-name="ce26" office:value-type="string">
            <text:p>TMT-B</text:p>
          </table:table-cell>
          <table:table-cell table:style-name="ce26" office:value-type="string">
            <text:p>Attention/executive functions</text:p>
          </table:table-cell>
          <table:table-cell table:style-name="ce27" office:value-type="string">
            <text:p>attention</text:p>
          </table:table-cell>
          <table:table-cell table:style-name="ce28" office:value-type="string">
            <text:p>SD</text:p>
          </table:table-cell>
          <table:table-cell table:style-name="ce29" office:value-type="string">
            <text:p>C/C</text:p>
          </table:table-cell>
          <table:table-cell table:style-name="ce29" office:value-type="float" office:value="113.0">
            <text:p>113</text:p>
          </table:table-cell>
          <table:table-cell table:style-name="ce29" office:value-type="float" office:value="70.3">
            <text:p>70.3</text:p>
          </table:table-cell>
          <table:table-cell table:style-name="ce29" office:value-type="float" office:value="26.1">
            <text:p>26.1</text:p>
          </table:table-cell>
          <table:table-cell table:style-name="ce25" office:value-type="string">
            <text:p>C/T</text:p>
          </table:table-cell>
          <table:table-cell table:style-name="ce25" office:value-type="float" office:value="20.0">
            <text:p>20</text:p>
          </table:table-cell>
          <table:table-cell table:style-name="ce25" office:value-type="float" office:value="67.3">
            <text:p>67.3</text:p>
          </table:table-cell>
          <table:table-cell table:style-name="ce25" office:value-type="float" office:value="23.1">
            <text:p>23.1</text:p>
          </table:table-cell>
          <table:table-cell table:number-columns-repeated="4" table:style-name="ce30"/>
          <table:table-cell table:style-name="ce29" office:value-type="string">
            <text:p>T-test</text:p>
          </table:table-cell>
          <table:table-cell table:style-name="ce29" office:value-type="float" office:value="0.46">
            <text:p>0.46</text:p>
          </table:table-cell>
          <table:table-cell table:style-name="ce29" office:value-type="float" office:value="0.643">
            <text:p>0.643</text:p>
          </table:table-cell>
          <table:table-cell table:style-name="ce29" office:value-type="string">
            <text:p>no</text:p>
          </table:table-cell>
          <table:table-cell table:style-name="cf1" table:formula="of:=([L40]-[P40])/SQRT((((([M40]^2)*([K40]-1))+(([Q40]^2)*([O40]-1)))/([K40]+[O40])))"/>
          <table:table-cell table:style-name="cf1"/>
          <table:table-cell table:style-name="cf1"/>
          <table:table-cell table:style-name="ce32"/>
          <table:table-cell table:style-name="ce33"/>
          <table:table-cell table:style-name="ce29" office:value-type="string">
            <text:p>T-test</text:p>
          </table:table-cell>
          <table:table-cell table:style-name="ce23" table:formula="of:=ROUND(([L40]-((1.96*[M40])/SQRT([K40])));3)"/>
          <table:table-cell table:style-name="ce23" table:formula="of:=ROUND(([L40]+((1.96*[M40])/SQRT([K40])));3)"/>
          <table:table-cell table:style-name="ce23" table:formula="of:=ROUND(([P40]-((1.96*[Q40])/SQRT([O40])));3)"/>
          <table:table-cell table:style-name="ce23" table:formula="of:=ROUND(([P40]+((1.96*[Q40])/SQRT([O40])));3)"/>
          <table:table-cell table:number-columns-repeated="989"/>
        </table:table-row>
        <table:table-row table:style-name="ro1">
          <table:table-cell table:style-name="ce24" office:value-type="string">
            <text:p>Nic</text:p>
          </table:table-cell>
          <table:table-cell table:style-name="ce25" office:value-type="string">
            <text:p>S146114570800905Xa.pdf</text:p>
          </table:table-cell>
          <table:table-cell table:style-name="ce25" office:value-type="float" office:value="1.8611292E7">
            <text:p>18611292</text:p>
          </table:table-cell>
          <table:table-cell table:style-name="ce26" office:value-type="string">
            <text:p>HTR2A</text:p>
          </table:table-cell>
          <table:table-cell table:style-name="ce26" office:value-type="string">
            <text:p>rs6314</text:p>
          </table:table-cell>
          <table:table-cell table:style-name="ce26" office:value-type="string">
            <text:p>VLMT</text:p>
          </table:table-cell>
          <table:table-cell table:style-name="ce26" office:value-type="string">
            <text:p>Immediate recall memory score</text:p>
          </table:table-cell>
          <table:table-cell table:style-name="ce27" office:value-type="string">
            <text:p>attention</text:p>
          </table:table-cell>
          <table:table-cell table:style-name="ce28" office:value-type="string">
            <text:p>SD</text:p>
          </table:table-cell>
          <table:table-cell table:style-name="ce29" office:value-type="string">
            <text:p>C/C</text:p>
          </table:table-cell>
          <table:table-cell table:style-name="ce29" office:value-type="float" office:value="113.0">
            <text:p>113</text:p>
          </table:table-cell>
          <table:table-cell table:style-name="ce29" office:value-type="float" office:value="53.8">
            <text:p>53.8</text:p>
          </table:table-cell>
          <table:table-cell table:style-name="ce29" office:value-type="float" office:value="9.2">
            <text:p>9.2</text:p>
          </table:table-cell>
          <table:table-cell table:style-name="ce25" office:value-type="string">
            <text:p>C/T</text:p>
          </table:table-cell>
          <table:table-cell table:style-name="ce25" office:value-type="float" office:value="20.0">
            <text:p>20</text:p>
          </table:table-cell>
          <table:table-cell table:style-name="ce25" office:value-type="float" office:value="51.6">
            <text:p>51.6</text:p>
          </table:table-cell>
          <table:table-cell table:style-name="ce25" office:value-type="float" office:value="10.0">
            <text:p>10</text:p>
          </table:table-cell>
          <table:table-cell table:number-columns-repeated="4" table:style-name="ce30"/>
          <table:table-cell table:style-name="ce29" office:value-type="string">
            <text:p>T-test</text:p>
          </table:table-cell>
          <table:table-cell table:style-name="ce29" office:value-type="float" office:value="0.97">
            <text:p>0.97</text:p>
          </table:table-cell>
          <table:table-cell table:style-name="ce29" office:value-type="float" office:value="0.33">
            <text:p>0.33</text:p>
          </table:table-cell>
          <table:table-cell table:style-name="ce29" office:value-type="string">
            <text:p>no</text:p>
          </table:table-cell>
          <table:table-cell table:style-name="cf1" table:formula="of:=([L41]-[P41])/SQRT((((([M41]^2)*([K41]-1))+(([Q41]^2)*([O41]-1)))/([K41]+[O41])))"/>
          <table:table-cell table:style-name="cf1"/>
          <table:table-cell table:style-name="cf1"/>
          <table:table-cell table:style-name="ce32"/>
          <table:table-cell table:style-name="ce33"/>
          <table:table-cell table:style-name="ce29" office:value-type="string">
            <text:p>T-test</text:p>
          </table:table-cell>
          <table:table-cell table:style-name="ce23" table:formula="of:=ROUND(([L41]-((1.96*[M41])/SQRT([K41])));3)"/>
          <table:table-cell table:style-name="ce23" table:formula="of:=ROUND(([L41]+((1.96*[M41])/SQRT([K41])));3)"/>
          <table:table-cell table:style-name="ce23" table:formula="of:=ROUND(([P41]-((1.96*[Q41])/SQRT([O41])));3)"/>
          <table:table-cell table:style-name="ce23" table:formula="of:=ROUND(([P41]+((1.96*[Q41])/SQRT([O41])));3)"/>
          <table:table-cell table:number-columns-repeated="989"/>
        </table:table-row>
        <table:table-row table:style-name="ro9">
          <table:table-cell table:style-name="ce24" office:value-type="string">
            <text:p>Nic</text:p>
          </table:table-cell>
          <table:table-cell table:style-name="ce25" office:value-type="string">
            <text:p>sdarticle (5)r.pdf</text:p>
          </table:table-cell>
          <table:table-cell table:style-name="ce25" office:value-type="float" office:value="1.9013689E7">
            <text:p>19013689</text:p>
          </table:table-cell>
          <table:table-cell table:style-name="ce26" office:value-type="string">
            <text:p>IL1B</text:p>
          </table:table-cell>
          <table:table-cell table:style-name="ce26" office:value-type="string">
            <text:p>rs16944</text:p>
          </table:table-cell>
          <table:table-cell table:style-name="ce26" office:value-type="string">
            <text:p>CASI C-2.0</text:p>
          </table:table-cell>
          <table:table-cell table:style-name="ce26" office:value-type="string">
            <text:p>Attention</text:p>
          </table:table-cell>
          <table:table-cell table:style-name="ce27" office:value-type="string">
            <text:p>attention</text:p>
          </table:table-cell>
          <table:table-cell table:style-name="ce28" office:value-type="string">
            <text:p>SD</text:p>
          </table:table-cell>
          <table:table-cell table:style-name="ce29" office:value-type="string">
            <text:p>C/C</text:p>
          </table:table-cell>
          <table:table-cell table:style-name="ce29" office:value-type="float" office:value="39.0">
            <text:p>39</text:p>
          </table:table-cell>
          <table:table-cell table:style-name="ce29" office:value-type="float" office:value="6.7">
            <text:p>6.7</text:p>
          </table:table-cell>
          <table:table-cell table:style-name="ce29" office:value-type="float" office:value="1.3">
            <text:p>1.3</text:p>
          </table:table-cell>
          <table:table-cell table:style-name="ce25" office:value-type="string">
            <text:p>C/T</text:p>
          </table:table-cell>
          <table:table-cell table:style-name="ce25" office:value-type="float" office:value="85.0">
            <text:p>85</text:p>
          </table:table-cell>
          <table:table-cell table:style-name="ce25" office:value-type="float" office:value="6.5">
            <text:p>6.5</text:p>
          </table:table-cell>
          <table:table-cell table:style-name="ce25" office:value-type="float" office:value="1.3">
            <text:p>1.3</text:p>
          </table:table-cell>
          <table:table-cell table:style-name="ce30" office:value-type="string">
            <text:p>T/T</text:p>
          </table:table-cell>
          <table:table-cell table:style-name="ce30" office:value-type="float" office:value="37.0">
            <text:p>37</text:p>
          </table:table-cell>
          <table:table-cell table:style-name="ce30" office:value-type="float" office:value="6.2">
            <text:p>6.2</text:p>
          </table:table-cell>
          <table:table-cell table:style-name="ce30" office:value-type="float" office:value="1.4">
            <text:p>1.4</text:p>
          </table:table-cell>
          <table:table-cell table:number-columns-repeated="2" table:style-name="ce29"/>
          <table:table-cell table:style-name="ce29" office:value-type="float" office:value="0.212">
            <text:p>0.212</text:p>
          </table:table-cell>
          <table:table-cell table:style-name="ce29" office:value-type="string">
            <text:p>no</text:p>
          </table:table-cell>
          <table:table-cell table:style-name="cf1" table:formula="of:=([L42]-[P42])/SQRT((((([M42]^2)*([K42]-1))+(([Q42]^2)*([O42]-1)))/([K42]+[O42])))"/>
          <table:table-cell table:style-name="cf1" table:formula="of:=([L42]-[T42])/SQRT((((([M42]^2)*([K42]-1))+(([U42]^2)*([S42]-1)))/([K42]+[S42])))"/>
          <table:table-cell table:style-name="cf1" table:formula="of:=([P42]-[T42])/SQRT((((([Q42]^2)*([O42]-1))+(([U42]^2)*([S42]-1)))/([O42]+[S42])))"/>
          <table:table-cell table:style-name="ce32" office:value-type="string">
            <text:p>C-511T → IL1B</text:p>
          </table:table-cell>
          <table:table-cell table:style-name="ce33" office:value-type="string">
            <text:p>Teng,E.L.,Hasegawa,K.,Homma,A.,Imai,Y.,Larson,E.,Graves,A.,Sugimoto,K.,Yamaguchi,T.,Sasaki,H.,Chiu,D.,White,L.R.,1994. The Cognitive Abilities Screening Instrument (CASI): a practical test or</text:p>
            <text:p>cross-cultural epidemiological studies of dementia. Int. Psychogeriatr. 6,45–58.</text:p>
            <text:p/>
          </table:table-cell>
          <table:table-cell table:style-name="ce29"/>
          <table:table-cell table:style-name="ce23" table:formula="of:=ROUND(([L42]-((1.96*[M42])/SQRT([K42])));3)"/>
          <table:table-cell table:style-name="ce23" table:formula="of:=ROUND(([L42]+((1.96*[M42])/SQRT([K42])));3)"/>
          <table:table-cell table:style-name="ce23" table:formula="of:=ROUND(([P42]-((1.96*[Q42])/SQRT([O42])));3)"/>
          <table:table-cell table:style-name="ce23" table:formula="of:=ROUND(([P42]+((1.96*[Q42])/SQRT([O42])));3)"/>
          <table:table-cell table:style-name="ce23" table:formula="of:=ROUND(([T42]-((1.96*[U42])/SQRT([S42])));3)"/>
          <table:table-cell table:style-name="ce23" table:formula="of:=ROUND(([T42]+((1.96*[U42])/SQRT([S42])));3)"/>
          <table:table-cell table:number-columns-repeated="987"/>
        </table:table-row>
        <table:table-row table:style-name="ro3">
          <table:table-cell table:style-name="ce24" office:value-type="string">
            <text:p>Nic</text:p>
          </table:table-cell>
          <table:table-cell table:style-name="ce25"/>
          <table:table-cell table:style-name="ce25" office:value-type="float" office:value="1.837808E7">
            <text:p>18378080</text:p>
          </table:table-cell>
          <table:table-cell table:style-name="ce26" office:value-type="string">
            <text:p>KIBRA</text:p>
          </table:table-cell>
          <table:table-cell table:style-name="ce26" office:value-type="string">
            <text:p>rs17070145</text:p>
          </table:table-cell>
          <table:table-cell table:style-name="ce26" office:value-type="string">
            <text:p>Dual task</text:p>
          </table:table-cell>
          <table:table-cell table:style-name="ce26" office:value-type="string">
            <text:p>Score</text:p>
          </table:table-cell>
          <table:table-cell table:style-name="ce27" office:value-type="string">
            <text:p>attention</text:p>
          </table:table-cell>
          <table:table-cell table:style-name="ce28" office:value-type="string">
            <text:p>SD</text:p>
          </table:table-cell>
          <table:table-cell table:style-name="ce29" office:value-type="string">
            <text:p>C/C</text:p>
          </table:table-cell>
          <table:table-cell table:style-name="ce29" office:value-type="float" office:value="30.0">
            <text:p>30</text:p>
          </table:table-cell>
          <table:table-cell table:style-name="ce29" office:value-type="float" office:value="89.9">
            <text:p>89.9</text:p>
          </table:table-cell>
          <table:table-cell table:style-name="ce29" office:value-type="float" office:value="18.7">
            <text:p>18.7</text:p>
          </table:table-cell>
          <table:table-cell table:style-name="ce25" office:value-type="string">
            <text:p>C/C,C/T</text:p>
          </table:table-cell>
          <table:table-cell table:style-name="ce25" office:value-type="float" office:value="40.0">
            <text:p>40</text:p>
          </table:table-cell>
          <table:table-cell table:style-name="ce25" office:value-type="float" office:value="95.9">
            <text:p>95.9</text:p>
          </table:table-cell>
          <table:table-cell table:style-name="ce25" office:value-type="float" office:value="17.0">
            <text:p>17</text:p>
          </table:table-cell>
          <table:table-cell table:number-columns-repeated="4" table:style-name="ce30"/>
          <table:table-cell table:number-columns-repeated="2" table:style-name="ce29"/>
          <table:table-cell table:style-name="ce29" office:value-type="float" office:value="0.2">
            <text:p>0.2</text:p>
          </table:table-cell>
          <table:table-cell table:style-name="ce29"/>
          <table:table-cell table:style-name="cf1" table:formula="of:=([L43]-[P43])/SQRT((((([M43]^2)*([K43]-1))+(([Q43]^2)*([O43]-1)))/([K43]+[O43])))"/>
          <table:table-cell table:style-name="cf1"/>
          <table:table-cell table:style-name="cf1"/>
          <table:table-cell table:style-name="ce32"/>
          <table:table-cell table:style-name="ce33"/>
          <table:table-cell table:style-name="ce29"/>
          <table:table-cell table:style-name="ce23" table:formula="of:=ROUND(([L43]-((1.96*[M43])/SQRT([K43])));3)"/>
          <table:table-cell table:style-name="ce23" table:formula="of:=ROUND(([L43]+((1.96*[M43])/SQRT([K43])));3)"/>
          <table:table-cell table:style-name="ce23" table:formula="of:=ROUND(([P43]-((1.96*[Q43])/SQRT([O43])));3)"/>
          <table:table-cell table:style-name="ce23" table:formula="of:=ROUND(([P43]+((1.96*[Q43])/SQRT([O43])));3)"/>
          <table:table-cell table:number-columns-repeated="989"/>
        </table:table-row>
        <table:table-row table:style-name="ro10">
          <table:table-cell table:style-name="ce24" office:value-type="string">
            <text:p>Andrew</text:p>
          </table:table-cell>
          <table:table-cell table:style-name="ce25" office:value-type="string">
            <text:p>15622971003797258 (1).pdf</text:p>
          </table:table-cell>
          <table:table-cell table:style-name="ce25" office:value-type="float" office:value="2.050976E7">
            <text:p>20509760</text:p>
          </table:table-cell>
          <table:table-cell table:style-name="ce26" office:value-type="string">
            <text:p>KIBRA</text:p>
          </table:table-cell>
          <table:table-cell table:style-name="ce26" office:value-type="string">
            <text:p>rs17070145</text:p>
          </table:table-cell>
          <table:table-cell table:style-name="ce26" office:value-type="string">
            <text:p>WMS-R</text:p>
          </table:table-cell>
          <table:table-cell table:style-name="ce26" office:value-type="string">
            <text:p>Attention/concentration</text:p>
          </table:table-cell>
          <table:table-cell table:style-name="ce27" office:value-type="string">
            <text:p>attention</text:p>
          </table:table-cell>
          <table:table-cell table:style-name="ce28" office:value-type="string">
            <text:p>SD</text:p>
          </table:table-cell>
          <table:table-cell table:style-name="ce29" office:value-type="string">
            <text:p>C/C</text:p>
          </table:table-cell>
          <table:table-cell table:style-name="ce29" office:value-type="float" office:value="7.0">
            <text:p>7</text:p>
          </table:table-cell>
          <table:table-cell table:style-name="ce29" office:value-type="float" office:value="97.6">
            <text:p>97.6</text:p>
          </table:table-cell>
          <table:table-cell table:style-name="ce29" office:value-type="float" office:value="11.8">
            <text:p>11.8</text:p>
          </table:table-cell>
          <table:table-cell table:style-name="ce25" office:value-type="string">
            <text:p>C/T</text:p>
          </table:table-cell>
          <table:table-cell table:style-name="ce25" office:value-type="float" office:value="56.0">
            <text:p>56</text:p>
          </table:table-cell>
          <table:table-cell table:style-name="ce25" office:value-type="float" office:value="108.0">
            <text:p>108</text:p>
          </table:table-cell>
          <table:table-cell table:style-name="ce25" office:value-type="float" office:value="13.3">
            <text:p>13.3</text:p>
          </table:table-cell>
          <table:table-cell table:style-name="ce30" office:value-type="string">
            <text:p>T/T</text:p>
          </table:table-cell>
          <table:table-cell table:style-name="ce30" office:value-type="float" office:value="124.0">
            <text:p>124</text:p>
          </table:table-cell>
          <table:table-cell table:style-name="ce30" office:value-type="float" office:value="108.8">
            <text:p>108.8</text:p>
          </table:table-cell>
          <table:table-cell table:style-name="ce30" office:value-type="float" office:value="14.4">
            <text:p>14.4</text:p>
          </table:table-cell>
          <table:table-cell table:style-name="ce29" office:value-type="string">
            <text:p>F-test</text:p>
          </table:table-cell>
          <table:table-cell table:style-name="ce29" office:value-type="float" office:value="2.14">
            <text:p>2.14</text:p>
          </table:table-cell>
          <table:table-cell table:style-name="ce29" office:value-type="float" office:value="0.12">
            <text:p>0.12</text:p>
          </table:table-cell>
          <table:table-cell table:style-name="ce29" office:value-type="string">
            <text:p>no</text:p>
          </table:table-cell>
          <table:table-cell table:style-name="cf1" table:formula="of:=([L44]-[P44])/SQRT((((([M44]^2)*([K44]-1))+(([Q44]^2)*([O44]-1)))/([K44]+[O44])))"/>
          <table:table-cell table:style-name="cf1" table:formula="of:=([L44]-[T44])/SQRT((((([M44]^2)*([K44]-1))+(([U44]^2)*([S44]-1)))/([K44]+[S44])))"/>
          <table:table-cell table:style-name="cf1" table:formula="of:=([P44]-[T44])/SQRT((((([Q44]^2)*([O44]-1))+(([U44]^2)*([S44]-1)))/([O44]+[S44])))"/>
          <table:table-cell table:style-name="ce32"/>
          <table:table-cell table:style-name="ce33" office:value-type="string">
            <text:p>Wechsler D. 1987. Wechsler Memory Scale Manual,Revised. San Antonio,TX: Psychological Corporation.</text:p>
          </table:table-cell>
          <table:table-cell table:style-name="ce29" office:value-type="string">
            <text:p>F-test</text:p>
          </table:table-cell>
          <table:table-cell table:style-name="ce23" table:formula="of:=ROUND(([L44]-((1.96*[M44])/SQRT([K44])));3)"/>
          <table:table-cell table:style-name="ce23" table:formula="of:=ROUND(([L44]+((1.96*[M44])/SQRT([K44])));3)"/>
          <table:table-cell table:style-name="ce23" table:formula="of:=ROUND(([P44]-((1.96*[Q44])/SQRT([O44])));3)"/>
          <table:table-cell table:style-name="ce23" table:formula="of:=ROUND(([P44]+((1.96*[Q44])/SQRT([O44])));3)"/>
          <table:table-cell table:style-name="ce23" table:formula="of:=ROUND(([T44]-((1.96*[U44])/SQRT([S44])));3)"/>
          <table:table-cell table:style-name="ce23" table:formula="of:=ROUND(([T44]+((1.96*[U44])/SQRT([S44])));3)"/>
          <table:table-cell table:number-columns-repeated="987"/>
        </table:table-row>
        <table:table-row table:style-name="ro12">
          <table:table-cell table:style-name="ce24" office:value-type="string">
            <text:p>Nic</text:p>
          </table:table-cell>
          <table:table-cell table:style-name="ce25" office:value-type="string">
            <text:p>sdarticle (1)u.pdf</text:p>
          </table:table-cell>
          <table:table-cell table:style-name="ce25" office:value-type="float" office:value="2.1435346E7">
            <text:p>21435346</text:p>
          </table:table-cell>
          <table:table-cell table:style-name="ce26" office:value-type="string">
            <text:p>LMX1A</text:p>
          </table:table-cell>
          <table:table-cell table:style-name="ce26" office:value-type="string">
            <text:p>rs4657411</text:p>
          </table:table-cell>
          <table:table-cell table:style-name="ce26" office:value-type="string">
            <text:p>Choice RT</text:p>
          </table:table-cell>
          <table:table-cell table:style-name="ce26" office:value-type="string">
            <text:p>Reaction time (ms)</text:p>
          </table:table-cell>
          <table:table-cell table:style-name="ce27" office:value-type="string">
            <text:p>attention</text:p>
          </table:table-cell>
          <table:table-cell table:style-name="ce28" office:value-type="string">
            <text:p>SD</text:p>
          </table:table-cell>
          <table:table-cell table:style-name="ce29" office:value-type="string">
            <text:p>T/T</text:p>
          </table:table-cell>
          <table:table-cell table:style-name="ce29" office:value-type="float" office:value="16.0">
            <text:p>16</text:p>
          </table:table-cell>
          <table:table-cell table:style-name="ce29" office:value-type="float" office:value="355.83">
            <text:p>355.83</text:p>
          </table:table-cell>
          <table:table-cell table:style-name="ce29" office:value-type="float" office:value="55.97">
            <text:p>55.97</text:p>
          </table:table-cell>
          <table:table-cell table:style-name="ce25" office:value-type="string">
            <text:p>T/C,T/T</text:p>
          </table:table-cell>
          <table:table-cell table:style-name="ce25" office:value-type="float" office:value="12.0">
            <text:p>12</text:p>
          </table:table-cell>
          <table:table-cell table:style-name="ce25" office:value-type="float" office:value="359.73">
            <text:p>359.73</text:p>
          </table:table-cell>
          <table:table-cell table:style-name="ce25" office:value-type="float" office:value="31.28">
            <text:p>31.28</text:p>
          </table:table-cell>
          <table:table-cell table:number-columns-repeated="4" table:style-name="ce30"/>
          <table:table-cell table:number-columns-repeated="2" table:style-name="ce29"/>
          <table:table-cell table:style-name="ce29" office:value-type="float" office:value="0.83">
            <text:p>0.83</text:p>
          </table:table-cell>
          <table:table-cell table:style-name="ce29" office:value-type="string">
            <text:p>no</text:p>
          </table:table-cell>
          <table:table-cell table:style-name="cf1" table:formula="of:=([L45]-[P45])/SQRT((((([M45]^2)*([K45]-1))+(([Q45]^2)*([O45]-1)))/([K45]+[O45])))"/>
          <table:table-cell table:style-name="cf1"/>
          <table:table-cell table:style-name="cf1"/>
          <table:table-cell table:style-name="ce32"/>
          <table:table-cell table:style-name="ce33" office:value-type="string">
            <text:p>Westerberg,H.,Hirvikoski,T.,Forssberg,H.,&amp; Klingberg,T. (2004). Visuo-spatial</text:p>
            <text:p>working memory span: A sensitive measure of cognitive deficits in children with</text:p>
            <text:p>ADHD. Child Neuropsychology: A Journal on Normal and Abnormal Development in</text:p>
            <text:p>Childhood and Adolescence,10(3),155–161.</text:p>
            <text:p/>
          </table:table-cell>
          <table:table-cell table:style-name="ce29"/>
          <table:table-cell table:style-name="ce23" table:formula="of:=ROUND(([L45]-((1.96*[M45])/SQRT([K45])));3)"/>
          <table:table-cell table:style-name="ce23" table:formula="of:=ROUND(([L45]+((1.96*[M45])/SQRT([K45])));3)"/>
          <table:table-cell table:style-name="ce23" table:formula="of:=ROUND(([P45]-((1.96*[Q45])/SQRT([O45])));3)"/>
          <table:table-cell table:style-name="ce23" table:formula="of:=ROUND(([P45]+((1.96*[Q45])/SQRT([O45])));3)"/>
          <table:table-cell table:number-columns-repeated="989"/>
        </table:table-row>
        <table:table-row table:style-name="ro12">
          <table:table-cell table:style-name="ce24" office:value-type="string">
            <text:p>Nic</text:p>
          </table:table-cell>
          <table:table-cell table:style-name="ce25" office:value-type="string">
            <text:p>sdarticle (1)u.pdf</text:p>
          </table:table-cell>
          <table:table-cell table:style-name="ce25" office:value-type="float" office:value="2.1435346E7">
            <text:p>21435346</text:p>
          </table:table-cell>
          <table:table-cell table:style-name="ce26" office:value-type="string">
            <text:p>LMX1A</text:p>
          </table:table-cell>
          <table:table-cell table:style-name="ce26" office:value-type="string">
            <text:p>rs4657412</text:p>
          </table:table-cell>
          <table:table-cell table:style-name="ce26" office:value-type="string">
            <text:p>Choice RT</text:p>
          </table:table-cell>
          <table:table-cell table:style-name="ce26" office:value-type="string">
            <text:p>Reaction time (ms)</text:p>
          </table:table-cell>
          <table:table-cell table:style-name="ce27" office:value-type="string">
            <text:p>attention</text:p>
          </table:table-cell>
          <table:table-cell table:style-name="ce28" office:value-type="string">
            <text:p>SD</text:p>
          </table:table-cell>
          <table:table-cell table:style-name="ce29" office:value-type="string">
            <text:p>T/T</text:p>
          </table:table-cell>
          <table:table-cell table:style-name="ce29" office:value-type="float" office:value="18.0">
            <text:p>18</text:p>
          </table:table-cell>
          <table:table-cell table:style-name="ce29" office:value-type="float" office:value="352.38">
            <text:p>352.38</text:p>
          </table:table-cell>
          <table:table-cell table:style-name="ce29" office:value-type="float" office:value="49.46">
            <text:p>49.46</text:p>
          </table:table-cell>
          <table:table-cell table:style-name="ce25" office:value-type="string">
            <text:p>T/C,T/T</text:p>
          </table:table-cell>
          <table:table-cell table:style-name="ce25" office:value-type="float" office:value="9.0">
            <text:p>9</text:p>
          </table:table-cell>
          <table:table-cell table:style-name="ce25" office:value-type="float" office:value="359.2">
            <text:p>359.2</text:p>
          </table:table-cell>
          <table:table-cell table:style-name="ce25" office:value-type="float" office:value="35.07">
            <text:p>35.07</text:p>
          </table:table-cell>
          <table:table-cell table:number-columns-repeated="4" table:style-name="ce30"/>
          <table:table-cell table:number-columns-repeated="2" table:style-name="ce29"/>
          <table:table-cell table:style-name="ce29" office:value-type="float" office:value="0.72">
            <text:p>0.72</text:p>
          </table:table-cell>
          <table:table-cell table:style-name="ce29" office:value-type="string">
            <text:p>no</text:p>
          </table:table-cell>
          <table:table-cell table:style-name="cf1" table:formula="of:=([L46]-[P46])/SQRT((((([M46]^2)*([K46]-1))+(([Q46]^2)*([O46]-1)))/([K46]+[O46])))"/>
          <table:table-cell table:style-name="cf1"/>
          <table:table-cell table:style-name="cf1"/>
          <table:table-cell table:style-name="ce32"/>
          <table:table-cell table:style-name="ce33" office:value-type="string">
            <text:p>Westerberg,H.,Hirvikoski,T.,Forssberg,H.,&amp; Klingberg,T. (2004). Visuo-spatial</text:p>
            <text:p>working memory span: A sensitive measure of cognitive deficits in children with</text:p>
            <text:p>ADHD. Child Neuropsychology: A Journal on Normal and Abnormal Development in</text:p>
            <text:p>Childhood and Adolescence,10(3),155–161.</text:p>
            <text:p/>
          </table:table-cell>
          <table:table-cell table:style-name="ce29"/>
          <table:table-cell table:style-name="ce23" table:formula="of:=ROUND(([L46]-((1.96*[M46])/SQRT([K46])));3)"/>
          <table:table-cell table:style-name="ce23" table:formula="of:=ROUND(([L46]+((1.96*[M46])/SQRT([K46])));3)"/>
          <table:table-cell table:style-name="ce23" table:formula="of:=ROUND(([P46]-((1.96*[Q46])/SQRT([O46])));3)"/>
          <table:table-cell table:style-name="ce23" table:formula="of:=ROUND(([P46]+((1.96*[Q46])/SQRT([O46])));3)"/>
          <table:table-cell table:number-columns-repeated="989"/>
        </table:table-row>
        <table:table-row table:style-name="ro13">
          <table:table-cell table:style-name="ce24" office:value-type="string">
            <text:p>Nic</text:p>
          </table:table-cell>
          <table:table-cell table:style-name="ce25" office:value-type="string">
            <text:p>sdarticle (1)u.pdf</text:p>
          </table:table-cell>
          <table:table-cell table:style-name="ce25" office:value-type="float" office:value="2.1435346E7">
            <text:p>21435346</text:p>
          </table:table-cell>
          <table:table-cell table:style-name="ce26" office:value-type="string">
            <text:p>LMX1A</text:p>
          </table:table-cell>
          <table:table-cell table:style-name="ce26" office:value-type="string">
            <text:p>rs4657411</text:p>
          </table:table-cell>
          <table:table-cell table:style-name="ce26" office:value-type="string">
            <text:p>PASAT</text:p>
          </table:table-cell>
          <table:table-cell table:style-name="ce26" office:value-type="string">
            <text:p>Sustained attention</text:p>
          </table:table-cell>
          <table:table-cell table:style-name="ce27" office:value-type="string">
            <text:p>attention</text:p>
          </table:table-cell>
          <table:table-cell table:style-name="ce28" office:value-type="string">
            <text:p>SD</text:p>
          </table:table-cell>
          <table:table-cell table:style-name="ce29" office:value-type="string">
            <text:p>T/T</text:p>
          </table:table-cell>
          <table:table-cell table:style-name="ce29" office:value-type="float" office:value="16.0">
            <text:p>16</text:p>
          </table:table-cell>
          <table:table-cell table:style-name="ce29" office:value-type="float" office:value="53.56">
            <text:p>53.56</text:p>
          </table:table-cell>
          <table:table-cell table:style-name="ce29" office:value-type="float" office:value="5.81">
            <text:p>5.81</text:p>
          </table:table-cell>
          <table:table-cell table:style-name="ce25" office:value-type="string">
            <text:p>T/C,T/T</text:p>
          </table:table-cell>
          <table:table-cell table:style-name="ce25" office:value-type="float" office:value="12.0">
            <text:p>12</text:p>
          </table:table-cell>
          <table:table-cell table:style-name="ce25" office:value-type="float" office:value="51.92">
            <text:p>51.92</text:p>
          </table:table-cell>
          <table:table-cell table:style-name="ce25" office:value-type="float" office:value="5.42">
            <text:p>5.42</text:p>
          </table:table-cell>
          <table:table-cell table:number-columns-repeated="4" table:style-name="ce30"/>
          <table:table-cell table:number-columns-repeated="2" table:style-name="ce29"/>
          <table:table-cell table:style-name="ce29" office:value-type="float" office:value="0.45">
            <text:p>0.45</text:p>
          </table:table-cell>
          <table:table-cell table:style-name="ce29" office:value-type="string">
            <text:p>no</text:p>
          </table:table-cell>
          <table:table-cell table:style-name="cf1" table:formula="of:=([L47]-[P47])/SQRT((((([M47]^2)*([K47]-1))+(([Q47]^2)*([O47]-1)))/([K47]+[O47])))"/>
          <table:table-cell table:style-name="cf1"/>
          <table:table-cell table:style-name="cf1"/>
          <table:table-cell table:style-name="ce32"/>
          <table:table-cell table:style-name="ce33" office:value-type="string">
            <text:p>Gronwall,D. (1977). Paced auditory serial-addition task—Measure of recovery from</text:p>
            <text:p>concussion. Perceptual &amp; Motor Skills,44(2),367–373.</text:p>
            <text:p/>
          </table:table-cell>
          <table:table-cell table:style-name="ce29"/>
          <table:table-cell table:style-name="ce23" table:formula="of:=ROUND(([L47]-((1.96*[M47])/SQRT([K47])));3)"/>
          <table:table-cell table:style-name="ce23" table:formula="of:=ROUND(([L47]+((1.96*[M47])/SQRT([K47])));3)"/>
          <table:table-cell table:style-name="ce23" table:formula="of:=ROUND(([P47]-((1.96*[Q47])/SQRT([O47])));3)"/>
          <table:table-cell table:style-name="ce23" table:formula="of:=ROUND(([P47]+((1.96*[Q47])/SQRT([O47])));3)"/>
          <table:table-cell table:number-columns-repeated="989"/>
        </table:table-row>
        <table:table-row table:style-name="ro13">
          <table:table-cell table:style-name="ce24" office:value-type="string">
            <text:p>Nic</text:p>
          </table:table-cell>
          <table:table-cell table:style-name="ce25" office:value-type="string">
            <text:p>sdarticle (1)u.pdf</text:p>
          </table:table-cell>
          <table:table-cell table:style-name="ce25" office:value-type="float" office:value="2.1435346E7">
            <text:p>21435346</text:p>
          </table:table-cell>
          <table:table-cell table:style-name="ce26" office:value-type="string">
            <text:p>LMX1A</text:p>
          </table:table-cell>
          <table:table-cell table:style-name="ce26" office:value-type="string">
            <text:p>rs4657412</text:p>
          </table:table-cell>
          <table:table-cell table:style-name="ce26" office:value-type="string">
            <text:p>PASAT</text:p>
          </table:table-cell>
          <table:table-cell table:style-name="ce26" office:value-type="string">
            <text:p>Sustained attention</text:p>
          </table:table-cell>
          <table:table-cell table:style-name="ce27" office:value-type="string">
            <text:p>attention</text:p>
          </table:table-cell>
          <table:table-cell table:style-name="ce28" office:value-type="string">
            <text:p>SD</text:p>
          </table:table-cell>
          <table:table-cell table:style-name="ce29" office:value-type="string">
            <text:p>T/T</text:p>
          </table:table-cell>
          <table:table-cell table:style-name="ce29" office:value-type="float" office:value="18.0">
            <text:p>18</text:p>
          </table:table-cell>
          <table:table-cell table:style-name="ce29" office:value-type="float" office:value="54.33">
            <text:p>54.33</text:p>
          </table:table-cell>
          <table:table-cell table:style-name="ce29" office:value-type="float" office:value="5.36">
            <text:p>5.36</text:p>
          </table:table-cell>
          <table:table-cell table:style-name="ce25" office:value-type="string">
            <text:p>T/C,T/T</text:p>
          </table:table-cell>
          <table:table-cell table:style-name="ce25" office:value-type="float" office:value="9.0">
            <text:p>9</text:p>
          </table:table-cell>
          <table:table-cell table:style-name="ce25" office:value-type="float" office:value="50.56">
            <text:p>50.56</text:p>
          </table:table-cell>
          <table:table-cell table:style-name="ce25" office:value-type="float" office:value="5.46">
            <text:p>5.46</text:p>
          </table:table-cell>
          <table:table-cell table:number-columns-repeated="4" table:style-name="ce30"/>
          <table:table-cell table:number-columns-repeated="2" table:style-name="ce29"/>
          <table:table-cell table:style-name="ce29" office:value-type="float" office:value="0.1">
            <text:p>0.1</text:p>
          </table:table-cell>
          <table:table-cell table:style-name="ce29" office:value-type="string">
            <text:p>no</text:p>
          </table:table-cell>
          <table:table-cell table:style-name="cf1" table:formula="of:=([L48]-[P48])/SQRT((((([M48]^2)*([K48]-1))+(([Q48]^2)*([O48]-1)))/([K48]+[O48])))"/>
          <table:table-cell table:style-name="cf1"/>
          <table:table-cell table:style-name="cf1"/>
          <table:table-cell table:style-name="ce32"/>
          <table:table-cell table:style-name="ce33" office:value-type="string">
            <text:p>Gronwall,D. (1977). Paced auditory serial-addition task—Measure of recovery from</text:p>
            <text:p>concussion. Perceptual &amp; Motor Skills,44(2),367–373.</text:p>
            <text:p/>
          </table:table-cell>
          <table:table-cell table:style-name="ce29"/>
          <table:table-cell table:style-name="ce23" table:formula="of:=ROUND(([L48]-((1.96*[M48])/SQRT([K48])));3)"/>
          <table:table-cell table:style-name="ce23" table:formula="of:=ROUND(([L48]+((1.96*[M48])/SQRT([K48])));3)"/>
          <table:table-cell table:style-name="ce23" table:formula="of:=ROUND(([P48]-((1.96*[Q48])/SQRT([O48])));3)"/>
          <table:table-cell table:style-name="ce23" table:formula="of:=ROUND(([P48]+((1.96*[Q48])/SQRT([O48])));3)"/>
          <table:table-cell table:number-columns-repeated="989"/>
        </table:table-row>
        <table:table-row table:style-name="ro12">
          <table:table-cell table:style-name="ce24" office:value-type="string">
            <text:p>Nic</text:p>
          </table:table-cell>
          <table:table-cell table:style-name="ce25" office:value-type="string">
            <text:p>sdarticle (1)u.pdf</text:p>
          </table:table-cell>
          <table:table-cell table:style-name="ce25" office:value-type="float" office:value="2.1435346E7">
            <text:p>21435346</text:p>
          </table:table-cell>
          <table:table-cell table:style-name="ce26" office:value-type="string">
            <text:p>LMX1A</text:p>
          </table:table-cell>
          <table:table-cell table:style-name="ce26" office:value-type="string">
            <text:p>rs4657411</text:p>
          </table:table-cell>
          <table:table-cell table:style-name="ce26" office:value-type="string">
            <text:p>Simple reaction time</text:p>
          </table:table-cell>
          <table:table-cell table:style-name="ce26" office:value-type="string">
            <text:p>Processing speed</text:p>
          </table:table-cell>
          <table:table-cell table:style-name="ce27" office:value-type="string">
            <text:p>attention</text:p>
          </table:table-cell>
          <table:table-cell table:style-name="ce28" office:value-type="string">
            <text:p>SD</text:p>
          </table:table-cell>
          <table:table-cell table:style-name="ce29" office:value-type="string">
            <text:p>T/T</text:p>
          </table:table-cell>
          <table:table-cell table:style-name="ce29" office:value-type="float" office:value="16.0">
            <text:p>16</text:p>
          </table:table-cell>
          <table:table-cell table:style-name="ce29" office:value-type="float" office:value="288.9">
            <text:p>288.9</text:p>
          </table:table-cell>
          <table:table-cell table:style-name="ce29" office:value-type="float" office:value="44.69">
            <text:p>44.69</text:p>
          </table:table-cell>
          <table:table-cell table:style-name="ce25" office:value-type="string">
            <text:p>T/C,T/T</text:p>
          </table:table-cell>
          <table:table-cell table:style-name="ce25" office:value-type="float" office:value="12.0">
            <text:p>12</text:p>
          </table:table-cell>
          <table:table-cell table:style-name="ce25" office:value-type="float" office:value="287.18">
            <text:p>287.18</text:p>
          </table:table-cell>
          <table:table-cell table:style-name="ce25" office:value-type="float" office:value="36.3">
            <text:p>36.3</text:p>
          </table:table-cell>
          <table:table-cell table:number-columns-repeated="4" table:style-name="ce30"/>
          <table:table-cell table:number-columns-repeated="2" table:style-name="ce29"/>
          <table:table-cell table:style-name="ce29" office:value-type="float" office:value="0.77">
            <text:p>0.77</text:p>
          </table:table-cell>
          <table:table-cell table:style-name="ce29" office:value-type="string">
            <text:p>no</text:p>
          </table:table-cell>
          <table:table-cell table:style-name="cf1" table:formula="of:=([L49]-[P49])/SQRT((((([M49]^2)*([K49]-1))+(([Q49]^2)*([O49]-1)))/([K49]+[O49])))"/>
          <table:table-cell table:style-name="cf1"/>
          <table:table-cell table:style-name="cf1"/>
          <table:table-cell table:style-name="ce32"/>
          <table:table-cell table:style-name="ce33" office:value-type="string">
            <text:p>Westerberg,H.,Hirvikoski,T.,Forssberg,H.,&amp; Klingberg,T. (2004). Visuo-spatial</text:p>
            <text:p>working memory span: A sensitive measure of cognitive deficits in children with</text:p>
            <text:p>ADHD. Child Neuropsychology: A Journal on Normal and Abnormal Development in</text:p>
            <text:p>Childhood and Adolescence,10(3),155–161.</text:p>
            <text:p/>
          </table:table-cell>
          <table:table-cell table:style-name="ce29"/>
          <table:table-cell table:style-name="ce23" table:formula="of:=ROUND(([L49]-((1.96*[M49])/SQRT([K49])));3)"/>
          <table:table-cell table:style-name="ce23" table:formula="of:=ROUND(([L49]+((1.96*[M49])/SQRT([K49])));3)"/>
          <table:table-cell table:style-name="ce23" table:formula="of:=ROUND(([P49]-((1.96*[Q49])/SQRT([O49])));3)"/>
          <table:table-cell table:style-name="ce23" table:formula="of:=ROUND(([P49]+((1.96*[Q49])/SQRT([O49])));3)"/>
          <table:table-cell table:number-columns-repeated="989"/>
        </table:table-row>
        <table:table-row table:style-name="ro12">
          <table:table-cell table:style-name="ce24" office:value-type="string">
            <text:p>Nic</text:p>
          </table:table-cell>
          <table:table-cell table:style-name="ce25" office:value-type="string">
            <text:p>sdarticle (1)u.pdf</text:p>
          </table:table-cell>
          <table:table-cell table:style-name="ce25" office:value-type="float" office:value="2.1435346E7">
            <text:p>21435346</text:p>
          </table:table-cell>
          <table:table-cell table:style-name="ce26" office:value-type="string">
            <text:p>LMX1A</text:p>
          </table:table-cell>
          <table:table-cell table:style-name="ce26" office:value-type="string">
            <text:p>rs4657412</text:p>
          </table:table-cell>
          <table:table-cell table:style-name="ce26" office:value-type="string">
            <text:p>Simple reaction time</text:p>
          </table:table-cell>
          <table:table-cell table:style-name="ce26" office:value-type="string">
            <text:p>Processing speed</text:p>
          </table:table-cell>
          <table:table-cell table:style-name="ce27" office:value-type="string">
            <text:p>attention</text:p>
          </table:table-cell>
          <table:table-cell table:style-name="ce28" office:value-type="string">
            <text:p>SD</text:p>
          </table:table-cell>
          <table:table-cell table:style-name="ce29" office:value-type="string">
            <text:p>T/T</text:p>
          </table:table-cell>
          <table:table-cell table:style-name="ce29" office:value-type="float" office:value="18.0">
            <text:p>18</text:p>
          </table:table-cell>
          <table:table-cell table:style-name="ce29" office:value-type="float" office:value="288.42">
            <text:p>288.42</text:p>
          </table:table-cell>
          <table:table-cell table:style-name="ce29" office:value-type="float" office:value="41.97">
            <text:p>41.97</text:p>
          </table:table-cell>
          <table:table-cell table:style-name="ce25" office:value-type="string">
            <text:p>T/C,T/T</text:p>
          </table:table-cell>
          <table:table-cell table:style-name="ce25" office:value-type="float" office:value="9.0">
            <text:p>9</text:p>
          </table:table-cell>
          <table:table-cell table:style-name="ce25" office:value-type="float" office:value="287.58">
            <text:p>287.58</text:p>
          </table:table-cell>
          <table:table-cell table:style-name="ce25" office:value-type="float" office:value="39.57">
            <text:p>39.57</text:p>
          </table:table-cell>
          <table:table-cell table:number-columns-repeated="4" table:style-name="ce30"/>
          <table:table-cell table:number-columns-repeated="2" table:style-name="ce29"/>
          <table:table-cell table:style-name="ce29" office:value-type="float" office:value="0.96">
            <text:p>0.96</text:p>
          </table:table-cell>
          <table:table-cell table:style-name="ce29" office:value-type="string">
            <text:p>no</text:p>
          </table:table-cell>
          <table:table-cell table:style-name="cf1" table:formula="of:=([L50]-[P50])/SQRT((((([M50]^2)*([K50]-1))+(([Q50]^2)*([O50]-1)))/([K50]+[O50])))"/>
          <table:table-cell table:style-name="cf1"/>
          <table:table-cell table:style-name="cf1"/>
          <table:table-cell table:style-name="ce32"/>
          <table:table-cell table:style-name="ce33" office:value-type="string">
            <text:p>Westerberg,H.,Hirvikoski,T.,Forssberg,H.,&amp; Klingberg,T. (2004). Visuo-spatial</text:p>
            <text:p>working memory span: A sensitive measure of cognitive deficits in children with</text:p>
            <text:p>ADHD. Child Neuropsychology: A Journal on Normal and Abnormal Development in</text:p>
            <text:p>Childhood and Adolescence,10(3),155–161.</text:p>
            <text:p/>
          </table:table-cell>
          <table:table-cell table:style-name="ce29"/>
          <table:table-cell table:style-name="ce23" table:formula="of:=ROUND(([L50]-((1.96*[M50])/SQRT([K50])));3)"/>
          <table:table-cell table:style-name="ce23" table:formula="of:=ROUND(([L50]+((1.96*[M50])/SQRT([K50])));3)"/>
          <table:table-cell table:style-name="ce23" table:formula="of:=ROUND(([P50]-((1.96*[Q50])/SQRT([O50])));3)"/>
          <table:table-cell table:style-name="ce23" table:formula="of:=ROUND(([P50]+((1.96*[Q50])/SQRT([O50])));3)"/>
          <table:table-cell table:number-columns-repeated="989"/>
        </table:table-row>
        <table:table-row table:style-name="ro3">
          <table:table-cell table:style-name="ce24" office:value-type="string">
            <text:p>andrew</text:p>
          </table:table-cell>
          <table:table-cell table:style-name="ce25" office:value-type="string">
            <text:p>sdarticle (9).pdf</text:p>
          </table:table-cell>
          <table:table-cell table:style-name="ce25" office:value-type="float" office:value="1.8606232E7">
            <text:p>18606232</text:p>
          </table:table-cell>
          <table:table-cell table:style-name="ce26" office:value-type="string">
            <text:p>NRG1</text:p>
          </table:table-cell>
          <table:table-cell table:style-name="ce26" office:value-type="string">
            <text:p>rs35753505</text:p>
          </table:table-cell>
          <table:table-cell table:style-name="ce26" office:value-type="string">
            <text:p>0-back</text:p>
          </table:table-cell>
          <table:table-cell table:style-name="ce26" office:value-type="string">
            <text:p>Correct</text:p>
          </table:table-cell>
          <table:table-cell table:style-name="ce27" office:value-type="string">
            <text:p>attention</text:p>
          </table:table-cell>
          <table:table-cell table:style-name="ce28" office:value-type="string">
            <text:p>SD</text:p>
          </table:table-cell>
          <table:table-cell table:style-name="ce29" office:value-type="string">
            <text:p>T/T</text:p>
          </table:table-cell>
          <table:table-cell table:style-name="ce29" office:value-type="float" office:value="35.0">
            <text:p>35</text:p>
          </table:table-cell>
          <table:table-cell table:style-name="ce29" office:value-type="float" office:value="0.997">
            <text:p>0.997</text:p>
          </table:table-cell>
          <table:table-cell table:style-name="ce29" office:value-type="string">
            <text:p>n/a</text:p>
          </table:table-cell>
          <table:table-cell table:style-name="ce25" office:value-type="string">
            <text:p>T/C</text:p>
          </table:table-cell>
          <table:table-cell table:style-name="ce25" office:value-type="float" office:value="22.0">
            <text:p>22</text:p>
          </table:table-cell>
          <table:table-cell table:style-name="ce25" office:value-type="float" office:value="0.995">
            <text:p>0.995</text:p>
          </table:table-cell>
          <table:table-cell table:style-name="ce25" office:value-type="string">
            <text:p>n/a</text:p>
          </table:table-cell>
          <table:table-cell table:style-name="ce30" office:value-type="string">
            <text:p>C/C</text:p>
          </table:table-cell>
          <table:table-cell table:style-name="ce30" office:value-type="float" office:value="28.0">
            <text:p>28</text:p>
          </table:table-cell>
          <table:table-cell table:style-name="ce30" office:value-type="float" office:value="0.992">
            <text:p>0.992</text:p>
          </table:table-cell>
          <table:table-cell table:style-name="ce30" office:value-type="string">
            <text:p>n/a</text:p>
          </table:table-cell>
          <table:table-cell table:style-name="ce29" office:value-type="string">
            <text:p>F-test</text:p>
          </table:table-cell>
          <table:table-cell table:style-name="ce29" office:value-type="float" office:value="0.52">
            <text:p>0.52</text:p>
          </table:table-cell>
          <table:table-cell table:style-name="ce29" office:value-type="string">
            <text:p>&gt;0.1</text:p>
          </table:table-cell>
          <table:table-cell table:style-name="ce29" office:value-type="string">
            <text:p>no</text:p>
          </table:table-cell>
          <table:table-cell table:style-name="cf1"/>
          <table:table-cell table:style-name="cf1"/>
          <table:table-cell table:style-name="cf1"/>
          <table:table-cell table:style-name="ce32"/>
          <table:table-cell table:style-name="ce33" office:value-type="string">
            <text:p>not available</text:p>
          </table:table-cell>
          <table:table-cell table:style-name="ce29" office:value-type="string">
            <text:p>ANCOVA; F-test</text:p>
          </table:table-cell>
          <table:table-cell table:number-columns-repeated="993"/>
        </table:table-row>
        <table:table-row table:style-name="ro3">
          <table:table-cell table:style-name="ce24" office:value-type="string">
            <text:p>andrew</text:p>
          </table:table-cell>
          <table:table-cell table:style-name="ce25" office:value-type="string">
            <text:p>sdarticle (9).pdf</text:p>
          </table:table-cell>
          <table:table-cell table:style-name="ce25" office:value-type="float" office:value="1.8606232E7">
            <text:p>18606232</text:p>
          </table:table-cell>
          <table:table-cell table:style-name="ce26" office:value-type="string">
            <text:p>NRG1</text:p>
          </table:table-cell>
          <table:table-cell table:style-name="ce26" office:value-type="string">
            <text:p>rs35753505</text:p>
          </table:table-cell>
          <table:table-cell table:style-name="ce26" office:value-type="string">
            <text:p>0-back</text:p>
          </table:table-cell>
          <table:table-cell table:style-name="ce26" office:value-type="string">
            <text:p>False alarms</text:p>
          </table:table-cell>
          <table:table-cell table:style-name="ce27" office:value-type="string">
            <text:p>attention</text:p>
          </table:table-cell>
          <table:table-cell table:style-name="ce28" office:value-type="string">
            <text:p>SD</text:p>
          </table:table-cell>
          <table:table-cell table:style-name="ce29" office:value-type="string">
            <text:p>T/T</text:p>
          </table:table-cell>
          <table:table-cell table:style-name="ce29" office:value-type="float" office:value="35.0">
            <text:p>35</text:p>
          </table:table-cell>
          <table:table-cell table:style-name="ce29" office:value-type="float" office:value="0.35">
            <text:p>0.35</text:p>
          </table:table-cell>
          <table:table-cell table:style-name="ce29" office:value-type="float" office:value="0.65">
            <text:p>0.65</text:p>
          </table:table-cell>
          <table:table-cell table:style-name="ce25" office:value-type="string">
            <text:p>T/C</text:p>
          </table:table-cell>
          <table:table-cell table:style-name="ce25" office:value-type="float" office:value="22.0">
            <text:p>22</text:p>
          </table:table-cell>
          <table:table-cell table:style-name="ce25" office:value-type="float" office:value="0.55">
            <text:p>0.55</text:p>
          </table:table-cell>
          <table:table-cell table:style-name="ce25" office:value-type="float" office:value="0.86">
            <text:p>0.86</text:p>
          </table:table-cell>
          <table:table-cell table:style-name="ce30" office:value-type="string">
            <text:p>C/C</text:p>
          </table:table-cell>
          <table:table-cell table:style-name="ce30" office:value-type="float" office:value="28.0">
            <text:p>28</text:p>
          </table:table-cell>
          <table:table-cell table:style-name="ce30" office:value-type="float" office:value="0.42">
            <text:p>0.42</text:p>
          </table:table-cell>
          <table:table-cell table:style-name="ce30" office:value-type="float" office:value="0.5">
            <text:p>0.5</text:p>
          </table:table-cell>
          <table:table-cell table:style-name="ce29" office:value-type="string">
            <text:p>F-test</text:p>
          </table:table-cell>
          <table:table-cell table:style-name="ce29" office:value-type="float" office:value="0.49">
            <text:p>0.49</text:p>
          </table:table-cell>
          <table:table-cell table:style-name="ce29" office:value-type="string">
            <text:p>&gt;0.1</text:p>
          </table:table-cell>
          <table:table-cell table:style-name="ce29" office:value-type="string">
            <text:p>no</text:p>
          </table:table-cell>
          <table:table-cell table:style-name="cf1" table:formula="of:=([L52]-[P52])/SQRT((((([M52]^2)*([K52]-1))+(([Q52]^2)*([O52]-1)))/([K52]+[O52])))"/>
          <table:table-cell table:style-name="cf1" table:formula="of:=([L52]-[T52])/SQRT((((([M52]^2)*([K52]-1))+(([U52]^2)*([S52]-1)))/([K52]+[S52])))"/>
          <table:table-cell table:style-name="cf1" table:formula="of:=([P52]-[T52])/SQRT((((([Q52]^2)*([O52]-1))+(([U52]^2)*([S52]-1)))/([O52]+[S52])))"/>
          <table:table-cell table:style-name="ce32"/>
          <table:table-cell table:style-name="ce33" office:value-type="string">
            <text:p>not available</text:p>
          </table:table-cell>
          <table:table-cell table:style-name="ce29" office:value-type="string">
            <text:p>ANCOVA; F-test</text:p>
          </table:table-cell>
          <table:table-cell table:style-name="ce23" table:formula="of:=ROUND(([L52]-((1.96*[M52])/SQRT([K52])));3)"/>
          <table:table-cell table:style-name="ce23" table:formula="of:=ROUND(([L52]+((1.96*[M52])/SQRT([K52])));3)"/>
          <table:table-cell table:style-name="ce23" table:formula="of:=ROUND(([P52]-((1.96*[Q52])/SQRT([O52])));3)"/>
          <table:table-cell table:style-name="ce23" table:formula="of:=ROUND(([P52]+((1.96*[Q52])/SQRT([O52])));3)"/>
          <table:table-cell table:style-name="ce23" table:formula="of:=ROUND(([T52]-((1.96*[U52])/SQRT([S52])));3)"/>
          <table:table-cell table:style-name="ce23" table:formula="of:=ROUND(([T52]+((1.96*[U52])/SQRT([S52])));3)"/>
          <table:table-cell table:number-columns-repeated="987"/>
        </table:table-row>
        <table:table-row table:style-name="ro1">
          <table:table-cell table:style-name="ce24" office:value-type="string">
            <text:p>andrew</text:p>
          </table:table-cell>
          <table:table-cell table:style-name="ce25" office:value-type="string">
            <text:p>sdarticle (9).pdf</text:p>
          </table:table-cell>
          <table:table-cell table:style-name="ce25" office:value-type="float" office:value="1.8606232E7">
            <text:p>18606232</text:p>
          </table:table-cell>
          <table:table-cell table:style-name="ce26" office:value-type="string">
            <text:p>NRG1</text:p>
          </table:table-cell>
          <table:table-cell table:style-name="ce26" office:value-type="string">
            <text:p>rs35753505</text:p>
          </table:table-cell>
          <table:table-cell table:style-name="ce26" office:value-type="string">
            <text:p>0-back</text:p>
          </table:table-cell>
          <table:table-cell table:style-name="ce26" office:value-type="string">
            <text:p>Reaction time (ms)</text:p>
          </table:table-cell>
          <table:table-cell table:style-name="ce27" office:value-type="string">
            <text:p>attention</text:p>
          </table:table-cell>
          <table:table-cell table:style-name="ce28" office:value-type="string">
            <text:p>SD</text:p>
          </table:table-cell>
          <table:table-cell table:style-name="ce29" office:value-type="string">
            <text:p>T/T</text:p>
          </table:table-cell>
          <table:table-cell table:style-name="ce29" office:value-type="float" office:value="35.0">
            <text:p>35</text:p>
          </table:table-cell>
          <table:table-cell table:style-name="ce29" office:value-type="float" office:value="375.47">
            <text:p>375.47</text:p>
          </table:table-cell>
          <table:table-cell table:style-name="ce29" office:value-type="float" office:value="41.65">
            <text:p>41.65</text:p>
          </table:table-cell>
          <table:table-cell table:style-name="ce25" office:value-type="string">
            <text:p>T/C</text:p>
          </table:table-cell>
          <table:table-cell table:style-name="ce25" office:value-type="float" office:value="22.0">
            <text:p>22</text:p>
          </table:table-cell>
          <table:table-cell table:style-name="ce25" office:value-type="float" office:value="378.91">
            <text:p>378.91</text:p>
          </table:table-cell>
          <table:table-cell table:style-name="ce25" office:value-type="float" office:value="49.53">
            <text:p>49.53</text:p>
          </table:table-cell>
          <table:table-cell table:style-name="ce30" office:value-type="string">
            <text:p>C/C</text:p>
          </table:table-cell>
          <table:table-cell table:style-name="ce30" office:value-type="float" office:value="28.0">
            <text:p>28</text:p>
          </table:table-cell>
          <table:table-cell table:style-name="ce30" office:value-type="float" office:value="384.8">
            <text:p>384.8</text:p>
          </table:table-cell>
          <table:table-cell table:style-name="ce30" office:value-type="float" office:value="44.19">
            <text:p>44.19</text:p>
          </table:table-cell>
          <table:table-cell table:style-name="ce29" office:value-type="string">
            <text:p>F-test</text:p>
          </table:table-cell>
          <table:table-cell table:style-name="ce29" office:value-type="float" office:value="0.28">
            <text:p>0.28</text:p>
          </table:table-cell>
          <table:table-cell table:style-name="ce29" office:value-type="string">
            <text:p>&gt;0.1</text:p>
          </table:table-cell>
          <table:table-cell table:style-name="ce29" office:value-type="string">
            <text:p>no</text:p>
          </table:table-cell>
          <table:table-cell table:style-name="cf1" table:formula="of:=([L53]-[P53])/SQRT((((([M53]^2)*([K53]-1))+(([Q53]^2)*([O53]-1)))/([K53]+[O53])))"/>
          <table:table-cell table:style-name="cf1" table:formula="of:=([L53]-[T53])/SQRT((((([M53]^2)*([K53]-1))+(([U53]^2)*([S53]-1)))/([K53]+[S53])))"/>
          <table:table-cell table:style-name="cf1" table:formula="of:=([P53]-[T53])/SQRT((((([Q53]^2)*([O53]-1))+(([U53]^2)*([S53]-1)))/([O53]+[S53])))"/>
          <table:table-cell table:style-name="ce32"/>
          <table:table-cell table:style-name="ce33" office:value-type="string">
            <text:p>not available</text:p>
          </table:table-cell>
          <table:table-cell table:style-name="ce29" office:value-type="string">
            <text:p>ANCOVA; F-test</text:p>
          </table:table-cell>
          <table:table-cell table:style-name="ce23" table:formula="of:=ROUND(([L53]-((1.96*[M53])/SQRT([K53])));3)"/>
          <table:table-cell table:style-name="ce23" table:formula="of:=ROUND(([L53]+((1.96*[M53])/SQRT([K53])));3)"/>
          <table:table-cell table:style-name="ce23" table:formula="of:=ROUND(([P53]-((1.96*[Q53])/SQRT([O53])));3)"/>
          <table:table-cell table:style-name="ce23" table:formula="of:=ROUND(([P53]+((1.96*[Q53])/SQRT([O53])));3)"/>
          <table:table-cell table:style-name="ce23" table:formula="of:=ROUND(([T53]-((1.96*[U53])/SQRT([S53])));3)"/>
          <table:table-cell table:style-name="ce23" table:formula="of:=ROUND(([T53]+((1.96*[U53])/SQRT([S53])));3)"/>
          <table:table-cell table:number-columns-repeated="987"/>
        </table:table-row>
        <table:table-row table:style-name="ro8">
          <table:table-cell table:style-name="ce24" office:value-type="string">
            <text:p>Andrew</text:p>
          </table:table-cell>
          <table:table-cell table:style-name="ce25" office:value-type="string">
            <text:p>z_kircher-et-al_neuregulin-verbal-fluency_2009.pdf</text:p>
          </table:table-cell>
          <table:table-cell table:style-name="ce25" office:value-type="float" office:value="1.9350564E7">
            <text:p>19350564</text:p>
          </table:table-cell>
          <table:table-cell table:style-name="ce26" office:value-type="string">
            <text:p>NRG1</text:p>
          </table:table-cell>
          <table:table-cell table:style-name="ce26" office:value-type="string">
            <text:p>rs35753505</text:p>
          </table:table-cell>
          <table:table-cell table:style-name="ce26" office:value-type="string">
            <text:p>Attention d2</text:p>
          </table:table-cell>
          <table:table-cell table:style-name="ce26" office:value-type="string">
            <text:p>Total correct</text:p>
          </table:table-cell>
          <table:table-cell table:style-name="ce27" office:value-type="string">
            <text:p>attention</text:p>
          </table:table-cell>
          <table:table-cell table:style-name="ce28" office:value-type="string">
            <text:p>SD</text:p>
          </table:table-cell>
          <table:table-cell table:style-name="ce29" office:value-type="string">
            <text:p>T/T</text:p>
          </table:table-cell>
          <table:table-cell table:style-name="ce29" office:value-type="float" office:value="175.0">
            <text:p>175</text:p>
          </table:table-cell>
          <table:table-cell table:style-name="ce29" office:value-type="float" office:value="193.6">
            <text:p>193.6</text:p>
          </table:table-cell>
          <table:table-cell table:style-name="ce29" office:value-type="float" office:value="37.0">
            <text:p>37</text:p>
          </table:table-cell>
          <table:table-cell table:style-name="ce25" office:value-type="string">
            <text:p>T/C</text:p>
          </table:table-cell>
          <table:table-cell table:style-name="ce25" office:value-type="float" office:value="204.0">
            <text:p>204</text:p>
          </table:table-cell>
          <table:table-cell table:style-name="ce25" office:value-type="float" office:value="194.2">
            <text:p>194.2</text:p>
          </table:table-cell>
          <table:table-cell table:style-name="ce25" office:value-type="float" office:value="33.5">
            <text:p>33.5</text:p>
          </table:table-cell>
          <table:table-cell table:style-name="ce30" office:value-type="string">
            <text:p>C/C</text:p>
          </table:table-cell>
          <table:table-cell table:style-name="ce30" office:value-type="float" office:value="50.0">
            <text:p>50</text:p>
          </table:table-cell>
          <table:table-cell table:style-name="ce30" office:value-type="float" office:value="188.3">
            <text:p>188.3</text:p>
          </table:table-cell>
          <table:table-cell table:style-name="ce30" office:value-type="float" office:value="36.0">
            <text:p>36</text:p>
          </table:table-cell>
          <table:table-cell table:style-name="ce29" office:value-type="string">
            <text:p>F-test</text:p>
          </table:table-cell>
          <table:table-cell table:style-name="ce29" office:value-type="float" office:value="0.57">
            <text:p>0.57</text:p>
          </table:table-cell>
          <table:table-cell table:style-name="ce29"/>
          <table:table-cell table:style-name="ce29" office:value-type="string">
            <text:p>no</text:p>
          </table:table-cell>
          <table:table-cell table:style-name="cf1" table:formula="of:=([L54]-[P54])/SQRT((((([M54]^2)*([K54]-1))+(([Q54]^2)*([O54]-1)))/([K54]+[O54])))"/>
          <table:table-cell table:style-name="cf1" table:formula="of:=([L54]-[T54])/SQRT((((([M54]^2)*([K54]-1))+(([U54]^2)*([S54]-1)))/([K54]+[S54])))"/>
          <table:table-cell table:style-name="cf1" table:formula="of:=([P54]-[T54])/SQRT((((([Q54]^2)*([O54]-1))+(([U54]^2)*([S54]-1)))/([O54]+[S54])))"/>
          <table:table-cell table:style-name="ce32"/>
          <table:table-cell table:style-name="ce33" office:value-type="string">
            <text:p>Brickenkamp R ( 2002): Der Aufmerksamkeits-Belastungstest d2. Göttingen Hogrefe.</text:p>
          </table:table-cell>
          <table:table-cell table:style-name="ce29" office:value-type="string">
            <text:p>F-test</text:p>
          </table:table-cell>
          <table:table-cell table:style-name="ce23" table:formula="of:=ROUND(([L54]-((1.96*[M54])/SQRT([K54])));3)"/>
          <table:table-cell table:style-name="ce23" table:formula="of:=ROUND(([L54]+((1.96*[M54])/SQRT([K54])));3)"/>
          <table:table-cell table:style-name="ce23" table:formula="of:=ROUND(([P54]-((1.96*[Q54])/SQRT([O54])));3)"/>
          <table:table-cell table:style-name="ce23" table:formula="of:=ROUND(([P54]+((1.96*[Q54])/SQRT([O54])));3)"/>
          <table:table-cell table:style-name="ce23" table:formula="of:=ROUND(([T54]-((1.96*[U54])/SQRT([S54])));3)"/>
          <table:table-cell table:style-name="ce23" table:formula="of:=ROUND(([T54]+((1.96*[U54])/SQRT([S54])));3)"/>
          <table:table-cell table:number-columns-repeated="987"/>
        </table:table-row>
        <table:table-row table:style-name="ro1">
          <table:table-cell table:style-name="ce24" office:value-type="string">
            <text:p>Nic</text:p>
          </table:table-cell>
          <table:table-cell table:style-name="ce25" office:value-type="string">
            <text:p>mp201070a.pdf</text:p>
          </table:table-cell>
          <table:table-cell table:style-name="ce25" office:value-type="float" office:value="2.0548296E7">
            <text:p>20548296</text:p>
          </table:table-cell>
          <table:table-cell table:style-name="ce26" office:value-type="string">
            <text:p>NRG3</text:p>
          </table:table-cell>
          <table:table-cell table:style-name="ce26" office:value-type="string">
            <text:p>rs6584400</text:p>
          </table:table-cell>
          <table:table-cell table:style-name="ce26" office:value-type="string">
            <text:p>CPT-DS</text:p>
          </table:table-cell>
          <table:table-cell table:style-name="ce26" office:value-type="string">
            <text:p>Discrimination index</text:p>
          </table:table-cell>
          <table:table-cell table:style-name="ce27" office:value-type="string">
            <text:p>attention</text:p>
          </table:table-cell>
          <table:table-cell table:style-name="ce28" office:value-type="string">
            <text:p>SD</text:p>
          </table:table-cell>
          <table:table-cell table:style-name="ce29" office:value-type="string">
            <text:p>G/G</text:p>
          </table:table-cell>
          <table:table-cell table:style-name="ce29" office:value-type="float" office:value="171.0">
            <text:p>171</text:p>
          </table:table-cell>
          <table:table-cell table:style-name="ce29" office:value-type="float" office:value="5.17">
            <text:p>5.17</text:p>
          </table:table-cell>
          <table:table-cell table:style-name="ce29" office:value-type="float" office:value="1.0">
            <text:p>1</text:p>
          </table:table-cell>
          <table:table-cell table:style-name="ce25" office:value-type="string">
            <text:p>G/G,G/A</text:p>
          </table:table-cell>
          <table:table-cell table:style-name="ce25" office:value-type="float" office:value="49.0">
            <text:p>49</text:p>
          </table:table-cell>
          <table:table-cell table:style-name="ce25" office:value-type="float" office:value="5.24">
            <text:p>5.24</text:p>
          </table:table-cell>
          <table:table-cell table:style-name="ce25" office:value-type="float" office:value="1.0">
            <text:p>1</text:p>
          </table:table-cell>
          <table:table-cell table:number-columns-repeated="4" table:style-name="ce30"/>
          <table:table-cell table:style-name="ce29"/>
          <table:table-cell table:style-name="ce29" office:value-type="float" office:value="-0.62">
            <text:p>-0.62</text:p>
          </table:table-cell>
          <table:table-cell table:style-name="ce29" office:value-type="float" office:value="0.023">
            <text:p>0.023</text:p>
          </table:table-cell>
          <table:table-cell table:style-name="ce29" office:value-type="string">
            <text:p>yes</text:p>
          </table:table-cell>
          <table:table-cell table:style-name="cf1" table:formula="of:=([L55]-[P55])/SQRT((((([M55]^2)*([K55]-1))+(([Q55]^2)*([O55]-1)))/([K55]+[O55])))"/>
          <table:table-cell table:style-name="cf1"/>
          <table:table-cell table:style-name="cf1"/>
          <table:table-cell table:style-name="ce32"/>
          <table:table-cell table:style-name="ce33"/>
          <table:table-cell table:style-name="ce29"/>
          <table:table-cell table:style-name="ce23" table:formula="of:=ROUND(([L55]-((1.96*[M55])/SQRT([K55])));3)"/>
          <table:table-cell table:style-name="ce23" table:formula="of:=ROUND(([L55]+((1.96*[M55])/SQRT([K55])));3)"/>
          <table:table-cell table:style-name="ce23" table:formula="of:=ROUND(([P55]-((1.96*[Q55])/SQRT([O55])));3)"/>
          <table:table-cell table:style-name="ce23" table:formula="of:=ROUND(([P55]+((1.96*[Q55])/SQRT([O55])));3)"/>
          <table:table-cell table:number-columns-repeated="989"/>
        </table:table-row>
        <table:table-row table:style-name="ro1">
          <table:table-cell table:style-name="ce24" office:value-type="string">
            <text:p>Nic</text:p>
          </table:table-cell>
          <table:table-cell table:style-name="ce25" office:value-type="string">
            <text:p>mp201070a.pdf</text:p>
          </table:table-cell>
          <table:table-cell table:style-name="ce25" office:value-type="float" office:value="2.0548296E7">
            <text:p>20548296</text:p>
          </table:table-cell>
          <table:table-cell table:style-name="ce26" office:value-type="string">
            <text:p>NRG3</text:p>
          </table:table-cell>
          <table:table-cell table:style-name="ce26" office:value-type="string">
            <text:p>rs10883866</text:p>
          </table:table-cell>
          <table:table-cell table:style-name="ce26" office:value-type="string">
            <text:p>CPT-DS</text:p>
          </table:table-cell>
          <table:table-cell table:style-name="ce26" office:value-type="string">
            <text:p>Discrimination index</text:p>
          </table:table-cell>
          <table:table-cell table:style-name="ce27" office:value-type="string">
            <text:p>attention</text:p>
          </table:table-cell>
          <table:table-cell table:style-name="ce28" office:value-type="string">
            <text:p>SD</text:p>
          </table:table-cell>
          <table:table-cell table:style-name="ce29" office:value-type="string">
            <text:p>C/C</text:p>
          </table:table-cell>
          <table:table-cell table:style-name="ce29" office:value-type="float" office:value="176.0">
            <text:p>176</text:p>
          </table:table-cell>
          <table:table-cell table:style-name="ce29" office:value-type="float" office:value="5.89">
            <text:p>5.89</text:p>
          </table:table-cell>
          <table:table-cell table:style-name="ce29" office:value-type="float" office:value="1.1">
            <text:p>1.1</text:p>
          </table:table-cell>
          <table:table-cell table:style-name="ce25" office:value-type="string">
            <text:p>C/C,C/G</text:p>
          </table:table-cell>
          <table:table-cell table:style-name="ce25" office:value-type="float" office:value="45.0">
            <text:p>45</text:p>
          </table:table-cell>
          <table:table-cell table:style-name="ce25" office:value-type="float" office:value="5.17">
            <text:p>5.17</text:p>
          </table:table-cell>
          <table:table-cell table:style-name="ce25" office:value-type="float" office:value="1.0">
            <text:p>1</text:p>
          </table:table-cell>
          <table:table-cell table:number-columns-repeated="4" table:style-name="ce30"/>
          <table:table-cell table:style-name="ce29"/>
          <table:table-cell table:style-name="ce29" office:value-type="float" office:value="-0.69">
            <text:p>-0.69</text:p>
          </table:table-cell>
          <table:table-cell table:style-name="ce29" office:value-type="float" office:value="0.012">
            <text:p>0.012</text:p>
          </table:table-cell>
          <table:table-cell table:style-name="ce29" office:value-type="string">
            <text:p>yes</text:p>
          </table:table-cell>
          <table:table-cell table:style-name="cf1" table:formula="of:=([L56]-[P56])/SQRT((((([M56]^2)*([K56]-1))+(([Q56]^2)*([O56]-1)))/([K56]+[O56])))"/>
          <table:table-cell table:style-name="cf1"/>
          <table:table-cell table:style-name="cf1"/>
          <table:table-cell table:style-name="ce32"/>
          <table:table-cell table:style-name="ce33"/>
          <table:table-cell table:style-name="ce29"/>
          <table:table-cell table:style-name="ce23" table:formula="of:=ROUND(([L56]-((1.96*[M56])/SQRT([K56])));3)"/>
          <table:table-cell table:style-name="ce23" table:formula="of:=ROUND(([L56]+((1.96*[M56])/SQRT([K56])));3)"/>
          <table:table-cell table:style-name="ce23" table:formula="of:=ROUND(([P56]-((1.96*[Q56])/SQRT([O56])));3)"/>
          <table:table-cell table:style-name="ce23" table:formula="of:=ROUND(([P56]+((1.96*[Q56])/SQRT([O56])));3)"/>
          <table:table-cell table:number-columns-repeated="989"/>
        </table:table-row>
        <table:table-row table:style-name="ro3">
          <table:table-cell table:style-name="ce24" office:value-type="string">
            <text:p>Nic</text:p>
          </table:table-cell>
          <table:table-cell table:style-name="ce25" office:value-type="string">
            <text:p>mp201070a.pdf</text:p>
          </table:table-cell>
          <table:table-cell table:style-name="ce25" office:value-type="float" office:value="2.0548296E7">
            <text:p>20548296</text:p>
          </table:table-cell>
          <table:table-cell table:style-name="ce26" office:value-type="string">
            <text:p>NRG3</text:p>
          </table:table-cell>
          <table:table-cell table:style-name="ce26" office:value-type="string">
            <text:p>rs10883866</text:p>
          </table:table-cell>
          <table:table-cell table:style-name="ce26" office:value-type="string">
            <text:p>CPT-DS</text:p>
          </table:table-cell>
          <table:table-cell table:style-name="ce26" office:value-type="string">
            <text:p>Reaction time</text:p>
          </table:table-cell>
          <table:table-cell table:style-name="ce27" office:value-type="string">
            <text:p>attention</text:p>
          </table:table-cell>
          <table:table-cell table:style-name="ce28" office:value-type="string">
            <text:p>SD</text:p>
          </table:table-cell>
          <table:table-cell table:style-name="ce29" office:value-type="string">
            <text:p>C/C</text:p>
          </table:table-cell>
          <table:table-cell table:style-name="ce29" office:value-type="float" office:value="176.0">
            <text:p>176</text:p>
          </table:table-cell>
          <table:table-cell table:style-name="ce29" office:value-type="float" office:value="481.0">
            <text:p>481</text:p>
          </table:table-cell>
          <table:table-cell table:style-name="ce29" office:value-type="float" office:value="68.0">
            <text:p>68</text:p>
          </table:table-cell>
          <table:table-cell table:style-name="ce25" office:value-type="string">
            <text:p>C/C,C/G</text:p>
          </table:table-cell>
          <table:table-cell table:style-name="ce25" office:value-type="float" office:value="45.0">
            <text:p>45</text:p>
          </table:table-cell>
          <table:table-cell table:style-name="ce25" office:value-type="float" office:value="477.0">
            <text:p>477</text:p>
          </table:table-cell>
          <table:table-cell table:style-name="ce25" office:value-type="float" office:value="40.0">
            <text:p>40</text:p>
          </table:table-cell>
          <table:table-cell table:number-columns-repeated="4" table:style-name="ce30"/>
          <table:table-cell table:style-name="ce29"/>
          <table:table-cell table:style-name="ce29" office:value-type="float" office:value="-0.07">
            <text:p>-0.07</text:p>
          </table:table-cell>
          <table:table-cell table:style-name="ce29" office:value-type="float" office:value="0.806">
            <text:p>0.806</text:p>
          </table:table-cell>
          <table:table-cell table:style-name="ce29" office:value-type="string">
            <text:p>no</text:p>
          </table:table-cell>
          <table:table-cell table:style-name="cf1" table:formula="of:=([L57]-[P57])/SQRT((((([M57]^2)*([K57]-1))+(([Q57]^2)*([O57]-1)))/([K57]+[O57])))"/>
          <table:table-cell table:style-name="cf1"/>
          <table:table-cell table:style-name="cf1"/>
          <table:table-cell table:style-name="ce32"/>
          <table:table-cell table:style-name="ce33"/>
          <table:table-cell table:style-name="ce29"/>
          <table:table-cell table:style-name="ce23" table:formula="of:=ROUND(([L57]-((1.96*[M57])/SQRT([K57])));3)"/>
          <table:table-cell table:style-name="ce23" table:formula="of:=ROUND(([L57]+((1.96*[M57])/SQRT([K57])));3)"/>
          <table:table-cell table:style-name="ce23" table:formula="of:=ROUND(([P57]-((1.96*[Q57])/SQRT([O57])));3)"/>
          <table:table-cell table:style-name="ce23" table:formula="of:=ROUND(([P57]+((1.96*[Q57])/SQRT([O57])));3)"/>
          <table:table-cell table:number-columns-repeated="989"/>
        </table:table-row>
        <table:table-row table:style-name="ro3">
          <table:table-cell table:style-name="ce24" office:value-type="string">
            <text:p>Nic</text:p>
          </table:table-cell>
          <table:table-cell table:style-name="ce25" office:value-type="string">
            <text:p>mp201070a.pdf</text:p>
          </table:table-cell>
          <table:table-cell table:style-name="ce25" office:value-type="float" office:value="2.0548296E7">
            <text:p>20548296</text:p>
          </table:table-cell>
          <table:table-cell table:style-name="ce26" office:value-type="string">
            <text:p>NRG3</text:p>
          </table:table-cell>
          <table:table-cell table:style-name="ce26" office:value-type="string">
            <text:p>rs6584400</text:p>
          </table:table-cell>
          <table:table-cell table:style-name="ce26" office:value-type="string">
            <text:p>CPT-DS</text:p>
          </table:table-cell>
          <table:table-cell table:style-name="ce26" office:value-type="string">
            <text:p>Reaction time</text:p>
          </table:table-cell>
          <table:table-cell table:style-name="ce27" office:value-type="string">
            <text:p>attention</text:p>
          </table:table-cell>
          <table:table-cell table:style-name="ce28" office:value-type="string">
            <text:p>SD</text:p>
          </table:table-cell>
          <table:table-cell table:style-name="ce29" office:value-type="string">
            <text:p>G/G</text:p>
          </table:table-cell>
          <table:table-cell table:style-name="ce29" office:value-type="float" office:value="171.0">
            <text:p>171</text:p>
          </table:table-cell>
          <table:table-cell table:style-name="ce29" office:value-type="float" office:value="477.0">
            <text:p>477</text:p>
          </table:table-cell>
          <table:table-cell table:style-name="ce29" office:value-type="float" office:value="40.0">
            <text:p>40</text:p>
          </table:table-cell>
          <table:table-cell table:style-name="ce25" office:value-type="string">
            <text:p>G/G,G/A</text:p>
          </table:table-cell>
          <table:table-cell table:style-name="ce25" office:value-type="float" office:value="49.0">
            <text:p>49</text:p>
          </table:table-cell>
          <table:table-cell table:style-name="ce25" office:value-type="float" office:value="471.0">
            <text:p>471</text:p>
          </table:table-cell>
          <table:table-cell table:style-name="ce25" office:value-type="float" office:value="46.0">
            <text:p>46</text:p>
          </table:table-cell>
          <table:table-cell table:number-columns-repeated="4" table:style-name="ce30"/>
          <table:table-cell table:style-name="ce29"/>
          <table:table-cell table:style-name="ce29" office:value-type="float" office:value="-0.19">
            <text:p>-0.19</text:p>
          </table:table-cell>
          <table:table-cell table:style-name="ce29" office:value-type="float" office:value="0.507">
            <text:p>0.507</text:p>
          </table:table-cell>
          <table:table-cell table:style-name="ce29" office:value-type="string">
            <text:p>no</text:p>
          </table:table-cell>
          <table:table-cell table:style-name="cf1" table:formula="of:=([L58]-[P58])/SQRT((((([M58]^2)*([K58]-1))+(([Q58]^2)*([O58]-1)))/([K58]+[O58])))"/>
          <table:table-cell table:style-name="cf1"/>
          <table:table-cell table:style-name="cf1"/>
          <table:table-cell table:style-name="ce32"/>
          <table:table-cell table:style-name="ce33"/>
          <table:table-cell table:style-name="ce29"/>
          <table:table-cell table:style-name="ce23" table:formula="of:=ROUND(([L58]-((1.96*[M58])/SQRT([K58])));3)"/>
          <table:table-cell table:style-name="ce23" table:formula="of:=ROUND(([L58]+((1.96*[M58])/SQRT([K58])));3)"/>
          <table:table-cell table:style-name="ce23" table:formula="of:=ROUND(([P58]-((1.96*[Q58])/SQRT([O58])));3)"/>
          <table:table-cell table:style-name="ce23" table:formula="of:=ROUND(([P58]+((1.96*[Q58])/SQRT([O58])));3)"/>
          <table:table-cell table:number-columns-repeated="989"/>
        </table:table-row>
        <table:table-row table:style-name="ro1">
          <table:table-cell table:style-name="ce24" office:value-type="string">
            <text:p>Nic</text:p>
          </table:table-cell>
          <table:table-cell table:style-name="ce25" office:value-type="string">
            <text:p>mp201070a.pdf</text:p>
          </table:table-cell>
          <table:table-cell table:style-name="ce25" office:value-type="float" office:value="2.0548296E7">
            <text:p>20548296</text:p>
          </table:table-cell>
          <table:table-cell table:style-name="ce26" office:value-type="string">
            <text:p>NRG3</text:p>
          </table:table-cell>
          <table:table-cell table:style-name="ce26" office:value-type="string">
            <text:p>rs10883866</text:p>
          </table:table-cell>
          <table:table-cell table:style-name="ce26" office:value-type="string">
            <text:p>CPT-IP</text:p>
          </table:table-cell>
          <table:table-cell table:style-name="ce26" office:value-type="string">
            <text:p>Discrimination index</text:p>
          </table:table-cell>
          <table:table-cell table:style-name="ce27" office:value-type="string">
            <text:p>attention</text:p>
          </table:table-cell>
          <table:table-cell table:style-name="ce28" office:value-type="string">
            <text:p>SD</text:p>
          </table:table-cell>
          <table:table-cell table:style-name="ce29" office:value-type="string">
            <text:p>C/C</text:p>
          </table:table-cell>
          <table:table-cell table:style-name="ce29" office:value-type="float" office:value="176.0">
            <text:p>176</text:p>
          </table:table-cell>
          <table:table-cell table:style-name="ce29" office:value-type="float" office:value="4.92">
            <text:p>4.92</text:p>
          </table:table-cell>
          <table:table-cell table:style-name="ce29" office:value-type="float" office:value="1.7">
            <text:p>1.7</text:p>
          </table:table-cell>
          <table:table-cell table:style-name="ce25" office:value-type="string">
            <text:p>C/C,C/G</text:p>
          </table:table-cell>
          <table:table-cell table:style-name="ce25" office:value-type="float" office:value="45.0">
            <text:p>45</text:p>
          </table:table-cell>
          <table:table-cell table:style-name="ce25" office:value-type="float" office:value="4.6">
            <text:p>4.6</text:p>
          </table:table-cell>
          <table:table-cell table:style-name="ce25" office:value-type="float" office:value="1.8">
            <text:p>1.8</text:p>
          </table:table-cell>
          <table:table-cell table:number-columns-repeated="4" table:style-name="ce30"/>
          <table:table-cell table:style-name="ce29"/>
          <table:table-cell table:style-name="ce29" office:value-type="float" office:value="-0.18">
            <text:p>-0.18</text:p>
          </table:table-cell>
          <table:table-cell table:style-name="ce29" office:value-type="float" office:value="0.483">
            <text:p>0.483</text:p>
          </table:table-cell>
          <table:table-cell table:style-name="ce29" office:value-type="string">
            <text:p>no</text:p>
          </table:table-cell>
          <table:table-cell table:style-name="cf1" table:formula="of:=([L59]-[P59])/SQRT((((([M59]^2)*([K59]-1))+(([Q59]^2)*([O59]-1)))/([K59]+[O59])))"/>
          <table:table-cell table:style-name="cf1"/>
          <table:table-cell table:style-name="cf1"/>
          <table:table-cell table:style-name="ce32"/>
          <table:table-cell table:style-name="ce33"/>
          <table:table-cell table:style-name="ce29"/>
          <table:table-cell table:style-name="ce23" table:formula="of:=ROUND(([L59]-((1.96*[M59])/SQRT([K59])));3)"/>
          <table:table-cell table:style-name="ce23" table:formula="of:=ROUND(([L59]+((1.96*[M59])/SQRT([K59])));3)"/>
          <table:table-cell table:style-name="ce23" table:formula="of:=ROUND(([P59]-((1.96*[Q59])/SQRT([O59])));3)"/>
          <table:table-cell table:style-name="ce23" table:formula="of:=ROUND(([P59]+((1.96*[Q59])/SQRT([O59])));3)"/>
          <table:table-cell table:number-columns-repeated="989"/>
        </table:table-row>
        <table:table-row table:style-name="ro1">
          <table:table-cell table:style-name="ce24" office:value-type="string">
            <text:p>Nic</text:p>
          </table:table-cell>
          <table:table-cell table:style-name="ce25" office:value-type="string">
            <text:p>mp201070a.pdf</text:p>
          </table:table-cell>
          <table:table-cell table:style-name="ce25" office:value-type="float" office:value="2.0548296E7">
            <text:p>20548296</text:p>
          </table:table-cell>
          <table:table-cell table:style-name="ce26" office:value-type="string">
            <text:p>NRG3</text:p>
          </table:table-cell>
          <table:table-cell table:style-name="ce26" office:value-type="string">
            <text:p>rs6584400</text:p>
          </table:table-cell>
          <table:table-cell table:style-name="ce26" office:value-type="string">
            <text:p>CPT-IP</text:p>
          </table:table-cell>
          <table:table-cell table:style-name="ce26" office:value-type="string">
            <text:p>Discrimination index</text:p>
          </table:table-cell>
          <table:table-cell table:style-name="ce27" office:value-type="string">
            <text:p>attention</text:p>
          </table:table-cell>
          <table:table-cell table:style-name="ce28" office:value-type="string">
            <text:p>SD</text:p>
          </table:table-cell>
          <table:table-cell table:style-name="ce29" office:value-type="string">
            <text:p>G/G</text:p>
          </table:table-cell>
          <table:table-cell table:style-name="ce29" office:value-type="float" office:value="171.0">
            <text:p>171</text:p>
          </table:table-cell>
          <table:table-cell table:style-name="ce29" office:value-type="float" office:value="4.93">
            <text:p>4.93</text:p>
          </table:table-cell>
          <table:table-cell table:style-name="ce29" office:value-type="float" office:value="1.7">
            <text:p>1.7</text:p>
          </table:table-cell>
          <table:table-cell table:style-name="ce25" office:value-type="string">
            <text:p>G/G,G/A</text:p>
          </table:table-cell>
          <table:table-cell table:style-name="ce25" office:value-type="float" office:value="49.0">
            <text:p>49</text:p>
          </table:table-cell>
          <table:table-cell table:style-name="ce25" office:value-type="float" office:value="4.57">
            <text:p>4.57</text:p>
          </table:table-cell>
          <table:table-cell table:style-name="ce25" office:value-type="float" office:value="1.8">
            <text:p>1.8</text:p>
          </table:table-cell>
          <table:table-cell table:number-columns-repeated="4" table:style-name="ce30"/>
          <table:table-cell table:style-name="ce29"/>
          <table:table-cell table:style-name="ce29" office:value-type="float" office:value="-0.21">
            <text:p>-0.21</text:p>
          </table:table-cell>
          <table:table-cell table:style-name="ce29" office:value-type="float" office:value="0.328">
            <text:p>0.328</text:p>
          </table:table-cell>
          <table:table-cell table:style-name="ce29" office:value-type="string">
            <text:p>no</text:p>
          </table:table-cell>
          <table:table-cell table:style-name="cf1" table:formula="of:=([L60]-[P60])/SQRT((((([M60]^2)*([K60]-1))+(([Q60]^2)*([O60]-1)))/([K60]+[O60])))"/>
          <table:table-cell table:style-name="cf1"/>
          <table:table-cell table:style-name="cf1"/>
          <table:table-cell table:style-name="ce32"/>
          <table:table-cell table:style-name="ce33"/>
          <table:table-cell table:style-name="ce29"/>
          <table:table-cell table:style-name="ce23" table:formula="of:=ROUND(([L60]-((1.96*[M60])/SQRT([K60])));3)"/>
          <table:table-cell table:style-name="ce23" table:formula="of:=ROUND(([L60]+((1.96*[M60])/SQRT([K60])));3)"/>
          <table:table-cell table:style-name="ce23" table:formula="of:=ROUND(([P60]-((1.96*[Q60])/SQRT([O60])));3)"/>
          <table:table-cell table:style-name="ce23" table:formula="of:=ROUND(([P60]+((1.96*[Q60])/SQRT([O60])));3)"/>
          <table:table-cell table:number-columns-repeated="989"/>
        </table:table-row>
        <table:table-row table:style-name="ro7">
          <table:table-cell table:style-name="ce24" office:value-type="string">
            <text:p>Andrew</text:p>
          </table:table-cell>
          <table:table-cell table:style-name="ce25" office:value-type="string">
            <text:p>z_hashimoto-et-al</text:p>
          </table:table-cell>
          <table:table-cell table:style-name="ce25" office:value-type="float" office:value="2.0957649E7">
            <text:p>20957649</text:p>
          </table:table-cell>
          <table:table-cell table:style-name="ce26" office:value-type="string">
            <text:p>ZNF804A</text:p>
          </table:table-cell>
          <table:table-cell table:style-name="ce26" office:value-type="string">
            <text:p>rs1344706</text:p>
          </table:table-cell>
          <table:table-cell table:style-name="ce26" office:value-type="string">
            <text:p>WMS-R</text:p>
          </table:table-cell>
          <table:table-cell table:style-name="ce26" office:value-type="string">
            <text:p>Attention/concentration</text:p>
          </table:table-cell>
          <table:table-cell table:style-name="ce27" office:value-type="string">
            <text:p>attention</text:p>
          </table:table-cell>
          <table:table-cell table:style-name="ce28" office:value-type="string">
            <text:p>SD</text:p>
          </table:table-cell>
          <table:table-cell table:style-name="ce29" office:value-type="string">
            <text:p>T/T</text:p>
          </table:table-cell>
          <table:table-cell table:style-name="ce29" office:value-type="float" office:value="44.0">
            <text:p>44</text:p>
          </table:table-cell>
          <table:table-cell table:style-name="ce29" office:value-type="float" office:value="105.1">
            <text:p>105.1</text:p>
          </table:table-cell>
          <table:table-cell table:style-name="ce29" office:value-type="float" office:value="13.6">
            <text:p>13.6</text:p>
          </table:table-cell>
          <table:table-cell table:style-name="ce25" office:value-type="string">
            <text:p>T/G</text:p>
          </table:table-cell>
          <table:table-cell table:style-name="ce25" office:value-type="float" office:value="85.0">
            <text:p>85</text:p>
          </table:table-cell>
          <table:table-cell table:style-name="ce25" office:value-type="float" office:value="109.8">
            <text:p>109.8</text:p>
          </table:table-cell>
          <table:table-cell table:style-name="ce25" office:value-type="float" office:value="14.8">
            <text:p>14.8</text:p>
          </table:table-cell>
          <table:table-cell table:style-name="ce30" office:value-type="string">
            <text:p>G/G</text:p>
          </table:table-cell>
          <table:table-cell table:style-name="ce30" office:value-type="float" office:value="55.0">
            <text:p>55</text:p>
          </table:table-cell>
          <table:table-cell table:style-name="ce30" office:value-type="float" office:value="108.2">
            <text:p>108.2</text:p>
          </table:table-cell>
          <table:table-cell table:style-name="ce30" office:value-type="float" office:value="12.4">
            <text:p>12.4</text:p>
          </table:table-cell>
          <table:table-cell table:number-columns-repeated="4" table:style-name="ce29"/>
          <table:table-cell table:style-name="cf1" table:formula="of:=([L61]-[P61])/SQRT((((([M61]^2)*([K61]-1))+(([Q61]^2)*([O61]-1)))/([K61]+[O61])))"/>
          <table:table-cell table:style-name="cf1" table:formula="of:=([L61]-[T61])/SQRT((((([M61]^2)*([K61]-1))+(([U61]^2)*([S61]-1)))/([K61]+[S61])))"/>
          <table:table-cell table:style-name="cf1" table:formula="of:=([P61]-[T61])/SQRT((((([Q61]^2)*([O61]-1))+(([U61]^2)*([S61]-1)))/([O61]+[S61])))"/>
          <table:table-cell table:style-name="ce32"/>
          <table:table-cell table:style-name="ce33" office:value-type="string">
            <text:p>Sugishita M. 2001. Japanese Wechsler Memory Scale-Revised. Tokyo: Nihonbunkakagakusha.</text:p>
          </table:table-cell>
          <table:table-cell table:style-name="ce29"/>
          <table:table-cell table:style-name="ce23" table:formula="of:=ROUND(([L61]-((1.96*[M61])/SQRT([K61])));3)"/>
          <table:table-cell table:style-name="ce23" table:formula="of:=ROUND(([L61]+((1.96*[M61])/SQRT([K61])));3)"/>
          <table:table-cell table:style-name="ce23" table:formula="of:=ROUND(([P61]-((1.96*[Q61])/SQRT([O61])));3)"/>
          <table:table-cell table:style-name="ce23" table:formula="of:=ROUND(([P61]+((1.96*[Q61])/SQRT([O61])));3)"/>
          <table:table-cell table:style-name="ce23" table:formula="of:=ROUND(([T61]-((1.96*[U61])/SQRT([S61])));3)"/>
          <table:table-cell table:style-name="ce23" table:formula="of:=ROUND(([T61]+((1.96*[U61])/SQRT([S61])));3)"/>
          <table:table-cell table:number-columns-repeated="987"/>
        </table:table-row>
        <table:table-row table:style-name="ro7">
          <table:table-cell table:style-name="ce24" office:value-type="string">
            <text:p>Andrew</text:p>
          </table:table-cell>
          <table:table-cell table:style-name="ce25" office:value-type="string">
            <text:p>z_hashimoto-et-al</text:p>
          </table:table-cell>
          <table:table-cell table:style-name="ce25" office:value-type="float" office:value="2.0957649E7">
            <text:p>20957649</text:p>
          </table:table-cell>
          <table:table-cell table:style-name="ce26" office:value-type="string">
            <text:p>ZNF804A</text:p>
          </table:table-cell>
          <table:table-cell table:style-name="ce26" office:value-type="string">
            <text:p>rs1344706</text:p>
          </table:table-cell>
          <table:table-cell table:style-name="ce26" office:value-type="string">
            <text:p>WMS-R</text:p>
          </table:table-cell>
          <table:table-cell table:style-name="ce26" office:value-type="string">
            <text:p>Attention/concentration</text:p>
          </table:table-cell>
          <table:table-cell table:style-name="ce27" office:value-type="string">
            <text:p>attention</text:p>
          </table:table-cell>
          <table:table-cell table:style-name="ce28" office:value-type="string">
            <text:p>SD</text:p>
          </table:table-cell>
          <table:table-cell table:style-name="ce29" office:value-type="string">
            <text:p>T/T</text:p>
          </table:table-cell>
          <table:table-cell table:style-name="ce29" office:value-type="float" office:value="44.0">
            <text:p>44</text:p>
          </table:table-cell>
          <table:table-cell table:style-name="ce29" office:value-type="float" office:value="105.1">
            <text:p>105.1</text:p>
          </table:table-cell>
          <table:table-cell table:style-name="ce29" office:value-type="float" office:value="13.6">
            <text:p>13.6</text:p>
          </table:table-cell>
          <table:table-cell table:style-name="ce25" office:value-type="string">
            <text:p>G/G,G/T</text:p>
          </table:table-cell>
          <table:table-cell table:style-name="ce25" office:value-type="float" office:value="140.0">
            <text:p>140</text:p>
          </table:table-cell>
          <table:table-cell table:style-name="ce25" office:value-type="float" office:value="109.2">
            <text:p>109.2</text:p>
          </table:table-cell>
          <table:table-cell table:style-name="ce25" office:value-type="float" office:value="13.9">
            <text:p>13.9</text:p>
          </table:table-cell>
          <table:table-cell table:number-columns-repeated="4" table:style-name="ce30"/>
          <table:table-cell table:number-columns-repeated="4" table:style-name="ce29"/>
          <table:table-cell table:style-name="cf1" table:formula="of:=([L62]-[P62])/SQRT((((([M62]^2)*([K62]-1))+(([Q62]^2)*([O62]-1)))/([K62]+[O62])))"/>
          <table:table-cell table:style-name="cf1"/>
          <table:table-cell table:style-name="cf1"/>
          <table:table-cell table:style-name="ce32"/>
          <table:table-cell table:style-name="ce33" office:value-type="string">
            <text:p>Sugishita M. 2001. Japanese Wechsler Memory Scale-Revised. Tokyo: Nihonbunkakagakusha.</text:p>
          </table:table-cell>
          <table:table-cell table:style-name="ce29"/>
          <table:table-cell table:style-name="ce23" table:formula="of:=ROUND(([L62]-((1.96*[M62])/SQRT([K62])));3)"/>
          <table:table-cell table:style-name="ce23" table:formula="of:=ROUND(([L62]+((1.96*[M62])/SQRT([K62])));3)"/>
          <table:table-cell table:style-name="ce23" table:formula="of:=ROUND(([P62]-((1.96*[Q62])/SQRT([O62])));3)"/>
          <table:table-cell table:style-name="ce23" table:formula="of:=ROUND(([P62]+((1.96*[Q62])/SQRT([O62])));3)"/>
          <table:table-cell table:number-columns-repeated="989"/>
        </table:table-row>
        <table:table-row table:style-name="ro5">
          <table:table-cell table:style-name="ce24" office:value-type="string">
            <text:p>Nic</text:p>
          </table:table-cell>
          <table:table-cell table:style-name="ce25" office:value-type="string">
            <text:p>sdarticle (2)r.pdf</text:p>
          </table:table-cell>
          <table:table-cell table:style-name="ce25" office:value-type="float" office:value="1.9699472E7">
            <text:p>19699472</text:p>
          </table:table-cell>
          <table:table-cell table:style-name="ce26" office:value-type="string">
            <text:p>COMT</text:p>
          </table:table-cell>
          <table:table-cell table:style-name="ce26" office:value-type="string">
            <text:p>rs4818</text:p>
          </table:table-cell>
          <table:table-cell table:style-name="ce26" office:value-type="string">
            <text:p>Prepulse inhibition</text:p>
          </table:table-cell>
          <table:table-cell table:style-name="ce26" office:value-type="string">
            <text:p>Background emg activity (microvolts)</text:p>
          </table:table-cell>
          <table:table-cell table:style-name="ce27" office:value-type="string">
            <text:p>biophysiology</text:p>
          </table:table-cell>
          <table:table-cell table:style-name="ce28" office:value-type="string">
            <text:p>SD</text:p>
          </table:table-cell>
          <table:table-cell table:style-name="ce35" office:value-type="string">
            <text:p>G/G</text:p>
          </table:table-cell>
          <table:table-cell table:style-name="ce35" office:value-type="string">
            <text:p>&lt;13</text:p>
          </table:table-cell>
          <table:table-cell table:style-name="ce35" office:value-type="float" office:value="13.6">
            <text:p>13.6</text:p>
          </table:table-cell>
          <table:table-cell table:style-name="ce35" office:value-type="float" office:value="5.5">
            <text:p>5.5</text:p>
          </table:table-cell>
          <table:table-cell table:style-name="ce36" office:value-type="string">
            <text:p>C/C</text:p>
          </table:table-cell>
          <table:table-cell table:style-name="ce36" office:value-type="string">
            <text:p>&lt;12</text:p>
          </table:table-cell>
          <table:table-cell table:style-name="ce36" office:value-type="float" office:value="13.9">
            <text:p>13.9</text:p>
          </table:table-cell>
          <table:table-cell table:style-name="ce36" office:value-type="float" office:value="5.7">
            <text:p>5.7</text:p>
          </table:table-cell>
          <table:table-cell table:style-name="ce37"/>
          <table:table-cell table:number-columns-repeated="3" table:style-name="ce30"/>
          <table:table-cell table:number-columns-repeated="3" table:style-name="ce29"/>
          <table:table-cell table:style-name="ce29" office:value-type="string">
            <text:p>no</text:p>
          </table:table-cell>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5">
          <table:table-cell table:style-name="ce24" office:value-type="string">
            <text:p>Nic</text:p>
          </table:table-cell>
          <table:table-cell table:style-name="ce25" office:value-type="string">
            <text:p>sdarticle (2)r.pdf</text:p>
          </table:table-cell>
          <table:table-cell table:style-name="ce25" office:value-type="float" office:value="1.9699472E7">
            <text:p>19699472</text:p>
          </table:table-cell>
          <table:table-cell table:style-name="ce26" office:value-type="string">
            <text:p>COMT</text:p>
          </table:table-cell>
          <table:table-cell table:style-name="ce26" office:value-type="string">
            <text:p>rs4818</text:p>
          </table:table-cell>
          <table:table-cell table:style-name="ce26" office:value-type="string">
            <text:p>Prepulse inhibition</text:p>
          </table:table-cell>
          <table:table-cell table:style-name="ce26" office:value-type="string">
            <text:p>Mean baseline startle (microvolts)</text:p>
          </table:table-cell>
          <table:table-cell table:style-name="ce27" office:value-type="string">
            <text:p>biophysiology</text:p>
          </table:table-cell>
          <table:table-cell table:style-name="ce28" office:value-type="string">
            <text:p>SD</text:p>
          </table:table-cell>
          <table:table-cell table:style-name="ce35" office:value-type="string">
            <text:p>G/G</text:p>
          </table:table-cell>
          <table:table-cell table:style-name="ce35" office:value-type="string">
            <text:p>&lt;13</text:p>
          </table:table-cell>
          <table:table-cell table:style-name="ce35" office:value-type="float" office:value="214.4">
            <text:p>214.4</text:p>
          </table:table-cell>
          <table:table-cell table:style-name="ce35" office:value-type="float" office:value="125.0">
            <text:p>125</text:p>
          </table:table-cell>
          <table:table-cell table:style-name="ce36" office:value-type="string">
            <text:p>C/C</text:p>
          </table:table-cell>
          <table:table-cell table:style-name="ce36" office:value-type="string">
            <text:p>&lt;12</text:p>
          </table:table-cell>
          <table:table-cell table:style-name="ce36" office:value-type="float" office:value="402.5">
            <text:p>402.5</text:p>
          </table:table-cell>
          <table:table-cell table:style-name="ce36" office:value-type="float" office:value="237.0">
            <text:p>237</text:p>
          </table:table-cell>
          <table:table-cell table:style-name="ce37"/>
          <table:table-cell table:number-columns-repeated="3" table:style-name="ce30"/>
          <table:table-cell table:number-columns-repeated="2" table:style-name="ce29"/>
          <table:table-cell table:style-name="ce29" office:value-type="string">
            <text:p>&lt;.5</text:p>
          </table:table-cell>
          <table:table-cell table:style-name="ce29" office:value-type="string">
            <text:p>yes</text:p>
          </table:table-cell>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1">
          <table:table-cell table:style-name="ce24" office:value-type="string">
            <text:p>Nic</text:p>
          </table:table-cell>
          <table:table-cell table:style-name="ce25" office:value-type="string">
            <text:p>sdarticle (2)r.pdf</text:p>
          </table:table-cell>
          <table:table-cell table:style-name="ce25" office:value-type="float" office:value="1.9699472E7">
            <text:p>19699472</text:p>
          </table:table-cell>
          <table:table-cell table:style-name="ce26" office:value-type="string">
            <text:p>COMT</text:p>
          </table:table-cell>
          <table:table-cell table:style-name="ce26" office:value-type="string">
            <text:p>rs4818</text:p>
          </table:table-cell>
          <table:table-cell table:style-name="ce26" office:value-type="string">
            <text:p>Prepulse inhibition</text:p>
          </table:table-cell>
          <table:table-cell table:style-name="ce26" office:value-type="string">
            <text:p>Startle onset latency (ms)</text:p>
          </table:table-cell>
          <table:table-cell table:style-name="ce27" office:value-type="string">
            <text:p>biophysiology</text:p>
          </table:table-cell>
          <table:table-cell table:style-name="ce28" office:value-type="string">
            <text:p>SD</text:p>
          </table:table-cell>
          <table:table-cell table:style-name="ce35" office:value-type="string">
            <text:p>G/G</text:p>
          </table:table-cell>
          <table:table-cell table:style-name="ce35" office:value-type="string">
            <text:p>&lt;13</text:p>
          </table:table-cell>
          <table:table-cell table:style-name="ce35" office:value-type="float" office:value="44.4">
            <text:p>44.4</text:p>
          </table:table-cell>
          <table:table-cell table:style-name="ce35" office:value-type="float" office:value="4.9">
            <text:p>4.9</text:p>
          </table:table-cell>
          <table:table-cell table:style-name="ce36" office:value-type="string">
            <text:p>C/C</text:p>
          </table:table-cell>
          <table:table-cell table:style-name="ce36" office:value-type="string">
            <text:p>&lt;12</text:p>
          </table:table-cell>
          <table:table-cell table:style-name="ce36" office:value-type="float" office:value="41.9">
            <text:p>41.9</text:p>
          </table:table-cell>
          <table:table-cell table:style-name="ce36" office:value-type="float" office:value="5.2">
            <text:p>5.2</text:p>
          </table:table-cell>
          <table:table-cell table:style-name="ce37"/>
          <table:table-cell table:number-columns-repeated="3" table:style-name="ce30"/>
          <table:table-cell table:number-columns-repeated="3" table:style-name="ce29"/>
          <table:table-cell table:style-name="ce29" office:value-type="string">
            <text:p>no</text:p>
          </table:table-cell>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1">
          <table:table-cell table:style-name="ce24" office:value-type="string">
            <text:p>Nic</text:p>
          </table:table-cell>
          <table:table-cell table:style-name="ce25" office:value-type="string">
            <text:p>sdarticle (2)r.pdf</text:p>
          </table:table-cell>
          <table:table-cell table:style-name="ce25" office:value-type="float" office:value="1.9699472E7">
            <text:p>19699472</text:p>
          </table:table-cell>
          <table:table-cell table:style-name="ce26" office:value-type="string">
            <text:p>COMT</text:p>
          </table:table-cell>
          <table:table-cell table:style-name="ce26" office:value-type="string">
            <text:p>rs4818</text:p>
          </table:table-cell>
          <table:table-cell table:style-name="ce26" office:value-type="string">
            <text:p>Prepulse inhibition</text:p>
          </table:table-cell>
          <table:table-cell table:style-name="ce26" office:value-type="string">
            <text:p>Startle peak latency (ms)</text:p>
          </table:table-cell>
          <table:table-cell table:style-name="ce27" office:value-type="string">
            <text:p>biophysiology</text:p>
          </table:table-cell>
          <table:table-cell table:style-name="ce28" office:value-type="string">
            <text:p>SD</text:p>
          </table:table-cell>
          <table:table-cell table:style-name="ce35" office:value-type="string">
            <text:p>G/G</text:p>
          </table:table-cell>
          <table:table-cell table:style-name="ce35" office:value-type="string">
            <text:p>&lt;13</text:p>
          </table:table-cell>
          <table:table-cell table:style-name="ce35" office:value-type="float" office:value="61.4">
            <text:p>61.4</text:p>
          </table:table-cell>
          <table:table-cell table:style-name="ce35" office:value-type="float" office:value="3.9">
            <text:p>3.9</text:p>
          </table:table-cell>
          <table:table-cell table:style-name="ce36" office:value-type="string">
            <text:p>C/C</text:p>
          </table:table-cell>
          <table:table-cell table:style-name="ce36" office:value-type="string">
            <text:p>&lt;12</text:p>
          </table:table-cell>
          <table:table-cell table:style-name="ce36" office:value-type="float" office:value="61.9">
            <text:p>61.9</text:p>
          </table:table-cell>
          <table:table-cell table:style-name="ce36" office:value-type="float" office:value="3.7">
            <text:p>3.7</text:p>
          </table:table-cell>
          <table:table-cell table:style-name="ce37"/>
          <table:table-cell table:number-columns-repeated="3" table:style-name="ce30"/>
          <table:table-cell table:number-columns-repeated="3" table:style-name="ce29"/>
          <table:table-cell table:style-name="ce29" office:value-type="string">
            <text:p>no</text:p>
          </table:table-cell>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3">
          <table:table-cell table:style-name="ce24" office:value-type="string">
            <text:p>Nic</text:p>
          </table:table-cell>
          <table:table-cell table:style-name="ce25"/>
          <table:table-cell table:style-name="ce25" office:value-type="float" office:value="1.6893493E7">
            <text:p>16893493</text:p>
          </table:table-cell>
          <table:table-cell table:style-name="ce26" office:value-type="string">
            <text:p>5-HTT</text:p>
          </table:table-cell>
          <table:table-cell table:style-name="ce26" office:value-type="string">
            <text:p>5-HTTLPR</text:p>
          </table:table-cell>
          <table:table-cell table:style-name="ce26" office:value-type="string">
            <text:p>NART</text:p>
          </table:table-cell>
          <table:table-cell table:style-name="ce26" office:value-type="string">
            <text:p>IQ</text:p>
          </table:table-cell>
          <table:table-cell table:style-name="ce27" office:value-type="string">
            <text:p>g</text:p>
          </table:table-cell>
          <table:table-cell table:style-name="ce28" office:value-type="string">
            <text:p>SD</text:p>
          </table:table-cell>
          <table:table-cell table:style-name="ce35" office:value-type="string">
            <text:p>short/short</text:p>
          </table:table-cell>
          <table:table-cell table:style-name="ce35" office:value-type="float" office:value="15.0">
            <text:p>15</text:p>
          </table:table-cell>
          <table:table-cell table:style-name="ce35" office:value-type="float" office:value="117.0">
            <text:p>117</text:p>
          </table:table-cell>
          <table:table-cell table:style-name="ce35" office:value-type="float" office:value="7.3">
            <text:p>7.3</text:p>
          </table:table-cell>
          <table:table-cell table:style-name="ce36" office:value-type="string">
            <text:p>long/long</text:p>
          </table:table-cell>
          <table:table-cell table:style-name="ce36" office:value-type="float" office:value="15.0">
            <text:p>15</text:p>
          </table:table-cell>
          <table:table-cell table:style-name="ce36" office:value-type="float" office:value="115.1">
            <text:p>115.1</text:p>
          </table:table-cell>
          <table:table-cell table:style-name="ce36" office:value-type="float" office:value="6.2">
            <text:p>6.2</text:p>
          </table:table-cell>
          <table:table-cell table:number-columns-repeated="3" table:style-name="ce37"/>
          <table:table-cell table:style-name="ce39"/>
          <table:table-cell table:style-name="ce29" office:value-type="string">
            <text:p>T-test</text:p>
          </table:table-cell>
          <table:table-cell table:style-name="ce29" office:value-type="string">
            <text:p>&lt;1</text:p>
          </table:table-cell>
          <table:table-cell table:number-columns-repeated="2" table:style-name="ce29"/>
          <table:table-cell table:style-name="cf1" table:formula="of:=([L67]-[P67])/SQRT((((([M67]^2)*([K67]-1))+(([Q67]^2)*([O67]-1)))/([K67]+[O67])))"/>
          <table:table-cell table:style-name="cf1"/>
          <table:table-cell table:style-name="cf1"/>
          <table:table-cell table:style-name="ce32"/>
          <table:table-cell table:style-name="ce33"/>
          <table:table-cell table:style-name="ce30" office:value-type="string">
            <text:p>T_28</text:p>
          </table:table-cell>
          <table:table-cell table:style-name="ce23" table:formula="of:=ROUND(([L67]-((1.96*[M67])/SQRT([K67])));3)"/>
          <table:table-cell table:style-name="ce23" table:formula="of:=ROUND(([L67]+((1.96*[M67])/SQRT([K67])));3)"/>
          <table:table-cell table:style-name="ce23" table:formula="of:=ROUND(([P67]-((1.96*[Q67])/SQRT([O67])));3)"/>
          <table:table-cell table:style-name="ce23" table:formula="of:=ROUND(([P67]+((1.96*[Q67])/SQRT([O67])));3)"/>
          <table:table-cell table:number-columns-repeated="989"/>
        </table:table-row>
        <table:table-row table:style-name="ro1">
          <table:table-cell table:style-name="ce24" office:value-type="string">
            <text:p>Nic</text:p>
          </table:table-cell>
          <table:table-cell table:style-name="ce25" office:value-type="string">
            <text:p>journal.pone.0005465.pdf</text:p>
          </table:table-cell>
          <table:table-cell table:style-name="ce25" office:value-type="float" office:value="1.9424489E7">
            <text:p>19424489</text:p>
          </table:table-cell>
          <table:table-cell table:style-name="ce26" office:value-type="string">
            <text:p>APOC3</text:p>
          </table:table-cell>
          <table:table-cell table:style-name="ce26" office:value-type="string">
            <text:p>rs2854117</text:p>
          </table:table-cell>
          <table:table-cell table:style-name="ce26" office:value-type="string">
            <text:p>Executive function test</text:p>
          </table:table-cell>
          <table:table-cell table:style-name="ce26" office:value-type="string">
            <text:p>Executive function</text:p>
          </table:table-cell>
          <table:table-cell table:style-name="ce27" office:value-type="string">
            <text:p>g</text:p>
          </table:table-cell>
          <table:table-cell table:style-name="ce28" office:value-type="string">
            <text:p>SD</text:p>
          </table:table-cell>
          <table:table-cell table:style-name="ce29" office:value-type="string">
            <text:p>G/A,G/G</text:p>
          </table:table-cell>
          <table:table-cell table:style-name="ce29" office:value-type="float" office:value="449.0">
            <text:p>449</text:p>
          </table:table-cell>
          <table:table-cell table:style-name="ce29" office:value-type="float" office:value="0.298">
            <text:p>0.298</text:p>
          </table:table-cell>
          <table:table-cell table:style-name="ce29" office:value-type="float" office:value="0.065">
            <text:p>0.065</text:p>
          </table:table-cell>
          <table:table-cell table:style-name="ce25" office:value-type="string">
            <text:p>A/A</text:p>
          </table:table-cell>
          <table:table-cell table:style-name="ce25" office:value-type="float" office:value="117.0">
            <text:p>117</text:p>
          </table:table-cell>
          <table:table-cell table:style-name="ce25" office:value-type="float" office:value="0.229">
            <text:p>0.229</text:p>
          </table:table-cell>
          <table:table-cell table:style-name="ce25" office:value-type="float" office:value="0.097">
            <text:p>0.097</text:p>
          </table:table-cell>
          <table:table-cell table:number-columns-repeated="4" table:style-name="ce30"/>
          <table:table-cell table:number-columns-repeated="2" table:style-name="ce29"/>
          <table:table-cell table:style-name="ce29" office:value-type="float" office:value="0.462">
            <text:p>0.462</text:p>
          </table:table-cell>
          <table:table-cell table:style-name="ce29"/>
          <table:table-cell table:style-name="cf1" table:formula="of:=([L68]-[P68])/SQRT((((([M68]^2)*([K68]-1))+(([Q68]^2)*([O68]-1)))/([K68]+[O68])))"/>
          <table:table-cell table:style-name="cf1"/>
          <table:table-cell table:style-name="cf1"/>
          <table:table-cell table:style-name="ce32"/>
          <table:table-cell table:style-name="ce33"/>
          <table:table-cell table:style-name="ce29"/>
          <table:table-cell table:style-name="ce23" table:formula="of:=ROUND(([L68]-((1.96*[M68])/SQRT([K68])));3)"/>
          <table:table-cell table:style-name="ce23" table:formula="of:=ROUND(([L68]+((1.96*[M68])/SQRT([K68])));3)"/>
          <table:table-cell table:style-name="ce23" table:formula="of:=ROUND(([P68]-((1.96*[Q68])/SQRT([O68])));3)"/>
          <table:table-cell table:style-name="ce23" table:formula="of:=ROUND(([P68]+((1.96*[Q68])/SQRT([O68])));3)"/>
          <table:table-cell table:number-columns-repeated="989"/>
        </table:table-row>
        <table:table-row table:style-name="ro1">
          <table:table-cell table:style-name="ce24" office:value-type="string">
            <text:p>Nic</text:p>
          </table:table-cell>
          <table:table-cell table:style-name="ce25" office:value-type="string">
            <text:p>journal.pone.0005465.pdf</text:p>
          </table:table-cell>
          <table:table-cell table:style-name="ce25" office:value-type="float" office:value="1.9424489E7">
            <text:p>19424489</text:p>
          </table:table-cell>
          <table:table-cell table:style-name="ce26" office:value-type="string">
            <text:p>APOC3</text:p>
          </table:table-cell>
          <table:table-cell table:style-name="ce26" office:value-type="string">
            <text:p>rs5128</text:p>
          </table:table-cell>
          <table:table-cell table:style-name="ce26" office:value-type="string">
            <text:p>Executive function test</text:p>
          </table:table-cell>
          <table:table-cell table:style-name="ce26" office:value-type="string">
            <text:p>Executive function</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318.0">
            <text:p>318</text:p>
          </table:table-cell>
          <table:table-cell table:style-name="ce29" office:value-type="float" office:value="0.308">
            <text:p>0.308</text:p>
          </table:table-cell>
          <table:table-cell table:style-name="ce29" office:value-type="float" office:value="0.07">
            <text:p>0.07</text:p>
          </table:table-cell>
          <table:table-cell table:style-name="ce25" office:value-type="string">
            <text:p>G/C,G/G</text:p>
          </table:table-cell>
          <table:table-cell table:style-name="ce25" office:value-type="float" office:value="239.0">
            <text:p>239</text:p>
          </table:table-cell>
          <table:table-cell table:style-name="ce25" office:value-type="float" office:value="0.253">
            <text:p>0.253</text:p>
          </table:table-cell>
          <table:table-cell table:style-name="ce25" office:value-type="float" office:value="0.082">
            <text:p>0.082</text:p>
          </table:table-cell>
          <table:table-cell table:number-columns-repeated="4" table:style-name="ce30"/>
          <table:table-cell table:number-columns-repeated="2" table:style-name="ce29"/>
          <table:table-cell table:style-name="ce29" office:value-type="float" office:value="0.508">
            <text:p>0.508</text:p>
          </table:table-cell>
          <table:table-cell table:style-name="ce29"/>
          <table:table-cell table:style-name="cf1" table:formula="of:=([L69]-[P69])/SQRT((((([M69]^2)*([K69]-1))+(([Q69]^2)*([O69]-1)))/([K69]+[O69])))"/>
          <table:table-cell table:style-name="cf1"/>
          <table:table-cell table:style-name="cf1"/>
          <table:table-cell table:style-name="ce32"/>
          <table:table-cell table:style-name="ce33"/>
          <table:table-cell table:style-name="ce29"/>
          <table:table-cell table:style-name="ce23" table:formula="of:=ROUND(([L69]-((1.96*[M69])/SQRT([K69])));3)"/>
          <table:table-cell table:style-name="ce23" table:formula="of:=ROUND(([L69]+((1.96*[M69])/SQRT([K69])));3)"/>
          <table:table-cell table:style-name="ce23" table:formula="of:=ROUND(([P69]-((1.96*[Q69])/SQRT([O69])));3)"/>
          <table:table-cell table:style-name="ce23" table:formula="of:=ROUND(([P69]+((1.96*[Q69])/SQRT([O69])));3)"/>
          <table:table-cell table:number-columns-repeated="989"/>
        </table:table-row>
        <table:table-row table:style-name="ro1">
          <table:table-cell table:style-name="ce24" office:value-type="string">
            <text:p>Nic</text:p>
          </table:table-cell>
          <table:table-cell table:style-name="ce25" office:value-type="string">
            <text:p>journal.pone.0005465.pdf</text:p>
          </table:table-cell>
          <table:table-cell table:style-name="ce25" office:value-type="float" office:value="1.9424489E7">
            <text:p>19424489</text:p>
          </table:table-cell>
          <table:table-cell table:style-name="ce26" office:value-type="string">
            <text:p>APOC3</text:p>
          </table:table-cell>
          <table:table-cell table:style-name="ce26" office:value-type="string">
            <text:p>rs2854117</text:p>
          </table:table-cell>
          <table:table-cell table:style-name="ce26" office:value-type="string">
            <text:p>MMSE</text:p>
          </table:table-cell>
          <table:table-cell table:style-name="ce26" office:value-type="string">
            <text:p>Attention/concentration</text:p>
          </table:table-cell>
          <table:table-cell table:style-name="ce27" office:value-type="string">
            <text:p>g</text:p>
          </table:table-cell>
          <table:table-cell table:style-name="ce28" office:value-type="string">
            <text:p>SD</text:p>
          </table:table-cell>
          <table:table-cell table:style-name="ce29" office:value-type="string">
            <text:p>G/A,G/G</text:p>
          </table:table-cell>
          <table:table-cell table:style-name="ce29" office:value-type="float" office:value="449.0">
            <text:p>449</text:p>
          </table:table-cell>
          <table:table-cell table:style-name="ce29" office:value-type="float" office:value="0.217">
            <text:p>0.217</text:p>
          </table:table-cell>
          <table:table-cell table:style-name="ce29" office:value-type="float" office:value="0.075">
            <text:p>0.075</text:p>
          </table:table-cell>
          <table:table-cell table:style-name="ce25" office:value-type="string">
            <text:p>A/A</text:p>
          </table:table-cell>
          <table:table-cell table:style-name="ce25" office:value-type="float" office:value="117.0">
            <text:p>117</text:p>
          </table:table-cell>
          <table:table-cell table:style-name="ce25" office:value-type="float" office:value="0.368">
            <text:p>0.368</text:p>
          </table:table-cell>
          <table:table-cell table:style-name="ce25" office:value-type="float" office:value="0.111">
            <text:p>0.111</text:p>
          </table:table-cell>
          <table:table-cell table:number-columns-repeated="4" table:style-name="ce30"/>
          <table:table-cell table:number-columns-repeated="2" table:style-name="ce29"/>
          <table:table-cell table:style-name="ce29" office:value-type="float" office:value="0.163">
            <text:p>0.163</text:p>
          </table:table-cell>
          <table:table-cell table:style-name="ce29"/>
          <table:table-cell table:style-name="cf1" table:formula="of:=([L70]-[P70])/SQRT((((([M70]^2)*([K70]-1))+(([Q70]^2)*([O70]-1)))/([K70]+[O70])))"/>
          <table:table-cell table:style-name="cf1"/>
          <table:table-cell table:style-name="cf1"/>
          <table:table-cell table:style-name="ce32"/>
          <table:table-cell table:style-name="ce33"/>
          <table:table-cell table:style-name="ce29"/>
          <table:table-cell table:style-name="ce23" table:formula="of:=ROUND(([L70]-((1.96*[M70])/SQRT([K70])));3)"/>
          <table:table-cell table:style-name="ce23" table:formula="of:=ROUND(([L70]+((1.96*[M70])/SQRT([K70])));3)"/>
          <table:table-cell table:style-name="ce23" table:formula="of:=ROUND(([P70]-((1.96*[Q70])/SQRT([O70])));3)"/>
          <table:table-cell table:style-name="ce23" table:formula="of:=ROUND(([P70]+((1.96*[Q70])/SQRT([O70])));3)"/>
          <table:table-cell table:number-columns-repeated="989"/>
        </table:table-row>
        <table:table-row table:style-name="ro1">
          <table:table-cell table:style-name="ce24" office:value-type="string">
            <text:p>Nic</text:p>
          </table:table-cell>
          <table:table-cell table:style-name="ce25" office:value-type="string">
            <text:p>journal.pone.0005465.pdf</text:p>
          </table:table-cell>
          <table:table-cell table:style-name="ce25" office:value-type="float" office:value="1.9424489E7">
            <text:p>19424489</text:p>
          </table:table-cell>
          <table:table-cell table:style-name="ce26" office:value-type="string">
            <text:p>APOC3</text:p>
          </table:table-cell>
          <table:table-cell table:style-name="ce26" office:value-type="string">
            <text:p>rs5128</text:p>
          </table:table-cell>
          <table:table-cell table:style-name="ce26" office:value-type="string">
            <text:p>MMSE</text:p>
          </table:table-cell>
          <table:table-cell table:style-name="ce26" office:value-type="string">
            <text:p>Attention/concentration</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318.0">
            <text:p>318</text:p>
          </table:table-cell>
          <table:table-cell table:style-name="ce29" office:value-type="float" office:value="0.261">
            <text:p>0.261</text:p>
          </table:table-cell>
          <table:table-cell table:style-name="ce29" office:value-type="float" office:value="0.08">
            <text:p>0.08</text:p>
          </table:table-cell>
          <table:table-cell table:style-name="ce25" office:value-type="string">
            <text:p>G/C,G/G</text:p>
          </table:table-cell>
          <table:table-cell table:style-name="ce25" office:value-type="float" office:value="239.0">
            <text:p>239</text:p>
          </table:table-cell>
          <table:table-cell table:style-name="ce25" office:value-type="float" office:value="0.26">
            <text:p>0.26</text:p>
          </table:table-cell>
          <table:table-cell table:style-name="ce25" office:value-type="float" office:value="0.093">
            <text:p>0.093</text:p>
          </table:table-cell>
          <table:table-cell table:number-columns-repeated="4" table:style-name="ce30"/>
          <table:table-cell table:number-columns-repeated="2" table:style-name="ce29"/>
          <table:table-cell table:style-name="ce29" office:value-type="float" office:value="0.992">
            <text:p>0.992</text:p>
          </table:table-cell>
          <table:table-cell table:style-name="ce29"/>
          <table:table-cell table:style-name="cf1" table:formula="of:=([L71]-[P71])/SQRT((((([M71]^2)*([K71]-1))+(([Q71]^2)*([O71]-1)))/([K71]+[O71])))"/>
          <table:table-cell table:style-name="cf1"/>
          <table:table-cell table:style-name="cf1"/>
          <table:table-cell table:style-name="ce32"/>
          <table:table-cell table:style-name="ce33"/>
          <table:table-cell table:style-name="ce29"/>
          <table:table-cell table:style-name="ce23" table:formula="of:=ROUND(([L71]-((1.96*[M71])/SQRT([K71])));3)"/>
          <table:table-cell table:style-name="ce23" table:formula="of:=ROUND(([L71]+((1.96*[M71])/SQRT([K71])));3)"/>
          <table:table-cell table:style-name="ce23" table:formula="of:=ROUND(([P71]-((1.96*[Q71])/SQRT([O71])));3)"/>
          <table:table-cell table:style-name="ce23" table:formula="of:=ROUND(([P71]+((1.96*[Q71])/SQRT([O71])));3)"/>
          <table:table-cell table:number-columns-repeated="989"/>
        </table:table-row>
        <table:table-row table:style-name="ro3">
          <table:table-cell table:style-name="ce24" office:value-type="string">
            <text:p>Andrew</text:p>
          </table:table-cell>
          <table:table-cell table:style-name="ce25"/>
          <table:table-cell table:style-name="ce25" office:value-type="float" office:value="7644133.0">
            <text:p>7644133</text:p>
          </table:table-cell>
          <table:table-cell table:style-name="ce26" office:value-type="string">
            <text:p>APOE</text:p>
          </table:table-cell>
          <table:table-cell table:style-name="ce26" office:value-type="string">
            <text:p>rs429358,rs7412</text:p>
          </table:table-cell>
          <table:table-cell table:style-name="ce26" office:value-type="string">
            <text:p>MMSE</text:p>
          </table:table-cell>
          <table:table-cell table:style-name="ce26" office:value-type="string">
            <text:p>Total Score</text:p>
          </table:table-cell>
          <table:table-cell table:style-name="ce27" office:value-type="string">
            <text:p>g</text:p>
          </table:table-cell>
          <table:table-cell table:style-name="ce28" office:value-type="string">
            <text:p>SD</text:p>
          </table:table-cell>
          <table:table-cell table:style-name="ce29" office:value-type="string">
            <text:p>E2/2,E2/3</text:p>
          </table:table-cell>
          <table:table-cell table:style-name="ce29" office:value-type="float" office:value="76.0">
            <text:p>76</text:p>
          </table:table-cell>
          <table:table-cell table:style-name="ce29" office:value-type="float" office:value="27.2">
            <text:p>27.2</text:p>
          </table:table-cell>
          <table:table-cell table:style-name="ce29" office:value-type="float" office:value="1.7">
            <text:p>1.7</text:p>
          </table:table-cell>
          <table:table-cell table:style-name="ce25" office:value-type="string">
            <text:p>E3/3</text:p>
          </table:table-cell>
          <table:table-cell table:style-name="ce25" office:value-type="float" office:value="558.0">
            <text:p>558</text:p>
          </table:table-cell>
          <table:table-cell table:style-name="ce25" office:value-type="float" office:value="26.7">
            <text:p>26.7</text:p>
          </table:table-cell>
          <table:table-cell table:style-name="ce25" office:value-type="float" office:value="2.1">
            <text:p>2.1</text:p>
          </table:table-cell>
          <table:table-cell table:style-name="ce30" office:value-type="string">
            <text:p>E4/2,E4/3,E4/4</text:p>
          </table:table-cell>
          <table:table-cell table:style-name="ce30" office:value-type="float" office:value="278.0">
            <text:p>278</text:p>
          </table:table-cell>
          <table:table-cell table:style-name="ce30" office:value-type="float" office:value="26.6">
            <text:p>26.6</text:p>
          </table:table-cell>
          <table:table-cell table:style-name="ce30" office:value-type="float" office:value="2.4">
            <text:p>2.4</text:p>
          </table:table-cell>
          <table:table-cell table:number-columns-repeated="3" table:style-name="ce29"/>
          <table:table-cell table:style-name="ce29" office:value-type="string">
            <text:p>no</text:p>
          </table:table-cell>
          <table:table-cell table:style-name="cf1" table:formula="of:=([L72]-[P72])/SQRT((((([M72]^2)*([K72]-1))+(([Q72]^2)*([O72]-1)))/([K72]+[O72])))"/>
          <table:table-cell table:style-name="cf1" table:formula="of:=([L72]-[T72])/SQRT((((([M72]^2)*([K72]-1))+(([U72]^2)*([S72]-1)))/([K72]+[S72])))"/>
          <table:table-cell table:style-name="cf1" table:formula="of:=([P72]-[T72])/SQRT((((([Q72]^2)*([O72]-1))+(([U72]^2)*([S72]-1)))/([O72]+[S72])))"/>
          <table:table-cell table:style-name="ce32"/>
          <table:table-cell table:style-name="ce33"/>
          <table:table-cell table:style-name="ce29"/>
          <table:table-cell table:style-name="ce23" table:formula="of:=ROUND(([L72]-((1.96*[M72])/SQRT([K72])));3)"/>
          <table:table-cell table:style-name="ce23" table:formula="of:=ROUND(([L72]+((1.96*[M72])/SQRT([K72])));3)"/>
          <table:table-cell table:style-name="ce23" table:formula="of:=ROUND(([P72]-((1.96*[Q72])/SQRT([O72])));3)"/>
          <table:table-cell table:style-name="ce23" table:formula="of:=ROUND(([P72]+((1.96*[Q72])/SQRT([O72])));3)"/>
          <table:table-cell table:style-name="ce23" table:formula="of:=ROUND(([T72]-((1.96*[U72])/SQRT([S72])));3)"/>
          <table:table-cell table:style-name="ce23" table:formula="of:=ROUND(([T72]+((1.96*[U72])/SQRT([S72])));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7644133.0">
            <text:p>7644133</text:p>
          </table:table-cell>
          <table:table-cell table:style-name="ce26" office:value-type="string">
            <text:p>APOE</text:p>
          </table:table-cell>
          <table:table-cell table:style-name="ce26" office:value-type="string">
            <text:p>rs429358,rs7412</text:p>
          </table:table-cell>
          <table:table-cell table:style-name="ce26" office:value-type="string">
            <text:p>TMT-A</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29" office:value-type="string">
            <text:p>E2/2,E2/3</text:p>
          </table:table-cell>
          <table:table-cell table:style-name="ce29" office:value-type="float" office:value="76.0">
            <text:p>76</text:p>
          </table:table-cell>
          <table:table-cell table:style-name="ce29" office:value-type="float" office:value="69.6">
            <text:p>69.6</text:p>
          </table:table-cell>
          <table:table-cell table:style-name="ce29" office:value-type="float" office:value="28.5">
            <text:p>28.5</text:p>
          </table:table-cell>
          <table:table-cell table:style-name="ce25" office:value-type="string">
            <text:p>E3/3</text:p>
          </table:table-cell>
          <table:table-cell table:style-name="ce25" office:value-type="float" office:value="558.0">
            <text:p>558</text:p>
          </table:table-cell>
          <table:table-cell table:style-name="ce25" office:value-type="float" office:value="72.3">
            <text:p>72.3</text:p>
          </table:table-cell>
          <table:table-cell table:style-name="ce25" office:value-type="float" office:value="30.5">
            <text:p>30.5</text:p>
          </table:table-cell>
          <table:table-cell table:style-name="ce30" office:value-type="string">
            <text:p>E4/2,E4/3,E4/4</text:p>
          </table:table-cell>
          <table:table-cell table:style-name="ce30" office:value-type="float" office:value="278.0">
            <text:p>278</text:p>
          </table:table-cell>
          <table:table-cell table:style-name="ce30" office:value-type="float" office:value="74.0">
            <text:p>74</text:p>
          </table:table-cell>
          <table:table-cell table:style-name="ce30" office:value-type="float" office:value="30.9">
            <text:p>30.9</text:p>
          </table:table-cell>
          <table:table-cell table:number-columns-repeated="3" table:style-name="ce29"/>
          <table:table-cell table:style-name="ce29" office:value-type="string">
            <text:p>no</text:p>
          </table:table-cell>
          <table:table-cell table:style-name="cf1" table:formula="of:=([L73]-[P73])/SQRT((((([M73]^2)*([K73]-1))+(([Q73]^2)*([O73]-1)))/([K73]+[O73])))"/>
          <table:table-cell table:style-name="cf1" table:formula="of:=([L73]-[T73])/SQRT((((([M73]^2)*([K73]-1))+(([U73]^2)*([S73]-1)))/([K73]+[S73])))"/>
          <table:table-cell table:style-name="cf1" table:formula="of:=([P73]-[T73])/SQRT((((([Q73]^2)*([O73]-1))+(([U73]^2)*([S73]-1)))/([O73]+[S73])))"/>
          <table:table-cell table:style-name="ce32"/>
          <table:table-cell table:style-name="ce33"/>
          <table:table-cell table:style-name="ce29"/>
          <table:table-cell table:style-name="ce23" table:formula="of:=ROUND(([L73]-((1.96*[M73])/SQRT([K73])));3)"/>
          <table:table-cell table:style-name="ce23" table:formula="of:=ROUND(([L73]+((1.96*[M73])/SQRT([K73])));3)"/>
          <table:table-cell table:style-name="ce23" table:formula="of:=ROUND(([P73]-((1.96*[Q73])/SQRT([O73])));3)"/>
          <table:table-cell table:style-name="ce23" table:formula="of:=ROUND(([P73]+((1.96*[Q73])/SQRT([O73])));3)"/>
          <table:table-cell table:style-name="ce23" table:formula="of:=ROUND(([T73]-((1.96*[U73])/SQRT([S73])));3)"/>
          <table:table-cell table:style-name="ce23" table:formula="of:=ROUND(([T73]+((1.96*[U73])/SQRT([S73])));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7644133.0">
            <text:p>7644133</text:p>
          </table:table-cell>
          <table:table-cell table:style-name="ce26" office:value-type="string">
            <text:p>APOE</text:p>
          </table:table-cell>
          <table:table-cell table:style-name="ce26" office:value-type="string">
            <text:p>rs429358,rs7412</text:p>
          </table:table-cell>
          <table:table-cell table:style-name="ce26" office:value-type="string">
            <text:p>TMT-B</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29" office:value-type="string">
            <text:p>E2/2,E2/3</text:p>
          </table:table-cell>
          <table:table-cell table:style-name="ce29" office:value-type="float" office:value="76.0">
            <text:p>76</text:p>
          </table:table-cell>
          <table:table-cell table:style-name="ce29" office:value-type="float" office:value="160.7">
            <text:p>160.7</text:p>
          </table:table-cell>
          <table:table-cell table:style-name="ce29" office:value-type="float" office:value="9.7">
            <text:p>9.7</text:p>
          </table:table-cell>
          <table:table-cell table:style-name="ce25" office:value-type="string">
            <text:p>E3/3</text:p>
          </table:table-cell>
          <table:table-cell table:style-name="ce25" office:value-type="float" office:value="558.0">
            <text:p>558</text:p>
          </table:table-cell>
          <table:table-cell table:style-name="ce25" office:value-type="float" office:value="181.8">
            <text:p>181.8</text:p>
          </table:table-cell>
          <table:table-cell table:style-name="ce25" office:value-type="float" office:value="81.4">
            <text:p>81.4</text:p>
          </table:table-cell>
          <table:table-cell table:style-name="ce30" office:value-type="string">
            <text:p>E4/2,E4/3,E4/4</text:p>
          </table:table-cell>
          <table:table-cell table:style-name="ce30" office:value-type="float" office:value="278.0">
            <text:p>278</text:p>
          </table:table-cell>
          <table:table-cell table:style-name="ce30" office:value-type="float" office:value="184.7">
            <text:p>184.7</text:p>
          </table:table-cell>
          <table:table-cell table:style-name="ce30" office:value-type="float" office:value="78.9">
            <text:p>78.9</text:p>
          </table:table-cell>
          <table:table-cell table:number-columns-repeated="3" table:style-name="ce29"/>
          <table:table-cell table:style-name="ce29" office:value-type="string">
            <text:p>no</text:p>
          </table:table-cell>
          <table:table-cell table:style-name="cf1" table:formula="of:=([L74]-[P74])/SQRT((((([M74]^2)*([K74]-1))+(([Q74]^2)*([O74]-1)))/([K74]+[O74])))"/>
          <table:table-cell table:style-name="cf1" table:formula="of:=([L74]-[T74])/SQRT((((([M74]^2)*([K74]-1))+(([U74]^2)*([S74]-1)))/([K74]+[S74])))"/>
          <table:table-cell table:style-name="cf1" table:formula="of:=([P74]-[T74])/SQRT((((([Q74]^2)*([O74]-1))+(([U74]^2)*([S74]-1)))/([O74]+[S74])))"/>
          <table:table-cell table:style-name="ce32"/>
          <table:table-cell table:style-name="ce33"/>
          <table:table-cell table:style-name="ce29"/>
          <table:table-cell table:style-name="ce23" table:formula="of:=ROUND(([L74]-((1.96*[M74])/SQRT([K74])));3)"/>
          <table:table-cell table:style-name="ce23" table:formula="of:=ROUND(([L74]+((1.96*[M74])/SQRT([K74])));3)"/>
          <table:table-cell table:style-name="ce23" table:formula="of:=ROUND(([P74]-((1.96*[Q74])/SQRT([O74])));3)"/>
          <table:table-cell table:style-name="ce23" table:formula="of:=ROUND(([P74]+((1.96*[Q74])/SQRT([O74])));3)"/>
          <table:table-cell table:style-name="ce23" table:formula="of:=ROUND(([T74]-((1.96*[U74])/SQRT([S74])));3)"/>
          <table:table-cell table:style-name="ce23" table:formula="of:=ROUND(([T74]+((1.96*[U74])/SQRT([S74])));3)"/>
          <table:table-cell table:number-columns-repeated="987"/>
        </table:table-row>
        <table:table-row table:style-name="ro3">
          <table:table-cell table:style-name="ce24" office:value-type="string">
            <text:p>Nic</text:p>
          </table:table-cell>
          <table:table-cell table:style-name="ce25"/>
          <table:table-cell table:style-name="ce25" office:value-type="float" office:value="1.7379671E7">
            <text:p>17379671</text:p>
          </table:table-cell>
          <table:table-cell table:style-name="ce26" office:value-type="string">
            <text:p>APOE</text:p>
          </table:table-cell>
          <table:table-cell table:style-name="ce26" office:value-type="string">
            <text:p>rs429358,rs7412</text:p>
          </table:table-cell>
          <table:table-cell table:style-name="ce26" office:value-type="string">
            <text:p>WAIS-R</text:p>
          </table:table-cell>
          <table:table-cell table:style-name="ce26" office:value-type="string">
            <text:p>Block design</text:p>
          </table:table-cell>
          <table:table-cell table:style-name="ce27" office:value-type="string">
            <text:p>g</text:p>
          </table:table-cell>
          <table:table-cell table:style-name="ce28" office:value-type="string">
            <text:p>SD</text:p>
          </table:table-cell>
          <table:table-cell table:style-name="ce29" office:value-type="string">
            <text:p>E3/4,E4/4</text:p>
          </table:table-cell>
          <table:table-cell table:style-name="ce29" office:value-type="float" office:value="75.0">
            <text:p>75</text:p>
          </table:table-cell>
          <table:table-cell table:style-name="ce29" office:value-type="float" office:value="0.5">
            <text:p>0.5</text:p>
          </table:table-cell>
          <table:table-cell table:style-name="ce29" office:value-type="float" office:value="1.0">
            <text:p>1</text:p>
          </table:table-cell>
          <table:table-cell table:style-name="ce25" office:value-type="string">
            <text:p>E3/3 </text:p>
          </table:table-cell>
          <table:table-cell table:style-name="ce25" office:value-type="float" office:value="180.0">
            <text:p>180</text:p>
          </table:table-cell>
          <table:table-cell table:style-name="ce25" office:value-type="float" office:value="0.29">
            <text:p>0.29</text:p>
          </table:table-cell>
          <table:table-cell table:style-name="ce25" office:value-type="float" office:value="0.92">
            <text:p>0.92</text:p>
          </table:table-cell>
          <table:table-cell table:number-columns-repeated="4" table:style-name="ce30"/>
          <table:table-cell table:number-columns-repeated="4" table:style-name="ce29"/>
          <table:table-cell table:style-name="cf1" table:formula="of:=([L75]-[P75])/SQRT((((([M75]^2)*([K75]-1))+(([Q75]^2)*([O75]-1)))/([K75]+[O75])))"/>
          <table:table-cell table:style-name="cf1"/>
          <table:table-cell table:style-name="cf1"/>
          <table:table-cell table:style-name="ce32"/>
          <table:table-cell table:style-name="ce33"/>
          <table:table-cell table:style-name="ce29"/>
          <table:table-cell table:style-name="ce23" table:formula="of:=ROUND(([L75]-((1.96*[M75])/SQRT([K75])));3)"/>
          <table:table-cell table:style-name="ce23" table:formula="of:=ROUND(([L75]+((1.96*[M75])/SQRT([K75])));3)"/>
          <table:table-cell table:style-name="ce23" table:formula="of:=ROUND(([P75]-((1.96*[Q75])/SQRT([O75])));3)"/>
          <table:table-cell table:style-name="ce23" table:formula="of:=ROUND(([P75]+((1.96*[Q75])/SQRT([O75])));3)"/>
          <table:table-cell table:number-columns-repeated="989"/>
        </table:table-row>
        <table:table-row table:style-name="ro1">
          <table:table-cell table:style-name="ce24" office:value-type="string">
            <text:p>Andrew</text:p>
          </table:table-cell>
          <table:table-cell table:style-name="ce25" office:value-type="string">
            <text:p>731.pdf</text:p>
          </table:table-cell>
          <table:table-cell table:style-name="ce25" office:value-type="float" office:value="1.6818862E7">
            <text:p>16818862</text:p>
          </table:table-cell>
          <table:table-cell table:style-name="ce26" office:value-type="string">
            <text:p>BDNF</text:p>
          </table:table-cell>
          <table:table-cell table:style-name="ce26" office:value-type="string">
            <text:p>rs6265</text:p>
          </table:table-cell>
          <table:table-cell table:style-name="ce26" office:value-type="string">
            <text:p>Meta</text:p>
          </table:table-cell>
          <table:table-cell table:style-name="ce26" office:value-type="string">
            <text:p>Language (z-score)</text:p>
          </table:table-cell>
          <table:table-cell table:style-name="ce27" office:value-type="string">
            <text:p>g</text:p>
          </table:table-cell>
          <table:table-cell table:style-name="ce28" office:value-type="string">
            <text:p>SD</text:p>
          </table:table-cell>
          <table:table-cell table:style-name="ce35" office:value-type="string">
            <text:p>G/G</text:p>
          </table:table-cell>
          <table:table-cell table:style-name="ce35" office:value-type="float" office:value="95.0">
            <text:p>95</text:p>
          </table:table-cell>
          <table:table-cell table:style-name="ce35" office:value-type="float" office:value="-0.02">
            <text:p>-0.02</text:p>
          </table:table-cell>
          <table:table-cell table:style-name="ce35" office:value-type="float" office:value="0.77">
            <text:p>0.77</text:p>
          </table:table-cell>
          <table:table-cell table:style-name="ce36" office:value-type="string">
            <text:p>A/A,A/G</text:p>
          </table:table-cell>
          <table:table-cell table:style-name="ce36" office:value-type="float" office:value="49.0">
            <text:p>49</text:p>
          </table:table-cell>
          <table:table-cell table:style-name="ce36" office:value-type="float" office:value="0.01">
            <text:p>0.01</text:p>
          </table:table-cell>
          <table:table-cell table:style-name="ce36" office:value-type="float" office:value="0.89">
            <text:p>0.89</text:p>
          </table:table-cell>
          <table:table-cell table:number-columns-repeated="4" table:style-name="ce37"/>
          <table:table-cell table:number-columns-repeated="4" table:style-name="ce29"/>
          <table:table-cell table:style-name="cf1" table:formula="of:=([L76]-[P76])/SQRT((((([M76]^2)*([K76]-1))+(([Q76]^2)*([O76]-1)))/([K76]+[O76])))"/>
          <table:table-cell table:style-name="cf1"/>
          <table:table-cell table:style-name="cf1"/>
          <table:table-cell table:style-name="ce32" office:value-type="string">
            <text:p>Language; z-scored</text:p>
          </table:table-cell>
          <table:table-cell table:style-name="ce33" office:value-type="float" office:value="1.5741466E7">
            <text:p>15741466</text:p>
          </table:table-cell>
          <table:table-cell table:style-name="ce29"/>
          <table:table-cell table:style-name="ce23" table:formula="of:=ROUND(([L76]-((1.96*[M76])/SQRT([K76])));3)"/>
          <table:table-cell table:style-name="ce23" table:formula="of:=ROUND(([L76]+((1.96*[M76])/SQRT([K76])));3)"/>
          <table:table-cell table:style-name="ce23" table:formula="of:=ROUND(([P76]-((1.96*[Q76])/SQRT([O76])));3)"/>
          <table:table-cell table:style-name="ce23" table:formula="of:=ROUND(([P76]+((1.96*[Q76])/SQRT([O76])));3)"/>
          <table:table-cell table:number-columns-repeated="989"/>
        </table:table-row>
        <table:table-row table:style-name="ro1">
          <table:table-cell table:style-name="ce24" office:value-type="string">
            <text:p>Andrew</text:p>
          </table:table-cell>
          <table:table-cell table:style-name="ce25" office:value-type="string">
            <text:p>731.pdf</text:p>
          </table:table-cell>
          <table:table-cell table:style-name="ce25" office:value-type="float" office:value="1.6818862E7">
            <text:p>16818862</text:p>
          </table:table-cell>
          <table:table-cell table:style-name="ce26" office:value-type="string">
            <text:p>BDNF</text:p>
          </table:table-cell>
          <table:table-cell table:style-name="ce26" office:value-type="string">
            <text:p>rs6265</text:p>
          </table:table-cell>
          <table:table-cell table:style-name="ce26" office:value-type="string">
            <text:p>Meta</text:p>
          </table:table-cell>
          <table:table-cell table:style-name="ce26" office:value-type="string">
            <text:p>Problem solving (z-score)</text:p>
          </table:table-cell>
          <table:table-cell table:style-name="ce27" office:value-type="string">
            <text:p>g</text:p>
          </table:table-cell>
          <table:table-cell table:style-name="ce28" office:value-type="string">
            <text:p>SD</text:p>
          </table:table-cell>
          <table:table-cell table:style-name="ce35" office:value-type="string">
            <text:p>G/G</text:p>
          </table:table-cell>
          <table:table-cell table:style-name="ce35" office:value-type="float" office:value="95.0">
            <text:p>95</text:p>
          </table:table-cell>
          <table:table-cell table:style-name="ce35" office:value-type="float" office:value="-0.05">
            <text:p>-0.05</text:p>
          </table:table-cell>
          <table:table-cell table:style-name="ce35" office:value-type="float" office:value="0.56">
            <text:p>0.56</text:p>
          </table:table-cell>
          <table:table-cell table:style-name="ce36" office:value-type="string">
            <text:p>A/A,A/G</text:p>
          </table:table-cell>
          <table:table-cell table:style-name="ce36" office:value-type="float" office:value="49.0">
            <text:p>49</text:p>
          </table:table-cell>
          <table:table-cell table:style-name="ce36" office:value-type="float" office:value="0.06">
            <text:p>0.06</text:p>
          </table:table-cell>
          <table:table-cell table:style-name="ce36" office:value-type="float" office:value="0.52">
            <text:p>0.52</text:p>
          </table:table-cell>
          <table:table-cell table:number-columns-repeated="4" table:style-name="ce37"/>
          <table:table-cell table:number-columns-repeated="4" table:style-name="ce29"/>
          <table:table-cell table:style-name="cf1" table:formula="of:=([L77]-[P77])/SQRT((((([M77]^2)*([K77]-1))+(([Q77]^2)*([O77]-1)))/([K77]+[O77])))"/>
          <table:table-cell table:style-name="cf1"/>
          <table:table-cell table:style-name="cf1"/>
          <table:table-cell table:style-name="ce32" office:value-type="string">
            <text:p>Problem solving (z-score)</text:p>
          </table:table-cell>
          <table:table-cell table:style-name="ce33" office:value-type="float" office:value="1.5741466E7">
            <text:p>15741466</text:p>
          </table:table-cell>
          <table:table-cell table:style-name="ce29"/>
          <table:table-cell table:style-name="ce23" table:formula="of:=ROUND(([L77]-((1.96*[M77])/SQRT([K77])));3)"/>
          <table:table-cell table:style-name="ce23" table:formula="of:=ROUND(([L77]+((1.96*[M77])/SQRT([K77])));3)"/>
          <table:table-cell table:style-name="ce23" table:formula="of:=ROUND(([P77]-((1.96*[Q77])/SQRT([O77])));3)"/>
          <table:table-cell table:style-name="ce23" table:formula="of:=ROUND(([P77]+((1.96*[Q77])/SQRT([O77])));3)"/>
          <table:table-cell table:number-columns-repeated="989"/>
        </table:table-row>
        <table:table-row table:style-name="ro3">
          <table:table-cell table:style-name="ce24" office:value-type="string">
            <text:p>Nic</text:p>
          </table:table-cell>
          <table:table-cell table:style-name="ce25"/>
          <table:table-cell table:style-name="ce25" office:value-type="float" office:value="1.6446742E7">
            <text:p>16446742</text:p>
          </table:table-cell>
          <table:table-cell table:style-name="ce26" office:value-type="string">
            <text:p>BDNF</text:p>
          </table:table-cell>
          <table:table-cell table:style-name="ce26" office:value-type="string">
            <text:p>rs6265</text:p>
          </table:table-cell>
          <table:table-cell table:style-name="ce26" office:value-type="string">
            <text:p>MHT</text:p>
          </table:table-cell>
          <table:table-cell table:style-name="ce26" office:value-type="string">
            <text:p>Age 79 score</text:p>
          </table:table-cell>
          <table:table-cell table:style-name="ce27" office:value-type="string">
            <text:p>g</text:p>
          </table:table-cell>
          <table:table-cell table:style-name="ce28" office:value-type="string">
            <text:p>SD</text:p>
          </table:table-cell>
          <table:table-cell table:style-name="ce35" office:value-type="string">
            <text:p>G/G</text:p>
          </table:table-cell>
          <table:table-cell table:style-name="ce35" office:value-type="float" office:value="589.0">
            <text:p>589</text:p>
          </table:table-cell>
          <table:table-cell table:style-name="ce35" office:value-type="float" office:value="59.2">
            <text:p>59.2</text:p>
          </table:table-cell>
          <table:table-cell table:style-name="ce35" office:value-type="float" office:value="11.14">
            <text:p>11.14</text:p>
          </table:table-cell>
          <table:table-cell table:style-name="ce36" office:value-type="string">
            <text:p>G/A</text:p>
          </table:table-cell>
          <table:table-cell table:style-name="ce36" office:value-type="float" office:value="280.0">
            <text:p>280</text:p>
          </table:table-cell>
          <table:table-cell table:style-name="ce36" office:value-type="float" office:value="59.7">
            <text:p>59.7</text:p>
          </table:table-cell>
          <table:table-cell table:style-name="ce36" office:value-type="float" office:value="11.1">
            <text:p>11.1</text:p>
          </table:table-cell>
          <table:table-cell table:style-name="ce38" office:value-type="string">
            <text:p>A/A</text:p>
          </table:table-cell>
          <table:table-cell table:style-name="ce38" office:value-type="float" office:value="35.0">
            <text:p>35</text:p>
          </table:table-cell>
          <table:table-cell table:style-name="ce38" office:value-type="float" office:value="64.6">
            <text:p>64.6</text:p>
          </table:table-cell>
          <table:table-cell table:style-name="ce38" office:value-type="float" office:value="11.17">
            <text:p>11.17</text:p>
          </table:table-cell>
          <table:table-cell table:style-name="ce29" office:value-type="string">
            <text:p>F-test</text:p>
          </table:table-cell>
          <table:table-cell table:style-name="ce29" office:value-type="float" office:value="4.2">
            <text:p>4.2</text:p>
          </table:table-cell>
          <table:table-cell table:style-name="ce29" office:value-type="float" office:value="0.016">
            <text:p>0.016</text:p>
          </table:table-cell>
          <table:table-cell table:style-name="ce29" office:value-type="string">
            <text:p>yes</text:p>
          </table:table-cell>
          <table:table-cell table:style-name="cf1" table:formula="of:=([L78]-[P78])/SQRT((((([M78]^2)*([K78]-1))+(([Q78]^2)*([O78]-1)))/([K78]+[O78])))"/>
          <table:table-cell table:style-name="cf1" table:formula="of:=([L78]-[T78])/SQRT((((([M78]^2)*([K78]-1))+(([U78]^2)*([S78]-1)))/([K78]+[S78])))"/>
          <table:table-cell table:style-name="cf1" table:formula="of:=([P78]-[T78])/SQRT((((([Q78]^2)*([O78]-1))+(([U78]^2)*([S78]-1)))/([O78]+[S78])))"/>
          <table:table-cell table:style-name="ce32"/>
          <table:table-cell table:style-name="ce33"/>
          <table:table-cell table:style-name="ce29" office:value-type="string">
            <text:p>F-test</text:p>
          </table:table-cell>
          <table:table-cell table:style-name="ce23" office:value-type="float" office:value="58.3">
            <text:p>58.3</text:p>
          </table:table-cell>
          <table:table-cell table:style-name="ce23" office:value-type="float" office:value="60.1">
            <text:p>60.1</text:p>
          </table:table-cell>
          <table:table-cell table:style-name="ce23" office:value-type="float" office:value="58.5">
            <text:p>58.5</text:p>
          </table:table-cell>
          <table:table-cell table:number-columns-repeated="2" table:style-name="ce23" office:value-type="float" office:value="61.0">
            <text:p>61</text:p>
          </table:table-cell>
          <table:table-cell table:style-name="ce23" office:value-type="float" office:value="68.3">
            <text:p>68.3</text:p>
          </table:table-cell>
          <table:table-cell table:number-columns-repeated="987"/>
        </table:table-row>
        <table:table-row table:style-name="ro1">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BDNF</text:p>
          </table:table-cell>
          <table:table-cell table:style-name="ce26" office:value-type="string">
            <text:p>rs6265</text:p>
          </table:table-cell>
          <table:table-cell table:style-name="ce26" office:value-type="string">
            <text:p>Nippold verbal reasoning</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35" office:value-type="string">
            <text:p>G/G</text:p>
          </table:table-cell>
          <table:table-cell table:style-name="ce35" office:value-type="float" office:value="205.0">
            <text:p>205</text:p>
          </table:table-cell>
          <table:table-cell table:style-name="ce35" office:value-type="float" office:value="50.37">
            <text:p>50.37</text:p>
          </table:table-cell>
          <table:table-cell table:style-name="ce35" office:value-type="float" office:value="9.753">
            <text:p>9.753</text:p>
          </table:table-cell>
          <table:table-cell table:style-name="ce36" office:value-type="string">
            <text:p>G/A</text:p>
          </table:table-cell>
          <table:table-cell table:style-name="ce36" office:value-type="float" office:value="362.0">
            <text:p>362</text:p>
          </table:table-cell>
          <table:table-cell table:style-name="ce36" office:value-type="float" office:value="49.989">
            <text:p>49.989</text:p>
          </table:table-cell>
          <table:table-cell table:style-name="ce36" office:value-type="float" office:value="10.214">
            <text:p>10.214</text:p>
          </table:table-cell>
          <table:table-cell table:style-name="ce38" office:value-type="string">
            <text:p>A/A</text:p>
          </table:table-cell>
          <table:table-cell table:style-name="ce38" office:value-type="float" office:value="125.0">
            <text:p>125</text:p>
          </table:table-cell>
          <table:table-cell table:style-name="ce38" office:value-type="float" office:value="49.375">
            <text:p>49.375</text:p>
          </table:table-cell>
          <table:table-cell table:style-name="ce38" office:value-type="string">
            <text:p>9.882</text:p>
          </table:table-cell>
          <table:table-cell table:style-name="ce29" office:value-type="string">
            <text:p>Chi-squared</text:p>
          </table:table-cell>
          <table:table-cell table:style-name="ce29" office:value-type="float" office:value="0.516">
            <text:p>0.516</text:p>
          </table:table-cell>
          <table:table-cell table:style-name="ce29" office:value-type="float" office:value="0.773">
            <text:p>0.773</text:p>
          </table:table-cell>
          <table:table-cell table:style-name="ce29"/>
          <table:table-cell table:style-name="cf1" table:formula="of:=([L79]-[P79])/SQRT((((([M79]^2)*([K79]-1))+(([Q79]^2)*([O79]-1)))/([K79]+[O79])))"/>
          <table:table-cell table:style-name="cf1" table:formula="of:=([L79]-[T79])/SQRT((((([M79]^2)*([K79]-1))+(([U79]^2)*([S79]-1)))/([K79]+[S79])))"/>
          <table:table-cell table:style-name="cf1" table:formula="of:=([P79]-[T79])/SQRT((((([Q79]^2)*([O79]-1))+(([U79]^2)*([S79]-1)))/([O79]+[S79])))"/>
          <table:table-cell table:style-name="ce32"/>
          <table:table-cell table:style-name="ce33" office:value-type="string">
            <text:p>Nippold and Sullivan 1987</text:p>
          </table:table-cell>
          <table:table-cell table:style-name="ce29" office:value-type="string">
            <text:p>Chi-squared</text:p>
          </table:table-cell>
          <table:table-cell table:style-name="ce23" table:formula="of:=ROUND(([L79]-((1.96*[M79])/SQRT([K79])));3)"/>
          <table:table-cell table:style-name="ce23" table:formula="of:=ROUND(([L79]+((1.96*[M79])/SQRT([K79])));3)"/>
          <table:table-cell table:style-name="ce23" table:formula="of:=ROUND(([P79]-((1.96*[Q79])/SQRT([O79])));3)"/>
          <table:table-cell table:style-name="ce23" table:formula="of:=ROUND(([P79]+((1.96*[Q79])/SQRT([O79])));3)"/>
          <table:table-cell table:style-name="ce23" table:formula="of:=ROUND(([T79]-((1.96*[U79])/SQRT([S79])));3)"/>
          <table:table-cell table:style-name="ce23" table:formula="of:=ROUND(([T79]+((1.96*[U79])/SQRT([S79])));3)"/>
          <table:table-cell table:number-columns-repeated="987"/>
        </table:table-row>
        <table:table-row table:style-name="ro1">
          <table:table-cell table:style-name="ce24" office:value-type="string">
            <text:p>Nic</text:p>
          </table:table-cell>
          <table:table-cell table:style-name="ce25"/>
          <table:table-cell table:style-name="ce25" office:value-type="float" office:value="1.6446742E7">
            <text:p>16446742</text:p>
          </table:table-cell>
          <table:table-cell table:style-name="ce26" office:value-type="string">
            <text:p>BDNF</text:p>
          </table:table-cell>
          <table:table-cell table:style-name="ce26" office:value-type="string">
            <text:p>rs6265</text:p>
          </table:table-cell>
          <table:table-cell table:style-name="ce26" office:value-type="string">
            <text:p>RAVEN</text:p>
          </table:table-cell>
          <table:table-cell table:style-name="ce26" office:value-type="string">
            <text:p>Logical memory total score</text:p>
          </table:table-cell>
          <table:table-cell table:style-name="ce27" office:value-type="string">
            <text:p>g</text:p>
          </table:table-cell>
          <table:table-cell table:style-name="ce28" office:value-type="string">
            <text:p>SD</text:p>
          </table:table-cell>
          <table:table-cell table:style-name="ce35" office:value-type="string">
            <text:p>G/G</text:p>
          </table:table-cell>
          <table:table-cell table:style-name="ce35" office:value-type="float" office:value="589.0">
            <text:p>589</text:p>
          </table:table-cell>
          <table:table-cell table:style-name="ce35" office:value-type="float" office:value="31.5">
            <text:p>31.5</text:p>
          </table:table-cell>
          <table:table-cell table:style-name="ce35" office:value-type="float" office:value="16.1">
            <text:p>16.1</text:p>
          </table:table-cell>
          <table:table-cell table:style-name="ce36" office:value-type="string">
            <text:p>G/A</text:p>
          </table:table-cell>
          <table:table-cell table:style-name="ce36" office:value-type="float" office:value="280.0">
            <text:p>280</text:p>
          </table:table-cell>
          <table:table-cell table:style-name="ce36" office:value-type="float" office:value="31.6">
            <text:p>31.6</text:p>
          </table:table-cell>
          <table:table-cell table:style-name="ce36" office:value-type="float" office:value="17.07">
            <text:p>17.07</text:p>
          </table:table-cell>
          <table:table-cell table:style-name="ce38" office:value-type="string">
            <text:p>A/A</text:p>
          </table:table-cell>
          <table:table-cell table:style-name="ce38" office:value-type="float" office:value="35.0">
            <text:p>35</text:p>
          </table:table-cell>
          <table:table-cell table:style-name="ce38" office:value-type="float" office:value="36.9">
            <text:p>36.9</text:p>
          </table:table-cell>
          <table:table-cell table:style-name="ce38" office:value-type="float" office:value="16.9">
            <text:p>16.9</text:p>
          </table:table-cell>
          <table:table-cell table:style-name="ce29" office:value-type="string">
            <text:p>F-test</text:p>
          </table:table-cell>
          <table:table-cell table:style-name="ce29" office:value-type="float" office:value="1.7">
            <text:p>1.7</text:p>
          </table:table-cell>
          <table:table-cell table:style-name="ce29" office:value-type="float" office:value="0.19">
            <text:p>0.19</text:p>
          </table:table-cell>
          <table:table-cell table:style-name="ce29" office:value-type="string">
            <text:p>no</text:p>
          </table:table-cell>
          <table:table-cell table:style-name="cf1" table:formula="of:=([L80]-[P80])/SQRT((((([M80]^2)*([K80]-1))+(([Q80]^2)*([O80]-1)))/([K80]+[O80])))"/>
          <table:table-cell table:style-name="cf1" table:formula="of:=([L80]-[T80])/SQRT((((([M80]^2)*([K80]-1))+(([U80]^2)*([S80]-1)))/([K80]+[S80])))"/>
          <table:table-cell table:style-name="cf1" table:formula="of:=([P80]-[T80])/SQRT((((([Q80]^2)*([O80]-1))+(([U80]^2)*([S80]-1)))/([O80]+[S80])))"/>
          <table:table-cell table:style-name="ce32"/>
          <table:table-cell table:style-name="ce33"/>
          <table:table-cell table:style-name="ce29" office:value-type="string">
            <text:p>F-test</text:p>
          </table:table-cell>
          <table:table-cell table:style-name="ce23" office:value-type="float" office:value="30.1">
            <text:p>30.1</text:p>
          </table:table-cell>
          <table:table-cell table:style-name="ce23" office:value-type="float" office:value="32.8">
            <text:p>32.8</text:p>
          </table:table-cell>
          <table:table-cell table:style-name="ce23" office:value-type="float" office:value="29.5">
            <text:p>29.5</text:p>
          </table:table-cell>
          <table:table-cell table:style-name="ce23" office:value-type="float" office:value="33.6">
            <text:p>33.6</text:p>
          </table:table-cell>
          <table:table-cell table:style-name="ce23" office:value-type="float" office:value="31.2">
            <text:p>31.2</text:p>
          </table:table-cell>
          <table:table-cell table:style-name="ce23" office:value-type="float" office:value="42.5">
            <text:p>42.5</text:p>
          </table:table-cell>
          <table:table-cell table:number-columns-repeated="987"/>
        </table:table-row>
        <table:table-row table:style-name="ro14">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BDNF</text:p>
          </table:table-cell>
          <table:table-cell table:style-name="ce26" office:value-type="string">
            <text:p>rs6265</text:p>
          </table:table-cell>
          <table:table-cell table:style-name="ce26" office:value-type="string">
            <text:p>RAVEN</text:p>
          </table:table-cell>
          <table:table-cell table:style-name="ce26" office:value-type="string">
            <text:p>Number correct</text:p>
          </table:table-cell>
          <table:table-cell table:style-name="ce27" office:value-type="string">
            <text:p>g</text:p>
          </table:table-cell>
          <table:table-cell table:style-name="ce28" office:value-type="string">
            <text:p>SD</text:p>
          </table:table-cell>
          <table:table-cell table:style-name="ce35" office:value-type="string">
            <text:p>G/G</text:p>
          </table:table-cell>
          <table:table-cell table:style-name="ce35" office:value-type="float" office:value="205.0">
            <text:p>205</text:p>
          </table:table-cell>
          <table:table-cell table:style-name="ce35" office:value-type="float" office:value="50.181">
            <text:p>50.181</text:p>
          </table:table-cell>
          <table:table-cell table:style-name="ce35" office:value-type="float" office:value="9.753">
            <text:p>9.753</text:p>
          </table:table-cell>
          <table:table-cell table:style-name="ce36" office:value-type="string">
            <text:p>G/A</text:p>
          </table:table-cell>
          <table:table-cell table:style-name="ce36" office:value-type="float" office:value="362.0">
            <text:p>362</text:p>
          </table:table-cell>
          <table:table-cell table:style-name="ce36" office:value-type="float" office:value="49.992">
            <text:p>49.992</text:p>
          </table:table-cell>
          <table:table-cell table:style-name="ce36" office:value-type="float" office:value="9.541">
            <text:p>9.541</text:p>
          </table:table-cell>
          <table:table-cell table:style-name="ce38" office:value-type="string">
            <text:p>A/A</text:p>
          </table:table-cell>
          <table:table-cell table:style-name="ce38" office:value-type="float" office:value="125.0">
            <text:p>125</text:p>
          </table:table-cell>
          <table:table-cell table:style-name="ce38" office:value-type="float" office:value="49.725">
            <text:p>49.725</text:p>
          </table:table-cell>
          <table:table-cell table:style-name="ce38" office:value-type="float" office:value="9.753">
            <text:p>9.753</text:p>
          </table:table-cell>
          <table:table-cell table:style-name="ce29" office:value-type="string">
            <text:p>Chi-squared</text:p>
          </table:table-cell>
          <table:table-cell table:style-name="ce29" office:value-type="float" office:value="1.091">
            <text:p>1.091</text:p>
          </table:table-cell>
          <table:table-cell table:style-name="ce29" office:value-type="float" office:value="0.581">
            <text:p>0.581</text:p>
          </table:table-cell>
          <table:table-cell table:style-name="ce29"/>
          <table:table-cell table:style-name="cf1" table:formula="of:=([L81]-[P81])/SQRT((((([M81]^2)*([K81]-1))+(([Q81]^2)*([O81]-1)))/([K81]+[O81])))"/>
          <table:table-cell table:style-name="cf1" table:formula="of:=([L81]-[T81])/SQRT((((([M81]^2)*([K81]-1))+(([U81]^2)*([S81]-1)))/([K81]+[S81])))"/>
          <table:table-cell table:style-name="cf1" table:formula="of:=([P81]-[T81])/SQRT((((([Q81]^2)*([O81]-1))+(([U81]^2)*([S81]-1)))/([O81]+[S81])))"/>
          <table:table-cell table:style-name="ce32" office:value-type="string">
            <text:p>** this article could benefit from having the reference sequences looked up.</text:p>
          </table:table-cell>
          <table:table-cell table:style-name="ce33"/>
          <table:table-cell table:style-name="ce29" office:value-type="string">
            <text:p>Chi-squared</text:p>
          </table:table-cell>
          <table:table-cell table:style-name="ce23" table:formula="of:=ROUND(([L81]-((1.96*[M81])/SQRT([K81])));3)"/>
          <table:table-cell table:style-name="ce23" table:formula="of:=ROUND(([L81]+((1.96*[M81])/SQRT([K81])));3)"/>
          <table:table-cell table:style-name="ce23" table:formula="of:=ROUND(([P81]-((1.96*[Q81])/SQRT([O81])));3)"/>
          <table:table-cell table:style-name="ce23" table:formula="of:=ROUND(([P81]+((1.96*[Q81])/SQRT([O81])));3)"/>
          <table:table-cell table:style-name="ce23" table:formula="of:=ROUND(([T81]-((1.96*[U81])/SQRT([S81])));3)"/>
          <table:table-cell table:style-name="ce23" table:formula="of:=ROUND(([T81]+((1.96*[U81])/SQRT([S81])));3)"/>
          <table:table-cell table:number-columns-repeated="987"/>
        </table:table-row>
        <table:table-row table:style-name="ro5">
          <table:table-cell table:style-name="ce24" office:value-type="string">
            <text:p>Andrew</text:p>
          </table:table-cell>
          <table:table-cell table:style-name="ce25" office:value-type="string">
            <text:p>731.pdf</text:p>
          </table:table-cell>
          <table:table-cell table:style-name="ce25" office:value-type="float" office:value="1.6818862E7">
            <text:p>16818862</text:p>
          </table:table-cell>
          <table:table-cell table:style-name="ce26" office:value-type="string">
            <text:p>BDNF</text:p>
          </table:table-cell>
          <table:table-cell table:style-name="ce26" office:value-type="string">
            <text:p>rs6265</text:p>
          </table:table-cell>
          <table:table-cell table:style-name="ce26" office:value-type="string">
            <text:p>WAIS-R</text:p>
          </table:table-cell>
          <table:table-cell table:style-name="ce26" office:value-type="string">
            <text:p>Block design subtest total (z-score)</text:p>
          </table:table-cell>
          <table:table-cell table:style-name="ce27" office:value-type="string">
            <text:p>g</text:p>
          </table:table-cell>
          <table:table-cell table:style-name="ce28" office:value-type="string">
            <text:p>SD</text:p>
          </table:table-cell>
          <table:table-cell table:style-name="ce35" office:value-type="string">
            <text:p>G/G</text:p>
          </table:table-cell>
          <table:table-cell table:style-name="ce35" office:value-type="float" office:value="95.0">
            <text:p>95</text:p>
          </table:table-cell>
          <table:table-cell table:style-name="ce35" office:value-type="float" office:value="0.02">
            <text:p>0.02</text:p>
          </table:table-cell>
          <table:table-cell table:style-name="ce35" office:value-type="float" office:value="0.95">
            <text:p>0.95</text:p>
          </table:table-cell>
          <table:table-cell table:style-name="ce36" office:value-type="string">
            <text:p>A/A,A/G</text:p>
          </table:table-cell>
          <table:table-cell table:style-name="ce36" office:value-type="float" office:value="49.0">
            <text:p>49</text:p>
          </table:table-cell>
          <table:table-cell table:style-name="ce36" office:value-type="float" office:value="0.0">
            <text:p>0</text:p>
          </table:table-cell>
          <table:table-cell table:style-name="ce36" office:value-type="float" office:value="1.04">
            <text:p>1.04</text:p>
          </table:table-cell>
          <table:table-cell table:number-columns-repeated="4" table:style-name="ce37"/>
          <table:table-cell table:number-columns-repeated="2" table:style-name="ce29"/>
          <table:table-cell table:style-name="ce29" office:value-type="float" office:value="0.92">
            <text:p>0.92</text:p>
          </table:table-cell>
          <table:table-cell table:style-name="ce29" office:value-type="string">
            <text:p>no</text:p>
          </table:table-cell>
          <table:table-cell table:style-name="cf1" table:formula="of:=([L82]-[P82])/SQRT((((([M82]^2)*([K82]-1))+(([Q82]^2)*([O82]-1)))/([K82]+[O82])))"/>
          <table:table-cell table:style-name="cf1"/>
          <table:table-cell table:style-name="cf1"/>
          <table:table-cell table:style-name="ce32" office:value-type="string">
            <text:p>block design subtest; z-score</text:p>
          </table:table-cell>
          <table:table-cell table:style-name="ce33" office:value-type="float" office:value="1.5741466E7">
            <text:p>15741466</text:p>
          </table:table-cell>
          <table:table-cell table:style-name="ce29"/>
          <table:table-cell table:style-name="ce23" table:formula="of:=ROUND(([L82]-((1.96*[M82])/SQRT([K82])));3)"/>
          <table:table-cell table:style-name="ce23" table:formula="of:=ROUND(([L82]+((1.96*[M82])/SQRT([K82])));3)"/>
          <table:table-cell table:style-name="ce23" table:formula="of:=ROUND(([P82]-((1.96*[Q82])/SQRT([O82])));3)"/>
          <table:table-cell table:style-name="ce23" table:formula="of:=ROUND(([P82]+((1.96*[Q82])/SQRT([O82])));3)"/>
          <table:table-cell table:number-columns-repeated="989"/>
        </table:table-row>
        <table:table-row table:style-name="ro3">
          <table:table-cell table:style-name="ce24" office:value-type="string">
            <text:p>Andrew</text:p>
          </table:table-cell>
          <table:table-cell table:style-name="ce25" office:value-type="string">
            <text:p>731.pdf</text:p>
          </table:table-cell>
          <table:table-cell table:style-name="ce25" office:value-type="float" office:value="1.6818862E7">
            <text:p>16818862</text:p>
          </table:table-cell>
          <table:table-cell table:style-name="ce26" office:value-type="string">
            <text:p>BDNF</text:p>
          </table:table-cell>
          <table:table-cell table:style-name="ce26" office:value-type="string">
            <text:p>rs6265</text:p>
          </table:table-cell>
          <table:table-cell table:style-name="ce26" office:value-type="string">
            <text:p>WAIS-R</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35" office:value-type="string">
            <text:p>G/G</text:p>
          </table:table-cell>
          <table:table-cell table:style-name="ce35" office:value-type="float" office:value="95.0">
            <text:p>95</text:p>
          </table:table-cell>
          <table:table-cell table:style-name="ce35" office:value-type="float" office:value="110.2">
            <text:p>110.2</text:p>
          </table:table-cell>
          <table:table-cell table:style-name="ce35" office:value-type="float" office:value="11.0">
            <text:p>11</text:p>
          </table:table-cell>
          <table:table-cell table:style-name="ce36" office:value-type="string">
            <text:p>A/A,A/G</text:p>
          </table:table-cell>
          <table:table-cell table:style-name="ce36" office:value-type="float" office:value="49.0">
            <text:p>49</text:p>
          </table:table-cell>
          <table:table-cell table:style-name="ce36" office:value-type="float" office:value="110.9">
            <text:p>110.9</text:p>
          </table:table-cell>
          <table:table-cell table:style-name="ce36" office:value-type="float" office:value="12.9">
            <text:p>12.9</text:p>
          </table:table-cell>
          <table:table-cell table:number-columns-repeated="4" table:style-name="ce37"/>
          <table:table-cell table:number-columns-repeated="4" table:style-name="ce29"/>
          <table:table-cell table:style-name="cf1" table:formula="of:=([L83]-[P83])/SQRT((((([M83]^2)*([K83]-1))+(([Q83]^2)*([O83]-1)))/([K83]+[O83])))"/>
          <table:table-cell table:style-name="cf1"/>
          <table:table-cell table:style-name="cf1"/>
          <table:table-cell table:style-name="ce32" office:value-type="string">
            <text:p>FSIQ</text:p>
          </table:table-cell>
          <table:table-cell table:style-name="ce33" office:value-type="float" office:value="1.5741466E7">
            <text:p>15741466</text:p>
          </table:table-cell>
          <table:table-cell table:style-name="ce29"/>
          <table:table-cell table:style-name="ce23" table:formula="of:=ROUND(([L83]-((1.96*[M83])/SQRT([K83])));3)"/>
          <table:table-cell table:style-name="ce23" table:formula="of:=ROUND(([L83]+((1.96*[M83])/SQRT([K83])));3)"/>
          <table:table-cell table:style-name="ce23" table:formula="of:=ROUND(([P83]-((1.96*[Q83])/SQRT([O83])));3)"/>
          <table:table-cell table:style-name="ce23" table:formula="of:=ROUND(([P83]+((1.96*[Q83])/SQRT([O83])));3)"/>
          <table:table-cell table:number-columns-repeated="989"/>
        </table:table-row>
        <table:table-row table:style-name="ro5">
          <table:table-cell table:style-name="ce24" office:value-type="string">
            <text:p>Andrew</text:p>
          </table:table-cell>
          <table:table-cell table:style-name="ce25" office:value-type="string">
            <text:p>731.pdf</text:p>
          </table:table-cell>
          <table:table-cell table:style-name="ce25" office:value-type="float" office:value="1.6818862E7">
            <text:p>16818862</text:p>
          </table:table-cell>
          <table:table-cell table:style-name="ce26" office:value-type="string">
            <text:p>BDNF</text:p>
          </table:table-cell>
          <table:table-cell table:style-name="ce26" office:value-type="string">
            <text:p>rs6265</text:p>
          </table:table-cell>
          <table:table-cell table:style-name="ce26" office:value-type="string">
            <text:p>WAIS-R</text:p>
          </table:table-cell>
          <table:table-cell table:style-name="ce26" office:value-type="string">
            <text:p>Object assembly subtest total (z-score)</text:p>
          </table:table-cell>
          <table:table-cell table:style-name="ce27" office:value-type="string">
            <text:p>g</text:p>
          </table:table-cell>
          <table:table-cell table:style-name="ce28" office:value-type="string">
            <text:p>SD</text:p>
          </table:table-cell>
          <table:table-cell table:style-name="ce35" office:value-type="string">
            <text:p>G/G</text:p>
          </table:table-cell>
          <table:table-cell table:style-name="ce35" office:value-type="float" office:value="95.0">
            <text:p>95</text:p>
          </table:table-cell>
          <table:table-cell table:style-name="ce35" office:value-type="float" office:value="0.02">
            <text:p>0.02</text:p>
          </table:table-cell>
          <table:table-cell table:style-name="ce35" office:value-type="float" office:value="0.88">
            <text:p>0.88</text:p>
          </table:table-cell>
          <table:table-cell table:style-name="ce36" office:value-type="string">
            <text:p>A/A,A/G</text:p>
          </table:table-cell>
          <table:table-cell table:style-name="ce36" office:value-type="float" office:value="49.0">
            <text:p>49</text:p>
          </table:table-cell>
          <table:table-cell table:style-name="ce36" office:value-type="float" office:value="0.04">
            <text:p>0.04</text:p>
          </table:table-cell>
          <table:table-cell table:style-name="ce36" office:value-type="float" office:value="1.0">
            <text:p>1</text:p>
          </table:table-cell>
          <table:table-cell table:number-columns-repeated="4" table:style-name="ce37"/>
          <table:table-cell table:number-columns-repeated="2" table:style-name="ce29"/>
          <table:table-cell table:style-name="ce29" office:value-type="float" office:value="0.85">
            <text:p>0.85</text:p>
          </table:table-cell>
          <table:table-cell table:style-name="ce29" office:value-type="string">
            <text:p>no</text:p>
          </table:table-cell>
          <table:table-cell table:style-name="cf1" table:formula="of:=([L84]-[P84])/SQRT((((([M84]^2)*([K84]-1))+(([Q84]^2)*([O84]-1)))/([K84]+[O84])))"/>
          <table:table-cell table:style-name="cf1"/>
          <table:table-cell table:style-name="cf1"/>
          <table:table-cell table:style-name="ce32" office:value-type="string">
            <text:p>object assembly subtest; z-score</text:p>
          </table:table-cell>
          <table:table-cell table:style-name="ce33" office:value-type="float" office:value="1.5741466E7">
            <text:p>15741466</text:p>
          </table:table-cell>
          <table:table-cell table:style-name="ce29"/>
          <table:table-cell table:style-name="ce23" table:formula="of:=ROUND(([L84]-((1.96*[M84])/SQRT([K84])));3)"/>
          <table:table-cell table:style-name="ce23" table:formula="of:=ROUND(([L84]+((1.96*[M84])/SQRT([K84])));3)"/>
          <table:table-cell table:style-name="ce23" table:formula="of:=ROUND(([P84]-((1.96*[Q84])/SQRT([O84])));3)"/>
          <table:table-cell table:style-name="ce23" table:formula="of:=ROUND(([P84]+((1.96*[Q84])/SQRT([O84])));3)"/>
          <table:table-cell table:number-columns-repeated="989"/>
        </table:table-row>
        <table:table-row table:style-name="ro3">
          <table:table-cell table:style-name="ce24" office:value-type="string">
            <text:p>Nic</text:p>
          </table:table-cell>
          <table:table-cell table:style-name="ce25"/>
          <table:table-cell table:style-name="ce25" office:value-type="float" office:value="1.2553913E7">
            <text:p>12553913</text:p>
          </table:table-cell>
          <table:table-cell table:style-name="ce26" office:value-type="string">
            <text:p>BDNF</text:p>
          </table:table-cell>
          <table:table-cell table:style-name="ce26" office:value-type="string">
            <text:p>rs6265</text:p>
          </table:table-cell>
          <table:table-cell table:style-name="ce26" office:value-type="string">
            <text:p>WRAT</text:p>
          </table:table-cell>
          <table:table-cell table:style-name="ce26" office:value-type="string">
            <text:p>IQ</text:p>
          </table:table-cell>
          <table:table-cell table:style-name="ce27" office:value-type="string">
            <text:p>g</text:p>
          </table:table-cell>
          <table:table-cell table:style-name="ce28" office:value-type="string">
            <text:p>SD</text:p>
          </table:table-cell>
          <table:table-cell table:style-name="ce35" office:value-type="string">
            <text:p>G/G</text:p>
          </table:table-cell>
          <table:table-cell table:style-name="ce35" office:value-type="float" office:value="91.0">
            <text:p>91</text:p>
          </table:table-cell>
          <table:table-cell table:style-name="ce35" office:value-type="float" office:value="107.6">
            <text:p>107.6</text:p>
          </table:table-cell>
          <table:table-cell table:style-name="ce35" office:value-type="float" office:value="10.7">
            <text:p>10.7</text:p>
          </table:table-cell>
          <table:table-cell table:style-name="ce36" office:value-type="string">
            <text:p>G/A</text:p>
          </table:table-cell>
          <table:table-cell table:style-name="ce36" office:value-type="float" office:value="36.0">
            <text:p>36</text:p>
          </table:table-cell>
          <table:table-cell table:style-name="ce36" office:value-type="float" office:value="109.1">
            <text:p>109.1</text:p>
          </table:table-cell>
          <table:table-cell table:style-name="ce36" office:value-type="float" office:value="10.2">
            <text:p>10.2</text:p>
          </table:table-cell>
          <table:table-cell table:style-name="ce40" office:value-type="string">
            <text:p>A/A</text:p>
          </table:table-cell>
          <table:table-cell table:style-name="ce40" office:value-type="float" office:value="6.0">
            <text:p>6</text:p>
          </table:table-cell>
          <table:table-cell table:style-name="ce40" office:value-type="float" office:value="105.7">
            <text:p>105.7</text:p>
          </table:table-cell>
          <table:table-cell table:style-name="ce40" office:value-type="float" office:value="12.6">
            <text:p>12.6</text:p>
          </table:table-cell>
          <table:table-cell table:number-columns-repeated="3" table:style-name="ce29"/>
          <table:table-cell table:style-name="ce29" office:value-type="string">
            <text:p>no</text:p>
          </table:table-cell>
          <table:table-cell table:style-name="cf1" table:formula="of:=([L85]-[P85])/SQRT((((([M85]^2)*([K85]-1))+(([Q85]^2)*([O85]-1)))/([K85]+[O85])))"/>
          <table:table-cell table:style-name="cf1" table:formula="of:=([L85]-[T85])/SQRT((((([M85]^2)*([K85]-1))+(([U85]^2)*([S85]-1)))/([K85]+[S85])))"/>
          <table:table-cell table:style-name="cf1" table:formula="of:=([P85]-[T85])/SQRT((((([Q85]^2)*([O85]-1))+(([U85]^2)*([S85]-1)))/([O85]+[S85])))"/>
          <table:table-cell table:style-name="ce32"/>
          <table:table-cell table:style-name="ce33"/>
          <table:table-cell table:style-name="ce29"/>
          <table:table-cell table:style-name="ce23" table:formula="of:=ROUND(([L85]-((1.96*[M85])/SQRT([K85])));3)"/>
          <table:table-cell table:style-name="ce23" table:formula="of:=ROUND(([L85]+((1.96*[M85])/SQRT([K85])));3)"/>
          <table:table-cell table:style-name="ce23" table:formula="of:=ROUND(([P85]-((1.96*[Q85])/SQRT([O85])));3)"/>
          <table:table-cell table:style-name="ce23" table:formula="of:=ROUND(([P85]+((1.96*[Q85])/SQRT([O85])));3)"/>
          <table:table-cell table:style-name="ce23" table:formula="of:=ROUND(([T85]-((1.96*[U85])/SQRT([S85])));3)"/>
          <table:table-cell table:style-name="ce23" table:formula="of:=ROUND(([T85]+((1.96*[U85])/SQRT([S85])));3)"/>
          <table:table-cell table:number-columns-repeated="987"/>
        </table:table-row>
        <table:table-row table:style-name="ro1">
          <table:table-cell table:style-name="ce24" office:value-type="string">
            <text:p>Nic</text:p>
          </table:table-cell>
          <table:table-cell table:style-name="ce25"/>
          <table:table-cell table:style-name="ce25" office:value-type="float" office:value="1.2553913E7">
            <text:p>12553913</text:p>
          </table:table-cell>
          <table:table-cell table:style-name="ce26" office:value-type="string">
            <text:p>BDNF</text:p>
          </table:table-cell>
          <table:table-cell table:style-name="ce26" office:value-type="string">
            <text:p>rs6265</text:p>
          </table:table-cell>
          <table:table-cell table:style-name="ce26" office:value-type="string">
            <text:p>WRAT</text:p>
          </table:table-cell>
          <table:table-cell table:style-name="ce26" office:value-type="string">
            <text:p>Reading comprehension</text:p>
          </table:table-cell>
          <table:table-cell table:style-name="ce27" office:value-type="string">
            <text:p>g</text:p>
          </table:table-cell>
          <table:table-cell table:style-name="ce28" office:value-type="string">
            <text:p>SD</text:p>
          </table:table-cell>
          <table:table-cell table:style-name="ce35" office:value-type="string">
            <text:p>G/G</text:p>
          </table:table-cell>
          <table:table-cell table:style-name="ce35" office:value-type="float" office:value="91.0">
            <text:p>91</text:p>
          </table:table-cell>
          <table:table-cell table:style-name="ce35" office:value-type="float" office:value="106.3">
            <text:p>106.3</text:p>
          </table:table-cell>
          <table:table-cell table:style-name="ce35" office:value-type="float" office:value="10.2">
            <text:p>10.2</text:p>
          </table:table-cell>
          <table:table-cell table:style-name="ce36" office:value-type="string">
            <text:p>G/A</text:p>
          </table:table-cell>
          <table:table-cell table:style-name="ce36" office:value-type="float" office:value="36.0">
            <text:p>36</text:p>
          </table:table-cell>
          <table:table-cell table:style-name="ce36" office:value-type="float" office:value="106.2">
            <text:p>106.2</text:p>
          </table:table-cell>
          <table:table-cell table:style-name="ce36" office:value-type="float" office:value="10.2">
            <text:p>10.2</text:p>
          </table:table-cell>
          <table:table-cell table:style-name="ce40" office:value-type="string">
            <text:p>A/A</text:p>
          </table:table-cell>
          <table:table-cell table:style-name="ce40" office:value-type="float" office:value="6.0">
            <text:p>6</text:p>
          </table:table-cell>
          <table:table-cell table:style-name="ce40" office:value-type="float" office:value="104.7">
            <text:p>104.7</text:p>
          </table:table-cell>
          <table:table-cell table:style-name="ce40" office:value-type="float" office:value="12.6">
            <text:p>12.6</text:p>
          </table:table-cell>
          <table:table-cell table:number-columns-repeated="3" table:style-name="ce29"/>
          <table:table-cell table:style-name="ce29" office:value-type="string">
            <text:p>no</text:p>
          </table:table-cell>
          <table:table-cell table:style-name="cf1" table:formula="of:=([L86]-[P86])/SQRT((((([M86]^2)*([K86]-1))+(([Q86]^2)*([O86]-1)))/([K86]+[O86])))"/>
          <table:table-cell table:style-name="cf1" table:formula="of:=([L86]-[T86])/SQRT((((([M86]^2)*([K86]-1))+(([U86]^2)*([S86]-1)))/([K86]+[S86])))"/>
          <table:table-cell table:style-name="cf1" table:formula="of:=([P86]-[T86])/SQRT((((([Q86]^2)*([O86]-1))+(([U86]^2)*([S86]-1)))/([O86]+[S86])))"/>
          <table:table-cell table:style-name="ce32"/>
          <table:table-cell table:style-name="ce33"/>
          <table:table-cell table:style-name="ce29"/>
          <table:table-cell table:style-name="ce23" table:formula="of:=ROUND(([L86]-((1.96*[M86])/SQRT([K86])));3)"/>
          <table:table-cell table:style-name="ce23" table:formula="of:=ROUND(([L86]+((1.96*[M86])/SQRT([K86])));3)"/>
          <table:table-cell table:style-name="ce23" table:formula="of:=ROUND(([P86]-((1.96*[Q86])/SQRT([O86])));3)"/>
          <table:table-cell table:style-name="ce23" table:formula="of:=ROUND(([P86]+((1.96*[Q86])/SQRT([O86])));3)"/>
          <table:table-cell table:style-name="ce23" table:formula="of:=ROUND(([T86]-((1.96*[U86])/SQRT([S86])));3)"/>
          <table:table-cell table:style-name="ce23" table:formula="of:=ROUND(([T86]+((1.96*[U86])/SQRT([S86])));3)"/>
          <table:table-cell table:number-columns-repeated="987"/>
        </table:table-row>
        <table:table-row table:style-name="ro1">
          <table:table-cell table:style-name="ce24" office:value-type="string">
            <text:p>Nic</text:p>
          </table:table-cell>
          <table:table-cell table:style-name="ce25" office:value-type="string">
            <text:p>S0033291710002217a.pdf</text:p>
          </table:table-cell>
          <table:table-cell table:style-name="ce25" office:value-type="float" office:value="2.1078228E7">
            <text:p>21078228</text:p>
          </table:table-cell>
          <table:table-cell table:style-name="ce26" office:value-type="string">
            <text:p>CACNA1C</text:p>
          </table:table-cell>
          <table:table-cell table:style-name="ce26" office:value-type="string">
            <text:p>rs1006737</text:p>
          </table:table-cell>
          <table:table-cell table:style-name="ce26" office:value-type="string">
            <text:p>MWT-B</text:p>
          </table:table-cell>
          <table:table-cell table:style-name="ce26" office:value-type="string">
            <text:p>Estimated 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0.0">
            <text:p>10</text:p>
          </table:table-cell>
          <table:table-cell table:style-name="ce29" office:value-type="float" office:value="115.3">
            <text:p>115.3</text:p>
          </table:table-cell>
          <table:table-cell table:style-name="ce29" office:value-type="float" office:value="9.1">
            <text:p>9.1</text:p>
          </table:table-cell>
          <table:table-cell table:style-name="ce25" office:value-type="string">
            <text:p>A/G</text:p>
          </table:table-cell>
          <table:table-cell table:style-name="ce25" office:value-type="float" office:value="34.0">
            <text:p>34</text:p>
          </table:table-cell>
          <table:table-cell table:style-name="ce25" office:value-type="float" office:value="109.7">
            <text:p>109.7</text:p>
          </table:table-cell>
          <table:table-cell table:style-name="ce25" office:value-type="float" office:value="12.6">
            <text:p>12.6</text:p>
          </table:table-cell>
          <table:table-cell table:style-name="ce30" office:value-type="string">
            <text:p>G/G</text:p>
          </table:table-cell>
          <table:table-cell table:style-name="ce30" office:value-type="float" office:value="36.0">
            <text:p>36</text:p>
          </table:table-cell>
          <table:table-cell table:style-name="ce30" office:value-type="float" office:value="114.2">
            <text:p>114.2</text:p>
          </table:table-cell>
          <table:table-cell table:style-name="ce30" office:value-type="float" office:value="11.5">
            <text:p>11.5</text:p>
          </table:table-cell>
          <table:table-cell table:style-name="ce29" office:value-type="string">
            <text:p>F-test</text:p>
          </table:table-cell>
          <table:table-cell table:style-name="ce29" office:value-type="float" office:value="1.64">
            <text:p>1.64</text:p>
          </table:table-cell>
          <table:table-cell table:style-name="ce29"/>
          <table:table-cell table:style-name="ce29" office:value-type="string">
            <text:p>no</text:p>
          </table:table-cell>
          <table:table-cell table:style-name="cf1" table:formula="of:=([L87]-[P87])/SQRT((((([M87]^2)*([K87]-1))+(([Q87]^2)*([O87]-1)))/([K87]+[O87])))"/>
          <table:table-cell table:style-name="cf1" table:formula="of:=([L87]-[T87])/SQRT((((([M87]^2)*([K87]-1))+(([U87]^2)*([S87]-1)))/([K87]+[S87])))"/>
          <table:table-cell table:style-name="cf1" table:formula="of:=([P87]-[T87])/SQRT((((([Q87]^2)*([O87]-1))+(([U87]^2)*([S87]-1)))/([O87]+[S87])))"/>
          <table:table-cell table:style-name="ce32"/>
          <table:table-cell table:style-name="ce33"/>
          <table:table-cell table:style-name="ce29" office:value-type="string">
            <text:p>F-test</text:p>
          </table:table-cell>
          <table:table-cell table:style-name="ce23" table:formula="of:=ROUND(([L87]-((1.96*[M87])/SQRT([K87])));3)"/>
          <table:table-cell table:style-name="ce23" table:formula="of:=ROUND(([L87]+((1.96*[M87])/SQRT([K87])));3)"/>
          <table:table-cell table:style-name="ce23" table:formula="of:=ROUND(([P87]-((1.96*[Q87])/SQRT([O87])));3)"/>
          <table:table-cell table:style-name="ce23" table:formula="of:=ROUND(([P87]+((1.96*[Q87])/SQRT([O87])));3)"/>
          <table:table-cell table:style-name="ce23" table:formula="of:=ROUND(([T87]-((1.96*[U87])/SQRT([S87])));3)"/>
          <table:table-cell table:style-name="ce23" table:formula="of:=ROUND(([T87]+((1.96*[U87])/SQRT([S87])));3)"/>
          <table:table-cell table:number-columns-repeated="987"/>
        </table:table-row>
        <table:table-row table:style-name="ro15">
          <table:table-cell table:style-name="ce24" office:value-type="string">
            <text:p>Nic</text:p>
          </table:table-cell>
          <table:table-cell table:style-name="ce25" office:value-type="string">
            <text:p>sdarticle (1)r.pdf</text:p>
          </table:table-cell>
          <table:table-cell table:style-name="ce25" office:value-type="float" office:value="1.9781653E7">
            <text:p>19781653</text:p>
          </table:table-cell>
          <table:table-cell table:style-name="ce26" office:value-type="string">
            <text:p>CACNA1C</text:p>
          </table:table-cell>
          <table:table-cell table:style-name="ce26" office:value-type="string">
            <text:p>rs1006737</text:p>
          </table:table-cell>
          <table:table-cell table:style-name="ce26" office:value-type="string">
            <text:p>MWT-B</text:p>
          </table:table-cell>
          <table:table-cell table:style-name="ce26" office:value-type="string">
            <text:p>Estimated verbal IQ</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32.0">
            <text:p>32</text:p>
          </table:table-cell>
          <table:table-cell table:style-name="ce29" office:value-type="float" office:value="112.7">
            <text:p>112.7</text:p>
          </table:table-cell>
          <table:table-cell table:style-name="ce29" office:value-type="float" office:value="13.6">
            <text:p>13.6</text:p>
          </table:table-cell>
          <table:table-cell table:style-name="ce25" office:value-type="string">
            <text:p>A/G,A/A</text:p>
          </table:table-cell>
          <table:table-cell table:style-name="ce25" office:value-type="float" office:value="30.0">
            <text:p>30</text:p>
          </table:table-cell>
          <table:table-cell table:style-name="ce25" office:value-type="float" office:value="108.4">
            <text:p>108.4</text:p>
          </table:table-cell>
          <table:table-cell table:style-name="ce25" office:value-type="float" office:value="11.2">
            <text:p>11.2</text:p>
          </table:table-cell>
          <table:table-cell table:number-columns-repeated="4" table:style-name="ce30"/>
          <table:table-cell table:style-name="ce29" office:value-type="string">
            <text:p>T-test</text:p>
          </table:table-cell>
          <table:table-cell table:style-name="ce29" office:value-type="float" office:value="1.4">
            <text:p>1.4</text:p>
          </table:table-cell>
          <table:table-cell table:style-name="ce29"/>
          <table:table-cell table:style-name="ce29" office:value-type="string">
            <text:p>no</text:p>
          </table:table-cell>
          <table:table-cell table:style-name="cf1" table:formula="of:=([L88]-[P88])/SQRT((((([M88]^2)*([K88]-1))+(([Q88]^2)*([O88]-1)))/([K88]+[O88])))"/>
          <table:table-cell table:style-name="cf1"/>
          <table:table-cell table:style-name="cf1"/>
          <table:table-cell table:style-name="ce32"/>
          <table:table-cell table:style-name="ce33" office:value-type="string">
            <text:p>Lehrl,S.,Triebig,G.,Fischer,B.,1995. Multiple choice vocabulary test MWT as a valid</text:p>
            <text:p>and short test to estimate premorbid intelligence. Acta Neurol. Scand. 91,335–345.</text:p>
            <text:p/>
          </table:table-cell>
          <table:table-cell table:style-name="ce29" office:value-type="string">
            <text:p>T-test</text:p>
          </table:table-cell>
          <table:table-cell table:style-name="ce23" table:formula="of:=ROUND(([L88]-((1.96*[M88])/SQRT([K88])));3)"/>
          <table:table-cell table:style-name="ce23" table:formula="of:=ROUND(([L88]+((1.96*[M88])/SQRT([K88])));3)"/>
          <table:table-cell table:style-name="ce23" table:formula="of:=ROUND(([P88]-((1.96*[Q88])/SQRT([O88])));3)"/>
          <table:table-cell table:style-name="ce23" table:formula="of:=ROUND(([P88]+((1.96*[Q88])/SQRT([O88])));3)"/>
          <table:table-cell table:number-columns-repeated="989"/>
        </table:table-row>
        <table:table-row table:style-name="ro13">
          <table:table-cell table:style-name="ce24" office:value-type="string">
            <text:p>Nic</text:p>
          </table:table-cell>
          <table:table-cell table:style-name="ce25" office:value-type="string">
            <text:p>j.1601-183X.2006.00211.x.pdf</text:p>
          </table:table-cell>
          <table:table-cell table:style-name="ce25" office:value-type="float" office:value="1.7081262E7">
            <text:p>17081262</text:p>
          </table:table-cell>
          <table:table-cell table:style-name="ce26" office:value-type="string">
            <text:p>CHRM2</text:p>
          </table:table-cell>
          <table:table-cell table:style-name="ce26" office:value-type="string">
            <text:p>rs324640 </text:p>
          </table:table-cell>
          <table:table-cell table:style-name="ce26" office:value-type="string">
            <text:p>WAISIII-R</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66.0">
            <text:p>66</text:p>
          </table:table-cell>
          <table:table-cell table:style-name="ce29" office:value-type="float" office:value="94.6">
            <text:p>94.6</text:p>
          </table:table-cell>
          <table:table-cell table:style-name="ce29" office:value-type="float" office:value="12.23">
            <text:p>12.23</text:p>
          </table:table-cell>
          <table:table-cell table:style-name="ce25" office:value-type="string">
            <text:p>A/G</text:p>
          </table:table-cell>
          <table:table-cell table:style-name="ce25" office:value-type="float" office:value="111.0">
            <text:p>111</text:p>
          </table:table-cell>
          <table:table-cell table:style-name="ce25" office:value-type="float" office:value="95.71">
            <text:p>95.71</text:p>
          </table:table-cell>
          <table:table-cell table:style-name="ce25" office:value-type="float" office:value="12.92">
            <text:p>12.92</text:p>
          </table:table-cell>
          <table:table-cell table:style-name="ce30" office:value-type="string">
            <text:p>G/G</text:p>
          </table:table-cell>
          <table:table-cell table:style-name="ce30" office:value-type="float" office:value="76.0">
            <text:p>76</text:p>
          </table:table-cell>
          <table:table-cell table:style-name="ce30" office:value-type="float" office:value="96.17">
            <text:p>96.17</text:p>
          </table:table-cell>
          <table:table-cell table:style-name="ce30" office:value-type="float" office:value="10.78">
            <text:p>10.78</text:p>
          </table:table-cell>
          <table:table-cell table:number-columns-repeated="4" table:style-name="ce29"/>
          <table:table-cell table:style-name="cf1" table:formula="of:=([L89]-[P89])/SQRT((((([M89]^2)*([K89]-1))+(([Q89]^2)*([O89]-1)))/([K89]+[O89])))"/>
          <table:table-cell table:style-name="cf1" table:formula="of:=([L89]-[T89])/SQRT((((([M89]^2)*([K89]-1))+(([U89]^2)*([S89]-1)))/([K89]+[S89])))"/>
          <table:table-cell table:style-name="cf1" table:formula="of:=([P89]-[T89])/SQRT((((([Q89]^2)*([O89]-1))+(([U89]^2)*([S89]-1)))/([O89]+[S89])))"/>
          <table:table-cell table:style-name="ce32"/>
          <table:table-cell table:style-name="ce33" office:value-type="string">
            <text:p>Wechsler,D. (1997) WAIS-III Wechsler Adult Intelligence Scale.</text:p>
            <text:p>Psychological Corporation,San Antonio,Texas.</text:p>
            <text:p/>
          </table:table-cell>
          <table:table-cell table:style-name="ce29"/>
          <table:table-cell table:style-name="ce23" table:formula="of:=ROUND(([L89]-((1.96*[M89])/SQRT([K89])));3)"/>
          <table:table-cell table:style-name="ce23" table:formula="of:=ROUND(([L89]+((1.96*[M89])/SQRT([K89])));3)"/>
          <table:table-cell table:style-name="ce23" table:formula="of:=ROUND(([P89]-((1.96*[Q89])/SQRT([O89])));3)"/>
          <table:table-cell table:style-name="ce23" table:formula="of:=ROUND(([P89]+((1.96*[Q89])/SQRT([O89])));3)"/>
          <table:table-cell table:style-name="ce23" table:formula="of:=ROUND(([T89]-((1.96*[U89])/SQRT([S89])));3)"/>
          <table:table-cell table:style-name="ce23" table:formula="of:=ROUND(([T89]+((1.96*[U89])/SQRT([S89])));3)"/>
          <table:table-cell table:number-columns-repeated="987"/>
        </table:table-row>
        <table:table-row table:style-name="ro13">
          <table:table-cell table:style-name="ce24" office:value-type="string">
            <text:p>Nic</text:p>
          </table:table-cell>
          <table:table-cell table:style-name="ce25" office:value-type="string">
            <text:p>j.1601-183X.2006.00211.x.pdf</text:p>
          </table:table-cell>
          <table:table-cell table:style-name="ce25" office:value-type="float" office:value="1.7081262E7">
            <text:p>17081262</text:p>
          </table:table-cell>
          <table:table-cell table:style-name="ce26" office:value-type="string">
            <text:p>CHRM2</text:p>
          </table:table-cell>
          <table:table-cell table:style-name="ce26" office:value-type="string">
            <text:p>rs324650 </text:p>
          </table:table-cell>
          <table:table-cell table:style-name="ce26" office:value-type="string">
            <text:p>WAISIII-R</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65.0">
            <text:p>65</text:p>
          </table:table-cell>
          <table:table-cell table:style-name="ce29" office:value-type="float" office:value="95.33">
            <text:p>95.33</text:p>
          </table:table-cell>
          <table:table-cell table:style-name="ce29" office:value-type="float" office:value="11.72">
            <text:p>11.72</text:p>
          </table:table-cell>
          <table:table-cell table:style-name="ce25" office:value-type="string">
            <text:p>A/T</text:p>
          </table:table-cell>
          <table:table-cell table:style-name="ce25" office:value-type="float" office:value="108.0">
            <text:p>108</text:p>
          </table:table-cell>
          <table:table-cell table:style-name="ce25" office:value-type="float" office:value="95.48">
            <text:p>95.48</text:p>
          </table:table-cell>
          <table:table-cell table:style-name="ce25" office:value-type="float" office:value="12.48">
            <text:p>12.48</text:p>
          </table:table-cell>
          <table:table-cell table:style-name="ce30" office:value-type="string">
            <text:p>T/T</text:p>
          </table:table-cell>
          <table:table-cell table:style-name="ce30" office:value-type="float" office:value="69.0">
            <text:p>69</text:p>
          </table:table-cell>
          <table:table-cell table:style-name="ce30" office:value-type="float" office:value="95.94">
            <text:p>95.94</text:p>
          </table:table-cell>
          <table:table-cell table:style-name="ce30" office:value-type="float" office:value="11.09">
            <text:p>11.09</text:p>
          </table:table-cell>
          <table:table-cell table:number-columns-repeated="4" table:style-name="ce29"/>
          <table:table-cell table:style-name="cf1" table:formula="of:=([L90]-[P90])/SQRT((((([M90]^2)*([K90]-1))+(([Q90]^2)*([O90]-1)))/([K90]+[O90])))"/>
          <table:table-cell table:style-name="cf1" table:formula="of:=([L90]-[T90])/SQRT((((([M90]^2)*([K90]-1))+(([U90]^2)*([S90]-1)))/([K90]+[S90])))"/>
          <table:table-cell table:style-name="cf1" table:formula="of:=([P90]-[T90])/SQRT((((([Q90]^2)*([O90]-1))+(([U90]^2)*([S90]-1)))/([O90]+[S90])))"/>
          <table:table-cell table:style-name="ce32"/>
          <table:table-cell table:style-name="ce33" office:value-type="string">
            <text:p>Wechsler,D. (1997) WAIS-III Wechsler Adult Intelligence Scale.</text:p>
            <text:p>Psychological Corporation,San Antonio,Texas.</text:p>
            <text:p/>
          </table:table-cell>
          <table:table-cell table:style-name="ce29"/>
          <table:table-cell table:style-name="ce23" table:formula="of:=ROUND(([L90]-((1.96*[M90])/SQRT([K90])));3)"/>
          <table:table-cell table:style-name="ce23" table:formula="of:=ROUND(([L90]+((1.96*[M90])/SQRT([K90])));3)"/>
          <table:table-cell table:style-name="ce23" table:formula="of:=ROUND(([P90]-((1.96*[Q90])/SQRT([O90])));3)"/>
          <table:table-cell table:style-name="ce23" table:formula="of:=ROUND(([P90]+((1.96*[Q90])/SQRT([O90])));3)"/>
          <table:table-cell table:style-name="ce23" table:formula="of:=ROUND(([T90]-((1.96*[U90])/SQRT([S90])));3)"/>
          <table:table-cell table:style-name="ce23" table:formula="of:=ROUND(([T90]+((1.96*[U90])/SQRT([S90])));3)"/>
          <table:table-cell table:number-columns-repeated="987"/>
        </table:table-row>
        <table:table-row table:style-name="ro13">
          <table:table-cell table:style-name="ce24" office:value-type="string">
            <text:p>Nic</text:p>
          </table:table-cell>
          <table:table-cell table:style-name="ce25" office:value-type="string">
            <text:p>j.1601-183X.2006.00211.x.pdf</text:p>
          </table:table-cell>
          <table:table-cell table:style-name="ce25" office:value-type="float" office:value="1.7081262E7">
            <text:p>17081262</text:p>
          </table:table-cell>
          <table:table-cell table:style-name="ce26" office:value-type="string">
            <text:p>CHRM2</text:p>
          </table:table-cell>
          <table:table-cell table:style-name="ce26" office:value-type="string">
            <text:p>rs2061174 </text:p>
          </table:table-cell>
          <table:table-cell table:style-name="ce26" office:value-type="string">
            <text:p>WAISIII-R</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29.0">
            <text:p>29</text:p>
          </table:table-cell>
          <table:table-cell table:style-name="ce29" office:value-type="float" office:value="96.03">
            <text:p>96.03</text:p>
          </table:table-cell>
          <table:table-cell table:style-name="ce29" office:value-type="float" office:value="8.12">
            <text:p>8.12</text:p>
          </table:table-cell>
          <table:table-cell table:style-name="ce25" office:value-type="string">
            <text:p>A/A</text:p>
          </table:table-cell>
          <table:table-cell table:style-name="ce25" office:value-type="float" office:value="114.0">
            <text:p>114</text:p>
          </table:table-cell>
          <table:table-cell table:style-name="ce25" office:value-type="float" office:value="97.27">
            <text:p>97.27</text:p>
          </table:table-cell>
          <table:table-cell table:style-name="ce25" office:value-type="float" office:value="12.67">
            <text:p>12.67</text:p>
          </table:table-cell>
          <table:table-cell table:style-name="ce30" office:value-type="string">
            <text:p>A/G</text:p>
          </table:table-cell>
          <table:table-cell table:style-name="ce30" office:value-type="float" office:value="117.0">
            <text:p>117</text:p>
          </table:table-cell>
          <table:table-cell table:style-name="ce30" office:value-type="float" office:value="94.06">
            <text:p>94.06</text:p>
          </table:table-cell>
          <table:table-cell table:style-name="ce30" office:value-type="float" office:value="12.08">
            <text:p>12.08</text:p>
          </table:table-cell>
          <table:table-cell table:number-columns-repeated="4" table:style-name="ce29"/>
          <table:table-cell table:style-name="cf1" table:formula="of:=([L91]-[P91])/SQRT((((([M91]^2)*([K91]-1))+(([Q91]^2)*([O91]-1)))/([K91]+[O91])))"/>
          <table:table-cell table:style-name="cf1" table:formula="of:=([L91]-[T91])/SQRT((((([M91]^2)*([K91]-1))+(([U91]^2)*([S91]-1)))/([K91]+[S91])))"/>
          <table:table-cell table:style-name="cf1" table:formula="of:=([P91]-[T91])/SQRT((((([Q91]^2)*([O91]-1))+(([U91]^2)*([S91]-1)))/([O91]+[S91])))"/>
          <table:table-cell table:style-name="ce32"/>
          <table:table-cell table:style-name="ce33" office:value-type="string">
            <text:p>Wechsler,D. (1997) WAIS-III Wechsler Adult Intelligence Scale.</text:p>
            <text:p>Psychological Corporation,San Antonio,Texas.</text:p>
            <text:p/>
          </table:table-cell>
          <table:table-cell table:style-name="ce29"/>
          <table:table-cell table:style-name="ce23" table:formula="of:=ROUND(([L91]-((1.96*[M91])/SQRT([K91])));3)"/>
          <table:table-cell table:style-name="ce23" table:formula="of:=ROUND(([L91]+((1.96*[M91])/SQRT([K91])));3)"/>
          <table:table-cell table:style-name="ce23" table:formula="of:=ROUND(([P91]-((1.96*[Q91])/SQRT([O91])));3)"/>
          <table:table-cell table:style-name="ce23" table:formula="of:=ROUND(([P91]+((1.96*[Q91])/SQRT([O91])));3)"/>
          <table:table-cell table:style-name="ce23" table:formula="of:=ROUND(([T91]-((1.96*[U91])/SQRT([S91])));3)"/>
          <table:table-cell table:style-name="ce23" table:formula="of:=ROUND(([T91]+((1.96*[U91])/SQRT([S91])));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324640</text:p>
          </table:table-cell>
          <table:table-cell table:style-name="ce26" office:value-type="string">
            <text:p>WAISIII-R</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96.5">
            <text:p>96.5</text:p>
          </table:table-cell>
          <table:table-cell table:style-name="ce29" office:value-type="float" office:value="102.08">
            <text:p>102.08</text:p>
          </table:table-cell>
          <table:table-cell table:style-name="ce29" office:value-type="float" office:value="12.61">
            <text:p>12.61</text:p>
          </table:table-cell>
          <table:table-cell table:style-name="ce25" office:value-type="string">
            <text:p>A/G</text:p>
          </table:table-cell>
          <table:table-cell table:style-name="ce25" office:value-type="float" office:value="189.14">
            <text:p>189.14</text:p>
          </table:table-cell>
          <table:table-cell table:style-name="ce25" office:value-type="float" office:value="105.36">
            <text:p>105.36</text:p>
          </table:table-cell>
          <table:table-cell table:style-name="ce25" office:value-type="float" office:value="11.12">
            <text:p>11.12</text:p>
          </table:table-cell>
          <table:table-cell table:style-name="ce30" office:value-type="string">
            <text:p>G/G</text:p>
          </table:table-cell>
          <table:table-cell table:style-name="ce30" office:value-type="float" office:value="100.36">
            <text:p>100.36</text:p>
          </table:table-cell>
          <table:table-cell table:style-name="ce30" office:value-type="float" office:value="103.17">
            <text:p>103.17</text:p>
          </table:table-cell>
          <table:table-cell table:style-name="ce30" office:value-type="float" office:value="10.02">
            <text:p>10.02</text:p>
          </table:table-cell>
          <table:table-cell table:number-columns-repeated="4" table:style-name="ce29"/>
          <table:table-cell table:style-name="cf1" table:formula="of:=([L92]-[P92])/SQRT((((([M92]^2)*([K92]-1))+(([Q92]^2)*([O92]-1)))/([K92]+[O92])))"/>
          <table:table-cell table:style-name="cf1" table:formula="of:=([L92]-[T92])/SQRT((((([M92]^2)*([K92]-1))+(([U92]^2)*([S92]-1)))/([K92]+[S92])))"/>
          <table:table-cell table:style-name="cf1" table:formula="of:=([P92]-[T92])/SQRT((((([Q92]^2)*([O92]-1))+(([U92]^2)*([S92]-1)))/([O92]+[S92])))"/>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table:table-cell table:style-name="ce23" table:formula="of:=ROUND(([L92]-((1.96*[M92])/SQRT([K92])));3)"/>
          <table:table-cell table:style-name="ce23" table:formula="of:=ROUND(([L92]+((1.96*[M92])/SQRT([K92])));3)"/>
          <table:table-cell table:style-name="ce23" table:formula="of:=ROUND(([P92]-((1.96*[Q92])/SQRT([O92])));3)"/>
          <table:table-cell table:style-name="ce23" table:formula="of:=ROUND(([P92]+((1.96*[Q92])/SQRT([O92])));3)"/>
          <table:table-cell table:style-name="ce23" table:formula="of:=ROUND(([T92]-((1.96*[U92])/SQRT([S92])));3)"/>
          <table:table-cell table:style-name="ce23" table:formula="of:=ROUND(([T92]+((1.96*[U92])/SQRT([S92])));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324650</text:p>
          </table:table-cell>
          <table:table-cell table:style-name="ce26" office:value-type="string">
            <text:p>WAISIII-R</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95.94">
            <text:p>95.94</text:p>
          </table:table-cell>
          <table:table-cell table:style-name="ce29" office:value-type="float" office:value="102.54">
            <text:p>102.54</text:p>
          </table:table-cell>
          <table:table-cell table:style-name="ce29" office:value-type="float" office:value="12.28">
            <text:p>12.28</text:p>
          </table:table-cell>
          <table:table-cell table:style-name="ce25" office:value-type="string">
            <text:p>A/T</text:p>
          </table:table-cell>
          <table:table-cell table:style-name="ce25" office:value-type="float" office:value="177.12">
            <text:p>177.12</text:p>
          </table:table-cell>
          <table:table-cell table:style-name="ce25" office:value-type="float" office:value="105.25">
            <text:p>105.25</text:p>
          </table:table-cell>
          <table:table-cell table:style-name="ce25" office:value-type="float" office:value="11.38">
            <text:p>11.38</text:p>
          </table:table-cell>
          <table:table-cell table:style-name="ce30" office:value-type="string">
            <text:p>T/T</text:p>
          </table:table-cell>
          <table:table-cell table:style-name="ce30" office:value-type="float" office:value="95.94">
            <text:p>95.94</text:p>
          </table:table-cell>
          <table:table-cell table:style-name="ce30" office:value-type="float" office:value="102.83">
            <text:p>102.83</text:p>
          </table:table-cell>
          <table:table-cell table:style-name="ce30" office:value-type="float" office:value="10.21">
            <text:p>10.21</text:p>
          </table:table-cell>
          <table:table-cell table:number-columns-repeated="4" table:style-name="ce29"/>
          <table:table-cell table:style-name="cf1" table:formula="of:=([L93]-[P93])/SQRT((((([M93]^2)*([K93]-1))+(([Q93]^2)*([O93]-1)))/([K93]+[O93])))"/>
          <table:table-cell table:style-name="cf1" table:formula="of:=([L93]-[T93])/SQRT((((([M93]^2)*([K93]-1))+(([U93]^2)*([S93]-1)))/([K93]+[S93])))"/>
          <table:table-cell table:style-name="cf1" table:formula="of:=([P93]-[T93])/SQRT((((([Q93]^2)*([O93]-1))+(([U93]^2)*([S93]-1)))/([O93]+[S93])))"/>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table:table-cell table:style-name="ce23" table:formula="of:=ROUND(([L93]-((1.96*[M93])/SQRT([K93])));3)"/>
          <table:table-cell table:style-name="ce23" table:formula="of:=ROUND(([L93]+((1.96*[M93])/SQRT([K93])));3)"/>
          <table:table-cell table:style-name="ce23" table:formula="of:=ROUND(([P93]-((1.96*[Q93])/SQRT([O93])));3)"/>
          <table:table-cell table:style-name="ce23" table:formula="of:=ROUND(([P93]+((1.96*[Q93])/SQRT([O93])));3)"/>
          <table:table-cell table:style-name="ce23" table:formula="of:=ROUND(([T93]-((1.96*[U93])/SQRT([S93])));3)"/>
          <table:table-cell table:style-name="ce23" table:formula="of:=ROUND(([T93]+((1.96*[U93])/SQRT([S93])));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2061174</text:p>
          </table:table-cell>
          <table:table-cell table:style-name="ce26" office:value-type="string">
            <text:p>WAISIII-R</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63.38">
            <text:p>163.38</text:p>
          </table:table-cell>
          <table:table-cell table:style-name="ce29" office:value-type="float" office:value="103.16">
            <text:p>103.16</text:p>
          </table:table-cell>
          <table:table-cell table:style-name="ce29" office:value-type="float" office:value="12.82">
            <text:p>12.82</text:p>
          </table:table-cell>
          <table:table-cell table:style-name="ce25" office:value-type="string">
            <text:p>A/G</text:p>
          </table:table-cell>
          <table:table-cell table:style-name="ce25" office:value-type="float" office:value="182.83">
            <text:p>182.83</text:p>
          </table:table-cell>
          <table:table-cell table:style-name="ce25" office:value-type="float" office:value="104.93">
            <text:p>104.93</text:p>
          </table:table-cell>
          <table:table-cell table:style-name="ce25" office:value-type="float" office:value="10.23">
            <text:p>10.23</text:p>
          </table:table-cell>
          <table:table-cell table:style-name="ce30" office:value-type="string">
            <text:p>G/G</text:p>
          </table:table-cell>
          <table:table-cell table:style-name="ce30" office:value-type="float" office:value="42.79">
            <text:p>42.79</text:p>
          </table:table-cell>
          <table:table-cell table:style-name="ce30" office:value-type="float" office:value="102.88">
            <text:p>102.88</text:p>
          </table:table-cell>
          <table:table-cell table:style-name="ce30" office:value-type="float" office:value="8.97">
            <text:p>8.97</text:p>
          </table:table-cell>
          <table:table-cell table:number-columns-repeated="4" table:style-name="ce29"/>
          <table:table-cell table:style-name="cf1" table:formula="of:=([L94]-[P94])/SQRT((((([M94]^2)*([K94]-1))+(([Q94]^2)*([O94]-1)))/([K94]+[O94])))"/>
          <table:table-cell table:style-name="cf1" table:formula="of:=([L94]-[T94])/SQRT((((([M94]^2)*([K94]-1))+(([U94]^2)*([S94]-1)))/([K94]+[S94])))"/>
          <table:table-cell table:style-name="cf1" table:formula="of:=([P94]-[T94])/SQRT((((([Q94]^2)*([O94]-1))+(([U94]^2)*([S94]-1)))/([O94]+[S94])))"/>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table:table-cell table:style-name="ce23" table:formula="of:=ROUND(([L94]-((1.96*[M94])/SQRT([K94])));3)"/>
          <table:table-cell table:style-name="ce23" table:formula="of:=ROUND(([L94]+((1.96*[M94])/SQRT([K94])));3)"/>
          <table:table-cell table:style-name="ce23" table:formula="of:=ROUND(([P94]-((1.96*[Q94])/SQRT([O94])));3)"/>
          <table:table-cell table:style-name="ce23" table:formula="of:=ROUND(([P94]+((1.96*[Q94])/SQRT([O94])));3)"/>
          <table:table-cell table:style-name="ce23" table:formula="of:=ROUND(([T94]-((1.96*[U94])/SQRT([S94])));3)"/>
          <table:table-cell table:style-name="ce23" table:formula="of:=ROUND(([T94]+((1.96*[U94])/SQRT([S94])));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1378646</text:p>
          </table:table-cell>
          <table:table-cell table:style-name="ce26" office:value-type="string">
            <text:p>WAISIII-R</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41.57">
            <text:p>141.57</text:p>
          </table:table-cell>
          <table:table-cell table:style-name="ce29" office:value-type="float" office:value="103.98">
            <text:p>103.98</text:p>
          </table:table-cell>
          <table:table-cell table:style-name="ce29" office:value-type="float" office:value="12.73">
            <text:p>12.73</text:p>
          </table:table-cell>
          <table:table-cell table:style-name="ce25" office:value-type="string">
            <text:p>A/G</text:p>
          </table:table-cell>
          <table:table-cell table:style-name="ce25" office:value-type="float" office:value="166.98">
            <text:p>166.98</text:p>
          </table:table-cell>
          <table:table-cell table:style-name="ce25" office:value-type="float" office:value="104.55">
            <text:p>104.55</text:p>
          </table:table-cell>
          <table:table-cell table:style-name="ce25" office:value-type="float" office:value="10.72">
            <text:p>10.72</text:p>
          </table:table-cell>
          <table:table-cell table:style-name="ce30" office:value-type="string">
            <text:p>G/G</text:p>
          </table:table-cell>
          <table:table-cell table:style-name="ce30" office:value-type="float" office:value="54.45">
            <text:p>54.45</text:p>
          </table:table-cell>
          <table:table-cell table:style-name="ce30" office:value-type="float" office:value="103.5">
            <text:p>103.5</text:p>
          </table:table-cell>
          <table:table-cell table:style-name="ce30" office:value-type="float" office:value="9.51">
            <text:p>9.51</text:p>
          </table:table-cell>
          <table:table-cell table:number-columns-repeated="4" table:style-name="ce29"/>
          <table:table-cell table:style-name="cf1" table:formula="of:=([L95]-[P95])/SQRT((((([M95]^2)*([K95]-1))+(([Q95]^2)*([O95]-1)))/([K95]+[O95])))"/>
          <table:table-cell table:style-name="cf1" table:formula="of:=([L95]-[T95])/SQRT((((([M95]^2)*([K95]-1))+(([U95]^2)*([S95]-1)))/([K95]+[S95])))"/>
          <table:table-cell table:style-name="cf1" table:formula="of:=([P95]-[T95])/SQRT((((([Q95]^2)*([O95]-1))+(([U95]^2)*([S95]-1)))/([O95]+[S95])))"/>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table:table-cell table:style-name="ce23" table:formula="of:=ROUND(([L95]-((1.96*[M95])/SQRT([K95])));3)"/>
          <table:table-cell table:style-name="ce23" table:formula="of:=ROUND(([L95]+((1.96*[M95])/SQRT([K95])));3)"/>
          <table:table-cell table:style-name="ce23" table:formula="of:=ROUND(([P95]-((1.96*[Q95])/SQRT([O95])));3)"/>
          <table:table-cell table:style-name="ce23" table:formula="of:=ROUND(([P95]+((1.96*[Q95])/SQRT([O95])));3)"/>
          <table:table-cell table:style-name="ce23" table:formula="of:=ROUND(([T95]-((1.96*[U95])/SQRT([S95])));3)"/>
          <table:table-cell table:style-name="ce23" table:formula="of:=ROUND(([T95]+((1.96*[U95])/SQRT([S95])));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7782965</text:p>
          </table:table-cell>
          <table:table-cell table:style-name="ce26" office:value-type="string">
            <text:p>WAISIII-R</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44.9">
            <text:p>144.9</text:p>
          </table:table-cell>
          <table:table-cell table:style-name="ce29" office:value-type="float" office:value="103.85">
            <text:p>103.85</text:p>
          </table:table-cell>
          <table:table-cell table:style-name="ce29" office:value-type="float" office:value="11.53">
            <text:p>11.53</text:p>
          </table:table-cell>
          <table:table-cell table:style-name="ce25" office:value-type="string">
            <text:p>C/T</text:p>
          </table:table-cell>
          <table:table-cell table:style-name="ce25" office:value-type="float" office:value="158.7">
            <text:p>158.7</text:p>
          </table:table-cell>
          <table:table-cell table:style-name="ce25" office:value-type="float" office:value="104.16">
            <text:p>104.16</text:p>
          </table:table-cell>
          <table:table-cell table:style-name="ce25" office:value-type="float" office:value="11.08">
            <text:p>11.08</text:p>
          </table:table-cell>
          <table:table-cell table:style-name="ce30" office:value-type="string">
            <text:p>T/T</text:p>
          </table:table-cell>
          <table:table-cell table:style-name="ce30" office:value-type="float" office:value="44.85">
            <text:p>44.85</text:p>
          </table:table-cell>
          <table:table-cell table:style-name="ce30" office:value-type="float" office:value="103.34">
            <text:p>103.34</text:p>
          </table:table-cell>
          <table:table-cell table:style-name="ce30" office:value-type="float" office:value="9.35">
            <text:p>9.35</text:p>
          </table:table-cell>
          <table:table-cell table:number-columns-repeated="4" table:style-name="ce29"/>
          <table:table-cell table:style-name="cf1" table:formula="of:=([L96]-[P96])/SQRT((((([M96]^2)*([K96]-1))+(([Q96]^2)*([O96]-1)))/([K96]+[O96])))"/>
          <table:table-cell table:style-name="cf1" table:formula="of:=([L96]-[T96])/SQRT((((([M96]^2)*([K96]-1))+(([U96]^2)*([S96]-1)))/([K96]+[S96])))"/>
          <table:table-cell table:style-name="cf1" table:formula="of:=([P96]-[T96])/SQRT((((([Q96]^2)*([O96]-1))+(([U96]^2)*([S96]-1)))/([O96]+[S96])))"/>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table:table-cell table:style-name="ce23" table:formula="of:=ROUND(([L96]-((1.96*[M96])/SQRT([K96])));3)"/>
          <table:table-cell table:style-name="ce23" table:formula="of:=ROUND(([L96]+((1.96*[M96])/SQRT([K96])));3)"/>
          <table:table-cell table:style-name="ce23" table:formula="of:=ROUND(([P96]-((1.96*[Q96])/SQRT([O96])));3)"/>
          <table:table-cell table:style-name="ce23" table:formula="of:=ROUND(([P96]+((1.96*[Q96])/SQRT([O96])));3)"/>
          <table:table-cell table:style-name="ce23" table:formula="of:=ROUND(([T96]-((1.96*[U96])/SQRT([S96])));3)"/>
          <table:table-cell table:style-name="ce23" table:formula="of:=ROUND(([T96]+((1.96*[U96])/SQRT([S96])));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2350780</text:p>
          </table:table-cell>
          <table:table-cell table:style-name="ce26" office:value-type="string">
            <text:p>WAISIII-R</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40.01">
            <text:p>140.01</text:p>
          </table:table-cell>
          <table:table-cell table:style-name="ce29" office:value-type="float" office:value="104.54">
            <text:p>104.54</text:p>
          </table:table-cell>
          <table:table-cell table:style-name="ce29" office:value-type="float" office:value="12.82">
            <text:p>12.82</text:p>
          </table:table-cell>
          <table:table-cell table:style-name="ce25" office:value-type="string">
            <text:p>A/G</text:p>
          </table:table-cell>
          <table:table-cell table:style-name="ce25" office:value-type="float" office:value="168.73">
            <text:p>168.73</text:p>
          </table:table-cell>
          <table:table-cell table:style-name="ce25" office:value-type="float" office:value="103.89">
            <text:p>103.89</text:p>
          </table:table-cell>
          <table:table-cell table:style-name="ce25" office:value-type="float" office:value="10.5">
            <text:p>10.5</text:p>
          </table:table-cell>
          <table:table-cell table:style-name="ce30" office:value-type="string">
            <text:p>G/G</text:p>
          </table:table-cell>
          <table:table-cell table:style-name="ce30" office:value-type="float" office:value="50.26">
            <text:p>50.26</text:p>
          </table:table-cell>
          <table:table-cell table:style-name="ce30" office:value-type="float" office:value="103.77">
            <text:p>103.77</text:p>
          </table:table-cell>
          <table:table-cell table:style-name="ce30" office:value-type="float" office:value="10.18">
            <text:p>10.18</text:p>
          </table:table-cell>
          <table:table-cell table:number-columns-repeated="4" table:style-name="ce29"/>
          <table:table-cell table:style-name="cf1" table:formula="of:=([L97]-[P97])/SQRT((((([M97]^2)*([K97]-1))+(([Q97]^2)*([O97]-1)))/([K97]+[O97])))"/>
          <table:table-cell table:style-name="cf1" table:formula="of:=([L97]-[T97])/SQRT((((([M97]^2)*([K97]-1))+(([U97]^2)*([S97]-1)))/([K97]+[S97])))"/>
          <table:table-cell table:style-name="cf1" table:formula="of:=([P97]-[T97])/SQRT((((([Q97]^2)*([O97]-1))+(([U97]^2)*([S97]-1)))/([O97]+[S97])))"/>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table:table-cell table:style-name="ce23" table:formula="of:=ROUND(([L97]-((1.96*[M97])/SQRT([K97])));3)"/>
          <table:table-cell table:style-name="ce23" table:formula="of:=ROUND(([L97]+((1.96*[M97])/SQRT([K97])));3)"/>
          <table:table-cell table:style-name="ce23" table:formula="of:=ROUND(([P97]-((1.96*[Q97])/SQRT([O97])));3)"/>
          <table:table-cell table:style-name="ce23" table:formula="of:=ROUND(([P97]+((1.96*[Q97])/SQRT([O97])));3)"/>
          <table:table-cell table:style-name="ce23" table:formula="of:=ROUND(([T97]-((1.96*[U97])/SQRT([S97])));3)"/>
          <table:table-cell table:style-name="ce23" table:formula="of:=ROUND(([T97]+((1.96*[U97])/SQRT([S97])));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1364409</text:p>
          </table:table-cell>
          <table:table-cell table:style-name="ce26" office:value-type="string">
            <text:p>WAISIII-R</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47.0">
            <text:p>147</text:p>
          </table:table-cell>
          <table:table-cell table:style-name="ce29" office:value-type="float" office:value="104.56">
            <text:p>104.56</text:p>
          </table:table-cell>
          <table:table-cell table:style-name="ce29" office:value-type="float" office:value="12.2">
            <text:p>12.2</text:p>
          </table:table-cell>
          <table:table-cell table:style-name="ce25" office:value-type="string">
            <text:p>A/T</text:p>
          </table:table-cell>
          <table:table-cell table:style-name="ce25" office:value-type="float" office:value="157.5">
            <text:p>157.5</text:p>
          </table:table-cell>
          <table:table-cell table:style-name="ce25" office:value-type="float" office:value="104.03">
            <text:p>104.03</text:p>
          </table:table-cell>
          <table:table-cell table:style-name="ce25" office:value-type="float" office:value="11.03">
            <text:p>11.03</text:p>
          </table:table-cell>
          <table:table-cell table:style-name="ce30" office:value-type="string">
            <text:p>T/T</text:p>
          </table:table-cell>
          <table:table-cell table:style-name="ce30" office:value-type="float" office:value="45.5">
            <text:p>45.5</text:p>
          </table:table-cell>
          <table:table-cell table:style-name="ce30" office:value-type="float" office:value="103.49">
            <text:p>103.49</text:p>
          </table:table-cell>
          <table:table-cell table:style-name="ce30" office:value-type="float" office:value="9.34">
            <text:p>9.34</text:p>
          </table:table-cell>
          <table:table-cell table:number-columns-repeated="4" table:style-name="ce29"/>
          <table:table-cell table:style-name="cf1" table:formula="of:=([L98]-[P98])/SQRT((((([M98]^2)*([K98]-1))+(([Q98]^2)*([O98]-1)))/([K98]+[O98])))"/>
          <table:table-cell table:style-name="cf1" table:formula="of:=([L98]-[T98])/SQRT((((([M98]^2)*([K98]-1))+(([U98]^2)*([S98]-1)))/([K98]+[S98])))"/>
          <table:table-cell table:style-name="cf1" table:formula="of:=([P98]-[T98])/SQRT((((([Q98]^2)*([O98]-1))+(([U98]^2)*([S98]-1)))/([O98]+[S98])))"/>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table:table-cell table:style-name="ce23" table:formula="of:=ROUND(([L98]-((1.96*[M98])/SQRT([K98])));3)"/>
          <table:table-cell table:style-name="ce23" table:formula="of:=ROUND(([L98]+((1.96*[M98])/SQRT([K98])));3)"/>
          <table:table-cell table:style-name="ce23" table:formula="of:=ROUND(([P98]-((1.96*[Q98])/SQRT([O98])));3)"/>
          <table:table-cell table:style-name="ce23" table:formula="of:=ROUND(([P98]+((1.96*[Q98])/SQRT([O98])));3)"/>
          <table:table-cell table:style-name="ce23" table:formula="of:=ROUND(([T98]-((1.96*[U98])/SQRT([S98])));3)"/>
          <table:table-cell table:style-name="ce23" table:formula="of:=ROUND(([T98]+((1.96*[U98])/SQRT([S98])));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17411561</text:p>
          </table:table-cell>
          <table:table-cell table:style-name="ce26" office:value-type="string">
            <text:p>WAISIII-R</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office:value-type="float" office:value="181.13">
            <text:p>181.13</text:p>
          </table:table-cell>
          <table:table-cell table:style-name="ce29" office:value-type="float" office:value="107.24">
            <text:p>107.24</text:p>
          </table:table-cell>
          <table:table-cell table:style-name="ce29" office:value-type="float" office:value="10.13">
            <text:p>10.13</text:p>
          </table:table-cell>
          <table:table-cell table:style-name="ce25" office:value-type="string">
            <text:p>C/T</text:p>
          </table:table-cell>
          <table:table-cell table:style-name="ce25" office:value-type="float" office:value="104.38">
            <text:p>104.38</text:p>
          </table:table-cell>
          <table:table-cell table:style-name="ce25" office:value-type="float" office:value="102.78">
            <text:p>102.78</text:p>
          </table:table-cell>
          <table:table-cell table:style-name="ce25" office:value-type="float" office:value="10.31">
            <text:p>10.31</text:p>
          </table:table-cell>
          <table:table-cell table:style-name="ce30" office:value-type="string">
            <text:p>C/C</text:p>
          </table:table-cell>
          <table:table-cell table:style-name="ce30" office:value-type="float" office:value="21.49">
            <text:p>21.49</text:p>
          </table:table-cell>
          <table:table-cell table:style-name="ce30" office:value-type="float" office:value="104.39">
            <text:p>104.39</text:p>
          </table:table-cell>
          <table:table-cell table:style-name="ce30" office:value-type="float" office:value="11.61">
            <text:p>11.61</text:p>
          </table:table-cell>
          <table:table-cell table:number-columns-repeated="4" table:style-name="ce29"/>
          <table:table-cell table:style-name="cf1" table:formula="of:=([L99]-[P99])/SQRT((((([M99]^2)*([K99]-1))+(([Q99]^2)*([O99]-1)))/([K99]+[O99])))"/>
          <table:table-cell table:style-name="cf1" table:formula="of:=([L99]-[T99])/SQRT((((([M99]^2)*([K99]-1))+(([U99]^2)*([S99]-1)))/([K99]+[S99])))"/>
          <table:table-cell table:style-name="cf1" table:formula="of:=([P99]-[T99])/SQRT((((([Q99]^2)*([O99]-1))+(([U99]^2)*([S99]-1)))/([O99]+[S99])))"/>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table:table-cell table:style-name="ce23" table:formula="of:=ROUND(([L99]-((1.96*[M99])/SQRT([K99])));3)"/>
          <table:table-cell table:style-name="ce23" table:formula="of:=ROUND(([L99]+((1.96*[M99])/SQRT([K99])));3)"/>
          <table:table-cell table:style-name="ce23" table:formula="of:=ROUND(([P99]-((1.96*[Q99])/SQRT([O99])));3)"/>
          <table:table-cell table:style-name="ce23" table:formula="of:=ROUND(([P99]+((1.96*[Q99])/SQRT([O99])));3)"/>
          <table:table-cell table:style-name="ce23" table:formula="of:=ROUND(([T99]-((1.96*[U99])/SQRT([S99])));3)"/>
          <table:table-cell table:style-name="ce23" table:formula="of:=ROUND(([T99]+((1.96*[U99])/SQRT([S99])));3)"/>
          <table:table-cell table:number-columns-repeated="987"/>
        </table:table-row>
        <table:table-row table:style-name="ro13">
          <table:table-cell table:style-name="ce24" office:value-type="string">
            <text:p>Nic</text:p>
          </table:table-cell>
          <table:table-cell table:style-name="ce25" office:value-type="string">
            <text:p>j.1601-183X.2006.00211.x.pdf</text:p>
          </table:table-cell>
          <table:table-cell table:style-name="ce25" office:value-type="float" office:value="1.7081262E7">
            <text:p>17081262</text:p>
          </table:table-cell>
          <table:table-cell table:style-name="ce26" office:value-type="string">
            <text:p>CHRM2</text:p>
          </table:table-cell>
          <table:table-cell table:style-name="ce26" office:value-type="string">
            <text:p>rs324640 </text:p>
          </table:table-cell>
          <table:table-cell table:style-name="ce26" office:value-type="string">
            <text:p>WAISIII-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66.0">
            <text:p>66</text:p>
          </table:table-cell>
          <table:table-cell table:style-name="ce29" office:value-type="float" office:value="98.17">
            <text:p>98.17</text:p>
          </table:table-cell>
          <table:table-cell table:style-name="ce29" office:value-type="float" office:value="13.39">
            <text:p>13.39</text:p>
          </table:table-cell>
          <table:table-cell table:style-name="ce25" office:value-type="string">
            <text:p>A/G</text:p>
          </table:table-cell>
          <table:table-cell table:style-name="ce25" office:value-type="float" office:value="111.0">
            <text:p>111</text:p>
          </table:table-cell>
          <table:table-cell table:style-name="ce25" office:value-type="float" office:value="100.68">
            <text:p>100.68</text:p>
          </table:table-cell>
          <table:table-cell table:style-name="ce25" office:value-type="float" office:value="12.64">
            <text:p>12.64</text:p>
          </table:table-cell>
          <table:table-cell table:style-name="ce30" office:value-type="string">
            <text:p>G/G</text:p>
          </table:table-cell>
          <table:table-cell table:style-name="ce30" office:value-type="float" office:value="76.0">
            <text:p>76</text:p>
          </table:table-cell>
          <table:table-cell table:style-name="ce30" office:value-type="float" office:value="101.09">
            <text:p>101.09</text:p>
          </table:table-cell>
          <table:table-cell table:style-name="ce30" office:value-type="float" office:value="11.5">
            <text:p>11.5</text:p>
          </table:table-cell>
          <table:table-cell table:number-columns-repeated="4" table:style-name="ce29"/>
          <table:table-cell table:style-name="cf1" table:formula="of:=([L100]-[P100])/SQRT((((([M100]^2)*([K100]-1))+(([Q100]^2)*([O100]-1)))/([K100]+[O100])))"/>
          <table:table-cell table:style-name="cf1" table:formula="of:=([L100]-[T100])/SQRT((((([M100]^2)*([K100]-1))+(([U100]^2)*([S100]-1)))/([K100]+[S100])))"/>
          <table:table-cell table:style-name="cf1" table:formula="of:=([P100]-[T100])/SQRT((((([Q100]^2)*([O100]-1))+(([U100]^2)*([S100]-1)))/([O100]+[S100])))"/>
          <table:table-cell table:style-name="ce32"/>
          <table:table-cell table:style-name="ce33" office:value-type="string">
            <text:p>Wechsler,D. (1997) WAIS-III Wechsler Adult Intelligence Scale.</text:p>
            <text:p>Psychological Corporation,San Antonio,Texas.</text:p>
            <text:p/>
          </table:table-cell>
          <table:table-cell table:style-name="ce29"/>
          <table:table-cell table:style-name="ce23" table:formula="of:=ROUND(([L100]-((1.96*[M100])/SQRT([K100])));3)"/>
          <table:table-cell table:style-name="ce23" table:formula="of:=ROUND(([L100]+((1.96*[M100])/SQRT([K100])));3)"/>
          <table:table-cell table:style-name="ce23" table:formula="of:=ROUND(([P100]-((1.96*[Q100])/SQRT([O100])));3)"/>
          <table:table-cell table:style-name="ce23" table:formula="of:=ROUND(([P100]+((1.96*[Q100])/SQRT([O100])));3)"/>
          <table:table-cell table:style-name="ce23" table:formula="of:=ROUND(([T100]-((1.96*[U100])/SQRT([S100])));3)"/>
          <table:table-cell table:style-name="ce23" table:formula="of:=ROUND(([T100]+((1.96*[U100])/SQRT([S100])));3)"/>
          <table:table-cell table:number-columns-repeated="987"/>
        </table:table-row>
        <table:table-row table:style-name="ro13">
          <table:table-cell table:style-name="ce24" office:value-type="string">
            <text:p>Nic</text:p>
          </table:table-cell>
          <table:table-cell table:style-name="ce25" office:value-type="string">
            <text:p>j.1601-183X.2006.00211.x.pdf</text:p>
          </table:table-cell>
          <table:table-cell table:style-name="ce25" office:value-type="float" office:value="1.7081262E7">
            <text:p>17081262</text:p>
          </table:table-cell>
          <table:table-cell table:style-name="ce26" office:value-type="string">
            <text:p>CHRM2</text:p>
          </table:table-cell>
          <table:table-cell table:style-name="ce26" office:value-type="string">
            <text:p>rs324650 </text:p>
          </table:table-cell>
          <table:table-cell table:style-name="ce26" office:value-type="string">
            <text:p>WAISIII-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65.0">
            <text:p>65</text:p>
          </table:table-cell>
          <table:table-cell table:style-name="ce29" office:value-type="float" office:value="98.84">
            <text:p>98.84</text:p>
          </table:table-cell>
          <table:table-cell table:style-name="ce29" office:value-type="float" office:value="13.07">
            <text:p>13.07</text:p>
          </table:table-cell>
          <table:table-cell table:style-name="ce25" office:value-type="string">
            <text:p>A/T</text:p>
          </table:table-cell>
          <table:table-cell table:style-name="ce25" office:value-type="float" office:value="108.0">
            <text:p>108</text:p>
          </table:table-cell>
          <table:table-cell table:style-name="ce25" office:value-type="float" office:value="100.41">
            <text:p>100.41</text:p>
          </table:table-cell>
          <table:table-cell table:style-name="ce25" office:value-type="float" office:value="12.78">
            <text:p>12.78</text:p>
          </table:table-cell>
          <table:table-cell table:style-name="ce30" office:value-type="string">
            <text:p>T/T</text:p>
          </table:table-cell>
          <table:table-cell table:style-name="ce30" office:value-type="float" office:value="69.0">
            <text:p>69</text:p>
          </table:table-cell>
          <table:table-cell table:style-name="ce30" office:value-type="float" office:value="100.07">
            <text:p>100.07</text:p>
          </table:table-cell>
          <table:table-cell table:style-name="ce30" office:value-type="float" office:value="12.51">
            <text:p>12.51</text:p>
          </table:table-cell>
          <table:table-cell table:number-columns-repeated="4" table:style-name="ce29"/>
          <table:table-cell table:style-name="cf1" table:formula="of:=([L101]-[P101])/SQRT((((([M101]^2)*([K101]-1))+(([Q101]^2)*([O101]-1)))/([K101]+[O101])))"/>
          <table:table-cell table:style-name="cf1" table:formula="of:=([L101]-[T101])/SQRT((((([M101]^2)*([K101]-1))+(([U101]^2)*([S101]-1)))/([K101]+[S101])))"/>
          <table:table-cell table:style-name="cf1" table:formula="of:=([P101]-[T101])/SQRT((((([Q101]^2)*([O101]-1))+(([U101]^2)*([S101]-1)))/([O101]+[S101])))"/>
          <table:table-cell table:style-name="ce32"/>
          <table:table-cell table:style-name="ce33" office:value-type="string">
            <text:p>Wechsler,D. (1997) WAIS-III Wechsler Adult Intelligence Scale.</text:p>
            <text:p>Psychological Corporation,San Antonio,Texas.</text:p>
            <text:p/>
          </table:table-cell>
          <table:table-cell table:style-name="ce29"/>
          <table:table-cell table:style-name="ce23" table:formula="of:=ROUND(([L101]-((1.96*[M101])/SQRT([K101])));3)"/>
          <table:table-cell table:style-name="ce23" table:formula="of:=ROUND(([L101]+((1.96*[M101])/SQRT([K101])));3)"/>
          <table:table-cell table:style-name="ce23" table:formula="of:=ROUND(([P101]-((1.96*[Q101])/SQRT([O101])));3)"/>
          <table:table-cell table:style-name="ce23" table:formula="of:=ROUND(([P101]+((1.96*[Q101])/SQRT([O101])));3)"/>
          <table:table-cell table:style-name="ce23" table:formula="of:=ROUND(([T101]-((1.96*[U101])/SQRT([S101])));3)"/>
          <table:table-cell table:style-name="ce23" table:formula="of:=ROUND(([T101]+((1.96*[U101])/SQRT([S101])));3)"/>
          <table:table-cell table:number-columns-repeated="987"/>
        </table:table-row>
        <table:table-row table:style-name="ro13">
          <table:table-cell table:style-name="ce24" office:value-type="string">
            <text:p>Nic</text:p>
          </table:table-cell>
          <table:table-cell table:style-name="ce25" office:value-type="string">
            <text:p>j.1601-183X.2006.00211.x.pdf</text:p>
          </table:table-cell>
          <table:table-cell table:style-name="ce25" office:value-type="float" office:value="1.7081262E7">
            <text:p>17081262</text:p>
          </table:table-cell>
          <table:table-cell table:style-name="ce26" office:value-type="string">
            <text:p>CHRM2</text:p>
          </table:table-cell>
          <table:table-cell table:style-name="ce26" office:value-type="string">
            <text:p>rs2061174 </text:p>
          </table:table-cell>
          <table:table-cell table:style-name="ce26" office:value-type="string">
            <text:p>WAISIII-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29.0">
            <text:p>29</text:p>
          </table:table-cell>
          <table:table-cell table:style-name="ce29" office:value-type="float" office:value="102.76">
            <text:p>102.76</text:p>
          </table:table-cell>
          <table:table-cell table:style-name="ce29" office:value-type="float" office:value="9.21">
            <text:p>9.21</text:p>
          </table:table-cell>
          <table:table-cell table:style-name="ce25" office:value-type="string">
            <text:p>A/A</text:p>
          </table:table-cell>
          <table:table-cell table:style-name="ce25" office:value-type="float" office:value="114.0">
            <text:p>114</text:p>
          </table:table-cell>
          <table:table-cell table:style-name="ce25" office:value-type="float" office:value="100.95">
            <text:p>100.95</text:p>
          </table:table-cell>
          <table:table-cell table:style-name="ce25" office:value-type="float" office:value="12.79">
            <text:p>12.79</text:p>
          </table:table-cell>
          <table:table-cell table:style-name="ce30" office:value-type="string">
            <text:p>A/G</text:p>
          </table:table-cell>
          <table:table-cell table:style-name="ce30" office:value-type="float" office:value="117.0">
            <text:p>117</text:p>
          </table:table-cell>
          <table:table-cell table:style-name="ce30" office:value-type="float" office:value="98.59">
            <text:p>98.59</text:p>
          </table:table-cell>
          <table:table-cell table:style-name="ce30" office:value-type="float" office:value="12.55">
            <text:p>12.55</text:p>
          </table:table-cell>
          <table:table-cell table:number-columns-repeated="4" table:style-name="ce29"/>
          <table:table-cell table:style-name="cf1" table:formula="of:=([L102]-[P102])/SQRT((((([M102]^2)*([K102]-1))+(([Q102]^2)*([O102]-1)))/([K102]+[O102])))"/>
          <table:table-cell table:style-name="cf1" table:formula="of:=([L102]-[T102])/SQRT((((([M102]^2)*([K102]-1))+(([U102]^2)*([S102]-1)))/([K102]+[S102])))"/>
          <table:table-cell table:style-name="cf1" table:formula="of:=([P102]-[T102])/SQRT((((([Q102]^2)*([O102]-1))+(([U102]^2)*([S102]-1)))/([O102]+[S102])))"/>
          <table:table-cell table:style-name="ce32"/>
          <table:table-cell table:style-name="ce33" office:value-type="string">
            <text:p>Wechsler,D. (1997) WAIS-III Wechsler Adult Intelligence Scale.</text:p>
            <text:p>Psychological Corporation,San Antonio,Texas.</text:p>
            <text:p/>
          </table:table-cell>
          <table:table-cell table:style-name="ce29"/>
          <table:table-cell table:style-name="ce23" table:formula="of:=ROUND(([L102]-((1.96*[M102])/SQRT([K102])));3)"/>
          <table:table-cell table:style-name="ce23" table:formula="of:=ROUND(([L102]+((1.96*[M102])/SQRT([K102])));3)"/>
          <table:table-cell table:style-name="ce23" table:formula="of:=ROUND(([P102]-((1.96*[Q102])/SQRT([O102])));3)"/>
          <table:table-cell table:style-name="ce23" table:formula="of:=ROUND(([P102]+((1.96*[Q102])/SQRT([O102])));3)"/>
          <table:table-cell table:style-name="ce23" table:formula="of:=ROUND(([T102]-((1.96*[U102])/SQRT([S102])));3)"/>
          <table:table-cell table:style-name="ce23" table:formula="of:=ROUND(([T102]+((1.96*[U102])/SQRT([S102])));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324640</text:p>
          </table:table-cell>
          <table:table-cell table:style-name="ce26" office:value-type="string">
            <text:p>WAISIII-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96.5">
            <text:p>96.5</text:p>
          </table:table-cell>
          <table:table-cell table:style-name="ce29" office:value-type="float" office:value="102.21">
            <text:p>102.21</text:p>
          </table:table-cell>
          <table:table-cell table:style-name="ce29" office:value-type="float" office:value="12.83">
            <text:p>12.83</text:p>
          </table:table-cell>
          <table:table-cell table:style-name="ce25" office:value-type="string">
            <text:p>A/G</text:p>
          </table:table-cell>
          <table:table-cell table:style-name="ce25" office:value-type="float" office:value="189.14">
            <text:p>189.14</text:p>
          </table:table-cell>
          <table:table-cell table:style-name="ce25" office:value-type="float" office:value="105.64">
            <text:p>105.64</text:p>
          </table:table-cell>
          <table:table-cell table:style-name="ce25" office:value-type="float" office:value="11.55">
            <text:p>11.55</text:p>
          </table:table-cell>
          <table:table-cell table:style-name="ce30" office:value-type="string">
            <text:p>G/G</text:p>
          </table:table-cell>
          <table:table-cell table:style-name="ce30" office:value-type="float" office:value="100.36">
            <text:p>100.36</text:p>
          </table:table-cell>
          <table:table-cell table:style-name="ce30" office:value-type="float" office:value="104.37">
            <text:p>104.37</text:p>
          </table:table-cell>
          <table:table-cell table:style-name="ce30" office:value-type="float" office:value="11.03">
            <text:p>11.03</text:p>
          </table:table-cell>
          <table:table-cell table:number-columns-repeated="4" table:style-name="ce29"/>
          <table:table-cell table:style-name="cf1" table:formula="of:=([L103]-[P103])/SQRT((((([M103]^2)*([K103]-1))+(([Q103]^2)*([O103]-1)))/([K103]+[O103])))"/>
          <table:table-cell table:style-name="cf1" table:formula="of:=([L103]-[T103])/SQRT((((([M103]^2)*([K103]-1))+(([U103]^2)*([S103]-1)))/([K103]+[S103])))"/>
          <table:table-cell table:style-name="cf1" table:formula="of:=([P103]-[T103])/SQRT((((([Q103]^2)*([O103]-1))+(([U103]^2)*([S103]-1)))/([O103]+[S103])))"/>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table:table-cell table:style-name="ce23" table:formula="of:=ROUND(([L103]-((1.96*[M103])/SQRT([K103])));3)"/>
          <table:table-cell table:style-name="ce23" table:formula="of:=ROUND(([L103]+((1.96*[M103])/SQRT([K103])));3)"/>
          <table:table-cell table:style-name="ce23" table:formula="of:=ROUND(([P103]-((1.96*[Q103])/SQRT([O103])));3)"/>
          <table:table-cell table:style-name="ce23" table:formula="of:=ROUND(([P103]+((1.96*[Q103])/SQRT([O103])));3)"/>
          <table:table-cell table:style-name="ce23" table:formula="of:=ROUND(([T103]-((1.96*[U103])/SQRT([S103])));3)"/>
          <table:table-cell table:style-name="ce23" table:formula="of:=ROUND(([T103]+((1.96*[U103])/SQRT([S103])));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2061174</text:p>
          </table:table-cell>
          <table:table-cell table:style-name="ce26" office:value-type="string">
            <text:p>WAISIII-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63.38">
            <text:p>163.38</text:p>
          </table:table-cell>
          <table:table-cell table:style-name="ce29" office:value-type="float" office:value="103.33">
            <text:p>103.33</text:p>
          </table:table-cell>
          <table:table-cell table:style-name="ce29" office:value-type="float" office:value="12.81">
            <text:p>12.81</text:p>
          </table:table-cell>
          <table:table-cell table:style-name="ce25" office:value-type="string">
            <text:p>A/G</text:p>
          </table:table-cell>
          <table:table-cell table:style-name="ce25" office:value-type="float" office:value="182.83">
            <text:p>182.83</text:p>
          </table:table-cell>
          <table:table-cell table:style-name="ce25" office:value-type="float" office:value="105.34">
            <text:p>105.34</text:p>
          </table:table-cell>
          <table:table-cell table:style-name="ce25" office:value-type="float" office:value="11.33">
            <text:p>11.33</text:p>
          </table:table-cell>
          <table:table-cell table:style-name="ce30" office:value-type="string">
            <text:p>G/G</text:p>
          </table:table-cell>
          <table:table-cell table:style-name="ce30" office:value-type="float" office:value="42.79">
            <text:p>42.79</text:p>
          </table:table-cell>
          <table:table-cell table:style-name="ce30" office:value-type="float" office:value="105.11">
            <text:p>105.11</text:p>
          </table:table-cell>
          <table:table-cell table:style-name="ce30" office:value-type="float" office:value="9.4">
            <text:p>9.4</text:p>
          </table:table-cell>
          <table:table-cell table:style-name="ce29" office:value-type="string">
            <text:p>Chi-squared</text:p>
          </table:table-cell>
          <table:table-cell table:style-name="ce29" office:value-type="float" office:value="9.14">
            <text:p>9.14</text:p>
          </table:table-cell>
          <table:table-cell table:style-name="ce29" office:value-type="float" office:value="0.003">
            <text:p>0.003</text:p>
          </table:table-cell>
          <table:table-cell table:style-name="ce29" office:value-type="string">
            <text:p>yes</text:p>
          </table:table-cell>
          <table:table-cell table:style-name="cf1" table:formula="of:=([L104]-[P104])/SQRT((((([M104]^2)*([K104]-1))+(([Q104]^2)*([O104]-1)))/([K104]+[O104])))"/>
          <table:table-cell table:style-name="cf1" table:formula="of:=([L104]-[T104])/SQRT((((([M104]^2)*([K104]-1))+(([U104]^2)*([S104]-1)))/([K104]+[S104])))"/>
          <table:table-cell table:style-name="cf1" table:formula="of:=([P104]-[T104])/SQRT((((([Q104]^2)*([O104]-1))+(([U104]^2)*([S104]-1)))/([O104]+[S104])))"/>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office:value-type="string">
            <text:p>Chi-squared</text:p>
          </table:table-cell>
          <table:table-cell table:style-name="ce23" table:formula="of:=ROUND(([L104]-((1.96*[M104])/SQRT([K104])));3)"/>
          <table:table-cell table:style-name="ce23" table:formula="of:=ROUND(([L104]+((1.96*[M104])/SQRT([K104])));3)"/>
          <table:table-cell table:style-name="ce23" table:formula="of:=ROUND(([P104]-((1.96*[Q104])/SQRT([O104])));3)"/>
          <table:table-cell table:style-name="ce23" table:formula="of:=ROUND(([P104]+((1.96*[Q104])/SQRT([O104])));3)"/>
          <table:table-cell table:style-name="ce23" table:formula="of:=ROUND(([T104]-((1.96*[U104])/SQRT([S104])));3)"/>
          <table:table-cell table:style-name="ce23" table:formula="of:=ROUND(([T104]+((1.96*[U104])/SQRT([S104])));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324650</text:p>
          </table:table-cell>
          <table:table-cell table:style-name="ce26" office:value-type="string">
            <text:p>WAISIII-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95.94">
            <text:p>95.94</text:p>
          </table:table-cell>
          <table:table-cell table:style-name="ce29" office:value-type="float" office:value="102.59">
            <text:p>102.59</text:p>
          </table:table-cell>
          <table:table-cell table:style-name="ce29" office:value-type="float" office:value="12.51">
            <text:p>12.51</text:p>
          </table:table-cell>
          <table:table-cell table:style-name="ce25" office:value-type="string">
            <text:p>A/T</text:p>
          </table:table-cell>
          <table:table-cell table:style-name="ce25" office:value-type="float" office:value="177.12">
            <text:p>177.12</text:p>
          </table:table-cell>
          <table:table-cell table:style-name="ce25" office:value-type="float" office:value="105.5">
            <text:p>105.5</text:p>
          </table:table-cell>
          <table:table-cell table:style-name="ce25" office:value-type="float" office:value="11.83">
            <text:p>11.83</text:p>
          </table:table-cell>
          <table:table-cell table:style-name="ce30" office:value-type="string">
            <text:p>T/T</text:p>
          </table:table-cell>
          <table:table-cell table:style-name="ce30" office:value-type="float" office:value="95.94">
            <text:p>95.94</text:p>
          </table:table-cell>
          <table:table-cell table:style-name="ce30" office:value-type="float" office:value="104.19">
            <text:p>104.19</text:p>
          </table:table-cell>
          <table:table-cell table:style-name="ce30" office:value-type="float" office:value="11.11">
            <text:p>11.11</text:p>
          </table:table-cell>
          <table:table-cell table:number-columns-repeated="4" table:style-name="ce29"/>
          <table:table-cell table:style-name="cf1" table:formula="of:=([L105]-[P105])/SQRT((((([M105]^2)*([K105]-1))+(([Q105]^2)*([O105]-1)))/([K105]+[O105])))"/>
          <table:table-cell table:style-name="cf1" table:formula="of:=([L105]-[T105])/SQRT((((([M105]^2)*([K105]-1))+(([U105]^2)*([S105]-1)))/([K105]+[S105])))"/>
          <table:table-cell table:style-name="cf1" table:formula="of:=([P105]-[T105])/SQRT((((([Q105]^2)*([O105]-1))+(([U105]^2)*([S105]-1)))/([O105]+[S105])))"/>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table:table-cell table:style-name="ce23" table:formula="of:=ROUND(([L105]-((1.96*[M105])/SQRT([K105])));3)"/>
          <table:table-cell table:style-name="ce23" table:formula="of:=ROUND(([L105]+((1.96*[M105])/SQRT([K105])));3)"/>
          <table:table-cell table:style-name="ce23" table:formula="of:=ROUND(([P105]-((1.96*[Q105])/SQRT([O105])));3)"/>
          <table:table-cell table:style-name="ce23" table:formula="of:=ROUND(([P105]+((1.96*[Q105])/SQRT([O105])));3)"/>
          <table:table-cell table:style-name="ce23" table:formula="of:=ROUND(([T105]-((1.96*[U105])/SQRT([S105])));3)"/>
          <table:table-cell table:style-name="ce23" table:formula="of:=ROUND(([T105]+((1.96*[U105])/SQRT([S105])));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7782965</text:p>
          </table:table-cell>
          <table:table-cell table:style-name="ce26" office:value-type="string">
            <text:p>WAISIII-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44.9">
            <text:p>144.9</text:p>
          </table:table-cell>
          <table:table-cell table:style-name="ce29" office:value-type="float" office:value="104.35">
            <text:p>104.35</text:p>
          </table:table-cell>
          <table:table-cell table:style-name="ce29" office:value-type="float" office:value="11.87">
            <text:p>11.87</text:p>
          </table:table-cell>
          <table:table-cell table:style-name="ce25" office:value-type="string">
            <text:p>C/T</text:p>
          </table:table-cell>
          <table:table-cell table:style-name="ce25" office:value-type="float" office:value="158.7">
            <text:p>158.7</text:p>
          </table:table-cell>
          <table:table-cell table:style-name="ce25" office:value-type="float" office:value="104.81">
            <text:p>104.81</text:p>
          </table:table-cell>
          <table:table-cell table:style-name="ce25" office:value-type="float" office:value="11.51">
            <text:p>11.51</text:p>
          </table:table-cell>
          <table:table-cell table:style-name="ce30" office:value-type="string">
            <text:p>T/T</text:p>
          </table:table-cell>
          <table:table-cell table:style-name="ce30" office:value-type="float" office:value="44.85">
            <text:p>44.85</text:p>
          </table:table-cell>
          <table:table-cell table:style-name="ce30" office:value-type="float" office:value="104.5">
            <text:p>104.5</text:p>
          </table:table-cell>
          <table:table-cell table:style-name="ce30" office:value-type="float" office:value="10.67">
            <text:p>10.67</text:p>
          </table:table-cell>
          <table:table-cell table:number-columns-repeated="4" table:style-name="ce29"/>
          <table:table-cell table:style-name="cf1" table:formula="of:=([L106]-[P106])/SQRT((((([M106]^2)*([K106]-1))+(([Q106]^2)*([O106]-1)))/([K106]+[O106])))"/>
          <table:table-cell table:style-name="cf1" table:formula="of:=([L106]-[T106])/SQRT((((([M106]^2)*([K106]-1))+(([U106]^2)*([S106]-1)))/([K106]+[S106])))"/>
          <table:table-cell table:style-name="cf1" table:formula="of:=([P106]-[T106])/SQRT((((([Q106]^2)*([O106]-1))+(([U106]^2)*([S106]-1)))/([O106]+[S106])))"/>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table:table-cell table:style-name="ce23" table:formula="of:=ROUND(([L106]-((1.96*[M106])/SQRT([K106])));3)"/>
          <table:table-cell table:style-name="ce23" table:formula="of:=ROUND(([L106]+((1.96*[M106])/SQRT([K106])));3)"/>
          <table:table-cell table:style-name="ce23" table:formula="of:=ROUND(([P106]-((1.96*[Q106])/SQRT([O106])));3)"/>
          <table:table-cell table:style-name="ce23" table:formula="of:=ROUND(([P106]+((1.96*[Q106])/SQRT([O106])));3)"/>
          <table:table-cell table:style-name="ce23" table:formula="of:=ROUND(([T106]-((1.96*[U106])/SQRT([S106])));3)"/>
          <table:table-cell table:style-name="ce23" table:formula="of:=ROUND(([T106]+((1.96*[U106])/SQRT([S106])));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1378646</text:p>
          </table:table-cell>
          <table:table-cell table:style-name="ce26" office:value-type="string">
            <text:p>WAISIII-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41.57">
            <text:p>141.57</text:p>
          </table:table-cell>
          <table:table-cell table:style-name="ce29" office:value-type="float" office:value="104.52">
            <text:p>104.52</text:p>
          </table:table-cell>
          <table:table-cell table:style-name="ce29" office:value-type="float" office:value="13.0">
            <text:p>13</text:p>
          </table:table-cell>
          <table:table-cell table:style-name="ce25" office:value-type="string">
            <text:p>A/G</text:p>
          </table:table-cell>
          <table:table-cell table:style-name="ce25" office:value-type="float" office:value="166.98">
            <text:p>166.98</text:p>
          </table:table-cell>
          <table:table-cell table:style-name="ce25" office:value-type="float" office:value="104.92">
            <text:p>104.92</text:p>
          </table:table-cell>
          <table:table-cell table:style-name="ce25" office:value-type="float" office:value="11.16">
            <text:p>11.16</text:p>
          </table:table-cell>
          <table:table-cell table:style-name="ce30" office:value-type="string">
            <text:p>G/G</text:p>
          </table:table-cell>
          <table:table-cell table:style-name="ce30" office:value-type="float" office:value="54.45">
            <text:p>54.45</text:p>
          </table:table-cell>
          <table:table-cell table:style-name="ce30" office:value-type="float" office:value="104.61">
            <text:p>104.61</text:p>
          </table:table-cell>
          <table:table-cell table:style-name="ce30" office:value-type="float" office:value="10.59">
            <text:p>10.59</text:p>
          </table:table-cell>
          <table:table-cell table:number-columns-repeated="4" table:style-name="ce29"/>
          <table:table-cell table:style-name="cf1" table:formula="of:=([L107]-[P107])/SQRT((((([M107]^2)*([K107]-1))+(([Q107]^2)*([O107]-1)))/([K107]+[O107])))"/>
          <table:table-cell table:style-name="cf1" table:formula="of:=([L107]-[T107])/SQRT((((([M107]^2)*([K107]-1))+(([U107]^2)*([S107]-1)))/([K107]+[S107])))"/>
          <table:table-cell table:style-name="cf1" table:formula="of:=([P107]-[T107])/SQRT((((([Q107]^2)*([O107]-1))+(([U107]^2)*([S107]-1)))/([O107]+[S107])))"/>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table:table-cell table:style-name="ce23" table:formula="of:=ROUND(([L107]-((1.96*[M107])/SQRT([K107])));3)"/>
          <table:table-cell table:style-name="ce23" table:formula="of:=ROUND(([L107]+((1.96*[M107])/SQRT([K107])));3)"/>
          <table:table-cell table:style-name="ce23" table:formula="of:=ROUND(([P107]-((1.96*[Q107])/SQRT([O107])));3)"/>
          <table:table-cell table:style-name="ce23" table:formula="of:=ROUND(([P107]+((1.96*[Q107])/SQRT([O107])));3)"/>
          <table:table-cell table:style-name="ce23" table:formula="of:=ROUND(([T107]-((1.96*[U107])/SQRT([S107])));3)"/>
          <table:table-cell table:style-name="ce23" table:formula="of:=ROUND(([T107]+((1.96*[U107])/SQRT([S107])));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2350780</text:p>
          </table:table-cell>
          <table:table-cell table:style-name="ce26" office:value-type="string">
            <text:p>WAISIII-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40.01">
            <text:p>140.01</text:p>
          </table:table-cell>
          <table:table-cell table:style-name="ce29" office:value-type="float" office:value="104.77">
            <text:p>104.77</text:p>
          </table:table-cell>
          <table:table-cell table:style-name="ce29" office:value-type="float" office:value="12.93">
            <text:p>12.93</text:p>
          </table:table-cell>
          <table:table-cell table:style-name="ce25" office:value-type="string">
            <text:p>A/G</text:p>
          </table:table-cell>
          <table:table-cell table:style-name="ce25" office:value-type="float" office:value="168.73">
            <text:p>168.73</text:p>
          </table:table-cell>
          <table:table-cell table:style-name="ce25" office:value-type="float" office:value="104.61">
            <text:p>104.61</text:p>
          </table:table-cell>
          <table:table-cell table:style-name="ce25" office:value-type="float" office:value="11.44">
            <text:p>11.44</text:p>
          </table:table-cell>
          <table:table-cell table:style-name="ce30" office:value-type="string">
            <text:p>G/G</text:p>
          </table:table-cell>
          <table:table-cell table:style-name="ce30" office:value-type="float" office:value="50.26">
            <text:p>50.26</text:p>
          </table:table-cell>
          <table:table-cell table:style-name="ce30" office:value-type="float" office:value="104.37">
            <text:p>104.37</text:p>
          </table:table-cell>
          <table:table-cell table:style-name="ce30" office:value-type="float" office:value="10.81">
            <text:p>10.81</text:p>
          </table:table-cell>
          <table:table-cell table:number-columns-repeated="4" table:style-name="ce29"/>
          <table:table-cell table:style-name="cf1" table:formula="of:=([L108]-[P108])/SQRT((((([M108]^2)*([K108]-1))+(([Q108]^2)*([O108]-1)))/([K108]+[O108])))"/>
          <table:table-cell table:style-name="cf1" table:formula="of:=([L108]-[T108])/SQRT((((([M108]^2)*([K108]-1))+(([U108]^2)*([S108]-1)))/([K108]+[S108])))"/>
          <table:table-cell table:style-name="cf1" table:formula="of:=([P108]-[T108])/SQRT((((([Q108]^2)*([O108]-1))+(([U108]^2)*([S108]-1)))/([O108]+[S108])))"/>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table:table-cell table:style-name="ce23" table:formula="of:=ROUND(([L108]-((1.96*[M108])/SQRT([K108])));3)"/>
          <table:table-cell table:style-name="ce23" table:formula="of:=ROUND(([L108]+((1.96*[M108])/SQRT([K108])));3)"/>
          <table:table-cell table:style-name="ce23" table:formula="of:=ROUND(([P108]-((1.96*[Q108])/SQRT([O108])));3)"/>
          <table:table-cell table:style-name="ce23" table:formula="of:=ROUND(([P108]+((1.96*[Q108])/SQRT([O108])));3)"/>
          <table:table-cell table:style-name="ce23" table:formula="of:=ROUND(([T108]-((1.96*[U108])/SQRT([S108])));3)"/>
          <table:table-cell table:style-name="ce23" table:formula="of:=ROUND(([T108]+((1.96*[U108])/SQRT([S108])));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1364409</text:p>
          </table:table-cell>
          <table:table-cell table:style-name="ce26" office:value-type="string">
            <text:p>WAISIII-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47.0">
            <text:p>147</text:p>
          </table:table-cell>
          <table:table-cell table:style-name="ce29" office:value-type="float" office:value="105.16">
            <text:p>105.16</text:p>
          </table:table-cell>
          <table:table-cell table:style-name="ce29" office:value-type="float" office:value="12.83">
            <text:p>12.83</text:p>
          </table:table-cell>
          <table:table-cell table:style-name="ce25" office:value-type="string">
            <text:p>A/T</text:p>
          </table:table-cell>
          <table:table-cell table:style-name="ce25" office:value-type="float" office:value="157.5">
            <text:p>157.5</text:p>
          </table:table-cell>
          <table:table-cell table:style-name="ce25" office:value-type="float" office:value="104.52">
            <text:p>104.52</text:p>
          </table:table-cell>
          <table:table-cell table:style-name="ce25" office:value-type="float" office:value="11.3">
            <text:p>11.3</text:p>
          </table:table-cell>
          <table:table-cell table:style-name="ce30" office:value-type="string">
            <text:p>T/T</text:p>
          </table:table-cell>
          <table:table-cell table:style-name="ce30" office:value-type="float" office:value="45.5">
            <text:p>45.5</text:p>
          </table:table-cell>
          <table:table-cell table:style-name="ce30" office:value-type="float" office:value="104.31">
            <text:p>104.31</text:p>
          </table:table-cell>
          <table:table-cell table:style-name="ce30" office:value-type="float" office:value="10.57">
            <text:p>10.57</text:p>
          </table:table-cell>
          <table:table-cell table:number-columns-repeated="4" table:style-name="ce29"/>
          <table:table-cell table:style-name="cf1" table:formula="of:=([L109]-[P109])/SQRT((((([M109]^2)*([K109]-1))+(([Q109]^2)*([O109]-1)))/([K109]+[O109])))"/>
          <table:table-cell table:style-name="cf1" table:formula="of:=([L109]-[T109])/SQRT((((([M109]^2)*([K109]-1))+(([U109]^2)*([S109]-1)))/([K109]+[S109])))"/>
          <table:table-cell table:style-name="cf1" table:formula="of:=([P109]-[T109])/SQRT((((([Q109]^2)*([O109]-1))+(([U109]^2)*([S109]-1)))/([O109]+[S109])))"/>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table:table-cell table:style-name="ce23" table:formula="of:=ROUND(([L109]-((1.96*[M109])/SQRT([K109])));3)"/>
          <table:table-cell table:style-name="ce23" table:formula="of:=ROUND(([L109]+((1.96*[M109])/SQRT([K109])));3)"/>
          <table:table-cell table:style-name="ce23" table:formula="of:=ROUND(([P109]-((1.96*[Q109])/SQRT([O109])));3)"/>
          <table:table-cell table:style-name="ce23" table:formula="of:=ROUND(([P109]+((1.96*[Q109])/SQRT([O109])));3)"/>
          <table:table-cell table:style-name="ce23" table:formula="of:=ROUND(([T109]-((1.96*[U109])/SQRT([S109])));3)"/>
          <table:table-cell table:style-name="ce23" table:formula="of:=ROUND(([T109]+((1.96*[U109])/SQRT([S109])));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17411561</text:p>
          </table:table-cell>
          <table:table-cell table:style-name="ce26" office:value-type="string">
            <text:p>WAISIII-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office:value-type="float" office:value="181.13">
            <text:p>181.13</text:p>
          </table:table-cell>
          <table:table-cell table:style-name="ce29" office:value-type="float" office:value="107.15">
            <text:p>107.15</text:p>
          </table:table-cell>
          <table:table-cell table:style-name="ce29" office:value-type="float" office:value="11.31">
            <text:p>11.31</text:p>
          </table:table-cell>
          <table:table-cell table:style-name="ce25" office:value-type="string">
            <text:p>C/T</text:p>
          </table:table-cell>
          <table:table-cell table:style-name="ce25" office:value-type="float" office:value="104.38">
            <text:p>104.38</text:p>
          </table:table-cell>
          <table:table-cell table:style-name="ce25" office:value-type="float" office:value="103.48">
            <text:p>103.48</text:p>
          </table:table-cell>
          <table:table-cell table:style-name="ce25" office:value-type="float" office:value="11.47">
            <text:p>11.47</text:p>
          </table:table-cell>
          <table:table-cell table:style-name="ce30" office:value-type="string">
            <text:p>C/C</text:p>
          </table:table-cell>
          <table:table-cell table:style-name="ce30" office:value-type="float" office:value="21.49">
            <text:p>21.49</text:p>
          </table:table-cell>
          <table:table-cell table:style-name="ce30" office:value-type="float" office:value="105.02">
            <text:p>105.02</text:p>
          </table:table-cell>
          <table:table-cell table:style-name="ce30" office:value-type="float" office:value="11.83">
            <text:p>11.83</text:p>
          </table:table-cell>
          <table:table-cell table:number-columns-repeated="4" table:style-name="ce29"/>
          <table:table-cell table:style-name="cf1" table:formula="of:=([L110]-[P110])/SQRT((((([M110]^2)*([K110]-1))+(([Q110]^2)*([O110]-1)))/([K110]+[O110])))"/>
          <table:table-cell table:style-name="cf1" table:formula="of:=([L110]-[T110])/SQRT((((([M110]^2)*([K110]-1))+(([U110]^2)*([S110]-1)))/([K110]+[S110])))"/>
          <table:table-cell table:style-name="cf1" table:formula="of:=([P110]-[T110])/SQRT((((([Q110]^2)*([O110]-1))+(([U110]^2)*([S110]-1)))/([O110]+[S110])))"/>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table:table-cell table:style-name="ce23" table:formula="of:=ROUND(([L110]-((1.96*[M110])/SQRT([K110])));3)"/>
          <table:table-cell table:style-name="ce23" table:formula="of:=ROUND(([L110]+((1.96*[M110])/SQRT([K110])));3)"/>
          <table:table-cell table:style-name="ce23" table:formula="of:=ROUND(([P110]-((1.96*[Q110])/SQRT([O110])));3)"/>
          <table:table-cell table:style-name="ce23" table:formula="of:=ROUND(([P110]+((1.96*[Q110])/SQRT([O110])));3)"/>
          <table:table-cell table:style-name="ce23" table:formula="of:=ROUND(([T110]-((1.96*[U110])/SQRT([S110])));3)"/>
          <table:table-cell table:style-name="ce23" table:formula="of:=ROUND(([T110]+((1.96*[U110])/SQRT([S110])));3)"/>
          <table:table-cell table:number-columns-repeated="987"/>
        </table:table-row>
        <table:table-row table:style-name="ro13">
          <table:table-cell table:style-name="ce24" office:value-type="string">
            <text:p>Nic</text:p>
          </table:table-cell>
          <table:table-cell table:style-name="ce25" office:value-type="string">
            <text:p>j.1601-183X.2006.00211.x.pdf</text:p>
          </table:table-cell>
          <table:table-cell table:style-name="ce25" office:value-type="float" office:value="1.7081262E7">
            <text:p>17081262</text:p>
          </table:table-cell>
          <table:table-cell table:style-name="ce26" office:value-type="string">
            <text:p>CHRM2</text:p>
          </table:table-cell>
          <table:table-cell table:style-name="ce26" office:value-type="string">
            <text:p>rs324640 </text:p>
          </table:table-cell>
          <table:table-cell table:style-name="ce26" office:value-type="string">
            <text:p>WAISIII-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66.0">
            <text:p>66</text:p>
          </table:table-cell>
          <table:table-cell table:style-name="ce29" office:value-type="float" office:value="91.26">
            <text:p>91.26</text:p>
          </table:table-cell>
          <table:table-cell table:style-name="ce29" office:value-type="float" office:value="16.77">
            <text:p>16.77</text:p>
          </table:table-cell>
          <table:table-cell table:style-name="ce25" office:value-type="string">
            <text:p>A/G</text:p>
          </table:table-cell>
          <table:table-cell table:style-name="ce25" office:value-type="float" office:value="111.0">
            <text:p>111</text:p>
          </table:table-cell>
          <table:table-cell table:style-name="ce25" office:value-type="float" office:value="93.28">
            <text:p>93.28</text:p>
          </table:table-cell>
          <table:table-cell table:style-name="ce25" office:value-type="float" office:value="13.76">
            <text:p>13.76</text:p>
          </table:table-cell>
          <table:table-cell table:style-name="ce30" office:value-type="string">
            <text:p>G/G</text:p>
          </table:table-cell>
          <table:table-cell table:style-name="ce30" office:value-type="float" office:value="76.0">
            <text:p>76</text:p>
          </table:table-cell>
          <table:table-cell table:style-name="ce30" office:value-type="float" office:value="93.559">
            <text:p>93.559</text:p>
          </table:table-cell>
          <table:table-cell table:style-name="ce30" office:value-type="float" office:value="13.33">
            <text:p>13.33</text:p>
          </table:table-cell>
          <table:table-cell table:number-columns-repeated="4" table:style-name="ce29"/>
          <table:table-cell table:style-name="cf1" table:formula="of:=([L111]-[P111])/SQRT((((([M111]^2)*([K111]-1))+(([Q111]^2)*([O111]-1)))/([K111]+[O111])))"/>
          <table:table-cell table:style-name="cf1" table:formula="of:=([L111]-[T111])/SQRT((((([M111]^2)*([K111]-1))+(([U111]^2)*([S111]-1)))/([K111]+[S111])))"/>
          <table:table-cell table:style-name="cf1" table:formula="of:=([P111]-[T111])/SQRT((((([Q111]^2)*([O111]-1))+(([U111]^2)*([S111]-1)))/([O111]+[S111])))"/>
          <table:table-cell table:style-name="ce32"/>
          <table:table-cell table:style-name="ce33" office:value-type="string">
            <text:p>Wechsler,D. (1997) WAIS-III Wechsler Adult Intelligence Scale.</text:p>
            <text:p>Psychological Corporation,San Antonio,Texas.</text:p>
            <text:p/>
          </table:table-cell>
          <table:table-cell table:style-name="ce29"/>
          <table:table-cell table:style-name="ce23" table:formula="of:=ROUND(([L111]-((1.96*[M111])/SQRT([K111])));3)"/>
          <table:table-cell table:style-name="ce23" table:formula="of:=ROUND(([L111]+((1.96*[M111])/SQRT([K111])));3)"/>
          <table:table-cell table:style-name="ce23" table:formula="of:=ROUND(([P111]-((1.96*[Q111])/SQRT([O111])));3)"/>
          <table:table-cell table:style-name="ce23" table:formula="of:=ROUND(([P111]+((1.96*[Q111])/SQRT([O111])));3)"/>
          <table:table-cell table:style-name="ce23" table:formula="of:=ROUND(([T111]-((1.96*[U111])/SQRT([S111])));3)"/>
          <table:table-cell table:style-name="ce23" table:formula="of:=ROUND(([T111]+((1.96*[U111])/SQRT([S111])));3)"/>
          <table:table-cell table:number-columns-repeated="987"/>
        </table:table-row>
        <table:table-row table:style-name="ro13">
          <table:table-cell table:style-name="ce24" office:value-type="string">
            <text:p>Nic</text:p>
          </table:table-cell>
          <table:table-cell table:style-name="ce25" office:value-type="string">
            <text:p>j.1601-183X.2006.00211.x.pdf</text:p>
          </table:table-cell>
          <table:table-cell table:style-name="ce25" office:value-type="float" office:value="1.7081262E7">
            <text:p>17081262</text:p>
          </table:table-cell>
          <table:table-cell table:style-name="ce26" office:value-type="string">
            <text:p>CHRM2</text:p>
          </table:table-cell>
          <table:table-cell table:style-name="ce26" office:value-type="string">
            <text:p>rs324650 </text:p>
          </table:table-cell>
          <table:table-cell table:style-name="ce26" office:value-type="string">
            <text:p>WAISIII-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65.0">
            <text:p>65</text:p>
          </table:table-cell>
          <table:table-cell table:style-name="ce29" office:value-type="float" office:value="92.33">
            <text:p>92.33</text:p>
          </table:table-cell>
          <table:table-cell table:style-name="ce29" office:value-type="float" office:value="16.13">
            <text:p>16.13</text:p>
          </table:table-cell>
          <table:table-cell table:style-name="ce25" office:value-type="string">
            <text:p>A/T</text:p>
          </table:table-cell>
          <table:table-cell table:style-name="ce25" office:value-type="float" office:value="108.0">
            <text:p>108</text:p>
          </table:table-cell>
          <table:table-cell table:style-name="ce25" office:value-type="float" office:value="93.22">
            <text:p>93.22</text:p>
          </table:table-cell>
          <table:table-cell table:style-name="ce25" office:value-type="float" office:value="13.23">
            <text:p>13.23</text:p>
          </table:table-cell>
          <table:table-cell table:style-name="ce30" office:value-type="string">
            <text:p>T/T</text:p>
          </table:table-cell>
          <table:table-cell table:style-name="ce30" office:value-type="float" office:value="69.0">
            <text:p>69</text:p>
          </table:table-cell>
          <table:table-cell table:style-name="ce30" office:value-type="float" office:value="93.39">
            <text:p>93.39</text:p>
          </table:table-cell>
          <table:table-cell table:style-name="ce30" office:value-type="float" office:value="13.7">
            <text:p>13.7</text:p>
          </table:table-cell>
          <table:table-cell table:number-columns-repeated="4" table:style-name="ce29"/>
          <table:table-cell table:style-name="cf1" table:formula="of:=([L112]-[P112])/SQRT((((([M112]^2)*([K112]-1))+(([Q112]^2)*([O112]-1)))/([K112]+[O112])))"/>
          <table:table-cell table:style-name="cf1" table:formula="of:=([L112]-[T112])/SQRT((((([M112]^2)*([K112]-1))+(([U112]^2)*([S112]-1)))/([K112]+[S112])))"/>
          <table:table-cell table:style-name="cf1" table:formula="of:=([P112]-[T112])/SQRT((((([Q112]^2)*([O112]-1))+(([U112]^2)*([S112]-1)))/([O112]+[S112])))"/>
          <table:table-cell table:style-name="ce32"/>
          <table:table-cell table:style-name="ce33" office:value-type="string">
            <text:p>Wechsler,D. (1997) WAIS-III Wechsler Adult Intelligence Scale.</text:p>
            <text:p>Psychological Corporation,San Antonio,Texas.</text:p>
            <text:p/>
          </table:table-cell>
          <table:table-cell table:style-name="ce29"/>
          <table:table-cell table:style-name="ce23" table:formula="of:=ROUND(([L112]-((1.96*[M112])/SQRT([K112])));3)"/>
          <table:table-cell table:style-name="ce23" table:formula="of:=ROUND(([L112]+((1.96*[M112])/SQRT([K112])));3)"/>
          <table:table-cell table:style-name="ce23" table:formula="of:=ROUND(([P112]-((1.96*[Q112])/SQRT([O112])));3)"/>
          <table:table-cell table:style-name="ce23" table:formula="of:=ROUND(([P112]+((1.96*[Q112])/SQRT([O112])));3)"/>
          <table:table-cell table:style-name="ce23" table:formula="of:=ROUND(([T112]-((1.96*[U112])/SQRT([S112])));3)"/>
          <table:table-cell table:style-name="ce23" table:formula="of:=ROUND(([T112]+((1.96*[U112])/SQRT([S112])));3)"/>
          <table:table-cell table:number-columns-repeated="987"/>
        </table:table-row>
        <table:table-row table:style-name="ro13">
          <table:table-cell table:style-name="ce24" office:value-type="string">
            <text:p>Nic</text:p>
          </table:table-cell>
          <table:table-cell table:style-name="ce25" office:value-type="string">
            <text:p>j.1601-183X.2006.00211.x.pdf</text:p>
          </table:table-cell>
          <table:table-cell table:style-name="ce25" office:value-type="float" office:value="1.7081262E7">
            <text:p>17081262</text:p>
          </table:table-cell>
          <table:table-cell table:style-name="ce26" office:value-type="string">
            <text:p>CHRM2</text:p>
          </table:table-cell>
          <table:table-cell table:style-name="ce26" office:value-type="string">
            <text:p>rs2061174 </text:p>
          </table:table-cell>
          <table:table-cell table:style-name="ce26" office:value-type="string">
            <text:p>WAISIII-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29.0">
            <text:p>29</text:p>
          </table:table-cell>
          <table:table-cell table:style-name="ce29" office:value-type="float" office:value="93.62">
            <text:p>93.62</text:p>
          </table:table-cell>
          <table:table-cell table:style-name="ce29" office:value-type="float" office:value="9.69">
            <text:p>9.69</text:p>
          </table:table-cell>
          <table:table-cell table:style-name="ce25" office:value-type="string">
            <text:p>A/A</text:p>
          </table:table-cell>
          <table:table-cell table:style-name="ce25" office:value-type="float" office:value="114.0">
            <text:p>114</text:p>
          </table:table-cell>
          <table:table-cell table:style-name="ce25" office:value-type="float" office:value="94.15">
            <text:p>94.15</text:p>
          </table:table-cell>
          <table:table-cell table:style-name="ce25" office:value-type="float" office:value="15.71">
            <text:p>15.71</text:p>
          </table:table-cell>
          <table:table-cell table:style-name="ce30" office:value-type="string">
            <text:p>A/G</text:p>
          </table:table-cell>
          <table:table-cell table:style-name="ce30" office:value-type="float" office:value="117.0">
            <text:p>117</text:p>
          </table:table-cell>
          <table:table-cell table:style-name="ce30" office:value-type="float" office:value="91.94">
            <text:p>91.94</text:p>
          </table:table-cell>
          <table:table-cell table:style-name="ce30" office:value-type="float" office:value="14.08">
            <text:p>14.08</text:p>
          </table:table-cell>
          <table:table-cell table:number-columns-repeated="4" table:style-name="ce29"/>
          <table:table-cell table:style-name="cf1" table:formula="of:=([L113]-[P113])/SQRT((((([M113]^2)*([K113]-1))+(([Q113]^2)*([O113]-1)))/([K113]+[O113])))"/>
          <table:table-cell table:style-name="cf1" table:formula="of:=([L113]-[T113])/SQRT((((([M113]^2)*([K113]-1))+(([U113]^2)*([S113]-1)))/([K113]+[S113])))"/>
          <table:table-cell table:style-name="cf1" table:formula="of:=([P113]-[T113])/SQRT((((([Q113]^2)*([O113]-1))+(([U113]^2)*([S113]-1)))/([O113]+[S113])))"/>
          <table:table-cell table:style-name="ce32"/>
          <table:table-cell table:style-name="ce33" office:value-type="string">
            <text:p>Wechsler,D. (1997) WAIS-III Wechsler Adult Intelligence Scale.</text:p>
            <text:p>Psychological Corporation,San Antonio,Texas.</text:p>
            <text:p/>
          </table:table-cell>
          <table:table-cell table:style-name="ce29"/>
          <table:table-cell table:style-name="ce23" table:formula="of:=ROUND(([L113]-((1.96*[M113])/SQRT([K113])));3)"/>
          <table:table-cell table:style-name="ce23" table:formula="of:=ROUND(([L113]+((1.96*[M113])/SQRT([K113])));3)"/>
          <table:table-cell table:style-name="ce23" table:formula="of:=ROUND(([P113]-((1.96*[Q113])/SQRT([O113])));3)"/>
          <table:table-cell table:style-name="ce23" table:formula="of:=ROUND(([P113]+((1.96*[Q113])/SQRT([O113])));3)"/>
          <table:table-cell table:style-name="ce23" table:formula="of:=ROUND(([T113]-((1.96*[U113])/SQRT([S113])));3)"/>
          <table:table-cell table:style-name="ce23" table:formula="of:=ROUND(([T113]+((1.96*[U113])/SQRT([S113])));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324640</text:p>
          </table:table-cell>
          <table:table-cell table:style-name="ce26" office:value-type="string">
            <text:p>WAISIII-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96.5">
            <text:p>96.5</text:p>
          </table:table-cell>
          <table:table-cell table:style-name="ce29" office:value-type="float" office:value="102.81">
            <text:p>102.81</text:p>
          </table:table-cell>
          <table:table-cell table:style-name="ce29" office:value-type="float" office:value="13.92">
            <text:p>13.92</text:p>
          </table:table-cell>
          <table:table-cell table:style-name="ce25" office:value-type="string">
            <text:p>A/G</text:p>
          </table:table-cell>
          <table:table-cell table:style-name="ce25" office:value-type="float" office:value="189.14">
            <text:p>189.14</text:p>
          </table:table-cell>
          <table:table-cell table:style-name="ce25" office:value-type="float" office:value="105.69">
            <text:p>105.69</text:p>
          </table:table-cell>
          <table:table-cell table:style-name="ce25" office:value-type="float" office:value="11.7">
            <text:p>11.7</text:p>
          </table:table-cell>
          <table:table-cell table:style-name="ce30" office:value-type="string">
            <text:p>G/G</text:p>
          </table:table-cell>
          <table:table-cell table:style-name="ce30" office:value-type="float" office:value="100.36">
            <text:p>100.36</text:p>
          </table:table-cell>
          <table:table-cell table:style-name="ce30" office:value-type="float" office:value="103.35">
            <text:p>103.35</text:p>
          </table:table-cell>
          <table:table-cell table:style-name="ce30" office:value-type="float" office:value="11.26">
            <text:p>11.26</text:p>
          </table:table-cell>
          <table:table-cell table:number-columns-repeated="4" table:style-name="ce29"/>
          <table:table-cell table:style-name="cf1" table:formula="of:=([L114]-[P114])/SQRT((((([M114]^2)*([K114]-1))+(([Q114]^2)*([O114]-1)))/([K114]+[O114])))"/>
          <table:table-cell table:style-name="cf1" table:formula="of:=([L114]-[T114])/SQRT((((([M114]^2)*([K114]-1))+(([U114]^2)*([S114]-1)))/([K114]+[S114])))"/>
          <table:table-cell table:style-name="cf1" table:formula="of:=([P114]-[T114])/SQRT((((([Q114]^2)*([O114]-1))+(([U114]^2)*([S114]-1)))/([O114]+[S114])))"/>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table:table-cell table:style-name="ce23" table:formula="of:=ROUND(([L114]-((1.96*[M114])/SQRT([K114])));3)"/>
          <table:table-cell table:style-name="ce23" table:formula="of:=ROUND(([L114]+((1.96*[M114])/SQRT([K114])));3)"/>
          <table:table-cell table:style-name="ce23" table:formula="of:=ROUND(([P114]-((1.96*[Q114])/SQRT([O114])));3)"/>
          <table:table-cell table:style-name="ce23" table:formula="of:=ROUND(([P114]+((1.96*[Q114])/SQRT([O114])));3)"/>
          <table:table-cell table:style-name="ce23" table:formula="of:=ROUND(([T114]-((1.96*[U114])/SQRT([S114])));3)"/>
          <table:table-cell table:style-name="ce23" table:formula="of:=ROUND(([T114]+((1.96*[U114])/SQRT([S114])));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1378646</text:p>
          </table:table-cell>
          <table:table-cell table:style-name="ce26" office:value-type="string">
            <text:p>WAISIII-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41.57">
            <text:p>141.57</text:p>
          </table:table-cell>
          <table:table-cell table:style-name="ce29" office:value-type="float" office:value="104.06">
            <text:p>104.06</text:p>
          </table:table-cell>
          <table:table-cell table:style-name="ce29" office:value-type="float" office:value="13.22">
            <text:p>13.22</text:p>
          </table:table-cell>
          <table:table-cell table:style-name="ce25" office:value-type="string">
            <text:p>A/G</text:p>
          </table:table-cell>
          <table:table-cell table:style-name="ce25" office:value-type="float" office:value="166.98">
            <text:p>166.98</text:p>
          </table:table-cell>
          <table:table-cell table:style-name="ce25" office:value-type="float" office:value="105.03">
            <text:p>105.03</text:p>
          </table:table-cell>
          <table:table-cell table:style-name="ce25" office:value-type="float" office:value="11.61">
            <text:p>11.61</text:p>
          </table:table-cell>
          <table:table-cell table:style-name="ce30" office:value-type="string">
            <text:p>G/G</text:p>
          </table:table-cell>
          <table:table-cell table:style-name="ce30" office:value-type="float" office:value="54.45">
            <text:p>54.45</text:p>
          </table:table-cell>
          <table:table-cell table:style-name="ce30" office:value-type="float" office:value="103.87">
            <text:p>103.87</text:p>
          </table:table-cell>
          <table:table-cell table:style-name="ce30" office:value-type="float" office:value="11.01">
            <text:p>11.01</text:p>
          </table:table-cell>
          <table:table-cell table:number-columns-repeated="4" table:style-name="ce29"/>
          <table:table-cell table:style-name="cf1" table:formula="of:=([L115]-[P115])/SQRT((((([M115]^2)*([K115]-1))+(([Q115]^2)*([O115]-1)))/([K115]+[O115])))"/>
          <table:table-cell table:style-name="cf1" table:formula="of:=([L115]-[T115])/SQRT((((([M115]^2)*([K115]-1))+(([U115]^2)*([S115]-1)))/([K115]+[S115])))"/>
          <table:table-cell table:style-name="cf1" table:formula="of:=([P115]-[T115])/SQRT((((([Q115]^2)*([O115]-1))+(([U115]^2)*([S115]-1)))/([O115]+[S115])))"/>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table:table-cell table:style-name="ce23" table:formula="of:=ROUND(([L115]-((1.96*[M115])/SQRT([K115])));3)"/>
          <table:table-cell table:style-name="ce23" table:formula="of:=ROUND(([L115]+((1.96*[M115])/SQRT([K115])));3)"/>
          <table:table-cell table:style-name="ce23" table:formula="of:=ROUND(([P115]-((1.96*[Q115])/SQRT([O115])));3)"/>
          <table:table-cell table:style-name="ce23" table:formula="of:=ROUND(([P115]+((1.96*[Q115])/SQRT([O115])));3)"/>
          <table:table-cell table:style-name="ce23" table:formula="of:=ROUND(([T115]-((1.96*[U115])/SQRT([S115])));3)"/>
          <table:table-cell table:style-name="ce23" table:formula="of:=ROUND(([T115]+((1.96*[U115])/SQRT([S115])));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2350780</text:p>
          </table:table-cell>
          <table:table-cell table:style-name="ce26" office:value-type="string">
            <text:p>WAISIII-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40.01">
            <text:p>140.01</text:p>
          </table:table-cell>
          <table:table-cell table:style-name="ce29" office:value-type="float" office:value="104.81">
            <text:p>104.81</text:p>
          </table:table-cell>
          <table:table-cell table:style-name="ce29" office:value-type="float" office:value="13.56">
            <text:p>13.56</text:p>
          </table:table-cell>
          <table:table-cell table:style-name="ce25" office:value-type="string">
            <text:p>A/G</text:p>
          </table:table-cell>
          <table:table-cell table:style-name="ce25" office:value-type="float" office:value="168.73">
            <text:p>168.73</text:p>
          </table:table-cell>
          <table:table-cell table:style-name="ce25" office:value-type="float" office:value="104.19">
            <text:p>104.19</text:p>
          </table:table-cell>
          <table:table-cell table:style-name="ce25" office:value-type="float" office:value="11.0">
            <text:p>11</text:p>
          </table:table-cell>
          <table:table-cell table:style-name="ce30" office:value-type="string">
            <text:p>G/G</text:p>
          </table:table-cell>
          <table:table-cell table:style-name="ce30" office:value-type="float" office:value="50.26">
            <text:p>50.26</text:p>
          </table:table-cell>
          <table:table-cell table:style-name="ce30" office:value-type="float" office:value="104.4">
            <text:p>104.4</text:p>
          </table:table-cell>
          <table:table-cell table:style-name="ce30" office:value-type="float" office:value="11.43">
            <text:p>11.43</text:p>
          </table:table-cell>
          <table:table-cell table:number-columns-repeated="4" table:style-name="ce29"/>
          <table:table-cell table:style-name="cf1" table:formula="of:=([L116]-[P116])/SQRT((((([M116]^2)*([K116]-1))+(([Q116]^2)*([O116]-1)))/([K116]+[O116])))"/>
          <table:table-cell table:style-name="cf1" table:formula="of:=([L116]-[T116])/SQRT((((([M116]^2)*([K116]-1))+(([U116]^2)*([S116]-1)))/([K116]+[S116])))"/>
          <table:table-cell table:style-name="cf1" table:formula="of:=([P116]-[T116])/SQRT((((([Q116]^2)*([O116]-1))+(([U116]^2)*([S116]-1)))/([O116]+[S116])))"/>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table:table-cell table:style-name="ce23" table:formula="of:=ROUND(([L116]-((1.96*[M116])/SQRT([K116])));3)"/>
          <table:table-cell table:style-name="ce23" table:formula="of:=ROUND(([L116]+((1.96*[M116])/SQRT([K116])));3)"/>
          <table:table-cell table:style-name="ce23" table:formula="of:=ROUND(([P116]-((1.96*[Q116])/SQRT([O116])));3)"/>
          <table:table-cell table:style-name="ce23" table:formula="of:=ROUND(([P116]+((1.96*[Q116])/SQRT([O116])));3)"/>
          <table:table-cell table:style-name="ce23" table:formula="of:=ROUND(([T116]-((1.96*[U116])/SQRT([S116])));3)"/>
          <table:table-cell table:style-name="ce23" table:formula="of:=ROUND(([T116]+((1.96*[U116])/SQRT([S116])));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7782965</text:p>
          </table:table-cell>
          <table:table-cell table:style-name="ce26" office:value-type="string">
            <text:p>WAISIII-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44.9">
            <text:p>144.9</text:p>
          </table:table-cell>
          <table:table-cell table:style-name="ce29" office:value-type="float" office:value="104.04">
            <text:p>104.04</text:p>
          </table:table-cell>
          <table:table-cell table:style-name="ce29" office:value-type="float" office:value="12.35">
            <text:p>12.35</text:p>
          </table:table-cell>
          <table:table-cell table:style-name="ce25" office:value-type="string">
            <text:p>C/T</text:p>
          </table:table-cell>
          <table:table-cell table:style-name="ce25" office:value-type="float" office:value="158.7">
            <text:p>158.7</text:p>
          </table:table-cell>
          <table:table-cell table:style-name="ce25" office:value-type="float" office:value="104.47">
            <text:p>104.47</text:p>
          </table:table-cell>
          <table:table-cell table:style-name="ce25" office:value-type="float" office:value="11.61">
            <text:p>11.61</text:p>
          </table:table-cell>
          <table:table-cell table:style-name="ce30" office:value-type="string">
            <text:p>T/T</text:p>
          </table:table-cell>
          <table:table-cell table:style-name="ce30" office:value-type="float" office:value="44.85">
            <text:p>44.85</text:p>
          </table:table-cell>
          <table:table-cell table:style-name="ce30" office:value-type="float" office:value="103.66">
            <text:p>103.66</text:p>
          </table:table-cell>
          <table:table-cell table:style-name="ce30" office:value-type="float" office:value="10.93">
            <text:p>10.93</text:p>
          </table:table-cell>
          <table:table-cell table:number-columns-repeated="4" table:style-name="ce29"/>
          <table:table-cell table:style-name="cf1" table:formula="of:=([L117]-[P117])/SQRT((((([M117]^2)*([K117]-1))+(([Q117]^2)*([O117]-1)))/([K117]+[O117])))"/>
          <table:table-cell table:style-name="cf1" table:formula="of:=([L117]-[T117])/SQRT((((([M117]^2)*([K117]-1))+(([U117]^2)*([S117]-1)))/([K117]+[S117])))"/>
          <table:table-cell table:style-name="cf1" table:formula="of:=([P117]-[T117])/SQRT((((([Q117]^2)*([O117]-1))+(([U117]^2)*([S117]-1)))/([O117]+[S117])))"/>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table:table-cell table:style-name="ce23" table:formula="of:=ROUND(([L117]-((1.96*[M117])/SQRT([K117])));3)"/>
          <table:table-cell table:style-name="ce23" table:formula="of:=ROUND(([L117]+((1.96*[M117])/SQRT([K117])));3)"/>
          <table:table-cell table:style-name="ce23" table:formula="of:=ROUND(([P117]-((1.96*[Q117])/SQRT([O117])));3)"/>
          <table:table-cell table:style-name="ce23" table:formula="of:=ROUND(([P117]+((1.96*[Q117])/SQRT([O117])));3)"/>
          <table:table-cell table:style-name="ce23" table:formula="of:=ROUND(([T117]-((1.96*[U117])/SQRT([S117])));3)"/>
          <table:table-cell table:style-name="ce23" table:formula="of:=ROUND(([T117]+((1.96*[U117])/SQRT([S117])));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324650</text:p>
          </table:table-cell>
          <table:table-cell table:style-name="ce26" office:value-type="string">
            <text:p>WAISIII-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95.94">
            <text:p>95.94</text:p>
          </table:table-cell>
          <table:table-cell table:style-name="ce29" office:value-type="float" office:value="103.37">
            <text:p>103.37</text:p>
          </table:table-cell>
          <table:table-cell table:style-name="ce29" office:value-type="float" office:value="13.52">
            <text:p>13.52</text:p>
          </table:table-cell>
          <table:table-cell table:style-name="ce25" office:value-type="string">
            <text:p>A/T</text:p>
          </table:table-cell>
          <table:table-cell table:style-name="ce25" office:value-type="float" office:value="177.12">
            <text:p>177.12</text:p>
          </table:table-cell>
          <table:table-cell table:style-name="ce25" office:value-type="float" office:value="105.61">
            <text:p>105.61</text:p>
          </table:table-cell>
          <table:table-cell table:style-name="ce25" office:value-type="float" office:value="11.69">
            <text:p>11.69</text:p>
          </table:table-cell>
          <table:table-cell table:style-name="ce30" office:value-type="string">
            <text:p>T/T</text:p>
          </table:table-cell>
          <table:table-cell table:style-name="ce30" office:value-type="float" office:value="95.94">
            <text:p>95.94</text:p>
          </table:table-cell>
          <table:table-cell table:style-name="ce30" office:value-type="float" office:value="102.83">
            <text:p>102.83</text:p>
          </table:table-cell>
          <table:table-cell table:style-name="ce30" office:value-type="float" office:value="11.48">
            <text:p>11.48</text:p>
          </table:table-cell>
          <table:table-cell table:number-columns-repeated="4" table:style-name="ce29"/>
          <table:table-cell table:style-name="cf1" table:formula="of:=([L118]-[P118])/SQRT((((([M118]^2)*([K118]-1))+(([Q118]^2)*([O118]-1)))/([K118]+[O118])))"/>
          <table:table-cell table:style-name="cf1" table:formula="of:=([L118]-[T118])/SQRT((((([M118]^2)*([K118]-1))+(([U118]^2)*([S118]-1)))/([K118]+[S118])))"/>
          <table:table-cell table:style-name="cf1" table:formula="of:=([P118]-[T118])/SQRT((((([Q118]^2)*([O118]-1))+(([U118]^2)*([S118]-1)))/([O118]+[S118])))"/>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table:table-cell table:style-name="ce23" table:formula="of:=ROUND(([L118]-((1.96*[M118])/SQRT([K118])));3)"/>
          <table:table-cell table:style-name="ce23" table:formula="of:=ROUND(([L118]+((1.96*[M118])/SQRT([K118])));3)"/>
          <table:table-cell table:style-name="ce23" table:formula="of:=ROUND(([P118]-((1.96*[Q118])/SQRT([O118])));3)"/>
          <table:table-cell table:style-name="ce23" table:formula="of:=ROUND(([P118]+((1.96*[Q118])/SQRT([O118])));3)"/>
          <table:table-cell table:style-name="ce23" table:formula="of:=ROUND(([T118]-((1.96*[U118])/SQRT([S118])));3)"/>
          <table:table-cell table:style-name="ce23" table:formula="of:=ROUND(([T118]+((1.96*[U118])/SQRT([S118])));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1364409</text:p>
          </table:table-cell>
          <table:table-cell table:style-name="ce26" office:value-type="string">
            <text:p>WAISIII-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47.0">
            <text:p>147</text:p>
          </table:table-cell>
          <table:table-cell table:style-name="ce29" office:value-type="float" office:value="104.61">
            <text:p>104.61</text:p>
          </table:table-cell>
          <table:table-cell table:style-name="ce29" office:value-type="float" office:value="12.56">
            <text:p>12.56</text:p>
          </table:table-cell>
          <table:table-cell table:style-name="ce25" office:value-type="string">
            <text:p>A/T</text:p>
          </table:table-cell>
          <table:table-cell table:style-name="ce25" office:value-type="float" office:value="157.5">
            <text:p>157.5</text:p>
          </table:table-cell>
          <table:table-cell table:style-name="ce25" office:value-type="float" office:value="104.45">
            <text:p>104.45</text:p>
          </table:table-cell>
          <table:table-cell table:style-name="ce25" office:value-type="float" office:value="11.76">
            <text:p>11.76</text:p>
          </table:table-cell>
          <table:table-cell table:style-name="ce30" office:value-type="string">
            <text:p>T/T</text:p>
          </table:table-cell>
          <table:table-cell table:style-name="ce30" office:value-type="float" office:value="45.5">
            <text:p>45.5</text:p>
          </table:table-cell>
          <table:table-cell table:style-name="ce30" office:value-type="float" office:value="104.02">
            <text:p>104.02</text:p>
          </table:table-cell>
          <table:table-cell table:style-name="ce30" office:value-type="float" office:value="10.85">
            <text:p>10.85</text:p>
          </table:table-cell>
          <table:table-cell table:number-columns-repeated="4" table:style-name="ce29"/>
          <table:table-cell table:style-name="cf1" table:formula="of:=([L119]-[P119])/SQRT((((([M119]^2)*([K119]-1))+(([Q119]^2)*([O119]-1)))/([K119]+[O119])))"/>
          <table:table-cell table:style-name="cf1" table:formula="of:=([L119]-[T119])/SQRT((((([M119]^2)*([K119]-1))+(([U119]^2)*([S119]-1)))/([K119]+[S119])))"/>
          <table:table-cell table:style-name="cf1" table:formula="of:=([P119]-[T119])/SQRT((((([Q119]^2)*([O119]-1))+(([U119]^2)*([S119]-1)))/([O119]+[S119])))"/>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table:table-cell table:style-name="ce23" table:formula="of:=ROUND(([L119]-((1.96*[M119])/SQRT([K119])));3)"/>
          <table:table-cell table:style-name="ce23" table:formula="of:=ROUND(([L119]+((1.96*[M119])/SQRT([K119])));3)"/>
          <table:table-cell table:style-name="ce23" table:formula="of:=ROUND(([P119]-((1.96*[Q119])/SQRT([O119])));3)"/>
          <table:table-cell table:style-name="ce23" table:formula="of:=ROUND(([P119]+((1.96*[Q119])/SQRT([O119])));3)"/>
          <table:table-cell table:style-name="ce23" table:formula="of:=ROUND(([T119]-((1.96*[U119])/SQRT([S119])));3)"/>
          <table:table-cell table:style-name="ce23" table:formula="of:=ROUND(([T119]+((1.96*[U119])/SQRT([S119])));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2061174</text:p>
          </table:table-cell>
          <table:table-cell table:style-name="ce26" office:value-type="string">
            <text:p>WAISIII-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63.38">
            <text:p>163.38</text:p>
          </table:table-cell>
          <table:table-cell table:style-name="ce29" office:value-type="float" office:value="103.6">
            <text:p>103.6</text:p>
          </table:table-cell>
          <table:table-cell table:style-name="ce29" office:value-type="float" office:value="13.62">
            <text:p>13.62</text:p>
          </table:table-cell>
          <table:table-cell table:style-name="ce25" office:value-type="string">
            <text:p>A/G</text:p>
          </table:table-cell>
          <table:table-cell table:style-name="ce25" office:value-type="float" office:value="182.83">
            <text:p>182.83</text:p>
          </table:table-cell>
          <table:table-cell table:style-name="ce25" office:value-type="float" office:value="105.36">
            <text:p>105.36</text:p>
          </table:table-cell>
          <table:table-cell table:style-name="ce25" office:value-type="float" office:value="11.03">
            <text:p>11.03</text:p>
          </table:table-cell>
          <table:table-cell table:style-name="ce30" office:value-type="string">
            <text:p>G/G</text:p>
          </table:table-cell>
          <table:table-cell table:style-name="ce30" office:value-type="float" office:value="42.79">
            <text:p>42.79</text:p>
          </table:table-cell>
          <table:table-cell table:style-name="ce30" office:value-type="float" office:value="102.64">
            <text:p>102.64</text:p>
          </table:table-cell>
          <table:table-cell table:style-name="ce30" office:value-type="float" office:value="10.43">
            <text:p>10.43</text:p>
          </table:table-cell>
          <table:table-cell table:number-columns-repeated="4" table:style-name="ce29"/>
          <table:table-cell table:style-name="cf1" table:formula="of:=([L120]-[P120])/SQRT((((([M120]^2)*([K120]-1))+(([Q120]^2)*([O120]-1)))/([K120]+[O120])))"/>
          <table:table-cell table:style-name="cf1" table:formula="of:=([L120]-[T120])/SQRT((((([M120]^2)*([K120]-1))+(([U120]^2)*([S120]-1)))/([K120]+[S120])))"/>
          <table:table-cell table:style-name="cf1" table:formula="of:=([P120]-[T120])/SQRT((((([Q120]^2)*([O120]-1))+(([U120]^2)*([S120]-1)))/([O120]+[S120])))"/>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table:table-cell table:style-name="ce23" table:formula="of:=ROUND(([L120]-((1.96*[M120])/SQRT([K120])));3)"/>
          <table:table-cell table:style-name="ce23" table:formula="of:=ROUND(([L120]+((1.96*[M120])/SQRT([K120])));3)"/>
          <table:table-cell table:style-name="ce23" table:formula="of:=ROUND(([P120]-((1.96*[Q120])/SQRT([O120])));3)"/>
          <table:table-cell table:style-name="ce23" table:formula="of:=ROUND(([P120]+((1.96*[Q120])/SQRT([O120])));3)"/>
          <table:table-cell table:style-name="ce23" table:formula="of:=ROUND(([T120]-((1.96*[U120])/SQRT([S120])));3)"/>
          <table:table-cell table:style-name="ce23" table:formula="of:=ROUND(([T120]+((1.96*[U120])/SQRT([S120])));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17411561</text:p>
          </table:table-cell>
          <table:table-cell table:style-name="ce26" office:value-type="string">
            <text:p>WAISIII-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office:value-type="float" office:value="181.13">
            <text:p>181.13</text:p>
          </table:table-cell>
          <table:table-cell table:style-name="ce29" office:value-type="float" office:value="108.09">
            <text:p>108.09</text:p>
          </table:table-cell>
          <table:table-cell table:style-name="ce29" office:value-type="float" office:value="10.22">
            <text:p>10.22</text:p>
          </table:table-cell>
          <table:table-cell table:style-name="ce25" office:value-type="string">
            <text:p>C/T</text:p>
          </table:table-cell>
          <table:table-cell table:style-name="ce25" office:value-type="float" office:value="104.38">
            <text:p>104.38</text:p>
          </table:table-cell>
          <table:table-cell table:style-name="ce25" office:value-type="float" office:value="103.21">
            <text:p>103.21</text:p>
          </table:table-cell>
          <table:table-cell table:style-name="ce25" office:value-type="float" office:value="10.44">
            <text:p>10.44</text:p>
          </table:table-cell>
          <table:table-cell table:style-name="ce30" office:value-type="string">
            <text:p>C/C</text:p>
          </table:table-cell>
          <table:table-cell table:style-name="ce30" office:value-type="float" office:value="21.49">
            <text:p>21.49</text:p>
          </table:table-cell>
          <table:table-cell table:style-name="ce30" office:value-type="float" office:value="104.54">
            <text:p>104.54</text:p>
          </table:table-cell>
          <table:table-cell table:style-name="ce30" office:value-type="float" office:value="12.44">
            <text:p>12.44</text:p>
          </table:table-cell>
          <table:table-cell table:number-columns-repeated="4" table:style-name="ce29"/>
          <table:table-cell table:style-name="cf1" table:formula="of:=([L121]-[P121])/SQRT((((([M121]^2)*([K121]-1))+(([Q121]^2)*([O121]-1)))/([K121]+[O121])))"/>
          <table:table-cell table:style-name="cf1" table:formula="of:=([L121]-[T121])/SQRT((((([M121]^2)*([K121]-1))+(([U121]^2)*([S121]-1)))/([K121]+[S121])))"/>
          <table:table-cell table:style-name="cf1" table:formula="of:=([P121]-[T121])/SQRT((((([Q121]^2)*([O121]-1))+(([U121]^2)*([S121]-1)))/([O121]+[S121])))"/>
          <table:table-cell table:style-name="ce32" office:value-type="string">
            <text:p>old cohort</text:p>
          </table:table-cell>
          <table:table-cell table:style-name="ce33" office:value-type="string">
            <text:p>Wechsler D: WAIS-III Wechsler Adult Intelligence Scale . San Antonio,Texas ,Psychological Corporation; 1997.</text:p>
          </table:table-cell>
          <table:table-cell table:style-name="ce29"/>
          <table:table-cell table:style-name="ce23" table:formula="of:=ROUND(([L121]-((1.96*[M121])/SQRT([K121])));3)"/>
          <table:table-cell table:style-name="ce23" table:formula="of:=ROUND(([L121]+((1.96*[M121])/SQRT([K121])));3)"/>
          <table:table-cell table:style-name="ce23" table:formula="of:=ROUND(([P121]-((1.96*[Q121])/SQRT([O121])));3)"/>
          <table:table-cell table:style-name="ce23" table:formula="of:=ROUND(([P121]+((1.96*[Q121])/SQRT([O121])));3)"/>
          <table:table-cell table:style-name="ce23" table:formula="of:=ROUND(([T121]-((1.96*[U121])/SQRT([S121])));3)"/>
          <table:table-cell table:style-name="ce23" table:formula="of:=ROUND(([T121]+((1.96*[U121])/SQRT([S121])));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17411561</text:p>
          </table:table-cell>
          <table:table-cell table:style-name="ce26" office:value-type="string">
            <text:p>WISC-R</text:p>
          </table:table-cell>
          <table:table-cell table:style-name="ce26" office:value-type="string">
            <text:p>FIQ</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office:value-type="float" office:value="165.6">
            <text:p>165.6</text:p>
          </table:table-cell>
          <table:table-cell table:style-name="ce29" office:value-type="float" office:value="92.72">
            <text:p>92.72</text:p>
          </table:table-cell>
          <table:table-cell table:style-name="ce29" office:value-type="float" office:value="15.08">
            <text:p>15.08</text:p>
          </table:table-cell>
          <table:table-cell table:style-name="ce25" office:value-type="string">
            <text:p>C/T</text:p>
          </table:table-cell>
          <table:table-cell table:style-name="ce25" office:value-type="float" office:value="144.9">
            <text:p>144.9</text:p>
          </table:table-cell>
          <table:table-cell table:style-name="ce25" office:value-type="float" office:value="99.94">
            <text:p>99.94</text:p>
          </table:table-cell>
          <table:table-cell table:style-name="ce25" office:value-type="float" office:value="14.63">
            <text:p>14.63</text:p>
          </table:table-cell>
          <table:table-cell table:style-name="ce30" office:value-type="string">
            <text:p>C/C</text:p>
          </table:table-cell>
          <table:table-cell table:style-name="ce30" office:value-type="float" office:value="34.5">
            <text:p>34.5</text:p>
          </table:table-cell>
          <table:table-cell table:style-name="ce30" office:value-type="float" office:value="99.54">
            <text:p>99.54</text:p>
          </table:table-cell>
          <table:table-cell table:style-name="ce30" office:value-type="float" office:value="15.76">
            <text:p>15.76</text:p>
          </table:table-cell>
          <table:table-cell table:number-columns-repeated="4" table:style-name="ce29"/>
          <table:table-cell table:style-name="cf1" table:formula="of:=([L122]-[P122])/SQRT((((([M122]^2)*([K122]-1))+(([Q122]^2)*([O122]-1)))/([K122]+[O122])))"/>
          <table:table-cell table:style-name="cf1" table:formula="of:=([L122]-[T122])/SQRT((((([M122]^2)*([K122]-1))+(([U122]^2)*([S122]-1)))/([K122]+[S122])))"/>
          <table:table-cell table:style-name="cf1" table:formula="of:=([P122]-[T122])/SQRT((((([Q122]^2)*([O122]-1))+(([U122]^2)*([S122]-1)))/([O122]+[S122])))"/>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table:table-cell table:style-name="ce23" table:formula="of:=ROUND(([L122]-((1.96*[M122])/SQRT([K122])));3)"/>
          <table:table-cell table:style-name="ce23" table:formula="of:=ROUND(([L122]+((1.96*[M122])/SQRT([K122])));3)"/>
          <table:table-cell table:style-name="ce23" table:formula="of:=ROUND(([P122]-((1.96*[Q122])/SQRT([O122])));3)"/>
          <table:table-cell table:style-name="ce23" table:formula="of:=ROUND(([P122]+((1.96*[Q122])/SQRT([O122])));3)"/>
          <table:table-cell table:style-name="ce23" table:formula="of:=ROUND(([T122]-((1.96*[U122])/SQRT([S122])));3)"/>
          <table:table-cell table:style-name="ce23" table:formula="of:=ROUND(([T122]+((1.96*[U122])/SQRT([S122])));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324650</text:p>
          </table:table-cell>
          <table:table-cell table:style-name="ce26" office:value-type="string">
            <text:p>WISC-R</text:p>
          </table:table-cell>
          <table:table-cell table:style-name="ce26" office:value-type="string">
            <text:p>F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08.9">
            <text:p>108.9</text:p>
          </table:table-cell>
          <table:table-cell table:style-name="ce29" office:value-type="float" office:value="97.14">
            <text:p>97.14</text:p>
          </table:table-cell>
          <table:table-cell table:style-name="ce29" office:value-type="float" office:value="15.99">
            <text:p>15.99</text:p>
          </table:table-cell>
          <table:table-cell table:style-name="ce25" office:value-type="string">
            <text:p>A/T</text:p>
          </table:table-cell>
          <table:table-cell table:style-name="ce25" office:value-type="float" office:value="174.24">
            <text:p>174.24</text:p>
          </table:table-cell>
          <table:table-cell table:style-name="ce25" office:value-type="float" office:value="98.73">
            <text:p>98.73</text:p>
          </table:table-cell>
          <table:table-cell table:style-name="ce25" office:value-type="float" office:value="14.95">
            <text:p>14.95</text:p>
          </table:table-cell>
          <table:table-cell table:style-name="ce30" office:value-type="string">
            <text:p>T/T</text:p>
          </table:table-cell>
          <table:table-cell table:style-name="ce30" office:value-type="float" office:value="76.23">
            <text:p>76.23</text:p>
          </table:table-cell>
          <table:table-cell table:style-name="ce30" office:value-type="float" office:value="101.26">
            <text:p>101.26</text:p>
          </table:table-cell>
          <table:table-cell table:style-name="ce30" office:value-type="float" office:value="14.6">
            <text:p>14.6</text:p>
          </table:table-cell>
          <table:table-cell table:number-columns-repeated="4" table:style-name="ce29"/>
          <table:table-cell table:style-name="cf1" table:formula="of:=([L123]-[P123])/SQRT((((([M123]^2)*([K123]-1))+(([Q123]^2)*([O123]-1)))/([K123]+[O123])))"/>
          <table:table-cell table:style-name="cf1" table:formula="of:=([L123]-[T123])/SQRT((((([M123]^2)*([K123]-1))+(([U123]^2)*([S123]-1)))/([K123]+[S123])))"/>
          <table:table-cell table:style-name="cf1" table:formula="of:=([P123]-[T123])/SQRT((((([Q123]^2)*([O123]-1))+(([U123]^2)*([S123]-1)))/([O123]+[S123])))"/>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table:table-cell table:style-name="ce23" table:formula="of:=ROUND(([L123]-((1.96*[M123])/SQRT([K123])));3)"/>
          <table:table-cell table:style-name="ce23" table:formula="of:=ROUND(([L123]+((1.96*[M123])/SQRT([K123])));3)"/>
          <table:table-cell table:style-name="ce23" table:formula="of:=ROUND(([P123]-((1.96*[Q123])/SQRT([O123])));3)"/>
          <table:table-cell table:style-name="ce23" table:formula="of:=ROUND(([P123]+((1.96*[Q123])/SQRT([O123])));3)"/>
          <table:table-cell table:style-name="ce23" table:formula="of:=ROUND(([T123]-((1.96*[U123])/SQRT([S123])));3)"/>
          <table:table-cell table:style-name="ce23" table:formula="of:=ROUND(([T123]+((1.96*[U123])/SQRT([S123])));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1364409</text:p>
          </table:table-cell>
          <table:table-cell table:style-name="ce26" office:value-type="string">
            <text:p>WISC-R</text:p>
          </table:table-cell>
          <table:table-cell table:style-name="ce26" office:value-type="string">
            <text:p>F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58.84">
            <text:p>158.84</text:p>
          </table:table-cell>
          <table:table-cell table:style-name="ce29" office:value-type="float" office:value="98.72">
            <text:p>98.72</text:p>
          </table:table-cell>
          <table:table-cell table:style-name="ce29" office:value-type="float" office:value="16.0">
            <text:p>16</text:p>
          </table:table-cell>
          <table:table-cell table:style-name="ce25" office:value-type="string">
            <text:p>A/T</text:p>
          </table:table-cell>
          <table:table-cell table:style-name="ce25" office:value-type="float" office:value="169.67">
            <text:p>169.67</text:p>
          </table:table-cell>
          <table:table-cell table:style-name="ce25" office:value-type="float" office:value="98.47">
            <text:p>98.47</text:p>
          </table:table-cell>
          <table:table-cell table:style-name="ce25" office:value-type="float" office:value="14.31">
            <text:p>14.31</text:p>
          </table:table-cell>
          <table:table-cell table:style-name="ce30" office:value-type="string">
            <text:p>T/T</text:p>
          </table:table-cell>
          <table:table-cell table:style-name="ce30" office:value-type="float" office:value="32.49">
            <text:p>32.49</text:p>
          </table:table-cell>
          <table:table-cell table:style-name="ce30" office:value-type="float" office:value="102.82">
            <text:p>102.82</text:p>
          </table:table-cell>
          <table:table-cell table:style-name="ce30" office:value-type="float" office:value="15.57">
            <text:p>15.57</text:p>
          </table:table-cell>
          <table:table-cell table:number-columns-repeated="4" table:style-name="ce29"/>
          <table:table-cell table:style-name="cf1" table:formula="of:=([L124]-[P124])/SQRT((((([M124]^2)*([K124]-1))+(([Q124]^2)*([O124]-1)))/([K124]+[O124])))"/>
          <table:table-cell table:style-name="cf1" table:formula="of:=([L124]-[T124])/SQRT((((([M124]^2)*([K124]-1))+(([U124]^2)*([S124]-1)))/([K124]+[S124])))"/>
          <table:table-cell table:style-name="cf1" table:formula="of:=([P124]-[T124])/SQRT((((([Q124]^2)*([O124]-1))+(([U124]^2)*([S124]-1)))/([O124]+[S124])))"/>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table:table-cell table:style-name="ce23" table:formula="of:=ROUND(([L124]-((1.96*[M124])/SQRT([K124])));3)"/>
          <table:table-cell table:style-name="ce23" table:formula="of:=ROUND(([L124]+((1.96*[M124])/SQRT([K124])));3)"/>
          <table:table-cell table:style-name="ce23" table:formula="of:=ROUND(([P124]-((1.96*[Q124])/SQRT([O124])));3)"/>
          <table:table-cell table:style-name="ce23" table:formula="of:=ROUND(([P124]+((1.96*[Q124])/SQRT([O124])));3)"/>
          <table:table-cell table:style-name="ce23" table:formula="of:=ROUND(([T124]-((1.96*[U124])/SQRT([S124])));3)"/>
          <table:table-cell table:style-name="ce23" table:formula="of:=ROUND(([T124]+((1.96*[U124])/SQRT([S124])));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2061174</text:p>
          </table:table-cell>
          <table:table-cell table:style-name="ce26" office:value-type="string">
            <text:p>WISC-R</text:p>
          </table:table-cell>
          <table:table-cell table:style-name="ce26" office:value-type="string">
            <text:p>F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59.72">
            <text:p>159.72</text:p>
          </table:table-cell>
          <table:table-cell table:style-name="ce29" office:value-type="float" office:value="98.4">
            <text:p>98.4</text:p>
          </table:table-cell>
          <table:table-cell table:style-name="ce29" office:value-type="float" office:value="15.6">
            <text:p>15.6</text:p>
          </table:table-cell>
          <table:table-cell table:style-name="ce25" office:value-type="string">
            <text:p>A/G</text:p>
          </table:table-cell>
          <table:table-cell table:style-name="ce25" office:value-type="float" office:value="159.72">
            <text:p>159.72</text:p>
          </table:table-cell>
          <table:table-cell table:style-name="ce25" office:value-type="float" office:value="98.4">
            <text:p>98.4</text:p>
          </table:table-cell>
          <table:table-cell table:style-name="ce25" office:value-type="float" office:value="15.37">
            <text:p>15.37</text:p>
          </table:table-cell>
          <table:table-cell table:style-name="ce30" office:value-type="string">
            <text:p>G/G</text:p>
          </table:table-cell>
          <table:table-cell table:style-name="ce30" office:value-type="float" office:value="43.56">
            <text:p>43.56</text:p>
          </table:table-cell>
          <table:table-cell table:style-name="ce30" office:value-type="float" office:value="102.14">
            <text:p>102.14</text:p>
          </table:table-cell>
          <table:table-cell table:style-name="ce30" office:value-type="float" office:value="14.06">
            <text:p>14.06</text:p>
          </table:table-cell>
          <table:table-cell table:number-columns-repeated="4" table:style-name="ce29"/>
          <table:table-cell table:style-name="cf1" table:formula="of:=([L125]-[P125])/SQRT((((([M125]^2)*([K125]-1))+(([Q125]^2)*([O125]-1)))/([K125]+[O125])))"/>
          <table:table-cell table:style-name="cf1" table:formula="of:=([L125]-[T125])/SQRT((((([M125]^2)*([K125]-1))+(([U125]^2)*([S125]-1)))/([K125]+[S125])))"/>
          <table:table-cell table:style-name="cf1" table:formula="of:=([P125]-[T125])/SQRT((((([Q125]^2)*([O125]-1))+(([U125]^2)*([S125]-1)))/([O125]+[S125])))"/>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table:table-cell table:style-name="ce23" table:formula="of:=ROUND(([L125]-((1.96*[M125])/SQRT([K125])));3)"/>
          <table:table-cell table:style-name="ce23" table:formula="of:=ROUND(([L125]+((1.96*[M125])/SQRT([K125])));3)"/>
          <table:table-cell table:style-name="ce23" table:formula="of:=ROUND(([P125]-((1.96*[Q125])/SQRT([O125])));3)"/>
          <table:table-cell table:style-name="ce23" table:formula="of:=ROUND(([P125]+((1.96*[Q125])/SQRT([O125])));3)"/>
          <table:table-cell table:style-name="ce23" table:formula="of:=ROUND(([T125]-((1.96*[U125])/SQRT([S125])));3)"/>
          <table:table-cell table:style-name="ce23" table:formula="of:=ROUND(([T125]+((1.96*[U125])/SQRT([S125])));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7782965</text:p>
          </table:table-cell>
          <table:table-cell table:style-name="ce26" office:value-type="string">
            <text:p>WISC-R</text:p>
          </table:table-cell>
          <table:table-cell table:style-name="ce26" office:value-type="string">
            <text:p>FIQ</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51.8">
            <text:p>151.8</text:p>
          </table:table-cell>
          <table:table-cell table:style-name="ce29" office:value-type="float" office:value="98.43">
            <text:p>98.43</text:p>
          </table:table-cell>
          <table:table-cell table:style-name="ce29" office:value-type="float" office:value="16.17">
            <text:p>16.17</text:p>
          </table:table-cell>
          <table:table-cell table:style-name="ce25" office:value-type="string">
            <text:p>C/T</text:p>
          </table:table-cell>
          <table:table-cell table:style-name="ce25" office:value-type="float" office:value="158.7">
            <text:p>158.7</text:p>
          </table:table-cell>
          <table:table-cell table:style-name="ce25" office:value-type="float" office:value="98.28">
            <text:p>98.28</text:p>
          </table:table-cell>
          <table:table-cell table:style-name="ce25" office:value-type="float" office:value="14.35">
            <text:p>14.35</text:p>
          </table:table-cell>
          <table:table-cell table:style-name="ce30" office:value-type="string">
            <text:p>T/T</text:p>
          </table:table-cell>
          <table:table-cell table:style-name="ce30" office:value-type="float" office:value="34.5">
            <text:p>34.5</text:p>
          </table:table-cell>
          <table:table-cell table:style-name="ce30" office:value-type="float" office:value="102.18">
            <text:p>102.18</text:p>
          </table:table-cell>
          <table:table-cell table:style-name="ce30" office:value-type="float" office:value="15.52">
            <text:p>15.52</text:p>
          </table:table-cell>
          <table:table-cell table:number-columns-repeated="4" table:style-name="ce29"/>
          <table:table-cell table:style-name="cf1" table:formula="of:=([L126]-[P126])/SQRT((((([M126]^2)*([K126]-1))+(([Q126]^2)*([O126]-1)))/([K126]+[O126])))"/>
          <table:table-cell table:style-name="cf1" table:formula="of:=([L126]-[T126])/SQRT((((([M126]^2)*([K126]-1))+(([U126]^2)*([S126]-1)))/([K126]+[S126])))"/>
          <table:table-cell table:style-name="cf1" table:formula="of:=([P126]-[T126])/SQRT((((([Q126]^2)*([O126]-1))+(([U126]^2)*([S126]-1)))/([O126]+[S126])))"/>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table:table-cell table:style-name="ce23" table:formula="of:=ROUND(([L126]-((1.96*[M126])/SQRT([K126])));3)"/>
          <table:table-cell table:style-name="ce23" table:formula="of:=ROUND(([L126]+((1.96*[M126])/SQRT([K126])));3)"/>
          <table:table-cell table:style-name="ce23" table:formula="of:=ROUND(([P126]-((1.96*[Q126])/SQRT([O126])));3)"/>
          <table:table-cell table:style-name="ce23" table:formula="of:=ROUND(([P126]+((1.96*[Q126])/SQRT([O126])));3)"/>
          <table:table-cell table:style-name="ce23" table:formula="of:=ROUND(([T126]-((1.96*[U126])/SQRT([S126])));3)"/>
          <table:table-cell table:style-name="ce23" table:formula="of:=ROUND(([T126]+((1.96*[U126])/SQRT([S126])));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324640</text:p>
          </table:table-cell>
          <table:table-cell table:style-name="ce26" office:value-type="string">
            <text:p>WISC-R</text:p>
          </table:table-cell>
          <table:table-cell table:style-name="ce26" office:value-type="string">
            <text:p>F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05.27">
            <text:p>105.27</text:p>
          </table:table-cell>
          <table:table-cell table:style-name="ce29" office:value-type="float" office:value="97.88">
            <text:p>97.88</text:p>
          </table:table-cell>
          <table:table-cell table:style-name="ce29" office:value-type="float" office:value="16.29">
            <text:p>16.29</text:p>
          </table:table-cell>
          <table:table-cell table:style-name="ce25" office:value-type="string">
            <text:p>A/G</text:p>
          </table:table-cell>
          <table:table-cell table:style-name="ce25" office:value-type="float" office:value="181.5">
            <text:p>181.5</text:p>
          </table:table-cell>
          <table:table-cell table:style-name="ce25" office:value-type="float" office:value="98.53">
            <text:p>98.53</text:p>
          </table:table-cell>
          <table:table-cell table:style-name="ce25" office:value-type="float" office:value="14.79">
            <text:p>14.79</text:p>
          </table:table-cell>
          <table:table-cell table:style-name="ce30" office:value-type="string">
            <text:p>G/G</text:p>
          </table:table-cell>
          <table:table-cell table:style-name="ce30" office:value-type="float" office:value="76.23">
            <text:p>76.23</text:p>
          </table:table-cell>
          <table:table-cell table:style-name="ce30" office:value-type="float" office:value="100.83">
            <text:p>100.83</text:p>
          </table:table-cell>
          <table:table-cell table:style-name="ce30" office:value-type="float" office:value="15.15">
            <text:p>15.15</text:p>
          </table:table-cell>
          <table:table-cell table:number-columns-repeated="4" table:style-name="ce29"/>
          <table:table-cell table:style-name="cf1" table:formula="of:=([L127]-[P127])/SQRT((((([M127]^2)*([K127]-1))+(([Q127]^2)*([O127]-1)))/([K127]+[O127])))"/>
          <table:table-cell table:style-name="cf1" table:formula="of:=([L127]-[T127])/SQRT((((([M127]^2)*([K127]-1))+(([U127]^2)*([S127]-1)))/([K127]+[S127])))"/>
          <table:table-cell table:style-name="cf1" table:formula="of:=([P127]-[T127])/SQRT((((([Q127]^2)*([O127]-1))+(([U127]^2)*([S127]-1)))/([O127]+[S127])))"/>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table:table-cell table:style-name="ce23" table:formula="of:=ROUND(([L127]-((1.96*[M127])/SQRT([K127])));3)"/>
          <table:table-cell table:style-name="ce23" table:formula="of:=ROUND(([L127]+((1.96*[M127])/SQRT([K127])));3)"/>
          <table:table-cell table:style-name="ce23" table:formula="of:=ROUND(([P127]-((1.96*[Q127])/SQRT([O127])));3)"/>
          <table:table-cell table:style-name="ce23" table:formula="of:=ROUND(([P127]+((1.96*[Q127])/SQRT([O127])));3)"/>
          <table:table-cell table:style-name="ce23" table:formula="of:=ROUND(([T127]-((1.96*[U127])/SQRT([S127])));3)"/>
          <table:table-cell table:style-name="ce23" table:formula="of:=ROUND(([T127]+((1.96*[U127])/SQRT([S127])));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1378646</text:p>
          </table:table-cell>
          <table:table-cell table:style-name="ce26" office:value-type="string">
            <text:p>WISC-R</text:p>
          </table:table-cell>
          <table:table-cell table:style-name="ce26" office:value-type="string">
            <text:p>F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49.65">
            <text:p>149.65</text:p>
          </table:table-cell>
          <table:table-cell table:style-name="ce29" office:value-type="float" office:value="98.97">
            <text:p>98.97</text:p>
          </table:table-cell>
          <table:table-cell table:style-name="ce29" office:value-type="float" office:value="15.8">
            <text:p>15.8</text:p>
          </table:table-cell>
          <table:table-cell table:style-name="ce25" office:value-type="string">
            <text:p>A/G</text:p>
          </table:table-cell>
          <table:table-cell table:style-name="ce25" office:value-type="float" office:value="175.2">
            <text:p>175.2</text:p>
          </table:table-cell>
          <table:table-cell table:style-name="ce25" office:value-type="float" office:value="98.48">
            <text:p>98.48</text:p>
          </table:table-cell>
          <table:table-cell table:style-name="ce25" office:value-type="float" office:value="14.24">
            <text:p>14.24</text:p>
          </table:table-cell>
          <table:table-cell table:style-name="ce30" office:value-type="string">
            <text:p>G/G</text:p>
          </table:table-cell>
          <table:table-cell table:style-name="ce30" office:value-type="float" office:value="40.15">
            <text:p>40.15</text:p>
          </table:table-cell>
          <table:table-cell table:style-name="ce30" office:value-type="float" office:value="101.62">
            <text:p>101.62</text:p>
          </table:table-cell>
          <table:table-cell table:style-name="ce30" office:value-type="float" office:value="15.39">
            <text:p>15.39</text:p>
          </table:table-cell>
          <table:table-cell table:number-columns-repeated="4" table:style-name="ce29"/>
          <table:table-cell table:style-name="cf1" table:formula="of:=([L128]-[P128])/SQRT((((([M128]^2)*([K128]-1))+(([Q128]^2)*([O128]-1)))/([K128]+[O128])))"/>
          <table:table-cell table:style-name="cf1" table:formula="of:=([L128]-[T128])/SQRT((((([M128]^2)*([K128]-1))+(([U128]^2)*([S128]-1)))/([K128]+[S128])))"/>
          <table:table-cell table:style-name="cf1" table:formula="of:=([P128]-[T128])/SQRT((((([Q128]^2)*([O128]-1))+(([U128]^2)*([S128]-1)))/([O128]+[S128])))"/>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table:table-cell table:style-name="ce23" table:formula="of:=ROUND(([L128]-((1.96*[M128])/SQRT([K128])));3)"/>
          <table:table-cell table:style-name="ce23" table:formula="of:=ROUND(([L128]+((1.96*[M128])/SQRT([K128])));3)"/>
          <table:table-cell table:style-name="ce23" table:formula="of:=ROUND(([P128]-((1.96*[Q128])/SQRT([O128])));3)"/>
          <table:table-cell table:style-name="ce23" table:formula="of:=ROUND(([P128]+((1.96*[Q128])/SQRT([O128])));3)"/>
          <table:table-cell table:style-name="ce23" table:formula="of:=ROUND(([T128]-((1.96*[U128])/SQRT([S128])));3)"/>
          <table:table-cell table:style-name="ce23" table:formula="of:=ROUND(([T128]+((1.96*[U128])/SQRT([S128])));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2350780</text:p>
          </table:table-cell>
          <table:table-cell table:style-name="ce26" office:value-type="string">
            <text:p>WISC-R</text:p>
          </table:table-cell>
          <table:table-cell table:style-name="ce26" office:value-type="string">
            <text:p>F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39.08">
            <text:p>139.08</text:p>
          </table:table-cell>
          <table:table-cell table:style-name="ce29" office:value-type="float" office:value="98.38">
            <text:p>98.38</text:p>
          </table:table-cell>
          <table:table-cell table:style-name="ce29" office:value-type="float" office:value="15.54">
            <text:p>15.54</text:p>
          </table:table-cell>
          <table:table-cell table:style-name="ce25" office:value-type="string">
            <text:p>A/G</text:p>
          </table:table-cell>
          <table:table-cell table:style-name="ce25" office:value-type="float" office:value="168.36">
            <text:p>168.36</text:p>
          </table:table-cell>
          <table:table-cell table:style-name="ce25" office:value-type="float" office:value="99.11">
            <text:p>99.11</text:p>
          </table:table-cell>
          <table:table-cell table:style-name="ce25" office:value-type="float" office:value="15.26">
            <text:p>15.26</text:p>
          </table:table-cell>
          <table:table-cell table:style-name="ce30" office:value-type="string">
            <text:p>G/G</text:p>
          </table:table-cell>
          <table:table-cell table:style-name="ce30" office:value-type="float" office:value="62.22">
            <text:p>62.22</text:p>
          </table:table-cell>
          <table:table-cell table:style-name="ce30" office:value-type="float" office:value="100.79">
            <text:p>100.79</text:p>
          </table:table-cell>
          <table:table-cell table:style-name="ce30" office:value-type="float" office:value="13.7">
            <text:p>13.7</text:p>
          </table:table-cell>
          <table:table-cell table:number-columns-repeated="4" table:style-name="ce29"/>
          <table:table-cell table:style-name="cf1" table:formula="of:=([L129]-[P129])/SQRT((((([M129]^2)*([K129]-1))+(([Q129]^2)*([O129]-1)))/([K129]+[O129])))"/>
          <table:table-cell table:style-name="cf1" table:formula="of:=([L129]-[T129])/SQRT((((([M129]^2)*([K129]-1))+(([U129]^2)*([S129]-1)))/([K129]+[S129])))"/>
          <table:table-cell table:style-name="cf1" table:formula="of:=([P129]-[T129])/SQRT((((([Q129]^2)*([O129]-1))+(([U129]^2)*([S129]-1)))/([O129]+[S129])))"/>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table:table-cell table:style-name="ce23" table:formula="of:=ROUND(([L129]-((1.96*[M129])/SQRT([K129])));3)"/>
          <table:table-cell table:style-name="ce23" table:formula="of:=ROUND(([L129]+((1.96*[M129])/SQRT([K129])));3)"/>
          <table:table-cell table:style-name="ce23" table:formula="of:=ROUND(([P129]-((1.96*[Q129])/SQRT([O129])));3)"/>
          <table:table-cell table:style-name="ce23" table:formula="of:=ROUND(([P129]+((1.96*[Q129])/SQRT([O129])));3)"/>
          <table:table-cell table:style-name="ce23" table:formula="of:=ROUND(([T129]-((1.96*[U129])/SQRT([S129])));3)"/>
          <table:table-cell table:style-name="ce23" table:formula="of:=ROUND(([T129]+((1.96*[U129])/SQRT([S129])));3)"/>
          <table:table-cell table:number-columns-repeated="987"/>
        </table:table-row>
        <table:table-row table:style-name="ro11">
          <table:table-cell table:style-name="ce24" office:value-type="string">
            <text:p>Nic</text:p>
          </table:table-cell>
          <table:table-cell table:style-name="ce25" office:value-type="string">
            <text:p>j.1601-183X.2006.00211.x.pdf</text:p>
          </table:table-cell>
          <table:table-cell table:style-name="ce25" office:value-type="float" office:value="1.7081262E7">
            <text:p>17081262</text:p>
          </table:table-cell>
          <table:table-cell table:style-name="ce26" office:value-type="string">
            <text:p>CHRM2</text:p>
          </table:table-cell>
          <table:table-cell table:style-name="ce26" office:value-type="string">
            <text:p>rs2061174 </text:p>
          </table:table-cell>
          <table:table-cell table:style-name="ce26" office:value-type="string">
            <text:p>WISC-R</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164.0">
            <text:p>164</text:p>
          </table:table-cell>
          <table:table-cell table:style-name="ce29" office:value-type="float" office:value="99.64">
            <text:p>99.64</text:p>
          </table:table-cell>
          <table:table-cell table:style-name="ce29" office:value-type="float" office:value="15.52">
            <text:p>15.52</text:p>
          </table:table-cell>
          <table:table-cell table:style-name="ce25" office:value-type="string">
            <text:p>A/A</text:p>
          </table:table-cell>
          <table:table-cell table:style-name="ce25" office:value-type="float" office:value="171.0">
            <text:p>171</text:p>
          </table:table-cell>
          <table:table-cell table:style-name="ce25" office:value-type="float" office:value="99.93">
            <text:p>99.93</text:p>
          </table:table-cell>
          <table:table-cell table:style-name="ce25" office:value-type="float" office:value="15.4">
            <text:p>15.4</text:p>
          </table:table-cell>
          <table:table-cell table:style-name="ce30" office:value-type="string">
            <text:p>A/G</text:p>
          </table:table-cell>
          <table:table-cell table:style-name="ce30" office:value-type="float" office:value="46.0">
            <text:p>46</text:p>
          </table:table-cell>
          <table:table-cell table:style-name="ce30" office:value-type="float" office:value="103.62">
            <text:p>103.62</text:p>
          </table:table-cell>
          <table:table-cell table:style-name="ce30" office:value-type="float" office:value="14.16">
            <text:p>14.16</text:p>
          </table:table-cell>
          <table:table-cell table:number-columns-repeated="4" table:style-name="ce29"/>
          <table:table-cell table:style-name="cf1" table:formula="of:=([L130]-[P130])/SQRT((((([M130]^2)*([K130]-1))+(([Q130]^2)*([O130]-1)))/([K130]+[O130])))"/>
          <table:table-cell table:style-name="cf1" table:formula="of:=([L130]-[T130])/SQRT((((([M130]^2)*([K130]-1))+(([U130]^2)*([S130]-1)))/([K130]+[S130])))"/>
          <table:table-cell table:style-name="cf1" table:formula="of:=([P130]-[T130])/SQRT((((([Q130]^2)*([O130]-1))+(([U130]^2)*([S130]-1)))/([O130]+[S130])))"/>
          <table:table-cell table:style-name="ce32"/>
          <table:table-cell table:style-name="ce33" office:value-type="string">
            <text:p>Wechsler,D. (1986) Wechsler Intelligence Scale for Children-</text:p>
            <text:p>Revised (WISC-R). Swets &amp; Zeitlinger,Lisse.</text:p>
            <text:p/>
          </table:table-cell>
          <table:table-cell table:style-name="ce29"/>
          <table:table-cell table:style-name="ce23" table:formula="of:=ROUND(([L130]-((1.96*[M130])/SQRT([K130])));3)"/>
          <table:table-cell table:style-name="ce23" table:formula="of:=ROUND(([L130]+((1.96*[M130])/SQRT([K130])));3)"/>
          <table:table-cell table:style-name="ce23" table:formula="of:=ROUND(([P130]-((1.96*[Q130])/SQRT([O130])));3)"/>
          <table:table-cell table:style-name="ce23" table:formula="of:=ROUND(([P130]+((1.96*[Q130])/SQRT([O130])));3)"/>
          <table:table-cell table:style-name="ce23" table:formula="of:=ROUND(([T130]-((1.96*[U130])/SQRT([S130])));3)"/>
          <table:table-cell table:style-name="ce23" table:formula="of:=ROUND(([T130]+((1.96*[U130])/SQRT([S130])));3)"/>
          <table:table-cell table:number-columns-repeated="987"/>
        </table:table-row>
        <table:table-row table:style-name="ro11">
          <table:table-cell table:style-name="ce24" office:value-type="string">
            <text:p>Nic</text:p>
          </table:table-cell>
          <table:table-cell table:style-name="ce25" office:value-type="string">
            <text:p>j.1601-183X.2006.00211.x.pdf</text:p>
          </table:table-cell>
          <table:table-cell table:style-name="ce25" office:value-type="float" office:value="1.7081262E7">
            <text:p>17081262</text:p>
          </table:table-cell>
          <table:table-cell table:style-name="ce26" office:value-type="string">
            <text:p>CHRM2</text:p>
          </table:table-cell>
          <table:table-cell table:style-name="ce26" office:value-type="string">
            <text:p>rs324650 </text:p>
          </table:table-cell>
          <table:table-cell table:style-name="ce26" office:value-type="string">
            <text:p>WISC-R</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10.0">
            <text:p>110</text:p>
          </table:table-cell>
          <table:table-cell table:style-name="ce29" office:value-type="float" office:value="98.56">
            <text:p>98.56</text:p>
          </table:table-cell>
          <table:table-cell table:style-name="ce29" office:value-type="float" office:value="16.11">
            <text:p>16.11</text:p>
          </table:table-cell>
          <table:table-cell table:style-name="ce25" office:value-type="string">
            <text:p>A/T</text:p>
          </table:table-cell>
          <table:table-cell table:style-name="ce25" office:value-type="float" office:value="190.0">
            <text:p>190</text:p>
          </table:table-cell>
          <table:table-cell table:style-name="ce25" office:value-type="float" office:value="100.35">
            <text:p>100.35</text:p>
          </table:table-cell>
          <table:table-cell table:style-name="ce25" office:value-type="float" office:value="14.83">
            <text:p>14.83</text:p>
          </table:table-cell>
          <table:table-cell table:style-name="ce30" office:value-type="string">
            <text:p>T/T</text:p>
          </table:table-cell>
          <table:table-cell table:style-name="ce30" office:value-type="float" office:value="80.0">
            <text:p>80</text:p>
          </table:table-cell>
          <table:table-cell table:style-name="ce30" office:value-type="float" office:value="101.89">
            <text:p>101.89</text:p>
          </table:table-cell>
          <table:table-cell table:style-name="ce30" office:value-type="float" office:value="15.05">
            <text:p>15.05</text:p>
          </table:table-cell>
          <table:table-cell table:number-columns-repeated="4" table:style-name="ce29"/>
          <table:table-cell table:style-name="cf1" table:formula="of:=([L131]-[P131])/SQRT((((([M131]^2)*([K131]-1))+(([Q131]^2)*([O131]-1)))/([K131]+[O131])))"/>
          <table:table-cell table:style-name="cf1" table:formula="of:=([L131]-[T131])/SQRT((((([M131]^2)*([K131]-1))+(([U131]^2)*([S131]-1)))/([K131]+[S131])))"/>
          <table:table-cell table:style-name="cf1" table:formula="of:=([P131]-[T131])/SQRT((((([Q131]^2)*([O131]-1))+(([U131]^2)*([S131]-1)))/([O131]+[S131])))"/>
          <table:table-cell table:style-name="ce32"/>
          <table:table-cell table:style-name="ce33" office:value-type="string">
            <text:p>Wechsler,D. (1986) Wechsler Intelligence Scale for Children-</text:p>
            <text:p>Revised (WISC-R). Swets &amp; Zeitlinger,Lisse.</text:p>
            <text:p/>
          </table:table-cell>
          <table:table-cell table:style-name="ce29"/>
          <table:table-cell table:style-name="ce23" table:formula="of:=ROUND(([L131]-((1.96*[M131])/SQRT([K131])));3)"/>
          <table:table-cell table:style-name="ce23" table:formula="of:=ROUND(([L131]+((1.96*[M131])/SQRT([K131])));3)"/>
          <table:table-cell table:style-name="ce23" table:formula="of:=ROUND(([P131]-((1.96*[Q131])/SQRT([O131])));3)"/>
          <table:table-cell table:style-name="ce23" table:formula="of:=ROUND(([P131]+((1.96*[Q131])/SQRT([O131])));3)"/>
          <table:table-cell table:style-name="ce23" table:formula="of:=ROUND(([T131]-((1.96*[U131])/SQRT([S131])));3)"/>
          <table:table-cell table:style-name="ce23" table:formula="of:=ROUND(([T131]+((1.96*[U131])/SQRT([S131])));3)"/>
          <table:table-cell table:number-columns-repeated="987"/>
        </table:table-row>
        <table:table-row table:style-name="ro11">
          <table:table-cell table:style-name="ce24" office:value-type="string">
            <text:p>Nic</text:p>
          </table:table-cell>
          <table:table-cell table:style-name="ce25" office:value-type="string">
            <text:p>j.1601-183X.2006.00211.x.pdf</text:p>
          </table:table-cell>
          <table:table-cell table:style-name="ce25" office:value-type="float" office:value="1.7081262E7">
            <text:p>17081262</text:p>
          </table:table-cell>
          <table:table-cell table:style-name="ce26" office:value-type="string">
            <text:p>CHRM2</text:p>
          </table:table-cell>
          <table:table-cell table:style-name="ce26" office:value-type="string">
            <text:p>rs324640 </text:p>
          </table:table-cell>
          <table:table-cell table:style-name="ce26" office:value-type="string">
            <text:p>WISC-R</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07.0">
            <text:p>107</text:p>
          </table:table-cell>
          <table:table-cell table:style-name="ce29" office:value-type="float" office:value="99.18">
            <text:p>99.18</text:p>
          </table:table-cell>
          <table:table-cell table:style-name="ce29" office:value-type="float" office:value="16.35">
            <text:p>16.35</text:p>
          </table:table-cell>
          <table:table-cell table:style-name="ce25" office:value-type="string">
            <text:p>A/G</text:p>
          </table:table-cell>
          <table:table-cell table:style-name="ce25" office:value-type="float" office:value="191.0">
            <text:p>191</text:p>
          </table:table-cell>
          <table:table-cell table:style-name="ce25" office:value-type="float" office:value="100.1">
            <text:p>100.1</text:p>
          </table:table-cell>
          <table:table-cell table:style-name="ce25" office:value-type="float" office:value="14.67">
            <text:p>14.67</text:p>
          </table:table-cell>
          <table:table-cell table:style-name="ce30" office:value-type="string">
            <text:p>G/G</text:p>
          </table:table-cell>
          <table:table-cell table:style-name="ce30" office:value-type="float" office:value="84.0">
            <text:p>84</text:p>
          </table:table-cell>
          <table:table-cell table:style-name="ce30" office:value-type="float" office:value="101.88">
            <text:p>101.88</text:p>
          </table:table-cell>
          <table:table-cell table:style-name="ce30" office:value-type="float" office:value="15.42">
            <text:p>15.42</text:p>
          </table:table-cell>
          <table:table-cell table:number-columns-repeated="4" table:style-name="ce29"/>
          <table:table-cell table:style-name="cf1" table:formula="of:=([L132]-[P132])/SQRT((((([M132]^2)*([K132]-1))+(([Q132]^2)*([O132]-1)))/([K132]+[O132])))"/>
          <table:table-cell table:style-name="cf1" table:formula="of:=([L132]-[T132])/SQRT((((([M132]^2)*([K132]-1))+(([U132]^2)*([S132]-1)))/([K132]+[S132])))"/>
          <table:table-cell table:style-name="cf1" table:formula="of:=([P132]-[T132])/SQRT((((([Q132]^2)*([O132]-1))+(([U132]^2)*([S132]-1)))/([O132]+[S132])))"/>
          <table:table-cell table:style-name="ce32"/>
          <table:table-cell table:style-name="ce33" office:value-type="string">
            <text:p>Wechsler,D. (1986) Wechsler Intelligence Scale for Children-</text:p>
            <text:p>Revised (WISC-R). Swets &amp; Zeitlinger,Lisse.</text:p>
            <text:p/>
          </table:table-cell>
          <table:table-cell table:style-name="ce29"/>
          <table:table-cell table:style-name="ce23" table:formula="of:=ROUND(([L132]-((1.96*[M132])/SQRT([K132])));3)"/>
          <table:table-cell table:style-name="ce23" table:formula="of:=ROUND(([L132]+((1.96*[M132])/SQRT([K132])));3)"/>
          <table:table-cell table:style-name="ce23" table:formula="of:=ROUND(([P132]-((1.96*[Q132])/SQRT([O132])));3)"/>
          <table:table-cell table:style-name="ce23" table:formula="of:=ROUND(([P132]+((1.96*[Q132])/SQRT([O132])));3)"/>
          <table:table-cell table:style-name="ce23" table:formula="of:=ROUND(([T132]-((1.96*[U132])/SQRT([S132])));3)"/>
          <table:table-cell table:style-name="ce23" table:formula="of:=ROUND(([T132]+((1.96*[U132])/SQRT([S132])));3)"/>
          <table:table-cell table:number-columns-repeated="987"/>
        </table:table-row>
        <table:table-row table:style-name="ro14">
          <table:table-cell table:style-name="ce24" office:value-type="string">
            <text:p>Nic</text:p>
          </table:table-cell>
          <table:table-cell table:style-name="ce25" office:value-type="string">
            <text:p>j.1601-183X.2006.00211.x.pdf</text:p>
          </table:table-cell>
          <table:table-cell table:style-name="ce25" office:value-type="float" office:value="1.7081262E7">
            <text:p>17081262</text:p>
          </table:table-cell>
          <table:table-cell table:style-name="ce26" office:value-type="string">
            <text:p>CHRM2</text:p>
          </table:table-cell>
          <table:table-cell table:style-name="ce26" office:value-type="string">
            <text:p>rs2061174 </text:p>
          </table:table-cell>
          <table:table-cell table:style-name="ce26" office:value-type="string">
            <text:p>WISC-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164.0">
            <text:p>164</text:p>
          </table:table-cell>
          <table:table-cell table:style-name="ce29" office:value-type="float" office:value="100.16">
            <text:p>100.16</text:p>
          </table:table-cell>
          <table:table-cell table:style-name="ce29" office:value-type="float" office:value="13.75">
            <text:p>13.75</text:p>
          </table:table-cell>
          <table:table-cell table:style-name="ce25" office:value-type="string">
            <text:p>A/A</text:p>
          </table:table-cell>
          <table:table-cell table:style-name="ce25" office:value-type="float" office:value="171.0">
            <text:p>171</text:p>
          </table:table-cell>
          <table:table-cell table:style-name="ce25" office:value-type="float" office:value="102.2">
            <text:p>102.2</text:p>
          </table:table-cell>
          <table:table-cell table:style-name="ce25" office:value-type="float" office:value="12.55">
            <text:p>12.55</text:p>
          </table:table-cell>
          <table:table-cell table:style-name="ce30" office:value-type="string">
            <text:p>A/G</text:p>
          </table:table-cell>
          <table:table-cell table:style-name="ce30" office:value-type="float" office:value="46.0">
            <text:p>46</text:p>
          </table:table-cell>
          <table:table-cell table:style-name="ce30" office:value-type="float" office:value="105.26">
            <text:p>105.26</text:p>
          </table:table-cell>
          <table:table-cell table:style-name="ce30" office:value-type="float" office:value="11.57">
            <text:p>11.57</text:p>
          </table:table-cell>
          <table:table-cell table:number-columns-repeated="4" table:style-name="ce29"/>
          <table:table-cell table:style-name="cf1" table:formula="of:=([L133]-[P133])/SQRT((((([M133]^2)*([K133]-1))+(([Q133]^2)*([O133]-1)))/([K133]+[O133])))"/>
          <table:table-cell table:style-name="cf1" table:formula="of:=([L133]-[T133])/SQRT((((([M133]^2)*([K133]-1))+(([U133]^2)*([S133]-1)))/([K133]+[S133])))"/>
          <table:table-cell table:style-name="cf1" table:formula="of:=([P133]-[T133])/SQRT((((([Q133]^2)*([O133]-1))+(([U133]^2)*([S133]-1)))/([O133]+[S133])))"/>
          <table:table-cell table:style-name="ce32" office:value-type="string">
            <text:p>Here sample sizes are approximated by multiplying allele frequency with total N</text:p>
          </table:table-cell>
          <table:table-cell table:style-name="ce33" office:value-type="string">
            <text:p>Wechsler,D. (1986) Wechsler Intelligence Scale for Children-</text:p>
            <text:p>Revised (WISC-R). Swets &amp; Zeitlinger,Lisse.</text:p>
            <text:p/>
          </table:table-cell>
          <table:table-cell table:style-name="ce29"/>
          <table:table-cell table:style-name="ce23" table:formula="of:=ROUND(([L133]-((1.96*[M133])/SQRT([K133])));3)"/>
          <table:table-cell table:style-name="ce23" table:formula="of:=ROUND(([L133]+((1.96*[M133])/SQRT([K133])));3)"/>
          <table:table-cell table:style-name="ce23" table:formula="of:=ROUND(([P133]-((1.96*[Q133])/SQRT([O133])));3)"/>
          <table:table-cell table:style-name="ce23" table:formula="of:=ROUND(([P133]+((1.96*[Q133])/SQRT([O133])));3)"/>
          <table:table-cell table:style-name="ce23" table:formula="of:=ROUND(([T133]-((1.96*[U133])/SQRT([S133])));3)"/>
          <table:table-cell table:style-name="ce23" table:formula="of:=ROUND(([T133]+((1.96*[U133])/SQRT([S133])));3)"/>
          <table:table-cell table:number-columns-repeated="987"/>
        </table:table-row>
        <table:table-row table:style-name="ro11">
          <table:table-cell table:style-name="ce24" office:value-type="string">
            <text:p>Nic</text:p>
          </table:table-cell>
          <table:table-cell table:style-name="ce25" office:value-type="string">
            <text:p>j.1601-183X.2006.00211.x.pdf</text:p>
          </table:table-cell>
          <table:table-cell table:style-name="ce25" office:value-type="float" office:value="1.7081262E7">
            <text:p>17081262</text:p>
          </table:table-cell>
          <table:table-cell table:style-name="ce26" office:value-type="string">
            <text:p>CHRM2</text:p>
          </table:table-cell>
          <table:table-cell table:style-name="ce26" office:value-type="string">
            <text:p>rs324650 </text:p>
          </table:table-cell>
          <table:table-cell table:style-name="ce26" office:value-type="string">
            <text:p>WISC-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10.0">
            <text:p>110</text:p>
          </table:table-cell>
          <table:table-cell table:style-name="ce29" office:value-type="float" office:value="100.5">
            <text:p>100.5</text:p>
          </table:table-cell>
          <table:table-cell table:style-name="ce29" office:value-type="float" office:value="14.15">
            <text:p>14.15</text:p>
          </table:table-cell>
          <table:table-cell table:style-name="ce25" office:value-type="string">
            <text:p>A/T</text:p>
          </table:table-cell>
          <table:table-cell table:style-name="ce25" office:value-type="float" office:value="190.0">
            <text:p>190</text:p>
          </table:table-cell>
          <table:table-cell table:style-name="ce25" office:value-type="float" office:value="101.76">
            <text:p>101.76</text:p>
          </table:table-cell>
          <table:table-cell table:style-name="ce25" office:value-type="float" office:value="12.74">
            <text:p>12.74</text:p>
          </table:table-cell>
          <table:table-cell table:style-name="ce30" office:value-type="string">
            <text:p>T/T</text:p>
          </table:table-cell>
          <table:table-cell table:style-name="ce30" office:value-type="float" office:value="80.0">
            <text:p>80</text:p>
          </table:table-cell>
          <table:table-cell table:style-name="ce30" office:value-type="float" office:value="102.96">
            <text:p>102.96</text:p>
          </table:table-cell>
          <table:table-cell table:style-name="ce30" office:value-type="float" office:value="12.051">
            <text:p>12.051</text:p>
          </table:table-cell>
          <table:table-cell table:number-columns-repeated="4" table:style-name="ce29"/>
          <table:table-cell table:style-name="cf1" table:formula="of:=([L134]-[P134])/SQRT((((([M134]^2)*([K134]-1))+(([Q134]^2)*([O134]-1)))/([K134]+[O134])))"/>
          <table:table-cell table:style-name="cf1" table:formula="of:=([L134]-[T134])/SQRT((((([M134]^2)*([K134]-1))+(([U134]^2)*([S134]-1)))/([K134]+[S134])))"/>
          <table:table-cell table:style-name="cf1" table:formula="of:=([P134]-[T134])/SQRT((((([Q134]^2)*([O134]-1))+(([U134]^2)*([S134]-1)))/([O134]+[S134])))"/>
          <table:table-cell table:style-name="ce32"/>
          <table:table-cell table:style-name="ce33" office:value-type="string">
            <text:p>Wechsler,D. (1986) Wechsler Intelligence Scale for Children-</text:p>
            <text:p>Revised (WISC-R). Swets &amp; Zeitlinger,Lisse.</text:p>
            <text:p/>
          </table:table-cell>
          <table:table-cell table:style-name="ce29"/>
          <table:table-cell table:style-name="ce23" table:formula="of:=ROUND(([L134]-((1.96*[M134])/SQRT([K134])));3)"/>
          <table:table-cell table:style-name="ce23" table:formula="of:=ROUND(([L134]+((1.96*[M134])/SQRT([K134])));3)"/>
          <table:table-cell table:style-name="ce23" table:formula="of:=ROUND(([P134]-((1.96*[Q134])/SQRT([O134])));3)"/>
          <table:table-cell table:style-name="ce23" table:formula="of:=ROUND(([P134]+((1.96*[Q134])/SQRT([O134])));3)"/>
          <table:table-cell table:style-name="ce23" table:formula="of:=ROUND(([T134]-((1.96*[U134])/SQRT([S134])));3)"/>
          <table:table-cell table:style-name="ce23" table:formula="of:=ROUND(([T134]+((1.96*[U134])/SQRT([S134])));3)"/>
          <table:table-cell table:number-columns-repeated="987"/>
        </table:table-row>
        <table:table-row table:style-name="ro11">
          <table:table-cell table:style-name="ce24" office:value-type="string">
            <text:p>Nic</text:p>
          </table:table-cell>
          <table:table-cell table:style-name="ce25" office:value-type="string">
            <text:p>j.1601-183X.2006.00211.x.pdf</text:p>
          </table:table-cell>
          <table:table-cell table:style-name="ce25" office:value-type="float" office:value="1.7081262E7">
            <text:p>17081262</text:p>
          </table:table-cell>
          <table:table-cell table:style-name="ce26" office:value-type="string">
            <text:p>CHRM2</text:p>
          </table:table-cell>
          <table:table-cell table:style-name="ce26" office:value-type="string">
            <text:p>rs324640 </text:p>
          </table:table-cell>
          <table:table-cell table:style-name="ce26" office:value-type="string">
            <text:p>WISC-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07.0">
            <text:p>107</text:p>
          </table:table-cell>
          <table:table-cell table:style-name="ce29" office:value-type="float" office:value="100.6">
            <text:p>100.6</text:p>
          </table:table-cell>
          <table:table-cell table:style-name="ce29" office:value-type="float" office:value="14.02">
            <text:p>14.02</text:p>
          </table:table-cell>
          <table:table-cell table:style-name="ce25" office:value-type="string">
            <text:p>A/G</text:p>
          </table:table-cell>
          <table:table-cell table:style-name="ce25" office:value-type="float" office:value="191.0">
            <text:p>191</text:p>
          </table:table-cell>
          <table:table-cell table:style-name="ce25" office:value-type="float" office:value="101.81">
            <text:p>101.81</text:p>
          </table:table-cell>
          <table:table-cell table:style-name="ce25" office:value-type="float" office:value="12.82">
            <text:p>12.82</text:p>
          </table:table-cell>
          <table:table-cell table:style-name="ce30" office:value-type="string">
            <text:p>G/G</text:p>
          </table:table-cell>
          <table:table-cell table:style-name="ce30" office:value-type="float" office:value="84.0">
            <text:p>84</text:p>
          </table:table-cell>
          <table:table-cell table:style-name="ce30" office:value-type="float" office:value="102.67">
            <text:p>102.67</text:p>
          </table:table-cell>
          <table:table-cell table:style-name="ce30" office:value-type="float" office:value="12.27">
            <text:p>12.27</text:p>
          </table:table-cell>
          <table:table-cell table:number-columns-repeated="4" table:style-name="ce29"/>
          <table:table-cell table:style-name="cf1" table:formula="of:=([L135]-[P135])/SQRT((((([M135]^2)*([K135]-1))+(([Q135]^2)*([O135]-1)))/([K135]+[O135])))"/>
          <table:table-cell table:style-name="cf1" table:formula="of:=([L135]-[T135])/SQRT((((([M135]^2)*([K135]-1))+(([U135]^2)*([S135]-1)))/([K135]+[S135])))"/>
          <table:table-cell table:style-name="cf1" table:formula="of:=([P135]-[T135])/SQRT((((([Q135]^2)*([O135]-1))+(([U135]^2)*([S135]-1)))/([O135]+[S135])))"/>
          <table:table-cell table:style-name="ce32"/>
          <table:table-cell table:style-name="ce33" office:value-type="string">
            <text:p>Wechsler,D. (1986) Wechsler Intelligence Scale for Children-</text:p>
            <text:p>Revised (WISC-R). Swets &amp; Zeitlinger,Lisse.</text:p>
            <text:p/>
          </table:table-cell>
          <table:table-cell table:style-name="ce29"/>
          <table:table-cell table:style-name="ce23" table:formula="of:=ROUND(([L135]-((1.96*[M135])/SQRT([K135])));3)"/>
          <table:table-cell table:style-name="ce23" table:formula="of:=ROUND(([L135]+((1.96*[M135])/SQRT([K135])));3)"/>
          <table:table-cell table:style-name="ce23" table:formula="of:=ROUND(([P135]-((1.96*[Q135])/SQRT([O135])));3)"/>
          <table:table-cell table:style-name="ce23" table:formula="of:=ROUND(([P135]+((1.96*[Q135])/SQRT([O135])));3)"/>
          <table:table-cell table:style-name="ce23" table:formula="of:=ROUND(([T135]-((1.96*[U135])/SQRT([S135])));3)"/>
          <table:table-cell table:style-name="ce23" table:formula="of:=ROUND(([T135]+((1.96*[U135])/SQRT([S135])));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17411561</text:p>
          </table:table-cell>
          <table:table-cell table:style-name="ce26" office:value-type="string">
            <text:p>WISC-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office:value-type="float" office:value="165.6">
            <text:p>165.6</text:p>
          </table:table-cell>
          <table:table-cell table:style-name="ce29" office:value-type="float" office:value="87.19">
            <text:p>87.19</text:p>
          </table:table-cell>
          <table:table-cell table:style-name="ce29" office:value-type="float" office:value="19.37">
            <text:p>19.37</text:p>
          </table:table-cell>
          <table:table-cell table:style-name="ce25" office:value-type="string">
            <text:p>C/T</text:p>
          </table:table-cell>
          <table:table-cell table:style-name="ce25" office:value-type="float" office:value="144.9">
            <text:p>144.9</text:p>
          </table:table-cell>
          <table:table-cell table:style-name="ce25" office:value-type="float" office:value="95.95">
            <text:p>95.95</text:p>
          </table:table-cell>
          <table:table-cell table:style-name="ce25" office:value-type="float" office:value="18.21">
            <text:p>18.21</text:p>
          </table:table-cell>
          <table:table-cell table:style-name="ce30" office:value-type="string">
            <text:p>C/C</text:p>
          </table:table-cell>
          <table:table-cell table:style-name="ce30" office:value-type="float" office:value="34.5">
            <text:p>34.5</text:p>
          </table:table-cell>
          <table:table-cell table:style-name="ce30" office:value-type="float" office:value="94.89">
            <text:p>94.89</text:p>
          </table:table-cell>
          <table:table-cell table:style-name="ce30" office:value-type="float" office:value="19.64">
            <text:p>19.64</text:p>
          </table:table-cell>
          <table:table-cell table:number-columns-repeated="4" table:style-name="ce29"/>
          <table:table-cell table:style-name="cf1" table:formula="of:=([L136]-[P136])/SQRT((((([M136]^2)*([K136]-1))+(([Q136]^2)*([O136]-1)))/([K136]+[O136])))"/>
          <table:table-cell table:style-name="cf1" table:formula="of:=([L136]-[T136])/SQRT((((([M136]^2)*([K136]-1))+(([U136]^2)*([S136]-1)))/([K136]+[S136])))"/>
          <table:table-cell table:style-name="cf1" table:formula="of:=([P136]-[T136])/SQRT((((([Q136]^2)*([O136]-1))+(([U136]^2)*([S136]-1)))/([O136]+[S136])))"/>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table:table-cell table:style-name="ce23" table:formula="of:=ROUND(([L136]-((1.96*[M136])/SQRT([K136])));3)"/>
          <table:table-cell table:style-name="ce23" table:formula="of:=ROUND(([L136]+((1.96*[M136])/SQRT([K136])));3)"/>
          <table:table-cell table:style-name="ce23" table:formula="of:=ROUND(([P136]-((1.96*[Q136])/SQRT([O136])));3)"/>
          <table:table-cell table:style-name="ce23" table:formula="of:=ROUND(([P136]+((1.96*[Q136])/SQRT([O136])));3)"/>
          <table:table-cell table:style-name="ce23" table:formula="of:=ROUND(([T136]-((1.96*[U136])/SQRT([S136])));3)"/>
          <table:table-cell table:style-name="ce23" table:formula="of:=ROUND(([T136]+((1.96*[U136])/SQRT([S136])));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324650</text:p>
          </table:table-cell>
          <table:table-cell table:style-name="ce26" office:value-type="string">
            <text:p>WISC-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08.9">
            <text:p>108.9</text:p>
          </table:table-cell>
          <table:table-cell table:style-name="ce29" office:value-type="float" office:value="93.59">
            <text:p>93.59</text:p>
          </table:table-cell>
          <table:table-cell table:style-name="ce29" office:value-type="float" office:value="19.42">
            <text:p>19.42</text:p>
          </table:table-cell>
          <table:table-cell table:style-name="ce25" office:value-type="string">
            <text:p>A/T</text:p>
          </table:table-cell>
          <table:table-cell table:style-name="ce25" office:value-type="float" office:value="174.24">
            <text:p>174.24</text:p>
          </table:table-cell>
          <table:table-cell table:style-name="ce25" office:value-type="float" office:value="94.45">
            <text:p>94.45</text:p>
          </table:table-cell>
          <table:table-cell table:style-name="ce25" office:value-type="float" office:value="19.2">
            <text:p>19.2</text:p>
          </table:table-cell>
          <table:table-cell table:style-name="ce30" office:value-type="string">
            <text:p>T/T</text:p>
          </table:table-cell>
          <table:table-cell table:style-name="ce30" office:value-type="float" office:value="76.23">
            <text:p>76.23</text:p>
          </table:table-cell>
          <table:table-cell table:style-name="ce30" office:value-type="float" office:value="96.82">
            <text:p>96.82</text:p>
          </table:table-cell>
          <table:table-cell table:style-name="ce30" office:value-type="float" office:value="18.4">
            <text:p>18.4</text:p>
          </table:table-cell>
          <table:table-cell table:number-columns-repeated="4" table:style-name="ce29"/>
          <table:table-cell table:style-name="cf1" table:formula="of:=([L137]-[P137])/SQRT((((([M137]^2)*([K137]-1))+(([Q137]^2)*([O137]-1)))/([K137]+[O137])))"/>
          <table:table-cell table:style-name="cf1" table:formula="of:=([L137]-[T137])/SQRT((((([M137]^2)*([K137]-1))+(([U137]^2)*([S137]-1)))/([K137]+[S137])))"/>
          <table:table-cell table:style-name="cf1" table:formula="of:=([P137]-[T137])/SQRT((((([Q137]^2)*([O137]-1))+(([U137]^2)*([S137]-1)))/([O137]+[S137])))"/>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table:table-cell table:style-name="ce23" table:formula="of:=ROUND(([L137]-((1.96*[M137])/SQRT([K137])));3)"/>
          <table:table-cell table:style-name="ce23" table:formula="of:=ROUND(([L137]+((1.96*[M137])/SQRT([K137])));3)"/>
          <table:table-cell table:style-name="ce23" table:formula="of:=ROUND(([P137]-((1.96*[Q137])/SQRT([O137])));3)"/>
          <table:table-cell table:style-name="ce23" table:formula="of:=ROUND(([P137]+((1.96*[Q137])/SQRT([O137])));3)"/>
          <table:table-cell table:style-name="ce23" table:formula="of:=ROUND(([T137]-((1.96*[U137])/SQRT([S137])));3)"/>
          <table:table-cell table:style-name="ce23" table:formula="of:=ROUND(([T137]+((1.96*[U137])/SQRT([S137])));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324640</text:p>
          </table:table-cell>
          <table:table-cell table:style-name="ce26" office:value-type="string">
            <text:p>WISC-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05.27">
            <text:p>105.27</text:p>
          </table:table-cell>
          <table:table-cell table:style-name="ce29" office:value-type="float" office:value="94.72">
            <text:p>94.72</text:p>
          </table:table-cell>
          <table:table-cell table:style-name="ce29" office:value-type="float" office:value="19.94">
            <text:p>19.94</text:p>
          </table:table-cell>
          <table:table-cell table:style-name="ce25" office:value-type="string">
            <text:p>A/G</text:p>
          </table:table-cell>
          <table:table-cell table:style-name="ce25" office:value-type="float" office:value="181.5">
            <text:p>181.5</text:p>
          </table:table-cell>
          <table:table-cell table:style-name="ce25" office:value-type="float" office:value="94.04">
            <text:p>94.04</text:p>
          </table:table-cell>
          <table:table-cell table:style-name="ce25" office:value-type="float" office:value="19.09">
            <text:p>19.09</text:p>
          </table:table-cell>
          <table:table-cell table:style-name="ce30" office:value-type="string">
            <text:p>G/G</text:p>
          </table:table-cell>
          <table:table-cell table:style-name="ce30" office:value-type="float" office:value="76.23">
            <text:p>76.23</text:p>
          </table:table-cell>
          <table:table-cell table:style-name="ce30" office:value-type="float" office:value="96.61">
            <text:p>96.61</text:p>
          </table:table-cell>
          <table:table-cell table:style-name="ce30" office:value-type="float" office:value="18.68">
            <text:p>18.68</text:p>
          </table:table-cell>
          <table:table-cell table:number-columns-repeated="4" table:style-name="ce29"/>
          <table:table-cell table:style-name="cf1" table:formula="of:=([L138]-[P138])/SQRT((((([M138]^2)*([K138]-1))+(([Q138]^2)*([O138]-1)))/([K138]+[O138])))"/>
          <table:table-cell table:style-name="cf1" table:formula="of:=([L138]-[T138])/SQRT((((([M138]^2)*([K138]-1))+(([U138]^2)*([S138]-1)))/([K138]+[S138])))"/>
          <table:table-cell table:style-name="cf1" table:formula="of:=([P138]-[T138])/SQRT((((([Q138]^2)*([O138]-1))+(([U138]^2)*([S138]-1)))/([O138]+[S138])))"/>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table:table-cell table:style-name="ce23" table:formula="of:=ROUND(([L138]-((1.96*[M138])/SQRT([K138])));3)"/>
          <table:table-cell table:style-name="ce23" table:formula="of:=ROUND(([L138]+((1.96*[M138])/SQRT([K138])));3)"/>
          <table:table-cell table:style-name="ce23" table:formula="of:=ROUND(([P138]-((1.96*[Q138])/SQRT([O138])));3)"/>
          <table:table-cell table:style-name="ce23" table:formula="of:=ROUND(([P138]+((1.96*[Q138])/SQRT([O138])));3)"/>
          <table:table-cell table:style-name="ce23" table:formula="of:=ROUND(([T138]-((1.96*[U138])/SQRT([S138])));3)"/>
          <table:table-cell table:style-name="ce23" table:formula="of:=ROUND(([T138]+((1.96*[U138])/SQRT([S138])));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1364409</text:p>
          </table:table-cell>
          <table:table-cell table:style-name="ce26" office:value-type="string">
            <text:p>WISC-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58.84">
            <text:p>158.84</text:p>
          </table:table-cell>
          <table:table-cell table:style-name="ce29" office:value-type="float" office:value="95.3">
            <text:p>95.3</text:p>
          </table:table-cell>
          <table:table-cell table:style-name="ce29" office:value-type="float" office:value="19.27">
            <text:p>19.27</text:p>
          </table:table-cell>
          <table:table-cell table:style-name="ce25" office:value-type="string">
            <text:p>A/T</text:p>
          </table:table-cell>
          <table:table-cell table:style-name="ce25" office:value-type="float" office:value="169.67">
            <text:p>169.67</text:p>
          </table:table-cell>
          <table:table-cell table:style-name="ce25" office:value-type="float" office:value="93.93">
            <text:p>93.93</text:p>
          </table:table-cell>
          <table:table-cell table:style-name="ce25" office:value-type="float" office:value="18.99">
            <text:p>18.99</text:p>
          </table:table-cell>
          <table:table-cell table:style-name="ce30" office:value-type="string">
            <text:p>T/T</text:p>
          </table:table-cell>
          <table:table-cell table:style-name="ce30" office:value-type="float" office:value="32.49">
            <text:p>32.49</text:p>
          </table:table-cell>
          <table:table-cell table:style-name="ce30" office:value-type="float" office:value="97.16">
            <text:p>97.16</text:p>
          </table:table-cell>
          <table:table-cell table:style-name="ce30" office:value-type="float" office:value="19.92">
            <text:p>19.92</text:p>
          </table:table-cell>
          <table:table-cell table:number-columns-repeated="4" table:style-name="ce29"/>
          <table:table-cell table:style-name="cf1" table:formula="of:=([L139]-[P139])/SQRT((((([M139]^2)*([K139]-1))+(([Q139]^2)*([O139]-1)))/([K139]+[O139])))"/>
          <table:table-cell table:style-name="cf1" table:formula="of:=([L139]-[T139])/SQRT((((([M139]^2)*([K139]-1))+(([U139]^2)*([S139]-1)))/([K139]+[S139])))"/>
          <table:table-cell table:style-name="cf1" table:formula="of:=([P139]-[T139])/SQRT((((([Q139]^2)*([O139]-1))+(([U139]^2)*([S139]-1)))/([O139]+[S139])))"/>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table:table-cell table:style-name="ce23" table:formula="of:=ROUND(([L139]-((1.96*[M139])/SQRT([K139])));3)"/>
          <table:table-cell table:style-name="ce23" table:formula="of:=ROUND(([L139]+((1.96*[M139])/SQRT([K139])));3)"/>
          <table:table-cell table:style-name="ce23" table:formula="of:=ROUND(([P139]-((1.96*[Q139])/SQRT([O139])));3)"/>
          <table:table-cell table:style-name="ce23" table:formula="of:=ROUND(([P139]+((1.96*[Q139])/SQRT([O139])));3)"/>
          <table:table-cell table:style-name="ce23" table:formula="of:=ROUND(([T139]-((1.96*[U139])/SQRT([S139])));3)"/>
          <table:table-cell table:style-name="ce23" table:formula="of:=ROUND(([T139]+((1.96*[U139])/SQRT([S139])));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2350780</text:p>
          </table:table-cell>
          <table:table-cell table:style-name="ce26" office:value-type="string">
            <text:p>WISC-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39.08">
            <text:p>139.08</text:p>
          </table:table-cell>
          <table:table-cell table:style-name="ce29" office:value-type="float" office:value="94.43">
            <text:p>94.43</text:p>
          </table:table-cell>
          <table:table-cell table:style-name="ce29" office:value-type="float" office:value="18.96">
            <text:p>18.96</text:p>
          </table:table-cell>
          <table:table-cell table:style-name="ce25" office:value-type="string">
            <text:p>A/G</text:p>
          </table:table-cell>
          <table:table-cell table:style-name="ce25" office:value-type="float" office:value="168.36">
            <text:p>168.36</text:p>
          </table:table-cell>
          <table:table-cell table:style-name="ce25" office:value-type="float" office:value="95.21">
            <text:p>95.21</text:p>
          </table:table-cell>
          <table:table-cell table:style-name="ce25" office:value-type="float" office:value="19.86">
            <text:p>19.86</text:p>
          </table:table-cell>
          <table:table-cell table:style-name="ce30" office:value-type="string">
            <text:p>G/G</text:p>
          </table:table-cell>
          <table:table-cell table:style-name="ce30" office:value-type="float" office:value="62.22">
            <text:p>62.22</text:p>
          </table:table-cell>
          <table:table-cell table:style-name="ce30" office:value-type="float" office:value="95.94">
            <text:p>95.94</text:p>
          </table:table-cell>
          <table:table-cell table:style-name="ce30" office:value-type="float" office:value="17.59">
            <text:p>17.59</text:p>
          </table:table-cell>
          <table:table-cell table:number-columns-repeated="4" table:style-name="ce29"/>
          <table:table-cell table:style-name="cf1" table:formula="of:=([L140]-[P140])/SQRT((((([M140]^2)*([K140]-1))+(([Q140]^2)*([O140]-1)))/([K140]+[O140])))"/>
          <table:table-cell table:style-name="cf1" table:formula="of:=([L140]-[T140])/SQRT((((([M140]^2)*([K140]-1))+(([U140]^2)*([S140]-1)))/([K140]+[S140])))"/>
          <table:table-cell table:style-name="cf1" table:formula="of:=([P140]-[T140])/SQRT((((([Q140]^2)*([O140]-1))+(([U140]^2)*([S140]-1)))/([O140]+[S140])))"/>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table:table-cell table:style-name="ce23" table:formula="of:=ROUND(([L140]-((1.96*[M140])/SQRT([K140])));3)"/>
          <table:table-cell table:style-name="ce23" table:formula="of:=ROUND(([L140]+((1.96*[M140])/SQRT([K140])));3)"/>
          <table:table-cell table:style-name="ce23" table:formula="of:=ROUND(([P140]-((1.96*[Q140])/SQRT([O140])));3)"/>
          <table:table-cell table:style-name="ce23" table:formula="of:=ROUND(([P140]+((1.96*[Q140])/SQRT([O140])));3)"/>
          <table:table-cell table:style-name="ce23" table:formula="of:=ROUND(([T140]-((1.96*[U140])/SQRT([S140])));3)"/>
          <table:table-cell table:style-name="ce23" table:formula="of:=ROUND(([T140]+((1.96*[U140])/SQRT([S140])));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7782965</text:p>
          </table:table-cell>
          <table:table-cell table:style-name="ce26" office:value-type="string">
            <text:p>WISC-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51.8">
            <text:p>151.8</text:p>
          </table:table-cell>
          <table:table-cell table:style-name="ce29" office:value-type="float" office:value="95.14">
            <text:p>95.14</text:p>
          </table:table-cell>
          <table:table-cell table:style-name="ce29" office:value-type="float" office:value="19.46">
            <text:p>19.46</text:p>
          </table:table-cell>
          <table:table-cell table:style-name="ce25" office:value-type="string">
            <text:p>C/T</text:p>
          </table:table-cell>
          <table:table-cell table:style-name="ce25" office:value-type="float" office:value="158.7">
            <text:p>158.7</text:p>
          </table:table-cell>
          <table:table-cell table:style-name="ce25" office:value-type="float" office:value="93.97">
            <text:p>93.97</text:p>
          </table:table-cell>
          <table:table-cell table:style-name="ce25" office:value-type="float" office:value="19.25">
            <text:p>19.25</text:p>
          </table:table-cell>
          <table:table-cell table:style-name="ce30" office:value-type="string">
            <text:p>T/T</text:p>
          </table:table-cell>
          <table:table-cell table:style-name="ce30" office:value-type="float" office:value="34.5">
            <text:p>34.5</text:p>
          </table:table-cell>
          <table:table-cell table:style-name="ce30" office:value-type="float" office:value="96.66">
            <text:p>96.66</text:p>
          </table:table-cell>
          <table:table-cell table:style-name="ce30" office:value-type="float" office:value="19.06">
            <text:p>19.06</text:p>
          </table:table-cell>
          <table:table-cell table:number-columns-repeated="4" table:style-name="ce29"/>
          <table:table-cell table:style-name="cf1" table:formula="of:=([L141]-[P141])/SQRT((((([M141]^2)*([K141]-1))+(([Q141]^2)*([O141]-1)))/([K141]+[O141])))"/>
          <table:table-cell table:style-name="cf1" table:formula="of:=([L141]-[T141])/SQRT((((([M141]^2)*([K141]-1))+(([U141]^2)*([S141]-1)))/([K141]+[S141])))"/>
          <table:table-cell table:style-name="cf1" table:formula="of:=([P141]-[T141])/SQRT((((([Q141]^2)*([O141]-1))+(([U141]^2)*([S141]-1)))/([O141]+[S141])))"/>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table:table-cell table:style-name="ce23" table:formula="of:=ROUND(([L141]-((1.96*[M141])/SQRT([K141])));3)"/>
          <table:table-cell table:style-name="ce23" table:formula="of:=ROUND(([L141]+((1.96*[M141])/SQRT([K141])));3)"/>
          <table:table-cell table:style-name="ce23" table:formula="of:=ROUND(([P141]-((1.96*[Q141])/SQRT([O141])));3)"/>
          <table:table-cell table:style-name="ce23" table:formula="of:=ROUND(([P141]+((1.96*[Q141])/SQRT([O141])));3)"/>
          <table:table-cell table:style-name="ce23" table:formula="of:=ROUND(([T141]-((1.96*[U141])/SQRT([S141])));3)"/>
          <table:table-cell table:style-name="ce23" table:formula="of:=ROUND(([T141]+((1.96*[U141])/SQRT([S141])));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2061174</text:p>
          </table:table-cell>
          <table:table-cell table:style-name="ce26" office:value-type="string">
            <text:p>WISC-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59.72">
            <text:p>159.72</text:p>
          </table:table-cell>
          <table:table-cell table:style-name="ce29" office:value-type="float" office:value="95.56">
            <text:p>95.56</text:p>
          </table:table-cell>
          <table:table-cell table:style-name="ce29" office:value-type="float" office:value="18.61">
            <text:p>18.61</text:p>
          </table:table-cell>
          <table:table-cell table:style-name="ce25" office:value-type="string">
            <text:p>A/G</text:p>
          </table:table-cell>
          <table:table-cell table:style-name="ce25" office:value-type="float" office:value="159.72">
            <text:p>159.72</text:p>
          </table:table-cell>
          <table:table-cell table:style-name="ce25" office:value-type="float" office:value="93.58">
            <text:p>93.58</text:p>
          </table:table-cell>
          <table:table-cell table:style-name="ce25" office:value-type="float" office:value="20.13">
            <text:p>20.13</text:p>
          </table:table-cell>
          <table:table-cell table:style-name="ce30" office:value-type="string">
            <text:p>G/G</text:p>
          </table:table-cell>
          <table:table-cell table:style-name="ce30" office:value-type="float" office:value="43.56">
            <text:p>43.56</text:p>
          </table:table-cell>
          <table:table-cell table:style-name="ce30" office:value-type="float" office:value="96.66">
            <text:p>96.66</text:p>
          </table:table-cell>
          <table:table-cell table:style-name="ce30" office:value-type="float" office:value="18.12">
            <text:p>18.12</text:p>
          </table:table-cell>
          <table:table-cell table:number-columns-repeated="4" table:style-name="ce29"/>
          <table:table-cell table:style-name="cf1" table:formula="of:=([L142]-[P142])/SQRT((((([M142]^2)*([K142]-1))+(([Q142]^2)*([O142]-1)))/([K142]+[O142])))"/>
          <table:table-cell table:style-name="cf1" table:formula="of:=([L142]-[T142])/SQRT((((([M142]^2)*([K142]-1))+(([U142]^2)*([S142]-1)))/([K142]+[S142])))"/>
          <table:table-cell table:style-name="cf1" table:formula="of:=([P142]-[T142])/SQRT((((([Q142]^2)*([O142]-1))+(([U142]^2)*([S142]-1)))/([O142]+[S142])))"/>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table:table-cell table:style-name="ce23" table:formula="of:=ROUND(([L142]-((1.96*[M142])/SQRT([K142])));3)"/>
          <table:table-cell table:style-name="ce23" table:formula="of:=ROUND(([L142]+((1.96*[M142])/SQRT([K142])));3)"/>
          <table:table-cell table:style-name="ce23" table:formula="of:=ROUND(([P142]-((1.96*[Q142])/SQRT([O142])));3)"/>
          <table:table-cell table:style-name="ce23" table:formula="of:=ROUND(([P142]+((1.96*[Q142])/SQRT([O142])));3)"/>
          <table:table-cell table:style-name="ce23" table:formula="of:=ROUND(([T142]-((1.96*[U142])/SQRT([S142])));3)"/>
          <table:table-cell table:style-name="ce23" table:formula="of:=ROUND(([T142]+((1.96*[U142])/SQRT([S142])));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1378646</text:p>
          </table:table-cell>
          <table:table-cell table:style-name="ce26" office:value-type="string">
            <text:p>WISC-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49.65">
            <text:p>149.65</text:p>
          </table:table-cell>
          <table:table-cell table:style-name="ce29" office:value-type="float" office:value="95.87">
            <text:p>95.87</text:p>
          </table:table-cell>
          <table:table-cell table:style-name="ce29" office:value-type="float" office:value="18.83">
            <text:p>18.83</text:p>
          </table:table-cell>
          <table:table-cell table:style-name="ce25" office:value-type="string">
            <text:p>A/G</text:p>
          </table:table-cell>
          <table:table-cell table:style-name="ce25" office:value-type="float" office:value="175.2">
            <text:p>175.2</text:p>
          </table:table-cell>
          <table:table-cell table:style-name="ce25" office:value-type="float" office:value="93.78">
            <text:p>93.78</text:p>
          </table:table-cell>
          <table:table-cell table:style-name="ce25" office:value-type="float" office:value="18.93">
            <text:p>18.93</text:p>
          </table:table-cell>
          <table:table-cell table:style-name="ce30" office:value-type="string">
            <text:p>G/G</text:p>
          </table:table-cell>
          <table:table-cell table:style-name="ce30" office:value-type="float" office:value="40.15">
            <text:p>40.15</text:p>
          </table:table-cell>
          <table:table-cell table:style-name="ce30" office:value-type="float" office:value="96.8">
            <text:p>96.8</text:p>
          </table:table-cell>
          <table:table-cell table:style-name="ce30" office:value-type="float" office:value="19.62">
            <text:p>19.62</text:p>
          </table:table-cell>
          <table:table-cell table:number-columns-repeated="4" table:style-name="ce29"/>
          <table:table-cell table:style-name="cf1" table:formula="of:=([L143]-[P143])/SQRT((((([M143]^2)*([K143]-1))+(([Q143]^2)*([O143]-1)))/([K143]+[O143])))"/>
          <table:table-cell table:style-name="cf1" table:formula="of:=([L143]-[T143])/SQRT((((([M143]^2)*([K143]-1))+(([U143]^2)*([S143]-1)))/([K143]+[S143])))"/>
          <table:table-cell table:style-name="cf1" table:formula="of:=([P143]-[T143])/SQRT((((([Q143]^2)*([O143]-1))+(([U143]^2)*([S143]-1)))/([O143]+[S143])))"/>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table:table-cell table:style-name="ce23" table:formula="of:=ROUND(([L143]-((1.96*[M143])/SQRT([K143])));3)"/>
          <table:table-cell table:style-name="ce23" table:formula="of:=ROUND(([L143]+((1.96*[M143])/SQRT([K143])));3)"/>
          <table:table-cell table:style-name="ce23" table:formula="of:=ROUND(([P143]-((1.96*[Q143])/SQRT([O143])));3)"/>
          <table:table-cell table:style-name="ce23" table:formula="of:=ROUND(([P143]+((1.96*[Q143])/SQRT([O143])));3)"/>
          <table:table-cell table:style-name="ce23" table:formula="of:=ROUND(([T143]-((1.96*[U143])/SQRT([S143])));3)"/>
          <table:table-cell table:style-name="ce23" table:formula="of:=ROUND(([T143]+((1.96*[U143])/SQRT([S143])));3)"/>
          <table:table-cell table:number-columns-repeated="987"/>
        </table:table-row>
        <table:table-row table:style-name="ro11">
          <table:table-cell table:style-name="ce24" office:value-type="string">
            <text:p>Nic</text:p>
          </table:table-cell>
          <table:table-cell table:style-name="ce25" office:value-type="string">
            <text:p>j.1601-183X.2006.00211.x.pdf</text:p>
          </table:table-cell>
          <table:table-cell table:style-name="ce25" office:value-type="float" office:value="1.7081262E7">
            <text:p>17081262</text:p>
          </table:table-cell>
          <table:table-cell table:style-name="ce26" office:value-type="string">
            <text:p>CHRM2</text:p>
          </table:table-cell>
          <table:table-cell table:style-name="ce26" office:value-type="string">
            <text:p>rs324650 </text:p>
          </table:table-cell>
          <table:table-cell table:style-name="ce26" office:value-type="string">
            <text:p>WISC-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10.0">
            <text:p>110</text:p>
          </table:table-cell>
          <table:table-cell table:style-name="ce29" office:value-type="float" office:value="97.67">
            <text:p>97.67</text:p>
          </table:table-cell>
          <table:table-cell table:style-name="ce29" office:value-type="float" office:value="19.47">
            <text:p>19.47</text:p>
          </table:table-cell>
          <table:table-cell table:style-name="ce25" office:value-type="string">
            <text:p>A/T</text:p>
          </table:table-cell>
          <table:table-cell table:style-name="ce25" office:value-type="float" office:value="190.0">
            <text:p>190</text:p>
          </table:table-cell>
          <table:table-cell table:style-name="ce25" office:value-type="float" office:value="98.94">
            <text:p>98.94</text:p>
          </table:table-cell>
          <table:table-cell table:style-name="ce25" office:value-type="float" office:value="18.93">
            <text:p>18.93</text:p>
          </table:table-cell>
          <table:table-cell table:style-name="ce30" office:value-type="string">
            <text:p>T/T</text:p>
          </table:table-cell>
          <table:table-cell table:style-name="ce30" office:value-type="float" office:value="80.0">
            <text:p>80</text:p>
          </table:table-cell>
          <table:table-cell table:style-name="ce30" office:value-type="float" office:value="100.05">
            <text:p>100.05</text:p>
          </table:table-cell>
          <table:table-cell table:style-name="ce30" office:value-type="float" office:value="18.81">
            <text:p>18.81</text:p>
          </table:table-cell>
          <table:table-cell table:number-columns-repeated="4" table:style-name="ce29"/>
          <table:table-cell table:style-name="cf1" table:formula="of:=([L144]-[P144])/SQRT((((([M144]^2)*([K144]-1))+(([Q144]^2)*([O144]-1)))/([K144]+[O144])))"/>
          <table:table-cell table:style-name="cf1" table:formula="of:=([L144]-[T144])/SQRT((((([M144]^2)*([K144]-1))+(([U144]^2)*([S144]-1)))/([K144]+[S144])))"/>
          <table:table-cell table:style-name="cf1" table:formula="of:=([P144]-[T144])/SQRT((((([Q144]^2)*([O144]-1))+(([U144]^2)*([S144]-1)))/([O144]+[S144])))"/>
          <table:table-cell table:style-name="ce32"/>
          <table:table-cell table:style-name="ce33" office:value-type="string">
            <text:p>Wechsler,D. (1986) Wechsler Intelligence Scale for Children-</text:p>
            <text:p>Revised (WISC-R). Swets &amp; Zeitlinger,Lisse.</text:p>
            <text:p/>
          </table:table-cell>
          <table:table-cell table:style-name="ce29"/>
          <table:table-cell table:style-name="ce23" table:formula="of:=ROUND(([L144]-((1.96*[M144])/SQRT([K144])));3)"/>
          <table:table-cell table:style-name="ce23" table:formula="of:=ROUND(([L144]+((1.96*[M144])/SQRT([K144])));3)"/>
          <table:table-cell table:style-name="ce23" table:formula="of:=ROUND(([P144]-((1.96*[Q144])/SQRT([O144])));3)"/>
          <table:table-cell table:style-name="ce23" table:formula="of:=ROUND(([P144]+((1.96*[Q144])/SQRT([O144])));3)"/>
          <table:table-cell table:style-name="ce23" table:formula="of:=ROUND(([T144]-((1.96*[U144])/SQRT([S144])));3)"/>
          <table:table-cell table:style-name="ce23" table:formula="of:=ROUND(([T144]+((1.96*[U144])/SQRT([S144])));3)"/>
          <table:table-cell table:number-columns-repeated="987"/>
        </table:table-row>
        <table:table-row table:style-name="ro11">
          <table:table-cell table:style-name="ce24" office:value-type="string">
            <text:p>Nic</text:p>
          </table:table-cell>
          <table:table-cell table:style-name="ce25" office:value-type="string">
            <text:p>j.1601-183X.2006.00211.x.pdf</text:p>
          </table:table-cell>
          <table:table-cell table:style-name="ce25" office:value-type="float" office:value="1.7081262E7">
            <text:p>17081262</text:p>
          </table:table-cell>
          <table:table-cell table:style-name="ce26" office:value-type="string">
            <text:p>CHRM2</text:p>
          </table:table-cell>
          <table:table-cell table:style-name="ce26" office:value-type="string">
            <text:p>rs324640 </text:p>
          </table:table-cell>
          <table:table-cell table:style-name="ce26" office:value-type="string">
            <text:p>WISC-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07.0">
            <text:p>107</text:p>
          </table:table-cell>
          <table:table-cell table:style-name="ce29" office:value-type="float" office:value="98.78">
            <text:p>98.78</text:p>
          </table:table-cell>
          <table:table-cell table:style-name="ce29" office:value-type="float" office:value="18.82">
            <text:p>18.82</text:p>
          </table:table-cell>
          <table:table-cell table:style-name="ce25" office:value-type="string">
            <text:p>A/G</text:p>
          </table:table-cell>
          <table:table-cell table:style-name="ce25" office:value-type="float" office:value="191.0">
            <text:p>191</text:p>
          </table:table-cell>
          <table:table-cell table:style-name="ce25" office:value-type="float" office:value="98.41">
            <text:p>98.41</text:p>
          </table:table-cell>
          <table:table-cell table:style-name="ce25" office:value-type="float" office:value="18.82">
            <text:p>18.82</text:p>
          </table:table-cell>
          <table:table-cell table:style-name="ce30" office:value-type="string">
            <text:p>G/G</text:p>
          </table:table-cell>
          <table:table-cell table:style-name="ce30" office:value-type="float" office:value="84.0">
            <text:p>84</text:p>
          </table:table-cell>
          <table:table-cell table:style-name="ce30" office:value-type="float" office:value="100.38">
            <text:p>100.38</text:p>
          </table:table-cell>
          <table:table-cell table:style-name="ce30" office:value-type="float" office:value="18.96">
            <text:p>18.96</text:p>
          </table:table-cell>
          <table:table-cell table:number-columns-repeated="4" table:style-name="ce29"/>
          <table:table-cell table:style-name="cf1" table:formula="of:=([L145]-[P145])/SQRT((((([M145]^2)*([K145]-1))+(([Q145]^2)*([O145]-1)))/([K145]+[O145])))"/>
          <table:table-cell table:style-name="cf1" table:formula="of:=([L145]-[T145])/SQRT((((([M145]^2)*([K145]-1))+(([U145]^2)*([S145]-1)))/([K145]+[S145])))"/>
          <table:table-cell table:style-name="cf1" table:formula="of:=([P145]-[T145])/SQRT((((([Q145]^2)*([O145]-1))+(([U145]^2)*([S145]-1)))/([O145]+[S145])))"/>
          <table:table-cell table:style-name="ce32"/>
          <table:table-cell table:style-name="ce33" office:value-type="string">
            <text:p>Wechsler,D. (1986) Wechsler Intelligence Scale for Children-</text:p>
            <text:p>Revised (WISC-R). Swets &amp; Zeitlinger,Lisse.</text:p>
            <text:p/>
          </table:table-cell>
          <table:table-cell table:style-name="ce29"/>
          <table:table-cell table:style-name="ce23" table:formula="of:=ROUND(([L145]-((1.96*[M145])/SQRT([K145])));3)"/>
          <table:table-cell table:style-name="ce23" table:formula="of:=ROUND(([L145]+((1.96*[M145])/SQRT([K145])));3)"/>
          <table:table-cell table:style-name="ce23" table:formula="of:=ROUND(([P145]-((1.96*[Q145])/SQRT([O145])));3)"/>
          <table:table-cell table:style-name="ce23" table:formula="of:=ROUND(([P145]+((1.96*[Q145])/SQRT([O145])));3)"/>
          <table:table-cell table:style-name="ce23" table:formula="of:=ROUND(([T145]-((1.96*[U145])/SQRT([S145])));3)"/>
          <table:table-cell table:style-name="ce23" table:formula="of:=ROUND(([T145]+((1.96*[U145])/SQRT([S145])));3)"/>
          <table:table-cell table:number-columns-repeated="987"/>
        </table:table-row>
        <table:table-row table:style-name="ro11">
          <table:table-cell table:style-name="ce24" office:value-type="string">
            <text:p>Nic</text:p>
          </table:table-cell>
          <table:table-cell table:style-name="ce25" office:value-type="string">
            <text:p>j.1601-183X.2006.00211.x.pdf</text:p>
          </table:table-cell>
          <table:table-cell table:style-name="ce25" office:value-type="float" office:value="1.7081262E7">
            <text:p>17081262</text:p>
          </table:table-cell>
          <table:table-cell table:style-name="ce26" office:value-type="string">
            <text:p>CHRM2</text:p>
          </table:table-cell>
          <table:table-cell table:style-name="ce26" office:value-type="string">
            <text:p>rs2061174 </text:p>
          </table:table-cell>
          <table:table-cell table:style-name="ce26" office:value-type="string">
            <text:p>WISC-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164.0">
            <text:p>164</text:p>
          </table:table-cell>
          <table:table-cell table:style-name="ce29" office:value-type="float" office:value="99.81">
            <text:p>99.81</text:p>
          </table:table-cell>
          <table:table-cell table:style-name="ce29" office:value-type="float" office:value="18.71">
            <text:p>18.71</text:p>
          </table:table-cell>
          <table:table-cell table:style-name="ce25" office:value-type="string">
            <text:p>A/A</text:p>
          </table:table-cell>
          <table:table-cell table:style-name="ce25" office:value-type="float" office:value="171.0">
            <text:p>171</text:p>
          </table:table-cell>
          <table:table-cell table:style-name="ce25" office:value-type="float" office:value="97.56">
            <text:p>97.56</text:p>
          </table:table-cell>
          <table:table-cell table:style-name="ce25" office:value-type="float" office:value="19.75">
            <text:p>19.75</text:p>
          </table:table-cell>
          <table:table-cell table:style-name="ce30" office:value-type="string">
            <text:p>A/G</text:p>
          </table:table-cell>
          <table:table-cell table:style-name="ce30" office:value-type="float" office:value="46.0">
            <text:p>46</text:p>
          </table:table-cell>
          <table:table-cell table:style-name="ce30" office:value-type="float" office:value="101.0">
            <text:p>101</text:p>
          </table:table-cell>
          <table:table-cell table:style-name="ce30" office:value-type="float" office:value="18.32">
            <text:p>18.32</text:p>
          </table:table-cell>
          <table:table-cell table:number-columns-repeated="4" table:style-name="ce29"/>
          <table:table-cell table:style-name="cf1" table:formula="of:=([L146]-[P146])/SQRT((((([M146]^2)*([K146]-1))+(([Q146]^2)*([O146]-1)))/([K146]+[O146])))"/>
          <table:table-cell table:style-name="cf1" table:formula="of:=([L146]-[T146])/SQRT((((([M146]^2)*([K146]-1))+(([U146]^2)*([S146]-1)))/([K146]+[S146])))"/>
          <table:table-cell table:style-name="cf1" table:formula="of:=([P146]-[T146])/SQRT((((([Q146]^2)*([O146]-1))+(([U146]^2)*([S146]-1)))/([O146]+[S146])))"/>
          <table:table-cell table:style-name="ce32"/>
          <table:table-cell table:style-name="ce33" office:value-type="string">
            <text:p>Wechsler,D. (1986) Wechsler Intelligence Scale for Children-</text:p>
            <text:p>Revised (WISC-R). Swets &amp; Zeitlinger,Lisse.</text:p>
            <text:p/>
          </table:table-cell>
          <table:table-cell table:style-name="ce29"/>
          <table:table-cell table:style-name="ce23" table:formula="of:=ROUND(([L146]-((1.96*[M146])/SQRT([K146])));3)"/>
          <table:table-cell table:style-name="ce23" table:formula="of:=ROUND(([L146]+((1.96*[M146])/SQRT([K146])));3)"/>
          <table:table-cell table:style-name="ce23" table:formula="of:=ROUND(([P146]-((1.96*[Q146])/SQRT([O146])));3)"/>
          <table:table-cell table:style-name="ce23" table:formula="of:=ROUND(([P146]+((1.96*[Q146])/SQRT([O146])));3)"/>
          <table:table-cell table:style-name="ce23" table:formula="of:=ROUND(([T146]-((1.96*[U146])/SQRT([S146])));3)"/>
          <table:table-cell table:style-name="ce23" table:formula="of:=ROUND(([T146]+((1.96*[U146])/SQRT([S146])));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2061174</text:p>
          </table:table-cell>
          <table:table-cell table:style-name="ce26" office:value-type="string">
            <text:p>WISC-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60.16">
            <text:p>160.16</text:p>
          </table:table-cell>
          <table:table-cell table:style-name="ce29" office:value-type="float" office:value="101.55">
            <text:p>101.55</text:p>
          </table:table-cell>
          <table:table-cell table:style-name="ce29" office:value-type="float" office:value="13.93">
            <text:p>13.93</text:p>
          </table:table-cell>
          <table:table-cell table:style-name="ce25" office:value-type="string">
            <text:p>A/G</text:p>
          </table:table-cell>
          <table:table-cell table:style-name="ce25" office:value-type="float" office:value="160.16">
            <text:p>160.16</text:p>
          </table:table-cell>
          <table:table-cell table:style-name="ce25" office:value-type="float" office:value="102.89">
            <text:p>102.89</text:p>
          </table:table-cell>
          <table:table-cell table:style-name="ce25" office:value-type="float" office:value="12.32">
            <text:p>12.32</text:p>
          </table:table-cell>
          <table:table-cell table:style-name="ce30" office:value-type="string">
            <text:p>G/G</text:p>
          </table:table-cell>
          <table:table-cell table:style-name="ce30" office:value-type="float" office:value="43.68">
            <text:p>43.68</text:p>
          </table:table-cell>
          <table:table-cell table:style-name="ce30" office:value-type="float" office:value="106.34">
            <text:p>106.34</text:p>
          </table:table-cell>
          <table:table-cell table:style-name="ce30" office:value-type="float" office:value="11.77">
            <text:p>11.77</text:p>
          </table:table-cell>
          <table:table-cell table:number-columns-repeated="4" table:style-name="ce29"/>
          <table:table-cell table:style-name="cf1" table:formula="of:=([L147]-[P147])/SQRT((((([M147]^2)*([K147]-1))+(([Q147]^2)*([O147]-1)))/([K147]+[O147])))"/>
          <table:table-cell table:style-name="cf1" table:formula="of:=([L147]-[T147])/SQRT((((([M147]^2)*([K147]-1))+(([U147]^2)*([S147]-1)))/([K147]+[S147])))"/>
          <table:table-cell table:style-name="cf1" table:formula="of:=([P147]-[T147])/SQRT((((([Q147]^2)*([O147]-1))+(([U147]^2)*([S147]-1)))/([O147]+[S147])))"/>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table:table-cell table:style-name="ce23" table:formula="of:=ROUND(([L147]-((1.96*[M147])/SQRT([K147])));3)"/>
          <table:table-cell table:style-name="ce23" table:formula="of:=ROUND(([L147]+((1.96*[M147])/SQRT([K147])));3)"/>
          <table:table-cell table:style-name="ce23" table:formula="of:=ROUND(([P147]-((1.96*[Q147])/SQRT([O147])));3)"/>
          <table:table-cell table:style-name="ce23" table:formula="of:=ROUND(([P147]+((1.96*[Q147])/SQRT([O147])));3)"/>
          <table:table-cell table:style-name="ce23" table:formula="of:=ROUND(([T147]-((1.96*[U147])/SQRT([S147])));3)"/>
          <table:table-cell table:style-name="ce23" table:formula="of:=ROUND(([T147]+((1.96*[U147])/SQRT([S147])));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17411561</text:p>
          </table:table-cell>
          <table:table-cell table:style-name="ce26" office:value-type="string">
            <text:p>WISC-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office:value-type="float" office:value="166.08">
            <text:p>166.08</text:p>
          </table:table-cell>
          <table:table-cell table:style-name="ce29" office:value-type="float" office:value="99.53">
            <text:p>99.53</text:p>
          </table:table-cell>
          <table:table-cell table:style-name="ce29" office:value-type="float" office:value="12.25">
            <text:p>12.25</text:p>
          </table:table-cell>
          <table:table-cell table:style-name="ce25" office:value-type="string">
            <text:p>C/T</text:p>
          </table:table-cell>
          <table:table-cell table:style-name="ce25" office:value-type="float" office:value="145.32">
            <text:p>145.32</text:p>
          </table:table-cell>
          <table:table-cell table:style-name="ce25" office:value-type="float" office:value="103.45">
            <text:p>103.45</text:p>
          </table:table-cell>
          <table:table-cell table:style-name="ce25" office:value-type="float" office:value="12.94">
            <text:p>12.94</text:p>
          </table:table-cell>
          <table:table-cell table:style-name="ce30" office:value-type="string">
            <text:p>C/C</text:p>
          </table:table-cell>
          <table:table-cell table:style-name="ce30" office:value-type="float" office:value="34.6">
            <text:p>34.6</text:p>
          </table:table-cell>
          <table:table-cell table:style-name="ce30" office:value-type="float" office:value="103.71">
            <text:p>103.71</text:p>
          </table:table-cell>
          <table:table-cell table:style-name="ce30" office:value-type="float" office:value="12.72">
            <text:p>12.72</text:p>
          </table:table-cell>
          <table:table-cell table:number-columns-repeated="4" table:style-name="ce29"/>
          <table:table-cell table:style-name="cf1" table:formula="of:=([L148]-[P148])/SQRT((((([M148]^2)*([K148]-1))+(([Q148]^2)*([O148]-1)))/([K148]+[O148])))"/>
          <table:table-cell table:style-name="cf1" table:formula="of:=([L148]-[T148])/SQRT((((([M148]^2)*([K148]-1))+(([U148]^2)*([S148]-1)))/([K148]+[S148])))"/>
          <table:table-cell table:style-name="cf1" table:formula="of:=([P148]-[T148])/SQRT((((([Q148]^2)*([O148]-1))+(([U148]^2)*([S148]-1)))/([O148]+[S148])))"/>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table:table-cell table:style-name="ce23" table:formula="of:=ROUND(([L148]-((1.96*[M148])/SQRT([K148])));3)"/>
          <table:table-cell table:style-name="ce23" table:formula="of:=ROUND(([L148]+((1.96*[M148])/SQRT([K148])));3)"/>
          <table:table-cell table:style-name="ce23" table:formula="of:=ROUND(([P148]-((1.96*[Q148])/SQRT([O148])));3)"/>
          <table:table-cell table:style-name="ce23" table:formula="of:=ROUND(([P148]+((1.96*[Q148])/SQRT([O148])));3)"/>
          <table:table-cell table:style-name="ce23" table:formula="of:=ROUND(([T148]-((1.96*[U148])/SQRT([S148])));3)"/>
          <table:table-cell table:style-name="ce23" table:formula="of:=ROUND(([T148]+((1.96*[U148])/SQRT([S148])));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1364409</text:p>
          </table:table-cell>
          <table:table-cell table:style-name="ce26" office:value-type="string">
            <text:p>WISC-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59.28">
            <text:p>159.28</text:p>
          </table:table-cell>
          <table:table-cell table:style-name="ce29" office:value-type="float" office:value="102.3">
            <text:p>102.3</text:p>
          </table:table-cell>
          <table:table-cell table:style-name="ce29" office:value-type="float" office:value="13.91">
            <text:p>13.91</text:p>
          </table:table-cell>
          <table:table-cell table:style-name="ce25" office:value-type="string">
            <text:p>A/T</text:p>
          </table:table-cell>
          <table:table-cell table:style-name="ce25" office:value-type="float" office:value="170.14">
            <text:p>170.14</text:p>
          </table:table-cell>
          <table:table-cell table:style-name="ce25" office:value-type="float" office:value="102.93">
            <text:p>102.93</text:p>
          </table:table-cell>
          <table:table-cell table:style-name="ce25" office:value-type="float" office:value="12.01">
            <text:p>12.01</text:p>
          </table:table-cell>
          <table:table-cell table:style-name="ce30" office:value-type="string">
            <text:p>T/T</text:p>
          </table:table-cell>
          <table:table-cell table:style-name="ce30" office:value-type="float" office:value="32.58">
            <text:p>32.58</text:p>
          </table:table-cell>
          <table:table-cell table:style-name="ce30" office:value-type="float" office:value="105.86">
            <text:p>105.86</text:p>
          </table:table-cell>
          <table:table-cell table:style-name="ce30" office:value-type="float" office:value="12.48">
            <text:p>12.48</text:p>
          </table:table-cell>
          <table:table-cell table:number-columns-repeated="4" table:style-name="ce29"/>
          <table:table-cell table:style-name="cf1" table:formula="of:=([L149]-[P149])/SQRT((((([M149]^2)*([K149]-1))+(([Q149]^2)*([O149]-1)))/([K149]+[O149])))"/>
          <table:table-cell table:style-name="cf1" table:formula="of:=([L149]-[T149])/SQRT((((([M149]^2)*([K149]-1))+(([U149]^2)*([S149]-1)))/([K149]+[S149])))"/>
          <table:table-cell table:style-name="cf1" table:formula="of:=([P149]-[T149])/SQRT((((([Q149]^2)*([O149]-1))+(([U149]^2)*([S149]-1)))/([O149]+[S149])))"/>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table:table-cell table:style-name="ce23" table:formula="of:=ROUND(([L149]-((1.96*[M149])/SQRT([K149])));3)"/>
          <table:table-cell table:style-name="ce23" table:formula="of:=ROUND(([L149]+((1.96*[M149])/SQRT([K149])));3)"/>
          <table:table-cell table:style-name="ce23" table:formula="of:=ROUND(([P149]-((1.96*[Q149])/SQRT([O149])));3)"/>
          <table:table-cell table:style-name="ce23" table:formula="of:=ROUND(([P149]+((1.96*[Q149])/SQRT([O149])));3)"/>
          <table:table-cell table:style-name="ce23" table:formula="of:=ROUND(([T149]-((1.96*[U149])/SQRT([S149])));3)"/>
          <table:table-cell table:style-name="ce23" table:formula="of:=ROUND(([T149]+((1.96*[U149])/SQRT([S149])));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7782965</text:p>
          </table:table-cell>
          <table:table-cell table:style-name="ce26" office:value-type="string">
            <text:p>WISC-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52.24">
            <text:p>152.24</text:p>
          </table:table-cell>
          <table:table-cell table:style-name="ce29" office:value-type="float" office:value="101.96">
            <text:p>101.96</text:p>
          </table:table-cell>
          <table:table-cell table:style-name="ce29" office:value-type="float" office:value="14.03">
            <text:p>14.03</text:p>
          </table:table-cell>
          <table:table-cell table:style-name="ce25" office:value-type="string">
            <text:p>C/T</text:p>
          </table:table-cell>
          <table:table-cell table:style-name="ce25" office:value-type="float" office:value="159.16">
            <text:p>159.16</text:p>
          </table:table-cell>
          <table:table-cell table:style-name="ce25" office:value-type="float" office:value="102.56">
            <text:p>102.56</text:p>
          </table:table-cell>
          <table:table-cell table:style-name="ce25" office:value-type="float" office:value="11.75">
            <text:p>11.75</text:p>
          </table:table-cell>
          <table:table-cell table:style-name="ce30" office:value-type="string">
            <text:p>T/T</text:p>
          </table:table-cell>
          <table:table-cell table:style-name="ce30" office:value-type="float" office:value="34.6">
            <text:p>34.6</text:p>
          </table:table-cell>
          <table:table-cell table:style-name="ce30" office:value-type="float" office:value="105.31">
            <text:p>105.31</text:p>
          </table:table-cell>
          <table:table-cell table:style-name="ce30" office:value-type="float" office:value="13.17">
            <text:p>13.17</text:p>
          </table:table-cell>
          <table:table-cell table:number-columns-repeated="4" table:style-name="ce29"/>
          <table:table-cell table:style-name="cf1" table:formula="of:=([L150]-[P150])/SQRT((((([M150]^2)*([K150]-1))+(([Q150]^2)*([O150]-1)))/([K150]+[O150])))"/>
          <table:table-cell table:style-name="cf1" table:formula="of:=([L150]-[T150])/SQRT((((([M150]^2)*([K150]-1))+(([U150]^2)*([S150]-1)))/([K150]+[S150])))"/>
          <table:table-cell table:style-name="cf1" table:formula="of:=([P150]-[T150])/SQRT((((([Q150]^2)*([O150]-1))+(([U150]^2)*([S150]-1)))/([O150]+[S150])))"/>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table:table-cell table:style-name="ce23" table:formula="of:=ROUND(([L150]-((1.96*[M150])/SQRT([K150])));3)"/>
          <table:table-cell table:style-name="ce23" table:formula="of:=ROUND(([L150]+((1.96*[M150])/SQRT([K150])));3)"/>
          <table:table-cell table:style-name="ce23" table:formula="of:=ROUND(([P150]-((1.96*[Q150])/SQRT([O150])));3)"/>
          <table:table-cell table:style-name="ce23" table:formula="of:=ROUND(([P150]+((1.96*[Q150])/SQRT([O150])));3)"/>
          <table:table-cell table:style-name="ce23" table:formula="of:=ROUND(([T150]-((1.96*[U150])/SQRT([S150])));3)"/>
          <table:table-cell table:style-name="ce23" table:formula="of:=ROUND(([T150]+((1.96*[U150])/SQRT([S150])));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324650</text:p>
          </table:table-cell>
          <table:table-cell table:style-name="ce26" office:value-type="string">
            <text:p>WISC-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09.2">
            <text:p>109.2</text:p>
          </table:table-cell>
          <table:table-cell table:style-name="ce29" office:value-type="float" office:value="101.43">
            <text:p>101.43</text:p>
          </table:table-cell>
          <table:table-cell table:style-name="ce29" office:value-type="float" office:value="13.98">
            <text:p>13.98</text:p>
          </table:table-cell>
          <table:table-cell table:style-name="ce25" office:value-type="string">
            <text:p>A/T</text:p>
          </table:table-cell>
          <table:table-cell table:style-name="ce25" office:value-type="float" office:value="174.72">
            <text:p>174.72</text:p>
          </table:table-cell>
          <table:table-cell table:style-name="ce25" office:value-type="float" office:value="102.73">
            <text:p>102.73</text:p>
          </table:table-cell>
          <table:table-cell table:style-name="ce25" office:value-type="float" office:value="12.76">
            <text:p>12.76</text:p>
          </table:table-cell>
          <table:table-cell table:style-name="ce30" office:value-type="string">
            <text:p>T/T</text:p>
          </table:table-cell>
          <table:table-cell table:style-name="ce30" office:value-type="float" office:value="76.44">
            <text:p>76.44</text:p>
          </table:table-cell>
          <table:table-cell table:style-name="ce30" office:value-type="float" office:value="104.36">
            <text:p>104.36</text:p>
          </table:table-cell>
          <table:table-cell table:style-name="ce30" office:value-type="float" office:value="11.92">
            <text:p>11.92</text:p>
          </table:table-cell>
          <table:table-cell table:style-name="ce29" office:value-type="string">
            <text:p>Chi-squared</text:p>
          </table:table-cell>
          <table:table-cell table:style-name="ce29" office:value-type="float" office:value="9.5">
            <text:p>9.5</text:p>
          </table:table-cell>
          <table:table-cell table:style-name="ce29" office:value-type="float" office:value="0.002">
            <text:p>0.002</text:p>
          </table:table-cell>
          <table:table-cell table:style-name="ce29" office:value-type="string">
            <text:p>yes</text:p>
          </table:table-cell>
          <table:table-cell table:style-name="cf1" table:formula="of:=([L151]-[P151])/SQRT((((([M151]^2)*([K151]-1))+(([Q151]^2)*([O151]-1)))/([K151]+[O151])))"/>
          <table:table-cell table:style-name="cf1" table:formula="of:=([L151]-[T151])/SQRT((((([M151]^2)*([K151]-1))+(([U151]^2)*([S151]-1)))/([K151]+[S151])))"/>
          <table:table-cell table:style-name="cf1" table:formula="of:=([P151]-[T151])/SQRT((((([Q151]^2)*([O151]-1))+(([U151]^2)*([S151]-1)))/([O151]+[S151])))"/>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office:value-type="string">
            <text:p>Chi-squared</text:p>
          </table:table-cell>
          <table:table-cell table:style-name="ce23" table:formula="of:=ROUND(([L151]-((1.96*[M151])/SQRT([K151])));3)"/>
          <table:table-cell table:style-name="ce23" table:formula="of:=ROUND(([L151]+((1.96*[M151])/SQRT([K151])));3)"/>
          <table:table-cell table:style-name="ce23" table:formula="of:=ROUND(([P151]-((1.96*[Q151])/SQRT([O151])));3)"/>
          <table:table-cell table:style-name="ce23" table:formula="of:=ROUND(([P151]+((1.96*[Q151])/SQRT([O151])));3)"/>
          <table:table-cell table:style-name="ce23" table:formula="of:=ROUND(([T151]-((1.96*[U151])/SQRT([S151])));3)"/>
          <table:table-cell table:style-name="ce23" table:formula="of:=ROUND(([T151]+((1.96*[U151])/SQRT([S151])));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324640</text:p>
          </table:table-cell>
          <table:table-cell table:style-name="ce26" office:value-type="string">
            <text:p>WISC-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05.56">
            <text:p>105.56</text:p>
          </table:table-cell>
          <table:table-cell table:style-name="ce29" office:value-type="float" office:value="101.7">
            <text:p>101.7</text:p>
          </table:table-cell>
          <table:table-cell table:style-name="ce29" office:value-type="float" office:value="13.9">
            <text:p>13.9</text:p>
          </table:table-cell>
          <table:table-cell table:style-name="ce25" office:value-type="string">
            <text:p>A/G</text:p>
          </table:table-cell>
          <table:table-cell table:style-name="ce25" office:value-type="float" office:value="182.0">
            <text:p>182</text:p>
          </table:table-cell>
          <table:table-cell table:style-name="ce25" office:value-type="float" office:value="102.77">
            <text:p>102.77</text:p>
          </table:table-cell>
          <table:table-cell table:style-name="ce25" office:value-type="float" office:value="12.79">
            <text:p>12.79</text:p>
          </table:table-cell>
          <table:table-cell table:style-name="ce30" office:value-type="string">
            <text:p>G/G</text:p>
          </table:table-cell>
          <table:table-cell table:style-name="ce30" office:value-type="float" office:value="76.44">
            <text:p>76.44</text:p>
          </table:table-cell>
          <table:table-cell table:style-name="ce30" office:value-type="float" office:value="103.88">
            <text:p>103.88</text:p>
          </table:table-cell>
          <table:table-cell table:style-name="ce30" office:value-type="float" office:value="12.38">
            <text:p>12.38</text:p>
          </table:table-cell>
          <table:table-cell table:number-columns-repeated="4" table:style-name="ce29"/>
          <table:table-cell table:style-name="cf1" table:formula="of:=([L152]-[P152])/SQRT((((([M152]^2)*([K152]-1))+(([Q152]^2)*([O152]-1)))/([K152]+[O152])))"/>
          <table:table-cell table:style-name="cf1" table:formula="of:=([L152]-[T152])/SQRT((((([M152]^2)*([K152]-1))+(([U152]^2)*([S152]-1)))/([K152]+[S152])))"/>
          <table:table-cell table:style-name="cf1" table:formula="of:=([P152]-[T152])/SQRT((((([Q152]^2)*([O152]-1))+(([U152]^2)*([S152]-1)))/([O152]+[S152])))"/>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table:table-cell table:style-name="ce23" table:formula="of:=ROUND(([L152]-((1.96*[M152])/SQRT([K152])));3)"/>
          <table:table-cell table:style-name="ce23" table:formula="of:=ROUND(([L152]+((1.96*[M152])/SQRT([K152])));3)"/>
          <table:table-cell table:style-name="ce23" table:formula="of:=ROUND(([P152]-((1.96*[Q152])/SQRT([O152])));3)"/>
          <table:table-cell table:style-name="ce23" table:formula="of:=ROUND(([P152]+((1.96*[Q152])/SQRT([O152])));3)"/>
          <table:table-cell table:style-name="ce23" table:formula="of:=ROUND(([T152]-((1.96*[U152])/SQRT([S152])));3)"/>
          <table:table-cell table:style-name="ce23" table:formula="of:=ROUND(([T152]+((1.96*[U152])/SQRT([S152])));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1378646</text:p>
          </table:table-cell>
          <table:table-cell table:style-name="ce26" office:value-type="string">
            <text:p>WISC-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50.06">
            <text:p>150.06</text:p>
          </table:table-cell>
          <table:table-cell table:style-name="ce29" office:value-type="float" office:value="102.21">
            <text:p>102.21</text:p>
          </table:table-cell>
          <table:table-cell table:style-name="ce29" office:value-type="float" office:value="14.06">
            <text:p>14.06</text:p>
          </table:table-cell>
          <table:table-cell table:style-name="ce25" office:value-type="string">
            <text:p>A/G</text:p>
          </table:table-cell>
          <table:table-cell table:style-name="ce25" office:value-type="float" office:value="175.68">
            <text:p>175.68</text:p>
          </table:table-cell>
          <table:table-cell table:style-name="ce25" office:value-type="float" office:value="103.03">
            <text:p>103.03</text:p>
          </table:table-cell>
          <table:table-cell table:style-name="ce25" office:value-type="float" office:value="11.85">
            <text:p>11.85</text:p>
          </table:table-cell>
          <table:table-cell table:style-name="ce30" office:value-type="string">
            <text:p>G/G</text:p>
          </table:table-cell>
          <table:table-cell table:style-name="ce30" office:value-type="float" office:value="40.26">
            <text:p>40.26</text:p>
          </table:table-cell>
          <table:table-cell table:style-name="ce30" office:value-type="float" office:value="104.41">
            <text:p>104.41</text:p>
          </table:table-cell>
          <table:table-cell table:style-name="ce30" office:value-type="float" office:value="12.74">
            <text:p>12.74</text:p>
          </table:table-cell>
          <table:table-cell table:number-columns-repeated="4" table:style-name="ce29"/>
          <table:table-cell table:style-name="cf1" table:formula="of:=([L153]-[P153])/SQRT((((([M153]^2)*([K153]-1))+(([Q153]^2)*([O153]-1)))/([K153]+[O153])))"/>
          <table:table-cell table:style-name="cf1" table:formula="of:=([L153]-[T153])/SQRT((((([M153]^2)*([K153]-1))+(([U153]^2)*([S153]-1)))/([K153]+[S153])))"/>
          <table:table-cell table:style-name="cf1" table:formula="of:=([P153]-[T153])/SQRT((((([Q153]^2)*([O153]-1))+(([U153]^2)*([S153]-1)))/([O153]+[S153])))"/>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table:table-cell table:style-name="ce23" table:formula="of:=ROUND(([L153]-((1.96*[M153])/SQRT([K153])));3)"/>
          <table:table-cell table:style-name="ce23" table:formula="of:=ROUND(([L153]+((1.96*[M153])/SQRT([K153])));3)"/>
          <table:table-cell table:style-name="ce23" table:formula="of:=ROUND(([P153]-((1.96*[Q153])/SQRT([O153])));3)"/>
          <table:table-cell table:style-name="ce23" table:formula="of:=ROUND(([P153]+((1.96*[Q153])/SQRT([O153])));3)"/>
          <table:table-cell table:style-name="ce23" table:formula="of:=ROUND(([T153]-((1.96*[U153])/SQRT([S153])));3)"/>
          <table:table-cell table:style-name="ce23" table:formula="of:=ROUND(([T153]+((1.96*[U153])/SQRT([S153])));3)"/>
          <table:table-cell table:number-columns-repeated="987"/>
        </table:table-row>
        <table:table-row table:style-name="ro10">
          <table:table-cell table:style-name="ce24" office:value-type="string">
            <text:p>Andrew</text:p>
          </table:table-cell>
          <table:table-cell table:style-name="ce25" office:value-type="string">
            <text:p>1471-2350-8-66.pdf</text:p>
          </table:table-cell>
          <table:table-cell table:style-name="ce25" office:value-type="float" office:value="1.7996044E7">
            <text:p>17996044</text:p>
          </table:table-cell>
          <table:table-cell table:style-name="ce26" office:value-type="string">
            <text:p>CHRM2</text:p>
          </table:table-cell>
          <table:table-cell table:style-name="ce26" office:value-type="string">
            <text:p>rs2350780</text:p>
          </table:table-cell>
          <table:table-cell table:style-name="ce26" office:value-type="string">
            <text:p>WISC-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39.46">
            <text:p>139.46</text:p>
          </table:table-cell>
          <table:table-cell table:style-name="ce29" office:value-type="float" office:value="102.24">
            <text:p>102.24</text:p>
          </table:table-cell>
          <table:table-cell table:style-name="ce29" office:value-type="float" office:value="13.67">
            <text:p>13.67</text:p>
          </table:table-cell>
          <table:table-cell table:style-name="ce25" office:value-type="string">
            <text:p>A/G</text:p>
          </table:table-cell>
          <table:table-cell table:style-name="ce25" office:value-type="float" office:value="168.82">
            <text:p>168.82</text:p>
          </table:table-cell>
          <table:table-cell table:style-name="ce25" office:value-type="float" office:value="103.07">
            <text:p>103.07</text:p>
          </table:table-cell>
          <table:table-cell table:style-name="ce25" office:value-type="float" office:value="12.69">
            <text:p>12.69</text:p>
          </table:table-cell>
          <table:table-cell table:style-name="ce30" office:value-type="string">
            <text:p>G/G</text:p>
          </table:table-cell>
          <table:table-cell table:style-name="ce30" office:value-type="float" office:value="62.39">
            <text:p>62.39</text:p>
          </table:table-cell>
          <table:table-cell table:style-name="ce30" office:value-type="float" office:value="104.17">
            <text:p>104.17</text:p>
          </table:table-cell>
          <table:table-cell table:style-name="ce30" office:value-type="float" office:value="11.67">
            <text:p>11.67</text:p>
          </table:table-cell>
          <table:table-cell table:number-columns-repeated="4" table:style-name="ce29"/>
          <table:table-cell table:style-name="cf1" table:formula="of:=([L154]-[P154])/SQRT((((([M154]^2)*([K154]-1))+(([Q154]^2)*([O154]-1)))/([K154]+[O154])))"/>
          <table:table-cell table:style-name="cf1" table:formula="of:=([L154]-[T154])/SQRT((((([M154]^2)*([K154]-1))+(([U154]^2)*([S154]-1)))/([K154]+[S154])))"/>
          <table:table-cell table:style-name="cf1" table:formula="of:=([P154]-[T154])/SQRT((((([Q154]^2)*([O154]-1))+(([U154]^2)*([S154]-1)))/([O154]+[S154])))"/>
          <table:table-cell table:style-name="ce32" office:value-type="string">
            <text:p>young cohort</text:p>
          </table:table-cell>
          <table:table-cell table:style-name="ce33" office:value-type="string">
            <text:p>Wechsler D: Wechsler Intelligence Scale for Children-Revised (WISC-R). Lisse ,Swets &amp; Zeitlinger; 1986.</text:p>
          </table:table-cell>
          <table:table-cell table:style-name="ce29"/>
          <table:table-cell table:style-name="ce23" table:formula="of:=ROUND(([L154]-((1.96*[M154])/SQRT([K154])));3)"/>
          <table:table-cell table:style-name="ce23" table:formula="of:=ROUND(([L154]+((1.96*[M154])/SQRT([K154])));3)"/>
          <table:table-cell table:style-name="ce23" table:formula="of:=ROUND(([P154]-((1.96*[Q154])/SQRT([O154])));3)"/>
          <table:table-cell table:style-name="ce23" table:formula="of:=ROUND(([P154]+((1.96*[Q154])/SQRT([O154])));3)"/>
          <table:table-cell table:style-name="ce23" table:formula="of:=ROUND(([T154]-((1.96*[U154])/SQRT([S154])));3)"/>
          <table:table-cell table:style-name="ce23" table:formula="of:=ROUND(([T154]+((1.96*[U154])/SQRT([S154])));3)"/>
          <table:table-cell table:number-columns-repeated="987"/>
        </table:table-row>
        <table:table-row table:style-name="ro3">
          <table:table-cell table:style-name="ce24" office:value-type="string">
            <text:p>Nic</text:p>
          </table:table-cell>
          <table:table-cell table:style-name="ce25" office:value-type="string">
            <text:p>sdarticle (3)u.pdf</text:p>
          </table:table-cell>
          <table:table-cell table:style-name="ce25" office:value-type="float" office:value="1.5979789E7">
            <text:p>15979789</text:p>
          </table:table-cell>
          <table:table-cell table:style-name="ce26" office:value-type="string">
            <text:p>COMT</text:p>
          </table:table-cell>
          <table:table-cell table:style-name="ce26" office:value-type="string">
            <text:p>rs4680</text:p>
          </table:table-cell>
          <table:table-cell table:style-name="ce26" office:value-type="string">
            <text:p>MHT</text:p>
          </table:table-cell>
          <table:table-cell table:style-name="ce26" office:value-type="string">
            <text:p>Age 79 score</text:p>
          </table:table-cell>
          <table:table-cell table:style-name="ce27" office:value-type="string">
            <text:p>g</text:p>
          </table:table-cell>
          <table:table-cell table:style-name="ce28" office:value-type="string">
            <text:p>SD</text:p>
          </table:table-cell>
          <table:table-cell table:style-name="ce35" office:value-type="string">
            <text:p>A/A</text:p>
          </table:table-cell>
          <table:table-cell table:style-name="ce35" office:value-type="float" office:value="97.0">
            <text:p>97</text:p>
          </table:table-cell>
          <table:table-cell table:style-name="ce35" office:value-type="float" office:value="100.5">
            <text:p>100.5</text:p>
          </table:table-cell>
          <table:table-cell table:style-name="ce35" office:value-type="float" office:value="11.05">
            <text:p>11.05</text:p>
          </table:table-cell>
          <table:table-cell table:style-name="ce36" office:value-type="string">
            <text:p>A/A</text:p>
          </table:table-cell>
          <table:table-cell table:style-name="ce36" office:value-type="float" office:value="239.0">
            <text:p>239</text:p>
          </table:table-cell>
          <table:table-cell table:style-name="ce36" office:value-type="float" office:value="100.4">
            <text:p>100.4</text:p>
          </table:table-cell>
          <table:table-cell table:style-name="ce36" office:value-type="float" office:value="11.04">
            <text:p>11.04</text:p>
          </table:table-cell>
          <table:table-cell table:style-name="ce38" office:value-type="string">
            <text:p>A/A</text:p>
          </table:table-cell>
          <table:table-cell table:style-name="ce30" office:value-type="float" office:value="124.0">
            <text:p>124</text:p>
          </table:table-cell>
          <table:table-cell table:style-name="ce30" office:value-type="float" office:value="101.0">
            <text:p>101</text:p>
          </table:table-cell>
          <table:table-cell table:style-name="ce30" office:value-type="float" office:value="10.79">
            <text:p>10.79</text:p>
          </table:table-cell>
          <table:table-cell table:style-name="ce29" office:value-type="string">
            <text:p>F-test</text:p>
          </table:table-cell>
          <table:table-cell table:style-name="ce29" office:value-type="float" office:value="0.1">
            <text:p>0.1</text:p>
          </table:table-cell>
          <table:table-cell table:style-name="ce29" office:value-type="float" office:value="0.9">
            <text:p>0.9</text:p>
          </table:table-cell>
          <table:table-cell table:style-name="ce29" office:value-type="string">
            <text:p>no</text:p>
          </table:table-cell>
          <table:table-cell table:style-name="cf1" table:formula="of:=([L155]-[P155])/SQRT((((([M155]^2)*([K155]-1))+(([Q155]^2)*([O155]-1)))/([K155]+[O155])))"/>
          <table:table-cell table:style-name="cf1" table:formula="of:=([L155]-[T155])/SQRT((((([M155]^2)*([K155]-1))+(([U155]^2)*([S155]-1)))/([K155]+[S155])))"/>
          <table:table-cell table:style-name="cf1" table:formula="of:=([P155]-[T155])/SQRT((((([Q155]^2)*([O155]-1))+(([U155]^2)*([S155]-1)))/([O155]+[S155])))"/>
          <table:table-cell table:style-name="ce32"/>
          <table:table-cell table:style-name="ce33"/>
          <table:table-cell table:style-name="ce29" office:value-type="string">
            <text:p>F-test</text:p>
          </table:table-cell>
          <table:table-cell table:style-name="ce23" office:value-type="float" office:value="98.3">
            <text:p>98.3</text:p>
          </table:table-cell>
          <table:table-cell table:style-name="ce23" office:value-type="float" office:value="102.7">
            <text:p>102.7</text:p>
          </table:table-cell>
          <table:table-cell table:style-name="ce23" office:value-type="float" office:value="99.0">
            <text:p>99</text:p>
          </table:table-cell>
          <table:table-cell table:style-name="ce23" office:value-type="float" office:value="101.8">
            <text:p>101.8</text:p>
          </table:table-cell>
          <table:table-cell table:style-name="ce23" office:value-type="float" office:value="99.0">
            <text:p>99</text:p>
          </table:table-cell>
          <table:table-cell table:style-name="ce23" office:value-type="float" office:value="102.9">
            <text:p>102.9</text:p>
          </table:table-cell>
          <table:table-cell table:number-columns-repeated="987"/>
        </table:table-row>
        <table:table-row table:style-name="ro1">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COMT</text:p>
          </table:table-cell>
          <table:table-cell table:style-name="ce26" office:value-type="string">
            <text:p>rs4680</text:p>
          </table:table-cell>
          <table:table-cell table:style-name="ce26" office:value-type="string">
            <text:p>Nippold verbal reasoning</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35" office:value-type="string">
            <text:p>A/A</text:p>
          </table:table-cell>
          <table:table-cell table:style-name="ce35" office:value-type="float" office:value="461.0">
            <text:p>461</text:p>
          </table:table-cell>
          <table:table-cell table:style-name="ce35" office:value-type="float" office:value="49.924">
            <text:p>49.924</text:p>
          </table:table-cell>
          <table:table-cell table:style-name="ce35" office:value-type="float" office:value="9.907">
            <text:p>9.907</text:p>
          </table:table-cell>
          <table:table-cell table:style-name="ce36" office:value-type="string">
            <text:p>A/A</text:p>
          </table:table-cell>
          <table:table-cell table:style-name="ce36" office:value-type="float" office:value="224.0">
            <text:p>224</text:p>
          </table:table-cell>
          <table:table-cell table:style-name="ce36" office:value-type="float" office:value="50.003">
            <text:p>50.003</text:p>
          </table:table-cell>
          <table:table-cell table:style-name="ce36" office:value-type="float" office:value="10.314">
            <text:p>10.314</text:p>
          </table:table-cell>
          <table:table-cell table:style-name="ce38" office:value-type="string">
            <text:p>A/A</text:p>
          </table:table-cell>
          <table:table-cell table:style-name="ce30" office:value-type="float" office:value="29.0">
            <text:p>29</text:p>
          </table:table-cell>
          <table:table-cell table:style-name="ce30" office:value-type="float" office:value="51.318">
            <text:p>51.318</text:p>
          </table:table-cell>
          <table:table-cell table:style-name="ce30" office:value-type="float" office:value="9.262">
            <text:p>9.262</text:p>
          </table:table-cell>
          <table:table-cell table:style-name="ce29" office:value-type="string">
            <text:p>Chi-squared</text:p>
          </table:table-cell>
          <table:table-cell table:style-name="ce29" office:value-type="float" office:value="0.425">
            <text:p>0.425</text:p>
          </table:table-cell>
          <table:table-cell table:style-name="ce29" office:value-type="float" office:value="0.809">
            <text:p>0.809</text:p>
          </table:table-cell>
          <table:table-cell table:style-name="ce29"/>
          <table:table-cell table:style-name="cf1" table:formula="of:=([L156]-[P156])/SQRT((((([M156]^2)*([K156]-1))+(([Q156]^2)*([O156]-1)))/([K156]+[O156])))"/>
          <table:table-cell table:style-name="cf1" table:formula="of:=([L156]-[T156])/SQRT((((([M156]^2)*([K156]-1))+(([U156]^2)*([S156]-1)))/([K156]+[S156])))"/>
          <table:table-cell table:style-name="cf1" table:formula="of:=([P156]-[T156])/SQRT((((([Q156]^2)*([O156]-1))+(([U156]^2)*([S156]-1)))/([O156]+[S156])))"/>
          <table:table-cell table:style-name="ce32"/>
          <table:table-cell table:style-name="ce33" office:value-type="string">
            <text:p>Nippold and Sullivan 1987</text:p>
          </table:table-cell>
          <table:table-cell table:style-name="ce29" office:value-type="string">
            <text:p>Chi-squared</text:p>
          </table:table-cell>
          <table:table-cell table:style-name="ce23" table:formula="of:=ROUND(([L156]-((1.96*[M156])/SQRT([K156])));3)"/>
          <table:table-cell table:style-name="ce23" table:formula="of:=ROUND(([L156]+((1.96*[M156])/SQRT([K156])));3)"/>
          <table:table-cell table:style-name="ce23" table:formula="of:=ROUND(([P156]-((1.96*[Q156])/SQRT([O156])));3)"/>
          <table:table-cell table:style-name="ce23" table:formula="of:=ROUND(([P156]+((1.96*[Q156])/SQRT([O156])));3)"/>
          <table:table-cell table:style-name="ce23" table:formula="of:=ROUND(([T156]-((1.96*[U156])/SQRT([S156])));3)"/>
          <table:table-cell table:style-name="ce23" table:formula="of:=ROUND(([T156]+((1.96*[U156])/SQRT([S156])));3)"/>
          <table:table-cell table:number-columns-repeated="987"/>
        </table:table-row>
        <table:table-row table:style-name="ro1">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COMT</text:p>
          </table:table-cell>
          <table:table-cell table:style-name="ce26" office:value-type="string">
            <text:p>rs4818</text:p>
          </table:table-cell>
          <table:table-cell table:style-name="ce26" office:value-type="string">
            <text:p>Nippold verbal reasoning</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35" office:value-type="string">
            <text:p>C/C</text:p>
          </table:table-cell>
          <table:table-cell table:style-name="ce35" office:value-type="float" office:value="219.0">
            <text:p>219</text:p>
          </table:table-cell>
          <table:table-cell table:style-name="ce35" office:value-type="float" office:value="49.401">
            <text:p>49.401</text:p>
          </table:table-cell>
          <table:table-cell table:style-name="ce35" office:value-type="float" office:value="10.54">
            <text:p>10.54</text:p>
          </table:table-cell>
          <table:table-cell table:style-name="ce36" office:value-type="string">
            <text:p>C/G</text:p>
          </table:table-cell>
          <table:table-cell table:style-name="ce36" office:value-type="float" office:value="246.0">
            <text:p>246</text:p>
          </table:table-cell>
          <table:table-cell table:style-name="ce36" office:value-type="float" office:value="50.557">
            <text:p>50.557</text:p>
          </table:table-cell>
          <table:table-cell table:style-name="ce36" office:value-type="float" office:value="9.672">
            <text:p>9.672</text:p>
          </table:table-cell>
          <table:table-cell table:style-name="ce38" office:value-type="string">
            <text:p>G/G</text:p>
          </table:table-cell>
          <table:table-cell table:style-name="ce30" office:value-type="float" office:value="68.0">
            <text:p>68</text:p>
          </table:table-cell>
          <table:table-cell table:style-name="ce30" office:value-type="float" office:value="49.895">
            <text:p>49.895</text:p>
          </table:table-cell>
          <table:table-cell table:style-name="ce30" office:value-type="float" office:value="9.412">
            <text:p>9.412</text:p>
          </table:table-cell>
          <table:table-cell table:style-name="ce29" office:value-type="string">
            <text:p>Chi-squared</text:p>
          </table:table-cell>
          <table:table-cell table:style-name="ce29" office:value-type="float" office:value="0.835">
            <text:p>0.835</text:p>
          </table:table-cell>
          <table:table-cell table:style-name="ce29" office:value-type="float" office:value="0.659">
            <text:p>0.659</text:p>
          </table:table-cell>
          <table:table-cell table:style-name="ce29"/>
          <table:table-cell table:style-name="cf1" table:formula="of:=([L157]-[P157])/SQRT((((([M157]^2)*([K157]-1))+(([Q157]^2)*([O157]-1)))/([K157]+[O157])))"/>
          <table:table-cell table:style-name="cf1" table:formula="of:=([L157]-[T157])/SQRT((((([M157]^2)*([K157]-1))+(([U157]^2)*([S157]-1)))/([K157]+[S157])))"/>
          <table:table-cell table:style-name="cf1" table:formula="of:=([P157]-[T157])/SQRT((((([Q157]^2)*([O157]-1))+(([U157]^2)*([S157]-1)))/([O157]+[S157])))"/>
          <table:table-cell table:style-name="ce32"/>
          <table:table-cell table:style-name="ce33" office:value-type="string">
            <text:p>Nippold and Sullivan 1987</text:p>
          </table:table-cell>
          <table:table-cell table:style-name="ce29" office:value-type="string">
            <text:p>Chi-squared</text:p>
          </table:table-cell>
          <table:table-cell table:style-name="ce23" table:formula="of:=ROUND(([L157]-((1.96*[M157])/SQRT([K157])));3)"/>
          <table:table-cell table:style-name="ce23" table:formula="of:=ROUND(([L157]+((1.96*[M157])/SQRT([K157])));3)"/>
          <table:table-cell table:style-name="ce23" table:formula="of:=ROUND(([P157]-((1.96*[Q157])/SQRT([O157])));3)"/>
          <table:table-cell table:style-name="ce23" table:formula="of:=ROUND(([P157]+((1.96*[Q157])/SQRT([O157])));3)"/>
          <table:table-cell table:style-name="ce23" table:formula="of:=ROUND(([T157]-((1.96*[U157])/SQRT([S157])));3)"/>
          <table:table-cell table:style-name="ce23" table:formula="of:=ROUND(([T157]+((1.96*[U157])/SQRT([S157])));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COMT</text:p>
          </table:table-cell>
          <table:table-cell table:style-name="ce26" office:value-type="string">
            <text:p>rs4680</text:p>
          </table:table-cell>
          <table:table-cell table:style-name="ce26" office:value-type="string">
            <text:p>RAVEN</text:p>
          </table:table-cell>
          <table:table-cell table:style-name="ce26" office:value-type="string">
            <text:p>Number correct</text:p>
          </table:table-cell>
          <table:table-cell table:style-name="ce27" office:value-type="string">
            <text:p>g</text:p>
          </table:table-cell>
          <table:table-cell table:style-name="ce28" office:value-type="string">
            <text:p>SD</text:p>
          </table:table-cell>
          <table:table-cell table:style-name="ce35" office:value-type="string">
            <text:p>A/A</text:p>
          </table:table-cell>
          <table:table-cell table:style-name="ce35" office:value-type="float" office:value="461.0">
            <text:p>461</text:p>
          </table:table-cell>
          <table:table-cell table:style-name="ce35" office:value-type="float" office:value="50.165">
            <text:p>50.165</text:p>
          </table:table-cell>
          <table:table-cell table:style-name="ce35" office:value-type="float" office:value="9.941">
            <text:p>9.941</text:p>
          </table:table-cell>
          <table:table-cell table:style-name="ce36" office:value-type="string">
            <text:p>A/A</text:p>
          </table:table-cell>
          <table:table-cell table:style-name="ce36" office:value-type="float" office:value="224.0">
            <text:p>224</text:p>
          </table:table-cell>
          <table:table-cell table:style-name="ce36" office:value-type="float" office:value="49.768">
            <text:p>49.768</text:p>
          </table:table-cell>
          <table:table-cell table:style-name="ce36" office:value-type="float" office:value="10.193">
            <text:p>10.193</text:p>
          </table:table-cell>
          <table:table-cell table:style-name="ce38" office:value-type="string">
            <text:p>A/A</text:p>
          </table:table-cell>
          <table:table-cell table:style-name="ce30" office:value-type="float" office:value="29.0">
            <text:p>29</text:p>
          </table:table-cell>
          <table:table-cell table:style-name="ce30" office:value-type="float" office:value="49.18">
            <text:p>49.18</text:p>
          </table:table-cell>
          <table:table-cell table:style-name="ce30" office:value-type="float" office:value="9.693">
            <text:p>9.693</text:p>
          </table:table-cell>
          <table:table-cell table:style-name="ce29" office:value-type="string">
            <text:p>Chi-squared</text:p>
          </table:table-cell>
          <table:table-cell table:style-name="ce29" office:value-type="float" office:value="0.417">
            <text:p>0.417</text:p>
          </table:table-cell>
          <table:table-cell table:style-name="ce29" office:value-type="float" office:value="0.812">
            <text:p>0.812</text:p>
          </table:table-cell>
          <table:table-cell table:style-name="ce29"/>
          <table:table-cell table:style-name="cf1" table:formula="of:=([L158]-[P158])/SQRT((((([M158]^2)*([K158]-1))+(([Q158]^2)*([O158]-1)))/([K158]+[O158])))"/>
          <table:table-cell table:style-name="cf1" table:formula="of:=([L158]-[T158])/SQRT((((([M158]^2)*([K158]-1))+(([U158]^2)*([S158]-1)))/([K158]+[S158])))"/>
          <table:table-cell table:style-name="cf1" table:formula="of:=([P158]-[T158])/SQRT((((([Q158]^2)*([O158]-1))+(([U158]^2)*([S158]-1)))/([O158]+[S158])))"/>
          <table:table-cell table:style-name="ce32"/>
          <table:table-cell table:style-name="ce33"/>
          <table:table-cell table:style-name="ce29" office:value-type="string">
            <text:p>Chi-squared</text:p>
          </table:table-cell>
          <table:table-cell table:style-name="ce23" table:formula="of:=ROUND(([L158]-((1.96*[M158])/SQRT([K158])));3)"/>
          <table:table-cell table:style-name="ce23" table:formula="of:=ROUND(([L158]+((1.96*[M158])/SQRT([K158])));3)"/>
          <table:table-cell table:style-name="ce23" table:formula="of:=ROUND(([P158]-((1.96*[Q158])/SQRT([O158])));3)"/>
          <table:table-cell table:style-name="ce23" table:formula="of:=ROUND(([P158]+((1.96*[Q158])/SQRT([O158])));3)"/>
          <table:table-cell table:style-name="ce23" table:formula="of:=ROUND(([T158]-((1.96*[U158])/SQRT([S158])));3)"/>
          <table:table-cell table:style-name="ce23" table:formula="of:=ROUND(([T158]+((1.96*[U158])/SQRT([S158])));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COMT</text:p>
          </table:table-cell>
          <table:table-cell table:style-name="ce26" office:value-type="string">
            <text:p>rs4818</text:p>
          </table:table-cell>
          <table:table-cell table:style-name="ce26" office:value-type="string">
            <text:p>RAVEN</text:p>
          </table:table-cell>
          <table:table-cell table:style-name="ce26" office:value-type="string">
            <text:p>Number correct</text:p>
          </table:table-cell>
          <table:table-cell table:style-name="ce27" office:value-type="string">
            <text:p>g</text:p>
          </table:table-cell>
          <table:table-cell table:style-name="ce28" office:value-type="string">
            <text:p>SD</text:p>
          </table:table-cell>
          <table:table-cell table:style-name="ce35" office:value-type="string">
            <text:p>C/C</text:p>
          </table:table-cell>
          <table:table-cell table:style-name="ce35" office:value-type="float" office:value="219.0">
            <text:p>219</text:p>
          </table:table-cell>
          <table:table-cell table:style-name="ce35" office:value-type="float" office:value="50.501">
            <text:p>50.501</text:p>
          </table:table-cell>
          <table:table-cell table:style-name="ce35" office:value-type="float" office:value="10.023">
            <text:p>10.023</text:p>
          </table:table-cell>
          <table:table-cell table:style-name="ce36" office:value-type="string">
            <text:p>C/G</text:p>
          </table:table-cell>
          <table:table-cell table:style-name="ce36" office:value-type="float" office:value="246.0">
            <text:p>246</text:p>
          </table:table-cell>
          <table:table-cell table:style-name="ce36" office:value-type="float" office:value="49.566">
            <text:p>49.566</text:p>
          </table:table-cell>
          <table:table-cell table:style-name="ce36" office:value-type="float" office:value="10.098">
            <text:p>10.098</text:p>
          </table:table-cell>
          <table:table-cell table:style-name="ce38" office:value-type="string">
            <text:p>G/G</text:p>
          </table:table-cell>
          <table:table-cell table:style-name="ce30" office:value-type="float" office:value="68.0">
            <text:p>68</text:p>
          </table:table-cell>
          <table:table-cell table:style-name="ce30" office:value-type="float" office:value="49.57">
            <text:p>49.57</text:p>
          </table:table-cell>
          <table:table-cell table:style-name="ce30" office:value-type="float" office:value="6.633">
            <text:p>6.633</text:p>
          </table:table-cell>
          <table:table-cell table:style-name="ce29" office:value-type="string">
            <text:p>Chi-squared</text:p>
          </table:table-cell>
          <table:table-cell table:style-name="ce29" office:value-type="float" office:value="1.073">
            <text:p>1.073</text:p>
          </table:table-cell>
          <table:table-cell table:style-name="ce29" office:value-type="float" office:value="0.585">
            <text:p>0.585</text:p>
          </table:table-cell>
          <table:table-cell table:style-name="ce29"/>
          <table:table-cell table:style-name="cf1" table:formula="of:=([L159]-[P159])/SQRT((((([M159]^2)*([K159]-1))+(([Q159]^2)*([O159]-1)))/([K159]+[O159])))"/>
          <table:table-cell table:style-name="cf1" table:formula="of:=([L159]-[T159])/SQRT((((([M159]^2)*([K159]-1))+(([U159]^2)*([S159]-1)))/([K159]+[S159])))"/>
          <table:table-cell table:style-name="cf1" table:formula="of:=([P159]-[T159])/SQRT((((([Q159]^2)*([O159]-1))+(([U159]^2)*([S159]-1)))/([O159]+[S159])))"/>
          <table:table-cell table:style-name="ce32"/>
          <table:table-cell table:style-name="ce33"/>
          <table:table-cell table:style-name="ce29" office:value-type="string">
            <text:p>Chi-squared</text:p>
          </table:table-cell>
          <table:table-cell table:style-name="ce23" table:formula="of:=ROUND(([L159]-((1.96*[M159])/SQRT([K159])));3)"/>
          <table:table-cell table:style-name="ce23" table:formula="of:=ROUND(([L159]+((1.96*[M159])/SQRT([K159])));3)"/>
          <table:table-cell table:style-name="ce23" table:formula="of:=ROUND(([P159]-((1.96*[Q159])/SQRT([O159])));3)"/>
          <table:table-cell table:style-name="ce23" table:formula="of:=ROUND(([P159]+((1.96*[Q159])/SQRT([O159])));3)"/>
          <table:table-cell table:style-name="ce23" table:formula="of:=ROUND(([T159]-((1.96*[U159])/SQRT([S159])));3)"/>
          <table:table-cell table:style-name="ce23" table:formula="of:=ROUND(([T159]+((1.96*[U159])/SQRT([S159])));3)"/>
          <table:table-cell table:number-columns-repeated="987"/>
        </table:table-row>
        <table:table-row table:style-name="ro3">
          <table:table-cell table:style-name="ce24" office:value-type="string">
            <text:p>Nic</text:p>
          </table:table-cell>
          <table:table-cell table:style-name="ce25" office:value-type="string">
            <text:p>sdarticle (3)u.pdf</text:p>
          </table:table-cell>
          <table:table-cell table:style-name="ce25" office:value-type="float" office:value="1.5979789E7">
            <text:p>15979789</text:p>
          </table:table-cell>
          <table:table-cell table:style-name="ce26" office:value-type="string">
            <text:p>COMT</text:p>
          </table:table-cell>
          <table:table-cell table:style-name="ce26" office:value-type="string">
            <text:p>rs4680</text:p>
          </table:table-cell>
          <table:table-cell table:style-name="ce26" office:value-type="string">
            <text:p>RAVEN</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35" office:value-type="string">
            <text:p>A/A</text:p>
          </table:table-cell>
          <table:table-cell table:style-name="ce35" office:value-type="float" office:value="97.0">
            <text:p>97</text:p>
          </table:table-cell>
          <table:table-cell table:style-name="ce35" office:value-type="float" office:value="31.3">
            <text:p>31.3</text:p>
          </table:table-cell>
          <table:table-cell table:style-name="ce35" office:value-type="float" office:value="7.54">
            <text:p>7.54</text:p>
          </table:table-cell>
          <table:table-cell table:style-name="ce36" office:value-type="string">
            <text:p>A/A</text:p>
          </table:table-cell>
          <table:table-cell table:style-name="ce36" office:value-type="float" office:value="239.0">
            <text:p>239</text:p>
          </table:table-cell>
          <table:table-cell table:style-name="ce36" office:value-type="float" office:value="32.0">
            <text:p>32</text:p>
          </table:table-cell>
          <table:table-cell table:style-name="ce36" office:value-type="float" office:value="7.89">
            <text:p>7.89</text:p>
          </table:table-cell>
          <table:table-cell table:style-name="ce38" office:value-type="string">
            <text:p>A/A</text:p>
          </table:table-cell>
          <table:table-cell table:style-name="ce30" office:value-type="float" office:value="124.0">
            <text:p>124</text:p>
          </table:table-cell>
          <table:table-cell table:style-name="ce30" office:value-type="float" office:value="30.8">
            <text:p>30.8</text:p>
          </table:table-cell>
          <table:table-cell table:style-name="ce30" office:value-type="float" office:value="7.39">
            <text:p>7.39</text:p>
          </table:table-cell>
          <table:table-cell table:style-name="ce29" office:value-type="string">
            <text:p>F-test</text:p>
          </table:table-cell>
          <table:table-cell table:style-name="ce29" office:value-type="float" office:value="1.0">
            <text:p>1</text:p>
          </table:table-cell>
          <table:table-cell table:style-name="ce29" office:value-type="float" office:value="0.37">
            <text:p>0.37</text:p>
          </table:table-cell>
          <table:table-cell table:style-name="ce29" office:value-type="string">
            <text:p>no</text:p>
          </table:table-cell>
          <table:table-cell table:style-name="cf1" table:formula="of:=([L160]-[P160])/SQRT((((([M160]^2)*([K160]-1))+(([Q160]^2)*([O160]-1)))/([K160]+[O160])))"/>
          <table:table-cell table:style-name="cf1" table:formula="of:=([L160]-[T160])/SQRT((((([M160]^2)*([K160]-1))+(([U160]^2)*([S160]-1)))/([K160]+[S160])))"/>
          <table:table-cell table:style-name="cf1" table:formula="of:=([P160]-[T160])/SQRT((((([Q160]^2)*([O160]-1))+(([U160]^2)*([S160]-1)))/([O160]+[S160])))"/>
          <table:table-cell table:style-name="ce32"/>
          <table:table-cell table:style-name="ce33"/>
          <table:table-cell table:style-name="ce29" office:value-type="string">
            <text:p>F-test</text:p>
          </table:table-cell>
          <table:table-cell table:style-name="ce23" office:value-type="float" office:value="29.8">
            <text:p>29.8</text:p>
          </table:table-cell>
          <table:table-cell table:style-name="ce23" office:value-type="float" office:value="32.8">
            <text:p>32.8</text:p>
          </table:table-cell>
          <table:table-cell table:style-name="ce23" office:value-type="float" office:value="31.0">
            <text:p>31</text:p>
          </table:table-cell>
          <table:table-cell table:style-name="ce23" office:value-type="float" office:value="33.0">
            <text:p>33</text:p>
          </table:table-cell>
          <table:table-cell table:style-name="ce23" office:value-type="float" office:value="29.4">
            <text:p>29.4</text:p>
          </table:table-cell>
          <table:table-cell table:style-name="ce23" office:value-type="float" office:value="32.1">
            <text:p>32.1</text:p>
          </table:table-cell>
          <table:table-cell table:number-columns-repeated="987"/>
        </table:table-row>
        <table:table-row table:style-name="ro1">
          <table:table-cell table:style-name="ce24" office:value-type="string">
            <text:p>Andrew</text:p>
          </table:table-cell>
          <table:table-cell table:style-name="ce25"/>
          <table:table-cell table:style-name="ce25" office:value-type="float" office:value="1.2566168E7">
            <text:p>12566168</text:p>
          </table:table-cell>
          <table:table-cell table:style-name="ce26" office:value-type="string">
            <text:p>COMT</text:p>
          </table:table-cell>
          <table:table-cell table:style-name="ce26" office:value-type="string">
            <text:p>rs4680</text:p>
          </table:table-cell>
          <table:table-cell table:style-name="ce26" office:value-type="string">
            <text:p>WAIS</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35" office:value-type="string">
            <text:p>A/A</text:p>
          </table:table-cell>
          <table:table-cell table:style-name="ce35" office:value-type="float" office:value="6.0">
            <text:p>6</text:p>
          </table:table-cell>
          <table:table-cell table:style-name="ce35" office:value-type="float" office:value="115.3">
            <text:p>115.3</text:p>
          </table:table-cell>
          <table:table-cell table:style-name="ce35" office:value-type="float" office:value="13.8">
            <text:p>13.8</text:p>
          </table:table-cell>
          <table:table-cell table:style-name="ce36" office:value-type="string">
            <text:p>A/A</text:p>
          </table:table-cell>
          <table:table-cell table:style-name="ce36" office:value-type="float" office:value="43.0">
            <text:p>43</text:p>
          </table:table-cell>
          <table:table-cell table:style-name="ce36" office:value-type="float" office:value="111.2">
            <text:p>111.2</text:p>
          </table:table-cell>
          <table:table-cell table:style-name="ce36" office:value-type="float" office:value="10.4">
            <text:p>10.4</text:p>
          </table:table-cell>
          <table:table-cell table:style-name="ce38" office:value-type="string">
            <text:p>A/A</text:p>
          </table:table-cell>
          <table:table-cell table:style-name="ce30" office:value-type="float" office:value="71.0">
            <text:p>71</text:p>
          </table:table-cell>
          <table:table-cell table:style-name="ce30" office:value-type="float" office:value="110.0">
            <text:p>110</text:p>
          </table:table-cell>
          <table:table-cell table:style-name="ce30" office:value-type="float" office:value="11.4">
            <text:p>11.4</text:p>
          </table:table-cell>
          <table:table-cell table:number-columns-repeated="2" table:style-name="ce29"/>
          <table:table-cell table:style-name="ce29" office:value-type="float" office:value="0.511">
            <text:p>0.511</text:p>
          </table:table-cell>
          <table:table-cell table:style-name="ce29"/>
          <table:table-cell table:style-name="cf1" table:formula="of:=([L161]-[P161])/SQRT((((([M161]^2)*([K161]-1))+(([Q161]^2)*([O161]-1)))/([K161]+[O161])))"/>
          <table:table-cell table:style-name="cf1" table:formula="of:=([L161]-[T161])/SQRT((((([M161]^2)*([K161]-1))+(([U161]^2)*([S161]-1)))/([K161]+[S161])))"/>
          <table:table-cell table:style-name="cf1" table:formula="of:=([P161]-[T161])/SQRT((((([Q161]^2)*([O161]-1))+(([U161]^2)*([S161]-1)))/([O161]+[S161])))"/>
          <table:table-cell table:style-name="ce32" office:value-type="string">
            <text:p>error type not listed in article</text:p>
          </table:table-cell>
          <table:table-cell table:style-name="ce33"/>
          <table:table-cell table:style-name="ce29"/>
          <table:table-cell table:style-name="ce23" table:formula="of:=ROUND(([L161]-((1.96*[M161])/SQRT([K161])));3)"/>
          <table:table-cell table:style-name="ce23" table:formula="of:=ROUND(([L161]+((1.96*[M161])/SQRT([K161])));3)"/>
          <table:table-cell table:style-name="ce23" table:formula="of:=ROUND(([P161]-((1.96*[Q161])/SQRT([O161])));3)"/>
          <table:table-cell table:style-name="ce23" table:formula="of:=ROUND(([P161]+((1.96*[Q161])/SQRT([O161])));3)"/>
          <table:table-cell table:style-name="ce23" table:formula="of:=ROUND(([T161]-((1.96*[U161])/SQRT([S161])));3)"/>
          <table:table-cell table:style-name="ce23" table:formula="of:=ROUND(([T161]+((1.96*[U161])/SQRT([S161])));3)"/>
          <table:table-cell table:number-columns-repeated="987"/>
        </table:table-row>
        <table:table-row table:style-name="ro1">
          <table:table-cell table:style-name="ce24" office:value-type="string">
            <text:p>Andrew</text:p>
          </table:table-cell>
          <table:table-cell table:style-name="ce25"/>
          <table:table-cell table:style-name="ce25" office:value-type="float" office:value="1.2566168E7">
            <text:p>12566168</text:p>
          </table:table-cell>
          <table:table-cell table:style-name="ce26" office:value-type="string">
            <text:p>COMT</text:p>
          </table:table-cell>
          <table:table-cell table:style-name="ce26" office:value-type="string">
            <text:p>rs4680</text:p>
          </table:table-cell>
          <table:table-cell table:style-name="ce26" office:value-type="string">
            <text:p>WAIS</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35" office:value-type="string">
            <text:p>A/A</text:p>
          </table:table-cell>
          <table:table-cell table:style-name="ce35" office:value-type="float" office:value="6.0">
            <text:p>6</text:p>
          </table:table-cell>
          <table:table-cell table:style-name="ce35" office:value-type="float" office:value="108.3">
            <text:p>108.3</text:p>
          </table:table-cell>
          <table:table-cell table:style-name="ce35" office:value-type="float" office:value="14.8">
            <text:p>14.8</text:p>
          </table:table-cell>
          <table:table-cell table:style-name="ce36" office:value-type="string">
            <text:p>A/A</text:p>
          </table:table-cell>
          <table:table-cell table:style-name="ce36" office:value-type="float" office:value="43.0">
            <text:p>43</text:p>
          </table:table-cell>
          <table:table-cell table:style-name="ce36" office:value-type="float" office:value="107.3">
            <text:p>107.3</text:p>
          </table:table-cell>
          <table:table-cell table:style-name="ce36" office:value-type="float" office:value="15.2">
            <text:p>15.2</text:p>
          </table:table-cell>
          <table:table-cell table:style-name="ce38" office:value-type="string">
            <text:p>A/A</text:p>
          </table:table-cell>
          <table:table-cell table:style-name="ce30" office:value-type="float" office:value="71.0">
            <text:p>71</text:p>
          </table:table-cell>
          <table:table-cell table:style-name="ce30" office:value-type="float" office:value="105.2">
            <text:p>105.2</text:p>
          </table:table-cell>
          <table:table-cell table:style-name="ce30" office:value-type="float" office:value="14.0">
            <text:p>14</text:p>
          </table:table-cell>
          <table:table-cell table:number-columns-repeated="2" table:style-name="ce29"/>
          <table:table-cell table:style-name="ce29" office:value-type="float" office:value="0.658">
            <text:p>0.658</text:p>
          </table:table-cell>
          <table:table-cell table:style-name="ce29"/>
          <table:table-cell table:style-name="cf1" table:formula="of:=([L162]-[P162])/SQRT((((([M162]^2)*([K162]-1))+(([Q162]^2)*([O162]-1)))/([K162]+[O162])))"/>
          <table:table-cell table:style-name="cf1" table:formula="of:=([L162]-[T162])/SQRT((((([M162]^2)*([K162]-1))+(([U162]^2)*([S162]-1)))/([K162]+[S162])))"/>
          <table:table-cell table:style-name="cf1" table:formula="of:=([P162]-[T162])/SQRT((((([Q162]^2)*([O162]-1))+(([U162]^2)*([S162]-1)))/([O162]+[S162])))"/>
          <table:table-cell table:style-name="ce32" office:value-type="string">
            <text:p>error type not listed in article</text:p>
          </table:table-cell>
          <table:table-cell table:style-name="ce33"/>
          <table:table-cell table:style-name="ce29"/>
          <table:table-cell table:style-name="ce23" table:formula="of:=ROUND(([L162]-((1.96*[M162])/SQRT([K162])));3)"/>
          <table:table-cell table:style-name="ce23" table:formula="of:=ROUND(([L162]+((1.96*[M162])/SQRT([K162])));3)"/>
          <table:table-cell table:style-name="ce23" table:formula="of:=ROUND(([P162]-((1.96*[Q162])/SQRT([O162])));3)"/>
          <table:table-cell table:style-name="ce23" table:formula="of:=ROUND(([P162]+((1.96*[Q162])/SQRT([O162])));3)"/>
          <table:table-cell table:style-name="ce23" table:formula="of:=ROUND(([T162]-((1.96*[U162])/SQRT([S162])));3)"/>
          <table:table-cell table:style-name="ce23" table:formula="of:=ROUND(([T162]+((1.96*[U162])/SQRT([S162])));3)"/>
          <table:table-cell table:number-columns-repeated="987"/>
        </table:table-row>
        <table:table-row table:style-name="ro1">
          <table:table-cell table:style-name="ce24" office:value-type="string">
            <text:p>Andrew</text:p>
          </table:table-cell>
          <table:table-cell table:style-name="ce25"/>
          <table:table-cell table:style-name="ce25" office:value-type="float" office:value="1.2566168E7">
            <text:p>12566168</text:p>
          </table:table-cell>
          <table:table-cell table:style-name="ce26" office:value-type="string">
            <text:p>COMT</text:p>
          </table:table-cell>
          <table:table-cell table:style-name="ce26" office:value-type="string">
            <text:p>rs4680</text:p>
          </table:table-cell>
          <table:table-cell table:style-name="ce26" office:value-type="string">
            <text:p>WAIS</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35" office:value-type="string">
            <text:p>A/A</text:p>
          </table:table-cell>
          <table:table-cell table:style-name="ce35" office:value-type="float" office:value="6.0">
            <text:p>6</text:p>
          </table:table-cell>
          <table:table-cell table:style-name="ce35" office:value-type="float" office:value="117.2">
            <text:p>117.2</text:p>
          </table:table-cell>
          <table:table-cell table:style-name="ce35" office:value-type="float" office:value="11.4">
            <text:p>11.4</text:p>
          </table:table-cell>
          <table:table-cell table:style-name="ce36" office:value-type="string">
            <text:p>A/A</text:p>
          </table:table-cell>
          <table:table-cell table:style-name="ce36" office:value-type="float" office:value="43.0">
            <text:p>43</text:p>
          </table:table-cell>
          <table:table-cell table:style-name="ce36" office:value-type="float" office:value="111.9">
            <text:p>111.9</text:p>
          </table:table-cell>
          <table:table-cell table:style-name="ce36" office:value-type="float" office:value="10.0">
            <text:p>10</text:p>
          </table:table-cell>
          <table:table-cell table:style-name="ce38" office:value-type="string">
            <text:p>A/A</text:p>
          </table:table-cell>
          <table:table-cell table:style-name="ce30" office:value-type="float" office:value="71.0">
            <text:p>71</text:p>
          </table:table-cell>
          <table:table-cell table:style-name="ce30" office:value-type="float" office:value="111.5">
            <text:p>111.5</text:p>
          </table:table-cell>
          <table:table-cell table:style-name="ce30" office:value-type="float" office:value="10.3">
            <text:p>10.3</text:p>
          </table:table-cell>
          <table:table-cell table:number-columns-repeated="2" table:style-name="ce29"/>
          <table:table-cell table:style-name="ce29" office:value-type="float" office:value="0.431">
            <text:p>0.431</text:p>
          </table:table-cell>
          <table:table-cell table:style-name="ce29"/>
          <table:table-cell table:style-name="cf1" table:formula="of:=([L163]-[P163])/SQRT((((([M163]^2)*([K163]-1))+(([Q163]^2)*([O163]-1)))/([K163]+[O163])))"/>
          <table:table-cell table:style-name="cf1" table:formula="of:=([L163]-[T163])/SQRT((((([M163]^2)*([K163]-1))+(([U163]^2)*([S163]-1)))/([K163]+[S163])))"/>
          <table:table-cell table:style-name="cf1" table:formula="of:=([P163]-[T163])/SQRT((((([Q163]^2)*([O163]-1))+(([U163]^2)*([S163]-1)))/([O163]+[S163])))"/>
          <table:table-cell table:style-name="ce32" office:value-type="string">
            <text:p>error type not listed in article</text:p>
          </table:table-cell>
          <table:table-cell table:style-name="ce33"/>
          <table:table-cell table:style-name="ce29"/>
          <table:table-cell table:style-name="ce23" table:formula="of:=ROUND(([L163]-((1.96*[M163])/SQRT([K163])));3)"/>
          <table:table-cell table:style-name="ce23" table:formula="of:=ROUND(([L163]+((1.96*[M163])/SQRT([K163])));3)"/>
          <table:table-cell table:style-name="ce23" table:formula="of:=ROUND(([P163]-((1.96*[Q163])/SQRT([O163])));3)"/>
          <table:table-cell table:style-name="ce23" table:formula="of:=ROUND(([P163]+((1.96*[Q163])/SQRT([O163])));3)"/>
          <table:table-cell table:style-name="ce23" table:formula="of:=ROUND(([T163]-((1.96*[U163])/SQRT([S163])));3)"/>
          <table:table-cell table:style-name="ce23" table:formula="of:=ROUND(([T163]+((1.96*[U163])/SQRT([S163])));3)"/>
          <table:table-cell table:number-columns-repeated="987"/>
        </table:table-row>
        <table:table-row table:style-name="ro8">
          <table:table-cell table:style-name="ce24" office:value-type="string">
            <text:p>Nic</text:p>
          </table:table-cell>
          <table:table-cell table:style-name="ce25" office:value-type="string">
            <text:p>z_Aguilera-et-al_COMT-working-memory-function_2008.pdf</text:p>
          </table:table-cell>
          <table:table-cell table:style-name="ce25" office:value-type="float" office:value="1.8213617E7">
            <text:p>18213617</text:p>
          </table:table-cell>
          <table:table-cell table:style-name="ce26" office:value-type="string">
            <text:p>COMT</text:p>
          </table:table-cell>
          <table:table-cell table:style-name="ce26" office:value-type="string">
            <text:p>rs4680</text:p>
          </table:table-cell>
          <table:table-cell table:style-name="ce26" office:value-type="string">
            <text:p>WAIS-III</text:p>
          </table:table-cell>
          <table:table-cell table:style-name="ce26" office:value-type="string">
            <text:p>Letter-number sequencing</text:p>
          </table:table-cell>
          <table:table-cell table:style-name="ce27" office:value-type="string">
            <text:p>g</text:p>
          </table:table-cell>
          <table:table-cell table:style-name="ce28" office:value-type="string">
            <text:p>SD</text:p>
          </table:table-cell>
          <table:table-cell table:style-name="ce35" office:value-type="string">
            <text:p>A/A</text:p>
          </table:table-cell>
          <table:table-cell table:style-name="ce35" office:value-type="float" office:value="153.0">
            <text:p>153</text:p>
          </table:table-cell>
          <table:table-cell table:style-name="ce35" office:value-type="float" office:value="9.29">
            <text:p>9.29</text:p>
          </table:table-cell>
          <table:table-cell table:style-name="ce35" office:value-type="float" office:value="2.71">
            <text:p>2.71</text:p>
          </table:table-cell>
          <table:table-cell table:style-name="ce36" office:value-type="string">
            <text:p>A/A</text:p>
          </table:table-cell>
          <table:table-cell table:style-name="ce36" office:value-type="float" office:value="250.0">
            <text:p>250</text:p>
          </table:table-cell>
          <table:table-cell table:style-name="ce36" office:value-type="float" office:value="9.88">
            <text:p>9.88</text:p>
          </table:table-cell>
          <table:table-cell table:style-name="ce36" office:value-type="float" office:value="2.65">
            <text:p>2.65</text:p>
          </table:table-cell>
          <table:table-cell table:style-name="ce38" office:value-type="string">
            <text:p>A/A</text:p>
          </table:table-cell>
          <table:table-cell table:style-name="ce30" office:value-type="float" office:value="118.0">
            <text:p>118</text:p>
          </table:table-cell>
          <table:table-cell table:style-name="ce30" office:value-type="float" office:value="9.63">
            <text:p>9.63</text:p>
          </table:table-cell>
          <table:table-cell table:style-name="ce30" office:value-type="float" office:value="2.55">
            <text:p>2.55</text:p>
          </table:table-cell>
          <table:table-cell table:style-name="ce29" office:value-type="string">
            <text:p>F-test</text:p>
          </table:table-cell>
          <table:table-cell table:style-name="ce29" office:value-type="float" office:value="2.35">
            <text:p>2.35</text:p>
          </table:table-cell>
          <table:table-cell table:style-name="ce29" office:value-type="float" office:value="0.09">
            <text:p>0.09</text:p>
          </table:table-cell>
          <table:table-cell table:style-name="ce29"/>
          <table:table-cell table:style-name="cf1" table:formula="of:=([L164]-[P164])/SQRT((((([M164]^2)*([K164]-1))+(([Q164]^2)*([O164]-1)))/([K164]+[O164])))"/>
          <table:table-cell table:style-name="cf1" table:formula="of:=([L164]-[T164])/SQRT((((([M164]^2)*([K164]-1))+(([U164]^2)*([S164]-1)))/([K164]+[S164])))"/>
          <table:table-cell table:style-name="cf1" table:formula="of:=([P164]-[T164])/SQRT((((([Q164]^2)*([O164]-1))+(([U164]^2)*([S164]-1)))/([O164]+[S164])))"/>
          <table:table-cell table:style-name="ce32"/>
          <table:table-cell table:style-name="ce33" office:value-type="string">
            <text:p>Wechsler D. 1999. Escala de Inteligencia de Wechsler para adultos—III.Madrid: TEA Ediciones.Weinshilboum RM,Otterness</text:p>
          </table:table-cell>
          <table:table-cell table:style-name="ce29" office:value-type="string">
            <text:p>F-test</text:p>
          </table:table-cell>
          <table:table-cell table:style-name="ce23" table:formula="of:=ROUND(([L164]-((1.96*[M164])/SQRT([K164])));3)"/>
          <table:table-cell table:style-name="ce23" table:formula="of:=ROUND(([L164]+((1.96*[M164])/SQRT([K164])));3)"/>
          <table:table-cell table:style-name="ce23" table:formula="of:=ROUND(([P164]-((1.96*[Q164])/SQRT([O164])));3)"/>
          <table:table-cell table:style-name="ce23" table:formula="of:=ROUND(([P164]+((1.96*[Q164])/SQRT([O164])));3)"/>
          <table:table-cell table:style-name="ce23" table:formula="of:=ROUND(([T164]-((1.96*[U164])/SQRT([S164])));3)"/>
          <table:table-cell table:style-name="ce23" table:formula="of:=ROUND(([T164]+((1.96*[U164])/SQRT([S164])));3)"/>
          <table:table-cell table:number-columns-repeated="987"/>
        </table:table-row>
        <table:table-row table:style-name="ro1">
          <table:table-cell table:style-name="ce24" office:value-type="string">
            <text:p>Andrew</text:p>
          </table:table-cell>
          <table:table-cell table:style-name="ce25"/>
          <table:table-cell table:style-name="ce25" office:value-type="float" office:value="1.1925305E7">
            <text:p>11925305</text:p>
          </table:table-cell>
          <table:table-cell table:style-name="ce26" office:value-type="string">
            <text:p>COMT</text:p>
          </table:table-cell>
          <table:table-cell table:style-name="ce26" office:value-type="string">
            <text:p>rs4680</text:p>
          </table:table-cell>
          <table:table-cell table:style-name="ce26" office:value-type="string">
            <text:p>WCST</text:p>
          </table:table-cell>
          <table:table-cell table:style-name="ce26" office:value-type="string">
            <text:p>Perseverative errors</text:p>
          </table:table-cell>
          <table:table-cell table:style-name="ce27" office:value-type="string">
            <text:p>g</text:p>
          </table:table-cell>
          <table:table-cell table:style-name="ce28" office:value-type="string">
            <text:p>SD</text:p>
          </table:table-cell>
          <table:table-cell table:style-name="ce35" office:value-type="string">
            <text:p>A/A</text:p>
          </table:table-cell>
          <table:table-cell table:style-name="ce35" office:value-type="float" office:value="13.0">
            <text:p>13</text:p>
          </table:table-cell>
          <table:table-cell table:style-name="ce35" office:value-type="float" office:value="7.46">
            <text:p>7.46</text:p>
          </table:table-cell>
          <table:table-cell table:style-name="ce35" office:value-type="float" office:value="4.01">
            <text:p>4.01</text:p>
          </table:table-cell>
          <table:table-cell table:style-name="ce36" office:value-type="string">
            <text:p>A/A</text:p>
          </table:table-cell>
          <table:table-cell table:style-name="ce36" office:value-type="float" office:value="31.0">
            <text:p>31</text:p>
          </table:table-cell>
          <table:table-cell table:style-name="ce36" office:value-type="float" office:value="13.03">
            <text:p>13.03</text:p>
          </table:table-cell>
          <table:table-cell table:style-name="ce36" office:value-type="float" office:value="11.18">
            <text:p>11.18</text:p>
          </table:table-cell>
          <table:table-cell table:style-name="ce38" office:value-type="string">
            <text:p>A/A</text:p>
          </table:table-cell>
          <table:table-cell table:style-name="ce30" office:value-type="float" office:value="29.0">
            <text:p>29</text:p>
          </table:table-cell>
          <table:table-cell table:style-name="ce30" office:value-type="float" office:value="12.21">
            <text:p>12.21</text:p>
          </table:table-cell>
          <table:table-cell table:style-name="ce30" office:value-type="float" office:value="9.08">
            <text:p>9.08</text:p>
          </table:table-cell>
          <table:table-cell table:style-name="ce29" office:value-type="string">
            <text:p>F-test</text:p>
          </table:table-cell>
          <table:table-cell table:style-name="ce29" office:value-type="float" office:value="4.43">
            <text:p>4.43</text:p>
          </table:table-cell>
          <table:table-cell table:style-name="ce29" office:value-type="float" office:value="0.02">
            <text:p>0.02</text:p>
          </table:table-cell>
          <table:table-cell table:style-name="ce29"/>
          <table:table-cell table:style-name="cf1" table:formula="of:=([L165]-[P165])/SQRT((((([M165]^2)*([K165]-1))+(([Q165]^2)*([O165]-1)))/([K165]+[O165])))"/>
          <table:table-cell table:style-name="cf1" table:formula="of:=([L165]-[T165])/SQRT((((([M165]^2)*([K165]-1))+(([U165]^2)*([S165]-1)))/([K165]+[S165])))"/>
          <table:table-cell table:style-name="cf1" table:formula="of:=([P165]-[T165])/SQRT((((([Q165]^2)*([O165]-1))+(([U165]^2)*([S165]-1)))/([O165]+[S165])))"/>
          <table:table-cell table:style-name="ce32"/>
          <table:table-cell table:style-name="ce33"/>
          <table:table-cell table:style-name="ce29" office:value-type="string">
            <text:p>F-test(2,70)</text:p>
          </table:table-cell>
          <table:table-cell table:style-name="ce23" table:formula="of:=ROUND(([L165]-((1.96*[M165])/SQRT([K165])));3)"/>
          <table:table-cell table:style-name="ce23" table:formula="of:=ROUND(([L165]+((1.96*[M165])/SQRT([K165])));3)"/>
          <table:table-cell table:style-name="ce23" table:formula="of:=ROUND(([P165]-((1.96*[Q165])/SQRT([O165])));3)"/>
          <table:table-cell table:style-name="ce23" table:formula="of:=ROUND(([P165]+((1.96*[Q165])/SQRT([O165])));3)"/>
          <table:table-cell table:style-name="ce23" table:formula="of:=ROUND(([T165]-((1.96*[U165])/SQRT([S165])));3)"/>
          <table:table-cell table:style-name="ce23" table:formula="of:=ROUND(([T165]+((1.96*[U165])/SQRT([S165])));3)"/>
          <table:table-cell table:number-columns-repeated="987"/>
        </table:table-row>
        <table:table-row table:style-name="ro1">
          <table:table-cell table:style-name="ce24" office:value-type="string">
            <text:p>Andrew</text:p>
          </table:table-cell>
          <table:table-cell table:style-name="ce25"/>
          <table:table-cell table:style-name="ce25" office:value-type="float" office:value="1.2566168E7">
            <text:p>12566168</text:p>
          </table:table-cell>
          <table:table-cell table:style-name="ce26" office:value-type="string">
            <text:p>COMT</text:p>
          </table:table-cell>
          <table:table-cell table:style-name="ce26" office:value-type="string">
            <text:p>rs4680</text:p>
          </table:table-cell>
          <table:table-cell table:style-name="ce26" office:value-type="string">
            <text:p>WCST</text:p>
          </table:table-cell>
          <table:table-cell table:style-name="ce26" office:value-type="string">
            <text:p>Perseverative errors</text:p>
          </table:table-cell>
          <table:table-cell table:style-name="ce27" office:value-type="string">
            <text:p>g</text:p>
          </table:table-cell>
          <table:table-cell table:style-name="ce28" office:value-type="string">
            <text:p>SD</text:p>
          </table:table-cell>
          <table:table-cell table:style-name="ce35" office:value-type="string">
            <text:p>A/A</text:p>
          </table:table-cell>
          <table:table-cell table:style-name="ce35" office:value-type="float" office:value="6.0">
            <text:p>6</text:p>
          </table:table-cell>
          <table:table-cell table:style-name="ce35" office:value-type="float" office:value="14.2">
            <text:p>14.2</text:p>
          </table:table-cell>
          <table:table-cell table:style-name="ce35" office:value-type="float" office:value="8.0">
            <text:p>8</text:p>
          </table:table-cell>
          <table:table-cell table:style-name="ce36" office:value-type="string">
            <text:p>A/A</text:p>
          </table:table-cell>
          <table:table-cell table:style-name="ce36" office:value-type="float" office:value="43.0">
            <text:p>43</text:p>
          </table:table-cell>
          <table:table-cell table:style-name="ce36" office:value-type="float" office:value="17.7">
            <text:p>17.7</text:p>
          </table:table-cell>
          <table:table-cell table:style-name="ce36" office:value-type="float" office:value="11.4">
            <text:p>11.4</text:p>
          </table:table-cell>
          <table:table-cell table:style-name="ce38" office:value-type="string">
            <text:p>A/A</text:p>
          </table:table-cell>
          <table:table-cell table:style-name="ce30" office:value-type="float" office:value="71.0">
            <text:p>71</text:p>
          </table:table-cell>
          <table:table-cell table:style-name="ce30" office:value-type="float" office:value="17.8">
            <text:p>17.8</text:p>
          </table:table-cell>
          <table:table-cell table:style-name="ce30" office:value-type="float" office:value="11.5">
            <text:p>11.5</text:p>
          </table:table-cell>
          <table:table-cell table:number-columns-repeated="2" table:style-name="ce29"/>
          <table:table-cell table:style-name="ce29" office:value-type="float" office:value="0.755">
            <text:p>0.755</text:p>
          </table:table-cell>
          <table:table-cell table:style-name="ce29"/>
          <table:table-cell table:style-name="cf1" table:formula="of:=([L166]-[P166])/SQRT((((([M166]^2)*([K166]-1))+(([Q166]^2)*([O166]-1)))/([K166]+[O166])))"/>
          <table:table-cell table:style-name="cf1" table:formula="of:=([L166]-[T166])/SQRT((((([M166]^2)*([K166]-1))+(([U166]^2)*([S166]-1)))/([K166]+[S166])))"/>
          <table:table-cell table:style-name="cf1" table:formula="of:=([P166]-[T166])/SQRT((((([Q166]^2)*([O166]-1))+(([U166]^2)*([S166]-1)))/([O166]+[S166])))"/>
          <table:table-cell table:style-name="ce32" office:value-type="string">
            <text:p>error type not listed in article</text:p>
          </table:table-cell>
          <table:table-cell table:style-name="ce33"/>
          <table:table-cell table:style-name="ce29"/>
          <table:table-cell table:style-name="ce23" table:formula="of:=ROUND(([L166]-((1.96*[M166])/SQRT([K166])));3)"/>
          <table:table-cell table:style-name="ce23" table:formula="of:=ROUND(([L166]+((1.96*[M166])/SQRT([K166])));3)"/>
          <table:table-cell table:style-name="ce23" table:formula="of:=ROUND(([P166]-((1.96*[Q166])/SQRT([O166])));3)"/>
          <table:table-cell table:style-name="ce23" table:formula="of:=ROUND(([P166]+((1.96*[Q166])/SQRT([O166])));3)"/>
          <table:table-cell table:style-name="ce23" table:formula="of:=ROUND(([T166]-((1.96*[U166])/SQRT([S166])));3)"/>
          <table:table-cell table:style-name="ce23" table:formula="of:=ROUND(([T166]+((1.96*[U166])/SQRT([S166])));3)"/>
          <table:table-cell table:number-columns-repeated="987"/>
        </table:table-row>
        <table:table-row table:style-name="ro3">
          <table:table-cell table:style-name="ce24" office:value-type="string">
            <text:p>Nic</text:p>
          </table:table-cell>
          <table:table-cell table:style-name="ce25"/>
          <table:table-cell table:style-name="ce25" office:value-type="float" office:value="1.7063156E7">
            <text:p>17063156</text:p>
          </table:table-cell>
          <table:table-cell table:style-name="ce26" office:value-type="string">
            <text:p>COMT</text:p>
          </table:table-cell>
          <table:table-cell table:style-name="ce26" office:value-type="string">
            <text:p>rs4680</text:p>
          </table:table-cell>
          <table:table-cell table:style-name="ce26"/>
          <table:table-cell table:style-name="ce26" office:value-type="string">
            <text:p>IQ</text:p>
          </table:table-cell>
          <table:table-cell table:style-name="ce27" office:value-type="string">
            <text:p>g</text:p>
          </table:table-cell>
          <table:table-cell table:style-name="ce28" office:value-type="string">
            <text:p>SD</text:p>
          </table:table-cell>
          <table:table-cell table:style-name="ce35" office:value-type="string">
            <text:p>A/A</text:p>
          </table:table-cell>
          <table:table-cell table:style-name="ce35" office:value-type="float" office:value="15.0">
            <text:p>15</text:p>
          </table:table-cell>
          <table:table-cell table:style-name="ce35" office:value-type="float" office:value="108.42">
            <text:p>108.42</text:p>
          </table:table-cell>
          <table:table-cell table:style-name="ce35" office:value-type="float" office:value="8.85">
            <text:p>8.85</text:p>
          </table:table-cell>
          <table:table-cell table:style-name="ce36" office:value-type="string">
            <text:p>A/A</text:p>
          </table:table-cell>
          <table:table-cell table:style-name="ce36" office:value-type="float" office:value="21.0">
            <text:p>21</text:p>
          </table:table-cell>
          <table:table-cell table:style-name="ce36" office:value-type="float" office:value="107.14">
            <text:p>107.14</text:p>
          </table:table-cell>
          <table:table-cell table:style-name="ce36" office:value-type="float" office:value="8.66">
            <text:p>8.66</text:p>
          </table:table-cell>
          <table:table-cell table:style-name="ce40" office:value-type="string">
            <text:p>A/A</text:p>
          </table:table-cell>
          <table:table-cell table:style-name="ce39" office:value-type="float" office:value="11.0">
            <text:p>11</text:p>
          </table:table-cell>
          <table:table-cell table:style-name="ce39" office:value-type="float" office:value="107.54">
            <text:p>107.54</text:p>
          </table:table-cell>
          <table:table-cell table:style-name="ce39" office:value-type="float" office:value="8.61">
            <text:p>8.61</text:p>
          </table:table-cell>
          <table:table-cell table:number-columns-repeated="4" table:style-name="ce29"/>
          <table:table-cell table:style-name="cf1" table:formula="of:=([L167]-[P167])/SQRT((((([M167]^2)*([K167]-1))+(([Q167]^2)*([O167]-1)))/([K167]+[O167])))"/>
          <table:table-cell table:style-name="cf1" table:formula="of:=([L167]-[T167])/SQRT((((([M167]^2)*([K167]-1))+(([U167]^2)*([S167]-1)))/([K167]+[S167])))"/>
          <table:table-cell table:style-name="cf1" table:formula="of:=([P167]-[T167])/SQRT((((([Q167]^2)*([O167]-1))+(([U167]^2)*([S167]-1)))/([O167]+[S167])))"/>
          <table:table-cell table:style-name="ce32"/>
          <table:table-cell table:style-name="ce33"/>
          <table:table-cell table:style-name="ce29"/>
          <table:table-cell table:style-name="ce23" table:formula="of:=ROUND(([L167]-((1.96*[M167])/SQRT([K167])));3)"/>
          <table:table-cell table:style-name="ce23" table:formula="of:=ROUND(([L167]+((1.96*[M167])/SQRT([K167])));3)"/>
          <table:table-cell table:style-name="ce23" table:formula="of:=ROUND(([P167]-((1.96*[Q167])/SQRT([O167])));3)"/>
          <table:table-cell table:style-name="ce23" table:formula="of:=ROUND(([P167]+((1.96*[Q167])/SQRT([O167])));3)"/>
          <table:table-cell table:style-name="ce23" table:formula="of:=ROUND(([T167]-((1.96*[U167])/SQRT([S167])));3)"/>
          <table:table-cell table:style-name="ce23" table:formula="of:=ROUND(([T167]+((1.96*[U167])/SQRT([S167])));3)"/>
          <table:table-cell table:number-columns-repeated="987"/>
        </table:table-row>
        <table:table-row table:style-name="ro1">
          <table:table-cell table:style-name="ce24" office:value-type="string">
            <text:p>Nic</text:p>
          </table:table-cell>
          <table:table-cell table:style-name="ce25" office:value-type="string">
            <text:p>journal.pone.0005495.pdf</text:p>
          </table:table-cell>
          <table:table-cell table:style-name="ce25" office:value-type="float" office:value="1.94245E7">
            <text:p>19424500</text:p>
          </table:table-cell>
          <table:table-cell table:style-name="ce26" office:value-type="string">
            <text:p>COMT</text:p>
          </table:table-cell>
          <table:table-cell table:style-name="ce26" office:value-type="string">
            <text:p>rs4680</text:p>
          </table:table-cell>
          <table:table-cell table:style-name="ce26"/>
          <table:table-cell table:style-name="ce26" office:value-type="string">
            <text:p>IQ</text:p>
          </table:table-cell>
          <table:table-cell table:style-name="ce27" office:value-type="string">
            <text:p>g</text:p>
          </table:table-cell>
          <table:table-cell table:style-name="ce28" office:value-type="string">
            <text:p>SD</text:p>
          </table:table-cell>
          <table:table-cell table:style-name="ce35" office:value-type="string">
            <text:p>A/A,A/A</text:p>
          </table:table-cell>
          <table:table-cell table:style-name="ce35" office:value-type="float" office:value="30.0">
            <text:p>30</text:p>
          </table:table-cell>
          <table:table-cell table:style-name="ce35" office:value-type="float" office:value="105.7">
            <text:p>105.7</text:p>
          </table:table-cell>
          <table:table-cell table:style-name="ce35" office:value-type="float" office:value="12.4">
            <text:p>12.4</text:p>
          </table:table-cell>
          <table:table-cell table:style-name="ce36" office:value-type="string">
            <text:p>A/A</text:p>
          </table:table-cell>
          <table:table-cell table:style-name="ce36" office:value-type="float" office:value="30.0">
            <text:p>30</text:p>
          </table:table-cell>
          <table:table-cell table:style-name="ce36" office:value-type="float" office:value="109.0">
            <text:p>109</text:p>
          </table:table-cell>
          <table:table-cell table:style-name="ce36" office:value-type="float" office:value="7.2">
            <text:p>7.2</text:p>
          </table:table-cell>
          <table:table-cell table:style-name="ce37"/>
          <table:table-cell table:number-columns-repeated="3" table:style-name="ce39"/>
          <table:table-cell table:style-name="ce29" office:value-type="string">
            <text:p>T-test</text:p>
          </table:table-cell>
          <table:table-cell table:style-name="ce29"/>
          <table:table-cell table:style-name="ce29" office:value-type="float" office:value="0.01">
            <text:p>0.01</text:p>
          </table:table-cell>
          <table:table-cell table:style-name="ce29"/>
          <table:table-cell table:style-name="cf1" table:formula="of:=([L168]-[P168])/SQRT((((([M168]^2)*([K168]-1))+(([Q168]^2)*([O168]-1)))/([K168]+[O168])))"/>
          <table:table-cell table:style-name="cf1"/>
          <table:table-cell table:style-name="cf1"/>
          <table:table-cell table:style-name="ce32"/>
          <table:table-cell table:style-name="ce33"/>
          <table:table-cell table:style-name="ce29"/>
          <table:table-cell table:style-name="ce23" table:formula="of:=ROUND(([L168]-((1.96*[M168])/SQRT([K168])));3)"/>
          <table:table-cell table:style-name="ce23" table:formula="of:=ROUND(([L168]+((1.96*[M168])/SQRT([K168])));3)"/>
          <table:table-cell table:style-name="ce23" table:formula="of:=ROUND(([P168]-((1.96*[Q168])/SQRT([O168])));3)"/>
          <table:table-cell table:style-name="ce23" table:formula="of:=ROUND(([P168]+((1.96*[Q168])/SQRT([O168])));3)"/>
          <table:table-cell table:number-columns-repeated="989"/>
        </table:table-row>
        <table:table-row table:style-name="ro3">
          <table:table-cell table:style-name="ce24" office:value-type="string">
            <text:p>Nic</text:p>
          </table:table-cell>
          <table:table-cell table:style-name="ce25" office:value-type="string">
            <text:p>sdarticle (2)r.pdf</text:p>
          </table:table-cell>
          <table:table-cell table:style-name="ce25" office:value-type="float" office:value="1.9699472E7">
            <text:p>19699472</text:p>
          </table:table-cell>
          <table:table-cell table:style-name="ce26" office:value-type="string">
            <text:p>COMT</text:p>
          </table:table-cell>
          <table:table-cell table:style-name="ce26" office:value-type="string">
            <text:p>rs4818</text:p>
          </table:table-cell>
          <table:table-cell table:style-name="ce26"/>
          <table:table-cell table:style-name="ce26" office:value-type="string">
            <text:p>IQ</text:p>
          </table:table-cell>
          <table:table-cell table:style-name="ce27" office:value-type="string">
            <text:p>g</text:p>
          </table:table-cell>
          <table:table-cell table:style-name="ce28" office:value-type="string">
            <text:p>SD</text:p>
          </table:table-cell>
          <table:table-cell table:style-name="ce35" office:value-type="string">
            <text:p>G/G</text:p>
          </table:table-cell>
          <table:table-cell table:style-name="ce35" office:value-type="float" office:value="13.0">
            <text:p>13</text:p>
          </table:table-cell>
          <table:table-cell table:style-name="ce35" office:value-type="float" office:value="25.6">
            <text:p>25.6</text:p>
          </table:table-cell>
          <table:table-cell table:style-name="ce35" office:value-type="float" office:value="4.1">
            <text:p>4.1</text:p>
          </table:table-cell>
          <table:table-cell table:style-name="ce36" office:value-type="string">
            <text:p>C/C</text:p>
          </table:table-cell>
          <table:table-cell table:style-name="ce36" office:value-type="float" office:value="12.0">
            <text:p>12</text:p>
          </table:table-cell>
          <table:table-cell table:style-name="ce36" office:value-type="float" office:value="24.6">
            <text:p>24.6</text:p>
          </table:table-cell>
          <table:table-cell table:style-name="ce36" office:value-type="float" office:value="2.9">
            <text:p>2.9</text:p>
          </table:table-cell>
          <table:table-cell table:style-name="ce37"/>
          <table:table-cell table:number-columns-repeated="3" table:style-name="ce39"/>
          <table:table-cell table:style-name="ce29" office:value-type="string">
            <text:p>F-test</text:p>
          </table:table-cell>
          <table:table-cell table:style-name="ce29" office:value-type="string">
            <text:p>&lt;1</text:p>
          </table:table-cell>
          <table:table-cell table:style-name="ce29" office:value-type="string">
            <text:p>&gt;.1</text:p>
          </table:table-cell>
          <table:table-cell table:style-name="ce29" office:value-type="string">
            <text:p>no</text:p>
          </table:table-cell>
          <table:table-cell table:style-name="cf1" table:formula="of:=([L169]-[P169])/SQRT((((([M169]^2)*([K169]-1))+(([Q169]^2)*([O169]-1)))/([K169]+[O169])))"/>
          <table:table-cell table:style-name="cf1"/>
          <table:table-cell table:style-name="cf1"/>
          <table:table-cell table:style-name="ce32"/>
          <table:table-cell table:style-name="ce33"/>
          <table:table-cell table:style-name="ce29" office:value-type="string">
            <text:p>F-test</text:p>
          </table:table-cell>
          <table:table-cell table:style-name="ce23" table:formula="of:=ROUND(([L169]-((1.96*[M169])/SQRT([K169])));3)"/>
          <table:table-cell table:style-name="ce23" table:formula="of:=ROUND(([L169]+((1.96*[M169])/SQRT([K169])));3)"/>
          <table:table-cell table:style-name="ce23" table:formula="of:=ROUND(([P169]-((1.96*[Q169])/SQRT([O169])));3)"/>
          <table:table-cell table:style-name="ce23" table:formula="of:=ROUND(([P169]+((1.96*[Q169])/SQRT([O169])));3)"/>
          <table:table-cell table:number-columns-repeated="989"/>
        </table:table-row>
        <table:table-row table:style-name="ro1">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DBH</text:p>
          </table:table-cell>
          <table:table-cell table:style-name="ce26" office:value-type="string">
            <text:p>rs1611115</text:p>
          </table:table-cell>
          <table:table-cell table:style-name="ce26" office:value-type="string">
            <text:p>Nippold verbal reasoning</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550.0">
            <text:p>550</text:p>
          </table:table-cell>
          <table:table-cell table:style-name="ce29" office:value-type="float" office:value="49.993">
            <text:p>49.993</text:p>
          </table:table-cell>
          <table:table-cell table:style-name="ce29" office:value-type="float" office:value="9.923">
            <text:p>9.923</text:p>
          </table:table-cell>
          <table:table-cell table:style-name="ce25" office:value-type="string">
            <text:p>C/T</text:p>
          </table:table-cell>
          <table:table-cell table:style-name="ce25" office:value-type="float" office:value="122.0">
            <text:p>122</text:p>
          </table:table-cell>
          <table:table-cell table:style-name="ce25" office:value-type="float" office:value="49.645">
            <text:p>49.645</text:p>
          </table:table-cell>
          <table:table-cell table:style-name="ce25" office:value-type="float" office:value="10.707">
            <text:p>10.707</text:p>
          </table:table-cell>
          <table:table-cell table:style-name="ce30" office:value-type="string">
            <text:p>T/T</text:p>
          </table:table-cell>
          <table:table-cell table:style-name="ce30" office:value-type="float" office:value="12.0">
            <text:p>12</text:p>
          </table:table-cell>
          <table:table-cell table:style-name="ce30" office:value-type="float" office:value="53.252">
            <text:p>53.252</text:p>
          </table:table-cell>
          <table:table-cell table:style-name="ce30" office:value-type="float" office:value="6.349">
            <text:p>6.349</text:p>
          </table:table-cell>
          <table:table-cell table:style-name="ce29" office:value-type="string">
            <text:p>Chi-squared</text:p>
          </table:table-cell>
          <table:table-cell table:style-name="ce29" office:value-type="float" office:value="1.378">
            <text:p>1.378</text:p>
          </table:table-cell>
          <table:table-cell table:style-name="ce29" office:value-type="float" office:value="0.502">
            <text:p>0.502</text:p>
          </table:table-cell>
          <table:table-cell table:style-name="ce29"/>
          <table:table-cell table:style-name="cf1" table:formula="of:=([L170]-[P170])/SQRT((((([M170]^2)*([K170]-1))+(([Q170]^2)*([O170]-1)))/([K170]+[O170])))"/>
          <table:table-cell table:style-name="cf1" table:formula="of:=([L170]-[T170])/SQRT((((([M170]^2)*([K170]-1))+(([U170]^2)*([S170]-1)))/([K170]+[S170])))"/>
          <table:table-cell table:style-name="cf1" table:formula="of:=([P170]-[T170])/SQRT((((([Q170]^2)*([O170]-1))+(([U170]^2)*([S170]-1)))/([O170]+[S170])))"/>
          <table:table-cell table:style-name="ce32" office:value-type="string">
            <text:p>-C1021T -&gt; rs1611115</text:p>
          </table:table-cell>
          <table:table-cell table:style-name="ce33" office:value-type="string">
            <text:p>Nippold and Sullivan 1987</text:p>
          </table:table-cell>
          <table:table-cell table:style-name="ce29" office:value-type="string">
            <text:p>Chi-squared</text:p>
          </table:table-cell>
          <table:table-cell table:style-name="ce23" table:formula="of:=ROUND(([L170]-((1.96*[M170])/SQRT([K170])));3)"/>
          <table:table-cell table:style-name="ce23" table:formula="of:=ROUND(([L170]+((1.96*[M170])/SQRT([K170])));3)"/>
          <table:table-cell table:style-name="ce23" table:formula="of:=ROUND(([P170]-((1.96*[Q170])/SQRT([O170])));3)"/>
          <table:table-cell table:style-name="ce23" table:formula="of:=ROUND(([P170]+((1.96*[Q170])/SQRT([O170])));3)"/>
          <table:table-cell table:style-name="ce23" table:formula="of:=ROUND(([T170]-((1.96*[U170])/SQRT([S170])));3)"/>
          <table:table-cell table:style-name="ce23" table:formula="of:=ROUND(([T170]+((1.96*[U170])/SQRT([S170])));3)"/>
          <table:table-cell table:number-columns-repeated="987"/>
        </table:table-row>
        <table:table-row table:style-name="ro1">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DBH</text:p>
          </table:table-cell>
          <table:table-cell table:style-name="ce26" office:value-type="string">
            <text:p>19 bp deletion</text:p>
          </table:table-cell>
          <table:table-cell table:style-name="ce26" office:value-type="string">
            <text:p>Nippold verbal reasoning</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29" office:value-type="string">
            <text:p>deletion/deletion</text:p>
          </table:table-cell>
          <table:table-cell table:style-name="ce29" office:value-type="float" office:value="114.0">
            <text:p>114</text:p>
          </table:table-cell>
          <table:table-cell table:style-name="ce29" office:value-type="float" office:value="50.253">
            <text:p>50.253</text:p>
          </table:table-cell>
          <table:table-cell table:style-name="ce29" office:value-type="float" office:value="10.173">
            <text:p>10.173</text:p>
          </table:table-cell>
          <table:table-cell table:style-name="ce25" office:value-type="string">
            <text:p>deletion/insert</text:p>
          </table:table-cell>
          <table:table-cell table:style-name="ce25" office:value-type="float" office:value="339.0">
            <text:p>339</text:p>
          </table:table-cell>
          <table:table-cell table:style-name="ce25" office:value-type="float" office:value="50.042">
            <text:p>50.042</text:p>
          </table:table-cell>
          <table:table-cell table:style-name="ce25" office:value-type="float" office:value="10.095">
            <text:p>10.095</text:p>
          </table:table-cell>
          <table:table-cell table:style-name="ce30" office:value-type="string">
            <text:p>insertion/insertion</text:p>
          </table:table-cell>
          <table:table-cell table:style-name="ce30" office:value-type="float" office:value="219.0">
            <text:p>219</text:p>
          </table:table-cell>
          <table:table-cell table:style-name="ce30" office:value-type="float" office:value="49.805">
            <text:p>49.805</text:p>
          </table:table-cell>
          <table:table-cell table:style-name="ce30" office:value-type="float" office:value="9.806">
            <text:p>9.806</text:p>
          </table:table-cell>
          <table:table-cell table:style-name="ce29" office:value-type="string">
            <text:p>Chi-squared</text:p>
          </table:table-cell>
          <table:table-cell table:style-name="ce29" office:value-type="float" office:value="0.28">
            <text:p>0.28</text:p>
          </table:table-cell>
          <table:table-cell table:style-name="ce29" office:value-type="float" office:value="0.87">
            <text:p>0.87</text:p>
          </table:table-cell>
          <table:table-cell table:style-name="ce29"/>
          <table:table-cell table:style-name="cf1" table:formula="of:=([L171]-[P171])/SQRT((((([M171]^2)*([K171]-1))+(([Q171]^2)*([O171]-1)))/([K171]+[O171])))"/>
          <table:table-cell table:style-name="cf1" table:formula="of:=([L171]-[T171])/SQRT((((([M171]^2)*([K171]-1))+(([U171]^2)*([S171]-1)))/([K171]+[S171])))"/>
          <table:table-cell table:style-name="cf1" table:formula="of:=([P171]-[T171])/SQRT((((([Q171]^2)*([O171]-1))+(([U171]^2)*([S171]-1)))/([O171]+[S171])))"/>
          <table:table-cell table:style-name="ce32"/>
          <table:table-cell table:style-name="ce33" office:value-type="string">
            <text:p>Nippold and Sullivan 1987</text:p>
          </table:table-cell>
          <table:table-cell table:style-name="ce29" office:value-type="string">
            <text:p>Chi-squared</text:p>
          </table:table-cell>
          <table:table-cell table:style-name="ce23" table:formula="of:=ROUND(([L171]-((1.96*[M171])/SQRT([K171])));3)"/>
          <table:table-cell table:style-name="ce23" table:formula="of:=ROUND(([L171]+((1.96*[M171])/SQRT([K171])));3)"/>
          <table:table-cell table:style-name="ce23" table:formula="of:=ROUND(([P171]-((1.96*[Q171])/SQRT([O171])));3)"/>
          <table:table-cell table:style-name="ce23" table:formula="of:=ROUND(([P171]+((1.96*[Q171])/SQRT([O171])));3)"/>
          <table:table-cell table:style-name="ce23" table:formula="of:=ROUND(([T171]-((1.96*[U171])/SQRT([S171])));3)"/>
          <table:table-cell table:style-name="ce23" table:formula="of:=ROUND(([T171]+((1.96*[U171])/SQRT([S171])));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DBH</text:p>
          </table:table-cell>
          <table:table-cell table:style-name="ce26" office:value-type="string">
            <text:p>19 bp deletion</text:p>
          </table:table-cell>
          <table:table-cell table:style-name="ce26" office:value-type="string">
            <text:p>RAVEN</text:p>
          </table:table-cell>
          <table:table-cell table:style-name="ce26" office:value-type="string">
            <text:p>Number correct</text:p>
          </table:table-cell>
          <table:table-cell table:style-name="ce27" office:value-type="string">
            <text:p>g</text:p>
          </table:table-cell>
          <table:table-cell table:style-name="ce28" office:value-type="string">
            <text:p>SD</text:p>
          </table:table-cell>
          <table:table-cell table:style-name="ce29" office:value-type="string">
            <text:p>deletion/deletion</text:p>
          </table:table-cell>
          <table:table-cell table:style-name="ce29" office:value-type="float" office:value="114.0">
            <text:p>114</text:p>
          </table:table-cell>
          <table:table-cell table:style-name="ce29" office:value-type="float" office:value="51.172">
            <text:p>51.172</text:p>
          </table:table-cell>
          <table:table-cell table:style-name="ce29" office:value-type="float" office:value="8.743">
            <text:p>8.743</text:p>
          </table:table-cell>
          <table:table-cell table:style-name="ce25" office:value-type="string">
            <text:p>deletion/insert</text:p>
          </table:table-cell>
          <table:table-cell table:style-name="ce25" office:value-type="float" office:value="339.0">
            <text:p>339</text:p>
          </table:table-cell>
          <table:table-cell table:style-name="ce25" office:value-type="float" office:value="50.018">
            <text:p>50.018</text:p>
          </table:table-cell>
          <table:table-cell table:style-name="ce25" office:value-type="float" office:value="9.742">
            <text:p>9.742</text:p>
          </table:table-cell>
          <table:table-cell table:style-name="ce30" office:value-type="string">
            <text:p>insertion/insertion</text:p>
          </table:table-cell>
          <table:table-cell table:style-name="ce30" office:value-type="float" office:value="219.0">
            <text:p>219</text:p>
          </table:table-cell>
          <table:table-cell table:style-name="ce30" office:value-type="float" office:value="49.363">
            <text:p>49.363</text:p>
          </table:table-cell>
          <table:table-cell table:style-name="ce30" office:value-type="float" office:value="10.951">
            <text:p>10.951</text:p>
          </table:table-cell>
          <table:table-cell table:style-name="ce29" office:value-type="string">
            <text:p>Chi-squared</text:p>
          </table:table-cell>
          <table:table-cell table:style-name="ce29" office:value-type="float" office:value="0.98">
            <text:p>0.98</text:p>
          </table:table-cell>
          <table:table-cell table:style-name="ce29" office:value-type="float" office:value="0.613">
            <text:p>0.613</text:p>
          </table:table-cell>
          <table:table-cell table:style-name="ce29"/>
          <table:table-cell table:style-name="cf1" table:formula="of:=([L172]-[P172])/SQRT((((([M172]^2)*([K172]-1))+(([Q172]^2)*([O172]-1)))/([K172]+[O172])))"/>
          <table:table-cell table:style-name="cf1" table:formula="of:=([L172]-[T172])/SQRT((((([M172]^2)*([K172]-1))+(([U172]^2)*([S172]-1)))/([K172]+[S172])))"/>
          <table:table-cell table:style-name="cf1" table:formula="of:=([P172]-[T172])/SQRT((((([Q172]^2)*([O172]-1))+(([U172]^2)*([S172]-1)))/([O172]+[S172])))"/>
          <table:table-cell table:style-name="ce32"/>
          <table:table-cell table:style-name="ce33"/>
          <table:table-cell table:style-name="ce29" office:value-type="string">
            <text:p>Chi-squared</text:p>
          </table:table-cell>
          <table:table-cell table:style-name="ce23" table:formula="of:=ROUND(([L172]-((1.96*[M172])/SQRT([K172])));3)"/>
          <table:table-cell table:style-name="ce23" table:formula="of:=ROUND(([L172]+((1.96*[M172])/SQRT([K172])));3)"/>
          <table:table-cell table:style-name="ce23" table:formula="of:=ROUND(([P172]-((1.96*[Q172])/SQRT([O172])));3)"/>
          <table:table-cell table:style-name="ce23" table:formula="of:=ROUND(([P172]+((1.96*[Q172])/SQRT([O172])));3)"/>
          <table:table-cell table:style-name="ce23" table:formula="of:=ROUND(([T172]-((1.96*[U172])/SQRT([S172])));3)"/>
          <table:table-cell table:style-name="ce23" table:formula="of:=ROUND(([T172]+((1.96*[U172])/SQRT([S172])));3)"/>
          <table:table-cell table:number-columns-repeated="987"/>
        </table:table-row>
        <table:table-row table:style-name="ro1">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DBH</text:p>
          </table:table-cell>
          <table:table-cell table:style-name="ce41" office:value-type="string">
            <text:p>rs1611115</text:p>
          </table:table-cell>
          <table:table-cell table:style-name="ce26" office:value-type="string">
            <text:p>RAVEN</text:p>
          </table:table-cell>
          <table:table-cell table:style-name="ce26" office:value-type="string">
            <text:p>Number correct</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550.0">
            <text:p>550</text:p>
          </table:table-cell>
          <table:table-cell table:style-name="ce29" office:value-type="float" office:value="50.074">
            <text:p>50.074</text:p>
          </table:table-cell>
          <table:table-cell table:style-name="ce29" office:value-type="float" office:value="10.176">
            <text:p>10.176</text:p>
          </table:table-cell>
          <table:table-cell table:style-name="ce25" office:value-type="string">
            <text:p>C/T</text:p>
          </table:table-cell>
          <table:table-cell table:style-name="ce25" office:value-type="float" office:value="122.0">
            <text:p>122</text:p>
          </table:table-cell>
          <table:table-cell table:style-name="ce25" office:value-type="float" office:value="50.181">
            <text:p>50.181</text:p>
          </table:table-cell>
          <table:table-cell table:style-name="ce25" office:value-type="float" office:value="9.184">
            <text:p>9.184</text:p>
          </table:table-cell>
          <table:table-cell table:style-name="ce30" office:value-type="string">
            <text:p>T/T</text:p>
          </table:table-cell>
          <table:table-cell table:style-name="ce30" office:value-type="float" office:value="12.0">
            <text:p>12</text:p>
          </table:table-cell>
          <table:table-cell table:style-name="ce30" office:value-type="float" office:value="44.785">
            <text:p>44.785</text:p>
          </table:table-cell>
          <table:table-cell table:style-name="ce30" office:value-type="float" office:value="9.087">
            <text:p>9.087</text:p>
          </table:table-cell>
          <table:table-cell table:style-name="ce29" office:value-type="string">
            <text:p>Chi-squared</text:p>
          </table:table-cell>
          <table:table-cell table:style-name="ce29" office:value-type="float" office:value="4.673">
            <text:p>4.673</text:p>
          </table:table-cell>
          <table:table-cell table:style-name="ce29" office:value-type="float" office:value="0.097">
            <text:p>0.097</text:p>
          </table:table-cell>
          <table:table-cell table:style-name="ce29"/>
          <table:table-cell table:style-name="cf1" table:formula="of:=([L173]-[P173])/SQRT((((([M173]^2)*([K173]-1))+(([Q173]^2)*([O173]-1)))/([K173]+[O173])))"/>
          <table:table-cell table:style-name="cf1" table:formula="of:=([L173]-[T173])/SQRT((((([M173]^2)*([K173]-1))+(([U173]^2)*([S173]-1)))/([K173]+[S173])))"/>
          <table:table-cell table:style-name="cf1" table:formula="of:=([P173]-[T173])/SQRT((((([Q173]^2)*([O173]-1))+(([U173]^2)*([S173]-1)))/([O173]+[S173])))"/>
          <table:table-cell table:style-name="ce32" office:value-type="string">
            <text:p>-C1021T -&gt; rs1611115</text:p>
          </table:table-cell>
          <table:table-cell table:style-name="ce33"/>
          <table:table-cell table:style-name="ce29" office:value-type="string">
            <text:p>Chi-squared</text:p>
          </table:table-cell>
          <table:table-cell table:style-name="ce23" table:formula="of:=ROUND(([L173]-((1.96*[M173])/SQRT([K173])));3)"/>
          <table:table-cell table:style-name="ce23" table:formula="of:=ROUND(([L173]+((1.96*[M173])/SQRT([K173])));3)"/>
          <table:table-cell table:style-name="ce23" table:formula="of:=ROUND(([P173]-((1.96*[Q173])/SQRT([O173])));3)"/>
          <table:table-cell table:style-name="ce23" table:formula="of:=ROUND(([P173]+((1.96*[Q173])/SQRT([O173])));3)"/>
          <table:table-cell table:style-name="ce23" table:formula="of:=ROUND(([T173]-((1.96*[U173])/SQRT([S173])));3)"/>
          <table:table-cell table:style-name="ce23" table:formula="of:=ROUND(([T173]+((1.96*[U173])/SQRT([S173])));3)"/>
          <table:table-cell table:number-columns-repeated="987"/>
        </table:table-row>
        <table:table-row table:style-name="ro3">
          <table:table-cell table:style-name="ce24" office:value-type="string">
            <text:p>Nic</text:p>
          </table:table-cell>
          <table:table-cell table:style-name="ce25" office:value-type="string">
            <text:p>sdarticle (11).pdf</text:p>
          </table:table-cell>
          <table:table-cell table:style-name="ce25" office:value-type="float" office:value="1.6054297E7">
            <text:p>16054297</text:p>
          </table:table-cell>
          <table:table-cell table:style-name="ce26" office:value-type="string">
            <text:p>DISC1</text:p>
          </table:table-cell>
          <table:table-cell table:style-name="ce26" office:value-type="string">
            <text:p>rs8261616</text:p>
          </table:table-cell>
          <table:table-cell table:style-name="ce26" office:value-type="string">
            <text:p>MHT</text:p>
          </table:table-cell>
          <table:table-cell table:style-name="ce26" office:value-type="string">
            <text:p>Age 11 score</text:p>
          </table:table-cell>
          <table:table-cell table:style-name="ce27" office:value-type="string">
            <text:p>g</text:p>
          </table:table-cell>
          <table:table-cell table:style-name="ce28" office:value-type="string">
            <text:p>SD</text:p>
          </table:table-cell>
          <table:table-cell table:style-name="ce29" office:value-type="string">
            <text:p>A/A </text:p>
          </table:table-cell>
          <table:table-cell table:style-name="ce29" office:value-type="float" office:value="235.0">
            <text:p>235</text:p>
          </table:table-cell>
          <table:table-cell table:style-name="ce29" office:value-type="float" office:value="100.9">
            <text:p>100.9</text:p>
          </table:table-cell>
          <table:table-cell table:style-name="ce29" office:value-type="float" office:value="14.86">
            <text:p>14.86</text:p>
          </table:table-cell>
          <table:table-cell table:style-name="ce25" office:value-type="string">
            <text:p>A/T</text:p>
          </table:table-cell>
          <table:table-cell table:style-name="ce25" office:value-type="float" office:value="163.0">
            <text:p>163</text:p>
          </table:table-cell>
          <table:table-cell table:style-name="ce25" office:value-type="float" office:value="98.8">
            <text:p>98.8</text:p>
          </table:table-cell>
          <table:table-cell table:style-name="ce25" office:value-type="float" office:value="14.98">
            <text:p>14.98</text:p>
          </table:table-cell>
          <table:table-cell table:style-name="ce30" office:value-type="string">
            <text:p>T/T</text:p>
          </table:table-cell>
          <table:table-cell table:style-name="ce30" office:value-type="float" office:value="31.0">
            <text:p>31</text:p>
          </table:table-cell>
          <table:table-cell table:style-name="ce30" office:value-type="float" office:value="103.7">
            <text:p>103.7</text:p>
          </table:table-cell>
          <table:table-cell table:style-name="ce30" office:value-type="float" office:value="15.06">
            <text:p>15.06</text:p>
          </table:table-cell>
          <table:table-cell table:style-name="ce29" office:value-type="string">
            <text:p>F-test</text:p>
          </table:table-cell>
          <table:table-cell table:style-name="ce29" office:value-type="float" office:value="1.87">
            <text:p>1.87</text:p>
          </table:table-cell>
          <table:table-cell table:style-name="ce29" office:value-type="float" office:value="0.16">
            <text:p>0.16</text:p>
          </table:table-cell>
          <table:table-cell table:style-name="ce29" office:value-type="string">
            <text:p>no</text:p>
          </table:table-cell>
          <table:table-cell table:style-name="cf1" table:formula="of:=([L174]-[P174])/SQRT((((([M174]^2)*([K174]-1))+(([Q174]^2)*([O174]-1)))/([K174]+[O174])))"/>
          <table:table-cell table:style-name="cf1" table:formula="of:=([L174]-[T174])/SQRT((((([M174]^2)*([K174]-1))+(([U174]^2)*([S174]-1)))/([K174]+[S174])))"/>
          <table:table-cell table:style-name="cf1" table:formula="of:=([P174]-[T174])/SQRT((((([Q174]^2)*([O174]-1))+(([U174]^2)*([S174]-1)))/([O174]+[S174])))"/>
          <table:table-cell table:style-name="ce32"/>
          <table:table-cell table:style-name="ce33"/>
          <table:table-cell table:style-name="ce29" office:value-type="string">
            <text:p>F-test</text:p>
          </table:table-cell>
          <table:table-cell table:style-name="ce23" office:value-type="float" office:value="99.0">
            <text:p>99</text:p>
          </table:table-cell>
          <table:table-cell table:style-name="ce23" office:value-type="float" office:value="102.8">
            <text:p>102.8</text:p>
          </table:table-cell>
          <table:table-cell table:style-name="ce23" office:value-type="float" office:value="96.6">
            <text:p>96.6</text:p>
          </table:table-cell>
          <table:table-cell table:style-name="ce23" office:value-type="float" office:value="101.1">
            <text:p>101.1</text:p>
          </table:table-cell>
          <table:table-cell table:style-name="ce23" office:value-type="float" office:value="98.5">
            <text:p>98.5</text:p>
          </table:table-cell>
          <table:table-cell table:style-name="ce23" office:value-type="float" office:value="109.0">
            <text:p>109</text:p>
          </table:table-cell>
          <table:table-cell table:number-columns-repeated="987"/>
        </table:table-row>
        <table:table-row table:style-name="ro3">
          <table:table-cell table:style-name="ce24" office:value-type="string">
            <text:p>Nic</text:p>
          </table:table-cell>
          <table:table-cell table:style-name="ce25" office:value-type="string">
            <text:p>sdarticle (11).pdf</text:p>
          </table:table-cell>
          <table:table-cell table:style-name="ce25" office:value-type="float" office:value="1.6054297E7">
            <text:p>16054297</text:p>
          </table:table-cell>
          <table:table-cell table:style-name="ce26" office:value-type="string">
            <text:p>DISC1</text:p>
          </table:table-cell>
          <table:table-cell table:style-name="ce26" office:value-type="string">
            <text:p>rs8261616</text:p>
          </table:table-cell>
          <table:table-cell table:style-name="ce26" office:value-type="string">
            <text:p>MHT</text:p>
          </table:table-cell>
          <table:table-cell table:style-name="ce26" office:value-type="string">
            <text:p>Age 79 score</text:p>
          </table:table-cell>
          <table:table-cell table:style-name="ce27" office:value-type="string">
            <text:p>g</text:p>
          </table:table-cell>
          <table:table-cell table:style-name="ce28" office:value-type="string">
            <text:p>SD</text:p>
          </table:table-cell>
          <table:table-cell table:style-name="ce29" office:value-type="string">
            <text:p>A/A </text:p>
          </table:table-cell>
          <table:table-cell table:style-name="ce29" office:value-type="float" office:value="235.0">
            <text:p>235</text:p>
          </table:table-cell>
          <table:table-cell table:style-name="ce29" office:value-type="float" office:value="101.4">
            <text:p>101.4</text:p>
          </table:table-cell>
          <table:table-cell table:style-name="ce29" office:value-type="float" office:value="14.08">
            <text:p>14.08</text:p>
          </table:table-cell>
          <table:table-cell table:style-name="ce25" office:value-type="string">
            <text:p>A/T</text:p>
          </table:table-cell>
          <table:table-cell table:style-name="ce25" office:value-type="float" office:value="163.0">
            <text:p>163</text:p>
          </table:table-cell>
          <table:table-cell table:style-name="ce25" office:value-type="float" office:value="99.7">
            <text:p>99.7</text:p>
          </table:table-cell>
          <table:table-cell table:style-name="ce25" office:value-type="float" office:value="14.33">
            <text:p>14.33</text:p>
          </table:table-cell>
          <table:table-cell table:style-name="ce30" office:value-type="string">
            <text:p>T/T</text:p>
          </table:table-cell>
          <table:table-cell table:style-name="ce30" office:value-type="float" office:value="31.0">
            <text:p>31</text:p>
          </table:table-cell>
          <table:table-cell table:style-name="ce30" office:value-type="float" office:value="102.1">
            <text:p>102.1</text:p>
          </table:table-cell>
          <table:table-cell table:style-name="ce30" office:value-type="float" office:value="14.2">
            <text:p>14.2</text:p>
          </table:table-cell>
          <table:table-cell table:style-name="ce29" office:value-type="string">
            <text:p>F-test</text:p>
          </table:table-cell>
          <table:table-cell table:style-name="ce29" office:value-type="float" office:value="0.81">
            <text:p>0.81</text:p>
          </table:table-cell>
          <table:table-cell table:style-name="ce29" office:value-type="float" office:value="0.45">
            <text:p>0.45</text:p>
          </table:table-cell>
          <table:table-cell table:style-name="ce29" office:value-type="string">
            <text:p>no</text:p>
          </table:table-cell>
          <table:table-cell table:style-name="cf1" table:formula="of:=([L175]-[P175])/SQRT((((([M175]^2)*([K175]-1))+(([Q175]^2)*([O175]-1)))/([K175]+[O175])))"/>
          <table:table-cell table:style-name="cf1" table:formula="of:=([L175]-[T175])/SQRT((((([M175]^2)*([K175]-1))+(([U175]^2)*([S175]-1)))/([K175]+[S175])))"/>
          <table:table-cell table:style-name="cf1" table:formula="of:=([P175]-[T175])/SQRT((((([Q175]^2)*([O175]-1))+(([U175]^2)*([S175]-1)))/([O175]+[S175])))"/>
          <table:table-cell table:style-name="ce32"/>
          <table:table-cell table:style-name="ce33"/>
          <table:table-cell table:style-name="ce29" office:value-type="string">
            <text:p>F-test</text:p>
          </table:table-cell>
          <table:table-cell table:style-name="ce23" office:value-type="float" office:value="99.5">
            <text:p>99.5</text:p>
          </table:table-cell>
          <table:table-cell table:style-name="ce23" office:value-type="float" office:value="103.2">
            <text:p>103.2</text:p>
          </table:table-cell>
          <table:table-cell table:style-name="ce23" office:value-type="float" office:value="97.5">
            <text:p>97.5</text:p>
          </table:table-cell>
          <table:table-cell table:style-name="ce23" office:value-type="float" office:value="101.9">
            <text:p>101.9</text:p>
          </table:table-cell>
          <table:table-cell table:style-name="ce23" office:value-type="float" office:value="97.0">
            <text:p>97</text:p>
          </table:table-cell>
          <table:table-cell table:style-name="ce23" office:value-type="float" office:value="107.1">
            <text:p>107.1</text:p>
          </table:table-cell>
          <table:table-cell table:number-columns-repeated="987"/>
        </table:table-row>
        <table:table-row table:style-name="ro3">
          <table:table-cell table:style-name="ce24" office:value-type="string">
            <text:p>Nic</text:p>
          </table:table-cell>
          <table:table-cell table:style-name="ce25" office:value-type="string">
            <text:p>sdarticle (11).pdf</text:p>
          </table:table-cell>
          <table:table-cell table:style-name="ce25" office:value-type="float" office:value="1.6054297E7">
            <text:p>16054297</text:p>
          </table:table-cell>
          <table:table-cell table:style-name="ce26" office:value-type="string">
            <text:p>DISC1</text:p>
          </table:table-cell>
          <table:table-cell table:style-name="ce26" office:value-type="string">
            <text:p>rs8261616</text:p>
          </table:table-cell>
          <table:table-cell table:style-name="ce26" office:value-type="string">
            <text:p>RAVEN</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29" office:value-type="string">
            <text:p>A/A </text:p>
          </table:table-cell>
          <table:table-cell table:style-name="ce29" office:value-type="float" office:value="235.0">
            <text:p>235</text:p>
          </table:table-cell>
          <table:table-cell table:style-name="ce29" office:value-type="float" office:value="31.8">
            <text:p>31.8</text:p>
          </table:table-cell>
          <table:table-cell table:style-name="ce29" office:value-type="float" office:value="8.6">
            <text:p>8.6</text:p>
          </table:table-cell>
          <table:table-cell table:style-name="ce25" office:value-type="string">
            <text:p>A/T</text:p>
          </table:table-cell>
          <table:table-cell table:style-name="ce25" office:value-type="float" office:value="163.0">
            <text:p>163</text:p>
          </table:table-cell>
          <table:table-cell table:style-name="ce25" office:value-type="float" office:value="31.0">
            <text:p>31</text:p>
          </table:table-cell>
          <table:table-cell table:style-name="ce25" office:value-type="float" office:value="9.12">
            <text:p>9.12</text:p>
          </table:table-cell>
          <table:table-cell table:style-name="ce30" office:value-type="string">
            <text:p>T/T</text:p>
          </table:table-cell>
          <table:table-cell table:style-name="ce30" office:value-type="float" office:value="31.0">
            <text:p>31</text:p>
          </table:table-cell>
          <table:table-cell table:style-name="ce30" office:value-type="float" office:value="33.8">
            <text:p>33.8</text:p>
          </table:table-cell>
          <table:table-cell table:style-name="ce30" office:value-type="float" office:value="8.81">
            <text:p>8.81</text:p>
          </table:table-cell>
          <table:table-cell table:style-name="ce29" office:value-type="string">
            <text:p>F-test</text:p>
          </table:table-cell>
          <table:table-cell table:style-name="ce29" office:value-type="float" office:value="1.34">
            <text:p>1.34</text:p>
          </table:table-cell>
          <table:table-cell table:style-name="ce29" office:value-type="float" office:value="0.26">
            <text:p>0.26</text:p>
          </table:table-cell>
          <table:table-cell table:style-name="ce29" office:value-type="string">
            <text:p>no</text:p>
          </table:table-cell>
          <table:table-cell table:style-name="cf1" table:formula="of:=([L176]-[P176])/SQRT((((([M176]^2)*([K176]-1))+(([Q176]^2)*([O176]-1)))/([K176]+[O176])))"/>
          <table:table-cell table:style-name="cf1" table:formula="of:=([L176]-[T176])/SQRT((((([M176]^2)*([K176]-1))+(([U176]^2)*([S176]-1)))/([K176]+[S176])))"/>
          <table:table-cell table:style-name="cf1" table:formula="of:=([P176]-[T176])/SQRT((((([Q176]^2)*([O176]-1))+(([U176]^2)*([S176]-1)))/([O176]+[S176])))"/>
          <table:table-cell table:style-name="ce32"/>
          <table:table-cell table:style-name="ce33"/>
          <table:table-cell table:style-name="ce29" office:value-type="string">
            <text:p>F-test</text:p>
          </table:table-cell>
          <table:table-cell table:style-name="ce23" office:value-type="float" office:value="30.6">
            <text:p>30.6</text:p>
          </table:table-cell>
          <table:table-cell table:style-name="ce23" office:value-type="float" office:value="32.9">
            <text:p>32.9</text:p>
          </table:table-cell>
          <table:table-cell table:style-name="ce23" office:value-type="float" office:value="29.7">
            <text:p>29.7</text:p>
          </table:table-cell>
          <table:table-cell table:style-name="ce23" office:value-type="float" office:value="32.4">
            <text:p>32.4</text:p>
          </table:table-cell>
          <table:table-cell table:style-name="ce23" office:value-type="float" office:value="30.7">
            <text:p>30.7</text:p>
          </table:table-cell>
          <table:table-cell table:style-name="ce23" office:value-type="float" office:value="36.9">
            <text:p>36.9</text:p>
          </table:table-cell>
          <table:table-cell table:number-columns-repeated="987"/>
        </table:table-row>
        <table:table-row table:style-name="ro5">
          <table:table-cell table:style-name="ce24" office:value-type="string">
            <text:p>Nic</text:p>
          </table:table-cell>
          <table:table-cell table:style-name="ce25" office:value-type="string">
            <text:p>PNAS-2005-Callicott-8627-32.pdf</text:p>
          </table:table-cell>
          <table:table-cell table:style-name="ce25" office:value-type="float" office:value="1.5939883E7">
            <text:p>15939883</text:p>
          </table:table-cell>
          <table:table-cell table:style-name="ce26" office:value-type="string">
            <text:p>DISC1</text:p>
          </table:table-cell>
          <table:table-cell table:style-name="ce26" office:value-type="string">
            <text:p>rs821616</text:p>
          </table:table-cell>
          <table:table-cell table:style-name="ce26" office:value-type="string">
            <text:p>WAIS-R</text:p>
          </table:table-cell>
          <table:table-cell table:style-name="ce26" office:value-type="string">
            <text: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86.0">
            <text:p>86</text:p>
          </table:table-cell>
          <table:table-cell table:style-name="ce29" office:value-type="float" office:value="107.7">
            <text:p>107.7</text:p>
          </table:table-cell>
          <table:table-cell table:style-name="ce29" office:value-type="float" office:value="8.0">
            <text:p>8</text:p>
          </table:table-cell>
          <table:table-cell table:style-name="ce25" office:value-type="string">
            <text:p>A/T</text:p>
          </table:table-cell>
          <table:table-cell table:style-name="ce25" office:value-type="float" office:value="61.0">
            <text:p>61</text:p>
          </table:table-cell>
          <table:table-cell table:style-name="ce25" office:value-type="float" office:value="109.1">
            <text:p>109.1</text:p>
          </table:table-cell>
          <table:table-cell table:style-name="ce25" office:value-type="float" office:value="9.3">
            <text:p>9.3</text:p>
          </table:table-cell>
          <table:table-cell table:style-name="ce30" office:value-type="string">
            <text:p>T/T</text:p>
          </table:table-cell>
          <table:table-cell table:style-name="ce30" office:value-type="float" office:value="10.0">
            <text:p>10</text:p>
          </table:table-cell>
          <table:table-cell table:style-name="ce30" office:value-type="float" office:value="107.8">
            <text:p>107.8</text:p>
          </table:table-cell>
          <table:table-cell table:style-name="ce30" office:value-type="float" office:value="8.5">
            <text:p>8.5</text:p>
          </table:table-cell>
          <table:table-cell table:number-columns-repeated="3" table:style-name="ce29"/>
          <table:table-cell table:style-name="ce29" office:value-type="string">
            <text:p>no</text:p>
          </table:table-cell>
          <table:table-cell table:style-name="cf1" table:formula="of:=([L177]-[P177])/SQRT((((([M177]^2)*([K177]-1))+(([Q177]^2)*([O177]-1)))/([K177]+[O177])))"/>
          <table:table-cell table:style-name="cf1" table:formula="of:=([L177]-[T177])/SQRT((((([M177]^2)*([K177]-1))+(([U177]^2)*([S177]-1)))/([K177]+[S177])))"/>
          <table:table-cell table:style-name="cf1" table:formula="of:=([P177]-[T177])/SQRT((((([Q177]^2)*([O177]-1))+(([U177]^2)*([S177]-1)))/([O177]+[S177])))"/>
          <table:table-cell table:style-name="ce32"/>
          <table:table-cell table:style-name="ce33"/>
          <table:table-cell table:style-name="ce29"/>
          <table:table-cell table:style-name="ce23" table:formula="of:=ROUND(([L177]-((1.96*[M177])/SQRT([K177])));3)"/>
          <table:table-cell table:style-name="ce23" table:formula="of:=ROUND(([L177]+((1.96*[M177])/SQRT([K177])));3)"/>
          <table:table-cell table:style-name="ce23" table:formula="of:=ROUND(([P177]-((1.96*[Q177])/SQRT([O177])));3)"/>
          <table:table-cell table:style-name="ce23" table:formula="of:=ROUND(([P177]+((1.96*[Q177])/SQRT([O177])));3)"/>
          <table:table-cell table:style-name="ce23" table:formula="of:=ROUND(([T177]-((1.96*[U177])/SQRT([S177])));3)"/>
          <table:table-cell table:style-name="ce23" table:formula="of:=ROUND(([T177]+((1.96*[U177])/SQRT([S177])));3)"/>
          <table:table-cell table:number-columns-repeated="987"/>
        </table:table-row>
        <table:table-row table:style-name="ro5">
          <table:table-cell table:style-name="ce24" office:value-type="string">
            <text:p>Nic</text:p>
          </table:table-cell>
          <table:table-cell table:style-name="ce25" office:value-type="string">
            <text:p>PNAS-2005-Callicott-8627-32.pdf</text:p>
          </table:table-cell>
          <table:table-cell table:style-name="ce25" office:value-type="float" office:value="1.5939883E7">
            <text:p>15939883</text:p>
          </table:table-cell>
          <table:table-cell table:style-name="ce26" office:value-type="string">
            <text:p>DISC1</text:p>
          </table:table-cell>
          <table:table-cell table:style-name="ce26" office:value-type="string">
            <text:p>rs821616</text:p>
          </table:table-cell>
          <table:table-cell table:style-name="ce26" office:value-type="string">
            <text:p>WAIS-R</text:p>
          </table:table-cell>
          <table:table-cell table:style-name="ce26" office:value-type="string">
            <text: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2.0">
            <text:p>12</text:p>
          </table:table-cell>
          <table:table-cell table:style-name="ce29" office:value-type="float" office:value="105.6">
            <text:p>105.6</text:p>
          </table:table-cell>
          <table:table-cell table:style-name="ce29" office:value-type="float" office:value="9.2">
            <text:p>9.2</text:p>
          </table:table-cell>
          <table:table-cell table:style-name="ce25" office:value-type="string">
            <text:p>A/A,A/T</text:p>
          </table:table-cell>
          <table:table-cell table:style-name="ce25" office:value-type="float" office:value="16.0">
            <text:p>16</text:p>
          </table:table-cell>
          <table:table-cell table:style-name="ce25" office:value-type="float" office:value="107.7">
            <text:p>107.7</text:p>
          </table:table-cell>
          <table:table-cell table:style-name="ce25" office:value-type="float" office:value="9.9">
            <text:p>9.9</text:p>
          </table:table-cell>
          <table:table-cell table:number-columns-repeated="4" table:style-name="ce30"/>
          <table:table-cell table:number-columns-repeated="2" table:style-name="ce29"/>
          <table:table-cell table:style-name="ce29" office:value-type="string">
            <text:p>&lt;0.05</text:p>
          </table:table-cell>
          <table:table-cell table:style-name="ce29" office:value-type="string">
            <text:p>yes</text:p>
          </table:table-cell>
          <table:table-cell table:style-name="cf1" table:formula="of:=([L178]-[P178])/SQRT((((([M178]^2)*([K178]-1))+(([Q178]^2)*([O178]-1)))/([K178]+[O178])))"/>
          <table:table-cell table:style-name="cf1"/>
          <table:table-cell table:style-name="cf1"/>
          <table:table-cell table:style-name="ce32"/>
          <table:table-cell table:style-name="ce33"/>
          <table:table-cell table:style-name="ce29"/>
          <table:table-cell table:style-name="ce23" table:formula="of:=ROUND(([L178]-((1.96*[M178])/SQRT([K178])));3)"/>
          <table:table-cell table:style-name="ce23" table:formula="of:=ROUND(([L178]+((1.96*[M178])/SQRT([K178])));3)"/>
          <table:table-cell table:style-name="ce23" table:formula="of:=ROUND(([P178]-((1.96*[Q178])/SQRT([O178])));3)"/>
          <table:table-cell table:style-name="ce23" table:formula="of:=ROUND(([P178]+((1.96*[Q178])/SQRT([O178])));3)"/>
          <table:table-cell table:number-columns-repeated="989"/>
        </table:table-row>
        <table:table-row table:style-name="ro5">
          <table:table-cell table:style-name="ce24" office:value-type="string">
            <text:p>Nic</text:p>
          </table:table-cell>
          <table:table-cell table:style-name="ce25" office:value-type="string">
            <text:p>PNAS-2005-Callicott-8627-32.pdf</text:p>
          </table:table-cell>
          <table:table-cell table:style-name="ce25" office:value-type="float" office:value="1.5939883E7">
            <text:p>15939883</text:p>
          </table:table-cell>
          <table:table-cell table:style-name="ce26" office:value-type="string">
            <text:p>DISC1</text:p>
          </table:table-cell>
          <table:table-cell table:style-name="ce26" office:value-type="string">
            <text:p>rs821616</text:p>
          </table:table-cell>
          <table:table-cell table:style-name="ce26" office:value-type="string">
            <text:p>WAIS-R</text:p>
          </table:table-cell>
          <table:table-cell table:style-name="ce26" office:value-type="string">
            <text: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8.0">
            <text:p>18</text:p>
          </table:table-cell>
          <table:table-cell table:style-name="ce29" office:value-type="float" office:value="107.9">
            <text:p>107.9</text:p>
          </table:table-cell>
          <table:table-cell table:style-name="ce29" office:value-type="float" office:value="6.8">
            <text:p>6.8</text:p>
          </table:table-cell>
          <table:table-cell table:style-name="ce25" office:value-type="string">
            <text:p>A/A,A/T</text:p>
          </table:table-cell>
          <table:table-cell table:style-name="ce25" office:value-type="float" office:value="24.0">
            <text:p>24</text:p>
          </table:table-cell>
          <table:table-cell table:style-name="ce25" office:value-type="float" office:value="109.2">
            <text:p>109.2</text:p>
          </table:table-cell>
          <table:table-cell table:style-name="ce25" office:value-type="float" office:value="8.2">
            <text:p>8.2</text:p>
          </table:table-cell>
          <table:table-cell table:number-columns-repeated="4" table:style-name="ce30"/>
          <table:table-cell table:number-columns-repeated="3" table:style-name="ce29"/>
          <table:table-cell table:style-name="ce29" office:value-type="string">
            <text:p>no</text:p>
          </table:table-cell>
          <table:table-cell table:style-name="cf1" table:formula="of:=([L179]-[P179])/SQRT((((([M179]^2)*([K179]-1))+(([Q179]^2)*([O179]-1)))/([K179]+[O179])))"/>
          <table:table-cell table:style-name="cf1"/>
          <table:table-cell table:style-name="cf1"/>
          <table:table-cell table:style-name="ce32"/>
          <table:table-cell table:style-name="ce33"/>
          <table:table-cell table:style-name="ce29"/>
          <table:table-cell table:style-name="ce23" table:formula="of:=ROUND(([L179]-((1.96*[M179])/SQRT([K179])));3)"/>
          <table:table-cell table:style-name="ce23" table:formula="of:=ROUND(([L179]+((1.96*[M179])/SQRT([K179])));3)"/>
          <table:table-cell table:style-name="ce23" table:formula="of:=ROUND(([P179]-((1.96*[Q179])/SQRT([O179])));3)"/>
          <table:table-cell table:style-name="ce23" table:formula="of:=ROUND(([P179]+((1.96*[Q179])/SQRT([O179])));3)"/>
          <table:table-cell table:number-columns-repeated="989"/>
        </table:table-row>
        <table:table-row table:style-name="ro5">
          <table:table-cell table:style-name="ce24" office:value-type="string">
            <text:p>Nic</text:p>
          </table:table-cell>
          <table:table-cell table:style-name="ce25" office:value-type="string">
            <text:p>PNAS-2005-Callicott-8627-32.pdf</text:p>
          </table:table-cell>
          <table:table-cell table:style-name="ce25" office:value-type="float" office:value="1.5939883E7">
            <text:p>15939883</text:p>
          </table:table-cell>
          <table:table-cell table:style-name="ce26" office:value-type="string">
            <text:p>DISC1</text:p>
          </table:table-cell>
          <table:table-cell table:style-name="ce26" office:value-type="string">
            <text:p>rs821616</text:p>
          </table:table-cell>
          <table:table-cell table:number-columns-repeated="2" table:style-name="ce26" office:value-type="string">
            <text:p>WRAT</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86.0">
            <text:p>86</text:p>
          </table:table-cell>
          <table:table-cell table:style-name="ce29" office:value-type="float" office:value="107.8">
            <text:p>107.8</text:p>
          </table:table-cell>
          <table:table-cell table:style-name="ce29" office:value-type="float" office:value="10.1">
            <text:p>10.1</text:p>
          </table:table-cell>
          <table:table-cell table:style-name="ce25" office:value-type="string">
            <text:p>A/T</text:p>
          </table:table-cell>
          <table:table-cell table:style-name="ce25" office:value-type="float" office:value="61.0">
            <text:p>61</text:p>
          </table:table-cell>
          <table:table-cell table:style-name="ce25" office:value-type="float" office:value="107.2">
            <text:p>107.2</text:p>
          </table:table-cell>
          <table:table-cell table:style-name="ce25" office:value-type="float" office:value="9.5">
            <text:p>9.5</text:p>
          </table:table-cell>
          <table:table-cell table:style-name="ce39" office:value-type="string">
            <text:p>T/T</text:p>
          </table:table-cell>
          <table:table-cell table:style-name="ce39" office:value-type="float" office:value="10.0">
            <text:p>10</text:p>
          </table:table-cell>
          <table:table-cell table:style-name="ce39" office:value-type="float" office:value="112.0">
            <text:p>112</text:p>
          </table:table-cell>
          <table:table-cell table:style-name="ce39" office:value-type="float" office:value="7.1">
            <text:p>7.1</text:p>
          </table:table-cell>
          <table:table-cell table:number-columns-repeated="3" table:style-name="ce29"/>
          <table:table-cell table:style-name="ce29" office:value-type="string">
            <text:p>no</text:p>
          </table:table-cell>
          <table:table-cell table:style-name="cf1" table:formula="of:=([L180]-[P180])/SQRT((((([M180]^2)*([K180]-1))+(([Q180]^2)*([O180]-1)))/([K180]+[O180])))"/>
          <table:table-cell table:style-name="cf1" table:formula="of:=([L180]-[T180])/SQRT((((([M180]^2)*([K180]-1))+(([U180]^2)*([S180]-1)))/([K180]+[S180])))"/>
          <table:table-cell table:style-name="cf1" table:formula="of:=([P180]-[T180])/SQRT((((([Q180]^2)*([O180]-1))+(([U180]^2)*([S180]-1)))/([O180]+[S180])))"/>
          <table:table-cell table:style-name="ce32"/>
          <table:table-cell table:style-name="ce33"/>
          <table:table-cell table:style-name="ce29"/>
          <table:table-cell table:style-name="ce23" table:formula="of:=ROUND(([L180]-((1.96*[M180])/SQRT([K180])));3)"/>
          <table:table-cell table:style-name="ce23" table:formula="of:=ROUND(([L180]+((1.96*[M180])/SQRT([K180])));3)"/>
          <table:table-cell table:style-name="ce23" table:formula="of:=ROUND(([P180]-((1.96*[Q180])/SQRT([O180])));3)"/>
          <table:table-cell table:style-name="ce23" table:formula="of:=ROUND(([P180]+((1.96*[Q180])/SQRT([O180])));3)"/>
          <table:table-cell table:style-name="ce23" table:formula="of:=ROUND(([T180]-((1.96*[U180])/SQRT([S180])));3)"/>
          <table:table-cell table:style-name="ce23" table:formula="of:=ROUND(([T180]+((1.96*[U180])/SQRT([S180])));3)"/>
          <table:table-cell table:number-columns-repeated="987"/>
        </table:table-row>
        <table:table-row table:style-name="ro5">
          <table:table-cell table:style-name="ce24" office:value-type="string">
            <text:p>Nic</text:p>
          </table:table-cell>
          <table:table-cell table:style-name="ce25" office:value-type="string">
            <text:p>PNAS-2005-Callicott-8627-32.pdf</text:p>
          </table:table-cell>
          <table:table-cell table:style-name="ce25" office:value-type="float" office:value="1.5939883E7">
            <text:p>15939883</text:p>
          </table:table-cell>
          <table:table-cell table:style-name="ce26" office:value-type="string">
            <text:p>DISC1</text:p>
          </table:table-cell>
          <table:table-cell table:style-name="ce26" office:value-type="string">
            <text:p>rs821616</text:p>
          </table:table-cell>
          <table:table-cell table:number-columns-repeated="2" table:style-name="ce26" office:value-type="string">
            <text:p>WRAT</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8.0">
            <text:p>18</text:p>
          </table:table-cell>
          <table:table-cell table:style-name="ce29" office:value-type="float" office:value="104.3">
            <text:p>104.3</text:p>
          </table:table-cell>
          <table:table-cell table:style-name="ce29" office:value-type="float" office:value="16.2">
            <text:p>16.2</text:p>
          </table:table-cell>
          <table:table-cell table:style-name="ce25" office:value-type="string">
            <text:p>A/A,A/T</text:p>
          </table:table-cell>
          <table:table-cell table:style-name="ce25" office:value-type="float" office:value="24.0">
            <text:p>24</text:p>
          </table:table-cell>
          <table:table-cell table:style-name="ce25" office:value-type="float" office:value="106.6">
            <text:p>106.6</text:p>
          </table:table-cell>
          <table:table-cell table:style-name="ce25" office:value-type="float" office:value="9.3">
            <text:p>9.3</text:p>
          </table:table-cell>
          <table:table-cell table:number-columns-repeated="4" table:style-name="ce39"/>
          <table:table-cell table:number-columns-repeated="3" table:style-name="ce29"/>
          <table:table-cell table:style-name="ce29" office:value-type="string">
            <text:p>no</text:p>
          </table:table-cell>
          <table:table-cell table:style-name="cf1" table:formula="of:=([L181]-[P181])/SQRT((((([M181]^2)*([K181]-1))+(([Q181]^2)*([O181]-1)))/([K181]+[O181])))"/>
          <table:table-cell table:style-name="cf1"/>
          <table:table-cell table:style-name="cf1"/>
          <table:table-cell table:style-name="ce32"/>
          <table:table-cell table:style-name="ce33"/>
          <table:table-cell table:style-name="ce29"/>
          <table:table-cell table:style-name="ce23" table:formula="of:=ROUND(([L181]-((1.96*[M181])/SQRT([K181])));3)"/>
          <table:table-cell table:style-name="ce23" table:formula="of:=ROUND(([L181]+((1.96*[M181])/SQRT([K181])));3)"/>
          <table:table-cell table:style-name="ce23" table:formula="of:=ROUND(([P181]-((1.96*[Q181])/SQRT([O181])));3)"/>
          <table:table-cell table:style-name="ce23" table:formula="of:=ROUND(([P181]+((1.96*[Q181])/SQRT([O181])));3)"/>
          <table:table-cell table:number-columns-repeated="989"/>
        </table:table-row>
        <table:table-row table:style-name="ro5">
          <table:table-cell table:style-name="ce24" office:value-type="string">
            <text:p>Nic</text:p>
          </table:table-cell>
          <table:table-cell table:style-name="ce25" office:value-type="string">
            <text:p>PNAS-2005-Callicott-8627-32.pdf</text:p>
          </table:table-cell>
          <table:table-cell table:style-name="ce25" office:value-type="float" office:value="1.5939883E7">
            <text:p>15939883</text:p>
          </table:table-cell>
          <table:table-cell table:style-name="ce26" office:value-type="string">
            <text:p>DISC1</text:p>
          </table:table-cell>
          <table:table-cell table:style-name="ce26" office:value-type="string">
            <text:p>rs821616</text:p>
          </table:table-cell>
          <table:table-cell table:number-columns-repeated="2" table:style-name="ce26" office:value-type="string">
            <text:p>WRAT</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2.0">
            <text:p>12</text:p>
          </table:table-cell>
          <table:table-cell table:style-name="ce29" office:value-type="float" office:value="103.4">
            <text:p>103.4</text:p>
          </table:table-cell>
          <table:table-cell table:style-name="ce29" office:value-type="float" office:value="10.7">
            <text:p>10.7</text:p>
          </table:table-cell>
          <table:table-cell table:style-name="ce25" office:value-type="string">
            <text:p>A/A,A/T</text:p>
          </table:table-cell>
          <table:table-cell table:style-name="ce25" office:value-type="float" office:value="16.0">
            <text:p>16</text:p>
          </table:table-cell>
          <table:table-cell table:style-name="ce25" office:value-type="float" office:value="111.2">
            <text:p>111.2</text:p>
          </table:table-cell>
          <table:table-cell table:style-name="ce25" office:value-type="float" office:value="5.8">
            <text:p>5.8</text:p>
          </table:table-cell>
          <table:table-cell table:number-columns-repeated="4" table:style-name="ce39"/>
          <table:table-cell table:style-name="ce29" office:value-type="string">
            <text:p>F-test</text:p>
          </table:table-cell>
          <table:table-cell table:number-columns-repeated="3" table:style-name="ce29"/>
          <table:table-cell table:style-name="cf1" table:formula="of:=([L182]-[P182])/SQRT((((([M182]^2)*([K182]-1))+(([Q182]^2)*([O182]-1)))/([K182]+[O182])))"/>
          <table:table-cell table:style-name="cf1"/>
          <table:table-cell table:style-name="cf1"/>
          <table:table-cell table:style-name="ce32"/>
          <table:table-cell table:style-name="ce33"/>
          <table:table-cell table:style-name="ce29" office:value-type="string">
            <text:p>F-test</text:p>
          </table:table-cell>
          <table:table-cell table:style-name="ce23" table:formula="of:=ROUND(([L182]-((1.96*[M182])/SQRT([K182])));3)"/>
          <table:table-cell table:style-name="ce23" table:formula="of:=ROUND(([L182]+((1.96*[M182])/SQRT([K182])));3)"/>
          <table:table-cell table:style-name="ce23" table:formula="of:=ROUND(([P182]-((1.96*[Q182])/SQRT([O182])));3)"/>
          <table:table-cell table:style-name="ce23" table:formula="of:=ROUND(([P182]+((1.96*[Q182])/SQRT([O182])));3)"/>
          <table:table-cell table:number-columns-repeated="989"/>
        </table:table-row>
        <table:table-row table:style-name="ro1">
          <table:table-cell table:style-name="ce24" office:value-type="string">
            <text:p>Nic</text:p>
          </table:table-cell>
          <table:table-cell table:style-name="ce25" office:value-type="string">
            <text:p>sdarticle (11).pdf</text:p>
          </table:table-cell>
          <table:table-cell table:style-name="ce25" office:value-type="float" office:value="1.6054297E7">
            <text:p>16054297</text:p>
          </table:table-cell>
          <table:table-cell table:style-name="ce26" office:value-type="string">
            <text:p>DISC1</text:p>
          </table:table-cell>
          <table:table-cell table:style-name="ce26" office:value-type="string">
            <text:p>rs8261616</text:p>
          </table:table-cell>
          <table:table-cell table:style-name="ce26"/>
          <table:table-cell table:style-name="ce26" office:value-type="string">
            <text:p>Logical memory score</text:p>
          </table:table-cell>
          <table:table-cell table:style-name="ce27" office:value-type="string">
            <text:p>g</text:p>
          </table:table-cell>
          <table:table-cell table:style-name="ce28" office:value-type="string">
            <text:p>SD</text:p>
          </table:table-cell>
          <table:table-cell table:style-name="ce29" office:value-type="string">
            <text:p>A/A </text:p>
          </table:table-cell>
          <table:table-cell table:style-name="ce29" office:value-type="float" office:value="235.0">
            <text:p>235</text:p>
          </table:table-cell>
          <table:table-cell table:style-name="ce29" office:value-type="float" office:value="32.6">
            <text:p>32.6</text:p>
          </table:table-cell>
          <table:table-cell table:style-name="ce29" office:value-type="float" office:value="12.51">
            <text:p>12.51</text:p>
          </table:table-cell>
          <table:table-cell table:style-name="ce25" office:value-type="string">
            <text:p>A/T</text:p>
          </table:table-cell>
          <table:table-cell table:style-name="ce25" office:value-type="float" office:value="163.0">
            <text:p>163</text:p>
          </table:table-cell>
          <table:table-cell table:style-name="ce25" office:value-type="float" office:value="31.1">
            <text:p>31.1</text:p>
          </table:table-cell>
          <table:table-cell table:style-name="ce25" office:value-type="float" office:value="12.38">
            <text:p>12.38</text:p>
          </table:table-cell>
          <table:table-cell table:style-name="ce39" office:value-type="string">
            <text:p>T/T</text:p>
          </table:table-cell>
          <table:table-cell table:style-name="ce39" office:value-type="float" office:value="31.0">
            <text:p>31</text:p>
          </table:table-cell>
          <table:table-cell table:style-name="ce39" office:value-type="float" office:value="31.2">
            <text:p>31.2</text:p>
          </table:table-cell>
          <table:table-cell table:style-name="ce39" office:value-type="float" office:value="12.78">
            <text:p>12.78</text:p>
          </table:table-cell>
          <table:table-cell table:style-name="ce29" office:value-type="string">
            <text:p>F-test</text:p>
          </table:table-cell>
          <table:table-cell table:style-name="ce29" office:value-type="float" office:value="0.72">
            <text:p>0.72</text:p>
          </table:table-cell>
          <table:table-cell table:style-name="ce29" office:value-type="float" office:value="0.49">
            <text:p>0.49</text:p>
          </table:table-cell>
          <table:table-cell table:style-name="ce29" office:value-type="string">
            <text:p>no</text:p>
          </table:table-cell>
          <table:table-cell table:style-name="cf1" table:formula="of:=([L183]-[P183])/SQRT((((([M183]^2)*([K183]-1))+(([Q183]^2)*([O183]-1)))/([K183]+[O183])))"/>
          <table:table-cell table:style-name="cf1" table:formula="of:=([L183]-[T183])/SQRT((((([M183]^2)*([K183]-1))+(([U183]^2)*([S183]-1)))/([K183]+[S183])))"/>
          <table:table-cell table:style-name="cf1" table:formula="of:=([P183]-[T183])/SQRT((((([Q183]^2)*([O183]-1))+(([U183]^2)*([S183]-1)))/([O183]+[S183])))"/>
          <table:table-cell table:style-name="ce32"/>
          <table:table-cell table:style-name="ce33"/>
          <table:table-cell table:style-name="ce29" office:value-type="string">
            <text:p>F-test</text:p>
          </table:table-cell>
          <table:table-cell table:style-name="ce23" office:value-type="float" office:value="30.9">
            <text:p>30.9</text:p>
          </table:table-cell>
          <table:table-cell table:style-name="ce23" office:value-type="float" office:value="34.2">
            <text:p>34.2</text:p>
          </table:table-cell>
          <table:table-cell table:style-name="ce23" office:value-type="float" office:value="29.1">
            <text:p>29.1</text:p>
          </table:table-cell>
          <table:table-cell table:style-name="ce23" office:value-type="float" office:value="33.0">
            <text:p>33</text:p>
          </table:table-cell>
          <table:table-cell table:style-name="ce23" office:value-type="float" office:value="26.6">
            <text:p>26.6</text:p>
          </table:table-cell>
          <table:table-cell table:style-name="ce23" office:value-type="float" office:value="35.7">
            <text:p>35.7</text:p>
          </table:table-cell>
          <table:table-cell table:number-columns-repeated="987"/>
        </table:table-row>
        <table:table-row table:style-name="ro1">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DRD2</text:p>
          </table:table-cell>
          <table:table-cell table:style-name="ce26" office:value-type="string">
            <text:p>rs1800497</text:p>
          </table:table-cell>
          <table:table-cell table:style-name="ce26" office:value-type="string">
            <text:p>Nippold verbal reasoning</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office:value-type="float" office:value="93.0">
            <text:p>93</text:p>
          </table:table-cell>
          <table:table-cell table:style-name="ce29" office:value-type="float" office:value="49.333">
            <text:p>49.333</text:p>
          </table:table-cell>
          <table:table-cell table:style-name="ce29" office:value-type="float" office:value="10.482">
            <text:p>10.482</text:p>
          </table:table-cell>
          <table:table-cell table:style-name="ce25" office:value-type="string">
            <text:p>T/C</text:p>
          </table:table-cell>
          <table:table-cell table:style-name="ce25" office:value-type="float" office:value="331.0">
            <text:p>331</text:p>
          </table:table-cell>
          <table:table-cell table:style-name="ce25" office:value-type="float" office:value="50.297">
            <text:p>50.297</text:p>
          </table:table-cell>
          <table:table-cell table:style-name="ce25" office:value-type="float" office:value="9.799">
            <text:p>9.799</text:p>
          </table:table-cell>
          <table:table-cell table:style-name="ce30" office:value-type="string">
            <text:p>C/C</text:p>
          </table:table-cell>
          <table:table-cell table:style-name="ce30" office:value-type="float" office:value="226.0">
            <text:p>226</text:p>
          </table:table-cell>
          <table:table-cell table:style-name="ce30" office:value-type="float" office:value="49.846">
            <text:p>49.846</text:p>
          </table:table-cell>
          <table:table-cell table:style-name="ce30" office:value-type="float" office:value="10.114">
            <text:p>10.114</text:p>
          </table:table-cell>
          <table:table-cell table:style-name="ce29" office:value-type="string">
            <text:p>Chi-squared</text:p>
          </table:table-cell>
          <table:table-cell table:style-name="ce29" office:value-type="float" office:value="0.547">
            <text:p>0.547</text:p>
          </table:table-cell>
          <table:table-cell table:style-name="ce29" office:value-type="float" office:value="0.761">
            <text:p>0.761</text:p>
          </table:table-cell>
          <table:table-cell table:style-name="ce29"/>
          <table:table-cell table:style-name="cf1" table:formula="of:=([L184]-[P184])/SQRT((((([M184]^2)*([K184]-1))+(([Q184]^2)*([O184]-1)))/([K184]+[O184])))"/>
          <table:table-cell table:style-name="cf1" table:formula="of:=([L184]-[T184])/SQRT((((([M184]^2)*([K184]-1))+(([U184]^2)*([S184]-1)))/([K184]+[S184])))"/>
          <table:table-cell table:style-name="cf1" table:formula="of:=([P184]-[T184])/SQRT((((([Q184]^2)*([O184]-1))+(([U184]^2)*([S184]-1)))/([O184]+[S184])))"/>
          <table:table-cell table:style-name="ce32"/>
          <table:table-cell table:style-name="ce33" office:value-type="string">
            <text:p>Nippold and Sullivan 1987</text:p>
          </table:table-cell>
          <table:table-cell table:style-name="ce29" office:value-type="string">
            <text:p>Chi-squared</text:p>
          </table:table-cell>
          <table:table-cell table:style-name="ce23" table:formula="of:=ROUND(([L184]-((1.96*[M184])/SQRT([K184])));3)"/>
          <table:table-cell table:style-name="ce23" table:formula="of:=ROUND(([L184]+((1.96*[M184])/SQRT([K184])));3)"/>
          <table:table-cell table:style-name="ce23" table:formula="of:=ROUND(([P184]-((1.96*[Q184])/SQRT([O184])));3)"/>
          <table:table-cell table:style-name="ce23" table:formula="of:=ROUND(([P184]+((1.96*[Q184])/SQRT([O184])));3)"/>
          <table:table-cell table:style-name="ce23" table:formula="of:=ROUND(([T184]-((1.96*[U184])/SQRT([S184])));3)"/>
          <table:table-cell table:style-name="ce23" table:formula="of:=ROUND(([T184]+((1.96*[U184])/SQRT([S184])));3)"/>
          <table:table-cell table:number-columns-repeated="987"/>
        </table:table-row>
        <table:table-row table:style-name="ro1">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DRD2</text:p>
          </table:table-cell>
          <table:table-cell table:style-name="ce26" office:value-type="string">
            <text:p>rs1110976</text:p>
          </table:table-cell>
          <table:table-cell table:style-name="ce26" office:value-type="string">
            <text:p>Nippold verbal reasoning</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210.0">
            <text:p>210</text:p>
          </table:table-cell>
          <table:table-cell table:style-name="ce29" office:value-type="float" office:value="50.215">
            <text:p>50.215</text:p>
          </table:table-cell>
          <table:table-cell table:style-name="ce29" office:value-type="float" office:value="10.063">
            <text:p>10.063</text:p>
          </table:table-cell>
          <table:table-cell table:style-name="ce25" office:value-type="string">
            <text:p>G/A</text:p>
          </table:table-cell>
          <table:table-cell table:style-name="ce25" office:value-type="float" office:value="331.0">
            <text:p>331</text:p>
          </table:table-cell>
          <table:table-cell table:style-name="ce25" office:value-type="float" office:value="50.167">
            <text:p>50.167</text:p>
          </table:table-cell>
          <table:table-cell table:style-name="ce25" office:value-type="float" office:value="9.515">
            <text:p>9.515</text:p>
          </table:table-cell>
          <table:table-cell table:style-name="ce30" office:value-type="string">
            <text:p>A/A</text:p>
          </table:table-cell>
          <table:table-cell table:style-name="ce30" office:value-type="float" office:value="104.0">
            <text:p>104</text:p>
          </table:table-cell>
          <table:table-cell table:style-name="ce30" office:value-type="float" office:value="48.974">
            <text:p>48.974</text:p>
          </table:table-cell>
          <table:table-cell table:style-name="ce30" office:value-type="float" office:value="11.406">
            <text:p>11.406</text:p>
          </table:table-cell>
          <table:table-cell table:style-name="ce29" office:value-type="string">
            <text:p>Chi-squared</text:p>
          </table:table-cell>
          <table:table-cell table:style-name="ce29" office:value-type="float" office:value="0.559">
            <text:p>0.559</text:p>
          </table:table-cell>
          <table:table-cell table:style-name="ce29" office:value-type="float" office:value="0.756">
            <text:p>0.756</text:p>
          </table:table-cell>
          <table:table-cell table:style-name="ce29"/>
          <table:table-cell table:style-name="cf1" table:formula="of:=([L185]-[P185])/SQRT((((([M185]^2)*([K185]-1))+(([Q185]^2)*([O185]-1)))/([K185]+[O185])))"/>
          <table:table-cell table:style-name="cf1" table:formula="of:=([L185]-[T185])/SQRT((((([M185]^2)*([K185]-1))+(([U185]^2)*([S185]-1)))/([K185]+[S185])))"/>
          <table:table-cell table:style-name="cf1" table:formula="of:=([P185]-[T185])/SQRT((((([Q185]^2)*([O185]-1))+(([U185]^2)*([S185]-1)))/([O185]+[S185])))"/>
          <table:table-cell table:style-name="ce32"/>
          <table:table-cell table:style-name="ce33" office:value-type="string">
            <text:p>Nippold and Sullivan 1987</text:p>
          </table:table-cell>
          <table:table-cell table:style-name="ce29" office:value-type="string">
            <text:p>Chi-squared</text:p>
          </table:table-cell>
          <table:table-cell table:style-name="ce23" table:formula="of:=ROUND(([L185]-((1.96*[M185])/SQRT([K185])));3)"/>
          <table:table-cell table:style-name="ce23" table:formula="of:=ROUND(([L185]+((1.96*[M185])/SQRT([K185])));3)"/>
          <table:table-cell table:style-name="ce23" table:formula="of:=ROUND(([P185]-((1.96*[Q185])/SQRT([O185])));3)"/>
          <table:table-cell table:style-name="ce23" table:formula="of:=ROUND(([P185]+((1.96*[Q185])/SQRT([O185])));3)"/>
          <table:table-cell table:style-name="ce23" table:formula="of:=ROUND(([T185]-((1.96*[U185])/SQRT([S185])));3)"/>
          <table:table-cell table:style-name="ce23" table:formula="of:=ROUND(([T185]+((1.96*[U185])/SQRT([S185])));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DRD2</text:p>
          </table:table-cell>
          <table:table-cell table:style-name="ce26" office:value-type="string">
            <text:p>rs1110976</text:p>
          </table:table-cell>
          <table:table-cell table:style-name="ce26" office:value-type="string">
            <text:p>RAVEN</text:p>
          </table:table-cell>
          <table:table-cell table:style-name="ce26" office:value-type="string">
            <text:p>Number correct</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210.0">
            <text:p>210</text:p>
          </table:table-cell>
          <table:table-cell table:style-name="ce29" office:value-type="float" office:value="50.218">
            <text:p>50.218</text:p>
          </table:table-cell>
          <table:table-cell table:style-name="ce29" office:value-type="float" office:value="9.34">
            <text:p>9.34</text:p>
          </table:table-cell>
          <table:table-cell table:style-name="ce25" office:value-type="string">
            <text:p>G/A</text:p>
          </table:table-cell>
          <table:table-cell table:style-name="ce25" office:value-type="float" office:value="331.0">
            <text:p>331</text:p>
          </table:table-cell>
          <table:table-cell table:style-name="ce25" office:value-type="float" office:value="49.841">
            <text:p>49.841</text:p>
          </table:table-cell>
          <table:table-cell table:style-name="ce25" office:value-type="float" office:value="10.772">
            <text:p>10.772</text:p>
          </table:table-cell>
          <table:table-cell table:style-name="ce30" office:value-type="string">
            <text:p>A/A</text:p>
          </table:table-cell>
          <table:table-cell table:style-name="ce30" office:value-type="float" office:value="104.0">
            <text:p>104</text:p>
          </table:table-cell>
          <table:table-cell table:style-name="ce30" office:value-type="float" office:value="50.066">
            <text:p>50.066</text:p>
          </table:table-cell>
          <table:table-cell table:style-name="ce30" office:value-type="float" office:value="8.733">
            <text:p>8.733</text:p>
          </table:table-cell>
          <table:table-cell table:style-name="ce29" office:value-type="string">
            <text:p>Chi-squared</text:p>
          </table:table-cell>
          <table:table-cell table:style-name="ce29" office:value-type="float" office:value="0.228">
            <text:p>0.228</text:p>
          </table:table-cell>
          <table:table-cell table:style-name="ce29" office:value-type="float" office:value="0.892">
            <text:p>0.892</text:p>
          </table:table-cell>
          <table:table-cell table:style-name="ce29"/>
          <table:table-cell table:style-name="cf1" table:formula="of:=([L186]-[P186])/SQRT((((([M186]^2)*([K186]-1))+(([Q186]^2)*([O186]-1)))/([K186]+[O186])))"/>
          <table:table-cell table:style-name="cf1" table:formula="of:=([L186]-[T186])/SQRT((((([M186]^2)*([K186]-1))+(([U186]^2)*([S186]-1)))/([K186]+[S186])))"/>
          <table:table-cell table:style-name="cf1" table:formula="of:=([P186]-[T186])/SQRT((((([Q186]^2)*([O186]-1))+(([U186]^2)*([S186]-1)))/([O186]+[S186])))"/>
          <table:table-cell table:style-name="ce32"/>
          <table:table-cell table:style-name="ce33"/>
          <table:table-cell table:style-name="ce29" office:value-type="string">
            <text:p>Chi-squared</text:p>
          </table:table-cell>
          <table:table-cell table:style-name="ce23" table:formula="of:=ROUND(([L186]-((1.96*[M186])/SQRT([K186])));3)"/>
          <table:table-cell table:style-name="ce23" table:formula="of:=ROUND(([L186]+((1.96*[M186])/SQRT([K186])));3)"/>
          <table:table-cell table:style-name="ce23" table:formula="of:=ROUND(([P186]-((1.96*[Q186])/SQRT([O186])));3)"/>
          <table:table-cell table:style-name="ce23" table:formula="of:=ROUND(([P186]+((1.96*[Q186])/SQRT([O186])));3)"/>
          <table:table-cell table:style-name="ce23" table:formula="of:=ROUND(([T186]-((1.96*[U186])/SQRT([S186])));3)"/>
          <table:table-cell table:style-name="ce23" table:formula="of:=ROUND(([T186]+((1.96*[U186])/SQRT([S186])));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DRD2</text:p>
          </table:table-cell>
          <table:table-cell table:style-name="ce26" office:value-type="string">
            <text:p>rs1800497</text:p>
          </table:table-cell>
          <table:table-cell table:style-name="ce26" office:value-type="string">
            <text:p>RAVEN</text:p>
          </table:table-cell>
          <table:table-cell table:style-name="ce26" office:value-type="string">
            <text:p>Number correct</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office:value-type="float" office:value="93.0">
            <text:p>93</text:p>
          </table:table-cell>
          <table:table-cell table:style-name="ce29" office:value-type="float" office:value="50.625">
            <text:p>50.625</text:p>
          </table:table-cell>
          <table:table-cell table:style-name="ce29" office:value-type="float" office:value="8.523">
            <text:p>8.523</text:p>
          </table:table-cell>
          <table:table-cell table:style-name="ce25" office:value-type="string">
            <text:p>T/C</text:p>
          </table:table-cell>
          <table:table-cell table:style-name="ce25" office:value-type="float" office:value="331.0">
            <text:p>331</text:p>
          </table:table-cell>
          <table:table-cell table:style-name="ce25" office:value-type="float" office:value="49.61">
            <text:p>49.61</text:p>
          </table:table-cell>
          <table:table-cell table:style-name="ce25" office:value-type="float" office:value="10.616">
            <text:p>10.616</text:p>
          </table:table-cell>
          <table:table-cell table:style-name="ce30" office:value-type="string">
            <text:p>C/C</text:p>
          </table:table-cell>
          <table:table-cell table:style-name="ce30" office:value-type="float" office:value="226.0">
            <text:p>226</text:p>
          </table:table-cell>
          <table:table-cell table:style-name="ce30" office:value-type="float" office:value="50.315">
            <text:p>50.315</text:p>
          </table:table-cell>
          <table:table-cell table:style-name="ce30" office:value-type="float" office:value="9.642">
            <text:p>9.642</text:p>
          </table:table-cell>
          <table:table-cell table:style-name="ce29" office:value-type="string">
            <text:p>Chi-squared</text:p>
          </table:table-cell>
          <table:table-cell table:style-name="ce29" office:value-type="float" office:value="0.345">
            <text:p>0.345</text:p>
          </table:table-cell>
          <table:table-cell table:style-name="ce29" office:value-type="float" office:value="0.842">
            <text:p>0.842</text:p>
          </table:table-cell>
          <table:table-cell table:style-name="ce29"/>
          <table:table-cell table:style-name="cf1" table:formula="of:=([L187]-[P187])/SQRT((((([M187]^2)*([K187]-1))+(([Q187]^2)*([O187]-1)))/([K187]+[O187])))"/>
          <table:table-cell table:style-name="cf1" table:formula="of:=([L187]-[T187])/SQRT((((([M187]^2)*([K187]-1))+(([U187]^2)*([S187]-1)))/([K187]+[S187])))"/>
          <table:table-cell table:style-name="cf1" table:formula="of:=([P187]-[T187])/SQRT((((([Q187]^2)*([O187]-1))+(([U187]^2)*([S187]-1)))/([O187]+[S187])))"/>
          <table:table-cell table:style-name="ce32"/>
          <table:table-cell table:style-name="ce33"/>
          <table:table-cell table:style-name="ce29" office:value-type="string">
            <text:p>Chi-squared</text:p>
          </table:table-cell>
          <table:table-cell table:style-name="ce23" table:formula="of:=ROUND(([L187]-((1.96*[M187])/SQRT([K187])));3)"/>
          <table:table-cell table:style-name="ce23" table:formula="of:=ROUND(([L187]+((1.96*[M187])/SQRT([K187])));3)"/>
          <table:table-cell table:style-name="ce23" table:formula="of:=ROUND(([P187]-((1.96*[Q187])/SQRT([O187])));3)"/>
          <table:table-cell table:style-name="ce23" table:formula="of:=ROUND(([P187]+((1.96*[Q187])/SQRT([O187])));3)"/>
          <table:table-cell table:style-name="ce23" table:formula="of:=ROUND(([T187]-((1.96*[U187])/SQRT([S187])));3)"/>
          <table:table-cell table:style-name="ce23" table:formula="of:=ROUND(([T187]+((1.96*[U187])/SQRT([S187])));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1.1979061E7">
            <text:p>11979061</text:p>
          </table:table-cell>
          <table:table-cell table:style-name="ce26" office:value-type="string">
            <text:p>DRD2</text:p>
          </table:table-cell>
          <table:table-cell table:style-name="ce26" office:value-type="string">
            <text:p>rs1800497</text:p>
          </table:table-cell>
          <table:table-cell table:style-name="ce26" office:value-type="string">
            <text:p>WAIS</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A1/A1</text:p>
          </table:table-cell>
          <table:table-cell table:style-name="ce29" office:value-type="float" office:value="15.0">
            <text:p>15</text:p>
          </table:table-cell>
          <table:table-cell table:style-name="ce29" office:value-type="float" office:value="116.0">
            <text:p>116</text:p>
          </table:table-cell>
          <table:table-cell table:style-name="ce29" office:value-type="float" office:value="15.5">
            <text:p>15.5</text:p>
          </table:table-cell>
          <table:table-cell table:style-name="ce25" office:value-type="string">
            <text:p>A1/A2</text:p>
          </table:table-cell>
          <table:table-cell table:style-name="ce25" office:value-type="float" office:value="49.0">
            <text:p>49</text:p>
          </table:table-cell>
          <table:table-cell table:style-name="ce25" office:value-type="float" office:value="112.0">
            <text:p>112</text:p>
          </table:table-cell>
          <table:table-cell table:style-name="ce25" office:value-type="float" office:value="10.1">
            <text:p>10.1</text:p>
          </table:table-cell>
          <table:table-cell table:style-name="ce30" office:value-type="string">
            <text:p>A2/A2</text:p>
          </table:table-cell>
          <table:table-cell table:style-name="ce30" office:value-type="float" office:value="48.0">
            <text:p>48</text:p>
          </table:table-cell>
          <table:table-cell table:style-name="ce30" office:value-type="float" office:value="108.4">
            <text:p>108.4</text:p>
          </table:table-cell>
          <table:table-cell table:style-name="ce30" office:value-type="float" office:value="10.9">
            <text:p>10.9</text:p>
          </table:table-cell>
          <table:table-cell table:number-columns-repeated="2" table:style-name="ce29"/>
          <table:table-cell table:style-name="ce29" office:value-type="float" office:value="0.059">
            <text:p>0.059</text:p>
          </table:table-cell>
          <table:table-cell table:style-name="ce29"/>
          <table:table-cell table:style-name="cf1" table:formula="of:=([L188]-[P188])/SQRT((((([M188]^2)*([K188]-1))+(([Q188]^2)*([O188]-1)))/([K188]+[O188])))"/>
          <table:table-cell table:style-name="cf1" table:formula="of:=([L188]-[T188])/SQRT((((([M188]^2)*([K188]-1))+(([U188]^2)*([S188]-1)))/([K188]+[S188])))"/>
          <table:table-cell table:style-name="cf1" table:formula="of:=([P188]-[T188])/SQRT((((([Q188]^2)*([O188]-1))+(([U188]^2)*([S188]-1)))/([O188]+[S188])))"/>
          <table:table-cell table:style-name="ce32"/>
          <table:table-cell table:style-name="ce33"/>
          <table:table-cell table:style-name="ce29"/>
          <table:table-cell table:style-name="ce23" table:formula="of:=ROUND(([L188]-((1.96*[M188])/SQRT([K188])));3)"/>
          <table:table-cell table:style-name="ce23" table:formula="of:=ROUND(([L188]+((1.96*[M188])/SQRT([K188])));3)"/>
          <table:table-cell table:style-name="ce23" table:formula="of:=ROUND(([P188]-((1.96*[Q188])/SQRT([O188])));3)"/>
          <table:table-cell table:style-name="ce23" table:formula="of:=ROUND(([P188]+((1.96*[Q188])/SQRT([O188])));3)"/>
          <table:table-cell table:style-name="ce23" table:formula="of:=ROUND(([T188]-((1.96*[U188])/SQRT([S188])));3)"/>
          <table:table-cell table:style-name="ce23" table:formula="of:=ROUND(([T188]+((1.96*[U188])/SQRT([S188])));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1.1979061E7">
            <text:p>11979061</text:p>
          </table:table-cell>
          <table:table-cell table:style-name="ce26" office:value-type="string">
            <text:p>DRD2</text:p>
          </table:table-cell>
          <table:table-cell table:style-name="ce26" office:value-type="string">
            <text:p>rs1800497</text:p>
          </table:table-cell>
          <table:table-cell table:style-name="ce26" office:value-type="string">
            <text:p>WAIS</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A1/A1</text:p>
          </table:table-cell>
          <table:table-cell table:style-name="ce29" office:value-type="float" office:value="15.0">
            <text:p>15</text:p>
          </table:table-cell>
          <table:table-cell table:style-name="ce29" office:value-type="float" office:value="114.4">
            <text:p>114.4</text:p>
          </table:table-cell>
          <table:table-cell table:style-name="ce29" office:value-type="float" office:value="16.4">
            <text:p>16.4</text:p>
          </table:table-cell>
          <table:table-cell table:style-name="ce25" office:value-type="string">
            <text:p>A1/A2</text:p>
          </table:table-cell>
          <table:table-cell table:style-name="ce25" office:value-type="float" office:value="49.0">
            <text:p>49</text:p>
          </table:table-cell>
          <table:table-cell table:style-name="ce25" office:value-type="float" office:value="106.8">
            <text:p>106.8</text:p>
          </table:table-cell>
          <table:table-cell table:style-name="ce25" office:value-type="float" office:value="13.5">
            <text:p>13.5</text:p>
          </table:table-cell>
          <table:table-cell table:style-name="ce30" office:value-type="string">
            <text:p>A2/A2</text:p>
          </table:table-cell>
          <table:table-cell table:style-name="ce30" office:value-type="float" office:value="48.0">
            <text:p>48</text:p>
          </table:table-cell>
          <table:table-cell table:style-name="ce30" office:value-type="float" office:value="103.4">
            <text:p>103.4</text:p>
          </table:table-cell>
          <table:table-cell table:style-name="ce30" office:value-type="float" office:value="14.2">
            <text:p>14.2</text:p>
          </table:table-cell>
          <table:table-cell table:number-columns-repeated="2" table:style-name="ce29"/>
          <table:table-cell table:style-name="ce29" office:value-type="float" office:value="0.036">
            <text:p>0.036</text:p>
          </table:table-cell>
          <table:table-cell table:style-name="ce29"/>
          <table:table-cell table:style-name="cf1" table:formula="of:=([L189]-[P189])/SQRT((((([M189]^2)*([K189]-1))+(([Q189]^2)*([O189]-1)))/([K189]+[O189])))"/>
          <table:table-cell table:style-name="cf1" table:formula="of:=([L189]-[T189])/SQRT((((([M189]^2)*([K189]-1))+(([U189]^2)*([S189]-1)))/([K189]+[S189])))"/>
          <table:table-cell table:style-name="cf1" table:formula="of:=([P189]-[T189])/SQRT((((([Q189]^2)*([O189]-1))+(([U189]^2)*([S189]-1)))/([O189]+[S189])))"/>
          <table:table-cell table:style-name="ce32"/>
          <table:table-cell table:style-name="ce33"/>
          <table:table-cell table:style-name="ce29"/>
          <table:table-cell table:style-name="ce23" table:formula="of:=ROUND(([L189]-((1.96*[M189])/SQRT([K189])));3)"/>
          <table:table-cell table:style-name="ce23" table:formula="of:=ROUND(([L189]+((1.96*[M189])/SQRT([K189])));3)"/>
          <table:table-cell table:style-name="ce23" table:formula="of:=ROUND(([P189]-((1.96*[Q189])/SQRT([O189])));3)"/>
          <table:table-cell table:style-name="ce23" table:formula="of:=ROUND(([P189]+((1.96*[Q189])/SQRT([O189])));3)"/>
          <table:table-cell table:style-name="ce23" table:formula="of:=ROUND(([T189]-((1.96*[U189])/SQRT([S189])));3)"/>
          <table:table-cell table:style-name="ce23" table:formula="of:=ROUND(([T189]+((1.96*[U189])/SQRT([S189])));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1.1979061E7">
            <text:p>11979061</text:p>
          </table:table-cell>
          <table:table-cell table:style-name="ce26" office:value-type="string">
            <text:p>DRD2</text:p>
          </table:table-cell>
          <table:table-cell table:style-name="ce26" office:value-type="string">
            <text:p>rs1800497</text:p>
          </table:table-cell>
          <table:table-cell table:style-name="ce26" office:value-type="string">
            <text:p>WAIS</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A1/A1</text:p>
          </table:table-cell>
          <table:table-cell table:style-name="ce29" office:value-type="float" office:value="15.0">
            <text:p>15</text:p>
          </table:table-cell>
          <table:table-cell table:style-name="ce29" office:value-type="float" office:value="113.5">
            <text:p>113.5</text:p>
          </table:table-cell>
          <table:table-cell table:style-name="ce29" office:value-type="float" office:value="14.5">
            <text:p>14.5</text:p>
          </table:table-cell>
          <table:table-cell table:style-name="ce25" office:value-type="string">
            <text:p>A1/A2</text:p>
          </table:table-cell>
          <table:table-cell table:style-name="ce25" office:value-type="float" office:value="49.0">
            <text:p>49</text:p>
          </table:table-cell>
          <table:table-cell table:style-name="ce25" office:value-type="float" office:value="113.6">
            <text:p>113.6</text:p>
          </table:table-cell>
          <table:table-cell table:style-name="ce25" office:value-type="float" office:value="9.4">
            <text:p>9.4</text:p>
          </table:table-cell>
          <table:table-cell table:style-name="ce30" office:value-type="string">
            <text:p>A2/A2</text:p>
          </table:table-cell>
          <table:table-cell table:style-name="ce30" office:value-type="float" office:value="48.0">
            <text:p>48</text:p>
          </table:table-cell>
          <table:table-cell table:style-name="ce30" office:value-type="float" office:value="110.4">
            <text:p>110.4</text:p>
          </table:table-cell>
          <table:table-cell table:style-name="ce30" office:value-type="float" office:value="9.8">
            <text:p>9.8</text:p>
          </table:table-cell>
          <table:table-cell table:number-columns-repeated="2" table:style-name="ce29"/>
          <table:table-cell table:style-name="ce29" office:value-type="float" office:value="0.289">
            <text:p>0.289</text:p>
          </table:table-cell>
          <table:table-cell table:style-name="ce29"/>
          <table:table-cell table:style-name="cf1" table:formula="of:=([L190]-[P190])/SQRT((((([M190]^2)*([K190]-1))+(([Q190]^2)*([O190]-1)))/([K190]+[O190])))"/>
          <table:table-cell table:style-name="cf1" table:formula="of:=([L190]-[T190])/SQRT((((([M190]^2)*([K190]-1))+(([U190]^2)*([S190]-1)))/([K190]+[S190])))"/>
          <table:table-cell table:style-name="cf1" table:formula="of:=([P190]-[T190])/SQRT((((([Q190]^2)*([O190]-1))+(([U190]^2)*([S190]-1)))/([O190]+[S190])))"/>
          <table:table-cell table:style-name="ce32"/>
          <table:table-cell table:style-name="ce33"/>
          <table:table-cell table:style-name="ce29"/>
          <table:table-cell table:style-name="ce23" table:formula="of:=ROUND(([L190]-((1.96*[M190])/SQRT([K190])));3)"/>
          <table:table-cell table:style-name="ce23" table:formula="of:=ROUND(([L190]+((1.96*[M190])/SQRT([K190])));3)"/>
          <table:table-cell table:style-name="ce23" table:formula="of:=ROUND(([P190]-((1.96*[Q190])/SQRT([O190])));3)"/>
          <table:table-cell table:style-name="ce23" table:formula="of:=ROUND(([P190]+((1.96*[Q190])/SQRT([O190])));3)"/>
          <table:table-cell table:style-name="ce23" table:formula="of:=ROUND(([T190]-((1.96*[U190])/SQRT([S190])));3)"/>
          <table:table-cell table:style-name="ce23" table:formula="of:=ROUND(([T190]+((1.96*[U190])/SQRT([S190])));3)"/>
          <table:table-cell table:number-columns-repeated="987"/>
        </table:table-row>
        <table:table-row table:style-name="ro4">
          <table:table-cell table:style-name="ce24" office:value-type="string">
            <text:p>Nic</text:p>
          </table:table-cell>
          <table:table-cell table:style-name="ce25"/>
          <table:table-cell table:style-name="ce25" office:value-type="float" office:value="1.7230034E7">
            <text:p>17230034</text:p>
          </table:table-cell>
          <table:table-cell table:style-name="ce26" office:value-type="string">
            <text:p>DRD2</text:p>
          </table:table-cell>
          <table:table-cell table:style-name="ce26" office:value-type="string">
            <text:p>rs6277</text:p>
          </table:table-cell>
          <table:table-cell table:style-name="ce26" office:value-type="string">
            <text:p>WCST</text:p>
          </table:table-cell>
          <table:table-cell table:style-name="ce26" office:value-type="string">
            <text:p>Conceptual level responses</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3.0">
            <text:p>13</text:p>
          </table:table-cell>
          <table:table-cell table:style-name="ce29" office:value-type="float" office:value="63.92">
            <text:p>63.92</text:p>
          </table:table-cell>
          <table:table-cell table:style-name="ce29" office:value-type="float" office:value="8.46">
            <text:p>8.46</text:p>
          </table:table-cell>
          <table:table-cell table:style-name="ce25" office:value-type="string">
            <text:p>C/T</text:p>
          </table:table-cell>
          <table:table-cell table:style-name="ce25" office:value-type="float" office:value="41.0">
            <text:p>41</text:p>
          </table:table-cell>
          <table:table-cell table:style-name="ce25" office:value-type="float" office:value="64.59">
            <text:p>64.59</text:p>
          </table:table-cell>
          <table:table-cell table:style-name="ce25" office:value-type="float" office:value="5.14">
            <text:p>5.14</text:p>
          </table:table-cell>
          <table:table-cell table:style-name="ce30" office:value-type="string">
            <text:p>C/T</text:p>
          </table:table-cell>
          <table:table-cell table:style-name="ce30" office:value-type="float" office:value="29.0">
            <text:p>29</text:p>
          </table:table-cell>
          <table:table-cell table:style-name="ce30" office:value-type="float" office:value="65.66">
            <text:p>65.66</text:p>
          </table:table-cell>
          <table:table-cell table:style-name="ce30" office:value-type="float" office:value="8.9">
            <text:p>8.9</text:p>
          </table:table-cell>
          <table:table-cell table:style-name="ce29" office:value-type="string">
            <text:p>F-test</text:p>
          </table:table-cell>
          <table:table-cell table:style-name="ce29" office:value-type="float" office:value="0.318">
            <text:p>0.318</text:p>
          </table:table-cell>
          <table:table-cell table:style-name="ce29" office:value-type="float" office:value="0.729">
            <text:p>0.729</text:p>
          </table:table-cell>
          <table:table-cell table:style-name="ce29"/>
          <table:table-cell table:style-name="cf1" table:formula="of:=([L191]-[P191])/SQRT((((([M191]^2)*([K191]-1))+(([Q191]^2)*([O191]-1)))/([K191]+[O191])))"/>
          <table:table-cell table:style-name="cf1" table:formula="of:=([L191]-[T191])/SQRT((((([M191]^2)*([K191]-1))+(([U191]^2)*([S191]-1)))/([K191]+[S191])))"/>
          <table:table-cell table:style-name="cf1" table:formula="of:=([P191]-[T191])/SQRT((((([Q191]^2)*([O191]-1))+(([U191]^2)*([S191]-1)))/([O191]+[S191])))"/>
          <table:table-cell table:style-name="ce32"/>
          <table:table-cell table:style-name="ce33" office:value-type="string">
            <text:p>Heaton RK,Chelune GJ,Kay KK,Curtiss G:</text:p>
            <text:p>Wisconsin Card Sorting Test Manual: Re-</text:p>
            <text:p>vised and Expanded. Los Angeles,Western</text:p>
            <text:p>Psychological Services,1993.</text:p>
            <text:p/>
          </table:table-cell>
          <table:table-cell table:style-name="ce29" office:value-type="string">
            <text:p>F-test</text:p>
          </table:table-cell>
          <table:table-cell table:style-name="ce23" table:formula="of:=ROUND(([L191]-((1.96*[M191])/SQRT([K191])));3)"/>
          <table:table-cell table:style-name="ce23" table:formula="of:=ROUND(([L191]+((1.96*[M191])/SQRT([K191])));3)"/>
          <table:table-cell table:style-name="ce23" table:formula="of:=ROUND(([P191]-((1.96*[Q191])/SQRT([O191])));3)"/>
          <table:table-cell table:style-name="ce23" table:formula="of:=ROUND(([P191]+((1.96*[Q191])/SQRT([O191])));3)"/>
          <table:table-cell table:style-name="ce23" table:formula="of:=ROUND(([T191]-((1.96*[U191])/SQRT([S191])));3)"/>
          <table:table-cell table:style-name="ce23" table:formula="of:=ROUND(([T191]+((1.96*[U191])/SQRT([S191])));3)"/>
          <table:table-cell table:number-columns-repeated="987"/>
        </table:table-row>
        <table:table-row table:style-name="ro4">
          <table:table-cell table:style-name="ce24" office:value-type="string">
            <text:p>Nic</text:p>
          </table:table-cell>
          <table:table-cell table:style-name="ce25"/>
          <table:table-cell table:style-name="ce25" office:value-type="float" office:value="1.7230034E7">
            <text:p>17230034</text:p>
          </table:table-cell>
          <table:table-cell table:style-name="ce26" office:value-type="string">
            <text:p>DRD2</text:p>
          </table:table-cell>
          <table:table-cell table:style-name="ce26" office:value-type="string">
            <text:p>rs6277</text:p>
          </table:table-cell>
          <table:table-cell table:style-name="ce26" office:value-type="string">
            <text:p>WCST</text:p>
          </table:table-cell>
          <table:table-cell table:style-name="ce26" office:value-type="string">
            <text:p>Correct responses</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3.0">
            <text:p>13</text:p>
          </table:table-cell>
          <table:table-cell table:style-name="ce29" office:value-type="float" office:value="71.46">
            <text:p>71.46</text:p>
          </table:table-cell>
          <table:table-cell table:style-name="ce29" office:value-type="float" office:value="11.18">
            <text:p>11.18</text:p>
          </table:table-cell>
          <table:table-cell table:style-name="ce25" office:value-type="string">
            <text:p>C/T</text:p>
          </table:table-cell>
          <table:table-cell table:style-name="ce25" office:value-type="float" office:value="41.0">
            <text:p>41</text:p>
          </table:table-cell>
          <table:table-cell table:style-name="ce25" office:value-type="float" office:value="68.32">
            <text:p>68.32</text:p>
          </table:table-cell>
          <table:table-cell table:style-name="ce25" office:value-type="float" office:value="7.36">
            <text:p>7.36</text:p>
          </table:table-cell>
          <table:table-cell table:style-name="ce30" office:value-type="string">
            <text:p>C/T</text:p>
          </table:table-cell>
          <table:table-cell table:style-name="ce30" office:value-type="float" office:value="29.0">
            <text:p>29</text:p>
          </table:table-cell>
          <table:table-cell table:style-name="ce30" office:value-type="float" office:value="69.9">
            <text:p>69.9</text:p>
          </table:table-cell>
          <table:table-cell table:style-name="ce30" office:value-type="float" office:value="10.39">
            <text:p>10.39</text:p>
          </table:table-cell>
          <table:table-cell table:style-name="ce29" office:value-type="string">
            <text:p>F-test</text:p>
          </table:table-cell>
          <table:table-cell table:style-name="ce29" office:value-type="float" office:value="0.66">
            <text:p>0.66</text:p>
          </table:table-cell>
          <table:table-cell table:style-name="ce29" office:value-type="float" office:value="0.52">
            <text:p>0.52</text:p>
          </table:table-cell>
          <table:table-cell table:style-name="ce29"/>
          <table:table-cell table:style-name="cf1" table:formula="of:=([L192]-[P192])/SQRT((((([M192]^2)*([K192]-1))+(([Q192]^2)*([O192]-1)))/([K192]+[O192])))"/>
          <table:table-cell table:style-name="cf1" table:formula="of:=([L192]-[T192])/SQRT((((([M192]^2)*([K192]-1))+(([U192]^2)*([S192]-1)))/([K192]+[S192])))"/>
          <table:table-cell table:style-name="cf1" table:formula="of:=([P192]-[T192])/SQRT((((([Q192]^2)*([O192]-1))+(([U192]^2)*([S192]-1)))/([O192]+[S192])))"/>
          <table:table-cell table:style-name="ce32"/>
          <table:table-cell table:style-name="ce33" office:value-type="string">
            <text:p>Heaton RK,Chelune GJ,Kay KK,Curtiss G:</text:p>
            <text:p>Wisconsin Card Sorting Test Manual: Re-</text:p>
            <text:p>vised and Expanded. Los Angeles,Western</text:p>
            <text:p>Psychological Services,1993.</text:p>
            <text:p/>
          </table:table-cell>
          <table:table-cell table:style-name="ce29" office:value-type="string">
            <text:p>F-test</text:p>
          </table:table-cell>
          <table:table-cell table:style-name="ce23" table:formula="of:=ROUND(([L192]-((1.96*[M192])/SQRT([K192])));3)"/>
          <table:table-cell table:style-name="ce23" table:formula="of:=ROUND(([L192]+((1.96*[M192])/SQRT([K192])));3)"/>
          <table:table-cell table:style-name="ce23" table:formula="of:=ROUND(([P192]-((1.96*[Q192])/SQRT([O192])));3)"/>
          <table:table-cell table:style-name="ce23" table:formula="of:=ROUND(([P192]+((1.96*[Q192])/SQRT([O192])));3)"/>
          <table:table-cell table:style-name="ce23" table:formula="of:=ROUND(([T192]-((1.96*[U192])/SQRT([S192])));3)"/>
          <table:table-cell table:style-name="ce23" table:formula="of:=ROUND(([T192]+((1.96*[U192])/SQRT([S192])));3)"/>
          <table:table-cell table:number-columns-repeated="987"/>
        </table:table-row>
        <table:table-row table:style-name="ro4">
          <table:table-cell table:style-name="ce24" office:value-type="string">
            <text:p>Nic</text:p>
          </table:table-cell>
          <table:table-cell table:style-name="ce25"/>
          <table:table-cell table:style-name="ce25" office:value-type="float" office:value="1.7230034E7">
            <text:p>17230034</text:p>
          </table:table-cell>
          <table:table-cell table:style-name="ce26" office:value-type="string">
            <text:p>DRD2</text:p>
          </table:table-cell>
          <table:table-cell table:style-name="ce26" office:value-type="string">
            <text:p>rs6277</text:p>
          </table:table-cell>
          <table:table-cell table:style-name="ce26" office:value-type="string">
            <text:p>WCST</text:p>
          </table:table-cell>
          <table:table-cell table:style-name="ce26" office:value-type="string">
            <text:p>Nonperseverative errors</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3.0">
            <text:p>13</text:p>
          </table:table-cell>
          <table:table-cell table:style-name="ce29" office:value-type="float" office:value="12.46">
            <text:p>12.46</text:p>
          </table:table-cell>
          <table:table-cell table:style-name="ce29" office:value-type="float" office:value="9.94">
            <text:p>9.94</text:p>
          </table:table-cell>
          <table:table-cell table:style-name="ce25" office:value-type="string">
            <text:p>C/T</text:p>
          </table:table-cell>
          <table:table-cell table:style-name="ce25" office:value-type="float" office:value="41.0">
            <text:p>41</text:p>
          </table:table-cell>
          <table:table-cell table:style-name="ce25" office:value-type="float" office:value="8.49">
            <text:p>8.49</text:p>
          </table:table-cell>
          <table:table-cell table:style-name="ce25" office:value-type="float" office:value="7.14">
            <text:p>7.14</text:p>
          </table:table-cell>
          <table:table-cell table:style-name="ce30" office:value-type="string">
            <text:p>C/T</text:p>
          </table:table-cell>
          <table:table-cell table:style-name="ce30" office:value-type="float" office:value="29.0">
            <text:p>29</text:p>
          </table:table-cell>
          <table:table-cell table:style-name="ce30" office:value-type="float" office:value="9.17">
            <text:p>9.17</text:p>
          </table:table-cell>
          <table:table-cell table:style-name="ce30" office:value-type="float" office:value="6.81">
            <text:p>6.81</text:p>
          </table:table-cell>
          <table:table-cell table:style-name="ce29" office:value-type="string">
            <text:p>F-test</text:p>
          </table:table-cell>
          <table:table-cell table:style-name="ce29" office:value-type="float" office:value="1.391">
            <text:p>1.391</text:p>
          </table:table-cell>
          <table:table-cell table:style-name="ce29" office:value-type="float" office:value="0.255">
            <text:p>0.255</text:p>
          </table:table-cell>
          <table:table-cell table:style-name="ce29"/>
          <table:table-cell table:style-name="cf1" table:formula="of:=([L193]-[P193])/SQRT((((([M193]^2)*([K193]-1))+(([Q193]^2)*([O193]-1)))/([K193]+[O193])))"/>
          <table:table-cell table:style-name="cf1" table:formula="of:=([L193]-[T193])/SQRT((((([M193]^2)*([K193]-1))+(([U193]^2)*([S193]-1)))/([K193]+[S193])))"/>
          <table:table-cell table:style-name="cf1" table:formula="of:=([P193]-[T193])/SQRT((((([Q193]^2)*([O193]-1))+(([U193]^2)*([S193]-1)))/([O193]+[S193])))"/>
          <table:table-cell table:style-name="ce32"/>
          <table:table-cell table:style-name="ce33" office:value-type="string">
            <text:p>Heaton RK,Chelune GJ,Kay KK,Curtiss G:</text:p>
            <text:p>Wisconsin Card Sorting Test Manual: Re-</text:p>
            <text:p>vised and Expanded. Los Angeles,Western</text:p>
            <text:p>Psychological Services,1993.</text:p>
            <text:p/>
          </table:table-cell>
          <table:table-cell table:style-name="ce29" office:value-type="string">
            <text:p>F-test</text:p>
          </table:table-cell>
          <table:table-cell table:style-name="ce23" table:formula="of:=ROUND(([L193]-((1.96*[M193])/SQRT([K193])));3)"/>
          <table:table-cell table:style-name="ce23" table:formula="of:=ROUND(([L193]+((1.96*[M193])/SQRT([K193])));3)"/>
          <table:table-cell table:style-name="ce23" table:formula="of:=ROUND(([P193]-((1.96*[Q193])/SQRT([O193])));3)"/>
          <table:table-cell table:style-name="ce23" table:formula="of:=ROUND(([P193]+((1.96*[Q193])/SQRT([O193])));3)"/>
          <table:table-cell table:style-name="ce23" table:formula="of:=ROUND(([T193]-((1.96*[U193])/SQRT([S193])));3)"/>
          <table:table-cell table:style-name="ce23" table:formula="of:=ROUND(([T193]+((1.96*[U193])/SQRT([S193])));3)"/>
          <table:table-cell table:number-columns-repeated="987"/>
        </table:table-row>
        <table:table-row table:style-name="ro4">
          <table:table-cell table:style-name="ce24" office:value-type="string">
            <text:p>Nic</text:p>
          </table:table-cell>
          <table:table-cell table:style-name="ce25"/>
          <table:table-cell table:style-name="ce25" office:value-type="float" office:value="1.7230034E7">
            <text:p>17230034</text:p>
          </table:table-cell>
          <table:table-cell table:style-name="ce26" office:value-type="string">
            <text:p>DRD2</text:p>
          </table:table-cell>
          <table:table-cell table:style-name="ce26" office:value-type="string">
            <text:p>rs6277</text:p>
          </table:table-cell>
          <table:table-cell table:style-name="ce26" office:value-type="string">
            <text:p>WCST</text:p>
          </table:table-cell>
          <table:table-cell table:style-name="ce26" office:value-type="string">
            <text:p>Number of categories achieved</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3.0">
            <text:p>13</text:p>
          </table:table-cell>
          <table:table-cell table:style-name="ce29" office:value-type="float" office:value="5.0">
            <text:p>5</text:p>
          </table:table-cell>
          <table:table-cell table:style-name="ce29" office:value-type="float" office:value="1.47">
            <text:p>1.47</text:p>
          </table:table-cell>
          <table:table-cell table:style-name="ce25" office:value-type="string">
            <text:p>C/T</text:p>
          </table:table-cell>
          <table:table-cell table:style-name="ce25" office:value-type="float" office:value="41.0">
            <text:p>41</text:p>
          </table:table-cell>
          <table:table-cell table:style-name="ce25" office:value-type="float" office:value="5.88">
            <text:p>5.88</text:p>
          </table:table-cell>
          <table:table-cell table:style-name="ce25" office:value-type="float" office:value="0.56">
            <text:p>0.56</text:p>
          </table:table-cell>
          <table:table-cell table:style-name="ce30" office:value-type="string">
            <text:p>C/T</text:p>
          </table:table-cell>
          <table:table-cell table:style-name="ce30" office:value-type="float" office:value="29.0">
            <text:p>29</text:p>
          </table:table-cell>
          <table:table-cell table:style-name="ce30" office:value-type="float" office:value="5.72">
            <text:p>5.72</text:p>
          </table:table-cell>
          <table:table-cell table:style-name="ce30" office:value-type="float" office:value="1.0">
            <text:p>1</text:p>
          </table:table-cell>
          <table:table-cell table:style-name="ce29" office:value-type="string">
            <text:p>F-test</text:p>
          </table:table-cell>
          <table:table-cell table:style-name="ce29" office:value-type="float" office:value="4.637">
            <text:p>4.637</text:p>
          </table:table-cell>
          <table:table-cell table:style-name="ce29" office:value-type="float" office:value="0.012">
            <text:p>0.012</text:p>
          </table:table-cell>
          <table:table-cell table:style-name="ce29"/>
          <table:table-cell table:style-name="cf1" table:formula="of:=([L194]-[P194])/SQRT((((([M194]^2)*([K194]-1))+(([Q194]^2)*([O194]-1)))/([K194]+[O194])))"/>
          <table:table-cell table:style-name="cf1" table:formula="of:=([L194]-[T194])/SQRT((((([M194]^2)*([K194]-1))+(([U194]^2)*([S194]-1)))/([K194]+[S194])))"/>
          <table:table-cell table:style-name="cf1" table:formula="of:=([P194]-[T194])/SQRT((((([Q194]^2)*([O194]-1))+(([U194]^2)*([S194]-1)))/([O194]+[S194])))"/>
          <table:table-cell table:style-name="ce32"/>
          <table:table-cell table:style-name="ce33" office:value-type="string">
            <text:p>Heaton RK,Chelune GJ,Kay KK,Curtiss G:</text:p>
            <text:p>Wisconsin Card Sorting Test Manual: Re-</text:p>
            <text:p>vised and Expanded. Los Angeles,Western</text:p>
            <text:p>Psychological Services,1993.</text:p>
            <text:p/>
          </table:table-cell>
          <table:table-cell table:style-name="ce29" office:value-type="string">
            <text:p>F-test</text:p>
          </table:table-cell>
          <table:table-cell table:style-name="ce23" table:formula="of:=ROUND(([L194]-((1.96*[M194])/SQRT([K194])));3)"/>
          <table:table-cell table:style-name="ce23" table:formula="of:=ROUND(([L194]+((1.96*[M194])/SQRT([K194])));3)"/>
          <table:table-cell table:style-name="ce23" table:formula="of:=ROUND(([P194]-((1.96*[Q194])/SQRT([O194])));3)"/>
          <table:table-cell table:style-name="ce23" table:formula="of:=ROUND(([P194]+((1.96*[Q194])/SQRT([O194])));3)"/>
          <table:table-cell table:style-name="ce23" table:formula="of:=ROUND(([T194]-((1.96*[U194])/SQRT([S194])));3)"/>
          <table:table-cell table:style-name="ce23" table:formula="of:=ROUND(([T194]+((1.96*[U194])/SQRT([S194])));3)"/>
          <table:table-cell table:number-columns-repeated="987"/>
        </table:table-row>
        <table:table-row table:style-name="ro4">
          <table:table-cell table:style-name="ce24" office:value-type="string">
            <text:p>Nic</text:p>
          </table:table-cell>
          <table:table-cell table:style-name="ce25"/>
          <table:table-cell table:style-name="ce25" office:value-type="float" office:value="1.7230034E7">
            <text:p>17230034</text:p>
          </table:table-cell>
          <table:table-cell table:style-name="ce26" office:value-type="string">
            <text:p>DRD2</text:p>
          </table:table-cell>
          <table:table-cell table:style-name="ce26" office:value-type="string">
            <text:p>rs6277</text:p>
          </table:table-cell>
          <table:table-cell table:style-name="ce26" office:value-type="string">
            <text:p>WCST</text:p>
          </table:table-cell>
          <table:table-cell table:style-name="ce26" office:value-type="string">
            <text:p>Perseverative errors</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3.0">
            <text:p>13</text:p>
          </table:table-cell>
          <table:table-cell table:style-name="ce29" office:value-type="float" office:value="13.46">
            <text:p>13.46</text:p>
          </table:table-cell>
          <table:table-cell table:style-name="ce29" office:value-type="float" office:value="9.08">
            <text:p>9.08</text:p>
          </table:table-cell>
          <table:table-cell table:style-name="ce25" office:value-type="string">
            <text:p>C/T</text:p>
          </table:table-cell>
          <table:table-cell table:style-name="ce25" office:value-type="float" office:value="41.0">
            <text:p>41</text:p>
          </table:table-cell>
          <table:table-cell table:style-name="ce25" office:value-type="float" office:value="7.98">
            <text:p>7.98</text:p>
          </table:table-cell>
          <table:table-cell table:style-name="ce25" office:value-type="float" office:value="5.82">
            <text:p>5.82</text:p>
          </table:table-cell>
          <table:table-cell table:style-name="ce30" office:value-type="string">
            <text:p>C/T</text:p>
          </table:table-cell>
          <table:table-cell table:style-name="ce30" office:value-type="float" office:value="29.0">
            <text:p>29</text:p>
          </table:table-cell>
          <table:table-cell table:style-name="ce30" office:value-type="float" office:value="8.97">
            <text:p>8.97</text:p>
          </table:table-cell>
          <table:table-cell table:style-name="ce30" office:value-type="float" office:value="7.44">
            <text:p>7.44</text:p>
          </table:table-cell>
          <table:table-cell table:style-name="ce29" office:value-type="string">
            <text:p>F-test</text:p>
          </table:table-cell>
          <table:table-cell table:style-name="ce29" office:value-type="float" office:value="3.072">
            <text:p>3.072</text:p>
          </table:table-cell>
          <table:table-cell table:style-name="ce29" office:value-type="float" office:value="0.052">
            <text:p>0.052</text:p>
          </table:table-cell>
          <table:table-cell table:style-name="ce29"/>
          <table:table-cell table:style-name="cf1" table:formula="of:=([L195]-[P195])/SQRT((((([M195]^2)*([K195]-1))+(([Q195]^2)*([O195]-1)))/([K195]+[O195])))"/>
          <table:table-cell table:style-name="cf1" table:formula="of:=([L195]-[T195])/SQRT((((([M195]^2)*([K195]-1))+(([U195]^2)*([S195]-1)))/([K195]+[S195])))"/>
          <table:table-cell table:style-name="cf1" table:formula="of:=([P195]-[T195])/SQRT((((([Q195]^2)*([O195]-1))+(([U195]^2)*([S195]-1)))/([O195]+[S195])))"/>
          <table:table-cell table:style-name="ce32"/>
          <table:table-cell table:style-name="ce33" office:value-type="string">
            <text:p>Heaton RK,Chelune GJ,Kay KK,Curtiss G:</text:p>
            <text:p>Wisconsin Card Sorting Test Manual: Re-</text:p>
            <text:p>vised and Expanded. Los Angeles,Western</text:p>
            <text:p>Psychological Services,1993.</text:p>
            <text:p/>
          </table:table-cell>
          <table:table-cell table:style-name="ce29" office:value-type="string">
            <text:p>F-test</text:p>
          </table:table-cell>
          <table:table-cell table:style-name="ce23" table:formula="of:=ROUND(([L195]-((1.96*[M195])/SQRT([K195])));3)"/>
          <table:table-cell table:style-name="ce23" table:formula="of:=ROUND(([L195]+((1.96*[M195])/SQRT([K195])));3)"/>
          <table:table-cell table:style-name="ce23" table:formula="of:=ROUND(([P195]-((1.96*[Q195])/SQRT([O195])));3)"/>
          <table:table-cell table:style-name="ce23" table:formula="of:=ROUND(([P195]+((1.96*[Q195])/SQRT([O195])));3)"/>
          <table:table-cell table:style-name="ce23" table:formula="of:=ROUND(([T195]-((1.96*[U195])/SQRT([S195])));3)"/>
          <table:table-cell table:style-name="ce23" table:formula="of:=ROUND(([T195]+((1.96*[U195])/SQRT([S195])));3)"/>
          <table:table-cell table:number-columns-repeated="987"/>
        </table:table-row>
        <table:table-row table:style-name="ro4">
          <table:table-cell table:style-name="ce24" office:value-type="string">
            <text:p>Nic</text:p>
          </table:table-cell>
          <table:table-cell table:style-name="ce25"/>
          <table:table-cell table:style-name="ce25" office:value-type="float" office:value="1.7230034E7">
            <text:p>17230034</text:p>
          </table:table-cell>
          <table:table-cell table:style-name="ce26" office:value-type="string">
            <text:p>DRD2</text:p>
          </table:table-cell>
          <table:table-cell table:style-name="ce26" office:value-type="string">
            <text:p>rs6277</text:p>
          </table:table-cell>
          <table:table-cell table:style-name="ce26" office:value-type="string">
            <text:p>WCST</text:p>
          </table:table-cell>
          <table:table-cell table:style-name="ce26" office:value-type="string">
            <text:p>Perseverative responses</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3.0">
            <text:p>13</text:p>
          </table:table-cell>
          <table:table-cell table:style-name="ce29" office:value-type="float" office:value="14.92">
            <text:p>14.92</text:p>
          </table:table-cell>
          <table:table-cell table:style-name="ce29" office:value-type="float" office:value="10.35">
            <text:p>10.35</text:p>
          </table:table-cell>
          <table:table-cell table:style-name="ce25" office:value-type="string">
            <text:p>C/T</text:p>
          </table:table-cell>
          <table:table-cell table:style-name="ce25" office:value-type="float" office:value="41.0">
            <text:p>41</text:p>
          </table:table-cell>
          <table:table-cell table:style-name="ce25" office:value-type="float" office:value="8.34">
            <text:p>8.34</text:p>
          </table:table-cell>
          <table:table-cell table:style-name="ce25" office:value-type="float" office:value="6.15">
            <text:p>6.15</text:p>
          </table:table-cell>
          <table:table-cell table:style-name="ce30" office:value-type="string">
            <text:p>C/T</text:p>
          </table:table-cell>
          <table:table-cell table:style-name="ce30" office:value-type="float" office:value="29.0">
            <text:p>29</text:p>
          </table:table-cell>
          <table:table-cell table:style-name="ce30" office:value-type="float" office:value="9.79">
            <text:p>9.79</text:p>
          </table:table-cell>
          <table:table-cell table:style-name="ce30" office:value-type="float" office:value="8.92">
            <text:p>8.92</text:p>
          </table:table-cell>
          <table:table-cell table:style-name="ce29" office:value-type="string">
            <text:p>F-test</text:p>
          </table:table-cell>
          <table:table-cell table:style-name="ce29" office:value-type="float" office:value="3.405">
            <text:p>3.405</text:p>
          </table:table-cell>
          <table:table-cell table:style-name="ce29" office:value-type="float" office:value="0.038">
            <text:p>0.038</text:p>
          </table:table-cell>
          <table:table-cell table:style-name="ce29"/>
          <table:table-cell table:style-name="cf1" table:formula="of:=([L196]-[P196])/SQRT((((([M196]^2)*([K196]-1))+(([Q196]^2)*([O196]-1)))/([K196]+[O196])))"/>
          <table:table-cell table:style-name="cf1" table:formula="of:=([L196]-[T196])/SQRT((((([M196]^2)*([K196]-1))+(([U196]^2)*([S196]-1)))/([K196]+[S196])))"/>
          <table:table-cell table:style-name="cf1" table:formula="of:=([P196]-[T196])/SQRT((((([Q196]^2)*([O196]-1))+(([U196]^2)*([S196]-1)))/([O196]+[S196])))"/>
          <table:table-cell table:style-name="ce32"/>
          <table:table-cell table:style-name="ce33" office:value-type="string">
            <text:p>Heaton RK,Chelune GJ,Kay KK,Curtiss G:</text:p>
            <text:p>Wisconsin Card Sorting Test Manual: Re-</text:p>
            <text:p>vised and Expanded. Los Angeles,Western</text:p>
            <text:p>Psychological Services,1993.</text:p>
            <text:p/>
          </table:table-cell>
          <table:table-cell table:style-name="ce29" office:value-type="string">
            <text:p>F-test</text:p>
          </table:table-cell>
          <table:table-cell table:style-name="ce23" table:formula="of:=ROUND(([L196]-((1.96*[M196])/SQRT([K196])));3)"/>
          <table:table-cell table:style-name="ce23" table:formula="of:=ROUND(([L196]+((1.96*[M196])/SQRT([K196])));3)"/>
          <table:table-cell table:style-name="ce23" table:formula="of:=ROUND(([P196]-((1.96*[Q196])/SQRT([O196])));3)"/>
          <table:table-cell table:style-name="ce23" table:formula="of:=ROUND(([P196]+((1.96*[Q196])/SQRT([O196])));3)"/>
          <table:table-cell table:style-name="ce23" table:formula="of:=ROUND(([T196]-((1.96*[U196])/SQRT([S196])));3)"/>
          <table:table-cell table:style-name="ce23" table:formula="of:=ROUND(([T196]+((1.96*[U196])/SQRT([S196])));3)"/>
          <table:table-cell table:number-columns-repeated="987"/>
        </table:table-row>
        <table:table-row table:style-name="ro4">
          <table:table-cell table:style-name="ce24" office:value-type="string">
            <text:p>Nic</text:p>
          </table:table-cell>
          <table:table-cell table:style-name="ce25"/>
          <table:table-cell table:style-name="ce25" office:value-type="float" office:value="1.7230034E7">
            <text:p>17230034</text:p>
          </table:table-cell>
          <table:table-cell table:style-name="ce26" office:value-type="string">
            <text:p>DRD2</text:p>
          </table:table-cell>
          <table:table-cell table:style-name="ce26" office:value-type="string">
            <text:p>rs6277</text:p>
          </table:table-cell>
          <table:table-cell table:style-name="ce26" office:value-type="string">
            <text:p>WCST</text:p>
          </table:table-cell>
          <table:table-cell table:style-name="ce26" office:value-type="string">
            <text:p>Trials to complete 1st category</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3.0">
            <text:p>13</text:p>
          </table:table-cell>
          <table:table-cell table:style-name="ce29" office:value-type="float" office:value="13.23">
            <text:p>13.23</text:p>
          </table:table-cell>
          <table:table-cell table:style-name="ce29" office:value-type="float" office:value="5.7">
            <text:p>5.7</text:p>
          </table:table-cell>
          <table:table-cell table:style-name="ce25" office:value-type="string">
            <text:p>C/T</text:p>
          </table:table-cell>
          <table:table-cell table:style-name="ce25" office:value-type="float" office:value="41.0">
            <text:p>41</text:p>
          </table:table-cell>
          <table:table-cell table:style-name="ce25" office:value-type="float" office:value="15.83">
            <text:p>15.83</text:p>
          </table:table-cell>
          <table:table-cell table:style-name="ce25" office:value-type="float" office:value="10.21">
            <text:p>10.21</text:p>
          </table:table-cell>
          <table:table-cell table:style-name="ce30" office:value-type="string">
            <text:p>C/T</text:p>
          </table:table-cell>
          <table:table-cell table:style-name="ce30" office:value-type="float" office:value="29.0">
            <text:p>29</text:p>
          </table:table-cell>
          <table:table-cell table:style-name="ce30" office:value-type="float" office:value="14.55">
            <text:p>14.55</text:p>
          </table:table-cell>
          <table:table-cell table:style-name="ce30" office:value-type="float" office:value="13.17">
            <text:p>13.17</text:p>
          </table:table-cell>
          <table:table-cell table:style-name="ce29" office:value-type="string">
            <text:p>F-test</text:p>
          </table:table-cell>
          <table:table-cell table:style-name="ce29" office:value-type="float" office:value="0.317">
            <text:p>0.317</text:p>
          </table:table-cell>
          <table:table-cell table:style-name="ce29" office:value-type="float" office:value="0.729">
            <text:p>0.729</text:p>
          </table:table-cell>
          <table:table-cell table:style-name="ce29"/>
          <table:table-cell table:style-name="cf1" table:formula="of:=([L197]-[P197])/SQRT((((([M197]^2)*([K197]-1))+(([Q197]^2)*([O197]-1)))/([K197]+[O197])))"/>
          <table:table-cell table:style-name="cf1" table:formula="of:=([L197]-[T197])/SQRT((((([M197]^2)*([K197]-1))+(([U197]^2)*([S197]-1)))/([K197]+[S197])))"/>
          <table:table-cell table:style-name="cf1" table:formula="of:=([P197]-[T197])/SQRT((((([Q197]^2)*([O197]-1))+(([U197]^2)*([S197]-1)))/([O197]+[S197])))"/>
          <table:table-cell table:style-name="ce32"/>
          <table:table-cell table:style-name="ce33" office:value-type="string">
            <text:p>Heaton RK,Chelune GJ,Kay KK,Curtiss G:</text:p>
            <text:p>Wisconsin Card Sorting Test Manual: Re-</text:p>
            <text:p>vised and Expanded. Los Angeles,Western</text:p>
            <text:p>Psychological Services,1993.</text:p>
            <text:p/>
          </table:table-cell>
          <table:table-cell table:style-name="ce29" office:value-type="string">
            <text:p>F-test</text:p>
          </table:table-cell>
          <table:table-cell table:style-name="ce23" table:formula="of:=ROUND(([L197]-((1.96*[M197])/SQRT([K197])));3)"/>
          <table:table-cell table:style-name="ce23" table:formula="of:=ROUND(([L197]+((1.96*[M197])/SQRT([K197])));3)"/>
          <table:table-cell table:style-name="ce23" table:formula="of:=ROUND(([P197]-((1.96*[Q197])/SQRT([O197])));3)"/>
          <table:table-cell table:style-name="ce23" table:formula="of:=ROUND(([P197]+((1.96*[Q197])/SQRT([O197])));3)"/>
          <table:table-cell table:style-name="ce23" table:formula="of:=ROUND(([T197]-((1.96*[U197])/SQRT([S197])));3)"/>
          <table:table-cell table:style-name="ce23" table:formula="of:=ROUND(([T197]+((1.96*[U197])/SQRT([S197])));3)"/>
          <table:table-cell table:number-columns-repeated="987"/>
        </table:table-row>
        <table:table-row table:style-name="ro3">
          <table:table-cell table:style-name="ce24" office:value-type="string">
            <text:p>Andrew</text:p>
          </table:table-cell>
          <table:table-cell table:style-name="ce25" office:value-type="string">
            <text:p>1224.full.pdf</text:p>
          </table:table-cell>
          <table:table-cell table:style-name="ce25" office:value-type="float" office:value="1.917683E7">
            <text:p>19176830</text:p>
          </table:table-cell>
          <table:table-cell table:style-name="ce26" office:value-type="string">
            <text:p>DRD2</text:p>
          </table:table-cell>
          <table:table-cell table:style-name="ce26" office:value-type="string">
            <text:p>rs1076560</text:p>
          </table:table-cell>
          <table:table-cell table:style-name="ce26"/>
          <table:table-cell table:style-name="ce26" office:value-type="string">
            <text:p>IQ</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82.0">
            <text:p>82</text:p>
          </table:table-cell>
          <table:table-cell table:style-name="ce29" office:value-type="float" office:value="112.6">
            <text:p>112.6</text:p>
          </table:table-cell>
          <table:table-cell table:style-name="ce29" office:value-type="float" office:value="11.4">
            <text:p>11.4</text:p>
          </table:table-cell>
          <table:table-cell table:style-name="ce25" office:value-type="string">
            <text:p>G/T</text:p>
          </table:table-cell>
          <table:table-cell table:style-name="ce25" office:value-type="float" office:value="20.0">
            <text:p>20</text:p>
          </table:table-cell>
          <table:table-cell table:style-name="ce25" office:value-type="float" office:value="112.5">
            <text:p>112.5</text:p>
          </table:table-cell>
          <table:table-cell table:style-name="ce25" office:value-type="float" office:value="12.2">
            <text:p>12.2</text:p>
          </table:table-cell>
          <table:table-cell table:style-name="ce39" office:value-type="string">
            <text:p>T/T</text:p>
          </table:table-cell>
          <table:table-cell table:style-name="ce39" office:value-type="float" office:value="0.0">
            <text:p>0</text:p>
          </table:table-cell>
          <table:table-cell table:number-columns-repeated="2" table:style-name="ce39"/>
          <table:table-cell table:style-name="ce29"/>
          <table:table-cell table:style-name="ce29" office:value-type="string">
            <text:p>&lt;2</text:p>
          </table:table-cell>
          <table:table-cell table:style-name="ce29" office:value-type="string">
            <text:p>&gt;.15</text:p>
          </table:table-cell>
          <table:table-cell table:style-name="ce29"/>
          <table:table-cell table:style-name="cf1" table:formula="of:=([L198]-[P198])/SQRT((((([M198]^2)*([K198]-1))+(([Q198]^2)*([O198]-1)))/([K198]+[O198])))"/>
          <table:table-cell table:style-name="cf1"/>
          <table:table-cell table:style-name="cf1"/>
          <table:table-cell table:style-name="ce32"/>
          <table:table-cell table:style-name="ce33"/>
          <table:table-cell table:style-name="ce29"/>
          <table:table-cell table:style-name="ce23" table:formula="of:=ROUND(([L198]-((1.96*[M198])/SQRT([K198])));3)"/>
          <table:table-cell table:style-name="ce23" table:formula="of:=ROUND(([L198]+((1.96*[M198])/SQRT([K198])));3)"/>
          <table:table-cell table:style-name="ce23" table:formula="of:=ROUND(([P198]-((1.96*[Q198])/SQRT([O198])));3)"/>
          <table:table-cell table:style-name="ce23" table:formula="of:=ROUND(([P198]+((1.96*[Q198])/SQRT([O198])));3)"/>
          <table:table-cell table:number-columns-repeated="989"/>
        </table:table-row>
        <table:table-row table:style-name="ro16">
          <table:table-cell table:style-name="ce24" office:value-type="string">
            <text:p>Andrew</text:p>
          </table:table-cell>
          <table:table-cell table:style-name="ce25" office:value-type="string">
            <text:p>1224.full.pdf</text:p>
          </table:table-cell>
          <table:table-cell table:style-name="ce25" office:value-type="float" office:value="1.917683E7">
            <text:p>19176830</text:p>
          </table:table-cell>
          <table:table-cell table:style-name="ce26" office:value-type="string">
            <text:p>DRD2</text:p>
          </table:table-cell>
          <table:table-cell table:style-name="ce26" office:value-type="string">
            <text:p>rs1076560</text:p>
          </table:table-cell>
          <table:table-cell table:style-name="ce26"/>
          <table:table-cell table:style-name="ce26" office:value-type="string">
            <text:p>IQ</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110.0">
            <text:p>110</text:p>
          </table:table-cell>
          <table:table-cell table:style-name="ce29" office:value-type="float" office:value="113.5">
            <text:p>113.5</text:p>
          </table:table-cell>
          <table:table-cell table:style-name="ce29" office:value-type="float" office:value="13.0">
            <text:p>13</text:p>
          </table:table-cell>
          <table:table-cell table:style-name="ce25" office:value-type="string">
            <text:p>G/T</text:p>
          </table:table-cell>
          <table:table-cell table:style-name="ce25" office:value-type="float" office:value="32.0">
            <text:p>32</text:p>
          </table:table-cell>
          <table:table-cell table:style-name="ce25" office:value-type="float" office:value="111.4">
            <text:p>111.4</text:p>
          </table:table-cell>
          <table:table-cell table:style-name="ce25" office:value-type="float" office:value="14.7">
            <text:p>14.7</text:p>
          </table:table-cell>
          <table:table-cell table:style-name="ce39" office:value-type="string">
            <text:p>T/T</text:p>
          </table:table-cell>
          <table:table-cell table:style-name="ce39" office:value-type="float" office:value="0.0">
            <text:p>0</text:p>
          </table:table-cell>
          <table:table-cell table:number-columns-repeated="2" table:style-name="ce39"/>
          <table:table-cell table:style-name="ce29" office:value-type="string">
            <text:p>F-test</text:p>
          </table:table-cell>
          <table:table-cell table:style-name="ce29" office:value-type="string">
            <text:p>&lt;2</text:p>
          </table:table-cell>
          <table:table-cell table:style-name="ce29" office:value-type="string">
            <text:p>&gt;.15</text:p>
          </table:table-cell>
          <table:table-cell table:style-name="ce29"/>
          <table:table-cell table:style-name="cf1" table:formula="of:=([L199]-[P199])/SQRT((((([M199]^2)*([K199]-1))+(([Q199]^2)*([O199]-1)))/([K199]+[O199])))"/>
          <table:table-cell table:style-name="cf1"/>
          <table:table-cell table:style-name="cf1"/>
          <table:table-cell table:style-name="ce32" office:value-type="string">
            <text:p>the article doesn't report much about the significance values.</text:p>
          </table:table-cell>
          <table:table-cell table:style-name="ce33"/>
          <table:table-cell table:style-name="ce29" office:value-type="string">
            <text:p>ANOVA; F(1,137)</text:p>
          </table:table-cell>
          <table:table-cell table:style-name="ce23" table:formula="of:=ROUND(([L199]-((1.96*[M199])/SQRT([K199])));3)"/>
          <table:table-cell table:style-name="ce23" table:formula="of:=ROUND(([L199]+((1.96*[M199])/SQRT([K199])));3)"/>
          <table:table-cell table:style-name="ce23" table:formula="of:=ROUND(([P199]-((1.96*[Q199])/SQRT([O199])));3)"/>
          <table:table-cell table:style-name="ce23" table:formula="of:=ROUND(([P199]+((1.96*[Q199])/SQRT([O199])));3)"/>
          <table:table-cell table:number-columns-repeated="989"/>
        </table:table-row>
        <table:table-row table:style-name="ro1">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DRD3</text:p>
          </table:table-cell>
          <table:table-cell table:style-name="ce26" office:value-type="string">
            <text:p>rs6280</text:p>
          </table:table-cell>
          <table:table-cell table:style-name="ce26" office:value-type="string">
            <text:p>Nippold verbal reasoning</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office:value-type="float" office:value="325.0">
            <text:p>325</text:p>
          </table:table-cell>
          <table:table-cell table:style-name="ce29" office:value-type="float" office:value="49.477">
            <text:p>49.477</text:p>
          </table:table-cell>
          <table:table-cell table:style-name="ce29" office:value-type="float" office:value="10.2">
            <text:p>10.2</text:p>
          </table:table-cell>
          <table:table-cell table:style-name="ce25" office:value-type="string">
            <text:p>T/C</text:p>
          </table:table-cell>
          <table:table-cell table:style-name="ce25" office:value-type="float" office:value="252.0">
            <text:p>252</text:p>
          </table:table-cell>
          <table:table-cell table:style-name="ce25" office:value-type="float" office:value="50.818">
            <text:p>50.818</text:p>
          </table:table-cell>
          <table:table-cell table:style-name="ce25" office:value-type="float" office:value="10.065">
            <text:p>10.065</text:p>
          </table:table-cell>
          <table:table-cell table:style-name="ce30" office:value-type="string">
            <text:p>C/C</text:p>
          </table:table-cell>
          <table:table-cell table:style-name="ce30" office:value-type="float" office:value="58.0">
            <text:p>58</text:p>
          </table:table-cell>
          <table:table-cell table:style-name="ce30" office:value-type="float" office:value="49.448">
            <text:p>49.448</text:p>
          </table:table-cell>
          <table:table-cell table:style-name="ce30" office:value-type="float" office:value="8.366">
            <text:p>8.366</text:p>
          </table:table-cell>
          <table:table-cell table:style-name="ce29" office:value-type="string">
            <text:p>Chi-squared</text:p>
          </table:table-cell>
          <table:table-cell table:style-name="ce29" office:value-type="float" office:value="3.777">
            <text:p>3.777</text:p>
          </table:table-cell>
          <table:table-cell table:style-name="ce29" office:value-type="float" office:value="0.151">
            <text:p>0.151</text:p>
          </table:table-cell>
          <table:table-cell table:style-name="ce29"/>
          <table:table-cell table:style-name="cf1" table:formula="of:=([L200]-[P200])/SQRT((((([M200]^2)*([K200]-1))+(([Q200]^2)*([O200]-1)))/([K200]+[O200])))"/>
          <table:table-cell table:style-name="cf1" table:formula="of:=([L200]-[T200])/SQRT((((([M200]^2)*([K200]-1))+(([U200]^2)*([S200]-1)))/([K200]+[S200])))"/>
          <table:table-cell table:style-name="cf1" table:formula="of:=([P200]-[T200])/SQRT((((([Q200]^2)*([O200]-1))+(([U200]^2)*([S200]-1)))/([O200]+[S200])))"/>
          <table:table-cell table:style-name="ce32"/>
          <table:table-cell table:style-name="ce33" office:value-type="string">
            <text:p>Nippold and Sullivan 1987</text:p>
          </table:table-cell>
          <table:table-cell table:style-name="ce29" office:value-type="string">
            <text:p>Chi-squared</text:p>
          </table:table-cell>
          <table:table-cell table:style-name="ce23" table:formula="of:=ROUND(([L200]-((1.96*[M200])/SQRT([K200])));3)"/>
          <table:table-cell table:style-name="ce23" table:formula="of:=ROUND(([L200]+((1.96*[M200])/SQRT([K200])));3)"/>
          <table:table-cell table:style-name="ce23" table:formula="of:=ROUND(([P200]-((1.96*[Q200])/SQRT([O200])));3)"/>
          <table:table-cell table:style-name="ce23" table:formula="of:=ROUND(([P200]+((1.96*[Q200])/SQRT([O200])));3)"/>
          <table:table-cell table:style-name="ce23" table:formula="of:=ROUND(([T200]-((1.96*[U200])/SQRT([S200])));3)"/>
          <table:table-cell table:style-name="ce23" table:formula="of:=ROUND(([T200]+((1.96*[U200])/SQRT([S200])));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DRD3</text:p>
          </table:table-cell>
          <table:table-cell table:style-name="ce26" office:value-type="string">
            <text:p>rs6280</text:p>
          </table:table-cell>
          <table:table-cell table:style-name="ce26" office:value-type="string">
            <text:p>RAVEN</text:p>
          </table:table-cell>
          <table:table-cell table:style-name="ce26" office:value-type="string">
            <text:p>Number correct</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office:value-type="float" office:value="325.0">
            <text:p>325</text:p>
          </table:table-cell>
          <table:table-cell table:style-name="ce29" office:value-type="float" office:value="50.367">
            <text:p>50.367</text:p>
          </table:table-cell>
          <table:table-cell table:style-name="ce29" office:value-type="float" office:value="9.627">
            <text:p>9.627</text:p>
          </table:table-cell>
          <table:table-cell table:style-name="ce25" office:value-type="string">
            <text:p>T/C</text:p>
          </table:table-cell>
          <table:table-cell table:style-name="ce25" office:value-type="float" office:value="252.0">
            <text:p>252</text:p>
          </table:table-cell>
          <table:table-cell table:style-name="ce25" office:value-type="float" office:value="49.385">
            <text:p>49.385</text:p>
          </table:table-cell>
          <table:table-cell table:style-name="ce25" office:value-type="float" office:value="10.73">
            <text:p>10.73</text:p>
          </table:table-cell>
          <table:table-cell table:style-name="ce30" office:value-type="string">
            <text:p>C/C</text:p>
          </table:table-cell>
          <table:table-cell table:style-name="ce30" office:value-type="float" office:value="58.0">
            <text:p>58</text:p>
          </table:table-cell>
          <table:table-cell table:style-name="ce30" office:value-type="float" office:value="50.616">
            <text:p>50.616</text:p>
          </table:table-cell>
          <table:table-cell table:style-name="ce30" office:value-type="float" office:value="8.696">
            <text:p>8.696</text:p>
          </table:table-cell>
          <table:table-cell table:style-name="ce29" office:value-type="string">
            <text:p>Chi-squared</text:p>
          </table:table-cell>
          <table:table-cell table:style-name="ce29" office:value-type="float" office:value="1.158">
            <text:p>1.158</text:p>
          </table:table-cell>
          <table:table-cell table:style-name="ce29" office:value-type="float" office:value="0.56">
            <text:p>0.56</text:p>
          </table:table-cell>
          <table:table-cell table:style-name="ce29"/>
          <table:table-cell table:style-name="cf1" table:formula="of:=([L201]-[P201])/SQRT((((([M201]^2)*([K201]-1))+(([Q201]^2)*([O201]-1)))/([K201]+[O201])))"/>
          <table:table-cell table:style-name="cf1" table:formula="of:=([L201]-[T201])/SQRT((((([M201]^2)*([K201]-1))+(([U201]^2)*([S201]-1)))/([K201]+[S201])))"/>
          <table:table-cell table:style-name="cf1" table:formula="of:=([P201]-[T201])/SQRT((((([Q201]^2)*([O201]-1))+(([U201]^2)*([S201]-1)))/([O201]+[S201])))"/>
          <table:table-cell table:style-name="ce32"/>
          <table:table-cell table:style-name="ce33"/>
          <table:table-cell table:style-name="ce29" office:value-type="string">
            <text:p>Chi-squared</text:p>
          </table:table-cell>
          <table:table-cell table:style-name="ce23" table:formula="of:=ROUND(([L201]-((1.96*[M201])/SQRT([K201])));3)"/>
          <table:table-cell table:style-name="ce23" table:formula="of:=ROUND(([L201]+((1.96*[M201])/SQRT([K201])));3)"/>
          <table:table-cell table:style-name="ce23" table:formula="of:=ROUND(([P201]-((1.96*[Q201])/SQRT([O201])));3)"/>
          <table:table-cell table:style-name="ce23" table:formula="of:=ROUND(([P201]+((1.96*[Q201])/SQRT([O201])));3)"/>
          <table:table-cell table:style-name="ce23" table:formula="of:=ROUND(([T201]-((1.96*[U201])/SQRT([S201])));3)"/>
          <table:table-cell table:style-name="ce23" table:formula="of:=ROUND(([T201]+((1.96*[U201])/SQRT([S201])));3)"/>
          <table:table-cell table:number-columns-repeated="987"/>
        </table:table-row>
        <table:table-row table:style-name="ro17">
          <table:table-cell table:style-name="ce24" office:value-type="string">
            <text:p>andrew</text:p>
          </table:table-cell>
          <table:table-cell table:style-name="ce25" office:value-type="string">
            <text:p>j.1440-1819.2009.01985.x.txt</text:p>
          </table:table-cell>
          <table:table-cell table:style-name="ce25" office:value-type="float" office:value="1.9496996E7">
            <text:p>19496996</text:p>
          </table:table-cell>
          <table:table-cell table:style-name="ce26" office:value-type="string">
            <text:p>DTNBP1</text:p>
          </table:table-cell>
          <table:table-cell table:style-name="ce26" office:value-type="string">
            <text:p>rs2619539 </text:p>
          </table:table-cell>
          <table:table-cell table:style-name="ce26" office:value-type="string">
            <text:p>WAIS-R</text:p>
          </table:table-cell>
          <table:table-cell table:style-name="ce26" office:value-type="string">
            <text:p>Arithmetic</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69.0">
            <text:p>69</text:p>
          </table:table-cell>
          <table:table-cell table:style-name="ce29" office:value-type="float" office:value="10.7">
            <text:p>10.7</text:p>
          </table:table-cell>
          <table:table-cell table:style-name="ce29" office:value-type="float" office:value="3.3">
            <text:p>3.3</text:p>
          </table:table-cell>
          <table:table-cell table:style-name="ce25" office:value-type="string">
            <text:p>G/C</text:p>
          </table:table-cell>
          <table:table-cell table:style-name="ce25" office:value-type="float" office:value="80.0">
            <text:p>80</text:p>
          </table:table-cell>
          <table:table-cell table:style-name="ce25" office:value-type="float" office:value="11.8">
            <text:p>11.8</text:p>
          </table:table-cell>
          <table:table-cell table:style-name="ce25" office:value-type="float" office:value="2.9">
            <text:p>2.9</text:p>
          </table:table-cell>
          <table:table-cell table:style-name="ce30" office:value-type="string">
            <text:p>C/C</text:p>
          </table:table-cell>
          <table:table-cell table:style-name="ce30" office:value-type="float" office:value="16.0">
            <text:p>16</text:p>
          </table:table-cell>
          <table:table-cell table:style-name="ce30" office:value-type="float" office:value="10.9">
            <text:p>10.9</text:p>
          </table:table-cell>
          <table:table-cell table:style-name="ce30" office:value-type="float" office:value="3.2">
            <text:p>3.2</text:p>
          </table:table-cell>
          <table:table-cell table:style-name="ce29" office:value-type="string">
            <text:p>ANOVA</text:p>
          </table:table-cell>
          <table:table-cell table:style-name="ce29"/>
          <table:table-cell table:style-name="ce29" office:value-type="float" office:value="0.14">
            <text:p>0.14</text:p>
          </table:table-cell>
          <table:table-cell table:style-name="ce29" office:value-type="string">
            <text:p>no</text:p>
          </table:table-cell>
          <table:table-cell table:style-name="cf1" table:formula="of:=([L202]-[P202])/SQRT((((([M202]^2)*([K202]-1))+(([Q202]^2)*([O202]-1)))/([K202]+[O202])))"/>
          <table:table-cell table:style-name="cf1" table:formula="of:=([L202]-[T202])/SQRT((((([M202]^2)*([K202]-1))+(([U202]^2)*([S202]-1)))/([K202]+[S202])))"/>
          <table:table-cell table:style-name="cf1" table:formula="of:=([P202]-[T202])/SQRT((((([Q202]^2)*([O202]-1))+(([U202]^2)*([S202]-1)))/([O202]+[S202])))"/>
          <table:table-cell table:style-name="ce32"/>
          <table:table-cell table:style-name="ce33" office:value-type="string">
            <text:p>Shinagawa F,Kobayashi S,Fujita K,Maekawa H. Japanese Wechsler Adult Intelligence Scale–Revised. Nihonbunkakagakusha,Tokyo,1990.; Wechsler D. Wechsler Adult Intelligence Scale–Revised. Psychological Corporation,New York,1981.</text:p>
          </table:table-cell>
          <table:table-cell table:style-name="ce29" office:value-type="string">
            <text:p>ANOVA</text:p>
          </table:table-cell>
          <table:table-cell table:style-name="ce23" table:formula="of:=ROUND(([L202]-((1.96*[M202])/SQRT([K202])));3)"/>
          <table:table-cell table:style-name="ce23" table:formula="of:=ROUND(([L202]+((1.96*[M202])/SQRT([K202])));3)"/>
          <table:table-cell table:style-name="ce23" table:formula="of:=ROUND(([P202]-((1.96*[Q202])/SQRT([O202])));3)"/>
          <table:table-cell table:style-name="ce23" table:formula="of:=ROUND(([P202]+((1.96*[Q202])/SQRT([O202])));3)"/>
          <table:table-cell table:style-name="ce23" table:formula="of:=ROUND(([T202]-((1.96*[U202])/SQRT([S202])));3)"/>
          <table:table-cell table:style-name="ce23" table:formula="of:=ROUND(([T202]+((1.96*[U202])/SQRT([S202])));3)"/>
          <table:table-cell table:number-columns-repeated="987"/>
        </table:table-row>
        <table:table-row table:style-name="ro17">
          <table:table-cell table:style-name="ce24" office:value-type="string">
            <text:p>andrew</text:p>
          </table:table-cell>
          <table:table-cell table:style-name="ce25" office:value-type="string">
            <text:p>j.1440-1819.2009.01985.x.txt</text:p>
          </table:table-cell>
          <table:table-cell table:style-name="ce25" office:value-type="float" office:value="1.9496996E7">
            <text:p>19496996</text:p>
          </table:table-cell>
          <table:table-cell table:style-name="ce26" office:value-type="string">
            <text:p>DTNBP1</text:p>
          </table:table-cell>
          <table:table-cell table:style-name="ce26" office:value-type="string">
            <text:p>rs2619539 </text:p>
          </table:table-cell>
          <table:table-cell table:style-name="ce26" office:value-type="string">
            <text:p>WAIS-R</text:p>
          </table:table-cell>
          <table:table-cell table:style-name="ce26" office:value-type="string">
            <text:p>Block design</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69.0">
            <text:p>69</text:p>
          </table:table-cell>
          <table:table-cell table:style-name="ce29" office:value-type="float" office:value="12.4">
            <text:p>12.4</text:p>
          </table:table-cell>
          <table:table-cell table:style-name="ce29" office:value-type="float" office:value="3.1">
            <text:p>3.1</text:p>
          </table:table-cell>
          <table:table-cell table:style-name="ce25" office:value-type="string">
            <text:p>G/C</text:p>
          </table:table-cell>
          <table:table-cell table:style-name="ce25" office:value-type="float" office:value="80.0">
            <text:p>80</text:p>
          </table:table-cell>
          <table:table-cell table:style-name="ce25" office:value-type="float" office:value="12.7">
            <text:p>12.7</text:p>
          </table:table-cell>
          <table:table-cell table:style-name="ce25" office:value-type="float" office:value="2.1">
            <text:p>2.1</text:p>
          </table:table-cell>
          <table:table-cell table:style-name="ce30" office:value-type="string">
            <text:p>C/C</text:p>
          </table:table-cell>
          <table:table-cell table:style-name="ce30" office:value-type="float" office:value="16.0">
            <text:p>16</text:p>
          </table:table-cell>
          <table:table-cell table:style-name="ce30" office:value-type="float" office:value="13.0">
            <text:p>13</text:p>
          </table:table-cell>
          <table:table-cell table:style-name="ce30" office:value-type="float" office:value="2.9">
            <text:p>2.9</text:p>
          </table:table-cell>
          <table:table-cell table:style-name="ce29" office:value-type="string">
            <text:p>ANOVA</text:p>
          </table:table-cell>
          <table:table-cell table:style-name="ce29"/>
          <table:table-cell table:style-name="ce29" office:value-type="float" office:value="0.63">
            <text:p>0.63</text:p>
          </table:table-cell>
          <table:table-cell table:style-name="ce29" office:value-type="string">
            <text:p>no</text:p>
          </table:table-cell>
          <table:table-cell table:style-name="cf1" table:formula="of:=([L203]-[P203])/SQRT((((([M203]^2)*([K203]-1))+(([Q203]^2)*([O203]-1)))/([K203]+[O203])))"/>
          <table:table-cell table:style-name="cf1" table:formula="of:=([L203]-[T203])/SQRT((((([M203]^2)*([K203]-1))+(([U203]^2)*([S203]-1)))/([K203]+[S203])))"/>
          <table:table-cell table:style-name="cf1" table:formula="of:=([P203]-[T203])/SQRT((((([Q203]^2)*([O203]-1))+(([U203]^2)*([S203]-1)))/([O203]+[S203])))"/>
          <table:table-cell table:style-name="ce32"/>
          <table:table-cell table:style-name="ce33" office:value-type="string">
            <text:p>Shinagawa F,Kobayashi S,Fujita K,Maekawa H. Japanese Wechsler Adult Intelligence Scale–Revised. Nihonbunkakagakusha,Tokyo,1990.; Wechsler D. Wechsler Adult Intelligence Scale–Revised. Psychological Corporation,New York,1981.</text:p>
          </table:table-cell>
          <table:table-cell table:style-name="ce29" office:value-type="string">
            <text:p>ANOVA</text:p>
          </table:table-cell>
          <table:table-cell table:style-name="ce23" table:formula="of:=ROUND(([L203]-((1.96*[M203])/SQRT([K203])));3)"/>
          <table:table-cell table:style-name="ce23" table:formula="of:=ROUND(([L203]+((1.96*[M203])/SQRT([K203])));3)"/>
          <table:table-cell table:style-name="ce23" table:formula="of:=ROUND(([P203]-((1.96*[Q203])/SQRT([O203])));3)"/>
          <table:table-cell table:style-name="ce23" table:formula="of:=ROUND(([P203]+((1.96*[Q203])/SQRT([O203])));3)"/>
          <table:table-cell table:style-name="ce23" table:formula="of:=ROUND(([T203]-((1.96*[U203])/SQRT([S203])));3)"/>
          <table:table-cell table:style-name="ce23" table:formula="of:=ROUND(([T203]+((1.96*[U203])/SQRT([S203])));3)"/>
          <table:table-cell table:number-columns-repeated="987"/>
        </table:table-row>
        <table:table-row table:style-name="ro17">
          <table:table-cell table:style-name="ce24" office:value-type="string">
            <text:p>andrew</text:p>
          </table:table-cell>
          <table:table-cell table:style-name="ce25" office:value-type="string">
            <text:p>j.1440-1819.2009.01985.x.txt</text:p>
          </table:table-cell>
          <table:table-cell table:style-name="ce25" office:value-type="float" office:value="1.9496996E7">
            <text:p>19496996</text:p>
          </table:table-cell>
          <table:table-cell table:style-name="ce26" office:value-type="string">
            <text:p>DTNBP1</text:p>
          </table:table-cell>
          <table:table-cell table:style-name="ce26" office:value-type="string">
            <text:p>rs2619539 </text:p>
          </table:table-cell>
          <table:table-cell table:style-name="ce26" office:value-type="string">
            <text:p>WAIS-R</text:p>
          </table:table-cell>
          <table:table-cell table:style-name="ce26" office:value-type="string">
            <text:p>Comprehension</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69.0">
            <text:p>69</text:p>
          </table:table-cell>
          <table:table-cell table:style-name="ce29" office:value-type="float" office:value="10.7">
            <text:p>10.7</text:p>
          </table:table-cell>
          <table:table-cell table:style-name="ce29" office:value-type="float" office:value="3.0">
            <text:p>3</text:p>
          </table:table-cell>
          <table:table-cell table:style-name="ce25" office:value-type="string">
            <text:p>G/C</text:p>
          </table:table-cell>
          <table:table-cell table:style-name="ce25" office:value-type="float" office:value="80.0">
            <text:p>80</text:p>
          </table:table-cell>
          <table:table-cell table:style-name="ce25" office:value-type="float" office:value="10.9">
            <text:p>10.9</text:p>
          </table:table-cell>
          <table:table-cell table:style-name="ce25" office:value-type="float" office:value="2.8">
            <text:p>2.8</text:p>
          </table:table-cell>
          <table:table-cell table:style-name="ce30" office:value-type="string">
            <text:p>C/C</text:p>
          </table:table-cell>
          <table:table-cell table:style-name="ce30" office:value-type="float" office:value="16.0">
            <text:p>16</text:p>
          </table:table-cell>
          <table:table-cell table:style-name="ce30" office:value-type="float" office:value="10.9">
            <text:p>10.9</text:p>
          </table:table-cell>
          <table:table-cell table:style-name="ce30" office:value-type="float" office:value="2.0">
            <text:p>2</text:p>
          </table:table-cell>
          <table:table-cell table:style-name="ce29" office:value-type="string">
            <text:p>ANOVA</text:p>
          </table:table-cell>
          <table:table-cell table:style-name="ce29"/>
          <table:table-cell table:style-name="ce29" office:value-type="float" office:value="0.94">
            <text:p>0.94</text:p>
          </table:table-cell>
          <table:table-cell table:style-name="ce29" office:value-type="string">
            <text:p>no</text:p>
          </table:table-cell>
          <table:table-cell table:style-name="cf1" table:formula="of:=([L204]-[P204])/SQRT((((([M204]^2)*([K204]-1))+(([Q204]^2)*([O204]-1)))/([K204]+[O204])))"/>
          <table:table-cell table:style-name="cf1" table:formula="of:=([L204]-[T204])/SQRT((((([M204]^2)*([K204]-1))+(([U204]^2)*([S204]-1)))/([K204]+[S204])))"/>
          <table:table-cell table:style-name="cf1" table:formula="of:=([P204]-[T204])/SQRT((((([Q204]^2)*([O204]-1))+(([U204]^2)*([S204]-1)))/([O204]+[S204])))"/>
          <table:table-cell table:style-name="ce32"/>
          <table:table-cell table:style-name="ce33" office:value-type="string">
            <text:p>Shinagawa F,Kobayashi S,Fujita K,Maekawa H. Japanese Wechsler Adult Intelligence Scale–Revised. Nihonbunkakagakusha,Tokyo,1990.; Wechsler D. Wechsler Adult Intelligence Scale–Revised. Psychological Corporation,New York,1981.</text:p>
          </table:table-cell>
          <table:table-cell table:style-name="ce29" office:value-type="string">
            <text:p>ANOVA</text:p>
          </table:table-cell>
          <table:table-cell table:style-name="ce23" table:formula="of:=ROUND(([L204]-((1.96*[M204])/SQRT([K204])));3)"/>
          <table:table-cell table:style-name="ce23" table:formula="of:=ROUND(([L204]+((1.96*[M204])/SQRT([K204])));3)"/>
          <table:table-cell table:style-name="ce23" table:formula="of:=ROUND(([P204]-((1.96*[Q204])/SQRT([O204])));3)"/>
          <table:table-cell table:style-name="ce23" table:formula="of:=ROUND(([P204]+((1.96*[Q204])/SQRT([O204])));3)"/>
          <table:table-cell table:style-name="ce23" table:formula="of:=ROUND(([T204]-((1.96*[U204])/SQRT([S204])));3)"/>
          <table:table-cell table:style-name="ce23" table:formula="of:=ROUND(([T204]+((1.96*[U204])/SQRT([S204])));3)"/>
          <table:table-cell table:number-columns-repeated="987"/>
        </table:table-row>
        <table:table-row table:style-name="ro17">
          <table:table-cell table:style-name="ce24" office:value-type="string">
            <text:p>andrew</text:p>
          </table:table-cell>
          <table:table-cell table:style-name="ce25" office:value-type="string">
            <text:p>j.1440-1819.2009.01985.x.txt</text:p>
          </table:table-cell>
          <table:table-cell table:style-name="ce25" office:value-type="float" office:value="1.9496996E7">
            <text:p>19496996</text:p>
          </table:table-cell>
          <table:table-cell table:style-name="ce26" office:value-type="string">
            <text:p>DTNBP1</text:p>
          </table:table-cell>
          <table:table-cell table:style-name="ce26" office:value-type="string">
            <text:p>rs2619539 </text:p>
          </table:table-cell>
          <table:table-cell table:style-name="ce26" office:value-type="string">
            <text:p>WAIS-R</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69.0">
            <text:p>69</text:p>
          </table:table-cell>
          <table:table-cell table:style-name="ce29" office:value-type="float" office:value="107.2">
            <text:p>107.2</text:p>
          </table:table-cell>
          <table:table-cell table:style-name="ce29" office:value-type="float" office:value="12.9">
            <text:p>12.9</text:p>
          </table:table-cell>
          <table:table-cell table:style-name="ce25" office:value-type="string">
            <text:p>G/C</text:p>
          </table:table-cell>
          <table:table-cell table:style-name="ce25" office:value-type="float" office:value="80.0">
            <text:p>80</text:p>
          </table:table-cell>
          <table:table-cell table:style-name="ce25" office:value-type="float" office:value="111.6">
            <text:p>111.6</text:p>
          </table:table-cell>
          <table:table-cell table:style-name="ce25" office:value-type="float" office:value="11.01">
            <text:p>11.01</text:p>
          </table:table-cell>
          <table:table-cell table:style-name="ce30" office:value-type="string">
            <text:p>C/C</text:p>
          </table:table-cell>
          <table:table-cell table:style-name="ce30" office:value-type="float" office:value="16.0">
            <text:p>16</text:p>
          </table:table-cell>
          <table:table-cell table:style-name="ce30" office:value-type="float" office:value="110.4">
            <text:p>110.4</text:p>
          </table:table-cell>
          <table:table-cell table:style-name="ce30" office:value-type="float" office:value="8.3">
            <text:p>8.3</text:p>
          </table:table-cell>
          <table:table-cell table:style-name="ce29" office:value-type="string">
            <text:p>ANOVA</text:p>
          </table:table-cell>
          <table:table-cell table:style-name="ce29"/>
          <table:table-cell table:style-name="ce29" office:value-type="float" office:value="0.12">
            <text:p>0.12</text:p>
          </table:table-cell>
          <table:table-cell table:style-name="ce29" office:value-type="string">
            <text:p>no</text:p>
          </table:table-cell>
          <table:table-cell table:style-name="cf1" table:formula="of:=([L205]-[P205])/SQRT((((([M205]^2)*([K205]-1))+(([Q205]^2)*([O205]-1)))/([K205]+[O205])))"/>
          <table:table-cell table:style-name="cf1" table:formula="of:=([L205]-[T205])/SQRT((((([M205]^2)*([K205]-1))+(([U205]^2)*([S205]-1)))/([K205]+[S205])))"/>
          <table:table-cell table:style-name="cf1" table:formula="of:=([P205]-[T205])/SQRT((((([Q205]^2)*([O205]-1))+(([U205]^2)*([S205]-1)))/([O205]+[S205])))"/>
          <table:table-cell table:style-name="ce32"/>
          <table:table-cell table:style-name="ce33" office:value-type="string">
            <text:p>Shinagawa F,Kobayashi S,Fujita K,Maekawa H. Japanese Wechsler Adult Intelligence Scale–Revised. Nihonbunkakagakusha,Tokyo,1990.; Wechsler D. Wechsler Adult Intelligence Scale–Revised. Psychological Corporation,New York,1981.</text:p>
          </table:table-cell>
          <table:table-cell table:style-name="ce29" office:value-type="string">
            <text:p>ANOVA</text:p>
          </table:table-cell>
          <table:table-cell table:style-name="ce23" table:formula="of:=ROUND(([L205]-((1.96*[M205])/SQRT([K205])));3)"/>
          <table:table-cell table:style-name="ce23" table:formula="of:=ROUND(([L205]+((1.96*[M205])/SQRT([K205])));3)"/>
          <table:table-cell table:style-name="ce23" table:formula="of:=ROUND(([P205]-((1.96*[Q205])/SQRT([O205])));3)"/>
          <table:table-cell table:style-name="ce23" table:formula="of:=ROUND(([P205]+((1.96*[Q205])/SQRT([O205])));3)"/>
          <table:table-cell table:style-name="ce23" table:formula="of:=ROUND(([T205]-((1.96*[U205])/SQRT([S205])));3)"/>
          <table:table-cell table:style-name="ce23" table:formula="of:=ROUND(([T205]+((1.96*[U205])/SQRT([S205])));3)"/>
          <table:table-cell table:number-columns-repeated="987"/>
        </table:table-row>
        <table:table-row table:style-name="ro17">
          <table:table-cell table:style-name="ce24" office:value-type="string">
            <text:p>andrew</text:p>
          </table:table-cell>
          <table:table-cell table:style-name="ce25" office:value-type="string">
            <text:p>j.1440-1819.2009.01985.x.txt</text:p>
          </table:table-cell>
          <table:table-cell table:style-name="ce25" office:value-type="float" office:value="1.9496996E7">
            <text:p>19496996</text:p>
          </table:table-cell>
          <table:table-cell table:style-name="ce26" office:value-type="string">
            <text:p>DTNBP1</text:p>
          </table:table-cell>
          <table:table-cell table:style-name="ce26" office:value-type="string">
            <text:p>rs2619539 </text:p>
          </table:table-cell>
          <table:table-cell table:style-name="ce26" office:value-type="string">
            <text:p>WAIS-R</text:p>
          </table:table-cell>
          <table:table-cell table:style-name="ce26" office:value-type="string">
            <text:p>Information</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69.0">
            <text:p>69</text:p>
          </table:table-cell>
          <table:table-cell table:style-name="ce29" office:value-type="float" office:value="10.1">
            <text:p>10.1</text:p>
          </table:table-cell>
          <table:table-cell table:style-name="ce29" office:value-type="float" office:value="2.9">
            <text:p>2.9</text:p>
          </table:table-cell>
          <table:table-cell table:style-name="ce25" office:value-type="string">
            <text:p>G/C</text:p>
          </table:table-cell>
          <table:table-cell table:style-name="ce25" office:value-type="float" office:value="80.0">
            <text:p>80</text:p>
          </table:table-cell>
          <table:table-cell table:style-name="ce25" office:value-type="float" office:value="10.9">
            <text:p>10.9</text:p>
          </table:table-cell>
          <table:table-cell table:style-name="ce25" office:value-type="float" office:value="2.8">
            <text:p>2.8</text:p>
          </table:table-cell>
          <table:table-cell table:style-name="ce30" office:value-type="string">
            <text:p>C/C</text:p>
          </table:table-cell>
          <table:table-cell table:style-name="ce30" office:value-type="float" office:value="16.0">
            <text:p>16</text:p>
          </table:table-cell>
          <table:table-cell table:style-name="ce30" office:value-type="float" office:value="10.1">
            <text:p>10.1</text:p>
          </table:table-cell>
          <table:table-cell table:style-name="ce30" office:value-type="float" office:value="3.3">
            <text:p>3.3</text:p>
          </table:table-cell>
          <table:table-cell table:style-name="ce29" office:value-type="string">
            <text:p>ANOVA</text:p>
          </table:table-cell>
          <table:table-cell table:style-name="ce29"/>
          <table:table-cell table:style-name="ce29" office:value-type="float" office:value="0.27">
            <text:p>0.27</text:p>
          </table:table-cell>
          <table:table-cell table:style-name="ce29" office:value-type="string">
            <text:p>no</text:p>
          </table:table-cell>
          <table:table-cell table:style-name="cf1" table:formula="of:=([L206]-[P206])/SQRT((((([M206]^2)*([K206]-1))+(([Q206]^2)*([O206]-1)))/([K206]+[O206])))"/>
          <table:table-cell table:style-name="cf1" table:formula="of:=([L206]-[T206])/SQRT((((([M206]^2)*([K206]-1))+(([U206]^2)*([S206]-1)))/([K206]+[S206])))"/>
          <table:table-cell table:style-name="cf1" table:formula="of:=([P206]-[T206])/SQRT((((([Q206]^2)*([O206]-1))+(([U206]^2)*([S206]-1)))/([O206]+[S206])))"/>
          <table:table-cell table:style-name="ce32"/>
          <table:table-cell table:style-name="ce33" office:value-type="string">
            <text:p>Shinagawa F,Kobayashi S,Fujita K,Maekawa H. Japanese Wechsler Adult Intelligence Scale–Revised. Nihonbunkakagakusha,Tokyo,1990.; Wechsler D. Wechsler Adult Intelligence Scale–Revised. Psychological Corporation,New York,1981.</text:p>
          </table:table-cell>
          <table:table-cell table:style-name="ce29" office:value-type="string">
            <text:p>ANOVA</text:p>
          </table:table-cell>
          <table:table-cell table:style-name="ce23" table:formula="of:=ROUND(([L206]-((1.96*[M206])/SQRT([K206])));3)"/>
          <table:table-cell table:style-name="ce23" table:formula="of:=ROUND(([L206]+((1.96*[M206])/SQRT([K206])));3)"/>
          <table:table-cell table:style-name="ce23" table:formula="of:=ROUND(([P206]-((1.96*[Q206])/SQRT([O206])));3)"/>
          <table:table-cell table:style-name="ce23" table:formula="of:=ROUND(([P206]+((1.96*[Q206])/SQRT([O206])));3)"/>
          <table:table-cell table:style-name="ce23" table:formula="of:=ROUND(([T206]-((1.96*[U206])/SQRT([S206])));3)"/>
          <table:table-cell table:style-name="ce23" table:formula="of:=ROUND(([T206]+((1.96*[U206])/SQRT([S206])));3)"/>
          <table:table-cell table:number-columns-repeated="987"/>
        </table:table-row>
        <table:table-row table:style-name="ro17">
          <table:table-cell table:style-name="ce24" office:value-type="string">
            <text:p>andrew</text:p>
          </table:table-cell>
          <table:table-cell table:style-name="ce25" office:value-type="string">
            <text:p>j.1440-1819.2009.01985.x.txt</text:p>
          </table:table-cell>
          <table:table-cell table:style-name="ce25" office:value-type="float" office:value="1.9496996E7">
            <text:p>19496996</text:p>
          </table:table-cell>
          <table:table-cell table:style-name="ce26" office:value-type="string">
            <text:p>DTNBP1</text:p>
          </table:table-cell>
          <table:table-cell table:style-name="ce26" office:value-type="string">
            <text:p>rs2619539 </text:p>
          </table:table-cell>
          <table:table-cell table:style-name="ce26" office:value-type="string">
            <text:p>WAIS-R</text:p>
          </table:table-cell>
          <table:table-cell table:style-name="ce26" office:value-type="string">
            <text:p>Object assembly</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69.0">
            <text:p>69</text:p>
          </table:table-cell>
          <table:table-cell table:style-name="ce29" office:value-type="float" office:value="11.7">
            <text:p>11.7</text:p>
          </table:table-cell>
          <table:table-cell table:style-name="ce29" office:value-type="float" office:value="3.1">
            <text:p>3.1</text:p>
          </table:table-cell>
          <table:table-cell table:style-name="ce25" office:value-type="string">
            <text:p>G/C</text:p>
          </table:table-cell>
          <table:table-cell table:style-name="ce25" office:value-type="float" office:value="80.0">
            <text:p>80</text:p>
          </table:table-cell>
          <table:table-cell table:style-name="ce25" office:value-type="float" office:value="11.7">
            <text:p>11.7</text:p>
          </table:table-cell>
          <table:table-cell table:style-name="ce25" office:value-type="float" office:value="2.7">
            <text:p>2.7</text:p>
          </table:table-cell>
          <table:table-cell table:style-name="ce30" office:value-type="string">
            <text:p>C/C</text:p>
          </table:table-cell>
          <table:table-cell table:style-name="ce30" office:value-type="float" office:value="16.0">
            <text:p>16</text:p>
          </table:table-cell>
          <table:table-cell table:style-name="ce30" office:value-type="float" office:value="11.8">
            <text:p>11.8</text:p>
          </table:table-cell>
          <table:table-cell table:style-name="ce30" office:value-type="float" office:value="2.8">
            <text:p>2.8</text:p>
          </table:table-cell>
          <table:table-cell table:style-name="ce29" office:value-type="string">
            <text:p>ANOVA</text:p>
          </table:table-cell>
          <table:table-cell table:style-name="ce29"/>
          <table:table-cell table:style-name="ce29" office:value-type="float" office:value="0.99">
            <text:p>0.99</text:p>
          </table:table-cell>
          <table:table-cell table:style-name="ce29" office:value-type="string">
            <text:p>no</text:p>
          </table:table-cell>
          <table:table-cell table:style-name="cf1" table:formula="of:=([L207]-[P207])/SQRT((((([M207]^2)*([K207]-1))+(([Q207]^2)*([O207]-1)))/([K207]+[O207])))"/>
          <table:table-cell table:style-name="cf1" table:formula="of:=([L207]-[T207])/SQRT((((([M207]^2)*([K207]-1))+(([U207]^2)*([S207]-1)))/([K207]+[S207])))"/>
          <table:table-cell table:style-name="cf1" table:formula="of:=([P207]-[T207])/SQRT((((([Q207]^2)*([O207]-1))+(([U207]^2)*([S207]-1)))/([O207]+[S207])))"/>
          <table:table-cell table:style-name="ce32"/>
          <table:table-cell table:style-name="ce33" office:value-type="string">
            <text:p>Shinagawa F,Kobayashi S,Fujita K,Maekawa H. Japanese Wechsler Adult Intelligence Scale–Revised. Nihonbunkakagakusha,Tokyo,1990.; Wechsler D. Wechsler Adult Intelligence Scale–Revised. Psychological Corporation,New York,1981.</text:p>
          </table:table-cell>
          <table:table-cell table:style-name="ce29" office:value-type="string">
            <text:p>ANOVA</text:p>
          </table:table-cell>
          <table:table-cell table:style-name="ce23" table:formula="of:=ROUND(([L207]-((1.96*[M207])/SQRT([K207])));3)"/>
          <table:table-cell table:style-name="ce23" table:formula="of:=ROUND(([L207]+((1.96*[M207])/SQRT([K207])));3)"/>
          <table:table-cell table:style-name="ce23" table:formula="of:=ROUND(([P207]-((1.96*[Q207])/SQRT([O207])));3)"/>
          <table:table-cell table:style-name="ce23" table:formula="of:=ROUND(([P207]+((1.96*[Q207])/SQRT([O207])));3)"/>
          <table:table-cell table:style-name="ce23" table:formula="of:=ROUND(([T207]-((1.96*[U207])/SQRT([S207])));3)"/>
          <table:table-cell table:style-name="ce23" table:formula="of:=ROUND(([T207]+((1.96*[U207])/SQRT([S207])));3)"/>
          <table:table-cell table:number-columns-repeated="987"/>
        </table:table-row>
        <table:table-row table:style-name="ro17">
          <table:table-cell table:style-name="ce24" office:value-type="string">
            <text:p>andrew</text:p>
          </table:table-cell>
          <table:table-cell table:style-name="ce25" office:value-type="string">
            <text:p>j.1440-1819.2009.01985.x.txt</text:p>
          </table:table-cell>
          <table:table-cell table:style-name="ce25" office:value-type="float" office:value="1.9496996E7">
            <text:p>19496996</text:p>
          </table:table-cell>
          <table:table-cell table:style-name="ce26" office:value-type="string">
            <text:p>DTNBP1</text:p>
          </table:table-cell>
          <table:table-cell table:style-name="ce26" office:value-type="string">
            <text:p>rs2619539 </text:p>
          </table:table-cell>
          <table:table-cell table:style-name="ce26" office:value-type="string">
            <text:p>WAIS-R</text:p>
          </table:table-cell>
          <table:table-cell table:style-name="ce26" office:value-type="string">
            <text:p>Picture arrangement</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69.0">
            <text:p>69</text:p>
          </table:table-cell>
          <table:table-cell table:style-name="ce29" office:value-type="float" office:value="11.3">
            <text:p>11.3</text:p>
          </table:table-cell>
          <table:table-cell table:style-name="ce29" office:value-type="float" office:value="2.5">
            <text:p>2.5</text:p>
          </table:table-cell>
          <table:table-cell table:style-name="ce25" office:value-type="string">
            <text:p>G/C</text:p>
          </table:table-cell>
          <table:table-cell table:style-name="ce25" office:value-type="float" office:value="80.0">
            <text:p>80</text:p>
          </table:table-cell>
          <table:table-cell table:style-name="ce25" office:value-type="float" office:value="11.5">
            <text:p>11.5</text:p>
          </table:table-cell>
          <table:table-cell table:style-name="ce25" office:value-type="float" office:value="2.2">
            <text:p>2.2</text:p>
          </table:table-cell>
          <table:table-cell table:style-name="ce30" office:value-type="string">
            <text:p>C/C</text:p>
          </table:table-cell>
          <table:table-cell table:style-name="ce30" office:value-type="float" office:value="16.0">
            <text:p>16</text:p>
          </table:table-cell>
          <table:table-cell table:style-name="ce30" office:value-type="float" office:value="10.9">
            <text:p>10.9</text:p>
          </table:table-cell>
          <table:table-cell table:style-name="ce30" office:value-type="float" office:value="2.4">
            <text:p>2.4</text:p>
          </table:table-cell>
          <table:table-cell table:style-name="ce29" office:value-type="string">
            <text:p>ANOVA</text:p>
          </table:table-cell>
          <table:table-cell table:style-name="ce29"/>
          <table:table-cell table:style-name="ce29" office:value-type="float" office:value="0.64">
            <text:p>0.64</text:p>
          </table:table-cell>
          <table:table-cell table:style-name="ce29" office:value-type="string">
            <text:p>no</text:p>
          </table:table-cell>
          <table:table-cell table:style-name="cf1" table:formula="of:=([L208]-[P208])/SQRT((((([M208]^2)*([K208]-1))+(([Q208]^2)*([O208]-1)))/([K208]+[O208])))"/>
          <table:table-cell table:style-name="cf1" table:formula="of:=([L208]-[T208])/SQRT((((([M208]^2)*([K208]-1))+(([U208]^2)*([S208]-1)))/([K208]+[S208])))"/>
          <table:table-cell table:style-name="cf1" table:formula="of:=([P208]-[T208])/SQRT((((([Q208]^2)*([O208]-1))+(([U208]^2)*([S208]-1)))/([O208]+[S208])))"/>
          <table:table-cell table:style-name="ce32"/>
          <table:table-cell table:style-name="ce33" office:value-type="string">
            <text:p>Shinagawa F,Kobayashi S,Fujita K,Maekawa H. Japanese Wechsler Adult Intelligence Scale–Revised. Nihonbunkakagakusha,Tokyo,1990.; Wechsler D. Wechsler Adult Intelligence Scale–Revised. Psychological Corporation,New York,1981.</text:p>
          </table:table-cell>
          <table:table-cell table:style-name="ce29" office:value-type="string">
            <text:p>ANOVA</text:p>
          </table:table-cell>
          <table:table-cell table:style-name="ce23" table:formula="of:=ROUND(([L208]-((1.96*[M208])/SQRT([K208])));3)"/>
          <table:table-cell table:style-name="ce23" table:formula="of:=ROUND(([L208]+((1.96*[M208])/SQRT([K208])));3)"/>
          <table:table-cell table:style-name="ce23" table:formula="of:=ROUND(([P208]-((1.96*[Q208])/SQRT([O208])));3)"/>
          <table:table-cell table:style-name="ce23" table:formula="of:=ROUND(([P208]+((1.96*[Q208])/SQRT([O208])));3)"/>
          <table:table-cell table:style-name="ce23" table:formula="of:=ROUND(([T208]-((1.96*[U208])/SQRT([S208])));3)"/>
          <table:table-cell table:style-name="ce23" table:formula="of:=ROUND(([T208]+((1.96*[U208])/SQRT([S208])));3)"/>
          <table:table-cell table:number-columns-repeated="987"/>
        </table:table-row>
        <table:table-row table:style-name="ro17">
          <table:table-cell table:style-name="ce24" office:value-type="string">
            <text:p>andrew</text:p>
          </table:table-cell>
          <table:table-cell table:style-name="ce25" office:value-type="string">
            <text:p>j.1440-1819.2009.01985.x.txt</text:p>
          </table:table-cell>
          <table:table-cell table:style-name="ce25" office:value-type="float" office:value="1.9496996E7">
            <text:p>19496996</text:p>
          </table:table-cell>
          <table:table-cell table:style-name="ce26" office:value-type="string">
            <text:p>DTNBP1</text:p>
          </table:table-cell>
          <table:table-cell table:style-name="ce26" office:value-type="string">
            <text:p>rs2619539 </text:p>
          </table:table-cell>
          <table:table-cell table:style-name="ce26" office:value-type="string">
            <text:p>WAIS-R</text:p>
          </table:table-cell>
          <table:table-cell table:style-name="ce26" office:value-type="string">
            <text:p>Picture completion</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69.0">
            <text:p>69</text:p>
          </table:table-cell>
          <table:table-cell table:style-name="ce29" office:value-type="float" office:value="9.0">
            <text:p>9</text:p>
          </table:table-cell>
          <table:table-cell table:style-name="ce29" office:value-type="float" office:value="2.3">
            <text:p>2.3</text:p>
          </table:table-cell>
          <table:table-cell table:style-name="ce25" office:value-type="string">
            <text:p>G/C</text:p>
          </table:table-cell>
          <table:table-cell table:style-name="ce25" office:value-type="float" office:value="80.0">
            <text:p>80</text:p>
          </table:table-cell>
          <table:table-cell table:style-name="ce25" office:value-type="float" office:value="10.6">
            <text:p>10.6</text:p>
          </table:table-cell>
          <table:table-cell table:style-name="ce25" office:value-type="float" office:value="2.3">
            <text:p>2.3</text:p>
          </table:table-cell>
          <table:table-cell table:style-name="ce30" office:value-type="string">
            <text:p>C/C</text:p>
          </table:table-cell>
          <table:table-cell table:style-name="ce30" office:value-type="float" office:value="16.0">
            <text:p>16</text:p>
          </table:table-cell>
          <table:table-cell table:style-name="ce30" office:value-type="float" office:value="10.8">
            <text:p>10.8</text:p>
          </table:table-cell>
          <table:table-cell table:style-name="ce30" office:value-type="float" office:value="1.7">
            <text:p>1.7</text:p>
          </table:table-cell>
          <table:table-cell table:style-name="ce29" office:value-type="string">
            <text:p>F-test</text:p>
          </table:table-cell>
          <table:table-cell table:style-name="ce29" office:value-type="float" office:value="9.53">
            <text:p>9.53</text:p>
          </table:table-cell>
          <table:table-cell table:style-name="ce29" office:value-type="float" office:value="1.2E-4">
            <text:p>0.00012</text:p>
          </table:table-cell>
          <table:table-cell table:style-name="ce29" office:value-type="string">
            <text:p>yes</text:p>
          </table:table-cell>
          <table:table-cell table:style-name="cf1" table:formula="of:=([L209]-[P209])/SQRT((((([M209]^2)*([K209]-1))+(([Q209]^2)*([O209]-1)))/([K209]+[O209])))"/>
          <table:table-cell table:style-name="cf1" table:formula="of:=([L209]-[T209])/SQRT((((([M209]^2)*([K209]-1))+(([U209]^2)*([S209]-1)))/([K209]+[S209])))"/>
          <table:table-cell table:style-name="cf1" table:formula="of:=([P209]-[T209])/SQRT((((([Q209]^2)*([O209]-1))+(([U209]^2)*([S209]-1)))/([O209]+[S209])))"/>
          <table:table-cell table:style-name="ce32"/>
          <table:table-cell table:style-name="ce33" office:value-type="string">
            <text:p>Shinagawa F,Kobayashi S,Fujita K,Maekawa H. Japanese Wechsler Adult Intelligence Scale–Revised. Nihonbunkakagakusha,Tokyo,1990.; Wechsler D. Wechsler Adult Intelligence Scale–Revised. Psychological Corporation,New York,1981.</text:p>
          </table:table-cell>
          <table:table-cell table:style-name="ce29" office:value-type="string">
            <text:p>ANOVA; F-test</text:p>
          </table:table-cell>
          <table:table-cell table:style-name="ce23" table:formula="of:=ROUND(([L209]-((1.96*[M209])/SQRT([K209])));3)"/>
          <table:table-cell table:style-name="ce23" table:formula="of:=ROUND(([L209]+((1.96*[M209])/SQRT([K209])));3)"/>
          <table:table-cell table:style-name="ce23" table:formula="of:=ROUND(([P209]-((1.96*[Q209])/SQRT([O209])));3)"/>
          <table:table-cell table:style-name="ce23" table:formula="of:=ROUND(([P209]+((1.96*[Q209])/SQRT([O209])));3)"/>
          <table:table-cell table:style-name="ce23" table:formula="of:=ROUND(([T209]-((1.96*[U209])/SQRT([S209])));3)"/>
          <table:table-cell table:style-name="ce23" table:formula="of:=ROUND(([T209]+((1.96*[U209])/SQRT([S209])));3)"/>
          <table:table-cell table:number-columns-repeated="987"/>
        </table:table-row>
        <table:table-row table:style-name="ro17">
          <table:table-cell table:style-name="ce24" office:value-type="string">
            <text:p>andrew</text:p>
          </table:table-cell>
          <table:table-cell table:style-name="ce25" office:value-type="string">
            <text:p>j.1440-1819.2009.01985.x.txt</text:p>
          </table:table-cell>
          <table:table-cell table:style-name="ce25" office:value-type="float" office:value="1.9496996E7">
            <text:p>19496996</text:p>
          </table:table-cell>
          <table:table-cell table:style-name="ce26" office:value-type="string">
            <text:p>DTNBP1</text:p>
          </table:table-cell>
          <table:table-cell table:style-name="ce26" office:value-type="string">
            <text:p>rs2619539 </text:p>
          </table:table-cell>
          <table:table-cell table:style-name="ce26" office:value-type="string">
            <text:p>WAIS-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69.0">
            <text:p>69</text:p>
          </table:table-cell>
          <table:table-cell table:style-name="ce29" office:value-type="float" office:value="109.2">
            <text:p>109.2</text:p>
          </table:table-cell>
          <table:table-cell table:style-name="ce29" office:value-type="float" office:value="13.3">
            <text:p>13.3</text:p>
          </table:table-cell>
          <table:table-cell table:style-name="ce25" office:value-type="string">
            <text:p>G/C</text:p>
          </table:table-cell>
          <table:table-cell table:style-name="ce25" office:value-type="float" office:value="80.0">
            <text:p>80</text:p>
          </table:table-cell>
          <table:table-cell table:style-name="ce25" office:value-type="float" office:value="111.9">
            <text:p>111.9</text:p>
          </table:table-cell>
          <table:table-cell table:style-name="ce25" office:value-type="float" office:value="10.0">
            <text:p>10</text:p>
          </table:table-cell>
          <table:table-cell table:style-name="ce30" office:value-type="string">
            <text:p>C/C</text:p>
          </table:table-cell>
          <table:table-cell table:style-name="ce30" office:value-type="float" office:value="16.0">
            <text:p>16</text:p>
          </table:table-cell>
          <table:table-cell table:style-name="ce30" office:value-type="float" office:value="113.1">
            <text:p>113.1</text:p>
          </table:table-cell>
          <table:table-cell table:style-name="ce30" office:value-type="float" office:value="10.4">
            <text:p>10.4</text:p>
          </table:table-cell>
          <table:table-cell table:style-name="ce29" office:value-type="string">
            <text:p>ANOVA</text:p>
          </table:table-cell>
          <table:table-cell table:style-name="ce29"/>
          <table:table-cell table:style-name="ce29" office:value-type="float" office:value="0.29">
            <text:p>0.29</text:p>
          </table:table-cell>
          <table:table-cell table:style-name="ce29" office:value-type="string">
            <text:p>no</text:p>
          </table:table-cell>
          <table:table-cell table:style-name="cf1" table:formula="of:=([L210]-[P210])/SQRT((((([M210]^2)*([K210]-1))+(([Q210]^2)*([O210]-1)))/([K210]+[O210])))"/>
          <table:table-cell table:style-name="cf1" table:formula="of:=([L210]-[T210])/SQRT((((([M210]^2)*([K210]-1))+(([U210]^2)*([S210]-1)))/([K210]+[S210])))"/>
          <table:table-cell table:style-name="cf1" table:formula="of:=([P210]-[T210])/SQRT((((([Q210]^2)*([O210]-1))+(([U210]^2)*([S210]-1)))/([O210]+[S210])))"/>
          <table:table-cell table:style-name="ce32"/>
          <table:table-cell table:style-name="ce33" office:value-type="string">
            <text:p>Shinagawa F,Kobayashi S,Fujita K,Maekawa H. Japanese Wechsler Adult Intelligence Scale–Revised. Nihonbunkakagakusha,Tokyo,1990.; Wechsler D. Wechsler Adult Intelligence Scale–Revised. Psychological Corporation,New York,1981.</text:p>
          </table:table-cell>
          <table:table-cell table:style-name="ce29" office:value-type="string">
            <text:p>ANOVA</text:p>
          </table:table-cell>
          <table:table-cell table:style-name="ce23" table:formula="of:=ROUND(([L210]-((1.96*[M210])/SQRT([K210])));3)"/>
          <table:table-cell table:style-name="ce23" table:formula="of:=ROUND(([L210]+((1.96*[M210])/SQRT([K210])));3)"/>
          <table:table-cell table:style-name="ce23" table:formula="of:=ROUND(([P210]-((1.96*[Q210])/SQRT([O210])));3)"/>
          <table:table-cell table:style-name="ce23" table:formula="of:=ROUND(([P210]+((1.96*[Q210])/SQRT([O210])));3)"/>
          <table:table-cell table:style-name="ce23" table:formula="of:=ROUND(([T210]-((1.96*[U210])/SQRT([S210])));3)"/>
          <table:table-cell table:style-name="ce23" table:formula="of:=ROUND(([T210]+((1.96*[U210])/SQRT([S210])));3)"/>
          <table:table-cell table:number-columns-repeated="987"/>
        </table:table-row>
        <table:table-row table:style-name="ro17">
          <table:table-cell table:style-name="ce24" office:value-type="string">
            <text:p>andrew</text:p>
          </table:table-cell>
          <table:table-cell table:style-name="ce25" office:value-type="string">
            <text:p>j.1440-1819.2009.01985.x.txt</text:p>
          </table:table-cell>
          <table:table-cell table:style-name="ce25" office:value-type="float" office:value="1.9496996E7">
            <text:p>19496996</text:p>
          </table:table-cell>
          <table:table-cell table:style-name="ce26" office:value-type="string">
            <text:p>DTNBP1</text:p>
          </table:table-cell>
          <table:table-cell table:style-name="ce26" office:value-type="string">
            <text:p>rs2619539 </text:p>
          </table:table-cell>
          <table:table-cell table:style-name="ce26" office:value-type="string">
            <text:p>WAIS-R</text:p>
          </table:table-cell>
          <table:table-cell table:style-name="ce26" office:value-type="string">
            <text:p>Similarities</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69.0">
            <text:p>69</text:p>
          </table:table-cell>
          <table:table-cell table:style-name="ce29" office:value-type="float" office:value="11.5">
            <text:p>11.5</text:p>
          </table:table-cell>
          <table:table-cell table:style-name="ce29" office:value-type="float" office:value="2.5">
            <text:p>2.5</text:p>
          </table:table-cell>
          <table:table-cell table:style-name="ce25" office:value-type="string">
            <text:p>G/C</text:p>
          </table:table-cell>
          <table:table-cell table:style-name="ce25" office:value-type="float" office:value="80.0">
            <text:p>80</text:p>
          </table:table-cell>
          <table:table-cell table:style-name="ce25" office:value-type="float" office:value="12.5">
            <text:p>12.5</text:p>
          </table:table-cell>
          <table:table-cell table:style-name="ce25" office:value-type="float" office:value="2.1">
            <text:p>2.1</text:p>
          </table:table-cell>
          <table:table-cell table:style-name="ce30" office:value-type="string">
            <text:p>C/C</text:p>
          </table:table-cell>
          <table:table-cell table:style-name="ce30" office:value-type="float" office:value="16.0">
            <text:p>16</text:p>
          </table:table-cell>
          <table:table-cell table:style-name="ce30" office:value-type="float" office:value="12.4">
            <text:p>12.4</text:p>
          </table:table-cell>
          <table:table-cell table:style-name="ce30" office:value-type="float" office:value="1.6">
            <text:p>1.6</text:p>
          </table:table-cell>
          <table:table-cell table:style-name="ce29" office:value-type="string">
            <text:p>F-test</text:p>
          </table:table-cell>
          <table:table-cell table:style-name="ce29" office:value-type="float" office:value="3.74">
            <text:p>3.74</text:p>
          </table:table-cell>
          <table:table-cell table:style-name="ce29" office:value-type="float" office:value="0.026">
            <text:p>0.026</text:p>
          </table:table-cell>
          <table:table-cell table:style-name="ce29" office:value-type="string">
            <text:p>yes</text:p>
          </table:table-cell>
          <table:table-cell table:style-name="cf1" table:formula="of:=([L211]-[P211])/SQRT((((([M211]^2)*([K211]-1))+(([Q211]^2)*([O211]-1)))/([K211]+[O211])))"/>
          <table:table-cell table:style-name="cf1" table:formula="of:=([L211]-[T211])/SQRT((((([M211]^2)*([K211]-1))+(([U211]^2)*([S211]-1)))/([K211]+[S211])))"/>
          <table:table-cell table:style-name="cf1" table:formula="of:=([P211]-[T211])/SQRT((((([Q211]^2)*([O211]-1))+(([U211]^2)*([S211]-1)))/([O211]+[S211])))"/>
          <table:table-cell table:style-name="ce32"/>
          <table:table-cell table:style-name="ce33" office:value-type="string">
            <text:p>Shinagawa F,Kobayashi S,Fujita K,Maekawa H. Japanese Wechsler Adult Intelligence Scale–Revised. Nihonbunkakagakusha,Tokyo,1990.; Wechsler D. Wechsler Adult Intelligence Scale–Revised. Psychological Corporation,New York,1981.</text:p>
          </table:table-cell>
          <table:table-cell table:style-name="ce29" office:value-type="string">
            <text:p>ANOVA; F-test</text:p>
          </table:table-cell>
          <table:table-cell table:style-name="ce23" table:formula="of:=ROUND(([L211]-((1.96*[M211])/SQRT([K211])));3)"/>
          <table:table-cell table:style-name="ce23" table:formula="of:=ROUND(([L211]+((1.96*[M211])/SQRT([K211])));3)"/>
          <table:table-cell table:style-name="ce23" table:formula="of:=ROUND(([P211]-((1.96*[Q211])/SQRT([O211])));3)"/>
          <table:table-cell table:style-name="ce23" table:formula="of:=ROUND(([P211]+((1.96*[Q211])/SQRT([O211])));3)"/>
          <table:table-cell table:style-name="ce23" table:formula="of:=ROUND(([T211]-((1.96*[U211])/SQRT([S211])));3)"/>
          <table:table-cell table:style-name="ce23" table:formula="of:=ROUND(([T211]+((1.96*[U211])/SQRT([S211])));3)"/>
          <table:table-cell table:number-columns-repeated="987"/>
        </table:table-row>
        <table:table-row table:style-name="ro17">
          <table:table-cell table:style-name="ce24" office:value-type="string">
            <text:p>andrew</text:p>
          </table:table-cell>
          <table:table-cell table:style-name="ce25" office:value-type="string">
            <text:p>j.1440-1819.2009.01985.x.txt</text:p>
          </table:table-cell>
          <table:table-cell table:style-name="ce25" office:value-type="float" office:value="1.9496996E7">
            <text:p>19496996</text:p>
          </table:table-cell>
          <table:table-cell table:style-name="ce26" office:value-type="string">
            <text:p>DTNBP1</text:p>
          </table:table-cell>
          <table:table-cell table:style-name="ce26" office:value-type="string">
            <text:p>rs2619539 </text:p>
          </table:table-cell>
          <table:table-cell table:style-name="ce26" office:value-type="string">
            <text:p>WAIS-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69.0">
            <text:p>69</text:p>
          </table:table-cell>
          <table:table-cell table:style-name="ce29" office:value-type="float" office:value="104.9">
            <text:p>104.9</text:p>
          </table:table-cell>
          <table:table-cell table:style-name="ce29" office:value-type="float" office:value="14.5">
            <text:p>14.5</text:p>
          </table:table-cell>
          <table:table-cell table:style-name="ce25" office:value-type="string">
            <text:p>G/C</text:p>
          </table:table-cell>
          <table:table-cell table:style-name="ce25" office:value-type="float" office:value="80.0">
            <text:p>80</text:p>
          </table:table-cell>
          <table:table-cell table:style-name="ce25" office:value-type="float" office:value="109.6">
            <text:p>109.6</text:p>
          </table:table-cell>
          <table:table-cell table:style-name="ce25" office:value-type="float" office:value="12.3">
            <text:p>12.3</text:p>
          </table:table-cell>
          <table:table-cell table:style-name="ce30" office:value-type="string">
            <text:p>C/C</text:p>
          </table:table-cell>
          <table:table-cell table:style-name="ce30" office:value-type="float" office:value="16.0">
            <text:p>16</text:p>
          </table:table-cell>
          <table:table-cell table:style-name="ce30" office:value-type="float" office:value="107.1">
            <text:p>107.1</text:p>
          </table:table-cell>
          <table:table-cell table:style-name="ce30" office:value-type="float" office:value="10.6">
            <text:p>10.6</text:p>
          </table:table-cell>
          <table:table-cell table:style-name="ce29" office:value-type="string">
            <text:p>ANOVA</text:p>
          </table:table-cell>
          <table:table-cell table:style-name="ce29"/>
          <table:table-cell table:style-name="ce29" office:value-type="float" office:value="0.17">
            <text:p>0.17</text:p>
          </table:table-cell>
          <table:table-cell table:style-name="ce29" office:value-type="string">
            <text:p>no</text:p>
          </table:table-cell>
          <table:table-cell table:style-name="cf1" table:formula="of:=([L212]-[P212])/SQRT((((([M212]^2)*([K212]-1))+(([Q212]^2)*([O212]-1)))/([K212]+[O212])))"/>
          <table:table-cell table:style-name="cf1" table:formula="of:=([L212]-[T212])/SQRT((((([M212]^2)*([K212]-1))+(([U212]^2)*([S212]-1)))/([K212]+[S212])))"/>
          <table:table-cell table:style-name="cf1" table:formula="of:=([P212]-[T212])/SQRT((((([Q212]^2)*([O212]-1))+(([U212]^2)*([S212]-1)))/([O212]+[S212])))"/>
          <table:table-cell table:style-name="ce32"/>
          <table:table-cell table:style-name="ce33" office:value-type="string">
            <text:p>Shinagawa F,Kobayashi S,Fujita K,Maekawa H. Japanese Wechsler Adult Intelligence Scale–Revised. Nihonbunkakagakusha,Tokyo,1990.; Wechsler D. Wechsler Adult Intelligence Scale–Revised. Psychological Corporation,New York,1981.</text:p>
          </table:table-cell>
          <table:table-cell table:style-name="ce29" office:value-type="string">
            <text:p>ANOVA</text:p>
          </table:table-cell>
          <table:table-cell table:style-name="ce23" table:formula="of:=ROUND(([L212]-((1.96*[M212])/SQRT([K212])));3)"/>
          <table:table-cell table:style-name="ce23" table:formula="of:=ROUND(([L212]+((1.96*[M212])/SQRT([K212])));3)"/>
          <table:table-cell table:style-name="ce23" table:formula="of:=ROUND(([P212]-((1.96*[Q212])/SQRT([O212])));3)"/>
          <table:table-cell table:style-name="ce23" table:formula="of:=ROUND(([P212]+((1.96*[Q212])/SQRT([O212])));3)"/>
          <table:table-cell table:style-name="ce23" table:formula="of:=ROUND(([T212]-((1.96*[U212])/SQRT([S212])));3)"/>
          <table:table-cell table:style-name="ce23" table:formula="of:=ROUND(([T212]+((1.96*[U212])/SQRT([S212])));3)"/>
          <table:table-cell table:number-columns-repeated="987"/>
        </table:table-row>
        <table:table-row table:style-name="ro13">
          <table:table-cell table:style-name="ce24" office:value-type="string">
            <text:p>Andrew</text:p>
          </table:table-cell>
          <table:table-cell table:style-name="ce25" office:value-type="string">
            <text:p>1471-244x-9-50.pdf</text:p>
          </table:table-cell>
          <table:table-cell table:style-name="ce25" office:value-type="float" office:value="1.9778423E7">
            <text:p>19778423</text:p>
          </table:table-cell>
          <table:table-cell table:style-name="ce26" office:value-type="string">
            <text:p>G72</text:p>
          </table:table-cell>
          <table:table-cell table:style-name="ce26" office:value-type="string">
            <text:p>rs1421292 </text:p>
          </table:table-cell>
          <table:table-cell table:style-name="ce26" office:value-type="string">
            <text:p>TMT-B</text:p>
          </table:table-cell>
          <table:table-cell table:style-name="ce26" office:value-type="string">
            <text:p>Trail making test</text:p>
          </table:table-cell>
          <table:table-cell table:style-name="ce27" office:value-type="string">
            <text:p>g</text:p>
          </table:table-cell>
          <table:table-cell table:style-name="ce28" office:value-type="string">
            <text:p>SD</text:p>
          </table:table-cell>
          <table:table-cell table:style-name="ce29" office:value-type="string">
            <text:p>M24(A/A)</text:p>
          </table:table-cell>
          <table:table-cell table:style-name="ce29" office:value-type="float" office:value="88.0">
            <text:p>88</text:p>
          </table:table-cell>
          <table:table-cell table:style-name="ce29" office:value-type="float" office:value="58.29">
            <text:p>58.29</text:p>
          </table:table-cell>
          <table:table-cell table:style-name="ce29" office:value-type="float" office:value="15.0">
            <text:p>15</text:p>
          </table:table-cell>
          <table:table-cell table:style-name="ce25" office:value-type="string">
            <text:p>M24(A/T)</text:p>
          </table:table-cell>
          <table:table-cell table:style-name="ce25" office:value-type="float" office:value="220.0">
            <text:p>220</text:p>
          </table:table-cell>
          <table:table-cell table:style-name="ce25" office:value-type="float" office:value="62.84">
            <text:p>62.84</text:p>
          </table:table-cell>
          <table:table-cell table:style-name="ce25" office:value-type="float" office:value="19.5">
            <text:p>19.5</text:p>
          </table:table-cell>
          <table:table-cell table:style-name="ce30" office:value-type="string">
            <text:p>M24(T/T)</text:p>
          </table:table-cell>
          <table:table-cell table:style-name="ce30" office:value-type="float" office:value="115.0">
            <text:p>115</text:p>
          </table:table-cell>
          <table:table-cell table:style-name="ce30" office:value-type="float" office:value="57.85">
            <text:p>57.85</text:p>
          </table:table-cell>
          <table:table-cell table:style-name="ce30" office:value-type="float" office:value="16.34">
            <text:p>16.34</text:p>
          </table:table-cell>
          <table:table-cell table:style-name="ce29" office:value-type="string">
            <text:p>F-test</text:p>
          </table:table-cell>
          <table:table-cell table:style-name="ce29" office:value-type="float" office:value="3.845">
            <text:p>3.845</text:p>
          </table:table-cell>
          <table:table-cell table:style-name="ce29" office:value-type="float" office:value="0.022">
            <text:p>0.022</text:p>
          </table:table-cell>
          <table:table-cell table:style-name="ce29" office:value-type="string">
            <text:p>no</text:p>
          </table:table-cell>
          <table:table-cell table:style-name="cf1" table:formula="of:=([L213]-[P213])/SQRT((((([M213]^2)*([K213]-1))+(([Q213]^2)*([O213]-1)))/([K213]+[O213])))"/>
          <table:table-cell table:style-name="cf1" table:formula="of:=([L213]-[T213])/SQRT((((([M213]^2)*([K213]-1))+(([U213]^2)*([S213]-1)))/([K213]+[S213])))"/>
          <table:table-cell table:style-name="cf1" table:formula="of:=([P213]-[T213])/SQRT((((([Q213]^2)*([O213]-1))+(([U213]^2)*([S213]-1)))/([O213]+[S213])))"/>
          <table:table-cell table:style-name="ce32"/>
          <table:table-cell table:style-name="ce33" office:value-type="string">
            <text:p>Reitan RM,Wolfson D: The Halstead-Reitan neuropsychological test battery: Theory and clinical interpretation. Neuropsychology Press,Tuscon; 1985.</text:p>
          </table:table-cell>
          <table:table-cell table:style-name="ce29" office:value-type="string">
            <text:p>ANOVA; f-test</text:p>
          </table:table-cell>
          <table:table-cell table:style-name="ce23" table:formula="of:=ROUND(([L213]-((1.96*[M213])/SQRT([K213])));3)"/>
          <table:table-cell table:style-name="ce23" table:formula="of:=ROUND(([L213]+((1.96*[M213])/SQRT([K213])));3)"/>
          <table:table-cell table:style-name="ce23" table:formula="of:=ROUND(([P213]-((1.96*[Q213])/SQRT([O213])));3)"/>
          <table:table-cell table:style-name="ce23" table:formula="of:=ROUND(([P213]+((1.96*[Q213])/SQRT([O213])));3)"/>
          <table:table-cell table:style-name="ce23" table:formula="of:=ROUND(([T213]-((1.96*[U213])/SQRT([S213])));3)"/>
          <table:table-cell table:style-name="ce23" table:formula="of:=ROUND(([T213]+((1.96*[U213])/SQRT([S213])));3)"/>
          <table:table-cell table:number-columns-repeated="987"/>
        </table:table-row>
        <table:table-row table:style-name="ro13">
          <table:table-cell table:style-name="ce24" office:value-type="string">
            <text:p>Andrew</text:p>
          </table:table-cell>
          <table:table-cell table:style-name="ce25" office:value-type="string">
            <text:p>1471-244x-9-50.pdf</text:p>
          </table:table-cell>
          <table:table-cell table:style-name="ce25" office:value-type="float" office:value="1.9778423E7">
            <text:p>19778423</text:p>
          </table:table-cell>
          <table:table-cell table:style-name="ce26" office:value-type="string">
            <text:p>G72</text:p>
          </table:table-cell>
          <table:table-cell table:style-name="ce26" office:value-type="string">
            <text:p>rs3918342 </text:p>
          </table:table-cell>
          <table:table-cell table:style-name="ce26" office:value-type="string">
            <text:p>TMT-B</text:p>
          </table:table-cell>
          <table:table-cell table:style-name="ce26" office:value-type="string">
            <text:p>Trail making test</text:p>
          </table:table-cell>
          <table:table-cell table:style-name="ce27" office:value-type="string">
            <text:p>g</text:p>
          </table:table-cell>
          <table:table-cell table:style-name="ce28" office:value-type="string">
            <text:p>SD</text:p>
          </table:table-cell>
          <table:table-cell table:style-name="ce29" office:value-type="string">
            <text:p>M23(T/T)</text:p>
          </table:table-cell>
          <table:table-cell table:style-name="ce29" office:value-type="float" office:value="95.0">
            <text:p>95</text:p>
          </table:table-cell>
          <table:table-cell table:style-name="ce29" office:value-type="float" office:value="58.41">
            <text:p>58.41</text:p>
          </table:table-cell>
          <table:table-cell table:style-name="ce29" office:value-type="float" office:value="14.62">
            <text:p>14.62</text:p>
          </table:table-cell>
          <table:table-cell table:style-name="ce25" office:value-type="string">
            <text:p>M23(T/C)</text:p>
          </table:table-cell>
          <table:table-cell table:style-name="ce25" office:value-type="float" office:value="221.0">
            <text:p>221</text:p>
          </table:table-cell>
          <table:table-cell table:style-name="ce25" office:value-type="float" office:value="62.81">
            <text:p>62.81</text:p>
          </table:table-cell>
          <table:table-cell table:style-name="ce25" office:value-type="float" office:value="19.95">
            <text:p>19.95</text:p>
          </table:table-cell>
          <table:table-cell table:style-name="ce30" office:value-type="string">
            <text:p>M23(C/C)</text:p>
          </table:table-cell>
          <table:table-cell table:style-name="ce30" office:value-type="float" office:value="107.0">
            <text:p>107</text:p>
          </table:table-cell>
          <table:table-cell table:style-name="ce30" office:value-type="float" office:value="57.73">
            <text:p>57.73</text:p>
          </table:table-cell>
          <table:table-cell table:style-name="ce30" office:value-type="float" office:value="15.39">
            <text:p>15.39</text:p>
          </table:table-cell>
          <table:table-cell table:style-name="ce29" office:value-type="string">
            <text:p>F-test</text:p>
          </table:table-cell>
          <table:table-cell table:style-name="ce29" office:value-type="float" office:value="3.804">
            <text:p>3.804</text:p>
          </table:table-cell>
          <table:table-cell table:style-name="ce29" office:value-type="float" office:value="0.23">
            <text:p>0.23</text:p>
          </table:table-cell>
          <table:table-cell table:style-name="ce29" office:value-type="string">
            <text:p>no</text:p>
          </table:table-cell>
          <table:table-cell table:style-name="cf1" table:formula="of:=([L214]-[P214])/SQRT((((([M214]^2)*([K214]-1))+(([Q214]^2)*([O214]-1)))/([K214]+[O214])))"/>
          <table:table-cell table:style-name="cf1" table:formula="of:=([L214]-[T214])/SQRT((((([M214]^2)*([K214]-1))+(([U214]^2)*([S214]-1)))/([K214]+[S214])))"/>
          <table:table-cell table:style-name="cf1" table:formula="of:=([P214]-[T214])/SQRT((((([Q214]^2)*([O214]-1))+(([U214]^2)*([S214]-1)))/([O214]+[S214])))"/>
          <table:table-cell table:style-name="ce32"/>
          <table:table-cell table:style-name="ce33" office:value-type="string">
            <text:p>Reitan RM,Wolfson D: The Halstead-Reitan neuropsychological test battery: Theory and clinical interpretation. Neuropsychology Press,Tuscon; 1985.</text:p>
          </table:table-cell>
          <table:table-cell table:style-name="ce29" office:value-type="string">
            <text:p>ANOVA; f-test</text:p>
          </table:table-cell>
          <table:table-cell table:style-name="ce23" table:formula="of:=ROUND(([L214]-((1.96*[M214])/SQRT([K214])));3)"/>
          <table:table-cell table:style-name="ce23" table:formula="of:=ROUND(([L214]+((1.96*[M214])/SQRT([K214])));3)"/>
          <table:table-cell table:style-name="ce23" table:formula="of:=ROUND(([P214]-((1.96*[Q214])/SQRT([O214])));3)"/>
          <table:table-cell table:style-name="ce23" table:formula="of:=ROUND(([P214]+((1.96*[Q214])/SQRT([O214])));3)"/>
          <table:table-cell table:style-name="ce23" table:formula="of:=ROUND(([T214]-((1.96*[U214])/SQRT([S214])));3)"/>
          <table:table-cell table:style-name="ce23" table:formula="of:=ROUND(([T214]+((1.96*[U214])/SQRT([S214])));3)"/>
          <table:table-cell table:number-columns-repeated="987"/>
        </table:table-row>
        <table:table-row table:style-name="ro13">
          <table:table-cell table:style-name="ce24" office:value-type="string">
            <text:p>Andrew</text:p>
          </table:table-cell>
          <table:table-cell table:style-name="ce25" office:value-type="string">
            <text:p>1471-244x-9-50.pdf</text:p>
          </table:table-cell>
          <table:table-cell table:style-name="ce25" office:value-type="float" office:value="1.9778423E7">
            <text:p>19778423</text:p>
          </table:table-cell>
          <table:table-cell table:style-name="ce26" office:value-type="string">
            <text:p>G72</text:p>
          </table:table-cell>
          <table:table-cell table:style-name="ce26" office:value-type="string">
            <text:p>rs3918342,rs1421292 </text:p>
          </table:table-cell>
          <table:table-cell table:style-name="ce26" office:value-type="string">
            <text:p>TMT-B</text:p>
          </table:table-cell>
          <table:table-cell table:style-name="ce26" office:value-type="string">
            <text:p>Trail making test</text:p>
          </table:table-cell>
          <table:table-cell table:style-name="ce27" office:value-type="string">
            <text:p>g</text:p>
          </table:table-cell>
          <table:table-cell table:style-name="ce28" office:value-type="string">
            <text:p>SD</text:p>
          </table:table-cell>
          <table:table-cell table:style-name="ce29" office:value-type="string">
            <text:p>M23(T/T),M24(A/A)</text:p>
          </table:table-cell>
          <table:table-cell table:style-name="ce29" office:value-type="float" office:value="88.0">
            <text:p>88</text:p>
          </table:table-cell>
          <table:table-cell table:style-name="ce29" office:value-type="float" office:value="58.29">
            <text:p>58.29</text:p>
          </table:table-cell>
          <table:table-cell table:style-name="ce29" office:value-type="float" office:value="15.01">
            <text:p>15.01</text:p>
          </table:table-cell>
          <table:table-cell table:style-name="ce25" office:value-type="string">
            <text:p>M23(T/C)/M24(T/A),M23(C/C)/M24(T/A),M23(T/C)/M24(T/T)</text:p>
          </table:table-cell>
          <table:table-cell table:style-name="ce25" office:value-type="float" office:value="231.0">
            <text:p>231</text:p>
          </table:table-cell>
          <table:table-cell table:style-name="ce25" office:value-type="float" office:value="62.85">
            <text:p>62.85</text:p>
          </table:table-cell>
          <table:table-cell table:style-name="ce25" office:value-type="float" office:value="19.67">
            <text:p>19.67</text:p>
          </table:table-cell>
          <table:table-cell table:style-name="ce30" office:value-type="string">
            <text:p>M23(C/C),M24(T/T)</text:p>
          </table:table-cell>
          <table:table-cell table:style-name="ce30" office:value-type="float" office:value="104.0">
            <text:p>104</text:p>
          </table:table-cell>
          <table:table-cell table:style-name="ce30" office:value-type="float" office:value="57.31">
            <text:p>57.31</text:p>
          </table:table-cell>
          <table:table-cell table:style-name="ce30" office:value-type="float" office:value="15.42">
            <text:p>15.42</text:p>
          </table:table-cell>
          <table:table-cell table:style-name="ce29" office:value-type="string">
            <text:p>F-test</text:p>
          </table:table-cell>
          <table:table-cell table:style-name="ce29" office:value-type="float" office:value="4.357">
            <text:p>4.357</text:p>
          </table:table-cell>
          <table:table-cell table:style-name="ce29" office:value-type="float" office:value="0.013">
            <text:p>0.013</text:p>
          </table:table-cell>
          <table:table-cell table:style-name="ce29" office:value-type="string">
            <text:p>no</text:p>
          </table:table-cell>
          <table:table-cell table:style-name="cf1" table:formula="of:=([L215]-[P215])/SQRT((((([M215]^2)*([K215]-1))+(([Q215]^2)*([O215]-1)))/([K215]+[O215])))"/>
          <table:table-cell table:style-name="cf1" table:formula="of:=([L215]-[T215])/SQRT((((([M215]^2)*([K215]-1))+(([U215]^2)*([S215]-1)))/([K215]+[S215])))"/>
          <table:table-cell table:style-name="cf1" table:formula="of:=([P215]-[T215])/SQRT((((([Q215]^2)*([O215]-1))+(([U215]^2)*([S215]-1)))/([O215]+[S215])))"/>
          <table:table-cell table:style-name="ce32"/>
          <table:table-cell table:style-name="ce33" office:value-type="string">
            <text:p>Reitan RM,Wolfson D: The Halstead-Reitan neuropsychological test battery: Theory and clinical interpretation. Neuropsychology Press,Tuscon; 1985.</text:p>
          </table:table-cell>
          <table:table-cell table:style-name="ce29" office:value-type="string">
            <text:p>ANOVA; f-test</text:p>
          </table:table-cell>
          <table:table-cell table:style-name="ce23" table:formula="of:=ROUND(([L215]-((1.96*[M215])/SQRT([K215])));3)"/>
          <table:table-cell table:style-name="ce23" table:formula="of:=ROUND(([L215]+((1.96*[M215])/SQRT([K215])));3)"/>
          <table:table-cell table:style-name="ce23" table:formula="of:=ROUND(([P215]-((1.96*[Q215])/SQRT([O215])));3)"/>
          <table:table-cell table:style-name="ce23" table:formula="of:=ROUND(([P215]+((1.96*[Q215])/SQRT([O215])));3)"/>
          <table:table-cell table:style-name="ce23" table:formula="of:=ROUND(([T215]-((1.96*[U215])/SQRT([S215])));3)"/>
          <table:table-cell table:style-name="ce23" table:formula="of:=ROUND(([T215]+((1.96*[U215])/SQRT([S215])));3)"/>
          <table:table-cell table:number-columns-repeated="987"/>
        </table:table-row>
        <table:table-row table:style-name="ro4">
          <table:table-cell table:style-name="ce24" office:value-type="string">
            <text:p>Nic</text:p>
          </table:table-cell>
          <table:table-cell table:style-name="ce25" office:value-type="string">
            <text:p>z_krug-et-al_g72-semantic-fluency_2011.pdf</text:p>
          </table:table-cell>
          <table:table-cell table:style-name="ce25" office:value-type="float" office:value="2.0336655E7">
            <text:p>20336655</text:p>
          </table:table-cell>
          <table:table-cell table:style-name="ce26" office:value-type="string">
            <text:p>G72 (M23)</text:p>
          </table:table-cell>
          <table:table-cell table:style-name="ce26" office:value-type="string">
            <text:p>rs3918342</text:p>
          </table:table-cell>
          <table:table-cell table:style-name="ce26" office:value-type="string">
            <text:p>MWT-B</text:p>
          </table:table-cell>
          <table:table-cell table:style-name="ce26" office:value-type="string">
            <text:p>Estimated IQ</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table:formula="of:=18+8"/>
          <table:table-cell table:style-name="ce29" office:value-type="float" office:value="112.3">
            <text:p>112.3</text:p>
          </table:table-cell>
          <table:table-cell table:style-name="ce29" office:value-type="float" office:value="11.0">
            <text:p>11</text:p>
          </table:table-cell>
          <table:table-cell table:style-name="ce25" office:value-type="string">
            <text:p>T/C</text:p>
          </table:table-cell>
          <table:table-cell table:style-name="ce25" table:formula="of:=27+13"/>
          <table:table-cell table:style-name="ce25" office:value-type="float" office:value="112.5">
            <text:p>112.5</text:p>
          </table:table-cell>
          <table:table-cell table:style-name="ce25" office:value-type="float" office:value="13.0">
            <text:p>13</text:p>
          </table:table-cell>
          <table:table-cell table:style-name="ce30" office:value-type="string">
            <text:p>T/T</text:p>
          </table:table-cell>
          <table:table-cell table:style-name="ce30" table:formula="of:=18+7"/>
          <table:table-cell table:style-name="ce30" office:value-type="float" office:value="112.1">
            <text:p>112.1</text:p>
          </table:table-cell>
          <table:table-cell table:style-name="ce30" office:value-type="float" office:value="13.1">
            <text:p>13.1</text:p>
          </table:table-cell>
          <table:table-cell table:style-name="ce29" office:value-type="string">
            <text:p>F-test</text:p>
          </table:table-cell>
          <table:table-cell table:style-name="ce29" office:value-type="float" office:value="0.01">
            <text:p>0.01</text:p>
          </table:table-cell>
          <table:table-cell table:style-name="ce29"/>
          <table:table-cell table:style-name="ce29" office:value-type="string">
            <text:p>no</text:p>
          </table:table-cell>
          <table:table-cell table:style-name="cf1" table:formula="of:=([L216]-[P216])/SQRT((((([M216]^2)*([K216]-1))+(([Q216]^2)*([O216]-1)))/([K216]+[O216])))"/>
          <table:table-cell table:style-name="cf1" table:formula="of:=([L216]-[T216])/SQRT((((([M216]^2)*([K216]-1))+(([U216]^2)*([S216]-1)))/([K216]+[S216])))"/>
          <table:table-cell table:style-name="cf1" table:formula="of:=([P216]-[T216])/SQRT((((([Q216]^2)*([O216]-1))+(([U216]^2)*([S216]-1)))/([O216]+[S216])))"/>
          <table:table-cell table:style-name="ce32"/>
          <table:table-cell table:style-name="ce33" office:value-type="string">
            <text:p>Lehrl S,Triebig G,Fischer B (1995): Multiple choice vocabulary</text:p>
            <text:p>test MWT as a valid and short test to estimate premorbid intel-</text:p>
            <text:p>ligence. Acta Neurol Scand 91:335–345.</text:p>
            <text:p/>
          </table:table-cell>
          <table:table-cell table:style-name="ce29" office:value-type="string">
            <text:p>F-test</text:p>
          </table:table-cell>
          <table:table-cell table:style-name="ce23" table:formula="of:=ROUND(([L216]-((1.96*[M216])/SQRT([K216])));3)"/>
          <table:table-cell table:style-name="ce23" table:formula="of:=ROUND(([L216]+((1.96*[M216])/SQRT([K216])));3)"/>
          <table:table-cell table:style-name="ce23" table:formula="of:=ROUND(([P216]-((1.96*[Q216])/SQRT([O216])));3)"/>
          <table:table-cell table:style-name="ce23" table:formula="of:=ROUND(([P216]+((1.96*[Q216])/SQRT([O216])));3)"/>
          <table:table-cell table:style-name="ce23" table:formula="of:=ROUND(([T216]-((1.96*[U216])/SQRT([S216])));3)"/>
          <table:table-cell table:style-name="ce23" table:formula="of:=ROUND(([T216]+((1.96*[U216])/SQRT([S216])));3)"/>
          <table:table-cell table:number-columns-repeated="987"/>
        </table:table-row>
        <table:table-row table:style-name="ro4">
          <table:table-cell table:style-name="ce24" office:value-type="string">
            <text:p>Nic</text:p>
          </table:table-cell>
          <table:table-cell table:style-name="ce25" office:value-type="string">
            <text:p>z_krug-et-al_g72-semantic-fluency_2011.pdf</text:p>
          </table:table-cell>
          <table:table-cell table:style-name="ce25" office:value-type="float" office:value="2.0336655E7">
            <text:p>20336655</text:p>
          </table:table-cell>
          <table:table-cell table:style-name="ce26" office:value-type="string">
            <text:p>G72 (M24)</text:p>
          </table:table-cell>
          <table:table-cell table:style-name="ce26" office:value-type="string">
            <text:p>rs1421292</text:p>
          </table:table-cell>
          <table:table-cell table:style-name="ce26" office:value-type="string">
            <text:p>MWT-B</text:p>
          </table:table-cell>
          <table:table-cell table:style-name="ce26" office:value-type="string">
            <text:p>Estimated IQ</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table:formula="of:=22+6"/>
          <table:table-cell table:style-name="ce29" office:value-type="float" office:value="113.4">
            <text:p>113.4</text:p>
          </table:table-cell>
          <table:table-cell table:style-name="ce29" office:value-type="float" office:value="11.0">
            <text:p>11</text:p>
          </table:table-cell>
          <table:table-cell table:style-name="ce25" office:value-type="string">
            <text:p>A/T</text:p>
          </table:table-cell>
          <table:table-cell table:style-name="ce25" table:formula="of:=23+15"/>
          <table:table-cell table:style-name="ce25" office:value-type="float" office:value="111.6">
            <text:p>111.6</text:p>
          </table:table-cell>
          <table:table-cell table:style-name="ce25" office:value-type="float" office:value="13.1">
            <text:p>13.1</text:p>
          </table:table-cell>
          <table:table-cell table:style-name="ce30" office:value-type="string">
            <text:p>A/A</text:p>
          </table:table-cell>
          <table:table-cell table:style-name="ce30" table:formula="of:=17+7"/>
          <table:table-cell table:style-name="ce30" office:value-type="float" office:value="111.4">
            <text:p>111.4</text:p>
          </table:table-cell>
          <table:table-cell table:style-name="ce30" office:value-type="float" office:value="12.8">
            <text:p>12.8</text:p>
          </table:table-cell>
          <table:table-cell table:style-name="ce29" office:value-type="string">
            <text:p>F-test</text:p>
          </table:table-cell>
          <table:table-cell table:style-name="ce29" office:value-type="float" office:value="0.23">
            <text:p>0.23</text:p>
          </table:table-cell>
          <table:table-cell table:style-name="ce29"/>
          <table:table-cell table:style-name="ce29" office:value-type="string">
            <text:p>no</text:p>
          </table:table-cell>
          <table:table-cell table:style-name="cf1" table:formula="of:=([L217]-[P217])/SQRT((((([M217]^2)*([K217]-1))+(([Q217]^2)*([O217]-1)))/([K217]+[O217])))"/>
          <table:table-cell table:style-name="cf1" table:formula="of:=([L217]-[T217])/SQRT((((([M217]^2)*([K217]-1))+(([U217]^2)*([S217]-1)))/([K217]+[S217])))"/>
          <table:table-cell table:style-name="cf1" table:formula="of:=([P217]-[T217])/SQRT((((([Q217]^2)*([O217]-1))+(([U217]^2)*([S217]-1)))/([O217]+[S217])))"/>
          <table:table-cell table:style-name="ce32"/>
          <table:table-cell table:style-name="ce33" office:value-type="string">
            <text:p>Lehrl S,Triebig G,Fischer B (1995): Multiple choice vocabulary</text:p>
            <text:p>test MWT as a valid and short test to estimate premorbid intel-</text:p>
            <text:p>ligence. Acta Neurol Scand 91:335–345.</text:p>
            <text:p/>
          </table:table-cell>
          <table:table-cell table:style-name="ce29" office:value-type="string">
            <text:p>F-test</text:p>
          </table:table-cell>
          <table:table-cell table:style-name="ce23" table:formula="of:=ROUND(([L217]-((1.96*[M217])/SQRT([K217])));3)"/>
          <table:table-cell table:style-name="ce23" table:formula="of:=ROUND(([L217]+((1.96*[M217])/SQRT([K217])));3)"/>
          <table:table-cell table:style-name="ce23" table:formula="of:=ROUND(([P217]-((1.96*[Q217])/SQRT([O217])));3)"/>
          <table:table-cell table:style-name="ce23" table:formula="of:=ROUND(([P217]+((1.96*[Q217])/SQRT([O217])));3)"/>
          <table:table-cell table:style-name="ce23" table:formula="of:=ROUND(([T217]-((1.96*[U217])/SQRT([S217])));3)"/>
          <table:table-cell table:style-name="ce23" table:formula="of:=ROUND(([T217]+((1.96*[U217])/SQRT([S217])));3)"/>
          <table:table-cell table:number-columns-repeated="987"/>
        </table:table-row>
        <table:table-row table:style-name="ro1">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GRIN2B</text:p>
          </table:table-cell>
          <table:table-cell table:style-name="ce26" office:value-type="string">
            <text:p>rs1806201</text:p>
          </table:table-cell>
          <table:table-cell table:style-name="ce26" office:value-type="string">
            <text:p>Nippold verbal reasoning</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95.0">
            <text:p>195</text:p>
          </table:table-cell>
          <table:table-cell table:style-name="ce29" office:value-type="float" office:value="50.373">
            <text:p>50.373</text:p>
          </table:table-cell>
          <table:table-cell table:style-name="ce29" office:value-type="float" office:value="9.506">
            <text:p>9.506</text:p>
          </table:table-cell>
          <table:table-cell table:style-name="ce25" office:value-type="string">
            <text:p>C/T</text:p>
          </table:table-cell>
          <table:table-cell table:style-name="ce25" office:value-type="float" office:value="296.0">
            <text:p>296</text:p>
          </table:table-cell>
          <table:table-cell table:style-name="ce25" office:value-type="float" office:value="49.833">
            <text:p>49.833</text:p>
          </table:table-cell>
          <table:table-cell table:style-name="ce25" office:value-type="float" office:value="10.034">
            <text:p>10.034</text:p>
          </table:table-cell>
          <table:table-cell table:style-name="ce30" office:value-type="string">
            <text:p>T/T</text:p>
          </table:table-cell>
          <table:table-cell table:style-name="ce30" office:value-type="float" office:value="144.0">
            <text:p>144</text:p>
          </table:table-cell>
          <table:table-cell table:style-name="ce30" office:value-type="float" office:value="49.858">
            <text:p>49.858</text:p>
          </table:table-cell>
          <table:table-cell table:style-name="ce30" office:value-type="float" office:value="10.561">
            <text:p>10.561</text:p>
          </table:table-cell>
          <table:table-cell table:style-name="ce29" office:value-type="string">
            <text:p>Chi-squared</text:p>
          </table:table-cell>
          <table:table-cell table:style-name="ce29" office:value-type="float" office:value="0.13">
            <text:p>0.13</text:p>
          </table:table-cell>
          <table:table-cell table:style-name="ce29" office:value-type="float" office:value="0.937">
            <text:p>0.937</text:p>
          </table:table-cell>
          <table:table-cell table:style-name="ce29"/>
          <table:table-cell table:style-name="cf1" table:formula="of:=([L218]-[P218])/SQRT((((([M218]^2)*([K218]-1))+(([Q218]^2)*([O218]-1)))/([K218]+[O218])))"/>
          <table:table-cell table:style-name="cf1" table:formula="of:=([L218]-[T218])/SQRT((((([M218]^2)*([K218]-1))+(([U218]^2)*([S218]-1)))/([K218]+[S218])))"/>
          <table:table-cell table:style-name="cf1" table:formula="of:=([P218]-[T218])/SQRT((((([Q218]^2)*([O218]-1))+(([U218]^2)*([S218]-1)))/([O218]+[S218])))"/>
          <table:table-cell table:style-name="ce32"/>
          <table:table-cell table:style-name="ce33" office:value-type="string">
            <text:p>Nippold and Sullivan 1987</text:p>
          </table:table-cell>
          <table:table-cell table:style-name="ce29" office:value-type="string">
            <text:p>Chi-squared</text:p>
          </table:table-cell>
          <table:table-cell table:style-name="ce23" table:formula="of:=ROUND(([L218]-((1.96*[M218])/SQRT([K218])));3)"/>
          <table:table-cell table:style-name="ce23" table:formula="of:=ROUND(([L218]+((1.96*[M218])/SQRT([K218])));3)"/>
          <table:table-cell table:style-name="ce23" table:formula="of:=ROUND(([P218]-((1.96*[Q218])/SQRT([O218])));3)"/>
          <table:table-cell table:style-name="ce23" table:formula="of:=ROUND(([P218]+((1.96*[Q218])/SQRT([O218])));3)"/>
          <table:table-cell table:style-name="ce23" table:formula="of:=ROUND(([T218]-((1.96*[U218])/SQRT([S218])));3)"/>
          <table:table-cell table:style-name="ce23" table:formula="of:=ROUND(([T218]+((1.96*[U218])/SQRT([S218])));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GRIN2B</text:p>
          </table:table-cell>
          <table:table-cell table:style-name="ce26" office:value-type="string">
            <text:p>rs1806201</text:p>
          </table:table-cell>
          <table:table-cell table:style-name="ce26" office:value-type="string">
            <text:p>RAVEN</text:p>
          </table:table-cell>
          <table:table-cell table:style-name="ce26" office:value-type="string">
            <text:p>Number correct</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95.0">
            <text:p>195</text:p>
          </table:table-cell>
          <table:table-cell table:style-name="ce29" office:value-type="float" office:value="50.46">
            <text:p>50.46</text:p>
          </table:table-cell>
          <table:table-cell table:style-name="ce29" office:value-type="float" office:value="9.499">
            <text:p>9.499</text:p>
          </table:table-cell>
          <table:table-cell table:style-name="ce25" office:value-type="string">
            <text:p>C/T</text:p>
          </table:table-cell>
          <table:table-cell table:style-name="ce25" office:value-type="float" office:value="296.0">
            <text:p>296</text:p>
          </table:table-cell>
          <table:table-cell table:style-name="ce25" office:value-type="float" office:value="49.702">
            <text:p>49.702</text:p>
          </table:table-cell>
          <table:table-cell table:style-name="ce25" office:value-type="float" office:value="11.095">
            <text:p>11.095</text:p>
          </table:table-cell>
          <table:table-cell table:style-name="ce30" office:value-type="string">
            <text:p>T/T</text:p>
          </table:table-cell>
          <table:table-cell table:style-name="ce30" office:value-type="float" office:value="144.0">
            <text:p>144</text:p>
          </table:table-cell>
          <table:table-cell table:style-name="ce30" office:value-type="float" office:value="49.991">
            <text:p>49.991</text:p>
          </table:table-cell>
          <table:table-cell table:style-name="ce30" office:value-type="float" office:value="8.157">
            <text:p>8.157</text:p>
          </table:table-cell>
          <table:table-cell table:style-name="ce29" office:value-type="string">
            <text:p>Chi-squared</text:p>
          </table:table-cell>
          <table:table-cell table:style-name="ce29" office:value-type="float" office:value="0.779">
            <text:p>0.779</text:p>
          </table:table-cell>
          <table:table-cell table:style-name="ce29" office:value-type="float" office:value="0.677">
            <text:p>0.677</text:p>
          </table:table-cell>
          <table:table-cell table:style-name="ce29"/>
          <table:table-cell table:style-name="cf1" table:formula="of:=([L219]-[P219])/SQRT((((([M219]^2)*([K219]-1))+(([Q219]^2)*([O219]-1)))/([K219]+[O219])))"/>
          <table:table-cell table:style-name="cf1" table:formula="of:=([L219]-[T219])/SQRT((((([M219]^2)*([K219]-1))+(([U219]^2)*([S219]-1)))/([K219]+[S219])))"/>
          <table:table-cell table:style-name="cf1" table:formula="of:=([P219]-[T219])/SQRT((((([Q219]^2)*([O219]-1))+(([U219]^2)*([S219]-1)))/([O219]+[S219])))"/>
          <table:table-cell table:style-name="ce32"/>
          <table:table-cell table:style-name="ce33"/>
          <table:table-cell table:style-name="ce29" office:value-type="string">
            <text:p>Chi-squared</text:p>
          </table:table-cell>
          <table:table-cell table:style-name="ce23" table:formula="of:=ROUND(([L219]-((1.96*[M219])/SQRT([K219])));3)"/>
          <table:table-cell table:style-name="ce23" table:formula="of:=ROUND(([L219]+((1.96*[M219])/SQRT([K219])));3)"/>
          <table:table-cell table:style-name="ce23" table:formula="of:=ROUND(([P219]-((1.96*[Q219])/SQRT([O219])));3)"/>
          <table:table-cell table:style-name="ce23" table:formula="of:=ROUND(([P219]+((1.96*[Q219])/SQRT([O219])));3)"/>
          <table:table-cell table:style-name="ce23" table:formula="of:=ROUND(([T219]-((1.96*[U219])/SQRT([S219])));3)"/>
          <table:table-cell table:style-name="ce23" table:formula="of:=ROUND(([T219]+((1.96*[U219])/SQRT([S219])));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1.1979061E7">
            <text:p>11979061</text:p>
          </table:table-cell>
          <table:table-cell table:style-name="ce26" office:value-type="string">
            <text:p>GRIN2B</text:p>
          </table:table-cell>
          <table:table-cell table:style-name="ce26" office:value-type="string">
            <text:p>rs1806201</text:p>
          </table:table-cell>
          <table:table-cell table:style-name="ce26" office:value-type="string">
            <text:p>WAIS</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24.0">
            <text:p>24</text:p>
          </table:table-cell>
          <table:table-cell table:style-name="ce29" office:value-type="float" office:value="109.0">
            <text:p>109</text:p>
          </table:table-cell>
          <table:table-cell table:style-name="ce29" office:value-type="float" office:value="11.2">
            <text:p>11.2</text:p>
          </table:table-cell>
          <table:table-cell table:style-name="ce25" office:value-type="string">
            <text:p>C/T</text:p>
          </table:table-cell>
          <table:table-cell table:style-name="ce25" office:value-type="float" office:value="57.0">
            <text:p>57</text:p>
          </table:table-cell>
          <table:table-cell table:style-name="ce25" office:value-type="float" office:value="111.6">
            <text:p>111.6</text:p>
          </table:table-cell>
          <table:table-cell table:style-name="ce25" office:value-type="float" office:value="12.0">
            <text:p>12</text:p>
          </table:table-cell>
          <table:table-cell table:style-name="ce30" office:value-type="string">
            <text:p>T/T</text:p>
          </table:table-cell>
          <table:table-cell table:style-name="ce30" office:value-type="float" office:value="31.0">
            <text:p>31</text:p>
          </table:table-cell>
          <table:table-cell table:style-name="ce30" office:value-type="float" office:value="111.5">
            <text:p>111.5</text:p>
          </table:table-cell>
          <table:table-cell table:style-name="ce30" office:value-type="float" office:value="10.9">
            <text:p>10.9</text:p>
          </table:table-cell>
          <table:table-cell table:number-columns-repeated="2" table:style-name="ce29"/>
          <table:table-cell table:style-name="ce29" office:value-type="float" office:value="0.631">
            <text:p>0.631</text:p>
          </table:table-cell>
          <table:table-cell table:style-name="ce29"/>
          <table:table-cell table:style-name="cf1" table:formula="of:=([L220]-[P220])/SQRT((((([M220]^2)*([K220]-1))+(([Q220]^2)*([O220]-1)))/([K220]+[O220])))"/>
          <table:table-cell table:style-name="cf1" table:formula="of:=([L220]-[T220])/SQRT((((([M220]^2)*([K220]-1))+(([U220]^2)*([S220]-1)))/([K220]+[S220])))"/>
          <table:table-cell table:style-name="cf1" table:formula="of:=([P220]-[T220])/SQRT((((([Q220]^2)*([O220]-1))+(([U220]^2)*([S220]-1)))/([O220]+[S220])))"/>
          <table:table-cell table:style-name="ce32"/>
          <table:table-cell table:style-name="ce33"/>
          <table:table-cell table:style-name="ce29"/>
          <table:table-cell table:style-name="ce23" table:formula="of:=ROUND(([L220]-((1.96*[M220])/SQRT([K220])));3)"/>
          <table:table-cell table:style-name="ce23" table:formula="of:=ROUND(([L220]+((1.96*[M220])/SQRT([K220])));3)"/>
          <table:table-cell table:style-name="ce23" table:formula="of:=ROUND(([P220]-((1.96*[Q220])/SQRT([O220])));3)"/>
          <table:table-cell table:style-name="ce23" table:formula="of:=ROUND(([P220]+((1.96*[Q220])/SQRT([O220])));3)"/>
          <table:table-cell table:style-name="ce23" table:formula="of:=ROUND(([T220]-((1.96*[U220])/SQRT([S220])));3)"/>
          <table:table-cell table:style-name="ce23" table:formula="of:=ROUND(([T220]+((1.96*[U220])/SQRT([S220])));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1.1979061E7">
            <text:p>11979061</text:p>
          </table:table-cell>
          <table:table-cell table:style-name="ce26" office:value-type="string">
            <text:p>GRIN2B</text:p>
          </table:table-cell>
          <table:table-cell table:style-name="ce26" office:value-type="string">
            <text:p>rs1806201</text:p>
          </table:table-cell>
          <table:table-cell table:style-name="ce26" office:value-type="string">
            <text:p>WAIS</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24.0">
            <text:p>24</text:p>
          </table:table-cell>
          <table:table-cell table:style-name="ce29" office:value-type="float" office:value="104.1">
            <text:p>104.1</text:p>
          </table:table-cell>
          <table:table-cell table:style-name="ce29" office:value-type="float" office:value="13.2">
            <text:p>13.2</text:p>
          </table:table-cell>
          <table:table-cell table:style-name="ce25" office:value-type="string">
            <text:p>C/T</text:p>
          </table:table-cell>
          <table:table-cell table:style-name="ce25" office:value-type="float" office:value="57.0">
            <text:p>57</text:p>
          </table:table-cell>
          <table:table-cell table:style-name="ce25" office:value-type="float" office:value="107.7">
            <text:p>107.7</text:p>
          </table:table-cell>
          <table:table-cell table:style-name="ce25" office:value-type="float" office:value="15.0">
            <text:p>15</text:p>
          </table:table-cell>
          <table:table-cell table:style-name="ce30" office:value-type="string">
            <text:p>T/T</text:p>
          </table:table-cell>
          <table:table-cell table:style-name="ce30" office:value-type="float" office:value="31.0">
            <text:p>31</text:p>
          </table:table-cell>
          <table:table-cell table:style-name="ce30" office:value-type="float" office:value="105.7">
            <text:p>105.7</text:p>
          </table:table-cell>
          <table:table-cell table:style-name="ce30" office:value-type="float" office:value="14.9">
            <text:p>14.9</text:p>
          </table:table-cell>
          <table:table-cell table:number-columns-repeated="2" table:style-name="ce29"/>
          <table:table-cell table:style-name="ce29" office:value-type="float" office:value="0.576">
            <text:p>0.576</text:p>
          </table:table-cell>
          <table:table-cell table:style-name="ce29"/>
          <table:table-cell table:style-name="cf1" table:formula="of:=([L221]-[P221])/SQRT((((([M221]^2)*([K221]-1))+(([Q221]^2)*([O221]-1)))/([K221]+[O221])))"/>
          <table:table-cell table:style-name="cf1" table:formula="of:=([L221]-[T221])/SQRT((((([M221]^2)*([K221]-1))+(([U221]^2)*([S221]-1)))/([K221]+[S221])))"/>
          <table:table-cell table:style-name="cf1" table:formula="of:=([P221]-[T221])/SQRT((((([Q221]^2)*([O221]-1))+(([U221]^2)*([S221]-1)))/([O221]+[S221])))"/>
          <table:table-cell table:style-name="ce32"/>
          <table:table-cell table:style-name="ce33"/>
          <table:table-cell table:style-name="ce29"/>
          <table:table-cell table:style-name="ce23" table:formula="of:=ROUND(([L221]-((1.96*[M221])/SQRT([K221])));3)"/>
          <table:table-cell table:style-name="ce23" table:formula="of:=ROUND(([L221]+((1.96*[M221])/SQRT([K221])));3)"/>
          <table:table-cell table:style-name="ce23" table:formula="of:=ROUND(([P221]-((1.96*[Q221])/SQRT([O221])));3)"/>
          <table:table-cell table:style-name="ce23" table:formula="of:=ROUND(([P221]+((1.96*[Q221])/SQRT([O221])));3)"/>
          <table:table-cell table:style-name="ce23" table:formula="of:=ROUND(([T221]-((1.96*[U221])/SQRT([S221])));3)"/>
          <table:table-cell table:style-name="ce23" table:formula="of:=ROUND(([T221]+((1.96*[U221])/SQRT([S221])));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1.1979061E7">
            <text:p>11979061</text:p>
          </table:table-cell>
          <table:table-cell table:style-name="ce26" office:value-type="string">
            <text:p>GRIN2B</text:p>
          </table:table-cell>
          <table:table-cell table:style-name="ce41" office:value-type="string">
            <text:p>rs1806201</text:p>
          </table:table-cell>
          <table:table-cell table:style-name="ce26" office:value-type="string">
            <text:p>WAIS</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24.0">
            <text:p>24</text:p>
          </table:table-cell>
          <table:table-cell table:style-name="ce29" office:value-type="float" office:value="110.8">
            <text:p>110.8</text:p>
          </table:table-cell>
          <table:table-cell table:style-name="ce29" office:value-type="float" office:value="11.4">
            <text:p>11.4</text:p>
          </table:table-cell>
          <table:table-cell table:style-name="ce25" office:value-type="string">
            <text:p>C/T</text:p>
          </table:table-cell>
          <table:table-cell table:style-name="ce25" office:value-type="float" office:value="57.0">
            <text:p>57</text:p>
          </table:table-cell>
          <table:table-cell table:style-name="ce25" office:value-type="float" office:value="112.2">
            <text:p>112.2</text:p>
          </table:table-cell>
          <table:table-cell table:style-name="ce25" office:value-type="float" office:value="10.5">
            <text:p>10.5</text:p>
          </table:table-cell>
          <table:table-cell table:style-name="ce30" office:value-type="string">
            <text:p>T/T</text:p>
          </table:table-cell>
          <table:table-cell table:style-name="ce30" office:value-type="float" office:value="31.0">
            <text:p>31</text:p>
          </table:table-cell>
          <table:table-cell table:style-name="ce30" office:value-type="float" office:value="113.3">
            <text:p>113.3</text:p>
          </table:table-cell>
          <table:table-cell table:style-name="ce30" office:value-type="float" office:value="9.4">
            <text:p>9.4</text:p>
          </table:table-cell>
          <table:table-cell table:number-columns-repeated="2" table:style-name="ce29"/>
          <table:table-cell table:style-name="ce29" office:value-type="float" office:value="0.68">
            <text:p>0.68</text:p>
          </table:table-cell>
          <table:table-cell table:style-name="ce29"/>
          <table:table-cell table:style-name="cf1" table:formula="of:=([L222]-[P222])/SQRT((((([M222]^2)*([K222]-1))+(([Q222]^2)*([O222]-1)))/([K222]+[O222])))"/>
          <table:table-cell table:style-name="cf1" table:formula="of:=([L222]-[T222])/SQRT((((([M222]^2)*([K222]-1))+(([U222]^2)*([S222]-1)))/([K222]+[S222])))"/>
          <table:table-cell table:style-name="cf1" table:formula="of:=([P222]-[T222])/SQRT((((([Q222]^2)*([O222]-1))+(([U222]^2)*([S222]-1)))/([O222]+[S222])))"/>
          <table:table-cell table:style-name="ce32"/>
          <table:table-cell table:style-name="ce33"/>
          <table:table-cell table:style-name="ce29"/>
          <table:table-cell table:style-name="ce23" table:formula="of:=ROUND(([L222]-((1.96*[M222])/SQRT([K222])));3)"/>
          <table:table-cell table:style-name="ce23" table:formula="of:=ROUND(([L222]+((1.96*[M222])/SQRT([K222])));3)"/>
          <table:table-cell table:style-name="ce23" table:formula="of:=ROUND(([P222]-((1.96*[Q222])/SQRT([O222])));3)"/>
          <table:table-cell table:style-name="ce23" table:formula="of:=ROUND(([P222]+((1.96*[Q222])/SQRT([O222])));3)"/>
          <table:table-cell table:style-name="ce23" table:formula="of:=ROUND(([T222]-((1.96*[U222])/SQRT([S222])));3)"/>
          <table:table-cell table:style-name="ce23" table:formula="of:=ROUND(([T222]+((1.96*[U222])/SQRT([S222])));3)"/>
          <table:table-cell table:number-columns-repeated="987"/>
        </table:table-row>
        <table:table-row table:style-name="ro1">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GRM1</text:p>
          </table:table-cell>
          <table:table-cell table:style-name="ce41" office:value-type="string">
            <text:p>rs6923492</text:p>
          </table:table-cell>
          <table:table-cell table:style-name="ce26" office:value-type="string">
            <text:p>Nippold verbal reasoning</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08.0">
            <text:p>108</text:p>
          </table:table-cell>
          <table:table-cell table:style-name="ce29" office:value-type="float" office:value="49.829">
            <text:p>49.829</text:p>
          </table:table-cell>
          <table:table-cell table:style-name="ce29" office:value-type="float" office:value="9.892">
            <text:p>9.892</text:p>
          </table:table-cell>
          <table:table-cell table:style-name="ce25" office:value-type="string">
            <text:p>C/T</text:p>
          </table:table-cell>
          <table:table-cell table:style-name="ce25" office:value-type="float" office:value="341.0">
            <text:p>341</text:p>
          </table:table-cell>
          <table:table-cell table:style-name="ce25" office:value-type="float" office:value="49.449">
            <text:p>49.449</text:p>
          </table:table-cell>
          <table:table-cell table:style-name="ce25" office:value-type="float" office:value="9.954">
            <text:p>9.954</text:p>
          </table:table-cell>
          <table:table-cell table:style-name="ce30" office:value-type="string">
            <text:p>T/T</text:p>
          </table:table-cell>
          <table:table-cell table:style-name="ce30" office:value-type="float" office:value="223.0">
            <text:p>223</text:p>
          </table:table-cell>
          <table:table-cell table:style-name="ce30" office:value-type="float" office:value="50.92">
            <text:p>50.92</text:p>
          </table:table-cell>
          <table:table-cell table:style-name="ce30" office:value-type="float" office:value="10.107">
            <text:p>10.107</text:p>
          </table:table-cell>
          <table:table-cell table:style-name="ce29" office:value-type="string">
            <text:p>Chi-squared</text:p>
          </table:table-cell>
          <table:table-cell table:style-name="ce29" office:value-type="float" office:value="3.272">
            <text:p>3.272</text:p>
          </table:table-cell>
          <table:table-cell table:style-name="ce29" office:value-type="float" office:value="0.195">
            <text:p>0.195</text:p>
          </table:table-cell>
          <table:table-cell table:style-name="ce29"/>
          <table:table-cell table:style-name="cf1" table:formula="of:=([L223]-[P223])/SQRT((((([M223]^2)*([K223]-1))+(([Q223]^2)*([O223]-1)))/([K223]+[O223])))"/>
          <table:table-cell table:style-name="cf1" table:formula="of:=([L223]-[T223])/SQRT((((([M223]^2)*([K223]-1))+(([U223]^2)*([S223]-1)))/([K223]+[S223])))"/>
          <table:table-cell table:style-name="cf1" table:formula="of:=([P223]-[T223])/SQRT((((([Q223]^2)*([O223]-1))+(([U223]^2)*([S223]-1)))/([O223]+[S223])))"/>
          <table:table-cell table:style-name="ce32"/>
          <table:table-cell table:style-name="ce33" office:value-type="string">
            <text:p>Nippold and Sullivan 1987</text:p>
          </table:table-cell>
          <table:table-cell table:style-name="ce29" office:value-type="string">
            <text:p>Chi-squared</text:p>
          </table:table-cell>
          <table:table-cell table:style-name="ce23" table:formula="of:=ROUND(([L223]-((1.96*[M223])/SQRT([K223])));3)"/>
          <table:table-cell table:style-name="ce23" table:formula="of:=ROUND(([L223]+((1.96*[M223])/SQRT([K223])));3)"/>
          <table:table-cell table:style-name="ce23" table:formula="of:=ROUND(([P223]-((1.96*[Q223])/SQRT([O223])));3)"/>
          <table:table-cell table:style-name="ce23" table:formula="of:=ROUND(([P223]+((1.96*[Q223])/SQRT([O223])));3)"/>
          <table:table-cell table:style-name="ce23" table:formula="of:=ROUND(([T223]-((1.96*[U223])/SQRT([S223])));3)"/>
          <table:table-cell table:style-name="ce23" table:formula="of:=ROUND(([T223]+((1.96*[U223])/SQRT([S223])));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GRM1</text:p>
          </table:table-cell>
          <table:table-cell table:style-name="ce41" office:value-type="string">
            <text:p>rs6923492</text:p>
          </table:table-cell>
          <table:table-cell table:style-name="ce26" office:value-type="string">
            <text:p>RAVEN</text:p>
          </table:table-cell>
          <table:table-cell table:style-name="ce26" office:value-type="string">
            <text:p>Number correct</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08.0">
            <text:p>108</text:p>
          </table:table-cell>
          <table:table-cell table:style-name="ce29" office:value-type="float" office:value="51.42">
            <text:p>51.42</text:p>
          </table:table-cell>
          <table:table-cell table:style-name="ce29" office:value-type="float" office:value="7.702">
            <text:p>7.702</text:p>
          </table:table-cell>
          <table:table-cell table:style-name="ce25" office:value-type="string">
            <text:p>C/T</text:p>
          </table:table-cell>
          <table:table-cell table:style-name="ce25" office:value-type="float" office:value="341.0">
            <text:p>341</text:p>
          </table:table-cell>
          <table:table-cell table:style-name="ce25" office:value-type="float" office:value="49.883">
            <text:p>49.883</text:p>
          </table:table-cell>
          <table:table-cell table:style-name="ce25" office:value-type="float" office:value="9.552">
            <text:p>9.552</text:p>
          </table:table-cell>
          <table:table-cell table:style-name="ce30" office:value-type="string">
            <text:p>T/T</text:p>
          </table:table-cell>
          <table:table-cell table:style-name="ce30" office:value-type="float" office:value="223.0">
            <text:p>223</text:p>
          </table:table-cell>
          <table:table-cell table:style-name="ce30" office:value-type="float" office:value="49.492">
            <text:p>49.492</text:p>
          </table:table-cell>
          <table:table-cell table:style-name="ce30" office:value-type="float" office:value="11.518">
            <text:p>11.518</text:p>
          </table:table-cell>
          <table:table-cell table:style-name="ce29" office:value-type="string">
            <text:p>Chi-squared</text:p>
          </table:table-cell>
          <table:table-cell table:style-name="ce29" office:value-type="float" office:value="0.958">
            <text:p>0.958</text:p>
          </table:table-cell>
          <table:table-cell table:style-name="ce29" office:value-type="float" office:value="0.619">
            <text:p>0.619</text:p>
          </table:table-cell>
          <table:table-cell table:style-name="ce29"/>
          <table:table-cell table:style-name="cf1" table:formula="of:=([L224]-[P224])/SQRT((((([M224]^2)*([K224]-1))+(([Q224]^2)*([O224]-1)))/([K224]+[O224])))"/>
          <table:table-cell table:style-name="cf1" table:formula="of:=([L224]-[T224])/SQRT((((([M224]^2)*([K224]-1))+(([U224]^2)*([S224]-1)))/([K224]+[S224])))"/>
          <table:table-cell table:style-name="cf1" table:formula="of:=([P224]-[T224])/SQRT((((([Q224]^2)*([O224]-1))+(([U224]^2)*([S224]-1)))/([O224]+[S224])))"/>
          <table:table-cell table:style-name="ce32"/>
          <table:table-cell table:style-name="ce33"/>
          <table:table-cell table:style-name="ce29" office:value-type="string">
            <text:p>Chi-squared</text:p>
          </table:table-cell>
          <table:table-cell table:style-name="ce23" table:formula="of:=ROUND(([L224]-((1.96*[M224])/SQRT([K224])));3)"/>
          <table:table-cell table:style-name="ce23" table:formula="of:=ROUND(([L224]+((1.96*[M224])/SQRT([K224])));3)"/>
          <table:table-cell table:style-name="ce23" table:formula="of:=ROUND(([P224]-((1.96*[Q224])/SQRT([O224])));3)"/>
          <table:table-cell table:style-name="ce23" table:formula="of:=ROUND(([P224]+((1.96*[Q224])/SQRT([O224])));3)"/>
          <table:table-cell table:style-name="ce23" table:formula="of:=ROUND(([T224]-((1.96*[U224])/SQRT([S224])));3)"/>
          <table:table-cell table:style-name="ce23" table:formula="of:=ROUND(([T224]+((1.96*[U224])/SQRT([S224])));3)"/>
          <table:table-cell table:number-columns-repeated="987"/>
        </table:table-row>
        <table:table-row table:style-name="ro8">
          <table:table-cell table:style-name="ce24" office:value-type="string">
            <text:p>Nic</text:p>
          </table:table-cell>
          <table:table-cell table:style-name="ce25" office:value-type="string">
            <text:p>S146114570800905Xa.pdf</text:p>
          </table:table-cell>
          <table:table-cell table:style-name="ce25" office:value-type="float" office:value="1.8611292E7">
            <text:p>18611292</text:p>
          </table:table-cell>
          <table:table-cell table:style-name="ce26" office:value-type="string">
            <text:p>HTR2A</text:p>
          </table:table-cell>
          <table:table-cell table:style-name="ce26" office:value-type="string">
            <text:p>rs6314</text:p>
          </table:table-cell>
          <table:table-cell table:style-name="ce26" office:value-type="string">
            <text:p>Letter cancellation test </text:p>
          </table:table-cell>
          <table:table-cell table:style-name="ce26" office:value-type="string">
            <text:p>Attention/executive functions (performance score)</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13.0">
            <text:p>113</text:p>
          </table:table-cell>
          <table:table-cell table:style-name="ce29" office:value-type="float" office:value="177.8">
            <text:p>177.8</text:p>
          </table:table-cell>
          <table:table-cell table:style-name="ce29" office:value-type="float" office:value="41.0">
            <text:p>41</text:p>
          </table:table-cell>
          <table:table-cell table:style-name="ce25" office:value-type="string">
            <text:p>C/T</text:p>
          </table:table-cell>
          <table:table-cell table:style-name="ce25" office:value-type="float" office:value="20.0">
            <text:p>20</text:p>
          </table:table-cell>
          <table:table-cell table:style-name="ce25" office:value-type="float" office:value="169.4">
            <text:p>169.4</text:p>
          </table:table-cell>
          <table:table-cell table:style-name="ce25" office:value-type="float" office:value="35.7">
            <text:p>35.7</text:p>
          </table:table-cell>
          <table:table-cell table:number-columns-repeated="4" table:style-name="ce30"/>
          <table:table-cell table:style-name="ce29" office:value-type="string">
            <text:p>T-test</text:p>
          </table:table-cell>
          <table:table-cell table:style-name="ce29" office:value-type="float" office:value="0.84">
            <text:p>0.84</text:p>
          </table:table-cell>
          <table:table-cell table:style-name="ce29" office:value-type="float" office:value="0.406">
            <text:p>0.406</text:p>
          </table:table-cell>
          <table:table-cell table:style-name="ce29" office:value-type="string">
            <text:p>no</text:p>
          </table:table-cell>
          <table:table-cell table:style-name="cf1" table:formula="of:=([L225]-[P225])/SQRT((((([M225]^2)*([K225]-1))+(([Q225]^2)*([O225]-1)))/([K225]+[O225])))"/>
          <table:table-cell table:style-name="cf1"/>
          <table:table-cell table:style-name="cf1"/>
          <table:table-cell table:style-name="ce32"/>
          <table:table-cell table:style-name="ce33"/>
          <table:table-cell table:style-name="ce29" office:value-type="string">
            <text:p>T-test</text:p>
          </table:table-cell>
          <table:table-cell table:style-name="ce23" table:formula="of:=ROUND(([L225]-((1.96*[M225])/SQRT([K225])));3)"/>
          <table:table-cell table:style-name="ce23" table:formula="of:=ROUND(([L225]+((1.96*[M225])/SQRT([K225])));3)"/>
          <table:table-cell table:style-name="ce23" table:formula="of:=ROUND(([P225]-((1.96*[Q225])/SQRT([O225])));3)"/>
          <table:table-cell table:style-name="ce23" table:formula="of:=ROUND(([P225]+((1.96*[Q225])/SQRT([O225])));3)"/>
          <table:table-cell table:number-columns-repeated="989"/>
        </table:table-row>
        <table:table-row table:style-name="ro1">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HTR2A</text:p>
          </table:table-cell>
          <table:table-cell table:style-name="ce26" office:value-type="string">
            <text:p>rs4941573</text:p>
          </table:table-cell>
          <table:table-cell table:style-name="ce26" office:value-type="string">
            <text:p>Nippold verbal reasoning</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46.0">
            <text:p>146</text:p>
          </table:table-cell>
          <table:table-cell table:style-name="ce29" office:value-type="float" office:value="49.212">
            <text:p>49.212</text:p>
          </table:table-cell>
          <table:table-cell table:style-name="ce29" office:value-type="float" office:value="9.863">
            <text:p>9.863</text:p>
          </table:table-cell>
          <table:table-cell table:style-name="ce25" office:value-type="string">
            <text:p>A/G</text:p>
          </table:table-cell>
          <table:table-cell table:style-name="ce25" office:value-type="float" office:value="358.0">
            <text:p>358</text:p>
          </table:table-cell>
          <table:table-cell table:style-name="ce25" office:value-type="float" office:value="50.397">
            <text:p>50.397</text:p>
          </table:table-cell>
          <table:table-cell table:style-name="ce25" office:value-type="float" office:value="9.865">
            <text:p>9.865</text:p>
          </table:table-cell>
          <table:table-cell table:style-name="ce30" office:value-type="string">
            <text:p>G/G</text:p>
          </table:table-cell>
          <table:table-cell table:style-name="ce30" office:value-type="float" office:value="167.0">
            <text:p>167</text:p>
          </table:table-cell>
          <table:table-cell table:style-name="ce30" office:value-type="float" office:value="49.818">
            <text:p>49.818</text:p>
          </table:table-cell>
          <table:table-cell table:style-name="ce30" office:value-type="float" office:value="10.428">
            <text:p>10.428</text:p>
          </table:table-cell>
          <table:table-cell table:style-name="ce29" office:value-type="string">
            <text:p>Chi-squared</text:p>
          </table:table-cell>
          <table:table-cell table:style-name="ce29" office:value-type="float" office:value="1.861">
            <text:p>1.861</text:p>
          </table:table-cell>
          <table:table-cell table:style-name="ce29" office:value-type="float" office:value="0.394">
            <text:p>0.394</text:p>
          </table:table-cell>
          <table:table-cell table:style-name="ce29"/>
          <table:table-cell table:style-name="cf1" table:formula="of:=([L226]-[P226])/SQRT((((([M226]^2)*([K226]-1))+(([Q226]^2)*([O226]-1)))/([K226]+[O226])))"/>
          <table:table-cell table:style-name="cf1" table:formula="of:=([L226]-[T226])/SQRT((((([M226]^2)*([K226]-1))+(([U226]^2)*([S226]-1)))/([K226]+[S226])))"/>
          <table:table-cell table:style-name="cf1" table:formula="of:=([P226]-[T226])/SQRT((((([Q226]^2)*([O226]-1))+(([U226]^2)*([S226]-1)))/([O226]+[S226])))"/>
          <table:table-cell table:style-name="ce32"/>
          <table:table-cell table:style-name="ce33" office:value-type="string">
            <text:p>Nippold and Sullivan 1987</text:p>
          </table:table-cell>
          <table:table-cell table:style-name="ce29" office:value-type="string">
            <text:p>Chi-squared</text:p>
          </table:table-cell>
          <table:table-cell table:style-name="ce23" table:formula="of:=ROUND(([L226]-((1.96*[M226])/SQRT([K226])));3)"/>
          <table:table-cell table:style-name="ce23" table:formula="of:=ROUND(([L226]+((1.96*[M226])/SQRT([K226])));3)"/>
          <table:table-cell table:style-name="ce23" table:formula="of:=ROUND(([P226]-((1.96*[Q226])/SQRT([O226])));3)"/>
          <table:table-cell table:style-name="ce23" table:formula="of:=ROUND(([P226]+((1.96*[Q226])/SQRT([O226])));3)"/>
          <table:table-cell table:style-name="ce23" table:formula="of:=ROUND(([T226]-((1.96*[U226])/SQRT([S226])));3)"/>
          <table:table-cell table:style-name="ce23" table:formula="of:=ROUND(([T226]+((1.96*[U226])/SQRT([S226])));3)"/>
          <table:table-cell table:number-columns-repeated="987"/>
        </table:table-row>
        <table:table-row table:style-name="ro1">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HTR2A</text:p>
          </table:table-cell>
          <table:table-cell table:style-name="ce41" office:value-type="string">
            <text:p>rs6313</text:p>
          </table:table-cell>
          <table:table-cell table:style-name="ce26" office:value-type="string">
            <text:p>Nippold verbal reasoning</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office:value-type="float" office:value="162.0">
            <text:p>162</text:p>
          </table:table-cell>
          <table:table-cell table:style-name="ce29" office:value-type="float" office:value="48.907">
            <text:p>48.907</text:p>
          </table:table-cell>
          <table:table-cell table:style-name="ce29" office:value-type="float" office:value="11.166">
            <text:p>11.166</text:p>
          </table:table-cell>
          <table:table-cell table:style-name="ce25" office:value-type="string">
            <text:p>T/C</text:p>
          </table:table-cell>
          <table:table-cell table:style-name="ce25" office:value-type="float" office:value="321.0">
            <text:p>321</text:p>
          </table:table-cell>
          <table:table-cell table:style-name="ce25" office:value-type="float" office:value="50.803">
            <text:p>50.803</text:p>
          </table:table-cell>
          <table:table-cell table:style-name="ce25" office:value-type="float" office:value="9.596">
            <text:p>9.596</text:p>
          </table:table-cell>
          <table:table-cell table:style-name="ce30" office:value-type="string">
            <text:p>C/C</text:p>
          </table:table-cell>
          <table:table-cell table:style-name="ce30" office:value-type="float" office:value="127.0">
            <text:p>127</text:p>
          </table:table-cell>
          <table:table-cell table:style-name="ce30" office:value-type="float" office:value="49.223">
            <text:p>49.223</text:p>
          </table:table-cell>
          <table:table-cell table:style-name="ce30" office:value-type="float" office:value="9.308">
            <text:p>9.308</text:p>
          </table:table-cell>
          <table:table-cell table:style-name="ce29" office:value-type="string">
            <text:p>Chi-squared</text:p>
          </table:table-cell>
          <table:table-cell table:style-name="ce29" office:value-type="float" office:value="4.33">
            <text:p>4.33</text:p>
          </table:table-cell>
          <table:table-cell table:style-name="ce29" office:value-type="float" office:value="0.115">
            <text:p>0.115</text:p>
          </table:table-cell>
          <table:table-cell table:style-name="ce29"/>
          <table:table-cell table:style-name="cf1" table:formula="of:=([L227]-[P227])/SQRT((((([M227]^2)*([K227]-1))+(([Q227]^2)*([O227]-1)))/([K227]+[O227])))"/>
          <table:table-cell table:style-name="cf1" table:formula="of:=([L227]-[T227])/SQRT((((([M227]^2)*([K227]-1))+(([U227]^2)*([S227]-1)))/([K227]+[S227])))"/>
          <table:table-cell table:style-name="cf1" table:formula="of:=([P227]-[T227])/SQRT((((([Q227]^2)*([O227]-1))+(([U227]^2)*([S227]-1)))/([O227]+[S227])))"/>
          <table:table-cell table:style-name="ce32" office:value-type="string">
            <text:p>T102C → rs6313</text:p>
          </table:table-cell>
          <table:table-cell table:style-name="ce33" office:value-type="string">
            <text:p>Nippold and Sullivan 1987</text:p>
          </table:table-cell>
          <table:table-cell table:style-name="ce29" office:value-type="string">
            <text:p>Chi-squared</text:p>
          </table:table-cell>
          <table:table-cell table:style-name="ce23" table:formula="of:=ROUND(([L227]-((1.96*[M227])/SQRT([K227])));3)"/>
          <table:table-cell table:style-name="ce23" table:formula="of:=ROUND(([L227]+((1.96*[M227])/SQRT([K227])));3)"/>
          <table:table-cell table:style-name="ce23" table:formula="of:=ROUND(([P227]-((1.96*[Q227])/SQRT([O227])));3)"/>
          <table:table-cell table:style-name="ce23" table:formula="of:=ROUND(([P227]+((1.96*[Q227])/SQRT([O227])));3)"/>
          <table:table-cell table:style-name="ce23" table:formula="of:=ROUND(([T227]-((1.96*[U227])/SQRT([S227])));3)"/>
          <table:table-cell table:style-name="ce23" table:formula="of:=ROUND(([T227]+((1.96*[U227])/SQRT([S227])));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HTR2A</text:p>
          </table:table-cell>
          <table:table-cell table:style-name="ce26" office:value-type="string">
            <text:p>rs4941573</text:p>
          </table:table-cell>
          <table:table-cell table:style-name="ce26" office:value-type="string">
            <text:p>RAVEN</text:p>
          </table:table-cell>
          <table:table-cell table:style-name="ce26" office:value-type="string">
            <text:p>Number correct</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46.0">
            <text:p>146</text:p>
          </table:table-cell>
          <table:table-cell table:style-name="ce29" office:value-type="float" office:value="49.53">
            <text:p>49.53</text:p>
          </table:table-cell>
          <table:table-cell table:style-name="ce29" office:value-type="float" office:value="9.771">
            <text:p>9.771</text:p>
          </table:table-cell>
          <table:table-cell table:style-name="ce25" office:value-type="string">
            <text:p>A/G</text:p>
          </table:table-cell>
          <table:table-cell table:style-name="ce25" office:value-type="float" office:value="358.0">
            <text:p>358</text:p>
          </table:table-cell>
          <table:table-cell table:style-name="ce25" office:value-type="float" office:value="50.519">
            <text:p>50.519</text:p>
          </table:table-cell>
          <table:table-cell table:style-name="ce25" office:value-type="float" office:value="9.945">
            <text:p>9.945</text:p>
          </table:table-cell>
          <table:table-cell table:style-name="ce30" office:value-type="string">
            <text:p>G/G</text:p>
          </table:table-cell>
          <table:table-cell table:style-name="ce30" office:value-type="float" office:value="167.0">
            <text:p>167</text:p>
          </table:table-cell>
          <table:table-cell table:style-name="ce30" office:value-type="float" office:value="49.299">
            <text:p>49.299</text:p>
          </table:table-cell>
          <table:table-cell table:style-name="ce30" office:value-type="float" office:value="10.307">
            <text:p>10.307</text:p>
          </table:table-cell>
          <table:table-cell table:style-name="ce29" office:value-type="string">
            <text:p>Chi-squared</text:p>
          </table:table-cell>
          <table:table-cell table:style-name="ce29" office:value-type="float" office:value="3.257">
            <text:p>3.257</text:p>
          </table:table-cell>
          <table:table-cell table:style-name="ce29" office:value-type="float" office:value="0.196">
            <text:p>0.196</text:p>
          </table:table-cell>
          <table:table-cell table:style-name="ce29"/>
          <table:table-cell table:style-name="cf1" table:formula="of:=([L228]-[P228])/SQRT((((([M228]^2)*([K228]-1))+(([Q228]^2)*([O228]-1)))/([K228]+[O228])))"/>
          <table:table-cell table:style-name="cf1" table:formula="of:=([L228]-[T228])/SQRT((((([M228]^2)*([K228]-1))+(([U228]^2)*([S228]-1)))/([K228]+[S228])))"/>
          <table:table-cell table:style-name="cf1" table:formula="of:=([P228]-[T228])/SQRT((((([Q228]^2)*([O228]-1))+(([U228]^2)*([S228]-1)))/([O228]+[S228])))"/>
          <table:table-cell table:style-name="ce32"/>
          <table:table-cell table:style-name="ce33"/>
          <table:table-cell table:style-name="ce29" office:value-type="string">
            <text:p>Chi-squared</text:p>
          </table:table-cell>
          <table:table-cell table:style-name="ce23" table:formula="of:=ROUND(([L228]-((1.96*[M228])/SQRT([K228])));3)"/>
          <table:table-cell table:style-name="ce23" table:formula="of:=ROUND(([L228]+((1.96*[M228])/SQRT([K228])));3)"/>
          <table:table-cell table:style-name="ce23" table:formula="of:=ROUND(([P228]-((1.96*[Q228])/SQRT([O228])));3)"/>
          <table:table-cell table:style-name="ce23" table:formula="of:=ROUND(([P228]+((1.96*[Q228])/SQRT([O228])));3)"/>
          <table:table-cell table:style-name="ce23" table:formula="of:=ROUND(([T228]-((1.96*[U228])/SQRT([S228])));3)"/>
          <table:table-cell table:style-name="ce23" table:formula="of:=ROUND(([T228]+((1.96*[U228])/SQRT([S228])));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HTR2A</text:p>
          </table:table-cell>
          <table:table-cell table:style-name="ce41" office:value-type="string">
            <text:p>rs6313</text:p>
          </table:table-cell>
          <table:table-cell table:style-name="ce26" office:value-type="string">
            <text:p>RAVEN</text:p>
          </table:table-cell>
          <table:table-cell table:style-name="ce26" office:value-type="string">
            <text:p>Number correct</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office:value-type="float" office:value="162.0">
            <text:p>162</text:p>
          </table:table-cell>
          <table:table-cell table:style-name="ce29" office:value-type="float" office:value="49.911">
            <text:p>49.911</text:p>
          </table:table-cell>
          <table:table-cell table:style-name="ce29" office:value-type="float" office:value="9.572">
            <text:p>9.572</text:p>
          </table:table-cell>
          <table:table-cell table:style-name="ce25" office:value-type="string">
            <text:p>T/C</text:p>
          </table:table-cell>
          <table:table-cell table:style-name="ce25" office:value-type="float" office:value="321.0">
            <text:p>321</text:p>
          </table:table-cell>
          <table:table-cell table:style-name="ce25" office:value-type="float" office:value="50.245">
            <text:p>50.245</text:p>
          </table:table-cell>
          <table:table-cell table:style-name="ce25" office:value-type="float" office:value="10.027">
            <text:p>10.027</text:p>
          </table:table-cell>
          <table:table-cell table:style-name="ce30" office:value-type="string">
            <text:p>C/C</text:p>
          </table:table-cell>
          <table:table-cell table:style-name="ce30" office:value-type="float" office:value="127.0">
            <text:p>127</text:p>
          </table:table-cell>
          <table:table-cell table:style-name="ce30" office:value-type="float" office:value="49.495">
            <text:p>49.495</text:p>
          </table:table-cell>
          <table:table-cell table:style-name="ce30" office:value-type="float" office:value="10.512">
            <text:p>10.512</text:p>
          </table:table-cell>
          <table:table-cell table:style-name="ce29" office:value-type="string">
            <text:p>Chi-squared</text:p>
          </table:table-cell>
          <table:table-cell table:style-name="ce29" office:value-type="float" office:value="0.607">
            <text:p>0.607</text:p>
          </table:table-cell>
          <table:table-cell table:style-name="ce29" office:value-type="float" office:value="0.738">
            <text:p>0.738</text:p>
          </table:table-cell>
          <table:table-cell table:style-name="ce29"/>
          <table:table-cell table:style-name="cf1" table:formula="of:=([L229]-[P229])/SQRT((((([M229]^2)*([K229]-1))+(([Q229]^2)*([O229]-1)))/([K229]+[O229])))"/>
          <table:table-cell table:style-name="cf1" table:formula="of:=([L229]-[T229])/SQRT((((([M229]^2)*([K229]-1))+(([U229]^2)*([S229]-1)))/([K229]+[S229])))"/>
          <table:table-cell table:style-name="cf1" table:formula="of:=([P229]-[T229])/SQRT((((([Q229]^2)*([O229]-1))+(([U229]^2)*([S229]-1)))/([O229]+[S229])))"/>
          <table:table-cell table:style-name="ce32" office:value-type="string">
            <text:p>T102C → rs6313</text:p>
          </table:table-cell>
          <table:table-cell table:style-name="ce33"/>
          <table:table-cell table:style-name="ce29" office:value-type="string">
            <text:p>Chi-squared</text:p>
          </table:table-cell>
          <table:table-cell table:style-name="ce23" table:formula="of:=ROUND(([L229]-((1.96*[M229])/SQRT([K229])));3)"/>
          <table:table-cell table:style-name="ce23" table:formula="of:=ROUND(([L229]+((1.96*[M229])/SQRT([K229])));3)"/>
          <table:table-cell table:style-name="ce23" table:formula="of:=ROUND(([P229]-((1.96*[Q229])/SQRT([O229])));3)"/>
          <table:table-cell table:style-name="ce23" table:formula="of:=ROUND(([P229]+((1.96*[Q229])/SQRT([O229])));3)"/>
          <table:table-cell table:style-name="ce23" table:formula="of:=ROUND(([T229]-((1.96*[U229])/SQRT([S229])));3)"/>
          <table:table-cell table:style-name="ce23" table:formula="of:=ROUND(([T229]+((1.96*[U229])/SQRT([S229])));3)"/>
          <table:table-cell table:number-columns-repeated="987"/>
        </table:table-row>
        <table:table-row table:style-name="ro5">
          <table:table-cell table:style-name="ce24" office:value-type="string">
            <text:p>Nic</text:p>
          </table:table-cell>
          <table:table-cell table:style-name="ce25" office:value-type="string">
            <text:p>S146114570800905Xa.pdf</text:p>
          </table:table-cell>
          <table:table-cell table:style-name="ce25" office:value-type="float" office:value="1.8611292E7">
            <text:p>18611292</text:p>
          </table:table-cell>
          <table:table-cell table:style-name="ce26" office:value-type="string">
            <text:p>HTR2A</text:p>
          </table:table-cell>
          <table:table-cell table:style-name="ce26" office:value-type="string">
            <text:p>rs6314</text:p>
          </table:table-cell>
          <table:table-cell table:style-name="ce26" office:value-type="string">
            <text:p>Spelling interference test</text:p>
          </table:table-cell>
          <table:table-cell table:style-name="ce26" office:value-type="string">
            <text:p>Attention/executive functions (number correct)</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13.0">
            <text:p>113</text:p>
          </table:table-cell>
          <table:table-cell table:style-name="ce29" office:value-type="float" office:value="20.2">
            <text:p>20.2</text:p>
          </table:table-cell>
          <table:table-cell table:style-name="ce29" office:value-type="float" office:value="5.8">
            <text:p>5.8</text:p>
          </table:table-cell>
          <table:table-cell table:style-name="ce25" office:value-type="string">
            <text:p>C/T</text:p>
          </table:table-cell>
          <table:table-cell table:style-name="ce25" office:value-type="float" office:value="20.0">
            <text:p>20</text:p>
          </table:table-cell>
          <table:table-cell table:style-name="ce25" office:value-type="float" office:value="21.7">
            <text:p>21.7</text:p>
          </table:table-cell>
          <table:table-cell table:style-name="ce25" office:value-type="float" office:value="6.7">
            <text:p>6.7</text:p>
          </table:table-cell>
          <table:table-cell table:number-columns-repeated="4" table:style-name="ce30"/>
          <table:table-cell table:style-name="ce29" office:value-type="string">
            <text:p>T-test</text:p>
          </table:table-cell>
          <table:table-cell table:style-name="ce29" office:value-type="float" office:value="0.94">
            <text:p>0.94</text:p>
          </table:table-cell>
          <table:table-cell table:style-name="ce29" office:value-type="float" office:value="0.358">
            <text:p>0.358</text:p>
          </table:table-cell>
          <table:table-cell table:style-name="ce29" office:value-type="string">
            <text:p>no</text:p>
          </table:table-cell>
          <table:table-cell table:style-name="cf1" table:formula="of:=([L230]-[P230])/SQRT((((([M230]^2)*([K230]-1))+(([Q230]^2)*([O230]-1)))/([K230]+[O230])))"/>
          <table:table-cell table:style-name="cf1"/>
          <table:table-cell table:style-name="cf1"/>
          <table:table-cell table:style-name="ce32"/>
          <table:table-cell table:style-name="ce33"/>
          <table:table-cell table:style-name="ce29" office:value-type="string">
            <text:p>T-test</text:p>
          </table:table-cell>
          <table:table-cell table:style-name="ce23" table:formula="of:=ROUND(([L230]-((1.96*[M230])/SQRT([K230])));3)"/>
          <table:table-cell table:style-name="ce23" table:formula="of:=ROUND(([L230]+((1.96*[M230])/SQRT([K230])));3)"/>
          <table:table-cell table:style-name="ce23" table:formula="of:=ROUND(([P230]-((1.96*[Q230])/SQRT([O230])));3)"/>
          <table:table-cell table:style-name="ce23" table:formula="of:=ROUND(([P230]+((1.96*[Q230])/SQRT([O230])));3)"/>
          <table:table-cell table:number-columns-repeated="989"/>
        </table:table-row>
        <table:table-row table:style-name="ro5">
          <table:table-cell table:style-name="ce24" office:value-type="string">
            <text:p>Nic</text:p>
          </table:table-cell>
          <table:table-cell table:style-name="ce25" office:value-type="string">
            <text:p>S146114570800905Xa.pdf</text:p>
          </table:table-cell>
          <table:table-cell table:style-name="ce25" office:value-type="float" office:value="1.8611292E7">
            <text:p>18611292</text:p>
          </table:table-cell>
          <table:table-cell table:style-name="ce26" office:value-type="string">
            <text:p>HTR2A</text:p>
          </table:table-cell>
          <table:table-cell table:style-name="ce26" office:value-type="string">
            <text:p>rs6314</text:p>
          </table:table-cell>
          <table:table-cell table:style-name="ce26" office:value-type="string">
            <text:p>VLMT</text:p>
          </table:table-cell>
          <table:table-cell table:style-name="ce26" office:value-type="string">
            <text:p>Recall after interference score</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13.0">
            <text:p>113</text:p>
          </table:table-cell>
          <table:table-cell table:style-name="ce29" office:value-type="float" office:value="11.6">
            <text:p>11.6</text:p>
          </table:table-cell>
          <table:table-cell table:style-name="ce29" office:value-type="float" office:value="2.9">
            <text:p>2.9</text:p>
          </table:table-cell>
          <table:table-cell table:style-name="ce25" office:value-type="string">
            <text:p>C/T</text:p>
          </table:table-cell>
          <table:table-cell table:style-name="ce25" office:value-type="float" office:value="20.0">
            <text:p>20</text:p>
          </table:table-cell>
          <table:table-cell table:style-name="ce25" office:value-type="float" office:value="10.4">
            <text:p>10.4</text:p>
          </table:table-cell>
          <table:table-cell table:style-name="ce25" office:value-type="float" office:value="2.6">
            <text:p>2.6</text:p>
          </table:table-cell>
          <table:table-cell table:number-columns-repeated="4" table:style-name="ce30"/>
          <table:table-cell table:style-name="ce29" office:value-type="string">
            <text:p>T-test</text:p>
          </table:table-cell>
          <table:table-cell table:style-name="ce29" office:value-type="float" office:value="1.7">
            <text:p>1.7</text:p>
          </table:table-cell>
          <table:table-cell table:style-name="ce29" office:value-type="float" office:value="0.092">
            <text:p>0.092</text:p>
          </table:table-cell>
          <table:table-cell table:style-name="ce29" office:value-type="string">
            <text:p>no</text:p>
          </table:table-cell>
          <table:table-cell table:style-name="cf1" table:formula="of:=([L231]-[P231])/SQRT((((([M231]^2)*([K231]-1))+(([Q231]^2)*([O231]-1)))/([K231]+[O231])))"/>
          <table:table-cell table:style-name="cf1"/>
          <table:table-cell table:style-name="cf1"/>
          <table:table-cell table:style-name="ce32"/>
          <table:table-cell table:style-name="ce33"/>
          <table:table-cell table:style-name="ce29" office:value-type="string">
            <text:p>T-test</text:p>
          </table:table-cell>
          <table:table-cell table:style-name="ce23" table:formula="of:=ROUND(([L231]-((1.96*[M231])/SQRT([K231])));3)"/>
          <table:table-cell table:style-name="ce23" table:formula="of:=ROUND(([L231]+((1.96*[M231])/SQRT([K231])));3)"/>
          <table:table-cell table:style-name="ce23" table:formula="of:=ROUND(([P231]-((1.96*[Q231])/SQRT([O231])));3)"/>
          <table:table-cell table:style-name="ce23" table:formula="of:=ROUND(([P231]+((1.96*[Q231])/SQRT([O231])));3)"/>
          <table:table-cell table:number-columns-repeated="989"/>
        </table:table-row>
        <table:table-row table:style-name="ro1">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HTR6</text:p>
          </table:table-cell>
          <table:table-cell table:style-name="ce26" office:value-type="string">
            <text:p>rs1805054</text:p>
          </table:table-cell>
          <table:table-cell table:style-name="ce26" office:value-type="string">
            <text:p>Nippold verbal reasoning</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office:value-type="float" office:value="51.0">
            <text:p>51</text:p>
          </table:table-cell>
          <table:table-cell table:style-name="ce29" office:value-type="float" office:value="49.282">
            <text:p>49.282</text:p>
          </table:table-cell>
          <table:table-cell table:style-name="ce29" office:value-type="float" office:value="10.997">
            <text:p>10.997</text:p>
          </table:table-cell>
          <table:table-cell table:style-name="ce25" office:value-type="string">
            <text:p>T/C</text:p>
          </table:table-cell>
          <table:table-cell table:style-name="ce25" office:value-type="float" office:value="219.0">
            <text:p>219</text:p>
          </table:table-cell>
          <table:table-cell table:style-name="ce25" office:value-type="float" office:value="50.112">
            <text:p>50.112</text:p>
          </table:table-cell>
          <table:table-cell table:style-name="ce25" office:value-type="float" office:value="9.755">
            <text:p>9.755</text:p>
          </table:table-cell>
          <table:table-cell table:style-name="ce30" office:value-type="string">
            <text:p>C/C</text:p>
          </table:table-cell>
          <table:table-cell table:style-name="ce30" office:value-type="float" office:value="304.0">
            <text:p>304</text:p>
          </table:table-cell>
          <table:table-cell table:style-name="ce30" office:value-type="float" office:value="50.047">
            <text:p>50.047</text:p>
          </table:table-cell>
          <table:table-cell table:style-name="ce30" office:value-type="float" office:value="10.021">
            <text:p>10.021</text:p>
          </table:table-cell>
          <table:table-cell table:style-name="ce29" office:value-type="string">
            <text:p>Chi-squared</text:p>
          </table:table-cell>
          <table:table-cell table:style-name="ce29" office:value-type="float" office:value="0.054">
            <text:p>0.054</text:p>
          </table:table-cell>
          <table:table-cell table:style-name="ce29" office:value-type="float" office:value="0.974">
            <text:p>0.974</text:p>
          </table:table-cell>
          <table:table-cell table:style-name="ce29"/>
          <table:table-cell table:style-name="cf1" table:formula="of:=([L232]-[P232])/SQRT((((([M232]^2)*([K232]-1))+(([Q232]^2)*([O232]-1)))/([K232]+[O232])))"/>
          <table:table-cell table:style-name="cf1" table:formula="of:=([L232]-[T232])/SQRT((((([M232]^2)*([K232]-1))+(([U232]^2)*([S232]-1)))/([K232]+[S232])))"/>
          <table:table-cell table:style-name="cf1" table:formula="of:=([P232]-[T232])/SQRT((((([Q232]^2)*([O232]-1))+(([U232]^2)*([S232]-1)))/([O232]+[S232])))"/>
          <table:table-cell table:style-name="ce32" office:value-type="string">
            <text:p>T267C → rs1805054</text:p>
          </table:table-cell>
          <table:table-cell table:style-name="ce33" office:value-type="string">
            <text:p>Nippold and Sullivan 1987</text:p>
          </table:table-cell>
          <table:table-cell table:style-name="ce29" office:value-type="string">
            <text:p>Chi-squared</text:p>
          </table:table-cell>
          <table:table-cell table:style-name="ce23" table:formula="of:=ROUND(([L232]-((1.96*[M232])/SQRT([K232])));3)"/>
          <table:table-cell table:style-name="ce23" table:formula="of:=ROUND(([L232]+((1.96*[M232])/SQRT([K232])));3)"/>
          <table:table-cell table:style-name="ce23" table:formula="of:=ROUND(([P232]-((1.96*[Q232])/SQRT([O232])));3)"/>
          <table:table-cell table:style-name="ce23" table:formula="of:=ROUND(([P232]+((1.96*[Q232])/SQRT([O232])));3)"/>
          <table:table-cell table:style-name="ce23" table:formula="of:=ROUND(([T232]-((1.96*[U232])/SQRT([S232])));3)"/>
          <table:table-cell table:style-name="ce23" table:formula="of:=ROUND(([T232]+((1.96*[U232])/SQRT([S232])));3)"/>
          <table:table-cell table:number-columns-repeated="987"/>
        </table:table-row>
        <table:table-row table:style-name="ro1">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HTR6</text:p>
          </table:table-cell>
          <table:table-cell table:style-name="ce26" office:value-type="string">
            <text:p>rs1805054</text:p>
          </table:table-cell>
          <table:table-cell table:style-name="ce26" office:value-type="string">
            <text:p>RAVEN</text:p>
          </table:table-cell>
          <table:table-cell table:style-name="ce26" office:value-type="string">
            <text:p>Number correct</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office:value-type="float" office:value="51.0">
            <text:p>51</text:p>
          </table:table-cell>
          <table:table-cell table:style-name="ce29" office:value-type="float" office:value="52.006">
            <text:p>52.006</text:p>
          </table:table-cell>
          <table:table-cell table:style-name="ce29" office:value-type="float" office:value="8.691">
            <text:p>8.691</text:p>
          </table:table-cell>
          <table:table-cell table:style-name="ce25" office:value-type="string">
            <text:p>T/C</text:p>
          </table:table-cell>
          <table:table-cell table:style-name="ce25" office:value-type="float" office:value="219.0">
            <text:p>219</text:p>
          </table:table-cell>
          <table:table-cell table:style-name="ce25" office:value-type="float" office:value="50.593">
            <text:p>50.593</text:p>
          </table:table-cell>
          <table:table-cell table:style-name="ce25" office:value-type="float" office:value="9.577">
            <text:p>9.577</text:p>
          </table:table-cell>
          <table:table-cell table:style-name="ce30" office:value-type="string">
            <text:p>C/C</text:p>
          </table:table-cell>
          <table:table-cell table:style-name="ce30" office:value-type="float" office:value="304.0">
            <text:p>304</text:p>
          </table:table-cell>
          <table:table-cell table:style-name="ce30" office:value-type="float" office:value="49.236">
            <text:p>49.236</text:p>
          </table:table-cell>
          <table:table-cell table:style-name="ce30" office:value-type="float" office:value="10.447">
            <text:p>10.447</text:p>
          </table:table-cell>
          <table:table-cell table:style-name="ce29" office:value-type="string">
            <text:p>Chi-squared</text:p>
          </table:table-cell>
          <table:table-cell table:style-name="ce29" office:value-type="float" office:value="5.16">
            <text:p>5.16</text:p>
          </table:table-cell>
          <table:table-cell table:style-name="ce29" office:value-type="float" office:value="0.076">
            <text:p>0.076</text:p>
          </table:table-cell>
          <table:table-cell table:style-name="ce29"/>
          <table:table-cell table:style-name="cf1" table:formula="of:=([L233]-[P233])/SQRT((((([M233]^2)*([K233]-1))+(([Q233]^2)*([O233]-1)))/([K233]+[O233])))"/>
          <table:table-cell table:style-name="cf1" table:formula="of:=([L233]-[T233])/SQRT((((([M233]^2)*([K233]-1))+(([U233]^2)*([S233]-1)))/([K233]+[S233])))"/>
          <table:table-cell table:style-name="cf1" table:formula="of:=([P233]-[T233])/SQRT((((([Q233]^2)*([O233]-1))+(([U233]^2)*([S233]-1)))/([O233]+[S233])))"/>
          <table:table-cell table:style-name="ce32" office:value-type="string">
            <text:p>T267C → rs1805054</text:p>
          </table:table-cell>
          <table:table-cell table:style-name="ce33"/>
          <table:table-cell table:style-name="ce29" office:value-type="string">
            <text:p>Chi-squared</text:p>
          </table:table-cell>
          <table:table-cell table:style-name="ce23" table:formula="of:=ROUND(([L233]-((1.96*[M233])/SQRT([K233])));3)"/>
          <table:table-cell table:style-name="ce23" table:formula="of:=ROUND(([L233]+((1.96*[M233])/SQRT([K233])));3)"/>
          <table:table-cell table:style-name="ce23" table:formula="of:=ROUND(([P233]-((1.96*[Q233])/SQRT([O233])));3)"/>
          <table:table-cell table:style-name="ce23" table:formula="of:=ROUND(([P233]+((1.96*[Q233])/SQRT([O233])));3)"/>
          <table:table-cell table:style-name="ce23" table:formula="of:=ROUND(([T233]-((1.96*[U233])/SQRT([S233])));3)"/>
          <table:table-cell table:style-name="ce23" table:formula="of:=ROUND(([T233]+((1.96*[U233])/SQRT([S233])));3)"/>
          <table:table-cell table:number-columns-repeated="987"/>
        </table:table-row>
        <table:table-row table:style-name="ro9">
          <table:table-cell table:style-name="ce24" office:value-type="string">
            <text:p>Nic</text:p>
          </table:table-cell>
          <table:table-cell table:style-name="ce25" office:value-type="string">
            <text:p>sdarticle (5)r.pdf</text:p>
          </table:table-cell>
          <table:table-cell table:style-name="ce25" office:value-type="float" office:value="1.9013689E7">
            <text:p>19013689</text:p>
          </table:table-cell>
          <table:table-cell table:style-name="ce26" office:value-type="string">
            <text:p>IL1B</text:p>
          </table:table-cell>
          <table:table-cell table:style-name="ce26" office:value-type="string">
            <text:p>rs16944</text:p>
          </table:table-cell>
          <table:table-cell table:style-name="ce26" office:value-type="string">
            <text:p>CASI C-2.0</text:p>
          </table:table-cell>
          <table:table-cell table:style-name="ce26" office:value-type="string">
            <text:p>Abstraction and judgment</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39.0">
            <text:p>39</text:p>
          </table:table-cell>
          <table:table-cell table:style-name="ce29" office:value-type="float" office:value="9.1">
            <text:p>9.1</text:p>
          </table:table-cell>
          <table:table-cell table:style-name="ce29" office:value-type="float" office:value="1.3">
            <text:p>1.3</text:p>
          </table:table-cell>
          <table:table-cell table:style-name="ce25" office:value-type="string">
            <text:p>C/T</text:p>
          </table:table-cell>
          <table:table-cell table:style-name="ce25" office:value-type="float" office:value="85.0">
            <text:p>85</text:p>
          </table:table-cell>
          <table:table-cell table:style-name="ce25" office:value-type="float" office:value="8.5">
            <text:p>8.5</text:p>
          </table:table-cell>
          <table:table-cell table:style-name="ce25" office:value-type="float" office:value="1.3">
            <text:p>1.3</text:p>
          </table:table-cell>
          <table:table-cell table:style-name="ce30" office:value-type="string">
            <text:p>T/T</text:p>
          </table:table-cell>
          <table:table-cell table:style-name="ce30" office:value-type="float" office:value="37.0">
            <text:p>37</text:p>
          </table:table-cell>
          <table:table-cell table:style-name="ce30" office:value-type="float" office:value="8.1">
            <text:p>8.1</text:p>
          </table:table-cell>
          <table:table-cell table:style-name="ce30" office:value-type="float" office:value="1.4">
            <text:p>1.4</text:p>
          </table:table-cell>
          <table:table-cell table:number-columns-repeated="2" table:style-name="ce29"/>
          <table:table-cell table:style-name="ce29" office:value-type="float" office:value="0.01">
            <text:p>0.01</text:p>
          </table:table-cell>
          <table:table-cell table:style-name="ce29" office:value-type="string">
            <text:p>yes</text:p>
          </table:table-cell>
          <table:table-cell table:style-name="cf1" table:formula="of:=([L234]-[P234])/SQRT((((([M234]^2)*([K234]-1))+(([Q234]^2)*([O234]-1)))/([K234]+[O234])))"/>
          <table:table-cell table:style-name="cf1" table:formula="of:=([L234]-[T234])/SQRT((((([M234]^2)*([K234]-1))+(([U234]^2)*([S234]-1)))/([K234]+[S234])))"/>
          <table:table-cell table:style-name="cf1" table:formula="of:=([P234]-[T234])/SQRT((((([Q234]^2)*([O234]-1))+(([U234]^2)*([S234]-1)))/([O234]+[S234])))"/>
          <table:table-cell table:style-name="ce32" office:value-type="string">
            <text:p>C-511T → IL1B</text:p>
          </table:table-cell>
          <table:table-cell table:style-name="ce33" office:value-type="string">
            <text:p>Teng,E.L.,Hasegawa,K.,Homma,A.,Imai,Y.,Larson,E.,Graves,A.,Sugimoto,K.,Yamaguchi,T.,Sasaki,H.,Chiu,D.,White,L.R.,1994. The Cognitive Abilities Screening Instrument (CASI): a practical test or</text:p>
            <text:p>cross-cultural epidemiological studies of dementia. Int. Psychogeriatr. 6,45–58.</text:p>
            <text:p/>
          </table:table-cell>
          <table:table-cell table:style-name="ce29"/>
          <table:table-cell table:style-name="ce23" table:formula="of:=ROUND(([L234]-((1.96*[M234])/SQRT([K234])));3)"/>
          <table:table-cell table:style-name="ce23" table:formula="of:=ROUND(([L234]+((1.96*[M234])/SQRT([K234])));3)"/>
          <table:table-cell table:style-name="ce23" table:formula="of:=ROUND(([P234]-((1.96*[Q234])/SQRT([O234])));3)"/>
          <table:table-cell table:style-name="ce23" table:formula="of:=ROUND(([P234]+((1.96*[Q234])/SQRT([O234])));3)"/>
          <table:table-cell table:style-name="ce23" table:formula="of:=ROUND(([T234]-((1.96*[U234])/SQRT([S234])));3)"/>
          <table:table-cell table:style-name="ce23" table:formula="of:=ROUND(([T234]+((1.96*[U234])/SQRT([S234])));3)"/>
          <table:table-cell table:number-columns-repeated="987"/>
        </table:table-row>
        <table:table-row table:style-name="ro9">
          <table:table-cell table:style-name="ce24" office:value-type="string">
            <text:p>Nic</text:p>
          </table:table-cell>
          <table:table-cell table:style-name="ce25" office:value-type="string">
            <text:p>sdarticle (5)r.pdf</text:p>
          </table:table-cell>
          <table:table-cell table:style-name="ce25" office:value-type="float" office:value="1.9013689E7">
            <text:p>19013689</text:p>
          </table:table-cell>
          <table:table-cell table:style-name="ce26" office:value-type="string">
            <text:p>IL1B</text:p>
          </table:table-cell>
          <table:table-cell table:style-name="ce26" office:value-type="string">
            <text:p>rs16944</text:p>
          </table:table-cell>
          <table:table-cell table:style-name="ce26" office:value-type="string">
            <text:p>CASI C-2.0</text:p>
          </table:table-cell>
          <table:table-cell table:style-name="ce26" office:value-type="string">
            <text:p>Language</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39.0">
            <text:p>39</text:p>
          </table:table-cell>
          <table:table-cell table:style-name="ce29" office:value-type="float" office:value="9.2">
            <text:p>9.2</text:p>
          </table:table-cell>
          <table:table-cell table:style-name="ce29" office:value-type="float" office:value="1.4">
            <text:p>1.4</text:p>
          </table:table-cell>
          <table:table-cell table:style-name="ce25" office:value-type="string">
            <text:p>C/T</text:p>
          </table:table-cell>
          <table:table-cell table:style-name="ce25" office:value-type="float" office:value="85.0">
            <text:p>85</text:p>
          </table:table-cell>
          <table:table-cell table:style-name="ce25" office:value-type="float" office:value="8.8">
            <text:p>8.8</text:p>
          </table:table-cell>
          <table:table-cell table:style-name="ce25" office:value-type="float" office:value="1.4">
            <text:p>1.4</text:p>
          </table:table-cell>
          <table:table-cell table:style-name="ce30" office:value-type="string">
            <text:p>T/T</text:p>
          </table:table-cell>
          <table:table-cell table:style-name="ce30" office:value-type="float" office:value="37.0">
            <text:p>37</text:p>
          </table:table-cell>
          <table:table-cell table:style-name="ce30" office:value-type="float" office:value="8.7">
            <text:p>8.7</text:p>
          </table:table-cell>
          <table:table-cell table:style-name="ce30" office:value-type="float" office:value="1.5">
            <text:p>1.5</text:p>
          </table:table-cell>
          <table:table-cell table:number-columns-repeated="2" table:style-name="ce29"/>
          <table:table-cell table:style-name="ce29" office:value-type="float" office:value="0.275">
            <text:p>0.275</text:p>
          </table:table-cell>
          <table:table-cell table:style-name="ce29" office:value-type="string">
            <text:p>no</text:p>
          </table:table-cell>
          <table:table-cell table:style-name="cf1" table:formula="of:=([L235]-[P235])/SQRT((((([M235]^2)*([K235]-1))+(([Q235]^2)*([O235]-1)))/([K235]+[O235])))"/>
          <table:table-cell table:style-name="cf1" table:formula="of:=([L235]-[T235])/SQRT((((([M235]^2)*([K235]-1))+(([U235]^2)*([S235]-1)))/([K235]+[S235])))"/>
          <table:table-cell table:style-name="cf1" table:formula="of:=([P235]-[T235])/SQRT((((([Q235]^2)*([O235]-1))+(([U235]^2)*([S235]-1)))/([O235]+[S235])))"/>
          <table:table-cell table:style-name="ce32" office:value-type="string">
            <text:p>C-511T → IL1B</text:p>
          </table:table-cell>
          <table:table-cell table:style-name="ce33" office:value-type="string">
            <text:p>Teng,E.L.,Hasegawa,K.,Homma,A.,Imai,Y.,Larson,E.,Graves,A.,Sugimoto,K.,Yamaguchi,T.,Sasaki,H.,Chiu,D.,White,L.R.,1994. The Cognitive Abilities Screening Instrument (CASI): a practical test or</text:p>
            <text:p>cross-cultural epidemiological studies of dementia. Int. Psychogeriatr. 6,45–58.</text:p>
            <text:p/>
          </table:table-cell>
          <table:table-cell table:style-name="ce29"/>
          <table:table-cell table:style-name="ce23" table:formula="of:=ROUND(([L235]-((1.96*[M235])/SQRT([K235])));3)"/>
          <table:table-cell table:style-name="ce23" table:formula="of:=ROUND(([L235]+((1.96*[M235])/SQRT([K235])));3)"/>
          <table:table-cell table:style-name="ce23" table:formula="of:=ROUND(([P235]-((1.96*[Q235])/SQRT([O235])));3)"/>
          <table:table-cell table:style-name="ce23" table:formula="of:=ROUND(([P235]+((1.96*[Q235])/SQRT([O235])));3)"/>
          <table:table-cell table:style-name="ce23" table:formula="of:=ROUND(([T235]-((1.96*[U235])/SQRT([S235])));3)"/>
          <table:table-cell table:style-name="ce23" table:formula="of:=ROUND(([T235]+((1.96*[U235])/SQRT([S235])));3)"/>
          <table:table-cell table:number-columns-repeated="987"/>
        </table:table-row>
        <table:table-row table:style-name="ro9">
          <table:table-cell table:style-name="ce24" office:value-type="string">
            <text:p>Nic</text:p>
          </table:table-cell>
          <table:table-cell table:style-name="ce25" office:value-type="string">
            <text:p>sdarticle (5)r.pdf</text:p>
          </table:table-cell>
          <table:table-cell table:style-name="ce25" office:value-type="float" office:value="1.9013689E7">
            <text:p>19013689</text:p>
          </table:table-cell>
          <table:table-cell table:style-name="ce26" office:value-type="string">
            <text:p>IL1B</text:p>
          </table:table-cell>
          <table:table-cell table:style-name="ce26" office:value-type="string">
            <text:p>rs16944</text:p>
          </table:table-cell>
          <table:table-cell table:style-name="ce26" office:value-type="string">
            <text:p>CASI C-2.0</text:p>
          </table:table-cell>
          <table:table-cell table:style-name="ce26" office:value-type="string">
            <text:p>List-generating fluency</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39.0">
            <text:p>39</text:p>
          </table:table-cell>
          <table:table-cell table:style-name="ce29" office:value-type="float" office:value="8.0">
            <text:p>8</text:p>
          </table:table-cell>
          <table:table-cell table:style-name="ce29" office:value-type="float" office:value="1.8">
            <text:p>1.8</text:p>
          </table:table-cell>
          <table:table-cell table:style-name="ce25" office:value-type="string">
            <text:p>C/T</text:p>
          </table:table-cell>
          <table:table-cell table:style-name="ce25" office:value-type="float" office:value="85.0">
            <text:p>85</text:p>
          </table:table-cell>
          <table:table-cell table:style-name="ce25" office:value-type="float" office:value="7.7">
            <text:p>7.7</text:p>
          </table:table-cell>
          <table:table-cell table:style-name="ce25" office:value-type="float" office:value="2.1">
            <text:p>2.1</text:p>
          </table:table-cell>
          <table:table-cell table:style-name="ce30" office:value-type="string">
            <text:p>T/T</text:p>
          </table:table-cell>
          <table:table-cell table:style-name="ce30" office:value-type="float" office:value="37.0">
            <text:p>37</text:p>
          </table:table-cell>
          <table:table-cell table:style-name="ce30" office:value-type="float" office:value="7.2">
            <text:p>7.2</text:p>
          </table:table-cell>
          <table:table-cell table:style-name="ce30" office:value-type="float" office:value="2.0">
            <text:p>2</text:p>
          </table:table-cell>
          <table:table-cell table:number-columns-repeated="2" table:style-name="ce29"/>
          <table:table-cell table:style-name="ce29" office:value-type="float" office:value="0.224">
            <text:p>0.224</text:p>
          </table:table-cell>
          <table:table-cell table:style-name="ce29" office:value-type="string">
            <text:p>no</text:p>
          </table:table-cell>
          <table:table-cell table:style-name="cf1" table:formula="of:=([L236]-[P236])/SQRT((((([M236]^2)*([K236]-1))+(([Q236]^2)*([O236]-1)))/([K236]+[O236])))"/>
          <table:table-cell table:style-name="cf1" table:formula="of:=([L236]-[T236])/SQRT((((([M236]^2)*([K236]-1))+(([U236]^2)*([S236]-1)))/([K236]+[S236])))"/>
          <table:table-cell table:style-name="cf1" table:formula="of:=([P236]-[T236])/SQRT((((([Q236]^2)*([O236]-1))+(([U236]^2)*([S236]-1)))/([O236]+[S236])))"/>
          <table:table-cell table:style-name="ce32" office:value-type="string">
            <text:p>C-511T → IL1B</text:p>
          </table:table-cell>
          <table:table-cell table:style-name="ce33" office:value-type="string">
            <text:p>Teng,E.L.,Hasegawa,K.,Homma,A.,Imai,Y.,Larson,E.,Graves,A.,Sugimoto,K.,Yamaguchi,T.,Sasaki,H.,Chiu,D.,White,L.R.,1994. The Cognitive Abilities Screening Instrument (CASI): a practical test or</text:p>
            <text:p>cross-cultural epidemiological studies of dementia. Int. Psychogeriatr. 6,45–58.</text:p>
            <text:p/>
          </table:table-cell>
          <table:table-cell table:style-name="ce29"/>
          <table:table-cell table:style-name="ce23" table:formula="of:=ROUND(([L236]-((1.96*[M236])/SQRT([K236])));3)"/>
          <table:table-cell table:style-name="ce23" table:formula="of:=ROUND(([L236]+((1.96*[M236])/SQRT([K236])));3)"/>
          <table:table-cell table:style-name="ce23" table:formula="of:=ROUND(([P236]-((1.96*[Q236])/SQRT([O236])));3)"/>
          <table:table-cell table:style-name="ce23" table:formula="of:=ROUND(([P236]+((1.96*[Q236])/SQRT([O236])));3)"/>
          <table:table-cell table:style-name="ce23" table:formula="of:=ROUND(([T236]-((1.96*[U236])/SQRT([S236])));3)"/>
          <table:table-cell table:style-name="ce23" table:formula="of:=ROUND(([T236]+((1.96*[U236])/SQRT([S236])));3)"/>
          <table:table-cell table:number-columns-repeated="987"/>
        </table:table-row>
        <table:table-row table:style-name="ro9">
          <table:table-cell table:style-name="ce24" office:value-type="string">
            <text:p>Nic</text:p>
          </table:table-cell>
          <table:table-cell table:style-name="ce25" office:value-type="string">
            <text:p>sdarticle (5)r.pdf</text:p>
          </table:table-cell>
          <table:table-cell table:style-name="ce25" office:value-type="float" office:value="1.9013689E7">
            <text:p>19013689</text:p>
          </table:table-cell>
          <table:table-cell table:style-name="ce26" office:value-type="string">
            <text:p>IL1B</text:p>
          </table:table-cell>
          <table:table-cell table:style-name="ce26" office:value-type="string">
            <text:p>rs16944</text:p>
          </table:table-cell>
          <table:table-cell table:style-name="ce26" office:value-type="string">
            <text:p>CASI C-2.0</text:p>
          </table:table-cell>
          <table:table-cell table:style-name="ce26" office:value-type="string">
            <text:p>Total casi</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39.0">
            <text:p>39</text:p>
          </table:table-cell>
          <table:table-cell table:style-name="ce29" office:value-type="float" office:value="87.7">
            <text:p>87.7</text:p>
          </table:table-cell>
          <table:table-cell table:style-name="ce29" office:value-type="float" office:value="6.4">
            <text:p>6.4</text:p>
          </table:table-cell>
          <table:table-cell table:style-name="ce25" office:value-type="string">
            <text:p>C/T</text:p>
          </table:table-cell>
          <table:table-cell table:style-name="ce25" office:value-type="float" office:value="85.0">
            <text:p>85</text:p>
          </table:table-cell>
          <table:table-cell table:style-name="ce25" office:value-type="float" office:value="85.2">
            <text:p>85.2</text:p>
          </table:table-cell>
          <table:table-cell table:style-name="ce25" office:value-type="float" office:value="6.6">
            <text:p>6.6</text:p>
          </table:table-cell>
          <table:table-cell table:style-name="ce30" office:value-type="string">
            <text:p>T/T</text:p>
          </table:table-cell>
          <table:table-cell table:style-name="ce30" office:value-type="float" office:value="37.0">
            <text:p>37</text:p>
          </table:table-cell>
          <table:table-cell table:style-name="ce30" office:value-type="float" office:value="83.0">
            <text:p>83</text:p>
          </table:table-cell>
          <table:table-cell table:style-name="ce30" office:value-type="float" office:value="6.2">
            <text:p>6.2</text:p>
          </table:table-cell>
          <table:table-cell table:number-columns-repeated="2" table:style-name="ce29"/>
          <table:table-cell table:style-name="ce29" office:value-type="float" office:value="0.008">
            <text:p>0.008</text:p>
          </table:table-cell>
          <table:table-cell table:style-name="ce29" office:value-type="string">
            <text:p>yes</text:p>
          </table:table-cell>
          <table:table-cell table:style-name="cf1" table:formula="of:=([L237]-[P237])/SQRT((((([M237]^2)*([K237]-1))+(([Q237]^2)*([O237]-1)))/([K237]+[O237])))"/>
          <table:table-cell table:style-name="cf1" table:formula="of:=([L237]-[T237])/SQRT((((([M237]^2)*([K237]-1))+(([U237]^2)*([S237]-1)))/([K237]+[S237])))"/>
          <table:table-cell table:style-name="cf1" table:formula="of:=([P237]-[T237])/SQRT((((([Q237]^2)*([O237]-1))+(([U237]^2)*([S237]-1)))/([O237]+[S237])))"/>
          <table:table-cell table:style-name="ce32" office:value-type="string">
            <text:p>C-511T → IL1B</text:p>
          </table:table-cell>
          <table:table-cell table:style-name="ce33" office:value-type="string">
            <text:p>Teng,E.L.,Hasegawa,K.,Homma,A.,Imai,Y.,Larson,E.,Graves,A.,Sugimoto,K.,Yamaguchi,T.,Sasaki,H.,Chiu,D.,White,L.R.,1994. The Cognitive Abilities Screening Instrument (CASI): a practical test or</text:p>
            <text:p>cross-cultural epidemiological studies of dementia. Int. Psychogeriatr. 6,45–58.</text:p>
            <text:p/>
          </table:table-cell>
          <table:table-cell table:style-name="ce29"/>
          <table:table-cell table:style-name="ce23" table:formula="of:=ROUND(([L237]-((1.96*[M237])/SQRT([K237])));3)"/>
          <table:table-cell table:style-name="ce23" table:formula="of:=ROUND(([L237]+((1.96*[M237])/SQRT([K237])));3)"/>
          <table:table-cell table:style-name="ce23" table:formula="of:=ROUND(([P237]-((1.96*[Q237])/SQRT([O237])));3)"/>
          <table:table-cell table:style-name="ce23" table:formula="of:=ROUND(([P237]+((1.96*[Q237])/SQRT([O237])));3)"/>
          <table:table-cell table:style-name="ce23" table:formula="of:=ROUND(([T237]-((1.96*[U237])/SQRT([S237])));3)"/>
          <table:table-cell table:style-name="ce23" table:formula="of:=ROUND(([T237]+((1.96*[U237])/SQRT([S237])));3)"/>
          <table:table-cell table:number-columns-repeated="987"/>
        </table:table-row>
        <table:table-row table:style-name="ro9">
          <table:table-cell table:style-name="ce24" office:value-type="string">
            <text:p>Nic</text:p>
          </table:table-cell>
          <table:table-cell table:style-name="ce25" office:value-type="string">
            <text:p>sdarticle (5)r.pdf</text:p>
          </table:table-cell>
          <table:table-cell table:style-name="ce25" office:value-type="float" office:value="1.9013689E7">
            <text:p>19013689</text:p>
          </table:table-cell>
          <table:table-cell table:style-name="ce26" office:value-type="string">
            <text:p>IL1B</text:p>
          </table:table-cell>
          <table:table-cell table:style-name="ce26" office:value-type="string">
            <text:p>rs16944</text:p>
          </table:table-cell>
          <table:table-cell table:style-name="ce26" office:value-type="string">
            <text:p>CASI C-2.0</text:p>
          </table:table-cell>
          <table:table-cell table:style-name="ce26" office:value-type="string">
            <text:p>Visual construction</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39.0">
            <text:p>39</text:p>
          </table:table-cell>
          <table:table-cell table:style-name="ce29" office:value-type="float" office:value="8.9">
            <text:p>8.9</text:p>
          </table:table-cell>
          <table:table-cell table:style-name="ce29" office:value-type="float" office:value="1.6">
            <text:p>1.6</text:p>
          </table:table-cell>
          <table:table-cell table:style-name="ce25" office:value-type="string">
            <text:p>C/T</text:p>
          </table:table-cell>
          <table:table-cell table:style-name="ce25" office:value-type="float" office:value="85.0">
            <text:p>85</text:p>
          </table:table-cell>
          <table:table-cell table:style-name="ce25" office:value-type="float" office:value="8.8">
            <text:p>8.8</text:p>
          </table:table-cell>
          <table:table-cell table:style-name="ce25" office:value-type="float" office:value="1.6">
            <text:p>1.6</text:p>
          </table:table-cell>
          <table:table-cell table:style-name="ce30" office:value-type="string">
            <text:p>T/T</text:p>
          </table:table-cell>
          <table:table-cell table:style-name="ce30" office:value-type="float" office:value="37.0">
            <text:p>37</text:p>
          </table:table-cell>
          <table:table-cell table:style-name="ce30" office:value-type="float" office:value="8.6">
            <text:p>8.6</text:p>
          </table:table-cell>
          <table:table-cell table:style-name="ce30" office:value-type="float" office:value="1.8">
            <text:p>1.8</text:p>
          </table:table-cell>
          <table:table-cell table:number-columns-repeated="2" table:style-name="ce29"/>
          <table:table-cell table:style-name="ce29" office:value-type="float" office:value="0.711">
            <text:p>0.711</text:p>
          </table:table-cell>
          <table:table-cell table:style-name="ce29" office:value-type="string">
            <text:p>no</text:p>
          </table:table-cell>
          <table:table-cell table:style-name="cf1" table:formula="of:=([L238]-[P238])/SQRT((((([M238]^2)*([K238]-1))+(([Q238]^2)*([O238]-1)))/([K238]+[O238])))"/>
          <table:table-cell table:style-name="cf1" table:formula="of:=([L238]-[T238])/SQRT((((([M238]^2)*([K238]-1))+(([U238]^2)*([S238]-1)))/([K238]+[S238])))"/>
          <table:table-cell table:style-name="cf1" table:formula="of:=([P238]-[T238])/SQRT((((([Q238]^2)*([O238]-1))+(([U238]^2)*([S238]-1)))/([O238]+[S238])))"/>
          <table:table-cell table:style-name="ce32" office:value-type="string">
            <text:p>C-511T → IL1B</text:p>
          </table:table-cell>
          <table:table-cell table:style-name="ce33" office:value-type="string">
            <text:p>Teng,E.L.,Hasegawa,K.,Homma,A.,Imai,Y.,Larson,E.,Graves,A.,Sugimoto,K.,Yamaguchi,T.,Sasaki,H.,Chiu,D.,White,L.R.,1994. The Cognitive Abilities Screening Instrument (CASI): a practical test or</text:p>
            <text:p>cross-cultural epidemiological studies of dementia. Int. Psychogeriatr. 6,45–58.</text:p>
            <text:p/>
          </table:table-cell>
          <table:table-cell table:style-name="ce29"/>
          <table:table-cell table:style-name="ce23" table:formula="of:=ROUND(([L238]-((1.96*[M238])/SQRT([K238])));3)"/>
          <table:table-cell table:style-name="ce23" table:formula="of:=ROUND(([L238]+((1.96*[M238])/SQRT([K238])));3)"/>
          <table:table-cell table:style-name="ce23" table:formula="of:=ROUND(([P238]-((1.96*[Q238])/SQRT([O238])));3)"/>
          <table:table-cell table:style-name="ce23" table:formula="of:=ROUND(([P238]+((1.96*[Q238])/SQRT([O238])));3)"/>
          <table:table-cell table:style-name="ce23" table:formula="of:=ROUND(([T238]-((1.96*[U238])/SQRT([S238])));3)"/>
          <table:table-cell table:style-name="ce23" table:formula="of:=ROUND(([T238]+((1.96*[U238])/SQRT([S238])));3)"/>
          <table:table-cell table:number-columns-repeated="987"/>
        </table:table-row>
        <table:table-row table:style-name="ro3">
          <table:table-cell table:style-name="ce24" office:value-type="string">
            <text:p>Andrew</text:p>
          </table:table-cell>
          <table:table-cell table:style-name="ce25" office:value-type="string">
            <text:p>sdarticle (6)r.pdf</text:p>
          </table:table-cell>
          <table:table-cell table:style-name="ce25" office:value-type="float" office:value="1.8467032E7">
            <text:p>18467032</text:p>
          </table:table-cell>
          <table:table-cell table:style-name="ce26" office:value-type="string">
            <text:p>IL1RAPL1</text:p>
          </table:table-cell>
          <table:table-cell table:style-name="ce26" office:value-type="string">
            <text:p>rs6526806</text:p>
          </table:table-cell>
          <table:table-cell table:style-name="ce26" office:value-type="string">
            <text:p>C-WISC IQ</text:p>
          </table:table-cell>
          <table:table-cell table:style-name="ce26" office:value-type="string">
            <text: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275.0">
            <text:p>275</text:p>
          </table:table-cell>
          <table:table-cell table:style-name="ce29" office:value-type="float" office:value="83.81">
            <text:p>83.81</text:p>
          </table:table-cell>
          <table:table-cell table:style-name="ce29" office:value-type="float" office:value="18.96">
            <text:p>18.96</text:p>
          </table:table-cell>
          <table:table-cell table:style-name="ce25" office:value-type="string">
            <text:p>A/G</text:p>
          </table:table-cell>
          <table:table-cell table:style-name="ce25" office:value-type="float" office:value="45.0">
            <text:p>45</text:p>
          </table:table-cell>
          <table:table-cell table:style-name="ce25" office:value-type="float" office:value="83.09">
            <text:p>83.09</text:p>
          </table:table-cell>
          <table:table-cell table:style-name="ce25" office:value-type="float" office:value="19.06">
            <text:p>19.06</text:p>
          </table:table-cell>
          <table:table-cell table:style-name="ce30" office:value-type="string">
            <text:p>G/G</text:p>
          </table:table-cell>
          <table:table-cell table:style-name="ce30" office:value-type="float" office:value="12.0">
            <text:p>12</text:p>
          </table:table-cell>
          <table:table-cell table:style-name="ce30" office:value-type="float" office:value="86.67">
            <text:p>86.67</text:p>
          </table:table-cell>
          <table:table-cell table:style-name="ce30" office:value-type="float" office:value="14.58">
            <text:p>14.58</text:p>
          </table:table-cell>
          <table:table-cell table:style-name="ce29" office:value-type="string">
            <text:p>F-test</text:p>
          </table:table-cell>
          <table:table-cell table:style-name="ce29" office:value-type="float" office:value="0.17">
            <text:p>0.17</text:p>
          </table:table-cell>
          <table:table-cell table:style-name="ce29" office:value-type="float" office:value="0.843">
            <text:p>0.843</text:p>
          </table:table-cell>
          <table:table-cell table:style-name="ce29" office:value-type="string">
            <text:p>no</text:p>
          </table:table-cell>
          <table:table-cell table:style-name="cf1" table:formula="of:=([L239]-[P239])/SQRT((((([M239]^2)*([K239]-1))+(([Q239]^2)*([O239]-1)))/([K239]+[O239])))"/>
          <table:table-cell table:style-name="cf1" table:formula="of:=([L239]-[T239])/SQRT((((([M239]^2)*([K239]-1))+(([U239]^2)*([S239]-1)))/([K239]+[S239])))"/>
          <table:table-cell table:style-name="cf1" table:formula="of:=([P239]-[T239])/SQRT((((([Q239]^2)*([O239]-1))+(([U239]^2)*([S239]-1)))/([O239]+[S239])))"/>
          <table:table-cell table:style-name="ce32"/>
          <table:table-cell table:style-name="ce33"/>
          <table:table-cell table:style-name="ce29" office:value-type="string">
            <text:p>F-test</text:p>
          </table:table-cell>
          <table:table-cell table:style-name="ce23" table:formula="of:=ROUND(([L239]-((1.96*[M239])/SQRT([K239])));3)"/>
          <table:table-cell table:style-name="ce23" table:formula="of:=ROUND(([L239]+((1.96*[M239])/SQRT([K239])));3)"/>
          <table:table-cell table:style-name="ce23" table:formula="of:=ROUND(([P239]-((1.96*[Q239])/SQRT([O239])));3)"/>
          <table:table-cell table:style-name="ce23" table:formula="of:=ROUND(([P239]+((1.96*[Q239])/SQRT([O239])));3)"/>
          <table:table-cell table:style-name="ce23" table:formula="of:=ROUND(([T239]-((1.96*[U239])/SQRT([S239])));3)"/>
          <table:table-cell table:style-name="ce23" table:formula="of:=ROUND(([T239]+((1.96*[U239])/SQRT([S239])));3)"/>
          <table:table-cell table:number-columns-repeated="987"/>
        </table:table-row>
        <table:table-row table:style-name="ro3">
          <table:table-cell table:style-name="ce24" office:value-type="string">
            <text:p>Andrew</text:p>
          </table:table-cell>
          <table:table-cell table:style-name="ce25" office:value-type="string">
            <text:p>sdarticle (6)r.pdf</text:p>
          </table:table-cell>
          <table:table-cell table:style-name="ce25" office:value-type="float" office:value="1.8467032E7">
            <text:p>18467032</text:p>
          </table:table-cell>
          <table:table-cell table:style-name="ce26" office:value-type="string">
            <text:p>IL1RAPL1</text:p>
          </table:table-cell>
          <table:table-cell table:style-name="ce26" office:value-type="string">
            <text:p>rs6526806</text:p>
          </table:table-cell>
          <table:table-cell table:style-name="ce26" office:value-type="string">
            <text:p>C-WISC IQ</text:p>
          </table:table-cell>
          <table:table-cell table:style-name="ce26" office:value-type="string">
            <text:p>Lt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275.0">
            <text:p>275</text:p>
          </table:table-cell>
          <table:table-cell table:style-name="ce29" office:value-type="float" office:value="85.86">
            <text:p>85.86</text:p>
          </table:table-cell>
          <table:table-cell table:style-name="ce29" office:value-type="float" office:value="20.35">
            <text:p>20.35</text:p>
          </table:table-cell>
          <table:table-cell table:style-name="ce25" office:value-type="string">
            <text:p>A/G</text:p>
          </table:table-cell>
          <table:table-cell table:style-name="ce25" office:value-type="float" office:value="45.0">
            <text:p>45</text:p>
          </table:table-cell>
          <table:table-cell table:style-name="ce25" office:value-type="float" office:value="84.13">
            <text:p>84.13</text:p>
          </table:table-cell>
          <table:table-cell table:style-name="ce25" office:value-type="float" office:value="19.48">
            <text:p>19.48</text:p>
          </table:table-cell>
          <table:table-cell table:style-name="ce30" office:value-type="string">
            <text:p>G/G</text:p>
          </table:table-cell>
          <table:table-cell table:style-name="ce30" office:value-type="float" office:value="12.0">
            <text:p>12</text:p>
          </table:table-cell>
          <table:table-cell table:style-name="ce30" office:value-type="float" office:value="86.75">
            <text:p>86.75</text:p>
          </table:table-cell>
          <table:table-cell table:style-name="ce30" office:value-type="float" office:value="13.09">
            <text:p>13.09</text:p>
          </table:table-cell>
          <table:table-cell table:style-name="ce29" office:value-type="string">
            <text:p>F-test</text:p>
          </table:table-cell>
          <table:table-cell table:style-name="ce29" office:value-type="float" office:value="0.16">
            <text:p>0.16</text:p>
          </table:table-cell>
          <table:table-cell table:style-name="ce29" office:value-type="float" office:value="0.851">
            <text:p>0.851</text:p>
          </table:table-cell>
          <table:table-cell table:style-name="ce29" office:value-type="string">
            <text:p>no</text:p>
          </table:table-cell>
          <table:table-cell table:style-name="cf1" table:formula="of:=([L240]-[P240])/SQRT((((([M240]^2)*([K240]-1))+(([Q240]^2)*([O240]-1)))/([K240]+[O240])))"/>
          <table:table-cell table:style-name="cf1" table:formula="of:=([L240]-[T240])/SQRT((((([M240]^2)*([K240]-1))+(([U240]^2)*([S240]-1)))/([K240]+[S240])))"/>
          <table:table-cell table:style-name="cf1" table:formula="of:=([P240]-[T240])/SQRT((((([Q240]^2)*([O240]-1))+(([U240]^2)*([S240]-1)))/([O240]+[S240])))"/>
          <table:table-cell table:style-name="ce32"/>
          <table:table-cell table:style-name="ce33"/>
          <table:table-cell table:style-name="ce29" office:value-type="string">
            <text:p>F-test</text:p>
          </table:table-cell>
          <table:table-cell table:style-name="ce23" table:formula="of:=ROUND(([L240]-((1.96*[M240])/SQRT([K240])));3)"/>
          <table:table-cell table:style-name="ce23" table:formula="of:=ROUND(([L240]+((1.96*[M240])/SQRT([K240])));3)"/>
          <table:table-cell table:style-name="ce23" table:formula="of:=ROUND(([P240]-((1.96*[Q240])/SQRT([O240])));3)"/>
          <table:table-cell table:style-name="ce23" table:formula="of:=ROUND(([P240]+((1.96*[Q240])/SQRT([O240])));3)"/>
          <table:table-cell table:style-name="ce23" table:formula="of:=ROUND(([T240]-((1.96*[U240])/SQRT([S240])));3)"/>
          <table:table-cell table:style-name="ce23" table:formula="of:=ROUND(([T240]+((1.96*[U240])/SQRT([S240])));3)"/>
          <table:table-cell table:number-columns-repeated="987"/>
        </table:table-row>
        <table:table-row table:style-name="ro3">
          <table:table-cell table:style-name="ce24" office:value-type="string">
            <text:p>Andrew</text:p>
          </table:table-cell>
          <table:table-cell table:style-name="ce25" office:value-type="string">
            <text:p>sdarticle (6)r.pdf</text:p>
          </table:table-cell>
          <table:table-cell table:style-name="ce25" office:value-type="float" office:value="1.8467032E7">
            <text:p>18467032</text:p>
          </table:table-cell>
          <table:table-cell table:style-name="ce26" office:value-type="string">
            <text:p>IL1RAPL1</text:p>
          </table:table-cell>
          <table:table-cell table:style-name="ce26" office:value-type="string">
            <text:p>rs6526806</text:p>
          </table:table-cell>
          <table:table-cell table:style-name="ce26" office:value-type="string">
            <text:p>C-WISC IQ</text:p>
          </table:table-cell>
          <table:table-cell table:style-name="ce26" office:value-type="string">
            <text:p>M/c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275.0">
            <text:p>275</text:p>
          </table:table-cell>
          <table:table-cell table:style-name="ce29" office:value-type="float" office:value="77.97">
            <text:p>77.97</text:p>
          </table:table-cell>
          <table:table-cell table:style-name="ce29" office:value-type="float" office:value="23.06">
            <text:p>23.06</text:p>
          </table:table-cell>
          <table:table-cell table:style-name="ce25" office:value-type="string">
            <text:p>A/G</text:p>
          </table:table-cell>
          <table:table-cell table:style-name="ce25" office:value-type="float" office:value="45.0">
            <text:p>45</text:p>
          </table:table-cell>
          <table:table-cell table:style-name="ce25" office:value-type="float" office:value="76.91">
            <text:p>76.91</text:p>
          </table:table-cell>
          <table:table-cell table:style-name="ce25" office:value-type="float" office:value="22.72">
            <text:p>22.72</text:p>
          </table:table-cell>
          <table:table-cell table:style-name="ce30" office:value-type="string">
            <text:p>G/G</text:p>
          </table:table-cell>
          <table:table-cell table:style-name="ce30" office:value-type="float" office:value="12.0">
            <text:p>12</text:p>
          </table:table-cell>
          <table:table-cell table:style-name="ce30" office:value-type="float" office:value="75.08">
            <text:p>75.08</text:p>
          </table:table-cell>
          <table:table-cell table:style-name="ce30" office:value-type="float" office:value="23.38">
            <text:p>23.38</text:p>
          </table:table-cell>
          <table:table-cell table:style-name="ce29" office:value-type="string">
            <text:p>F-test</text:p>
          </table:table-cell>
          <table:table-cell table:style-name="ce29" office:value-type="float" office:value="0.12">
            <text:p>0.12</text:p>
          </table:table-cell>
          <table:table-cell table:style-name="ce29" office:value-type="float" office:value="0.885">
            <text:p>0.885</text:p>
          </table:table-cell>
          <table:table-cell table:style-name="ce29" office:value-type="string">
            <text:p>no</text:p>
          </table:table-cell>
          <table:table-cell table:style-name="cf1" table:formula="of:=([L241]-[P241])/SQRT((((([M241]^2)*([K241]-1))+(([Q241]^2)*([O241]-1)))/([K241]+[O241])))"/>
          <table:table-cell table:style-name="cf1" table:formula="of:=([L241]-[T241])/SQRT((((([M241]^2)*([K241]-1))+(([U241]^2)*([S241]-1)))/([K241]+[S241])))"/>
          <table:table-cell table:style-name="cf1" table:formula="of:=([P241]-[T241])/SQRT((((([Q241]^2)*([O241]-1))+(([U241]^2)*([S241]-1)))/([O241]+[S241])))"/>
          <table:table-cell table:style-name="ce32"/>
          <table:table-cell table:style-name="ce33"/>
          <table:table-cell table:style-name="ce29" office:value-type="string">
            <text:p>F-test</text:p>
          </table:table-cell>
          <table:table-cell table:style-name="ce23" table:formula="of:=ROUND(([L241]-((1.96*[M241])/SQRT([K241])));3)"/>
          <table:table-cell table:style-name="ce23" table:formula="of:=ROUND(([L241]+((1.96*[M241])/SQRT([K241])));3)"/>
          <table:table-cell table:style-name="ce23" table:formula="of:=ROUND(([P241]-((1.96*[Q241])/SQRT([O241])));3)"/>
          <table:table-cell table:style-name="ce23" table:formula="of:=ROUND(([P241]+((1.96*[Q241])/SQRT([O241])));3)"/>
          <table:table-cell table:style-name="ce23" table:formula="of:=ROUND(([T241]-((1.96*[U241])/SQRT([S241])));3)"/>
          <table:table-cell table:style-name="ce23" table:formula="of:=ROUND(([T241]+((1.96*[U241])/SQRT([S241])));3)"/>
          <table:table-cell table:number-columns-repeated="987"/>
        </table:table-row>
        <table:table-row table:style-name="ro3">
          <table:table-cell table:style-name="ce24" office:value-type="string">
            <text:p>Andrew</text:p>
          </table:table-cell>
          <table:table-cell table:style-name="ce25" office:value-type="string">
            <text:p>sdarticle (6)r.pdf</text:p>
          </table:table-cell>
          <table:table-cell table:style-name="ce25" office:value-type="float" office:value="1.8467032E7">
            <text:p>18467032</text:p>
          </table:table-cell>
          <table:table-cell table:style-name="ce26" office:value-type="string">
            <text:p>IL1RAPL1</text:p>
          </table:table-cell>
          <table:table-cell table:style-name="ce26" office:value-type="string">
            <text:p>rs6526806</text:p>
          </table:table-cell>
          <table:table-cell table:style-name="ce26" office:value-type="string">
            <text:p>C-WISC IQ</text:p>
          </table:table-cell>
          <table:table-cell table:style-name="ce26" office:value-type="string">
            <text:p>Ot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275.0">
            <text:p>275</text:p>
          </table:table-cell>
          <table:table-cell table:style-name="ce29" office:value-type="float" office:value="84.19">
            <text:p>84.19</text:p>
          </table:table-cell>
          <table:table-cell table:style-name="ce29" office:value-type="float" office:value="15.86">
            <text:p>15.86</text:p>
          </table:table-cell>
          <table:table-cell table:style-name="ce25" office:value-type="string">
            <text:p>A/G</text:p>
          </table:table-cell>
          <table:table-cell table:style-name="ce25" office:value-type="float" office:value="45.0">
            <text:p>45</text:p>
          </table:table-cell>
          <table:table-cell table:style-name="ce25" office:value-type="float" office:value="85.02">
            <text:p>85.02</text:p>
          </table:table-cell>
          <table:table-cell table:style-name="ce25" office:value-type="float" office:value="17.5">
            <text:p>17.5</text:p>
          </table:table-cell>
          <table:table-cell table:style-name="ce30" office:value-type="string">
            <text:p>G/G</text:p>
          </table:table-cell>
          <table:table-cell table:style-name="ce30" office:value-type="float" office:value="12.0">
            <text:p>12</text:p>
          </table:table-cell>
          <table:table-cell table:style-name="ce30" office:value-type="float" office:value="89.17">
            <text:p>89.17</text:p>
          </table:table-cell>
          <table:table-cell table:style-name="ce30" office:value-type="float" office:value="16.64">
            <text:p>16.64</text:p>
          </table:table-cell>
          <table:table-cell table:style-name="ce29" office:value-type="string">
            <text:p>F-test</text:p>
          </table:table-cell>
          <table:table-cell table:style-name="ce29" office:value-type="float" office:value="0.58">
            <text:p>0.58</text:p>
          </table:table-cell>
          <table:table-cell table:style-name="ce29" office:value-type="float" office:value="0.562">
            <text:p>0.562</text:p>
          </table:table-cell>
          <table:table-cell table:style-name="ce29" office:value-type="string">
            <text:p>no</text:p>
          </table:table-cell>
          <table:table-cell table:style-name="cf1" table:formula="of:=([L242]-[P242])/SQRT((((([M242]^2)*([K242]-1))+(([Q242]^2)*([O242]-1)))/([K242]+[O242])))"/>
          <table:table-cell table:style-name="cf1" table:formula="of:=([L242]-[T242])/SQRT((((([M242]^2)*([K242]-1))+(([U242]^2)*([S242]-1)))/([K242]+[S242])))"/>
          <table:table-cell table:style-name="cf1" table:formula="of:=([P242]-[T242])/SQRT((((([Q242]^2)*([O242]-1))+(([U242]^2)*([S242]-1)))/([O242]+[S242])))"/>
          <table:table-cell table:style-name="ce32"/>
          <table:table-cell table:style-name="ce33"/>
          <table:table-cell table:style-name="ce29" office:value-type="string">
            <text:p>F-test</text:p>
          </table:table-cell>
          <table:table-cell table:style-name="ce23" table:formula="of:=ROUND(([L242]-((1.96*[M242])/SQRT([K242])));3)"/>
          <table:table-cell table:style-name="ce23" table:formula="of:=ROUND(([L242]+((1.96*[M242])/SQRT([K242])));3)"/>
          <table:table-cell table:style-name="ce23" table:formula="of:=ROUND(([P242]-((1.96*[Q242])/SQRT([O242])));3)"/>
          <table:table-cell table:style-name="ce23" table:formula="of:=ROUND(([P242]+((1.96*[Q242])/SQRT([O242])));3)"/>
          <table:table-cell table:style-name="ce23" table:formula="of:=ROUND(([T242]-((1.96*[U242])/SQRT([S242])));3)"/>
          <table:table-cell table:style-name="ce23" table:formula="of:=ROUND(([T242]+((1.96*[U242])/SQRT([S242])));3)"/>
          <table:table-cell table:number-columns-repeated="987"/>
        </table:table-row>
        <table:table-row table:style-name="ro3">
          <table:table-cell table:style-name="ce24" office:value-type="string">
            <text:p>Andrew</text:p>
          </table:table-cell>
          <table:table-cell table:style-name="ce25" office:value-type="string">
            <text:p>sdarticle (6)r.pdf</text:p>
          </table:table-cell>
          <table:table-cell table:style-name="ce25" office:value-type="float" office:value="1.8467032E7">
            <text:p>18467032</text:p>
          </table:table-cell>
          <table:table-cell table:style-name="ce26" office:value-type="string">
            <text:p>IL1RAPL1</text:p>
          </table:table-cell>
          <table:table-cell table:style-name="ce26" office:value-type="string">
            <text:p>rs6526806</text:p>
          </table:table-cell>
          <table:table-cell table:style-name="ce26" office:value-type="string">
            <text:p>C-WISC IQ</text:p>
          </table:table-cell>
          <table:table-cell table:style-name="ce26" office:value-type="string">
            <text:p>Po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275.0">
            <text:p>275</text:p>
          </table:table-cell>
          <table:table-cell table:style-name="ce29" office:value-type="float" office:value="69.77">
            <text:p>69.77</text:p>
          </table:table-cell>
          <table:table-cell table:style-name="ce29" office:value-type="float" office:value="12.48">
            <text:p>12.48</text:p>
          </table:table-cell>
          <table:table-cell table:style-name="ce25" office:value-type="string">
            <text:p>A/G</text:p>
          </table:table-cell>
          <table:table-cell table:style-name="ce25" office:value-type="float" office:value="45.0">
            <text:p>45</text:p>
          </table:table-cell>
          <table:table-cell table:style-name="ce25" office:value-type="float" office:value="70.36">
            <text:p>70.36</text:p>
          </table:table-cell>
          <table:table-cell table:style-name="ce25" office:value-type="float" office:value="12.6">
            <text:p>12.6</text:p>
          </table:table-cell>
          <table:table-cell table:style-name="ce30" office:value-type="string">
            <text:p>G/G</text:p>
          </table:table-cell>
          <table:table-cell table:style-name="ce30" office:value-type="float" office:value="12.0">
            <text:p>12</text:p>
          </table:table-cell>
          <table:table-cell table:style-name="ce30" office:value-type="float" office:value="68.42">
            <text:p>68.42</text:p>
          </table:table-cell>
          <table:table-cell table:style-name="ce30" office:value-type="float" office:value="13.34">
            <text:p>13.34</text:p>
          </table:table-cell>
          <table:table-cell table:style-name="ce29" office:value-type="string">
            <text:p>F-test</text:p>
          </table:table-cell>
          <table:table-cell table:style-name="ce29" office:value-type="float" office:value="0.11">
            <text:p>0.11</text:p>
          </table:table-cell>
          <table:table-cell table:style-name="ce29" office:value-type="float" office:value="0.889">
            <text:p>0.889</text:p>
          </table:table-cell>
          <table:table-cell table:style-name="ce29" office:value-type="string">
            <text:p>no</text:p>
          </table:table-cell>
          <table:table-cell table:style-name="cf1" table:formula="of:=([L243]-[P243])/SQRT((((([M243]^2)*([K243]-1))+(([Q243]^2)*([O243]-1)))/([K243]+[O243])))"/>
          <table:table-cell table:style-name="cf1" table:formula="of:=([L243]-[T243])/SQRT((((([M243]^2)*([K243]-1))+(([U243]^2)*([S243]-1)))/([K243]+[S243])))"/>
          <table:table-cell table:style-name="cf1" table:formula="of:=([P243]-[T243])/SQRT((((([Q243]^2)*([O243]-1))+(([U243]^2)*([S243]-1)))/([O243]+[S243])))"/>
          <table:table-cell table:style-name="ce32"/>
          <table:table-cell table:style-name="ce33"/>
          <table:table-cell table:style-name="ce29" office:value-type="string">
            <text:p>F-test</text:p>
          </table:table-cell>
          <table:table-cell table:style-name="ce23" table:formula="of:=ROUND(([L243]-((1.96*[M243])/SQRT([K243])));3)"/>
          <table:table-cell table:style-name="ce23" table:formula="of:=ROUND(([L243]+((1.96*[M243])/SQRT([K243])));3)"/>
          <table:table-cell table:style-name="ce23" table:formula="of:=ROUND(([P243]-((1.96*[Q243])/SQRT([O243])));3)"/>
          <table:table-cell table:style-name="ce23" table:formula="of:=ROUND(([P243]+((1.96*[Q243])/SQRT([O243])));3)"/>
          <table:table-cell table:style-name="ce23" table:formula="of:=ROUND(([T243]-((1.96*[U243])/SQRT([S243])));3)"/>
          <table:table-cell table:style-name="ce23" table:formula="of:=ROUND(([T243]+((1.96*[U243])/SQRT([S243])));3)"/>
          <table:table-cell table:number-columns-repeated="987"/>
        </table:table-row>
        <table:table-row table:style-name="ro3">
          <table:table-cell table:style-name="ce24" office:value-type="string">
            <text:p>Andrew</text:p>
          </table:table-cell>
          <table:table-cell table:style-name="ce25" office:value-type="string">
            <text:p>sdarticle (6)r.pdf</text:p>
          </table:table-cell>
          <table:table-cell table:style-name="ce25" office:value-type="float" office:value="1.8467032E7">
            <text:p>18467032</text:p>
          </table:table-cell>
          <table:table-cell table:style-name="ce26" office:value-type="string">
            <text:p>IL1RAPL1</text:p>
          </table:table-cell>
          <table:table-cell table:style-name="ce26" office:value-type="string">
            <text:p>rs6526806</text:p>
          </table:table-cell>
          <table:table-cell table:style-name="ce26" office:value-type="string">
            <text:p>C-WISC IQ</text:p>
          </table:table-cell>
          <table:table-cell table:style-name="ce26" office:value-type="string">
            <text:p>Vc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275.0">
            <text:p>275</text:p>
          </table:table-cell>
          <table:table-cell table:style-name="ce29" office:value-type="float" office:value="84.59">
            <text:p>84.59</text:p>
          </table:table-cell>
          <table:table-cell table:style-name="ce29" office:value-type="float" office:value="20.89">
            <text:p>20.89</text:p>
          </table:table-cell>
          <table:table-cell table:style-name="ce25" office:value-type="string">
            <text:p>A/G</text:p>
          </table:table-cell>
          <table:table-cell table:style-name="ce25" office:value-type="float" office:value="45.0">
            <text:p>45</text:p>
          </table:table-cell>
          <table:table-cell table:style-name="ce25" office:value-type="float" office:value="83.24">
            <text:p>83.24</text:p>
          </table:table-cell>
          <table:table-cell table:style-name="ce25" office:value-type="float" office:value="19.91">
            <text:p>19.91</text:p>
          </table:table-cell>
          <table:table-cell table:style-name="ce30" office:value-type="string">
            <text:p>G/G</text:p>
          </table:table-cell>
          <table:table-cell table:style-name="ce30" office:value-type="float" office:value="12.0">
            <text:p>12</text:p>
          </table:table-cell>
          <table:table-cell table:style-name="ce30" office:value-type="float" office:value="80.67">
            <text:p>80.67</text:p>
          </table:table-cell>
          <table:table-cell table:style-name="ce30" office:value-type="float" office:value="13.39">
            <text:p>13.39</text:p>
          </table:table-cell>
          <table:table-cell table:style-name="ce29" office:value-type="string">
            <text:p>F-test</text:p>
          </table:table-cell>
          <table:table-cell table:style-name="ce29" office:value-type="float" office:value="0.27">
            <text:p>0.27</text:p>
          </table:table-cell>
          <table:table-cell table:style-name="ce29" office:value-type="float" office:value="0.761">
            <text:p>0.761</text:p>
          </table:table-cell>
          <table:table-cell table:style-name="ce29" office:value-type="string">
            <text:p>no</text:p>
          </table:table-cell>
          <table:table-cell table:style-name="cf1" table:formula="of:=([L244]-[P244])/SQRT((((([M244]^2)*([K244]-1))+(([Q244]^2)*([O244]-1)))/([K244]+[O244])))"/>
          <table:table-cell table:style-name="cf1" table:formula="of:=([L244]-[T244])/SQRT((((([M244]^2)*([K244]-1))+(([U244]^2)*([S244]-1)))/([K244]+[S244])))"/>
          <table:table-cell table:style-name="cf1" table:formula="of:=([P244]-[T244])/SQRT((((([Q244]^2)*([O244]-1))+(([U244]^2)*([S244]-1)))/([O244]+[S244])))"/>
          <table:table-cell table:style-name="ce32"/>
          <table:table-cell table:style-name="ce33"/>
          <table:table-cell table:style-name="ce29" office:value-type="string">
            <text:p>F-test</text:p>
          </table:table-cell>
          <table:table-cell table:style-name="ce23" table:formula="of:=ROUND(([L244]-((1.96*[M244])/SQRT([K244])));3)"/>
          <table:table-cell table:style-name="ce23" table:formula="of:=ROUND(([L244]+((1.96*[M244])/SQRT([K244])));3)"/>
          <table:table-cell table:style-name="ce23" table:formula="of:=ROUND(([P244]-((1.96*[Q244])/SQRT([O244])));3)"/>
          <table:table-cell table:style-name="ce23" table:formula="of:=ROUND(([P244]+((1.96*[Q244])/SQRT([O244])));3)"/>
          <table:table-cell table:style-name="ce23" table:formula="of:=ROUND(([T244]-((1.96*[U244])/SQRT([S244])));3)"/>
          <table:table-cell table:style-name="ce23" table:formula="of:=ROUND(([T244]+((1.96*[U244])/SQRT([S244])));3)"/>
          <table:table-cell table:number-columns-repeated="987"/>
        </table:table-row>
        <table:table-row table:style-name="ro13">
          <table:table-cell table:style-name="ce24" office:value-type="string">
            <text:p>Andrew</text:p>
          </table:table-cell>
          <table:table-cell table:style-name="ce25"/>
          <table:table-cell table:style-name="ce25" office:value-type="float" office:value="1.8467032E7">
            <text:p>18467032</text:p>
          </table:table-cell>
          <table:table-cell table:style-name="ce26" office:value-type="string">
            <text:p>IL1RAPL1</text:p>
          </table:table-cell>
          <table:table-cell table:style-name="ce26" office:value-type="string">
            <text:p>rs12847959</text:p>
          </table:table-cell>
          <table:table-cell table:style-name="ce26" office:value-type="string">
            <text:p>WISC</text:p>
          </table:table-cell>
          <table:table-cell table:style-name="ce26" office:value-type="string">
            <text:p>IQ</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94.0">
            <text:p>94</text:p>
          </table:table-cell>
          <table:table-cell table:style-name="ce29" office:value-type="float" office:value="85.8">
            <text:p>85.8</text:p>
          </table:table-cell>
          <table:table-cell table:style-name="ce29" office:value-type="float" office:value="20.07">
            <text:p>20.07</text:p>
          </table:table-cell>
          <table:table-cell table:style-name="ce25" office:value-type="string">
            <text:p>C/G</text:p>
          </table:table-cell>
          <table:table-cell table:style-name="ce25" office:value-type="float" office:value="82.0">
            <text:p>82</text:p>
          </table:table-cell>
          <table:table-cell table:style-name="ce25" office:value-type="float" office:value="80.17">
            <text:p>80.17</text:p>
          </table:table-cell>
          <table:table-cell table:style-name="ce25" office:value-type="float" office:value="19.14">
            <text:p>19.14</text:p>
          </table:table-cell>
          <table:table-cell table:style-name="ce30" office:value-type="string">
            <text:p>G/G</text:p>
          </table:table-cell>
          <table:table-cell table:style-name="ce30" office:value-type="float" office:value="156.0">
            <text:p>156</text:p>
          </table:table-cell>
          <table:table-cell table:style-name="ce30" office:value-type="float" office:value="84.54">
            <text:p>84.54</text:p>
          </table:table-cell>
          <table:table-cell table:style-name="ce30" office:value-type="float" office:value="17.64">
            <text:p>17.64</text:p>
          </table:table-cell>
          <table:table-cell table:style-name="ce29" office:value-type="string">
            <text:p>F-test</text:p>
          </table:table-cell>
          <table:table-cell table:style-name="ce29" office:value-type="float" office:value="2.19">
            <text:p>2.19</text:p>
          </table:table-cell>
          <table:table-cell table:style-name="ce29" office:value-type="float" office:value="0.113">
            <text:p>0.113</text:p>
          </table:table-cell>
          <table:table-cell table:style-name="ce29" office:value-type="string">
            <text:p>no</text:p>
          </table:table-cell>
          <table:table-cell table:style-name="cf1" table:formula="of:=([L245]-[P245])/SQRT((((([M245]^2)*([K245]-1))+(([Q245]^2)*([O245]-1)))/([K245]+[O245])))"/>
          <table:table-cell table:style-name="cf1" table:formula="of:=([L245]-[T245])/SQRT((((([M245]^2)*([K245]-1))+(([U245]^2)*([S245]-1)))/([K245]+[S245])))"/>
          <table:table-cell table:style-name="cf1" table:formula="of:=([P245]-[T245])/SQRT((((([Q245]^2)*([O245]-1))+(([U245]^2)*([S245]-1)))/([O245]+[S245])))"/>
          <table:table-cell table:style-name="ce32"/>
          <table:table-cell table:style-name="ce33" office:value-type="string">
            <text:p>In: Y.X. Gong and X.Y. Cai,Editors, Manual of Wechsler Intelligence Scale for Children,Chinese Version (C-WISC), Human Map Press,Changsha (1993).</text:p>
          </table:table-cell>
          <table:table-cell table:style-name="ce29" office:value-type="string">
            <text:p>ANOVA; F-TEST</text:p>
          </table:table-cell>
          <table:table-cell table:style-name="ce23" table:formula="of:=ROUND(([L245]-((1.96*[M245])/SQRT([K245])));3)"/>
          <table:table-cell table:style-name="ce23" table:formula="of:=ROUND(([L245]+((1.96*[M245])/SQRT([K245])));3)"/>
          <table:table-cell table:style-name="ce23" table:formula="of:=ROUND(([P245]-((1.96*[Q245])/SQRT([O245])));3)"/>
          <table:table-cell table:style-name="ce23" table:formula="of:=ROUND(([P245]+((1.96*[Q245])/SQRT([O245])));3)"/>
          <table:table-cell table:style-name="ce23" table:formula="of:=ROUND(([T245]-((1.96*[U245])/SQRT([S245])));3)"/>
          <table:table-cell table:style-name="ce23" table:formula="of:=ROUND(([T245]+((1.96*[U245])/SQRT([S245])));3)"/>
          <table:table-cell table:number-columns-repeated="987"/>
        </table:table-row>
        <table:table-row table:style-name="ro13">
          <table:table-cell table:style-name="ce24" office:value-type="string">
            <text:p>Andrew</text:p>
          </table:table-cell>
          <table:table-cell table:style-name="ce25"/>
          <table:table-cell table:style-name="ce25" office:value-type="float" office:value="1.8467032E7">
            <text:p>18467032</text:p>
          </table:table-cell>
          <table:table-cell table:style-name="ce26" office:value-type="string">
            <text:p>IL1RAPL1</text:p>
          </table:table-cell>
          <table:table-cell table:style-name="ce26" office:value-type="string">
            <text:p>rs12847959</text:p>
          </table:table-cell>
          <table:table-cell table:style-name="ce26" office:value-type="string">
            <text:p>WISC</text:p>
          </table:table-cell>
          <table:table-cell table:style-name="ce26" office:value-type="string">
            <text:p>LtIQ</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94.0">
            <text:p>94</text:p>
          </table:table-cell>
          <table:table-cell table:style-name="ce29" office:value-type="float" office:value="87.9">
            <text:p>87.9</text:p>
          </table:table-cell>
          <table:table-cell table:style-name="ce29" office:value-type="float" office:value="21.42">
            <text:p>21.42</text:p>
          </table:table-cell>
          <table:table-cell table:style-name="ce25" office:value-type="string">
            <text:p>C/G</text:p>
          </table:table-cell>
          <table:table-cell table:style-name="ce25" office:value-type="float" office:value="82.0">
            <text:p>82</text:p>
          </table:table-cell>
          <table:table-cell table:style-name="ce25" office:value-type="float" office:value="82.4">
            <text:p>82.4</text:p>
          </table:table-cell>
          <table:table-cell table:style-name="ce25" office:value-type="float" office:value="20.27">
            <text:p>20.27</text:p>
          </table:table-cell>
          <table:table-cell table:style-name="ce30" office:value-type="string">
            <text:p>G/G</text:p>
          </table:table-cell>
          <table:table-cell table:style-name="ce30" office:value-type="float" office:value="156.0">
            <text:p>156</text:p>
          </table:table-cell>
          <table:table-cell table:style-name="ce30" office:value-type="float" office:value="86.01">
            <text:p>86.01</text:p>
          </table:table-cell>
          <table:table-cell table:style-name="ce30" office:value-type="float" office:value="18.82">
            <text:p>18.82</text:p>
          </table:table-cell>
          <table:table-cell table:style-name="ce29" office:value-type="string">
            <text:p>F-test</text:p>
          </table:table-cell>
          <table:table-cell table:style-name="ce29" office:value-type="float" office:value="1.71">
            <text:p>1.71</text:p>
          </table:table-cell>
          <table:table-cell table:style-name="ce29" office:value-type="float" office:value="0.182">
            <text:p>0.182</text:p>
          </table:table-cell>
          <table:table-cell table:style-name="ce29" office:value-type="string">
            <text:p>no</text:p>
          </table:table-cell>
          <table:table-cell table:style-name="cf1" table:formula="of:=([L246]-[P246])/SQRT((((([M246]^2)*([K246]-1))+(([Q246]^2)*([O246]-1)))/([K246]+[O246])))"/>
          <table:table-cell table:style-name="cf1" table:formula="of:=([L246]-[T246])/SQRT((((([M246]^2)*([K246]-1))+(([U246]^2)*([S246]-1)))/([K246]+[S246])))"/>
          <table:table-cell table:style-name="cf1" table:formula="of:=([P246]-[T246])/SQRT((((([Q246]^2)*([O246]-1))+(([U246]^2)*([S246]-1)))/([O246]+[S246])))"/>
          <table:table-cell table:style-name="ce32"/>
          <table:table-cell table:style-name="ce33" office:value-type="string">
            <text:p>In: Y.X. Gong and X.Y. Cai,Editors, Manual of Wechsler Intelligence Scale for Children,Chinese Version (C-WISC), Human Map Press,Changsha (1993).</text:p>
          </table:table-cell>
          <table:table-cell table:style-name="ce29" office:value-type="string">
            <text:p>ANOVA; F-TEST</text:p>
          </table:table-cell>
          <table:table-cell table:style-name="ce23" table:formula="of:=ROUND(([L246]-((1.96*[M246])/SQRT([K246])));3)"/>
          <table:table-cell table:style-name="ce23" table:formula="of:=ROUND(([L246]+((1.96*[M246])/SQRT([K246])));3)"/>
          <table:table-cell table:style-name="ce23" table:formula="of:=ROUND(([P246]-((1.96*[Q246])/SQRT([O246])));3)"/>
          <table:table-cell table:style-name="ce23" table:formula="of:=ROUND(([P246]+((1.96*[Q246])/SQRT([O246])));3)"/>
          <table:table-cell table:style-name="ce23" table:formula="of:=ROUND(([T246]-((1.96*[U246])/SQRT([S246])));3)"/>
          <table:table-cell table:style-name="ce23" table:formula="of:=ROUND(([T246]+((1.96*[U246])/SQRT([S246])));3)"/>
          <table:table-cell table:number-columns-repeated="987"/>
        </table:table-row>
        <table:table-row table:style-name="ro13">
          <table:table-cell table:style-name="ce24" office:value-type="string">
            <text:p>Andrew</text:p>
          </table:table-cell>
          <table:table-cell table:style-name="ce25"/>
          <table:table-cell table:style-name="ce25" office:value-type="float" office:value="1.8467032E7">
            <text:p>18467032</text:p>
          </table:table-cell>
          <table:table-cell table:style-name="ce26" office:value-type="string">
            <text:p>IL1RAPL1</text:p>
          </table:table-cell>
          <table:table-cell table:style-name="ce26" office:value-type="string">
            <text:p>rs12847959</text:p>
          </table:table-cell>
          <table:table-cell table:style-name="ce26" office:value-type="string">
            <text:p>WISC</text:p>
          </table:table-cell>
          <table:table-cell table:style-name="ce26" office:value-type="string">
            <text:p>M/cIQ</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94.0">
            <text:p>94</text:p>
          </table:table-cell>
          <table:table-cell table:style-name="ce29" office:value-type="float" office:value="82.04">
            <text:p>82.04</text:p>
          </table:table-cell>
          <table:table-cell table:style-name="ce29" office:value-type="float" office:value="23.01">
            <text:p>23.01</text:p>
          </table:table-cell>
          <table:table-cell table:style-name="ce25" office:value-type="string">
            <text:p>C/G</text:p>
          </table:table-cell>
          <table:table-cell table:style-name="ce25" office:value-type="float" office:value="82.0">
            <text:p>82</text:p>
          </table:table-cell>
          <table:table-cell table:style-name="ce25" office:value-type="float" office:value="72.84">
            <text:p>72.84</text:p>
          </table:table-cell>
          <table:table-cell table:style-name="ce25" office:value-type="float" office:value="21.94">
            <text:p>21.94</text:p>
          </table:table-cell>
          <table:table-cell table:style-name="ce30" office:value-type="string">
            <text:p>G/G</text:p>
          </table:table-cell>
          <table:table-cell table:style-name="ce30" office:value-type="float" office:value="156.0">
            <text:p>156</text:p>
          </table:table-cell>
          <table:table-cell table:style-name="ce30" office:value-type="float" office:value="77.69">
            <text:p>77.69</text:p>
          </table:table-cell>
          <table:table-cell table:style-name="ce30" office:value-type="float" office:value="23.09">
            <text:p>23.09</text:p>
          </table:table-cell>
          <table:table-cell table:style-name="ce29" office:value-type="string">
            <text:p>F-test</text:p>
          </table:table-cell>
          <table:table-cell table:style-name="ce29" office:value-type="float" office:value="3.57">
            <text:p>3.57</text:p>
          </table:table-cell>
          <table:table-cell table:style-name="ce29" office:value-type="float" office:value="0.029">
            <text:p>0.029</text:p>
          </table:table-cell>
          <table:table-cell table:style-name="ce29" office:value-type="string">
            <text:p>yes</text:p>
          </table:table-cell>
          <table:table-cell table:style-name="cf1" table:formula="of:=([L247]-[P247])/SQRT((((([M247]^2)*([K247]-1))+(([Q247]^2)*([O247]-1)))/([K247]+[O247])))"/>
          <table:table-cell table:style-name="cf1" table:formula="of:=([L247]-[T247])/SQRT((((([M247]^2)*([K247]-1))+(([U247]^2)*([S247]-1)))/([K247]+[S247])))"/>
          <table:table-cell table:style-name="cf1" table:formula="of:=([P247]-[T247])/SQRT((((([Q247]^2)*([O247]-1))+(([U247]^2)*([S247]-1)))/([O247]+[S247])))"/>
          <table:table-cell table:style-name="ce32"/>
          <table:table-cell table:style-name="ce33" office:value-type="string">
            <text:p>In: Y.X. Gong and X.Y. Cai,Editors, Manual of Wechsler Intelligence Scale for Children,Chinese Version (C-WISC), Human Map Press,Changsha (1993).</text:p>
          </table:table-cell>
          <table:table-cell table:style-name="ce29" office:value-type="string">
            <text:p>ANOVA; F-TEST</text:p>
          </table:table-cell>
          <table:table-cell table:style-name="ce23" table:formula="of:=ROUND(([L247]-((1.96*[M247])/SQRT([K247])));3)"/>
          <table:table-cell table:style-name="ce23" table:formula="of:=ROUND(([L247]+((1.96*[M247])/SQRT([K247])));3)"/>
          <table:table-cell table:style-name="ce23" table:formula="of:=ROUND(([P247]-((1.96*[Q247])/SQRT([O247])));3)"/>
          <table:table-cell table:style-name="ce23" table:formula="of:=ROUND(([P247]+((1.96*[Q247])/SQRT([O247])));3)"/>
          <table:table-cell table:style-name="ce23" table:formula="of:=ROUND(([T247]-((1.96*[U247])/SQRT([S247])));3)"/>
          <table:table-cell table:style-name="ce23" table:formula="of:=ROUND(([T247]+((1.96*[U247])/SQRT([S247])));3)"/>
          <table:table-cell table:number-columns-repeated="987"/>
        </table:table-row>
        <table:table-row table:style-name="ro13">
          <table:table-cell table:style-name="ce24" office:value-type="string">
            <text:p>Andrew</text:p>
          </table:table-cell>
          <table:table-cell table:style-name="ce25"/>
          <table:table-cell table:style-name="ce25" office:value-type="float" office:value="1.8467032E7">
            <text:p>18467032</text:p>
          </table:table-cell>
          <table:table-cell table:style-name="ce26" office:value-type="string">
            <text:p>IL1RAPL1</text:p>
          </table:table-cell>
          <table:table-cell table:style-name="ce26" office:value-type="string">
            <text:p>rs12847959</text:p>
          </table:table-cell>
          <table:table-cell table:style-name="ce26" office:value-type="string">
            <text:p>WISC</text:p>
          </table:table-cell>
          <table:table-cell table:style-name="ce26" office:value-type="string">
            <text:p>OtIQ</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94.0">
            <text:p>94</text:p>
          </table:table-cell>
          <table:table-cell table:style-name="ce29" office:value-type="float" office:value="85.61">
            <text:p>85.61</text:p>
          </table:table-cell>
          <table:table-cell table:style-name="ce29" office:value-type="float" office:value="17.13">
            <text:p>17.13</text:p>
          </table:table-cell>
          <table:table-cell table:style-name="ce25" office:value-type="string">
            <text:p>C/G</text:p>
          </table:table-cell>
          <table:table-cell table:style-name="ce25" office:value-type="float" office:value="82.0">
            <text:p>82</text:p>
          </table:table-cell>
          <table:table-cell table:style-name="ce25" office:value-type="float" office:value="80.99">
            <text:p>80.99</text:p>
          </table:table-cell>
          <table:table-cell table:style-name="ce25" office:value-type="float" office:value="16.46">
            <text:p>16.46</text:p>
          </table:table-cell>
          <table:table-cell table:style-name="ce30" office:value-type="string">
            <text:p>G/G</text:p>
          </table:table-cell>
          <table:table-cell table:style-name="ce30" office:value-type="float" office:value="156.0">
            <text:p>156</text:p>
          </table:table-cell>
          <table:table-cell table:style-name="ce30" office:value-type="float" office:value="85.64">
            <text:p>85.64</text:p>
          </table:table-cell>
          <table:table-cell table:style-name="ce30" office:value-type="float" office:value="15.06">
            <text:p>15.06</text:p>
          </table:table-cell>
          <table:table-cell table:style-name="ce29" office:value-type="string">
            <text:p>F-test</text:p>
          </table:table-cell>
          <table:table-cell table:style-name="ce29" office:value-type="float" office:value="2.59">
            <text:p>2.59</text:p>
          </table:table-cell>
          <table:table-cell table:style-name="ce29" office:value-type="float" office:value="0.076">
            <text:p>0.076</text:p>
          </table:table-cell>
          <table:table-cell table:style-name="ce29" office:value-type="string">
            <text:p>no</text:p>
          </table:table-cell>
          <table:table-cell table:style-name="cf1" table:formula="of:=([L248]-[P248])/SQRT((((([M248]^2)*([K248]-1))+(([Q248]^2)*([O248]-1)))/([K248]+[O248])))"/>
          <table:table-cell table:style-name="cf1" table:formula="of:=([L248]-[T248])/SQRT((((([M248]^2)*([K248]-1))+(([U248]^2)*([S248]-1)))/([K248]+[S248])))"/>
          <table:table-cell table:style-name="cf1" table:formula="of:=([P248]-[T248])/SQRT((((([Q248]^2)*([O248]-1))+(([U248]^2)*([S248]-1)))/([O248]+[S248])))"/>
          <table:table-cell table:style-name="ce32"/>
          <table:table-cell table:style-name="ce33" office:value-type="string">
            <text:p>In: Y.X. Gong and X.Y. Cai,Editors, Manual of Wechsler Intelligence Scale for Children,Chinese Version (C-WISC), Human Map Press,Changsha (1993).</text:p>
          </table:table-cell>
          <table:table-cell table:style-name="ce29" office:value-type="string">
            <text:p>ANOVA; F-TEST</text:p>
          </table:table-cell>
          <table:table-cell table:style-name="ce23" table:formula="of:=ROUND(([L248]-((1.96*[M248])/SQRT([K248])));3)"/>
          <table:table-cell table:style-name="ce23" table:formula="of:=ROUND(([L248]+((1.96*[M248])/SQRT([K248])));3)"/>
          <table:table-cell table:style-name="ce23" table:formula="of:=ROUND(([P248]-((1.96*[Q248])/SQRT([O248])));3)"/>
          <table:table-cell table:style-name="ce23" table:formula="of:=ROUND(([P248]+((1.96*[Q248])/SQRT([O248])));3)"/>
          <table:table-cell table:style-name="ce23" table:formula="of:=ROUND(([T248]-((1.96*[U248])/SQRT([S248])));3)"/>
          <table:table-cell table:style-name="ce23" table:formula="of:=ROUND(([T248]+((1.96*[U248])/SQRT([S248])));3)"/>
          <table:table-cell table:number-columns-repeated="987"/>
        </table:table-row>
        <table:table-row table:style-name="ro13">
          <table:table-cell table:style-name="ce24" office:value-type="string">
            <text:p>Andrew</text:p>
          </table:table-cell>
          <table:table-cell table:style-name="ce25"/>
          <table:table-cell table:style-name="ce25" office:value-type="float" office:value="1.8467032E7">
            <text:p>18467032</text:p>
          </table:table-cell>
          <table:table-cell table:style-name="ce26" office:value-type="string">
            <text:p>IL1RAPL1</text:p>
          </table:table-cell>
          <table:table-cell table:style-name="ce26" office:value-type="string">
            <text:p>rs12847959</text:p>
          </table:table-cell>
          <table:table-cell table:style-name="ce26" office:value-type="string">
            <text:p>WISC</text:p>
          </table:table-cell>
          <table:table-cell table:style-name="ce26" office:value-type="string">
            <text:p>PoIQ</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94.0">
            <text:p>94</text:p>
          </table:table-cell>
          <table:table-cell table:style-name="ce29" office:value-type="float" office:value="72.1">
            <text:p>72.1</text:p>
          </table:table-cell>
          <table:table-cell table:style-name="ce29" office:value-type="float" office:value="13.18">
            <text:p>13.18</text:p>
          </table:table-cell>
          <table:table-cell table:style-name="ce25" office:value-type="string">
            <text:p>C/G</text:p>
          </table:table-cell>
          <table:table-cell table:style-name="ce25" office:value-type="float" office:value="82.0">
            <text:p>82</text:p>
          </table:table-cell>
          <table:table-cell table:style-name="ce25" office:value-type="float" office:value="67.38">
            <text:p>67.38</text:p>
          </table:table-cell>
          <table:table-cell table:style-name="ce25" office:value-type="float" office:value="12.35">
            <text:p>12.35</text:p>
          </table:table-cell>
          <table:table-cell table:style-name="ce30" office:value-type="string">
            <text:p>G/G</text:p>
          </table:table-cell>
          <table:table-cell table:style-name="ce30" office:value-type="float" office:value="156.0">
            <text:p>156</text:p>
          </table:table-cell>
          <table:table-cell table:style-name="ce30" office:value-type="float" office:value="69.69">
            <text:p>69.69</text:p>
          </table:table-cell>
          <table:table-cell table:style-name="ce30" office:value-type="float" office:value="11.97">
            <text:p>11.97</text:p>
          </table:table-cell>
          <table:table-cell table:style-name="ce29" office:value-type="string">
            <text:p>F-test</text:p>
          </table:table-cell>
          <table:table-cell table:style-name="ce29" office:value-type="float" office:value="3.17">
            <text:p>3.17</text:p>
          </table:table-cell>
          <table:table-cell table:style-name="ce29" office:value-type="float" office:value="0.043">
            <text:p>0.043</text:p>
          </table:table-cell>
          <table:table-cell table:style-name="ce29" office:value-type="string">
            <text:p>yes</text:p>
          </table:table-cell>
          <table:table-cell table:style-name="cf1" table:formula="of:=([L249]-[P249])/SQRT((((([M249]^2)*([K249]-1))+(([Q249]^2)*([O249]-1)))/([K249]+[O249])))"/>
          <table:table-cell table:style-name="cf1" table:formula="of:=([L249]-[T249])/SQRT((((([M249]^2)*([K249]-1))+(([U249]^2)*([S249]-1)))/([K249]+[S249])))"/>
          <table:table-cell table:style-name="cf1" table:formula="of:=([P249]-[T249])/SQRT((((([Q249]^2)*([O249]-1))+(([U249]^2)*([S249]-1)))/([O249]+[S249])))"/>
          <table:table-cell table:style-name="ce32"/>
          <table:table-cell table:style-name="ce33" office:value-type="string">
            <text:p>In: Y.X. Gong and X.Y. Cai,Editors, Manual of Wechsler Intelligence Scale for Children,Chinese Version (C-WISC), Human Map Press,Changsha (1993).</text:p>
          </table:table-cell>
          <table:table-cell table:style-name="ce29" office:value-type="string">
            <text:p>ANOVA; F-TEST</text:p>
          </table:table-cell>
          <table:table-cell table:style-name="ce23" table:formula="of:=ROUND(([L249]-((1.96*[M249])/SQRT([K249])));3)"/>
          <table:table-cell table:style-name="ce23" table:formula="of:=ROUND(([L249]+((1.96*[M249])/SQRT([K249])));3)"/>
          <table:table-cell table:style-name="ce23" table:formula="of:=ROUND(([P249]-((1.96*[Q249])/SQRT([O249])));3)"/>
          <table:table-cell table:style-name="ce23" table:formula="of:=ROUND(([P249]+((1.96*[Q249])/SQRT([O249])));3)"/>
          <table:table-cell table:style-name="ce23" table:formula="of:=ROUND(([T249]-((1.96*[U249])/SQRT([S249])));3)"/>
          <table:table-cell table:style-name="ce23" table:formula="of:=ROUND(([T249]+((1.96*[U249])/SQRT([S249])));3)"/>
          <table:table-cell table:number-columns-repeated="987"/>
        </table:table-row>
        <table:table-row table:style-name="ro13">
          <table:table-cell table:style-name="ce24" office:value-type="string">
            <text:p>Andrew</text:p>
          </table:table-cell>
          <table:table-cell table:style-name="ce25"/>
          <table:table-cell table:style-name="ce25" office:value-type="float" office:value="1.8467032E7">
            <text:p>18467032</text:p>
          </table:table-cell>
          <table:table-cell table:style-name="ce26" office:value-type="string">
            <text:p>IL1RAPL1</text:p>
          </table:table-cell>
          <table:table-cell table:style-name="ce26" office:value-type="string">
            <text:p>rs12847959</text:p>
          </table:table-cell>
          <table:table-cell table:style-name="ce26" office:value-type="string">
            <text:p>WISC</text:p>
          </table:table-cell>
          <table:table-cell table:style-name="ce26" office:value-type="string">
            <text:p>VcIQ</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94.0">
            <text:p>94</text:p>
          </table:table-cell>
          <table:table-cell table:style-name="ce29" office:value-type="float" office:value="88.71">
            <text:p>88.71</text:p>
          </table:table-cell>
          <table:table-cell table:style-name="ce29" office:value-type="float" office:value="21.92">
            <text:p>21.92</text:p>
          </table:table-cell>
          <table:table-cell table:style-name="ce25" office:value-type="string">
            <text:p>C/G</text:p>
          </table:table-cell>
          <table:table-cell table:style-name="ce25" office:value-type="float" office:value="82.0">
            <text:p>82</text:p>
          </table:table-cell>
          <table:table-cell table:style-name="ce25" office:value-type="float" office:value="80.26">
            <text:p>80.26</text:p>
          </table:table-cell>
          <table:table-cell table:style-name="ce25" office:value-type="float" office:value="20.52">
            <text:p>20.52</text:p>
          </table:table-cell>
          <table:table-cell table:style-name="ce30" office:value-type="string">
            <text:p>G/G</text:p>
          </table:table-cell>
          <table:table-cell table:style-name="ce30" office:value-type="float" office:value="156.0">
            <text:p>156</text:p>
          </table:table-cell>
          <table:table-cell table:style-name="ce30" office:value-type="float" office:value="83.69">
            <text:p>83.69</text:p>
          </table:table-cell>
          <table:table-cell table:style-name="ce30" office:value-type="float" office:value="19.21">
            <text:p>19.21</text:p>
          </table:table-cell>
          <table:table-cell table:style-name="ce29" office:value-type="string">
            <text:p>F-test</text:p>
          </table:table-cell>
          <table:table-cell table:style-name="ce29" office:value-type="float" office:value="3.91">
            <text:p>3.91</text:p>
          </table:table-cell>
          <table:table-cell table:style-name="ce29" office:value-type="float" office:value="0.021">
            <text:p>0.021</text:p>
          </table:table-cell>
          <table:table-cell table:style-name="ce29" office:value-type="string">
            <text:p>yes</text:p>
          </table:table-cell>
          <table:table-cell table:style-name="cf1" table:formula="of:=([L250]-[P250])/SQRT((((([M250]^2)*([K250]-1))+(([Q250]^2)*([O250]-1)))/([K250]+[O250])))"/>
          <table:table-cell table:style-name="cf1" table:formula="of:=([L250]-[T250])/SQRT((((([M250]^2)*([K250]-1))+(([U250]^2)*([S250]-1)))/([K250]+[S250])))"/>
          <table:table-cell table:style-name="cf1" table:formula="of:=([P250]-[T250])/SQRT((((([Q250]^2)*([O250]-1))+(([U250]^2)*([S250]-1)))/([O250]+[S250])))"/>
          <table:table-cell table:style-name="ce32"/>
          <table:table-cell table:style-name="ce33" office:value-type="string">
            <text:p>In: Y.X. Gong and X.Y. Cai,Editors, Manual of Wechsler Intelligence Scale for Children,Chinese Version (C-WISC), Human Map Press,Changsha (1993).</text:p>
          </table:table-cell>
          <table:table-cell table:style-name="ce29" office:value-type="string">
            <text:p>ANOVA; F-TEST</text:p>
          </table:table-cell>
          <table:table-cell table:style-name="ce23" table:formula="of:=ROUND(([L250]-((1.96*[M250])/SQRT([K250])));3)"/>
          <table:table-cell table:style-name="ce23" table:formula="of:=ROUND(([L250]+((1.96*[M250])/SQRT([K250])));3)"/>
          <table:table-cell table:style-name="ce23" table:formula="of:=ROUND(([P250]-((1.96*[Q250])/SQRT([O250])));3)"/>
          <table:table-cell table:style-name="ce23" table:formula="of:=ROUND(([P250]+((1.96*[Q250])/SQRT([O250])));3)"/>
          <table:table-cell table:style-name="ce23" table:formula="of:=ROUND(([T250]-((1.96*[U250])/SQRT([S250])));3)"/>
          <table:table-cell table:style-name="ce23" table:formula="of:=ROUND(([T250]+((1.96*[U250])/SQRT([S250])));3)"/>
          <table:table-cell table:number-columns-repeated="987"/>
        </table:table-row>
        <table:table-row table:style-name="ro1">
          <table:table-cell table:style-name="ce24" office:value-type="string">
            <text:p>Nic</text:p>
          </table:table-cell>
          <table:table-cell table:style-name="ce25"/>
          <table:table-cell table:style-name="ce25" office:value-type="float" office:value="1.837808E7">
            <text:p>18378080</text:p>
          </table:table-cell>
          <table:table-cell table:style-name="ce26" office:value-type="string">
            <text:p>KIBRA</text:p>
          </table:table-cell>
          <table:table-cell table:style-name="ce26" office:value-type="string">
            <text:p>rs17070145</text:p>
          </table:table-cell>
          <table:table-cell table:style-name="ce26" office:value-type="string">
            <text:p>Category fluency test</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30.0">
            <text:p>30</text:p>
          </table:table-cell>
          <table:table-cell table:style-name="ce29" office:value-type="float" office:value="39.9">
            <text:p>39.9</text:p>
          </table:table-cell>
          <table:table-cell table:style-name="ce29" office:value-type="float" office:value="0.5">
            <text:p>0.5</text:p>
          </table:table-cell>
          <table:table-cell table:style-name="ce25" office:value-type="string">
            <text:p>C/C,C/T</text:p>
          </table:table-cell>
          <table:table-cell table:style-name="ce25" office:value-type="float" office:value="40.0">
            <text:p>40</text:p>
          </table:table-cell>
          <table:table-cell table:style-name="ce25" office:value-type="float" office:value="38.9">
            <text:p>38.9</text:p>
          </table:table-cell>
          <table:table-cell table:style-name="ce25" office:value-type="float" office:value="6.0">
            <text:p>6</text:p>
          </table:table-cell>
          <table:table-cell table:number-columns-repeated="4" table:style-name="ce30"/>
          <table:table-cell table:number-columns-repeated="2" table:style-name="ce29"/>
          <table:table-cell table:style-name="ce29" office:value-type="float" office:value="0.4">
            <text:p>0.4</text:p>
          </table:table-cell>
          <table:table-cell table:style-name="ce29"/>
          <table:table-cell table:style-name="cf1" table:formula="of:=([L251]-[P251])/SQRT((((([M251]^2)*([K251]-1))+(([Q251]^2)*([O251]-1)))/([K251]+[O251])))"/>
          <table:table-cell table:style-name="cf1"/>
          <table:table-cell table:style-name="cf1"/>
          <table:table-cell table:style-name="ce32"/>
          <table:table-cell table:style-name="ce33"/>
          <table:table-cell table:style-name="ce29"/>
          <table:table-cell table:style-name="ce23" table:formula="of:=ROUND(([L251]-((1.96*[M251])/SQRT([K251])));3)"/>
          <table:table-cell table:style-name="ce23" table:formula="of:=ROUND(([L251]+((1.96*[M251])/SQRT([K251])));3)"/>
          <table:table-cell table:style-name="ce23" table:formula="of:=ROUND(([P251]-((1.96*[Q251])/SQRT([O251])));3)"/>
          <table:table-cell table:style-name="ce23" table:formula="of:=ROUND(([P251]+((1.96*[Q251])/SQRT([O251])));3)"/>
          <table:table-cell table:number-columns-repeated="989"/>
        </table:table-row>
        <table:table-row table:style-name="ro3">
          <table:table-cell table:style-name="ce24" office:value-type="string">
            <text:p>Andrew</text:p>
          </table:table-cell>
          <table:table-cell table:style-name="ce25"/>
          <table:table-cell table:style-name="ce25" office:value-type="float" office:value="1.8194457E7">
            <text:p>18194457</text:p>
          </table:table-cell>
          <table:table-cell table:style-name="ce26" office:value-type="string">
            <text:p>KIBRA</text:p>
          </table:table-cell>
          <table:table-cell table:style-name="ce26" office:value-type="string">
            <text:p>rs17070145</text:p>
          </table:table-cell>
          <table:table-cell table:style-name="ce26" office:value-type="string">
            <text:p>CCRT</text:p>
          </table:table-cell>
          <table:table-cell table:style-name="ce26" office:value-type="string">
            <text:p>IQ</text:p>
          </table:table-cell>
          <table:table-cell table:style-name="ce27" office:value-type="string">
            <text:p>g</text:p>
          </table:table-cell>
          <table:table-cell table:style-name="ce28" office:value-type="string">
            <text:p>SD</text:p>
          </table:table-cell>
          <table:table-cell table:style-name="ce29" office:value-type="string">
            <text:p>T/T,T/C</text:p>
          </table:table-cell>
          <table:table-cell table:style-name="ce29" office:value-type="float" office:value="174.0">
            <text:p>174</text:p>
          </table:table-cell>
          <table:table-cell table:style-name="ce29" office:value-type="float" office:value="115.5">
            <text:p>115.5</text:p>
          </table:table-cell>
          <table:table-cell table:style-name="ce29" office:value-type="float" office:value="6.06">
            <text:p>6.06</text:p>
          </table:table-cell>
          <table:table-cell table:style-name="ce25" office:value-type="string">
            <text:p>C/T</text:p>
          </table:table-cell>
          <table:table-cell table:style-name="ce25" office:value-type="float" office:value="138.0">
            <text:p>138</text:p>
          </table:table-cell>
          <table:table-cell table:style-name="ce25" office:value-type="float" office:value="116.5">
            <text:p>116.5</text:p>
          </table:table-cell>
          <table:table-cell table:style-name="ce25" office:value-type="float" office:value="5.39">
            <text:p>5.39</text:p>
          </table:table-cell>
          <table:table-cell table:number-columns-repeated="4" table:style-name="ce30"/>
          <table:table-cell table:style-name="ce29" office:value-type="string">
            <text:p>T-test</text:p>
          </table:table-cell>
          <table:table-cell table:style-name="ce29" office:value-type="float" office:value="-1.44">
            <text:p>-1.44</text:p>
          </table:table-cell>
          <table:table-cell table:style-name="ce29" office:value-type="float" office:value="0.152">
            <text:p>0.152</text:p>
          </table:table-cell>
          <table:table-cell table:style-name="ce29"/>
          <table:table-cell table:style-name="cf1" table:formula="of:=([L252]-[P252])/SQRT((((([M252]^2)*([K252]-1))+(([Q252]^2)*([O252]-1)))/([K252]+[O252])))"/>
          <table:table-cell table:style-name="cf1"/>
          <table:table-cell table:style-name="cf1"/>
          <table:table-cell table:style-name="ce32"/>
          <table:table-cell table:style-name="ce33"/>
          <table:table-cell table:style-name="ce29" office:value-type="string">
            <text:p>T-test</text:p>
          </table:table-cell>
          <table:table-cell table:style-name="ce23" office:value-type="float" office:value="114.6">
            <text:p>114.6</text:p>
          </table:table-cell>
          <table:table-cell table:style-name="ce23" office:value-type="float" office:value="116.4">
            <text:p>116.4</text:p>
          </table:table-cell>
          <table:table-cell table:style-name="ce23" office:value-type="float" office:value="115.5">
            <text:p>115.5</text:p>
          </table:table-cell>
          <table:table-cell table:style-name="ce23" office:value-type="float" office:value="117.4">
            <text:p>117.4</text:p>
          </table:table-cell>
          <table:table-cell table:number-columns-repeated="989"/>
        </table:table-row>
        <table:table-row table:style-name="ro3">
          <table:table-cell table:style-name="ce24" office:value-type="string">
            <text:p>Nic</text:p>
          </table:table-cell>
          <table:table-cell table:style-name="ce25"/>
          <table:table-cell table:style-name="ce25" office:value-type="float" office:value="1.837808E7">
            <text:p>18378080</text:p>
          </table:table-cell>
          <table:table-cell table:style-name="ce26" office:value-type="string">
            <text:p>KIBRA</text:p>
          </table:table-cell>
          <table:table-cell table:style-name="ce26" office:value-type="string">
            <text:p>rs17070145</text:p>
          </table:table-cell>
          <table:table-cell table:style-name="ce26" office:value-type="string">
            <text:p>IMCT</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30.0">
            <text:p>30</text:p>
          </table:table-cell>
          <table:table-cell table:style-name="ce29" office:value-type="float" office:value="33.2">
            <text:p>33.2</text:p>
          </table:table-cell>
          <table:table-cell table:style-name="ce29" office:value-type="float" office:value="1.2">
            <text:p>1.2</text:p>
          </table:table-cell>
          <table:table-cell table:style-name="ce25" office:value-type="string">
            <text:p>C/C,C/T</text:p>
          </table:table-cell>
          <table:table-cell table:style-name="ce25" office:value-type="float" office:value="40.0">
            <text:p>40</text:p>
          </table:table-cell>
          <table:table-cell table:style-name="ce25" office:value-type="float" office:value="33.0">
            <text:p>33</text:p>
          </table:table-cell>
          <table:table-cell table:style-name="ce25" office:value-type="float" office:value="1.2">
            <text:p>1.2</text:p>
          </table:table-cell>
          <table:table-cell table:number-columns-repeated="4" table:style-name="ce30"/>
          <table:table-cell table:number-columns-repeated="2" table:style-name="ce29"/>
          <table:table-cell table:style-name="ce29" office:value-type="float" office:value="0.4">
            <text:p>0.4</text:p>
          </table:table-cell>
          <table:table-cell table:style-name="ce29"/>
          <table:table-cell table:style-name="cf1" table:formula="of:=([L253]-[P253])/SQRT((((([M253]^2)*([K253]-1))+(([Q253]^2)*([O253]-1)))/([K253]+[O253])))"/>
          <table:table-cell table:style-name="cf1"/>
          <table:table-cell table:style-name="cf1"/>
          <table:table-cell table:style-name="ce32"/>
          <table:table-cell table:style-name="ce33"/>
          <table:table-cell table:style-name="ce29"/>
          <table:table-cell table:style-name="ce23" table:formula="of:=ROUND(([L253]-((1.96*[M253])/SQRT([K253])));3)"/>
          <table:table-cell table:style-name="ce23" table:formula="of:=ROUND(([L253]+((1.96*[M253])/SQRT([K253])));3)"/>
          <table:table-cell table:style-name="ce23" table:formula="of:=ROUND(([P253]-((1.96*[Q253])/SQRT([O253])));3)"/>
          <table:table-cell table:style-name="ce23" table:formula="of:=ROUND(([P253]+((1.96*[Q253])/SQRT([O253])));3)"/>
          <table:table-cell table:number-columns-repeated="989"/>
        </table:table-row>
        <table:table-row table:style-name="ro3">
          <table:table-cell table:style-name="ce24" office:value-type="string">
            <text:p>Nic</text:p>
          </table:table-cell>
          <table:table-cell table:style-name="ce25"/>
          <table:table-cell table:style-name="ce25" office:value-type="float" office:value="1.837808E7">
            <text:p>18378080</text:p>
          </table:table-cell>
          <table:table-cell table:style-name="ce26" office:value-type="string">
            <text:p>KIBRA</text:p>
          </table:table-cell>
          <table:table-cell table:style-name="ce26" office:value-type="string">
            <text:p>rs17070145</text:p>
          </table:table-cell>
          <table:table-cell table:style-name="ce26" office:value-type="string">
            <text:p>MMSE</text:p>
          </table:table-cell>
          <table:table-cell table:style-name="ce26" office:value-type="string">
            <text:p>Total score</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30.0">
            <text:p>30</text:p>
          </table:table-cell>
          <table:table-cell table:style-name="ce29" office:value-type="float" office:value="28.5">
            <text:p>28.5</text:p>
          </table:table-cell>
          <table:table-cell table:style-name="ce29" office:value-type="float" office:value="2.0">
            <text:p>2</text:p>
          </table:table-cell>
          <table:table-cell table:style-name="ce25" office:value-type="string">
            <text:p>C/C,C/T</text:p>
          </table:table-cell>
          <table:table-cell table:style-name="ce25" office:value-type="float" office:value="40.0">
            <text:p>40</text:p>
          </table:table-cell>
          <table:table-cell table:style-name="ce25" office:value-type="float" office:value="28.2">
            <text:p>28.2</text:p>
          </table:table-cell>
          <table:table-cell table:style-name="ce25" office:value-type="float" office:value="2.0">
            <text:p>2</text:p>
          </table:table-cell>
          <table:table-cell table:number-columns-repeated="4" table:style-name="ce30"/>
          <table:table-cell table:number-columns-repeated="2" table:style-name="ce29"/>
          <table:table-cell table:style-name="ce29" office:value-type="float" office:value="0.5">
            <text:p>0.5</text:p>
          </table:table-cell>
          <table:table-cell table:style-name="ce29"/>
          <table:table-cell table:style-name="cf1" table:formula="of:=([L254]-[P254])/SQRT((((([M254]^2)*([K254]-1))+(([Q254]^2)*([O254]-1)))/([K254]+[O254])))"/>
          <table:table-cell table:style-name="cf1"/>
          <table:table-cell table:style-name="cf1"/>
          <table:table-cell table:style-name="ce32"/>
          <table:table-cell table:style-name="ce33"/>
          <table:table-cell table:style-name="ce29"/>
          <table:table-cell table:style-name="ce23" table:formula="of:=ROUND(([L254]-((1.96*[M254])/SQRT([K254])));3)"/>
          <table:table-cell table:style-name="ce23" table:formula="of:=ROUND(([L254]+((1.96*[M254])/SQRT([K254])));3)"/>
          <table:table-cell table:style-name="ce23" table:formula="of:=ROUND(([P254]-((1.96*[Q254])/SQRT([O254])));3)"/>
          <table:table-cell table:style-name="ce23" table:formula="of:=ROUND(([P254]+((1.96*[Q254])/SQRT([O254])));3)"/>
          <table:table-cell table:number-columns-repeated="989"/>
        </table:table-row>
        <table:table-row table:style-name="ro3">
          <table:table-cell table:style-name="ce24" office:value-type="string">
            <text:p>Nic</text:p>
          </table:table-cell>
          <table:table-cell table:style-name="ce25"/>
          <table:table-cell table:style-name="ce25" office:value-type="float" office:value="1.837808E7">
            <text:p>18378080</text:p>
          </table:table-cell>
          <table:table-cell table:style-name="ce26" office:value-type="string">
            <text:p>KIBRA</text:p>
          </table:table-cell>
          <table:table-cell table:style-name="ce26" office:value-type="string">
            <text:p>rs17070145</text:p>
          </table:table-cell>
          <table:table-cell table:style-name="ce26" office:value-type="string">
            <text:p>TMT B − A</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30.0">
            <text:p>30</text:p>
          </table:table-cell>
          <table:table-cell table:style-name="ce29" office:value-type="float" office:value="18.5">
            <text:p>18.5</text:p>
          </table:table-cell>
          <table:table-cell table:style-name="ce29" office:value-type="float" office:value="37.0">
            <text:p>37</text:p>
          </table:table-cell>
          <table:table-cell table:style-name="ce25" office:value-type="string">
            <text:p>C/C,C/T</text:p>
          </table:table-cell>
          <table:table-cell table:style-name="ce25" office:value-type="float" office:value="40.0">
            <text:p>40</text:p>
          </table:table-cell>
          <table:table-cell table:style-name="ce25" office:value-type="float" office:value="22.7">
            <text:p>22.7</text:p>
          </table:table-cell>
          <table:table-cell table:style-name="ce25" office:value-type="float" office:value="31.4">
            <text:p>31.4</text:p>
          </table:table-cell>
          <table:table-cell table:number-columns-repeated="4" table:style-name="ce30"/>
          <table:table-cell table:number-columns-repeated="2" table:style-name="ce29"/>
          <table:table-cell table:style-name="ce29" office:value-type="float" office:value="0.6">
            <text:p>0.6</text:p>
          </table:table-cell>
          <table:table-cell table:style-name="ce29"/>
          <table:table-cell table:style-name="cf1" table:formula="of:=([L255]-[P255])/SQRT((((([M255]^2)*([K255]-1))+(([Q255]^2)*([O255]-1)))/([K255]+[O255])))"/>
          <table:table-cell table:style-name="cf1"/>
          <table:table-cell table:style-name="cf1"/>
          <table:table-cell table:style-name="ce32"/>
          <table:table-cell table:style-name="ce33"/>
          <table:table-cell table:style-name="ce29"/>
          <table:table-cell table:style-name="ce23" table:formula="of:=ROUND(([L255]-((1.96*[M255])/SQRT([K255])));3)"/>
          <table:table-cell table:style-name="ce23" table:formula="of:=ROUND(([L255]+((1.96*[M255])/SQRT([K255])));3)"/>
          <table:table-cell table:style-name="ce23" table:formula="of:=ROUND(([P255]-((1.96*[Q255])/SQRT([O255])));3)"/>
          <table:table-cell table:style-name="ce23" table:formula="of:=ROUND(([P255]+((1.96*[Q255])/SQRT([O255])));3)"/>
          <table:table-cell table:number-columns-repeated="989"/>
        </table:table-row>
        <table:table-row table:style-name="ro3">
          <table:table-cell table:style-name="ce24" office:value-type="string">
            <text:p>Nic</text:p>
          </table:table-cell>
          <table:table-cell table:style-name="ce25"/>
          <table:table-cell table:style-name="ce25" office:value-type="float" office:value="1.735307E7">
            <text:p>17353070</text:p>
          </table:table-cell>
          <table:table-cell table:style-name="ce26" office:value-type="string">
            <text:p>KIBRA</text:p>
          </table:table-cell>
          <table:table-cell table:style-name="ce26" office:value-type="string">
            <text:p>rs17070145</text:p>
          </table:table-cell>
          <table:table-cell table:style-name="ce26" office:value-type="string">
            <text:p>TMT-A</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29" office:value-type="string">
            <text:p>C/C,C/T</text:p>
          </table:table-cell>
          <table:table-cell table:style-name="ce29" office:value-type="float" office:value="35.0">
            <text:p>35</text:p>
          </table:table-cell>
          <table:table-cell table:style-name="ce29" office:value-type="float" office:value="44.2">
            <text:p>44.2</text:p>
          </table:table-cell>
          <table:table-cell table:style-name="ce29" office:value-type="float" office:value="15.8">
            <text:p>15.8</text:p>
          </table:table-cell>
          <table:table-cell table:style-name="ce25" office:value-type="string">
            <text:p>C/C</text:p>
          </table:table-cell>
          <table:table-cell table:style-name="ce25" office:value-type="float" office:value="29.0">
            <text:p>29</text:p>
          </table:table-cell>
          <table:table-cell table:style-name="ce25" office:value-type="float" office:value="41.0">
            <text:p>41</text:p>
          </table:table-cell>
          <table:table-cell table:style-name="ce25" office:value-type="float" office:value="12.3">
            <text:p>12.3</text:p>
          </table:table-cell>
          <table:table-cell table:number-columns-repeated="4" table:style-name="ce30"/>
          <table:table-cell table:style-name="ce29" office:value-type="string">
            <text:p>Effect size (d)</text:p>
          </table:table-cell>
          <table:table-cell table:style-name="ce29" office:value-type="float" office:value="0.23">
            <text:p>0.23</text:p>
          </table:table-cell>
          <table:table-cell table:style-name="ce29" office:value-type="float" office:value="0.386">
            <text:p>0.386</text:p>
          </table:table-cell>
          <table:table-cell table:style-name="ce29" office:value-type="string">
            <text:p>no</text:p>
          </table:table-cell>
          <table:table-cell table:style-name="cf1" table:formula="of:=([L256]-[P256])/SQRT((((([M256]^2)*([K256]-1))+(([Q256]^2)*([O256]-1)))/([K256]+[O256])))"/>
          <table:table-cell table:style-name="cf1"/>
          <table:table-cell table:style-name="cf1"/>
          <table:table-cell table:style-name="ce32"/>
          <table:table-cell table:style-name="ce33"/>
          <table:table-cell table:style-name="ce29" office:value-type="string">
            <text:p>Effect size (d)</text:p>
          </table:table-cell>
          <table:table-cell table:style-name="ce23" table:formula="of:=ROUND(([L256]-((1.96*[M256])/SQRT([K256])));3)"/>
          <table:table-cell table:style-name="ce23" table:formula="of:=ROUND(([L256]+((1.96*[M256])/SQRT([K256])));3)"/>
          <table:table-cell table:style-name="ce23" table:formula="of:=ROUND(([P256]-((1.96*[Q256])/SQRT([O256])));3)"/>
          <table:table-cell table:style-name="ce23" table:formula="of:=ROUND(([P256]+((1.96*[Q256])/SQRT([O256])));3)"/>
          <table:table-cell table:number-columns-repeated="989"/>
        </table:table-row>
        <table:table-row table:style-name="ro3">
          <table:table-cell table:style-name="ce24" office:value-type="string">
            <text:p>Nic</text:p>
          </table:table-cell>
          <table:table-cell table:style-name="ce25"/>
          <table:table-cell table:style-name="ce25" office:value-type="float" office:value="1.735307E7">
            <text:p>17353070</text:p>
          </table:table-cell>
          <table:table-cell table:style-name="ce26" office:value-type="string">
            <text:p>KIBRA</text:p>
          </table:table-cell>
          <table:table-cell table:style-name="ce26" office:value-type="string">
            <text:p>rs17070145</text:p>
          </table:table-cell>
          <table:table-cell table:style-name="ce26" office:value-type="string">
            <text:p>TMT-B</text:p>
          </table:table-cell>
          <table:table-cell table:style-name="ce26"/>
          <table:table-cell table:style-name="ce27" office:value-type="string">
            <text:p>g</text:p>
          </table:table-cell>
          <table:table-cell table:style-name="ce28" office:value-type="string">
            <text:p>SD</text:p>
          </table:table-cell>
          <table:table-cell table:style-name="ce29" office:value-type="string">
            <text:p>C/C,C/T</text:p>
          </table:table-cell>
          <table:table-cell table:style-name="ce29" office:value-type="float" office:value="35.0">
            <text:p>35</text:p>
          </table:table-cell>
          <table:table-cell table:style-name="ce29" office:value-type="float" office:value="99.2">
            <text:p>99.2</text:p>
          </table:table-cell>
          <table:table-cell table:style-name="ce29" office:value-type="float" office:value="38.4">
            <text:p>38.4</text:p>
          </table:table-cell>
          <table:table-cell table:style-name="ce25" office:value-type="string">
            <text:p>C/C</text:p>
          </table:table-cell>
          <table:table-cell table:style-name="ce25" office:value-type="float" office:value="29.0">
            <text:p>29</text:p>
          </table:table-cell>
          <table:table-cell table:style-name="ce25" office:value-type="float" office:value="98.2">
            <text:p>98.2</text:p>
          </table:table-cell>
          <table:table-cell table:style-name="ce25" office:value-type="float" office:value="39.1">
            <text:p>39.1</text:p>
          </table:table-cell>
          <table:table-cell table:number-columns-repeated="4" table:style-name="ce30"/>
          <table:table-cell table:style-name="ce29" office:value-type="string">
            <text:p>Effect size (d)</text:p>
          </table:table-cell>
          <table:table-cell table:style-name="ce29" office:value-type="float" office:value="0.03">
            <text:p>0.03</text:p>
          </table:table-cell>
          <table:table-cell table:style-name="ce29" office:value-type="float" office:value="0.918">
            <text:p>0.918</text:p>
          </table:table-cell>
          <table:table-cell table:style-name="ce29" office:value-type="string">
            <text:p>no</text:p>
          </table:table-cell>
          <table:table-cell table:style-name="cf1" table:formula="of:=([L257]-[P257])/SQRT((((([M257]^2)*([K257]-1))+(([Q257]^2)*([O257]-1)))/([K257]+[O257])))"/>
          <table:table-cell table:style-name="cf1"/>
          <table:table-cell table:style-name="cf1"/>
          <table:table-cell table:style-name="ce32"/>
          <table:table-cell table:style-name="ce33"/>
          <table:table-cell table:style-name="ce29" office:value-type="string">
            <text:p>Effect size (d)</text:p>
          </table:table-cell>
          <table:table-cell table:style-name="ce23" table:formula="of:=ROUND(([L257]-((1.96*[M257])/SQRT([K257])));3)"/>
          <table:table-cell table:style-name="ce23" table:formula="of:=ROUND(([L257]+((1.96*[M257])/SQRT([K257])));3)"/>
          <table:table-cell table:style-name="ce23" table:formula="of:=ROUND(([P257]-((1.96*[Q257])/SQRT([O257])));3)"/>
          <table:table-cell table:style-name="ce23" table:formula="of:=ROUND(([P257]+((1.96*[Q257])/SQRT([O257])));3)"/>
          <table:table-cell table:number-columns-repeated="989"/>
        </table:table-row>
        <table:table-row table:style-name="ro3">
          <table:table-cell table:style-name="ce24" office:value-type="string">
            <text:p>Nic</text:p>
          </table:table-cell>
          <table:table-cell table:style-name="ce25"/>
          <table:table-cell table:style-name="ce25" office:value-type="float" office:value="1.837808E7">
            <text:p>18378080</text:p>
          </table:table-cell>
          <table:table-cell table:style-name="ce26" office:value-type="string">
            <text:p>KIBRA</text:p>
          </table:table-cell>
          <table:table-cell table:style-name="ce26" office:value-type="string">
            <text:p>rs17070145</text:p>
          </table:table-cell>
          <table:table-cell table:style-name="ce26" office:value-type="string">
            <text:p>Token test</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30.0">
            <text:p>30</text:p>
          </table:table-cell>
          <table:table-cell table:style-name="ce29" office:value-type="float" office:value="34.0">
            <text:p>34</text:p>
          </table:table-cell>
          <table:table-cell table:style-name="ce29" office:value-type="float" office:value="1.5">
            <text:p>1.5</text:p>
          </table:table-cell>
          <table:table-cell table:style-name="ce25" office:value-type="string">
            <text:p>C/C,C/T</text:p>
          </table:table-cell>
          <table:table-cell table:style-name="ce25" office:value-type="float" office:value="40.0">
            <text:p>40</text:p>
          </table:table-cell>
          <table:table-cell table:style-name="ce25" office:value-type="float" office:value="33.8">
            <text:p>33.8</text:p>
          </table:table-cell>
          <table:table-cell table:style-name="ce25" office:value-type="float" office:value="2.3">
            <text:p>2.3</text:p>
          </table:table-cell>
          <table:table-cell table:number-columns-repeated="4" table:style-name="ce30"/>
          <table:table-cell table:number-columns-repeated="2" table:style-name="ce29"/>
          <table:table-cell table:style-name="ce29" office:value-type="float" office:value="0.7">
            <text:p>0.7</text:p>
          </table:table-cell>
          <table:table-cell table:style-name="ce29"/>
          <table:table-cell table:style-name="cf1" table:formula="of:=([L258]-[P258])/SQRT((((([M258]^2)*([K258]-1))+(([Q258]^2)*([O258]-1)))/([K258]+[O258])))"/>
          <table:table-cell table:style-name="cf1"/>
          <table:table-cell table:style-name="cf1"/>
          <table:table-cell table:style-name="ce32"/>
          <table:table-cell table:style-name="ce33"/>
          <table:table-cell table:style-name="ce29"/>
          <table:table-cell table:style-name="ce23" table:formula="of:=ROUND(([L258]-((1.96*[M258])/SQRT([K258])));3)"/>
          <table:table-cell table:style-name="ce23" table:formula="of:=ROUND(([L258]+((1.96*[M258])/SQRT([K258])));3)"/>
          <table:table-cell table:style-name="ce23" table:formula="of:=ROUND(([P258]-((1.96*[Q258])/SQRT([O258])));3)"/>
          <table:table-cell table:style-name="ce23" table:formula="of:=ROUND(([P258]+((1.96*[Q258])/SQRT([O258])));3)"/>
          <table:table-cell table:number-columns-repeated="989"/>
        </table:table-row>
        <table:table-row table:style-name="ro11">
          <table:table-cell table:style-name="ce24" office:value-type="string">
            <text:p>Nic</text:p>
          </table:table-cell>
          <table:table-cell table:style-name="ce25" office:value-type="string">
            <text:p>sdarticle (1)u.pdf</text:p>
          </table:table-cell>
          <table:table-cell table:style-name="ce25" office:value-type="float" office:value="2.1435346E7">
            <text:p>21435346</text:p>
          </table:table-cell>
          <table:table-cell table:style-name="ce26" office:value-type="string">
            <text:p>LMX1A</text:p>
          </table:table-cell>
          <table:table-cell table:style-name="ce26" office:value-type="string">
            <text:p>rs4657412</text:p>
          </table:table-cell>
          <table:table-cell table:style-name="ce26" office:value-type="string">
            <text:p>RAVEN</text:p>
          </table:table-cell>
          <table:table-cell table:style-name="ce26" office:value-type="string">
            <text:p>Nonverbal reasoning</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office:value-type="float" office:value="18.0">
            <text:p>18</text:p>
          </table:table-cell>
          <table:table-cell table:style-name="ce29" office:value-type="float" office:value="9.44">
            <text:p>9.44</text:p>
          </table:table-cell>
          <table:table-cell table:style-name="ce29" office:value-type="float" office:value="2.83">
            <text:p>2.83</text:p>
          </table:table-cell>
          <table:table-cell table:style-name="ce25" office:value-type="string">
            <text:p>T/C,T/T</text:p>
          </table:table-cell>
          <table:table-cell table:style-name="ce25" office:value-type="float" office:value="9.0">
            <text:p>9</text:p>
          </table:table-cell>
          <table:table-cell table:style-name="ce25" office:value-type="float" office:value="9.11">
            <text:p>9.11</text:p>
          </table:table-cell>
          <table:table-cell table:style-name="ce25" office:value-type="float" office:value="2.03">
            <text:p>2.03</text:p>
          </table:table-cell>
          <table:table-cell table:number-columns-repeated="4" table:style-name="ce30"/>
          <table:table-cell table:number-columns-repeated="2" table:style-name="ce29"/>
          <table:table-cell table:style-name="ce29" office:value-type="float" office:value="0.76">
            <text:p>0.76</text:p>
          </table:table-cell>
          <table:table-cell table:style-name="ce29" office:value-type="string">
            <text:p>no</text:p>
          </table:table-cell>
          <table:table-cell table:style-name="cf1" table:formula="of:=([L259]-[P259])/SQRT((((([M259]^2)*([K259]-1))+(([Q259]^2)*([O259]-1)))/([K259]+[O259])))"/>
          <table:table-cell table:style-name="cf1"/>
          <table:table-cell table:style-name="cf1"/>
          <table:table-cell table:style-name="ce32"/>
          <table:table-cell table:style-name="ce33" office:value-type="string">
            <text:p>Raven,J. C. (1990). Standard progressive matrices sets A,B,C,D &amp; E. Oxford Psychologists</text:p>
            <text:p>Press.</text:p>
            <text:p/>
          </table:table-cell>
          <table:table-cell table:style-name="ce29"/>
          <table:table-cell table:style-name="ce23" table:formula="of:=ROUND(([L259]-((1.96*[M259])/SQRT([K259])));3)"/>
          <table:table-cell table:style-name="ce23" table:formula="of:=ROUND(([L259]+((1.96*[M259])/SQRT([K259])));3)"/>
          <table:table-cell table:style-name="ce23" table:formula="of:=ROUND(([P259]-((1.96*[Q259])/SQRT([O259])));3)"/>
          <table:table-cell table:style-name="ce23" table:formula="of:=ROUND(([P259]+((1.96*[Q259])/SQRT([O259])));3)"/>
          <table:table-cell table:number-columns-repeated="989"/>
        </table:table-row>
        <table:table-row table:style-name="ro11">
          <table:table-cell table:style-name="ce24" office:value-type="string">
            <text:p>Nic</text:p>
          </table:table-cell>
          <table:table-cell table:style-name="ce25" office:value-type="string">
            <text:p>sdarticle (1)u.pdf</text:p>
          </table:table-cell>
          <table:table-cell table:style-name="ce25" office:value-type="float" office:value="2.1435346E7">
            <text:p>21435346</text:p>
          </table:table-cell>
          <table:table-cell table:style-name="ce26" office:value-type="string">
            <text:p>LMX1A</text:p>
          </table:table-cell>
          <table:table-cell table:style-name="ce26" office:value-type="string">
            <text:p>rs4657411</text:p>
          </table:table-cell>
          <table:table-cell table:style-name="ce26" office:value-type="string">
            <text:p>RAVEN</text:p>
          </table:table-cell>
          <table:table-cell table:style-name="ce26" office:value-type="string">
            <text:p>Nonverbal reasoning</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office:value-type="float" office:value="16.0">
            <text:p>16</text:p>
          </table:table-cell>
          <table:table-cell table:style-name="ce29" office:value-type="float" office:value="9.63">
            <text:p>9.63</text:p>
          </table:table-cell>
          <table:table-cell table:style-name="ce29" office:value-type="float" office:value="2.45">
            <text:p>2.45</text:p>
          </table:table-cell>
          <table:table-cell table:style-name="ce25" office:value-type="string">
            <text:p>T/C,T/T</text:p>
          </table:table-cell>
          <table:table-cell table:style-name="ce25" office:value-type="float" office:value="12.0">
            <text:p>12</text:p>
          </table:table-cell>
          <table:table-cell table:style-name="ce25" office:value-type="float" office:value="8.92">
            <text:p>8.92</text:p>
          </table:table-cell>
          <table:table-cell table:style-name="ce25" office:value-type="float" office:value="2.46">
            <text:p>2.46</text:p>
          </table:table-cell>
          <table:table-cell table:number-columns-repeated="4" table:style-name="ce30"/>
          <table:table-cell table:number-columns-repeated="2" table:style-name="ce29"/>
          <table:table-cell table:style-name="ce29" office:value-type="float" office:value="0.47">
            <text:p>0.47</text:p>
          </table:table-cell>
          <table:table-cell table:style-name="ce29" office:value-type="string">
            <text:p>no</text:p>
          </table:table-cell>
          <table:table-cell table:style-name="cf1" table:formula="of:=([L260]-[P260])/SQRT((((([M260]^2)*([K260]-1))+(([Q260]^2)*([O260]-1)))/([K260]+[O260])))"/>
          <table:table-cell table:style-name="cf1"/>
          <table:table-cell table:style-name="cf1"/>
          <table:table-cell table:style-name="ce32"/>
          <table:table-cell table:style-name="ce33" office:value-type="string">
            <text:p>Raven,J. C. (1990). Standard progressive matrices sets A,B,C,D &amp; E. Oxford Psychologists</text:p>
            <text:p>Press.</text:p>
            <text:p/>
          </table:table-cell>
          <table:table-cell table:style-name="ce29"/>
          <table:table-cell table:style-name="ce23" table:formula="of:=ROUND(([L260]-((1.96*[M260])/SQRT([K260])));3)"/>
          <table:table-cell table:style-name="ce23" table:formula="of:=ROUND(([L260]+((1.96*[M260])/SQRT([K260])));3)"/>
          <table:table-cell table:style-name="ce23" table:formula="of:=ROUND(([P260]-((1.96*[Q260])/SQRT([O260])));3)"/>
          <table:table-cell table:style-name="ce23" table:formula="of:=ROUND(([P260]+((1.96*[Q260])/SQRT([O260])));3)"/>
          <table:table-cell table:number-columns-repeated="989"/>
        </table:table-row>
        <table:table-row table:style-name="ro13">
          <table:table-cell table:style-name="ce24" office:value-type="string">
            <text:p>Nic</text:p>
          </table:table-cell>
          <table:table-cell table:style-name="ce25" office:value-type="string">
            <text:p>j.1601-183X.2010.00675.x.pdf</text:p>
          </table:table-cell>
          <table:table-cell table:style-name="ce25" office:value-type="float" office:value="2.1255267E7">
            <text:p>21255267</text:p>
          </table:table-cell>
          <table:table-cell table:style-name="ce26" office:value-type="string">
            <text:p>MTHFR</text:p>
          </table:table-cell>
          <table:table-cell table:style-name="ce26" office:value-type="string">
            <text:p>rs1801131</text:p>
          </table:table-cell>
          <table:table-cell table:style-name="ce26" office:value-type="string">
            <text:p>RAVEN</text:p>
          </table:table-cell>
          <table:table-cell table:style-name="ce26" office:value-type="string">
            <text:p>Abstract reasoning</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6.0">
            <text:p>16</text:p>
          </table:table-cell>
          <table:table-cell table:style-name="ce29" office:value-type="float" office:value="32.1">
            <text:p>32.1</text:p>
          </table:table-cell>
          <table:table-cell table:style-name="ce29" office:value-type="float" office:value="8.9">
            <text:p>8.9</text:p>
          </table:table-cell>
          <table:table-cell table:style-name="ce25" office:value-type="string">
            <text:p>A/A,A/C</text:p>
          </table:table-cell>
          <table:table-cell table:style-name="ce25" office:value-type="float" office:value="164.0">
            <text:p>164</text:p>
          </table:table-cell>
          <table:table-cell table:style-name="ce25" office:value-type="float" office:value="34.1">
            <text:p>34.1</text:p>
          </table:table-cell>
          <table:table-cell table:style-name="ce25" office:value-type="float" office:value="8.1">
            <text:p>8.1</text:p>
          </table:table-cell>
          <table:table-cell table:number-columns-repeated="4" table:style-name="ce30"/>
          <table:table-cell table:style-name="ce29" office:value-type="string">
            <text:p>T-test</text:p>
          </table:table-cell>
          <table:table-cell table:number-columns-repeated="3" table:style-name="ce29"/>
          <table:table-cell table:style-name="cf1" table:formula="of:=([L261]-[P261])/SQRT((((([M261]^2)*([K261]-1))+(([Q261]^2)*([O261]-1)))/([K261]+[O261])))"/>
          <table:table-cell table:style-name="cf1"/>
          <table:table-cell table:style-name="cf1"/>
          <table:table-cell table:style-name="ce32"/>
          <table:table-cell table:style-name="ce33" office:value-type="string">
            <text:p>Raven,J.C. &amp; Court,J.H. &amp; Raven,J (1977) Manual for Raven’s</text:p>
            <text:p>Progressive Matrices and Vocabulary Scales. H. K. Lewis,London.</text:p>
            <text:p/>
          </table:table-cell>
          <table:table-cell table:style-name="ce29" office:value-type="string">
            <text:p>t</text:p>
          </table:table-cell>
          <table:table-cell table:style-name="ce23" table:formula="of:=ROUND(([L261]-((1.96*[M261])/SQRT([K261])));3)"/>
          <table:table-cell table:style-name="ce23" table:formula="of:=ROUND(([L261]+((1.96*[M261])/SQRT([K261])));3)"/>
          <table:table-cell table:style-name="ce23" table:formula="of:=ROUND(([P261]-((1.96*[Q261])/SQRT([O261])));3)"/>
          <table:table-cell table:style-name="ce23" table:formula="of:=ROUND(([P261]+((1.96*[Q261])/SQRT([O261])));3)"/>
          <table:table-cell table:number-columns-repeated="989"/>
        </table:table-row>
        <table:table-row table:style-name="ro13">
          <table:table-cell table:style-name="ce24" office:value-type="string">
            <text:p>Nic</text:p>
          </table:table-cell>
          <table:table-cell table:style-name="ce25" office:value-type="string">
            <text:p>j.1601-183X.2010.00675.x.pdf</text:p>
          </table:table-cell>
          <table:table-cell table:style-name="ce25" office:value-type="float" office:value="2.1255267E7">
            <text:p>21255267</text:p>
          </table:table-cell>
          <table:table-cell table:style-name="ce26" office:value-type="string">
            <text:p>MTHFR</text:p>
          </table:table-cell>
          <table:table-cell table:style-name="ce26" office:value-type="string">
            <text:p>rs1801133</text:p>
          </table:table-cell>
          <table:table-cell table:style-name="ce26" office:value-type="string">
            <text:p>RAVEN</text:p>
          </table:table-cell>
          <table:table-cell table:style-name="ce26" office:value-type="string">
            <text:p>Abstract reasoning</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office:value-type="float" office:value="26.0">
            <text:p>26</text:p>
          </table:table-cell>
          <table:table-cell table:style-name="ce29" office:value-type="float" office:value="36.4">
            <text:p>36.4</text:p>
          </table:table-cell>
          <table:table-cell table:style-name="ce29" office:value-type="float" office:value="6.4">
            <text:p>6.4</text:p>
          </table:table-cell>
          <table:table-cell table:style-name="ce25" office:value-type="string">
            <text:p>C/C,C/T</text:p>
          </table:table-cell>
          <table:table-cell table:style-name="ce25" office:value-type="float" office:value="154.0">
            <text:p>154</text:p>
          </table:table-cell>
          <table:table-cell table:style-name="ce25" office:value-type="float" office:value="33.6">
            <text:p>33.6</text:p>
          </table:table-cell>
          <table:table-cell table:style-name="ce25" office:value-type="float" office:value="8.4">
            <text:p>8.4</text:p>
          </table:table-cell>
          <table:table-cell table:number-columns-repeated="4" table:style-name="ce30"/>
          <table:table-cell table:style-name="ce29" office:value-type="string">
            <text:p>T-test</text:p>
          </table:table-cell>
          <table:table-cell table:style-name="ce29" office:value-type="float" office:value="-1.64">
            <text:p>-1.64</text:p>
          </table:table-cell>
          <table:table-cell table:style-name="ce29" office:value-type="float" office:value="0.102">
            <text:p>0.102</text:p>
          </table:table-cell>
          <table:table-cell table:style-name="ce29"/>
          <table:table-cell table:style-name="cf1" table:formula="of:=([L262]-[P262])/SQRT((((([M262]^2)*([K262]-1))+(([Q262]^2)*([O262]-1)))/([K262]+[O262])))"/>
          <table:table-cell table:style-name="cf1"/>
          <table:table-cell table:style-name="cf1"/>
          <table:table-cell table:style-name="ce32"/>
          <table:table-cell table:style-name="ce33" office:value-type="string">
            <text:p>Raven,J.C. &amp; Court,J.H. &amp; Raven,J (1977) Manual for Raven’s</text:p>
            <text:p>Progressive Matrices and Vocabulary Scales. H. K. Lewis,London.</text:p>
            <text:p/>
          </table:table-cell>
          <table:table-cell table:style-name="ce29" office:value-type="string">
            <text:p>t</text:p>
          </table:table-cell>
          <table:table-cell table:style-name="ce23" table:formula="of:=ROUND(([L262]-((1.96*[M262])/SQRT([K262])));3)"/>
          <table:table-cell table:style-name="ce23" table:formula="of:=ROUND(([L262]+((1.96*[M262])/SQRT([K262])));3)"/>
          <table:table-cell table:style-name="ce23" table:formula="of:=ROUND(([P262]-((1.96*[Q262])/SQRT([O262])));3)"/>
          <table:table-cell table:style-name="ce23" table:formula="of:=ROUND(([P262]+((1.96*[Q262])/SQRT([O262])));3)"/>
          <table:table-cell table:number-columns-repeated="989"/>
        </table:table-row>
        <table:table-row table:style-name="ro16">
          <table:table-cell table:style-name="ce24" office:value-type="string">
            <text:p>Nic</text:p>
          </table:table-cell>
          <table:table-cell table:style-name="ce25" office:value-type="string">
            <text:p>z_Donohoe-et-al_NOS1-verbal-intelligence-working-memory_2009.pdf</text:p>
          </table:table-cell>
          <table:table-cell table:style-name="ce25" office:value-type="float" office:value="1.9805695E7">
            <text:p>19805695</text:p>
          </table:table-cell>
          <table:table-cell table:style-name="ce26" office:value-type="string">
            <text:p>NOS1</text:p>
          </table:table-cell>
          <table:table-cell table:style-name="ce26" office:value-type="string">
            <text:p>rs6490121</text:p>
          </table:table-cell>
          <table:table-cell table:style-name="ce26" office:value-type="string">
            <text:p>WAIS-R</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table:table-cell table:style-name="ce29" office:value-type="float" office:value="116.0">
            <text:p>116</text:p>
          </table:table-cell>
          <table:table-cell table:style-name="ce29" office:value-type="float" office:value="16.3">
            <text:p>16.3</text:p>
          </table:table-cell>
          <table:table-cell table:style-name="ce25" office:value-type="string">
            <text:p>A/G</text:p>
          </table:table-cell>
          <table:table-cell table:style-name="ce25"/>
          <table:table-cell table:style-name="ce25" office:value-type="float" office:value="122.5">
            <text:p>122.5</text:p>
          </table:table-cell>
          <table:table-cell table:style-name="ce25" office:value-type="float" office:value="13.8">
            <text:p>13.8</text:p>
          </table:table-cell>
          <table:table-cell table:style-name="ce30" office:value-type="string">
            <text:p>A/A</text:p>
          </table:table-cell>
          <table:table-cell table:style-name="ce30"/>
          <table:table-cell table:style-name="ce30" office:value-type="float" office:value="121.1">
            <text:p>121.1</text:p>
          </table:table-cell>
          <table:table-cell table:style-name="ce30" office:value-type="float" office:value="15.8">
            <text:p>15.8</text:p>
          </table:table-cell>
          <table:table-cell table:number-columns-repeated="4" table:style-name="ce29"/>
          <table:table-cell table:style-name="cf1"/>
          <table:table-cell table:style-name="cf1"/>
          <table:table-cell table:style-name="cf1"/>
          <table:table-cell table:style-name="ce32" office:value-type="string">
            <text:p>total sample size = 168</text:p>
          </table:table-cell>
          <table:table-cell table:style-name="ce33" office:value-type="string">
            <text:p>Wechsler D. Wechsler Adult Intelligence Scale,Third Edition (WAIS-III). New York,NY: Psychological Corp; 1997.</text:p>
          </table:table-cell>
          <table:table-cell table:style-name="ce29"/>
          <table:table-cell table:number-columns-repeated="993"/>
        </table:table-row>
        <table:table-row table:style-name="ro16">
          <table:table-cell table:style-name="ce24" office:value-type="string">
            <text:p>Nic</text:p>
          </table:table-cell>
          <table:table-cell table:style-name="ce25" office:value-type="string">
            <text:p>z_Donohoe-et-al_NOS1-verbal-intelligence-working-memory_2009.pdf</text:p>
          </table:table-cell>
          <table:table-cell table:style-name="ce25" office:value-type="float" office:value="1.9805695E7">
            <text:p>19805695</text:p>
          </table:table-cell>
          <table:table-cell table:style-name="ce26" office:value-type="string">
            <text:p>NOS1</text:p>
          </table:table-cell>
          <table:table-cell table:style-name="ce26" office:value-type="string">
            <text:p>rs6490121</text:p>
          </table:table-cell>
          <table:table-cell table:style-name="ce26" office:value-type="string">
            <text:p>WAIS-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167.0">
            <text:p>167</text:p>
          </table:table-cell>
          <table:table-cell table:style-name="ce29" office:value-type="float" office:value="112.5">
            <text:p>112.5</text:p>
          </table:table-cell>
          <table:table-cell table:style-name="ce29" office:value-type="float" office:value="19.1">
            <text:p>19.1</text:p>
          </table:table-cell>
          <table:table-cell table:style-name="ce25" office:value-type="string">
            <text:p>A/G</text:p>
          </table:table-cell>
          <table:table-cell table:style-name="ce25" office:value-type="float" office:value="167.0">
            <text:p>167</text:p>
          </table:table-cell>
          <table:table-cell table:style-name="ce25" office:value-type="float" office:value="120.1">
            <text:p>120.1</text:p>
          </table:table-cell>
          <table:table-cell table:style-name="ce25" office:value-type="float" office:value="15.4">
            <text:p>15.4</text:p>
          </table:table-cell>
          <table:table-cell table:style-name="ce30" office:value-type="string">
            <text:p>A/A</text:p>
          </table:table-cell>
          <table:table-cell table:style-name="ce30" office:value-type="float" office:value="167.0">
            <text:p>167</text:p>
          </table:table-cell>
          <table:table-cell table:style-name="ce30" office:value-type="float" office:value="118.5">
            <text:p>118.5</text:p>
          </table:table-cell>
          <table:table-cell table:style-name="ce30" office:value-type="float" office:value="18.8">
            <text:p>18.8</text:p>
          </table:table-cell>
          <table:table-cell table:number-columns-repeated="4" table:style-name="ce29"/>
          <table:table-cell table:style-name="cf1" table:formula="of:=([L264]-[P264])/SQRT((((([M264]^2)*([K264]-1))+(([Q264]^2)*([O264]-1)))/([K264]+[O264])))"/>
          <table:table-cell table:style-name="cf1" table:formula="of:=([L264]-[T264])/SQRT((((([M264]^2)*([K264]-1))+(([U264]^2)*([S264]-1)))/([K264]+[S264])))"/>
          <table:table-cell table:style-name="cf1" table:formula="of:=([P264]-[T264])/SQRT((((([Q264]^2)*([O264]-1))+(([U264]^2)*([S264]-1)))/([O264]+[S264])))"/>
          <table:table-cell table:style-name="ce32"/>
          <table:table-cell table:style-name="ce33" office:value-type="string">
            <text:p>Wechsler D. Wechsler Adult Intelligence Scale,Third Edition (WAIS-III). New York,NY: Psychological Corp; 1997.</text:p>
          </table:table-cell>
          <table:table-cell table:style-name="ce29"/>
          <table:table-cell table:style-name="ce23" table:formula="of:=ROUND(([L264]-((1.96*[M264])/SQRT([K264])));3)"/>
          <table:table-cell table:style-name="ce23" table:formula="of:=ROUND(([L264]+((1.96*[M264])/SQRT([K264])));3)"/>
          <table:table-cell table:style-name="ce23" table:formula="of:=ROUND(([P264]-((1.96*[Q264])/SQRT([O264])));3)"/>
          <table:table-cell table:style-name="ce23" table:formula="of:=ROUND(([P264]+((1.96*[Q264])/SQRT([O264])));3)"/>
          <table:table-cell table:style-name="ce23" table:formula="of:=ROUND(([T264]-((1.96*[U264])/SQRT([S264])));3)"/>
          <table:table-cell table:style-name="ce23" table:formula="of:=ROUND(([T264]+((1.96*[U264])/SQRT([S264])));3)"/>
          <table:table-cell table:number-columns-repeated="987"/>
        </table:table-row>
        <table:table-row table:style-name="ro18">
          <table:table-cell table:style-name="ce24" office:value-type="string">
            <text:p>Nic</text:p>
          </table:table-cell>
          <table:table-cell table:style-name="ce25" office:value-type="string">
            <text:p>z_Donohoe-et-al_NOS1-verbal-intelligence-working-memory_2009.pdf</text:p>
          </table:table-cell>
          <table:table-cell table:style-name="ce25" office:value-type="float" office:value="1.9805695E7">
            <text:p>19805695</text:p>
          </table:table-cell>
          <table:table-cell table:style-name="ce26" office:value-type="string">
            <text:p>NOS1</text:p>
          </table:table-cell>
          <table:table-cell table:style-name="ce26" office:value-type="string">
            <text:p>rs6490121</text:p>
          </table:table-cell>
          <table:table-cell table:style-name="ce26" office:value-type="string">
            <text:p>WAIS-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table:table-cell table:style-name="ce29" office:value-type="float" office:value="118.6">
            <text:p>118.6</text:p>
          </table:table-cell>
          <table:table-cell table:style-name="ce29" office:value-type="float" office:value="16.9">
            <text:p>16.9</text:p>
          </table:table-cell>
          <table:table-cell table:style-name="ce25" office:value-type="string">
            <text:p>A/G</text:p>
          </table:table-cell>
          <table:table-cell table:style-name="ce25"/>
          <table:table-cell table:style-name="ce25" office:value-type="float" office:value="126.7">
            <text:p>126.7</text:p>
          </table:table-cell>
          <table:table-cell table:style-name="ce25" office:value-type="float" office:value="15.7">
            <text:p>15.7</text:p>
          </table:table-cell>
          <table:table-cell table:style-name="ce30" office:value-type="string">
            <text:p>A/A</text:p>
          </table:table-cell>
          <table:table-cell table:style-name="ce30"/>
          <table:table-cell table:style-name="ce30" office:value-type="float" office:value="123.5">
            <text:p>123.5</text:p>
          </table:table-cell>
          <table:table-cell table:style-name="ce30" office:value-type="float" office:value="12.8">
            <text:p>12.8</text:p>
          </table:table-cell>
          <table:table-cell table:number-columns-repeated="4" table:style-name="ce29"/>
          <table:table-cell table:style-name="cf1"/>
          <table:table-cell table:style-name="cf1"/>
          <table:table-cell table:style-name="cf1"/>
          <table:table-cell table:style-name="ce32" office:value-type="string">
            <text:p>P values not given for control group in this paper,only for control vs SZ groups; total sample size = 168</text:p>
          </table:table-cell>
          <table:table-cell table:style-name="ce33" office:value-type="string">
            <text:p>Wechsler D. Wechsler Adult Intelligence Scale,Third Edition (WAIS-III). New York,NY: Psychological Corp; 1997.</text:p>
          </table:table-cell>
          <table:table-cell table:style-name="ce29"/>
          <table:table-cell table:number-columns-repeated="993"/>
        </table:table-row>
        <table:table-row table:style-name="ro3">
          <table:table-cell table:style-name="ce24" office:value-type="string">
            <text:p>andrew</text:p>
          </table:table-cell>
          <table:table-cell table:style-name="ce25" office:value-type="string">
            <text:p>sdarticle (9).pdf</text:p>
          </table:table-cell>
          <table:table-cell table:style-name="ce25" office:value-type="float" office:value="1.8606232E7">
            <text:p>18606232</text:p>
          </table:table-cell>
          <table:table-cell table:style-name="ce26" office:value-type="string">
            <text:p>NRG1</text:p>
          </table:table-cell>
          <table:table-cell table:style-name="ce26" office:value-type="string">
            <text:p>rs35753505</text:p>
          </table:table-cell>
          <table:table-cell table:style-name="ce26" office:value-type="string">
            <text:p>MWT-B</text:p>
          </table:table-cell>
          <table:table-cell table:style-name="ce26" office:value-type="string">
            <text:p>Estimated IQ</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office:value-type="float" office:value="175.0">
            <text:p>175</text:p>
          </table:table-cell>
          <table:table-cell table:style-name="ce29" office:value-type="float" office:value="112.7">
            <text:p>112.7</text:p>
          </table:table-cell>
          <table:table-cell table:style-name="ce29" office:value-type="float" office:value="11.7">
            <text:p>11.7</text:p>
          </table:table-cell>
          <table:table-cell table:style-name="ce25" office:value-type="string">
            <text:p>T/C</text:p>
          </table:table-cell>
          <table:table-cell table:style-name="ce25" office:value-type="float" office:value="204.0">
            <text:p>204</text:p>
          </table:table-cell>
          <table:table-cell table:style-name="ce25" office:value-type="float" office:value="110.0">
            <text:p>110</text:p>
          </table:table-cell>
          <table:table-cell table:style-name="ce25" office:value-type="float" office:value="11.7">
            <text:p>11.7</text:p>
          </table:table-cell>
          <table:table-cell table:style-name="ce30" office:value-type="string">
            <text:p>C/C</text:p>
          </table:table-cell>
          <table:table-cell table:style-name="ce30" office:value-type="float" office:value="50.0">
            <text:p>50</text:p>
          </table:table-cell>
          <table:table-cell table:style-name="ce30" office:value-type="float" office:value="112.3">
            <text:p>112.3</text:p>
          </table:table-cell>
          <table:table-cell table:style-name="ce30" office:value-type="float" office:value="13.6">
            <text:p>13.6</text:p>
          </table:table-cell>
          <table:table-cell table:style-name="ce29" office:value-type="string">
            <text:p>F-test</text:p>
          </table:table-cell>
          <table:table-cell table:style-name="ce29" office:value-type="float" office:value="0.36">
            <text:p>0.36</text:p>
          </table:table-cell>
          <table:table-cell table:style-name="ce29" office:value-type="string">
            <text:p>&gt;0.1</text:p>
          </table:table-cell>
          <table:table-cell table:style-name="ce35" office:value-type="string">
            <text:p>no</text:p>
          </table:table-cell>
          <table:table-cell table:style-name="cf1" table:formula="of:=([L266]-[P266])/SQRT((((([M266]^2)*([K266]-1))+(([Q266]^2)*([O266]-1)))/([K266]+[O266])))"/>
          <table:table-cell table:style-name="cf1" table:formula="of:=([L266]-[T266])/SQRT((((([M266]^2)*([K266]-1))+(([U266]^2)*([S266]-1)))/([K266]+[S266])))"/>
          <table:table-cell table:style-name="cf1" table:formula="of:=([P266]-[T266])/SQRT((((([Q266]^2)*([O266]-1))+(([U266]^2)*([S266]-1)))/([O266]+[S266])))"/>
          <table:table-cell table:style-name="ce32"/>
          <table:table-cell table:style-name="ce33" office:value-type="float" office:value="7639062.0">
            <text:p>7639062</text:p>
          </table:table-cell>
          <table:table-cell table:style-name="ce29" office:value-type="string">
            <text:p>ANCOVA; F-test</text:p>
          </table:table-cell>
          <table:table-cell table:style-name="ce23" table:formula="of:=ROUND(([L266]-((1.96*[M266])/SQRT([K266])));3)"/>
          <table:table-cell table:style-name="ce23" table:formula="of:=ROUND(([L266]+((1.96*[M266])/SQRT([K266])));3)"/>
          <table:table-cell table:style-name="ce23" table:formula="of:=ROUND(([P266]-((1.96*[Q266])/SQRT([O266])));3)"/>
          <table:table-cell table:style-name="ce23" table:formula="of:=ROUND(([P266]+((1.96*[Q266])/SQRT([O266])));3)"/>
          <table:table-cell table:style-name="ce23" table:formula="of:=ROUND(([T266]-((1.96*[U266])/SQRT([S266])));3)"/>
          <table:table-cell table:style-name="ce23" table:formula="of:=ROUND(([T266]+((1.96*[U266])/SQRT([S266])));3)"/>
          <table:table-cell table:number-columns-repeated="987"/>
        </table:table-row>
        <table:table-row table:style-name="ro3">
          <table:table-cell table:style-name="ce24" office:value-type="string">
            <text:p>andrew</text:p>
          </table:table-cell>
          <table:table-cell table:style-name="ce25" office:value-type="string">
            <text:p>sdarticle (9).pdf</text:p>
          </table:table-cell>
          <table:table-cell table:style-name="ce25" office:value-type="float" office:value="1.8606232E7">
            <text:p>18606232</text:p>
          </table:table-cell>
          <table:table-cell table:style-name="ce26" office:value-type="string">
            <text:p>NRG1</text:p>
          </table:table-cell>
          <table:table-cell table:style-name="ce26" office:value-type="string">
            <text:p>rs35753505</text:p>
          </table:table-cell>
          <table:table-cell table:style-name="ce26" office:value-type="string">
            <text:p>MWT-B</text:p>
          </table:table-cell>
          <table:table-cell table:style-name="ce26" office:value-type="string">
            <text:p>Estimated IQ</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office:value-type="float" office:value="175.0">
            <text:p>175</text:p>
          </table:table-cell>
          <table:table-cell table:style-name="ce29" office:value-type="float" office:value="111.2">
            <text:p>111.2</text:p>
          </table:table-cell>
          <table:table-cell table:style-name="ce29" office:value-type="float" office:value="11.7">
            <text:p>11.7</text:p>
          </table:table-cell>
          <table:table-cell table:style-name="ce25" office:value-type="string">
            <text:p>T/C</text:p>
          </table:table-cell>
          <table:table-cell table:style-name="ce25" office:value-type="float" office:value="204.0">
            <text:p>204</text:p>
          </table:table-cell>
          <table:table-cell table:style-name="ce25" office:value-type="float" office:value="110.4">
            <text:p>110.4</text:p>
          </table:table-cell>
          <table:table-cell table:style-name="ce25" office:value-type="float" office:value="11.8">
            <text:p>11.8</text:p>
          </table:table-cell>
          <table:table-cell table:style-name="ce30" office:value-type="string">
            <text:p>C/C</text:p>
          </table:table-cell>
          <table:table-cell table:style-name="ce30" office:value-type="float" office:value="50.0">
            <text:p>50</text:p>
          </table:table-cell>
          <table:table-cell table:style-name="ce30" office:value-type="float" office:value="110.7">
            <text:p>110.7</text:p>
          </table:table-cell>
          <table:table-cell table:style-name="ce30" office:value-type="float" office:value="13.8">
            <text:p>13.8</text:p>
          </table:table-cell>
          <table:table-cell table:style-name="ce29" office:value-type="string">
            <text:p>F-test</text:p>
          </table:table-cell>
          <table:table-cell table:style-name="ce29" office:value-type="float" office:value="0.17">
            <text:p>0.17</text:p>
          </table:table-cell>
          <table:table-cell table:style-name="ce29" office:value-type="string">
            <text:p>&gt;0.1</text:p>
          </table:table-cell>
          <table:table-cell table:style-name="ce29" office:value-type="string">
            <text:p>no</text:p>
          </table:table-cell>
          <table:table-cell table:style-name="cf1" table:formula="of:=([L267]-[P267])/SQRT((((([M267]^2)*([K267]-1))+(([Q267]^2)*([O267]-1)))/([K267]+[O267])))"/>
          <table:table-cell table:style-name="cf1" table:formula="of:=([L267]-[T267])/SQRT((((([M267]^2)*([K267]-1))+(([U267]^2)*([S267]-1)))/([K267]+[S267])))"/>
          <table:table-cell table:style-name="cf1" table:formula="of:=([P267]-[T267])/SQRT((((([Q267]^2)*([O267]-1))+(([U267]^2)*([S267]-1)))/([O267]+[S267])))"/>
          <table:table-cell table:style-name="ce32"/>
          <table:table-cell table:style-name="ce33" office:value-type="float" office:value="7639062.0">
            <text:p>7639062</text:p>
          </table:table-cell>
          <table:table-cell table:style-name="ce29" office:value-type="string">
            <text:p>ANCOVA; F-test</text:p>
          </table:table-cell>
          <table:table-cell table:style-name="ce23" table:formula="of:=ROUND(([L267]-((1.96*[M267])/SQRT([K267])));3)"/>
          <table:table-cell table:style-name="ce23" table:formula="of:=ROUND(([L267]+((1.96*[M267])/SQRT([K267])));3)"/>
          <table:table-cell table:style-name="ce23" table:formula="of:=ROUND(([P267]-((1.96*[Q267])/SQRT([O267])));3)"/>
          <table:table-cell table:style-name="ce23" table:formula="of:=ROUND(([P267]+((1.96*[Q267])/SQRT([O267])));3)"/>
          <table:table-cell table:style-name="ce23" table:formula="of:=ROUND(([T267]-((1.96*[U267])/SQRT([S267])));3)"/>
          <table:table-cell table:style-name="ce23" table:formula="of:=ROUND(([T267]+((1.96*[U267])/SQRT([S267])));3)"/>
          <table:table-cell table:number-columns-repeated="987"/>
        </table:table-row>
        <table:table-row table:style-name="ro13">
          <table:table-cell table:style-name="ce24" office:value-type="string">
            <text:p>Andrew</text:p>
          </table:table-cell>
          <table:table-cell table:style-name="ce25" office:value-type="string">
            <text:p>z_kircher-et-al_neuregulin-verbal-fluency_2009.pdf</text:p>
          </table:table-cell>
          <table:table-cell table:style-name="ce25" office:value-type="float" office:value="1.9350564E7">
            <text:p>19350564</text:p>
          </table:table-cell>
          <table:table-cell table:style-name="ce26" office:value-type="string">
            <text:p>NRG1</text:p>
          </table:table-cell>
          <table:table-cell table:style-name="ce26" office:value-type="string">
            <text:p>rs35753505</text:p>
          </table:table-cell>
          <table:table-cell table:style-name="ce26" office:value-type="string">
            <text:p>MWT-B</text:p>
          </table:table-cell>
          <table:table-cell table:style-name="ce26" office:value-type="string">
            <text:p>Estimated verbal IQ</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office:value-type="float" office:value="175.0">
            <text:p>175</text:p>
          </table:table-cell>
          <table:table-cell table:style-name="ce29" office:value-type="float" office:value="111.1">
            <text:p>111.1</text:p>
          </table:table-cell>
          <table:table-cell table:style-name="ce29" office:value-type="float" office:value="11.7">
            <text:p>11.7</text:p>
          </table:table-cell>
          <table:table-cell table:style-name="ce25" office:value-type="string">
            <text:p>T/C</text:p>
          </table:table-cell>
          <table:table-cell table:style-name="ce25" office:value-type="float" office:value="204.0">
            <text:p>204</text:p>
          </table:table-cell>
          <table:table-cell table:style-name="ce25" office:value-type="float" office:value="110.4">
            <text:p>110.4</text:p>
          </table:table-cell>
          <table:table-cell table:style-name="ce25" office:value-type="float" office:value="11.8">
            <text:p>11.8</text:p>
          </table:table-cell>
          <table:table-cell table:style-name="ce30" office:value-type="string">
            <text:p>C/C</text:p>
          </table:table-cell>
          <table:table-cell table:style-name="ce30" office:value-type="float" office:value="50.0">
            <text:p>50</text:p>
          </table:table-cell>
          <table:table-cell table:style-name="ce30" office:value-type="float" office:value="110.7">
            <text:p>110.7</text:p>
          </table:table-cell>
          <table:table-cell table:style-name="ce30" office:value-type="float" office:value="13.8">
            <text:p>13.8</text:p>
          </table:table-cell>
          <table:table-cell table:style-name="ce29" office:value-type="string">
            <text:p>F-test</text:p>
          </table:table-cell>
          <table:table-cell table:style-name="ce29" office:value-type="float" office:value="0.17">
            <text:p>0.17</text:p>
          </table:table-cell>
          <table:table-cell table:style-name="ce29" office:value-type="string">
            <text:p>&gt;0.1</text:p>
          </table:table-cell>
          <table:table-cell table:style-name="ce29" office:value-type="string">
            <text:p>no</text:p>
          </table:table-cell>
          <table:table-cell table:style-name="cf1" table:formula="of:=([L268]-[P268])/SQRT((((([M268]^2)*([K268]-1))+(([Q268]^2)*([O268]-1)))/([K268]+[O268])))"/>
          <table:table-cell table:style-name="cf1" table:formula="of:=([L268]-[T268])/SQRT((((([M268]^2)*([K268]-1))+(([U268]^2)*([S268]-1)))/([K268]+[S268])))"/>
          <table:table-cell table:style-name="cf1" table:formula="of:=([P268]-[T268])/SQRT((((([Q268]^2)*([O268]-1))+(([U268]^2)*([S268]-1)))/([O268]+[S268])))"/>
          <table:table-cell table:style-name="ce32"/>
          <table:table-cell table:style-name="ce33" office:value-type="string">
            <text:p>Lehrl S,Triebig G,Fischer B ( 1995): Multiple choice vocabulary test MWT as a valid and short test to estimate premorbid intelligence.Acta Neurol Scand 91: 335–345.</text:p>
          </table:table-cell>
          <table:table-cell table:style-name="ce29" office:value-type="string">
            <text:p>F-test</text:p>
          </table:table-cell>
          <table:table-cell table:style-name="ce23" table:formula="of:=ROUND(([L268]-((1.96*[M268])/SQRT([K268])));3)"/>
          <table:table-cell table:style-name="ce23" table:formula="of:=ROUND(([L268]+((1.96*[M268])/SQRT([K268])));3)"/>
          <table:table-cell table:style-name="ce23" table:formula="of:=ROUND(([P268]-((1.96*[Q268])/SQRT([O268])));3)"/>
          <table:table-cell table:style-name="ce23" table:formula="of:=ROUND(([P268]+((1.96*[Q268])/SQRT([O268])));3)"/>
          <table:table-cell table:style-name="ce23" table:formula="of:=ROUND(([T268]-((1.96*[U268])/SQRT([S268])));3)"/>
          <table:table-cell table:style-name="ce23" table:formula="of:=ROUND(([T268]+((1.96*[U268])/SQRT([S268])));3)"/>
          <table:table-cell table:number-columns-repeated="987"/>
        </table:table-row>
        <table:table-row table:style-name="ro13">
          <table:table-cell table:style-name="ce24" office:value-type="string">
            <text:p>Andrew</text:p>
          </table:table-cell>
          <table:table-cell table:style-name="ce25" office:value-type="string">
            <text:p>z_kircher-et-al_neuregulin-verbal-fluency_2009.pdf</text:p>
          </table:table-cell>
          <table:table-cell table:style-name="ce25" office:value-type="float" office:value="1.9350564E7">
            <text:p>19350564</text:p>
          </table:table-cell>
          <table:table-cell table:style-name="ce26" office:value-type="string">
            <text:p>NRG1</text:p>
          </table:table-cell>
          <table:table-cell table:style-name="ce26" office:value-type="string">
            <text:p>rs35753505</text:p>
          </table:table-cell>
          <table:table-cell table:style-name="ce26" office:value-type="string">
            <text:p>TMT-B</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office:value-type="float" office:value="175.0">
            <text:p>175</text:p>
          </table:table-cell>
          <table:table-cell table:style-name="ce29" office:value-type="float" office:value="61.81">
            <text:p>61.81</text:p>
          </table:table-cell>
          <table:table-cell table:style-name="ce29" office:value-type="float" office:value="20.19">
            <text:p>20.19</text:p>
          </table:table-cell>
          <table:table-cell table:style-name="ce25" office:value-type="string">
            <text:p>T/C</text:p>
          </table:table-cell>
          <table:table-cell table:style-name="ce25" office:value-type="float" office:value="204.0">
            <text:p>204</text:p>
          </table:table-cell>
          <table:table-cell table:style-name="ce25" office:value-type="float" office:value="59.73">
            <text:p>59.73</text:p>
          </table:table-cell>
          <table:table-cell table:style-name="ce25" office:value-type="float" office:value="14.34">
            <text:p>14.34</text:p>
          </table:table-cell>
          <table:table-cell table:style-name="ce30" office:value-type="string">
            <text:p>C/C</text:p>
          </table:table-cell>
          <table:table-cell table:style-name="ce30" office:value-type="float" office:value="50.0">
            <text:p>50</text:p>
          </table:table-cell>
          <table:table-cell table:style-name="ce30" office:value-type="float" office:value="61.63">
            <text:p>61.63</text:p>
          </table:table-cell>
          <table:table-cell table:style-name="ce30" office:value-type="float" office:value="23.31">
            <text:p>23.31</text:p>
          </table:table-cell>
          <table:table-cell table:style-name="ce29" office:value-type="string">
            <text:p>F-test</text:p>
          </table:table-cell>
          <table:table-cell table:style-name="ce29" office:value-type="float" office:value="0.68">
            <text:p>0.68</text:p>
          </table:table-cell>
          <table:table-cell table:style-name="ce29"/>
          <table:table-cell table:style-name="ce29" office:value-type="string">
            <text:p>no</text:p>
          </table:table-cell>
          <table:table-cell table:style-name="cf1" table:formula="of:=([L269]-[P269])/SQRT((((([M269]^2)*([K269]-1))+(([Q269]^2)*([O269]-1)))/([K269]+[O269])))"/>
          <table:table-cell table:style-name="cf1" table:formula="of:=([L269]-[T269])/SQRT((((([M269]^2)*([K269]-1))+(([U269]^2)*([S269]-1)))/([K269]+[S269])))"/>
          <table:table-cell table:style-name="cf1" table:formula="of:=([P269]-[T269])/SQRT((((([Q269]^2)*([O269]-1))+(([U269]^2)*([S269]-1)))/([O269]+[S269])))"/>
          <table:table-cell table:style-name="ce32"/>
          <table:table-cell table:style-name="ce33" office:value-type="string">
            <text:p>Reitan R,Wolfson D ( 1985): The Halstead-Reitan Neuropsychological Test Battery: Theory and Clinical Interpretation. Tucson: Neuropsychology Press.</text:p>
          </table:table-cell>
          <table:table-cell table:style-name="ce29" office:value-type="string">
            <text:p>F-test</text:p>
          </table:table-cell>
          <table:table-cell table:style-name="ce23" table:formula="of:=ROUND(([L269]-((1.96*[M269])/SQRT([K269])));3)"/>
          <table:table-cell table:style-name="ce23" table:formula="of:=ROUND(([L269]+((1.96*[M269])/SQRT([K269])));3)"/>
          <table:table-cell table:style-name="ce23" table:formula="of:=ROUND(([P269]-((1.96*[Q269])/SQRT([O269])));3)"/>
          <table:table-cell table:style-name="ce23" table:formula="of:=ROUND(([P269]+((1.96*[Q269])/SQRT([O269])));3)"/>
          <table:table-cell table:style-name="ce23" table:formula="of:=ROUND(([T269]-((1.96*[U269])/SQRT([S269])));3)"/>
          <table:table-cell table:style-name="ce23" table:formula="of:=ROUND(([T269]+((1.96*[U269])/SQRT([S269])));3)"/>
          <table:table-cell table:number-columns-repeated="987"/>
        </table:table-row>
        <table:table-row table:style-name="ro3">
          <table:table-cell table:style-name="ce24" office:value-type="string">
            <text:p>Nic</text:p>
          </table:table-cell>
          <table:table-cell table:style-name="ce25" office:value-type="string">
            <text:p>mp201070a.pdf</text:p>
          </table:table-cell>
          <table:table-cell table:style-name="ce25" office:value-type="float" office:value="2.0548296E7">
            <text:p>20548296</text:p>
          </table:table-cell>
          <table:table-cell table:style-name="ce26" office:value-type="string">
            <text:p>NRG3</text:p>
          </table:table-cell>
          <table:table-cell table:style-name="ce26" office:value-type="string">
            <text:p>rs10883866</text:p>
          </table:table-cell>
          <table:table-cell table:style-name="ce26" office:value-type="string">
            <text:p>NART</text:p>
          </table:table-cell>
          <table:table-cell table:style-name="ce26" office:value-type="string">
            <text:p>IQ</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76.0">
            <text:p>176</text:p>
          </table:table-cell>
          <table:table-cell table:style-name="ce29" office:value-type="float" office:value="105.6">
            <text:p>105.6</text:p>
          </table:table-cell>
          <table:table-cell table:style-name="ce29" office:value-type="float" office:value="8.2">
            <text:p>8.2</text:p>
          </table:table-cell>
          <table:table-cell table:style-name="ce25" office:value-type="string">
            <text:p>C/C,C/G</text:p>
          </table:table-cell>
          <table:table-cell table:style-name="ce25" office:value-type="float" office:value="45.0">
            <text:p>45</text:p>
          </table:table-cell>
          <table:table-cell table:style-name="ce25" office:value-type="float" office:value="105.9">
            <text:p>105.9</text:p>
          </table:table-cell>
          <table:table-cell table:style-name="ce25" office:value-type="float" office:value="7.1">
            <text:p>7.1</text:p>
          </table:table-cell>
          <table:table-cell table:number-columns-repeated="4" table:style-name="ce30"/>
          <table:table-cell table:style-name="ce29"/>
          <table:table-cell table:style-name="ce29" office:value-type="float" office:value="0.04">
            <text:p>0.04</text:p>
          </table:table-cell>
          <table:table-cell table:style-name="ce29" office:value-type="float" office:value="0.814">
            <text:p>0.814</text:p>
          </table:table-cell>
          <table:table-cell table:style-name="ce29" office:value-type="string">
            <text:p>no</text:p>
          </table:table-cell>
          <table:table-cell table:style-name="cf1" table:formula="of:=([L270]-[P270])/SQRT((((([M270]^2)*([K270]-1))+(([Q270]^2)*([O270]-1)))/([K270]+[O270])))"/>
          <table:table-cell table:style-name="cf1"/>
          <table:table-cell table:style-name="cf1"/>
          <table:table-cell table:style-name="ce32"/>
          <table:table-cell table:style-name="ce33"/>
          <table:table-cell table:style-name="ce29"/>
          <table:table-cell table:style-name="ce23" table:formula="of:=ROUND(([L270]-((1.96*[M270])/SQRT([K270])));3)"/>
          <table:table-cell table:style-name="ce23" table:formula="of:=ROUND(([L270]+((1.96*[M270])/SQRT([K270])));3)"/>
          <table:table-cell table:style-name="ce23" table:formula="of:=ROUND(([P270]-((1.96*[Q270])/SQRT([O270])));3)"/>
          <table:table-cell table:style-name="ce23" table:formula="of:=ROUND(([P270]+((1.96*[Q270])/SQRT([O270])));3)"/>
          <table:table-cell table:number-columns-repeated="989"/>
        </table:table-row>
        <table:table-row table:style-name="ro3">
          <table:table-cell table:style-name="ce24" office:value-type="string">
            <text:p>Nic</text:p>
          </table:table-cell>
          <table:table-cell table:style-name="ce25" office:value-type="string">
            <text:p>mp201070a.pdf</text:p>
          </table:table-cell>
          <table:table-cell table:style-name="ce25" office:value-type="float" office:value="2.0548296E7">
            <text:p>20548296</text:p>
          </table:table-cell>
          <table:table-cell table:style-name="ce26" office:value-type="string">
            <text:p>NRG3</text:p>
          </table:table-cell>
          <table:table-cell table:style-name="ce26" office:value-type="string">
            <text:p>rs6584400</text:p>
          </table:table-cell>
          <table:table-cell table:style-name="ce26" office:value-type="string">
            <text:p>NART</text:p>
          </table:table-cell>
          <table:table-cell table:style-name="ce26" office:value-type="string">
            <text:p>IQ</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76.0">
            <text:p>176</text:p>
          </table:table-cell>
          <table:table-cell table:style-name="ce29" office:value-type="float" office:value="105.7">
            <text:p>105.7</text:p>
          </table:table-cell>
          <table:table-cell table:style-name="ce29" office:value-type="float" office:value="8.1">
            <text:p>8.1</text:p>
          </table:table-cell>
          <table:table-cell table:style-name="ce25" office:value-type="string">
            <text:p>C/C,C/G</text:p>
          </table:table-cell>
          <table:table-cell table:style-name="ce25" office:value-type="float" office:value="45.0">
            <text:p>45</text:p>
          </table:table-cell>
          <table:table-cell table:style-name="ce25" office:value-type="float" office:value="105.1">
            <text:p>105.1</text:p>
          </table:table-cell>
          <table:table-cell table:style-name="ce25" office:value-type="float" office:value="7.6">
            <text:p>7.6</text:p>
          </table:table-cell>
          <table:table-cell table:number-columns-repeated="4" table:style-name="ce30"/>
          <table:table-cell table:style-name="ce29"/>
          <table:table-cell table:style-name="ce29" office:value-type="float" office:value="-0.08">
            <text:p>-0.08</text:p>
          </table:table-cell>
          <table:table-cell table:style-name="ce29" office:value-type="float" office:value="0.632">
            <text:p>0.632</text:p>
          </table:table-cell>
          <table:table-cell table:style-name="ce29" office:value-type="string">
            <text:p>no</text:p>
          </table:table-cell>
          <table:table-cell table:style-name="cf1" table:formula="of:=([L271]-[P271])/SQRT((((([M271]^2)*([K271]-1))+(([Q271]^2)*([O271]-1)))/([K271]+[O271])))"/>
          <table:table-cell table:style-name="cf1"/>
          <table:table-cell table:style-name="cf1"/>
          <table:table-cell table:style-name="ce32"/>
          <table:table-cell table:style-name="ce33"/>
          <table:table-cell table:style-name="ce29"/>
          <table:table-cell table:style-name="ce23" table:formula="of:=ROUND(([L271]-((1.96*[M271])/SQRT([K271])));3)"/>
          <table:table-cell table:style-name="ce23" table:formula="of:=ROUND(([L271]+((1.96*[M271])/SQRT([K271])));3)"/>
          <table:table-cell table:style-name="ce23" table:formula="of:=ROUND(([P271]-((1.96*[Q271])/SQRT([O271])));3)"/>
          <table:table-cell table:style-name="ce23" table:formula="of:=ROUND(([P271]+((1.96*[Q271])/SQRT([O271])));3)"/>
          <table:table-cell table:number-columns-repeated="989"/>
        </table:table-row>
        <table:table-row table:style-name="ro3">
          <table:table-cell table:style-name="ce24" office:value-type="string">
            <text:p>Nic</text:p>
          </table:table-cell>
          <table:table-cell table:style-name="ce25" office:value-type="string">
            <text:p>mp201070a.pdf</text:p>
          </table:table-cell>
          <table:table-cell table:style-name="ce25" office:value-type="float" office:value="2.0548296E7">
            <text:p>20548296</text:p>
          </table:table-cell>
          <table:table-cell table:style-name="ce26" office:value-type="string">
            <text:p>NRG3</text:p>
          </table:table-cell>
          <table:table-cell table:style-name="ce26" office:value-type="string">
            <text:p>rs10883866</text:p>
          </table:table-cell>
          <table:table-cell table:style-name="ce26" office:value-type="string">
            <text:p>SILS</text:p>
          </table:table-cell>
          <table:table-cell table:style-name="ce26" office:value-type="string">
            <text:p>IQ</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76.0">
            <text:p>176</text:p>
          </table:table-cell>
          <table:table-cell table:style-name="ce29" office:value-type="float" office:value="109.2">
            <text:p>109.2</text:p>
          </table:table-cell>
          <table:table-cell table:style-name="ce29" office:value-type="float" office:value="8.1">
            <text:p>8.1</text:p>
          </table:table-cell>
          <table:table-cell table:style-name="ce25" office:value-type="string">
            <text:p>C/C,C/G</text:p>
          </table:table-cell>
          <table:table-cell table:style-name="ce25" office:value-type="float" office:value="45.0">
            <text:p>45</text:p>
          </table:table-cell>
          <table:table-cell table:style-name="ce25" office:value-type="float" office:value="107.7">
            <text:p>107.7</text:p>
          </table:table-cell>
          <table:table-cell table:style-name="ce25" office:value-type="float" office:value="7.9">
            <text:p>7.9</text:p>
          </table:table-cell>
          <table:table-cell table:number-columns-repeated="4" table:style-name="ce30"/>
          <table:table-cell table:style-name="ce29"/>
          <table:table-cell table:style-name="ce29" office:value-type="float" office:value="-0.19">
            <text:p>-0.19</text:p>
          </table:table-cell>
          <table:table-cell table:style-name="ce29" office:value-type="float" office:value="0.344">
            <text:p>0.344</text:p>
          </table:table-cell>
          <table:table-cell table:style-name="ce29" office:value-type="string">
            <text:p>no</text:p>
          </table:table-cell>
          <table:table-cell table:style-name="cf1" table:formula="of:=([L272]-[P272])/SQRT((((([M272]^2)*([K272]-1))+(([Q272]^2)*([O272]-1)))/([K272]+[O272])))"/>
          <table:table-cell table:style-name="cf1"/>
          <table:table-cell table:style-name="cf1"/>
          <table:table-cell table:style-name="ce32"/>
          <table:table-cell table:style-name="ce33"/>
          <table:table-cell table:style-name="ce29"/>
          <table:table-cell table:style-name="ce23" table:formula="of:=ROUND(([L272]-((1.96*[M272])/SQRT([K272])));3)"/>
          <table:table-cell table:style-name="ce23" table:formula="of:=ROUND(([L272]+((1.96*[M272])/SQRT([K272])));3)"/>
          <table:table-cell table:style-name="ce23" table:formula="of:=ROUND(([P272]-((1.96*[Q272])/SQRT([O272])));3)"/>
          <table:table-cell table:style-name="ce23" table:formula="of:=ROUND(([P272]+((1.96*[Q272])/SQRT([O272])));3)"/>
          <table:table-cell table:number-columns-repeated="989"/>
        </table:table-row>
        <table:table-row table:style-name="ro3">
          <table:table-cell table:style-name="ce24" office:value-type="string">
            <text:p>Nic</text:p>
          </table:table-cell>
          <table:table-cell table:style-name="ce25" office:value-type="string">
            <text:p>mp201070a.pdf</text:p>
          </table:table-cell>
          <table:table-cell table:style-name="ce25" office:value-type="float" office:value="2.0548296E7">
            <text:p>20548296</text:p>
          </table:table-cell>
          <table:table-cell table:style-name="ce26" office:value-type="string">
            <text:p>NRG3</text:p>
          </table:table-cell>
          <table:table-cell table:style-name="ce26" office:value-type="string">
            <text:p>rs6584400</text:p>
          </table:table-cell>
          <table:table-cell table:style-name="ce26" office:value-type="string">
            <text:p>SILS</text:p>
          </table:table-cell>
          <table:table-cell table:style-name="ce26" office:value-type="string">
            <text:p>IQ</text:p>
          </table:table-cell>
          <table:table-cell table:style-name="ce27" office:value-type="string">
            <text:p>g</text:p>
          </table:table-cell>
          <table:table-cell table:style-name="ce28" office:value-type="string">
            <text:p>SD</text:p>
          </table:table-cell>
          <table:table-cell table:style-name="ce29" office:value-type="string">
            <text:p>C/C</text:p>
          </table:table-cell>
          <table:table-cell table:style-name="ce29" office:value-type="float" office:value="176.0">
            <text:p>176</text:p>
          </table:table-cell>
          <table:table-cell table:style-name="ce29" office:value-type="float" office:value="109.4">
            <text:p>109.4</text:p>
          </table:table-cell>
          <table:table-cell table:style-name="ce29" office:value-type="float" office:value="8.0">
            <text:p>8</text:p>
          </table:table-cell>
          <table:table-cell table:style-name="ce25" office:value-type="string">
            <text:p>C/C,C/G</text:p>
          </table:table-cell>
          <table:table-cell table:style-name="ce25" office:value-type="float" office:value="45.0">
            <text:p>45</text:p>
          </table:table-cell>
          <table:table-cell table:style-name="ce25" office:value-type="float" office:value="107.4">
            <text:p>107.4</text:p>
          </table:table-cell>
          <table:table-cell table:style-name="ce25" office:value-type="float" office:value="8.1">
            <text:p>8.1</text:p>
          </table:table-cell>
          <table:table-cell table:number-columns-repeated="4" table:style-name="ce30"/>
          <table:table-cell table:style-name="ce29"/>
          <table:table-cell table:style-name="ce29" office:value-type="float" office:value="-0.25">
            <text:p>-0.25</text:p>
          </table:table-cell>
          <table:table-cell table:style-name="ce29" office:value-type="float" office:value="0.206">
            <text:p>0.206</text:p>
          </table:table-cell>
          <table:table-cell table:style-name="ce29" office:value-type="string">
            <text:p>no</text:p>
          </table:table-cell>
          <table:table-cell table:style-name="cf1" table:formula="of:=([L273]-[P273])/SQRT((((([M273]^2)*([K273]-1))+(([Q273]^2)*([O273]-1)))/([K273]+[O273])))"/>
          <table:table-cell table:style-name="cf1"/>
          <table:table-cell table:style-name="cf1"/>
          <table:table-cell table:style-name="ce32"/>
          <table:table-cell table:style-name="ce33"/>
          <table:table-cell table:style-name="ce29"/>
          <table:table-cell table:style-name="ce23" table:formula="of:=ROUND(([L273]-((1.96*[M273])/SQRT([K273])));3)"/>
          <table:table-cell table:style-name="ce23" table:formula="of:=ROUND(([L273]+((1.96*[M273])/SQRT([K273])));3)"/>
          <table:table-cell table:style-name="ce23" table:formula="of:=ROUND(([P273]-((1.96*[Q273])/SQRT([O273])));3)"/>
          <table:table-cell table:style-name="ce23" table:formula="of:=ROUND(([P273]+((1.96*[Q273])/SQRT([O273])));3)"/>
          <table:table-cell table:number-columns-repeated="989"/>
        </table:table-row>
        <table:table-row table:style-name="ro1">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NRSF</text:p>
          </table:table-cell>
          <table:table-cell table:style-name="ce41" office:value-type="string">
            <text:p>rs2227903</text:p>
          </table:table-cell>
          <table:table-cell table:style-name="ce26" office:value-type="string">
            <text:p>Nippold verbal reasoning</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29" office:value-type="string">
            <text:p>5r/5r</text:p>
          </table:table-cell>
          <table:table-cell table:style-name="ce29" office:value-type="float" office:value="477.0">
            <text:p>477</text:p>
          </table:table-cell>
          <table:table-cell table:style-name="ce29" office:value-type="float" office:value="50.03">
            <text:p>50.03</text:p>
          </table:table-cell>
          <table:table-cell table:style-name="ce29" office:value-type="float" office:value="10.207">
            <text:p>10.207</text:p>
          </table:table-cell>
          <table:table-cell table:style-name="ce25" office:value-type="string">
            <text:p>5r/4r</text:p>
          </table:table-cell>
          <table:table-cell table:style-name="ce25" office:value-type="float" office:value="65.0">
            <text:p>65</text:p>
          </table:table-cell>
          <table:table-cell table:style-name="ce25" office:value-type="float" office:value="49.76">
            <text:p>49.76</text:p>
          </table:table-cell>
          <table:table-cell table:style-name="ce25" office:value-type="float" office:value="8.757">
            <text:p>8.757</text:p>
          </table:table-cell>
          <table:table-cell table:style-name="ce30" office:value-type="string">
            <text:p>4r/4r</text:p>
          </table:table-cell>
          <table:table-cell table:style-name="ce30" office:value-type="float" office:value="3.0">
            <text:p>3</text:p>
          </table:table-cell>
          <table:table-cell table:style-name="ce30" office:value-type="float" office:value="50.721">
            <text:p>50.721</text:p>
          </table:table-cell>
          <table:table-cell table:style-name="ce30" office:value-type="float" office:value="3.396">
            <text:p>3.396</text:p>
          </table:table-cell>
          <table:table-cell table:style-name="ce29" office:value-type="string">
            <text:p>Chi-squared</text:p>
          </table:table-cell>
          <table:table-cell table:style-name="ce29" office:value-type="float" office:value="0.533">
            <text:p>0.533</text:p>
          </table:table-cell>
          <table:table-cell table:style-name="ce29" office:value-type="float" office:value="0.766">
            <text:p>0.766</text:p>
          </table:table-cell>
          <table:table-cell table:style-name="ce29"/>
          <table:table-cell table:style-name="cf1" table:formula="of:=([L274]-[P274])/SQRT((((([M274]^2)*([K274]-1))+(([Q274]^2)*([O274]-1)))/([K274]+[O274])))"/>
          <table:table-cell table:style-name="cf1" table:formula="of:=([L274]-[T274])/SQRT((((([M274]^2)*([K274]-1))+(([U274]^2)*([S274]-1)))/([K274]+[S274])))"/>
          <table:table-cell table:style-name="cf1" table:formula="of:=([P274]-[T274])/SQRT((((([Q274]^2)*([O274]-1))+(([U274]^2)*([S274]-1)))/([O274]+[S274])))"/>
          <table:table-cell table:style-name="ce32" office:value-type="string">
            <text:p>NRSF(REST) VNTR,intron 2</text:p>
          </table:table-cell>
          <table:table-cell table:style-name="ce33" office:value-type="string">
            <text:p>Nippold and Sullivan 1987</text:p>
          </table:table-cell>
          <table:table-cell table:style-name="ce29" office:value-type="string">
            <text:p>Chi-squared</text:p>
          </table:table-cell>
          <table:table-cell table:style-name="ce23" table:formula="of:=ROUND(([L274]-((1.96*[M274])/SQRT([K274])));3)"/>
          <table:table-cell table:style-name="ce23" table:formula="of:=ROUND(([L274]+((1.96*[M274])/SQRT([K274])));3)"/>
          <table:table-cell table:style-name="ce23" table:formula="of:=ROUND(([P274]-((1.96*[Q274])/SQRT([O274])));3)"/>
          <table:table-cell table:style-name="ce23" table:formula="of:=ROUND(([P274]+((1.96*[Q274])/SQRT([O274])));3)"/>
          <table:table-cell table:style-name="ce23" table:formula="of:=ROUND(([T274]-((1.96*[U274])/SQRT([S274])));3)"/>
          <table:table-cell table:style-name="ce23" table:formula="of:=ROUND(([T274]+((1.96*[U274])/SQRT([S274])));3)"/>
          <table:table-cell table:number-columns-repeated="987"/>
        </table:table-row>
        <table:table-row table:style-name="ro1">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NRSF</text:p>
          </table:table-cell>
          <table:table-cell table:style-name="ce26" office:value-type="string">
            <text:p>rs2228991</text:p>
          </table:table-cell>
          <table:table-cell table:style-name="ce26" office:value-type="string">
            <text:p>Nippold verbal reasoning</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355.0">
            <text:p>355</text:p>
          </table:table-cell>
          <table:table-cell table:style-name="ce29" office:value-type="float" office:value="50.243">
            <text:p>50.243</text:p>
          </table:table-cell>
          <table:table-cell table:style-name="ce29" office:value-type="float" office:value="9.642">
            <text:p>9.642</text:p>
          </table:table-cell>
          <table:table-cell table:style-name="ce25" office:value-type="string">
            <text:p>A/G</text:p>
          </table:table-cell>
          <table:table-cell table:style-name="ce25" office:value-type="float" office:value="203.0">
            <text:p>203</text:p>
          </table:table-cell>
          <table:table-cell table:style-name="ce25" office:value-type="float" office:value="49.595">
            <text:p>49.595</text:p>
          </table:table-cell>
          <table:table-cell table:style-name="ce25" office:value-type="float" office:value="10.702">
            <text:p>10.702</text:p>
          </table:table-cell>
          <table:table-cell table:style-name="ce30" office:value-type="string">
            <text:p>A/A</text:p>
          </table:table-cell>
          <table:table-cell table:style-name="ce30" office:value-type="float" office:value="20.0">
            <text:p>20</text:p>
          </table:table-cell>
          <table:table-cell table:style-name="ce30" office:value-type="float" office:value="49.7">
            <text:p>49.7</text:p>
          </table:table-cell>
          <table:table-cell table:style-name="ce30" office:value-type="float" office:value="9.432">
            <text:p>9.432</text:p>
          </table:table-cell>
          <table:table-cell table:style-name="ce29" office:value-type="string">
            <text:p>Chi-squared</text:p>
          </table:table-cell>
          <table:table-cell table:style-name="ce29" office:value-type="float" office:value="0.286">
            <text:p>0.286</text:p>
          </table:table-cell>
          <table:table-cell table:style-name="ce29" office:value-type="float" office:value="0.867">
            <text:p>0.867</text:p>
          </table:table-cell>
          <table:table-cell table:style-name="ce29"/>
          <table:table-cell table:style-name="cf1" table:formula="of:=([L275]-[P275])/SQRT((((([M275]^2)*([K275]-1))+(([Q275]^2)*([O275]-1)))/([K275]+[O275])))"/>
          <table:table-cell table:style-name="cf1" table:formula="of:=([L275]-[T275])/SQRT((((([M275]^2)*([K275]-1))+(([U275]^2)*([S275]-1)))/([K275]+[S275])))"/>
          <table:table-cell table:style-name="cf1" table:formula="of:=([P275]-[T275])/SQRT((((([Q275]^2)*([O275]-1))+(([U275]^2)*([S275]-1)))/([O275]+[S275])))"/>
          <table:table-cell table:style-name="ce32"/>
          <table:table-cell table:style-name="ce33" office:value-type="string">
            <text:p>Nippold and Sullivan 1987</text:p>
          </table:table-cell>
          <table:table-cell table:style-name="ce29" office:value-type="string">
            <text:p>Chi-squared</text:p>
          </table:table-cell>
          <table:table-cell table:style-name="ce23" table:formula="of:=ROUND(([L275]-((1.96*[M275])/SQRT([K275])));3)"/>
          <table:table-cell table:style-name="ce23" table:formula="of:=ROUND(([L275]+((1.96*[M275])/SQRT([K275])));3)"/>
          <table:table-cell table:style-name="ce23" table:formula="of:=ROUND(([P275]-((1.96*[Q275])/SQRT([O275])));3)"/>
          <table:table-cell table:style-name="ce23" table:formula="of:=ROUND(([P275]+((1.96*[Q275])/SQRT([O275])));3)"/>
          <table:table-cell table:style-name="ce23" table:formula="of:=ROUND(([T275]-((1.96*[U275])/SQRT([S275])));3)"/>
          <table:table-cell table:style-name="ce23" table:formula="of:=ROUND(([T275]+((1.96*[U275])/SQRT([S275])));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NRSF</text:p>
          </table:table-cell>
          <table:table-cell table:style-name="ce26" office:value-type="string">
            <text:p>rs2228991</text:p>
          </table:table-cell>
          <table:table-cell table:style-name="ce26" office:value-type="string">
            <text:p>RAVEN</text:p>
          </table:table-cell>
          <table:table-cell table:style-name="ce26" office:value-type="string">
            <text:p>Number correct</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355.0">
            <text:p>355</text:p>
          </table:table-cell>
          <table:table-cell table:style-name="ce29" office:value-type="float" office:value="52.792">
            <text:p>52.792</text:p>
          </table:table-cell>
          <table:table-cell table:style-name="ce29" office:value-type="float" office:value="4.512">
            <text:p>4.512</text:p>
          </table:table-cell>
          <table:table-cell table:style-name="ce25" office:value-type="string">
            <text:p>A/G</text:p>
          </table:table-cell>
          <table:table-cell table:style-name="ce25" office:value-type="float" office:value="203.0">
            <text:p>203</text:p>
          </table:table-cell>
          <table:table-cell table:style-name="ce25" office:value-type="float" office:value="52.867">
            <text:p>52.867</text:p>
          </table:table-cell>
          <table:table-cell table:style-name="ce25" office:value-type="float" office:value="4.91">
            <text:p>4.91</text:p>
          </table:table-cell>
          <table:table-cell table:style-name="ce30" office:value-type="string">
            <text:p>A/A</text:p>
          </table:table-cell>
          <table:table-cell table:style-name="ce30" office:value-type="float" office:value="20.0">
            <text:p>20</text:p>
          </table:table-cell>
          <table:table-cell table:style-name="ce30" office:value-type="float" office:value="54.6">
            <text:p>54.6</text:p>
          </table:table-cell>
          <table:table-cell table:style-name="ce30" office:value-type="float" office:value="2.393">
            <text:p>2.393</text:p>
          </table:table-cell>
          <table:table-cell table:style-name="ce29" office:value-type="string">
            <text:p>Chi-squared</text:p>
          </table:table-cell>
          <table:table-cell table:style-name="ce29" office:value-type="float" office:value="3.017">
            <text:p>3.017</text:p>
          </table:table-cell>
          <table:table-cell table:style-name="ce29" office:value-type="float" office:value="0.221">
            <text:p>0.221</text:p>
          </table:table-cell>
          <table:table-cell table:style-name="ce29"/>
          <table:table-cell table:style-name="cf1" table:formula="of:=([L276]-[P276])/SQRT((((([M276]^2)*([K276]-1))+(([Q276]^2)*([O276]-1)))/([K276]+[O276])))"/>
          <table:table-cell table:style-name="cf1" table:formula="of:=([L276]-[T276])/SQRT((((([M276]^2)*([K276]-1))+(([U276]^2)*([S276]-1)))/([K276]+[S276])))"/>
          <table:table-cell table:style-name="cf1" table:formula="of:=([P276]-[T276])/SQRT((((([Q276]^2)*([O276]-1))+(([U276]^2)*([S276]-1)))/([O276]+[S276])))"/>
          <table:table-cell table:style-name="ce32"/>
          <table:table-cell table:style-name="ce33"/>
          <table:table-cell table:style-name="ce29" office:value-type="string">
            <text:p>Chi-squared</text:p>
          </table:table-cell>
          <table:table-cell table:style-name="ce23" table:formula="of:=ROUND(([L276]-((1.96*[M276])/SQRT([K276])));3)"/>
          <table:table-cell table:style-name="ce23" table:formula="of:=ROUND(([L276]+((1.96*[M276])/SQRT([K276])));3)"/>
          <table:table-cell table:style-name="ce23" table:formula="of:=ROUND(([P276]-((1.96*[Q276])/SQRT([O276])));3)"/>
          <table:table-cell table:style-name="ce23" table:formula="of:=ROUND(([P276]+((1.96*[Q276])/SQRT([O276])));3)"/>
          <table:table-cell table:style-name="ce23" table:formula="of:=ROUND(([T276]-((1.96*[U276])/SQRT([S276])));3)"/>
          <table:table-cell table:style-name="ce23" table:formula="of:=ROUND(([T276]+((1.96*[U276])/SQRT([S276])));3)"/>
          <table:table-cell table:number-columns-repeated="987"/>
        </table:table-row>
        <table:table-row table:style-name="ro8">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NRSF</text:p>
          </table:table-cell>
          <table:table-cell table:style-name="ce41" office:value-type="string">
            <text:p>rs2227903</text:p>
          </table:table-cell>
          <table:table-cell table:style-name="ce26" office:value-type="string">
            <text:p>RAVEN</text:p>
          </table:table-cell>
          <table:table-cell table:style-name="ce26" office:value-type="string">
            <text:p>Number correct</text:p>
          </table:table-cell>
          <table:table-cell table:style-name="ce27" office:value-type="string">
            <text:p>g</text:p>
          </table:table-cell>
          <table:table-cell table:style-name="ce28" office:value-type="string">
            <text:p>SD</text:p>
          </table:table-cell>
          <table:table-cell table:style-name="ce29" office:value-type="string">
            <text:p>5r/5r</text:p>
          </table:table-cell>
          <table:table-cell table:style-name="ce29" office:value-type="float" office:value="477.0">
            <text:p>477</text:p>
          </table:table-cell>
          <table:table-cell table:style-name="ce29" office:value-type="float" office:value="49.791">
            <text:p>49.791</text:p>
          </table:table-cell>
          <table:table-cell table:style-name="ce29" office:value-type="float" office:value="10.294">
            <text:p>10.294</text:p>
          </table:table-cell>
          <table:table-cell table:style-name="ce25" office:value-type="string">
            <text:p>5r/4r</text:p>
          </table:table-cell>
          <table:table-cell table:style-name="ce25" office:value-type="float" office:value="65.0">
            <text:p>65</text:p>
          </table:table-cell>
          <table:table-cell table:style-name="ce25" office:value-type="float" office:value="51.559">
            <text:p>51.559</text:p>
          </table:table-cell>
          <table:table-cell table:style-name="ce25" office:value-type="float" office:value="7.668">
            <text:p>7.668</text:p>
          </table:table-cell>
          <table:table-cell table:style-name="ce30" office:value-type="string">
            <text:p>4r/4r</text:p>
          </table:table-cell>
          <table:table-cell table:style-name="ce30" office:value-type="float" office:value="3.0">
            <text:p>3</text:p>
          </table:table-cell>
          <table:table-cell table:style-name="ce30" office:value-type="float" office:value="49.393">
            <text:p>49.393</text:p>
          </table:table-cell>
          <table:table-cell table:style-name="ce30" office:value-type="float" office:value="2.554">
            <text:p>2.554</text:p>
          </table:table-cell>
          <table:table-cell table:style-name="ce29" office:value-type="string">
            <text:p>Chi-squared</text:p>
          </table:table-cell>
          <table:table-cell table:style-name="ce29" office:value-type="float" office:value="1.654">
            <text:p>1.654</text:p>
          </table:table-cell>
          <table:table-cell table:style-name="ce29" office:value-type="float" office:value="0.437">
            <text:p>0.437</text:p>
          </table:table-cell>
          <table:table-cell table:style-name="ce29"/>
          <table:table-cell table:style-name="cf1" table:formula="of:=([L277]-[P277])/SQRT((((([M277]^2)*([K277]-1))+(([Q277]^2)*([O277]-1)))/([K277]+[O277])))"/>
          <table:table-cell table:style-name="cf1" table:formula="of:=([L277]-[T277])/SQRT((((([M277]^2)*([K277]-1))+(([U277]^2)*([S277]-1)))/([K277]+[S277])))"/>
          <table:table-cell table:style-name="cf1" table:formula="of:=([P277]-[T277])/SQRT((((([Q277]^2)*([O277]-1))+(([U277]^2)*([S277]-1)))/([O277]+[S277])))"/>
          <table:table-cell table:style-name="ce32" office:value-type="string">
            <text:p>ethnically Han Chinese; NRSF(REST) VNTR,intron 2</text:p>
          </table:table-cell>
          <table:table-cell table:style-name="ce33"/>
          <table:table-cell table:style-name="ce29" office:value-type="string">
            <text:p>Chi-squared</text:p>
          </table:table-cell>
          <table:table-cell table:style-name="ce23" table:formula="of:=ROUND(([L277]-((1.96*[M277])/SQRT([K277])));3)"/>
          <table:table-cell table:style-name="ce23" table:formula="of:=ROUND(([L277]+((1.96*[M277])/SQRT([K277])));3)"/>
          <table:table-cell table:style-name="ce23" table:formula="of:=ROUND(([P277]-((1.96*[Q277])/SQRT([O277])));3)"/>
          <table:table-cell table:style-name="ce23" table:formula="of:=ROUND(([P277]+((1.96*[Q277])/SQRT([O277])));3)"/>
          <table:table-cell table:style-name="ce23" table:formula="of:=ROUND(([T277]-((1.96*[U277])/SQRT([S277])));3)"/>
          <table:table-cell table:style-name="ce23" table:formula="of:=ROUND(([T277]+((1.96*[U277])/SQRT([S277])));3)"/>
          <table:table-cell table:number-columns-repeated="987"/>
        </table:table-row>
        <table:table-row table:style-name="ro5">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SLC6A3</text:p>
          </table:table-cell>
          <table:table-cell table:style-name="ce26" office:value-type="string">
            <text:p>rs28363170</text:p>
          </table:table-cell>
          <table:table-cell table:style-name="ce26" office:value-type="string">
            <text:p>Nippold verbal reasoning</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29" office:value-type="string">
            <text:p>r10/r10</text:p>
          </table:table-cell>
          <table:table-cell table:style-name="ce29" office:value-type="float" office:value="395.0">
            <text:p>395</text:p>
          </table:table-cell>
          <table:table-cell table:style-name="ce29" office:value-type="float" office:value="50.472">
            <text:p>50.472</text:p>
          </table:table-cell>
          <table:table-cell table:style-name="ce29" office:value-type="float" office:value="9.766">
            <text:p>9.766</text:p>
          </table:table-cell>
          <table:table-cell table:style-name="ce25" office:value-type="string">
            <text:p>r10+/r10-</text:p>
          </table:table-cell>
          <table:table-cell table:style-name="ce25" office:value-type="float" office:value="35.0">
            <text:p>35</text:p>
          </table:table-cell>
          <table:table-cell table:style-name="ce25" office:value-type="float" office:value="47.599">
            <text:p>47.599</text:p>
          </table:table-cell>
          <table:table-cell table:style-name="ce25" office:value-type="float" office:value="11.804">
            <text:p>11.804</text:p>
          </table:table-cell>
          <table:table-cell table:style-name="ce30" office:value-type="string">
            <text:p>repeat 10-/10-</text:p>
          </table:table-cell>
          <table:table-cell table:style-name="ce30" office:value-type="float" office:value="35.0">
            <text:p>35</text:p>
          </table:table-cell>
          <table:table-cell table:style-name="ce30" office:value-type="float" office:value="46.665">
            <text:p>46.665</text:p>
          </table:table-cell>
          <table:table-cell table:style-name="ce30" office:value-type="float" office:value="9.97">
            <text:p>9.97</text:p>
          </table:table-cell>
          <table:table-cell table:number-columns-repeated="4" table:style-name="ce29"/>
          <table:table-cell table:style-name="cf1" table:formula="of:=([L278]-[P278])/SQRT((((([M278]^2)*([K278]-1))+(([Q278]^2)*([O278]-1)))/([K278]+[O278])))"/>
          <table:table-cell table:style-name="cf1" table:formula="of:=([L278]-[T278])/SQRT((((([M278]^2)*([K278]-1))+(([U278]^2)*([S278]-1)))/([K278]+[S278])))"/>
          <table:table-cell table:style-name="cf1" table:formula="of:=([P278]-[T278])/SQRT((((([Q278]^2)*([O278]-1))+(([U278]^2)*([S278]-1)))/([O278]+[S278])))"/>
          <table:table-cell table:style-name="ce32" office:value-type="string">
            <text:p>this is a strange line in the table. DAT1 related</text:p>
          </table:table-cell>
          <table:table-cell table:style-name="ce33" office:value-type="string">
            <text:p>Nippold and Sullivan 1987</text:p>
          </table:table-cell>
          <table:table-cell table:style-name="ce29"/>
          <table:table-cell table:style-name="ce23" table:formula="of:=ROUND(([L278]-((1.96*[M278])/SQRT([K278])));3)"/>
          <table:table-cell table:style-name="ce23" table:formula="of:=ROUND(([L278]+((1.96*[M278])/SQRT([K278])));3)"/>
          <table:table-cell table:style-name="ce23" table:formula="of:=ROUND(([P278]-((1.96*[Q278])/SQRT([O278])));3)"/>
          <table:table-cell table:style-name="ce23" table:formula="of:=ROUND(([P278]+((1.96*[Q278])/SQRT([O278])));3)"/>
          <table:table-cell table:style-name="ce23" table:formula="of:=ROUND(([T278]-((1.96*[U278])/SQRT([S278])));3)"/>
          <table:table-cell table:style-name="ce23" table:formula="of:=ROUND(([T278]+((1.96*[U278])/SQRT([S278])));3)"/>
          <table:table-cell table:number-columns-repeated="987"/>
        </table:table-row>
        <table:table-row table:style-name="ro3">
          <table:table-cell table:style-name="ce24" office:value-type="string">
            <text:p>Andrew</text:p>
          </table:table-cell>
          <table:table-cell table:style-name="ce25" office:value-type="string">
            <text:p>1224.full.pdf</text:p>
          </table:table-cell>
          <table:table-cell table:style-name="ce25" office:value-type="float" office:value="1.917683E7">
            <text:p>19176830</text:p>
          </table:table-cell>
          <table:table-cell table:style-name="ce26" office:value-type="string">
            <text:p>SLC6A3</text:p>
          </table:table-cell>
          <table:table-cell table:style-name="ce26" office:value-type="string">
            <text:p>rs28363170</text:p>
          </table:table-cell>
          <table:table-cell table:style-name="ce26"/>
          <table:table-cell table:style-name="ce26" office:value-type="string">
            <text:p>IQ</text:p>
          </table:table-cell>
          <table:table-cell table:style-name="ce27" office:value-type="string">
            <text:p>g</text:p>
          </table:table-cell>
          <table:table-cell table:style-name="ce28" office:value-type="string">
            <text:p>SD</text:p>
          </table:table-cell>
          <table:table-cell table:style-name="ce29" office:value-type="string">
            <text:p>r10/r10</text:p>
          </table:table-cell>
          <table:table-cell table:style-name="ce29" office:value-type="float" office:value="38.0">
            <text:p>38</text:p>
          </table:table-cell>
          <table:table-cell table:style-name="ce29" office:value-type="float" office:value="113.7">
            <text:p>113.7</text:p>
          </table:table-cell>
          <table:table-cell table:style-name="ce29" office:value-type="float" office:value="10.4">
            <text:p>10.4</text:p>
          </table:table-cell>
          <table:table-cell table:style-name="ce25" office:value-type="string">
            <text:p>r9/r10,r9/r9</text:p>
          </table:table-cell>
          <table:table-cell table:style-name="ce25" office:value-type="float" office:value="64.0">
            <text:p>64</text:p>
          </table:table-cell>
          <table:table-cell table:style-name="ce25" office:value-type="float" office:value="112.1">
            <text:p>112.1</text:p>
          </table:table-cell>
          <table:table-cell table:style-name="ce25" office:value-type="float" office:value="12.0">
            <text:p>12</text:p>
          </table:table-cell>
          <table:table-cell table:style-name="ce39" office:value-type="string">
            <text:p>T/T</text:p>
          </table:table-cell>
          <table:table-cell table:style-name="ce39" office:value-type="float" office:value="0.0">
            <text:p>0</text:p>
          </table:table-cell>
          <table:table-cell table:number-columns-repeated="2" table:style-name="ce39"/>
          <table:table-cell table:style-name="ce29"/>
          <table:table-cell table:style-name="ce29" office:value-type="string">
            <text:p>&lt;2</text:p>
          </table:table-cell>
          <table:table-cell table:style-name="ce29" office:value-type="string">
            <text:p>&gt;.15</text:p>
          </table:table-cell>
          <table:table-cell table:style-name="ce29"/>
          <table:table-cell table:style-name="cf1" table:formula="of:=([L279]-[P279])/SQRT((((([M279]^2)*([K279]-1))+(([Q279]^2)*([O279]-1)))/([K279]+[O279])))"/>
          <table:table-cell table:style-name="cf1"/>
          <table:table-cell table:style-name="cf1"/>
          <table:table-cell table:style-name="ce32" office:value-type="string">
            <text:p>DAT1 related</text:p>
          </table:table-cell>
          <table:table-cell table:style-name="ce33"/>
          <table:table-cell table:style-name="ce29"/>
          <table:table-cell table:style-name="ce23" table:formula="of:=ROUND(([L279]-((1.96*[M279])/SQRT([K279])));3)"/>
          <table:table-cell table:style-name="ce23" table:formula="of:=ROUND(([L279]+((1.96*[M279])/SQRT([K279])));3)"/>
          <table:table-cell table:style-name="ce23" table:formula="of:=ROUND(([P279]-((1.96*[Q279])/SQRT([O279])));3)"/>
          <table:table-cell table:style-name="ce23" table:formula="of:=ROUND(([P279]+((1.96*[Q279])/SQRT([O279])));3)"/>
          <table:table-cell table:number-columns-repeated="989"/>
        </table:table-row>
        <table:table-row table:style-name="ro3">
          <table:table-cell table:style-name="ce24" office:value-type="string">
            <text:p>Andrew</text:p>
          </table:table-cell>
          <table:table-cell table:style-name="ce25" office:value-type="string">
            <text:p>1224.full.pdf</text:p>
          </table:table-cell>
          <table:table-cell table:style-name="ce25" office:value-type="float" office:value="1.917683E7">
            <text:p>19176830</text:p>
          </table:table-cell>
          <table:table-cell table:style-name="ce26" office:value-type="string">
            <text:p>SLC6A3</text:p>
          </table:table-cell>
          <table:table-cell table:style-name="ce26" office:value-type="string">
            <text:p>rs28363170</text:p>
          </table:table-cell>
          <table:table-cell table:style-name="ce26"/>
          <table:table-cell table:style-name="ce26" office:value-type="string">
            <text:p>IQ</text:p>
          </table:table-cell>
          <table:table-cell table:style-name="ce27" office:value-type="string">
            <text:p>g</text:p>
          </table:table-cell>
          <table:table-cell table:style-name="ce28" office:value-type="string">
            <text:p>SD</text:p>
          </table:table-cell>
          <table:table-cell table:style-name="ce29" office:value-type="string">
            <text:p>r10/r10</text:p>
          </table:table-cell>
          <table:table-cell table:style-name="ce29" office:value-type="float" office:value="51.0">
            <text:p>51</text:p>
          </table:table-cell>
          <table:table-cell table:style-name="ce29" office:value-type="float" office:value="115.7">
            <text:p>115.7</text:p>
          </table:table-cell>
          <table:table-cell table:style-name="ce29" office:value-type="float" office:value="10.8">
            <text:p>10.8</text:p>
          </table:table-cell>
          <table:table-cell table:style-name="ce25" office:value-type="string">
            <text:p>r9/r10,r9/r9</text:p>
          </table:table-cell>
          <table:table-cell table:style-name="ce25" office:value-type="float" office:value="91.0">
            <text:p>91</text:p>
          </table:table-cell>
          <table:table-cell table:style-name="ce25" office:value-type="float" office:value="111.6">
            <text:p>111.6</text:p>
          </table:table-cell>
          <table:table-cell table:style-name="ce25" office:value-type="float" office:value="14.4">
            <text:p>14.4</text:p>
          </table:table-cell>
          <table:table-cell table:style-name="ce39" office:value-type="string">
            <text:p>T/T</text:p>
          </table:table-cell>
          <table:table-cell table:style-name="ce39" office:value-type="float" office:value="0.0">
            <text:p>0</text:p>
          </table:table-cell>
          <table:table-cell table:number-columns-repeated="2" table:style-name="ce39"/>
          <table:table-cell table:style-name="ce29"/>
          <table:table-cell table:style-name="ce29" office:value-type="string">
            <text:p>&lt;2</text:p>
          </table:table-cell>
          <table:table-cell table:style-name="ce29" office:value-type="string">
            <text:p>&gt;.15</text:p>
          </table:table-cell>
          <table:table-cell table:style-name="ce29"/>
          <table:table-cell table:style-name="cf1" table:formula="of:=([L280]-[P280])/SQRT((((([M280]^2)*([K280]-1))+(([Q280]^2)*([O280]-1)))/([K280]+[O280])))"/>
          <table:table-cell table:style-name="cf1"/>
          <table:table-cell table:style-name="cf1"/>
          <table:table-cell table:style-name="ce32" office:value-type="string">
            <text:p>DAT1 related</text:p>
          </table:table-cell>
          <table:table-cell table:style-name="ce33"/>
          <table:table-cell table:style-name="ce29"/>
          <table:table-cell table:style-name="ce23" table:formula="of:=ROUND(([L280]-((1.96*[M280])/SQRT([K280])));3)"/>
          <table:table-cell table:style-name="ce23" table:formula="of:=ROUND(([L280]+((1.96*[M280])/SQRT([K280])));3)"/>
          <table:table-cell table:style-name="ce23" table:formula="of:=ROUND(([P280]-((1.96*[Q280])/SQRT([O280])));3)"/>
          <table:table-cell table:style-name="ce23" table:formula="of:=ROUND(([P280]+((1.96*[Q280])/SQRT([O280])));3)"/>
          <table:table-cell table:number-columns-repeated="989"/>
        </table:table-row>
        <table:table-row table:style-name="ro8">
          <table:table-cell table:style-name="ce24" office:value-type="string">
            <text:p>Andrew</text:p>
          </table:table-cell>
          <table:table-cell table:style-name="ce25" office:value-type="string">
            <text:p>z_gosso-et-al_CHRM2-gene-WISC-cognition_2006</text:p>
          </table:table-cell>
          <table:table-cell table:style-name="ce25" office:value-type="float" office:value="1.6801949E7">
            <text:p>16801949</text:p>
          </table:table-cell>
          <table:table-cell table:style-name="ce26" office:value-type="string">
            <text:p>SNAP25</text:p>
          </table:table-cell>
          <table:table-cell table:style-name="ce26" office:value-type="string">
            <text:p>rs362602</text:p>
          </table:table-cell>
          <table:table-cell table:style-name="ce26" office:value-type="string">
            <text:p>WAIS-R</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02.96">
            <text:p>102.96</text:p>
          </table:table-cell>
          <table:table-cell table:style-name="ce29" office:value-type="float" office:value="94.91">
            <text:p>94.91</text:p>
          </table:table-cell>
          <table:table-cell table:style-name="ce29" office:value-type="float" office:value="12.59">
            <text:p>12.59</text:p>
          </table:table-cell>
          <table:table-cell table:style-name="ce25" office:value-type="string">
            <text:p>A/G</text:p>
          </table:table-cell>
          <table:table-cell table:style-name="ce25" office:value-type="float" office:value="124.08">
            <text:p>124.08</text:p>
          </table:table-cell>
          <table:table-cell table:style-name="ce25" office:value-type="float" office:value="94.08">
            <text:p>94.08</text:p>
          </table:table-cell>
          <table:table-cell table:style-name="ce25" office:value-type="float" office:value="12.43">
            <text:p>12.43</text:p>
          </table:table-cell>
          <table:table-cell table:style-name="ce30" office:value-type="string">
            <text:p>G/G</text:p>
          </table:table-cell>
          <table:table-cell table:style-name="ce30" office:value-type="float" office:value="36.96">
            <text:p>36.96</text:p>
          </table:table-cell>
          <table:table-cell table:style-name="ce30" office:value-type="float" office:value="98.16">
            <text:p>98.16</text:p>
          </table:table-cell>
          <table:table-cell table:style-name="ce30" office:value-type="float" office:value="10.99">
            <text:p>10.99</text:p>
          </table:table-cell>
          <table:table-cell table:number-columns-repeated="4" table:style-name="ce29"/>
          <table:table-cell table:style-name="cf1" table:formula="of:=([L281]-[P281])/SQRT((((([M281]^2)*([K281]-1))+(([Q281]^2)*([O281]-1)))/([K281]+[O281])))"/>
          <table:table-cell table:style-name="cf1" table:formula="of:=([L281]-[T281])/SQRT((((([M281]^2)*([K281]-1))+(([U281]^2)*([S281]-1)))/([K281]+[S281])))"/>
          <table:table-cell table:style-name="cf1" table:formula="of:=([P281]-[T281])/SQRT((((([Q281]^2)*([O281]-1))+(([U281]^2)*([S281]-1)))/([O281]+[S281])))"/>
          <table:table-cell table:style-name="ce32"/>
          <table:table-cell table:style-name="ce33" office:value-type="string">
            <text:p>Wechsler D (ed). WAIS-III Wechsler Adult Intelligence Scale. Psychological Corporation: San Antonio,TX,1997.</text:p>
          </table:table-cell>
          <table:table-cell table:style-name="ce29"/>
          <table:table-cell table:style-name="ce23" table:formula="of:=ROUND(([L281]-((1.96*[M281])/SQRT([K281])));3)"/>
          <table:table-cell table:style-name="ce23" table:formula="of:=ROUND(([L281]+((1.96*[M281])/SQRT([K281])));3)"/>
          <table:table-cell table:style-name="ce23" table:formula="of:=ROUND(([P281]-((1.96*[Q281])/SQRT([O281])));3)"/>
          <table:table-cell table:style-name="ce23" table:formula="of:=ROUND(([P281]+((1.96*[Q281])/SQRT([O281])));3)"/>
          <table:table-cell table:style-name="ce23" table:formula="of:=ROUND(([T281]-((1.96*[U281])/SQRT([S281])));3)"/>
          <table:table-cell table:style-name="ce23" table:formula="of:=ROUND(([T281]+((1.96*[U281])/SQRT([S281])));3)"/>
          <table:table-cell table:number-columns-repeated="987"/>
        </table:table-row>
        <table:table-row table:style-name="ro8">
          <table:table-cell table:style-name="ce24" office:value-type="string">
            <text:p>Andrew</text:p>
          </table:table-cell>
          <table:table-cell table:style-name="ce25" office:value-type="string">
            <text:p>z_gosso-et-al_CHRM2-gene-WISC-cognition_2006</text:p>
          </table:table-cell>
          <table:table-cell table:style-name="ce25" office:value-type="float" office:value="1.6801949E7">
            <text:p>16801949</text:p>
          </table:table-cell>
          <table:table-cell table:style-name="ce26" office:value-type="string">
            <text:p>SNAP25</text:p>
          </table:table-cell>
          <table:table-cell table:style-name="ce26" office:value-type="string">
            <text:p>rs363039</text:p>
          </table:table-cell>
          <table:table-cell table:style-name="ce26" office:value-type="string">
            <text:p>WAIS-R</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102.6">
            <text:p>102.6</text:p>
          </table:table-cell>
          <table:table-cell table:style-name="ce29" office:value-type="float" office:value="97.73">
            <text:p>97.73</text:p>
          </table:table-cell>
          <table:table-cell table:style-name="ce29" office:value-type="float" office:value="12.66">
            <text:p>12.66</text:p>
          </table:table-cell>
          <table:table-cell table:style-name="ce25" office:value-type="string">
            <text:p>A/G</text:p>
          </table:table-cell>
          <table:table-cell table:style-name="ce25" office:value-type="float" office:value="135.0">
            <text:p>135</text:p>
          </table:table-cell>
          <table:table-cell table:style-name="ce25" office:value-type="float" office:value="92.98">
            <text:p>92.98</text:p>
          </table:table-cell>
          <table:table-cell table:style-name="ce25" office:value-type="float" office:value="11.28">
            <text:p>11.28</text:p>
          </table:table-cell>
          <table:table-cell table:style-name="ce30" office:value-type="string">
            <text:p>A/A</text:p>
          </table:table-cell>
          <table:table-cell table:style-name="ce30" office:value-type="float" office:value="32.4">
            <text:p>32.4</text:p>
          </table:table-cell>
          <table:table-cell table:style-name="ce30" office:value-type="float" office:value="93.21">
            <text:p>93.21</text:p>
          </table:table-cell>
          <table:table-cell table:style-name="ce30" office:value-type="float" office:value="13.27">
            <text:p>13.27</text:p>
          </table:table-cell>
          <table:table-cell table:number-columns-repeated="4" table:style-name="ce29"/>
          <table:table-cell table:style-name="cf1" table:formula="of:=([L282]-[P282])/SQRT((((([M282]^2)*([K282]-1))+(([Q282]^2)*([O282]-1)))/([K282]+[O282])))"/>
          <table:table-cell table:style-name="cf1" table:formula="of:=([L282]-[T282])/SQRT((((([M282]^2)*([K282]-1))+(([U282]^2)*([S282]-1)))/([K282]+[S282])))"/>
          <table:table-cell table:style-name="cf1" table:formula="of:=([P282]-[T282])/SQRT((((([Q282]^2)*([O282]-1))+(([U282]^2)*([S282]-1)))/([O282]+[S282])))"/>
          <table:table-cell table:style-name="ce32"/>
          <table:table-cell table:style-name="ce33" office:value-type="string">
            <text:p>Wechsler D (ed). WAIS-III Wechsler Adult Intelligence Scale. Psychological Corporation: San Antonio,TX,1997.</text:p>
          </table:table-cell>
          <table:table-cell table:style-name="ce29"/>
          <table:table-cell table:style-name="ce23" table:formula="of:=ROUND(([L282]-((1.96*[M282])/SQRT([K282])));3)"/>
          <table:table-cell table:style-name="ce23" table:formula="of:=ROUND(([L282]+((1.96*[M282])/SQRT([K282])));3)"/>
          <table:table-cell table:style-name="ce23" table:formula="of:=ROUND(([P282]-((1.96*[Q282])/SQRT([O282])));3)"/>
          <table:table-cell table:style-name="ce23" table:formula="of:=ROUND(([P282]+((1.96*[Q282])/SQRT([O282])));3)"/>
          <table:table-cell table:style-name="ce23" table:formula="of:=ROUND(([T282]-((1.96*[U282])/SQRT([S282])));3)"/>
          <table:table-cell table:style-name="ce23" table:formula="of:=ROUND(([T282]+((1.96*[U282])/SQRT([S282])));3)"/>
          <table:table-cell table:number-columns-repeated="987"/>
        </table:table-row>
        <table:table-row table:style-name="ro8">
          <table:table-cell table:style-name="ce24" office:value-type="string">
            <text:p>Andrew</text:p>
          </table:table-cell>
          <table:table-cell table:style-name="ce25" office:value-type="string">
            <text:p>z_gosso-et-al_CHRM2-gene-WISC-cognition_2006</text:p>
          </table:table-cell>
          <table:table-cell table:style-name="ce25" office:value-type="float" office:value="1.6801949E7">
            <text:p>16801949</text:p>
          </table:table-cell>
          <table:table-cell table:style-name="ce26" office:value-type="string">
            <text:p>SNAP25</text:p>
          </table:table-cell>
          <table:table-cell table:style-name="ce26" office:value-type="string">
            <text:p>rs363050</text:p>
          </table:table-cell>
          <table:table-cell table:style-name="ce26" office:value-type="string">
            <text:p>WAIS-R</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77.14">
            <text:p>77.14</text:p>
          </table:table-cell>
          <table:table-cell table:style-name="ce29" office:value-type="float" office:value="98.08">
            <text:p>98.08</text:p>
          </table:table-cell>
          <table:table-cell table:style-name="ce29" office:value-type="float" office:value="13.72">
            <text:p>13.72</text:p>
          </table:table-cell>
          <table:table-cell table:style-name="ce25" office:value-type="string">
            <text:p>A/G</text:p>
          </table:table-cell>
          <table:table-cell table:style-name="ce25" office:value-type="float" office:value="125.02">
            <text:p>125.02</text:p>
          </table:table-cell>
          <table:table-cell table:style-name="ce25" office:value-type="float" office:value="93.98">
            <text:p>93.98</text:p>
          </table:table-cell>
          <table:table-cell table:style-name="ce25" office:value-type="float" office:value="11.42">
            <text:p>11.42</text:p>
          </table:table-cell>
          <table:table-cell table:style-name="ce30" office:value-type="string">
            <text:p>G/G</text:p>
          </table:table-cell>
          <table:table-cell table:style-name="ce30" office:value-type="float" office:value="63.84">
            <text:p>63.84</text:p>
          </table:table-cell>
          <table:table-cell table:style-name="ce30" office:value-type="float" office:value="92.71">
            <text:p>92.71</text:p>
          </table:table-cell>
          <table:table-cell table:style-name="ce30" office:value-type="float" office:value="11.45">
            <text:p>11.45</text:p>
          </table:table-cell>
          <table:table-cell table:number-columns-repeated="4" table:style-name="ce29"/>
          <table:table-cell table:style-name="cf1" table:formula="of:=([L283]-[P283])/SQRT((((([M283]^2)*([K283]-1))+(([Q283]^2)*([O283]-1)))/([K283]+[O283])))"/>
          <table:table-cell table:style-name="cf1" table:formula="of:=([L283]-[T283])/SQRT((((([M283]^2)*([K283]-1))+(([U283]^2)*([S283]-1)))/([K283]+[S283])))"/>
          <table:table-cell table:style-name="cf1" table:formula="of:=([P283]-[T283])/SQRT((((([Q283]^2)*([O283]-1))+(([U283]^2)*([S283]-1)))/([O283]+[S283])))"/>
          <table:table-cell table:style-name="ce32"/>
          <table:table-cell table:style-name="ce33" office:value-type="string">
            <text:p>Wechsler D (ed). WAIS-III Wechsler Adult Intelligence Scale. Psychological Corporation: San Antonio,TX,1997.</text:p>
          </table:table-cell>
          <table:table-cell table:style-name="ce29"/>
          <table:table-cell table:style-name="ce23" table:formula="of:=ROUND(([L283]-((1.96*[M283])/SQRT([K283])));3)"/>
          <table:table-cell table:style-name="ce23" table:formula="of:=ROUND(([L283]+((1.96*[M283])/SQRT([K283])));3)"/>
          <table:table-cell table:style-name="ce23" table:formula="of:=ROUND(([P283]-((1.96*[Q283])/SQRT([O283])));3)"/>
          <table:table-cell table:style-name="ce23" table:formula="of:=ROUND(([P283]+((1.96*[Q283])/SQRT([O283])));3)"/>
          <table:table-cell table:style-name="ce23" table:formula="of:=ROUND(([T283]-((1.96*[U283])/SQRT([S283])));3)"/>
          <table:table-cell table:style-name="ce23" table:formula="of:=ROUND(([T283]+((1.96*[U283])/SQRT([S283])));3)"/>
          <table:table-cell table:number-columns-repeated="987"/>
        </table:table-row>
        <table:table-row table:style-name="ro8">
          <table:table-cell table:style-name="ce24" office:value-type="string">
            <text:p>Andrew</text:p>
          </table:table-cell>
          <table:table-cell table:style-name="ce25" office:value-type="string">
            <text:p>z_gosso-et-al_CHRM2-gene-WISC-cognition_2006</text:p>
          </table:table-cell>
          <table:table-cell table:style-name="ce25" office:value-type="float" office:value="1.6801949E7">
            <text:p>16801949</text:p>
          </table:table-cell>
          <table:table-cell table:style-name="ce26" office:value-type="string">
            <text:p>SNAP25</text:p>
          </table:table-cell>
          <table:table-cell table:style-name="ce26" office:value-type="string">
            <text:p>rs362602</text:p>
          </table:table-cell>
          <table:table-cell table:style-name="ce26" office:value-type="string">
            <text:p>WAIS-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03.35">
            <text:p>103.35</text:p>
          </table:table-cell>
          <table:table-cell table:style-name="ce29" office:value-type="float" office:value="100.23">
            <text:p>100.23</text:p>
          </table:table-cell>
          <table:table-cell table:style-name="ce29" office:value-type="float" office:value="12.45">
            <text:p>12.45</text:p>
          </table:table-cell>
          <table:table-cell table:style-name="ce25" office:value-type="string">
            <text:p>A/G</text:p>
          </table:table-cell>
          <table:table-cell table:style-name="ce25" office:value-type="float" office:value="124.55">
            <text:p>124.55</text:p>
          </table:table-cell>
          <table:table-cell table:style-name="ce25" office:value-type="float" office:value="99.54">
            <text:p>99.54</text:p>
          </table:table-cell>
          <table:table-cell table:style-name="ce25" office:value-type="float" office:value="12.82">
            <text:p>12.82</text:p>
          </table:table-cell>
          <table:table-cell table:style-name="ce30" office:value-type="string">
            <text:p>G/G</text:p>
          </table:table-cell>
          <table:table-cell table:style-name="ce30" office:value-type="float" office:value="37.1">
            <text:p>37.1</text:p>
          </table:table-cell>
          <table:table-cell table:style-name="ce30" office:value-type="float" office:value="100.11">
            <text:p>100.11</text:p>
          </table:table-cell>
          <table:table-cell table:style-name="ce30" office:value-type="float" office:value="11.06">
            <text:p>11.06</text:p>
          </table:table-cell>
          <table:table-cell table:number-columns-repeated="4" table:style-name="ce29"/>
          <table:table-cell table:style-name="cf1" table:formula="of:=([L284]-[P284])/SQRT((((([M284]^2)*([K284]-1))+(([Q284]^2)*([O284]-1)))/([K284]+[O284])))"/>
          <table:table-cell table:style-name="cf1" table:formula="of:=([L284]-[T284])/SQRT((((([M284]^2)*([K284]-1))+(([U284]^2)*([S284]-1)))/([K284]+[S284])))"/>
          <table:table-cell table:style-name="cf1" table:formula="of:=([P284]-[T284])/SQRT((((([Q284]^2)*([O284]-1))+(([U284]^2)*([S284]-1)))/([O284]+[S284])))"/>
          <table:table-cell table:style-name="ce32"/>
          <table:table-cell table:style-name="ce33" office:value-type="string">
            <text:p>Wechsler D (ed). WAIS-III Wechsler Adult Intelligence Scale. Psychological Corporation: San Antonio,TX,1997.</text:p>
          </table:table-cell>
          <table:table-cell table:style-name="ce29"/>
          <table:table-cell table:style-name="ce23" table:formula="of:=ROUND(([L284]-((1.96*[M284])/SQRT([K284])));3)"/>
          <table:table-cell table:style-name="ce23" table:formula="of:=ROUND(([L284]+((1.96*[M284])/SQRT([K284])));3)"/>
          <table:table-cell table:style-name="ce23" table:formula="of:=ROUND(([P284]-((1.96*[Q284])/SQRT([O284])));3)"/>
          <table:table-cell table:style-name="ce23" table:formula="of:=ROUND(([P284]+((1.96*[Q284])/SQRT([O284])));3)"/>
          <table:table-cell table:style-name="ce23" table:formula="of:=ROUND(([T284]-((1.96*[U284])/SQRT([S284])));3)"/>
          <table:table-cell table:style-name="ce23" table:formula="of:=ROUND(([T284]+((1.96*[U284])/SQRT([S284])));3)"/>
          <table:table-cell table:number-columns-repeated="987"/>
        </table:table-row>
        <table:table-row table:style-name="ro8">
          <table:table-cell table:style-name="ce24" office:value-type="string">
            <text:p>Andrew</text:p>
          </table:table-cell>
          <table:table-cell table:style-name="ce25" office:value-type="string">
            <text:p>z_gosso-et-al_CHRM2-gene-WISC-cognition_2006</text:p>
          </table:table-cell>
          <table:table-cell table:style-name="ce25" office:value-type="float" office:value="1.6801949E7">
            <text:p>16801949</text:p>
          </table:table-cell>
          <table:table-cell table:style-name="ce26" office:value-type="string">
            <text:p>SNAP25</text:p>
          </table:table-cell>
          <table:table-cell table:style-name="ce26" office:value-type="string">
            <text:p>rs363039</text:p>
          </table:table-cell>
          <table:table-cell table:style-name="ce26" office:value-type="string">
            <text:p>WAIS-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102.98">
            <text:p>102.98</text:p>
          </table:table-cell>
          <table:table-cell table:style-name="ce29" office:value-type="float" office:value="101.57">
            <text:p>101.57</text:p>
          </table:table-cell>
          <table:table-cell table:style-name="ce29" office:value-type="float" office:value="12.46">
            <text:p>12.46</text:p>
          </table:table-cell>
          <table:table-cell table:style-name="ce25" office:value-type="string">
            <text:p>A/G</text:p>
          </table:table-cell>
          <table:table-cell table:style-name="ce25" office:value-type="float" office:value="135.5">
            <text:p>135.5</text:p>
          </table:table-cell>
          <table:table-cell table:style-name="ce25" office:value-type="float" office:value="96.89">
            <text:p>96.89</text:p>
          </table:table-cell>
          <table:table-cell table:style-name="ce25" office:value-type="float" office:value="11.69">
            <text:p>11.69</text:p>
          </table:table-cell>
          <table:table-cell table:style-name="ce30" office:value-type="string">
            <text:p>A/A</text:p>
          </table:table-cell>
          <table:table-cell table:style-name="ce30" office:value-type="float" office:value="32.52">
            <text:p>32.52</text:p>
          </table:table-cell>
          <table:table-cell table:style-name="ce30" office:value-type="float" office:value="98.96">
            <text:p>98.96</text:p>
          </table:table-cell>
          <table:table-cell table:style-name="ce30" office:value-type="float" office:value="13.71">
            <text:p>13.71</text:p>
          </table:table-cell>
          <table:table-cell table:number-columns-repeated="4" table:style-name="ce29"/>
          <table:table-cell table:style-name="cf1" table:formula="of:=([L285]-[P285])/SQRT((((([M285]^2)*([K285]-1))+(([Q285]^2)*([O285]-1)))/([K285]+[O285])))"/>
          <table:table-cell table:style-name="cf1" table:formula="of:=([L285]-[T285])/SQRT((((([M285]^2)*([K285]-1))+(([U285]^2)*([S285]-1)))/([K285]+[S285])))"/>
          <table:table-cell table:style-name="cf1" table:formula="of:=([P285]-[T285])/SQRT((((([Q285]^2)*([O285]-1))+(([U285]^2)*([S285]-1)))/([O285]+[S285])))"/>
          <table:table-cell table:style-name="ce32"/>
          <table:table-cell table:style-name="ce33" office:value-type="string">
            <text:p>Wechsler D (ed). WAIS-III Wechsler Adult Intelligence Scale. Psychological Corporation: San Antonio,TX,1997.</text:p>
          </table:table-cell>
          <table:table-cell table:style-name="ce29"/>
          <table:table-cell table:style-name="ce23" table:formula="of:=ROUND(([L285]-((1.96*[M285])/SQRT([K285])));3)"/>
          <table:table-cell table:style-name="ce23" table:formula="of:=ROUND(([L285]+((1.96*[M285])/SQRT([K285])));3)"/>
          <table:table-cell table:style-name="ce23" table:formula="of:=ROUND(([P285]-((1.96*[Q285])/SQRT([O285])));3)"/>
          <table:table-cell table:style-name="ce23" table:formula="of:=ROUND(([P285]+((1.96*[Q285])/SQRT([O285])));3)"/>
          <table:table-cell table:style-name="ce23" table:formula="of:=ROUND(([T285]-((1.96*[U285])/SQRT([S285])));3)"/>
          <table:table-cell table:style-name="ce23" table:formula="of:=ROUND(([T285]+((1.96*[U285])/SQRT([S285])));3)"/>
          <table:table-cell table:number-columns-repeated="987"/>
        </table:table-row>
        <table:table-row table:style-name="ro8">
          <table:table-cell table:style-name="ce24" office:value-type="string">
            <text:p>Andrew</text:p>
          </table:table-cell>
          <table:table-cell table:style-name="ce25" office:value-type="string">
            <text:p>z_gosso-et-al_CHRM2-gene-WISC-cognition_2006</text:p>
          </table:table-cell>
          <table:table-cell table:style-name="ce25" office:value-type="float" office:value="1.6801949E7">
            <text:p>16801949</text:p>
          </table:table-cell>
          <table:table-cell table:style-name="ce26" office:value-type="string">
            <text:p>SNAP25</text:p>
          </table:table-cell>
          <table:table-cell table:style-name="ce26" office:value-type="string">
            <text:p>rs363050</text:p>
          </table:table-cell>
          <table:table-cell table:style-name="ce26" office:value-type="string">
            <text:p>WAIS-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77.43">
            <text:p>77.43</text:p>
          </table:table-cell>
          <table:table-cell table:style-name="ce29" office:value-type="float" office:value="102.5">
            <text:p>102.5</text:p>
          </table:table-cell>
          <table:table-cell table:style-name="ce29" office:value-type="float" office:value="13.58">
            <text:p>13.58</text:p>
          </table:table-cell>
          <table:table-cell table:style-name="ce25" office:value-type="string">
            <text:p>A/G</text:p>
          </table:table-cell>
          <table:table-cell table:style-name="ce25" office:value-type="float" office:value="125.49">
            <text:p>125.49</text:p>
          </table:table-cell>
          <table:table-cell table:style-name="ce25" office:value-type="float" office:value="97.6">
            <text:p>97.6</text:p>
          </table:table-cell>
          <table:table-cell table:style-name="ce25" office:value-type="float" office:value="11.95">
            <text:p>11.95</text:p>
          </table:table-cell>
          <table:table-cell table:style-name="ce30" office:value-type="string">
            <text:p>G/G</text:p>
          </table:table-cell>
          <table:table-cell table:style-name="ce30" office:value-type="float" office:value="64.08">
            <text:p>64.08</text:p>
          </table:table-cell>
          <table:table-cell table:style-name="ce30" office:value-type="float" office:value="97.34">
            <text:p>97.34</text:p>
          </table:table-cell>
          <table:table-cell table:style-name="ce30" office:value-type="float" office:value="11.01">
            <text:p>11.01</text:p>
          </table:table-cell>
          <table:table-cell table:number-columns-repeated="4" table:style-name="ce29"/>
          <table:table-cell table:style-name="cf1" table:formula="of:=([L286]-[P286])/SQRT((((([M286]^2)*([K286]-1))+(([Q286]^2)*([O286]-1)))/([K286]+[O286])))"/>
          <table:table-cell table:style-name="cf1" table:formula="of:=([L286]-[T286])/SQRT((((([M286]^2)*([K286]-1))+(([U286]^2)*([S286]-1)))/([K286]+[S286])))"/>
          <table:table-cell table:style-name="cf1" table:formula="of:=([P286]-[T286])/SQRT((((([Q286]^2)*([O286]-1))+(([U286]^2)*([S286]-1)))/([O286]+[S286])))"/>
          <table:table-cell table:style-name="ce32"/>
          <table:table-cell table:style-name="ce33" office:value-type="string">
            <text:p>Wechsler D (ed). WAIS-III Wechsler Adult Intelligence Scale. Psychological Corporation: San Antonio,TX,1997.</text:p>
          </table:table-cell>
          <table:table-cell table:style-name="ce29"/>
          <table:table-cell table:style-name="ce23" table:formula="of:=ROUND(([L286]-((1.96*[M286])/SQRT([K286])));3)"/>
          <table:table-cell table:style-name="ce23" table:formula="of:=ROUND(([L286]+((1.96*[M286])/SQRT([K286])));3)"/>
          <table:table-cell table:style-name="ce23" table:formula="of:=ROUND(([P286]-((1.96*[Q286])/SQRT([O286])));3)"/>
          <table:table-cell table:style-name="ce23" table:formula="of:=ROUND(([P286]+((1.96*[Q286])/SQRT([O286])));3)"/>
          <table:table-cell table:style-name="ce23" table:formula="of:=ROUND(([T286]-((1.96*[U286])/SQRT([S286])));3)"/>
          <table:table-cell table:style-name="ce23" table:formula="of:=ROUND(([T286]+((1.96*[U286])/SQRT([S286])));3)"/>
          <table:table-cell table:number-columns-repeated="987"/>
        </table:table-row>
        <table:table-row table:style-name="ro8">
          <table:table-cell table:style-name="ce24" office:value-type="string">
            <text:p>Andrew</text:p>
          </table:table-cell>
          <table:table-cell table:style-name="ce25" office:value-type="string">
            <text:p>z_gosso-et-al_CHRM2-gene-WISC-cognition_2006</text:p>
          </table:table-cell>
          <table:table-cell table:style-name="ce25" office:value-type="float" office:value="1.6801949E7">
            <text:p>16801949</text:p>
          </table:table-cell>
          <table:table-cell table:style-name="ce26" office:value-type="string">
            <text:p>SNAP25</text:p>
          </table:table-cell>
          <table:table-cell table:style-name="ce26" office:value-type="string">
            <text:p>rs362602</text:p>
          </table:table-cell>
          <table:table-cell table:style-name="ce26" office:value-type="string">
            <text:p>WAIS-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03.74">
            <text:p>103.74</text:p>
          </table:table-cell>
          <table:table-cell table:style-name="ce29" office:value-type="float" office:value="92.45">
            <text:p>92.45</text:p>
          </table:table-cell>
          <table:table-cell table:style-name="ce29" office:value-type="float" office:value="14.98">
            <text:p>14.98</text:p>
          </table:table-cell>
          <table:table-cell table:style-name="ce25" office:value-type="string">
            <text:p>A/G</text:p>
          </table:table-cell>
          <table:table-cell table:style-name="ce25" office:value-type="float" office:value="125.02">
            <text:p>125.02</text:p>
          </table:table-cell>
          <table:table-cell table:style-name="ce25" office:value-type="float" office:value="91.11">
            <text:p>91.11</text:p>
          </table:table-cell>
          <table:table-cell table:style-name="ce25" office:value-type="float" office:value="14.4">
            <text:p>14.4</text:p>
          </table:table-cell>
          <table:table-cell table:style-name="ce30" office:value-type="string">
            <text:p>G/G</text:p>
          </table:table-cell>
          <table:table-cell table:style-name="ce30" office:value-type="float" office:value="37.24">
            <text:p>37.24</text:p>
          </table:table-cell>
          <table:table-cell table:style-name="ce30" office:value-type="float" office:value="97.63">
            <text:p>97.63</text:p>
          </table:table-cell>
          <table:table-cell table:style-name="ce30" office:value-type="float" office:value="12.4">
            <text:p>12.4</text:p>
          </table:table-cell>
          <table:table-cell table:number-columns-repeated="4" table:style-name="ce29"/>
          <table:table-cell table:style-name="cf1" table:formula="of:=([L287]-[P287])/SQRT((((([M287]^2)*([K287]-1))+(([Q287]^2)*([O287]-1)))/([K287]+[O287])))"/>
          <table:table-cell table:style-name="cf1" table:formula="of:=([L287]-[T287])/SQRT((((([M287]^2)*([K287]-1))+(([U287]^2)*([S287]-1)))/([K287]+[S287])))"/>
          <table:table-cell table:style-name="cf1" table:formula="of:=([P287]-[T287])/SQRT((((([Q287]^2)*([O287]-1))+(([U287]^2)*([S287]-1)))/([O287]+[S287])))"/>
          <table:table-cell table:style-name="ce32"/>
          <table:table-cell table:style-name="ce33" office:value-type="string">
            <text:p>Wechsler D (ed). WAIS-III Wechsler Adult Intelligence Scale. Psychological Corporation: San Antonio,TX,1997.</text:p>
          </table:table-cell>
          <table:table-cell table:style-name="ce29"/>
          <table:table-cell table:style-name="ce23" table:formula="of:=ROUND(([L287]-((1.96*[M287])/SQRT([K287])));3)"/>
          <table:table-cell table:style-name="ce23" table:formula="of:=ROUND(([L287]+((1.96*[M287])/SQRT([K287])));3)"/>
          <table:table-cell table:style-name="ce23" table:formula="of:=ROUND(([P287]-((1.96*[Q287])/SQRT([O287])));3)"/>
          <table:table-cell table:style-name="ce23" table:formula="of:=ROUND(([P287]+((1.96*[Q287])/SQRT([O287])));3)"/>
          <table:table-cell table:style-name="ce23" table:formula="of:=ROUND(([T287]-((1.96*[U287])/SQRT([S287])));3)"/>
          <table:table-cell table:style-name="ce23" table:formula="of:=ROUND(([T287]+((1.96*[U287])/SQRT([S287])));3)"/>
          <table:table-cell table:number-columns-repeated="987"/>
        </table:table-row>
        <table:table-row table:style-name="ro8">
          <table:table-cell table:style-name="ce24" office:value-type="string">
            <text:p>Andrew</text:p>
          </table:table-cell>
          <table:table-cell table:style-name="ce25" office:value-type="string">
            <text:p>z_gosso-et-al_CHRM2-gene-WISC-cognition_2006</text:p>
          </table:table-cell>
          <table:table-cell table:style-name="ce25" office:value-type="float" office:value="1.6801949E7">
            <text:p>16801949</text:p>
          </table:table-cell>
          <table:table-cell table:style-name="ce26" office:value-type="string">
            <text:p>SNAP25</text:p>
          </table:table-cell>
          <table:table-cell table:style-name="ce26" office:value-type="string">
            <text:p>rs363050</text:p>
          </table:table-cell>
          <table:table-cell table:style-name="ce26" office:value-type="string">
            <text:p>WAIS-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77.72">
            <text:p>77.72</text:p>
          </table:table-cell>
          <table:table-cell table:style-name="ce29" office:value-type="float" office:value="95.26">
            <text:p>95.26</text:p>
          </table:table-cell>
          <table:table-cell table:style-name="ce29" office:value-type="float" office:value="15.65">
            <text:p>15.65</text:p>
          </table:table-cell>
          <table:table-cell table:style-name="ce25" office:value-type="string">
            <text:p>A/G</text:p>
          </table:table-cell>
          <table:table-cell table:style-name="ce25" office:value-type="float" office:value="125.96">
            <text:p>125.96</text:p>
          </table:table-cell>
          <table:table-cell table:style-name="ce25" office:value-type="float" office:value="92.26">
            <text:p>92.26</text:p>
          </table:table-cell>
          <table:table-cell table:style-name="ce25" office:value-type="float" office:value="13.05">
            <text:p>13.05</text:p>
          </table:table-cell>
          <table:table-cell table:style-name="ce30" office:value-type="string">
            <text:p>G/G</text:p>
          </table:table-cell>
          <table:table-cell table:style-name="ce30" office:value-type="float" office:value="64.32">
            <text:p>64.32</text:p>
          </table:table-cell>
          <table:table-cell table:style-name="ce30" office:value-type="float" office:value="89.2">
            <text:p>89.2</text:p>
          </table:table-cell>
          <table:table-cell table:style-name="ce30" office:value-type="float" office:value="15.12">
            <text:p>15.12</text:p>
          </table:table-cell>
          <table:table-cell table:number-columns-repeated="4" table:style-name="ce29"/>
          <table:table-cell table:style-name="cf1" table:formula="of:=([L288]-[P288])/SQRT((((([M288]^2)*([K288]-1))+(([Q288]^2)*([O288]-1)))/([K288]+[O288])))"/>
          <table:table-cell table:style-name="cf1" table:formula="of:=([L288]-[T288])/SQRT((((([M288]^2)*([K288]-1))+(([U288]^2)*([S288]-1)))/([K288]+[S288])))"/>
          <table:table-cell table:style-name="cf1" table:formula="of:=([P288]-[T288])/SQRT((((([Q288]^2)*([O288]-1))+(([U288]^2)*([S288]-1)))/([O288]+[S288])))"/>
          <table:table-cell table:style-name="ce32"/>
          <table:table-cell table:style-name="ce33" office:value-type="string">
            <text:p>Wechsler D (ed). WAIS-III Wechsler Adult Intelligence Scale. Psychological Corporation: San Antonio,TX,1997.</text:p>
          </table:table-cell>
          <table:table-cell table:style-name="ce29"/>
          <table:table-cell table:style-name="ce23" table:formula="of:=ROUND(([L288]-((1.96*[M288])/SQRT([K288])));3)"/>
          <table:table-cell table:style-name="ce23" table:formula="of:=ROUND(([L288]+((1.96*[M288])/SQRT([K288])));3)"/>
          <table:table-cell table:style-name="ce23" table:formula="of:=ROUND(([P288]-((1.96*[Q288])/SQRT([O288])));3)"/>
          <table:table-cell table:style-name="ce23" table:formula="of:=ROUND(([P288]+((1.96*[Q288])/SQRT([O288])));3)"/>
          <table:table-cell table:style-name="ce23" table:formula="of:=ROUND(([T288]-((1.96*[U288])/SQRT([S288])));3)"/>
          <table:table-cell table:style-name="ce23" table:formula="of:=ROUND(([T288]+((1.96*[U288])/SQRT([S288])));3)"/>
          <table:table-cell table:number-columns-repeated="987"/>
        </table:table-row>
        <table:table-row table:style-name="ro8">
          <table:table-cell table:style-name="ce24" office:value-type="string">
            <text:p>Andrew</text:p>
          </table:table-cell>
          <table:table-cell table:style-name="ce25" office:value-type="string">
            <text:p>z_gosso-et-al_CHRM2-gene-WISC-cognition_2006</text:p>
          </table:table-cell>
          <table:table-cell table:style-name="ce25" office:value-type="float" office:value="1.6801949E7">
            <text:p>16801949</text:p>
          </table:table-cell>
          <table:table-cell table:style-name="ce26" office:value-type="string">
            <text:p>SNAP25</text:p>
          </table:table-cell>
          <table:table-cell table:style-name="ce26" office:value-type="string">
            <text:p>rs363039</text:p>
          </table:table-cell>
          <table:table-cell table:style-name="ce26" office:value-type="string">
            <text:p>WAIS-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103.36">
            <text:p>103.36</text:p>
          </table:table-cell>
          <table:table-cell table:style-name="ce29" office:value-type="float" office:value="95.53">
            <text:p>95.53</text:p>
          </table:table-cell>
          <table:table-cell table:style-name="ce29" office:value-type="float" office:value="14.86">
            <text:p>14.86</text:p>
          </table:table-cell>
          <table:table-cell table:style-name="ce25" office:value-type="string">
            <text:p>A/G</text:p>
          </table:table-cell>
          <table:table-cell table:style-name="ce25" office:value-type="float" office:value="136.0">
            <text:p>136</text:p>
          </table:table-cell>
          <table:table-cell table:style-name="ce25" office:value-type="float" office:value="90.62">
            <text:p>90.62</text:p>
          </table:table-cell>
          <table:table-cell table:style-name="ce25" office:value-type="float" office:value="13.66">
            <text:p>13.66</text:p>
          </table:table-cell>
          <table:table-cell table:style-name="ce30" office:value-type="string">
            <text:p>A/A</text:p>
          </table:table-cell>
          <table:table-cell table:style-name="ce30" office:value-type="float" office:value="32.64">
            <text:p>32.64</text:p>
          </table:table-cell>
          <table:table-cell table:style-name="ce30" office:value-type="float" office:value="89.71">
            <text:p>89.71</text:p>
          </table:table-cell>
          <table:table-cell table:style-name="ce30" office:value-type="float" office:value="14.15">
            <text:p>14.15</text:p>
          </table:table-cell>
          <table:table-cell table:number-columns-repeated="4" table:style-name="ce29"/>
          <table:table-cell table:style-name="cf1" table:formula="of:=([L289]-[P289])/SQRT((((([M289]^2)*([K289]-1))+(([Q289]^2)*([O289]-1)))/([K289]+[O289])))"/>
          <table:table-cell table:style-name="cf1" table:formula="of:=([L289]-[T289])/SQRT((((([M289]^2)*([K289]-1))+(([U289]^2)*([S289]-1)))/([K289]+[S289])))"/>
          <table:table-cell table:style-name="cf1" table:formula="of:=([P289]-[T289])/SQRT((((([Q289]^2)*([O289]-1))+(([U289]^2)*([S289]-1)))/([O289]+[S289])))"/>
          <table:table-cell table:style-name="ce32"/>
          <table:table-cell table:style-name="ce33" office:value-type="string">
            <text:p>Wechsler D (ed). WAIS-III Wechsler Adult Intelligence Scale. Psychological Corporation: San Antonio,TX,1997.</text:p>
          </table:table-cell>
          <table:table-cell table:style-name="ce29"/>
          <table:table-cell table:style-name="ce23" table:formula="of:=ROUND(([L289]-((1.96*[M289])/SQRT([K289])));3)"/>
          <table:table-cell table:style-name="ce23" table:formula="of:=ROUND(([L289]+((1.96*[M289])/SQRT([K289])));3)"/>
          <table:table-cell table:style-name="ce23" table:formula="of:=ROUND(([P289]-((1.96*[Q289])/SQRT([O289])));3)"/>
          <table:table-cell table:style-name="ce23" table:formula="of:=ROUND(([P289]+((1.96*[Q289])/SQRT([O289])));3)"/>
          <table:table-cell table:style-name="ce23" table:formula="of:=ROUND(([T289]-((1.96*[U289])/SQRT([S289])));3)"/>
          <table:table-cell table:style-name="ce23" table:formula="of:=ROUND(([T289]+((1.96*[U289])/SQRT([S289])));3)"/>
          <table:table-cell table:number-columns-repeated="987"/>
        </table:table-row>
        <table:table-row table:style-name="ro8">
          <table:table-cell table:style-name="ce24" office:value-type="string">
            <text:p>Andrew</text:p>
          </table:table-cell>
          <table:table-cell table:style-name="ce25" office:value-type="string">
            <text:p>z_gosso-et-al_CHRM2-gene-WISC-cognition_2006</text:p>
          </table:table-cell>
          <table:table-cell table:style-name="ce25" office:value-type="float" office:value="1.6801949E7">
            <text:p>16801949</text:p>
          </table:table-cell>
          <table:table-cell table:style-name="ce26" office:value-type="string">
            <text:p>SNAP25</text:p>
          </table:table-cell>
          <table:table-cell table:style-name="ce26" office:value-type="string">
            <text:p>rs362602</text:p>
          </table:table-cell>
          <table:table-cell table:style-name="ce26" office:value-type="string">
            <text:p>WISC-R</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54.0">
            <text:p>154</text:p>
          </table:table-cell>
          <table:table-cell table:style-name="ce29" office:value-type="float" office:value="101.28">
            <text:p>101.28</text:p>
          </table:table-cell>
          <table:table-cell table:style-name="ce29" office:value-type="float" office:value="12.81">
            <text:p>12.81</text:p>
          </table:table-cell>
          <table:table-cell table:style-name="ce25" office:value-type="string">
            <text:p>A/G</text:p>
          </table:table-cell>
          <table:table-cell table:style-name="ce25" office:value-type="float" office:value="161.7">
            <text:p>161.7</text:p>
          </table:table-cell>
          <table:table-cell table:style-name="ce25" office:value-type="float" office:value="100.37">
            <text:p>100.37</text:p>
          </table:table-cell>
          <table:table-cell table:style-name="ce25" office:value-type="float" office:value="15.77">
            <text:p>15.77</text:p>
          </table:table-cell>
          <table:table-cell table:style-name="ce30" office:value-type="string">
            <text:p>G/G</text:p>
          </table:table-cell>
          <table:table-cell table:style-name="ce30" office:value-type="float" office:value="69.3">
            <text:p>69.3</text:p>
          </table:table-cell>
          <table:table-cell table:style-name="ce30" office:value-type="float" office:value="97.1">
            <text:p>97.1</text:p>
          </table:table-cell>
          <table:table-cell table:style-name="ce30" office:value-type="float" office:value="19.01">
            <text:p>19.01</text:p>
          </table:table-cell>
          <table:table-cell table:number-columns-repeated="4" table:style-name="ce29"/>
          <table:table-cell table:style-name="cf1" table:formula="of:=([L290]-[P290])/SQRT((((([M290]^2)*([K290]-1))+(([Q290]^2)*([O290]-1)))/([K290]+[O290])))"/>
          <table:table-cell table:style-name="cf1" table:formula="of:=([L290]-[T290])/SQRT((((([M290]^2)*([K290]-1))+(([U290]^2)*([S290]-1)))/([K290]+[S290])))"/>
          <table:table-cell table:style-name="cf1" table:formula="of:=([P290]-[T290])/SQRT((((([Q290]^2)*([O290]-1))+(([U290]^2)*([S290]-1)))/([O290]+[S290])))"/>
          <table:table-cell table:style-name="ce32"/>
          <table:table-cell table:style-name="ce33" office:value-type="string">
            <text:p>Wechsler D (ed). Wechsler Intelligence Scale for Children-Revised (WISC-R). Swets &amp; Zeitlinger: Lisse,1986.</text:p>
          </table:table-cell>
          <table:table-cell table:style-name="ce29"/>
          <table:table-cell table:style-name="ce23" table:formula="of:=ROUND(([L290]-((1.96*[M290])/SQRT([K290])));3)"/>
          <table:table-cell table:style-name="ce23" table:formula="of:=ROUND(([L290]+((1.96*[M290])/SQRT([K290])));3)"/>
          <table:table-cell table:style-name="ce23" table:formula="of:=ROUND(([P290]-((1.96*[Q290])/SQRT([O290])));3)"/>
          <table:table-cell table:style-name="ce23" table:formula="of:=ROUND(([P290]+((1.96*[Q290])/SQRT([O290])));3)"/>
          <table:table-cell table:style-name="ce23" table:formula="of:=ROUND(([T290]-((1.96*[U290])/SQRT([S290])));3)"/>
          <table:table-cell table:style-name="ce23" table:formula="of:=ROUND(([T290]+((1.96*[U290])/SQRT([S290])));3)"/>
          <table:table-cell table:number-columns-repeated="987"/>
        </table:table-row>
        <table:table-row table:style-name="ro8">
          <table:table-cell table:style-name="ce24" office:value-type="string">
            <text:p>Andrew</text:p>
          </table:table-cell>
          <table:table-cell table:style-name="ce25" office:value-type="string">
            <text:p>z_gosso-et-al_CHRM2-gene-WISC-cognition_2006</text:p>
          </table:table-cell>
          <table:table-cell table:style-name="ce25" office:value-type="float" office:value="1.6801949E7">
            <text:p>16801949</text:p>
          </table:table-cell>
          <table:table-cell table:style-name="ce26" office:value-type="string">
            <text:p>SNAP25</text:p>
          </table:table-cell>
          <table:table-cell table:style-name="ce26" office:value-type="string">
            <text:p>rs363039</text:p>
          </table:table-cell>
          <table:table-cell table:style-name="ce26" office:value-type="string">
            <text:p>WISC-R</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186.69">
            <text:p>186.69</text:p>
          </table:table-cell>
          <table:table-cell table:style-name="ce29" office:value-type="float" office:value="102.45">
            <text:p>102.45</text:p>
          </table:table-cell>
          <table:table-cell table:style-name="ce29" office:value-type="float" office:value="16.09">
            <text:p>16.09</text:p>
          </table:table-cell>
          <table:table-cell table:style-name="ce25" office:value-type="string">
            <text:p>A/G</text:p>
          </table:table-cell>
          <table:table-cell table:style-name="ce25" office:value-type="float" office:value="160.02">
            <text:p>160.02</text:p>
          </table:table-cell>
          <table:table-cell table:style-name="ce25" office:value-type="float" office:value="98.47">
            <text:p>98.47</text:p>
          </table:table-cell>
          <table:table-cell table:style-name="ce25" office:value-type="float" office:value="14.63">
            <text:p>14.63</text:p>
          </table:table-cell>
          <table:table-cell table:style-name="ce30" office:value-type="string">
            <text:p>A/A</text:p>
          </table:table-cell>
          <table:table-cell table:style-name="ce30" office:value-type="float" office:value="34.29">
            <text:p>34.29</text:p>
          </table:table-cell>
          <table:table-cell table:style-name="ce30" office:value-type="float" office:value="96.94">
            <text:p>96.94</text:p>
          </table:table-cell>
          <table:table-cell table:style-name="ce30" office:value-type="float" office:value="13.54">
            <text:p>13.54</text:p>
          </table:table-cell>
          <table:table-cell table:number-columns-repeated="4" table:style-name="ce29"/>
          <table:table-cell table:style-name="cf1" table:formula="of:=([L291]-[P291])/SQRT((((([M291]^2)*([K291]-1))+(([Q291]^2)*([O291]-1)))/([K291]+[O291])))"/>
          <table:table-cell table:style-name="cf1" table:formula="of:=([L291]-[T291])/SQRT((((([M291]^2)*([K291]-1))+(([U291]^2)*([S291]-1)))/([K291]+[S291])))"/>
          <table:table-cell table:style-name="cf1" table:formula="of:=([P291]-[T291])/SQRT((((([Q291]^2)*([O291]-1))+(([U291]^2)*([S291]-1)))/([O291]+[S291])))"/>
          <table:table-cell table:style-name="ce32"/>
          <table:table-cell table:style-name="ce33" office:value-type="string">
            <text:p>Wechsler D (ed). Wechsler Intelligence Scale for Children-Revised (WISC-R). Swets &amp; Zeitlinger: Lisse,1986.</text:p>
          </table:table-cell>
          <table:table-cell table:style-name="ce29"/>
          <table:table-cell table:style-name="ce23" table:formula="of:=ROUND(([L291]-((1.96*[M291])/SQRT([K291])));3)"/>
          <table:table-cell table:style-name="ce23" table:formula="of:=ROUND(([L291]+((1.96*[M291])/SQRT([K291])));3)"/>
          <table:table-cell table:style-name="ce23" table:formula="of:=ROUND(([P291]-((1.96*[Q291])/SQRT([O291])));3)"/>
          <table:table-cell table:style-name="ce23" table:formula="of:=ROUND(([P291]+((1.96*[Q291])/SQRT([O291])));3)"/>
          <table:table-cell table:style-name="ce23" table:formula="of:=ROUND(([T291]-((1.96*[U291])/SQRT([S291])));3)"/>
          <table:table-cell table:style-name="ce23" table:formula="of:=ROUND(([T291]+((1.96*[U291])/SQRT([S291])));3)"/>
          <table:table-cell table:number-columns-repeated="987"/>
        </table:table-row>
        <table:table-row table:style-name="ro8">
          <table:table-cell table:style-name="ce24" office:value-type="string">
            <text:p>Andrew</text:p>
          </table:table-cell>
          <table:table-cell table:style-name="ce25" office:value-type="string">
            <text:p>z_gosso-et-al_CHRM2-gene-WISC-cognition_2006</text:p>
          </table:table-cell>
          <table:table-cell table:style-name="ce25" office:value-type="float" office:value="1.6801949E7">
            <text:p>16801949</text:p>
          </table:table-cell>
          <table:table-cell table:style-name="ce26" office:value-type="string">
            <text:p>SNAP25</text:p>
          </table:table-cell>
          <table:table-cell table:style-name="ce26" office:value-type="string">
            <text:p>rs363050</text:p>
          </table:table-cell>
          <table:table-cell table:style-name="ce26" office:value-type="string">
            <text:p>WISC-R</text:p>
          </table:table-cell>
          <table:table-cell table:style-name="ce26" office:value-type="string">
            <text:p>Fs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23.2">
            <text:p>123.2</text:p>
          </table:table-cell>
          <table:table-cell table:style-name="ce29" office:value-type="float" office:value="103.98">
            <text:p>103.98</text:p>
          </table:table-cell>
          <table:table-cell table:style-name="ce29" office:value-type="float" office:value="15.33">
            <text:p>15.33</text:p>
          </table:table-cell>
          <table:table-cell table:style-name="ce25" office:value-type="string">
            <text:p>A/G</text:p>
          </table:table-cell>
          <table:table-cell table:style-name="ce25" office:value-type="float" office:value="200.2">
            <text:p>200.2</text:p>
          </table:table-cell>
          <table:table-cell table:style-name="ce25" office:value-type="float" office:value="98.36">
            <text:p>98.36</text:p>
          </table:table-cell>
          <table:table-cell table:style-name="ce25" office:value-type="float" office:value="15.44">
            <text:p>15.44</text:p>
          </table:table-cell>
          <table:table-cell table:style-name="ce30" office:value-type="string">
            <text:p>G/G</text:p>
          </table:table-cell>
          <table:table-cell table:style-name="ce30" office:value-type="float" office:value="61.6">
            <text:p>61.6</text:p>
          </table:table-cell>
          <table:table-cell table:style-name="ce30" office:value-type="float" office:value="98.03">
            <text:p>98.03</text:p>
          </table:table-cell>
          <table:table-cell table:style-name="ce30" office:value-type="float" office:value="13.92">
            <text:p>13.92</text:p>
          </table:table-cell>
          <table:table-cell table:number-columns-repeated="4" table:style-name="ce29"/>
          <table:table-cell table:style-name="cf1" table:formula="of:=([L292]-[P292])/SQRT((((([M292]^2)*([K292]-1))+(([Q292]^2)*([O292]-1)))/([K292]+[O292])))"/>
          <table:table-cell table:style-name="cf1" table:formula="of:=([L292]-[T292])/SQRT((((([M292]^2)*([K292]-1))+(([U292]^2)*([S292]-1)))/([K292]+[S292])))"/>
          <table:table-cell table:style-name="cf1" table:formula="of:=([P292]-[T292])/SQRT((((([Q292]^2)*([O292]-1))+(([U292]^2)*([S292]-1)))/([O292]+[S292])))"/>
          <table:table-cell table:style-name="ce32"/>
          <table:table-cell table:style-name="ce33" office:value-type="string">
            <text:p>Wechsler D (ed). Wechsler Intelligence Scale for Children-Revised (WISC-R). Swets &amp; Zeitlinger: Lisse,1986.</text:p>
          </table:table-cell>
          <table:table-cell table:style-name="ce29"/>
          <table:table-cell table:style-name="ce23" table:formula="of:=ROUND(([L292]-((1.96*[M292])/SQRT([K292])));3)"/>
          <table:table-cell table:style-name="ce23" table:formula="of:=ROUND(([L292]+((1.96*[M292])/SQRT([K292])));3)"/>
          <table:table-cell table:style-name="ce23" table:formula="of:=ROUND(([P292]-((1.96*[Q292])/SQRT([O292])));3)"/>
          <table:table-cell table:style-name="ce23" table:formula="of:=ROUND(([P292]+((1.96*[Q292])/SQRT([O292])));3)"/>
          <table:table-cell table:style-name="ce23" table:formula="of:=ROUND(([T292]-((1.96*[U292])/SQRT([S292])));3)"/>
          <table:table-cell table:style-name="ce23" table:formula="of:=ROUND(([T292]+((1.96*[U292])/SQRT([S292])));3)"/>
          <table:table-cell table:number-columns-repeated="987"/>
        </table:table-row>
        <table:table-row table:style-name="ro8">
          <table:table-cell table:style-name="ce24" office:value-type="string">
            <text:p>Andrew</text:p>
          </table:table-cell>
          <table:table-cell table:style-name="ce25" office:value-type="string">
            <text:p>z_gosso-et-al_CHRM2-gene-WISC-cognition_2006</text:p>
          </table:table-cell>
          <table:table-cell table:style-name="ce25" office:value-type="float" office:value="1.6801949E7">
            <text:p>16801949</text:p>
          </table:table-cell>
          <table:table-cell table:style-name="ce26" office:value-type="string">
            <text:p>SNAP25</text:p>
          </table:table-cell>
          <table:table-cell table:style-name="ce26" office:value-type="string">
            <text:p>rs362602</text:p>
          </table:table-cell>
          <table:table-cell table:style-name="ce26" office:value-type="string">
            <text:p>WISC-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54.0">
            <text:p>154</text:p>
          </table:table-cell>
          <table:table-cell table:style-name="ce29" office:value-type="float" office:value="102.45">
            <text:p>102.45</text:p>
          </table:table-cell>
          <table:table-cell table:style-name="ce29" office:value-type="float" office:value="11.74">
            <text:p>11.74</text:p>
          </table:table-cell>
          <table:table-cell table:style-name="ce25" office:value-type="string">
            <text:p>A/G</text:p>
          </table:table-cell>
          <table:table-cell table:style-name="ce25" office:value-type="float" office:value="161.7">
            <text:p>161.7</text:p>
          </table:table-cell>
          <table:table-cell table:style-name="ce25" office:value-type="float" office:value="101.45">
            <text:p>101.45</text:p>
          </table:table-cell>
          <table:table-cell table:style-name="ce25" office:value-type="float" office:value="13.11">
            <text:p>13.11</text:p>
          </table:table-cell>
          <table:table-cell table:style-name="ce30" office:value-type="string">
            <text:p>G/G</text:p>
          </table:table-cell>
          <table:table-cell table:style-name="ce30" office:value-type="float" office:value="69.3">
            <text:p>69.3</text:p>
          </table:table-cell>
          <table:table-cell table:style-name="ce30" office:value-type="float" office:value="100.44">
            <text:p>100.44</text:p>
          </table:table-cell>
          <table:table-cell table:style-name="ce30" office:value-type="float" office:value="15.34">
            <text:p>15.34</text:p>
          </table:table-cell>
          <table:table-cell table:number-columns-repeated="4" table:style-name="ce29"/>
          <table:table-cell table:style-name="cf1" table:formula="of:=([L293]-[P293])/SQRT((((([M293]^2)*([K293]-1))+(([Q293]^2)*([O293]-1)))/([K293]+[O293])))"/>
          <table:table-cell table:style-name="cf1" table:formula="of:=([L293]-[T293])/SQRT((((([M293]^2)*([K293]-1))+(([U293]^2)*([S293]-1)))/([K293]+[S293])))"/>
          <table:table-cell table:style-name="cf1" table:formula="of:=([P293]-[T293])/SQRT((((([Q293]^2)*([O293]-1))+(([U293]^2)*([S293]-1)))/([O293]+[S293])))"/>
          <table:table-cell table:style-name="ce32"/>
          <table:table-cell table:style-name="ce33" office:value-type="string">
            <text:p>Wechsler D (ed). Wechsler Intelligence Scale for Children-Revised (WISC-R). Swets &amp; Zeitlinger: Lisse,1986.</text:p>
          </table:table-cell>
          <table:table-cell table:style-name="ce29"/>
          <table:table-cell table:style-name="ce23" table:formula="of:=ROUND(([L293]-((1.96*[M293])/SQRT([K293])));3)"/>
          <table:table-cell table:style-name="ce23" table:formula="of:=ROUND(([L293]+((1.96*[M293])/SQRT([K293])));3)"/>
          <table:table-cell table:style-name="ce23" table:formula="of:=ROUND(([P293]-((1.96*[Q293])/SQRT([O293])));3)"/>
          <table:table-cell table:style-name="ce23" table:formula="of:=ROUND(([P293]+((1.96*[Q293])/SQRT([O293])));3)"/>
          <table:table-cell table:style-name="ce23" table:formula="of:=ROUND(([T293]-((1.96*[U293])/SQRT([S293])));3)"/>
          <table:table-cell table:style-name="ce23" table:formula="of:=ROUND(([T293]+((1.96*[U293])/SQRT([S293])));3)"/>
          <table:table-cell table:number-columns-repeated="987"/>
        </table:table-row>
        <table:table-row table:style-name="ro8">
          <table:table-cell table:style-name="ce24" office:value-type="string">
            <text:p>Andrew</text:p>
          </table:table-cell>
          <table:table-cell table:style-name="ce25" office:value-type="string">
            <text:p>z_gosso-et-al_CHRM2-gene-WISC-cognition_2006</text:p>
          </table:table-cell>
          <table:table-cell table:style-name="ce25" office:value-type="float" office:value="1.6801949E7">
            <text:p>16801949</text:p>
          </table:table-cell>
          <table:table-cell table:style-name="ce26" office:value-type="string">
            <text:p>SNAP25</text:p>
          </table:table-cell>
          <table:table-cell table:style-name="ce26" office:value-type="string">
            <text:p>rs363050</text:p>
          </table:table-cell>
          <table:table-cell table:style-name="ce26" office:value-type="string">
            <text:p>WISC-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23.2">
            <text:p>123.2</text:p>
          </table:table-cell>
          <table:table-cell table:style-name="ce29" office:value-type="float" office:value="104.26">
            <text:p>104.26</text:p>
          </table:table-cell>
          <table:table-cell table:style-name="ce29" office:value-type="float" office:value="13.26">
            <text:p>13.26</text:p>
          </table:table-cell>
          <table:table-cell table:style-name="ce25" office:value-type="string">
            <text:p>A/G</text:p>
          </table:table-cell>
          <table:table-cell table:style-name="ce25" office:value-type="float" office:value="200.2">
            <text:p>200.2</text:p>
          </table:table-cell>
          <table:table-cell table:style-name="ce25" office:value-type="float" office:value="101.11">
            <text:p>101.11</text:p>
          </table:table-cell>
          <table:table-cell table:style-name="ce25" office:value-type="float" office:value="13.08">
            <text:p>13.08</text:p>
          </table:table-cell>
          <table:table-cell table:style-name="ce30" office:value-type="string">
            <text:p>G/G</text:p>
          </table:table-cell>
          <table:table-cell table:style-name="ce30" office:value-type="float" office:value="61.6">
            <text:p>61.6</text:p>
          </table:table-cell>
          <table:table-cell table:style-name="ce30" office:value-type="float" office:value="98.24">
            <text:p>98.24</text:p>
          </table:table-cell>
          <table:table-cell table:style-name="ce30" office:value-type="float" office:value="11.29">
            <text:p>11.29</text:p>
          </table:table-cell>
          <table:table-cell table:number-columns-repeated="4" table:style-name="ce29"/>
          <table:table-cell table:style-name="cf1" table:formula="of:=([L294]-[P294])/SQRT((((([M294]^2)*([K294]-1))+(([Q294]^2)*([O294]-1)))/([K294]+[O294])))"/>
          <table:table-cell table:style-name="cf1" table:formula="of:=([L294]-[T294])/SQRT((((([M294]^2)*([K294]-1))+(([U294]^2)*([S294]-1)))/([K294]+[S294])))"/>
          <table:table-cell table:style-name="cf1" table:formula="of:=([P294]-[T294])/SQRT((((([Q294]^2)*([O294]-1))+(([U294]^2)*([S294]-1)))/([O294]+[S294])))"/>
          <table:table-cell table:style-name="ce32"/>
          <table:table-cell table:style-name="ce33" office:value-type="string">
            <text:p>Wechsler D (ed). Wechsler Intelligence Scale for Children-Revised (WISC-R). Swets &amp; Zeitlinger: Lisse,1986.</text:p>
          </table:table-cell>
          <table:table-cell table:style-name="ce29"/>
          <table:table-cell table:style-name="ce23" table:formula="of:=ROUND(([L294]-((1.96*[M294])/SQRT([K294])));3)"/>
          <table:table-cell table:style-name="ce23" table:formula="of:=ROUND(([L294]+((1.96*[M294])/SQRT([K294])));3)"/>
          <table:table-cell table:style-name="ce23" table:formula="of:=ROUND(([P294]-((1.96*[Q294])/SQRT([O294])));3)"/>
          <table:table-cell table:style-name="ce23" table:formula="of:=ROUND(([P294]+((1.96*[Q294])/SQRT([O294])));3)"/>
          <table:table-cell table:style-name="ce23" table:formula="of:=ROUND(([T294]-((1.96*[U294])/SQRT([S294])));3)"/>
          <table:table-cell table:style-name="ce23" table:formula="of:=ROUND(([T294]+((1.96*[U294])/SQRT([S294])));3)"/>
          <table:table-cell table:number-columns-repeated="987"/>
        </table:table-row>
        <table:table-row table:style-name="ro8">
          <table:table-cell table:style-name="ce24" office:value-type="string">
            <text:p>Andrew</text:p>
          </table:table-cell>
          <table:table-cell table:style-name="ce25" office:value-type="string">
            <text:p>z_gosso-et-al_CHRM2-gene-WISC-cognition_2006</text:p>
          </table:table-cell>
          <table:table-cell table:style-name="ce25" office:value-type="float" office:value="1.6801949E7">
            <text:p>16801949</text:p>
          </table:table-cell>
          <table:table-cell table:style-name="ce26" office:value-type="string">
            <text:p>SNAP25</text:p>
          </table:table-cell>
          <table:table-cell table:style-name="ce26" office:value-type="string">
            <text:p>rs363039</text:p>
          </table:table-cell>
          <table:table-cell table:style-name="ce26" office:value-type="string">
            <text:p>WISC-R</text:p>
          </table:table-cell>
          <table:table-cell table:style-name="ce26" office:value-type="string">
            <text:p>PIQ</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186.69">
            <text:p>186.69</text:p>
          </table:table-cell>
          <table:table-cell table:style-name="ce29" office:value-type="float" office:value="103.68">
            <text:p>103.68</text:p>
          </table:table-cell>
          <table:table-cell table:style-name="ce29" office:value-type="float" office:value="13.72">
            <text:p>13.72</text:p>
          </table:table-cell>
          <table:table-cell table:style-name="ce25" office:value-type="string">
            <text:p>A/G</text:p>
          </table:table-cell>
          <table:table-cell table:style-name="ce25" office:value-type="float" office:value="160.02">
            <text:p>160.02</text:p>
          </table:table-cell>
          <table:table-cell table:style-name="ce25" office:value-type="float" office:value="100.58">
            <text:p>100.58</text:p>
          </table:table-cell>
          <table:table-cell table:style-name="ce25" office:value-type="float" office:value="12.3">
            <text:p>12.3</text:p>
          </table:table-cell>
          <table:table-cell table:style-name="ce30" office:value-type="string">
            <text:p>A/A</text:p>
          </table:table-cell>
          <table:table-cell table:style-name="ce30" office:value-type="float" office:value="34.29">
            <text:p>34.29</text:p>
          </table:table-cell>
          <table:table-cell table:style-name="ce30" office:value-type="float" office:value="97.06">
            <text:p>97.06</text:p>
          </table:table-cell>
          <table:table-cell table:style-name="ce30" office:value-type="float" office:value="10.79">
            <text:p>10.79</text:p>
          </table:table-cell>
          <table:table-cell table:number-columns-repeated="4" table:style-name="ce29"/>
          <table:table-cell table:style-name="cf1" table:formula="of:=([L295]-[P295])/SQRT((((([M295]^2)*([K295]-1))+(([Q295]^2)*([O295]-1)))/([K295]+[O295])))"/>
          <table:table-cell table:style-name="cf1" table:formula="of:=([L295]-[T295])/SQRT((((([M295]^2)*([K295]-1))+(([U295]^2)*([S295]-1)))/([K295]+[S295])))"/>
          <table:table-cell table:style-name="cf1" table:formula="of:=([P295]-[T295])/SQRT((((([Q295]^2)*([O295]-1))+(([U295]^2)*([S295]-1)))/([O295]+[S295])))"/>
          <table:table-cell table:style-name="ce32"/>
          <table:table-cell table:style-name="ce33" office:value-type="string">
            <text:p>Wechsler D (ed). Wechsler Intelligence Scale for Children-Revised (WISC-R). Swets &amp; Zeitlinger: Lisse,1986.</text:p>
          </table:table-cell>
          <table:table-cell table:style-name="ce29"/>
          <table:table-cell table:style-name="ce23" table:formula="of:=ROUND(([L295]-((1.96*[M295])/SQRT([K295])));3)"/>
          <table:table-cell table:style-name="ce23" table:formula="of:=ROUND(([L295]+((1.96*[M295])/SQRT([K295])));3)"/>
          <table:table-cell table:style-name="ce23" table:formula="of:=ROUND(([P295]-((1.96*[Q295])/SQRT([O295])));3)"/>
          <table:table-cell table:style-name="ce23" table:formula="of:=ROUND(([P295]+((1.96*[Q295])/SQRT([O295])));3)"/>
          <table:table-cell table:style-name="ce23" table:formula="of:=ROUND(([T295]-((1.96*[U295])/SQRT([S295])));3)"/>
          <table:table-cell table:style-name="ce23" table:formula="of:=ROUND(([T295]+((1.96*[U295])/SQRT([S295])));3)"/>
          <table:table-cell table:number-columns-repeated="987"/>
        </table:table-row>
        <table:table-row table:style-name="ro8">
          <table:table-cell table:style-name="ce24" office:value-type="string">
            <text:p>Andrew</text:p>
          </table:table-cell>
          <table:table-cell table:style-name="ce25" office:value-type="string">
            <text:p>z_gosso-et-al_CHRM2-gene-WISC-cognition_2006</text:p>
          </table:table-cell>
          <table:table-cell table:style-name="ce25" office:value-type="float" office:value="1.6801949E7">
            <text:p>16801949</text:p>
          </table:table-cell>
          <table:table-cell table:style-name="ce26" office:value-type="string">
            <text:p>SNAP25</text:p>
          </table:table-cell>
          <table:table-cell table:style-name="ce26" office:value-type="string">
            <text:p>rs363039</text:p>
          </table:table-cell>
          <table:table-cell table:style-name="ce26" office:value-type="string">
            <text:p>WISC-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G/G</text:p>
          </table:table-cell>
          <table:table-cell table:style-name="ce29" office:value-type="float" office:value="185.71">
            <text:p>185.71</text:p>
          </table:table-cell>
          <table:table-cell table:style-name="ce29" office:value-type="float" office:value="101.13">
            <text:p>101.13</text:p>
          </table:table-cell>
          <table:table-cell table:style-name="ce29" office:value-type="float" office:value="19.28">
            <text:p>19.28</text:p>
          </table:table-cell>
          <table:table-cell table:style-name="ce25" office:value-type="string">
            <text:p>A/G</text:p>
          </table:table-cell>
          <table:table-cell table:style-name="ce25" office:value-type="float" office:value="159.18">
            <text:p>159.18</text:p>
          </table:table-cell>
          <table:table-cell table:style-name="ce25" office:value-type="float" office:value="97.22">
            <text:p>97.22</text:p>
          </table:table-cell>
          <table:table-cell table:style-name="ce25" office:value-type="float" office:value="19.14">
            <text:p>19.14</text:p>
          </table:table-cell>
          <table:table-cell table:style-name="ce30" office:value-type="string">
            <text:p>A/A</text:p>
          </table:table-cell>
          <table:table-cell table:style-name="ce30" office:value-type="float" office:value="34.11">
            <text:p>34.11</text:p>
          </table:table-cell>
          <table:table-cell table:style-name="ce30" office:value-type="float" office:value="97.79">
            <text:p>97.79</text:p>
          </table:table-cell>
          <table:table-cell table:style-name="ce30" office:value-type="float" office:value="16.19">
            <text:p>16.19</text:p>
          </table:table-cell>
          <table:table-cell table:number-columns-repeated="4" table:style-name="ce29"/>
          <table:table-cell table:style-name="cf1" table:formula="of:=([L296]-[P296])/SQRT((((([M296]^2)*([K296]-1))+(([Q296]^2)*([O296]-1)))/([K296]+[O296])))"/>
          <table:table-cell table:style-name="cf1" table:formula="of:=([L296]-[T296])/SQRT((((([M296]^2)*([K296]-1))+(([U296]^2)*([S296]-1)))/([K296]+[S296])))"/>
          <table:table-cell table:style-name="cf1" table:formula="of:=([P296]-[T296])/SQRT((((([Q296]^2)*([O296]-1))+(([U296]^2)*([S296]-1)))/([O296]+[S296])))"/>
          <table:table-cell table:style-name="ce32"/>
          <table:table-cell table:style-name="ce33" office:value-type="string">
            <text:p>Wechsler D (ed). Wechsler Intelligence Scale for Children-Revised (WISC-R). Swets &amp; Zeitlinger: Lisse,1986.</text:p>
          </table:table-cell>
          <table:table-cell table:style-name="ce29"/>
          <table:table-cell table:style-name="ce23" table:formula="of:=ROUND(([L296]-((1.96*[M296])/SQRT([K296])));3)"/>
          <table:table-cell table:style-name="ce23" table:formula="of:=ROUND(([L296]+((1.96*[M296])/SQRT([K296])));3)"/>
          <table:table-cell table:style-name="ce23" table:formula="of:=ROUND(([P296]-((1.96*[Q296])/SQRT([O296])));3)"/>
          <table:table-cell table:style-name="ce23" table:formula="of:=ROUND(([P296]+((1.96*[Q296])/SQRT([O296])));3)"/>
          <table:table-cell table:style-name="ce23" table:formula="of:=ROUND(([T296]-((1.96*[U296])/SQRT([S296])));3)"/>
          <table:table-cell table:style-name="ce23" table:formula="of:=ROUND(([T296]+((1.96*[U296])/SQRT([S296])));3)"/>
          <table:table-cell table:number-columns-repeated="987"/>
        </table:table-row>
        <table:table-row table:style-name="ro8">
          <table:table-cell table:style-name="ce24" office:value-type="string">
            <text:p>Andrew</text:p>
          </table:table-cell>
          <table:table-cell table:style-name="ce25" office:value-type="string">
            <text:p>z_gosso-et-al_CHRM2-gene-WISC-cognition_2006</text:p>
          </table:table-cell>
          <table:table-cell table:style-name="ce25" office:value-type="float" office:value="1.6801949E7">
            <text:p>16801949</text:p>
          </table:table-cell>
          <table:table-cell table:style-name="ce26" office:value-type="string">
            <text:p>SNAP25</text:p>
          </table:table-cell>
          <table:table-cell table:style-name="ce26" office:value-type="string">
            <text:p>rs362602</text:p>
          </table:table-cell>
          <table:table-cell table:style-name="ce26" office:value-type="string">
            <text:p>WISC-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53.2">
            <text:p>153.2</text:p>
          </table:table-cell>
          <table:table-cell table:style-name="ce29" office:value-type="float" office:value="99.97">
            <text:p>99.97</text:p>
          </table:table-cell>
          <table:table-cell table:style-name="ce29" office:value-type="float" office:value="16.86">
            <text:p>16.86</text:p>
          </table:table-cell>
          <table:table-cell table:style-name="ce25" office:value-type="string">
            <text:p>A/G</text:p>
          </table:table-cell>
          <table:table-cell table:style-name="ce25" office:value-type="float" office:value="160.86">
            <text:p>160.86</text:p>
          </table:table-cell>
          <table:table-cell table:style-name="ce25" office:value-type="float" office:value="99.5">
            <text:p>99.5</text:p>
          </table:table-cell>
          <table:table-cell table:style-name="ce25" office:value-type="float" office:value="19.62">
            <text:p>19.62</text:p>
          </table:table-cell>
          <table:table-cell table:style-name="ce30" office:value-type="string">
            <text:p>G/G</text:p>
          </table:table-cell>
          <table:table-cell table:style-name="ce30" office:value-type="float" office:value="68.94">
            <text:p>68.94</text:p>
          </table:table-cell>
          <table:table-cell table:style-name="ce30" office:value-type="float" office:value="95.82">
            <text:p>95.82</text:p>
          </table:table-cell>
          <table:table-cell table:style-name="ce30" office:value-type="float" office:value="21.78">
            <text:p>21.78</text:p>
          </table:table-cell>
          <table:table-cell table:number-columns-repeated="4" table:style-name="ce29"/>
          <table:table-cell table:style-name="cf1" table:formula="of:=([L297]-[P297])/SQRT((((([M297]^2)*([K297]-1))+(([Q297]^2)*([O297]-1)))/([K297]+[O297])))"/>
          <table:table-cell table:style-name="cf1" table:formula="of:=([L297]-[T297])/SQRT((((([M297]^2)*([K297]-1))+(([U297]^2)*([S297]-1)))/([K297]+[S297])))"/>
          <table:table-cell table:style-name="cf1" table:formula="of:=([P297]-[T297])/SQRT((((([Q297]^2)*([O297]-1))+(([U297]^2)*([S297]-1)))/([O297]+[S297])))"/>
          <table:table-cell table:style-name="ce32"/>
          <table:table-cell table:style-name="ce33" office:value-type="string">
            <text:p>Wechsler D (ed). Wechsler Intelligence Scale for Children-Revised (WISC-R). Swets &amp; Zeitlinger: Lisse,1986.</text:p>
          </table:table-cell>
          <table:table-cell table:style-name="ce29"/>
          <table:table-cell table:style-name="ce23" table:formula="of:=ROUND(([L297]-((1.96*[M297])/SQRT([K297])));3)"/>
          <table:table-cell table:style-name="ce23" table:formula="of:=ROUND(([L297]+((1.96*[M297])/SQRT([K297])));3)"/>
          <table:table-cell table:style-name="ce23" table:formula="of:=ROUND(([P297]-((1.96*[Q297])/SQRT([O297])));3)"/>
          <table:table-cell table:style-name="ce23" table:formula="of:=ROUND(([P297]+((1.96*[Q297])/SQRT([O297])));3)"/>
          <table:table-cell table:style-name="ce23" table:formula="of:=ROUND(([T297]-((1.96*[U297])/SQRT([S297])));3)"/>
          <table:table-cell table:style-name="ce23" table:formula="of:=ROUND(([T297]+((1.96*[U297])/SQRT([S297])));3)"/>
          <table:table-cell table:number-columns-repeated="987"/>
        </table:table-row>
        <table:table-row table:style-name="ro8">
          <table:table-cell table:style-name="ce24" office:value-type="string">
            <text:p>Andrew</text:p>
          </table:table-cell>
          <table:table-cell table:style-name="ce25" office:value-type="string">
            <text:p>z_gosso-et-al_CHRM2-gene-WISC-cognition_2006</text:p>
          </table:table-cell>
          <table:table-cell table:style-name="ce25" office:value-type="float" office:value="1.6801949E7">
            <text:p>16801949</text:p>
          </table:table-cell>
          <table:table-cell table:style-name="ce26" office:value-type="string">
            <text:p>SNAP25</text:p>
          </table:table-cell>
          <table:table-cell table:style-name="ce26" office:value-type="string">
            <text:p>rs363050</text:p>
          </table:table-cell>
          <table:table-cell table:style-name="ce26" office:value-type="string">
            <text:p>WISC-R</text:p>
          </table:table-cell>
          <table:table-cell table:style-name="ce26" office:value-type="string">
            <text:p>VIQ</text:p>
          </table:table-cell>
          <table:table-cell table:style-name="ce27" office:value-type="string">
            <text:p>g</text:p>
          </table:table-cell>
          <table:table-cell table:style-name="ce28" office:value-type="string">
            <text:p>SD</text:p>
          </table:table-cell>
          <table:table-cell table:style-name="ce29" office:value-type="string">
            <text:p>A/A</text:p>
          </table:table-cell>
          <table:table-cell table:style-name="ce29" office:value-type="float" office:value="122.56">
            <text:p>122.56</text:p>
          </table:table-cell>
          <table:table-cell table:style-name="ce29" office:value-type="float" office:value="103.12">
            <text:p>103.12</text:p>
          </table:table-cell>
          <table:table-cell table:style-name="ce29" office:value-type="float" office:value="18.82">
            <text:p>18.82</text:p>
          </table:table-cell>
          <table:table-cell table:style-name="ce25" office:value-type="string">
            <text:p>A/G</text:p>
          </table:table-cell>
          <table:table-cell table:style-name="ce25" office:value-type="float" office:value="199.16">
            <text:p>199.16</text:p>
          </table:table-cell>
          <table:table-cell table:style-name="ce25" office:value-type="float" office:value="96.52">
            <text:p>96.52</text:p>
          </table:table-cell>
          <table:table-cell table:style-name="ce25" office:value-type="float" office:value="19.08">
            <text:p>19.08</text:p>
          </table:table-cell>
          <table:table-cell table:style-name="ce30" office:value-type="string">
            <text:p>G/G</text:p>
          </table:table-cell>
          <table:table-cell table:style-name="ce30" office:value-type="float" office:value="61.28">
            <text:p>61.28</text:p>
          </table:table-cell>
          <table:table-cell table:style-name="ce30" office:value-type="float" office:value="98.68">
            <text:p>98.68</text:p>
          </table:table-cell>
          <table:table-cell table:style-name="ce30" office:value-type="float" office:value="17.92">
            <text:p>17.92</text:p>
          </table:table-cell>
          <table:table-cell table:number-columns-repeated="4" table:style-name="ce29"/>
          <table:table-cell table:style-name="cf1" table:formula="of:=([L298]-[P298])/SQRT((((([M298]^2)*([K298]-1))+(([Q298]^2)*([O298]-1)))/([K298]+[O298])))"/>
          <table:table-cell table:style-name="cf1" table:formula="of:=([L298]-[T298])/SQRT((((([M298]^2)*([K298]-1))+(([U298]^2)*([S298]-1)))/([K298]+[S298])))"/>
          <table:table-cell table:style-name="cf1" table:formula="of:=([P298]-[T298])/SQRT((((([Q298]^2)*([O298]-1))+(([U298]^2)*([S298]-1)))/([O298]+[S298])))"/>
          <table:table-cell table:style-name="ce32"/>
          <table:table-cell table:style-name="ce33" office:value-type="string">
            <text:p>Wechsler D (ed). Wechsler Intelligence Scale for Children-Revised (WISC-R). Swets &amp; Zeitlinger: Lisse,1986.</text:p>
          </table:table-cell>
          <table:table-cell table:style-name="ce29"/>
          <table:table-cell table:style-name="ce23" table:formula="of:=ROUND(([L298]-((1.96*[M298])/SQRT([K298])));3)"/>
          <table:table-cell table:style-name="ce23" table:formula="of:=ROUND(([L298]+((1.96*[M298])/SQRT([K298])));3)"/>
          <table:table-cell table:style-name="ce23" table:formula="of:=ROUND(([P298]-((1.96*[Q298])/SQRT([O298])));3)"/>
          <table:table-cell table:style-name="ce23" table:formula="of:=ROUND(([P298]+((1.96*[Q298])/SQRT([O298])));3)"/>
          <table:table-cell table:style-name="ce23" table:formula="of:=ROUND(([T298]-((1.96*[U298])/SQRT([S298])));3)"/>
          <table:table-cell table:style-name="ce23" table:formula="of:=ROUND(([T298]+((1.96*[U298])/SQRT([S298])));3)"/>
          <table:table-cell table:number-columns-repeated="987"/>
        </table:table-row>
        <table:table-row table:style-name="ro1">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TPH2</text:p>
          </table:table-cell>
          <table:table-cell table:style-name="ce26" office:value-type="string">
            <text:p>rs4570625 </text:p>
          </table:table-cell>
          <table:table-cell table:style-name="ce26" office:value-type="string">
            <text:p>Nippold verbal reasoning</text:p>
          </table:table-cell>
          <table:table-cell table:style-name="ce26" office:value-type="string">
            <text:p>Score</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office:value-type="float" office:value="168.0">
            <text:p>168</text:p>
          </table:table-cell>
          <table:table-cell table:style-name="ce29" office:value-type="float" office:value="50.873">
            <text:p>50.873</text:p>
          </table:table-cell>
          <table:table-cell table:style-name="ce29" office:value-type="float" office:value="8.748">
            <text:p>8.748</text:p>
          </table:table-cell>
          <table:table-cell table:style-name="ce25" office:value-type="string">
            <text:p>T/G</text:p>
          </table:table-cell>
          <table:table-cell table:style-name="ce25" office:value-type="float" office:value="308.0">
            <text:p>308</text:p>
          </table:table-cell>
          <table:table-cell table:style-name="ce25" office:value-type="float" office:value="49.022">
            <text:p>49.022</text:p>
          </table:table-cell>
          <table:table-cell table:style-name="ce25" office:value-type="float" office:value="10.527">
            <text:p>10.527</text:p>
          </table:table-cell>
          <table:table-cell table:style-name="ce30" office:value-type="string">
            <text:p>G/G</text:p>
          </table:table-cell>
          <table:table-cell table:style-name="ce30" office:value-type="float" office:value="111.0">
            <text:p>111</text:p>
          </table:table-cell>
          <table:table-cell table:style-name="ce30" office:value-type="float" office:value="51.254">
            <text:p>51.254</text:p>
          </table:table-cell>
          <table:table-cell table:style-name="ce30" office:value-type="float" office:value="10.201">
            <text:p>10.201</text:p>
          </table:table-cell>
          <table:table-cell table:style-name="ce29" office:value-type="string">
            <text:p>Chi-squared</text:p>
          </table:table-cell>
          <table:table-cell table:style-name="ce29" office:value-type="float" office:value="3.923">
            <text:p>3.923</text:p>
          </table:table-cell>
          <table:table-cell table:style-name="ce29" office:value-type="float" office:value="0.141">
            <text:p>0.141</text:p>
          </table:table-cell>
          <table:table-cell table:style-name="ce29"/>
          <table:table-cell table:style-name="cf1" table:formula="of:=([L299]-[P299])/SQRT((((([M299]^2)*([K299]-1))+(([Q299]^2)*([O299]-1)))/([K299]+[O299])))"/>
          <table:table-cell table:style-name="cf1" table:formula="of:=([L299]-[T299])/SQRT((((([M299]^2)*([K299]-1))+(([U299]^2)*([S299]-1)))/([K299]+[S299])))"/>
          <table:table-cell table:style-name="cf1" table:formula="of:=([P299]-[T299])/SQRT((((([Q299]^2)*([O299]-1))+(([U299]^2)*([S299]-1)))/([O299]+[S299])))"/>
          <table:table-cell table:style-name="ce32"/>
          <table:table-cell table:style-name="ce33" office:value-type="string">
            <text:p>Nippold and Sullivan 1987</text:p>
          </table:table-cell>
          <table:table-cell table:style-name="ce29" office:value-type="string">
            <text:p>Chi-squared</text:p>
          </table:table-cell>
          <table:table-cell table:style-name="ce23" table:formula="of:=ROUND(([L299]-((1.96*[M299])/SQRT([K299])));3)"/>
          <table:table-cell table:style-name="ce23" table:formula="of:=ROUND(([L299]+((1.96*[M299])/SQRT([K299])));3)"/>
          <table:table-cell table:style-name="ce23" table:formula="of:=ROUND(([P299]-((1.96*[Q299])/SQRT([O299])));3)"/>
          <table:table-cell table:style-name="ce23" table:formula="of:=ROUND(([P299]+((1.96*[Q299])/SQRT([O299])));3)"/>
          <table:table-cell table:style-name="ce23" table:formula="of:=ROUND(([T299]-((1.96*[U299])/SQRT([S299])));3)"/>
          <table:table-cell table:style-name="ce23" table:formula="of:=ROUND(([T299]+((1.96*[U299])/SQRT([S299])));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2.1234799E7">
            <text:p>21234799</text:p>
          </table:table-cell>
          <table:table-cell table:style-name="ce26" office:value-type="string">
            <text:p>TPH2</text:p>
          </table:table-cell>
          <table:table-cell table:style-name="ce26" office:value-type="string">
            <text:p>rs4570625 </text:p>
          </table:table-cell>
          <table:table-cell table:style-name="ce26" office:value-type="string">
            <text:p>RAVEN</text:p>
          </table:table-cell>
          <table:table-cell table:style-name="ce26" office:value-type="string">
            <text:p>Number correct</text:p>
          </table:table-cell>
          <table:table-cell table:style-name="ce27" office:value-type="string">
            <text:p>g</text:p>
          </table:table-cell>
          <table:table-cell table:style-name="ce28" office:value-type="string">
            <text:p>SD</text:p>
          </table:table-cell>
          <table:table-cell table:style-name="ce29" office:value-type="string">
            <text:p>T/T</text:p>
          </table:table-cell>
          <table:table-cell table:style-name="ce29" office:value-type="float" office:value="168.0">
            <text:p>168</text:p>
          </table:table-cell>
          <table:table-cell table:style-name="ce29" office:value-type="float" office:value="51.73">
            <text:p>51.73</text:p>
          </table:table-cell>
          <table:table-cell table:style-name="ce29" office:value-type="float" office:value="7.767">
            <text:p>7.767</text:p>
          </table:table-cell>
          <table:table-cell table:style-name="ce25" office:value-type="string">
            <text:p>T/G</text:p>
          </table:table-cell>
          <table:table-cell table:style-name="ce25" office:value-type="float" office:value="308.0">
            <text:p>308</text:p>
          </table:table-cell>
          <table:table-cell table:style-name="ce25" office:value-type="float" office:value="49.537">
            <text:p>49.537</text:p>
          </table:table-cell>
          <table:table-cell table:style-name="ce25" office:value-type="float" office:value="10.078">
            <text:p>10.078</text:p>
          </table:table-cell>
          <table:table-cell table:style-name="ce30" office:value-type="string">
            <text:p>G/G</text:p>
          </table:table-cell>
          <table:table-cell table:style-name="ce30" office:value-type="float" office:value="111.0">
            <text:p>111</text:p>
          </table:table-cell>
          <table:table-cell table:style-name="ce30" office:value-type="float" office:value="48.665">
            <text:p>48.665</text:p>
          </table:table-cell>
          <table:table-cell table:style-name="ce30" office:value-type="float" office:value="12.277">
            <text:p>12.277</text:p>
          </table:table-cell>
          <table:table-cell table:style-name="ce29" office:value-type="string">
            <text:p>Chi-squared</text:p>
          </table:table-cell>
          <table:table-cell table:style-name="ce29" office:value-type="float" office:value="4.165">
            <text:p>4.165</text:p>
          </table:table-cell>
          <table:table-cell table:style-name="ce29" office:value-type="float" office:value="0.125">
            <text:p>0.125</text:p>
          </table:table-cell>
          <table:table-cell table:style-name="ce29"/>
          <table:table-cell table:style-name="cf1" table:formula="of:=([L300]-[P300])/SQRT((((([M300]^2)*([K300]-1))+(([Q300]^2)*([O300]-1)))/([K300]+[O300])))"/>
          <table:table-cell table:style-name="cf1" table:formula="of:=([L300]-[T300])/SQRT((((([M300]^2)*([K300]-1))+(([U300]^2)*([S300]-1)))/([K300]+[S300])))"/>
          <table:table-cell table:style-name="cf1" table:formula="of:=([P300]-[T300])/SQRT((((([Q300]^2)*([O300]-1))+(([U300]^2)*([S300]-1)))/([O300]+[S300])))"/>
          <table:table-cell table:style-name="ce32"/>
          <table:table-cell table:style-name="ce33"/>
          <table:table-cell table:style-name="ce29" office:value-type="string">
            <text:p>Chi-squared</text:p>
          </table:table-cell>
          <table:table-cell table:style-name="ce23" table:formula="of:=ROUND(([L300]-((1.96*[M300])/SQRT([K300])));3)"/>
          <table:table-cell table:style-name="ce23" table:formula="of:=ROUND(([L300]+((1.96*[M300])/SQRT([K300])));3)"/>
          <table:table-cell table:style-name="ce23" table:formula="of:=ROUND(([P300]-((1.96*[Q300])/SQRT([O300])));3)"/>
          <table:table-cell table:style-name="ce23" table:formula="of:=ROUND(([P300]+((1.96*[Q300])/SQRT([O300])));3)"/>
          <table:table-cell table:style-name="ce23" table:formula="of:=ROUND(([T300]-((1.96*[U300])/SQRT([S300])));3)"/>
          <table:table-cell table:style-name="ce23" table:formula="of:=ROUND(([T300]+((1.96*[U300])/SQRT([S300])));3)"/>
          <table:table-cell table:number-columns-repeated="987"/>
        </table:table-row>
        <table:table-row table:style-name="ro1">
          <table:table-cell table:style-name="ce24" office:value-type="string">
            <text:p>Nic</text:p>
          </table:table-cell>
          <table:table-cell table:style-name="ce25" office:value-type="string">
            <text:p>journal.pone.0005465.pdf</text:p>
          </table:table-cell>
          <table:table-cell table:style-name="ce25" office:value-type="float" office:value="1.9424489E7">
            <text:p>19424489</text:p>
          </table:table-cell>
          <table:table-cell table:style-name="ce26" office:value-type="string">
            <text:p>APOC3</text:p>
          </table:table-cell>
          <table:table-cell table:style-name="ce26" office:value-type="string">
            <text:p>rs2854117</text:p>
          </table:table-cell>
          <table:table-cell table:style-name="ce26" office:value-type="string">
            <text:p>Memory function test</text:p>
          </table:table-cell>
          <table:table-cell table:style-name="ce26" office:value-type="string">
            <text:p>Memory function</text:p>
          </table:table-cell>
          <table:table-cell table:style-name="ce27" office:value-type="string">
            <text:p>memory</text:p>
          </table:table-cell>
          <table:table-cell table:style-name="ce28" office:value-type="string">
            <text:p>SD</text:p>
          </table:table-cell>
          <table:table-cell table:style-name="ce29" office:value-type="string">
            <text:p>G/A,G/G</text:p>
          </table:table-cell>
          <table:table-cell table:style-name="ce29" office:value-type="float" office:value="449.0">
            <text:p>449</text:p>
          </table:table-cell>
          <table:table-cell table:style-name="ce29" office:value-type="float" office:value="0.116">
            <text:p>0.116</text:p>
          </table:table-cell>
          <table:table-cell table:style-name="ce29" office:value-type="float" office:value="0.073">
            <text:p>0.073</text:p>
          </table:table-cell>
          <table:table-cell table:style-name="ce25" office:value-type="string">
            <text:p>A/A</text:p>
          </table:table-cell>
          <table:table-cell table:style-name="ce25" office:value-type="float" office:value="117.0">
            <text:p>117</text:p>
          </table:table-cell>
          <table:table-cell table:style-name="ce25" office:value-type="float" office:value="0.21">
            <text:p>0.21</text:p>
          </table:table-cell>
          <table:table-cell table:style-name="ce25" office:value-type="float" office:value="0.108">
            <text:p>0.108</text:p>
          </table:table-cell>
          <table:table-cell table:number-columns-repeated="4" table:style-name="ce30"/>
          <table:table-cell table:number-columns-repeated="2" table:style-name="ce29"/>
          <table:table-cell table:style-name="ce29" office:value-type="float" office:value="0.369">
            <text:p>0.369</text:p>
          </table:table-cell>
          <table:table-cell table:style-name="ce29"/>
          <table:table-cell table:style-name="cf1" table:formula="of:=([L301]-[P301])/SQRT((((([M301]^2)*([K301]-1))+(([Q301]^2)*([O301]-1)))/([K301]+[O301])))"/>
          <table:table-cell table:style-name="cf1"/>
          <table:table-cell table:style-name="cf1"/>
          <table:table-cell table:style-name="ce32"/>
          <table:table-cell table:style-name="ce33"/>
          <table:table-cell table:style-name="ce29"/>
          <table:table-cell table:style-name="ce23" table:formula="of:=ROUND(([L301]-((1.96*[M301])/SQRT([K301])));3)"/>
          <table:table-cell table:style-name="ce23" table:formula="of:=ROUND(([L301]+((1.96*[M301])/SQRT([K301])));3)"/>
          <table:table-cell table:style-name="ce23" table:formula="of:=ROUND(([P301]-((1.96*[Q301])/SQRT([O301])));3)"/>
          <table:table-cell table:style-name="ce23" table:formula="of:=ROUND(([P301]+((1.96*[Q301])/SQRT([O301])));3)"/>
          <table:table-cell table:number-columns-repeated="989"/>
        </table:table-row>
        <table:table-row table:style-name="ro1">
          <table:table-cell table:style-name="ce24" office:value-type="string">
            <text:p>Nic</text:p>
          </table:table-cell>
          <table:table-cell table:style-name="ce25" office:value-type="string">
            <text:p>journal.pone.0005465.pdf</text:p>
          </table:table-cell>
          <table:table-cell table:style-name="ce25" office:value-type="float" office:value="1.9424489E7">
            <text:p>19424489</text:p>
          </table:table-cell>
          <table:table-cell table:style-name="ce26" office:value-type="string">
            <text:p>APOC3</text:p>
          </table:table-cell>
          <table:table-cell table:style-name="ce26" office:value-type="string">
            <text:p>rs5128</text:p>
          </table:table-cell>
          <table:table-cell table:style-name="ce26" office:value-type="string">
            <text:p>Memory function test</text:p>
          </table:table-cell>
          <table:table-cell table:style-name="ce26" office:value-type="string">
            <text:p>Memory function</text:p>
          </table:table-cell>
          <table:table-cell table:style-name="ce27" office:value-type="string">
            <text:p>memory</text:p>
          </table:table-cell>
          <table:table-cell table:style-name="ce28" office:value-type="string">
            <text:p>SD</text:p>
          </table:table-cell>
          <table:table-cell table:style-name="ce29" office:value-type="string">
            <text:p>C/C</text:p>
          </table:table-cell>
          <table:table-cell table:style-name="ce29" office:value-type="float" office:value="318.0">
            <text:p>318</text:p>
          </table:table-cell>
          <table:table-cell table:style-name="ce29" office:value-type="float" office:value="0.161">
            <text:p>0.161</text:p>
          </table:table-cell>
          <table:table-cell table:style-name="ce29" office:value-type="float" office:value="0.079">
            <text:p>0.079</text:p>
          </table:table-cell>
          <table:table-cell table:style-name="ce25" office:value-type="string">
            <text:p>G/C,G/G</text:p>
          </table:table-cell>
          <table:table-cell table:style-name="ce25" office:value-type="float" office:value="239.0">
            <text:p>239</text:p>
          </table:table-cell>
          <table:table-cell table:style-name="ce25" office:value-type="float" office:value="0.071">
            <text:p>0.071</text:p>
          </table:table-cell>
          <table:table-cell table:style-name="ce25" office:value-type="float" office:value="0.092">
            <text:p>0.092</text:p>
          </table:table-cell>
          <table:table-cell table:number-columns-repeated="4" table:style-name="ce30"/>
          <table:table-cell table:number-columns-repeated="2" table:style-name="ce29"/>
          <table:table-cell table:style-name="ce29" office:value-type="float" office:value="0.335">
            <text:p>0.335</text:p>
          </table:table-cell>
          <table:table-cell table:style-name="ce29"/>
          <table:table-cell table:style-name="cf1" table:formula="of:=([L302]-[P302])/SQRT((((([M302]^2)*([K302]-1))+(([Q302]^2)*([O302]-1)))/([K302]+[O302])))"/>
          <table:table-cell table:style-name="cf1"/>
          <table:table-cell table:style-name="cf1"/>
          <table:table-cell table:style-name="ce32"/>
          <table:table-cell table:style-name="ce33"/>
          <table:table-cell table:style-name="ce29"/>
          <table:table-cell table:style-name="ce23" table:formula="of:=ROUND(([L302]-((1.96*[M302])/SQRT([K302])));3)"/>
          <table:table-cell table:style-name="ce23" table:formula="of:=ROUND(([L302]+((1.96*[M302])/SQRT([K302])));3)"/>
          <table:table-cell table:style-name="ce23" table:formula="of:=ROUND(([P302]-((1.96*[Q302])/SQRT([O302])));3)"/>
          <table:table-cell table:style-name="ce23" table:formula="of:=ROUND(([P302]+((1.96*[Q302])/SQRT([O302])));3)"/>
          <table:table-cell table:number-columns-repeated="989"/>
        </table:table-row>
        <table:table-row table:style-name="ro3">
          <table:table-cell table:style-name="ce24" office:value-type="string">
            <text:p>Andrew</text:p>
          </table:table-cell>
          <table:table-cell table:style-name="ce25"/>
          <table:table-cell table:style-name="ce25" office:value-type="float" office:value="7644133.0">
            <text:p>7644133</text:p>
          </table:table-cell>
          <table:table-cell table:style-name="ce26" office:value-type="string">
            <text:p>APOE</text:p>
          </table:table-cell>
          <table:table-cell table:style-name="ce26" office:value-type="string">
            <text:p>rs429358,rs7412</text:p>
          </table:table-cell>
          <table:table-cell table:style-name="ce26" office:value-type="string">
            <text:p>BSR</text:p>
          </table:table-cell>
          <table:table-cell table:style-name="ce26" office:value-type="string">
            <text:p>Long-term recall</text:p>
          </table:table-cell>
          <table:table-cell table:style-name="ce27" office:value-type="string">
            <text:p>memory</text:p>
          </table:table-cell>
          <table:table-cell table:style-name="ce28" office:value-type="string">
            <text:p>SD</text:p>
          </table:table-cell>
          <table:table-cell table:style-name="ce29" office:value-type="string">
            <text:p>E2/2,E2/3</text:p>
          </table:table-cell>
          <table:table-cell table:style-name="ce29" office:value-type="float" office:value="76.0">
            <text:p>76</text:p>
          </table:table-cell>
          <table:table-cell table:style-name="ce29" office:value-type="float" office:value="27.2">
            <text:p>27.2</text:p>
          </table:table-cell>
          <table:table-cell table:style-name="ce29" office:value-type="float" office:value="12.6">
            <text:p>12.6</text:p>
          </table:table-cell>
          <table:table-cell table:style-name="ce25" office:value-type="string">
            <text:p>E3/3</text:p>
          </table:table-cell>
          <table:table-cell table:style-name="ce25" office:value-type="float" office:value="558.0">
            <text:p>558</text:p>
          </table:table-cell>
          <table:table-cell table:style-name="ce25" office:value-type="float" office:value="23.9">
            <text:p>23.9</text:p>
          </table:table-cell>
          <table:table-cell table:style-name="ce25" office:value-type="float" office:value="11.2">
            <text:p>11.2</text:p>
          </table:table-cell>
          <table:table-cell table:style-name="ce30" office:value-type="string">
            <text:p>E4/2,E4/3,E4/4</text:p>
          </table:table-cell>
          <table:table-cell table:style-name="ce30" office:value-type="float" office:value="278.0">
            <text:p>278</text:p>
          </table:table-cell>
          <table:table-cell table:style-name="ce30" office:value-type="float" office:value="22.5">
            <text:p>22.5</text:p>
          </table:table-cell>
          <table:table-cell table:style-name="ce30" office:value-type="float" office:value="11.8">
            <text:p>11.8</text:p>
          </table:table-cell>
          <table:table-cell table:number-columns-repeated="2" table:style-name="ce29"/>
          <table:table-cell table:style-name="ce29" office:value-type="string">
            <text:p>&lt;0.05</text:p>
          </table:table-cell>
          <table:table-cell table:style-name="ce29" office:value-type="string">
            <text:p>yes</text:p>
          </table:table-cell>
          <table:table-cell table:style-name="cf1" table:formula="of:=([L303]-[P303])/SQRT((((([M303]^2)*([K303]-1))+(([Q303]^2)*([O303]-1)))/([K303]+[O303])))"/>
          <table:table-cell table:style-name="cf1" table:formula="of:=([L303]-[T303])/SQRT((((([M303]^2)*([K303]-1))+(([U303]^2)*([S303]-1)))/([K303]+[S303])))"/>
          <table:table-cell table:style-name="cf1" table:formula="of:=([P303]-[T303])/SQRT((((([Q303]^2)*([O303]-1))+(([U303]^2)*([S303]-1)))/([O303]+[S303])))"/>
          <table:table-cell table:style-name="ce32"/>
          <table:table-cell table:style-name="ce33"/>
          <table:table-cell table:style-name="ce29"/>
          <table:table-cell table:style-name="ce23" table:formula="of:=ROUND(([L303]-((1.96*[M303])/SQRT([K303])));3)"/>
          <table:table-cell table:style-name="ce23" table:formula="of:=ROUND(([L303]+((1.96*[M303])/SQRT([K303])));3)"/>
          <table:table-cell table:style-name="ce23" table:formula="of:=ROUND(([P303]-((1.96*[Q303])/SQRT([O303])));3)"/>
          <table:table-cell table:style-name="ce23" table:formula="of:=ROUND(([P303]+((1.96*[Q303])/SQRT([O303])));3)"/>
          <table:table-cell table:style-name="ce23" table:formula="of:=ROUND(([T303]-((1.96*[U303])/SQRT([S303])));3)"/>
          <table:table-cell table:style-name="ce23" table:formula="of:=ROUND(([T303]+((1.96*[U303])/SQRT([S303])));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8938259.0">
            <text:p>8938259</text:p>
          </table:table-cell>
          <table:table-cell table:style-name="ce26" office:value-type="string">
            <text:p>APOE</text:p>
          </table:table-cell>
          <table:table-cell table:style-name="ce26" office:value-type="string">
            <text:p>rs429358,rs7412</text:p>
          </table:table-cell>
          <table:table-cell table:style-name="ce26" office:value-type="string">
            <text:p>BSR</text:p>
          </table:table-cell>
          <table:table-cell table:style-name="ce26" office:value-type="string">
            <text:p>Long-term recall</text:p>
          </table:table-cell>
          <table:table-cell table:style-name="ce27" office:value-type="string">
            <text:p>memory</text:p>
          </table:table-cell>
          <table:table-cell table:style-name="ce28" office:value-type="string">
            <text:p>SD</text:p>
          </table:table-cell>
          <table:table-cell table:style-name="ce29" office:value-type="string">
            <text:p>E2/2,E2/3</text:p>
          </table:table-cell>
          <table:table-cell table:style-name="ce29" office:value-type="float" office:value="62.0">
            <text:p>62</text:p>
          </table:table-cell>
          <table:table-cell table:style-name="ce29" office:value-type="float" office:value="26.6">
            <text:p>26.6</text:p>
          </table:table-cell>
          <table:table-cell table:style-name="ce29" office:value-type="float" office:value="13.0">
            <text:p>13</text:p>
          </table:table-cell>
          <table:table-cell table:style-name="ce25" office:value-type="string">
            <text:p>E3/3</text:p>
          </table:table-cell>
          <table:table-cell table:style-name="ce25" office:value-type="float" office:value="378.0">
            <text:p>378</text:p>
          </table:table-cell>
          <table:table-cell table:style-name="ce25" office:value-type="float" office:value="25.1">
            <text:p>25.1</text:p>
          </table:table-cell>
          <table:table-cell table:style-name="ce25" office:value-type="float" office:value="11.2">
            <text:p>11.2</text:p>
          </table:table-cell>
          <table:table-cell table:style-name="ce30" office:value-type="string">
            <text:p>E4/2,E4/3,E4/4</text:p>
          </table:table-cell>
          <table:table-cell table:style-name="ce30" office:value-type="float" office:value="192.0">
            <text:p>192</text:p>
          </table:table-cell>
          <table:table-cell table:style-name="ce30" office:value-type="float" office:value="24.9">
            <text:p>24.9</text:p>
          </table:table-cell>
          <table:table-cell table:style-name="ce30" office:value-type="float" office:value="11.8">
            <text:p>11.8</text:p>
          </table:table-cell>
          <table:table-cell table:number-columns-repeated="4" table:style-name="ce29"/>
          <table:table-cell table:style-name="cf1" table:formula="of:=([L304]-[P304])/SQRT((((([M304]^2)*([K304]-1))+(([Q304]^2)*([O304]-1)))/([K304]+[O304])))"/>
          <table:table-cell table:style-name="cf1" table:formula="of:=([L304]-[T304])/SQRT((((([M304]^2)*([K304]-1))+(([U304]^2)*([S304]-1)))/([K304]+[S304])))"/>
          <table:table-cell table:style-name="cf1" table:formula="of:=([P304]-[T304])/SQRT((((([Q304]^2)*([O304]-1))+(([U304]^2)*([S304]-1)))/([O304]+[S304])))"/>
          <table:table-cell table:style-name="ce34" office:value-type="string">
            <text:p>baseline</text:p>
          </table:table-cell>
          <table:table-cell table:style-name="ce33"/>
          <table:table-cell table:style-name="ce29"/>
          <table:table-cell table:style-name="ce23" table:formula="of:=ROUND(([L304]-((1.96*[M304])/SQRT([K304])));3)"/>
          <table:table-cell table:style-name="ce23" table:formula="of:=ROUND(([L304]+((1.96*[M304])/SQRT([K304])));3)"/>
          <table:table-cell table:style-name="ce23" table:formula="of:=ROUND(([P304]-((1.96*[Q304])/SQRT([O304])));3)"/>
          <table:table-cell table:style-name="ce23" table:formula="of:=ROUND(([P304]+((1.96*[Q304])/SQRT([O304])));3)"/>
          <table:table-cell table:style-name="ce23" table:formula="of:=ROUND(([T304]-((1.96*[U304])/SQRT([S304])));3)"/>
          <table:table-cell table:style-name="ce23" table:formula="of:=ROUND(([T304]+((1.96*[U304])/SQRT([S304])));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8938259.0">
            <text:p>8938259</text:p>
          </table:table-cell>
          <table:table-cell table:style-name="ce26" office:value-type="string">
            <text:p>APOE</text:p>
          </table:table-cell>
          <table:table-cell table:style-name="ce26" office:value-type="string">
            <text:p>rs429358,rs7412</text:p>
          </table:table-cell>
          <table:table-cell table:style-name="ce26" office:value-type="string">
            <text:p>BSR</text:p>
          </table:table-cell>
          <table:table-cell table:style-name="ce26" office:value-type="string">
            <text:p>Long-term recall</text:p>
          </table:table-cell>
          <table:table-cell table:style-name="ce27" office:value-type="string">
            <text:p>memory</text:p>
          </table:table-cell>
          <table:table-cell table:style-name="ce28" office:value-type="string">
            <text:p>SD</text:p>
          </table:table-cell>
          <table:table-cell table:style-name="ce29" office:value-type="string">
            <text:p>E2/2,E2/3</text:p>
          </table:table-cell>
          <table:table-cell table:style-name="ce29" office:value-type="float" office:value="62.0">
            <text:p>62</text:p>
          </table:table-cell>
          <table:table-cell table:style-name="ce29" office:value-type="float" office:value="28.4">
            <text:p>28.4</text:p>
          </table:table-cell>
          <table:table-cell table:style-name="ce29" office:value-type="float" office:value="13.0">
            <text:p>13</text:p>
          </table:table-cell>
          <table:table-cell table:style-name="ce25" office:value-type="string">
            <text:p>E3/3</text:p>
          </table:table-cell>
          <table:table-cell table:style-name="ce25" office:value-type="float" office:value="378.0">
            <text:p>378</text:p>
          </table:table-cell>
          <table:table-cell table:style-name="ce25" office:value-type="float" office:value="23.2">
            <text:p>23.2</text:p>
          </table:table-cell>
          <table:table-cell table:style-name="ce25" office:value-type="float" office:value="12.3">
            <text:p>12.3</text:p>
          </table:table-cell>
          <table:table-cell table:style-name="ce30" office:value-type="string">
            <text:p>E4/2,E4/3,E4/4</text:p>
          </table:table-cell>
          <table:table-cell table:style-name="ce30" office:value-type="float" office:value="192.0">
            <text:p>192</text:p>
          </table:table-cell>
          <table:table-cell table:style-name="ce30" office:value-type="float" office:value="21.2">
            <text:p>21.2</text:p>
          </table:table-cell>
          <table:table-cell table:style-name="ce30" office:value-type="float" office:value="12.5">
            <text:p>12.5</text:p>
          </table:table-cell>
          <table:table-cell table:number-columns-repeated="4" table:style-name="ce29"/>
          <table:table-cell table:style-name="cf1" table:formula="of:=([L305]-[P305])/SQRT((((([M305]^2)*([K305]-1))+(([Q305]^2)*([O305]-1)))/([K305]+[O305])))"/>
          <table:table-cell table:style-name="cf1" table:formula="of:=([L305]-[T305])/SQRT((((([M305]^2)*([K305]-1))+(([U305]^2)*([S305]-1)))/([K305]+[S305])))"/>
          <table:table-cell table:style-name="cf1" table:formula="of:=([P305]-[T305])/SQRT((((([Q305]^2)*([O305]-1))+(([U305]^2)*([S305]-1)))/([O305]+[S305])))"/>
          <table:table-cell table:style-name="ce34" office:value-type="string">
            <text:p>Followup + 3yrs</text:p>
          </table:table-cell>
          <table:table-cell table:style-name="ce33"/>
          <table:table-cell table:style-name="ce29"/>
          <table:table-cell table:style-name="ce23" table:formula="of:=ROUND(([L305]-((1.96*[M305])/SQRT([K305])));3)"/>
          <table:table-cell table:style-name="ce23" table:formula="of:=ROUND(([L305]+((1.96*[M305])/SQRT([K305])));3)"/>
          <table:table-cell table:style-name="ce23" table:formula="of:=ROUND(([P305]-((1.96*[Q305])/SQRT([O305])));3)"/>
          <table:table-cell table:style-name="ce23" table:formula="of:=ROUND(([P305]+((1.96*[Q305])/SQRT([O305])));3)"/>
          <table:table-cell table:style-name="ce23" table:formula="of:=ROUND(([T305]-((1.96*[U305])/SQRT([S305])));3)"/>
          <table:table-cell table:style-name="ce23" table:formula="of:=ROUND(([T305]+((1.96*[U305])/SQRT([S305])));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7644133.0">
            <text:p>7644133</text:p>
          </table:table-cell>
          <table:table-cell table:style-name="ce26" office:value-type="string">
            <text:p>APOE</text:p>
          </table:table-cell>
          <table:table-cell table:style-name="ce26" office:value-type="string">
            <text:p>rs429358,rs7412</text:p>
          </table:table-cell>
          <table:table-cell table:style-name="ce26" office:value-type="string">
            <text:p>BSR</text:p>
          </table:table-cell>
          <table:table-cell table:style-name="ce26" office:value-type="string">
            <text:p>Reminded words</text:p>
          </table:table-cell>
          <table:table-cell table:style-name="ce27" office:value-type="string">
            <text:p>memory</text:p>
          </table:table-cell>
          <table:table-cell table:style-name="ce28" office:value-type="string">
            <text:p>SD</text:p>
          </table:table-cell>
          <table:table-cell table:style-name="ce29" office:value-type="string">
            <text:p>E2/2,E2/3</text:p>
          </table:table-cell>
          <table:table-cell table:style-name="ce29" office:value-type="float" office:value="76.0">
            <text:p>76</text:p>
          </table:table-cell>
          <table:table-cell table:style-name="ce29" office:value-type="float" office:value="8.0">
            <text:p>8</text:p>
          </table:table-cell>
          <table:table-cell table:style-name="ce29" office:value-type="float" office:value="5.5">
            <text:p>5.5</text:p>
          </table:table-cell>
          <table:table-cell table:style-name="ce25" office:value-type="string">
            <text:p>E3/3</text:p>
          </table:table-cell>
          <table:table-cell table:style-name="ce25" office:value-type="float" office:value="558.0">
            <text:p>558</text:p>
          </table:table-cell>
          <table:table-cell table:style-name="ce25" office:value-type="float" office:value="8.5">
            <text:p>8.5</text:p>
          </table:table-cell>
          <table:table-cell table:style-name="ce25" office:value-type="float" office:value="4.8">
            <text:p>4.8</text:p>
          </table:table-cell>
          <table:table-cell table:style-name="ce30" office:value-type="string">
            <text:p>E4/2,E4/3,E4/4</text:p>
          </table:table-cell>
          <table:table-cell table:style-name="ce30" office:value-type="float" office:value="278.0">
            <text:p>278</text:p>
          </table:table-cell>
          <table:table-cell table:style-name="ce30" office:value-type="float" office:value="8.8">
            <text:p>8.8</text:p>
          </table:table-cell>
          <table:table-cell table:style-name="ce30" office:value-type="float" office:value="5.1">
            <text:p>5.1</text:p>
          </table:table-cell>
          <table:table-cell table:number-columns-repeated="3" table:style-name="ce29"/>
          <table:table-cell table:style-name="ce29" office:value-type="string">
            <text:p>no</text:p>
          </table:table-cell>
          <table:table-cell table:style-name="cf1" table:formula="of:=([L306]-[P306])/SQRT((((([M306]^2)*([K306]-1))+(([Q306]^2)*([O306]-1)))/([K306]+[O306])))"/>
          <table:table-cell table:style-name="cf1" table:formula="of:=([L306]-[T306])/SQRT((((([M306]^2)*([K306]-1))+(([U306]^2)*([S306]-1)))/([K306]+[S306])))"/>
          <table:table-cell table:style-name="cf1" table:formula="of:=([P306]-[T306])/SQRT((((([Q306]^2)*([O306]-1))+(([U306]^2)*([S306]-1)))/([O306]+[S306])))"/>
          <table:table-cell table:style-name="ce32"/>
          <table:table-cell table:style-name="ce33"/>
          <table:table-cell table:style-name="ce29"/>
          <table:table-cell table:style-name="ce23" table:formula="of:=ROUND(([L306]-((1.96*[M306])/SQRT([K306])));3)"/>
          <table:table-cell table:style-name="ce23" table:formula="of:=ROUND(([L306]+((1.96*[M306])/SQRT([K306])));3)"/>
          <table:table-cell table:style-name="ce23" table:formula="of:=ROUND(([P306]-((1.96*[Q306])/SQRT([O306])));3)"/>
          <table:table-cell table:style-name="ce23" table:formula="of:=ROUND(([P306]+((1.96*[Q306])/SQRT([O306])));3)"/>
          <table:table-cell table:style-name="ce23" table:formula="of:=ROUND(([T306]-((1.96*[U306])/SQRT([S306])));3)"/>
          <table:table-cell table:style-name="ce23" table:formula="of:=ROUND(([T306]+((1.96*[U306])/SQRT([S306])));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8938259.0">
            <text:p>8938259</text:p>
          </table:table-cell>
          <table:table-cell table:style-name="ce26" office:value-type="string">
            <text:p>APOE</text:p>
          </table:table-cell>
          <table:table-cell table:style-name="ce26" office:value-type="string">
            <text:p>rs429358,rs7412</text:p>
          </table:table-cell>
          <table:table-cell table:style-name="ce26" office:value-type="string">
            <text:p>BSR</text:p>
          </table:table-cell>
          <table:table-cell table:style-name="ce26" office:value-type="string">
            <text:p>Reminded words</text:p>
          </table:table-cell>
          <table:table-cell table:style-name="ce27" office:value-type="string">
            <text:p>memory</text:p>
          </table:table-cell>
          <table:table-cell table:style-name="ce28" office:value-type="string">
            <text:p>SD</text:p>
          </table:table-cell>
          <table:table-cell table:style-name="ce29" office:value-type="string">
            <text:p>E2/2,E2/3</text:p>
          </table:table-cell>
          <table:table-cell table:style-name="ce29" office:value-type="float" office:value="62.0">
            <text:p>62</text:p>
          </table:table-cell>
          <table:table-cell table:style-name="ce29" office:value-type="float" office:value="8.1">
            <text:p>8.1</text:p>
          </table:table-cell>
          <table:table-cell table:style-name="ce29" office:value-type="float" office:value="5.7">
            <text:p>5.7</text:p>
          </table:table-cell>
          <table:table-cell table:style-name="ce25" office:value-type="string">
            <text:p>E3/3</text:p>
          </table:table-cell>
          <table:table-cell table:style-name="ce25" office:value-type="float" office:value="378.0">
            <text:p>378</text:p>
          </table:table-cell>
          <table:table-cell table:style-name="ce25" office:value-type="float" office:value="9.2">
            <text:p>9.2</text:p>
          </table:table-cell>
          <table:table-cell table:style-name="ce25" office:value-type="float" office:value="5.2">
            <text:p>5.2</text:p>
          </table:table-cell>
          <table:table-cell table:style-name="ce30" office:value-type="string">
            <text:p>E4/2,E4/3,E4/4</text:p>
          </table:table-cell>
          <table:table-cell table:style-name="ce30" office:value-type="float" office:value="192.0">
            <text:p>192</text:p>
          </table:table-cell>
          <table:table-cell table:style-name="ce30" office:value-type="float" office:value="9.4">
            <text:p>9.4</text:p>
          </table:table-cell>
          <table:table-cell table:style-name="ce30" office:value-type="float" office:value="5.2">
            <text:p>5.2</text:p>
          </table:table-cell>
          <table:table-cell table:number-columns-repeated="4" table:style-name="ce29"/>
          <table:table-cell table:style-name="cf1" table:formula="of:=([L307]-[P307])/SQRT((((([M307]^2)*([K307]-1))+(([Q307]^2)*([O307]-1)))/([K307]+[O307])))"/>
          <table:table-cell table:style-name="cf1" table:formula="of:=([L307]-[T307])/SQRT((((([M307]^2)*([K307]-1))+(([U307]^2)*([S307]-1)))/([K307]+[S307])))"/>
          <table:table-cell table:style-name="cf1" table:formula="of:=([P307]-[T307])/SQRT((((([Q307]^2)*([O307]-1))+(([U307]^2)*([S307]-1)))/([O307]+[S307])))"/>
          <table:table-cell table:style-name="ce34" office:value-type="string">
            <text:p>Followup + 3yrs</text:p>
          </table:table-cell>
          <table:table-cell table:style-name="ce33"/>
          <table:table-cell table:style-name="ce29"/>
          <table:table-cell table:style-name="ce23" table:formula="of:=ROUND(([L307]-((1.96*[M307])/SQRT([K307])));3)"/>
          <table:table-cell table:style-name="ce23" table:formula="of:=ROUND(([L307]+((1.96*[M307])/SQRT([K307])));3)"/>
          <table:table-cell table:style-name="ce23" table:formula="of:=ROUND(([P307]-((1.96*[Q307])/SQRT([O307])));3)"/>
          <table:table-cell table:style-name="ce23" table:formula="of:=ROUND(([P307]+((1.96*[Q307])/SQRT([O307])));3)"/>
          <table:table-cell table:style-name="ce23" table:formula="of:=ROUND(([T307]-((1.96*[U307])/SQRT([S307])));3)"/>
          <table:table-cell table:style-name="ce23" table:formula="of:=ROUND(([T307]+((1.96*[U307])/SQRT([S307])));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8938259.0">
            <text:p>8938259</text:p>
          </table:table-cell>
          <table:table-cell table:style-name="ce26" office:value-type="string">
            <text:p>APOE</text:p>
          </table:table-cell>
          <table:table-cell table:style-name="ce26" office:value-type="string">
            <text:p>rs429358,rs7412</text:p>
          </table:table-cell>
          <table:table-cell table:style-name="ce26" office:value-type="string">
            <text:p>BSR</text:p>
          </table:table-cell>
          <table:table-cell table:style-name="ce26" office:value-type="string">
            <text:p>Reminded words</text:p>
          </table:table-cell>
          <table:table-cell table:style-name="ce27" office:value-type="string">
            <text:p>memory</text:p>
          </table:table-cell>
          <table:table-cell table:style-name="ce28" office:value-type="string">
            <text:p>SD</text:p>
          </table:table-cell>
          <table:table-cell table:style-name="ce29" office:value-type="string">
            <text:p>E2/2,E2/3</text:p>
          </table:table-cell>
          <table:table-cell table:style-name="ce29" office:value-type="float" office:value="62.0">
            <text:p>62</text:p>
          </table:table-cell>
          <table:table-cell table:style-name="ce29" office:value-type="float" office:value="8.5">
            <text:p>8.5</text:p>
          </table:table-cell>
          <table:table-cell table:style-name="ce29" office:value-type="float" office:value="5.7">
            <text:p>5.7</text:p>
          </table:table-cell>
          <table:table-cell table:style-name="ce25" office:value-type="string">
            <text:p>E3/3</text:p>
          </table:table-cell>
          <table:table-cell table:style-name="ce25" office:value-type="float" office:value="378.0">
            <text:p>378</text:p>
          </table:table-cell>
          <table:table-cell table:style-name="ce25" office:value-type="float" office:value="8.2">
            <text:p>8.2</text:p>
          </table:table-cell>
          <table:table-cell table:style-name="ce25" office:value-type="float" office:value="4.8">
            <text:p>4.8</text:p>
          </table:table-cell>
          <table:table-cell table:style-name="ce30" office:value-type="string">
            <text:p>E4/2,E4/3,E4/4</text:p>
          </table:table-cell>
          <table:table-cell table:style-name="ce30" office:value-type="float" office:value="192.0">
            <text:p>192</text:p>
          </table:table-cell>
          <table:table-cell table:style-name="ce30" office:value-type="float" office:value="8.0">
            <text:p>8</text:p>
          </table:table-cell>
          <table:table-cell table:style-name="ce30" office:value-type="float" office:value="4.8">
            <text:p>4.8</text:p>
          </table:table-cell>
          <table:table-cell table:number-columns-repeated="4" table:style-name="ce29"/>
          <table:table-cell table:style-name="cf1" table:formula="of:=([L308]-[P308])/SQRT((((([M308]^2)*([K308]-1))+(([Q308]^2)*([O308]-1)))/([K308]+[O308])))"/>
          <table:table-cell table:style-name="cf1" table:formula="of:=([L308]-[T308])/SQRT((((([M308]^2)*([K308]-1))+(([U308]^2)*([S308]-1)))/([K308]+[S308])))"/>
          <table:table-cell table:style-name="cf1" table:formula="of:=([P308]-[T308])/SQRT((((([Q308]^2)*([O308]-1))+(([U308]^2)*([S308]-1)))/([O308]+[S308])))"/>
          <table:table-cell table:style-name="ce34" office:value-type="string">
            <text:p>baseline</text:p>
          </table:table-cell>
          <table:table-cell table:style-name="ce33"/>
          <table:table-cell table:style-name="ce29"/>
          <table:table-cell table:style-name="ce23" table:formula="of:=ROUND(([L308]-((1.96*[M308])/SQRT([K308])));3)"/>
          <table:table-cell table:style-name="ce23" table:formula="of:=ROUND(([L308]+((1.96*[M308])/SQRT([K308])));3)"/>
          <table:table-cell table:style-name="ce23" table:formula="of:=ROUND(([P308]-((1.96*[Q308])/SQRT([O308])));3)"/>
          <table:table-cell table:style-name="ce23" table:formula="of:=ROUND(([P308]+((1.96*[Q308])/SQRT([O308])));3)"/>
          <table:table-cell table:style-name="ce23" table:formula="of:=ROUND(([T308]-((1.96*[U308])/SQRT([S308])));3)"/>
          <table:table-cell table:style-name="ce23" table:formula="of:=ROUND(([T308]+((1.96*[U308])/SQRT([S308])));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7644133.0">
            <text:p>7644133</text:p>
          </table:table-cell>
          <table:table-cell table:style-name="ce26" office:value-type="string">
            <text:p>APOE</text:p>
          </table:table-cell>
          <table:table-cell table:style-name="ce26" office:value-type="string">
            <text:p>rs429358,rs7412</text:p>
          </table:table-cell>
          <table:table-cell table:style-name="ce26" office:value-type="string">
            <text:p>BSR</text:p>
          </table:table-cell>
          <table:table-cell table:style-name="ce26" office:value-type="string">
            <text:p>Total recall</text:p>
          </table:table-cell>
          <table:table-cell table:style-name="ce27" office:value-type="string">
            <text:p>memory</text:p>
          </table:table-cell>
          <table:table-cell table:style-name="ce28" office:value-type="string">
            <text:p>SD</text:p>
          </table:table-cell>
          <table:table-cell table:style-name="ce29" office:value-type="string">
            <text:p>E2/2,E2/3</text:p>
          </table:table-cell>
          <table:table-cell table:style-name="ce29" office:value-type="float" office:value="76.0">
            <text:p>76</text:p>
          </table:table-cell>
          <table:table-cell table:style-name="ce29" office:value-type="float" office:value="35.2">
            <text:p>35.2</text:p>
          </table:table-cell>
          <table:table-cell table:style-name="ce29" office:value-type="float" office:value="8.7">
            <text:p>8.7</text:p>
          </table:table-cell>
          <table:table-cell table:style-name="ce25" office:value-type="string">
            <text:p>E3/3</text:p>
          </table:table-cell>
          <table:table-cell table:style-name="ce25" office:value-type="float" office:value="558.0">
            <text:p>558</text:p>
          </table:table-cell>
          <table:table-cell table:style-name="ce25" office:value-type="float" office:value="32.4">
            <text:p>32.4</text:p>
          </table:table-cell>
          <table:table-cell table:style-name="ce25" office:value-type="float" office:value="7.9">
            <text:p>7.9</text:p>
          </table:table-cell>
          <table:table-cell table:style-name="ce30" office:value-type="string">
            <text:p>E4/2,E4/3,E4/4</text:p>
          </table:table-cell>
          <table:table-cell table:style-name="ce30" office:value-type="float" office:value="278.0">
            <text:p>278</text:p>
          </table:table-cell>
          <table:table-cell table:style-name="ce30" office:value-type="float" office:value="31.4">
            <text:p>31.4</text:p>
          </table:table-cell>
          <table:table-cell table:style-name="ce30" office:value-type="float" office:value="8.6">
            <text:p>8.6</text:p>
          </table:table-cell>
          <table:table-cell table:number-columns-repeated="2" table:style-name="ce29"/>
          <table:table-cell table:style-name="ce29" office:value-type="string">
            <text:p>&lt;0.01</text:p>
          </table:table-cell>
          <table:table-cell table:style-name="ce29" office:value-type="string">
            <text:p>yes</text:p>
          </table:table-cell>
          <table:table-cell table:style-name="cf1" table:formula="of:=([L309]-[P309])/SQRT((((([M309]^2)*([K309]-1))+(([Q309]^2)*([O309]-1)))/([K309]+[O309])))"/>
          <table:table-cell table:style-name="cf1" table:formula="of:=([L309]-[T309])/SQRT((((([M309]^2)*([K309]-1))+(([U309]^2)*([S309]-1)))/([K309]+[S309])))"/>
          <table:table-cell table:style-name="cf1" table:formula="of:=([P309]-[T309])/SQRT((((([Q309]^2)*([O309]-1))+(([U309]^2)*([S309]-1)))/([O309]+[S309])))"/>
          <table:table-cell table:style-name="ce32"/>
          <table:table-cell table:style-name="ce33"/>
          <table:table-cell table:style-name="ce29"/>
          <table:table-cell table:style-name="ce23" table:formula="of:=ROUND(([L309]-((1.96*[M309])/SQRT([K309])));3)"/>
          <table:table-cell table:style-name="ce23" table:formula="of:=ROUND(([L309]+((1.96*[M309])/SQRT([K309])));3)"/>
          <table:table-cell table:style-name="ce23" table:formula="of:=ROUND(([P309]-((1.96*[Q309])/SQRT([O309])));3)"/>
          <table:table-cell table:style-name="ce23" table:formula="of:=ROUND(([P309]+((1.96*[Q309])/SQRT([O309])));3)"/>
          <table:table-cell table:style-name="ce23" table:formula="of:=ROUND(([T309]-((1.96*[U309])/SQRT([S309])));3)"/>
          <table:table-cell table:style-name="ce23" table:formula="of:=ROUND(([T309]+((1.96*[U309])/SQRT([S309])));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8938259.0">
            <text:p>8938259</text:p>
          </table:table-cell>
          <table:table-cell table:style-name="ce26" office:value-type="string">
            <text:p>APOE</text:p>
          </table:table-cell>
          <table:table-cell table:style-name="ce26" office:value-type="string">
            <text:p>rs429358,rs7412</text:p>
          </table:table-cell>
          <table:table-cell table:style-name="ce26" office:value-type="string">
            <text:p>BSR</text:p>
          </table:table-cell>
          <table:table-cell table:style-name="ce26" office:value-type="string">
            <text:p>Total recall</text:p>
          </table:table-cell>
          <table:table-cell table:style-name="ce27" office:value-type="string">
            <text:p>memory</text:p>
          </table:table-cell>
          <table:table-cell table:style-name="ce28" office:value-type="string">
            <text:p>SD</text:p>
          </table:table-cell>
          <table:table-cell table:style-name="ce29" office:value-type="string">
            <text:p>E2/2,E2/3</text:p>
          </table:table-cell>
          <table:table-cell table:style-name="ce29" office:value-type="float" office:value="62.0">
            <text:p>62</text:p>
          </table:table-cell>
          <table:table-cell table:style-name="ce29" office:value-type="float" office:value="35.0">
            <text:p>35</text:p>
          </table:table-cell>
          <table:table-cell table:style-name="ce29" office:value-type="float" office:value="8.7">
            <text:p>8.7</text:p>
          </table:table-cell>
          <table:table-cell table:style-name="ce25" office:value-type="string">
            <text:p>E3/3</text:p>
          </table:table-cell>
          <table:table-cell table:style-name="ce25" office:value-type="float" office:value="378.0">
            <text:p>378</text:p>
          </table:table-cell>
          <table:table-cell table:style-name="ce25" office:value-type="float" office:value="33.4">
            <text:p>33.4</text:p>
          </table:table-cell>
          <table:table-cell table:style-name="ce25" office:value-type="float" office:value="7.8">
            <text:p>7.8</text:p>
          </table:table-cell>
          <table:table-cell table:style-name="ce30" office:value-type="string">
            <text:p>E4/2,E4/3,E4/4</text:p>
          </table:table-cell>
          <table:table-cell table:style-name="ce30" office:value-type="float" office:value="192.0">
            <text:p>192</text:p>
          </table:table-cell>
          <table:table-cell table:style-name="ce30" office:value-type="float" office:value="32.9">
            <text:p>32.9</text:p>
          </table:table-cell>
          <table:table-cell table:style-name="ce30" office:value-type="float" office:value="8.6">
            <text:p>8.6</text:p>
          </table:table-cell>
          <table:table-cell table:number-columns-repeated="4" table:style-name="ce29"/>
          <table:table-cell table:style-name="cf1" table:formula="of:=([L310]-[P310])/SQRT((((([M310]^2)*([K310]-1))+(([Q310]^2)*([O310]-1)))/([K310]+[O310])))"/>
          <table:table-cell table:style-name="cf1" table:formula="of:=([L310]-[T310])/SQRT((((([M310]^2)*([K310]-1))+(([U310]^2)*([S310]-1)))/([K310]+[S310])))"/>
          <table:table-cell table:style-name="cf1" table:formula="of:=([P310]-[T310])/SQRT((((([Q310]^2)*([O310]-1))+(([U310]^2)*([S310]-1)))/([O310]+[S310])))"/>
          <table:table-cell table:style-name="ce34" office:value-type="string">
            <text:p>baseline</text:p>
          </table:table-cell>
          <table:table-cell table:style-name="ce33"/>
          <table:table-cell table:style-name="ce29"/>
          <table:table-cell table:style-name="ce23" table:formula="of:=ROUND(([L310]-((1.96*[M310])/SQRT([K310])));3)"/>
          <table:table-cell table:style-name="ce23" table:formula="of:=ROUND(([L310]+((1.96*[M310])/SQRT([K310])));3)"/>
          <table:table-cell table:style-name="ce23" table:formula="of:=ROUND(([P310]-((1.96*[Q310])/SQRT([O310])));3)"/>
          <table:table-cell table:style-name="ce23" table:formula="of:=ROUND(([P310]+((1.96*[Q310])/SQRT([O310])));3)"/>
          <table:table-cell table:style-name="ce23" table:formula="of:=ROUND(([T310]-((1.96*[U310])/SQRT([S310])));3)"/>
          <table:table-cell table:style-name="ce23" table:formula="of:=ROUND(([T310]+((1.96*[U310])/SQRT([S310])));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8938259.0">
            <text:p>8938259</text:p>
          </table:table-cell>
          <table:table-cell table:style-name="ce26" office:value-type="string">
            <text:p>APOE</text:p>
          </table:table-cell>
          <table:table-cell table:style-name="ce26" office:value-type="string">
            <text:p>rs429358,rs7412</text:p>
          </table:table-cell>
          <table:table-cell table:style-name="ce26" office:value-type="string">
            <text:p>BSR</text:p>
          </table:table-cell>
          <table:table-cell table:style-name="ce26" office:value-type="string">
            <text:p>Total recall</text:p>
          </table:table-cell>
          <table:table-cell table:style-name="ce27" office:value-type="string">
            <text:p>memory</text:p>
          </table:table-cell>
          <table:table-cell table:style-name="ce28" office:value-type="string">
            <text:p>SD</text:p>
          </table:table-cell>
          <table:table-cell table:style-name="ce29" office:value-type="string">
            <text:p>E2/2,E2/3</text:p>
          </table:table-cell>
          <table:table-cell table:style-name="ce29" office:value-type="float" office:value="62.0">
            <text:p>62</text:p>
          </table:table-cell>
          <table:table-cell table:style-name="ce29" office:value-type="float" office:value="36.5">
            <text:p>36.5</text:p>
          </table:table-cell>
          <table:table-cell table:style-name="ce29" office:value-type="float" office:value="9.3">
            <text:p>9.3</text:p>
          </table:table-cell>
          <table:table-cell table:style-name="ce25" office:value-type="string">
            <text:p>E3/3</text:p>
          </table:table-cell>
          <table:table-cell table:style-name="ce25" office:value-type="float" office:value="378.0">
            <text:p>378</text:p>
          </table:table-cell>
          <table:table-cell table:style-name="ce25" office:value-type="float" office:value="32.4">
            <text:p>32.4</text:p>
          </table:table-cell>
          <table:table-cell table:style-name="ce25" office:value-type="float" office:value="8.8">
            <text:p>8.8</text:p>
          </table:table-cell>
          <table:table-cell table:style-name="ce30" office:value-type="string">
            <text:p>E4/2,E4/3,E4/4</text:p>
          </table:table-cell>
          <table:table-cell table:style-name="ce30" office:value-type="float" office:value="192.0">
            <text:p>192</text:p>
          </table:table-cell>
          <table:table-cell table:style-name="ce30" office:value-type="float" office:value="30.7">
            <text:p>30.7</text:p>
          </table:table-cell>
          <table:table-cell table:style-name="ce30" office:value-type="float" office:value="9.2">
            <text:p>9.2</text:p>
          </table:table-cell>
          <table:table-cell table:number-columns-repeated="4" table:style-name="ce29"/>
          <table:table-cell table:style-name="cf1" table:formula="of:=([L311]-[P311])/SQRT((((([M311]^2)*([K311]-1))+(([Q311]^2)*([O311]-1)))/([K311]+[O311])))"/>
          <table:table-cell table:style-name="cf1" table:formula="of:=([L311]-[T311])/SQRT((((([M311]^2)*([K311]-1))+(([U311]^2)*([S311]-1)))/([K311]+[S311])))"/>
          <table:table-cell table:style-name="cf1" table:formula="of:=([P311]-[T311])/SQRT((((([Q311]^2)*([O311]-1))+(([U311]^2)*([S311]-1)))/([O311]+[S311])))"/>
          <table:table-cell table:style-name="ce34" office:value-type="string">
            <text:p>Followup + 3yrs</text:p>
          </table:table-cell>
          <table:table-cell table:style-name="ce33"/>
          <table:table-cell table:style-name="ce29"/>
          <table:table-cell table:style-name="ce23" table:formula="of:=ROUND(([L311]-((1.96*[M311])/SQRT([K311])));3)"/>
          <table:table-cell table:style-name="ce23" table:formula="of:=ROUND(([L311]+((1.96*[M311])/SQRT([K311])));3)"/>
          <table:table-cell table:style-name="ce23" table:formula="of:=ROUND(([P311]-((1.96*[Q311])/SQRT([O311])));3)"/>
          <table:table-cell table:style-name="ce23" table:formula="of:=ROUND(([P311]+((1.96*[Q311])/SQRT([O311])));3)"/>
          <table:table-cell table:style-name="ce23" table:formula="of:=ROUND(([T311]-((1.96*[U311])/SQRT([S311])));3)"/>
          <table:table-cell table:style-name="ce23" table:formula="of:=ROUND(([T311]+((1.96*[U311])/SQRT([S311])));3)"/>
          <table:table-cell table:number-columns-repeated="987"/>
        </table:table-row>
        <table:table-row table:style-name="ro1">
          <table:table-cell table:style-name="ce24" office:value-type="string">
            <text:p>Andrew</text:p>
          </table:table-cell>
          <table:table-cell table:style-name="ce25" office:value-type="string">
            <text:p>neu_21_1_1.pdf</text:p>
          </table:table-cell>
          <table:table-cell table:style-name="ce25" office:value-type="float" office:value="1.7201525E7">
            <text:p>17201525</text:p>
          </table:table-cell>
          <table:table-cell table:style-name="ce26" office:value-type="string">
            <text:p>APOE</text:p>
          </table:table-cell>
          <table:table-cell table:style-name="ce26" office:value-type="string">
            <text:p>rs429358,rs7412</text:p>
          </table:table-cell>
          <table:table-cell table:style-name="ce26" office:value-type="string">
            <text:p>CVLT</text:p>
          </table:table-cell>
          <table:table-cell table:style-name="ce26" office:value-type="string">
            <text:p>Delayed recall score</text:p>
          </table:table-cell>
          <table:table-cell table:style-name="ce27" office:value-type="string">
            <text:p>memory</text:p>
          </table:table-cell>
          <table:table-cell table:style-name="ce28" office:value-type="string">
            <text:p>SD</text:p>
          </table:table-cell>
          <table:table-cell table:style-name="ce29" office:value-type="string">
            <text:p>E4/4</text:p>
          </table:table-cell>
          <table:table-cell table:style-name="ce29" office:value-type="float" office:value="45.0">
            <text:p>45</text:p>
          </table:table-cell>
          <table:table-cell table:style-name="ce29" office:value-type="float" office:value="6.47">
            <text:p>6.47</text:p>
          </table:table-cell>
          <table:table-cell table:style-name="ce29" office:value-type="float" office:value="2.79">
            <text:p>2.79</text:p>
          </table:table-cell>
          <table:table-cell table:style-name="ce25" office:value-type="string">
            <text:p>E4/2,E4/3</text:p>
          </table:table-cell>
          <table:table-cell table:style-name="ce25" office:value-type="float" office:value="566.0">
            <text:p>566</text:p>
          </table:table-cell>
          <table:table-cell table:style-name="ce25" office:value-type="float" office:value="7.13">
            <text:p>7.13</text:p>
          </table:table-cell>
          <table:table-cell table:style-name="ce25" office:value-type="float" office:value="2.46">
            <text:p>2.46</text:p>
          </table:table-cell>
          <table:table-cell table:style-name="ce30" office:value-type="string">
            <text:p>E2/2,E2/3,E3/3 </text:p>
          </table:table-cell>
          <table:table-cell table:style-name="ce30" office:value-type="float" office:value="1571.0">
            <text:p>1571</text:p>
          </table:table-cell>
          <table:table-cell table:style-name="ce30" office:value-type="float" office:value="7.07">
            <text:p>7.07</text:p>
          </table:table-cell>
          <table:table-cell table:style-name="ce30" office:value-type="float" office:value="2.46">
            <text:p>2.46</text:p>
          </table:table-cell>
          <table:table-cell table:number-columns-repeated="4" table:style-name="ce29"/>
          <table:table-cell table:style-name="cf1" table:formula="of:=([L312]-[P312])/SQRT((((([M312]^2)*([K312]-1))+(([Q312]^2)*([O312]-1)))/([K312]+[O312])))"/>
          <table:table-cell table:style-name="cf1" table:formula="of:=([L312]-[T312])/SQRT((((([M312]^2)*([K312]-1))+(([U312]^2)*([S312]-1)))/([K312]+[S312])))"/>
          <table:table-cell table:style-name="cf1" table:formula="of:=([P312]-[T312])/SQRT((((([Q312]^2)*([O312]-1))+(([U312]^2)*([S312]-1)))/([O312]+[S312])))"/>
          <table:table-cell table:style-name="ce32" office:value-type="string">
            <text:p>age=40–44</text:p>
          </table:table-cell>
          <table:table-cell table:style-name="ce33"/>
          <table:table-cell table:style-name="ce29"/>
          <table:table-cell table:style-name="ce23" table:formula="of:=ROUND(([L312]-((1.96*[M312])/SQRT([K312])));3)"/>
          <table:table-cell table:style-name="ce23" table:formula="of:=ROUND(([L312]+((1.96*[M312])/SQRT([K312])));3)"/>
          <table:table-cell table:style-name="ce23" table:formula="of:=ROUND(([P312]-((1.96*[Q312])/SQRT([O312])));3)"/>
          <table:table-cell table:style-name="ce23" table:formula="of:=ROUND(([P312]+((1.96*[Q312])/SQRT([O312])));3)"/>
          <table:table-cell table:style-name="ce23" table:formula="of:=ROUND(([T312]-((1.96*[U312])/SQRT([S312])));3)"/>
          <table:table-cell table:style-name="ce23" table:formula="of:=ROUND(([T312]+((1.96*[U312])/SQRT([S312])));3)"/>
          <table:table-cell table:number-columns-repeated="987"/>
        </table:table-row>
        <table:table-row table:style-name="ro1">
          <table:table-cell table:style-name="ce24" office:value-type="string">
            <text:p>Andrew</text:p>
          </table:table-cell>
          <table:table-cell table:style-name="ce25" office:value-type="string">
            <text:p>neu_21_1_1.pdf</text:p>
          </table:table-cell>
          <table:table-cell table:style-name="ce25" office:value-type="float" office:value="1.7201525E7">
            <text:p>17201525</text:p>
          </table:table-cell>
          <table:table-cell table:style-name="ce26" office:value-type="string">
            <text:p>APOE</text:p>
          </table:table-cell>
          <table:table-cell table:style-name="ce26" office:value-type="string">
            <text:p>rs429358,rs7412</text:p>
          </table:table-cell>
          <table:table-cell table:style-name="ce26" office:value-type="string">
            <text:p>CVLT</text:p>
          </table:table-cell>
          <table:table-cell table:style-name="ce26" office:value-type="string">
            <text:p>Delayed recall score</text:p>
          </table:table-cell>
          <table:table-cell table:style-name="ce27" office:value-type="string">
            <text:p>memory</text:p>
          </table:table-cell>
          <table:table-cell table:style-name="ce28" office:value-type="string">
            <text:p>SD</text:p>
          </table:table-cell>
          <table:table-cell table:style-name="ce29" office:value-type="string">
            <text:p>E4/4</text:p>
          </table:table-cell>
          <table:table-cell table:style-name="ce29" office:value-type="float" office:value="48.0">
            <text:p>48</text:p>
          </table:table-cell>
          <table:table-cell table:style-name="ce29" office:value-type="float" office:value="6.21">
            <text:p>6.21</text:p>
          </table:table-cell>
          <table:table-cell table:style-name="ce29" office:value-type="float" office:value="2.63">
            <text:p>2.63</text:p>
          </table:table-cell>
          <table:table-cell table:style-name="ce25" office:value-type="string">
            <text:p>E4/2,E4/3</text:p>
          </table:table-cell>
          <table:table-cell table:style-name="ce25" office:value-type="float" office:value="564.0">
            <text:p>564</text:p>
          </table:table-cell>
          <table:table-cell table:style-name="ce25" office:value-type="float" office:value="6.29">
            <text:p>6.29</text:p>
          </table:table-cell>
          <table:table-cell table:style-name="ce25" office:value-type="float" office:value="2.52">
            <text:p>2.52</text:p>
          </table:table-cell>
          <table:table-cell table:style-name="ce30" office:value-type="string">
            <text:p>E2/2,E2/3,E3/3 </text:p>
          </table:table-cell>
          <table:table-cell table:style-name="ce30" office:value-type="float" office:value="1669.0">
            <text:p>1669</text:p>
          </table:table-cell>
          <table:table-cell table:style-name="ce30" office:value-type="float" office:value="6.23">
            <text:p>6.23</text:p>
          </table:table-cell>
          <table:table-cell table:style-name="ce30" office:value-type="float" office:value="2.46">
            <text:p>2.46</text:p>
          </table:table-cell>
          <table:table-cell table:number-columns-repeated="4" table:style-name="ce29"/>
          <table:table-cell table:style-name="cf1" table:formula="of:=([L313]-[P313])/SQRT((((([M313]^2)*([K313]-1))+(([Q313]^2)*([O313]-1)))/([K313]+[O313])))"/>
          <table:table-cell table:style-name="cf1" table:formula="of:=([L313]-[T313])/SQRT((((([M313]^2)*([K313]-1))+(([U313]^2)*([S313]-1)))/([K313]+[S313])))"/>
          <table:table-cell table:style-name="cf1" table:formula="of:=([P313]-[T313])/SQRT((((([Q313]^2)*([O313]-1))+(([U313]^2)*([S313]-1)))/([O313]+[S313])))"/>
          <table:table-cell table:style-name="ce32" office:value-type="string">
            <text:p>age=60–64</text:p>
          </table:table-cell>
          <table:table-cell table:style-name="ce33"/>
          <table:table-cell table:style-name="ce29"/>
          <table:table-cell table:style-name="ce23" table:formula="of:=ROUND(([L313]-((1.96*[M313])/SQRT([K313])));3)"/>
          <table:table-cell table:style-name="ce23" table:formula="of:=ROUND(([L313]+((1.96*[M313])/SQRT([K313])));3)"/>
          <table:table-cell table:style-name="ce23" table:formula="of:=ROUND(([P313]-((1.96*[Q313])/SQRT([O313])));3)"/>
          <table:table-cell table:style-name="ce23" table:formula="of:=ROUND(([P313]+((1.96*[Q313])/SQRT([O313])));3)"/>
          <table:table-cell table:style-name="ce23" table:formula="of:=ROUND(([T313]-((1.96*[U313])/SQRT([S313])));3)"/>
          <table:table-cell table:style-name="ce23" table:formula="of:=ROUND(([T313]+((1.96*[U313])/SQRT([S313])));3)"/>
          <table:table-cell table:number-columns-repeated="987"/>
        </table:table-row>
        <table:table-row table:style-name="ro1">
          <table:table-cell table:style-name="ce24" office:value-type="string">
            <text:p>Andrew</text:p>
          </table:table-cell>
          <table:table-cell table:style-name="ce25" office:value-type="string">
            <text:p>neu_21_1_1.pdf</text:p>
          </table:table-cell>
          <table:table-cell table:style-name="ce25" office:value-type="float" office:value="1.7201525E7">
            <text:p>17201525</text:p>
          </table:table-cell>
          <table:table-cell table:style-name="ce26" office:value-type="string">
            <text:p>APOE</text:p>
          </table:table-cell>
          <table:table-cell table:style-name="ce26" office:value-type="string">
            <text:p>rs429358,rs7412</text:p>
          </table:table-cell>
          <table:table-cell table:style-name="ce26" office:value-type="string">
            <text:p>CVLT</text:p>
          </table:table-cell>
          <table:table-cell table:style-name="ce26" office:value-type="string">
            <text:p>Delayed recall score</text:p>
          </table:table-cell>
          <table:table-cell table:style-name="ce27" office:value-type="string">
            <text:p>memory</text:p>
          </table:table-cell>
          <table:table-cell table:style-name="ce28" office:value-type="string">
            <text:p>SD</text:p>
          </table:table-cell>
          <table:table-cell table:style-name="ce29" office:value-type="string">
            <text:p>E4/4</text:p>
          </table:table-cell>
          <table:table-cell table:style-name="ce29" office:value-type="float" office:value="56.0">
            <text:p>56</text:p>
          </table:table-cell>
          <table:table-cell table:style-name="ce29" office:value-type="float" office:value="7.71">
            <text:p>7.71</text:p>
          </table:table-cell>
          <table:table-cell table:style-name="ce29" office:value-type="float" office:value="2.64">
            <text:p>2.64</text:p>
          </table:table-cell>
          <table:table-cell table:style-name="ce25" office:value-type="string">
            <text:p>E4/2,E4/3</text:p>
          </table:table-cell>
          <table:table-cell table:style-name="ce25" office:value-type="float" office:value="517.0">
            <text:p>517</text:p>
          </table:table-cell>
          <table:table-cell table:style-name="ce25" office:value-type="float" office:value="7.18">
            <text:p>7.18</text:p>
          </table:table-cell>
          <table:table-cell table:style-name="ce25" office:value-type="float" office:value="2.39">
            <text:p>2.39</text:p>
          </table:table-cell>
          <table:table-cell table:style-name="ce30" office:value-type="string">
            <text:p>E2/2,E2/3,E3/3 </text:p>
          </table:table-cell>
          <table:table-cell table:style-name="ce30" office:value-type="float" office:value="1524.0">
            <text:p>1524</text:p>
          </table:table-cell>
          <table:table-cell table:style-name="ce30" office:value-type="float" office:value="7.34">
            <text:p>7.34</text:p>
          </table:table-cell>
          <table:table-cell table:style-name="ce30" office:value-type="float" office:value="2.36">
            <text:p>2.36</text:p>
          </table:table-cell>
          <table:table-cell table:style-name="ce29" office:value-type="float" office:value="0.91">
            <text:p>0.91</text:p>
          </table:table-cell>
          <table:table-cell table:style-name="ce29" office:value-type="float" office:value="0.17">
            <text:p>0.17</text:p>
          </table:table-cell>
          <table:table-cell table:number-columns-repeated="2" table:style-name="ce29"/>
          <table:table-cell table:style-name="cf1" table:formula="of:=([L314]-[P314])/SQRT((((([M314]^2)*([K314]-1))+(([Q314]^2)*([O314]-1)))/([K314]+[O314])))"/>
          <table:table-cell table:style-name="cf1" table:formula="of:=([L314]-[T314])/SQRT((((([M314]^2)*([K314]-1))+(([U314]^2)*([S314]-1)))/([K314]+[S314])))"/>
          <table:table-cell table:style-name="cf1" table:formula="of:=([P314]-[T314])/SQRT((((([Q314]^2)*([O314]-1))+(([U314]^2)*([S314]-1)))/([O314]+[S314])))"/>
          <table:table-cell table:style-name="ce32" office:value-type="string">
            <text:p>age=20–24</text:p>
          </table:table-cell>
          <table:table-cell table:style-name="ce33"/>
          <table:table-cell table:style-name="ce29" office:value-type="float" office:value="0.91">
            <text:p>0.91</text:p>
          </table:table-cell>
          <table:table-cell table:style-name="ce23" table:formula="of:=ROUND(([L314]-((1.96*[M314])/SQRT([K314])));3)"/>
          <table:table-cell table:style-name="ce23" table:formula="of:=ROUND(([L314]+((1.96*[M314])/SQRT([K314])));3)"/>
          <table:table-cell table:style-name="ce23" table:formula="of:=ROUND(([P314]-((1.96*[Q314])/SQRT([O314])));3)"/>
          <table:table-cell table:style-name="ce23" table:formula="of:=ROUND(([P314]+((1.96*[Q314])/SQRT([O314])));3)"/>
          <table:table-cell table:style-name="ce23" table:formula="of:=ROUND(([T314]-((1.96*[U314])/SQRT([S314])));3)"/>
          <table:table-cell table:style-name="ce23" table:formula="of:=ROUND(([T314]+((1.96*[U314])/SQRT([S314])));3)"/>
          <table:table-cell table:number-columns-repeated="987"/>
        </table:table-row>
        <table:table-row table:style-name="ro1">
          <table:table-cell table:style-name="ce24" office:value-type="string">
            <text:p>Andrew</text:p>
          </table:table-cell>
          <table:table-cell table:style-name="ce25" office:value-type="string">
            <text:p>neu_21_1_1.pdf</text:p>
          </table:table-cell>
          <table:table-cell table:style-name="ce25" office:value-type="float" office:value="1.7201525E7">
            <text:p>17201525</text:p>
          </table:table-cell>
          <table:table-cell table:style-name="ce26" office:value-type="string">
            <text:p>APOE</text:p>
          </table:table-cell>
          <table:table-cell table:style-name="ce26" office:value-type="string">
            <text:p>rs429358,rs7412</text:p>
          </table:table-cell>
          <table:table-cell table:style-name="ce26" office:value-type="string">
            <text:p>CVLT</text:p>
          </table:table-cell>
          <table:table-cell table:style-name="ce26" office:value-type="string">
            <text:p>Immediate recall score</text:p>
          </table:table-cell>
          <table:table-cell table:style-name="ce27" office:value-type="string">
            <text:p>memory</text:p>
          </table:table-cell>
          <table:table-cell table:style-name="ce28" office:value-type="string">
            <text:p>SD</text:p>
          </table:table-cell>
          <table:table-cell table:style-name="ce29" office:value-type="string">
            <text:p>E4/4</text:p>
          </table:table-cell>
          <table:table-cell table:style-name="ce29" office:value-type="float" office:value="48.0">
            <text:p>48</text:p>
          </table:table-cell>
          <table:table-cell table:style-name="ce29" office:value-type="float" office:value="7.17">
            <text:p>7.17</text:p>
          </table:table-cell>
          <table:table-cell table:style-name="ce29" office:value-type="float" office:value="2.33">
            <text:p>2.33</text:p>
          </table:table-cell>
          <table:table-cell table:style-name="ce25" office:value-type="string">
            <text:p>E4/2,E4/3</text:p>
          </table:table-cell>
          <table:table-cell table:style-name="ce25" office:value-type="float" office:value="564.0">
            <text:p>564</text:p>
          </table:table-cell>
          <table:table-cell table:style-name="ce25" office:value-type="float" office:value="7.23">
            <text:p>7.23</text:p>
          </table:table-cell>
          <table:table-cell table:style-name="ce25" office:value-type="float" office:value="2.26">
            <text:p>2.26</text:p>
          </table:table-cell>
          <table:table-cell table:style-name="ce30" office:value-type="string">
            <text:p>E2/2,E2/3,E3/3 </text:p>
          </table:table-cell>
          <table:table-cell table:style-name="ce30" office:value-type="float" office:value="1669.0">
            <text:p>1669</text:p>
          </table:table-cell>
          <table:table-cell table:style-name="ce30" office:value-type="float" office:value="7.19">
            <text:p>7.19</text:p>
          </table:table-cell>
          <table:table-cell table:style-name="ce30" office:value-type="float" office:value="2.23">
            <text:p>2.23</text:p>
          </table:table-cell>
          <table:table-cell table:number-columns-repeated="4" table:style-name="ce29"/>
          <table:table-cell table:style-name="cf1" table:formula="of:=([L315]-[P315])/SQRT((((([M315]^2)*([K315]-1))+(([Q315]^2)*([O315]-1)))/([K315]+[O315])))"/>
          <table:table-cell table:style-name="cf1" table:formula="of:=([L315]-[T315])/SQRT((((([M315]^2)*([K315]-1))+(([U315]^2)*([S315]-1)))/([K315]+[S315])))"/>
          <table:table-cell table:style-name="cf1" table:formula="of:=([P315]-[T315])/SQRT((((([Q315]^2)*([O315]-1))+(([U315]^2)*([S315]-1)))/([O315]+[S315])))"/>
          <table:table-cell table:style-name="ce32" office:value-type="string">
            <text:p>age=60–64</text:p>
          </table:table-cell>
          <table:table-cell table:style-name="ce33"/>
          <table:table-cell table:style-name="ce29"/>
          <table:table-cell table:style-name="ce23" table:formula="of:=ROUND(([L315]-((1.96*[M315])/SQRT([K315])));3)"/>
          <table:table-cell table:style-name="ce23" table:formula="of:=ROUND(([L315]+((1.96*[M315])/SQRT([K315])));3)"/>
          <table:table-cell table:style-name="ce23" table:formula="of:=ROUND(([P315]-((1.96*[Q315])/SQRT([O315])));3)"/>
          <table:table-cell table:style-name="ce23" table:formula="of:=ROUND(([P315]+((1.96*[Q315])/SQRT([O315])));3)"/>
          <table:table-cell table:style-name="ce23" table:formula="of:=ROUND(([T315]-((1.96*[U315])/SQRT([S315])));3)"/>
          <table:table-cell table:style-name="ce23" table:formula="of:=ROUND(([T315]+((1.96*[U315])/SQRT([S315])));3)"/>
          <table:table-cell table:number-columns-repeated="987"/>
        </table:table-row>
        <table:table-row table:style-name="ro1">
          <table:table-cell table:style-name="ce24" office:value-type="string">
            <text:p>Andrew</text:p>
          </table:table-cell>
          <table:table-cell table:style-name="ce25" office:value-type="string">
            <text:p>neu_21_1_1.pdf</text:p>
          </table:table-cell>
          <table:table-cell table:style-name="ce25" office:value-type="float" office:value="1.7201525E7">
            <text:p>17201525</text:p>
          </table:table-cell>
          <table:table-cell table:style-name="ce26" office:value-type="string">
            <text:p>APOE</text:p>
          </table:table-cell>
          <table:table-cell table:style-name="ce26" office:value-type="string">
            <text:p>rs429358,rs7412</text:p>
          </table:table-cell>
          <table:table-cell table:style-name="ce26" office:value-type="string">
            <text:p>CVLT</text:p>
          </table:table-cell>
          <table:table-cell table:style-name="ce26" office:value-type="string">
            <text:p>Immediate recall score</text:p>
          </table:table-cell>
          <table:table-cell table:style-name="ce27" office:value-type="string">
            <text:p>memory</text:p>
          </table:table-cell>
          <table:table-cell table:style-name="ce28" office:value-type="string">
            <text:p>SD</text:p>
          </table:table-cell>
          <table:table-cell table:style-name="ce29" office:value-type="string">
            <text:p>E4/4</text:p>
          </table:table-cell>
          <table:table-cell table:style-name="ce29" office:value-type="float" office:value="45.0">
            <text:p>45</text:p>
          </table:table-cell>
          <table:table-cell table:style-name="ce29" office:value-type="float" office:value="7.91">
            <text:p>7.91</text:p>
          </table:table-cell>
          <table:table-cell table:style-name="ce29" office:value-type="float" office:value="2.58">
            <text:p>2.58</text:p>
          </table:table-cell>
          <table:table-cell table:style-name="ce25" office:value-type="string">
            <text:p>E4/2,E4/3</text:p>
          </table:table-cell>
          <table:table-cell table:style-name="ce25" office:value-type="float" office:value="566.0">
            <text:p>566</text:p>
          </table:table-cell>
          <table:table-cell table:style-name="ce25" office:value-type="float" office:value="7.96">
            <text:p>7.96</text:p>
          </table:table-cell>
          <table:table-cell table:style-name="ce25" office:value-type="float" office:value="2.09">
            <text:p>2.09</text:p>
          </table:table-cell>
          <table:table-cell table:style-name="ce30" office:value-type="string">
            <text:p>E2/2,E2/3,E3/3 </text:p>
          </table:table-cell>
          <table:table-cell table:style-name="ce30" office:value-type="float" office:value="1571.0">
            <text:p>1571</text:p>
          </table:table-cell>
          <table:table-cell table:style-name="ce30" office:value-type="float" office:value="7.89">
            <text:p>7.89</text:p>
          </table:table-cell>
          <table:table-cell table:style-name="ce30" office:value-type="float" office:value="2.23">
            <text:p>2.23</text:p>
          </table:table-cell>
          <table:table-cell table:number-columns-repeated="4" table:style-name="ce29"/>
          <table:table-cell table:style-name="cf1" table:formula="of:=([L316]-[P316])/SQRT((((([M316]^2)*([K316]-1))+(([Q316]^2)*([O316]-1)))/([K316]+[O316])))"/>
          <table:table-cell table:style-name="cf1" table:formula="of:=([L316]-[T316])/SQRT((((([M316]^2)*([K316]-1))+(([U316]^2)*([S316]-1)))/([K316]+[S316])))"/>
          <table:table-cell table:style-name="cf1" table:formula="of:=([P316]-[T316])/SQRT((((([Q316]^2)*([O316]-1))+(([U316]^2)*([S316]-1)))/([O316]+[S316])))"/>
          <table:table-cell table:style-name="ce32" office:value-type="string">
            <text:p>age=40–44</text:p>
          </table:table-cell>
          <table:table-cell table:style-name="ce33"/>
          <table:table-cell table:style-name="ce29"/>
          <table:table-cell table:style-name="ce23" table:formula="of:=ROUND(([L316]-((1.96*[M316])/SQRT([K316])));3)"/>
          <table:table-cell table:style-name="ce23" table:formula="of:=ROUND(([L316]+((1.96*[M316])/SQRT([K316])));3)"/>
          <table:table-cell table:style-name="ce23" table:formula="of:=ROUND(([P316]-((1.96*[Q316])/SQRT([O316])));3)"/>
          <table:table-cell table:style-name="ce23" table:formula="of:=ROUND(([P316]+((1.96*[Q316])/SQRT([O316])));3)"/>
          <table:table-cell table:style-name="ce23" table:formula="of:=ROUND(([T316]-((1.96*[U316])/SQRT([S316])));3)"/>
          <table:table-cell table:style-name="ce23" table:formula="of:=ROUND(([T316]+((1.96*[U316])/SQRT([S316])));3)"/>
          <table:table-cell table:number-columns-repeated="987"/>
        </table:table-row>
        <table:table-row table:style-name="ro1">
          <table:table-cell table:style-name="ce24" office:value-type="string">
            <text:p>Andrew</text:p>
          </table:table-cell>
          <table:table-cell table:style-name="ce25" office:value-type="string">
            <text:p>neu_21_1_1.pdf</text:p>
          </table:table-cell>
          <table:table-cell table:style-name="ce25" office:value-type="float" office:value="1.7201525E7">
            <text:p>17201525</text:p>
          </table:table-cell>
          <table:table-cell table:style-name="ce26" office:value-type="string">
            <text:p>APOE</text:p>
          </table:table-cell>
          <table:table-cell table:style-name="ce26" office:value-type="string">
            <text:p>rs429358,rs7412</text:p>
          </table:table-cell>
          <table:table-cell table:style-name="ce26" office:value-type="string">
            <text:p>CVLT</text:p>
          </table:table-cell>
          <table:table-cell table:style-name="ce26" office:value-type="string">
            <text:p>Immediate recall score</text:p>
          </table:table-cell>
          <table:table-cell table:style-name="ce27" office:value-type="string">
            <text:p>memory</text:p>
          </table:table-cell>
          <table:table-cell table:style-name="ce28" office:value-type="string">
            <text:p>SD</text:p>
          </table:table-cell>
          <table:table-cell table:style-name="ce29" office:value-type="string">
            <text:p>E4/4</text:p>
          </table:table-cell>
          <table:table-cell table:style-name="ce29" office:value-type="float" office:value="56.0">
            <text:p>56</text:p>
          </table:table-cell>
          <table:table-cell table:style-name="ce29" office:value-type="float" office:value="8.32">
            <text:p>8.32</text:p>
          </table:table-cell>
          <table:table-cell table:style-name="ce29" office:value-type="float" office:value="2.08">
            <text:p>2.08</text:p>
          </table:table-cell>
          <table:table-cell table:style-name="ce25" office:value-type="string">
            <text:p>E4/2,E4/3</text:p>
          </table:table-cell>
          <table:table-cell table:style-name="ce25" office:value-type="float" office:value="517.0">
            <text:p>517</text:p>
          </table:table-cell>
          <table:table-cell table:style-name="ce25" office:value-type="float" office:value="7.93">
            <text:p>7.93</text:p>
          </table:table-cell>
          <table:table-cell table:style-name="ce25" office:value-type="float" office:value="2.14">
            <text:p>2.14</text:p>
          </table:table-cell>
          <table:table-cell table:style-name="ce30" office:value-type="string">
            <text:p>E2/2,E2/3,E3/3 </text:p>
          </table:table-cell>
          <table:table-cell table:style-name="ce30" office:value-type="float" office:value="1524.0">
            <text:p>1524</text:p>
          </table:table-cell>
          <table:table-cell table:style-name="ce30" office:value-type="float" office:value="8.08">
            <text:p>8.08</text:p>
          </table:table-cell>
          <table:table-cell table:style-name="ce30" office:value-type="float" office:value="2.17">
            <text:p>2.17</text:p>
          </table:table-cell>
          <table:table-cell table:style-name="ce29" office:value-type="float" office:value="0.87">
            <text:p>0.87</text:p>
          </table:table-cell>
          <table:table-cell table:style-name="ce29" office:value-type="float" office:value="0.54">
            <text:p>0.54</text:p>
          </table:table-cell>
          <table:table-cell table:number-columns-repeated="2" table:style-name="ce29"/>
          <table:table-cell table:style-name="cf1" table:formula="of:=([L317]-[P317])/SQRT((((([M317]^2)*([K317]-1))+(([Q317]^2)*([O317]-1)))/([K317]+[O317])))"/>
          <table:table-cell table:style-name="cf1" table:formula="of:=([L317]-[T317])/SQRT((((([M317]^2)*([K317]-1))+(([U317]^2)*([S317]-1)))/([K317]+[S317])))"/>
          <table:table-cell table:style-name="cf1" table:formula="of:=([P317]-[T317])/SQRT((((([Q317]^2)*([O317]-1))+(([U317]^2)*([S317]-1)))/([O317]+[S317])))"/>
          <table:table-cell table:style-name="ce32" office:value-type="string">
            <text:p>age=20–24</text:p>
          </table:table-cell>
          <table:table-cell table:style-name="ce33"/>
          <table:table-cell table:style-name="ce29" office:value-type="float" office:value="0.87">
            <text:p>0.87</text:p>
          </table:table-cell>
          <table:table-cell table:style-name="ce23" table:formula="of:=ROUND(([L317]-((1.96*[M317])/SQRT([K317])));3)"/>
          <table:table-cell table:style-name="ce23" table:formula="of:=ROUND(([L317]+((1.96*[M317])/SQRT([K317])));3)"/>
          <table:table-cell table:style-name="ce23" table:formula="of:=ROUND(([P317]-((1.96*[Q317])/SQRT([O317])));3)"/>
          <table:table-cell table:style-name="ce23" table:formula="of:=ROUND(([P317]+((1.96*[Q317])/SQRT([O317])));3)"/>
          <table:table-cell table:style-name="ce23" table:formula="of:=ROUND(([T317]-((1.96*[U317])/SQRT([S317])));3)"/>
          <table:table-cell table:style-name="ce23" table:formula="of:=ROUND(([T317]+((1.96*[U317])/SQRT([S317])));3)"/>
          <table:table-cell table:number-columns-repeated="987"/>
        </table:table-row>
        <table:table-row table:style-name="ro3">
          <table:table-cell table:style-name="ce24" office:value-type="string">
            <text:p>Nic</text:p>
          </table:table-cell>
          <table:table-cell table:style-name="ce25"/>
          <table:table-cell table:style-name="ce25" office:value-type="float" office:value="1.7379671E7">
            <text:p>17379671</text:p>
          </table:table-cell>
          <table:table-cell table:style-name="ce26" office:value-type="string">
            <text:p>APOE</text:p>
          </table:table-cell>
          <table:table-cell table:style-name="ce26" office:value-type="string">
            <text:p>rs429358,rs7412</text:p>
          </table:table-cell>
          <table:table-cell table:style-name="ce26" office:value-type="string">
            <text:p>Recall test</text:p>
          </table:table-cell>
          <table:table-cell table:style-name="ce26"/>
          <table:table-cell table:style-name="ce27" office:value-type="string">
            <text:p>memory</text:p>
          </table:table-cell>
          <table:table-cell table:style-name="ce28" office:value-type="string">
            <text:p>SD</text:p>
          </table:table-cell>
          <table:table-cell table:style-name="ce29" office:value-type="string">
            <text:p>E3/4,E4/4</text:p>
          </table:table-cell>
          <table:table-cell table:style-name="ce29" office:value-type="float" office:value="75.0">
            <text:p>75</text:p>
          </table:table-cell>
          <table:table-cell table:style-name="ce29" office:value-type="float" office:value="0.36">
            <text:p>0.36</text:p>
          </table:table-cell>
          <table:table-cell table:style-name="ce29" office:value-type="float" office:value="0.66">
            <text:p>0.66</text:p>
          </table:table-cell>
          <table:table-cell table:style-name="ce25" office:value-type="string">
            <text:p>E3/3 </text:p>
          </table:table-cell>
          <table:table-cell table:style-name="ce25" office:value-type="float" office:value="180.0">
            <text:p>180</text:p>
          </table:table-cell>
          <table:table-cell table:style-name="ce25" office:value-type="float" office:value="0.22">
            <text:p>0.22</text:p>
          </table:table-cell>
          <table:table-cell table:style-name="ce25" office:value-type="float" office:value="0.59">
            <text:p>0.59</text:p>
          </table:table-cell>
          <table:table-cell table:number-columns-repeated="4" table:style-name="ce30"/>
          <table:table-cell table:number-columns-repeated="4" table:style-name="ce29"/>
          <table:table-cell table:style-name="cf1" table:formula="of:=([L318]-[P318])/SQRT((((([M318]^2)*([K318]-1))+(([Q318]^2)*([O318]-1)))/([K318]+[O318])))"/>
          <table:table-cell table:style-name="cf1"/>
          <table:table-cell table:style-name="cf1"/>
          <table:table-cell table:style-name="ce32"/>
          <table:table-cell table:style-name="ce33"/>
          <table:table-cell table:style-name="ce29"/>
          <table:table-cell table:style-name="ce23" table:formula="of:=ROUND(([L318]-((1.96*[M318])/SQRT([K318])));3)"/>
          <table:table-cell table:style-name="ce23" table:formula="of:=ROUND(([L318]+((1.96*[M318])/SQRT([K318])));3)"/>
          <table:table-cell table:style-name="ce23" table:formula="of:=ROUND(([P318]-((1.96*[Q318])/SQRT([O318])));3)"/>
          <table:table-cell table:style-name="ce23" table:formula="of:=ROUND(([P318]+((1.96*[Q318])/SQRT([O318])));3)"/>
          <table:table-cell table:number-columns-repeated="989"/>
        </table:table-row>
        <table:table-row table:style-name="ro1">
          <table:table-cell table:style-name="ce24" office:value-type="string">
            <text:p>Nic</text:p>
          </table:table-cell>
          <table:table-cell table:style-name="ce25"/>
          <table:table-cell table:style-name="ce25" office:value-type="float" office:value="1.7379671E7">
            <text:p>17379671</text:p>
          </table:table-cell>
          <table:table-cell table:style-name="ce26" office:value-type="string">
            <text:p>APOE</text:p>
          </table:table-cell>
          <table:table-cell table:style-name="ce26" office:value-type="string">
            <text:p>rs429358,rs7412</text:p>
          </table:table-cell>
          <table:table-cell table:style-name="ce26" office:value-type="string">
            <text:p>Recognition test</text:p>
          </table:table-cell>
          <table:table-cell table:style-name="ce26" office:value-type="string">
            <text:p>Performance score</text:p>
          </table:table-cell>
          <table:table-cell table:style-name="ce27" office:value-type="string">
            <text:p>memory</text:p>
          </table:table-cell>
          <table:table-cell table:style-name="ce28" office:value-type="string">
            <text:p>SD</text:p>
          </table:table-cell>
          <table:table-cell table:style-name="ce29" office:value-type="string">
            <text:p>E3/4,E4/4</text:p>
          </table:table-cell>
          <table:table-cell table:style-name="ce29" office:value-type="float" office:value="75.0">
            <text:p>75</text:p>
          </table:table-cell>
          <table:table-cell table:style-name="ce29" office:value-type="float" office:value="0.25">
            <text:p>0.25</text:p>
          </table:table-cell>
          <table:table-cell table:style-name="ce29" office:value-type="float" office:value="0.66">
            <text:p>0.66</text:p>
          </table:table-cell>
          <table:table-cell table:style-name="ce25" office:value-type="string">
            <text:p>E3/3 </text:p>
          </table:table-cell>
          <table:table-cell table:style-name="ce25" office:value-type="float" office:value="180.0">
            <text:p>180</text:p>
          </table:table-cell>
          <table:table-cell table:style-name="ce25" office:value-type="float" office:value="0.21">
            <text:p>0.21</text:p>
          </table:table-cell>
          <table:table-cell table:style-name="ce25" office:value-type="float" office:value="0.64">
            <text:p>0.64</text:p>
          </table:table-cell>
          <table:table-cell table:number-columns-repeated="4" table:style-name="ce30"/>
          <table:table-cell table:number-columns-repeated="4" table:style-name="ce29"/>
          <table:table-cell table:style-name="cf1" table:formula="of:=([L319]-[P319])/SQRT((((([M319]^2)*([K319]-1))+(([Q319]^2)*([O319]-1)))/([K319]+[O319])))"/>
          <table:table-cell table:style-name="cf1"/>
          <table:table-cell table:style-name="cf1"/>
          <table:table-cell table:style-name="ce32"/>
          <table:table-cell table:style-name="ce33"/>
          <table:table-cell table:style-name="ce29"/>
          <table:table-cell table:style-name="ce23" table:formula="of:=ROUND(([L319]-((1.96*[M319])/SQRT([K319])));3)"/>
          <table:table-cell table:style-name="ce23" table:formula="of:=ROUND(([L319]+((1.96*[M319])/SQRT([K319])));3)"/>
          <table:table-cell table:style-name="ce23" table:formula="of:=ROUND(([P319]-((1.96*[Q319])/SQRT([O319])));3)"/>
          <table:table-cell table:style-name="ce23" table:formula="of:=ROUND(([P319]+((1.96*[Q319])/SQRT([O319])));3)"/>
          <table:table-cell table:number-columns-repeated="989"/>
        </table:table-row>
        <table:table-row table:style-name="ro5">
          <table:table-cell table:style-name="ce24" office:value-type="string">
            <text:p>Nic</text:p>
          </table:table-cell>
          <table:table-cell table:style-name="ce25"/>
          <table:table-cell table:style-name="ce25" office:value-type="float" office:value="1.7379671E7">
            <text:p>17379671</text:p>
          </table:table-cell>
          <table:table-cell table:style-name="ce26" office:value-type="string">
            <text:p>APOE</text:p>
          </table:table-cell>
          <table:table-cell table:style-name="ce26" office:value-type="string">
            <text:p>rs429358,rs7412</text:p>
          </table:table-cell>
          <table:table-cell table:style-name="ce26" office:value-type="string">
            <text:p>Revised 30-item multiple-choice synonym test </text:p>
          </table:table-cell>
          <table:table-cell table:style-name="ce26" office:value-type="string">
            <text:p>Fluency</text:p>
          </table:table-cell>
          <table:table-cell table:style-name="ce27" office:value-type="string">
            <text:p>memory</text:p>
          </table:table-cell>
          <table:table-cell table:style-name="ce28" office:value-type="string">
            <text:p>SD</text:p>
          </table:table-cell>
          <table:table-cell table:style-name="ce29" office:value-type="string">
            <text:p>E3/4,E4/4</text:p>
          </table:table-cell>
          <table:table-cell table:style-name="ce29" office:value-type="float" office:value="75.0">
            <text:p>75</text:p>
          </table:table-cell>
          <table:table-cell table:style-name="ce29" office:value-type="float" office:value="0.31">
            <text:p>0.31</text:p>
          </table:table-cell>
          <table:table-cell table:style-name="ce29" office:value-type="float" office:value="0.86">
            <text:p>0.86</text:p>
          </table:table-cell>
          <table:table-cell table:style-name="ce25" office:value-type="string">
            <text:p>E3/3 </text:p>
          </table:table-cell>
          <table:table-cell table:style-name="ce25" office:value-type="float" office:value="180.0">
            <text:p>180</text:p>
          </table:table-cell>
          <table:table-cell table:style-name="ce25" office:value-type="float" office:value="0.16">
            <text:p>0.16</text:p>
          </table:table-cell>
          <table:table-cell table:style-name="ce25" office:value-type="float" office:value="0.75">
            <text:p>0.75</text:p>
          </table:table-cell>
          <table:table-cell table:number-columns-repeated="4" table:style-name="ce30"/>
          <table:table-cell table:number-columns-repeated="4" table:style-name="ce29"/>
          <table:table-cell table:style-name="cf1" table:formula="of:=([L320]-[P320])/SQRT((((([M320]^2)*([K320]-1))+(([Q320]^2)*([O320]-1)))/([K320]+[O320])))"/>
          <table:table-cell table:style-name="cf1"/>
          <table:table-cell table:style-name="cf1"/>
          <table:table-cell table:style-name="ce32"/>
          <table:table-cell table:style-name="ce33"/>
          <table:table-cell table:style-name="ce29"/>
          <table:table-cell table:style-name="ce23" table:formula="of:=ROUND(([L320]-((1.96*[M320])/SQRT([K320])));3)"/>
          <table:table-cell table:style-name="ce23" table:formula="of:=ROUND(([L320]+((1.96*[M320])/SQRT([K320])));3)"/>
          <table:table-cell table:style-name="ce23" table:formula="of:=ROUND(([P320]-((1.96*[Q320])/SQRT([O320])));3)"/>
          <table:table-cell table:style-name="ce23" table:formula="of:=ROUND(([P320]+((1.96*[Q320])/SQRT([O320])));3)"/>
          <table:table-cell table:number-columns-repeated="989"/>
        </table:table-row>
        <table:table-row table:style-name="ro1">
          <table:table-cell table:style-name="ce24" office:value-type="string">
            <text:p>Nic</text:p>
          </table:table-cell>
          <table:table-cell table:style-name="ce25"/>
          <table:table-cell table:style-name="ce25" office:value-type="float" office:value="1.7077159E7">
            <text:p>17077159</text:p>
          </table:table-cell>
          <table:table-cell table:style-name="ce26" office:value-type="string">
            <text:p>APOE</text:p>
          </table:table-cell>
          <table:table-cell table:style-name="ce26" office:value-type="string">
            <text:p>rs429358,rs7412</text:p>
          </table:table-cell>
          <table:table-cell table:style-name="ce26" office:value-type="string">
            <text:p>Verbal memory test</text:p>
          </table:table-cell>
          <table:table-cell table:style-name="ce26" office:value-type="string">
            <text:p>Words delayed recall</text:p>
          </table:table-cell>
          <table:table-cell table:style-name="ce27" office:value-type="string">
            <text:p>memory</text:p>
          </table:table-cell>
          <table:table-cell table:style-name="ce28" office:value-type="string">
            <text:p>SD</text:p>
          </table:table-cell>
          <table:table-cell table:style-name="ce29" office:value-type="string">
            <text:p>E2/E3</text:p>
          </table:table-cell>
          <table:table-cell table:style-name="ce29" office:value-type="float" office:value="11.0">
            <text:p>11</text:p>
          </table:table-cell>
          <table:table-cell table:style-name="ce29" office:value-type="float" office:value="7.2">
            <text:p>7.2</text:p>
          </table:table-cell>
          <table:table-cell table:style-name="ce29" office:value-type="float" office:value="1.7">
            <text:p>1.7</text:p>
          </table:table-cell>
          <table:table-cell table:style-name="ce25" office:value-type="string">
            <text:p>E3/E3</text:p>
          </table:table-cell>
          <table:table-cell table:style-name="ce25" office:value-type="float" office:value="10.0">
            <text:p>10</text:p>
          </table:table-cell>
          <table:table-cell table:style-name="ce25" office:value-type="float" office:value="7.6">
            <text:p>7.6</text:p>
          </table:table-cell>
          <table:table-cell table:style-name="ce25" office:value-type="float" office:value="2.7">
            <text:p>2.7</text:p>
          </table:table-cell>
          <table:table-cell table:style-name="ce30" office:value-type="string">
            <text:p>E3/E4</text:p>
          </table:table-cell>
          <table:table-cell table:style-name="ce30" office:value-type="float" office:value="13.0">
            <text:p>13</text:p>
          </table:table-cell>
          <table:table-cell table:style-name="ce30" office:value-type="float" office:value="7.7">
            <text:p>7.7</text:p>
          </table:table-cell>
          <table:table-cell table:style-name="ce30" office:value-type="float" office:value="2.9">
            <text:p>2.9</text:p>
          </table:table-cell>
          <table:table-cell table:number-columns-repeated="4" table:style-name="ce29"/>
          <table:table-cell table:style-name="cf1" table:formula="of:=([L321]-[P321])/SQRT((((([M321]^2)*([K321]-1))+(([Q321]^2)*([O321]-1)))/([K321]+[O321])))"/>
          <table:table-cell table:style-name="cf1" table:formula="of:=([L321]-[T321])/SQRT((((([M321]^2)*([K321]-1))+(([U321]^2)*([S321]-1)))/([K321]+[S321])))"/>
          <table:table-cell table:style-name="cf1" table:formula="of:=([P321]-[T321])/SQRT((((([Q321]^2)*([O321]-1))+(([U321]^2)*([S321]-1)))/([O321]+[S321])))"/>
          <table:table-cell table:style-name="ce32"/>
          <table:table-cell table:style-name="ce33"/>
          <table:table-cell table:style-name="ce29"/>
          <table:table-cell table:style-name="ce23" table:formula="of:=ROUND(([L321]-((1.96*[M321])/SQRT([K321])));3)"/>
          <table:table-cell table:style-name="ce23" table:formula="of:=ROUND(([L321]+((1.96*[M321])/SQRT([K321])));3)"/>
          <table:table-cell table:style-name="ce23" table:formula="of:=ROUND(([P321]-((1.96*[Q321])/SQRT([O321])));3)"/>
          <table:table-cell table:style-name="ce23" table:formula="of:=ROUND(([P321]+((1.96*[Q321])/SQRT([O321])));3)"/>
          <table:table-cell table:style-name="ce23" table:formula="of:=ROUND(([T321]-((1.96*[U321])/SQRT([S321])));3)"/>
          <table:table-cell table:style-name="ce23" table:formula="of:=ROUND(([T321]+((1.96*[U321])/SQRT([S321])));3)"/>
          <table:table-cell table:number-columns-repeated="987"/>
        </table:table-row>
        <table:table-row table:style-name="ro3">
          <table:table-cell table:style-name="ce24" office:value-type="string">
            <text:p>Nic</text:p>
          </table:table-cell>
          <table:table-cell table:style-name="ce25"/>
          <table:table-cell table:style-name="ce25" office:value-type="float" office:value="1.7379671E7">
            <text:p>17379671</text:p>
          </table:table-cell>
          <table:table-cell table:style-name="ce26" office:value-type="string">
            <text:p>APOE</text:p>
          </table:table-cell>
          <table:table-cell table:style-name="ce26" office:value-type="string">
            <text:p>rs429358,rs7412</text:p>
          </table:table-cell>
          <table:table-cell table:style-name="ce26" office:value-type="string">
            <text:p>Vocabulary test</text:p>
          </table:table-cell>
          <table:table-cell table:style-name="ce26"/>
          <table:table-cell table:style-name="ce27" office:value-type="string">
            <text:p>memory</text:p>
          </table:table-cell>
          <table:table-cell table:style-name="ce28" office:value-type="string">
            <text:p>SD</text:p>
          </table:table-cell>
          <table:table-cell table:style-name="ce29" office:value-type="string">
            <text:p>E3/4,E4/4</text:p>
          </table:table-cell>
          <table:table-cell table:style-name="ce29" office:value-type="float" office:value="75.0">
            <text:p>75</text:p>
          </table:table-cell>
          <table:table-cell table:style-name="ce29" office:value-type="float" office:value="0.48">
            <text:p>0.48</text:p>
          </table:table-cell>
          <table:table-cell table:style-name="ce29" office:value-type="float" office:value="0.77">
            <text:p>0.77</text:p>
          </table:table-cell>
          <table:table-cell table:style-name="ce25" office:value-type="string">
            <text:p>E3/3 </text:p>
          </table:table-cell>
          <table:table-cell table:style-name="ce25" office:value-type="float" office:value="180.0">
            <text:p>180</text:p>
          </table:table-cell>
          <table:table-cell table:style-name="ce25" office:value-type="float" office:value="0.21">
            <text:p>0.21</text:p>
          </table:table-cell>
          <table:table-cell table:style-name="ce25" office:value-type="float" office:value="0.87">
            <text:p>0.87</text:p>
          </table:table-cell>
          <table:table-cell table:number-columns-repeated="4" table:style-name="ce30"/>
          <table:table-cell table:number-columns-repeated="4" table:style-name="ce29"/>
          <table:table-cell table:style-name="cf1" table:formula="of:=([L322]-[P322])/SQRT((((([M322]^2)*([K322]-1))+(([Q322]^2)*([O322]-1)))/([K322]+[O322])))"/>
          <table:table-cell table:style-name="cf1"/>
          <table:table-cell table:style-name="cf1"/>
          <table:table-cell table:style-name="ce32"/>
          <table:table-cell table:style-name="ce33"/>
          <table:table-cell table:style-name="ce29"/>
          <table:table-cell table:style-name="ce23" table:formula="of:=ROUND(([L322]-((1.96*[M322])/SQRT([K322])));3)"/>
          <table:table-cell table:style-name="ce23" table:formula="of:=ROUND(([L322]+((1.96*[M322])/SQRT([K322])));3)"/>
          <table:table-cell table:style-name="ce23" table:formula="of:=ROUND(([P322]-((1.96*[Q322])/SQRT([O322])));3)"/>
          <table:table-cell table:style-name="ce23" table:formula="of:=ROUND(([P322]+((1.96*[Q322])/SQRT([O322])));3)"/>
          <table:table-cell table:number-columns-repeated="989"/>
        </table:table-row>
        <table:table-row table:style-name="ro3">
          <table:table-cell table:style-name="ce24" office:value-type="string">
            <text:p>Andrew</text:p>
          </table:table-cell>
          <table:table-cell table:style-name="ce25"/>
          <table:table-cell table:style-name="ce25" office:value-type="float" office:value="8938259.0">
            <text:p>8938259</text:p>
          </table:table-cell>
          <table:table-cell table:style-name="ce26" office:value-type="string">
            <text:p>APOE</text:p>
          </table:table-cell>
          <table:table-cell table:style-name="ce26" office:value-type="string">
            <text:p>rs429358,rs7412</text:p>
          </table:table-cell>
          <table:table-cell table:style-name="ce26" office:value-type="string">
            <text:p>VRD</text:p>
          </table:table-cell>
          <table:table-cell table:style-name="ce26" office:value-type="string">
            <text:p>Delayed recall</text:p>
          </table:table-cell>
          <table:table-cell table:style-name="ce27" office:value-type="string">
            <text:p>memory</text:p>
          </table:table-cell>
          <table:table-cell table:style-name="ce28" office:value-type="string">
            <text:p>SD</text:p>
          </table:table-cell>
          <table:table-cell table:style-name="ce29" office:value-type="string">
            <text:p>E2/2,E2/3</text:p>
          </table:table-cell>
          <table:table-cell table:style-name="ce29" office:value-type="float" office:value="62.0">
            <text:p>62</text:p>
          </table:table-cell>
          <table:table-cell table:style-name="ce29" office:value-type="float" office:value="6.9">
            <text:p>6.9</text:p>
          </table:table-cell>
          <table:table-cell table:style-name="ce29" office:value-type="float" office:value="3.8">
            <text:p>3.8</text:p>
          </table:table-cell>
          <table:table-cell table:style-name="ce25" office:value-type="string">
            <text:p>E3/3</text:p>
          </table:table-cell>
          <table:table-cell table:style-name="ce25" office:value-type="float" office:value="378.0">
            <text:p>378</text:p>
          </table:table-cell>
          <table:table-cell table:style-name="ce25" office:value-type="float" office:value="6.7">
            <text:p>6.7</text:p>
          </table:table-cell>
          <table:table-cell table:style-name="ce25" office:value-type="float" office:value="3.6">
            <text:p>3.6</text:p>
          </table:table-cell>
          <table:table-cell table:style-name="ce30" office:value-type="string">
            <text:p>E4/2,E4/3,E4/4</text:p>
          </table:table-cell>
          <table:table-cell table:style-name="ce30" office:value-type="float" office:value="192.0">
            <text:p>192</text:p>
          </table:table-cell>
          <table:table-cell table:style-name="ce30" office:value-type="float" office:value="6.5">
            <text:p>6.5</text:p>
          </table:table-cell>
          <table:table-cell table:style-name="ce30" office:value-type="float" office:value="3.7">
            <text:p>3.7</text:p>
          </table:table-cell>
          <table:table-cell table:number-columns-repeated="4" table:style-name="ce29"/>
          <table:table-cell table:style-name="cf1" table:formula="of:=([L323]-[P323])/SQRT((((([M323]^2)*([K323]-1))+(([Q323]^2)*([O323]-1)))/([K323]+[O323])))"/>
          <table:table-cell table:style-name="cf1" table:formula="of:=([L323]-[T323])/SQRT((((([M323]^2)*([K323]-1))+(([U323]^2)*([S323]-1)))/([K323]+[S323])))"/>
          <table:table-cell table:style-name="cf1" table:formula="of:=([P323]-[T323])/SQRT((((([Q323]^2)*([O323]-1))+(([U323]^2)*([S323]-1)))/([O323]+[S323])))"/>
          <table:table-cell table:style-name="ce34" office:value-type="string">
            <text:p>baseline</text:p>
          </table:table-cell>
          <table:table-cell table:style-name="ce33"/>
          <table:table-cell table:style-name="ce29"/>
          <table:table-cell table:style-name="ce23" table:formula="of:=ROUND(([L323]-((1.96*[M323])/SQRT([K323])));3)"/>
          <table:table-cell table:style-name="ce23" table:formula="of:=ROUND(([L323]+((1.96*[M323])/SQRT([K323])));3)"/>
          <table:table-cell table:style-name="ce23" table:formula="of:=ROUND(([P323]-((1.96*[Q323])/SQRT([O323])));3)"/>
          <table:table-cell table:style-name="ce23" table:formula="of:=ROUND(([P323]+((1.96*[Q323])/SQRT([O323])));3)"/>
          <table:table-cell table:style-name="ce23" table:formula="of:=ROUND(([T323]-((1.96*[U323])/SQRT([S323])));3)"/>
          <table:table-cell table:style-name="ce23" table:formula="of:=ROUND(([T323]+((1.96*[U323])/SQRT([S323])));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8938259.0">
            <text:p>8938259</text:p>
          </table:table-cell>
          <table:table-cell table:style-name="ce26" office:value-type="string">
            <text:p>APOE</text:p>
          </table:table-cell>
          <table:table-cell table:style-name="ce26" office:value-type="string">
            <text:p>rs429358,rs7412</text:p>
          </table:table-cell>
          <table:table-cell table:style-name="ce26" office:value-type="string">
            <text:p>VRD</text:p>
          </table:table-cell>
          <table:table-cell table:style-name="ce26" office:value-type="string">
            <text:p>Delayed recall</text:p>
          </table:table-cell>
          <table:table-cell table:style-name="ce27" office:value-type="string">
            <text:p>memory</text:p>
          </table:table-cell>
          <table:table-cell table:style-name="ce28" office:value-type="string">
            <text:p>SD</text:p>
          </table:table-cell>
          <table:table-cell table:style-name="ce29" office:value-type="string">
            <text:p>E2/2,E2/3</text:p>
          </table:table-cell>
          <table:table-cell table:style-name="ce29" office:value-type="float" office:value="62.0">
            <text:p>62</text:p>
          </table:table-cell>
          <table:table-cell table:style-name="ce29" office:value-type="float" office:value="10.1">
            <text:p>10.1</text:p>
          </table:table-cell>
          <table:table-cell table:style-name="ce29" office:value-type="float" office:value="3.3">
            <text:p>3.3</text:p>
          </table:table-cell>
          <table:table-cell table:style-name="ce25" office:value-type="string">
            <text:p>E3/3</text:p>
          </table:table-cell>
          <table:table-cell table:style-name="ce25" office:value-type="float" office:value="378.0">
            <text:p>378</text:p>
          </table:table-cell>
          <table:table-cell table:style-name="ce25" office:value-type="float" office:value="9.6">
            <text:p>9.6</text:p>
          </table:table-cell>
          <table:table-cell table:style-name="ce25" office:value-type="float" office:value="3.1">
            <text:p>3.1</text:p>
          </table:table-cell>
          <table:table-cell table:style-name="ce30" office:value-type="string">
            <text:p>E4/2,E4/3,E4/4</text:p>
          </table:table-cell>
          <table:table-cell table:style-name="ce30" office:value-type="float" office:value="192.0">
            <text:p>192</text:p>
          </table:table-cell>
          <table:table-cell table:style-name="ce30" office:value-type="float" office:value="8.9">
            <text:p>8.9</text:p>
          </table:table-cell>
          <table:table-cell table:style-name="ce30" office:value-type="float" office:value="3.5">
            <text:p>3.5</text:p>
          </table:table-cell>
          <table:table-cell table:number-columns-repeated="4" table:style-name="ce29"/>
          <table:table-cell table:style-name="cf1" table:formula="of:=([L324]-[P324])/SQRT((((([M324]^2)*([K324]-1))+(([Q324]^2)*([O324]-1)))/([K324]+[O324])))"/>
          <table:table-cell table:style-name="cf1" table:formula="of:=([L324]-[T324])/SQRT((((([M324]^2)*([K324]-1))+(([U324]^2)*([S324]-1)))/([K324]+[S324])))"/>
          <table:table-cell table:style-name="cf1" table:formula="of:=([P324]-[T324])/SQRT((((([Q324]^2)*([O324]-1))+(([U324]^2)*([S324]-1)))/([O324]+[S324])))"/>
          <table:table-cell table:style-name="ce34" office:value-type="string">
            <text:p>Followup + 3yrs</text:p>
          </table:table-cell>
          <table:table-cell table:style-name="ce33"/>
          <table:table-cell table:style-name="ce29"/>
          <table:table-cell table:style-name="ce23" table:formula="of:=ROUND(([L324]-((1.96*[M324])/SQRT([K324])));3)"/>
          <table:table-cell table:style-name="ce23" table:formula="of:=ROUND(([L324]+((1.96*[M324])/SQRT([K324])));3)"/>
          <table:table-cell table:style-name="ce23" table:formula="of:=ROUND(([P324]-((1.96*[Q324])/SQRT([O324])));3)"/>
          <table:table-cell table:style-name="ce23" table:formula="of:=ROUND(([P324]+((1.96*[Q324])/SQRT([O324])));3)"/>
          <table:table-cell table:style-name="ce23" table:formula="of:=ROUND(([T324]-((1.96*[U324])/SQRT([S324])));3)"/>
          <table:table-cell table:style-name="ce23" table:formula="of:=ROUND(([T324]+((1.96*[U324])/SQRT([S324])));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7644133.0">
            <text:p>7644133</text:p>
          </table:table-cell>
          <table:table-cell table:style-name="ce26" office:value-type="string">
            <text:p>APOE</text:p>
          </table:table-cell>
          <table:table-cell table:style-name="ce26" office:value-type="string">
            <text:p>rs429358,rs7412</text:p>
          </table:table-cell>
          <table:table-cell table:style-name="ce26" office:value-type="string">
            <text:p>VRTD</text:p>
          </table:table-cell>
          <table:table-cell table:style-name="ce26" office:value-type="string">
            <text:p>Delayed recall</text:p>
          </table:table-cell>
          <table:table-cell table:style-name="ce27" office:value-type="string">
            <text:p>memory</text:p>
          </table:table-cell>
          <table:table-cell table:style-name="ce28" office:value-type="string">
            <text:p>SD</text:p>
          </table:table-cell>
          <table:table-cell table:style-name="ce29" office:value-type="string">
            <text:p>E2/2,E2/3</text:p>
          </table:table-cell>
          <table:table-cell table:style-name="ce29" office:value-type="float" office:value="76.0">
            <text:p>76</text:p>
          </table:table-cell>
          <table:table-cell table:style-name="ce29" office:value-type="float" office:value="6.5">
            <text:p>6.5</text:p>
          </table:table-cell>
          <table:table-cell table:style-name="ce29" office:value-type="float" office:value="3.8">
            <text:p>3.8</text:p>
          </table:table-cell>
          <table:table-cell table:style-name="ce25" office:value-type="string">
            <text:p>E3/3</text:p>
          </table:table-cell>
          <table:table-cell table:style-name="ce25" office:value-type="float" office:value="558.0">
            <text:p>558</text:p>
          </table:table-cell>
          <table:table-cell table:style-name="ce25" office:value-type="float" office:value="6.0">
            <text:p>6</text:p>
          </table:table-cell>
          <table:table-cell table:style-name="ce25" office:value-type="float" office:value="3.5">
            <text:p>3.5</text:p>
          </table:table-cell>
          <table:table-cell table:style-name="ce30" office:value-type="string">
            <text:p>E4/2,E4/3,E4/4</text:p>
          </table:table-cell>
          <table:table-cell table:style-name="ce30" office:value-type="float" office:value="278.0">
            <text:p>278</text:p>
          </table:table-cell>
          <table:table-cell table:style-name="ce30" office:value-type="float" office:value="5.9">
            <text:p>5.9</text:p>
          </table:table-cell>
          <table:table-cell table:style-name="ce30" office:value-type="float" office:value="3.7">
            <text:p>3.7</text:p>
          </table:table-cell>
          <table:table-cell table:number-columns-repeated="3" table:style-name="ce29"/>
          <table:table-cell table:style-name="ce29" office:value-type="string">
            <text:p>no</text:p>
          </table:table-cell>
          <table:table-cell table:style-name="cf1" table:formula="of:=([L325]-[P325])/SQRT((((([M325]^2)*([K325]-1))+(([Q325]^2)*([O325]-1)))/([K325]+[O325])))"/>
          <table:table-cell table:style-name="cf1" table:formula="of:=([L325]-[T325])/SQRT((((([M325]^2)*([K325]-1))+(([U325]^2)*([S325]-1)))/([K325]+[S325])))"/>
          <table:table-cell table:style-name="cf1" table:formula="of:=([P325]-[T325])/SQRT((((([Q325]^2)*([O325]-1))+(([U325]^2)*([S325]-1)))/([O325]+[S325])))"/>
          <table:table-cell table:style-name="ce32"/>
          <table:table-cell table:style-name="ce33"/>
          <table:table-cell table:style-name="ce29"/>
          <table:table-cell table:style-name="ce23" table:formula="of:=ROUND(([L325]-((1.96*[M325])/SQRT([K325])));3)"/>
          <table:table-cell table:style-name="ce23" table:formula="of:=ROUND(([L325]+((1.96*[M325])/SQRT([K325])));3)"/>
          <table:table-cell table:style-name="ce23" table:formula="of:=ROUND(([P325]-((1.96*[Q325])/SQRT([O325])));3)"/>
          <table:table-cell table:style-name="ce23" table:formula="of:=ROUND(([P325]+((1.96*[Q325])/SQRT([O325])));3)"/>
          <table:table-cell table:style-name="ce23" table:formula="of:=ROUND(([T325]-((1.96*[U325])/SQRT([S325])));3)"/>
          <table:table-cell table:style-name="ce23" table:formula="of:=ROUND(([T325]+((1.96*[U325])/SQRT([S325])));3)"/>
          <table:table-cell table:number-columns-repeated="987"/>
        </table:table-row>
        <table:table-row table:style-name="ro1">
          <table:table-cell table:style-name="ce24" office:value-type="string">
            <text:p>Andrew</text:p>
          </table:table-cell>
          <table:table-cell table:style-name="ce25" office:value-type="string">
            <text:p>731.pdf</text:p>
          </table:table-cell>
          <table:table-cell table:style-name="ce25" office:value-type="float" office:value="1.6818862E7">
            <text:p>16818862</text:p>
          </table:table-cell>
          <table:table-cell table:style-name="ce26" office:value-type="string">
            <text:p>BDNF</text:p>
          </table:table-cell>
          <table:table-cell table:style-name="ce26" office:value-type="string">
            <text:p>rs6265</text:p>
          </table:table-cell>
          <table:table-cell table:style-name="ce26" office:value-type="string">
            <text:p>Meta</text:p>
          </table:table-cell>
          <table:table-cell table:style-name="ce26" office:value-type="string">
            <text:p>Verbal memory (z-score)</text:p>
          </table:table-cell>
          <table:table-cell table:style-name="ce27" office:value-type="string">
            <text:p>memory</text:p>
          </table:table-cell>
          <table:table-cell table:style-name="ce28" office:value-type="string">
            <text:p>SD</text:p>
          </table:table-cell>
          <table:table-cell table:style-name="ce35" office:value-type="string">
            <text:p>G/G</text:p>
          </table:table-cell>
          <table:table-cell table:style-name="ce35" office:value-type="float" office:value="95.0">
            <text:p>95</text:p>
          </table:table-cell>
          <table:table-cell table:style-name="ce35" office:value-type="float" office:value="0.19">
            <text:p>0.19</text:p>
          </table:table-cell>
          <table:table-cell table:style-name="ce35" office:value-type="float" office:value="0.75">
            <text:p>0.75</text:p>
          </table:table-cell>
          <table:table-cell table:style-name="ce36" office:value-type="string">
            <text:p>A/A,A/G</text:p>
          </table:table-cell>
          <table:table-cell table:style-name="ce36" office:value-type="float" office:value="49.0">
            <text:p>49</text:p>
          </table:table-cell>
          <table:table-cell table:style-name="ce36" office:value-type="float" office:value="0.03">
            <text:p>0.03</text:p>
          </table:table-cell>
          <table:table-cell table:style-name="ce36" office:value-type="float" office:value="0.8">
            <text:p>0.8</text:p>
          </table:table-cell>
          <table:table-cell table:number-columns-repeated="4" table:style-name="ce37"/>
          <table:table-cell table:number-columns-repeated="3" table:style-name="ce29"/>
          <table:table-cell table:style-name="ce29" office:value-type="string">
            <text:p>trend</text:p>
          </table:table-cell>
          <table:table-cell table:style-name="cf1" table:formula="of:=([L326]-[P326])/SQRT((((([M326]^2)*([K326]-1))+(([Q326]^2)*([O326]-1)))/([K326]+[O326])))"/>
          <table:table-cell table:style-name="cf1"/>
          <table:table-cell table:style-name="cf1"/>
          <table:table-cell table:style-name="ce32" office:value-type="string">
            <text:p>Verbal memory;z-scored</text:p>
          </table:table-cell>
          <table:table-cell table:style-name="ce33" office:value-type="float" office:value="1.5741466E7">
            <text:p>15741466</text:p>
          </table:table-cell>
          <table:table-cell table:style-name="ce29"/>
          <table:table-cell table:style-name="ce23" table:formula="of:=ROUND(([L326]-((1.96*[M326])/SQRT([K326])));3)"/>
          <table:table-cell table:style-name="ce23" table:formula="of:=ROUND(([L326]+((1.96*[M326])/SQRT([K326])));3)"/>
          <table:table-cell table:style-name="ce23" table:formula="of:=ROUND(([P326]-((1.96*[Q326])/SQRT([O326])));3)"/>
          <table:table-cell table:style-name="ce23" table:formula="of:=ROUND(([P326]+((1.96*[Q326])/SQRT([O326])));3)"/>
          <table:table-cell table:number-columns-repeated="989"/>
        </table:table-row>
        <table:table-row table:style-name="ro5">
          <table:table-cell table:style-name="ce24" office:value-type="string">
            <text:p>Andrew</text:p>
          </table:table-cell>
          <table:table-cell table:style-name="ce25" office:value-type="string">
            <text:p>731.pdf</text:p>
          </table:table-cell>
          <table:table-cell table:style-name="ce25" office:value-type="float" office:value="1.6818862E7">
            <text:p>16818862</text:p>
          </table:table-cell>
          <table:table-cell table:style-name="ce26" office:value-type="string">
            <text:p>BDNF</text:p>
          </table:table-cell>
          <table:table-cell table:style-name="ce26" office:value-type="string">
            <text:p>rs6265</text:p>
          </table:table-cell>
          <table:table-cell table:style-name="ce26" office:value-type="string">
            <text:p>RAVLT</text:p>
          </table:table-cell>
          <table:table-cell table:style-name="ce26" office:value-type="string">
            <text:p>Delayed recall subtest total (z-score)</text:p>
          </table:table-cell>
          <table:table-cell table:style-name="ce27" office:value-type="string">
            <text:p>memory</text:p>
          </table:table-cell>
          <table:table-cell table:style-name="ce28" office:value-type="string">
            <text:p>SD</text:p>
          </table:table-cell>
          <table:table-cell table:style-name="ce35" office:value-type="string">
            <text:p>G/G</text:p>
          </table:table-cell>
          <table:table-cell table:style-name="ce35" office:value-type="float" office:value="95.0">
            <text:p>95</text:p>
          </table:table-cell>
          <table:table-cell table:style-name="ce35" office:value-type="float" office:value="0.03">
            <text:p>0.03</text:p>
          </table:table-cell>
          <table:table-cell table:style-name="ce35" office:value-type="float" office:value="0.94">
            <text:p>0.94</text:p>
          </table:table-cell>
          <table:table-cell table:style-name="ce36" office:value-type="string">
            <text:p>A/A,A/G</text:p>
          </table:table-cell>
          <table:table-cell table:style-name="ce36" office:value-type="float" office:value="49.0">
            <text:p>49</text:p>
          </table:table-cell>
          <table:table-cell table:style-name="ce36" office:value-type="float" office:value="0.02">
            <text:p>0.02</text:p>
          </table:table-cell>
          <table:table-cell table:style-name="ce36" office:value-type="float" office:value="1.05">
            <text:p>1.05</text:p>
          </table:table-cell>
          <table:table-cell table:number-columns-repeated="4" table:style-name="ce37"/>
          <table:table-cell table:number-columns-repeated="3" table:style-name="ce29"/>
          <table:table-cell table:style-name="ce29" office:value-type="string">
            <text:p>yes</text:p>
          </table:table-cell>
          <table:table-cell table:style-name="cf1" table:formula="of:=([L327]-[P327])/SQRT((((([M327]^2)*([K327]-1))+(([Q327]^2)*([O327]-1)))/([K327]+[O327])))"/>
          <table:table-cell table:style-name="cf1"/>
          <table:table-cell table:style-name="cf1"/>
          <table:table-cell table:style-name="ce32" office:value-type="string">
            <text:p>delayed recall subtest; z-score</text:p>
          </table:table-cell>
          <table:table-cell table:style-name="ce33" office:value-type="float" office:value="1.5741466E7">
            <text:p>15741466</text:p>
          </table:table-cell>
          <table:table-cell table:style-name="ce29"/>
          <table:table-cell table:style-name="ce23" table:formula="of:=ROUND(([L327]-((1.96*[M327])/SQRT([K327])));3)"/>
          <table:table-cell table:style-name="ce23" table:formula="of:=ROUND(([L327]+((1.96*[M327])/SQRT([K327])));3)"/>
          <table:table-cell table:style-name="ce23" table:formula="of:=ROUND(([P327]-((1.96*[Q327])/SQRT([O327])));3)"/>
          <table:table-cell table:style-name="ce23" table:formula="of:=ROUND(([P327]+((1.96*[Q327])/SQRT([O327])));3)"/>
          <table:table-cell table:number-columns-repeated="989"/>
        </table:table-row>
        <table:table-row table:style-name="ro1">
          <table:table-cell table:style-name="ce24" office:value-type="string">
            <text:p>Andrew</text:p>
          </table:table-cell>
          <table:table-cell table:style-name="ce25" office:value-type="string">
            <text:p>731.pdf</text:p>
          </table:table-cell>
          <table:table-cell table:style-name="ce25" office:value-type="float" office:value="1.6818862E7">
            <text:p>16818862</text:p>
          </table:table-cell>
          <table:table-cell table:style-name="ce26" office:value-type="string">
            <text:p>BDNF</text:p>
          </table:table-cell>
          <table:table-cell table:style-name="ce26" office:value-type="string">
            <text:p>rs6265</text:p>
          </table:table-cell>
          <table:table-cell table:style-name="ce26" office:value-type="string">
            <text:p>RAVLT</text:p>
          </table:table-cell>
          <table:table-cell table:style-name="ce26" office:value-type="string">
            <text:p>Trial 7 total (z-score)</text:p>
          </table:table-cell>
          <table:table-cell table:style-name="ce27" office:value-type="string">
            <text:p>memory</text:p>
          </table:table-cell>
          <table:table-cell table:style-name="ce28" office:value-type="string">
            <text:p>SD</text:p>
          </table:table-cell>
          <table:table-cell table:style-name="ce35" office:value-type="string">
            <text:p>G/G</text:p>
          </table:table-cell>
          <table:table-cell table:style-name="ce35" office:value-type="float" office:value="95.0">
            <text:p>95</text:p>
          </table:table-cell>
          <table:table-cell table:style-name="ce35" office:value-type="float" office:value="0.03">
            <text:p>0.03</text:p>
          </table:table-cell>
          <table:table-cell table:style-name="ce35" office:value-type="float" office:value="0.92">
            <text:p>0.92</text:p>
          </table:table-cell>
          <table:table-cell table:style-name="ce36" office:value-type="string">
            <text:p>A/A,A/G</text:p>
          </table:table-cell>
          <table:table-cell table:style-name="ce36" office:value-type="float" office:value="49.0">
            <text:p>49</text:p>
          </table:table-cell>
          <table:table-cell table:style-name="ce36" office:value-type="float" office:value="0.01">
            <text:p>0.01</text:p>
          </table:table-cell>
          <table:table-cell table:style-name="ce36" office:value-type="float" office:value="1.07">
            <text:p>1.07</text:p>
          </table:table-cell>
          <table:table-cell table:number-columns-repeated="4" table:style-name="ce37"/>
          <table:table-cell table:number-columns-repeated="4" table:style-name="ce29"/>
          <table:table-cell table:style-name="cf1" table:formula="of:=([L328]-[P328])/SQRT((((([M328]^2)*([K328]-1))+(([Q328]^2)*([O328]-1)))/([K328]+[O328])))"/>
          <table:table-cell table:style-name="cf1"/>
          <table:table-cell table:style-name="cf1"/>
          <table:table-cell table:style-name="ce32" office:value-type="string">
            <text:p>trial 7; z-score</text:p>
          </table:table-cell>
          <table:table-cell table:style-name="ce33" office:value-type="float" office:value="1.5741466E7">
            <text:p>15741466</text:p>
          </table:table-cell>
          <table:table-cell table:style-name="ce29"/>
          <table:table-cell table:style-name="ce23" table:formula="of:=ROUND(([L328]-((1.96*[M328])/SQRT([K328])));3)"/>
          <table:table-cell table:style-name="ce23" table:formula="of:=ROUND(([L328]+((1.96*[M328])/SQRT([K328])));3)"/>
          <table:table-cell table:style-name="ce23" table:formula="of:=ROUND(([P328]-((1.96*[Q328])/SQRT([O328])));3)"/>
          <table:table-cell table:style-name="ce23" table:formula="of:=ROUND(([P328]+((1.96*[Q328])/SQRT([O328])));3)"/>
          <table:table-cell table:number-columns-repeated="989"/>
        </table:table-row>
        <table:table-row table:style-name="ro1">
          <table:table-cell table:style-name="ce24" office:value-type="string">
            <text:p>Andrew</text:p>
          </table:table-cell>
          <table:table-cell table:style-name="ce25" office:value-type="string">
            <text:p>731.pdf</text:p>
          </table:table-cell>
          <table:table-cell table:style-name="ce25" office:value-type="float" office:value="1.6818862E7">
            <text:p>16818862</text:p>
          </table:table-cell>
          <table:table-cell table:style-name="ce26" office:value-type="string">
            <text:p>BDNF</text:p>
          </table:table-cell>
          <table:table-cell table:style-name="ce26" office:value-type="string">
            <text:p>rs6265</text:p>
          </table:table-cell>
          <table:table-cell table:style-name="ce26" office:value-type="string">
            <text:p>RAVLT</text:p>
          </table:table-cell>
          <table:table-cell table:style-name="ce26" office:value-type="string">
            <text:p>Trials 1-5 total (z-score)</text:p>
          </table:table-cell>
          <table:table-cell table:style-name="ce27" office:value-type="string">
            <text:p>memory</text:p>
          </table:table-cell>
          <table:table-cell table:style-name="ce28" office:value-type="string">
            <text:p>SD</text:p>
          </table:table-cell>
          <table:table-cell table:style-name="ce35" office:value-type="string">
            <text:p>G/G</text:p>
          </table:table-cell>
          <table:table-cell table:style-name="ce35" office:value-type="float" office:value="95.0">
            <text:p>95</text:p>
          </table:table-cell>
          <table:table-cell table:style-name="ce35" office:value-type="float" office:value="0.14">
            <text:p>0.14</text:p>
          </table:table-cell>
          <table:table-cell table:style-name="ce35" office:value-type="float" office:value="0.87">
            <text:p>0.87</text:p>
          </table:table-cell>
          <table:table-cell table:style-name="ce36" office:value-type="string">
            <text:p>A/A,A/G</text:p>
          </table:table-cell>
          <table:table-cell table:style-name="ce36" office:value-type="float" office:value="49.0">
            <text:p>49</text:p>
          </table:table-cell>
          <table:table-cell table:style-name="ce36" office:value-type="float" office:value="-0.01">
            <text:p>-0.01</text:p>
          </table:table-cell>
          <table:table-cell table:style-name="ce36" office:value-type="float" office:value="1.03">
            <text:p>1.03</text:p>
          </table:table-cell>
          <table:table-cell table:number-columns-repeated="4" table:style-name="ce37"/>
          <table:table-cell table:number-columns-repeated="3" table:style-name="ce29"/>
          <table:table-cell table:style-name="ce29" office:value-type="string">
            <text:p>yes</text:p>
          </table:table-cell>
          <table:table-cell table:style-name="cf1" table:formula="of:=([L329]-[P329])/SQRT((((([M329]^2)*([K329]-1))+(([Q329]^2)*([O329]-1)))/([K329]+[O329])))"/>
          <table:table-cell table:style-name="cf1"/>
          <table:table-cell table:style-name="cf1"/>
          <table:table-cell table:style-name="ce32" office:value-type="string">
            <text:p>trials 1-5; z-score</text:p>
          </table:table-cell>
          <table:table-cell table:style-name="ce33" office:value-type="float" office:value="1.5741466E7">
            <text:p>15741466</text:p>
          </table:table-cell>
          <table:table-cell table:style-name="ce29"/>
          <table:table-cell table:style-name="ce23" table:formula="of:=ROUND(([L329]-((1.96*[M329])/SQRT([K329])));3)"/>
          <table:table-cell table:style-name="ce23" table:formula="of:=ROUND(([L329]+((1.96*[M329])/SQRT([K329])));3)"/>
          <table:table-cell table:style-name="ce23" table:formula="of:=ROUND(([P329]-((1.96*[Q329])/SQRT([O329])));3)"/>
          <table:table-cell table:style-name="ce23" table:formula="of:=ROUND(([P329]+((1.96*[Q329])/SQRT([O329])));3)"/>
          <table:table-cell table:number-columns-repeated="989"/>
        </table:table-row>
        <table:table-row table:style-name="ro8">
          <table:table-cell table:style-name="ce24" office:value-type="string">
            <text:p>Andrew</text:p>
          </table:table-cell>
          <table:table-cell table:style-name="ce25" office:value-type="string">
            <text:p>731.pdf</text:p>
          </table:table-cell>
          <table:table-cell table:style-name="ce25" office:value-type="float" office:value="1.6818862E7">
            <text:p>16818862</text:p>
          </table:table-cell>
          <table:table-cell table:style-name="ce26" office:value-type="string">
            <text:p>BDNF</text:p>
          </table:table-cell>
          <table:table-cell table:style-name="ce26" office:value-type="string">
            <text:p>rs6265</text:p>
          </table:table-cell>
          <table:table-cell table:style-name="ce26" office:value-type="string">
            <text:p>WMS-R</text:p>
          </table:table-cell>
          <table:table-cell table:style-name="ce26" office:value-type="string">
            <text:p>Logical memory delayed recall subtest total (z-score)</text:p>
          </table:table-cell>
          <table:table-cell table:style-name="ce27" office:value-type="string">
            <text:p>memory</text:p>
          </table:table-cell>
          <table:table-cell table:style-name="ce28" office:value-type="string">
            <text:p>SD</text:p>
          </table:table-cell>
          <table:table-cell table:style-name="ce35" office:value-type="string">
            <text:p>G/G</text:p>
          </table:table-cell>
          <table:table-cell table:style-name="ce35" office:value-type="float" office:value="95.0">
            <text:p>95</text:p>
          </table:table-cell>
          <table:table-cell table:style-name="ce35" office:value-type="float" office:value="0.28">
            <text:p>0.28</text:p>
          </table:table-cell>
          <table:table-cell table:style-name="ce35" office:value-type="float" office:value="0.82">
            <text:p>0.82</text:p>
          </table:table-cell>
          <table:table-cell table:style-name="ce36" office:value-type="string">
            <text:p>A/A,A/G</text:p>
          </table:table-cell>
          <table:table-cell table:style-name="ce36" office:value-type="float" office:value="49.0">
            <text:p>49</text:p>
          </table:table-cell>
          <table:table-cell table:style-name="ce36" office:value-type="float" office:value="0.03">
            <text:p>0.03</text:p>
          </table:table-cell>
          <table:table-cell table:style-name="ce36" office:value-type="float" office:value="0.79">
            <text:p>0.79</text:p>
          </table:table-cell>
          <table:table-cell table:number-columns-repeated="4" table:style-name="ce37"/>
          <table:table-cell table:number-columns-repeated="3" table:style-name="ce29"/>
          <table:table-cell table:style-name="ce29" office:value-type="string">
            <text:p>trend</text:p>
          </table:table-cell>
          <table:table-cell table:style-name="cf1" table:formula="of:=([L330]-[P330])/SQRT((((([M330]^2)*([K330]-1))+(([Q330]^2)*([O330]-1)))/([K330]+[O330])))"/>
          <table:table-cell table:style-name="cf1"/>
          <table:table-cell table:style-name="cf1"/>
          <table:table-cell table:style-name="ce32" office:value-type="string">
            <text:p>logical memory delayed recall subtest; z-score</text:p>
          </table:table-cell>
          <table:table-cell table:style-name="ce33" office:value-type="float" office:value="1.5741466E7">
            <text:p>15741466</text:p>
          </table:table-cell>
          <table:table-cell table:style-name="ce29"/>
          <table:table-cell table:style-name="ce23" table:formula="of:=ROUND(([L330]-((1.96*[M330])/SQRT([K330])));3)"/>
          <table:table-cell table:style-name="ce23" table:formula="of:=ROUND(([L330]+((1.96*[M330])/SQRT([K330])));3)"/>
          <table:table-cell table:style-name="ce23" table:formula="of:=ROUND(([P330]-((1.96*[Q330])/SQRT([O330])));3)"/>
          <table:table-cell table:style-name="ce23" table:formula="of:=ROUND(([P330]+((1.96*[Q330])/SQRT([O330])));3)"/>
          <table:table-cell table:number-columns-repeated="989"/>
        </table:table-row>
        <table:table-row table:style-name="ro8">
          <table:table-cell table:style-name="ce24" office:value-type="string">
            <text:p>Andrew</text:p>
          </table:table-cell>
          <table:table-cell table:style-name="ce25" office:value-type="string">
            <text:p>731.pdf</text:p>
          </table:table-cell>
          <table:table-cell table:style-name="ce25" office:value-type="float" office:value="1.6818862E7">
            <text:p>16818862</text:p>
          </table:table-cell>
          <table:table-cell table:style-name="ce26" office:value-type="string">
            <text:p>BDNF</text:p>
          </table:table-cell>
          <table:table-cell table:style-name="ce26" office:value-type="string">
            <text:p>rs6265</text:p>
          </table:table-cell>
          <table:table-cell table:style-name="ce26" office:value-type="string">
            <text:p>WMS-R</text:p>
          </table:table-cell>
          <table:table-cell table:style-name="ce26" office:value-type="string">
            <text:p>Logical memory immediate recall subtest total (z-score)</text:p>
          </table:table-cell>
          <table:table-cell table:style-name="ce27" office:value-type="string">
            <text:p>memory</text:p>
          </table:table-cell>
          <table:table-cell table:style-name="ce28" office:value-type="string">
            <text:p>SD</text:p>
          </table:table-cell>
          <table:table-cell table:style-name="ce35" office:value-type="string">
            <text:p>G/G</text:p>
          </table:table-cell>
          <table:table-cell table:style-name="ce35" office:value-type="float" office:value="95.0">
            <text:p>95</text:p>
          </table:table-cell>
          <table:table-cell table:style-name="ce35" office:value-type="float" office:value="0.25">
            <text:p>0.25</text:p>
          </table:table-cell>
          <table:table-cell table:style-name="ce35" office:value-type="float" office:value="0.92">
            <text:p>0.92</text:p>
          </table:table-cell>
          <table:table-cell table:style-name="ce36" office:value-type="string">
            <text:p>A/A,A/G</text:p>
          </table:table-cell>
          <table:table-cell table:style-name="ce36" office:value-type="float" office:value="49.0">
            <text:p>49</text:p>
          </table:table-cell>
          <table:table-cell table:style-name="ce36" office:value-type="float" office:value="-0.03">
            <text:p>-0.03</text:p>
          </table:table-cell>
          <table:table-cell table:style-name="ce36" office:value-type="float" office:value="0.78">
            <text:p>0.78</text:p>
          </table:table-cell>
          <table:table-cell table:number-columns-repeated="4" table:style-name="ce37"/>
          <table:table-cell table:number-columns-repeated="3" table:style-name="ce29"/>
          <table:table-cell table:style-name="ce29" office:value-type="string">
            <text:p>yes</text:p>
          </table:table-cell>
          <table:table-cell table:style-name="cf1" table:formula="of:=([L331]-[P331])/SQRT((((([M331]^2)*([K331]-1))+(([Q331]^2)*([O331]-1)))/([K331]+[O331])))"/>
          <table:table-cell table:style-name="cf1"/>
          <table:table-cell table:style-name="cf1"/>
          <table:table-cell table:style-name="ce32" office:value-type="string">
            <text:p>logical memory immediate recall subtest; z-score</text:p>
          </table:table-cell>
          <table:table-cell table:style-name="ce33" office:value-type="float" office:value="1.5741466E7">
            <text:p>15741466</text:p>
          </table:table-cell>
          <table:table-cell table:style-name="ce29"/>
          <table:table-cell table:style-name="ce23" table:formula="of:=ROUND(([L331]-((1.96*[M331])/SQRT([K331])));3)"/>
          <table:table-cell table:style-name="ce23" table:formula="of:=ROUND(([L331]+((1.96*[M331])/SQRT([K331])));3)"/>
          <table:table-cell table:style-name="ce23" table:formula="of:=ROUND(([P331]-((1.96*[Q331])/SQRT([O331])));3)"/>
          <table:table-cell table:style-name="ce23" table:formula="of:=ROUND(([P331]+((1.96*[Q331])/SQRT([O331])));3)"/>
          <table:table-cell table:number-columns-repeated="989"/>
        </table:table-row>
        <table:table-row table:style-name="ro1">
          <table:table-cell table:style-name="ce24" office:value-type="string">
            <text:p>Nic</text:p>
          </table:table-cell>
          <table:table-cell table:style-name="ce25"/>
          <table:table-cell table:style-name="ce25" office:value-type="float" office:value="1.2553913E7">
            <text:p>12553913</text:p>
          </table:table-cell>
          <table:table-cell table:style-name="ce26" office:value-type="string">
            <text:p>BDNF</text:p>
          </table:table-cell>
          <table:table-cell table:style-name="ce26" office:value-type="string">
            <text:p>rs6265</text:p>
          </table:table-cell>
          <table:table-cell table:style-name="ce26" office:value-type="string">
            <text:p>WMS-R</text:p>
          </table:table-cell>
          <table:table-cell table:style-name="ce26" office:value-type="string">
            <text:p>Semantic memory</text:p>
          </table:table-cell>
          <table:table-cell table:style-name="ce27" office:value-type="string">
            <text:p>memory</text:p>
          </table:table-cell>
          <table:table-cell table:style-name="ce28" office:value-type="string">
            <text:p>SD</text:p>
          </table:table-cell>
          <table:table-cell table:style-name="ce35" office:value-type="string">
            <text:p>G/G</text:p>
          </table:table-cell>
          <table:table-cell table:style-name="ce35" office:value-type="float" office:value="91.0">
            <text:p>91</text:p>
          </table:table-cell>
          <table:table-cell table:style-name="ce35" office:value-type="float" office:value="44.11">
            <text:p>44.11</text:p>
          </table:table-cell>
          <table:table-cell table:style-name="ce35" office:value-type="float" office:value="9.2">
            <text:p>9.2</text:p>
          </table:table-cell>
          <table:table-cell table:style-name="ce36" office:value-type="string">
            <text:p>G/A</text:p>
          </table:table-cell>
          <table:table-cell table:style-name="ce36" office:value-type="float" office:value="36.0">
            <text:p>36</text:p>
          </table:table-cell>
          <table:table-cell table:style-name="ce36" office:value-type="float" office:value="48.0">
            <text:p>48</text:p>
          </table:table-cell>
          <table:table-cell table:style-name="ce36" office:value-type="float" office:value="9.8">
            <text:p>9.8</text:p>
          </table:table-cell>
          <table:table-cell table:style-name="ce40" office:value-type="string">
            <text:p>A/A</text:p>
          </table:table-cell>
          <table:table-cell table:style-name="ce40" office:value-type="float" office:value="6.0">
            <text:p>6</text:p>
          </table:table-cell>
          <table:table-cell table:style-name="ce40" office:value-type="float" office:value="44.3">
            <text:p>44.3</text:p>
          </table:table-cell>
          <table:table-cell table:style-name="ce40" office:value-type="float" office:value="10.5">
            <text:p>10.5</text:p>
          </table:table-cell>
          <table:table-cell table:number-columns-repeated="3" table:style-name="ce29"/>
          <table:table-cell table:style-name="ce29" office:value-type="string">
            <text:p>no</text:p>
          </table:table-cell>
          <table:table-cell table:style-name="cf1" table:formula="of:=([L332]-[P332])/SQRT((((([M332]^2)*([K332]-1))+(([Q332]^2)*([O332]-1)))/([K332]+[O332])))"/>
          <table:table-cell table:style-name="cf1" table:formula="of:=([L332]-[T332])/SQRT((((([M332]^2)*([K332]-1))+(([U332]^2)*([S332]-1)))/([K332]+[S332])))"/>
          <table:table-cell table:style-name="cf1" table:formula="of:=([P332]-[T332])/SQRT((((([Q332]^2)*([O332]-1))+(([U332]^2)*([S332]-1)))/([O332]+[S332])))"/>
          <table:table-cell table:style-name="ce32"/>
          <table:table-cell table:style-name="ce33"/>
          <table:table-cell table:style-name="ce29"/>
          <table:table-cell table:style-name="ce23" table:formula="of:=ROUND(([L332]-((1.96*[M332])/SQRT([K332])));3)"/>
          <table:table-cell table:style-name="ce23" table:formula="of:=ROUND(([L332]+((1.96*[M332])/SQRT([K332])));3)"/>
          <table:table-cell table:style-name="ce23" table:formula="of:=ROUND(([P332]-((1.96*[Q332])/SQRT([O332])));3)"/>
          <table:table-cell table:style-name="ce23" table:formula="of:=ROUND(([P332]+((1.96*[Q332])/SQRT([O332])));3)"/>
          <table:table-cell table:style-name="ce23" table:formula="of:=ROUND(([T332]-((1.96*[U332])/SQRT([S332])));3)"/>
          <table:table-cell table:style-name="ce23" table:formula="of:=ROUND(([T332]+((1.96*[U332])/SQRT([S332])));3)"/>
          <table:table-cell table:number-columns-repeated="987"/>
        </table:table-row>
        <table:table-row table:style-name="ro3">
          <table:table-cell table:style-name="ce24" office:value-type="string">
            <text:p>Nic</text:p>
          </table:table-cell>
          <table:table-cell table:style-name="ce25"/>
          <table:table-cell table:style-name="ce25" office:value-type="float" office:value="1.2553913E7">
            <text:p>12553913</text:p>
          </table:table-cell>
          <table:table-cell table:style-name="ce26" office:value-type="string">
            <text:p>BDNF</text:p>
          </table:table-cell>
          <table:table-cell table:style-name="ce26" office:value-type="string">
            <text:p>rs6265</text:p>
          </table:table-cell>
          <table:table-cell table:style-name="ce26" office:value-type="string">
            <text:p>WMS-R</text:p>
          </table:table-cell>
          <table:table-cell table:style-name="ce26" office:value-type="string">
            <text:p>Working memory</text:p>
          </table:table-cell>
          <table:table-cell table:style-name="ce27" office:value-type="string">
            <text:p>memory</text:p>
          </table:table-cell>
          <table:table-cell table:style-name="ce28" office:value-type="string">
            <text:p>SD</text:p>
          </table:table-cell>
          <table:table-cell table:style-name="ce35" office:value-type="string">
            <text:p>G/G</text:p>
          </table:table-cell>
          <table:table-cell table:style-name="ce35" office:value-type="float" office:value="91.0">
            <text:p>91</text:p>
          </table:table-cell>
          <table:table-cell table:style-name="ce35" office:value-type="float" office:value="47.3">
            <text:p>47.3</text:p>
          </table:table-cell>
          <table:table-cell table:style-name="ce35" office:value-type="float" office:value="9.5">
            <text:p>9.5</text:p>
          </table:table-cell>
          <table:table-cell table:style-name="ce36" office:value-type="string">
            <text:p>G/A</text:p>
          </table:table-cell>
          <table:table-cell table:style-name="ce36" office:value-type="float" office:value="36.0">
            <text:p>36</text:p>
          </table:table-cell>
          <table:table-cell table:style-name="ce36" office:value-type="float" office:value="46.1">
            <text:p>46.1</text:p>
          </table:table-cell>
          <table:table-cell table:style-name="ce36" office:value-type="float" office:value="10.3">
            <text:p>10.3</text:p>
          </table:table-cell>
          <table:table-cell table:style-name="ce40" office:value-type="string">
            <text:p>A/A</text:p>
          </table:table-cell>
          <table:table-cell table:style-name="ce40" office:value-type="float" office:value="6.0">
            <text:p>6</text:p>
          </table:table-cell>
          <table:table-cell table:style-name="ce40" office:value-type="float" office:value="40.1">
            <text:p>40.1</text:p>
          </table:table-cell>
          <table:table-cell table:style-name="ce40" office:value-type="float" office:value="8.1">
            <text:p>8.1</text:p>
          </table:table-cell>
          <table:table-cell table:number-columns-repeated="3" table:style-name="ce29"/>
          <table:table-cell table:style-name="ce29" office:value-type="string">
            <text:p>no</text:p>
          </table:table-cell>
          <table:table-cell table:style-name="cf1" table:formula="of:=([L333]-[P333])/SQRT((((([M333]^2)*([K333]-1))+(([Q333]^2)*([O333]-1)))/([K333]+[O333])))"/>
          <table:table-cell table:style-name="cf1" table:formula="of:=([L333]-[T333])/SQRT((((([M333]^2)*([K333]-1))+(([U333]^2)*([S333]-1)))/([K333]+[S333])))"/>
          <table:table-cell table:style-name="cf1" table:formula="of:=([P333]-[T333])/SQRT((((([Q333]^2)*([O333]-1))+(([U333]^2)*([S333]-1)))/([O333]+[S333])))"/>
          <table:table-cell table:style-name="ce32"/>
          <table:table-cell table:style-name="ce33"/>
          <table:table-cell table:style-name="ce29"/>
          <table:table-cell table:style-name="ce23" table:formula="of:=ROUND(([L333]-((1.96*[M333])/SQRT([K333])));3)"/>
          <table:table-cell table:style-name="ce23" table:formula="of:=ROUND(([L333]+((1.96*[M333])/SQRT([K333])));3)"/>
          <table:table-cell table:style-name="ce23" table:formula="of:=ROUND(([P333]-((1.96*[Q333])/SQRT([O333])));3)"/>
          <table:table-cell table:style-name="ce23" table:formula="of:=ROUND(([P333]+((1.96*[Q333])/SQRT([O333])));3)"/>
          <table:table-cell table:style-name="ce23" table:formula="of:=ROUND(([T333]-((1.96*[U333])/SQRT([S333])));3)"/>
          <table:table-cell table:style-name="ce23" table:formula="of:=ROUND(([T333]+((1.96*[U333])/SQRT([S333])));3)"/>
          <table:table-cell table:number-columns-repeated="987"/>
        </table:table-row>
        <table:table-row table:style-name="ro5">
          <table:table-cell table:style-name="ce24" office:value-type="string">
            <text:p>Andrew</text:p>
          </table:table-cell>
          <table:table-cell table:style-name="ce25" office:value-type="string">
            <text:p>JAMA-2010-Sanders-150-8.pdf</text:p>
          </table:table-cell>
          <table:table-cell table:style-name="ce25" office:value-type="float" office:value="2.0068209E7">
            <text:p>20068209</text:p>
          </table:table-cell>
          <table:table-cell table:style-name="ce26" office:value-type="string">
            <text:p>CETP</text:p>
          </table:table-cell>
          <table:table-cell table:style-name="ce26" office:value-type="string">
            <text:p>rs5882</text:p>
          </table:table-cell>
          <table:table-cell table:style-name="ce26" office:value-type="string">
            <text:p>WAIS-R</text:p>
          </table:table-cell>
          <table:table-cell table:style-name="ce26" office:value-type="string">
            <text:p>Free and cued selective reminding</text:p>
          </table:table-cell>
          <table:table-cell table:style-name="ce27" office:value-type="string">
            <text:p>memory</text:p>
          </table:table-cell>
          <table:table-cell table:style-name="ce28" office:value-type="string">
            <text:p>SD</text:p>
          </table:table-cell>
          <table:table-cell table:style-name="ce35" office:value-type="string">
            <text:p>A/A</text:p>
          </table:table-cell>
          <table:table-cell table:style-name="ce35" office:value-type="float" office:value="178.0">
            <text:p>178</text:p>
          </table:table-cell>
          <table:table-cell table:style-name="ce35" office:value-type="float" office:value="32.0">
            <text:p>32</text:p>
          </table:table-cell>
          <table:table-cell table:style-name="ce35" office:value-type="float" office:value="7.0">
            <text:p>7</text:p>
          </table:table-cell>
          <table:table-cell table:style-name="ce36" office:value-type="string">
            <text:p>A/G</text:p>
          </table:table-cell>
          <table:table-cell table:style-name="ce36" office:value-type="float" office:value="235.0">
            <text:p>235</text:p>
          </table:table-cell>
          <table:table-cell table:style-name="ce36" office:value-type="float" office:value="31.0">
            <text:p>31</text:p>
          </table:table-cell>
          <table:table-cell table:style-name="ce36" office:value-type="float" office:value="8.0">
            <text:p>8</text:p>
          </table:table-cell>
          <table:table-cell table:style-name="ce38" office:value-type="string">
            <text:p>G/G</text:p>
          </table:table-cell>
          <table:table-cell table:style-name="ce38" office:value-type="float" office:value="110.0">
            <text:p>110</text:p>
          </table:table-cell>
          <table:table-cell table:style-name="ce38" office:value-type="float" office:value="31.0">
            <text:p>31</text:p>
          </table:table-cell>
          <table:table-cell table:style-name="ce38" office:value-type="float" office:value="7.0">
            <text:p>7</text:p>
          </table:table-cell>
          <table:table-cell table:style-name="ce29" office:value-type="string">
            <text:p>F-test</text:p>
          </table:table-cell>
          <table:table-cell table:style-name="ce29"/>
          <table:table-cell table:style-name="ce29" office:value-type="float" office:value="0.12">
            <text:p>0.12</text:p>
          </table:table-cell>
          <table:table-cell table:style-name="ce29"/>
          <table:table-cell table:style-name="cf1" table:formula="of:=([L334]-[P334])/SQRT((((([M334]^2)*([K334]-1))+(([Q334]^2)*([O334]-1)))/([K334]+[O334])))"/>
          <table:table-cell table:style-name="cf1" table:formula="of:=([L334]-[T334])/SQRT((((([M334]^2)*([K334]-1))+(([U334]^2)*([S334]-1)))/([K334]+[S334])))"/>
          <table:table-cell table:style-name="cf1" table:formula="of:=([P334]-[T334])/SQRT((((([Q334]^2)*([O334]-1))+(([U334]^2)*([S334]-1)))/([O334]+[S334])))"/>
          <table:table-cell table:style-name="ce32"/>
          <table:table-cell table:style-name="ce33" office:value-type="string">
            <text:p>Wechsler D. Wechsler Adult Intelligence Scale—Revised. New York,NY: Psychological Corp; 1981.</text:p>
          </table:table-cell>
          <table:table-cell table:style-name="ce29" office:value-type="string">
            <text:p>Fisher's exact</text:p>
          </table:table-cell>
          <table:table-cell table:style-name="ce23" table:formula="of:=ROUND(([L334]-((1.96*[M334])/SQRT([K334])));3)"/>
          <table:table-cell table:style-name="ce23" table:formula="of:=ROUND(([L334]+((1.96*[M334])/SQRT([K334])));3)"/>
          <table:table-cell table:style-name="ce23" table:formula="of:=ROUND(([P334]-((1.96*[Q334])/SQRT([O334])));3)"/>
          <table:table-cell table:style-name="ce23" table:formula="of:=ROUND(([P334]+((1.96*[Q334])/SQRT([O334])));3)"/>
          <table:table-cell table:style-name="ce23" table:formula="of:=ROUND(([T334]-((1.96*[U334])/SQRT([S334])));3)"/>
          <table:table-cell table:style-name="ce23" table:formula="of:=ROUND(([T334]+((1.96*[U334])/SQRT([S334])));3)"/>
          <table:table-cell table:number-columns-repeated="987"/>
        </table:table-row>
        <table:table-row table:style-name="ro5">
          <table:table-cell table:style-name="ce24" office:value-type="string">
            <text:p>Andrew</text:p>
          </table:table-cell>
          <table:table-cell table:style-name="ce25" office:value-type="string">
            <text:p>JAMA-2010-Sanders-150-8.pdf</text:p>
          </table:table-cell>
          <table:table-cell table:style-name="ce25" office:value-type="float" office:value="2.0068209E7">
            <text:p>20068209</text:p>
          </table:table-cell>
          <table:table-cell table:style-name="ce26" office:value-type="string">
            <text:p>CETP</text:p>
          </table:table-cell>
          <table:table-cell table:style-name="ce26" office:value-type="string">
            <text:p>rs5882</text:p>
          </table:table-cell>
          <table:table-cell table:style-name="ce26" office:value-type="string">
            <text:p>WAIS-R</text:p>
          </table:table-cell>
          <table:table-cell table:style-name="ce26" office:value-type="string">
            <text:p>Vocabulary raw score</text:p>
          </table:table-cell>
          <table:table-cell table:style-name="ce27" office:value-type="string">
            <text:p>memory</text:p>
          </table:table-cell>
          <table:table-cell table:style-name="ce28" office:value-type="string">
            <text:p>SD</text:p>
          </table:table-cell>
          <table:table-cell table:style-name="ce35" office:value-type="string">
            <text:p>A/A</text:p>
          </table:table-cell>
          <table:table-cell table:style-name="ce35" office:value-type="float" office:value="178.0">
            <text:p>178</text:p>
          </table:table-cell>
          <table:table-cell table:style-name="ce35" office:value-type="float" office:value="48.0">
            <text:p>48</text:p>
          </table:table-cell>
          <table:table-cell table:style-name="ce35" office:value-type="float" office:value="16.0">
            <text:p>16</text:p>
          </table:table-cell>
          <table:table-cell table:style-name="ce36" office:value-type="string">
            <text:p>A/G</text:p>
          </table:table-cell>
          <table:table-cell table:style-name="ce36" office:value-type="float" office:value="235.0">
            <text:p>235</text:p>
          </table:table-cell>
          <table:table-cell table:style-name="ce36" office:value-type="float" office:value="48.0">
            <text:p>48</text:p>
          </table:table-cell>
          <table:table-cell table:style-name="ce36" office:value-type="float" office:value="16.0">
            <text:p>16</text:p>
          </table:table-cell>
          <table:table-cell table:style-name="ce38" office:value-type="string">
            <text:p>G/G</text:p>
          </table:table-cell>
          <table:table-cell table:style-name="ce38" office:value-type="float" office:value="110.0">
            <text:p>110</text:p>
          </table:table-cell>
          <table:table-cell table:style-name="ce38" office:value-type="float" office:value="45.5">
            <text:p>45.5</text:p>
          </table:table-cell>
          <table:table-cell table:style-name="ce38" office:value-type="float" office:value="18.0">
            <text:p>18</text:p>
          </table:table-cell>
          <table:table-cell table:style-name="ce29" office:value-type="string">
            <text:p>F-test</text:p>
          </table:table-cell>
          <table:table-cell table:style-name="ce29"/>
          <table:table-cell table:style-name="ce29" office:value-type="float" office:value="0.04">
            <text:p>0.04</text:p>
          </table:table-cell>
          <table:table-cell table:style-name="ce29"/>
          <table:table-cell table:style-name="cf1" table:formula="of:=([L335]-[P335])/SQRT((((([M335]^2)*([K335]-1))+(([Q335]^2)*([O335]-1)))/([K335]+[O335])))"/>
          <table:table-cell table:style-name="cf1" table:formula="of:=([L335]-[T335])/SQRT((((([M335]^2)*([K335]-1))+(([U335]^2)*([S335]-1)))/([K335]+[S335])))"/>
          <table:table-cell table:style-name="cf1" table:formula="of:=([P335]-[T335])/SQRT((((([Q335]^2)*([O335]-1))+(([U335]^2)*([S335]-1)))/([O335]+[S335])))"/>
          <table:table-cell table:style-name="ce32" office:value-type="string">
            <text:p>subjects are elderly</text:p>
          </table:table-cell>
          <table:table-cell table:style-name="ce33" office:value-type="string">
            <text:p>Wechsler D. Wechsler Adult Intelligence Scale—Revised. New York,NY: Psychological Corp; 1981.</text:p>
          </table:table-cell>
          <table:table-cell table:style-name="ce29" office:value-type="string">
            <text:p>Fisher's exact</text:p>
          </table:table-cell>
          <table:table-cell table:style-name="ce23" table:formula="of:=ROUND(([L335]-((1.96*[M335])/SQRT([K335])));3)"/>
          <table:table-cell table:style-name="ce23" table:formula="of:=ROUND(([L335]+((1.96*[M335])/SQRT([K335])));3)"/>
          <table:table-cell table:style-name="ce23" table:formula="of:=ROUND(([P335]-((1.96*[Q335])/SQRT([O335])));3)"/>
          <table:table-cell table:style-name="ce23" table:formula="of:=ROUND(([P335]+((1.96*[Q335])/SQRT([O335])));3)"/>
          <table:table-cell table:style-name="ce23" table:formula="of:=ROUND(([T335]-((1.96*[U335])/SQRT([S335])));3)"/>
          <table:table-cell table:style-name="ce23" table:formula="of:=ROUND(([T335]+((1.96*[U335])/SQRT([S335])));3)"/>
          <table:table-cell table:number-columns-repeated="987"/>
        </table:table-row>
        <table:table-row table:style-name="ro10">
          <table:table-cell table:style-name="ce24" office:value-type="string">
            <text:p>Nic</text:p>
          </table:table-cell>
          <table:table-cell table:style-name="ce25" office:value-type="string">
            <text:p>PNAS-2009-Greenwood-3633-8.pdf</text:p>
          </table:table-cell>
          <table:table-cell table:style-name="ce25" office:value-type="float" office:value="1.9211801E7">
            <text:p>19211801</text:p>
          </table:table-cell>
          <table:table-cell table:style-name="ce26" office:value-type="string">
            <text:p>CHRM2,CHRNA4</text:p>
          </table:table-cell>
          <table:table-cell table:style-name="ce26" office:value-type="string">
            <text:p>rs8191992,rs1044396</text:p>
          </table:table-cell>
          <table:table-cell table:style-name="ce26" office:value-type="string">
            <text:p>WAIS-V</text:p>
          </table:table-cell>
          <table:table-cell table:style-name="ce26" office:value-type="string">
            <text:p>Vocabulary</text:p>
          </table:table-cell>
          <table:table-cell table:style-name="ce27" office:value-type="string">
            <text:p>memory</text:p>
          </table:table-cell>
          <table:table-cell table:style-name="ce28" office:value-type="string">
            <text:p>SD</text:p>
          </table:table-cell>
          <table:table-cell table:style-name="ce29" office:value-type="string">
            <text:p>A/A,T/T</text:p>
          </table:table-cell>
          <table:table-cell table:style-name="ce29" office:value-type="float" office:value="23.0">
            <text:p>23</text:p>
          </table:table-cell>
          <table:table-cell table:style-name="ce29" office:value-type="float" office:value="53.0">
            <text:p>53</text:p>
          </table:table-cell>
          <table:table-cell table:style-name="ce29" office:value-type="float" office:value="10.4">
            <text:p>10.4</text:p>
          </table:table-cell>
          <table:table-cell table:style-name="ce25" office:value-type="string">
            <text:p>A/T,T/T</text:p>
          </table:table-cell>
          <table:table-cell table:style-name="ce25" office:value-type="float" office:value="62.0">
            <text:p>62</text:p>
          </table:table-cell>
          <table:table-cell table:style-name="ce25" office:value-type="float" office:value="52.8">
            <text:p>52.8</text:p>
          </table:table-cell>
          <table:table-cell table:style-name="ce25" office:value-type="float" office:value="10.6">
            <text:p>10.6</text:p>
          </table:table-cell>
          <table:table-cell table:style-name="ce30" office:value-type="string">
            <text:p>T/T,T/T</text:p>
          </table:table-cell>
          <table:table-cell table:style-name="ce30" office:value-type="float" office:value="24.0">
            <text:p>24</text:p>
          </table:table-cell>
          <table:table-cell table:style-name="ce30" office:value-type="float" office:value="54.5">
            <text:p>54.5</text:p>
          </table:table-cell>
          <table:table-cell table:style-name="ce30" office:value-type="float" office:value="9.2">
            <text:p>9.2</text:p>
          </table:table-cell>
          <table:table-cell table:number-columns-repeated="3" table:style-name="ce29"/>
          <table:table-cell table:style-name="ce29" office:value-type="string">
            <text:p>no</text:p>
          </table:table-cell>
          <table:table-cell table:style-name="cf1" table:formula="of:=([L336]-[P336])/SQRT((((([M336]^2)*([K336]-1))+(([Q336]^2)*([O336]-1)))/([K336]+[O336])))"/>
          <table:table-cell table:style-name="cf1" table:formula="of:=([L336]-[T336])/SQRT((((([M336]^2)*([K336]-1))+(([U336]^2)*([S336]-1)))/([K336]+[S336])))"/>
          <table:table-cell table:style-name="cf1" table:formula="of:=([P336]-[T336])/SQRT((((([Q336]^2)*([O336]-1))+(([U336]^2)*([S336]-1)))/([O336]+[S336])))"/>
          <table:table-cell table:style-name="ce32" office:value-type="string">
            <text:p>Tables in supplemental figures:</text:p>
          </table:table-cell>
          <table:table-cell table:style-name="ce33" office:value-type="string">
            <text:p>Wechsler D (1981) Wechsler Adult Intelligence Scale-Revised Manual (Psychological Corporation,New York).</text:p>
          </table:table-cell>
          <table:table-cell table:style-name="ce29"/>
          <table:table-cell table:style-name="ce23" table:formula="of:=ROUND(([L336]-((1.96*[M336])/SQRT([K336])));3)"/>
          <table:table-cell table:style-name="ce23" table:formula="of:=ROUND(([L336]+((1.96*[M336])/SQRT([K336])));3)"/>
          <table:table-cell table:style-name="ce23" table:formula="of:=ROUND(([P336]-((1.96*[Q336])/SQRT([O336])));3)"/>
          <table:table-cell table:style-name="ce23" table:formula="of:=ROUND(([P336]+((1.96*[Q336])/SQRT([O336])));3)"/>
          <table:table-cell table:style-name="ce23" table:formula="of:=ROUND(([T336]-((1.96*[U336])/SQRT([S336])));3)"/>
          <table:table-cell table:style-name="ce23" table:formula="of:=ROUND(([T336]+((1.96*[U336])/SQRT([S336])));3)"/>
          <table:table-cell table:number-columns-repeated="987"/>
        </table:table-row>
        <table:table-row table:style-name="ro8">
          <table:table-cell table:style-name="ce24" office:value-type="string">
            <text:p>Nic</text:p>
          </table:table-cell>
          <table:table-cell table:style-name="ce25" office:value-type="string">
            <text:p>PNAS-2009-Greenwood-3633-8.pdf</text:p>
          </table:table-cell>
          <table:table-cell table:style-name="ce25" office:value-type="float" office:value="1.9211801E7">
            <text:p>19211801</text:p>
          </table:table-cell>
          <table:table-cell table:style-name="ce26" office:value-type="string">
            <text:p>CHRM2,CHRNA4</text:p>
          </table:table-cell>
          <table:table-cell table:style-name="ce26" office:value-type="string">
            <text:p>rs8191992,rs1044396</text:p>
          </table:table-cell>
          <table:table-cell table:style-name="ce26" office:value-type="string">
            <text:p>WAIS-V</text:p>
          </table:table-cell>
          <table:table-cell table:style-name="ce26" office:value-type="string">
            <text:p>Vocabulary</text:p>
          </table:table-cell>
          <table:table-cell table:style-name="ce27" office:value-type="string">
            <text:p>memory</text:p>
          </table:table-cell>
          <table:table-cell table:style-name="ce28" office:value-type="string">
            <text:p>SD</text:p>
          </table:table-cell>
          <table:table-cell table:style-name="ce29" office:value-type="string">
            <text:p>A/A,C/C</text:p>
          </table:table-cell>
          <table:table-cell table:style-name="ce29" office:value-type="float" office:value="39.0">
            <text:p>39</text:p>
          </table:table-cell>
          <table:table-cell table:style-name="ce29" office:value-type="float" office:value="50.8">
            <text:p>50.8</text:p>
          </table:table-cell>
          <table:table-cell table:style-name="ce29" office:value-type="float" office:value="10.6">
            <text:p>10.6</text:p>
          </table:table-cell>
          <table:table-cell table:style-name="ce25" office:value-type="string">
            <text:p>A/T,C/C</text:p>
          </table:table-cell>
          <table:table-cell table:style-name="ce25" office:value-type="float" office:value="52.0">
            <text:p>52</text:p>
          </table:table-cell>
          <table:table-cell table:style-name="ce25" office:value-type="float" office:value="52.6">
            <text:p>52.6</text:p>
          </table:table-cell>
          <table:table-cell table:style-name="ce25" office:value-type="float" office:value="10.8">
            <text:p>10.8</text:p>
          </table:table-cell>
          <table:table-cell table:style-name="ce30" office:value-type="string">
            <text:p>T/T,C/C</text:p>
          </table:table-cell>
          <table:table-cell table:style-name="ce30" office:value-type="float" office:value="19.0">
            <text:p>19</text:p>
          </table:table-cell>
          <table:table-cell table:style-name="ce30" office:value-type="float" office:value="49.2">
            <text:p>49.2</text:p>
          </table:table-cell>
          <table:table-cell table:style-name="ce30" office:value-type="float" office:value="14.6">
            <text:p>14.6</text:p>
          </table:table-cell>
          <table:table-cell table:number-columns-repeated="3" table:style-name="ce29"/>
          <table:table-cell table:style-name="ce29" office:value-type="string">
            <text:p>no</text:p>
          </table:table-cell>
          <table:table-cell table:style-name="cf1" table:formula="of:=([L337]-[P337])/SQRT((((([M337]^2)*([K337]-1))+(([Q337]^2)*([O337]-1)))/([K337]+[O337])))"/>
          <table:table-cell table:style-name="cf1" table:formula="of:=([L337]-[T337])/SQRT((((([M337]^2)*([K337]-1))+(([U337]^2)*([S337]-1)))/([K337]+[S337])))"/>
          <table:table-cell table:style-name="cf1" table:formula="of:=([P337]-[T337])/SQRT((((([Q337]^2)*([O337]-1))+(([U337]^2)*([S337]-1)))/([O337]+[S337])))"/>
          <table:table-cell table:style-name="ce32" office:value-type="string">
            <text:p>This is a study of the interaction of two SNPs. No P values are given</text:p>
          </table:table-cell>
          <table:table-cell table:style-name="ce33" office:value-type="string">
            <text:p>Wechsler D (1981) Wechsler Adult Intelligence Scale-Revised Manual (Psychological Corporation,New York).</text:p>
          </table:table-cell>
          <table:table-cell table:style-name="ce29"/>
          <table:table-cell table:style-name="ce23" table:formula="of:=ROUND(([L337]-((1.96*[M337])/SQRT([K337])));3)"/>
          <table:table-cell table:style-name="ce23" table:formula="of:=ROUND(([L337]+((1.96*[M337])/SQRT([K337])));3)"/>
          <table:table-cell table:style-name="ce23" table:formula="of:=ROUND(([P337]-((1.96*[Q337])/SQRT([O337])));3)"/>
          <table:table-cell table:style-name="ce23" table:formula="of:=ROUND(([P337]+((1.96*[Q337])/SQRT([O337])));3)"/>
          <table:table-cell table:style-name="ce23" table:formula="of:=ROUND(([T337]-((1.96*[U337])/SQRT([S337])));3)"/>
          <table:table-cell table:style-name="ce23" table:formula="of:=ROUND(([T337]+((1.96*[U337])/SQRT([S337])));3)"/>
          <table:table-cell table:number-columns-repeated="987"/>
        </table:table-row>
        <table:table-row table:style-name="ro10">
          <table:table-cell table:style-name="ce24" office:value-type="string">
            <text:p>Nic</text:p>
          </table:table-cell>
          <table:table-cell table:style-name="ce25" office:value-type="string">
            <text:p>PNAS-2009-Greenwood-3633-8.pdf</text:p>
          </table:table-cell>
          <table:table-cell table:style-name="ce25" office:value-type="float" office:value="1.9211801E7">
            <text:p>19211801</text:p>
          </table:table-cell>
          <table:table-cell table:style-name="ce26" office:value-type="string">
            <text:p>CHRM2,CHRNA4</text:p>
          </table:table-cell>
          <table:table-cell table:style-name="ce26" office:value-type="string">
            <text:p>rs8191992,rs1044396</text:p>
          </table:table-cell>
          <table:table-cell table:style-name="ce26" office:value-type="string">
            <text:p>WAIS-V</text:p>
          </table:table-cell>
          <table:table-cell table:style-name="ce26" office:value-type="string">
            <text:p>Vocabulary</text:p>
          </table:table-cell>
          <table:table-cell table:style-name="ce27" office:value-type="string">
            <text:p>memory</text:p>
          </table:table-cell>
          <table:table-cell table:style-name="ce28" office:value-type="string">
            <text:p>SD</text:p>
          </table:table-cell>
          <table:table-cell table:style-name="ce29" office:value-type="string">
            <text:p>A/A,C/C</text:p>
          </table:table-cell>
          <table:table-cell table:style-name="ce29" office:value-type="float" office:value="62.0">
            <text:p>62</text:p>
          </table:table-cell>
          <table:table-cell table:style-name="ce29" office:value-type="float" office:value="52.2">
            <text:p>52.2</text:p>
          </table:table-cell>
          <table:table-cell table:style-name="ce29" office:value-type="float" office:value="8.8">
            <text:p>8.8</text:p>
          </table:table-cell>
          <table:table-cell table:style-name="ce25" office:value-type="string">
            <text:p>A/T,C/T</text:p>
          </table:table-cell>
          <table:table-cell table:style-name="ce25" office:value-type="float" office:value="96.0">
            <text:p>96</text:p>
          </table:table-cell>
          <table:table-cell table:style-name="ce25" office:value-type="float" office:value="54.2">
            <text:p>54.2</text:p>
          </table:table-cell>
          <table:table-cell table:style-name="ce25" office:value-type="float" office:value="8.7">
            <text:p>8.7</text:p>
          </table:table-cell>
          <table:table-cell table:style-name="ce30" office:value-type="string">
            <text:p>T/T,C/C</text:p>
          </table:table-cell>
          <table:table-cell table:style-name="ce30" office:value-type="float" office:value="29.0">
            <text:p>29</text:p>
          </table:table-cell>
          <table:table-cell table:style-name="ce30" office:value-type="float" office:value="49.5">
            <text:p>49.5</text:p>
          </table:table-cell>
          <table:table-cell table:style-name="ce30" office:value-type="float" office:value="14.5">
            <text:p>14.5</text:p>
          </table:table-cell>
          <table:table-cell table:number-columns-repeated="3" table:style-name="ce29"/>
          <table:table-cell table:style-name="ce29" office:value-type="string">
            <text:p>no</text:p>
          </table:table-cell>
          <table:table-cell table:style-name="cf1" table:formula="of:=([L338]-[P338])/SQRT((((([M338]^2)*([K338]-1))+(([Q338]^2)*([O338]-1)))/([K338]+[O338])))"/>
          <table:table-cell table:style-name="cf1" table:formula="of:=([L338]-[T338])/SQRT((((([M338]^2)*([K338]-1))+(([U338]^2)*([S338]-1)))/([K338]+[S338])))"/>
          <table:table-cell table:style-name="cf1" table:formula="of:=([P338]-[T338])/SQRT((((([Q338]^2)*([O338]-1))+(([U338]^2)*([S338]-1)))/([O338]+[S338])))"/>
          <table:table-cell table:style-name="ce32" office:value-type="string">
            <text:p>A/T heterozyotes [F(2,397) 3.55].</text:p>
          </table:table-cell>
          <table:table-cell table:style-name="ce33" office:value-type="string">
            <text:p>Wechsler D (1981) Wechsler Adult Intelligence Scale-Revised Manual (Psychological Corporation,New York).</text:p>
          </table:table-cell>
          <table:table-cell table:style-name="ce29"/>
          <table:table-cell table:style-name="ce23" table:formula="of:=ROUND(([L338]-((1.96*[M338])/SQRT([K338])));3)"/>
          <table:table-cell table:style-name="ce23" table:formula="of:=ROUND(([L338]+((1.96*[M338])/SQRT([K338])));3)"/>
          <table:table-cell table:style-name="ce23" table:formula="of:=ROUND(([P338]-((1.96*[Q338])/SQRT([O338])));3)"/>
          <table:table-cell table:style-name="ce23" table:formula="of:=ROUND(([P338]+((1.96*[Q338])/SQRT([O338])));3)"/>
          <table:table-cell table:style-name="ce23" table:formula="of:=ROUND(([T338]-((1.96*[U338])/SQRT([S338])));3)"/>
          <table:table-cell table:style-name="ce23" table:formula="of:=ROUND(([T338]+((1.96*[U338])/SQRT([S338])));3)"/>
          <table:table-cell table:number-columns-repeated="987"/>
        </table:table-row>
        <table:table-row table:style-name="ro5">
          <table:table-cell table:style-name="ce24" office:value-type="string">
            <text:p>Nic</text:p>
          </table:table-cell>
          <table:table-cell table:style-name="ce25" office:value-type="string">
            <text:p>PNAS-2009-Greenwood-3633-8.pdf</text:p>
          </table:table-cell>
          <table:table-cell table:style-name="ce25" office:value-type="float" office:value="1.9211801E7">
            <text:p>19211801</text:p>
          </table:table-cell>
          <table:table-cell table:style-name="ce26" office:value-type="string">
            <text:p>CHRM2,CHRNA4</text:p>
          </table:table-cell>
          <table:table-cell table:style-name="ce26" office:value-type="string">
            <text:p>rs8191992,rs1044396</text:p>
          </table:table-cell>
          <table:table-cell table:style-name="ce26" office:value-type="string">
            <text:p>WMS-R</text:p>
          </table:table-cell>
          <table:table-cell table:style-name="ce26" office:value-type="string">
            <text:p>Logical memory delayed recall subtest</text:p>
          </table:table-cell>
          <table:table-cell table:style-name="ce27" office:value-type="string">
            <text:p>memory</text:p>
          </table:table-cell>
          <table:table-cell table:style-name="ce28" office:value-type="string">
            <text:p>SD</text:p>
          </table:table-cell>
          <table:table-cell table:style-name="ce29" office:value-type="string">
            <text:p>A/A,T/T</text:p>
          </table:table-cell>
          <table:table-cell table:style-name="ce29" office:value-type="float" office:value="23.0">
            <text:p>23</text:p>
          </table:table-cell>
          <table:table-cell table:style-name="ce29" office:value-type="float" office:value="9.8">
            <text:p>9.8</text:p>
          </table:table-cell>
          <table:table-cell table:style-name="ce29" office:value-type="float" office:value="4.4">
            <text:p>4.4</text:p>
          </table:table-cell>
          <table:table-cell table:style-name="ce25" office:value-type="string">
            <text:p>A/T,T/T</text:p>
          </table:table-cell>
          <table:table-cell table:style-name="ce25" office:value-type="float" office:value="62.0">
            <text:p>62</text:p>
          </table:table-cell>
          <table:table-cell table:style-name="ce25" office:value-type="float" office:value="11.5">
            <text:p>11.5</text:p>
          </table:table-cell>
          <table:table-cell table:style-name="ce25" office:value-type="float" office:value="4.1">
            <text:p>4.1</text:p>
          </table:table-cell>
          <table:table-cell table:style-name="ce30" office:value-type="string">
            <text:p>T/T,T/T</text:p>
          </table:table-cell>
          <table:table-cell table:style-name="ce30" office:value-type="float" office:value="24.0">
            <text:p>24</text:p>
          </table:table-cell>
          <table:table-cell table:style-name="ce30" office:value-type="float" office:value="11.5">
            <text:p>11.5</text:p>
          </table:table-cell>
          <table:table-cell table:style-name="ce30" office:value-type="float" office:value="5.7">
            <text:p>5.7</text:p>
          </table:table-cell>
          <table:table-cell table:number-columns-repeated="3" table:style-name="ce29"/>
          <table:table-cell table:style-name="ce29" office:value-type="string">
            <text:p>no</text:p>
          </table:table-cell>
          <table:table-cell table:style-name="cf1" table:formula="of:=([L339]-[P339])/SQRT((((([M339]^2)*([K339]-1))+(([Q339]^2)*([O339]-1)))/([K339]+[O339])))"/>
          <table:table-cell table:style-name="cf1" table:formula="of:=([L339]-[T339])/SQRT((((([M339]^2)*([K339]-1))+(([U339]^2)*([S339]-1)))/([K339]+[S339])))"/>
          <table:table-cell table:style-name="cf1" table:formula="of:=([P339]-[T339])/SQRT((((([Q339]^2)*([O339]-1))+(([U339]^2)*([S339]-1)))/([O339]+[S339])))"/>
          <table:table-cell table:style-name="ce32"/>
          <table:table-cell table:style-name="ce33" office:value-type="string">
            <text:p>Wechsler D (1987) Wechsler Memory Scale- Revised Manual (Psychological Corporation,New York).</text:p>
          </table:table-cell>
          <table:table-cell table:style-name="ce29"/>
          <table:table-cell table:style-name="ce23" table:formula="of:=ROUND(([L339]-((1.96*[M339])/SQRT([K339])));3)"/>
          <table:table-cell table:style-name="ce23" table:formula="of:=ROUND(([L339]+((1.96*[M339])/SQRT([K339])));3)"/>
          <table:table-cell table:style-name="ce23" table:formula="of:=ROUND(([P339]-((1.96*[Q339])/SQRT([O339])));3)"/>
          <table:table-cell table:style-name="ce23" table:formula="of:=ROUND(([P339]+((1.96*[Q339])/SQRT([O339])));3)"/>
          <table:table-cell table:style-name="ce23" table:formula="of:=ROUND(([T339]-((1.96*[U339])/SQRT([S339])));3)"/>
          <table:table-cell table:style-name="ce23" table:formula="of:=ROUND(([T339]+((1.96*[U339])/SQRT([S339])));3)"/>
          <table:table-cell table:number-columns-repeated="987"/>
        </table:table-row>
        <table:table-row table:style-name="ro16">
          <table:table-cell table:style-name="ce24" office:value-type="string">
            <text:p>Nic</text:p>
          </table:table-cell>
          <table:table-cell table:style-name="ce25" office:value-type="string">
            <text:p>PNAS-2009-Greenwood-3633-8.pdf</text:p>
          </table:table-cell>
          <table:table-cell table:style-name="ce25" office:value-type="float" office:value="1.9211801E7">
            <text:p>19211801</text:p>
          </table:table-cell>
          <table:table-cell table:style-name="ce26" office:value-type="string">
            <text:p>CHRM2,CHRNA4</text:p>
          </table:table-cell>
          <table:table-cell table:style-name="ce26" office:value-type="string">
            <text:p>rs8191992,rs1044396</text:p>
          </table:table-cell>
          <table:table-cell table:style-name="ce26" office:value-type="string">
            <text:p>WMS-R</text:p>
          </table:table-cell>
          <table:table-cell table:style-name="ce26" office:value-type="string">
            <text:p>Logical memory delayed recall subtest</text:p>
          </table:table-cell>
          <table:table-cell table:style-name="ce27" office:value-type="string">
            <text:p>memory</text:p>
          </table:table-cell>
          <table:table-cell table:style-name="ce28" office:value-type="string">
            <text:p>SD</text:p>
          </table:table-cell>
          <table:table-cell table:style-name="ce29" office:value-type="string">
            <text:p>A/A,C/C</text:p>
          </table:table-cell>
          <table:table-cell table:style-name="ce29" office:value-type="float" office:value="39.0">
            <text:p>39</text:p>
          </table:table-cell>
          <table:table-cell table:style-name="ce29" office:value-type="float" office:value="9.79">
            <text:p>9.79</text:p>
          </table:table-cell>
          <table:table-cell table:style-name="ce29" office:value-type="float" office:value="4.4">
            <text:p>4.4</text:p>
          </table:table-cell>
          <table:table-cell table:style-name="ce25" office:value-type="string">
            <text:p>A/T,C/C</text:p>
          </table:table-cell>
          <table:table-cell table:style-name="ce25" office:value-type="float" office:value="52.0">
            <text:p>52</text:p>
          </table:table-cell>
          <table:table-cell table:style-name="ce25" office:value-type="float" office:value="10.3">
            <text:p>10.3</text:p>
          </table:table-cell>
          <table:table-cell table:style-name="ce25" office:value-type="float" office:value="4.0">
            <text:p>4</text:p>
          </table:table-cell>
          <table:table-cell table:style-name="ce30" office:value-type="string">
            <text:p>T/T,C/C</text:p>
          </table:table-cell>
          <table:table-cell table:style-name="ce30" office:value-type="float" office:value="19.0">
            <text:p>19</text:p>
          </table:table-cell>
          <table:table-cell table:style-name="ce30" office:value-type="float" office:value="9.7">
            <text:p>9.7</text:p>
          </table:table-cell>
          <table:table-cell table:style-name="ce30" office:value-type="float" office:value="4.4">
            <text:p>4.4</text:p>
          </table:table-cell>
          <table:table-cell table:number-columns-repeated="3" table:style-name="ce29"/>
          <table:table-cell table:style-name="ce29" office:value-type="string">
            <text:p>no</text:p>
          </table:table-cell>
          <table:table-cell table:style-name="cf1" table:formula="of:=([L340]-[P340])/SQRT((((([M340]^2)*([K340]-1))+(([Q340]^2)*([O340]-1)))/([K340]+[O340])))"/>
          <table:table-cell table:style-name="cf1" table:formula="of:=([L340]-[T340])/SQRT((((([M340]^2)*([K340]-1))+(([U340]^2)*([S340]-1)))/([K340]+[S340])))"/>
          <table:table-cell table:style-name="cf1" table:formula="of:=([P340]-[T340])/SQRT((((([Q340]^2)*([O340]-1))+(([U340]^2)*([S340]-1)))/([O340]+[S340])))"/>
          <table:table-cell table:style-name="ce32" office:value-type="string">
            <text:p>WMS-immediate score was significantly higher in the CHRM2</text:p>
          </table:table-cell>
          <table:table-cell table:style-name="ce33" office:value-type="string">
            <text:p>Wechsler D (1987) Wechsler Memory Scale- Revised Manual (Psychological Corporation,New York).</text:p>
          </table:table-cell>
          <table:table-cell table:style-name="ce29"/>
          <table:table-cell table:style-name="ce23" table:formula="of:=ROUND(([L340]-((1.96*[M340])/SQRT([K340])));3)"/>
          <table:table-cell table:style-name="ce23" table:formula="of:=ROUND(([L340]+((1.96*[M340])/SQRT([K340])));3)"/>
          <table:table-cell table:style-name="ce23" table:formula="of:=ROUND(([P340]-((1.96*[Q340])/SQRT([O340])));3)"/>
          <table:table-cell table:style-name="ce23" table:formula="of:=ROUND(([P340]+((1.96*[Q340])/SQRT([O340])));3)"/>
          <table:table-cell table:style-name="ce23" table:formula="of:=ROUND(([T340]-((1.96*[U340])/SQRT([S340])));3)"/>
          <table:table-cell table:style-name="ce23" table:formula="of:=ROUND(([T340]+((1.96*[U340])/SQRT([S340])));3)"/>
          <table:table-cell table:number-columns-repeated="987"/>
        </table:table-row>
        <table:table-row table:style-name="ro5">
          <table:table-cell table:style-name="ce24" office:value-type="string">
            <text:p>Nic</text:p>
          </table:table-cell>
          <table:table-cell table:style-name="ce25" office:value-type="string">
            <text:p>PNAS-2009-Greenwood-3633-8.pdf</text:p>
          </table:table-cell>
          <table:table-cell table:style-name="ce25" office:value-type="float" office:value="1.9211801E7">
            <text:p>19211801</text:p>
          </table:table-cell>
          <table:table-cell table:style-name="ce26" office:value-type="string">
            <text:p>CHRM2,CHRNA4</text:p>
          </table:table-cell>
          <table:table-cell table:style-name="ce26" office:value-type="string">
            <text:p>rs8191992,rs1044396</text:p>
          </table:table-cell>
          <table:table-cell table:style-name="ce26" office:value-type="string">
            <text:p>WMS-R</text:p>
          </table:table-cell>
          <table:table-cell table:style-name="ce26" office:value-type="string">
            <text:p>Logical memory delayed recall subtest</text:p>
          </table:table-cell>
          <table:table-cell table:style-name="ce27" office:value-type="string">
            <text:p>memory</text:p>
          </table:table-cell>
          <table:table-cell table:style-name="ce28" office:value-type="string">
            <text:p>SD</text:p>
          </table:table-cell>
          <table:table-cell table:style-name="ce29" office:value-type="string">
            <text:p>A/A,C/C</text:p>
          </table:table-cell>
          <table:table-cell table:style-name="ce29" office:value-type="float" office:value="62.0">
            <text:p>62</text:p>
          </table:table-cell>
          <table:table-cell table:style-name="ce29" office:value-type="float" office:value="11.0">
            <text:p>11</text:p>
          </table:table-cell>
          <table:table-cell table:style-name="ce29" office:value-type="float" office:value="4.0">
            <text:p>4</text:p>
          </table:table-cell>
          <table:table-cell table:style-name="ce25" office:value-type="string">
            <text:p>A/T,C/T</text:p>
          </table:table-cell>
          <table:table-cell table:style-name="ce25" office:value-type="float" office:value="96.0">
            <text:p>96</text:p>
          </table:table-cell>
          <table:table-cell table:style-name="ce25" office:value-type="float" office:value="11.8">
            <text:p>11.8</text:p>
          </table:table-cell>
          <table:table-cell table:style-name="ce25" office:value-type="float" office:value="4.0">
            <text:p>4</text:p>
          </table:table-cell>
          <table:table-cell table:style-name="ce30" office:value-type="string">
            <text:p>T/T,C/C</text:p>
          </table:table-cell>
          <table:table-cell table:style-name="ce30" office:value-type="float" office:value="29.0">
            <text:p>29</text:p>
          </table:table-cell>
          <table:table-cell table:style-name="ce30" office:value-type="float" office:value="9.8">
            <text:p>9.8</text:p>
          </table:table-cell>
          <table:table-cell table:style-name="ce30" office:value-type="float" office:value="4.4">
            <text:p>4.4</text:p>
          </table:table-cell>
          <table:table-cell table:number-columns-repeated="3" table:style-name="ce29"/>
          <table:table-cell table:style-name="ce29" office:value-type="string">
            <text:p>no</text:p>
          </table:table-cell>
          <table:table-cell table:style-name="cf1" table:formula="of:=([L341]-[P341])/SQRT((((([M341]^2)*([K341]-1))+(([Q341]^2)*([O341]-1)))/([K341]+[O341])))"/>
          <table:table-cell table:style-name="cf1" table:formula="of:=([L341]-[T341])/SQRT((((([M341]^2)*([K341]-1))+(([U341]^2)*([S341]-1)))/([K341]+[S341])))"/>
          <table:table-cell table:style-name="cf1" table:formula="of:=([P341]-[T341])/SQRT((((([Q341]^2)*([O341]-1))+(([U341]^2)*([S341]-1)))/([O341]+[S341])))"/>
          <table:table-cell table:style-name="ce32"/>
          <table:table-cell table:style-name="ce33" office:value-type="string">
            <text:p>Wechsler D (1987) Wechsler Memory Scale- Revised Manual (Psychological Corporation,New York).</text:p>
          </table:table-cell>
          <table:table-cell table:style-name="ce29"/>
          <table:table-cell table:style-name="ce23" table:formula="of:=ROUND(([L341]-((1.96*[M341])/SQRT([K341])));3)"/>
          <table:table-cell table:style-name="ce23" table:formula="of:=ROUND(([L341]+((1.96*[M341])/SQRT([K341])));3)"/>
          <table:table-cell table:style-name="ce23" table:formula="of:=ROUND(([P341]-((1.96*[Q341])/SQRT([O341])));3)"/>
          <table:table-cell table:style-name="ce23" table:formula="of:=ROUND(([P341]+((1.96*[Q341])/SQRT([O341])));3)"/>
          <table:table-cell table:style-name="ce23" table:formula="of:=ROUND(([T341]-((1.96*[U341])/SQRT([S341])));3)"/>
          <table:table-cell table:style-name="ce23" table:formula="of:=ROUND(([T341]+((1.96*[U341])/SQRT([S341])));3)"/>
          <table:table-cell table:number-columns-repeated="987"/>
        </table:table-row>
        <table:table-row table:style-name="ro6">
          <table:table-cell table:style-name="ce24" office:value-type="string">
            <text:p>Nic</text:p>
          </table:table-cell>
          <table:table-cell table:style-name="ce25" office:value-type="string">
            <text:p>PNAS-2009-Greenwood-3633-8.pdf</text:p>
          </table:table-cell>
          <table:table-cell table:style-name="ce25" office:value-type="float" office:value="1.9211801E7">
            <text:p>19211801</text:p>
          </table:table-cell>
          <table:table-cell table:style-name="ce26" office:value-type="string">
            <text:p>CHRM2,CHRNA4</text:p>
          </table:table-cell>
          <table:table-cell table:style-name="ce26" office:value-type="string">
            <text:p>rs8191992,rs1044396</text:p>
          </table:table-cell>
          <table:table-cell table:style-name="ce26" office:value-type="string">
            <text:p>WMS-R</text:p>
          </table:table-cell>
          <table:table-cell table:style-name="ce26" office:value-type="string">
            <text:p>Logical memory immediate recall subtest</text:p>
          </table:table-cell>
          <table:table-cell table:style-name="ce27" office:value-type="string">
            <text:p>memory</text:p>
          </table:table-cell>
          <table:table-cell table:style-name="ce28" office:value-type="string">
            <text:p>SD</text:p>
          </table:table-cell>
          <table:table-cell table:style-name="ce29" office:value-type="string">
            <text:p>A/A,T/T</text:p>
          </table:table-cell>
          <table:table-cell table:style-name="ce29" office:value-type="float" office:value="23.0">
            <text:p>23</text:p>
          </table:table-cell>
          <table:table-cell table:style-name="ce29" office:value-type="float" office:value="11.6">
            <text:p>11.6</text:p>
          </table:table-cell>
          <table:table-cell table:style-name="ce29" office:value-type="float" office:value="4.2">
            <text:p>4.2</text:p>
          </table:table-cell>
          <table:table-cell table:style-name="ce25" office:value-type="string">
            <text:p>A/T,T/T</text:p>
          </table:table-cell>
          <table:table-cell table:style-name="ce25" office:value-type="float" office:value="62.0">
            <text:p>62</text:p>
          </table:table-cell>
          <table:table-cell table:style-name="ce25" office:value-type="float" office:value="13.1">
            <text:p>13.1</text:p>
          </table:table-cell>
          <table:table-cell table:style-name="ce25" office:value-type="float" office:value="3.7">
            <text:p>3.7</text:p>
          </table:table-cell>
          <table:table-cell table:style-name="ce30" office:value-type="string">
            <text:p>T/T,T/T</text:p>
          </table:table-cell>
          <table:table-cell table:style-name="ce30" office:value-type="float" office:value="24.0">
            <text:p>24</text:p>
          </table:table-cell>
          <table:table-cell table:style-name="ce30" office:value-type="float" office:value="12.6">
            <text:p>12.6</text:p>
          </table:table-cell>
          <table:table-cell table:style-name="ce30" office:value-type="float" office:value="4.6">
            <text:p>4.6</text:p>
          </table:table-cell>
          <table:table-cell table:number-columns-repeated="3" table:style-name="ce29"/>
          <table:table-cell table:style-name="ce29" office:value-type="string">
            <text:p>no</text:p>
          </table:table-cell>
          <table:table-cell table:style-name="cf1" table:formula="of:=([L342]-[P342])/SQRT((((([M342]^2)*([K342]-1))+(([Q342]^2)*([O342]-1)))/([K342]+[O342])))"/>
          <table:table-cell table:style-name="cf1" table:formula="of:=([L342]-[T342])/SQRT((((([M342]^2)*([K342]-1))+(([U342]^2)*([S342]-1)))/([K342]+[S342])))"/>
          <table:table-cell table:style-name="cf1" table:formula="of:=([P342]-[T342])/SQRT((((([Q342]^2)*([O342]-1))+(([U342]^2)*([S342]-1)))/([O342]+[S342])))"/>
          <table:table-cell table:style-name="ce32" office:value-type="string">
            <text:p>http://www.pnas.org/content/suppl/2009/02/10/0807891106.DCSupplemental/0807891106SI.pdf#nameddest=ST1</text:p>
          </table:table-cell>
          <table:table-cell table:style-name="ce33" office:value-type="string">
            <text:p>Wechsler D (1987) Wechsler Memory Scale- Revised Manual (Psychological Corporation,New York).</text:p>
          </table:table-cell>
          <table:table-cell table:style-name="ce29"/>
          <table:table-cell table:style-name="ce23" table:formula="of:=ROUND(([L342]-((1.96*[M342])/SQRT([K342])));3)"/>
          <table:table-cell table:style-name="ce23" table:formula="of:=ROUND(([L342]+((1.96*[M342])/SQRT([K342])));3)"/>
          <table:table-cell table:style-name="ce23" table:formula="of:=ROUND(([P342]-((1.96*[Q342])/SQRT([O342])));3)"/>
          <table:table-cell table:style-name="ce23" table:formula="of:=ROUND(([P342]+((1.96*[Q342])/SQRT([O342])));3)"/>
          <table:table-cell table:style-name="ce23" table:formula="of:=ROUND(([T342]-((1.96*[U342])/SQRT([S342])));3)"/>
          <table:table-cell table:style-name="ce23" table:formula="of:=ROUND(([T342]+((1.96*[U342])/SQRT([S342])));3)"/>
          <table:table-cell table:number-columns-repeated="987"/>
        </table:table-row>
        <table:table-row table:style-name="ro5">
          <table:table-cell table:style-name="ce24" office:value-type="string">
            <text:p>Nic</text:p>
          </table:table-cell>
          <table:table-cell table:style-name="ce25" office:value-type="string">
            <text:p>PNAS-2009-Greenwood-3633-8.pdf</text:p>
          </table:table-cell>
          <table:table-cell table:style-name="ce25" office:value-type="float" office:value="1.9211801E7">
            <text:p>19211801</text:p>
          </table:table-cell>
          <table:table-cell table:style-name="ce26" office:value-type="string">
            <text:p>CHRM2,CHRNA4</text:p>
          </table:table-cell>
          <table:table-cell table:style-name="ce26" office:value-type="string">
            <text:p>rs8191992,rs1044396</text:p>
          </table:table-cell>
          <table:table-cell table:style-name="ce26" office:value-type="string">
            <text:p>WMS-R</text:p>
          </table:table-cell>
          <table:table-cell table:style-name="ce26" office:value-type="string">
            <text:p>Logical memory immediate recall subtest</text:p>
          </table:table-cell>
          <table:table-cell table:style-name="ce27" office:value-type="string">
            <text:p>memory</text:p>
          </table:table-cell>
          <table:table-cell table:style-name="ce28" office:value-type="string">
            <text:p>SD</text:p>
          </table:table-cell>
          <table:table-cell table:style-name="ce29" office:value-type="string">
            <text:p>A/A,C/C</text:p>
          </table:table-cell>
          <table:table-cell table:style-name="ce29" office:value-type="float" office:value="39.0">
            <text:p>39</text:p>
          </table:table-cell>
          <table:table-cell table:style-name="ce29" office:value-type="float" office:value="11.5">
            <text:p>11.5</text:p>
          </table:table-cell>
          <table:table-cell table:style-name="ce29" office:value-type="float" office:value="4.1">
            <text:p>4.1</text:p>
          </table:table-cell>
          <table:table-cell table:style-name="ce25" office:value-type="string">
            <text:p>A/T,C/C</text:p>
          </table:table-cell>
          <table:table-cell table:style-name="ce25" office:value-type="float" office:value="52.0">
            <text:p>52</text:p>
          </table:table-cell>
          <table:table-cell table:style-name="ce25" office:value-type="float" office:value="12.1">
            <text:p>12.1</text:p>
          </table:table-cell>
          <table:table-cell table:style-name="ce25" office:value-type="float" office:value="3.9">
            <text:p>3.9</text:p>
          </table:table-cell>
          <table:table-cell table:style-name="ce30" office:value-type="string">
            <text:p>T/T,C/C</text:p>
          </table:table-cell>
          <table:table-cell table:style-name="ce30" office:value-type="float" office:value="19.0">
            <text:p>19</text:p>
          </table:table-cell>
          <table:table-cell table:style-name="ce30" office:value-type="float" office:value="11.1">
            <text:p>11.1</text:p>
          </table:table-cell>
          <table:table-cell table:style-name="ce30" office:value-type="float" office:value="3.9">
            <text:p>3.9</text:p>
          </table:table-cell>
          <table:table-cell table:number-columns-repeated="3" table:style-name="ce29"/>
          <table:table-cell table:style-name="ce29" office:value-type="string">
            <text:p>no</text:p>
          </table:table-cell>
          <table:table-cell table:style-name="cf1" table:formula="of:=([L343]-[P343])/SQRT((((([M343]^2)*([K343]-1))+(([Q343]^2)*([O343]-1)))/([K343]+[O343])))"/>
          <table:table-cell table:style-name="cf1" table:formula="of:=([L343]-[T343])/SQRT((((([M343]^2)*([K343]-1))+(([U343]^2)*([S343]-1)))/([K343]+[S343])))"/>
          <table:table-cell table:style-name="cf1" table:formula="of:=([P343]-[T343])/SQRT((((([Q343]^2)*([O343]-1))+(([U343]^2)*([S343]-1)))/([O343]+[S343])))"/>
          <table:table-cell table:style-name="ce32" office:value-type="string">
            <text:p>The</text:p>
          </table:table-cell>
          <table:table-cell table:style-name="ce33" office:value-type="string">
            <text:p>Wechsler D (1987) Wechsler Memory Scale- Revised Manual (Psychological Corporation,New York).</text:p>
          </table:table-cell>
          <table:table-cell table:style-name="ce29"/>
          <table:table-cell table:style-name="ce23" table:formula="of:=ROUND(([L343]-((1.96*[M343])/SQRT([K343])));3)"/>
          <table:table-cell table:style-name="ce23" table:formula="of:=ROUND(([L343]+((1.96*[M343])/SQRT([K343])));3)"/>
          <table:table-cell table:style-name="ce23" table:formula="of:=ROUND(([P343]-((1.96*[Q343])/SQRT([O343])));3)"/>
          <table:table-cell table:style-name="ce23" table:formula="of:=ROUND(([P343]+((1.96*[Q343])/SQRT([O343])));3)"/>
          <table:table-cell table:style-name="ce23" table:formula="of:=ROUND(([T343]-((1.96*[U343])/SQRT([S343])));3)"/>
          <table:table-cell table:style-name="ce23" table:formula="of:=ROUND(([T343]+((1.96*[U343])/SQRT([S343])));3)"/>
          <table:table-cell table:number-columns-repeated="987"/>
        </table:table-row>
        <table:table-row table:style-name="ro5">
          <table:table-cell table:style-name="ce24" office:value-type="string">
            <text:p>Nic</text:p>
          </table:table-cell>
          <table:table-cell table:style-name="ce25" office:value-type="string">
            <text:p>PNAS-2009-Greenwood-3633-8.pdf</text:p>
          </table:table-cell>
          <table:table-cell table:style-name="ce25" office:value-type="float" office:value="1.9211801E7">
            <text:p>19211801</text:p>
          </table:table-cell>
          <table:table-cell table:style-name="ce26" office:value-type="string">
            <text:p>CHRM2,CHRNA4</text:p>
          </table:table-cell>
          <table:table-cell table:style-name="ce26" office:value-type="string">
            <text:p>rs8191992,rs1044396</text:p>
          </table:table-cell>
          <table:table-cell table:style-name="ce26" office:value-type="string">
            <text:p>WMS-R</text:p>
          </table:table-cell>
          <table:table-cell table:style-name="ce26" office:value-type="string">
            <text:p>Logical memory immediate recall subtest</text:p>
          </table:table-cell>
          <table:table-cell table:style-name="ce27" office:value-type="string">
            <text:p>memory</text:p>
          </table:table-cell>
          <table:table-cell table:style-name="ce28" office:value-type="string">
            <text:p>SD</text:p>
          </table:table-cell>
          <table:table-cell table:style-name="ce29" office:value-type="string">
            <text:p>A/A,C/C</text:p>
          </table:table-cell>
          <table:table-cell table:style-name="ce29" office:value-type="float" office:value="62.0">
            <text:p>62</text:p>
          </table:table-cell>
          <table:table-cell table:style-name="ce29" office:value-type="float" office:value="12.3">
            <text:p>12.3</text:p>
          </table:table-cell>
          <table:table-cell table:style-name="ce29" office:value-type="float" office:value="4.0">
            <text:p>4</text:p>
          </table:table-cell>
          <table:table-cell table:style-name="ce25" office:value-type="string">
            <text:p>A/T,C/T</text:p>
          </table:table-cell>
          <table:table-cell table:style-name="ce25" office:value-type="float" office:value="96.0">
            <text:p>96</text:p>
          </table:table-cell>
          <table:table-cell table:style-name="ce25" office:value-type="float" office:value="13.5">
            <text:p>13.5</text:p>
          </table:table-cell>
          <table:table-cell table:style-name="ce25" office:value-type="float" office:value="3.9">
            <text:p>3.9</text:p>
          </table:table-cell>
          <table:table-cell table:style-name="ce30" office:value-type="string">
            <text:p>T/T,C/C</text:p>
          </table:table-cell>
          <table:table-cell table:style-name="ce30" office:value-type="float" office:value="29.0">
            <text:p>29</text:p>
          </table:table-cell>
          <table:table-cell table:style-name="ce30" office:value-type="float" office:value="11.3">
            <text:p>11.3</text:p>
          </table:table-cell>
          <table:table-cell table:style-name="ce30" office:value-type="float" office:value="4.7">
            <text:p>4.7</text:p>
          </table:table-cell>
          <table:table-cell table:number-columns-repeated="3" table:style-name="ce29"/>
          <table:table-cell table:style-name="ce29" office:value-type="string">
            <text:p>no</text:p>
          </table:table-cell>
          <table:table-cell table:style-name="cf1" table:formula="of:=([L344]-[P344])/SQRT((((([M344]^2)*([K344]-1))+(([Q344]^2)*([O344]-1)))/([K344]+[O344])))"/>
          <table:table-cell table:style-name="cf1" table:formula="of:=([L344]-[T344])/SQRT((((([M344]^2)*([K344]-1))+(([U344]^2)*([S344]-1)))/([K344]+[S344])))"/>
          <table:table-cell table:style-name="cf1" table:formula="of:=([P344]-[T344])/SQRT((((([Q344]^2)*([O344]-1))+(([U344]^2)*([S344]-1)))/([O344]+[S344])))"/>
          <table:table-cell table:style-name="ce32"/>
          <table:table-cell table:style-name="ce33" office:value-type="string">
            <text:p>Wechsler D (1987) Wechsler Memory Scale- Revised Manual (Psychological Corporation,New York).</text:p>
          </table:table-cell>
          <table:table-cell table:style-name="ce29"/>
          <table:table-cell table:style-name="ce23" table:formula="of:=ROUND(([L344]-((1.96*[M344])/SQRT([K344])));3)"/>
          <table:table-cell table:style-name="ce23" table:formula="of:=ROUND(([L344]+((1.96*[M344])/SQRT([K344])));3)"/>
          <table:table-cell table:style-name="ce23" table:formula="of:=ROUND(([P344]-((1.96*[Q344])/SQRT([O344])));3)"/>
          <table:table-cell table:style-name="ce23" table:formula="of:=ROUND(([P344]+((1.96*[Q344])/SQRT([O344])));3)"/>
          <table:table-cell table:style-name="ce23" table:formula="of:=ROUND(([T344]-((1.96*[U344])/SQRT([S344])));3)"/>
          <table:table-cell table:style-name="ce23" table:formula="of:=ROUND(([T344]+((1.96*[U344])/SQRT([S344])));3)"/>
          <table:table-cell table:number-columns-repeated="987"/>
        </table:table-row>
        <table:table-row table:style-name="ro1">
          <table:table-cell table:style-name="ce24" office:value-type="string">
            <text:p>Nic</text:p>
          </table:table-cell>
          <table:table-cell table:style-name="ce25" office:value-type="string">
            <text:p>sdarticle (3)u.pdf</text:p>
          </table:table-cell>
          <table:table-cell table:style-name="ce25" office:value-type="float" office:value="1.5979789E7">
            <text:p>15979789</text:p>
          </table:table-cell>
          <table:table-cell table:style-name="ce26" office:value-type="string">
            <text:p>COMT</text:p>
          </table:table-cell>
          <table:table-cell table:style-name="ce26" office:value-type="string">
            <text:p>rs4680</text:p>
          </table:table-cell>
          <table:table-cell table:style-name="ce26" office:value-type="string">
            <text:p>WMS-R</text:p>
          </table:table-cell>
          <table:table-cell table:style-name="ce26" office:value-type="string">
            <text:p>Logical memory score</text:p>
          </table:table-cell>
          <table:table-cell table:style-name="ce27" office:value-type="string">
            <text:p>memory</text:p>
          </table:table-cell>
          <table:table-cell table:style-name="ce28" office:value-type="string">
            <text:p>SD</text:p>
          </table:table-cell>
          <table:table-cell table:style-name="ce35" office:value-type="string">
            <text:p>A/A</text:p>
          </table:table-cell>
          <table:table-cell table:style-name="ce35" office:value-type="float" office:value="97.0">
            <text:p>97</text:p>
          </table:table-cell>
          <table:table-cell table:style-name="ce35" office:value-type="float" office:value="30.3">
            <text:p>30.3</text:p>
          </table:table-cell>
          <table:table-cell table:style-name="ce35" office:value-type="float" office:value="12.56">
            <text:p>12.56</text:p>
          </table:table-cell>
          <table:table-cell table:style-name="ce36" office:value-type="string">
            <text:p>A/A</text:p>
          </table:table-cell>
          <table:table-cell table:style-name="ce36" office:value-type="float" office:value="239.0">
            <text:p>239</text:p>
          </table:table-cell>
          <table:table-cell table:style-name="ce36" office:value-type="float" office:value="33.5">
            <text:p>33.5</text:p>
          </table:table-cell>
          <table:table-cell table:style-name="ce36" office:value-type="float" office:value="12.62">
            <text:p>12.62</text:p>
          </table:table-cell>
          <table:table-cell table:style-name="ce38" office:value-type="string">
            <text:p>A/A</text:p>
          </table:table-cell>
          <table:table-cell table:style-name="ce30" office:value-type="float" office:value="124.0">
            <text:p>124</text:p>
          </table:table-cell>
          <table:table-cell table:style-name="ce30" office:value-type="float" office:value="30.3">
            <text:p>30.3</text:p>
          </table:table-cell>
          <table:table-cell table:style-name="ce30" office:value-type="float" office:value="12.5">
            <text:p>12.5</text:p>
          </table:table-cell>
          <table:table-cell table:style-name="ce29" office:value-type="string">
            <text:p>F-test</text:p>
          </table:table-cell>
          <table:table-cell table:style-name="ce29" office:value-type="float" office:value="3.6">
            <text:p>3.6</text:p>
          </table:table-cell>
          <table:table-cell table:style-name="ce29" office:value-type="float" office:value="0.028">
            <text:p>0.028</text:p>
          </table:table-cell>
          <table:table-cell table:style-name="ce29" office:value-type="string">
            <text:p>yes</text:p>
          </table:table-cell>
          <table:table-cell table:style-name="cf1" table:formula="of:=([L345]-[P345])/SQRT((((([M345]^2)*([K345]-1))+(([Q345]^2)*([O345]-1)))/([K345]+[O345])))"/>
          <table:table-cell table:style-name="cf1" table:formula="of:=([L345]-[T345])/SQRT((((([M345]^2)*([K345]-1))+(([U345]^2)*([S345]-1)))/([K345]+[S345])))"/>
          <table:table-cell table:style-name="cf1" table:formula="of:=([P345]-[T345])/SQRT((((([Q345]^2)*([O345]-1))+(([U345]^2)*([S345]-1)))/([O345]+[S345])))"/>
          <table:table-cell table:style-name="ce32"/>
          <table:table-cell table:style-name="ce33"/>
          <table:table-cell table:style-name="ce29" office:value-type="string">
            <text:p>F-test</text:p>
          </table:table-cell>
          <table:table-cell table:style-name="ce23" office:value-type="float" office:value="27.8">
            <text:p>27.8</text:p>
          </table:table-cell>
          <table:table-cell table:style-name="ce23" office:value-type="float" office:value="32.8">
            <text:p>32.8</text:p>
          </table:table-cell>
          <table:table-cell table:style-name="ce23" office:value-type="float" office:value="31.9">
            <text:p>31.9</text:p>
          </table:table-cell>
          <table:table-cell table:style-name="ce23" office:value-type="float" office:value="35.1">
            <text:p>35.1</text:p>
          </table:table-cell>
          <table:table-cell table:style-name="ce23" office:value-type="float" office:value="28.1">
            <text:p>28.1</text:p>
          </table:table-cell>
          <table:table-cell table:style-name="ce23" office:value-type="float" office:value="32.5">
            <text:p>32.5</text:p>
          </table:table-cell>
          <table:table-cell table:number-columns-repeated="987"/>
        </table:table-row>
        <table:table-row table:style-name="ro1">
          <table:table-cell table:style-name="ce24" office:value-type="string">
            <text:p>Andrew</text:p>
          </table:table-cell>
          <table:table-cell table:style-name="ce25" office:value-type="string">
            <text:p>1224.full.pdf</text:p>
          </table:table-cell>
          <table:table-cell table:style-name="ce25" office:value-type="float" office:value="1.917683E7">
            <text:p>19176830</text:p>
          </table:table-cell>
          <table:table-cell table:style-name="ce26" office:value-type="string">
            <text:p>DRD2</text:p>
          </table:table-cell>
          <table:table-cell table:style-name="ce26" office:value-type="string">
            <text:p>rs1076560</text:p>
          </table:table-cell>
          <table:table-cell table:style-name="ce26" office:value-type="string">
            <text:p>Recognition memory</text:p>
          </table:table-cell>
          <table:table-cell table:style-name="ce26" office:value-type="string">
            <text:p>% Correct</text:p>
          </table:table-cell>
          <table:table-cell table:style-name="ce27" office:value-type="string">
            <text:p>memory</text:p>
          </table:table-cell>
          <table:table-cell table:style-name="ce28" office:value-type="string">
            <text:p>SD</text:p>
          </table:table-cell>
          <table:table-cell table:style-name="ce29" office:value-type="string">
            <text:p>G/G</text:p>
          </table:table-cell>
          <table:table-cell table:style-name="ce29" office:value-type="float" office:value="82.0">
            <text:p>82</text:p>
          </table:table-cell>
          <table:table-cell table:style-name="ce29" office:value-type="float" office:value="94.8">
            <text:p>94.8</text:p>
          </table:table-cell>
          <table:table-cell table:style-name="ce29" office:value-type="float" office:value="3.9">
            <text:p>3.9</text:p>
          </table:table-cell>
          <table:table-cell table:style-name="ce25" office:value-type="string">
            <text:p>G/T</text:p>
          </table:table-cell>
          <table:table-cell table:style-name="ce25" office:value-type="float" office:value="20.0">
            <text:p>20</text:p>
          </table:table-cell>
          <table:table-cell table:style-name="ce25" office:value-type="float" office:value="92.5">
            <text:p>92.5</text:p>
          </table:table-cell>
          <table:table-cell table:style-name="ce25" office:value-type="float" office:value="5.5">
            <text:p>5.5</text:p>
          </table:table-cell>
          <table:table-cell table:style-name="ce30" office:value-type="string">
            <text:p>T/T</text:p>
          </table:table-cell>
          <table:table-cell table:style-name="ce30" office:value-type="float" office:value="0.0">
            <text:p>0</text:p>
          </table:table-cell>
          <table:table-cell table:number-columns-repeated="2" table:style-name="ce30"/>
          <table:table-cell table:style-name="ce29"/>
          <table:table-cell table:style-name="ce29" office:value-type="string">
            <text:p>&lt;2</text:p>
          </table:table-cell>
          <table:table-cell table:style-name="ce29" office:value-type="string">
            <text:p>&gt;.15</text:p>
          </table:table-cell>
          <table:table-cell table:style-name="ce29"/>
          <table:table-cell table:style-name="cf1" table:formula="of:=([L346]-[P346])/SQRT((((([M346]^2)*([K346]-1))+(([Q346]^2)*([O346]-1)))/([K346]+[O346])))"/>
          <table:table-cell table:style-name="cf1"/>
          <table:table-cell table:style-name="cf1"/>
          <table:table-cell table:style-name="ce32"/>
          <table:table-cell table:style-name="ce33"/>
          <table:table-cell table:style-name="ce29"/>
          <table:table-cell table:style-name="ce23" table:formula="of:=ROUND(([L346]-((1.96*[M346])/SQRT([K346])));3)"/>
          <table:table-cell table:style-name="ce23" table:formula="of:=ROUND(([L346]+((1.96*[M346])/SQRT([K346])));3)"/>
          <table:table-cell table:style-name="ce23" table:formula="of:=ROUND(([P346]-((1.96*[Q346])/SQRT([O346])));3)"/>
          <table:table-cell table:style-name="ce23" table:formula="of:=ROUND(([P346]+((1.96*[Q346])/SQRT([O346])));3)"/>
          <table:table-cell table:number-columns-repeated="989"/>
        </table:table-row>
        <table:table-row table:style-name="ro1">
          <table:table-cell table:style-name="ce24" office:value-type="string">
            <text:p>Andrew</text:p>
          </table:table-cell>
          <table:table-cell table:style-name="ce25" office:value-type="string">
            <text:p>1224.full.pdf</text:p>
          </table:table-cell>
          <table:table-cell table:style-name="ce25" office:value-type="float" office:value="1.917683E7">
            <text:p>19176830</text:p>
          </table:table-cell>
          <table:table-cell table:style-name="ce26" office:value-type="string">
            <text:p>DRD2</text:p>
          </table:table-cell>
          <table:table-cell table:style-name="ce26" office:value-type="string">
            <text:p>rs1076560</text:p>
          </table:table-cell>
          <table:table-cell table:style-name="ce26" office:value-type="string">
            <text:p>Recognition memory</text:p>
          </table:table-cell>
          <table:table-cell table:style-name="ce26" office:value-type="string">
            <text:p>Reaction time (ms)</text:p>
          </table:table-cell>
          <table:table-cell table:style-name="ce27" office:value-type="string">
            <text:p>memory</text:p>
          </table:table-cell>
          <table:table-cell table:style-name="ce28" office:value-type="string">
            <text:p>SD</text:p>
          </table:table-cell>
          <table:table-cell table:style-name="ce29" office:value-type="string">
            <text:p>G/G</text:p>
          </table:table-cell>
          <table:table-cell table:style-name="ce29" office:value-type="float" office:value="82.0">
            <text:p>82</text:p>
          </table:table-cell>
          <table:table-cell table:style-name="ce29" office:value-type="float" office:value="1129.5">
            <text:p>1129.5</text:p>
          </table:table-cell>
          <table:table-cell table:style-name="ce29" office:value-type="float" office:value="187.3">
            <text:p>187.3</text:p>
          </table:table-cell>
          <table:table-cell table:style-name="ce25" office:value-type="string">
            <text:p>G/T</text:p>
          </table:table-cell>
          <table:table-cell table:style-name="ce25" office:value-type="float" office:value="20.0">
            <text:p>20</text:p>
          </table:table-cell>
          <table:table-cell table:style-name="ce25" office:value-type="float" office:value="1170.6">
            <text:p>1170.6</text:p>
          </table:table-cell>
          <table:table-cell table:style-name="ce25" office:value-type="float" office:value="221.5">
            <text:p>221.5</text:p>
          </table:table-cell>
          <table:table-cell table:style-name="ce30" office:value-type="string">
            <text:p>T/T</text:p>
          </table:table-cell>
          <table:table-cell table:style-name="ce30" office:value-type="float" office:value="0.0">
            <text:p>0</text:p>
          </table:table-cell>
          <table:table-cell table:number-columns-repeated="2" table:style-name="ce30"/>
          <table:table-cell table:style-name="ce29"/>
          <table:table-cell table:style-name="ce29" office:value-type="string">
            <text:p>&lt;2</text:p>
          </table:table-cell>
          <table:table-cell table:style-name="ce29" office:value-type="string">
            <text:p>&gt;.15</text:p>
          </table:table-cell>
          <table:table-cell table:style-name="ce29"/>
          <table:table-cell table:style-name="cf1" table:formula="of:=([L347]-[P347])/SQRT((((([M347]^2)*([K347]-1))+(([Q347]^2)*([O347]-1)))/([K347]+[O347])))"/>
          <table:table-cell table:style-name="cf1"/>
          <table:table-cell table:style-name="cf1"/>
          <table:table-cell table:style-name="ce32"/>
          <table:table-cell table:style-name="ce33"/>
          <table:table-cell table:style-name="ce29"/>
          <table:table-cell table:style-name="ce23" table:formula="of:=ROUND(([L347]-((1.96*[M347])/SQRT([K347])));3)"/>
          <table:table-cell table:style-name="ce23" table:formula="of:=ROUND(([L347]+((1.96*[M347])/SQRT([K347])));3)"/>
          <table:table-cell table:style-name="ce23" table:formula="of:=ROUND(([P347]-((1.96*[Q347])/SQRT([O347])));3)"/>
          <table:table-cell table:style-name="ce23" table:formula="of:=ROUND(([P347]+((1.96*[Q347])/SQRT([O347])));3)"/>
          <table:table-cell table:number-columns-repeated="989"/>
        </table:table-row>
        <table:table-row table:style-name="ro17">
          <table:table-cell table:style-name="ce24" office:value-type="string">
            <text:p>andrew</text:p>
          </table:table-cell>
          <table:table-cell table:style-name="ce25" office:value-type="string">
            <text:p>j.1440-1819.2009.01985.x.txt</text:p>
          </table:table-cell>
          <table:table-cell table:style-name="ce25" office:value-type="float" office:value="1.9496996E7">
            <text:p>19496996</text:p>
          </table:table-cell>
          <table:table-cell table:style-name="ce26" office:value-type="string">
            <text:p>DTNBP1</text:p>
          </table:table-cell>
          <table:table-cell table:style-name="ce26" office:value-type="string">
            <text:p>rs2619539 </text:p>
          </table:table-cell>
          <table:table-cell table:style-name="ce26" office:value-type="string">
            <text:p>WAIS-R</text:p>
          </table:table-cell>
          <table:table-cell table:style-name="ce26" office:value-type="string">
            <text:p>Vocabulary</text:p>
          </table:table-cell>
          <table:table-cell table:style-name="ce27" office:value-type="string">
            <text:p>memory</text:p>
          </table:table-cell>
          <table:table-cell table:style-name="ce28" office:value-type="string">
            <text:p>SD</text:p>
          </table:table-cell>
          <table:table-cell table:style-name="ce29" office:value-type="string">
            <text:p>G/G</text:p>
          </table:table-cell>
          <table:table-cell table:style-name="ce29" office:value-type="float" office:value="69.0">
            <text:p>69</text:p>
          </table:table-cell>
          <table:table-cell table:style-name="ce29" office:value-type="float" office:value="10.4">
            <text:p>10.4</text:p>
          </table:table-cell>
          <table:table-cell table:style-name="ce29" office:value-type="float" office:value="3.1">
            <text:p>3.1</text:p>
          </table:table-cell>
          <table:table-cell table:style-name="ce25" office:value-type="string">
            <text:p>G/C</text:p>
          </table:table-cell>
          <table:table-cell table:style-name="ce25" office:value-type="float" office:value="80.0">
            <text:p>80</text:p>
          </table:table-cell>
          <table:table-cell table:style-name="ce25" office:value-type="float" office:value="11.8">
            <text:p>11.8</text:p>
          </table:table-cell>
          <table:table-cell table:style-name="ce25" office:value-type="float" office:value="2.8">
            <text:p>2.8</text:p>
          </table:table-cell>
          <table:table-cell table:style-name="ce30" office:value-type="string">
            <text:p>C/C</text:p>
          </table:table-cell>
          <table:table-cell table:style-name="ce30" office:value-type="float" office:value="16.0">
            <text:p>16</text:p>
          </table:table-cell>
          <table:table-cell table:style-name="ce30" office:value-type="float" office:value="11.6">
            <text:p>11.6</text:p>
          </table:table-cell>
          <table:table-cell table:style-name="ce30" office:value-type="float" office:value="2.8">
            <text:p>2.8</text:p>
          </table:table-cell>
          <table:table-cell table:style-name="ce29" office:value-type="string">
            <text:p>F-test</text:p>
          </table:table-cell>
          <table:table-cell table:style-name="ce29" office:value-type="float" office:value="3.71">
            <text:p>3.71</text:p>
          </table:table-cell>
          <table:table-cell table:style-name="ce29" office:value-type="float" office:value="0.027">
            <text:p>0.027</text:p>
          </table:table-cell>
          <table:table-cell table:style-name="ce29" office:value-type="string">
            <text:p>yes</text:p>
          </table:table-cell>
          <table:table-cell table:style-name="cf1" table:formula="of:=([L348]-[P348])/SQRT((((([M348]^2)*([K348]-1))+(([Q348]^2)*([O348]-1)))/([K348]+[O348])))"/>
          <table:table-cell table:style-name="cf1" table:formula="of:=([L348]-[T348])/SQRT((((([M348]^2)*([K348]-1))+(([U348]^2)*([S348]-1)))/([K348]+[S348])))"/>
          <table:table-cell table:style-name="cf1" table:formula="of:=([P348]-[T348])/SQRT((((([Q348]^2)*([O348]-1))+(([U348]^2)*([S348]-1)))/([O348]+[S348])))"/>
          <table:table-cell table:style-name="ce32"/>
          <table:table-cell table:style-name="ce33" office:value-type="string">
            <text:p>Shinagawa F,Kobayashi S,Fujita K,Maekawa H. Japanese Wechsler Adult Intelligence Scale–Revised. Nihonbunkakagakusha,Tokyo,1990.; Wechsler D. Wechsler Adult Intelligence Scale–Revised. Psychological Corporation,New York,1981.</text:p>
          </table:table-cell>
          <table:table-cell table:style-name="ce29" office:value-type="string">
            <text:p>ANOVA; F-test</text:p>
          </table:table-cell>
          <table:table-cell table:style-name="ce23" table:formula="of:=ROUND(([L348]-((1.96*[M348])/SQRT([K348])));3)"/>
          <table:table-cell table:style-name="ce23" table:formula="of:=ROUND(([L348]+((1.96*[M348])/SQRT([K348])));3)"/>
          <table:table-cell table:style-name="ce23" table:formula="of:=ROUND(([P348]-((1.96*[Q348])/SQRT([O348])));3)"/>
          <table:table-cell table:style-name="ce23" table:formula="of:=ROUND(([P348]+((1.96*[Q348])/SQRT([O348])));3)"/>
          <table:table-cell table:style-name="ce23" table:formula="of:=ROUND(([T348]-((1.96*[U348])/SQRT([S348])));3)"/>
          <table:table-cell table:style-name="ce23" table:formula="of:=ROUND(([T348]+((1.96*[U348])/SQRT([S348])));3)"/>
          <table:table-cell table:number-columns-repeated="987"/>
        </table:table-row>
        <table:table-row table:style-name="ro2">
          <table:table-cell table:style-name="ce24" office:value-type="string">
            <text:p>andrew</text:p>
          </table:table-cell>
          <table:table-cell table:style-name="ce25" office:value-type="string">
            <text:p>j.1440-1819.2009.01985.x.txt</text:p>
          </table:table-cell>
          <table:table-cell table:style-name="ce25" office:value-type="float" office:value="1.9496996E7">
            <text:p>19496996</text:p>
          </table:table-cell>
          <table:table-cell table:style-name="ce26" office:value-type="string">
            <text:p>DTNBP1</text:p>
          </table:table-cell>
          <table:table-cell table:style-name="ce26" office:value-type="string">
            <text:p>rs2619539 </text:p>
          </table:table-cell>
          <table:table-cell table:style-name="ce26" office:value-type="string">
            <text:p>WMS-R</text:p>
          </table:table-cell>
          <table:table-cell table:style-name="ce26" office:value-type="string">
            <text:p>Delayed recall</text:p>
          </table:table-cell>
          <table:table-cell table:style-name="ce27" office:value-type="string">
            <text:p>memory</text:p>
          </table:table-cell>
          <table:table-cell table:style-name="ce28" office:value-type="string">
            <text:p>SD</text:p>
          </table:table-cell>
          <table:table-cell table:style-name="ce29" office:value-type="string">
            <text:p>G/G</text:p>
          </table:table-cell>
          <table:table-cell table:style-name="ce29" office:value-type="float" office:value="69.0">
            <text:p>69</text:p>
          </table:table-cell>
          <table:table-cell table:style-name="ce29" office:value-type="float" office:value="113.2">
            <text:p>113.2</text:p>
          </table:table-cell>
          <table:table-cell table:style-name="ce29" office:value-type="float" office:value="11.3">
            <text:p>11.3</text:p>
          </table:table-cell>
          <table:table-cell table:style-name="ce25" office:value-type="string">
            <text:p>G/C</text:p>
          </table:table-cell>
          <table:table-cell table:style-name="ce25" office:value-type="float" office:value="80.0">
            <text:p>80</text:p>
          </table:table-cell>
          <table:table-cell table:style-name="ce25" office:value-type="float" office:value="112.0">
            <text:p>112</text:p>
          </table:table-cell>
          <table:table-cell table:style-name="ce25" office:value-type="float" office:value="12.3">
            <text:p>12.3</text:p>
          </table:table-cell>
          <table:table-cell table:style-name="ce30" office:value-type="string">
            <text:p>C/C</text:p>
          </table:table-cell>
          <table:table-cell table:style-name="ce30" office:value-type="float" office:value="16.0">
            <text:p>16</text:p>
          </table:table-cell>
          <table:table-cell table:style-name="ce30" office:value-type="float" office:value="108.8">
            <text:p>108.8</text:p>
          </table:table-cell>
          <table:table-cell table:style-name="ce30" office:value-type="float" office:value="11.8">
            <text:p>11.8</text:p>
          </table:table-cell>
          <table:table-cell table:style-name="ce29" office:value-type="string">
            <text:p>ANOVA</text:p>
          </table:table-cell>
          <table:table-cell table:style-name="ce29"/>
          <table:table-cell table:style-name="ce29" office:value-type="float" office:value="0.52">
            <text:p>0.52</text:p>
          </table:table-cell>
          <table:table-cell table:style-name="ce29" office:value-type="string">
            <text:p>no</text:p>
          </table:table-cell>
          <table:table-cell table:style-name="cf1" table:formula="of:=([L349]-[P349])/SQRT((((([M349]^2)*([K349]-1))+(([Q349]^2)*([O349]-1)))/([K349]+[O349])))"/>
          <table:table-cell table:style-name="cf1" table:formula="of:=([L349]-[T349])/SQRT((((([M349]^2)*([K349]-1))+(([U349]^2)*([S349]-1)))/([K349]+[S349])))"/>
          <table:table-cell table:style-name="cf1" table:formula="of:=([P349]-[T349])/SQRT((((([Q349]^2)*([O349]-1))+(([U349]^2)*([S349]-1)))/([O349]+[S349])))"/>
          <table:table-cell table:style-name="ce32"/>
          <table:table-cell table:style-name="ce33" office:value-type="string">
            <text:p>Sugishita M. Japanese Wechsler Memory Scale–Revised. Nihonbunkakagakusha,Tokyo,2001.; Wechsler D. Wechsler Memory Scale Manual–Revised. Psychological Corporation,San Antonio,TX,1987.</text:p>
          </table:table-cell>
          <table:table-cell table:style-name="ce29" office:value-type="string">
            <text:p>ANOVA</text:p>
          </table:table-cell>
          <table:table-cell table:style-name="ce23" table:formula="of:=ROUND(([L349]-((1.96*[M349])/SQRT([K349])));3)"/>
          <table:table-cell table:style-name="ce23" table:formula="of:=ROUND(([L349]+((1.96*[M349])/SQRT([K349])));3)"/>
          <table:table-cell table:style-name="ce23" table:formula="of:=ROUND(([P349]-((1.96*[Q349])/SQRT([O349])));3)"/>
          <table:table-cell table:style-name="ce23" table:formula="of:=ROUND(([P349]+((1.96*[Q349])/SQRT([O349])));3)"/>
          <table:table-cell table:style-name="ce23" table:formula="of:=ROUND(([T349]-((1.96*[U349])/SQRT([S349])));3)"/>
          <table:table-cell table:style-name="ce23" table:formula="of:=ROUND(([T349]+((1.96*[U349])/SQRT([S349])));3)"/>
          <table:table-cell table:number-columns-repeated="987"/>
        </table:table-row>
        <table:table-row table:style-name="ro2">
          <table:table-cell table:style-name="ce24" office:value-type="string">
            <text:p>andrew</text:p>
          </table:table-cell>
          <table:table-cell table:style-name="ce25" office:value-type="string">
            <text:p>j.1440-1819.2009.01985.x.txt</text:p>
          </table:table-cell>
          <table:table-cell table:style-name="ce25" office:value-type="float" office:value="1.9496996E7">
            <text:p>19496996</text:p>
          </table:table-cell>
          <table:table-cell table:style-name="ce26" office:value-type="string">
            <text:p>DTNBP1</text:p>
          </table:table-cell>
          <table:table-cell table:style-name="ce26" office:value-type="string">
            <text:p>rs2619539 </text:p>
          </table:table-cell>
          <table:table-cell table:style-name="ce26" office:value-type="string">
            <text:p>WMS-R</text:p>
          </table:table-cell>
          <table:table-cell table:style-name="ce26" office:value-type="string">
            <text:p>General memory</text:p>
          </table:table-cell>
          <table:table-cell table:style-name="ce27" office:value-type="string">
            <text:p>memory</text:p>
          </table:table-cell>
          <table:table-cell table:style-name="ce28" office:value-type="string">
            <text:p>SD</text:p>
          </table:table-cell>
          <table:table-cell table:style-name="ce29" office:value-type="string">
            <text:p>G/G</text:p>
          </table:table-cell>
          <table:table-cell table:style-name="ce29" office:value-type="float" office:value="69.0">
            <text:p>69</text:p>
          </table:table-cell>
          <table:table-cell table:style-name="ce29" office:value-type="float" office:value="113.5">
            <text:p>113.5</text:p>
          </table:table-cell>
          <table:table-cell table:style-name="ce29" office:value-type="float" office:value="11.2">
            <text:p>11.2</text:p>
          </table:table-cell>
          <table:table-cell table:style-name="ce25" office:value-type="string">
            <text:p>G/C</text:p>
          </table:table-cell>
          <table:table-cell table:style-name="ce25" office:value-type="float" office:value="80.0">
            <text:p>80</text:p>
          </table:table-cell>
          <table:table-cell table:style-name="ce25" office:value-type="float" office:value="112.6">
            <text:p>112.6</text:p>
          </table:table-cell>
          <table:table-cell table:style-name="ce25" office:value-type="float" office:value="11.8">
            <text:p>11.8</text:p>
          </table:table-cell>
          <table:table-cell table:style-name="ce30" office:value-type="string">
            <text:p>C/C</text:p>
          </table:table-cell>
          <table:table-cell table:style-name="ce30" office:value-type="float" office:value="16.0">
            <text:p>16</text:p>
          </table:table-cell>
          <table:table-cell table:style-name="ce30" office:value-type="float" office:value="104.9">
            <text:p>104.9</text:p>
          </table:table-cell>
          <table:table-cell table:style-name="ce30" office:value-type="float" office:value="12.7">
            <text:p>12.7</text:p>
          </table:table-cell>
          <table:table-cell table:style-name="ce29" office:value-type="string">
            <text:p>F-test</text:p>
          </table:table-cell>
          <table:table-cell table:style-name="ce29" office:value-type="float" office:value="3.28">
            <text:p>3.28</text:p>
          </table:table-cell>
          <table:table-cell table:style-name="ce29" office:value-type="float" office:value="0.04">
            <text:p>0.04</text:p>
          </table:table-cell>
          <table:table-cell table:style-name="ce29" office:value-type="string">
            <text:p>yes</text:p>
          </table:table-cell>
          <table:table-cell table:style-name="cf1" table:formula="of:=([L350]-[P350])/SQRT((((([M350]^2)*([K350]-1))+(([Q350]^2)*([O350]-1)))/([K350]+[O350])))"/>
          <table:table-cell table:style-name="cf1" table:formula="of:=([L350]-[T350])/SQRT((((([M350]^2)*([K350]-1))+(([U350]^2)*([S350]-1)))/([K350]+[S350])))"/>
          <table:table-cell table:style-name="cf1" table:formula="of:=([P350]-[T350])/SQRT((((([Q350]^2)*([O350]-1))+(([U350]^2)*([S350]-1)))/([O350]+[S350])))"/>
          <table:table-cell table:style-name="ce32"/>
          <table:table-cell table:style-name="ce33" office:value-type="string">
            <text:p>Sugishita M. Japanese Wechsler Memory Scale–Revised. Nihonbunkakagakusha,Tokyo,2001.; Wechsler D. Wechsler Memory Scale Manual–Revised. Psychological Corporation,San Antonio,TX,1987.</text:p>
          </table:table-cell>
          <table:table-cell table:style-name="ce29" office:value-type="string">
            <text:p>ANOVA; F-test</text:p>
          </table:table-cell>
          <table:table-cell table:style-name="ce23" table:formula="of:=ROUND(([L350]-((1.96*[M350])/SQRT([K350])));3)"/>
          <table:table-cell table:style-name="ce23" table:formula="of:=ROUND(([L350]+((1.96*[M350])/SQRT([K350])));3)"/>
          <table:table-cell table:style-name="ce23" table:formula="of:=ROUND(([P350]-((1.96*[Q350])/SQRT([O350])));3)"/>
          <table:table-cell table:style-name="ce23" table:formula="of:=ROUND(([P350]+((1.96*[Q350])/SQRT([O350])));3)"/>
          <table:table-cell table:style-name="ce23" table:formula="of:=ROUND(([T350]-((1.96*[U350])/SQRT([S350])));3)"/>
          <table:table-cell table:style-name="ce23" table:formula="of:=ROUND(([T350]+((1.96*[U350])/SQRT([S350])));3)"/>
          <table:table-cell table:number-columns-repeated="987"/>
        </table:table-row>
        <table:table-row table:style-name="ro2">
          <table:table-cell table:style-name="ce24" office:value-type="string">
            <text:p>andrew</text:p>
          </table:table-cell>
          <table:table-cell table:style-name="ce25" office:value-type="string">
            <text:p>j.1440-1819.2009.01985.x.txt</text:p>
          </table:table-cell>
          <table:table-cell table:style-name="ce25" office:value-type="float" office:value="1.9496996E7">
            <text:p>19496996</text:p>
          </table:table-cell>
          <table:table-cell table:style-name="ce26" office:value-type="string">
            <text:p>DTNBP1</text:p>
          </table:table-cell>
          <table:table-cell table:style-name="ce26" office:value-type="string">
            <text:p>rs2619539 </text:p>
          </table:table-cell>
          <table:table-cell table:style-name="ce26" office:value-type="string">
            <text:p>WMS-R</text:p>
          </table:table-cell>
          <table:table-cell table:style-name="ce26" office:value-type="string">
            <text:p>Verbal memory</text:p>
          </table:table-cell>
          <table:table-cell table:style-name="ce27" office:value-type="string">
            <text:p>memory</text:p>
          </table:table-cell>
          <table:table-cell table:style-name="ce28" office:value-type="string">
            <text:p>SD</text:p>
          </table:table-cell>
          <table:table-cell table:style-name="ce29" office:value-type="string">
            <text:p>G/G</text:p>
          </table:table-cell>
          <table:table-cell table:style-name="ce29" office:value-type="float" office:value="69.0">
            <text:p>69</text:p>
          </table:table-cell>
          <table:table-cell table:style-name="ce29" office:value-type="float" office:value="113.0">
            <text:p>113</text:p>
          </table:table-cell>
          <table:table-cell table:style-name="ce29" office:value-type="float" office:value="12.3">
            <text:p>12.3</text:p>
          </table:table-cell>
          <table:table-cell table:style-name="ce25" office:value-type="string">
            <text:p>G/C</text:p>
          </table:table-cell>
          <table:table-cell table:style-name="ce25" office:value-type="float" office:value="80.0">
            <text:p>80</text:p>
          </table:table-cell>
          <table:table-cell table:style-name="ce25" office:value-type="float" office:value="110.9">
            <text:p>110.9</text:p>
          </table:table-cell>
          <table:table-cell table:style-name="ce25" office:value-type="float" office:value="14.0">
            <text:p>14</text:p>
          </table:table-cell>
          <table:table-cell table:style-name="ce39" office:value-type="string">
            <text:p>C/C</text:p>
          </table:table-cell>
          <table:table-cell table:style-name="ce39" office:value-type="float" office:value="16.0">
            <text:p>16</text:p>
          </table:table-cell>
          <table:table-cell table:style-name="ce39" office:value-type="float" office:value="103.4">
            <text:p>103.4</text:p>
          </table:table-cell>
          <table:table-cell table:style-name="ce39" office:value-type="float" office:value="13.0">
            <text:p>13</text:p>
          </table:table-cell>
          <table:table-cell table:style-name="ce29" office:value-type="string">
            <text:p>F-test</text:p>
          </table:table-cell>
          <table:table-cell table:style-name="ce29" office:value-type="float" office:value="3.24">
            <text:p>3.24</text:p>
          </table:table-cell>
          <table:table-cell table:style-name="ce29" office:value-type="float" office:value="0.042">
            <text:p>0.042</text:p>
          </table:table-cell>
          <table:table-cell table:style-name="ce29" office:value-type="string">
            <text:p>yes</text:p>
          </table:table-cell>
          <table:table-cell table:style-name="cf1" table:formula="of:=([L351]-[P351])/SQRT((((([M351]^2)*([K351]-1))+(([Q351]^2)*([O351]-1)))/([K351]+[O351])))"/>
          <table:table-cell table:style-name="cf1" table:formula="of:=([L351]-[T351])/SQRT((((([M351]^2)*([K351]-1))+(([U351]^2)*([S351]-1)))/([K351]+[S351])))"/>
          <table:table-cell table:style-name="cf1" table:formula="of:=([P351]-[T351])/SQRT((((([Q351]^2)*([O351]-1))+(([U351]^2)*([S351]-1)))/([O351]+[S351])))"/>
          <table:table-cell table:style-name="ce32"/>
          <table:table-cell table:style-name="ce33" office:value-type="string">
            <text:p>Sugishita M. Japanese Wechsler Memory Scale–Revised. Nihonbunkakagakusha,Tokyo,2001.; Wechsler D. Wechsler Memory Scale Manual–Revised. Psychological Corporation,San Antonio,TX,1987.</text:p>
          </table:table-cell>
          <table:table-cell table:style-name="ce29" office:value-type="string">
            <text:p>ANOVA; F-test</text:p>
          </table:table-cell>
          <table:table-cell table:style-name="ce23" table:formula="of:=ROUND(([L351]-((1.96*[M351])/SQRT([K351])));3)"/>
          <table:table-cell table:style-name="ce23" table:formula="of:=ROUND(([L351]+((1.96*[M351])/SQRT([K351])));3)"/>
          <table:table-cell table:style-name="ce23" table:formula="of:=ROUND(([P351]-((1.96*[Q351])/SQRT([O351])));3)"/>
          <table:table-cell table:style-name="ce23" table:formula="of:=ROUND(([P351]+((1.96*[Q351])/SQRT([O351])));3)"/>
          <table:table-cell table:style-name="ce23" table:formula="of:=ROUND(([T351]-((1.96*[U351])/SQRT([S351])));3)"/>
          <table:table-cell table:style-name="ce23" table:formula="of:=ROUND(([T351]+((1.96*[U351])/SQRT([S351])));3)"/>
          <table:table-cell table:number-columns-repeated="987"/>
        </table:table-row>
        <table:table-row table:style-name="ro2">
          <table:table-cell table:style-name="ce24" office:value-type="string">
            <text:p>andrew</text:p>
          </table:table-cell>
          <table:table-cell table:style-name="ce25" office:value-type="string">
            <text:p>j.1440-1819.2009.01985.x.txt</text:p>
          </table:table-cell>
          <table:table-cell table:style-name="ce25" office:value-type="float" office:value="1.9496996E7">
            <text:p>19496996</text:p>
          </table:table-cell>
          <table:table-cell table:style-name="ce26" office:value-type="string">
            <text:p>DTNBP1</text:p>
          </table:table-cell>
          <table:table-cell table:style-name="ce26" office:value-type="string">
            <text:p>rs2619539 </text:p>
          </table:table-cell>
          <table:table-cell table:style-name="ce26" office:value-type="string">
            <text:p>WMS-R</text:p>
          </table:table-cell>
          <table:table-cell table:style-name="ce26" office:value-type="string">
            <text:p>Visual memory</text:p>
          </table:table-cell>
          <table:table-cell table:style-name="ce27" office:value-type="string">
            <text:p>memory</text:p>
          </table:table-cell>
          <table:table-cell table:style-name="ce28" office:value-type="string">
            <text:p>SD</text:p>
          </table:table-cell>
          <table:table-cell table:style-name="ce29" office:value-type="string">
            <text:p>G/G</text:p>
          </table:table-cell>
          <table:table-cell table:style-name="ce29" office:value-type="float" office:value="69.0">
            <text:p>69</text:p>
          </table:table-cell>
          <table:table-cell table:style-name="ce29" office:value-type="float" office:value="109.8">
            <text:p>109.8</text:p>
          </table:table-cell>
          <table:table-cell table:style-name="ce29" office:value-type="float" office:value="9.0">
            <text:p>9</text:p>
          </table:table-cell>
          <table:table-cell table:style-name="ce25" office:value-type="string">
            <text:p>G/C</text:p>
          </table:table-cell>
          <table:table-cell table:style-name="ce25" office:value-type="float" office:value="80.0">
            <text:p>80</text:p>
          </table:table-cell>
          <table:table-cell table:style-name="ce25" office:value-type="float" office:value="110.2">
            <text:p>110.2</text:p>
          </table:table-cell>
          <table:table-cell table:style-name="ce25" office:value-type="float" office:value="8.8">
            <text:p>8.8</text:p>
          </table:table-cell>
          <table:table-cell table:style-name="ce39" office:value-type="string">
            <text:p>C/C</text:p>
          </table:table-cell>
          <table:table-cell table:style-name="ce39" office:value-type="float" office:value="16.0">
            <text:p>16</text:p>
          </table:table-cell>
          <table:table-cell table:style-name="ce39" office:value-type="float" office:value="107.7">
            <text:p>107.7</text:p>
          </table:table-cell>
          <table:table-cell table:style-name="ce39" office:value-type="float" office:value="12.3">
            <text:p>12.3</text:p>
          </table:table-cell>
          <table:table-cell table:style-name="ce29" office:value-type="string">
            <text:p>ANOVA</text:p>
          </table:table-cell>
          <table:table-cell table:style-name="ce29"/>
          <table:table-cell table:style-name="ce29" office:value-type="float" office:value="0.66">
            <text:p>0.66</text:p>
          </table:table-cell>
          <table:table-cell table:style-name="ce29" office:value-type="string">
            <text:p>no</text:p>
          </table:table-cell>
          <table:table-cell table:style-name="cf1" table:formula="of:=([L352]-[P352])/SQRT((((([M352]^2)*([K352]-1))+(([Q352]^2)*([O352]-1)))/([K352]+[O352])))"/>
          <table:table-cell table:style-name="cf1" table:formula="of:=([L352]-[T352])/SQRT((((([M352]^2)*([K352]-1))+(([U352]^2)*([S352]-1)))/([K352]+[S352])))"/>
          <table:table-cell table:style-name="cf1" table:formula="of:=([P352]-[T352])/SQRT((((([Q352]^2)*([O352]-1))+(([U352]^2)*([S352]-1)))/([O352]+[S352])))"/>
          <table:table-cell table:style-name="ce32"/>
          <table:table-cell table:style-name="ce33" office:value-type="string">
            <text:p>Sugishita M. Japanese Wechsler Memory Scale–Revised. Nihonbunkakagakusha,Tokyo,2001.; Wechsler D. Wechsler Memory Scale Manual–Revised. Psychological Corporation,San Antonio,TX,1987.</text:p>
          </table:table-cell>
          <table:table-cell table:style-name="ce29" office:value-type="string">
            <text:p>ANOVA</text:p>
          </table:table-cell>
          <table:table-cell table:style-name="ce23" table:formula="of:=ROUND(([L352]-((1.96*[M352])/SQRT([K352])));3)"/>
          <table:table-cell table:style-name="ce23" table:formula="of:=ROUND(([L352]+((1.96*[M352])/SQRT([K352])));3)"/>
          <table:table-cell table:style-name="ce23" table:formula="of:=ROUND(([P352]-((1.96*[Q352])/SQRT([O352])));3)"/>
          <table:table-cell table:style-name="ce23" table:formula="of:=ROUND(([P352]+((1.96*[Q352])/SQRT([O352])));3)"/>
          <table:table-cell table:style-name="ce23" table:formula="of:=ROUND(([T352]-((1.96*[U352])/SQRT([S352])));3)"/>
          <table:table-cell table:style-name="ce23" table:formula="of:=ROUND(([T352]+((1.96*[U352])/SQRT([S352])));3)"/>
          <table:table-cell table:number-columns-repeated="987"/>
        </table:table-row>
        <table:table-row table:style-name="ro11">
          <table:table-cell table:style-name="ce24" office:value-type="string">
            <text:p>Nic</text:p>
          </table:table-cell>
          <table:table-cell table:style-name="ce25" office:value-type="string">
            <text:p>sdarticle (7)r.pdf</text:p>
          </table:table-cell>
          <table:table-cell table:style-name="ce25" office:value-type="float" office:value="1.861434E7">
            <text:p>18614340</text:p>
          </table:table-cell>
          <table:table-cell table:style-name="ce26" office:value-type="string">
            <text:p>GRM3</text:p>
          </table:table-cell>
          <table:table-cell table:style-name="ce26" office:value-type="string">
            <text:p>rs6465084</text:p>
          </table:table-cell>
          <table:table-cell table:style-name="ce26" office:value-type="string">
            <text:p>VLMT</text:p>
          </table:table-cell>
          <table:table-cell table:style-name="ce26" office:value-type="string">
            <text:p>Recall after delay</text:p>
          </table:table-cell>
          <table:table-cell table:style-name="ce27" office:value-type="string">
            <text:p>memory</text:p>
          </table:table-cell>
          <table:table-cell table:style-name="ce28" office:value-type="string">
            <text:p>SD</text:p>
          </table:table-cell>
          <table:table-cell table:style-name="ce29" office:value-type="string">
            <text:p>A/A</text:p>
          </table:table-cell>
          <table:table-cell table:style-name="ce29" office:value-type="float" office:value="279.0">
            <text:p>279</text:p>
          </table:table-cell>
          <table:table-cell table:style-name="ce29" office:value-type="float" office:value="12.7">
            <text:p>12.7</text:p>
          </table:table-cell>
          <table:table-cell table:style-name="ce29" office:value-type="float" office:value="2.4">
            <text:p>2.4</text:p>
          </table:table-cell>
          <table:table-cell table:style-name="ce25" office:value-type="string">
            <text:p>G/G,G/A</text:p>
          </table:table-cell>
          <table:table-cell table:style-name="ce25" table:formula="of:=212+28"/>
          <table:table-cell table:style-name="ce25" office:value-type="float" office:value="12.0">
            <text:p>12</text:p>
          </table:table-cell>
          <table:table-cell table:style-name="ce25" office:value-type="float" office:value="2.6">
            <text:p>2.6</text:p>
          </table:table-cell>
          <table:table-cell table:number-columns-repeated="4" table:style-name="ce30"/>
          <table:table-cell table:number-columns-repeated="2" table:style-name="ce29"/>
          <table:table-cell table:style-name="ce29" office:value-type="float" office:value="0.084">
            <text:p>0.084</text:p>
          </table:table-cell>
          <table:table-cell table:style-name="ce29" office:value-type="string">
            <text:p>no</text:p>
          </table:table-cell>
          <table:table-cell table:style-name="cf1" table:formula="of:=([L353]-[P353])/SQRT((((([M353]^2)*([K353]-1))+(([Q353]^2)*([O353]-1)))/([K353]+[O353])))"/>
          <table:table-cell table:style-name="cf1"/>
          <table:table-cell table:style-name="cf1"/>
          <table:table-cell table:style-name="ce32"/>
          <table:table-cell table:style-name="ce33" office:value-type="string">
            <text:p>Helmstaedter,C.,Lendt,M.,Lux,S.,2001. Verbaler Lern- und</text:p>
            <text:p>Merkfähigkeitstest. Beltz,Göttingen.</text:p>
            <text:p/>
          </table:table-cell>
          <table:table-cell table:style-name="ce29"/>
          <table:table-cell table:style-name="ce23" table:formula="of:=ROUND(([L353]-((1.96*[M353])/SQRT([K353])));3)"/>
          <table:table-cell table:style-name="ce23" table:formula="of:=ROUND(([L353]+((1.96*[M353])/SQRT([K353])));3)"/>
          <table:table-cell table:style-name="ce23" table:formula="of:=ROUND(([P353]-((1.96*[Q353])/SQRT([O353])));3)"/>
          <table:table-cell table:style-name="ce23" table:formula="of:=ROUND(([P353]+((1.96*[Q353])/SQRT([O353])));3)"/>
          <table:table-cell table:number-columns-repeated="989"/>
        </table:table-row>
        <table:table-row table:style-name="ro1">
          <table:table-cell table:style-name="ce24" office:value-type="string">
            <text:p>Nic</text:p>
          </table:table-cell>
          <table:table-cell table:style-name="ce25" office:value-type="string">
            <text:p>S146114570800905Xa.pdf</text:p>
          </table:table-cell>
          <table:table-cell table:style-name="ce25" office:value-type="float" office:value="1.8611292E7">
            <text:p>18611292</text:p>
          </table:table-cell>
          <table:table-cell table:style-name="ce26" office:value-type="string">
            <text:p>HTR2A</text:p>
          </table:table-cell>
          <table:table-cell table:style-name="ce26" office:value-type="string">
            <text:p>rs6314</text:p>
          </table:table-cell>
          <table:table-cell table:style-name="ce26" office:value-type="string">
            <text:p>VLMT</text:p>
          </table:table-cell>
          <table:table-cell table:style-name="ce26" office:value-type="string">
            <text:p>Delayed recall memory score</text:p>
          </table:table-cell>
          <table:table-cell table:style-name="ce27" office:value-type="string">
            <text:p>memory</text:p>
          </table:table-cell>
          <table:table-cell table:style-name="ce28" office:value-type="string">
            <text:p>SD</text:p>
          </table:table-cell>
          <table:table-cell table:style-name="ce29" office:value-type="string">
            <text:p>C/C</text:p>
          </table:table-cell>
          <table:table-cell table:style-name="ce29" office:value-type="float" office:value="113.0">
            <text:p>113</text:p>
          </table:table-cell>
          <table:table-cell table:style-name="ce29" office:value-type="float" office:value="11.6">
            <text:p>11.6</text:p>
          </table:table-cell>
          <table:table-cell table:style-name="ce29" office:value-type="float" office:value="3.0">
            <text:p>3</text:p>
          </table:table-cell>
          <table:table-cell table:style-name="ce25" office:value-type="string">
            <text:p>C/T</text:p>
          </table:table-cell>
          <table:table-cell table:style-name="ce25" office:value-type="float" office:value="20.0">
            <text:p>20</text:p>
          </table:table-cell>
          <table:table-cell table:style-name="ce25" office:value-type="float" office:value="10.0">
            <text:p>10</text:p>
          </table:table-cell>
          <table:table-cell table:style-name="ce25" office:value-type="float" office:value="3.1">
            <text:p>3.1</text:p>
          </table:table-cell>
          <table:table-cell table:number-columns-repeated="4" table:style-name="ce30"/>
          <table:table-cell table:style-name="ce29" office:value-type="string">
            <text:p>T-test</text:p>
          </table:table-cell>
          <table:table-cell table:style-name="ce29" office:value-type="float" office:value="2.26">
            <text:p>2.26</text:p>
          </table:table-cell>
          <table:table-cell table:style-name="ce29" office:value-type="float" office:value="0.026">
            <text:p>0.026</text:p>
          </table:table-cell>
          <table:table-cell table:style-name="ce29" office:value-type="string">
            <text:p>yes</text:p>
          </table:table-cell>
          <table:table-cell table:style-name="cf1" table:formula="of:=([L354]-[P354])/SQRT((((([M354]^2)*([K354]-1))+(([Q354]^2)*([O354]-1)))/([K354]+[O354])))"/>
          <table:table-cell table:style-name="cf1"/>
          <table:table-cell table:style-name="cf1"/>
          <table:table-cell table:style-name="ce32"/>
          <table:table-cell table:style-name="ce33"/>
          <table:table-cell table:style-name="ce29" office:value-type="string">
            <text:p>T-test</text:p>
          </table:table-cell>
          <table:table-cell table:style-name="ce23" table:formula="of:=ROUND(([L354]-((1.96*[M354])/SQRT([K354])));3)"/>
          <table:table-cell table:style-name="ce23" table:formula="of:=ROUND(([L354]+((1.96*[M354])/SQRT([K354])));3)"/>
          <table:table-cell table:style-name="ce23" table:formula="of:=ROUND(([P354]-((1.96*[Q354])/SQRT([O354])));3)"/>
          <table:table-cell table:style-name="ce23" table:formula="of:=ROUND(([P354]+((1.96*[Q354])/SQRT([O354])));3)"/>
          <table:table-cell table:number-columns-repeated="989"/>
        </table:table-row>
        <table:table-row table:style-name="ro1">
          <table:table-cell table:style-name="ce24" office:value-type="string">
            <text:p>Nic</text:p>
          </table:table-cell>
          <table:table-cell table:style-name="ce25" office:value-type="string">
            <text:p>S146114570800905Xa.pdf</text:p>
          </table:table-cell>
          <table:table-cell table:style-name="ce25" office:value-type="float" office:value="1.8611292E7">
            <text:p>18611292</text:p>
          </table:table-cell>
          <table:table-cell table:style-name="ce26" office:value-type="string">
            <text:p>HTR2A</text:p>
          </table:table-cell>
          <table:table-cell table:style-name="ce26" office:value-type="string">
            <text:p>rs6314</text:p>
          </table:table-cell>
          <table:table-cell table:style-name="ce26" office:value-type="string">
            <text:p>VLMT</text:p>
          </table:table-cell>
          <table:table-cell table:style-name="ce26" office:value-type="string">
            <text:p>Recognition memory score</text:p>
          </table:table-cell>
          <table:table-cell table:style-name="ce27" office:value-type="string">
            <text:p>memory</text:p>
          </table:table-cell>
          <table:table-cell table:style-name="ce28" office:value-type="string">
            <text:p>SD</text:p>
          </table:table-cell>
          <table:table-cell table:style-name="ce29" office:value-type="string">
            <text:p>C/C</text:p>
          </table:table-cell>
          <table:table-cell table:style-name="ce29" office:value-type="float" office:value="113.0">
            <text:p>113</text:p>
          </table:table-cell>
          <table:table-cell table:style-name="ce29" office:value-type="float" office:value="13.6">
            <text:p>13.6</text:p>
          </table:table-cell>
          <table:table-cell table:style-name="ce29" office:value-type="float" office:value="1.7">
            <text:p>1.7</text:p>
          </table:table-cell>
          <table:table-cell table:style-name="ce25" office:value-type="string">
            <text:p>C/T</text:p>
          </table:table-cell>
          <table:table-cell table:style-name="ce25" office:value-type="float" office:value="20.0">
            <text:p>20</text:p>
          </table:table-cell>
          <table:table-cell table:style-name="ce25" office:value-type="float" office:value="12.1">
            <text:p>12.1</text:p>
          </table:table-cell>
          <table:table-cell table:style-name="ce25" office:value-type="float" office:value="3.2">
            <text:p>3.2</text:p>
          </table:table-cell>
          <table:table-cell table:number-columns-repeated="4" table:style-name="ce30"/>
          <table:table-cell table:style-name="ce29" office:value-type="string">
            <text:p>T-test</text:p>
          </table:table-cell>
          <table:table-cell table:style-name="ce29" office:value-type="float" office:value="3.26">
            <text:p>3.26</text:p>
          </table:table-cell>
          <table:table-cell table:style-name="ce29" office:value-type="float" office:value="0.001">
            <text:p>0.001</text:p>
          </table:table-cell>
          <table:table-cell table:style-name="ce29" office:value-type="string">
            <text:p>yes</text:p>
          </table:table-cell>
          <table:table-cell table:style-name="cf1" table:formula="of:=([L355]-[P355])/SQRT((((([M355]^2)*([K355]-1))+(([Q355]^2)*([O355]-1)))/([K355]+[O355])))"/>
          <table:table-cell table:style-name="cf1"/>
          <table:table-cell table:style-name="cf1"/>
          <table:table-cell table:style-name="ce32"/>
          <table:table-cell table:style-name="ce33"/>
          <table:table-cell table:style-name="ce29" office:value-type="string">
            <text:p>T-test</text:p>
          </table:table-cell>
          <table:table-cell table:style-name="ce23" table:formula="of:=ROUND(([L355]-((1.96*[M355])/SQRT([K355])));3)"/>
          <table:table-cell table:style-name="ce23" table:formula="of:=ROUND(([L355]+((1.96*[M355])/SQRT([K355])));3)"/>
          <table:table-cell table:style-name="ce23" table:formula="of:=ROUND(([P355]-((1.96*[Q355])/SQRT([O355])));3)"/>
          <table:table-cell table:style-name="ce23" table:formula="of:=ROUND(([P355]+((1.96*[Q355])/SQRT([O355])));3)"/>
          <table:table-cell table:number-columns-repeated="989"/>
        </table:table-row>
        <table:table-row table:style-name="ro1">
          <table:table-cell table:style-name="ce24" office:value-type="string">
            <text:p>Nic</text:p>
          </table:table-cell>
          <table:table-cell table:style-name="ce25" office:value-type="string">
            <text:p>S146114570800905Xa.pdf</text:p>
          </table:table-cell>
          <table:table-cell table:style-name="ce25" office:value-type="float" office:value="1.8611292E7">
            <text:p>18611292</text:p>
          </table:table-cell>
          <table:table-cell table:style-name="ce26" office:value-type="string">
            <text:p>HTR2A</text:p>
          </table:table-cell>
          <table:table-cell table:style-name="ce26" office:value-type="string">
            <text:p>rs6314</text:p>
          </table:table-cell>
          <table:table-cell table:style-name="ce26" office:value-type="string">
            <text:p>VLMT</text:p>
          </table:table-cell>
          <table:table-cell table:style-name="ce26" office:value-type="string">
            <text:p>Words forgotten</text:p>
          </table:table-cell>
          <table:table-cell table:style-name="ce27" office:value-type="string">
            <text:p>memory</text:p>
          </table:table-cell>
          <table:table-cell table:style-name="ce28" office:value-type="string">
            <text:p>SD</text:p>
          </table:table-cell>
          <table:table-cell table:style-name="ce29" office:value-type="string">
            <text:p>C/C</text:p>
          </table:table-cell>
          <table:table-cell table:style-name="ce29" office:value-type="float" office:value="113.0">
            <text:p>113</text:p>
          </table:table-cell>
          <table:table-cell table:style-name="ce29" office:value-type="float" office:value="1.4">
            <text:p>1.4</text:p>
          </table:table-cell>
          <table:table-cell table:style-name="ce29" office:value-type="float" office:value="2.0">
            <text:p>2</text:p>
          </table:table-cell>
          <table:table-cell table:style-name="ce25" office:value-type="string">
            <text:p>C/T</text:p>
          </table:table-cell>
          <table:table-cell table:style-name="ce25" office:value-type="float" office:value="20.0">
            <text:p>20</text:p>
          </table:table-cell>
          <table:table-cell table:style-name="ce25" office:value-type="float" office:value="2.7">
            <text:p>2.7</text:p>
          </table:table-cell>
          <table:table-cell table:style-name="ce25" office:value-type="float" office:value="2.0">
            <text:p>2</text:p>
          </table:table-cell>
          <table:table-cell table:number-columns-repeated="4" table:style-name="ce30"/>
          <table:table-cell table:style-name="ce29" office:value-type="string">
            <text:p>T-test</text:p>
          </table:table-cell>
          <table:table-cell table:style-name="ce29" office:value-type="float" office:value="2.58">
            <text:p>2.58</text:p>
          </table:table-cell>
          <table:table-cell table:style-name="ce29" office:value-type="float" office:value="0.011">
            <text:p>0.011</text:p>
          </table:table-cell>
          <table:table-cell table:style-name="ce29" office:value-type="string">
            <text:p>yes</text:p>
          </table:table-cell>
          <table:table-cell table:style-name="cf1" table:formula="of:=([L356]-[P356])/SQRT((((([M356]^2)*([K356]-1))+(([Q356]^2)*([O356]-1)))/([K356]+[O356])))"/>
          <table:table-cell table:style-name="cf1"/>
          <table:table-cell table:style-name="cf1"/>
          <table:table-cell table:style-name="ce32"/>
          <table:table-cell table:style-name="ce33"/>
          <table:table-cell table:style-name="ce29" office:value-type="string">
            <text:p>T-test</text:p>
          </table:table-cell>
          <table:table-cell table:style-name="ce23" table:formula="of:=ROUND(([L356]-((1.96*[M356])/SQRT([K356])));3)"/>
          <table:table-cell table:style-name="ce23" table:formula="of:=ROUND(([L356]+((1.96*[M356])/SQRT([K356])));3)"/>
          <table:table-cell table:style-name="ce23" table:formula="of:=ROUND(([P356]-((1.96*[Q356])/SQRT([O356])));3)"/>
          <table:table-cell table:style-name="ce23" table:formula="of:=ROUND(([P356]+((1.96*[Q356])/SQRT([O356])));3)"/>
          <table:table-cell table:number-columns-repeated="989"/>
        </table:table-row>
        <table:table-row table:style-name="ro9">
          <table:table-cell table:style-name="ce24" office:value-type="string">
            <text:p>Nic</text:p>
          </table:table-cell>
          <table:table-cell table:style-name="ce25" office:value-type="string">
            <text:p>sdarticle (5)r.pdf</text:p>
          </table:table-cell>
          <table:table-cell table:style-name="ce25" office:value-type="float" office:value="1.9013689E7">
            <text:p>19013689</text:p>
          </table:table-cell>
          <table:table-cell table:style-name="ce26" office:value-type="string">
            <text:p>IL1B</text:p>
          </table:table-cell>
          <table:table-cell table:style-name="ce26" office:value-type="string">
            <text:p>rs16944</text:p>
          </table:table-cell>
          <table:table-cell table:style-name="ce26" office:value-type="string">
            <text:p>CASI C-2.0</text:p>
          </table:table-cell>
          <table:table-cell table:style-name="ce26" office:value-type="string">
            <text:p>Long-term memory</text:p>
          </table:table-cell>
          <table:table-cell table:style-name="ce27" office:value-type="string">
            <text:p>memory</text:p>
          </table:table-cell>
          <table:table-cell table:style-name="ce28" office:value-type="string">
            <text:p>SD</text:p>
          </table:table-cell>
          <table:table-cell table:style-name="ce29" office:value-type="string">
            <text:p>C/C</text:p>
          </table:table-cell>
          <table:table-cell table:style-name="ce29" office:value-type="float" office:value="39.0">
            <text:p>39</text:p>
          </table:table-cell>
          <table:table-cell table:style-name="ce29" office:value-type="float" office:value="9.9">
            <text:p>9.9</text:p>
          </table:table-cell>
          <table:table-cell table:style-name="ce29" office:value-type="float" office:value="0.4">
            <text:p>0.4</text:p>
          </table:table-cell>
          <table:table-cell table:style-name="ce25" office:value-type="string">
            <text:p>C/T</text:p>
          </table:table-cell>
          <table:table-cell table:style-name="ce25" office:value-type="float" office:value="85.0">
            <text:p>85</text:p>
          </table:table-cell>
          <table:table-cell table:style-name="ce25" office:value-type="float" office:value="9.8">
            <text:p>9.8</text:p>
          </table:table-cell>
          <table:table-cell table:style-name="ce25" office:value-type="float" office:value="0.5">
            <text:p>0.5</text:p>
          </table:table-cell>
          <table:table-cell table:style-name="ce30" office:value-type="string">
            <text:p>T/T</text:p>
          </table:table-cell>
          <table:table-cell table:style-name="ce30" office:value-type="float" office:value="37.0">
            <text:p>37</text:p>
          </table:table-cell>
          <table:table-cell table:style-name="ce30" office:value-type="float" office:value="9.9">
            <text:p>9.9</text:p>
          </table:table-cell>
          <table:table-cell table:style-name="ce30" office:value-type="float" office:value="0.4">
            <text:p>0.4</text:p>
          </table:table-cell>
          <table:table-cell table:number-columns-repeated="2" table:style-name="ce29"/>
          <table:table-cell table:style-name="ce29" office:value-type="float" office:value="0.532">
            <text:p>0.532</text:p>
          </table:table-cell>
          <table:table-cell table:style-name="ce29" office:value-type="string">
            <text:p>no</text:p>
          </table:table-cell>
          <table:table-cell table:style-name="cf1" table:formula="of:=([L357]-[P357])/SQRT((((([M357]^2)*([K357]-1))+(([Q357]^2)*([O357]-1)))/([K357]+[O357])))"/>
          <table:table-cell table:style-name="cf1" table:formula="of:=([L357]-[T357])/SQRT((((([M357]^2)*([K357]-1))+(([U357]^2)*([S357]-1)))/([K357]+[S357])))"/>
          <table:table-cell table:style-name="cf1" table:formula="of:=([P357]-[T357])/SQRT((((([Q357]^2)*([O357]-1))+(([U357]^2)*([S357]-1)))/([O357]+[S357])))"/>
          <table:table-cell table:style-name="ce32" office:value-type="string">
            <text:p>C-511T → IL1B</text:p>
          </table:table-cell>
          <table:table-cell table:style-name="ce33" office:value-type="string">
            <text:p>Teng,E.L.,Hasegawa,K.,Homma,A.,Imai,Y.,Larson,E.,Graves,A.,Sugimoto,K.,Yamaguchi,T.,Sasaki,H.,Chiu,D.,White,L.R.,1994. The Cognitive Abilities Screening Instrument (CASI): a practical test or</text:p>
            <text:p>cross-cultural epidemiological studies of dementia. Int. Psychogeriatr. 6,45–58.</text:p>
            <text:p/>
          </table:table-cell>
          <table:table-cell table:style-name="ce29"/>
          <table:table-cell table:style-name="ce23" table:formula="of:=ROUND(([L357]-((1.96*[M357])/SQRT([K357])));3)"/>
          <table:table-cell table:style-name="ce23" table:formula="of:=ROUND(([L357]+((1.96*[M357])/SQRT([K357])));3)"/>
          <table:table-cell table:style-name="ce23" table:formula="of:=ROUND(([P357]-((1.96*[Q357])/SQRT([O357])));3)"/>
          <table:table-cell table:style-name="ce23" table:formula="of:=ROUND(([P357]+((1.96*[Q357])/SQRT([O357])));3)"/>
          <table:table-cell table:style-name="ce23" table:formula="of:=ROUND(([T357]-((1.96*[U357])/SQRT([S357])));3)"/>
          <table:table-cell table:style-name="ce23" table:formula="of:=ROUND(([T357]+((1.96*[U357])/SQRT([S357])));3)"/>
          <table:table-cell table:number-columns-repeated="987"/>
        </table:table-row>
        <table:table-row table:style-name="ro1">
          <table:table-cell table:style-name="ce24" office:value-type="string">
            <text:p>Nic</text:p>
          </table:table-cell>
          <table:table-cell table:style-name="ce25"/>
          <table:table-cell table:style-name="ce25" office:value-type="float" office:value="1.837808E7">
            <text:p>18378080</text:p>
          </table:table-cell>
          <table:table-cell table:style-name="ce26" office:value-type="string">
            <text:p>KIBRA</text:p>
          </table:table-cell>
          <table:table-cell table:style-name="ce26" office:value-type="string">
            <text:p>rs17070145</text:p>
          </table:table-cell>
          <table:table-cell table:style-name="ce26" office:value-type="string">
            <text:p>24-h Delayed Five Words Recall</text:p>
          </table:table-cell>
          <table:table-cell table:style-name="ce26" office:value-type="string">
            <text:p>Score</text:p>
          </table:table-cell>
          <table:table-cell table:style-name="ce27" office:value-type="string">
            <text:p>memory</text:p>
          </table:table-cell>
          <table:table-cell table:style-name="ce28" office:value-type="string">
            <text:p>SD</text:p>
          </table:table-cell>
          <table:table-cell table:style-name="ce29" office:value-type="string">
            <text:p>C/C</text:p>
          </table:table-cell>
          <table:table-cell table:style-name="ce29" office:value-type="float" office:value="30.0">
            <text:p>30</text:p>
          </table:table-cell>
          <table:table-cell table:style-name="ce29" office:value-type="float" office:value="15.6">
            <text:p>15.6</text:p>
          </table:table-cell>
          <table:table-cell table:style-name="ce29" office:value-type="float" office:value="2.9">
            <text:p>2.9</text:p>
          </table:table-cell>
          <table:table-cell table:style-name="ce25" office:value-type="string">
            <text:p>C/C,C/T</text:p>
          </table:table-cell>
          <table:table-cell table:style-name="ce25" office:value-type="float" office:value="40.0">
            <text:p>40</text:p>
          </table:table-cell>
          <table:table-cell table:style-name="ce25" office:value-type="float" office:value="14.2">
            <text:p>14.2</text:p>
          </table:table-cell>
          <table:table-cell table:style-name="ce25" office:value-type="float" office:value="2.7">
            <text:p>2.7</text:p>
          </table:table-cell>
          <table:table-cell table:number-columns-repeated="4" table:style-name="ce30"/>
          <table:table-cell table:number-columns-repeated="2" table:style-name="ce29"/>
          <table:table-cell table:style-name="ce29" office:value-type="float" office:value="0.04">
            <text:p>0.04</text:p>
          </table:table-cell>
          <table:table-cell table:style-name="ce29"/>
          <table:table-cell table:style-name="cf1" table:formula="of:=([L358]-[P358])/SQRT((((([M358]^2)*([K358]-1))+(([Q358]^2)*([O358]-1)))/([K358]+[O358])))"/>
          <table:table-cell table:style-name="cf1"/>
          <table:table-cell table:style-name="cf1"/>
          <table:table-cell table:style-name="ce32"/>
          <table:table-cell table:style-name="ce33"/>
          <table:table-cell table:style-name="ce29"/>
          <table:table-cell table:style-name="ce23" table:formula="of:=ROUND(([L358]-((1.96*[M358])/SQRT([K358])));3)"/>
          <table:table-cell table:style-name="ce23" table:formula="of:=ROUND(([L358]+((1.96*[M358])/SQRT([K358])));3)"/>
          <table:table-cell table:style-name="ce23" table:formula="of:=ROUND(([P358]-((1.96*[Q358])/SQRT([O358])));3)"/>
          <table:table-cell table:style-name="ce23" table:formula="of:=ROUND(([P358]+((1.96*[Q358])/SQRT([O358])));3)"/>
          <table:table-cell table:number-columns-repeated="989"/>
        </table:table-row>
        <table:table-row table:style-name="ro5">
          <table:table-cell table:style-name="ce24" office:value-type="string">
            <text:p>Nic</text:p>
          </table:table-cell>
          <table:table-cell table:style-name="ce25"/>
          <table:table-cell table:style-name="ce25" office:value-type="float" office:value="1.837808E7">
            <text:p>18378080</text:p>
          </table:table-cell>
          <table:table-cell table:style-name="ce26" office:value-type="string">
            <text:p>KIBRA</text:p>
          </table:table-cell>
          <table:table-cell table:style-name="ce26" office:value-type="string">
            <text:p>rs17070145</text:p>
          </table:table-cell>
          <table:table-cell table:style-name="ce26" office:value-type="string">
            <text:p>24-h Delayed Paired Words Recall</text:p>
          </table:table-cell>
          <table:table-cell table:style-name="ce26" office:value-type="string">
            <text:p>Score</text:p>
          </table:table-cell>
          <table:table-cell table:style-name="ce27" office:value-type="string">
            <text:p>memory</text:p>
          </table:table-cell>
          <table:table-cell table:style-name="ce28" office:value-type="string">
            <text:p>SD</text:p>
          </table:table-cell>
          <table:table-cell table:style-name="ce29" office:value-type="string">
            <text:p>C/C</text:p>
          </table:table-cell>
          <table:table-cell table:style-name="ce29" office:value-type="float" office:value="30.0">
            <text:p>30</text:p>
          </table:table-cell>
          <table:table-cell table:style-name="ce29" office:value-type="float" office:value="21.7">
            <text:p>21.7</text:p>
          </table:table-cell>
          <table:table-cell table:style-name="ce29" office:value-type="float" office:value="2.4">
            <text:p>2.4</text:p>
          </table:table-cell>
          <table:table-cell table:style-name="ce25" office:value-type="string">
            <text:p>C/C,C/T</text:p>
          </table:table-cell>
          <table:table-cell table:style-name="ce25" office:value-type="float" office:value="40.0">
            <text:p>40</text:p>
          </table:table-cell>
          <table:table-cell table:style-name="ce25" office:value-type="float" office:value="20.8">
            <text:p>20.8</text:p>
          </table:table-cell>
          <table:table-cell table:style-name="ce25" office:value-type="float" office:value="2.8">
            <text:p>2.8</text:p>
          </table:table-cell>
          <table:table-cell table:number-columns-repeated="4" table:style-name="ce30"/>
          <table:table-cell table:number-columns-repeated="2" table:style-name="ce29"/>
          <table:table-cell table:style-name="ce29" office:value-type="float" office:value="0.16">
            <text:p>0.16</text:p>
          </table:table-cell>
          <table:table-cell table:style-name="ce29"/>
          <table:table-cell table:style-name="cf1" table:formula="of:=([L359]-[P359])/SQRT((((([M359]^2)*([K359]-1))+(([Q359]^2)*([O359]-1)))/([K359]+[O359])))"/>
          <table:table-cell table:style-name="cf1"/>
          <table:table-cell table:style-name="cf1"/>
          <table:table-cell table:style-name="ce32"/>
          <table:table-cell table:style-name="ce33"/>
          <table:table-cell table:style-name="ce29"/>
          <table:table-cell table:style-name="ce23" table:formula="of:=ROUND(([L359]-((1.96*[M359])/SQRT([K359])));3)"/>
          <table:table-cell table:style-name="ce23" table:formula="of:=ROUND(([L359]+((1.96*[M359])/SQRT([K359])));3)"/>
          <table:table-cell table:style-name="ce23" table:formula="of:=ROUND(([P359]-((1.96*[Q359])/SQRT([O359])));3)"/>
          <table:table-cell table:style-name="ce23" table:formula="of:=ROUND(([P359]+((1.96*[Q359])/SQRT([O359])));3)"/>
          <table:table-cell table:number-columns-repeated="989"/>
        </table:table-row>
        <table:table-row table:style-name="ro3">
          <table:table-cell table:style-name="ce24" office:value-type="string">
            <text:p>Andrew</text:p>
          </table:table-cell>
          <table:table-cell table:style-name="ce25"/>
          <table:table-cell table:style-name="ce25" office:value-type="float" office:value="1.8194457E7">
            <text:p>18194457</text:p>
          </table:table-cell>
          <table:table-cell table:style-name="ce26" office:value-type="string">
            <text:p>KIBRA</text:p>
          </table:table-cell>
          <table:table-cell table:style-name="ce26" office:value-type="string">
            <text:p>rs17070145</text:p>
          </table:table-cell>
          <table:table-cell table:style-name="ce26" office:value-type="string">
            <text:p>CERAD</text:p>
          </table:table-cell>
          <table:table-cell table:style-name="ce26" office:value-type="string">
            <text:p>Delayed recall</text:p>
          </table:table-cell>
          <table:table-cell table:style-name="ce27" office:value-type="string">
            <text:p>memory</text:p>
          </table:table-cell>
          <table:table-cell table:style-name="ce28" office:value-type="string">
            <text:p>SD</text:p>
          </table:table-cell>
          <table:table-cell table:style-name="ce29" office:value-type="string">
            <text:p>T/T,T/C</text:p>
          </table:table-cell>
          <table:table-cell table:style-name="ce29" office:value-type="float" office:value="174.0">
            <text:p>174</text:p>
          </table:table-cell>
          <table:table-cell table:style-name="ce29" office:value-type="float" office:value="5.9">
            <text:p>5.9</text:p>
          </table:table-cell>
          <table:table-cell table:style-name="ce29" office:value-type="float" office:value="2.02">
            <text:p>2.02</text:p>
          </table:table-cell>
          <table:table-cell table:style-name="ce25" office:value-type="string">
            <text:p>C/T</text:p>
          </table:table-cell>
          <table:table-cell table:style-name="ce25" office:value-type="float" office:value="138.0">
            <text:p>138</text:p>
          </table:table-cell>
          <table:table-cell table:style-name="ce25" office:value-type="float" office:value="5.7">
            <text:p>5.7</text:p>
          </table:table-cell>
          <table:table-cell table:style-name="ce25" office:value-type="float" office:value="2.4">
            <text:p>2.4</text:p>
          </table:table-cell>
          <table:table-cell table:number-columns-repeated="4" table:style-name="ce30"/>
          <table:table-cell table:style-name="ce29" office:value-type="string">
            <text:p>F-test</text:p>
          </table:table-cell>
          <table:table-cell table:style-name="ce29" office:value-type="float" office:value="3.91">
            <text:p>3.91</text:p>
          </table:table-cell>
          <table:table-cell table:style-name="ce29" office:value-type="float" office:value="0.049">
            <text:p>0.049</text:p>
          </table:table-cell>
          <table:table-cell table:style-name="ce29" office:value-type="string">
            <text:p>yes</text:p>
          </table:table-cell>
          <table:table-cell table:style-name="cf1" table:formula="of:=([L360]-[P360])/SQRT((((([M360]^2)*([K360]-1))+(([Q360]^2)*([O360]-1)))/([K360]+[O360])))"/>
          <table:table-cell table:style-name="cf1"/>
          <table:table-cell table:style-name="cf1"/>
          <table:table-cell table:style-name="ce32"/>
          <table:table-cell table:style-name="ce33"/>
          <table:table-cell table:style-name="ce29" office:value-type="string">
            <text:p>F-test</text:p>
          </table:table-cell>
          <table:table-cell table:style-name="ce23" office:value-type="float" office:value="5.5">
            <text:p>5.5</text:p>
          </table:table-cell>
          <table:table-cell table:style-name="ce23" office:value-type="float" office:value="6.2">
            <text:p>6.2</text:p>
          </table:table-cell>
          <table:table-cell table:style-name="ce23" office:value-type="float" office:value="5.3">
            <text:p>5.3</text:p>
          </table:table-cell>
          <table:table-cell table:style-name="ce23" office:value-type="float" office:value="6.1">
            <text:p>6.1</text:p>
          </table:table-cell>
          <table:table-cell table:number-columns-repeated="989"/>
        </table:table-row>
        <table:table-row table:style-name="ro3">
          <table:table-cell table:style-name="ce24" office:value-type="string">
            <text:p>Andrew</text:p>
          </table:table-cell>
          <table:table-cell table:style-name="ce25"/>
          <table:table-cell table:style-name="ce25" office:value-type="float" office:value="1.8194457E7">
            <text:p>18194457</text:p>
          </table:table-cell>
          <table:table-cell table:style-name="ce26" office:value-type="string">
            <text:p>KIBRA</text:p>
          </table:table-cell>
          <table:table-cell table:style-name="ce26" office:value-type="string">
            <text:p>rs17070145</text:p>
          </table:table-cell>
          <table:table-cell table:style-name="ce26" office:value-type="string">
            <text:p>CERAD</text:p>
          </table:table-cell>
          <table:table-cell table:style-name="ce26" office:value-type="string">
            <text:p>Immediate recall</text:p>
          </table:table-cell>
          <table:table-cell table:style-name="ce27" office:value-type="string">
            <text:p>memory</text:p>
          </table:table-cell>
          <table:table-cell table:style-name="ce28" office:value-type="string">
            <text:p>SD</text:p>
          </table:table-cell>
          <table:table-cell table:style-name="ce29" office:value-type="string">
            <text:p>T/T,T/C</text:p>
          </table:table-cell>
          <table:table-cell table:style-name="ce29" office:value-type="float" office:value="174.0">
            <text:p>174</text:p>
          </table:table-cell>
          <table:table-cell table:style-name="ce29" office:value-type="float" office:value="18.6">
            <text:p>18.6</text:p>
          </table:table-cell>
          <table:table-cell table:style-name="ce29" office:value-type="float" office:value="4.71">
            <text:p>4.71</text:p>
          </table:table-cell>
          <table:table-cell table:style-name="ce25" office:value-type="string">
            <text:p>C/T</text:p>
          </table:table-cell>
          <table:table-cell table:style-name="ce25" office:value-type="float" office:value="138.0">
            <text:p>138</text:p>
          </table:table-cell>
          <table:table-cell table:style-name="ce25" office:value-type="float" office:value="18.2">
            <text:p>18.2</text:p>
          </table:table-cell>
          <table:table-cell table:style-name="ce25" office:value-type="float" office:value="4.2">
            <text:p>4.2</text:p>
          </table:table-cell>
          <table:table-cell table:number-columns-repeated="4" table:style-name="ce30"/>
          <table:table-cell table:style-name="ce29" office:value-type="string">
            <text:p>F-test</text:p>
          </table:table-cell>
          <table:table-cell table:style-name="ce29" office:value-type="float" office:value="4.08">
            <text:p>4.08</text:p>
          </table:table-cell>
          <table:table-cell table:style-name="ce29" office:value-type="float" office:value="0.044">
            <text:p>0.044</text:p>
          </table:table-cell>
          <table:table-cell table:style-name="ce29" office:value-type="string">
            <text:p>yes</text:p>
          </table:table-cell>
          <table:table-cell table:style-name="cf1" table:formula="of:=([L361]-[P361])/SQRT((((([M361]^2)*([K361]-1))+(([Q361]^2)*([O361]-1)))/([K361]+[O361])))"/>
          <table:table-cell table:style-name="cf1"/>
          <table:table-cell table:style-name="cf1"/>
          <table:table-cell table:style-name="ce32"/>
          <table:table-cell table:style-name="ce33"/>
          <table:table-cell table:style-name="ce29" office:value-type="string">
            <text:p>F-test</text:p>
          </table:table-cell>
          <table:table-cell table:style-name="ce23" office:value-type="float" office:value="18.0">
            <text:p>18</text:p>
          </table:table-cell>
          <table:table-cell table:style-name="ce23" office:value-type="float" office:value="19.3">
            <text:p>19.3</text:p>
          </table:table-cell>
          <table:table-cell table:style-name="ce23" office:value-type="float" office:value="17.4">
            <text:p>17.4</text:p>
          </table:table-cell>
          <table:table-cell table:style-name="ce23" office:value-type="float" office:value="18.9">
            <text:p>18.9</text:p>
          </table:table-cell>
          <table:table-cell table:number-columns-repeated="989"/>
        </table:table-row>
        <table:table-row table:style-name="ro3">
          <table:table-cell table:style-name="ce24" office:value-type="string">
            <text:p>Andrew</text:p>
          </table:table-cell>
          <table:table-cell table:style-name="ce25"/>
          <table:table-cell table:style-name="ce25" office:value-type="float" office:value="1.8194457E7">
            <text:p>18194457</text:p>
          </table:table-cell>
          <table:table-cell table:style-name="ce26" office:value-type="string">
            <text:p>KIBRA</text:p>
          </table:table-cell>
          <table:table-cell table:style-name="ce26" office:value-type="string">
            <text:p>rs17070145</text:p>
          </table:table-cell>
          <table:table-cell table:style-name="ce26" office:value-type="string">
            <text:p>CERAD</text:p>
          </table:table-cell>
          <table:table-cell table:style-name="ce26" office:value-type="string">
            <text:p>Recognition</text:p>
          </table:table-cell>
          <table:table-cell table:style-name="ce27" office:value-type="string">
            <text:p>memory</text:p>
          </table:table-cell>
          <table:table-cell table:style-name="ce28" office:value-type="string">
            <text:p>SD</text:p>
          </table:table-cell>
          <table:table-cell table:style-name="ce29" office:value-type="string">
            <text:p>T/T,T/C</text:p>
          </table:table-cell>
          <table:table-cell table:style-name="ce29" office:value-type="float" office:value="174.0">
            <text:p>174</text:p>
          </table:table-cell>
          <table:table-cell table:style-name="ce29" office:value-type="float" office:value="19.2">
            <text:p>19.2</text:p>
          </table:table-cell>
          <table:table-cell table:style-name="ce29" office:value-type="float" office:value="1.35">
            <text:p>1.35</text:p>
          </table:table-cell>
          <table:table-cell table:style-name="ce25" office:value-type="string">
            <text:p>C/T</text:p>
          </table:table-cell>
          <table:table-cell table:style-name="ce25" office:value-type="float" office:value="138.0">
            <text:p>138</text:p>
          </table:table-cell>
          <table:table-cell table:style-name="ce25" office:value-type="float" office:value="18.9">
            <text:p>18.9</text:p>
          </table:table-cell>
          <table:table-cell table:style-name="ce25" office:value-type="float" office:value="3.0">
            <text:p>3</text:p>
          </table:table-cell>
          <table:table-cell table:number-columns-repeated="4" table:style-name="ce30"/>
          <table:table-cell table:style-name="ce29" office:value-type="string">
            <text:p>F-test</text:p>
          </table:table-cell>
          <table:table-cell table:style-name="ce29" office:value-type="float" office:value="5.36">
            <text:p>5.36</text:p>
          </table:table-cell>
          <table:table-cell table:style-name="ce29" office:value-type="float" office:value="0.021">
            <text:p>0.021</text:p>
          </table:table-cell>
          <table:table-cell table:style-name="ce29" office:value-type="string">
            <text:p>yes</text:p>
          </table:table-cell>
          <table:table-cell table:style-name="cf1" table:formula="of:=([L362]-[P362])/SQRT((((([M362]^2)*([K362]-1))+(([Q362]^2)*([O362]-1)))/([K362]+[O362])))"/>
          <table:table-cell table:style-name="cf1"/>
          <table:table-cell table:style-name="cf1"/>
          <table:table-cell table:style-name="ce32"/>
          <table:table-cell table:style-name="ce33"/>
          <table:table-cell table:style-name="ce29" office:value-type="string">
            <text:p>F-test</text:p>
          </table:table-cell>
          <table:table-cell table:style-name="ce23" office:value-type="float" office:value="18.9">
            <text:p>18.9</text:p>
          </table:table-cell>
          <table:table-cell table:style-name="ce23" office:value-type="float" office:value="19.4">
            <text:p>19.4</text:p>
          </table:table-cell>
          <table:table-cell table:style-name="ce23" office:value-type="float" office:value="18.6">
            <text:p>18.6</text:p>
          </table:table-cell>
          <table:table-cell table:style-name="ce23" office:value-type="float" office:value="19.4">
            <text:p>19.4</text:p>
          </table:table-cell>
          <table:table-cell table:number-columns-repeated="989"/>
        </table:table-row>
        <table:table-row table:style-name="ro1">
          <table:table-cell table:style-name="ce24" office:value-type="string">
            <text:p>Nic</text:p>
          </table:table-cell>
          <table:table-cell table:style-name="ce25"/>
          <table:table-cell table:style-name="ce25" office:value-type="float" office:value="1.837808E7">
            <text:p>18378080</text:p>
          </table:table-cell>
          <table:table-cell table:style-name="ce26" office:value-type="string">
            <text:p>KIBRA</text:p>
          </table:table-cell>
          <table:table-cell table:style-name="ce26" office:value-type="string">
            <text:p>rs17070145</text:p>
          </table:table-cell>
          <table:table-cell table:style-name="ce26" office:value-type="string">
            <text:p>Five words 10 min recall</text:p>
          </table:table-cell>
          <table:table-cell table:style-name="ce26" office:value-type="string">
            <text:p>Score</text:p>
          </table:table-cell>
          <table:table-cell table:style-name="ce27" office:value-type="string">
            <text:p>memory</text:p>
          </table:table-cell>
          <table:table-cell table:style-name="ce28" office:value-type="string">
            <text:p>SD</text:p>
          </table:table-cell>
          <table:table-cell table:style-name="ce29" office:value-type="string">
            <text:p>C/C</text:p>
          </table:table-cell>
          <table:table-cell table:style-name="ce29" office:value-type="float" office:value="30.0">
            <text:p>30</text:p>
          </table:table-cell>
          <table:table-cell table:style-name="ce29" office:value-type="float" office:value="18.6">
            <text:p>18.6</text:p>
          </table:table-cell>
          <table:table-cell table:style-name="ce29" office:value-type="float" office:value="1.8">
            <text:p>1.8</text:p>
          </table:table-cell>
          <table:table-cell table:style-name="ce25" office:value-type="string">
            <text:p>C/C,C/T</text:p>
          </table:table-cell>
          <table:table-cell table:style-name="ce25" office:value-type="float" office:value="40.0">
            <text:p>40</text:p>
          </table:table-cell>
          <table:table-cell table:style-name="ce25" office:value-type="float" office:value="18.5">
            <text:p>18.5</text:p>
          </table:table-cell>
          <table:table-cell table:style-name="ce25" office:value-type="float" office:value="1.6">
            <text:p>1.6</text:p>
          </table:table-cell>
          <table:table-cell table:number-columns-repeated="4" table:style-name="ce30"/>
          <table:table-cell table:number-columns-repeated="2" table:style-name="ce29"/>
          <table:table-cell table:style-name="ce29" office:value-type="float" office:value="0.8">
            <text:p>0.8</text:p>
          </table:table-cell>
          <table:table-cell table:style-name="ce29"/>
          <table:table-cell table:style-name="cf1" table:formula="of:=([L363]-[P363])/SQRT((((([M363]^2)*([K363]-1))+(([Q363]^2)*([O363]-1)))/([K363]+[O363])))"/>
          <table:table-cell table:style-name="cf1"/>
          <table:table-cell table:style-name="cf1"/>
          <table:table-cell table:style-name="ce32"/>
          <table:table-cell table:style-name="ce33"/>
          <table:table-cell table:style-name="ce29"/>
          <table:table-cell table:style-name="ce23" table:formula="of:=ROUND(([L363]-((1.96*[M363])/SQRT([K363])));3)"/>
          <table:table-cell table:style-name="ce23" table:formula="of:=ROUND(([L363]+((1.96*[M363])/SQRT([K363])));3)"/>
          <table:table-cell table:style-name="ce23" table:formula="of:=ROUND(([P363]-((1.96*[Q363])/SQRT([O363])));3)"/>
          <table:table-cell table:style-name="ce23" table:formula="of:=ROUND(([P363]+((1.96*[Q363])/SQRT([O363])));3)"/>
          <table:table-cell table:number-columns-repeated="989"/>
        </table:table-row>
        <table:table-row table:style-name="ro1">
          <table:table-cell table:style-name="ce24" office:value-type="string">
            <text:p>Nic</text:p>
          </table:table-cell>
          <table:table-cell table:style-name="ce25"/>
          <table:table-cell table:style-name="ce25" office:value-type="float" office:value="1.837808E7">
            <text:p>18378080</text:p>
          </table:table-cell>
          <table:table-cell table:style-name="ce26" office:value-type="string">
            <text:p>KIBRA</text:p>
          </table:table-cell>
          <table:table-cell table:style-name="ce26" office:value-type="string">
            <text:p>rs17070145</text:p>
          </table:table-cell>
          <table:table-cell table:style-name="ce26" office:value-type="string">
            <text:p>Five words acquisition</text:p>
          </table:table-cell>
          <table:table-cell table:style-name="ce26" office:value-type="string">
            <text:p>Score</text:p>
          </table:table-cell>
          <table:table-cell table:style-name="ce27" office:value-type="string">
            <text:p>memory</text:p>
          </table:table-cell>
          <table:table-cell table:style-name="ce28" office:value-type="string">
            <text:p>SD</text:p>
          </table:table-cell>
          <table:table-cell table:style-name="ce29" office:value-type="string">
            <text:p>C/C</text:p>
          </table:table-cell>
          <table:table-cell table:style-name="ce29" office:value-type="float" office:value="30.0">
            <text:p>30</text:p>
          </table:table-cell>
          <table:table-cell table:style-name="ce29" office:value-type="float" office:value="12.6">
            <text:p>12.6</text:p>
          </table:table-cell>
          <table:table-cell table:style-name="ce29" office:value-type="float" office:value="2.0">
            <text:p>2</text:p>
          </table:table-cell>
          <table:table-cell table:style-name="ce25" office:value-type="string">
            <text:p>C/C,C/T</text:p>
          </table:table-cell>
          <table:table-cell table:style-name="ce25" office:value-type="float" office:value="40.0">
            <text:p>40</text:p>
          </table:table-cell>
          <table:table-cell table:style-name="ce25" office:value-type="float" office:value="11.8">
            <text:p>11.8</text:p>
          </table:table-cell>
          <table:table-cell table:style-name="ce25" office:value-type="float" office:value="2.0">
            <text:p>2</text:p>
          </table:table-cell>
          <table:table-cell table:number-columns-repeated="4" table:style-name="ce30"/>
          <table:table-cell table:number-columns-repeated="2" table:style-name="ce29"/>
          <table:table-cell table:style-name="ce29" office:value-type="float" office:value="0.106">
            <text:p>0.106</text:p>
          </table:table-cell>
          <table:table-cell table:style-name="ce29"/>
          <table:table-cell table:style-name="cf1" table:formula="of:=([L364]-[P364])/SQRT((((([M364]^2)*([K364]-1))+(([Q364]^2)*([O364]-1)))/([K364]+[O364])))"/>
          <table:table-cell table:style-name="cf1"/>
          <table:table-cell table:style-name="cf1"/>
          <table:table-cell table:style-name="ce32"/>
          <table:table-cell table:style-name="ce33"/>
          <table:table-cell table:style-name="ce29"/>
          <table:table-cell table:style-name="ce23" table:formula="of:=ROUND(([L364]-((1.96*[M364])/SQRT([K364])));3)"/>
          <table:table-cell table:style-name="ce23" table:formula="of:=ROUND(([L364]+((1.96*[M364])/SQRT([K364])));3)"/>
          <table:table-cell table:style-name="ce23" table:formula="of:=ROUND(([P364]-((1.96*[Q364])/SQRT([O364])));3)"/>
          <table:table-cell table:style-name="ce23" table:formula="of:=ROUND(([P364]+((1.96*[Q364])/SQRT([O364])));3)"/>
          <table:table-cell table:number-columns-repeated="989"/>
        </table:table-row>
        <table:table-row table:style-name="ro1">
          <table:table-cell table:style-name="ce24" office:value-type="string">
            <text:p>Nic</text:p>
          </table:table-cell>
          <table:table-cell table:style-name="ce25"/>
          <table:table-cell table:style-name="ce25" office:value-type="float" office:value="1.837808E7">
            <text:p>18378080</text:p>
          </table:table-cell>
          <table:table-cell table:style-name="ce26" office:value-type="string">
            <text:p>KIBRA</text:p>
          </table:table-cell>
          <table:table-cell table:style-name="ce26" office:value-type="string">
            <text:p>rs17070145</text:p>
          </table:table-cell>
          <table:table-cell table:style-name="ce26" office:value-type="string">
            <text:p>Paired words 10 min recall</text:p>
          </table:table-cell>
          <table:table-cell table:style-name="ce26" office:value-type="string">
            <text:p>Score</text:p>
          </table:table-cell>
          <table:table-cell table:style-name="ce27" office:value-type="string">
            <text:p>memory</text:p>
          </table:table-cell>
          <table:table-cell table:style-name="ce28" office:value-type="string">
            <text:p>SD</text:p>
          </table:table-cell>
          <table:table-cell table:style-name="ce29" office:value-type="string">
            <text:p>C/C</text:p>
          </table:table-cell>
          <table:table-cell table:style-name="ce29" office:value-type="float" office:value="30.0">
            <text:p>30</text:p>
          </table:table-cell>
          <table:table-cell table:style-name="ce29" office:value-type="float" office:value="23.4">
            <text:p>23.4</text:p>
          </table:table-cell>
          <table:table-cell table:style-name="ce29" office:value-type="float" office:value="1.7">
            <text:p>1.7</text:p>
          </table:table-cell>
          <table:table-cell table:style-name="ce25" office:value-type="string">
            <text:p>C/C,C/T</text:p>
          </table:table-cell>
          <table:table-cell table:style-name="ce25" office:value-type="float" office:value="40.0">
            <text:p>40</text:p>
          </table:table-cell>
          <table:table-cell table:style-name="ce25" office:value-type="float" office:value="23.2">
            <text:p>23.2</text:p>
          </table:table-cell>
          <table:table-cell table:style-name="ce25" office:value-type="float" office:value="1.7">
            <text:p>1.7</text:p>
          </table:table-cell>
          <table:table-cell table:number-columns-repeated="4" table:style-name="ce30"/>
          <table:table-cell table:number-columns-repeated="2" table:style-name="ce29"/>
          <table:table-cell table:style-name="ce29" office:value-type="float" office:value="0.6">
            <text:p>0.6</text:p>
          </table:table-cell>
          <table:table-cell table:style-name="ce29"/>
          <table:table-cell table:style-name="cf1" table:formula="of:=([L365]-[P365])/SQRT((((([M365]^2)*([K365]-1))+(([Q365]^2)*([O365]-1)))/([K365]+[O365])))"/>
          <table:table-cell table:style-name="cf1"/>
          <table:table-cell table:style-name="cf1"/>
          <table:table-cell table:style-name="ce32"/>
          <table:table-cell table:style-name="ce33"/>
          <table:table-cell table:style-name="ce29"/>
          <table:table-cell table:style-name="ce23" table:formula="of:=ROUND(([L365]-((1.96*[M365])/SQRT([K365])));3)"/>
          <table:table-cell table:style-name="ce23" table:formula="of:=ROUND(([L365]+((1.96*[M365])/SQRT([K365])));3)"/>
          <table:table-cell table:style-name="ce23" table:formula="of:=ROUND(([P365]-((1.96*[Q365])/SQRT([O365])));3)"/>
          <table:table-cell table:style-name="ce23" table:formula="of:=ROUND(([P365]+((1.96*[Q365])/SQRT([O365])));3)"/>
          <table:table-cell table:number-columns-repeated="989"/>
        </table:table-row>
        <table:table-row table:style-name="ro1">
          <table:table-cell table:style-name="ce24" office:value-type="string">
            <text:p>Nic</text:p>
          </table:table-cell>
          <table:table-cell table:style-name="ce25"/>
          <table:table-cell table:style-name="ce25" office:value-type="float" office:value="1.837808E7">
            <text:p>18378080</text:p>
          </table:table-cell>
          <table:table-cell table:style-name="ce26" office:value-type="string">
            <text:p>KIBRA</text:p>
          </table:table-cell>
          <table:table-cell table:style-name="ce26" office:value-type="string">
            <text:p>rs17070145</text:p>
          </table:table-cell>
          <table:table-cell table:style-name="ce26" office:value-type="string">
            <text:p>Paired words acquisition</text:p>
          </table:table-cell>
          <table:table-cell table:style-name="ce26" office:value-type="string">
            <text:p>Score</text:p>
          </table:table-cell>
          <table:table-cell table:style-name="ce27" office:value-type="string">
            <text:p>memory</text:p>
          </table:table-cell>
          <table:table-cell table:style-name="ce28" office:value-type="string">
            <text:p>SD</text:p>
          </table:table-cell>
          <table:table-cell table:style-name="ce29" office:value-type="string">
            <text:p>C/C</text:p>
          </table:table-cell>
          <table:table-cell table:style-name="ce29" office:value-type="float" office:value="30.0">
            <text:p>30</text:p>
          </table:table-cell>
          <table:table-cell table:style-name="ce29" office:value-type="float" office:value="15.8">
            <text:p>15.8</text:p>
          </table:table-cell>
          <table:table-cell table:style-name="ce29" office:value-type="float" office:value="2.4">
            <text:p>2.4</text:p>
          </table:table-cell>
          <table:table-cell table:style-name="ce25" office:value-type="string">
            <text:p>C/C,C/T</text:p>
          </table:table-cell>
          <table:table-cell table:style-name="ce25" office:value-type="float" office:value="40.0">
            <text:p>40</text:p>
          </table:table-cell>
          <table:table-cell table:style-name="ce25" office:value-type="float" office:value="14.6">
            <text:p>14.6</text:p>
          </table:table-cell>
          <table:table-cell table:style-name="ce25" office:value-type="float" office:value="2.7">
            <text:p>2.7</text:p>
          </table:table-cell>
          <table:table-cell table:number-columns-repeated="4" table:style-name="ce30"/>
          <table:table-cell table:number-columns-repeated="2" table:style-name="ce29"/>
          <table:table-cell table:style-name="ce29" office:value-type="float" office:value="0.09">
            <text:p>0.09</text:p>
          </table:table-cell>
          <table:table-cell table:style-name="ce29"/>
          <table:table-cell table:style-name="cf1" table:formula="of:=([L366]-[P366])/SQRT((((([M366]^2)*([K366]-1))+(([Q366]^2)*([O366]-1)))/([K366]+[O366])))"/>
          <table:table-cell table:style-name="cf1"/>
          <table:table-cell table:style-name="cf1"/>
          <table:table-cell table:style-name="ce32"/>
          <table:table-cell table:style-name="ce33"/>
          <table:table-cell table:style-name="ce29"/>
          <table:table-cell table:style-name="ce23" table:formula="of:=ROUND(([L366]-((1.96*[M366])/SQRT([K366])));3)"/>
          <table:table-cell table:style-name="ce23" table:formula="of:=ROUND(([L366]+((1.96*[M366])/SQRT([K366])));3)"/>
          <table:table-cell table:style-name="ce23" table:formula="of:=ROUND(([P366]-((1.96*[Q366])/SQRT([O366])));3)"/>
          <table:table-cell table:style-name="ce23" table:formula="of:=ROUND(([P366]+((1.96*[Q366])/SQRT([O366])));3)"/>
          <table:table-cell table:number-columns-repeated="989"/>
        </table:table-row>
        <table:table-row table:style-name="ro3">
          <table:table-cell table:style-name="ce24" office:value-type="string">
            <text:p>Nic</text:p>
          </table:table-cell>
          <table:table-cell table:style-name="ce25"/>
          <table:table-cell table:style-name="ce25" office:value-type="float" office:value="1.837808E7">
            <text:p>18378080</text:p>
          </table:table-cell>
          <table:table-cell table:style-name="ce26" office:value-type="string">
            <text:p>KIBRA</text:p>
          </table:table-cell>
          <table:table-cell table:style-name="ce26" office:value-type="string">
            <text:p>rs17070145</text:p>
          </table:table-cell>
          <table:table-cell table:style-name="ce26" office:value-type="string">
            <text:p>RMBT</text:p>
          </table:table-cell>
          <table:table-cell table:style-name="ce26" office:value-type="string">
            <text:p>Score</text:p>
          </table:table-cell>
          <table:table-cell table:style-name="ce27" office:value-type="string">
            <text:p>memory</text:p>
          </table:table-cell>
          <table:table-cell table:style-name="ce28" office:value-type="string">
            <text:p>SD</text:p>
          </table:table-cell>
          <table:table-cell table:style-name="ce29" office:value-type="string">
            <text:p>C/C</text:p>
          </table:table-cell>
          <table:table-cell table:style-name="ce29" office:value-type="float" office:value="30.0">
            <text:p>30</text:p>
          </table:table-cell>
          <table:table-cell table:style-name="ce29" office:value-type="float" office:value="10.6">
            <text:p>10.6</text:p>
          </table:table-cell>
          <table:table-cell table:style-name="ce29" office:value-type="float" office:value="5.0">
            <text:p>5</text:p>
          </table:table-cell>
          <table:table-cell table:style-name="ce25" office:value-type="string">
            <text:p>C/C,C/T</text:p>
          </table:table-cell>
          <table:table-cell table:style-name="ce25" office:value-type="float" office:value="40.0">
            <text:p>40</text:p>
          </table:table-cell>
          <table:table-cell table:style-name="ce25" office:value-type="float" office:value="8.9">
            <text:p>8.9</text:p>
          </table:table-cell>
          <table:table-cell table:style-name="ce25" office:value-type="float" office:value="1.7">
            <text:p>1.7</text:p>
          </table:table-cell>
          <table:table-cell table:number-columns-repeated="4" table:style-name="ce30"/>
          <table:table-cell table:number-columns-repeated="2" table:style-name="ce29"/>
          <table:table-cell table:style-name="ce29" office:value-type="float" office:value="0.07">
            <text:p>0.07</text:p>
          </table:table-cell>
          <table:table-cell table:style-name="ce29"/>
          <table:table-cell table:style-name="cf1" table:formula="of:=([L367]-[P367])/SQRT((((([M367]^2)*([K367]-1))+(([Q367]^2)*([O367]-1)))/([K367]+[O367])))"/>
          <table:table-cell table:style-name="cf1"/>
          <table:table-cell table:style-name="cf1"/>
          <table:table-cell table:style-name="ce32"/>
          <table:table-cell table:style-name="ce33"/>
          <table:table-cell table:style-name="ce29"/>
          <table:table-cell table:style-name="ce23" table:formula="of:=ROUND(([L367]-((1.96*[M367])/SQRT([K367])));3)"/>
          <table:table-cell table:style-name="ce23" table:formula="of:=ROUND(([L367]+((1.96*[M367])/SQRT([K367])));3)"/>
          <table:table-cell table:style-name="ce23" table:formula="of:=ROUND(([P367]-((1.96*[Q367])/SQRT([O367])));3)"/>
          <table:table-cell table:style-name="ce23" table:formula="of:=ROUND(([P367]+((1.96*[Q367])/SQRT([O367])));3)"/>
          <table:table-cell table:number-columns-repeated="989"/>
        </table:table-row>
        <table:table-row table:style-name="ro1">
          <table:table-cell table:style-name="ce24" office:value-type="string">
            <text:p>Nic</text:p>
          </table:table-cell>
          <table:table-cell table:style-name="ce25"/>
          <table:table-cell table:style-name="ce25" office:value-type="float" office:value="1.735307E7">
            <text:p>17353070</text:p>
          </table:table-cell>
          <table:table-cell table:style-name="ce26" office:value-type="string">
            <text:p>KIBRA</text:p>
          </table:table-cell>
          <table:table-cell table:style-name="ce26" office:value-type="string">
            <text:p>rs17070145</text:p>
          </table:table-cell>
          <table:table-cell table:style-name="ce26" office:value-type="string">
            <text:p>VLMT</text:p>
          </table:table-cell>
          <table:table-cell table:style-name="ce26" office:value-type="string">
            <text:p>30 min delayed free recall</text:p>
          </table:table-cell>
          <table:table-cell table:style-name="ce27" office:value-type="string">
            <text:p>memory</text:p>
          </table:table-cell>
          <table:table-cell table:style-name="ce28" office:value-type="string">
            <text:p>SD</text:p>
          </table:table-cell>
          <table:table-cell table:style-name="ce29" office:value-type="string">
            <text:p>C/C,C/T</text:p>
          </table:table-cell>
          <table:table-cell table:style-name="ce29" office:value-type="float" office:value="35.0">
            <text:p>35</text:p>
          </table:table-cell>
          <table:table-cell table:style-name="ce29" office:value-type="float" office:value="11.0">
            <text:p>11</text:p>
          </table:table-cell>
          <table:table-cell table:style-name="ce29" office:value-type="float" office:value="2.6">
            <text:p>2.6</text:p>
          </table:table-cell>
          <table:table-cell table:style-name="ce25" office:value-type="string">
            <text:p>C/C</text:p>
          </table:table-cell>
          <table:table-cell table:style-name="ce25" office:value-type="float" office:value="29.0">
            <text:p>29</text:p>
          </table:table-cell>
          <table:table-cell table:style-name="ce25" office:value-type="float" office:value="9.5">
            <text:p>9.5</text:p>
          </table:table-cell>
          <table:table-cell table:style-name="ce25" office:value-type="float" office:value="3.6">
            <text:p>3.6</text:p>
          </table:table-cell>
          <table:table-cell table:number-columns-repeated="4" table:style-name="ce30"/>
          <table:table-cell table:style-name="ce29" office:value-type="string">
            <text:p>Effect size (d)</text:p>
          </table:table-cell>
          <table:table-cell table:style-name="ce29" office:value-type="float" office:value="0.48">
            <text:p>0.48</text:p>
          </table:table-cell>
          <table:table-cell table:style-name="ce29" office:value-type="float" office:value="0.072">
            <text:p>0.072</text:p>
          </table:table-cell>
          <table:table-cell table:style-name="ce29" office:value-type="string">
            <text:p>no</text:p>
          </table:table-cell>
          <table:table-cell table:style-name="cf1" table:formula="of:=([L368]-[P368])/SQRT((((([M368]^2)*([K368]-1))+(([Q368]^2)*([O368]-1)))/([K368]+[O368])))"/>
          <table:table-cell table:style-name="cf1"/>
          <table:table-cell table:style-name="cf1"/>
          <table:table-cell table:style-name="ce32"/>
          <table:table-cell table:style-name="ce33"/>
          <table:table-cell table:style-name="ce29" office:value-type="string">
            <text:p>Effect size (d)</text:p>
          </table:table-cell>
          <table:table-cell table:style-name="ce23" table:formula="of:=ROUND(([L368]-((1.96*[M368])/SQRT([K368])));3)"/>
          <table:table-cell table:style-name="ce23" table:formula="of:=ROUND(([L368]+((1.96*[M368])/SQRT([K368])));3)"/>
          <table:table-cell table:style-name="ce23" table:formula="of:=ROUND(([P368]-((1.96*[Q368])/SQRT([O368])));3)"/>
          <table:table-cell table:style-name="ce23" table:formula="of:=ROUND(([P368]+((1.96*[Q368])/SQRT([O368])));3)"/>
          <table:table-cell table:number-columns-repeated="989"/>
        </table:table-row>
        <table:table-row table:style-name="ro1">
          <table:table-cell table:style-name="ce24" office:value-type="string">
            <text:p>Nic</text:p>
          </table:table-cell>
          <table:table-cell table:style-name="ce25"/>
          <table:table-cell table:style-name="ce25" office:value-type="float" office:value="1.735307E7">
            <text:p>17353070</text:p>
          </table:table-cell>
          <table:table-cell table:style-name="ce26" office:value-type="string">
            <text:p>KIBRA</text:p>
          </table:table-cell>
          <table:table-cell table:style-name="ce26" office:value-type="string">
            <text:p>rs17070145</text:p>
          </table:table-cell>
          <table:table-cell table:style-name="ce26" office:value-type="string">
            <text:p>VLMT</text:p>
          </table:table-cell>
          <table:table-cell table:style-name="ce26" office:value-type="string">
            <text:p>Free recall after interference</text:p>
          </table:table-cell>
          <table:table-cell table:style-name="ce27" office:value-type="string">
            <text:p>memory</text:p>
          </table:table-cell>
          <table:table-cell table:style-name="ce28" office:value-type="string">
            <text:p>SD</text:p>
          </table:table-cell>
          <table:table-cell table:style-name="ce29" office:value-type="string">
            <text:p>C/C,C/T</text:p>
          </table:table-cell>
          <table:table-cell table:style-name="ce29" office:value-type="float" office:value="35.0">
            <text:p>35</text:p>
          </table:table-cell>
          <table:table-cell table:style-name="ce29" office:value-type="float" office:value="11.2">
            <text:p>11.2</text:p>
          </table:table-cell>
          <table:table-cell table:style-name="ce29" office:value-type="float" office:value="2.4">
            <text:p>2.4</text:p>
          </table:table-cell>
          <table:table-cell table:style-name="ce25" office:value-type="string">
            <text:p>C/C</text:p>
          </table:table-cell>
          <table:table-cell table:style-name="ce25" office:value-type="float" office:value="29.0">
            <text:p>29</text:p>
          </table:table-cell>
          <table:table-cell table:style-name="ce25" office:value-type="float" office:value="9.9">
            <text:p>9.9</text:p>
          </table:table-cell>
          <table:table-cell table:style-name="ce25" office:value-type="float" office:value="2.8">
            <text:p>2.8</text:p>
          </table:table-cell>
          <table:table-cell table:number-columns-repeated="4" table:style-name="ce30"/>
          <table:table-cell table:style-name="ce29" office:value-type="string">
            <text:p>Effect size (d)</text:p>
          </table:table-cell>
          <table:table-cell table:style-name="ce29" office:value-type="float" office:value="0.5">
            <text:p>0.5</text:p>
          </table:table-cell>
          <table:table-cell table:style-name="ce29" office:value-type="float" office:value="0.063">
            <text:p>0.063</text:p>
          </table:table-cell>
          <table:table-cell table:style-name="ce29" office:value-type="string">
            <text:p>trend</text:p>
          </table:table-cell>
          <table:table-cell table:style-name="cf1" table:formula="of:=([L369]-[P369])/SQRT((((([M369]^2)*([K369]-1))+(([Q369]^2)*([O369]-1)))/([K369]+[O369])))"/>
          <table:table-cell table:style-name="cf1"/>
          <table:table-cell table:style-name="cf1"/>
          <table:table-cell table:style-name="ce32"/>
          <table:table-cell table:style-name="ce33"/>
          <table:table-cell table:style-name="ce29" office:value-type="string">
            <text:p>Effect size (d)</text:p>
          </table:table-cell>
          <table:table-cell table:style-name="ce23" table:formula="of:=ROUND(([L369]-((1.96*[M369])/SQRT([K369])));3)"/>
          <table:table-cell table:style-name="ce23" table:formula="of:=ROUND(([L369]+((1.96*[M369])/SQRT([K369])));3)"/>
          <table:table-cell table:style-name="ce23" table:formula="of:=ROUND(([P369]-((1.96*[Q369])/SQRT([O369])));3)"/>
          <table:table-cell table:style-name="ce23" table:formula="of:=ROUND(([P369]+((1.96*[Q369])/SQRT([O369])));3)"/>
          <table:table-cell table:number-columns-repeated="989"/>
        </table:table-row>
        <table:table-row table:style-name="ro1">
          <table:table-cell table:style-name="ce24" office:value-type="string">
            <text:p>Nic</text:p>
          </table:table-cell>
          <table:table-cell table:style-name="ce25"/>
          <table:table-cell table:style-name="ce25" office:value-type="float" office:value="1.735307E7">
            <text:p>17353070</text:p>
          </table:table-cell>
          <table:table-cell table:style-name="ce26" office:value-type="string">
            <text:p>KIBRA</text:p>
          </table:table-cell>
          <table:table-cell table:style-name="ce26" office:value-type="string">
            <text:p>rs17070145</text:p>
          </table:table-cell>
          <table:table-cell table:style-name="ce26" office:value-type="string">
            <text:p>VLMT</text:p>
          </table:table-cell>
          <table:table-cell table:style-name="ce26" office:value-type="string">
            <text:p>Recognition (hits-false alarms)</text:p>
          </table:table-cell>
          <table:table-cell table:style-name="ce27" office:value-type="string">
            <text:p>memory</text:p>
          </table:table-cell>
          <table:table-cell table:style-name="ce28" office:value-type="string">
            <text:p>SD</text:p>
          </table:table-cell>
          <table:table-cell table:style-name="ce29" office:value-type="string">
            <text:p>C/C,C/T</text:p>
          </table:table-cell>
          <table:table-cell table:style-name="ce29" office:value-type="float" office:value="35.0">
            <text:p>35</text:p>
          </table:table-cell>
          <table:table-cell table:style-name="ce29" office:value-type="float" office:value="12.7">
            <text:p>12.7</text:p>
          </table:table-cell>
          <table:table-cell table:style-name="ce29" office:value-type="float" office:value="1.8">
            <text:p>1.8</text:p>
          </table:table-cell>
          <table:table-cell table:style-name="ce25" office:value-type="string">
            <text:p>C/C</text:p>
          </table:table-cell>
          <table:table-cell table:style-name="ce25" office:value-type="float" office:value="29.0">
            <text:p>29</text:p>
          </table:table-cell>
          <table:table-cell table:style-name="ce25" office:value-type="float" office:value="10.7">
            <text:p>10.7</text:p>
          </table:table-cell>
          <table:table-cell table:style-name="ce25" office:value-type="float" office:value="3.6">
            <text:p>3.6</text:p>
          </table:table-cell>
          <table:table-cell table:number-columns-repeated="4" table:style-name="ce30"/>
          <table:table-cell table:style-name="ce29" office:value-type="string">
            <text:p>Effect size (d)</text:p>
          </table:table-cell>
          <table:table-cell table:style-name="ce29" office:value-type="float" office:value="0.74">
            <text:p>0.74</text:p>
          </table:table-cell>
          <table:table-cell table:style-name="ce29" office:value-type="float" office:value="0.008">
            <text:p>0.008</text:p>
          </table:table-cell>
          <table:table-cell table:style-name="ce29" office:value-type="string">
            <text:p>yes</text:p>
          </table:table-cell>
          <table:table-cell table:style-name="cf1" table:formula="of:=([L370]-[P370])/SQRT((((([M370]^2)*([K370]-1))+(([Q370]^2)*([O370]-1)))/([K370]+[O370])))"/>
          <table:table-cell table:style-name="cf1"/>
          <table:table-cell table:style-name="cf1"/>
          <table:table-cell table:style-name="ce32"/>
          <table:table-cell table:style-name="ce33"/>
          <table:table-cell table:style-name="ce29" office:value-type="string">
            <text:p>Effect size (d)</text:p>
          </table:table-cell>
          <table:table-cell table:style-name="ce23" table:formula="of:=ROUND(([L370]-((1.96*[M370])/SQRT([K370])));3)"/>
          <table:table-cell table:style-name="ce23" table:formula="of:=ROUND(([L370]+((1.96*[M370])/SQRT([K370])));3)"/>
          <table:table-cell table:style-name="ce23" table:formula="of:=ROUND(([P370]-((1.96*[Q370])/SQRT([O370])));3)"/>
          <table:table-cell table:style-name="ce23" table:formula="of:=ROUND(([P370]+((1.96*[Q370])/SQRT([O370])));3)"/>
          <table:table-cell table:number-columns-repeated="989"/>
        </table:table-row>
        <table:table-row table:style-name="ro1">
          <table:table-cell table:style-name="ce24" office:value-type="string">
            <text:p>Nic</text:p>
          </table:table-cell>
          <table:table-cell table:style-name="ce25"/>
          <table:table-cell table:style-name="ce25" office:value-type="float" office:value="1.735307E7">
            <text:p>17353070</text:p>
          </table:table-cell>
          <table:table-cell table:style-name="ce26" office:value-type="string">
            <text:p>KIBRA</text:p>
          </table:table-cell>
          <table:table-cell table:style-name="ce26" office:value-type="string">
            <text:p>rs17070145</text:p>
          </table:table-cell>
          <table:table-cell table:style-name="ce26" office:value-type="string">
            <text:p>VLMT</text:p>
          </table:table-cell>
          <table:table-cell table:style-name="ce26" office:value-type="string">
            <text:p>Total recall trials 1–5</text:p>
          </table:table-cell>
          <table:table-cell table:style-name="ce27" office:value-type="string">
            <text:p>memory</text:p>
          </table:table-cell>
          <table:table-cell table:style-name="ce28" office:value-type="string">
            <text:p>SD</text:p>
          </table:table-cell>
          <table:table-cell table:style-name="ce29" office:value-type="string">
            <text:p>C/C,C/T</text:p>
          </table:table-cell>
          <table:table-cell table:style-name="ce29" office:value-type="float" office:value="35.0">
            <text:p>35</text:p>
          </table:table-cell>
          <table:table-cell table:style-name="ce29" office:value-type="float" office:value="54.8">
            <text:p>54.8</text:p>
          </table:table-cell>
          <table:table-cell table:style-name="ce29" office:value-type="float" office:value="6.9">
            <text:p>6.9</text:p>
          </table:table-cell>
          <table:table-cell table:style-name="ce25" office:value-type="string">
            <text:p>C/C</text:p>
          </table:table-cell>
          <table:table-cell table:style-name="ce25" office:value-type="float" office:value="29.0">
            <text:p>29</text:p>
          </table:table-cell>
          <table:table-cell table:style-name="ce25" office:value-type="float" office:value="48.9">
            <text:p>48.9</text:p>
          </table:table-cell>
          <table:table-cell table:style-name="ce25" office:value-type="float" office:value="9.0">
            <text:p>9</text:p>
          </table:table-cell>
          <table:table-cell table:number-columns-repeated="4" table:style-name="ce30"/>
          <table:table-cell table:style-name="ce29" office:value-type="string">
            <text:p>Effect size (d)</text:p>
          </table:table-cell>
          <table:table-cell table:style-name="ce29" office:value-type="float" office:value="0.74">
            <text:p>0.74</text:p>
          </table:table-cell>
          <table:table-cell table:style-name="ce29" office:value-type="float" office:value="0.004">
            <text:p>0.004</text:p>
          </table:table-cell>
          <table:table-cell table:style-name="ce29" office:value-type="string">
            <text:p>yes</text:p>
          </table:table-cell>
          <table:table-cell table:style-name="cf1" table:formula="of:=([L371]-[P371])/SQRT((((([M371]^2)*([K371]-1))+(([Q371]^2)*([O371]-1)))/([K371]+[O371])))"/>
          <table:table-cell table:style-name="cf1"/>
          <table:table-cell table:style-name="cf1"/>
          <table:table-cell table:style-name="ce32"/>
          <table:table-cell table:style-name="ce33"/>
          <table:table-cell table:style-name="ce29" office:value-type="string">
            <text:p>Effect size (d)</text:p>
          </table:table-cell>
          <table:table-cell table:style-name="ce23" table:formula="of:=ROUND(([L371]-((1.96*[M371])/SQRT([K371])));3)"/>
          <table:table-cell table:style-name="ce23" table:formula="of:=ROUND(([L371]+((1.96*[M371])/SQRT([K371])));3)"/>
          <table:table-cell table:style-name="ce23" table:formula="of:=ROUND(([P371]-((1.96*[Q371])/SQRT([O371])));3)"/>
          <table:table-cell table:style-name="ce23" table:formula="of:=ROUND(([P371]+((1.96*[Q371])/SQRT([O371])));3)"/>
          <table:table-cell table:number-columns-repeated="989"/>
        </table:table-row>
        <table:table-row table:style-name="ro10">
          <table:table-cell table:style-name="ce24" office:value-type="string">
            <text:p>Andrew</text:p>
          </table:table-cell>
          <table:table-cell table:style-name="ce25" office:value-type="string">
            <text:p>15622971003797258 (1).pdf</text:p>
          </table:table-cell>
          <table:table-cell table:style-name="ce25" office:value-type="float" office:value="2.050976E7">
            <text:p>20509760</text:p>
          </table:table-cell>
          <table:table-cell table:style-name="ce26" office:value-type="string">
            <text:p>KIBRA</text:p>
          </table:table-cell>
          <table:table-cell table:style-name="ce26" office:value-type="string">
            <text:p>rs17070145</text:p>
          </table:table-cell>
          <table:table-cell table:style-name="ce26" office:value-type="string">
            <text:p>WMS-R</text:p>
          </table:table-cell>
          <table:table-cell table:style-name="ce26" office:value-type="string">
            <text:p>Delayed recall</text:p>
          </table:table-cell>
          <table:table-cell table:style-name="ce27" office:value-type="string">
            <text:p>memory</text:p>
          </table:table-cell>
          <table:table-cell table:style-name="ce28" office:value-type="string">
            <text:p>SD</text:p>
          </table:table-cell>
          <table:table-cell table:style-name="ce29" office:value-type="string">
            <text:p>C/C</text:p>
          </table:table-cell>
          <table:table-cell table:style-name="ce29" office:value-type="float" office:value="7.0">
            <text:p>7</text:p>
          </table:table-cell>
          <table:table-cell table:style-name="ce29" office:value-type="float" office:value="96.6">
            <text:p>96.6</text:p>
          </table:table-cell>
          <table:table-cell table:style-name="ce29" office:value-type="float" office:value="16.7">
            <text:p>16.7</text:p>
          </table:table-cell>
          <table:table-cell table:style-name="ce25" office:value-type="string">
            <text:p>C/T</text:p>
          </table:table-cell>
          <table:table-cell table:style-name="ce25" office:value-type="float" office:value="56.0">
            <text:p>56</text:p>
          </table:table-cell>
          <table:table-cell table:style-name="ce25" office:value-type="float" office:value="110.9">
            <text:p>110.9</text:p>
          </table:table-cell>
          <table:table-cell table:style-name="ce25" office:value-type="float" office:value="95.0">
            <text:p>95</text:p>
          </table:table-cell>
          <table:table-cell table:style-name="ce30" office:value-type="string">
            <text:p>T/T</text:p>
          </table:table-cell>
          <table:table-cell table:style-name="ce30" office:value-type="float" office:value="124.0">
            <text:p>124</text:p>
          </table:table-cell>
          <table:table-cell table:style-name="ce30" office:value-type="float" office:value="112.9">
            <text:p>112.9</text:p>
          </table:table-cell>
          <table:table-cell table:style-name="ce30" office:value-type="float" office:value="12.6">
            <text:p>12.6</text:p>
          </table:table-cell>
          <table:table-cell table:style-name="ce29" office:value-type="string">
            <text:p>F-test</text:p>
          </table:table-cell>
          <table:table-cell table:style-name="ce29" office:value-type="float" office:value="6.36">
            <text:p>6.36</text:p>
          </table:table-cell>
          <table:table-cell table:style-name="ce29" office:value-type="float" office:value="0.0021">
            <text:p>0.0021</text:p>
          </table:table-cell>
          <table:table-cell table:style-name="ce29" office:value-type="string">
            <text:p>yes</text:p>
          </table:table-cell>
          <table:table-cell table:style-name="cf1" table:formula="of:=([L372]-[P372])/SQRT((((([M372]^2)*([K372]-1))+(([Q372]^2)*([O372]-1)))/([K372]+[O372])))"/>
          <table:table-cell table:style-name="cf1" table:formula="of:=([L372]-[T372])/SQRT((((([M372]^2)*([K372]-1))+(([U372]^2)*([S372]-1)))/([K372]+[S372])))"/>
          <table:table-cell table:style-name="cf1" table:formula="of:=([P372]-[T372])/SQRT((((([Q372]^2)*([O372]-1))+(([U372]^2)*([S372]-1)))/([O372]+[S372])))"/>
          <table:table-cell table:style-name="ce32"/>
          <table:table-cell table:style-name="ce33" office:value-type="string">
            <text:p>Wechsler D. 1987. Wechsler Memory Scale Manual,Revised. San Antonio,TX: Psychological Corporation.</text:p>
          </table:table-cell>
          <table:table-cell table:style-name="ce29" office:value-type="string">
            <text:p>F-test</text:p>
          </table:table-cell>
          <table:table-cell table:style-name="ce23" table:formula="of:=ROUND(([L372]-((1.96*[M372])/SQRT([K372])));3)"/>
          <table:table-cell table:style-name="ce23" table:formula="of:=ROUND(([L372]+((1.96*[M372])/SQRT([K372])));3)"/>
          <table:table-cell table:style-name="ce23" table:formula="of:=ROUND(([P372]-((1.96*[Q372])/SQRT([O372])));3)"/>
          <table:table-cell table:style-name="ce23" table:formula="of:=ROUND(([P372]+((1.96*[Q372])/SQRT([O372])));3)"/>
          <table:table-cell table:style-name="ce23" table:formula="of:=ROUND(([T372]-((1.96*[U372])/SQRT([S372])));3)"/>
          <table:table-cell table:style-name="ce23" table:formula="of:=ROUND(([T372]+((1.96*[U372])/SQRT([S372])));3)"/>
          <table:table-cell table:number-columns-repeated="987"/>
        </table:table-row>
        <table:table-row table:style-name="ro10">
          <table:table-cell table:style-name="ce24" office:value-type="string">
            <text:p>Andrew</text:p>
          </table:table-cell>
          <table:table-cell table:style-name="ce25" office:value-type="string">
            <text:p>15622971003797258 (1).pdf</text:p>
          </table:table-cell>
          <table:table-cell table:style-name="ce25" office:value-type="float" office:value="2.050976E7">
            <text:p>20509760</text:p>
          </table:table-cell>
          <table:table-cell table:style-name="ce26" office:value-type="string">
            <text:p>KIBRA</text:p>
          </table:table-cell>
          <table:table-cell table:style-name="ce26" office:value-type="string">
            <text:p>rs17070145</text:p>
          </table:table-cell>
          <table:table-cell table:style-name="ce26" office:value-type="string">
            <text:p>WMS-R</text:p>
          </table:table-cell>
          <table:table-cell table:style-name="ce26" office:value-type="string">
            <text:p>Verbal memory</text:p>
          </table:table-cell>
          <table:table-cell table:style-name="ce27" office:value-type="string">
            <text:p>memory</text:p>
          </table:table-cell>
          <table:table-cell table:style-name="ce28" office:value-type="string">
            <text:p>SD</text:p>
          </table:table-cell>
          <table:table-cell table:style-name="ce29" office:value-type="string">
            <text:p>C/C</text:p>
          </table:table-cell>
          <table:table-cell table:style-name="ce29" office:value-type="float" office:value="7.0">
            <text:p>7</text:p>
          </table:table-cell>
          <table:table-cell table:style-name="ce29" office:value-type="float" office:value="97.4">
            <text:p>97.4</text:p>
          </table:table-cell>
          <table:table-cell table:style-name="ce29" office:value-type="float" office:value="15.3">
            <text:p>15.3</text:p>
          </table:table-cell>
          <table:table-cell table:style-name="ce25" office:value-type="string">
            <text:p>C/T</text:p>
          </table:table-cell>
          <table:table-cell table:style-name="ce25" office:value-type="float" office:value="56.0">
            <text:p>56</text:p>
          </table:table-cell>
          <table:table-cell table:style-name="ce25" office:value-type="float" office:value="111.6">
            <text:p>111.6</text:p>
          </table:table-cell>
          <table:table-cell table:style-name="ce25" office:value-type="float" office:value="12.3">
            <text:p>12.3</text:p>
          </table:table-cell>
          <table:table-cell table:style-name="ce39" office:value-type="string">
            <text:p>T/T</text:p>
          </table:table-cell>
          <table:table-cell table:style-name="ce39" office:value-type="float" office:value="124.0">
            <text:p>124</text:p>
          </table:table-cell>
          <table:table-cell table:style-name="ce39" office:value-type="float" office:value="111.3">
            <text:p>111.3</text:p>
          </table:table-cell>
          <table:table-cell table:style-name="ce39" office:value-type="float" office:value="13.2">
            <text:p>13.2</text:p>
          </table:table-cell>
          <table:table-cell table:style-name="ce29" office:value-type="string">
            <text:p>F-test</text:p>
          </table:table-cell>
          <table:table-cell table:style-name="ce29" office:value-type="float" office:value="3.89">
            <text:p>3.89</text:p>
          </table:table-cell>
          <table:table-cell table:style-name="ce29" office:value-type="float" office:value="0.0022">
            <text:p>0.0022</text:p>
          </table:table-cell>
          <table:table-cell table:style-name="ce29" office:value-type="string">
            <text:p>yes</text:p>
          </table:table-cell>
          <table:table-cell table:style-name="cf1" table:formula="of:=([L373]-[P373])/SQRT((((([M373]^2)*([K373]-1))+(([Q373]^2)*([O373]-1)))/([K373]+[O373])))"/>
          <table:table-cell table:style-name="cf1" table:formula="of:=([L373]-[T373])/SQRT((((([M373]^2)*([K373]-1))+(([U373]^2)*([S373]-1)))/([K373]+[S373])))"/>
          <table:table-cell table:style-name="cf1" table:formula="of:=([P373]-[T373])/SQRT((((([Q373]^2)*([O373]-1))+(([U373]^2)*([S373]-1)))/([O373]+[S373])))"/>
          <table:table-cell table:style-name="ce32"/>
          <table:table-cell table:style-name="ce33" office:value-type="string">
            <text:p>Wechsler D. 1987. Wechsler Memory Scale Manual,Revised. San Antonio,TX: Psychological Corporation.</text:p>
          </table:table-cell>
          <table:table-cell table:style-name="ce29" office:value-type="string">
            <text:p>F-test</text:p>
          </table:table-cell>
          <table:table-cell table:style-name="ce23" table:formula="of:=ROUND(([L373]-((1.96*[M373])/SQRT([K373])));3)"/>
          <table:table-cell table:style-name="ce23" table:formula="of:=ROUND(([L373]+((1.96*[M373])/SQRT([K373])));3)"/>
          <table:table-cell table:style-name="ce23" table:formula="of:=ROUND(([P373]-((1.96*[Q373])/SQRT([O373])));3)"/>
          <table:table-cell table:style-name="ce23" table:formula="of:=ROUND(([P373]+((1.96*[Q373])/SQRT([O373])));3)"/>
          <table:table-cell table:style-name="ce23" table:formula="of:=ROUND(([T373]-((1.96*[U373])/SQRT([S373])));3)"/>
          <table:table-cell table:style-name="ce23" table:formula="of:=ROUND(([T373]+((1.96*[U373])/SQRT([S373])));3)"/>
          <table:table-cell table:number-columns-repeated="987"/>
        </table:table-row>
        <table:table-row table:style-name="ro10">
          <table:table-cell table:style-name="ce24" office:value-type="string">
            <text:p>Andrew</text:p>
          </table:table-cell>
          <table:table-cell table:style-name="ce25" office:value-type="string">
            <text:p>15622971003797258 (1).pdf</text:p>
          </table:table-cell>
          <table:table-cell table:style-name="ce25" office:value-type="float" office:value="2.050976E7">
            <text:p>20509760</text:p>
          </table:table-cell>
          <table:table-cell table:style-name="ce26" office:value-type="string">
            <text:p>KIBRA</text:p>
          </table:table-cell>
          <table:table-cell table:style-name="ce26" office:value-type="string">
            <text:p>rs17070145</text:p>
          </table:table-cell>
          <table:table-cell table:style-name="ce26" office:value-type="string">
            <text:p>WMS-R</text:p>
          </table:table-cell>
          <table:table-cell table:style-name="ce26" office:value-type="string">
            <text:p>Visual memory</text:p>
          </table:table-cell>
          <table:table-cell table:style-name="ce27" office:value-type="string">
            <text:p>memory</text:p>
          </table:table-cell>
          <table:table-cell table:style-name="ce28" office:value-type="string">
            <text:p>SD</text:p>
          </table:table-cell>
          <table:table-cell table:style-name="ce29" office:value-type="string">
            <text:p>C/C</text:p>
          </table:table-cell>
          <table:table-cell table:style-name="ce29" office:value-type="float" office:value="7.0">
            <text:p>7</text:p>
          </table:table-cell>
          <table:table-cell table:style-name="ce29" office:value-type="float" office:value="103.7">
            <text:p>103.7</text:p>
          </table:table-cell>
          <table:table-cell table:style-name="ce29" office:value-type="float" office:value="12.3">
            <text:p>12.3</text:p>
          </table:table-cell>
          <table:table-cell table:style-name="ce25" office:value-type="string">
            <text:p>C/T</text:p>
          </table:table-cell>
          <table:table-cell table:style-name="ce25" office:value-type="float" office:value="56.0">
            <text:p>56</text:p>
          </table:table-cell>
          <table:table-cell table:style-name="ce25" office:value-type="float" office:value="110.4">
            <text:p>110.4</text:p>
          </table:table-cell>
          <table:table-cell table:style-name="ce25" office:value-type="float" office:value="7.3">
            <text:p>7.3</text:p>
          </table:table-cell>
          <table:table-cell table:style-name="ce39" office:value-type="string">
            <text:p>T/T</text:p>
          </table:table-cell>
          <table:table-cell table:style-name="ce39" office:value-type="float" office:value="124.0">
            <text:p>124</text:p>
          </table:table-cell>
          <table:table-cell table:style-name="ce39" office:value-type="float" office:value="109.1">
            <text:p>109.1</text:p>
          </table:table-cell>
          <table:table-cell table:style-name="ce39" office:value-type="float" office:value="10.6">
            <text:p>10.6</text:p>
          </table:table-cell>
          <table:table-cell table:style-name="ce29" office:value-type="string">
            <text:p>F-test</text:p>
          </table:table-cell>
          <table:table-cell table:style-name="ce29" office:value-type="float" office:value="1.53">
            <text:p>1.53</text:p>
          </table:table-cell>
          <table:table-cell table:style-name="ce29" office:value-type="float" office:value="0.22">
            <text:p>0.22</text:p>
          </table:table-cell>
          <table:table-cell table:style-name="ce29" office:value-type="string">
            <text:p>no</text:p>
          </table:table-cell>
          <table:table-cell table:style-name="cf1" table:formula="of:=([L374]-[P374])/SQRT((((([M374]^2)*([K374]-1))+(([Q374]^2)*([O374]-1)))/([K374]+[O374])))"/>
          <table:table-cell table:style-name="cf1" table:formula="of:=([L374]-[T374])/SQRT((((([M374]^2)*([K374]-1))+(([U374]^2)*([S374]-1)))/([K374]+[S374])))"/>
          <table:table-cell table:style-name="cf1" table:formula="of:=([P374]-[T374])/SQRT((((([Q374]^2)*([O374]-1))+(([U374]^2)*([S374]-1)))/([O374]+[S374])))"/>
          <table:table-cell table:style-name="ce32"/>
          <table:table-cell table:style-name="ce33" office:value-type="string">
            <text:p>Wechsler D. 1987. Wechsler Memory Scale Manual,Revised. San Antonio,TX: Psychological Corporation.</text:p>
          </table:table-cell>
          <table:table-cell table:style-name="ce29" office:value-type="string">
            <text:p>F-test</text:p>
          </table:table-cell>
          <table:table-cell table:style-name="ce23" table:formula="of:=ROUND(([L374]-((1.96*[M374])/SQRT([K374])));3)"/>
          <table:table-cell table:style-name="ce23" table:formula="of:=ROUND(([L374]+((1.96*[M374])/SQRT([K374])));3)"/>
          <table:table-cell table:style-name="ce23" table:formula="of:=ROUND(([P374]-((1.96*[Q374])/SQRT([O374])));3)"/>
          <table:table-cell table:style-name="ce23" table:formula="of:=ROUND(([P374]+((1.96*[Q374])/SQRT([O374])));3)"/>
          <table:table-cell table:style-name="ce23" table:formula="of:=ROUND(([T374]-((1.96*[U374])/SQRT([S374])));3)"/>
          <table:table-cell table:style-name="ce23" table:formula="of:=ROUND(([T374]+((1.96*[U374])/SQRT([S374])));3)"/>
          <table:table-cell table:number-columns-repeated="987"/>
        </table:table-row>
        <table:table-row table:style-name="ro10">
          <table:table-cell table:style-name="ce24" office:value-type="string">
            <text:p>Nic</text:p>
          </table:table-cell>
          <table:table-cell table:style-name="ce25" office:value-type="string">
            <text:p>sdarticle (1)u.pdf</text:p>
          </table:table-cell>
          <table:table-cell table:style-name="ce25" office:value-type="float" office:value="2.1435346E7">
            <text:p>21435346</text:p>
          </table:table-cell>
          <table:table-cell table:style-name="ce26" office:value-type="string">
            <text:p>LMX1A</text:p>
          </table:table-cell>
          <table:table-cell table:style-name="ce26" office:value-type="string">
            <text:p>rs4657411</text:p>
          </table:table-cell>
          <table:table-cell table:style-name="ce26" office:value-type="string">
            <text:p>RAVLT</text:p>
          </table:table-cell>
          <table:table-cell table:style-name="ce26" office:value-type="string">
            <text:p>Episodic memory</text:p>
          </table:table-cell>
          <table:table-cell table:style-name="ce27" office:value-type="string">
            <text:p>memory</text:p>
          </table:table-cell>
          <table:table-cell table:style-name="ce28" office:value-type="string">
            <text:p>SD</text:p>
          </table:table-cell>
          <table:table-cell table:style-name="ce29" office:value-type="string">
            <text:p>T/T</text:p>
          </table:table-cell>
          <table:table-cell table:style-name="ce29" office:value-type="float" office:value="16.0">
            <text:p>16</text:p>
          </table:table-cell>
          <table:table-cell table:style-name="ce29" office:value-type="float" office:value="13.25">
            <text:p>13.25</text:p>
          </table:table-cell>
          <table:table-cell table:style-name="ce29" office:value-type="float" office:value="1.73">
            <text:p>1.73</text:p>
          </table:table-cell>
          <table:table-cell table:style-name="ce25" office:value-type="string">
            <text:p>T/C,T/T</text:p>
          </table:table-cell>
          <table:table-cell table:style-name="ce25" office:value-type="float" office:value="12.0">
            <text:p>12</text:p>
          </table:table-cell>
          <table:table-cell table:style-name="ce25" office:value-type="float" office:value="12.75">
            <text:p>12.75</text:p>
          </table:table-cell>
          <table:table-cell table:style-name="ce25" office:value-type="float" office:value="2.26">
            <text:p>2.26</text:p>
          </table:table-cell>
          <table:table-cell table:number-columns-repeated="4" table:style-name="ce30"/>
          <table:table-cell table:number-columns-repeated="2" table:style-name="ce29"/>
          <table:table-cell table:style-name="ce29" office:value-type="float" office:value="0.51">
            <text:p>0.51</text:p>
          </table:table-cell>
          <table:table-cell table:style-name="ce29" office:value-type="string">
            <text:p>no</text:p>
          </table:table-cell>
          <table:table-cell table:style-name="cf1" table:formula="of:=([L375]-[P375])/SQRT((((([M375]^2)*([K375]-1))+(([Q375]^2)*([O375]-1)))/([K375]+[O375])))"/>
          <table:table-cell table:style-name="cf1"/>
          <table:table-cell table:style-name="cf1"/>
          <table:table-cell table:style-name="ce32"/>
          <table:table-cell table:style-name="ce33" office:value-type="string">
            <text:p>Lezak,M. D. (1983). Neuropsychological assessment. New York: Oxford U.P.</text:p>
            <text:p/>
          </table:table-cell>
          <table:table-cell table:style-name="ce29"/>
          <table:table-cell table:style-name="ce23" table:formula="of:=ROUND(([L375]-((1.96*[M375])/SQRT([K375])));3)"/>
          <table:table-cell table:style-name="ce23" table:formula="of:=ROUND(([L375]+((1.96*[M375])/SQRT([K375])));3)"/>
          <table:table-cell table:style-name="ce23" table:formula="of:=ROUND(([P375]-((1.96*[Q375])/SQRT([O375])));3)"/>
          <table:table-cell table:style-name="ce23" table:formula="of:=ROUND(([P375]+((1.96*[Q375])/SQRT([O375])));3)"/>
          <table:table-cell table:number-columns-repeated="989"/>
        </table:table-row>
        <table:table-row table:style-name="ro10">
          <table:table-cell table:style-name="ce24" office:value-type="string">
            <text:p>Nic</text:p>
          </table:table-cell>
          <table:table-cell table:style-name="ce25" office:value-type="string">
            <text:p>sdarticle (1)u.pdf</text:p>
          </table:table-cell>
          <table:table-cell table:style-name="ce25" office:value-type="float" office:value="2.1435346E7">
            <text:p>21435346</text:p>
          </table:table-cell>
          <table:table-cell table:style-name="ce26" office:value-type="string">
            <text:p>LMX1A</text:p>
          </table:table-cell>
          <table:table-cell table:style-name="ce26" office:value-type="string">
            <text:p>rs4657412</text:p>
          </table:table-cell>
          <table:table-cell table:style-name="ce26" office:value-type="string">
            <text:p>RAVLT</text:p>
          </table:table-cell>
          <table:table-cell table:style-name="ce26" office:value-type="string">
            <text:p>Episodic memory</text:p>
          </table:table-cell>
          <table:table-cell table:style-name="ce27" office:value-type="string">
            <text:p>memory</text:p>
          </table:table-cell>
          <table:table-cell table:style-name="ce28" office:value-type="string">
            <text:p>SD</text:p>
          </table:table-cell>
          <table:table-cell table:style-name="ce29" office:value-type="string">
            <text:p>T/T</text:p>
          </table:table-cell>
          <table:table-cell table:style-name="ce29" office:value-type="float" office:value="18.0">
            <text:p>18</text:p>
          </table:table-cell>
          <table:table-cell table:style-name="ce29" office:value-type="float" office:value="13.39">
            <text:p>13.39</text:p>
          </table:table-cell>
          <table:table-cell table:style-name="ce29" office:value-type="float" office:value="1.46">
            <text:p>1.46</text:p>
          </table:table-cell>
          <table:table-cell table:style-name="ce25" office:value-type="string">
            <text:p>T/C,T/T</text:p>
          </table:table-cell>
          <table:table-cell table:style-name="ce25" office:value-type="float" office:value="9.0">
            <text:p>9</text:p>
          </table:table-cell>
          <table:table-cell table:style-name="ce25" office:value-type="float" office:value="12.67">
            <text:p>12.67</text:p>
          </table:table-cell>
          <table:table-cell table:style-name="ce25" office:value-type="float" office:value="2.6">
            <text:p>2.6</text:p>
          </table:table-cell>
          <table:table-cell table:number-columns-repeated="4" table:style-name="ce30"/>
          <table:table-cell table:number-columns-repeated="2" table:style-name="ce29"/>
          <table:table-cell table:style-name="ce29" office:value-type="float" office:value="0.36">
            <text:p>0.36</text:p>
          </table:table-cell>
          <table:table-cell table:style-name="ce29" office:value-type="string">
            <text:p>no</text:p>
          </table:table-cell>
          <table:table-cell table:style-name="cf1" table:formula="of:=([L376]-[P376])/SQRT((((([M376]^2)*([K376]-1))+(([Q376]^2)*([O376]-1)))/([K376]+[O376])))"/>
          <table:table-cell table:style-name="cf1"/>
          <table:table-cell table:style-name="cf1"/>
          <table:table-cell table:style-name="ce32"/>
          <table:table-cell table:style-name="ce33" office:value-type="string">
            <text:p>Lezak,M. D. (1983). Neuropsychological assessment. New York: Oxford U.P.</text:p>
            <text:p/>
          </table:table-cell>
          <table:table-cell table:style-name="ce29"/>
          <table:table-cell table:style-name="ce23" table:formula="of:=ROUND(([L376]-((1.96*[M376])/SQRT([K376])));3)"/>
          <table:table-cell table:style-name="ce23" table:formula="of:=ROUND(([L376]+((1.96*[M376])/SQRT([K376])));3)"/>
          <table:table-cell table:style-name="ce23" table:formula="of:=ROUND(([P376]-((1.96*[Q376])/SQRT([O376])));3)"/>
          <table:table-cell table:style-name="ce23" table:formula="of:=ROUND(([P376]+((1.96*[Q376])/SQRT([O376])));3)"/>
          <table:table-cell table:number-columns-repeated="989"/>
        </table:table-row>
        <table:table-row table:style-name="ro10">
          <table:table-cell table:style-name="ce24" office:value-type="string">
            <text:p>Nic</text:p>
          </table:table-cell>
          <table:table-cell table:style-name="ce25" office:value-type="string">
            <text:p>j.1601-183X.2010.00675.x.pdf</text:p>
          </table:table-cell>
          <table:table-cell table:style-name="ce25" office:value-type="float" office:value="2.1255267E7">
            <text:p>21255267</text:p>
          </table:table-cell>
          <table:table-cell table:style-name="ce26" office:value-type="string">
            <text:p>MTHFR</text:p>
          </table:table-cell>
          <table:table-cell table:style-name="ce26" office:value-type="string">
            <text:p>rs1801133</text:p>
          </table:table-cell>
          <table:table-cell table:style-name="ce26" office:value-type="string">
            <text:p>WMS-R</text:p>
          </table:table-cell>
          <table:table-cell table:style-name="ce26" office:value-type="string">
            <text:p>Logical memory</text:p>
          </table:table-cell>
          <table:table-cell table:style-name="ce27" office:value-type="string">
            <text:p>memory</text:p>
          </table:table-cell>
          <table:table-cell table:style-name="ce28" office:value-type="string">
            <text:p>SD</text:p>
          </table:table-cell>
          <table:table-cell table:style-name="ce29" office:value-type="string">
            <text:p>T/T</text:p>
          </table:table-cell>
          <table:table-cell table:style-name="ce29" office:value-type="float" office:value="26.0">
            <text:p>26</text:p>
          </table:table-cell>
          <table:table-cell table:style-name="ce29" office:value-type="float" office:value="33.1">
            <text:p>33.1</text:p>
          </table:table-cell>
          <table:table-cell table:style-name="ce29" office:value-type="float" office:value="9.9">
            <text:p>9.9</text:p>
          </table:table-cell>
          <table:table-cell table:style-name="ce25" office:value-type="string">
            <text:p>C/C,C/T</text:p>
          </table:table-cell>
          <table:table-cell table:style-name="ce25" office:value-type="float" office:value="154.0">
            <text:p>154</text:p>
          </table:table-cell>
          <table:table-cell table:style-name="ce25" office:value-type="float" office:value="36.2">
            <text:p>36.2</text:p>
          </table:table-cell>
          <table:table-cell table:style-name="ce25" office:value-type="float" office:value="13.4">
            <text:p>13.4</text:p>
          </table:table-cell>
          <table:table-cell table:number-columns-repeated="4" table:style-name="ce30"/>
          <table:table-cell table:style-name="ce29" office:value-type="string">
            <text:p>T-test</text:p>
          </table:table-cell>
          <table:table-cell table:style-name="ce29" office:value-type="float" office:value="1.38">
            <text:p>1.38</text:p>
          </table:table-cell>
          <table:table-cell table:style-name="ce29" office:value-type="float" office:value="0.175">
            <text:p>0.175</text:p>
          </table:table-cell>
          <table:table-cell table:style-name="ce29"/>
          <table:table-cell table:style-name="cf1" table:formula="of:=([L377]-[P377])/SQRT((((([M377]^2)*([K377]-1))+(([Q377]^2)*([O377]-1)))/([K377]+[O377])))"/>
          <table:table-cell table:style-name="cf1"/>
          <table:table-cell table:style-name="cf1"/>
          <table:table-cell table:style-name="ce32"/>
          <table:table-cell table:style-name="ce33" office:value-type="string">
            <text:p>Wechsler,D. (1987) Wechsler Memory Scale–Revised. Psychologi-</text:p>
            <text:p>cal Corporation,New York.</text:p>
            <text:p/>
          </table:table-cell>
          <table:table-cell table:style-name="ce29" office:value-type="string">
            <text:p>t</text:p>
          </table:table-cell>
          <table:table-cell table:style-name="ce23" table:formula="of:=ROUND(([L377]-((1.96*[M377])/SQRT([K377])));3)"/>
          <table:table-cell table:style-name="ce23" table:formula="of:=ROUND(([L377]+((1.96*[M377])/SQRT([K377])));3)"/>
          <table:table-cell table:style-name="ce23" table:formula="of:=ROUND(([P377]-((1.96*[Q377])/SQRT([O377])));3)"/>
          <table:table-cell table:style-name="ce23" table:formula="of:=ROUND(([P377]+((1.96*[Q377])/SQRT([O377])));3)"/>
          <table:table-cell table:number-columns-repeated="989"/>
        </table:table-row>
        <table:table-row table:style-name="ro10">
          <table:table-cell table:style-name="ce24" office:value-type="string">
            <text:p>Nic</text:p>
          </table:table-cell>
          <table:table-cell table:style-name="ce25" office:value-type="string">
            <text:p>j.1601-183X.2010.00675.x.pdf</text:p>
          </table:table-cell>
          <table:table-cell table:style-name="ce25" office:value-type="float" office:value="2.1255267E7">
            <text:p>21255267</text:p>
          </table:table-cell>
          <table:table-cell table:style-name="ce26" office:value-type="string">
            <text:p>MTHFR</text:p>
          </table:table-cell>
          <table:table-cell table:style-name="ce26" office:value-type="string">
            <text:p>rs1801131</text:p>
          </table:table-cell>
          <table:table-cell table:style-name="ce26" office:value-type="string">
            <text:p>WMS-R</text:p>
          </table:table-cell>
          <table:table-cell table:style-name="ce26" office:value-type="string">
            <text:p>Logical memory</text:p>
          </table:table-cell>
          <table:table-cell table:style-name="ce27" office:value-type="string">
            <text:p>memory</text:p>
          </table:table-cell>
          <table:table-cell table:style-name="ce28" office:value-type="string">
            <text:p>SD</text:p>
          </table:table-cell>
          <table:table-cell table:style-name="ce29" office:value-type="string">
            <text:p>C/C</text:p>
          </table:table-cell>
          <table:table-cell table:style-name="ce29" office:value-type="float" office:value="16.0">
            <text:p>16</text:p>
          </table:table-cell>
          <table:table-cell table:style-name="ce29" office:value-type="float" office:value="36.4">
            <text:p>36.4</text:p>
          </table:table-cell>
          <table:table-cell table:style-name="ce29" office:value-type="float" office:value="11.6">
            <text:p>11.6</text:p>
          </table:table-cell>
          <table:table-cell table:style-name="ce25" office:value-type="string">
            <text:p>A/A,A/C</text:p>
          </table:table-cell>
          <table:table-cell table:style-name="ce25" office:value-type="float" office:value="164.0">
            <text:p>164</text:p>
          </table:table-cell>
          <table:table-cell table:style-name="ce25" office:value-type="float" office:value="35.7">
            <text:p>35.7</text:p>
          </table:table-cell>
          <table:table-cell table:style-name="ce25" office:value-type="float" office:value="13.1">
            <text:p>13.1</text:p>
          </table:table-cell>
          <table:table-cell table:number-columns-repeated="4" table:style-name="ce30"/>
          <table:table-cell table:style-name="ce29" office:value-type="string">
            <text:p>T-test</text:p>
          </table:table-cell>
          <table:table-cell table:number-columns-repeated="3" table:style-name="ce29"/>
          <table:table-cell table:style-name="cf1" table:formula="of:=([L378]-[P378])/SQRT((((([M378]^2)*([K378]-1))+(([Q378]^2)*([O378]-1)))/([K378]+[O378])))"/>
          <table:table-cell table:style-name="cf1"/>
          <table:table-cell table:style-name="cf1"/>
          <table:table-cell table:style-name="ce32"/>
          <table:table-cell table:style-name="ce33" office:value-type="string">
            <text:p>Wechsler,D. (1987) Wechsler Memory Scale–Revised. Psychologi-</text:p>
            <text:p>cal Corporation,New York.</text:p>
            <text:p/>
          </table:table-cell>
          <table:table-cell table:style-name="ce29" office:value-type="string">
            <text:p>t</text:p>
          </table:table-cell>
          <table:table-cell table:style-name="ce23" table:formula="of:=ROUND(([L378]-((1.96*[M378])/SQRT([K378])));3)"/>
          <table:table-cell table:style-name="ce23" table:formula="of:=ROUND(([L378]+((1.96*[M378])/SQRT([K378])));3)"/>
          <table:table-cell table:style-name="ce23" table:formula="of:=ROUND(([P378]-((1.96*[Q378])/SQRT([O378])));3)"/>
          <table:table-cell table:style-name="ce23" table:formula="of:=ROUND(([P378]+((1.96*[Q378])/SQRT([O378])));3)"/>
          <table:table-cell table:number-columns-repeated="989"/>
        </table:table-row>
        <table:table-row table:style-name="ro1">
          <table:table-cell table:style-name="ce24" office:value-type="string">
            <text:p>Nic</text:p>
          </table:table-cell>
          <table:table-cell table:style-name="ce25" office:value-type="string">
            <text:p>mp201070a.pdf</text:p>
          </table:table-cell>
          <table:table-cell table:style-name="ce25" office:value-type="float" office:value="2.0548296E7">
            <text:p>20548296</text:p>
          </table:table-cell>
          <table:table-cell table:style-name="ce26" office:value-type="string">
            <text:p>NRG3</text:p>
          </table:table-cell>
          <table:table-cell table:style-name="ce26" office:value-type="string">
            <text:p>rs10883866</text:p>
          </table:table-cell>
          <table:table-cell table:style-name="ce26" office:value-type="string">
            <text:p>RAVLT</text:p>
          </table:table-cell>
          <table:table-cell table:style-name="ce26" office:value-type="string">
            <text:p>Delayed word recal</text:p>
          </table:table-cell>
          <table:table-cell table:style-name="ce27" office:value-type="string">
            <text:p>memory</text:p>
          </table:table-cell>
          <table:table-cell table:style-name="ce28" office:value-type="string">
            <text:p>SD</text:p>
          </table:table-cell>
          <table:table-cell table:style-name="ce29" office:value-type="string">
            <text:p>C/C</text:p>
          </table:table-cell>
          <table:table-cell table:style-name="ce29" office:value-type="float" office:value="176.0">
            <text:p>176</text:p>
          </table:table-cell>
          <table:table-cell table:style-name="ce29" office:value-type="float" office:value="9.0">
            <text:p>9</text:p>
          </table:table-cell>
          <table:table-cell table:style-name="ce29" office:value-type="float" office:value="3.0">
            <text:p>3</text:p>
          </table:table-cell>
          <table:table-cell table:style-name="ce25" office:value-type="string">
            <text:p>C/C,C/G</text:p>
          </table:table-cell>
          <table:table-cell table:style-name="ce25" office:value-type="float" office:value="45.0">
            <text:p>45</text:p>
          </table:table-cell>
          <table:table-cell table:style-name="ce25" office:value-type="float" office:value="8.7">
            <text:p>8.7</text:p>
          </table:table-cell>
          <table:table-cell table:style-name="ce25" office:value-type="float" office:value="2.6">
            <text:p>2.6</text:p>
          </table:table-cell>
          <table:table-cell table:number-columns-repeated="4" table:style-name="ce30"/>
          <table:table-cell table:style-name="ce29"/>
          <table:table-cell table:style-name="ce29" office:value-type="float" office:value="-0.11">
            <text:p>-0.11</text:p>
          </table:table-cell>
          <table:table-cell table:style-name="ce29" office:value-type="float" office:value="0.392">
            <text:p>0.392</text:p>
          </table:table-cell>
          <table:table-cell table:style-name="ce29" office:value-type="string">
            <text:p>no</text:p>
          </table:table-cell>
          <table:table-cell table:style-name="cf1" table:formula="of:=([L379]-[P379])/SQRT((((([M379]^2)*([K379]-1))+(([Q379]^2)*([O379]-1)))/([K379]+[O379])))"/>
          <table:table-cell table:style-name="cf1"/>
          <table:table-cell table:style-name="cf1"/>
          <table:table-cell table:style-name="ce32"/>
          <table:table-cell table:style-name="ce33"/>
          <table:table-cell table:style-name="ce29"/>
          <table:table-cell table:style-name="ce23" table:formula="of:=ROUND(([L379]-((1.96*[M379])/SQRT([K379])));3)"/>
          <table:table-cell table:style-name="ce23" table:formula="of:=ROUND(([L379]+((1.96*[M379])/SQRT([K379])));3)"/>
          <table:table-cell table:style-name="ce23" table:formula="of:=ROUND(([P379]-((1.96*[Q379])/SQRT([O379])));3)"/>
          <table:table-cell table:style-name="ce23" table:formula="of:=ROUND(([P379]+((1.96*[Q379])/SQRT([O379])));3)"/>
          <table:table-cell table:number-columns-repeated="989"/>
        </table:table-row>
        <table:table-row table:style-name="ro1">
          <table:table-cell table:style-name="ce24" office:value-type="string">
            <text:p>Nic</text:p>
          </table:table-cell>
          <table:table-cell table:style-name="ce25" office:value-type="string">
            <text:p>mp201070a.pdf</text:p>
          </table:table-cell>
          <table:table-cell table:style-name="ce25" office:value-type="float" office:value="2.0548296E7">
            <text:p>20548296</text:p>
          </table:table-cell>
          <table:table-cell table:style-name="ce26" office:value-type="string">
            <text:p>NRG3</text:p>
          </table:table-cell>
          <table:table-cell table:style-name="ce26" office:value-type="string">
            <text:p>rs6584400</text:p>
          </table:table-cell>
          <table:table-cell table:style-name="ce26" office:value-type="string">
            <text:p>RAVLT</text:p>
          </table:table-cell>
          <table:table-cell table:style-name="ce26" office:value-type="string">
            <text:p>Delayed word recal</text:p>
          </table:table-cell>
          <table:table-cell table:style-name="ce27" office:value-type="string">
            <text:p>memory</text:p>
          </table:table-cell>
          <table:table-cell table:style-name="ce28" office:value-type="string">
            <text:p>SD</text:p>
          </table:table-cell>
          <table:table-cell table:style-name="ce29" office:value-type="string">
            <text:p>G/G</text:p>
          </table:table-cell>
          <table:table-cell table:style-name="ce29" office:value-type="float" office:value="171.0">
            <text:p>171</text:p>
          </table:table-cell>
          <table:table-cell table:style-name="ce29" office:value-type="float" office:value="9.1">
            <text:p>9.1</text:p>
          </table:table-cell>
          <table:table-cell table:style-name="ce29" office:value-type="float" office:value="3.0">
            <text:p>3</text:p>
          </table:table-cell>
          <table:table-cell table:style-name="ce25" office:value-type="string">
            <text:p>G/G,G/A</text:p>
          </table:table-cell>
          <table:table-cell table:style-name="ce25" office:value-type="float" office:value="49.0">
            <text:p>49</text:p>
          </table:table-cell>
          <table:table-cell table:style-name="ce25" office:value-type="float" office:value="8.6">
            <text:p>8.6</text:p>
          </table:table-cell>
          <table:table-cell table:style-name="ce25" office:value-type="float" office:value="2.5">
            <text:p>2.5</text:p>
          </table:table-cell>
          <table:table-cell table:number-columns-repeated="4" table:style-name="ce30"/>
          <table:table-cell table:style-name="ce29"/>
          <table:table-cell table:style-name="ce29" office:value-type="float" office:value="-0.18">
            <text:p>-0.18</text:p>
          </table:table-cell>
          <table:table-cell table:style-name="ce29" office:value-type="float" office:value="0.421">
            <text:p>0.421</text:p>
          </table:table-cell>
          <table:table-cell table:style-name="ce29" office:value-type="string">
            <text:p>no</text:p>
          </table:table-cell>
          <table:table-cell table:style-name="cf1" table:formula="of:=([L380]-[P380])/SQRT((((([M380]^2)*([K380]-1))+(([Q380]^2)*([O380]-1)))/([K380]+[O380])))"/>
          <table:table-cell table:style-name="cf1"/>
          <table:table-cell table:style-name="cf1"/>
          <table:table-cell table:style-name="ce32"/>
          <table:table-cell table:style-name="ce33"/>
          <table:table-cell table:style-name="ce29"/>
          <table:table-cell table:style-name="ce23" table:formula="of:=ROUND(([L380]-((1.96*[M380])/SQRT([K380])));3)"/>
          <table:table-cell table:style-name="ce23" table:formula="of:=ROUND(([L380]+((1.96*[M380])/SQRT([K380])));3)"/>
          <table:table-cell table:style-name="ce23" table:formula="of:=ROUND(([P380]-((1.96*[Q380])/SQRT([O380])));3)"/>
          <table:table-cell table:style-name="ce23" table:formula="of:=ROUND(([P380]+((1.96*[Q380])/SQRT([O380])));3)"/>
          <table:table-cell table:number-columns-repeated="989"/>
        </table:table-row>
        <table:table-row table:style-name="ro1">
          <table:table-cell table:style-name="ce24" office:value-type="string">
            <text:p>Nic</text:p>
          </table:table-cell>
          <table:table-cell table:style-name="ce25" office:value-type="string">
            <text:p>mp201070a.pdf</text:p>
          </table:table-cell>
          <table:table-cell table:style-name="ce25" office:value-type="float" office:value="2.0548296E7">
            <text:p>20548296</text:p>
          </table:table-cell>
          <table:table-cell table:style-name="ce26" office:value-type="string">
            <text:p>NRG3</text:p>
          </table:table-cell>
          <table:table-cell table:style-name="ce26" office:value-type="string">
            <text:p>rs10883866</text:p>
          </table:table-cell>
          <table:table-cell table:style-name="ce26" office:value-type="string">
            <text:p>RAVLT</text:p>
          </table:table-cell>
          <table:table-cell table:style-name="ce26" office:value-type="string">
            <text:p>Intermediate word recall</text:p>
          </table:table-cell>
          <table:table-cell table:style-name="ce27" office:value-type="string">
            <text:p>memory</text:p>
          </table:table-cell>
          <table:table-cell table:style-name="ce28" office:value-type="string">
            <text:p>SD</text:p>
          </table:table-cell>
          <table:table-cell table:style-name="ce29" office:value-type="string">
            <text:p>C/C</text:p>
          </table:table-cell>
          <table:table-cell table:style-name="ce29" office:value-type="float" office:value="176.0">
            <text:p>176</text:p>
          </table:table-cell>
          <table:table-cell table:style-name="ce29" office:value-type="float" office:value="27.7">
            <text:p>27.7</text:p>
          </table:table-cell>
          <table:table-cell table:style-name="ce29" office:value-type="float" office:value="5.2">
            <text:p>5.2</text:p>
          </table:table-cell>
          <table:table-cell table:style-name="ce25" office:value-type="string">
            <text:p>C/C,C/G</text:p>
          </table:table-cell>
          <table:table-cell table:style-name="ce25" office:value-type="float" office:value="45.0">
            <text:p>45</text:p>
          </table:table-cell>
          <table:table-cell table:style-name="ce25" office:value-type="float" office:value="26.6">
            <text:p>26.6</text:p>
          </table:table-cell>
          <table:table-cell table:style-name="ce25" office:value-type="float" office:value="5.2">
            <text:p>5.2</text:p>
          </table:table-cell>
          <table:table-cell table:number-columns-repeated="4" table:style-name="ce30"/>
          <table:table-cell table:style-name="ce29"/>
          <table:table-cell table:style-name="ce29" office:value-type="float" office:value="-0.21">
            <text:p>-0.21</text:p>
          </table:table-cell>
          <table:table-cell table:style-name="ce29" office:value-type="float" office:value="0.183">
            <text:p>0.183</text:p>
          </table:table-cell>
          <table:table-cell table:style-name="ce29" office:value-type="string">
            <text:p>no</text:p>
          </table:table-cell>
          <table:table-cell table:style-name="cf1" table:formula="of:=([L381]-[P381])/SQRT((((([M381]^2)*([K381]-1))+(([Q381]^2)*([O381]-1)))/([K381]+[O381])))"/>
          <table:table-cell table:style-name="cf1"/>
          <table:table-cell table:style-name="cf1"/>
          <table:table-cell table:style-name="ce32"/>
          <table:table-cell table:style-name="ce33"/>
          <table:table-cell table:style-name="ce29"/>
          <table:table-cell table:style-name="ce23" table:formula="of:=ROUND(([L381]-((1.96*[M381])/SQRT([K381])));3)"/>
          <table:table-cell table:style-name="ce23" table:formula="of:=ROUND(([L381]+((1.96*[M381])/SQRT([K381])));3)"/>
          <table:table-cell table:style-name="ce23" table:formula="of:=ROUND(([P381]-((1.96*[Q381])/SQRT([O381])));3)"/>
          <table:table-cell table:style-name="ce23" table:formula="of:=ROUND(([P381]+((1.96*[Q381])/SQRT([O381])));3)"/>
          <table:table-cell table:number-columns-repeated="989"/>
        </table:table-row>
        <table:table-row table:style-name="ro1">
          <table:table-cell table:style-name="ce24" office:value-type="string">
            <text:p>Nic</text:p>
          </table:table-cell>
          <table:table-cell table:style-name="ce25" office:value-type="string">
            <text:p>mp201070a.pdf</text:p>
          </table:table-cell>
          <table:table-cell table:style-name="ce25" office:value-type="float" office:value="2.0548296E7">
            <text:p>20548296</text:p>
          </table:table-cell>
          <table:table-cell table:style-name="ce26" office:value-type="string">
            <text:p>NRG3</text:p>
          </table:table-cell>
          <table:table-cell table:style-name="ce26" office:value-type="string">
            <text:p>rs6584400</text:p>
          </table:table-cell>
          <table:table-cell table:style-name="ce26" office:value-type="string">
            <text:p>RAVLT</text:p>
          </table:table-cell>
          <table:table-cell table:style-name="ce26" office:value-type="string">
            <text:p>Intermediate word recall</text:p>
          </table:table-cell>
          <table:table-cell table:style-name="ce27" office:value-type="string">
            <text:p>memory</text:p>
          </table:table-cell>
          <table:table-cell table:style-name="ce28" office:value-type="string">
            <text:p>SD</text:p>
          </table:table-cell>
          <table:table-cell table:style-name="ce29" office:value-type="string">
            <text:p>G/G</text:p>
          </table:table-cell>
          <table:table-cell table:style-name="ce29" office:value-type="float" office:value="171.0">
            <text:p>171</text:p>
          </table:table-cell>
          <table:table-cell table:style-name="ce29" office:value-type="float" office:value="27.8">
            <text:p>27.8</text:p>
          </table:table-cell>
          <table:table-cell table:style-name="ce29" office:value-type="float" office:value="5.2">
            <text:p>5.2</text:p>
          </table:table-cell>
          <table:table-cell table:style-name="ce25" office:value-type="string">
            <text:p>G/G,G/A</text:p>
          </table:table-cell>
          <table:table-cell table:style-name="ce25" office:value-type="float" office:value="49.0">
            <text:p>49</text:p>
          </table:table-cell>
          <table:table-cell table:style-name="ce25" office:value-type="float" office:value="26.5">
            <text:p>26.5</text:p>
          </table:table-cell>
          <table:table-cell table:style-name="ce25" office:value-type="float" office:value="5.1">
            <text:p>5.1</text:p>
          </table:table-cell>
          <table:table-cell table:number-columns-repeated="4" table:style-name="ce30"/>
          <table:table-cell table:style-name="ce29"/>
          <table:table-cell table:style-name="ce29" office:value-type="float" office:value="-0.25">
            <text:p>-0.25</text:p>
          </table:table-cell>
          <table:table-cell table:style-name="ce29" office:value-type="float" office:value="0.156">
            <text:p>0.156</text:p>
          </table:table-cell>
          <table:table-cell table:style-name="ce29" office:value-type="string">
            <text:p>no</text:p>
          </table:table-cell>
          <table:table-cell table:style-name="cf1" table:formula="of:=([L382]-[P382])/SQRT((((([M382]^2)*([K382]-1))+(([Q382]^2)*([O382]-1)))/([K382]+[O382])))"/>
          <table:table-cell table:style-name="cf1"/>
          <table:table-cell table:style-name="cf1"/>
          <table:table-cell table:style-name="ce32"/>
          <table:table-cell table:style-name="ce33"/>
          <table:table-cell table:style-name="ce29"/>
          <table:table-cell table:style-name="ce23" table:formula="of:=ROUND(([L382]-((1.96*[M382])/SQRT([K382])));3)"/>
          <table:table-cell table:style-name="ce23" table:formula="of:=ROUND(([L382]+((1.96*[M382])/SQRT([K382])));3)"/>
          <table:table-cell table:style-name="ce23" table:formula="of:=ROUND(([P382]-((1.96*[Q382])/SQRT([O382])));3)"/>
          <table:table-cell table:style-name="ce23" table:formula="of:=ROUND(([P382]+((1.96*[Q382])/SQRT([O382])));3)"/>
          <table:table-cell table:number-columns-repeated="989"/>
        </table:table-row>
        <table:table-row table:style-name="ro1">
          <table:table-cell table:style-name="ce24" office:value-type="string">
            <text:p>Andrew</text:p>
          </table:table-cell>
          <table:table-cell table:style-name="ce25" office:value-type="string">
            <text:p>1224.full.pdf</text:p>
          </table:table-cell>
          <table:table-cell table:style-name="ce25" office:value-type="float" office:value="1.917683E7">
            <text:p>19176830</text:p>
          </table:table-cell>
          <table:table-cell table:style-name="ce26" office:value-type="string">
            <text:p>SLC6A3</text:p>
          </table:table-cell>
          <table:table-cell table:style-name="ce26" office:value-type="string">
            <text:p>rs28363170</text:p>
          </table:table-cell>
          <table:table-cell table:style-name="ce26" office:value-type="string">
            <text:p>Recognition memory</text:p>
          </table:table-cell>
          <table:table-cell table:style-name="ce26" office:value-type="string">
            <text:p>% Correct</text:p>
          </table:table-cell>
          <table:table-cell table:style-name="ce27" office:value-type="string">
            <text:p>memory</text:p>
          </table:table-cell>
          <table:table-cell table:style-name="ce28" office:value-type="string">
            <text:p>SD</text:p>
          </table:table-cell>
          <table:table-cell table:style-name="ce29" office:value-type="string">
            <text:p>r10/r10</text:p>
          </table:table-cell>
          <table:table-cell table:style-name="ce29" office:value-type="float" office:value="38.0">
            <text:p>38</text:p>
          </table:table-cell>
          <table:table-cell table:style-name="ce29" office:value-type="float" office:value="94.6">
            <text:p>94.6</text:p>
          </table:table-cell>
          <table:table-cell table:style-name="ce29" office:value-type="float" office:value="3.9">
            <text:p>3.9</text:p>
          </table:table-cell>
          <table:table-cell table:style-name="ce25" office:value-type="string">
            <text:p>r9/r10,r9/r9</text:p>
          </table:table-cell>
          <table:table-cell table:style-name="ce25" office:value-type="float" office:value="64.0">
            <text:p>64</text:p>
          </table:table-cell>
          <table:table-cell table:style-name="ce25" office:value-type="float" office:value="94.2">
            <text:p>94.2</text:p>
          </table:table-cell>
          <table:table-cell table:style-name="ce25" office:value-type="float" office:value="4.6">
            <text:p>4.6</text:p>
          </table:table-cell>
          <table:table-cell table:style-name="ce30" office:value-type="string">
            <text:p>T/T</text:p>
          </table:table-cell>
          <table:table-cell table:style-name="ce30" office:value-type="float" office:value="0.0">
            <text:p>0</text:p>
          </table:table-cell>
          <table:table-cell table:number-columns-repeated="2" table:style-name="ce30"/>
          <table:table-cell table:style-name="ce29"/>
          <table:table-cell table:style-name="ce29" office:value-type="string">
            <text:p>&lt;2</text:p>
          </table:table-cell>
          <table:table-cell table:style-name="ce29" office:value-type="string">
            <text:p>&gt;.15</text:p>
          </table:table-cell>
          <table:table-cell table:style-name="ce29"/>
          <table:table-cell table:style-name="cf1" table:formula="of:=([L383]-[P383])/SQRT((((([M383]^2)*([K383]-1))+(([Q383]^2)*([O383]-1)))/([K383]+[O383])))"/>
          <table:table-cell table:style-name="cf1"/>
          <table:table-cell table:style-name="cf1"/>
          <table:table-cell table:style-name="ce32" office:value-type="string">
            <text:p>DAT1 related</text:p>
          </table:table-cell>
          <table:table-cell table:style-name="ce33"/>
          <table:table-cell table:style-name="ce29"/>
          <table:table-cell table:style-name="ce23" table:formula="of:=ROUND(([L383]-((1.96*[M383])/SQRT([K383])));3)"/>
          <table:table-cell table:style-name="ce23" table:formula="of:=ROUND(([L383]+((1.96*[M383])/SQRT([K383])));3)"/>
          <table:table-cell table:style-name="ce23" table:formula="of:=ROUND(([P383]-((1.96*[Q383])/SQRT([O383])));3)"/>
          <table:table-cell table:style-name="ce23" table:formula="of:=ROUND(([P383]+((1.96*[Q383])/SQRT([O383])));3)"/>
          <table:table-cell table:number-columns-repeated="989"/>
        </table:table-row>
        <table:table-row table:style-name="ro1">
          <table:table-cell table:style-name="ce24" office:value-type="string">
            <text:p>Andrew</text:p>
          </table:table-cell>
          <table:table-cell table:style-name="ce25" office:value-type="string">
            <text:p>1224.full.pdf</text:p>
          </table:table-cell>
          <table:table-cell table:style-name="ce25" office:value-type="float" office:value="1.917683E7">
            <text:p>19176830</text:p>
          </table:table-cell>
          <table:table-cell table:style-name="ce26" office:value-type="string">
            <text:p>SLC6A3</text:p>
          </table:table-cell>
          <table:table-cell table:style-name="ce26" office:value-type="string">
            <text:p>rs28363170</text:p>
          </table:table-cell>
          <table:table-cell table:style-name="ce26" office:value-type="string">
            <text:p>Recognition memory</text:p>
          </table:table-cell>
          <table:table-cell table:style-name="ce26" office:value-type="string">
            <text:p>Reaction time (ms)</text:p>
          </table:table-cell>
          <table:table-cell table:style-name="ce27" office:value-type="string">
            <text:p>memory</text:p>
          </table:table-cell>
          <table:table-cell table:style-name="ce28" office:value-type="string">
            <text:p>SD</text:p>
          </table:table-cell>
          <table:table-cell table:style-name="ce29" office:value-type="string">
            <text:p>r10/r10</text:p>
          </table:table-cell>
          <table:table-cell table:style-name="ce29" office:value-type="float" office:value="38.0">
            <text:p>38</text:p>
          </table:table-cell>
          <table:table-cell table:style-name="ce29" office:value-type="float" office:value="1140.4">
            <text:p>1140.4</text:p>
          </table:table-cell>
          <table:table-cell table:style-name="ce29" office:value-type="float" office:value="192.2">
            <text:p>192.2</text:p>
          </table:table-cell>
          <table:table-cell table:style-name="ce25" office:value-type="string">
            <text:p>r9/r10,r9/r9</text:p>
          </table:table-cell>
          <table:table-cell table:style-name="ce25" office:value-type="float" office:value="64.0">
            <text:p>64</text:p>
          </table:table-cell>
          <table:table-cell table:style-name="ce25" office:value-type="float" office:value="1136.1">
            <text:p>1136.1</text:p>
          </table:table-cell>
          <table:table-cell table:style-name="ce25" office:value-type="float" office:value="196.8">
            <text:p>196.8</text:p>
          </table:table-cell>
          <table:table-cell table:style-name="ce30" office:value-type="string">
            <text:p>T/T</text:p>
          </table:table-cell>
          <table:table-cell table:style-name="ce30" office:value-type="float" office:value="0.0">
            <text:p>0</text:p>
          </table:table-cell>
          <table:table-cell table:number-columns-repeated="2" table:style-name="ce30"/>
          <table:table-cell table:style-name="ce29"/>
          <table:table-cell table:style-name="ce29" office:value-type="string">
            <text:p>&lt;2</text:p>
          </table:table-cell>
          <table:table-cell table:style-name="ce29" office:value-type="string">
            <text:p>&gt;.15</text:p>
          </table:table-cell>
          <table:table-cell table:style-name="ce29"/>
          <table:table-cell table:style-name="cf1" table:formula="of:=([L384]-[P384])/SQRT((((([M384]^2)*([K384]-1))+(([Q384]^2)*([O384]-1)))/([K384]+[O384])))"/>
          <table:table-cell table:style-name="cf1"/>
          <table:table-cell table:style-name="cf1"/>
          <table:table-cell table:style-name="ce32" office:value-type="string">
            <text:p>DAT1 related</text:p>
          </table:table-cell>
          <table:table-cell table:style-name="ce32"/>
          <table:table-cell table:style-name="ce29"/>
          <table:table-cell table:style-name="ce23" table:formula="of:=ROUND(([L384]-((1.96*[M384])/SQRT([K384])));3)"/>
          <table:table-cell table:style-name="ce23" table:formula="of:=ROUND(([L384]+((1.96*[M384])/SQRT([K384])));3)"/>
          <table:table-cell table:style-name="ce23" table:formula="of:=ROUND(([P384]-((1.96*[Q384])/SQRT([O384])));3)"/>
          <table:table-cell table:style-name="ce23" table:formula="of:=ROUND(([P384]+((1.96*[Q384])/SQRT([O384])));3)"/>
          <table:table-cell table:number-columns-repeated="989"/>
        </table:table-row>
        <table:table-row table:style-name="ro7">
          <table:table-cell table:style-name="ce24" office:value-type="string">
            <text:p>Andrew</text:p>
          </table:table-cell>
          <table:table-cell table:style-name="ce25" office:value-type="string">
            <text:p>z_hashimoto-et-al</text:p>
          </table:table-cell>
          <table:table-cell table:style-name="ce25" office:value-type="float" office:value="2.0957649E7">
            <text:p>20957649</text:p>
          </table:table-cell>
          <table:table-cell table:style-name="ce26" office:value-type="string">
            <text:p>ZNF804A</text:p>
          </table:table-cell>
          <table:table-cell table:style-name="ce26" office:value-type="string">
            <text:p>rs1344706</text:p>
          </table:table-cell>
          <table:table-cell table:style-name="ce26" office:value-type="string">
            <text:p>WMS-R</text:p>
          </table:table-cell>
          <table:table-cell table:style-name="ce26" office:value-type="string">
            <text:p>Delayed recall</text:p>
          </table:table-cell>
          <table:table-cell table:style-name="ce27" office:value-type="string">
            <text:p>memory</text:p>
          </table:table-cell>
          <table:table-cell table:style-name="ce28" office:value-type="string">
            <text:p>SD</text:p>
          </table:table-cell>
          <table:table-cell table:style-name="ce29" office:value-type="string">
            <text:p>T/T</text:p>
          </table:table-cell>
          <table:table-cell table:style-name="ce29" office:value-type="float" office:value="44.0">
            <text:p>44</text:p>
          </table:table-cell>
          <table:table-cell table:style-name="ce29" office:value-type="float" office:value="111.7">
            <text:p>111.7</text:p>
          </table:table-cell>
          <table:table-cell table:style-name="ce29" office:value-type="float" office:value="12.7">
            <text:p>12.7</text:p>
          </table:table-cell>
          <table:table-cell table:style-name="ce25" office:value-type="string">
            <text:p>T/G</text:p>
          </table:table-cell>
          <table:table-cell table:style-name="ce25" office:value-type="float" office:value="85.0">
            <text:p>85</text:p>
          </table:table-cell>
          <table:table-cell table:style-name="ce25" office:value-type="float" office:value="113.2">
            <text:p>113.2</text:p>
          </table:table-cell>
          <table:table-cell table:style-name="ce25" office:value-type="float" office:value="11.6">
            <text:p>11.6</text:p>
          </table:table-cell>
          <table:table-cell table:style-name="ce30" office:value-type="string">
            <text:p>G/G</text:p>
          </table:table-cell>
          <table:table-cell table:style-name="ce30" office:value-type="float" office:value="55.0">
            <text:p>55</text:p>
          </table:table-cell>
          <table:table-cell table:style-name="ce30" office:value-type="float" office:value="110.2">
            <text:p>110.2</text:p>
          </table:table-cell>
          <table:table-cell table:style-name="ce30" office:value-type="float" office:value="12.0">
            <text:p>12</text:p>
          </table:table-cell>
          <table:table-cell table:number-columns-repeated="4" table:style-name="ce29"/>
          <table:table-cell table:style-name="cf1" table:formula="of:=([L385]-[P385])/SQRT((((([M385]^2)*([K385]-1))+(([Q385]^2)*([O385]-1)))/([K385]+[O385])))"/>
          <table:table-cell table:style-name="cf1" table:formula="of:=([L385]-[T385])/SQRT((((([M385]^2)*([K385]-1))+(([U385]^2)*([S385]-1)))/([K385]+[S385])))"/>
          <table:table-cell table:style-name="cf1" table:formula="of:=([P385]-[T385])/SQRT((((([Q385]^2)*([O385]-1))+(([U385]^2)*([S385]-1)))/([O385]+[S385])))"/>
          <table:table-cell table:style-name="ce32"/>
          <table:table-cell table:style-name="ce33" office:value-type="string">
            <text:p>Sugishita M. 2001. Japanese Wechsler Memory Scale-Revised. Tokyo: Nihonbunkakagakusha.</text:p>
          </table:table-cell>
          <table:table-cell table:style-name="ce29"/>
          <table:table-cell table:style-name="ce23" table:formula="of:=ROUND(([L385]-((1.96*[M385])/SQRT([K385])));3)"/>
          <table:table-cell table:style-name="ce23" table:formula="of:=ROUND(([L385]+((1.96*[M385])/SQRT([K385])));3)"/>
          <table:table-cell table:style-name="ce23" table:formula="of:=ROUND(([P385]-((1.96*[Q385])/SQRT([O385])));3)"/>
          <table:table-cell table:style-name="ce23" table:formula="of:=ROUND(([P385]+((1.96*[Q385])/SQRT([O385])));3)"/>
          <table:table-cell table:style-name="ce23" table:formula="of:=ROUND(([T385]-((1.96*[U385])/SQRT([S385])));3)"/>
          <table:table-cell table:style-name="ce23" table:formula="of:=ROUND(([T385]+((1.96*[U385])/SQRT([S385])));3)"/>
          <table:table-cell table:number-columns-repeated="987"/>
        </table:table-row>
        <table:table-row table:style-name="ro7">
          <table:table-cell table:style-name="ce24" office:value-type="string">
            <text:p>Andrew</text:p>
          </table:table-cell>
          <table:table-cell table:style-name="ce25" office:value-type="string">
            <text:p>z_hashimoto-et-al</text:p>
          </table:table-cell>
          <table:table-cell table:style-name="ce25" office:value-type="float" office:value="2.0957649E7">
            <text:p>20957649</text:p>
          </table:table-cell>
          <table:table-cell table:style-name="ce26" office:value-type="string">
            <text:p>ZNF804A</text:p>
          </table:table-cell>
          <table:table-cell table:style-name="ce26" office:value-type="string">
            <text:p>rs1344706</text:p>
          </table:table-cell>
          <table:table-cell table:style-name="ce26" office:value-type="string">
            <text:p>WMS-R</text:p>
          </table:table-cell>
          <table:table-cell table:style-name="ce26" office:value-type="string">
            <text:p>Delayed recall</text:p>
          </table:table-cell>
          <table:table-cell table:style-name="ce27" office:value-type="string">
            <text:p>memory</text:p>
          </table:table-cell>
          <table:table-cell table:style-name="ce28" office:value-type="string">
            <text:p>SD</text:p>
          </table:table-cell>
          <table:table-cell table:style-name="ce29" office:value-type="string">
            <text:p>T/T</text:p>
          </table:table-cell>
          <table:table-cell table:style-name="ce29" office:value-type="float" office:value="44.0">
            <text:p>44</text:p>
          </table:table-cell>
          <table:table-cell table:style-name="ce29" office:value-type="float" office:value="111.7">
            <text:p>111.7</text:p>
          </table:table-cell>
          <table:table-cell table:style-name="ce29" office:value-type="float" office:value="12.7">
            <text:p>12.7</text:p>
          </table:table-cell>
          <table:table-cell table:style-name="ce25" office:value-type="string">
            <text:p>G/G,G/T</text:p>
          </table:table-cell>
          <table:table-cell table:style-name="ce25" office:value-type="float" office:value="140.0">
            <text:p>140</text:p>
          </table:table-cell>
          <table:table-cell table:style-name="ce25" office:value-type="float" office:value="112.0">
            <text:p>112</text:p>
          </table:table-cell>
          <table:table-cell table:style-name="ce25" office:value-type="float" office:value="11.8">
            <text:p>11.8</text:p>
          </table:table-cell>
          <table:table-cell table:number-columns-repeated="4" table:style-name="ce30"/>
          <table:table-cell table:number-columns-repeated="4" table:style-name="ce29"/>
          <table:table-cell table:style-name="cf1" table:formula="of:=([L386]-[P386])/SQRT((((([M386]^2)*([K386]-1))+(([Q386]^2)*([O386]-1)))/([K386]+[O386])))"/>
          <table:table-cell table:style-name="cf1"/>
          <table:table-cell table:style-name="cf1"/>
          <table:table-cell table:style-name="ce32"/>
          <table:table-cell table:style-name="ce33" office:value-type="string">
            <text:p>Sugishita M. 2001. Japanese Wechsler Memory Scale-Revised. Tokyo: Nihonbunkakagakusha.</text:p>
          </table:table-cell>
          <table:table-cell table:style-name="ce29"/>
          <table:table-cell table:style-name="ce23" table:formula="of:=ROUND(([L386]-((1.96*[M386])/SQRT([K386])));3)"/>
          <table:table-cell table:style-name="ce23" table:formula="of:=ROUND(([L386]+((1.96*[M386])/SQRT([K386])));3)"/>
          <table:table-cell table:style-name="ce23" table:formula="of:=ROUND(([P386]-((1.96*[Q386])/SQRT([O386])));3)"/>
          <table:table-cell table:style-name="ce23" table:formula="of:=ROUND(([P386]+((1.96*[Q386])/SQRT([O386])));3)"/>
          <table:table-cell table:number-columns-repeated="989"/>
        </table:table-row>
        <table:table-row table:style-name="ro7">
          <table:table-cell table:style-name="ce24" office:value-type="string">
            <text:p>Andrew</text:p>
          </table:table-cell>
          <table:table-cell table:style-name="ce25" office:value-type="string">
            <text:p>z_hashimoto-et-al</text:p>
          </table:table-cell>
          <table:table-cell table:style-name="ce25" office:value-type="float" office:value="2.0957649E7">
            <text:p>20957649</text:p>
          </table:table-cell>
          <table:table-cell table:style-name="ce26" office:value-type="string">
            <text:p>ZNF804A</text:p>
          </table:table-cell>
          <table:table-cell table:style-name="ce26" office:value-type="string">
            <text:p>rs1344706</text:p>
          </table:table-cell>
          <table:table-cell table:style-name="ce26" office:value-type="string">
            <text:p>WMS-R</text:p>
          </table:table-cell>
          <table:table-cell table:style-name="ce26" office:value-type="string">
            <text:p>Verbal memory</text:p>
          </table:table-cell>
          <table:table-cell table:style-name="ce27" office:value-type="string">
            <text:p>memory</text:p>
          </table:table-cell>
          <table:table-cell table:style-name="ce28" office:value-type="string">
            <text:p>SD</text:p>
          </table:table-cell>
          <table:table-cell table:style-name="ce29" office:value-type="string">
            <text:p>T/T</text:p>
          </table:table-cell>
          <table:table-cell table:style-name="ce29" office:value-type="float" office:value="44.0">
            <text:p>44</text:p>
          </table:table-cell>
          <table:table-cell table:style-name="ce29" office:value-type="float" office:value="110.2">
            <text:p>110.2</text:p>
          </table:table-cell>
          <table:table-cell table:style-name="ce29" office:value-type="float" office:value="14.1">
            <text:p>14.1</text:p>
          </table:table-cell>
          <table:table-cell table:style-name="ce25" office:value-type="string">
            <text:p>T/G</text:p>
          </table:table-cell>
          <table:table-cell table:style-name="ce25" office:value-type="float" office:value="85.0">
            <text:p>85</text:p>
          </table:table-cell>
          <table:table-cell table:style-name="ce25" office:value-type="float" office:value="112.5">
            <text:p>112.5</text:p>
          </table:table-cell>
          <table:table-cell table:style-name="ce25" office:value-type="float" office:value="12.8">
            <text:p>12.8</text:p>
          </table:table-cell>
          <table:table-cell table:style-name="ce39" office:value-type="string">
            <text:p>G/G</text:p>
          </table:table-cell>
          <table:table-cell table:style-name="ce39" office:value-type="float" office:value="55.0">
            <text:p>55</text:p>
          </table:table-cell>
          <table:table-cell table:style-name="ce39" office:value-type="float" office:value="109.4">
            <text:p>109.4</text:p>
          </table:table-cell>
          <table:table-cell table:style-name="ce39" office:value-type="float" office:value="13.2">
            <text:p>13.2</text:p>
          </table:table-cell>
          <table:table-cell table:number-columns-repeated="4" table:style-name="ce29"/>
          <table:table-cell table:style-name="cf1" table:formula="of:=([L387]-[P387])/SQRT((((([M387]^2)*([K387]-1))+(([Q387]^2)*([O387]-1)))/([K387]+[O387])))"/>
          <table:table-cell table:style-name="cf1" table:formula="of:=([L387]-[T387])/SQRT((((([M387]^2)*([K387]-1))+(([U387]^2)*([S387]-1)))/([K387]+[S387])))"/>
          <table:table-cell table:style-name="cf1" table:formula="of:=([P387]-[T387])/SQRT((((([Q387]^2)*([O387]-1))+(([U387]^2)*([S387]-1)))/([O387]+[S387])))"/>
          <table:table-cell table:style-name="ce32"/>
          <table:table-cell table:style-name="ce33" office:value-type="string">
            <text:p>Sugishita M. 2001. Japanese Wechsler Memory Scale-Revised. Tokyo: Nihonbunkakagakusha.</text:p>
          </table:table-cell>
          <table:table-cell table:style-name="ce29"/>
          <table:table-cell table:style-name="ce23" table:formula="of:=ROUND(([L387]-((1.96*[M387])/SQRT([K387])));3)"/>
          <table:table-cell table:style-name="ce23" table:formula="of:=ROUND(([L387]+((1.96*[M387])/SQRT([K387])));3)"/>
          <table:table-cell table:style-name="ce23" table:formula="of:=ROUND(([P387]-((1.96*[Q387])/SQRT([O387])));3)"/>
          <table:table-cell table:style-name="ce23" table:formula="of:=ROUND(([P387]+((1.96*[Q387])/SQRT([O387])));3)"/>
          <table:table-cell table:style-name="ce23" table:formula="of:=ROUND(([T387]-((1.96*[U387])/SQRT([S387])));3)"/>
          <table:table-cell table:style-name="ce23" table:formula="of:=ROUND(([T387]+((1.96*[U387])/SQRT([S387])));3)"/>
          <table:table-cell table:number-columns-repeated="987"/>
        </table:table-row>
        <table:table-row table:style-name="ro7">
          <table:table-cell table:style-name="ce24" office:value-type="string">
            <text:p>Andrew</text:p>
          </table:table-cell>
          <table:table-cell table:style-name="ce25" office:value-type="string">
            <text:p>z_hashimoto-et-al</text:p>
          </table:table-cell>
          <table:table-cell table:style-name="ce25" office:value-type="float" office:value="2.0957649E7">
            <text:p>20957649</text:p>
          </table:table-cell>
          <table:table-cell table:style-name="ce26" office:value-type="string">
            <text:p>ZNF804A</text:p>
          </table:table-cell>
          <table:table-cell table:style-name="ce26" office:value-type="string">
            <text:p>rs1344706</text:p>
          </table:table-cell>
          <table:table-cell table:style-name="ce26" office:value-type="string">
            <text:p>WMS-R</text:p>
          </table:table-cell>
          <table:table-cell table:style-name="ce26" office:value-type="string">
            <text:p>Verbal memory</text:p>
          </table:table-cell>
          <table:table-cell table:style-name="ce27" office:value-type="string">
            <text:p>memory</text:p>
          </table:table-cell>
          <table:table-cell table:style-name="ce28" office:value-type="string">
            <text:p>SD</text:p>
          </table:table-cell>
          <table:table-cell table:style-name="ce29" office:value-type="string">
            <text:p>T/T</text:p>
          </table:table-cell>
          <table:table-cell table:style-name="ce29" office:value-type="float" office:value="44.0">
            <text:p>44</text:p>
          </table:table-cell>
          <table:table-cell table:style-name="ce29" office:value-type="float" office:value="110.2">
            <text:p>110.2</text:p>
          </table:table-cell>
          <table:table-cell table:style-name="ce29" office:value-type="float" office:value="14.1">
            <text:p>14.1</text:p>
          </table:table-cell>
          <table:table-cell table:style-name="ce25" office:value-type="string">
            <text:p>G/G,G/T</text:p>
          </table:table-cell>
          <table:table-cell table:style-name="ce25" office:value-type="float" office:value="140.0">
            <text:p>140</text:p>
          </table:table-cell>
          <table:table-cell table:style-name="ce25" office:value-type="float" office:value="111.3">
            <text:p>111.3</text:p>
          </table:table-cell>
          <table:table-cell table:style-name="ce25" office:value-type="float" office:value="13.0">
            <text:p>13</text:p>
          </table:table-cell>
          <table:table-cell table:number-columns-repeated="4" table:style-name="ce39"/>
          <table:table-cell table:number-columns-repeated="4" table:style-name="ce29"/>
          <table:table-cell table:style-name="cf1" table:formula="of:=([L388]-[P388])/SQRT((((([M388]^2)*([K388]-1))+(([Q388]^2)*([O388]-1)))/([K388]+[O388])))"/>
          <table:table-cell table:style-name="cf1"/>
          <table:table-cell table:style-name="cf1"/>
          <table:table-cell table:style-name="ce32"/>
          <table:table-cell table:style-name="ce33" office:value-type="string">
            <text:p>Sugishita M. 2001. Japanese Wechsler Memory Scale-Revised. Tokyo: Nihonbunkakagakusha.</text:p>
          </table:table-cell>
          <table:table-cell table:style-name="ce29"/>
          <table:table-cell table:style-name="ce23" table:formula="of:=ROUND(([L388]-((1.96*[M388])/SQRT([K388])));3)"/>
          <table:table-cell table:style-name="ce23" table:formula="of:=ROUND(([L388]+((1.96*[M388])/SQRT([K388])));3)"/>
          <table:table-cell table:style-name="ce23" table:formula="of:=ROUND(([P388]-((1.96*[Q388])/SQRT([O388])));3)"/>
          <table:table-cell table:style-name="ce23" table:formula="of:=ROUND(([P388]+((1.96*[Q388])/SQRT([O388])));3)"/>
          <table:table-cell table:number-columns-repeated="989"/>
        </table:table-row>
        <table:table-row table:style-name="ro7">
          <table:table-cell table:style-name="ce24" office:value-type="string">
            <text:p>Andrew</text:p>
          </table:table-cell>
          <table:table-cell table:style-name="ce25" office:value-type="string">
            <text:p>z_hashimoto-et-al</text:p>
          </table:table-cell>
          <table:table-cell table:style-name="ce25" office:value-type="float" office:value="2.0957649E7">
            <text:p>20957649</text:p>
          </table:table-cell>
          <table:table-cell table:style-name="ce26" office:value-type="string">
            <text:p>ZNF804A</text:p>
          </table:table-cell>
          <table:table-cell table:style-name="ce26" office:value-type="string">
            <text:p>rs1344706</text:p>
          </table:table-cell>
          <table:table-cell table:style-name="ce26" office:value-type="string">
            <text:p>WMS-R</text:p>
          </table:table-cell>
          <table:table-cell table:style-name="ce26" office:value-type="string">
            <text:p>Visual memory</text:p>
          </table:table-cell>
          <table:table-cell table:style-name="ce27" office:value-type="string">
            <text:p>memory</text:p>
          </table:table-cell>
          <table:table-cell table:style-name="ce28" office:value-type="string">
            <text:p>SD</text:p>
          </table:table-cell>
          <table:table-cell table:style-name="ce29" office:value-type="string">
            <text:p>T/T</text:p>
          </table:table-cell>
          <table:table-cell table:style-name="ce29" office:value-type="float" office:value="44.0">
            <text:p>44</text:p>
          </table:table-cell>
          <table:table-cell table:style-name="ce29" office:value-type="float" office:value="110.5">
            <text:p>110.5</text:p>
          </table:table-cell>
          <table:table-cell table:style-name="ce29" office:value-type="float" office:value="8.3">
            <text:p>8.3</text:p>
          </table:table-cell>
          <table:table-cell table:style-name="ce25" office:value-type="string">
            <text:p>T/G</text:p>
          </table:table-cell>
          <table:table-cell table:style-name="ce25" office:value-type="float" office:value="85.0">
            <text:p>85</text:p>
          </table:table-cell>
          <table:table-cell table:style-name="ce25" office:value-type="float" office:value="108.4">
            <text:p>108.4</text:p>
          </table:table-cell>
          <table:table-cell table:style-name="ce25" office:value-type="float" office:value="10.0">
            <text:p>10</text:p>
          </table:table-cell>
          <table:table-cell table:style-name="ce39" office:value-type="string">
            <text:p>G/G</text:p>
          </table:table-cell>
          <table:table-cell table:style-name="ce39" office:value-type="float" office:value="55.0">
            <text:p>55</text:p>
          </table:table-cell>
          <table:table-cell table:style-name="ce39" office:value-type="float" office:value="109.7">
            <text:p>109.7</text:p>
          </table:table-cell>
          <table:table-cell table:style-name="ce39" office:value-type="float" office:value="10.9">
            <text:p>10.9</text:p>
          </table:table-cell>
          <table:table-cell table:number-columns-repeated="4" table:style-name="ce29"/>
          <table:table-cell table:style-name="cf1" table:formula="of:=([L389]-[P389])/SQRT((((([M389]^2)*([K389]-1))+(([Q389]^2)*([O389]-1)))/([K389]+[O389])))"/>
          <table:table-cell table:style-name="cf1" table:formula="of:=([L389]-[T389])/SQRT((((([M389]^2)*([K389]-1))+(([U389]^2)*([S389]-1)))/([K389]+[S389])))"/>
          <table:table-cell table:style-name="cf1" table:formula="of:=([P389]-[T389])/SQRT((((([Q389]^2)*([O389]-1))+(([U389]^2)*([S389]-1)))/([O389]+[S389])))"/>
          <table:table-cell table:style-name="ce32"/>
          <table:table-cell table:style-name="ce33" office:value-type="string">
            <text:p>Sugishita M. 2001. Japanese Wechsler Memory Scale-Revised. Tokyo: Nihonbunkakagakusha.</text:p>
          </table:table-cell>
          <table:table-cell table:style-name="ce29"/>
          <table:table-cell table:style-name="ce23" table:formula="of:=ROUND(([L389]-((1.96*[M389])/SQRT([K389])));3)"/>
          <table:table-cell table:style-name="ce23" table:formula="of:=ROUND(([L389]+((1.96*[M389])/SQRT([K389])));3)"/>
          <table:table-cell table:style-name="ce23" table:formula="of:=ROUND(([P389]-((1.96*[Q389])/SQRT([O389])));3)"/>
          <table:table-cell table:style-name="ce23" table:formula="of:=ROUND(([P389]+((1.96*[Q389])/SQRT([O389])));3)"/>
          <table:table-cell table:style-name="ce23" table:formula="of:=ROUND(([T389]-((1.96*[U389])/SQRT([S389])));3)"/>
          <table:table-cell table:style-name="ce23" table:formula="of:=ROUND(([T389]+((1.96*[U389])/SQRT([S389])));3)"/>
          <table:table-cell table:number-columns-repeated="987"/>
        </table:table-row>
        <table:table-row table:style-name="ro7">
          <table:table-cell table:style-name="ce24" office:value-type="string">
            <text:p>Andrew</text:p>
          </table:table-cell>
          <table:table-cell table:style-name="ce25" office:value-type="string">
            <text:p>z_hashimoto-et-al</text:p>
          </table:table-cell>
          <table:table-cell table:style-name="ce25" office:value-type="float" office:value="2.0957649E7">
            <text:p>20957649</text:p>
          </table:table-cell>
          <table:table-cell table:style-name="ce26" office:value-type="string">
            <text:p>ZNF804A</text:p>
          </table:table-cell>
          <table:table-cell table:style-name="ce26" office:value-type="string">
            <text:p>rs1344706</text:p>
          </table:table-cell>
          <table:table-cell table:style-name="ce26" office:value-type="string">
            <text:p>WMS-R</text:p>
          </table:table-cell>
          <table:table-cell table:style-name="ce26" office:value-type="string">
            <text:p>Visual memory</text:p>
          </table:table-cell>
          <table:table-cell table:style-name="ce27" office:value-type="string">
            <text:p>memory</text:p>
          </table:table-cell>
          <table:table-cell table:style-name="ce28" office:value-type="string">
            <text:p>SD</text:p>
          </table:table-cell>
          <table:table-cell table:style-name="ce29" office:value-type="string">
            <text:p>T/T</text:p>
          </table:table-cell>
          <table:table-cell table:style-name="ce29" office:value-type="float" office:value="44.0">
            <text:p>44</text:p>
          </table:table-cell>
          <table:table-cell table:style-name="ce29" office:value-type="float" office:value="110.5">
            <text:p>110.5</text:p>
          </table:table-cell>
          <table:table-cell table:style-name="ce29" office:value-type="float" office:value="8.3">
            <text:p>8.3</text:p>
          </table:table-cell>
          <table:table-cell table:style-name="ce25" office:value-type="string">
            <text:p>G/G,G/T</text:p>
          </table:table-cell>
          <table:table-cell table:style-name="ce25" office:value-type="float" office:value="140.0">
            <text:p>140</text:p>
          </table:table-cell>
          <table:table-cell table:style-name="ce25" office:value-type="float" office:value="108.9">
            <text:p>108.9</text:p>
          </table:table-cell>
          <table:table-cell table:style-name="ce25" office:value-type="float" office:value="10.3">
            <text:p>10.3</text:p>
          </table:table-cell>
          <table:table-cell table:number-columns-repeated="4" table:style-name="ce39"/>
          <table:table-cell table:number-columns-repeated="4" table:style-name="ce29"/>
          <table:table-cell table:style-name="cf1" table:formula="of:=([L390]-[P390])/SQRT((((([M390]^2)*([K390]-1))+(([Q390]^2)*([O390]-1)))/([K390]+[O390])))"/>
          <table:table-cell table:style-name="cf1"/>
          <table:table-cell table:style-name="cf1"/>
          <table:table-cell table:style-name="ce32"/>
          <table:table-cell table:style-name="ce33" office:value-type="string">
            <text:p>Sugishita M. 2001. Japanese Wechsler Memory Scale-Revised. Tokyo: Nihonbunkakagakusha.</text:p>
          </table:table-cell>
          <table:table-cell table:style-name="ce29"/>
          <table:table-cell table:style-name="ce23" table:formula="of:=ROUND(([L390]-((1.96*[M390])/SQRT([K390])));3)"/>
          <table:table-cell table:style-name="ce23" table:formula="of:=ROUND(([L390]+((1.96*[M390])/SQRT([K390])));3)"/>
          <table:table-cell table:style-name="ce23" table:formula="of:=ROUND(([P390]-((1.96*[Q390])/SQRT([O390])));3)"/>
          <table:table-cell table:style-name="ce23" table:formula="of:=ROUND(([P390]+((1.96*[Q390])/SQRT([O390])));3)"/>
          <table:table-cell table:number-columns-repeated="989"/>
        </table:table-row>
        <table:table-row table:style-name="ro3">
          <table:table-cell table:style-name="ce24" office:value-type="string">
            <text:p>Nic</text:p>
          </table:table-cell>
          <table:table-cell table:style-name="ce25"/>
          <table:table-cell table:style-name="ce25" office:value-type="float" office:value="1.6893493E7">
            <text:p>16893493</text:p>
          </table:table-cell>
          <table:table-cell table:style-name="ce26" office:value-type="string">
            <text:p>5-HTT</text:p>
          </table:table-cell>
          <table:table-cell table:style-name="ce26" office:value-type="string">
            <text:p>5-HTTLPR</text:p>
          </table:table-cell>
          <table:table-cell table:style-name="ce26" office:value-type="string">
            <text:p>BIS-11</text:p>
          </table:table-cell>
          <table:table-cell table:style-name="ce26" office:value-type="string">
            <text:p>Attentional</text:p>
          </table:table-cell>
          <table:table-cell table:style-name="ce27" office:value-type="string">
            <text:p>personality</text:p>
          </table:table-cell>
          <table:table-cell table:style-name="ce28" office:value-type="string">
            <text:p>SD</text:p>
          </table:table-cell>
          <table:table-cell table:style-name="ce35" office:value-type="string">
            <text:p>short/short</text:p>
          </table:table-cell>
          <table:table-cell table:style-name="ce35" office:value-type="float" office:value="15.0">
            <text:p>15</text:p>
          </table:table-cell>
          <table:table-cell table:style-name="ce35" office:value-type="float" office:value="16.9">
            <text:p>16.9</text:p>
          </table:table-cell>
          <table:table-cell table:style-name="ce35" office:value-type="float" office:value="4.1">
            <text:p>4.1</text:p>
          </table:table-cell>
          <table:table-cell table:style-name="ce36" office:value-type="string">
            <text:p>long/long</text:p>
          </table:table-cell>
          <table:table-cell table:style-name="ce36" office:value-type="float" office:value="15.0">
            <text:p>15</text:p>
          </table:table-cell>
          <table:table-cell table:style-name="ce36" office:value-type="float" office:value="16.5">
            <text:p>16.5</text:p>
          </table:table-cell>
          <table:table-cell table:style-name="ce36" office:value-type="float" office:value="4.1">
            <text:p>4.1</text:p>
          </table:table-cell>
          <table:table-cell table:number-columns-repeated="3" table:style-name="ce37"/>
          <table:table-cell table:style-name="ce39"/>
          <table:table-cell table:style-name="ce29" office:value-type="string">
            <text:p>T-test</text:p>
          </table:table-cell>
          <table:table-cell table:style-name="ce29" office:value-type="string">
            <text:p>&lt;1</text:p>
          </table:table-cell>
          <table:table-cell table:number-columns-repeated="2" table:style-name="ce29"/>
          <table:table-cell table:style-name="cf1" table:formula="of:=([L391]-[P391])/SQRT((((([M391]^2)*([K391]-1))+(([Q391]^2)*([O391]-1)))/([K391]+[O391])))"/>
          <table:table-cell table:style-name="cf1"/>
          <table:table-cell table:style-name="cf1"/>
          <table:table-cell table:style-name="ce32"/>
          <table:table-cell table:style-name="ce33"/>
          <table:table-cell table:style-name="ce30" office:value-type="string">
            <text:p>T_28</text:p>
          </table:table-cell>
          <table:table-cell table:style-name="ce23" table:formula="of:=ROUND(([L391]-((1.96*[M391])/SQRT([K391])));3)"/>
          <table:table-cell table:style-name="ce23" table:formula="of:=ROUND(([L391]+((1.96*[M391])/SQRT([K391])));3)"/>
          <table:table-cell table:style-name="ce23" table:formula="of:=ROUND(([P391]-((1.96*[Q391])/SQRT([O391])));3)"/>
          <table:table-cell table:style-name="ce23" table:formula="of:=ROUND(([P391]+((1.96*[Q391])/SQRT([O391])));3)"/>
          <table:table-cell table:number-columns-repeated="989"/>
        </table:table-row>
        <table:table-row table:style-name="ro3">
          <table:table-cell table:style-name="ce24" office:value-type="string">
            <text:p>Nic</text:p>
          </table:table-cell>
          <table:table-cell table:style-name="ce25"/>
          <table:table-cell table:style-name="ce25" office:value-type="float" office:value="1.6893493E7">
            <text:p>16893493</text:p>
          </table:table-cell>
          <table:table-cell table:style-name="ce26" office:value-type="string">
            <text:p>5-HTT</text:p>
          </table:table-cell>
          <table:table-cell table:style-name="ce26" office:value-type="string">
            <text:p>5-HTTLPR</text:p>
          </table:table-cell>
          <table:table-cell table:style-name="ce26" office:value-type="string">
            <text:p>BIS-11</text:p>
          </table:table-cell>
          <table:table-cell table:style-name="ce26" office:value-type="string">
            <text:p>Motor</text:p>
          </table:table-cell>
          <table:table-cell table:style-name="ce27" office:value-type="string">
            <text:p>personality</text:p>
          </table:table-cell>
          <table:table-cell table:style-name="ce28" office:value-type="string">
            <text:p>SD</text:p>
          </table:table-cell>
          <table:table-cell table:style-name="ce35" office:value-type="string">
            <text:p>short/short</text:p>
          </table:table-cell>
          <table:table-cell table:style-name="ce35" office:value-type="float" office:value="15.0">
            <text:p>15</text:p>
          </table:table-cell>
          <table:table-cell table:style-name="ce35" office:value-type="float" office:value="23.5">
            <text:p>23.5</text:p>
          </table:table-cell>
          <table:table-cell table:style-name="ce35" office:value-type="float" office:value="3.2">
            <text:p>3.2</text:p>
          </table:table-cell>
          <table:table-cell table:style-name="ce36" office:value-type="string">
            <text:p>long/long</text:p>
          </table:table-cell>
          <table:table-cell table:style-name="ce36" office:value-type="float" office:value="15.0">
            <text:p>15</text:p>
          </table:table-cell>
          <table:table-cell table:style-name="ce36" office:value-type="float" office:value="23.7">
            <text:p>23.7</text:p>
          </table:table-cell>
          <table:table-cell table:style-name="ce36" office:value-type="float" office:value="4.3">
            <text:p>4.3</text:p>
          </table:table-cell>
          <table:table-cell table:number-columns-repeated="3" table:style-name="ce37"/>
          <table:table-cell table:style-name="ce39"/>
          <table:table-cell table:style-name="ce29" office:value-type="string">
            <text:p>T-test</text:p>
          </table:table-cell>
          <table:table-cell table:style-name="ce29" office:value-type="string">
            <text:p>&lt;1</text:p>
          </table:table-cell>
          <table:table-cell table:number-columns-repeated="2" table:style-name="ce29"/>
          <table:table-cell table:style-name="cf1" table:formula="of:=([L392]-[P392])/SQRT((((([M392]^2)*([K392]-1))+(([Q392]^2)*([O392]-1)))/([K392]+[O392])))"/>
          <table:table-cell table:style-name="cf1"/>
          <table:table-cell table:style-name="cf1"/>
          <table:table-cell table:style-name="ce32"/>
          <table:table-cell table:style-name="ce33"/>
          <table:table-cell table:style-name="ce30" office:value-type="string">
            <text:p>T_28</text:p>
          </table:table-cell>
          <table:table-cell table:style-name="ce23" table:formula="of:=ROUND(([L392]-((1.96*[M392])/SQRT([K392])));3)"/>
          <table:table-cell table:style-name="ce23" table:formula="of:=ROUND(([L392]+((1.96*[M392])/SQRT([K392])));3)"/>
          <table:table-cell table:style-name="ce23" table:formula="of:=ROUND(([P392]-((1.96*[Q392])/SQRT([O392])));3)"/>
          <table:table-cell table:style-name="ce23" table:formula="of:=ROUND(([P392]+((1.96*[Q392])/SQRT([O392])));3)"/>
          <table:table-cell table:number-columns-repeated="989"/>
        </table:table-row>
        <table:table-row table:style-name="ro3">
          <table:table-cell table:style-name="ce24" office:value-type="string">
            <text:p>Nic</text:p>
          </table:table-cell>
          <table:table-cell table:style-name="ce25"/>
          <table:table-cell table:style-name="ce25" office:value-type="float" office:value="1.6893493E7">
            <text:p>16893493</text:p>
          </table:table-cell>
          <table:table-cell table:style-name="ce26" office:value-type="string">
            <text:p>5-HTT</text:p>
          </table:table-cell>
          <table:table-cell table:style-name="ce26" office:value-type="string">
            <text:p>5-HTTLPR</text:p>
          </table:table-cell>
          <table:table-cell table:style-name="ce26" office:value-type="string">
            <text:p>BIS-11</text:p>
          </table:table-cell>
          <table:table-cell table:style-name="ce26" office:value-type="string">
            <text:p>Non-planning</text:p>
          </table:table-cell>
          <table:table-cell table:style-name="ce27" office:value-type="string">
            <text:p>personality</text:p>
          </table:table-cell>
          <table:table-cell table:style-name="ce28" office:value-type="string">
            <text:p>SD</text:p>
          </table:table-cell>
          <table:table-cell table:style-name="ce35" office:value-type="string">
            <text:p>short/short</text:p>
          </table:table-cell>
          <table:table-cell table:style-name="ce35" office:value-type="float" office:value="15.0">
            <text:p>15</text:p>
          </table:table-cell>
          <table:table-cell table:style-name="ce35" office:value-type="float" office:value="22.2">
            <text:p>22.2</text:p>
          </table:table-cell>
          <table:table-cell table:style-name="ce35" office:value-type="float" office:value="3.5">
            <text:p>3.5</text:p>
          </table:table-cell>
          <table:table-cell table:style-name="ce36" office:value-type="string">
            <text:p>long/long</text:p>
          </table:table-cell>
          <table:table-cell table:style-name="ce36" office:value-type="float" office:value="15.0">
            <text:p>15</text:p>
          </table:table-cell>
          <table:table-cell table:style-name="ce36" office:value-type="float" office:value="24.2">
            <text:p>24.2</text:p>
          </table:table-cell>
          <table:table-cell table:style-name="ce36" office:value-type="float" office:value="5.4">
            <text:p>5.4</text:p>
          </table:table-cell>
          <table:table-cell table:number-columns-repeated="3" table:style-name="ce37"/>
          <table:table-cell table:style-name="ce39"/>
          <table:table-cell table:style-name="ce29" office:value-type="string">
            <text:p>T-test</text:p>
          </table:table-cell>
          <table:table-cell table:style-name="ce29" office:value-type="float" office:value="1.2">
            <text:p>1.2</text:p>
          </table:table-cell>
          <table:table-cell table:style-name="ce29"/>
          <table:table-cell table:style-name="ce29" office:value-type="string">
            <text:p>no</text:p>
          </table:table-cell>
          <table:table-cell table:style-name="cf1" table:formula="of:=([L393]-[P393])/SQRT((((([M393]^2)*([K393]-1))+(([Q393]^2)*([O393]-1)))/([K393]+[O393])))"/>
          <table:table-cell table:style-name="cf1"/>
          <table:table-cell table:style-name="cf1"/>
          <table:table-cell table:style-name="ce32"/>
          <table:table-cell table:style-name="ce33"/>
          <table:table-cell table:style-name="ce30" office:value-type="string">
            <text:p>T_28</text:p>
          </table:table-cell>
          <table:table-cell table:style-name="ce23" table:formula="of:=ROUND(([L393]-((1.96*[M393])/SQRT([K393])));3)"/>
          <table:table-cell table:style-name="ce23" table:formula="of:=ROUND(([L393]+((1.96*[M393])/SQRT([K393])));3)"/>
          <table:table-cell table:style-name="ce23" table:formula="of:=ROUND(([P393]-((1.96*[Q393])/SQRT([O393])));3)"/>
          <table:table-cell table:style-name="ce23" table:formula="of:=ROUND(([P393]+((1.96*[Q393])/SQRT([O393])));3)"/>
          <table:table-cell table:number-columns-repeated="989"/>
        </table:table-row>
        <table:table-row table:style-name="ro3">
          <table:table-cell table:style-name="ce24" office:value-type="string">
            <text:p>Nic</text:p>
          </table:table-cell>
          <table:table-cell table:style-name="ce25"/>
          <table:table-cell table:style-name="ce25" office:value-type="float" office:value="1.6893493E7">
            <text:p>16893493</text:p>
          </table:table-cell>
          <table:table-cell table:style-name="ce26" office:value-type="string">
            <text:p>5-HTT</text:p>
          </table:table-cell>
          <table:table-cell table:style-name="ce26" office:value-type="string">
            <text:p>5-HTTLPR</text:p>
          </table:table-cell>
          <table:table-cell table:style-name="ce26" office:value-type="string">
            <text:p>BIS-11</text:p>
          </table:table-cell>
          <table:table-cell table:style-name="ce26" office:value-type="string">
            <text:p>Total</text:p>
          </table:table-cell>
          <table:table-cell table:style-name="ce27" office:value-type="string">
            <text:p>personality</text:p>
          </table:table-cell>
          <table:table-cell table:style-name="ce28" office:value-type="string">
            <text:p>SD</text:p>
          </table:table-cell>
          <table:table-cell table:style-name="ce35" office:value-type="string">
            <text:p>short/short</text:p>
          </table:table-cell>
          <table:table-cell table:style-name="ce35" office:value-type="float" office:value="15.0">
            <text:p>15</text:p>
          </table:table-cell>
          <table:table-cell table:style-name="ce35" office:value-type="float" office:value="62.6">
            <text:p>62.6</text:p>
          </table:table-cell>
          <table:table-cell table:style-name="ce35" office:value-type="float" office:value="7.7">
            <text:p>7.7</text:p>
          </table:table-cell>
          <table:table-cell table:style-name="ce36" office:value-type="string">
            <text:p>long/long</text:p>
          </table:table-cell>
          <table:table-cell table:style-name="ce36" office:value-type="float" office:value="15.0">
            <text:p>15</text:p>
          </table:table-cell>
          <table:table-cell table:style-name="ce36" office:value-type="float" office:value="64.4">
            <text:p>64.4</text:p>
          </table:table-cell>
          <table:table-cell table:style-name="ce36" office:value-type="float" office:value="11.8">
            <text:p>11.8</text:p>
          </table:table-cell>
          <table:table-cell table:number-columns-repeated="3" table:style-name="ce37"/>
          <table:table-cell table:style-name="ce39"/>
          <table:table-cell table:style-name="ce29" office:value-type="string">
            <text:p>T-test</text:p>
          </table:table-cell>
          <table:table-cell table:style-name="ce29" office:value-type="string">
            <text:p>&lt;1</text:p>
          </table:table-cell>
          <table:table-cell table:number-columns-repeated="2" table:style-name="ce29"/>
          <table:table-cell table:style-name="cf1" table:formula="of:=([L394]-[P394])/SQRT((((([M394]^2)*([K394]-1))+(([Q394]^2)*([O394]-1)))/([K394]+[O394])))"/>
          <table:table-cell table:style-name="cf1"/>
          <table:table-cell table:style-name="cf1"/>
          <table:table-cell table:style-name="ce32"/>
          <table:table-cell table:style-name="ce33"/>
          <table:table-cell table:style-name="ce30" office:value-type="string">
            <text:p>T_28</text:p>
          </table:table-cell>
          <table:table-cell table:style-name="ce23" table:formula="of:=ROUND(([L394]-((1.96*[M394])/SQRT([K394])));3)"/>
          <table:table-cell table:style-name="ce23" table:formula="of:=ROUND(([L394]+((1.96*[M394])/SQRT([K394])));3)"/>
          <table:table-cell table:style-name="ce23" table:formula="of:=ROUND(([P394]-((1.96*[Q394])/SQRT([O394])));3)"/>
          <table:table-cell table:style-name="ce23" table:formula="of:=ROUND(([P394]+((1.96*[Q394])/SQRT([O394])));3)"/>
          <table:table-cell table:number-columns-repeated="989"/>
        </table:table-row>
        <table:table-row table:style-name="ro3">
          <table:table-cell table:style-name="ce24" office:value-type="string">
            <text:p>Nic</text:p>
          </table:table-cell>
          <table:table-cell table:style-name="ce25"/>
          <table:table-cell table:style-name="ce25" office:value-type="float" office:value="1.6893493E7">
            <text:p>16893493</text:p>
          </table:table-cell>
          <table:table-cell table:style-name="ce26" office:value-type="string">
            <text:p>5-HTT</text:p>
          </table:table-cell>
          <table:table-cell table:style-name="ce26" office:value-type="string">
            <text:p>5-HTTLPR</text:p>
          </table:table-cell>
          <table:table-cell table:style-name="ce26" office:value-type="string">
            <text:p>IVE</text:p>
          </table:table-cell>
          <table:table-cell table:style-name="ce26" office:value-type="string">
            <text:p>Empathy</text:p>
          </table:table-cell>
          <table:table-cell table:style-name="ce27" office:value-type="string">
            <text:p>personality</text:p>
          </table:table-cell>
          <table:table-cell table:style-name="ce28" office:value-type="string">
            <text:p>SD</text:p>
          </table:table-cell>
          <table:table-cell table:style-name="ce35" office:value-type="string">
            <text:p>short/short</text:p>
          </table:table-cell>
          <table:table-cell table:style-name="ce35" office:value-type="float" office:value="15.0">
            <text:p>15</text:p>
          </table:table-cell>
          <table:table-cell table:style-name="ce35" office:value-type="float" office:value="12.8">
            <text:p>12.8</text:p>
          </table:table-cell>
          <table:table-cell table:style-name="ce35" office:value-type="float" office:value="3.2">
            <text:p>3.2</text:p>
          </table:table-cell>
          <table:table-cell table:style-name="ce36" office:value-type="string">
            <text:p>long/long</text:p>
          </table:table-cell>
          <table:table-cell table:style-name="ce36" office:value-type="float" office:value="15.0">
            <text:p>15</text:p>
          </table:table-cell>
          <table:table-cell table:style-name="ce36" office:value-type="float" office:value="11.7">
            <text:p>11.7</text:p>
          </table:table-cell>
          <table:table-cell table:style-name="ce36" office:value-type="float" office:value="3.2">
            <text:p>3.2</text:p>
          </table:table-cell>
          <table:table-cell table:number-columns-repeated="3" table:style-name="ce37"/>
          <table:table-cell table:style-name="ce39"/>
          <table:table-cell table:style-name="ce29" office:value-type="string">
            <text:p>T-test</text:p>
          </table:table-cell>
          <table:table-cell table:style-name="ce29" office:value-type="string">
            <text:p>&lt;1</text:p>
          </table:table-cell>
          <table:table-cell table:number-columns-repeated="2" table:style-name="ce29"/>
          <table:table-cell table:style-name="cf1" table:formula="of:=([L395]-[P395])/SQRT((((([M395]^2)*([K395]-1))+(([Q395]^2)*([O395]-1)))/([K395]+[O395])))"/>
          <table:table-cell table:style-name="cf1"/>
          <table:table-cell table:style-name="cf1"/>
          <table:table-cell table:style-name="ce32"/>
          <table:table-cell table:style-name="ce33"/>
          <table:table-cell table:style-name="ce30" office:value-type="string">
            <text:p>T_28</text:p>
          </table:table-cell>
          <table:table-cell table:style-name="ce23" table:formula="of:=ROUND(([L395]-((1.96*[M395])/SQRT([K395])));3)"/>
          <table:table-cell table:style-name="ce23" table:formula="of:=ROUND(([L395]+((1.96*[M395])/SQRT([K395])));3)"/>
          <table:table-cell table:style-name="ce23" table:formula="of:=ROUND(([P395]-((1.96*[Q395])/SQRT([O395])));3)"/>
          <table:table-cell table:style-name="ce23" table:formula="of:=ROUND(([P395]+((1.96*[Q395])/SQRT([O395])));3)"/>
          <table:table-cell table:number-columns-repeated="989"/>
        </table:table-row>
        <table:table-row table:style-name="ro3">
          <table:table-cell table:style-name="ce24" office:value-type="string">
            <text:p>Nic</text:p>
          </table:table-cell>
          <table:table-cell table:style-name="ce25"/>
          <table:table-cell table:style-name="ce25" office:value-type="float" office:value="1.6893493E7">
            <text:p>16893493</text:p>
          </table:table-cell>
          <table:table-cell table:style-name="ce26" office:value-type="string">
            <text:p>5-HTT</text:p>
          </table:table-cell>
          <table:table-cell table:style-name="ce26" office:value-type="string">
            <text:p>5-HTTLPR</text:p>
          </table:table-cell>
          <table:table-cell table:style-name="ce26" office:value-type="string">
            <text:p>IVE</text:p>
          </table:table-cell>
          <table:table-cell table:style-name="ce26" office:value-type="string">
            <text:p>Impulsiveness</text:p>
          </table:table-cell>
          <table:table-cell table:style-name="ce27" office:value-type="string">
            <text:p>personality</text:p>
          </table:table-cell>
          <table:table-cell table:style-name="ce28" office:value-type="string">
            <text:p>SD</text:p>
          </table:table-cell>
          <table:table-cell table:style-name="ce35" office:value-type="string">
            <text:p>short/short</text:p>
          </table:table-cell>
          <table:table-cell table:style-name="ce35" office:value-type="float" office:value="15.0">
            <text:p>15</text:p>
          </table:table-cell>
          <table:table-cell table:style-name="ce35" office:value-type="float" office:value="7.0">
            <text:p>7</text:p>
          </table:table-cell>
          <table:table-cell table:style-name="ce35" office:value-type="float" office:value="3.9">
            <text:p>3.9</text:p>
          </table:table-cell>
          <table:table-cell table:style-name="ce36" office:value-type="string">
            <text:p>long/long</text:p>
          </table:table-cell>
          <table:table-cell table:style-name="ce36" office:value-type="float" office:value="15.0">
            <text:p>15</text:p>
          </table:table-cell>
          <table:table-cell table:style-name="ce36" office:value-type="float" office:value="8.5">
            <text:p>8.5</text:p>
          </table:table-cell>
          <table:table-cell table:style-name="ce36" office:value-type="float" office:value="4.7">
            <text:p>4.7</text:p>
          </table:table-cell>
          <table:table-cell table:number-columns-repeated="3" table:style-name="ce37"/>
          <table:table-cell table:style-name="ce39"/>
          <table:table-cell table:style-name="ce29" office:value-type="string">
            <text:p>T-test</text:p>
          </table:table-cell>
          <table:table-cell table:style-name="ce29" office:value-type="string">
            <text:p>&lt;1</text:p>
          </table:table-cell>
          <table:table-cell table:number-columns-repeated="2" table:style-name="ce29"/>
          <table:table-cell table:style-name="cf1" table:formula="of:=([L396]-[P396])/SQRT((((([M396]^2)*([K396]-1))+(([Q396]^2)*([O396]-1)))/([K396]+[O396])))"/>
          <table:table-cell table:style-name="cf1"/>
          <table:table-cell table:style-name="cf1"/>
          <table:table-cell table:style-name="ce32"/>
          <table:table-cell table:style-name="ce33"/>
          <table:table-cell table:style-name="ce30" office:value-type="string">
            <text:p>T_28</text:p>
          </table:table-cell>
          <table:table-cell table:style-name="ce23" table:formula="of:=ROUND(([L396]-((1.96*[M396])/SQRT([K396])));3)"/>
          <table:table-cell table:style-name="ce23" table:formula="of:=ROUND(([L396]+((1.96*[M396])/SQRT([K396])));3)"/>
          <table:table-cell table:style-name="ce23" table:formula="of:=ROUND(([P396]-((1.96*[Q396])/SQRT([O396])));3)"/>
          <table:table-cell table:style-name="ce23" table:formula="of:=ROUND(([P396]+((1.96*[Q396])/SQRT([O396])));3)"/>
          <table:table-cell table:number-columns-repeated="989"/>
        </table:table-row>
        <table:table-row table:style-name="ro3">
          <table:table-cell table:style-name="ce24" office:value-type="string">
            <text:p>Nic</text:p>
          </table:table-cell>
          <table:table-cell table:style-name="ce25"/>
          <table:table-cell table:style-name="ce25" office:value-type="float" office:value="1.6893493E7">
            <text:p>16893493</text:p>
          </table:table-cell>
          <table:table-cell table:style-name="ce26" office:value-type="string">
            <text:p>5-HTT</text:p>
          </table:table-cell>
          <table:table-cell table:style-name="ce26" office:value-type="string">
            <text:p>5-HTTLPR</text:p>
          </table:table-cell>
          <table:table-cell table:style-name="ce26" office:value-type="string">
            <text:p>IVE</text:p>
          </table:table-cell>
          <table:table-cell table:style-name="ce26" office:value-type="string">
            <text:p>Venturesomeness</text:p>
          </table:table-cell>
          <table:table-cell table:style-name="ce27" office:value-type="string">
            <text:p>personality</text:p>
          </table:table-cell>
          <table:table-cell table:style-name="ce28" office:value-type="string">
            <text:p>SD</text:p>
          </table:table-cell>
          <table:table-cell table:style-name="ce35" office:value-type="string">
            <text:p>short/short</text:p>
          </table:table-cell>
          <table:table-cell table:style-name="ce35" office:value-type="float" office:value="15.0">
            <text:p>15</text:p>
          </table:table-cell>
          <table:table-cell table:style-name="ce35" office:value-type="float" office:value="8.5">
            <text:p>8.5</text:p>
          </table:table-cell>
          <table:table-cell table:style-name="ce35" office:value-type="float" office:value="4.0">
            <text:p>4</text:p>
          </table:table-cell>
          <table:table-cell table:style-name="ce36" office:value-type="string">
            <text:p>long/long</text:p>
          </table:table-cell>
          <table:table-cell table:style-name="ce36" office:value-type="float" office:value="15.0">
            <text:p>15</text:p>
          </table:table-cell>
          <table:table-cell table:style-name="ce36" office:value-type="float" office:value="10.0">
            <text:p>10</text:p>
          </table:table-cell>
          <table:table-cell table:style-name="ce36" office:value-type="float" office:value="4.3">
            <text:p>4.3</text:p>
          </table:table-cell>
          <table:table-cell table:number-columns-repeated="3" table:style-name="ce37"/>
          <table:table-cell table:style-name="ce39"/>
          <table:table-cell table:style-name="ce29" office:value-type="string">
            <text:p>T-test</text:p>
          </table:table-cell>
          <table:table-cell table:style-name="ce29" office:value-type="float" office:value="1.0">
            <text:p>1</text:p>
          </table:table-cell>
          <table:table-cell table:style-name="ce29"/>
          <table:table-cell table:style-name="ce29" office:value-type="string">
            <text:p>no</text:p>
          </table:table-cell>
          <table:table-cell table:style-name="cf1" table:formula="of:=([L397]-[P397])/SQRT((((([M397]^2)*([K397]-1))+(([Q397]^2)*([O397]-1)))/([K397]+[O397])))"/>
          <table:table-cell table:style-name="cf1"/>
          <table:table-cell table:style-name="cf1"/>
          <table:table-cell table:style-name="ce32"/>
          <table:table-cell table:style-name="ce33"/>
          <table:table-cell table:style-name="ce30" office:value-type="string">
            <text:p>T_28</text:p>
          </table:table-cell>
          <table:table-cell table:style-name="ce23" table:formula="of:=ROUND(([L397]-((1.96*[M397])/SQRT([K397])));3)"/>
          <table:table-cell table:style-name="ce23" table:formula="of:=ROUND(([L397]+((1.96*[M397])/SQRT([K397])));3)"/>
          <table:table-cell table:style-name="ce23" table:formula="of:=ROUND(([P397]-((1.96*[Q397])/SQRT([O397])));3)"/>
          <table:table-cell table:style-name="ce23" table:formula="of:=ROUND(([P397]+((1.96*[Q397])/SQRT([O397])));3)"/>
          <table:table-cell table:number-columns-repeated="989"/>
        </table:table-row>
        <table:table-row table:style-name="ro1">
          <table:table-cell table:style-name="ce24" office:value-type="string">
            <text:p>Nic</text:p>
          </table:table-cell>
          <table:table-cell table:style-name="ce25" office:value-type="string">
            <text:p>sdarticle (3)u.pdf</text:p>
          </table:table-cell>
          <table:table-cell table:style-name="ce25" office:value-type="float" office:value="1.5979789E7">
            <text:p>15979789</text:p>
          </table:table-cell>
          <table:table-cell table:style-name="ce26" office:value-type="string">
            <text:p>COMT</text:p>
          </table:table-cell>
          <table:table-cell table:style-name="ce26" office:value-type="string">
            <text:p>rs4680</text:p>
          </table:table-cell>
          <table:table-cell table:style-name="ce26" office:value-type="string">
            <text:p>HAD</text:p>
          </table:table-cell>
          <table:table-cell table:style-name="ce26" office:value-type="string">
            <text:p>HAD anxiety score</text:p>
          </table:table-cell>
          <table:table-cell table:style-name="ce27" office:value-type="string">
            <text:p>personality</text:p>
          </table:table-cell>
          <table:table-cell table:style-name="ce28" office:value-type="string">
            <text:p>SD</text:p>
          </table:table-cell>
          <table:table-cell table:style-name="ce35" office:value-type="string">
            <text:p>A/A</text:p>
          </table:table-cell>
          <table:table-cell table:style-name="ce35" office:value-type="float" office:value="97.0">
            <text:p>97</text:p>
          </table:table-cell>
          <table:table-cell table:style-name="ce35" office:value-type="float" office:value="4.8">
            <text:p>4.8</text:p>
          </table:table-cell>
          <table:table-cell table:style-name="ce35" office:value-type="float" office:value="3.52">
            <text:p>3.52</text:p>
          </table:table-cell>
          <table:table-cell table:style-name="ce36" office:value-type="string">
            <text:p>A/A</text:p>
          </table:table-cell>
          <table:table-cell table:style-name="ce36" office:value-type="float" office:value="239.0">
            <text:p>239</text:p>
          </table:table-cell>
          <table:table-cell table:style-name="ce36" office:value-type="float" office:value="5.2">
            <text:p>5.2</text:p>
          </table:table-cell>
          <table:table-cell table:style-name="ce36" office:value-type="float" office:value="3.16">
            <text:p>3.16</text:p>
          </table:table-cell>
          <table:table-cell table:style-name="ce38" office:value-type="string">
            <text:p>A/A</text:p>
          </table:table-cell>
          <table:table-cell table:style-name="ce30" office:value-type="float" office:value="124.0">
            <text:p>124</text:p>
          </table:table-cell>
          <table:table-cell table:style-name="ce30" office:value-type="float" office:value="5.2">
            <text:p>5.2</text:p>
          </table:table-cell>
          <table:table-cell table:style-name="ce30" office:value-type="float" office:value="3.41">
            <text:p>3.41</text:p>
          </table:table-cell>
          <table:table-cell table:style-name="ce29" office:value-type="string">
            <text:p>F-test</text:p>
          </table:table-cell>
          <table:table-cell table:number-columns-repeated="2" table:style-name="ce29" office:value-type="float" office:value="0.57">
            <text:p>0.57</text:p>
          </table:table-cell>
          <table:table-cell table:style-name="ce29" office:value-type="string">
            <text:p>no</text:p>
          </table:table-cell>
          <table:table-cell table:style-name="cf1" table:formula="of:=([L398]-[P398])/SQRT((((([M398]^2)*([K398]-1))+(([Q398]^2)*([O398]-1)))/([K398]+[O398])))"/>
          <table:table-cell table:style-name="cf1" table:formula="of:=([L398]-[T398])/SQRT((((([M398]^2)*([K398]-1))+(([U398]^2)*([S398]-1)))/([K398]+[S398])))"/>
          <table:table-cell table:style-name="cf1" table:formula="of:=([P398]-[T398])/SQRT((((([Q398]^2)*([O398]-1))+(([U398]^2)*([S398]-1)))/([O398]+[S398])))"/>
          <table:table-cell table:style-name="ce32"/>
          <table:table-cell table:style-name="ce33"/>
          <table:table-cell table:style-name="ce29" office:value-type="string">
            <text:p>F-test</text:p>
          </table:table-cell>
          <table:table-cell table:style-name="ce23" office:value-type="float" office:value="4.1">
            <text:p>4.1</text:p>
          </table:table-cell>
          <table:table-cell table:style-name="ce23" office:value-type="float" office:value="5.5">
            <text:p>5.5</text:p>
          </table:table-cell>
          <table:table-cell table:style-name="ce23" office:value-type="float" office:value="4.8">
            <text:p>4.8</text:p>
          </table:table-cell>
          <table:table-cell table:style-name="ce23" office:value-type="float" office:value="5.6">
            <text:p>5.6</text:p>
          </table:table-cell>
          <table:table-cell table:style-name="ce23" office:value-type="float" office:value="4.6">
            <text:p>4.6</text:p>
          </table:table-cell>
          <table:table-cell table:style-name="ce23" office:value-type="float" office:value="5.8">
            <text:p>5.8</text:p>
          </table:table-cell>
          <table:table-cell table:number-columns-repeated="987"/>
        </table:table-row>
        <table:table-row table:style-name="ro16">
          <table:table-cell table:style-name="ce24" office:value-type="string">
            <text:p>Nic</text:p>
          </table:table-cell>
          <table:table-cell table:style-name="ce25" office:value-type="string">
            <text:p>sdarticle (3)u.pdf</text:p>
          </table:table-cell>
          <table:table-cell table:style-name="ce25" office:value-type="float" office:value="1.5979789E7">
            <text:p>15979789</text:p>
          </table:table-cell>
          <table:table-cell table:style-name="ce26" office:value-type="string">
            <text:p>COMT</text:p>
          </table:table-cell>
          <table:table-cell table:style-name="ce26" office:value-type="string">
            <text:p>rs4680</text:p>
          </table:table-cell>
          <table:table-cell table:style-name="ce26" office:value-type="string">
            <text:p>HAD</text:p>
          </table:table-cell>
          <table:table-cell table:style-name="ce26" office:value-type="string">
            <text:p>HAD depression score</text:p>
          </table:table-cell>
          <table:table-cell table:style-name="ce27" office:value-type="string">
            <text:p>personality</text:p>
          </table:table-cell>
          <table:table-cell table:style-name="ce28" office:value-type="string">
            <text:p>SD</text:p>
          </table:table-cell>
          <table:table-cell table:style-name="ce35" office:value-type="string">
            <text:p>A/A</text:p>
          </table:table-cell>
          <table:table-cell table:style-name="ce35" office:value-type="float" office:value="97.0">
            <text:p>97</text:p>
          </table:table-cell>
          <table:table-cell table:style-name="ce35" office:value-type="float" office:value="3.4">
            <text:p>3.4</text:p>
          </table:table-cell>
          <table:table-cell table:style-name="ce35" office:value-type="float" office:value="2.51">
            <text:p>2.51</text:p>
          </table:table-cell>
          <table:table-cell table:style-name="ce36" office:value-type="string">
            <text:p>A/A</text:p>
          </table:table-cell>
          <table:table-cell table:style-name="ce36" office:value-type="float" office:value="239.0">
            <text:p>239</text:p>
          </table:table-cell>
          <table:table-cell table:style-name="ce36" office:value-type="float" office:value="3.4">
            <text:p>3.4</text:p>
          </table:table-cell>
          <table:table-cell table:style-name="ce36" office:value-type="float" office:value="2.37">
            <text:p>2.37</text:p>
          </table:table-cell>
          <table:table-cell table:style-name="ce38" office:value-type="string">
            <text:p>A/A</text:p>
          </table:table-cell>
          <table:table-cell table:style-name="ce30" office:value-type="float" office:value="124.0">
            <text:p>124</text:p>
          </table:table-cell>
          <table:table-cell table:style-name="ce30" office:value-type="float" office:value="3.8">
            <text:p>3.8</text:p>
          </table:table-cell>
          <table:table-cell table:style-name="ce30" office:value-type="float" office:value="2.27">
            <text:p>2.27</text:p>
          </table:table-cell>
          <table:table-cell table:style-name="ce29" office:value-type="string">
            <text:p>F-test</text:p>
          </table:table-cell>
          <table:table-cell table:style-name="ce29" office:value-type="float" office:value="1.0">
            <text:p>1</text:p>
          </table:table-cell>
          <table:table-cell table:style-name="ce29" office:value-type="float" office:value="0.38">
            <text:p>0.38</text:p>
          </table:table-cell>
          <table:table-cell table:style-name="ce29" office:value-type="string">
            <text:p>no</text:p>
          </table:table-cell>
          <table:table-cell table:style-name="cf1" table:formula="of:=([L399]-[P399])/SQRT((((([M399]^2)*([K399]-1))+(([Q399]^2)*([O399]-1)))/([K399]+[O399])))"/>
          <table:table-cell table:style-name="cf1" table:formula="of:=([L399]-[T399])/SQRT((((([M399]^2)*([K399]-1))+(([U399]^2)*([S399]-1)))/([K399]+[S399])))"/>
          <table:table-cell table:style-name="cf1" table:formula="of:=([P399]-[T399])/SQRT((((([Q399]^2)*([O399]-1))+(([U399]^2)*([S399]-1)))/([O399]+[S399])))"/>
          <table:table-cell table:style-name="ce32" office:value-type="string">
            <text:p>participants age 79; converted 95% CI to standard deviation</text:p>
          </table:table-cell>
          <table:table-cell table:style-name="ce33"/>
          <table:table-cell table:style-name="ce29" office:value-type="string">
            <text:p>F-test</text:p>
          </table:table-cell>
          <table:table-cell table:style-name="ce23" office:value-type="float" office:value="2.9">
            <text:p>2.9</text:p>
          </table:table-cell>
          <table:table-cell table:style-name="ce23" office:value-type="float" office:value="3.9">
            <text:p>3.9</text:p>
          </table:table-cell>
          <table:table-cell table:style-name="ce23" office:value-type="float" office:value="3.1">
            <text:p>3.1</text:p>
          </table:table-cell>
          <table:table-cell table:style-name="ce23" office:value-type="float" office:value="3.7">
            <text:p>3.7</text:p>
          </table:table-cell>
          <table:table-cell table:style-name="ce23" office:value-type="float" office:value="3.3">
            <text:p>3.3</text:p>
          </table:table-cell>
          <table:table-cell table:style-name="ce23" office:value-type="float" office:value="4.2">
            <text:p>4.2</text:p>
          </table:table-cell>
          <table:table-cell table:number-columns-repeated="987"/>
        </table:table-row>
        <table:table-row table:style-name="ro3">
          <table:table-cell table:style-name="ce24" office:value-type="string">
            <text:p>Nic</text:p>
          </table:table-cell>
          <table:table-cell table:style-name="ce25" office:value-type="string">
            <text:p>sdarticle (3)u.pdf</text:p>
          </table:table-cell>
          <table:table-cell table:style-name="ce25" office:value-type="float" office:value="1.5979789E7">
            <text:p>15979789</text:p>
          </table:table-cell>
          <table:table-cell table:style-name="ce26" office:value-type="string">
            <text:p>COMT</text:p>
          </table:table-cell>
          <table:table-cell table:style-name="ce26" office:value-type="string">
            <text:p>rs4680</text:p>
          </table:table-cell>
          <table:table-cell table:style-name="ce26" office:value-type="string">
            <text:p>IPIP 50</text:p>
          </table:table-cell>
          <table:table-cell table:style-name="ce26" office:value-type="string">
            <text:p>Agreeableness</text:p>
          </table:table-cell>
          <table:table-cell table:style-name="ce27" office:value-type="string">
            <text:p>personality</text:p>
          </table:table-cell>
          <table:table-cell table:style-name="ce28" office:value-type="string">
            <text:p>SD</text:p>
          </table:table-cell>
          <table:table-cell table:style-name="ce35" office:value-type="string">
            <text:p>A/A</text:p>
          </table:table-cell>
          <table:table-cell table:style-name="ce35" office:value-type="float" office:value="97.0">
            <text:p>97</text:p>
          </table:table-cell>
          <table:table-cell table:style-name="ce35" office:value-type="float" office:value="41.2">
            <text:p>41.2</text:p>
          </table:table-cell>
          <table:table-cell table:style-name="ce35" office:value-type="float" office:value="5.02">
            <text:p>5.02</text:p>
          </table:table-cell>
          <table:table-cell table:style-name="ce36" office:value-type="string">
            <text:p>A/A</text:p>
          </table:table-cell>
          <table:table-cell table:style-name="ce36" office:value-type="float" office:value="239.0">
            <text:p>239</text:p>
          </table:table-cell>
          <table:table-cell table:style-name="ce36" office:value-type="float" office:value="42.3">
            <text:p>42.3</text:p>
          </table:table-cell>
          <table:table-cell table:style-name="ce36" office:value-type="float" office:value="4.73">
            <text:p>4.73</text:p>
          </table:table-cell>
          <table:table-cell table:style-name="ce38" office:value-type="string">
            <text:p>A/A</text:p>
          </table:table-cell>
          <table:table-cell table:style-name="ce30" office:value-type="float" office:value="124.0">
            <text:p>124</text:p>
          </table:table-cell>
          <table:table-cell table:style-name="ce30" office:value-type="float" office:value="41.2">
            <text:p>41.2</text:p>
          </table:table-cell>
          <table:table-cell table:style-name="ce30" office:value-type="float" office:value="5.68">
            <text:p>5.68</text:p>
          </table:table-cell>
          <table:table-cell table:style-name="ce29" office:value-type="string">
            <text:p>F-test</text:p>
          </table:table-cell>
          <table:table-cell table:style-name="ce29" office:value-type="float" office:value="2.4">
            <text:p>2.4</text:p>
          </table:table-cell>
          <table:table-cell table:style-name="ce29" office:value-type="float" office:value="0.094">
            <text:p>0.094</text:p>
          </table:table-cell>
          <table:table-cell table:style-name="ce29" office:value-type="string">
            <text:p>no</text:p>
          </table:table-cell>
          <table:table-cell table:style-name="cf1" table:formula="of:=([L400]-[P400])/SQRT((((([M400]^2)*([K400]-1))+(([Q400]^2)*([O400]-1)))/([K400]+[O400])))"/>
          <table:table-cell table:style-name="cf1" table:formula="of:=([L400]-[T400])/SQRT((((([M400]^2)*([K400]-1))+(([U400]^2)*([S400]-1)))/([K400]+[S400])))"/>
          <table:table-cell table:style-name="cf1" table:formula="of:=([P400]-[T400])/SQRT((((([Q400]^2)*([O400]-1))+(([U400]^2)*([S400]-1)))/([O400]+[S400])))"/>
          <table:table-cell table:style-name="ce32"/>
          <table:table-cell table:style-name="ce33"/>
          <table:table-cell table:style-name="ce29" office:value-type="string">
            <text:p>F-test</text:p>
          </table:table-cell>
          <table:table-cell table:style-name="ce23" office:value-type="float" office:value="40.2">
            <text:p>40.2</text:p>
          </table:table-cell>
          <table:table-cell table:style-name="ce23" office:value-type="float" office:value="42.2">
            <text:p>42.2</text:p>
          </table:table-cell>
          <table:table-cell table:style-name="ce23" office:value-type="float" office:value="41.6">
            <text:p>41.6</text:p>
          </table:table-cell>
          <table:table-cell table:style-name="ce23" office:value-type="float" office:value="42.9">
            <text:p>42.9</text:p>
          </table:table-cell>
          <table:table-cell table:style-name="ce23" office:value-type="float" office:value="40.2">
            <text:p>40.2</text:p>
          </table:table-cell>
          <table:table-cell table:style-name="ce23" office:value-type="float" office:value="42.2">
            <text:p>42.2</text:p>
          </table:table-cell>
          <table:table-cell table:number-columns-repeated="987"/>
        </table:table-row>
        <table:table-row table:style-name="ro3">
          <table:table-cell table:style-name="ce24" office:value-type="string">
            <text:p>Nic</text:p>
          </table:table-cell>
          <table:table-cell table:style-name="ce25" office:value-type="string">
            <text:p>sdarticle (3)u.pdf</text:p>
          </table:table-cell>
          <table:table-cell table:style-name="ce25" office:value-type="float" office:value="1.5979789E7">
            <text:p>15979789</text:p>
          </table:table-cell>
          <table:table-cell table:style-name="ce26" office:value-type="string">
            <text:p>COMT</text:p>
          </table:table-cell>
          <table:table-cell table:style-name="ce26" office:value-type="string">
            <text:p>rs4680</text:p>
          </table:table-cell>
          <table:table-cell table:style-name="ce26" office:value-type="string">
            <text:p>IPIP 50</text:p>
          </table:table-cell>
          <table:table-cell table:style-name="ce26" office:value-type="string">
            <text:p>Conscientiousness</text:p>
          </table:table-cell>
          <table:table-cell table:style-name="ce27" office:value-type="string">
            <text:p>personality</text:p>
          </table:table-cell>
          <table:table-cell table:style-name="ce28" office:value-type="string">
            <text:p>SD</text:p>
          </table:table-cell>
          <table:table-cell table:style-name="ce35" office:value-type="string">
            <text:p>A/A</text:p>
          </table:table-cell>
          <table:table-cell table:style-name="ce35" office:value-type="float" office:value="97.0">
            <text:p>97</text:p>
          </table:table-cell>
          <table:table-cell table:style-name="ce35" office:value-type="float" office:value="38.5">
            <text:p>38.5</text:p>
          </table:table-cell>
          <table:table-cell table:style-name="ce35" office:value-type="float" office:value="6.03">
            <text:p>6.03</text:p>
          </table:table-cell>
          <table:table-cell table:style-name="ce36" office:value-type="string">
            <text:p>A/A</text:p>
          </table:table-cell>
          <table:table-cell table:style-name="ce36" office:value-type="float" office:value="239.0">
            <text:p>239</text:p>
          </table:table-cell>
          <table:table-cell table:style-name="ce36" office:value-type="float" office:value="39.7">
            <text:p>39.7</text:p>
          </table:table-cell>
          <table:table-cell table:style-name="ce36" office:value-type="float" office:value="6.31">
            <text:p>6.31</text:p>
          </table:table-cell>
          <table:table-cell table:style-name="ce38" office:value-type="string">
            <text:p>A/A</text:p>
          </table:table-cell>
          <table:table-cell table:style-name="ce30" office:value-type="float" office:value="124.0">
            <text:p>124</text:p>
          </table:table-cell>
          <table:table-cell table:style-name="ce30" office:value-type="float" office:value="38.1">
            <text:p>38.1</text:p>
          </table:table-cell>
          <table:table-cell table:style-name="ce30" office:value-type="float" office:value="6.82">
            <text:p>6.82</text:p>
          </table:table-cell>
          <table:table-cell table:style-name="ce29" office:value-type="string">
            <text:p>F-test</text:p>
          </table:table-cell>
          <table:table-cell table:style-name="ce29" office:value-type="float" office:value="2.7">
            <text:p>2.7</text:p>
          </table:table-cell>
          <table:table-cell table:style-name="ce29" office:value-type="float" office:value="0.07">
            <text:p>0.07</text:p>
          </table:table-cell>
          <table:table-cell table:style-name="ce29" office:value-type="string">
            <text:p>no</text:p>
          </table:table-cell>
          <table:table-cell table:style-name="cf1" table:formula="of:=([L401]-[P401])/SQRT((((([M401]^2)*([K401]-1))+(([Q401]^2)*([O401]-1)))/([K401]+[O401])))"/>
          <table:table-cell table:style-name="cf1" table:formula="of:=([L401]-[T401])/SQRT((((([M401]^2)*([K401]-1))+(([U401]^2)*([S401]-1)))/([K401]+[S401])))"/>
          <table:table-cell table:style-name="cf1" table:formula="of:=([P401]-[T401])/SQRT((((([Q401]^2)*([O401]-1))+(([U401]^2)*([S401]-1)))/([O401]+[S401])))"/>
          <table:table-cell table:style-name="ce32"/>
          <table:table-cell table:style-name="ce33"/>
          <table:table-cell table:style-name="ce29" office:value-type="string">
            <text:p>F-test</text:p>
          </table:table-cell>
          <table:table-cell table:style-name="ce23" office:value-type="float" office:value="37.2">
            <text:p>37.2</text:p>
          </table:table-cell>
          <table:table-cell table:style-name="ce23" office:value-type="float" office:value="39.7">
            <text:p>39.7</text:p>
          </table:table-cell>
          <table:table-cell table:style-name="ce23" office:value-type="float" office:value="38.9">
            <text:p>38.9</text:p>
          </table:table-cell>
          <table:table-cell table:style-name="ce23" office:value-type="float" office:value="40.5">
            <text:p>40.5</text:p>
          </table:table-cell>
          <table:table-cell table:style-name="ce23" office:value-type="float" office:value="36.9">
            <text:p>36.9</text:p>
          </table:table-cell>
          <table:table-cell table:style-name="ce23" office:value-type="float" office:value="39.3">
            <text:p>39.3</text:p>
          </table:table-cell>
          <table:table-cell table:number-columns-repeated="987"/>
        </table:table-row>
        <table:table-row table:style-name="ro1">
          <table:table-cell table:style-name="ce24" office:value-type="string">
            <text:p>Nic</text:p>
          </table:table-cell>
          <table:table-cell table:style-name="ce25" office:value-type="string">
            <text:p>sdarticle (3)u.pdf</text:p>
          </table:table-cell>
          <table:table-cell table:style-name="ce25" office:value-type="float" office:value="1.5979789E7">
            <text:p>15979789</text:p>
          </table:table-cell>
          <table:table-cell table:style-name="ce26" office:value-type="string">
            <text:p>COMT</text:p>
          </table:table-cell>
          <table:table-cell table:style-name="ce26" office:value-type="string">
            <text:p>rs4680</text:p>
          </table:table-cell>
          <table:table-cell table:style-name="ce26" office:value-type="string">
            <text:p>IPIP 50</text:p>
          </table:table-cell>
          <table:table-cell table:style-name="ce26" office:value-type="string">
            <text:p>Emotional stability</text:p>
          </table:table-cell>
          <table:table-cell table:style-name="ce27" office:value-type="string">
            <text:p>personality</text:p>
          </table:table-cell>
          <table:table-cell table:style-name="ce28" office:value-type="string">
            <text:p>SD</text:p>
          </table:table-cell>
          <table:table-cell table:style-name="ce35" office:value-type="string">
            <text:p>A/A</text:p>
          </table:table-cell>
          <table:table-cell table:style-name="ce35" office:value-type="float" office:value="97.0">
            <text:p>97</text:p>
          </table:table-cell>
          <table:table-cell table:style-name="ce35" office:value-type="float" office:value="35.5">
            <text:p>35.5</text:p>
          </table:table-cell>
          <table:table-cell table:style-name="ce35" office:value-type="float" office:value="8.54">
            <text:p>8.54</text:p>
          </table:table-cell>
          <table:table-cell table:style-name="ce36" office:value-type="string">
            <text:p>A/A</text:p>
          </table:table-cell>
          <table:table-cell table:style-name="ce36" office:value-type="float" office:value="239.0">
            <text:p>239</text:p>
          </table:table-cell>
          <table:table-cell table:style-name="ce36" office:value-type="float" office:value="34.3">
            <text:p>34.3</text:p>
          </table:table-cell>
          <table:table-cell table:style-name="ce36" office:value-type="float" office:value="8.68">
            <text:p>8.68</text:p>
          </table:table-cell>
          <table:table-cell table:style-name="ce38" office:value-type="string">
            <text:p>A/A</text:p>
          </table:table-cell>
          <table:table-cell table:style-name="ce30" office:value-type="float" office:value="124.0">
            <text:p>124</text:p>
          </table:table-cell>
          <table:table-cell table:style-name="ce30" office:value-type="float" office:value="34.5">
            <text:p>34.5</text:p>
          </table:table-cell>
          <table:table-cell table:style-name="ce30" office:value-type="float" office:value="9.09">
            <text:p>9.09</text:p>
          </table:table-cell>
          <table:table-cell table:style-name="ce29" office:value-type="string">
            <text:p>F-test</text:p>
          </table:table-cell>
          <table:table-cell table:style-name="ce29" office:value-type="float" office:value="0.62">
            <text:p>0.62</text:p>
          </table:table-cell>
          <table:table-cell table:style-name="ce29" office:value-type="float" office:value="0.54">
            <text:p>0.54</text:p>
          </table:table-cell>
          <table:table-cell table:style-name="ce29" office:value-type="string">
            <text:p>no</text:p>
          </table:table-cell>
          <table:table-cell table:style-name="cf1" table:formula="of:=([L402]-[P402])/SQRT((((([M402]^2)*([K402]-1))+(([Q402]^2)*([O402]-1)))/([K402]+[O402])))"/>
          <table:table-cell table:style-name="cf1" table:formula="of:=([L402]-[T402])/SQRT((((([M402]^2)*([K402]-1))+(([U402]^2)*([S402]-1)))/([K402]+[S402])))"/>
          <table:table-cell table:style-name="cf1" table:formula="of:=([P402]-[T402])/SQRT((((([Q402]^2)*([O402]-1))+(([U402]^2)*([S402]-1)))/([O402]+[S402])))"/>
          <table:table-cell table:style-name="ce32"/>
          <table:table-cell table:style-name="ce33"/>
          <table:table-cell table:style-name="ce29" office:value-type="string">
            <text:p>F-test</text:p>
          </table:table-cell>
          <table:table-cell table:style-name="ce23" office:value-type="float" office:value="33.8">
            <text:p>33.8</text:p>
          </table:table-cell>
          <table:table-cell table:style-name="ce23" office:value-type="float" office:value="37.2">
            <text:p>37.2</text:p>
          </table:table-cell>
          <table:table-cell table:style-name="ce23" office:value-type="float" office:value="33.2">
            <text:p>33.2</text:p>
          </table:table-cell>
          <table:table-cell table:style-name="ce23" office:value-type="float" office:value="35.4">
            <text:p>35.4</text:p>
          </table:table-cell>
          <table:table-cell table:style-name="ce23" office:value-type="float" office:value="32.9">
            <text:p>32.9</text:p>
          </table:table-cell>
          <table:table-cell table:style-name="ce23" office:value-type="float" office:value="36.1">
            <text:p>36.1</text:p>
          </table:table-cell>
          <table:table-cell table:number-columns-repeated="987"/>
        </table:table-row>
        <table:table-row table:style-name="ro3">
          <table:table-cell table:style-name="ce24" office:value-type="string">
            <text:p>Nic</text:p>
          </table:table-cell>
          <table:table-cell table:style-name="ce25" office:value-type="string">
            <text:p>sdarticle (3)u.pdf</text:p>
          </table:table-cell>
          <table:table-cell table:style-name="ce25" office:value-type="float" office:value="1.5979789E7">
            <text:p>15979789</text:p>
          </table:table-cell>
          <table:table-cell table:style-name="ce26" office:value-type="string">
            <text:p>COMT</text:p>
          </table:table-cell>
          <table:table-cell table:style-name="ce26" office:value-type="string">
            <text:p>rs4680</text:p>
          </table:table-cell>
          <table:table-cell table:style-name="ce26" office:value-type="string">
            <text:p>IPIP 50</text:p>
          </table:table-cell>
          <table:table-cell table:style-name="ce26" office:value-type="string">
            <text:p>Extroversion</text:p>
          </table:table-cell>
          <table:table-cell table:style-name="ce27" office:value-type="string">
            <text:p>personality</text:p>
          </table:table-cell>
          <table:table-cell table:style-name="ce28" office:value-type="string">
            <text:p>SD</text:p>
          </table:table-cell>
          <table:table-cell table:style-name="ce35" office:value-type="string">
            <text:p>A/A</text:p>
          </table:table-cell>
          <table:table-cell table:style-name="ce35" office:value-type="float" office:value="97.0">
            <text:p>97</text:p>
          </table:table-cell>
          <table:table-cell table:style-name="ce35" office:value-type="float" office:value="31.1">
            <text:p>31.1</text:p>
          </table:table-cell>
          <table:table-cell table:style-name="ce35" office:value-type="float" office:value="8.54">
            <text:p>8.54</text:p>
          </table:table-cell>
          <table:table-cell table:style-name="ce36" office:value-type="string">
            <text:p>A/A</text:p>
          </table:table-cell>
          <table:table-cell table:style-name="ce36" office:value-type="float" office:value="239.0">
            <text:p>239</text:p>
          </table:table-cell>
          <table:table-cell table:style-name="ce36" office:value-type="float" office:value="31.1">
            <text:p>31.1</text:p>
          </table:table-cell>
          <table:table-cell table:style-name="ce36" office:value-type="float" office:value="7.89">
            <text:p>7.89</text:p>
          </table:table-cell>
          <table:table-cell table:style-name="ce38" office:value-type="string">
            <text:p>A/A</text:p>
          </table:table-cell>
          <table:table-cell table:style-name="ce30" office:value-type="float" office:value="124.0">
            <text:p>124</text:p>
          </table:table-cell>
          <table:table-cell table:style-name="ce30" office:value-type="float" office:value="29.6">
            <text:p>29.6</text:p>
          </table:table-cell>
          <table:table-cell table:style-name="ce30" office:value-type="float" office:value="8.52">
            <text:p>8.52</text:p>
          </table:table-cell>
          <table:table-cell table:style-name="ce29" office:value-type="string">
            <text:p>F-test</text:p>
          </table:table-cell>
          <table:table-cell table:style-name="ce29" office:value-type="float" office:value="1.4">
            <text:p>1.4</text:p>
          </table:table-cell>
          <table:table-cell table:style-name="ce29" office:value-type="float" office:value="0.26">
            <text:p>0.26</text:p>
          </table:table-cell>
          <table:table-cell table:style-name="ce29" office:value-type="string">
            <text:p>no</text:p>
          </table:table-cell>
          <table:table-cell table:style-name="cf1" table:formula="of:=([L403]-[P403])/SQRT((((([M403]^2)*([K403]-1))+(([Q403]^2)*([O403]-1)))/([K403]+[O403])))"/>
          <table:table-cell table:style-name="cf1" table:formula="of:=([L403]-[T403])/SQRT((((([M403]^2)*([K403]-1))+(([U403]^2)*([S403]-1)))/([K403]+[S403])))"/>
          <table:table-cell table:style-name="cf1" table:formula="of:=([P403]-[T403])/SQRT((((([Q403]^2)*([O403]-1))+(([U403]^2)*([S403]-1)))/([O403]+[S403])))"/>
          <table:table-cell table:style-name="ce32"/>
          <table:table-cell table:style-name="ce33"/>
          <table:table-cell table:style-name="ce29" office:value-type="string">
            <text:p>F-test</text:p>
          </table:table-cell>
          <table:table-cell table:style-name="ce23" office:value-type="float" office:value="29.5">
            <text:p>29.5</text:p>
          </table:table-cell>
          <table:table-cell table:style-name="ce23" office:value-type="float" office:value="32.8">
            <text:p>32.8</text:p>
          </table:table-cell>
          <table:table-cell table:style-name="ce23" office:value-type="float" office:value="30.0">
            <text:p>30</text:p>
          </table:table-cell>
          <table:table-cell table:style-name="ce23" office:value-type="float" office:value="32.1">
            <text:p>32.1</text:p>
          </table:table-cell>
          <table:table-cell table:style-name="ce23" office:value-type="float" office:value="28.1">
            <text:p>28.1</text:p>
          </table:table-cell>
          <table:table-cell table:style-name="ce23" office:value-type="float" office:value="31.1">
            <text:p>31.1</text:p>
          </table:table-cell>
          <table:table-cell table:number-columns-repeated="987"/>
        </table:table-row>
        <table:table-row table:style-name="ro3">
          <table:table-cell table:style-name="ce24" office:value-type="string">
            <text:p>Nic</text:p>
          </table:table-cell>
          <table:table-cell table:style-name="ce25" office:value-type="string">
            <text:p>sdarticle (3)u.pdf</text:p>
          </table:table-cell>
          <table:table-cell table:style-name="ce25" office:value-type="float" office:value="1.5979789E7">
            <text:p>15979789</text:p>
          </table:table-cell>
          <table:table-cell table:style-name="ce26" office:value-type="string">
            <text:p>COMT</text:p>
          </table:table-cell>
          <table:table-cell table:style-name="ce26" office:value-type="string">
            <text:p>rs4680</text:p>
          </table:table-cell>
          <table:table-cell table:style-name="ce26" office:value-type="string">
            <text:p>IPIP 50</text:p>
          </table:table-cell>
          <table:table-cell table:style-name="ce26" office:value-type="string">
            <text:p>Intellect or image</text:p>
          </table:table-cell>
          <table:table-cell table:style-name="ce27" office:value-type="string">
            <text:p>personality</text:p>
          </table:table-cell>
          <table:table-cell table:style-name="ce28" office:value-type="string">
            <text:p>SD</text:p>
          </table:table-cell>
          <table:table-cell table:style-name="ce35" office:value-type="string">
            <text:p>A/A</text:p>
          </table:table-cell>
          <table:table-cell table:style-name="ce35" office:value-type="float" office:value="97.0">
            <text:p>97</text:p>
          </table:table-cell>
          <table:table-cell table:style-name="ce35" office:value-type="float" office:value="32.7">
            <text:p>32.7</text:p>
          </table:table-cell>
          <table:table-cell table:style-name="ce35" office:value-type="float" office:value="6.03">
            <text:p>6.03</text:p>
          </table:table-cell>
          <table:table-cell table:style-name="ce36" office:value-type="string">
            <text:p>A/A</text:p>
          </table:table-cell>
          <table:table-cell table:style-name="ce36" office:value-type="float" office:value="239.0">
            <text:p>239</text:p>
          </table:table-cell>
          <table:table-cell table:style-name="ce36" office:value-type="float" office:value="34.2">
            <text:p>34.2</text:p>
          </table:table-cell>
          <table:table-cell table:style-name="ce36" office:value-type="float" office:value="6.31">
            <text:p>6.31</text:p>
          </table:table-cell>
          <table:table-cell table:style-name="ce38" office:value-type="string">
            <text:p>A/A</text:p>
          </table:table-cell>
          <table:table-cell table:style-name="ce30" office:value-type="float" office:value="124.0">
            <text:p>124</text:p>
          </table:table-cell>
          <table:table-cell table:style-name="ce30" office:value-type="float" office:value="32.6">
            <text:p>32.6</text:p>
          </table:table-cell>
          <table:table-cell table:style-name="ce30" office:value-type="float" office:value="6.25">
            <text:p>6.25</text:p>
          </table:table-cell>
          <table:table-cell table:style-name="ce29" office:value-type="string">
            <text:p>F-test</text:p>
          </table:table-cell>
          <table:table-cell table:style-name="ce29" office:value-type="float" office:value="3.8">
            <text:p>3.8</text:p>
          </table:table-cell>
          <table:table-cell table:style-name="ce29" office:value-type="float" office:value="0.023">
            <text:p>0.023</text:p>
          </table:table-cell>
          <table:table-cell table:style-name="ce29" office:value-type="string">
            <text:p>yes</text:p>
          </table:table-cell>
          <table:table-cell table:style-name="cf1" table:formula="of:=([L404]-[P404])/SQRT((((([M404]^2)*([K404]-1))+(([Q404]^2)*([O404]-1)))/([K404]+[O404])))"/>
          <table:table-cell table:style-name="cf1" table:formula="of:=([L404]-[T404])/SQRT((((([M404]^2)*([K404]-1))+(([U404]^2)*([S404]-1)))/([K404]+[S404])))"/>
          <table:table-cell table:style-name="cf1" table:formula="of:=([P404]-[T404])/SQRT((((([Q404]^2)*([O404]-1))+(([U404]^2)*([S404]-1)))/([O404]+[S404])))"/>
          <table:table-cell table:style-name="ce32"/>
          <table:table-cell table:style-name="ce33"/>
          <table:table-cell table:style-name="ce29" office:value-type="string">
            <text:p>F-test</text:p>
          </table:table-cell>
          <table:table-cell table:style-name="ce23" office:value-type="float" office:value="31.5">
            <text:p>31.5</text:p>
          </table:table-cell>
          <table:table-cell table:style-name="ce23" office:value-type="float" office:value="33.9">
            <text:p>33.9</text:p>
          </table:table-cell>
          <table:table-cell table:style-name="ce23" office:value-type="float" office:value="33.4">
            <text:p>33.4</text:p>
          </table:table-cell>
          <table:table-cell table:style-name="ce23" office:value-type="float" office:value="35.0">
            <text:p>35</text:p>
          </table:table-cell>
          <table:table-cell table:style-name="ce23" office:value-type="float" office:value="31.5">
            <text:p>31.5</text:p>
          </table:table-cell>
          <table:table-cell table:style-name="ce23" office:value-type="float" office:value="33.7">
            <text:p>33.7</text:p>
          </table:table-cell>
          <table:table-cell table:number-columns-repeated="987"/>
        </table:table-row>
        <table:table-row table:style-name="ro1">
          <table:table-cell table:style-name="ce24" office:value-type="string">
            <text:p>Nic</text:p>
          </table:table-cell>
          <table:table-cell table:style-name="ce25" office:value-type="string">
            <text:p>S0033291709005388a.pdf</text:p>
          </table:table-cell>
          <table:table-cell table:style-name="ce25" office:value-type="float" office:value="1.9335929E7">
            <text:p>19335929</text:p>
          </table:table-cell>
          <table:table-cell table:style-name="ce26" office:value-type="string">
            <text:p>DTNBP1</text:p>
          </table:table-cell>
          <table:table-cell table:style-name="ce26" office:value-type="string">
            <text:p>rs1018381</text:p>
          </table:table-cell>
          <table:table-cell table:style-name="ce26" office:value-type="string">
            <text:p>KL</text:p>
          </table:table-cell>
          <table:table-cell table:style-name="ce26" office:value-type="string">
            <text:p>Disorganization</text:p>
          </table:table-cell>
          <table:table-cell table:style-name="ce27" office:value-type="string">
            <text:p>personality</text:p>
          </table:table-cell>
          <table:table-cell table:style-name="ce28" office:value-type="string">
            <text:p>SD</text:p>
          </table:table-cell>
          <table:table-cell table:style-name="ce29" office:value-type="string">
            <text:p>G/G</text:p>
          </table:table-cell>
          <table:table-cell table:style-name="ce29" office:value-type="float" office:value="424.0">
            <text:p>424</text:p>
          </table:table-cell>
          <table:table-cell table:style-name="ce29" office:value-type="float" office:value="1.54">
            <text:p>1.54</text:p>
          </table:table-cell>
          <table:table-cell table:style-name="ce29" office:value-type="float" office:value="1.56">
            <text:p>1.56</text:p>
          </table:table-cell>
          <table:table-cell table:style-name="ce25" office:value-type="string">
            <text:p>A/A,A/G</text:p>
          </table:table-cell>
          <table:table-cell table:style-name="ce25" office:value-type="float" office:value="94.0">
            <text:p>94</text:p>
          </table:table-cell>
          <table:table-cell table:style-name="ce25" office:value-type="float" office:value="1.19">
            <text:p>1.19</text:p>
          </table:table-cell>
          <table:table-cell table:style-name="ce25" office:value-type="float" office:value="1.29">
            <text:p>1.29</text:p>
          </table:table-cell>
          <table:table-cell table:number-columns-repeated="4" table:style-name="ce30"/>
          <table:table-cell table:style-name="ce29" office:value-type="string">
            <text:p>F-test</text:p>
          </table:table-cell>
          <table:table-cell table:style-name="ce29" office:value-type="float" office:value="4.25">
            <text:p>4.25</text:p>
          </table:table-cell>
          <table:table-cell table:style-name="ce29" office:value-type="float" office:value="0.04">
            <text:p>0.04</text:p>
          </table:table-cell>
          <table:table-cell table:style-name="ce29" office:value-type="string">
            <text:p>no</text:p>
          </table:table-cell>
          <table:table-cell table:style-name="cf1" table:formula="of:=([L405]-[P405])/SQRT((((([M405]^2)*([K405]-1))+(([Q405]^2)*([O405]-1)))/([K405]+[O405])))"/>
          <table:table-cell table:style-name="cf1"/>
          <table:table-cell table:style-name="cf1"/>
          <table:table-cell table:style-name="ce32"/>
          <table:table-cell table:style-name="ce33"/>
          <table:table-cell table:style-name="ce29" office:value-type="string">
            <text:p>F-test</text:p>
          </table:table-cell>
          <table:table-cell table:style-name="ce23" table:formula="of:=ROUND(([L405]-((1.96*[M405])/SQRT([K405])));3)"/>
          <table:table-cell table:style-name="ce23" table:formula="of:=ROUND(([L405]+((1.96*[M405])/SQRT([K405])));3)"/>
          <table:table-cell table:style-name="ce23" table:formula="of:=ROUND(([P405]-((1.96*[Q405])/SQRT([O405])));3)"/>
          <table:table-cell table:style-name="ce23" table:formula="of:=ROUND(([P405]+((1.96*[Q405])/SQRT([O405])));3)"/>
          <table:table-cell table:number-columns-repeated="989"/>
        </table:table-row>
        <table:table-row table:style-name="ro1">
          <table:table-cell table:style-name="ce24" office:value-type="string">
            <text:p>Nic</text:p>
          </table:table-cell>
          <table:table-cell table:style-name="ce25" office:value-type="string">
            <text:p>S0033291709005388a.pdf</text:p>
          </table:table-cell>
          <table:table-cell table:style-name="ce25" office:value-type="float" office:value="1.9335929E7">
            <text:p>19335929</text:p>
          </table:table-cell>
          <table:table-cell table:style-name="ce26" office:value-type="string">
            <text:p>DTNBP1</text:p>
          </table:table-cell>
          <table:table-cell table:style-name="ce26" office:value-type="string">
            <text:p>rs1018381</text:p>
          </table:table-cell>
          <table:table-cell table:style-name="ce26" office:value-type="string">
            <text:p>NEO-FFI </text:p>
          </table:table-cell>
          <table:table-cell table:style-name="ce26" office:value-type="string">
            <text:p>Agreeableness</text:p>
          </table:table-cell>
          <table:table-cell table:style-name="ce27" office:value-type="string">
            <text:p>personality</text:p>
          </table:table-cell>
          <table:table-cell table:style-name="ce28" office:value-type="string">
            <text:p>SD</text:p>
          </table:table-cell>
          <table:table-cell table:style-name="ce29" office:value-type="string">
            <text:p>G/G</text:p>
          </table:table-cell>
          <table:table-cell table:style-name="ce29" office:value-type="float" office:value="424.0">
            <text:p>424</text:p>
          </table:table-cell>
          <table:table-cell table:style-name="ce29" office:value-type="float" office:value="2.62">
            <text:p>2.62</text:p>
          </table:table-cell>
          <table:table-cell table:style-name="ce29" office:value-type="float" office:value="0.5">
            <text:p>0.5</text:p>
          </table:table-cell>
          <table:table-cell table:style-name="ce25" office:value-type="string">
            <text:p>A/A,A/G</text:p>
          </table:table-cell>
          <table:table-cell table:style-name="ce25" office:value-type="float" office:value="94.0">
            <text:p>94</text:p>
          </table:table-cell>
          <table:table-cell table:style-name="ce25" office:value-type="float" office:value="2.7">
            <text:p>2.7</text:p>
          </table:table-cell>
          <table:table-cell table:style-name="ce25" office:value-type="float" office:value="0.37">
            <text:p>0.37</text:p>
          </table:table-cell>
          <table:table-cell table:number-columns-repeated="4" table:style-name="ce30"/>
          <table:table-cell table:style-name="ce29" office:value-type="string">
            <text:p>F-test</text:p>
          </table:table-cell>
          <table:table-cell table:style-name="ce29" office:value-type="float" office:value="2.06">
            <text:p>2.06</text:p>
          </table:table-cell>
          <table:table-cell table:style-name="ce29" office:value-type="float" office:value="0.151">
            <text:p>0.151</text:p>
          </table:table-cell>
          <table:table-cell table:style-name="ce29" office:value-type="string">
            <text:p>no</text:p>
          </table:table-cell>
          <table:table-cell table:style-name="cf1" table:formula="of:=([L406]-[P406])/SQRT((((([M406]^2)*([K406]-1))+(([Q406]^2)*([O406]-1)))/([K406]+[O406])))"/>
          <table:table-cell table:style-name="cf1"/>
          <table:table-cell table:style-name="cf1"/>
          <table:table-cell table:style-name="ce32"/>
          <table:table-cell table:style-name="ce33"/>
          <table:table-cell table:style-name="ce29" office:value-type="string">
            <text:p>F-test</text:p>
          </table:table-cell>
          <table:table-cell table:style-name="ce23" table:formula="of:=ROUND(([L406]-((1.96*[M406])/SQRT([K406])));3)"/>
          <table:table-cell table:style-name="ce23" table:formula="of:=ROUND(([L406]+((1.96*[M406])/SQRT([K406])));3)"/>
          <table:table-cell table:style-name="ce23" table:formula="of:=ROUND(([P406]-((1.96*[Q406])/SQRT([O406])));3)"/>
          <table:table-cell table:style-name="ce23" table:formula="of:=ROUND(([P406]+((1.96*[Q406])/SQRT([O406])));3)"/>
          <table:table-cell table:number-columns-repeated="989"/>
        </table:table-row>
        <table:table-row table:style-name="ro1">
          <table:table-cell table:style-name="ce24" office:value-type="string">
            <text:p>Nic</text:p>
          </table:table-cell>
          <table:table-cell table:style-name="ce25" office:value-type="string">
            <text:p>S0033291709005388a.pdf</text:p>
          </table:table-cell>
          <table:table-cell table:style-name="ce25" office:value-type="float" office:value="1.9335929E7">
            <text:p>19335929</text:p>
          </table:table-cell>
          <table:table-cell table:style-name="ce26" office:value-type="string">
            <text:p>DTNBP1</text:p>
          </table:table-cell>
          <table:table-cell table:style-name="ce26" office:value-type="string">
            <text:p>rs1018381</text:p>
          </table:table-cell>
          <table:table-cell table:style-name="ce26" office:value-type="string">
            <text:p>NEO-FFI </text:p>
          </table:table-cell>
          <table:table-cell table:style-name="ce26" office:value-type="string">
            <text:p>Conscientiousness</text:p>
          </table:table-cell>
          <table:table-cell table:style-name="ce27" office:value-type="string">
            <text:p>personality</text:p>
          </table:table-cell>
          <table:table-cell table:style-name="ce28" office:value-type="string">
            <text:p>SD</text:p>
          </table:table-cell>
          <table:table-cell table:style-name="ce29" office:value-type="string">
            <text:p>G/G</text:p>
          </table:table-cell>
          <table:table-cell table:style-name="ce29" office:value-type="float" office:value="424.0">
            <text:p>424</text:p>
          </table:table-cell>
          <table:table-cell table:style-name="ce29" office:value-type="float" office:value="2.72">
            <text:p>2.72</text:p>
          </table:table-cell>
          <table:table-cell table:style-name="ce29" office:value-type="float" office:value="0.56">
            <text:p>0.56</text:p>
          </table:table-cell>
          <table:table-cell table:style-name="ce25" office:value-type="string">
            <text:p>A/A,A/G</text:p>
          </table:table-cell>
          <table:table-cell table:style-name="ce25" office:value-type="float" office:value="94.0">
            <text:p>94</text:p>
          </table:table-cell>
          <table:table-cell table:style-name="ce25" office:value-type="float" office:value="2.7">
            <text:p>2.7</text:p>
          </table:table-cell>
          <table:table-cell table:style-name="ce25" office:value-type="float" office:value="0.55">
            <text:p>0.55</text:p>
          </table:table-cell>
          <table:table-cell table:number-columns-repeated="4" table:style-name="ce30"/>
          <table:table-cell table:style-name="ce29" office:value-type="string">
            <text:p>F-test</text:p>
          </table:table-cell>
          <table:table-cell table:style-name="ce29" office:value-type="float" office:value="0.06">
            <text:p>0.06</text:p>
          </table:table-cell>
          <table:table-cell table:style-name="ce29" office:value-type="float" office:value="0.799">
            <text:p>0.799</text:p>
          </table:table-cell>
          <table:table-cell table:style-name="ce29" office:value-type="string">
            <text:p>no</text:p>
          </table:table-cell>
          <table:table-cell table:style-name="cf1" table:formula="of:=([L407]-[P407])/SQRT((((([M407]^2)*([K407]-1))+(([Q407]^2)*([O407]-1)))/([K407]+[O407])))"/>
          <table:table-cell table:style-name="cf1"/>
          <table:table-cell table:style-name="cf1"/>
          <table:table-cell table:style-name="ce32"/>
          <table:table-cell table:style-name="ce33"/>
          <table:table-cell table:style-name="ce29" office:value-type="string">
            <text:p>F-test</text:p>
          </table:table-cell>
          <table:table-cell table:style-name="ce23" table:formula="of:=ROUND(([L407]-((1.96*[M407])/SQRT([K407])));3)"/>
          <table:table-cell table:style-name="ce23" table:formula="of:=ROUND(([L407]+((1.96*[M407])/SQRT([K407])));3)"/>
          <table:table-cell table:style-name="ce23" table:formula="of:=ROUND(([P407]-((1.96*[Q407])/SQRT([O407])));3)"/>
          <table:table-cell table:style-name="ce23" table:formula="of:=ROUND(([P407]+((1.96*[Q407])/SQRT([O407])));3)"/>
          <table:table-cell table:number-columns-repeated="989"/>
        </table:table-row>
        <table:table-row table:style-name="ro1">
          <table:table-cell table:style-name="ce24" office:value-type="string">
            <text:p>Nic</text:p>
          </table:table-cell>
          <table:table-cell table:style-name="ce25" office:value-type="string">
            <text:p>S0033291709005388a.pdf</text:p>
          </table:table-cell>
          <table:table-cell table:style-name="ce25" office:value-type="float" office:value="1.9335929E7">
            <text:p>19335929</text:p>
          </table:table-cell>
          <table:table-cell table:style-name="ce26" office:value-type="string">
            <text:p>DTNBP1</text:p>
          </table:table-cell>
          <table:table-cell table:style-name="ce26" office:value-type="string">
            <text:p>rs1018381</text:p>
          </table:table-cell>
          <table:table-cell table:style-name="ce26" office:value-type="string">
            <text:p>NEO-FFI </text:p>
          </table:table-cell>
          <table:table-cell table:style-name="ce26" office:value-type="string">
            <text:p>Extraversion</text:p>
          </table:table-cell>
          <table:table-cell table:style-name="ce27" office:value-type="string">
            <text:p>personality</text:p>
          </table:table-cell>
          <table:table-cell table:style-name="ce28" office:value-type="string">
            <text:p>SD</text:p>
          </table:table-cell>
          <table:table-cell table:style-name="ce29" office:value-type="string">
            <text:p>G/G</text:p>
          </table:table-cell>
          <table:table-cell table:style-name="ce29" office:value-type="float" office:value="424.0">
            <text:p>424</text:p>
          </table:table-cell>
          <table:table-cell table:style-name="ce29" office:value-type="float" office:value="2.36">
            <text:p>2.36</text:p>
          </table:table-cell>
          <table:table-cell table:style-name="ce29" office:value-type="float" office:value="0.46">
            <text:p>0.46</text:p>
          </table:table-cell>
          <table:table-cell table:style-name="ce25" office:value-type="string">
            <text:p>A/A,A/G</text:p>
          </table:table-cell>
          <table:table-cell table:style-name="ce25" office:value-type="float" office:value="94.0">
            <text:p>94</text:p>
          </table:table-cell>
          <table:table-cell table:style-name="ce25" office:value-type="float" office:value="2.41">
            <text:p>2.41</text:p>
          </table:table-cell>
          <table:table-cell table:style-name="ce25" office:value-type="float" office:value="0.42">
            <text:p>0.42</text:p>
          </table:table-cell>
          <table:table-cell table:number-columns-repeated="4" table:style-name="ce30"/>
          <table:table-cell table:style-name="ce29" office:value-type="string">
            <text:p>F-test</text:p>
          </table:table-cell>
          <table:table-cell table:style-name="ce29" office:value-type="float" office:value="0.86">
            <text:p>0.86</text:p>
          </table:table-cell>
          <table:table-cell table:style-name="ce29" office:value-type="float" office:value="0.352">
            <text:p>0.352</text:p>
          </table:table-cell>
          <table:table-cell table:style-name="ce29" office:value-type="string">
            <text:p>no</text:p>
          </table:table-cell>
          <table:table-cell table:style-name="cf1" table:formula="of:=([L408]-[P408])/SQRT((((([M408]^2)*([K408]-1))+(([Q408]^2)*([O408]-1)))/([K408]+[O408])))"/>
          <table:table-cell table:style-name="cf1"/>
          <table:table-cell table:style-name="cf1"/>
          <table:table-cell table:style-name="ce32"/>
          <table:table-cell table:style-name="ce33"/>
          <table:table-cell table:style-name="ce29" office:value-type="string">
            <text:p>F-test</text:p>
          </table:table-cell>
          <table:table-cell table:style-name="ce23" table:formula="of:=ROUND(([L408]-((1.96*[M408])/SQRT([K408])));3)"/>
          <table:table-cell table:style-name="ce23" table:formula="of:=ROUND(([L408]+((1.96*[M408])/SQRT([K408])));3)"/>
          <table:table-cell table:style-name="ce23" table:formula="of:=ROUND(([P408]-((1.96*[Q408])/SQRT([O408])));3)"/>
          <table:table-cell table:style-name="ce23" table:formula="of:=ROUND(([P408]+((1.96*[Q408])/SQRT([O408])));3)"/>
          <table:table-cell table:number-columns-repeated="989"/>
        </table:table-row>
        <table:table-row table:style-name="ro1">
          <table:table-cell table:style-name="ce24" office:value-type="string">
            <text:p>Nic</text:p>
          </table:table-cell>
          <table:table-cell table:style-name="ce25" office:value-type="string">
            <text:p>S0033291709005388a.pdf</text:p>
          </table:table-cell>
          <table:table-cell table:style-name="ce25" office:value-type="float" office:value="1.9335929E7">
            <text:p>19335929</text:p>
          </table:table-cell>
          <table:table-cell table:style-name="ce26" office:value-type="string">
            <text:p>DTNBP1</text:p>
          </table:table-cell>
          <table:table-cell table:style-name="ce26" office:value-type="string">
            <text:p>rs1018381</text:p>
          </table:table-cell>
          <table:table-cell table:style-name="ce26" office:value-type="string">
            <text:p>NEO-FFI </text:p>
          </table:table-cell>
          <table:table-cell table:style-name="ce26" office:value-type="string">
            <text:p>Neuroticism</text:p>
          </table:table-cell>
          <table:table-cell table:style-name="ce27" office:value-type="string">
            <text:p>personality</text:p>
          </table:table-cell>
          <table:table-cell table:style-name="ce28" office:value-type="string">
            <text:p>SD</text:p>
          </table:table-cell>
          <table:table-cell table:style-name="ce29" office:value-type="string">
            <text:p>G/G</text:p>
          </table:table-cell>
          <table:table-cell table:style-name="ce29" office:value-type="float" office:value="424.0">
            <text:p>424</text:p>
          </table:table-cell>
          <table:table-cell table:style-name="ce29" office:value-type="float" office:value="1.63">
            <text:p>1.63</text:p>
          </table:table-cell>
          <table:table-cell table:style-name="ce29" office:value-type="float" office:value="0.6">
            <text:p>0.6</text:p>
          </table:table-cell>
          <table:table-cell table:style-name="ce25" office:value-type="string">
            <text:p>A/A,A/G</text:p>
          </table:table-cell>
          <table:table-cell table:style-name="ce25" office:value-type="float" office:value="94.0">
            <text:p>94</text:p>
          </table:table-cell>
          <table:table-cell table:style-name="ce25" office:value-type="float" office:value="1.52">
            <text:p>1.52</text:p>
          </table:table-cell>
          <table:table-cell table:style-name="ce25" office:value-type="float" office:value="0.68">
            <text:p>0.68</text:p>
          </table:table-cell>
          <table:table-cell table:number-columns-repeated="4" table:style-name="ce30"/>
          <table:table-cell table:style-name="ce29" office:value-type="string">
            <text:p>F-test</text:p>
          </table:table-cell>
          <table:table-cell table:style-name="ce29" office:value-type="float" office:value="2.26">
            <text:p>2.26</text:p>
          </table:table-cell>
          <table:table-cell table:style-name="ce29" office:value-type="float" office:value="0.133">
            <text:p>0.133</text:p>
          </table:table-cell>
          <table:table-cell table:style-name="ce29" office:value-type="string">
            <text:p>no</text:p>
          </table:table-cell>
          <table:table-cell table:style-name="cf1" table:formula="of:=([L409]-[P409])/SQRT((((([M409]^2)*([K409]-1))+(([Q409]^2)*([O409]-1)))/([K409]+[O409])))"/>
          <table:table-cell table:style-name="cf1"/>
          <table:table-cell table:style-name="cf1"/>
          <table:table-cell table:style-name="ce32"/>
          <table:table-cell table:style-name="ce33"/>
          <table:table-cell table:style-name="ce29" office:value-type="string">
            <text:p>F-test</text:p>
          </table:table-cell>
          <table:table-cell table:style-name="ce23" table:formula="of:=ROUND(([L409]-((1.96*[M409])/SQRT([K409])));3)"/>
          <table:table-cell table:style-name="ce23" table:formula="of:=ROUND(([L409]+((1.96*[M409])/SQRT([K409])));3)"/>
          <table:table-cell table:style-name="ce23" table:formula="of:=ROUND(([P409]-((1.96*[Q409])/SQRT([O409])));3)"/>
          <table:table-cell table:style-name="ce23" table:formula="of:=ROUND(([P409]+((1.96*[Q409])/SQRT([O409])));3)"/>
          <table:table-cell table:number-columns-repeated="989"/>
        </table:table-row>
        <table:table-row table:style-name="ro1">
          <table:table-cell table:style-name="ce24" office:value-type="string">
            <text:p>Nic</text:p>
          </table:table-cell>
          <table:table-cell table:style-name="ce25" office:value-type="string">
            <text:p>S0033291709005388a.pdf</text:p>
          </table:table-cell>
          <table:table-cell table:style-name="ce25" office:value-type="float" office:value="1.9335929E7">
            <text:p>19335929</text:p>
          </table:table-cell>
          <table:table-cell table:style-name="ce26" office:value-type="string">
            <text:p>DTNBP1</text:p>
          </table:table-cell>
          <table:table-cell table:style-name="ce26" office:value-type="string">
            <text:p>rs1018381</text:p>
          </table:table-cell>
          <table:table-cell table:style-name="ce26" office:value-type="string">
            <text:p>NEO-FFI </text:p>
          </table:table-cell>
          <table:table-cell table:style-name="ce26" office:value-type="string">
            <text:p>Openness</text:p>
          </table:table-cell>
          <table:table-cell table:style-name="ce27" office:value-type="string">
            <text:p>personality</text:p>
          </table:table-cell>
          <table:table-cell table:style-name="ce28" office:value-type="string">
            <text:p>SD</text:p>
          </table:table-cell>
          <table:table-cell table:style-name="ce29" office:value-type="string">
            <text:p>G/G</text:p>
          </table:table-cell>
          <table:table-cell table:style-name="ce29" office:value-type="float" office:value="424.0">
            <text:p>424</text:p>
          </table:table-cell>
          <table:table-cell table:style-name="ce29" office:value-type="float" office:value="2.66">
            <text:p>2.66</text:p>
          </table:table-cell>
          <table:table-cell table:style-name="ce29" office:value-type="float" office:value="0.48">
            <text:p>0.48</text:p>
          </table:table-cell>
          <table:table-cell table:style-name="ce25" office:value-type="string">
            <text:p>A/A,A/G</text:p>
          </table:table-cell>
          <table:table-cell table:style-name="ce25" office:value-type="float" office:value="94.0">
            <text:p>94</text:p>
          </table:table-cell>
          <table:table-cell table:style-name="ce25" office:value-type="float" office:value="2.65">
            <text:p>2.65</text:p>
          </table:table-cell>
          <table:table-cell table:style-name="ce25" office:value-type="float" office:value="0.49">
            <text:p>0.49</text:p>
          </table:table-cell>
          <table:table-cell table:number-columns-repeated="4" table:style-name="ce30"/>
          <table:table-cell table:style-name="ce29" office:value-type="string">
            <text:p>F-test</text:p>
          </table:table-cell>
          <table:table-cell table:style-name="ce29" office:value-type="float" office:value="0.01">
            <text:p>0.01</text:p>
          </table:table-cell>
          <table:table-cell table:style-name="ce29" office:value-type="float" office:value="0.906">
            <text:p>0.906</text:p>
          </table:table-cell>
          <table:table-cell table:style-name="ce29" office:value-type="string">
            <text:p>no</text:p>
          </table:table-cell>
          <table:table-cell table:style-name="cf1" table:formula="of:=([L410]-[P410])/SQRT((((([M410]^2)*([K410]-1))+(([Q410]^2)*([O410]-1)))/([K410]+[O410])))"/>
          <table:table-cell table:style-name="cf1"/>
          <table:table-cell table:style-name="cf1"/>
          <table:table-cell table:style-name="ce32"/>
          <table:table-cell table:style-name="ce33"/>
          <table:table-cell table:style-name="ce29" office:value-type="string">
            <text:p>F-test</text:p>
          </table:table-cell>
          <table:table-cell table:style-name="ce23" table:formula="of:=ROUND(([L410]-((1.96*[M410])/SQRT([K410])));3)"/>
          <table:table-cell table:style-name="ce23" table:formula="of:=ROUND(([L410]+((1.96*[M410])/SQRT([K410])));3)"/>
          <table:table-cell table:style-name="ce23" table:formula="of:=ROUND(([P410]-((1.96*[Q410])/SQRT([O410])));3)"/>
          <table:table-cell table:style-name="ce23" table:formula="of:=ROUND(([P410]+((1.96*[Q410])/SQRT([O410])));3)"/>
          <table:table-cell table:number-columns-repeated="989"/>
        </table:table-row>
        <table:table-row table:style-name="ro5">
          <table:table-cell table:style-name="ce24" office:value-type="string">
            <text:p>Nic</text:p>
          </table:table-cell>
          <table:table-cell table:style-name="ce25" office:value-type="string">
            <text:p>S0033291709005388a.pdf</text:p>
          </table:table-cell>
          <table:table-cell table:style-name="ce25" office:value-type="float" office:value="1.9335929E7">
            <text:p>19335929</text:p>
          </table:table-cell>
          <table:table-cell table:style-name="ce26" office:value-type="string">
            <text:p>DTNBP1</text:p>
          </table:table-cell>
          <table:table-cell table:style-name="ce26" office:value-type="string">
            <text:p>rs1018381</text:p>
          </table:table-cell>
          <table:table-cell table:style-name="ce26" office:value-type="string">
            <text:p>SPQ-B</text:p>
          </table:table-cell>
          <table:table-cell table:style-name="ce26" office:value-type="string">
            <text:p>Cognitive-perceptual deficits</text:p>
          </table:table-cell>
          <table:table-cell table:style-name="ce27" office:value-type="string">
            <text:p>personality</text:p>
          </table:table-cell>
          <table:table-cell table:style-name="ce28" office:value-type="string">
            <text:p>SD</text:p>
          </table:table-cell>
          <table:table-cell table:style-name="ce29" office:value-type="string">
            <text:p>G/G</text:p>
          </table:table-cell>
          <table:table-cell table:style-name="ce29" office:value-type="float" office:value="424.0">
            <text:p>424</text:p>
          </table:table-cell>
          <table:table-cell table:style-name="ce29" office:value-type="float" office:value="1.78">
            <text:p>1.78</text:p>
          </table:table-cell>
          <table:table-cell table:style-name="ce29" office:value-type="float" office:value="1.54">
            <text:p>1.54</text:p>
          </table:table-cell>
          <table:table-cell table:style-name="ce25" office:value-type="string">
            <text:p>A/A,A/G</text:p>
          </table:table-cell>
          <table:table-cell table:style-name="ce25" office:value-type="float" office:value="94.0">
            <text:p>94</text:p>
          </table:table-cell>
          <table:table-cell table:style-name="ce25" office:value-type="float" office:value="1.41">
            <text:p>1.41</text:p>
          </table:table-cell>
          <table:table-cell table:style-name="ce25" office:value-type="float" office:value="1.23">
            <text:p>1.23</text:p>
          </table:table-cell>
          <table:table-cell table:number-columns-repeated="4" table:style-name="ce30"/>
          <table:table-cell table:style-name="ce29" office:value-type="string">
            <text:p>F-test</text:p>
          </table:table-cell>
          <table:table-cell table:style-name="ce29" office:value-type="float" office:value="4.77">
            <text:p>4.77</text:p>
          </table:table-cell>
          <table:table-cell table:style-name="ce29" office:value-type="float" office:value="0.029">
            <text:p>0.029</text:p>
          </table:table-cell>
          <table:table-cell table:style-name="ce29" office:value-type="string">
            <text:p>no</text:p>
          </table:table-cell>
          <table:table-cell table:style-name="cf1" table:formula="of:=([L411]-[P411])/SQRT((((([M411]^2)*([K411]-1))+(([Q411]^2)*([O411]-1)))/([K411]+[O411])))"/>
          <table:table-cell table:style-name="cf1"/>
          <table:table-cell table:style-name="cf1"/>
          <table:table-cell table:style-name="ce32"/>
          <table:table-cell table:style-name="ce33"/>
          <table:table-cell table:style-name="ce29" office:value-type="string">
            <text:p>F-test</text:p>
          </table:table-cell>
          <table:table-cell table:style-name="ce23" table:formula="of:=ROUND(([L411]-((1.96*[M411])/SQRT([K411])));3)"/>
          <table:table-cell table:style-name="ce23" table:formula="of:=ROUND(([L411]+((1.96*[M411])/SQRT([K411])));3)"/>
          <table:table-cell table:style-name="ce23" table:formula="of:=ROUND(([P411]-((1.96*[Q411])/SQRT([O411])));3)"/>
          <table:table-cell table:style-name="ce23" table:formula="of:=ROUND(([P411]+((1.96*[Q411])/SQRT([O411])));3)"/>
          <table:table-cell table:number-columns-repeated="989"/>
        </table:table-row>
        <table:table-row table:style-name="ro1">
          <table:table-cell table:style-name="ce24" office:value-type="string">
            <text:p>Nic</text:p>
          </table:table-cell>
          <table:table-cell table:style-name="ce25" office:value-type="string">
            <text:p>S0033291709005388a.pdf</text:p>
          </table:table-cell>
          <table:table-cell table:style-name="ce25" office:value-type="float" office:value="1.9335929E7">
            <text:p>19335929</text:p>
          </table:table-cell>
          <table:table-cell table:style-name="ce26" office:value-type="string">
            <text:p>DTNBP1</text:p>
          </table:table-cell>
          <table:table-cell table:style-name="ce26" office:value-type="string">
            <text:p>rs1018381</text:p>
          </table:table-cell>
          <table:table-cell table:style-name="ce26" office:value-type="string">
            <text:p>SPQ-B</text:p>
          </table:table-cell>
          <table:table-cell table:style-name="ce26" office:value-type="string">
            <text:p>Interpersonal deficits</text:p>
          </table:table-cell>
          <table:table-cell table:style-name="ce27" office:value-type="string">
            <text:p>personality</text:p>
          </table:table-cell>
          <table:table-cell table:style-name="ce28" office:value-type="string">
            <text:p>SD</text:p>
          </table:table-cell>
          <table:table-cell table:style-name="ce29" office:value-type="string">
            <text:p>G/G</text:p>
          </table:table-cell>
          <table:table-cell table:style-name="ce29" office:value-type="float" office:value="424.0">
            <text:p>424</text:p>
          </table:table-cell>
          <table:table-cell table:style-name="ce29" office:value-type="float" office:value="2.31">
            <text:p>2.31</text:p>
          </table:table-cell>
          <table:table-cell table:style-name="ce29" office:value-type="float" office:value="1.86">
            <text:p>1.86</text:p>
          </table:table-cell>
          <table:table-cell table:style-name="ce25" office:value-type="string">
            <text:p>A/A,A/G</text:p>
          </table:table-cell>
          <table:table-cell table:style-name="ce25" office:value-type="float" office:value="94.0">
            <text:p>94</text:p>
          </table:table-cell>
          <table:table-cell table:style-name="ce25" office:value-type="float" office:value="1.58">
            <text:p>1.58</text:p>
          </table:table-cell>
          <table:table-cell table:style-name="ce25" office:value-type="float" office:value="1.61">
            <text:p>1.61</text:p>
          </table:table-cell>
          <table:table-cell table:number-columns-repeated="4" table:style-name="ce30"/>
          <table:table-cell table:style-name="ce29" office:value-type="string">
            <text:p>F-test</text:p>
          </table:table-cell>
          <table:table-cell table:style-name="ce29" office:value-type="float" office:value="12.43">
            <text:p>12.43</text:p>
          </table:table-cell>
          <table:table-cell table:style-name="ce29" office:value-type="float" office:value="5.0E-4">
            <text:p>0.0005</text:p>
          </table:table-cell>
          <table:table-cell table:style-name="ce29" office:value-type="string">
            <text:p>yes</text:p>
          </table:table-cell>
          <table:table-cell table:style-name="cf1" table:formula="of:=([L412]-[P412])/SQRT((((([M412]^2)*([K412]-1))+(([Q412]^2)*([O412]-1)))/([K412]+[O412])))"/>
          <table:table-cell table:style-name="cf1"/>
          <table:table-cell table:style-name="cf1"/>
          <table:table-cell table:style-name="ce32"/>
          <table:table-cell table:style-name="ce33"/>
          <table:table-cell table:style-name="ce29" office:value-type="string">
            <text:p>F-test</text:p>
          </table:table-cell>
          <table:table-cell table:style-name="ce23" table:formula="of:=ROUND(([L412]-((1.96*[M412])/SQRT([K412])));3)"/>
          <table:table-cell table:style-name="ce23" table:formula="of:=ROUND(([L412]+((1.96*[M412])/SQRT([K412])));3)"/>
          <table:table-cell table:style-name="ce23" table:formula="of:=ROUND(([P412]-((1.96*[Q412])/SQRT([O412])));3)"/>
          <table:table-cell table:style-name="ce23" table:formula="of:=ROUND(([P412]+((1.96*[Q412])/SQRT([O412])));3)"/>
          <table:table-cell table:number-columns-repeated="989"/>
        </table:table-row>
        <table:table-row table:style-name="ro1">
          <table:table-cell table:style-name="ce24" office:value-type="string">
            <text:p>Nic</text:p>
          </table:table-cell>
          <table:table-cell table:style-name="ce25" office:value-type="string">
            <text:p>S0033291709005388a.pdf</text:p>
          </table:table-cell>
          <table:table-cell table:style-name="ce25" office:value-type="float" office:value="1.9335929E7">
            <text:p>19335929</text:p>
          </table:table-cell>
          <table:table-cell table:style-name="ce26" office:value-type="string">
            <text:p>DTNBP1</text:p>
          </table:table-cell>
          <table:table-cell table:style-name="ce26" office:value-type="string">
            <text:p>rs1018381</text:p>
          </table:table-cell>
          <table:table-cell table:number-columns-repeated="2" table:style-name="ce26" office:value-type="string">
            <text:p>SPQ-B</text:p>
          </table:table-cell>
          <table:table-cell table:style-name="ce27" office:value-type="string">
            <text:p>personality</text:p>
          </table:table-cell>
          <table:table-cell table:style-name="ce28" office:value-type="string">
            <text:p>SD</text:p>
          </table:table-cell>
          <table:table-cell table:style-name="ce29" office:value-type="string">
            <text:p>G/G</text:p>
          </table:table-cell>
          <table:table-cell table:style-name="ce29" office:value-type="float" office:value="424.0">
            <text:p>424</text:p>
          </table:table-cell>
          <table:table-cell table:style-name="ce29" office:value-type="float" office:value="5.65">
            <text:p>5.65</text:p>
          </table:table-cell>
          <table:table-cell table:style-name="ce29" office:value-type="float" office:value="3.71">
            <text:p>3.71</text:p>
          </table:table-cell>
          <table:table-cell table:style-name="ce25" office:value-type="string">
            <text:p>A/A,A/G</text:p>
          </table:table-cell>
          <table:table-cell table:style-name="ce25" office:value-type="float" office:value="94.0">
            <text:p>94</text:p>
          </table:table-cell>
          <table:table-cell table:style-name="ce25" office:value-type="float" office:value="4.19">
            <text:p>4.19</text:p>
          </table:table-cell>
          <table:table-cell table:style-name="ce25" office:value-type="float" office:value="3.07">
            <text:p>3.07</text:p>
          </table:table-cell>
          <table:table-cell table:number-columns-repeated="4" table:style-name="ce30"/>
          <table:table-cell table:style-name="ce29" office:value-type="string">
            <text:p>F-test</text:p>
          </table:table-cell>
          <table:table-cell table:style-name="ce29" office:value-type="float" office:value="12.58">
            <text:p>12.58</text:p>
          </table:table-cell>
          <table:table-cell table:style-name="ce29" office:value-type="float" office:value="5.0E-4">
            <text:p>0.0005</text:p>
          </table:table-cell>
          <table:table-cell table:style-name="ce29" office:value-type="string">
            <text:p>yes</text:p>
          </table:table-cell>
          <table:table-cell table:style-name="cf1" table:formula="of:=([L413]-[P413])/SQRT((((([M413]^2)*([K413]-1))+(([Q413]^2)*([O413]-1)))/([K413]+[O413])))"/>
          <table:table-cell table:style-name="cf1"/>
          <table:table-cell table:style-name="cf1"/>
          <table:table-cell table:style-name="ce32"/>
          <table:table-cell table:style-name="ce33"/>
          <table:table-cell table:style-name="ce29" office:value-type="string">
            <text:p>F-test</text:p>
          </table:table-cell>
          <table:table-cell table:style-name="ce23" table:formula="of:=ROUND(([L413]-((1.96*[M413])/SQRT([K413])));3)"/>
          <table:table-cell table:style-name="ce23" table:formula="of:=ROUND(([L413]+((1.96*[M413])/SQRT([K413])));3)"/>
          <table:table-cell table:style-name="ce23" table:formula="of:=ROUND(([P413]-((1.96*[Q413])/SQRT([O413])));3)"/>
          <table:table-cell table:style-name="ce23" table:formula="of:=ROUND(([P413]+((1.96*[Q413])/SQRT([O413])));3)"/>
          <table:table-cell table:number-columns-repeated="989"/>
        </table:table-row>
        <table:table-row table:style-name="ro1">
          <table:table-cell table:style-name="ce24" office:value-type="string">
            <text:p>Nic</text:p>
          </table:table-cell>
          <table:table-cell table:style-name="ce25" office:value-type="string">
            <text:p>journal.pone.0005465.pdf</text:p>
          </table:table-cell>
          <table:table-cell table:style-name="ce25" office:value-type="float" office:value="1.9424489E7">
            <text:p>19424489</text:p>
          </table:table-cell>
          <table:table-cell table:style-name="ce26" office:value-type="string">
            <text:p>APOC3</text:p>
          </table:table-cell>
          <table:table-cell table:style-name="ce26" office:value-type="string">
            <text:p>rs2854117</text:p>
          </table:table-cell>
          <table:table-cell table:style-name="ce26" office:value-type="string">
            <text:p>Stroop</text:p>
          </table:table-cell>
          <table:table-cell table:style-name="ce26" office:value-type="string">
            <text:p>color-naming</text:p>
          </table:table-cell>
          <table:table-cell table:style-name="ce27" office:value-type="string">
            <text:p>response inhibition</text:p>
          </table:table-cell>
          <table:table-cell table:style-name="ce28" office:value-type="string">
            <text:p>SD</text:p>
          </table:table-cell>
          <table:table-cell table:style-name="ce29" office:value-type="string">
            <text:p>G/A,G/G</text:p>
          </table:table-cell>
          <table:table-cell table:style-name="ce29" office:value-type="float" office:value="449.0">
            <text:p>449</text:p>
          </table:table-cell>
          <table:table-cell table:style-name="ce29" office:value-type="float" office:value="47.54">
            <text:p>47.54</text:p>
          </table:table-cell>
          <table:table-cell table:style-name="ce29" office:value-type="float" office:value="0.96">
            <text:p>0.96</text:p>
          </table:table-cell>
          <table:table-cell table:style-name="ce25" office:value-type="string">
            <text:p>A/A</text:p>
          </table:table-cell>
          <table:table-cell table:style-name="ce25" office:value-type="float" office:value="117.0">
            <text:p>117</text:p>
          </table:table-cell>
          <table:table-cell table:style-name="ce25" office:value-type="float" office:value="45.95">
            <text:p>45.95</text:p>
          </table:table-cell>
          <table:table-cell table:style-name="ce25" office:value-type="float" office:value="1.42">
            <text:p>1.42</text:p>
          </table:table-cell>
          <table:table-cell table:number-columns-repeated="4" table:style-name="ce30"/>
          <table:table-cell table:number-columns-repeated="2" table:style-name="ce29"/>
          <table:table-cell table:style-name="ce29" office:value-type="float" office:value="0.244">
            <text:p>0.244</text:p>
          </table:table-cell>
          <table:table-cell table:style-name="ce29"/>
          <table:table-cell table:style-name="cf1" table:formula="of:=([L414]-[P414])/SQRT((((([M414]^2)*([K414]-1))+(([Q414]^2)*([O414]-1)))/([K414]+[O414])))"/>
          <table:table-cell table:style-name="cf1"/>
          <table:table-cell table:style-name="cf1"/>
          <table:table-cell table:style-name="ce32"/>
          <table:table-cell table:style-name="ce33"/>
          <table:table-cell table:style-name="ce29"/>
          <table:table-cell table:style-name="ce23" table:formula="of:=ROUND(([L414]-((1.96*[M414])/SQRT([K414])));3)"/>
          <table:table-cell table:style-name="ce23" table:formula="of:=ROUND(([L414]+((1.96*[M414])/SQRT([K414])));3)"/>
          <table:table-cell table:style-name="ce23" table:formula="of:=ROUND(([P414]-((1.96*[Q414])/SQRT([O414])));3)"/>
          <table:table-cell table:style-name="ce23" table:formula="of:=ROUND(([P414]+((1.96*[Q414])/SQRT([O414])));3)"/>
          <table:table-cell table:number-columns-repeated="989"/>
        </table:table-row>
        <table:table-row table:style-name="ro1">
          <table:table-cell table:style-name="ce24" office:value-type="string">
            <text:p>Nic</text:p>
          </table:table-cell>
          <table:table-cell table:style-name="ce25" office:value-type="string">
            <text:p>journal.pone.0005465.pdf</text:p>
          </table:table-cell>
          <table:table-cell table:style-name="ce25" office:value-type="float" office:value="1.9424489E7">
            <text:p>19424489</text:p>
          </table:table-cell>
          <table:table-cell table:style-name="ce26" office:value-type="string">
            <text:p>APOC3</text:p>
          </table:table-cell>
          <table:table-cell table:style-name="ce26" office:value-type="string">
            <text:p>rs2854117</text:p>
          </table:table-cell>
          <table:table-cell table:style-name="ce26" office:value-type="string">
            <text:p>Stroop</text:p>
          </table:table-cell>
          <table:table-cell table:style-name="ce26" office:value-type="string">
            <text:p>color-word</text:p>
          </table:table-cell>
          <table:table-cell table:style-name="ce27" office:value-type="string">
            <text:p>response inhibition</text:p>
          </table:table-cell>
          <table:table-cell table:style-name="ce28" office:value-type="string">
            <text:p>SD</text:p>
          </table:table-cell>
          <table:table-cell table:style-name="ce29" office:value-type="string">
            <text:p>G/A,G/G</text:p>
          </table:table-cell>
          <table:table-cell table:style-name="ce29" office:value-type="float" office:value="449.0">
            <text:p>449</text:p>
          </table:table-cell>
          <table:table-cell table:style-name="ce29" office:value-type="float" office:value="25.78">
            <text:p>25.78</text:p>
          </table:table-cell>
          <table:table-cell table:style-name="ce29" office:value-type="float" office:value="0.73">
            <text:p>0.73</text:p>
          </table:table-cell>
          <table:table-cell table:style-name="ce25" office:value-type="string">
            <text:p>A/A</text:p>
          </table:table-cell>
          <table:table-cell table:style-name="ce25" office:value-type="float" office:value="117.0">
            <text:p>117</text:p>
          </table:table-cell>
          <table:table-cell table:style-name="ce25" office:value-type="float" office:value="25.34">
            <text:p>25.34</text:p>
          </table:table-cell>
          <table:table-cell table:style-name="ce25" office:value-type="float" office:value="1.08">
            <text:p>1.08</text:p>
          </table:table-cell>
          <table:table-cell table:number-columns-repeated="4" table:style-name="ce30"/>
          <table:table-cell table:number-columns-repeated="2" table:style-name="ce29"/>
          <table:table-cell table:style-name="ce29" office:value-type="float" office:value="0.671">
            <text:p>0.671</text:p>
          </table:table-cell>
          <table:table-cell table:style-name="ce29"/>
          <table:table-cell table:style-name="cf1" table:formula="of:=([L415]-[P415])/SQRT((((([M415]^2)*([K415]-1))+(([Q415]^2)*([O415]-1)))/([K415]+[O415])))"/>
          <table:table-cell table:style-name="cf1"/>
          <table:table-cell table:style-name="cf1"/>
          <table:table-cell table:style-name="ce32"/>
          <table:table-cell table:style-name="ce33"/>
          <table:table-cell table:style-name="ce29"/>
          <table:table-cell table:style-name="ce23" table:formula="of:=ROUND(([L415]-((1.96*[M415])/SQRT([K415])));3)"/>
          <table:table-cell table:style-name="ce23" table:formula="of:=ROUND(([L415]+((1.96*[M415])/SQRT([K415])));3)"/>
          <table:table-cell table:style-name="ce23" table:formula="of:=ROUND(([P415]-((1.96*[Q415])/SQRT([O415])));3)"/>
          <table:table-cell table:style-name="ce23" table:formula="of:=ROUND(([P415]+((1.96*[Q415])/SQRT([O415])));3)"/>
          <table:table-cell table:number-columns-repeated="989"/>
        </table:table-row>
        <table:table-row table:style-name="ro1">
          <table:table-cell table:style-name="ce24" office:value-type="string">
            <text:p>Nic</text:p>
          </table:table-cell>
          <table:table-cell table:style-name="ce25" office:value-type="string">
            <text:p>journal.pone.0005465.pdf</text:p>
          </table:table-cell>
          <table:table-cell table:style-name="ce25" office:value-type="float" office:value="1.9424489E7">
            <text:p>19424489</text:p>
          </table:table-cell>
          <table:table-cell table:style-name="ce26" office:value-type="string">
            <text:p>APOC3</text:p>
          </table:table-cell>
          <table:table-cell table:style-name="ce26" office:value-type="string">
            <text:p>rs2854117</text:p>
          </table:table-cell>
          <table:table-cell table:style-name="ce26" office:value-type="string">
            <text:p>Stroop</text:p>
          </table:table-cell>
          <table:table-cell table:style-name="ce26" office:value-type="string">
            <text:p>word</text:p>
          </table:table-cell>
          <table:table-cell table:style-name="ce27" office:value-type="string">
            <text:p>response inhibition</text:p>
          </table:table-cell>
          <table:table-cell table:style-name="ce28" office:value-type="string">
            <text:p>SD</text:p>
          </table:table-cell>
          <table:table-cell table:style-name="ce29" office:value-type="string">
            <text:p>G/A,G/G</text:p>
          </table:table-cell>
          <table:table-cell table:style-name="ce29" office:value-type="float" office:value="449.0">
            <text:p>449</text:p>
          </table:table-cell>
          <table:table-cell table:style-name="ce29" office:value-type="float" office:value="73.52">
            <text:p>73.52</text:p>
          </table:table-cell>
          <table:table-cell table:style-name="ce29" office:value-type="float" office:value="1.5">
            <text:p>1.5</text:p>
          </table:table-cell>
          <table:table-cell table:style-name="ce25" office:value-type="string">
            <text:p>A/A</text:p>
          </table:table-cell>
          <table:table-cell table:style-name="ce25" office:value-type="float" office:value="117.0">
            <text:p>117</text:p>
          </table:table-cell>
          <table:table-cell table:style-name="ce25" office:value-type="float" office:value="71.74">
            <text:p>71.74</text:p>
          </table:table-cell>
          <table:table-cell table:style-name="ce25" office:value-type="float" office:value="2.23">
            <text:p>2.23</text:p>
          </table:table-cell>
          <table:table-cell table:style-name="ce39"/>
          <table:table-cell table:number-columns-repeated="3" table:style-name="ce30"/>
          <table:table-cell table:number-columns-repeated="2" table:style-name="ce29"/>
          <table:table-cell table:style-name="ce29" office:value-type="float" office:value="0.408">
            <text:p>0.408</text:p>
          </table:table-cell>
          <table:table-cell table:style-name="ce29"/>
          <table:table-cell table:style-name="cf1" table:formula="of:=([L416]-[P416])/SQRT((((([M416]^2)*([K416]-1))+(([Q416]^2)*([O416]-1)))/([K416]+[O416])))"/>
          <table:table-cell table:style-name="cf1"/>
          <table:table-cell table:style-name="cf1"/>
          <table:table-cell table:style-name="ce32"/>
          <table:table-cell table:style-name="ce33"/>
          <table:table-cell table:style-name="ce29"/>
          <table:table-cell table:style-name="ce23" table:formula="of:=ROUND(([L416]-((1.96*[M416])/SQRT([K416])));3)"/>
          <table:table-cell table:style-name="ce23" table:formula="of:=ROUND(([L416]+((1.96*[M416])/SQRT([K416])));3)"/>
          <table:table-cell table:style-name="ce23" table:formula="of:=ROUND(([P416]-((1.96*[Q416])/SQRT([O416])));3)"/>
          <table:table-cell table:style-name="ce23" table:formula="of:=ROUND(([P416]+((1.96*[Q416])/SQRT([O416])));3)"/>
          <table:table-cell table:number-columns-repeated="989"/>
        </table:table-row>
        <table:table-row table:style-name="ro1">
          <table:table-cell table:style-name="ce24" office:value-type="string">
            <text:p>Nic</text:p>
          </table:table-cell>
          <table:table-cell table:style-name="ce25"/>
          <table:table-cell table:style-name="ce25" office:value-type="float" office:value="1.837808E7">
            <text:p>18378080</text:p>
          </table:table-cell>
          <table:table-cell table:style-name="ce26" office:value-type="string">
            <text:p>KIBRA</text:p>
          </table:table-cell>
          <table:table-cell table:style-name="ce26" office:value-type="string">
            <text:p>rs17070145</text:p>
          </table:table-cell>
          <table:table-cell table:style-name="ce26" office:value-type="string">
            <text:p>Stroop task</text:p>
          </table:table-cell>
          <table:table-cell table:style-name="ce26" office:value-type="string">
            <text:p>Time</text:p>
          </table:table-cell>
          <table:table-cell table:style-name="ce27" office:value-type="string">
            <text:p>response inhibition</text:p>
          </table:table-cell>
          <table:table-cell table:style-name="ce28" office:value-type="string">
            <text:p>SD</text:p>
          </table:table-cell>
          <table:table-cell table:style-name="ce29" office:value-type="string">
            <text:p>C/C</text:p>
          </table:table-cell>
          <table:table-cell table:style-name="ce29" office:value-type="float" office:value="30.0">
            <text:p>30</text:p>
          </table:table-cell>
          <table:table-cell table:style-name="ce29" office:value-type="float" office:value="22.0">
            <text:p>22</text:p>
          </table:table-cell>
          <table:table-cell table:style-name="ce29" office:value-type="float" office:value="5.0">
            <text:p>5</text:p>
          </table:table-cell>
          <table:table-cell table:style-name="ce25" office:value-type="string">
            <text:p>C/C,C/T</text:p>
          </table:table-cell>
          <table:table-cell table:style-name="ce25" office:value-type="float" office:value="40.0">
            <text:p>40</text:p>
          </table:table-cell>
          <table:table-cell table:style-name="ce25" office:value-type="float" office:value="23.3">
            <text:p>23.3</text:p>
          </table:table-cell>
          <table:table-cell table:style-name="ce25" office:value-type="float" office:value="5.0">
            <text:p>5</text:p>
          </table:table-cell>
          <table:table-cell table:number-columns-repeated="4" table:style-name="ce30"/>
          <table:table-cell table:number-columns-repeated="2" table:style-name="ce29"/>
          <table:table-cell table:style-name="ce29" office:value-type="float" office:value="0.3">
            <text:p>0.3</text:p>
          </table:table-cell>
          <table:table-cell table:style-name="ce29"/>
          <table:table-cell table:style-name="cf1" table:formula="of:=([L417]-[P417])/SQRT((((([M417]^2)*([K417]-1))+(([Q417]^2)*([O417]-1)))/([K417]+[O417])))"/>
          <table:table-cell table:style-name="cf1"/>
          <table:table-cell table:style-name="cf1"/>
          <table:table-cell table:style-name="ce32"/>
          <table:table-cell table:style-name="ce33"/>
          <table:table-cell table:style-name="ce29"/>
          <table:table-cell table:style-name="ce23" table:formula="of:=ROUND(([L417]-((1.96*[M417])/SQRT([K417])));3)"/>
          <table:table-cell table:style-name="ce23" table:formula="of:=ROUND(([L417]+((1.96*[M417])/SQRT([K417])));3)"/>
          <table:table-cell table:style-name="ce23" table:formula="of:=ROUND(([P417]-((1.96*[Q417])/SQRT([O417])));3)"/>
          <table:table-cell table:style-name="ce23" table:formula="of:=ROUND(([P417]+((1.96*[Q417])/SQRT([O417])));3)"/>
          <table:table-cell table:number-columns-repeated="989"/>
        </table:table-row>
        <table:table-row table:style-name="ro10">
          <table:table-cell table:style-name="ce24" office:value-type="string">
            <text:p>Nic</text:p>
          </table:table-cell>
          <table:table-cell table:style-name="ce25" office:value-type="string">
            <text:p>sdarticle (1)u.pdf</text:p>
          </table:table-cell>
          <table:table-cell table:style-name="ce25" office:value-type="float" office:value="2.1435346E7">
            <text:p>21435346</text:p>
          </table:table-cell>
          <table:table-cell table:style-name="ce26" office:value-type="string">
            <text:p>LMX1A</text:p>
          </table:table-cell>
          <table:table-cell table:style-name="ce26" office:value-type="string">
            <text:p>rs4657412</text:p>
          </table:table-cell>
          <table:table-cell table:style-name="ce26" office:value-type="string">
            <text:p>Stroop task</text:p>
          </table:table-cell>
          <table:table-cell table:style-name="ce26" office:value-type="string">
            <text:p>Time</text:p>
          </table:table-cell>
          <table:table-cell table:style-name="ce27" office:value-type="string">
            <text:p>response inhibition</text:p>
          </table:table-cell>
          <table:table-cell table:style-name="ce28" office:value-type="string">
            <text:p>SD</text:p>
          </table:table-cell>
          <table:table-cell table:style-name="ce29" office:value-type="string">
            <text:p>T/T</text:p>
          </table:table-cell>
          <table:table-cell table:style-name="ce29" office:value-type="float" office:value="18.0">
            <text:p>18</text:p>
          </table:table-cell>
          <table:table-cell table:style-name="ce29" office:value-type="float" office:value="95.39">
            <text:p>95.39</text:p>
          </table:table-cell>
          <table:table-cell table:style-name="ce29" office:value-type="float" office:value="19.45">
            <text:p>19.45</text:p>
          </table:table-cell>
          <table:table-cell table:style-name="ce25" office:value-type="string">
            <text:p>T/C,T/T</text:p>
          </table:table-cell>
          <table:table-cell table:style-name="ce25" office:value-type="float" office:value="9.0">
            <text:p>9</text:p>
          </table:table-cell>
          <table:table-cell table:style-name="ce25" office:value-type="float" office:value="105.22">
            <text:p>105.22</text:p>
          </table:table-cell>
          <table:table-cell table:style-name="ce25" office:value-type="float" office:value="10.45">
            <text:p>10.45</text:p>
          </table:table-cell>
          <table:table-cell table:number-columns-repeated="4" table:style-name="ce30"/>
          <table:table-cell table:number-columns-repeated="2" table:style-name="ce29"/>
          <table:table-cell table:style-name="ce29" office:value-type="float" office:value="0.17">
            <text:p>0.17</text:p>
          </table:table-cell>
          <table:table-cell table:style-name="ce29" office:value-type="string">
            <text:p>no</text:p>
          </table:table-cell>
          <table:table-cell table:style-name="cf1" table:formula="of:=([L418]-[P418])/SQRT((((([M418]^2)*([K418]-1))+(([Q418]^2)*([O418]-1)))/([K418]+[O418])))"/>
          <table:table-cell table:style-name="cf1"/>
          <table:table-cell table:style-name="cf1"/>
          <table:table-cell table:style-name="ce32"/>
          <table:table-cell table:style-name="ce33" office:value-type="string">
            <text:p>Dodrill,C. (1978). Neuropsychological battery for epilepsy. Epilepsia,19(6),611–623.</text:p>
            <text:p/>
          </table:table-cell>
          <table:table-cell table:style-name="ce29"/>
          <table:table-cell table:style-name="ce23" table:formula="of:=ROUND(([L418]-((1.96*[M418])/SQRT([K418])));3)"/>
          <table:table-cell table:style-name="ce23" table:formula="of:=ROUND(([L418]+((1.96*[M418])/SQRT([K418])));3)"/>
          <table:table-cell table:style-name="ce23" table:formula="of:=ROUND(([P418]-((1.96*[Q418])/SQRT([O418])));3)"/>
          <table:table-cell table:style-name="ce23" table:formula="of:=ROUND(([P418]+((1.96*[Q418])/SQRT([O418])));3)"/>
          <table:table-cell table:number-columns-repeated="989"/>
        </table:table-row>
        <table:table-row table:style-name="ro10">
          <table:table-cell table:style-name="ce24" office:value-type="string">
            <text:p>Nic</text:p>
          </table:table-cell>
          <table:table-cell table:style-name="ce25" office:value-type="string">
            <text:p>sdarticle (1)u.pdf</text:p>
          </table:table-cell>
          <table:table-cell table:style-name="ce25" office:value-type="float" office:value="2.1435346E7">
            <text:p>21435346</text:p>
          </table:table-cell>
          <table:table-cell table:style-name="ce26" office:value-type="string">
            <text:p>LMX1A</text:p>
          </table:table-cell>
          <table:table-cell table:style-name="ce26" office:value-type="string">
            <text:p>rs4657411</text:p>
          </table:table-cell>
          <table:table-cell table:style-name="ce26" office:value-type="string">
            <text:p>Stroop task</text:p>
          </table:table-cell>
          <table:table-cell table:style-name="ce26" office:value-type="string">
            <text:p>Time</text:p>
          </table:table-cell>
          <table:table-cell table:style-name="ce27" office:value-type="string">
            <text:p>response inhibition</text:p>
          </table:table-cell>
          <table:table-cell table:style-name="ce28" office:value-type="string">
            <text:p>SD</text:p>
          </table:table-cell>
          <table:table-cell table:style-name="ce29" office:value-type="string">
            <text:p>T/T</text:p>
          </table:table-cell>
          <table:table-cell table:style-name="ce29" office:value-type="float" office:value="16.0">
            <text:p>16</text:p>
          </table:table-cell>
          <table:table-cell table:style-name="ce29" office:value-type="float" office:value="96.25">
            <text:p>96.25</text:p>
          </table:table-cell>
          <table:table-cell table:style-name="ce29" office:value-type="float" office:value="20.07">
            <text:p>20.07</text:p>
          </table:table-cell>
          <table:table-cell table:style-name="ce25" office:value-type="string">
            <text:p>T/C,T/T</text:p>
          </table:table-cell>
          <table:table-cell table:style-name="ce25" office:value-type="float" office:value="12.0">
            <text:p>12</text:p>
          </table:table-cell>
          <table:table-cell table:style-name="ce25" office:value-type="float" office:value="101.0">
            <text:p>101</text:p>
          </table:table-cell>
          <table:table-cell table:style-name="ce25" office:value-type="float" office:value="12.79">
            <text:p>12.79</text:p>
          </table:table-cell>
          <table:table-cell table:number-columns-repeated="4" table:style-name="ce30"/>
          <table:table-cell table:number-columns-repeated="2" table:style-name="ce29"/>
          <table:table-cell table:style-name="ce29" office:value-type="float" office:value="0.48">
            <text:p>0.48</text:p>
          </table:table-cell>
          <table:table-cell table:style-name="ce29" office:value-type="string">
            <text:p>no</text:p>
          </table:table-cell>
          <table:table-cell table:style-name="cf1" table:formula="of:=([L419]-[P419])/SQRT((((([M419]^2)*([K419]-1))+(([Q419]^2)*([O419]-1)))/([K419]+[O419])))"/>
          <table:table-cell table:style-name="cf1"/>
          <table:table-cell table:style-name="cf1"/>
          <table:table-cell table:style-name="ce32"/>
          <table:table-cell table:style-name="ce33" office:value-type="string">
            <text:p>Dodrill,C. (1978). Neuropsychological battery for epilepsy. Epilepsia,19(6),611–623.</text:p>
            <text:p/>
          </table:table-cell>
          <table:table-cell table:style-name="ce29"/>
          <table:table-cell table:style-name="ce23" table:formula="of:=ROUND(([L419]-((1.96*[M419])/SQRT([K419])));3)"/>
          <table:table-cell table:style-name="ce23" table:formula="of:=ROUND(([L419]+((1.96*[M419])/SQRT([K419])));3)"/>
          <table:table-cell table:style-name="ce23" table:formula="of:=ROUND(([P419]-((1.96*[Q419])/SQRT([O419])));3)"/>
          <table:table-cell table:style-name="ce23" table:formula="of:=ROUND(([P419]+((1.96*[Q419])/SQRT([O419])));3)"/>
          <table:table-cell table:number-columns-repeated="989"/>
        </table:table-row>
        <table:table-row table:style-name="ro1">
          <table:table-cell table:style-name="ce24" office:value-type="string">
            <text:p>Andrew</text:p>
          </table:table-cell>
          <table:table-cell table:style-name="ce25"/>
          <table:table-cell table:style-name="ce25" office:value-type="float" office:value="7644133.0">
            <text:p>7644133</text:p>
          </table:table-cell>
          <table:table-cell table:style-name="ce26" office:value-type="string">
            <text:p>APOE</text:p>
          </table:table-cell>
          <table:table-cell table:style-name="ce26" office:value-type="string">
            <text:p>rs429358,rs7412</text:p>
          </table:table-cell>
          <table:table-cell table:style-name="ce26" office:value-type="string">
            <text:p>VFT</text:p>
          </table:table-cell>
          <table:table-cell table:style-name="ce26" office:value-type="string">
            <text:p>Verbal fluency score</text:p>
          </table:table-cell>
          <table:table-cell table:style-name="ce27" office:value-type="string">
            <text:p>verbal fluency</text:p>
          </table:table-cell>
          <table:table-cell table:style-name="ce28" office:value-type="string">
            <text:p>SD</text:p>
          </table:table-cell>
          <table:table-cell table:style-name="ce29" office:value-type="string">
            <text:p>E2/2,E2/3</text:p>
          </table:table-cell>
          <table:table-cell table:style-name="ce29" office:value-type="float" office:value="76.0">
            <text:p>76</text:p>
          </table:table-cell>
          <table:table-cell table:style-name="ce29" office:value-type="float" office:value="33.4">
            <text:p>33.4</text:p>
          </table:table-cell>
          <table:table-cell table:style-name="ce29" office:value-type="float" office:value="12.6">
            <text:p>12.6</text:p>
          </table:table-cell>
          <table:table-cell table:style-name="ce25" office:value-type="string">
            <text:p>E3/3</text:p>
          </table:table-cell>
          <table:table-cell table:style-name="ce25" office:value-type="float" office:value="558.0">
            <text:p>558</text:p>
          </table:table-cell>
          <table:table-cell table:style-name="ce25" office:value-type="float" office:value="31.1">
            <text:p>31.1</text:p>
          </table:table-cell>
          <table:table-cell table:style-name="ce25" office:value-type="float" office:value="12.1">
            <text:p>12.1</text:p>
          </table:table-cell>
          <table:table-cell table:style-name="ce30" office:value-type="string">
            <text:p>E4/2,E4/3,E4/4</text:p>
          </table:table-cell>
          <table:table-cell table:style-name="ce30" office:value-type="float" office:value="278.0">
            <text:p>278</text:p>
          </table:table-cell>
          <table:table-cell table:style-name="ce30" office:value-type="float" office:value="30.5">
            <text:p>30.5</text:p>
          </table:table-cell>
          <table:table-cell table:style-name="ce30" office:value-type="float" office:value="12.8">
            <text:p>12.8</text:p>
          </table:table-cell>
          <table:table-cell table:number-columns-repeated="3" table:style-name="ce29"/>
          <table:table-cell table:style-name="ce29" office:value-type="string">
            <text:p>no</text:p>
          </table:table-cell>
          <table:table-cell table:style-name="cf1" table:formula="of:=([L420]-[P420])/SQRT((((([M420]^2)*([K420]-1))+(([Q420]^2)*([O420]-1)))/([K420]+[O420])))"/>
          <table:table-cell table:style-name="cf1" table:formula="of:=([L420]-[T420])/SQRT((((([M420]^2)*([K420]-1))+(([U420]^2)*([S420]-1)))/([K420]+[S420])))"/>
          <table:table-cell table:style-name="cf1" table:formula="of:=([P420]-[T420])/SQRT((((([Q420]^2)*([O420]-1))+(([U420]^2)*([S420]-1)))/([O420]+[S420])))"/>
          <table:table-cell table:style-name="ce32"/>
          <table:table-cell table:style-name="ce33"/>
          <table:table-cell table:style-name="ce29"/>
          <table:table-cell table:style-name="ce23" table:formula="of:=ROUND(([L420]-((1.96*[M420])/SQRT([K420])));3)"/>
          <table:table-cell table:style-name="ce23" table:formula="of:=ROUND(([L420]+((1.96*[M420])/SQRT([K420])));3)"/>
          <table:table-cell table:style-name="ce23" table:formula="of:=ROUND(([P420]-((1.96*[Q420])/SQRT([O420])));3)"/>
          <table:table-cell table:style-name="ce23" table:formula="of:=ROUND(([P420]+((1.96*[Q420])/SQRT([O420])));3)"/>
          <table:table-cell table:style-name="ce23" table:formula="of:=ROUND(([T420]-((1.96*[U420])/SQRT([S420])));3)"/>
          <table:table-cell table:style-name="ce23" table:formula="of:=ROUND(([T420]+((1.96*[U420])/SQRT([S420])));3)"/>
          <table:table-cell table:number-columns-repeated="987"/>
        </table:table-row>
        <table:table-row table:style-name="ro1">
          <table:table-cell table:style-name="ce24" office:value-type="string">
            <text:p>Nic</text:p>
          </table:table-cell>
          <table:table-cell table:style-name="ce25"/>
          <table:table-cell table:style-name="ce25" office:value-type="float" office:value="1.6446742E7">
            <text:p>16446742</text:p>
          </table:table-cell>
          <table:table-cell table:style-name="ce26" office:value-type="string">
            <text:p>BDNF</text:p>
          </table:table-cell>
          <table:table-cell table:style-name="ce26" office:value-type="string">
            <text:p>rs6265</text:p>
          </table:table-cell>
          <table:table-cell table:style-name="ce26" office:value-type="string">
            <text:p>VFT</text:p>
          </table:table-cell>
          <table:table-cell table:style-name="ce26" office:value-type="string">
            <text:p>Verbal fluency score</text:p>
          </table:table-cell>
          <table:table-cell table:style-name="ce27" office:value-type="string">
            <text:p>verbal fluency</text:p>
          </table:table-cell>
          <table:table-cell table:style-name="ce28" office:value-type="string">
            <text:p>SD</text:p>
          </table:table-cell>
          <table:table-cell table:style-name="ce35" office:value-type="string">
            <text:p>G/G</text:p>
          </table:table-cell>
          <table:table-cell table:style-name="ce35" office:value-type="float" office:value="589.0">
            <text:p>589</text:p>
          </table:table-cell>
          <table:table-cell table:style-name="ce35" office:value-type="float" office:value="39.2">
            <text:p>39.2</text:p>
          </table:table-cell>
          <table:table-cell table:style-name="ce35" office:value-type="float" office:value="16.1">
            <text:p>16.1</text:p>
          </table:table-cell>
          <table:table-cell table:style-name="ce36" office:value-type="string">
            <text:p>G/A</text:p>
          </table:table-cell>
          <table:table-cell table:style-name="ce36" office:value-type="float" office:value="280.0">
            <text:p>280</text:p>
          </table:table-cell>
          <table:table-cell table:style-name="ce36" office:value-type="float" office:value="41.0">
            <text:p>41</text:p>
          </table:table-cell>
          <table:table-cell table:style-name="ce36" office:value-type="float" office:value="17.07">
            <text:p>17.07</text:p>
          </table:table-cell>
          <table:table-cell table:style-name="ce38" office:value-type="string">
            <text:p>A/A</text:p>
          </table:table-cell>
          <table:table-cell table:style-name="ce38" office:value-type="float" office:value="35.0">
            <text:p>35</text:p>
          </table:table-cell>
          <table:table-cell table:style-name="ce38" office:value-type="float" office:value="40.8">
            <text:p>40.8</text:p>
          </table:table-cell>
          <table:table-cell table:style-name="ce38" office:value-type="float" office:value="16.3">
            <text:p>16.3</text:p>
          </table:table-cell>
          <table:table-cell table:style-name="ce29" office:value-type="string">
            <text:p>F-test</text:p>
          </table:table-cell>
          <table:table-cell table:style-name="ce29" office:value-type="float" office:value="1.3">
            <text:p>1.3</text:p>
          </table:table-cell>
          <table:table-cell table:style-name="ce29" office:value-type="float" office:value="0.28">
            <text:p>0.28</text:p>
          </table:table-cell>
          <table:table-cell table:style-name="ce29" office:value-type="string">
            <text:p>no</text:p>
          </table:table-cell>
          <table:table-cell table:style-name="cf1" table:formula="of:=([L421]-[P421])/SQRT((((([M421]^2)*([K421]-1))+(([Q421]^2)*([O421]-1)))/([K421]+[O421])))"/>
          <table:table-cell table:style-name="cf1" table:formula="of:=([L421]-[T421])/SQRT((((([M421]^2)*([K421]-1))+(([U421]^2)*([S421]-1)))/([K421]+[S421])))"/>
          <table:table-cell table:style-name="cf1" table:formula="of:=([P421]-[T421])/SQRT((((([Q421]^2)*([O421]-1))+(([U421]^2)*([S421]-1)))/([O421]+[S421])))"/>
          <table:table-cell table:style-name="ce32"/>
          <table:table-cell table:style-name="ce33"/>
          <table:table-cell table:style-name="ce29" office:value-type="string">
            <text:p>F-test</text:p>
          </table:table-cell>
          <table:table-cell table:style-name="ce23" office:value-type="float" office:value="37.9">
            <text:p>37.9</text:p>
          </table:table-cell>
          <table:table-cell table:style-name="ce23" office:value-type="float" office:value="40.5">
            <text:p>40.5</text:p>
          </table:table-cell>
          <table:table-cell table:style-name="ce23" office:value-type="float" office:value="39.1">
            <text:p>39.1</text:p>
          </table:table-cell>
          <table:table-cell table:style-name="ce23" office:value-type="float" office:value="43.0">
            <text:p>43</text:p>
          </table:table-cell>
          <table:table-cell table:style-name="ce23" office:value-type="float" office:value="35.4">
            <text:p>35.4</text:p>
          </table:table-cell>
          <table:table-cell table:style-name="ce23" office:value-type="float" office:value="46.2">
            <text:p>46.2</text:p>
          </table:table-cell>
          <table:table-cell table:number-columns-repeated="987"/>
        </table:table-row>
        <table:table-row table:style-name="ro13">
          <table:table-cell table:style-name="ce24" office:value-type="string">
            <text:p>Nic</text:p>
          </table:table-cell>
          <table:table-cell table:style-name="ce25" office:value-type="string">
            <text:p>sdarticle (1)r.pdf</text:p>
          </table:table-cell>
          <table:table-cell table:style-name="ce25" office:value-type="float" office:value="1.9781653E7">
            <text:p>19781653</text:p>
          </table:table-cell>
          <table:table-cell table:style-name="ce26" office:value-type="string">
            <text:p>CACNA1C</text:p>
          </table:table-cell>
          <table:table-cell table:style-name="ce26" office:value-type="string">
            <text:p>rs1006737</text:p>
          </table:table-cell>
          <table:table-cell table:style-name="ce26" office:value-type="string">
            <text:p>Lexical verbal fluency task</text:p>
          </table:table-cell>
          <table:table-cell table:style-name="ce26" office:value-type="string">
            <text:p>Lexical verbal fluency</text:p>
          </table:table-cell>
          <table:table-cell table:style-name="ce27" office:value-type="string">
            <text:p>verbal fluency</text:p>
          </table:table-cell>
          <table:table-cell table:style-name="ce28" office:value-type="string">
            <text:p>SD</text:p>
          </table:table-cell>
          <table:table-cell table:style-name="ce29" office:value-type="string">
            <text:p>G/G</text:p>
          </table:table-cell>
          <table:table-cell table:style-name="ce29" office:value-type="float" office:value="32.0">
            <text:p>32</text:p>
          </table:table-cell>
          <table:table-cell table:style-name="ce29" office:value-type="float" office:value="15.3">
            <text:p>15.3</text:p>
          </table:table-cell>
          <table:table-cell table:style-name="ce29" office:value-type="float" office:value="3.6">
            <text:p>3.6</text:p>
          </table:table-cell>
          <table:table-cell table:style-name="ce25" office:value-type="string">
            <text:p>A/G,A/A</text:p>
          </table:table-cell>
          <table:table-cell table:style-name="ce25" office:value-type="float" office:value="30.0">
            <text:p>30</text:p>
          </table:table-cell>
          <table:table-cell table:style-name="ce25" office:value-type="float" office:value="16.3">
            <text:p>16.3</text:p>
          </table:table-cell>
          <table:table-cell table:style-name="ce25" office:value-type="float" office:value="5.6">
            <text:p>5.6</text:p>
          </table:table-cell>
          <table:table-cell table:number-columns-repeated="4" table:style-name="ce30"/>
          <table:table-cell table:style-name="ce29" office:value-type="string">
            <text:p>T-test</text:p>
          </table:table-cell>
          <table:table-cell table:style-name="ce29" office:value-type="float" office:value="0.84">
            <text:p>0.84</text:p>
          </table:table-cell>
          <table:table-cell table:style-name="ce29"/>
          <table:table-cell table:style-name="ce29" office:value-type="string">
            <text:p>no</text:p>
          </table:table-cell>
          <table:table-cell table:style-name="cf1" table:formula="of:=([L422]-[P422])/SQRT((((([M422]^2)*([K422]-1))+(([Q422]^2)*([O422]-1)))/([K422]+[O422])))"/>
          <table:table-cell table:style-name="cf1"/>
          <table:table-cell table:style-name="cf1"/>
          <table:table-cell table:style-name="ce32"/>
          <table:table-cell table:style-name="ce33" office:value-type="string">
            <text:p>Daum,I.,Graber,S.,Schugens,M.M.,Mayes,A.R.,1996. Memory dysfunction of the</text:p>
            <text:p>frontal type in normal ageing. Neuroreport 7,2625–2628.</text:p>
            <text:p/>
          </table:table-cell>
          <table:table-cell table:style-name="ce29" office:value-type="string">
            <text:p>T-test</text:p>
          </table:table-cell>
          <table:table-cell table:style-name="ce23" table:formula="of:=ROUND(([L422]-((1.96*[M422])/SQRT([K422])));3)"/>
          <table:table-cell table:style-name="ce23" table:formula="of:=ROUND(([L422]+((1.96*[M422])/SQRT([K422])));3)"/>
          <table:table-cell table:style-name="ce23" table:formula="of:=ROUND(([P422]-((1.96*[Q422])/SQRT([O422])));3)"/>
          <table:table-cell table:style-name="ce23" table:formula="of:=ROUND(([P422]+((1.96*[Q422])/SQRT([O422])));3)"/>
          <table:table-cell table:number-columns-repeated="989"/>
        </table:table-row>
        <table:table-row table:style-name="ro12">
          <table:table-cell table:style-name="ce24" office:value-type="string">
            <text:p>Nic</text:p>
          </table:table-cell>
          <table:table-cell table:style-name="ce25" office:value-type="string">
            <text:p>sdarticle (1)r.pdf</text:p>
          </table:table-cell>
          <table:table-cell table:style-name="ce25" office:value-type="float" office:value="1.9781653E7">
            <text:p>19781653</text:p>
          </table:table-cell>
          <table:table-cell table:style-name="ce26" office:value-type="string">
            <text:p>CACNA1C</text:p>
          </table:table-cell>
          <table:table-cell table:style-name="ce26" office:value-type="string">
            <text:p>rs1006737</text:p>
          </table:table-cell>
          <table:table-cell table:style-name="ce26" office:value-type="string">
            <text:p>Semantic verbal fluency task</text:p>
          </table:table-cell>
          <table:table-cell table:style-name="ce26" office:value-type="string">
            <text:p>Number of errors (in fmri task)</text:p>
          </table:table-cell>
          <table:table-cell table:style-name="ce27" office:value-type="string">
            <text:p>verbal fluency</text:p>
          </table:table-cell>
          <table:table-cell table:style-name="ce28" office:value-type="string">
            <text:p>SD</text:p>
          </table:table-cell>
          <table:table-cell table:style-name="ce29" office:value-type="string">
            <text:p>G/G</text:p>
          </table:table-cell>
          <table:table-cell table:style-name="ce29" office:value-type="float" office:value="32.0">
            <text:p>32</text:p>
          </table:table-cell>
          <table:table-cell table:style-name="ce29" office:value-type="float" office:value="2.8">
            <text:p>2.8</text:p>
          </table:table-cell>
          <table:table-cell table:style-name="ce29" office:value-type="float" office:value="2.4">
            <text:p>2.4</text:p>
          </table:table-cell>
          <table:table-cell table:style-name="ce25" office:value-type="string">
            <text:p>A/G,A/A</text:p>
          </table:table-cell>
          <table:table-cell table:style-name="ce25" office:value-type="float" office:value="30.0">
            <text:p>30</text:p>
          </table:table-cell>
          <table:table-cell table:style-name="ce25" office:value-type="float" office:value="4.2">
            <text:p>4.2</text:p>
          </table:table-cell>
          <table:table-cell table:style-name="ce25" office:value-type="float" office:value="3.3">
            <text:p>3.3</text:p>
          </table:table-cell>
          <table:table-cell table:number-columns-repeated="4" table:style-name="ce30"/>
          <table:table-cell table:style-name="ce29" office:value-type="string">
            <text:p>T-test</text:p>
          </table:table-cell>
          <table:table-cell table:style-name="ce29" office:value-type="float" office:value="1.7">
            <text:p>1.7</text:p>
          </table:table-cell>
          <table:table-cell table:style-name="ce29"/>
          <table:table-cell table:style-name="ce29" office:value-type="string">
            <text:p>no</text:p>
          </table:table-cell>
          <table:table-cell table:style-name="cf1" table:formula="of:=([L423]-[P423])/SQRT((((([M423]^2)*([K423]-1))+(([Q423]^2)*([O423]-1)))/([K423]+[O423])))"/>
          <table:table-cell table:style-name="cf1"/>
          <table:table-cell table:style-name="cf1"/>
          <table:table-cell table:style-name="ce32"/>
          <table:table-cell table:style-name="ce33" office:value-type="string">
            <text:p>Kircher,T.,Krug,A.,Markov,V.,Whitney,C.,Krach,S.,Zerres,K.,Eggermann,T.,Stöcker,T.,Shah,N.J.,Treutlein,J.,Nöthen,M.M.,Becker,T.,Rietschel,M.,2009. Genetic variation in the schizophrenia-risk gene neuregulin 1 correlates with brain activation and impaired speech production in a verbal fluency task in healthy individuals. Hum. Brain Mapp. 9999 NA.</text:p>
            <text:p/>
          </table:table-cell>
          <table:table-cell table:style-name="ce29" office:value-type="string">
            <text:p>T-test</text:p>
          </table:table-cell>
          <table:table-cell table:style-name="ce23" table:formula="of:=ROUND(([L423]-((1.96*[M423])/SQRT([K423])));3)"/>
          <table:table-cell table:style-name="ce23" table:formula="of:=ROUND(([L423]+((1.96*[M423])/SQRT([K423])));3)"/>
          <table:table-cell table:style-name="ce23" table:formula="of:=ROUND(([P423]-((1.96*[Q423])/SQRT([O423])));3)"/>
          <table:table-cell table:style-name="ce23" table:formula="of:=ROUND(([P423]+((1.96*[Q423])/SQRT([O423])));3)"/>
          <table:table-cell table:number-columns-repeated="989"/>
        </table:table-row>
        <table:table-row table:style-name="ro13">
          <table:table-cell table:style-name="ce24" office:value-type="string">
            <text:p>Nic</text:p>
          </table:table-cell>
          <table:table-cell table:style-name="ce25" office:value-type="string">
            <text:p>sdarticle (1)r.pdf</text:p>
          </table:table-cell>
          <table:table-cell table:style-name="ce25" office:value-type="float" office:value="1.9781653E7">
            <text:p>19781653</text:p>
          </table:table-cell>
          <table:table-cell table:style-name="ce26" office:value-type="string">
            <text:p>CACNA1C</text:p>
          </table:table-cell>
          <table:table-cell table:style-name="ce26" office:value-type="string">
            <text:p>rs1006737</text:p>
          </table:table-cell>
          <table:table-cell table:style-name="ce26" office:value-type="string">
            <text:p>Semantic verbal fluency task</text:p>
          </table:table-cell>
          <table:table-cell table:style-name="ce26" office:value-type="string">
            <text:p>Semantic verbal fluency</text:p>
          </table:table-cell>
          <table:table-cell table:style-name="ce27" office:value-type="string">
            <text:p>verbal fluency</text:p>
          </table:table-cell>
          <table:table-cell table:style-name="ce28" office:value-type="string">
            <text:p>SD</text:p>
          </table:table-cell>
          <table:table-cell table:style-name="ce29" office:value-type="string">
            <text:p>G/G</text:p>
          </table:table-cell>
          <table:table-cell table:style-name="ce29" office:value-type="float" office:value="32.0">
            <text:p>32</text:p>
          </table:table-cell>
          <table:table-cell table:style-name="ce29" office:value-type="float" office:value="36.4">
            <text:p>36.4</text:p>
          </table:table-cell>
          <table:table-cell table:style-name="ce29" office:value-type="float" office:value="7.1">
            <text:p>7.1</text:p>
          </table:table-cell>
          <table:table-cell table:style-name="ce25" office:value-type="string">
            <text:p>A/G,A/A</text:p>
          </table:table-cell>
          <table:table-cell table:style-name="ce25" office:value-type="float" office:value="30.0">
            <text:p>30</text:p>
          </table:table-cell>
          <table:table-cell table:style-name="ce25" office:value-type="float" office:value="31.9">
            <text:p>31.9</text:p>
          </table:table-cell>
          <table:table-cell table:style-name="ce25" office:value-type="float" office:value="7.9">
            <text:p>7.9</text:p>
          </table:table-cell>
          <table:table-cell table:number-columns-repeated="4" table:style-name="ce30"/>
          <table:table-cell table:style-name="ce29" office:value-type="string">
            <text:p>T-test</text:p>
          </table:table-cell>
          <table:table-cell table:style-name="ce29" office:value-type="float" office:value="2.4">
            <text:p>2.4</text:p>
          </table:table-cell>
          <table:table-cell table:style-name="ce29" office:value-type="float" office:value="0.21">
            <text:p>0.21</text:p>
          </table:table-cell>
          <table:table-cell table:style-name="ce29" office:value-type="string">
            <text:p>yes</text:p>
          </table:table-cell>
          <table:table-cell table:style-name="cf1" table:formula="of:=([L424]-[P424])/SQRT((((([M424]^2)*([K424]-1))+(([Q424]^2)*([O424]-1)))/([K424]+[O424])))"/>
          <table:table-cell table:style-name="cf1"/>
          <table:table-cell table:style-name="cf1"/>
          <table:table-cell table:style-name="ce32"/>
          <table:table-cell table:style-name="ce33" office:value-type="string">
            <text:p>Daum,I.,Graber,S.,Schugens,M.M.,Mayes,A.R.,1996. Memory dysfunction of the</text:p>
            <text:p>frontal type in normal ageing. Neuroreport 7,2625–2628.</text:p>
            <text:p/>
          </table:table-cell>
          <table:table-cell table:style-name="ce29" office:value-type="string">
            <text:p>T-test</text:p>
          </table:table-cell>
          <table:table-cell table:style-name="ce23" table:formula="of:=ROUND(([L424]-((1.96*[M424])/SQRT([K424])));3)"/>
          <table:table-cell table:style-name="ce23" table:formula="of:=ROUND(([L424]+((1.96*[M424])/SQRT([K424])));3)"/>
          <table:table-cell table:style-name="ce23" table:formula="of:=ROUND(([P424]-((1.96*[Q424])/SQRT([O424])));3)"/>
          <table:table-cell table:style-name="ce23" table:formula="of:=ROUND(([P424]+((1.96*[Q424])/SQRT([O424])));3)"/>
          <table:table-cell table:number-columns-repeated="989"/>
        </table:table-row>
        <table:table-row table:style-name="ro1">
          <table:table-cell table:style-name="ce24" office:value-type="string">
            <text:p>Nic</text:p>
          </table:table-cell>
          <table:table-cell table:style-name="ce25" office:value-type="string">
            <text:p>journal.pone.0005495.pdf</text:p>
          </table:table-cell>
          <table:table-cell table:style-name="ce25" office:value-type="float" office:value="1.94245E7">
            <text:p>19424500</text:p>
          </table:table-cell>
          <table:table-cell table:style-name="ce26" office:value-type="string">
            <text:p>COMT</text:p>
          </table:table-cell>
          <table:table-cell table:style-name="ce26" office:value-type="string">
            <text:p>rs4680</text:p>
          </table:table-cell>
          <table:table-cell table:style-name="ce26" office:value-type="string">
            <text:p>Cognitive action task</text:p>
          </table:table-cell>
          <table:table-cell table:style-name="ce26" office:value-type="string">
            <text:p>Verbal fluency</text:p>
          </table:table-cell>
          <table:table-cell table:style-name="ce27" office:value-type="string">
            <text:p>verbal fluency</text:p>
          </table:table-cell>
          <table:table-cell table:style-name="ce28" office:value-type="string">
            <text:p>SD</text:p>
          </table:table-cell>
          <table:table-cell table:style-name="ce35" office:value-type="string">
            <text:p>A/A,A/A</text:p>
          </table:table-cell>
          <table:table-cell table:style-name="ce35" office:value-type="float" office:value="30.0">
            <text:p>30</text:p>
          </table:table-cell>
          <table:table-cell table:style-name="ce35" office:value-type="float" office:value="16.6">
            <text:p>16.6</text:p>
          </table:table-cell>
          <table:table-cell table:style-name="ce35" office:value-type="float" office:value="4.4">
            <text:p>4.4</text:p>
          </table:table-cell>
          <table:table-cell table:style-name="ce36" office:value-type="string">
            <text:p>A/A</text:p>
          </table:table-cell>
          <table:table-cell table:style-name="ce36" office:value-type="float" office:value="30.0">
            <text:p>30</text:p>
          </table:table-cell>
          <table:table-cell table:style-name="ce36" office:value-type="float" office:value="17.2">
            <text:p>17.2</text:p>
          </table:table-cell>
          <table:table-cell table:style-name="ce36" office:value-type="float" office:value="4.6">
            <text:p>4.6</text:p>
          </table:table-cell>
          <table:table-cell table:style-name="ce37"/>
          <table:table-cell table:number-columns-repeated="3" table:style-name="ce30"/>
          <table:table-cell table:style-name="ce29" office:value-type="string">
            <text:p>T-test</text:p>
          </table:table-cell>
          <table:table-cell table:style-name="ce29"/>
          <table:table-cell table:style-name="ce29" office:value-type="float" office:value="0.0">
            <text:p>0</text:p>
          </table:table-cell>
          <table:table-cell table:style-name="ce29"/>
          <table:table-cell table:style-name="cf1" table:formula="of:=([L425]-[P425])/SQRT((((([M425]^2)*([K425]-1))+(([Q425]^2)*([O425]-1)))/([K425]+[O425])))"/>
          <table:table-cell table:style-name="cf1"/>
          <table:table-cell table:style-name="cf1"/>
          <table:table-cell table:style-name="ce32"/>
          <table:table-cell table:style-name="ce33"/>
          <table:table-cell table:style-name="ce29"/>
          <table:table-cell table:style-name="ce23" table:formula="of:=ROUND(([L425]-((1.96*[M425])/SQRT([K425])));3)"/>
          <table:table-cell table:style-name="ce23" table:formula="of:=ROUND(([L425]+((1.96*[M425])/SQRT([K425])));3)"/>
          <table:table-cell table:style-name="ce23" table:formula="of:=ROUND(([P425]-((1.96*[Q425])/SQRT([O425])));3)"/>
          <table:table-cell table:style-name="ce23" table:formula="of:=ROUND(([P425]+((1.96*[Q425])/SQRT([O425])));3)"/>
          <table:table-cell table:number-columns-repeated="989"/>
        </table:table-row>
        <table:table-row table:style-name="ro1">
          <table:table-cell table:style-name="ce24" office:value-type="string">
            <text:p>Nic</text:p>
          </table:table-cell>
          <table:table-cell table:style-name="ce25" office:value-type="string">
            <text:p>sdarticle (3)u.pdf</text:p>
          </table:table-cell>
          <table:table-cell table:style-name="ce25" office:value-type="float" office:value="1.5979789E7">
            <text:p>15979789</text:p>
          </table:table-cell>
          <table:table-cell table:style-name="ce26" office:value-type="string">
            <text:p>COMT</text:p>
          </table:table-cell>
          <table:table-cell table:style-name="ce26" office:value-type="string">
            <text:p>rs4680</text:p>
          </table:table-cell>
          <table:table-cell table:style-name="ce26" office:value-type="string">
            <text:p>VFT</text:p>
          </table:table-cell>
          <table:table-cell table:style-name="ce26" office:value-type="string">
            <text:p>Verbal fluency score</text:p>
          </table:table-cell>
          <table:table-cell table:style-name="ce27" office:value-type="string">
            <text:p>verbal fluency</text:p>
          </table:table-cell>
          <table:table-cell table:style-name="ce28" office:value-type="string">
            <text:p>SD</text:p>
          </table:table-cell>
          <table:table-cell table:style-name="ce35" office:value-type="string">
            <text:p>A/A</text:p>
          </table:table-cell>
          <table:table-cell table:style-name="ce35" office:value-type="float" office:value="97.0">
            <text:p>97</text:p>
          </table:table-cell>
          <table:table-cell table:style-name="ce35" office:value-type="float" office:value="41.0">
            <text:p>41</text:p>
          </table:table-cell>
          <table:table-cell table:style-name="ce35" office:value-type="float" office:value="11.56">
            <text:p>11.56</text:p>
          </table:table-cell>
          <table:table-cell table:style-name="ce36" office:value-type="string">
            <text:p>A/A</text:p>
          </table:table-cell>
          <table:table-cell table:style-name="ce36" office:value-type="float" office:value="239.0">
            <text:p>239</text:p>
          </table:table-cell>
          <table:table-cell table:style-name="ce36" office:value-type="float" office:value="40.2">
            <text:p>40.2</text:p>
          </table:table-cell>
          <table:table-cell table:style-name="ce36" office:value-type="float" office:value="11.83">
            <text:p>11.83</text:p>
          </table:table-cell>
          <table:table-cell table:style-name="ce38" office:value-type="string">
            <text:p>A/A</text:p>
          </table:table-cell>
          <table:table-cell table:style-name="ce30" office:value-type="float" office:value="124.0">
            <text:p>124</text:p>
          </table:table-cell>
          <table:table-cell table:style-name="ce30" office:value-type="float" office:value="38.8">
            <text:p>38.8</text:p>
          </table:table-cell>
          <table:table-cell table:style-name="ce30" office:value-type="float" office:value="11.93">
            <text:p>11.93</text:p>
          </table:table-cell>
          <table:table-cell table:style-name="ce29" office:value-type="string">
            <text:p>F-test</text:p>
          </table:table-cell>
          <table:table-cell table:style-name="ce29" office:value-type="float" office:value="1.0">
            <text:p>1</text:p>
          </table:table-cell>
          <table:table-cell table:style-name="ce29" office:value-type="float" office:value="0.36">
            <text:p>0.36</text:p>
          </table:table-cell>
          <table:table-cell table:style-name="ce29" office:value-type="string">
            <text:p>no</text:p>
          </table:table-cell>
          <table:table-cell table:style-name="cf1" table:formula="of:=([L426]-[P426])/SQRT((((([M426]^2)*([K426]-1))+(([Q426]^2)*([O426]-1)))/([K426]+[O426])))"/>
          <table:table-cell table:style-name="cf1" table:formula="of:=([L426]-[T426])/SQRT((((([M426]^2)*([K426]-1))+(([U426]^2)*([S426]-1)))/([K426]+[S426])))"/>
          <table:table-cell table:style-name="cf1" table:formula="of:=([P426]-[T426])/SQRT((((([Q426]^2)*([O426]-1))+(([U426]^2)*([S426]-1)))/([O426]+[S426])))"/>
          <table:table-cell table:style-name="ce32"/>
          <table:table-cell table:style-name="ce33"/>
          <table:table-cell table:style-name="ce29" office:value-type="string">
            <text:p>F-test</text:p>
          </table:table-cell>
          <table:table-cell table:style-name="ce23" office:value-type="float" office:value="38.6">
            <text:p>38.6</text:p>
          </table:table-cell>
          <table:table-cell table:style-name="ce23" office:value-type="float" office:value="43.3">
            <text:p>43.3</text:p>
          </table:table-cell>
          <table:table-cell table:style-name="ce23" office:value-type="float" office:value="38.7">
            <text:p>38.7</text:p>
          </table:table-cell>
          <table:table-cell table:style-name="ce23" office:value-type="float" office:value="41.7">
            <text:p>41.7</text:p>
          </table:table-cell>
          <table:table-cell table:style-name="ce23" office:value-type="float" office:value="36.7">
            <text:p>36.7</text:p>
          </table:table-cell>
          <table:table-cell table:style-name="ce23" office:value-type="float" office:value="40.9">
            <text:p>40.9</text:p>
          </table:table-cell>
          <table:table-cell table:number-columns-repeated="987"/>
        </table:table-row>
        <table:table-row table:style-name="ro1">
          <table:table-cell table:style-name="ce24" office:value-type="string">
            <text:p>Nic</text:p>
          </table:table-cell>
          <table:table-cell table:style-name="ce25" office:value-type="string">
            <text:p>sdarticle (11).pdf</text:p>
          </table:table-cell>
          <table:table-cell table:style-name="ce25" office:value-type="float" office:value="1.6054297E7">
            <text:p>16054297</text:p>
          </table:table-cell>
          <table:table-cell table:style-name="ce26" office:value-type="string">
            <text:p>DISC1</text:p>
          </table:table-cell>
          <table:table-cell table:style-name="ce26" office:value-type="string">
            <text:p>rs8261616</text:p>
          </table:table-cell>
          <table:table-cell table:style-name="ce26"/>
          <table:table-cell table:style-name="ce26" office:value-type="string">
            <text:p>Verbal fluency score</text:p>
          </table:table-cell>
          <table:table-cell table:style-name="ce27" office:value-type="string">
            <text:p>verbal fluency</text:p>
          </table:table-cell>
          <table:table-cell table:style-name="ce28" office:value-type="string">
            <text:p>SD</text:p>
          </table:table-cell>
          <table:table-cell table:style-name="ce29" office:value-type="string">
            <text:p>A/A </text:p>
          </table:table-cell>
          <table:table-cell table:style-name="ce29" office:value-type="float" office:value="235.0">
            <text:p>235</text:p>
          </table:table-cell>
          <table:table-cell table:style-name="ce29" office:value-type="float" office:value="40.4">
            <text:p>40.4</text:p>
          </table:table-cell>
          <table:table-cell table:style-name="ce29" office:value-type="float" office:value="12.51">
            <text:p>12.51</text:p>
          </table:table-cell>
          <table:table-cell table:style-name="ce25" office:value-type="string">
            <text:p>A/T</text:p>
          </table:table-cell>
          <table:table-cell table:style-name="ce25" office:value-type="float" office:value="163.0">
            <text:p>163</text:p>
          </table:table-cell>
          <table:table-cell table:style-name="ce25" office:value-type="float" office:value="40.3">
            <text:p>40.3</text:p>
          </table:table-cell>
          <table:table-cell table:style-name="ce25" office:value-type="float" office:value="12.38">
            <text:p>12.38</text:p>
          </table:table-cell>
          <table:table-cell table:style-name="ce39" office:value-type="string">
            <text:p>T/T</text:p>
          </table:table-cell>
          <table:table-cell table:style-name="ce39" office:value-type="float" office:value="31.0">
            <text:p>31</text:p>
          </table:table-cell>
          <table:table-cell table:style-name="ce39" office:value-type="float" office:value="38.2">
            <text:p>38.2</text:p>
          </table:table-cell>
          <table:table-cell table:style-name="ce39" office:value-type="float" office:value="12.78">
            <text:p>12.78</text:p>
          </table:table-cell>
          <table:table-cell table:style-name="ce29" office:value-type="string">
            <text:p>F-test</text:p>
          </table:table-cell>
          <table:table-cell table:style-name="ce29" office:value-type="float" office:value="0.42">
            <text:p>0.42</text:p>
          </table:table-cell>
          <table:table-cell table:style-name="ce29" office:value-type="float" office:value="0.66">
            <text:p>0.66</text:p>
          </table:table-cell>
          <table:table-cell table:style-name="ce29" office:value-type="string">
            <text:p>no</text:p>
          </table:table-cell>
          <table:table-cell table:style-name="cf1" table:formula="of:=([L427]-[P427])/SQRT((((([M427]^2)*([K427]-1))+(([Q427]^2)*([O427]-1)))/([K427]+[O427])))"/>
          <table:table-cell table:style-name="cf1" table:formula="of:=([L427]-[T427])/SQRT((((([M427]^2)*([K427]-1))+(([U427]^2)*([S427]-1)))/([K427]+[S427])))"/>
          <table:table-cell table:style-name="cf1" table:formula="of:=([P427]-[T427])/SQRT((((([Q427]^2)*([O427]-1))+(([U427]^2)*([S427]-1)))/([O427]+[S427])))"/>
          <table:table-cell table:style-name="ce32"/>
          <table:table-cell table:style-name="ce33"/>
          <table:table-cell table:style-name="ce29" office:value-type="string">
            <text:p>F-test</text:p>
          </table:table-cell>
          <table:table-cell table:style-name="ce23" office:value-type="float" office:value="38.8">
            <text:p>38.8</text:p>
          </table:table-cell>
          <table:table-cell table:style-name="ce23" office:value-type="float" office:value="42.0">
            <text:p>42</text:p>
          </table:table-cell>
          <table:table-cell table:style-name="ce23" office:value-type="float" office:value="38.4">
            <text:p>38.4</text:p>
          </table:table-cell>
          <table:table-cell table:style-name="ce23" office:value-type="float" office:value="42.2">
            <text:p>42.2</text:p>
          </table:table-cell>
          <table:table-cell table:style-name="ce23" office:value-type="float" office:value="33.8">
            <text:p>33.8</text:p>
          </table:table-cell>
          <table:table-cell table:style-name="ce23" office:value-type="float" office:value="42.7">
            <text:p>42.7</text:p>
          </table:table-cell>
          <table:table-cell table:number-columns-repeated="987"/>
        </table:table-row>
        <table:table-row table:style-name="ro1">
          <table:table-cell table:style-name="ce24" office:value-type="string">
            <text:p>Nic</text:p>
          </table:table-cell>
          <table:table-cell table:style-name="ce25" office:value-type="string">
            <text:p>S0033291709005388a.pdf</text:p>
          </table:table-cell>
          <table:table-cell table:style-name="ce25" office:value-type="float" office:value="1.9335929E7">
            <text:p>19335929</text:p>
          </table:table-cell>
          <table:table-cell table:style-name="ce26" office:value-type="string">
            <text:p>DTNBP1</text:p>
          </table:table-cell>
          <table:table-cell table:style-name="ce26" office:value-type="string">
            <text:p>rs1018381</text:p>
          </table:table-cell>
          <table:table-cell table:style-name="ce26" office:value-type="string">
            <text:p>Semantic verbal fluency task</text:p>
          </table:table-cell>
          <table:table-cell table:style-name="ce26" office:value-type="string">
            <text:p>Attention</text:p>
          </table:table-cell>
          <table:table-cell table:style-name="ce27" office:value-type="string">
            <text:p>verbal fluency</text:p>
          </table:table-cell>
          <table:table-cell table:style-name="ce28" office:value-type="string">
            <text:p>SD</text:p>
          </table:table-cell>
          <table:table-cell table:style-name="ce29" office:value-type="string">
            <text:p>G/G</text:p>
          </table:table-cell>
          <table:table-cell table:style-name="ce29" office:value-type="float" office:value="424.0">
            <text:p>424</text:p>
          </table:table-cell>
          <table:table-cell table:style-name="ce29" office:value-type="float" office:value="31.09">
            <text:p>31.09</text:p>
          </table:table-cell>
          <table:table-cell table:style-name="ce29" office:value-type="float" office:value="9.3">
            <text:p>9.3</text:p>
          </table:table-cell>
          <table:table-cell table:style-name="ce25" office:value-type="string">
            <text:p>A/A,A/G</text:p>
          </table:table-cell>
          <table:table-cell table:style-name="ce25" office:value-type="float" office:value="94.0">
            <text:p>94</text:p>
          </table:table-cell>
          <table:table-cell table:style-name="ce25" office:value-type="float" office:value="32.13">
            <text:p>32.13</text:p>
          </table:table-cell>
          <table:table-cell table:style-name="ce25" office:value-type="float" office:value="8.65">
            <text:p>8.65</text:p>
          </table:table-cell>
          <table:table-cell table:number-columns-repeated="4" table:style-name="ce30"/>
          <table:table-cell table:style-name="ce29" office:value-type="string">
            <text:p>F-test</text:p>
          </table:table-cell>
          <table:table-cell table:style-name="ce29" office:value-type="float" office:value="0.98">
            <text:p>0.98</text:p>
          </table:table-cell>
          <table:table-cell table:style-name="ce29" office:value-type="float" office:value="0.321">
            <text:p>0.321</text:p>
          </table:table-cell>
          <table:table-cell table:style-name="ce29" office:value-type="string">
            <text:p>no</text:p>
          </table:table-cell>
          <table:table-cell table:style-name="cf1" table:formula="of:=([L428]-[P428])/SQRT((((([M428]^2)*([K428]-1))+(([Q428]^2)*([O428]-1)))/([K428]+[O428])))"/>
          <table:table-cell table:style-name="cf1"/>
          <table:table-cell table:style-name="cf1"/>
          <table:table-cell table:style-name="ce32"/>
          <table:table-cell table:style-name="ce33"/>
          <table:table-cell table:style-name="ce29" office:value-type="string">
            <text:p>F-test</text:p>
          </table:table-cell>
          <table:table-cell table:style-name="ce23" table:formula="of:=ROUND(([L428]-((1.96*[M428])/SQRT([K428])));3)"/>
          <table:table-cell table:style-name="ce23" table:formula="of:=ROUND(([L428]+((1.96*[M428])/SQRT([K428])));3)"/>
          <table:table-cell table:style-name="ce23" table:formula="of:=ROUND(([P428]-((1.96*[Q428])/SQRT([O428])));3)"/>
          <table:table-cell table:style-name="ce23" table:formula="of:=ROUND(([P428]+((1.96*[Q428])/SQRT([O428])));3)"/>
          <table:table-cell table:number-columns-repeated="989"/>
        </table:table-row>
        <table:table-row table:style-name="ro10">
          <table:table-cell table:style-name="ce24" office:value-type="string">
            <text:p>Andrew</text:p>
          </table:table-cell>
          <table:table-cell table:style-name="ce25" office:value-type="string">
            <text:p>1471-244x-9-50.pdf</text:p>
          </table:table-cell>
          <table:table-cell table:style-name="ce25" office:value-type="float" office:value="1.9778423E7">
            <text:p>19778423</text:p>
          </table:table-cell>
          <table:table-cell table:style-name="ce26" office:value-type="string">
            <text:p>G72</text:p>
          </table:table-cell>
          <table:table-cell table:style-name="ce26" office:value-type="string">
            <text:p>rs3918342 </text:p>
          </table:table-cell>
          <table:table-cell table:style-name="ce26" office:value-type="string">
            <text:p>Lexical word generation</text:p>
          </table:table-cell>
          <table:table-cell table:style-name="ce26" office:value-type="string">
            <text:p>Lexical verbal fluency</text:p>
          </table:table-cell>
          <table:table-cell table:style-name="ce27" office:value-type="string">
            <text:p>verbal fluency</text:p>
          </table:table-cell>
          <table:table-cell table:style-name="ce28" office:value-type="string">
            <text:p>SD</text:p>
          </table:table-cell>
          <table:table-cell table:style-name="ce29" office:value-type="string">
            <text:p>M23(T/T)</text:p>
          </table:table-cell>
          <table:table-cell table:style-name="ce29" office:value-type="float" office:value="95.0">
            <text:p>95</text:p>
          </table:table-cell>
          <table:table-cell table:style-name="ce29" office:value-type="float" office:value="17.25">
            <text:p>17.25</text:p>
          </table:table-cell>
          <table:table-cell table:style-name="ce29" office:value-type="float" office:value="4.27">
            <text:p>4.27</text:p>
          </table:table-cell>
          <table:table-cell table:style-name="ce25" office:value-type="string">
            <text:p>M23(T/C)</text:p>
          </table:table-cell>
          <table:table-cell table:style-name="ce25" office:value-type="float" office:value="221.0">
            <text:p>221</text:p>
          </table:table-cell>
          <table:table-cell table:style-name="ce25" office:value-type="float" office:value="16.57">
            <text:p>16.57</text:p>
          </table:table-cell>
          <table:table-cell table:style-name="ce25" office:value-type="float" office:value="4.48">
            <text:p>4.48</text:p>
          </table:table-cell>
          <table:table-cell table:style-name="ce30" office:value-type="string">
            <text:p>M23(C/C)</text:p>
          </table:table-cell>
          <table:table-cell table:style-name="ce30" office:value-type="float" office:value="107.0">
            <text:p>107</text:p>
          </table:table-cell>
          <table:table-cell table:style-name="ce30" office:value-type="float" office:value="16.87">
            <text:p>16.87</text:p>
          </table:table-cell>
          <table:table-cell table:style-name="ce30" office:value-type="float" office:value="5.05">
            <text:p>5.05</text:p>
          </table:table-cell>
          <table:table-cell table:style-name="ce29" office:value-type="string">
            <text:p>F-test</text:p>
          </table:table-cell>
          <table:table-cell table:style-name="ce29" office:value-type="float" office:value="0.753">
            <text:p>0.753</text:p>
          </table:table-cell>
          <table:table-cell table:style-name="ce29" office:value-type="float" office:value="0.472">
            <text:p>0.472</text:p>
          </table:table-cell>
          <table:table-cell table:style-name="ce29" office:value-type="string">
            <text:p>no</text:p>
          </table:table-cell>
          <table:table-cell table:style-name="cf1" table:formula="of:=([L429]-[P429])/SQRT((((([M429]^2)*([K429]-1))+(([Q429]^2)*([O429]-1)))/([K429]+[O429])))"/>
          <table:table-cell table:style-name="cf1" table:formula="of:=([L429]-[T429])/SQRT((((([M429]^2)*([K429]-1))+(([U429]^2)*([S429]-1)))/([K429]+[S429])))"/>
          <table:table-cell table:style-name="cf1" table:formula="of:=([P429]-[T429])/SQRT((((([Q429]^2)*([O429]-1))+(([U429]^2)*([S429]-1)))/([O429]+[S429])))"/>
          <table:table-cell table:style-name="ce32"/>
          <table:table-cell table:style-name="ce33" office:value-type="string">
            <text:p>Lezak M: Neuropsychological Assessment. Oxford University Press,Oxford; 1995.</text:p>
          </table:table-cell>
          <table:table-cell table:style-name="ce29" office:value-type="string">
            <text:p>ANOVA; f-test</text:p>
          </table:table-cell>
          <table:table-cell table:style-name="ce23" table:formula="of:=ROUND(([L429]-((1.96*[M429])/SQRT([K429])));3)"/>
          <table:table-cell table:style-name="ce23" table:formula="of:=ROUND(([L429]+((1.96*[M429])/SQRT([K429])));3)"/>
          <table:table-cell table:style-name="ce23" table:formula="of:=ROUND(([P429]-((1.96*[Q429])/SQRT([O429])));3)"/>
          <table:table-cell table:style-name="ce23" table:formula="of:=ROUND(([P429]+((1.96*[Q429])/SQRT([O429])));3)"/>
          <table:table-cell table:style-name="ce23" table:formula="of:=ROUND(([T429]-((1.96*[U429])/SQRT([S429])));3)"/>
          <table:table-cell table:style-name="ce23" table:formula="of:=ROUND(([T429]+((1.96*[U429])/SQRT([S429])));3)"/>
          <table:table-cell table:number-columns-repeated="987"/>
        </table:table-row>
        <table:table-row table:style-name="ro10">
          <table:table-cell table:style-name="ce24" office:value-type="string">
            <text:p>Andrew</text:p>
          </table:table-cell>
          <table:table-cell table:style-name="ce25" office:value-type="string">
            <text:p>1471-244x-9-50.pdf</text:p>
          </table:table-cell>
          <table:table-cell table:style-name="ce25" office:value-type="float" office:value="1.9778423E7">
            <text:p>19778423</text:p>
          </table:table-cell>
          <table:table-cell table:style-name="ce26" office:value-type="string">
            <text:p>G72</text:p>
          </table:table-cell>
          <table:table-cell table:style-name="ce26" office:value-type="string">
            <text:p>rs1421292 </text:p>
          </table:table-cell>
          <table:table-cell table:style-name="ce26" office:value-type="string">
            <text:p>Lexical word generation</text:p>
          </table:table-cell>
          <table:table-cell table:style-name="ce26" office:value-type="string">
            <text:p>Lexical verbal fluency</text:p>
          </table:table-cell>
          <table:table-cell table:style-name="ce27" office:value-type="string">
            <text:p>verbal fluency</text:p>
          </table:table-cell>
          <table:table-cell table:style-name="ce28" office:value-type="string">
            <text:p>SD</text:p>
          </table:table-cell>
          <table:table-cell table:style-name="ce29" office:value-type="string">
            <text:p>M24(A/A)</text:p>
          </table:table-cell>
          <table:table-cell table:style-name="ce29" office:value-type="float" office:value="88.0">
            <text:p>88</text:p>
          </table:table-cell>
          <table:table-cell table:style-name="ce29" office:value-type="float" office:value="17.38">
            <text:p>17.38</text:p>
          </table:table-cell>
          <table:table-cell table:style-name="ce29" office:value-type="float" office:value="4.25">
            <text:p>4.25</text:p>
          </table:table-cell>
          <table:table-cell table:style-name="ce25" office:value-type="string">
            <text:p>M24(A/T)</text:p>
          </table:table-cell>
          <table:table-cell table:style-name="ce25" office:value-type="float" office:value="220.0">
            <text:p>220</text:p>
          </table:table-cell>
          <table:table-cell table:style-name="ce25" office:value-type="float" office:value="16.47">
            <text:p>16.47</text:p>
          </table:table-cell>
          <table:table-cell table:style-name="ce25" office:value-type="float" office:value="4.53">
            <text:p>4.53</text:p>
          </table:table-cell>
          <table:table-cell table:style-name="ce30" office:value-type="string">
            <text:p>M24(T/T)</text:p>
          </table:table-cell>
          <table:table-cell table:style-name="ce30" office:value-type="float" office:value="115.0">
            <text:p>115</text:p>
          </table:table-cell>
          <table:table-cell table:style-name="ce30" office:value-type="float" office:value="16.98">
            <text:p>16.98</text:p>
          </table:table-cell>
          <table:table-cell table:style-name="ce30" office:value-type="float" office:value="4.9">
            <text:p>4.9</text:p>
          </table:table-cell>
          <table:table-cell table:style-name="ce29" office:value-type="string">
            <text:p>F-test</text:p>
          </table:table-cell>
          <table:table-cell table:style-name="ce29" office:value-type="float" office:value="1.348">
            <text:p>1.348</text:p>
          </table:table-cell>
          <table:table-cell table:style-name="ce29" office:value-type="float" office:value="0.261">
            <text:p>0.261</text:p>
          </table:table-cell>
          <table:table-cell table:style-name="ce29" office:value-type="string">
            <text:p>no</text:p>
          </table:table-cell>
          <table:table-cell table:style-name="cf1" table:formula="of:=([L430]-[P430])/SQRT((((([M430]^2)*([K430]-1))+(([Q430]^2)*([O430]-1)))/([K430]+[O430])))"/>
          <table:table-cell table:style-name="cf1" table:formula="of:=([L430]-[T430])/SQRT((((([M430]^2)*([K430]-1))+(([U430]^2)*([S430]-1)))/([K430]+[S430])))"/>
          <table:table-cell table:style-name="cf1" table:formula="of:=([P430]-[T430])/SQRT((((([Q430]^2)*([O430]-1))+(([U430]^2)*([S430]-1)))/([O430]+[S430])))"/>
          <table:table-cell table:style-name="ce32"/>
          <table:table-cell table:style-name="ce33" office:value-type="string">
            <text:p>Lezak M: Neuropsychological Assessment. Oxford University Press,Oxford; 1995.</text:p>
          </table:table-cell>
          <table:table-cell table:style-name="ce29" office:value-type="string">
            <text:p>ANOVA; f-test</text:p>
          </table:table-cell>
          <table:table-cell table:style-name="ce23" table:formula="of:=ROUND(([L430]-((1.96*[M430])/SQRT([K430])));3)"/>
          <table:table-cell table:style-name="ce23" table:formula="of:=ROUND(([L430]+((1.96*[M430])/SQRT([K430])));3)"/>
          <table:table-cell table:style-name="ce23" table:formula="of:=ROUND(([P430]-((1.96*[Q430])/SQRT([O430])));3)"/>
          <table:table-cell table:style-name="ce23" table:formula="of:=ROUND(([P430]+((1.96*[Q430])/SQRT([O430])));3)"/>
          <table:table-cell table:style-name="ce23" table:formula="of:=ROUND(([T430]-((1.96*[U430])/SQRT([S430])));3)"/>
          <table:table-cell table:style-name="ce23" table:formula="of:=ROUND(([T430]+((1.96*[U430])/SQRT([S430])));3)"/>
          <table:table-cell table:number-columns-repeated="987"/>
        </table:table-row>
        <table:table-row table:style-name="ro8">
          <table:table-cell table:style-name="ce24" office:value-type="string">
            <text:p>Andrew</text:p>
          </table:table-cell>
          <table:table-cell table:style-name="ce25" office:value-type="string">
            <text:p>1471-244x-9-50.pdf</text:p>
          </table:table-cell>
          <table:table-cell table:style-name="ce25" office:value-type="float" office:value="1.9778423E7">
            <text:p>19778423</text:p>
          </table:table-cell>
          <table:table-cell table:style-name="ce26" office:value-type="string">
            <text:p>G72</text:p>
          </table:table-cell>
          <table:table-cell table:style-name="ce26" office:value-type="string">
            <text:p>rs3918342,rs1421292 </text:p>
          </table:table-cell>
          <table:table-cell table:style-name="ce26" office:value-type="string">
            <text:p>Lexical word generation</text:p>
          </table:table-cell>
          <table:table-cell table:style-name="ce26" office:value-type="string">
            <text:p>Lexical verbal fluency</text:p>
          </table:table-cell>
          <table:table-cell table:style-name="ce27" office:value-type="string">
            <text:p>verbal fluency</text:p>
          </table:table-cell>
          <table:table-cell table:style-name="ce28" office:value-type="string">
            <text:p>SD</text:p>
          </table:table-cell>
          <table:table-cell table:style-name="ce29" office:value-type="string">
            <text:p>M23(T/T),M24(A/A)</text:p>
          </table:table-cell>
          <table:table-cell table:style-name="ce29" office:value-type="float" office:value="88.0">
            <text:p>88</text:p>
          </table:table-cell>
          <table:table-cell table:style-name="ce29" office:value-type="float" office:value="17.38">
            <text:p>17.38</text:p>
          </table:table-cell>
          <table:table-cell table:style-name="ce29" office:value-type="float" office:value="4.25">
            <text:p>4.25</text:p>
          </table:table-cell>
          <table:table-cell table:style-name="ce25" office:value-type="string">
            <text:p>M23(T/C)/M24(T/A),M23(C/C)/M24(T/A),M23(T/C)/M24(T/T)</text:p>
          </table:table-cell>
          <table:table-cell table:style-name="ce25" office:value-type="float" office:value="231.0">
            <text:p>231</text:p>
          </table:table-cell>
          <table:table-cell table:style-name="ce25" office:value-type="float" office:value="16.54">
            <text:p>16.54</text:p>
          </table:table-cell>
          <table:table-cell table:style-name="ce25" office:value-type="float" office:value="4.47">
            <text:p>4.47</text:p>
          </table:table-cell>
          <table:table-cell table:style-name="ce30" office:value-type="string">
            <text:p>M23(C/C),M24(T/T)</text:p>
          </table:table-cell>
          <table:table-cell table:style-name="ce30" office:value-type="float" office:value="104.0">
            <text:p>104</text:p>
          </table:table-cell>
          <table:table-cell table:style-name="ce30" office:value-type="float" office:value="16.89">
            <text:p>16.89</text:p>
          </table:table-cell>
          <table:table-cell table:style-name="ce30" office:value-type="float" office:value="5.08">
            <text:p>5.08</text:p>
          </table:table-cell>
          <table:table-cell table:style-name="ce29" office:value-type="string">
            <text:p>F-test</text:p>
          </table:table-cell>
          <table:table-cell table:style-name="ce29" office:value-type="float" office:value="1.096">
            <text:p>1.096</text:p>
          </table:table-cell>
          <table:table-cell table:style-name="ce29" office:value-type="float" office:value="0.335">
            <text:p>0.335</text:p>
          </table:table-cell>
          <table:table-cell table:style-name="ce29" office:value-type="string">
            <text:p>no</text:p>
          </table:table-cell>
          <table:table-cell table:style-name="cf1" table:formula="of:=([L431]-[P431])/SQRT((((([M431]^2)*([K431]-1))+(([Q431]^2)*([O431]-1)))/([K431]+[O431])))"/>
          <table:table-cell table:style-name="cf1" table:formula="of:=([L431]-[T431])/SQRT((((([M431]^2)*([K431]-1))+(([U431]^2)*([S431]-1)))/([K431]+[S431])))"/>
          <table:table-cell table:style-name="cf1" table:formula="of:=([P431]-[T431])/SQRT((((([Q431]^2)*([O431]-1))+(([U431]^2)*([S431]-1)))/([O431]+[S431])))"/>
          <table:table-cell table:style-name="ce32"/>
          <table:table-cell table:style-name="ce33" office:value-type="string">
            <text:p>Lezak M: Neuropsychological Assessment. Oxford University Press,Oxford; 1995.</text:p>
          </table:table-cell>
          <table:table-cell table:style-name="ce29" office:value-type="string">
            <text:p>ANOVA; f-test</text:p>
          </table:table-cell>
          <table:table-cell table:style-name="ce23" table:formula="of:=ROUND(([L431]-((1.96*[M431])/SQRT([K431])));3)"/>
          <table:table-cell table:style-name="ce23" table:formula="of:=ROUND(([L431]+((1.96*[M431])/SQRT([K431])));3)"/>
          <table:table-cell table:style-name="ce23" table:formula="of:=ROUND(([P431]-((1.96*[Q431])/SQRT([O431])));3)"/>
          <table:table-cell table:style-name="ce23" table:formula="of:=ROUND(([P431]+((1.96*[Q431])/SQRT([O431])));3)"/>
          <table:table-cell table:style-name="ce23" table:formula="of:=ROUND(([T431]-((1.96*[U431])/SQRT([S431])));3)"/>
          <table:table-cell table:style-name="ce23" table:formula="of:=ROUND(([T431]+((1.96*[U431])/SQRT([S431])));3)"/>
          <table:table-cell table:number-columns-repeated="987"/>
        </table:table-row>
        <table:table-row table:style-name="ro8">
          <table:table-cell table:style-name="ce24" office:value-type="string">
            <text:p>Andrew</text:p>
          </table:table-cell>
          <table:table-cell table:style-name="ce25" office:value-type="string">
            <text:p>1471-244x-9-50.pdf</text:p>
          </table:table-cell>
          <table:table-cell table:style-name="ce25" office:value-type="float" office:value="1.9778423E7">
            <text:p>19778423</text:p>
          </table:table-cell>
          <table:table-cell table:style-name="ce26" office:value-type="string">
            <text:p>G72</text:p>
          </table:table-cell>
          <table:table-cell table:style-name="ce26" office:value-type="string">
            <text:p>rs3918342,rs1421292 </text:p>
          </table:table-cell>
          <table:table-cell table:style-name="ce26" office:value-type="string">
            <text:p>Semantic word generation</text:p>
          </table:table-cell>
          <table:table-cell table:style-name="ce26" office:value-type="string">
            <text:p>Semantic verbal fluency</text:p>
          </table:table-cell>
          <table:table-cell table:style-name="ce27" office:value-type="string">
            <text:p>verbal fluency</text:p>
          </table:table-cell>
          <table:table-cell table:style-name="ce28" office:value-type="string">
            <text:p>SD</text:p>
          </table:table-cell>
          <table:table-cell table:style-name="ce29" office:value-type="string">
            <text:p>M23(T/T),M24(A/A)</text:p>
          </table:table-cell>
          <table:table-cell table:style-name="ce29" office:value-type="float" office:value="88.0">
            <text:p>88</text:p>
          </table:table-cell>
          <table:table-cell table:style-name="ce29" office:value-type="float" office:value="30.75">
            <text:p>30.75</text:p>
          </table:table-cell>
          <table:table-cell table:style-name="ce29" office:value-type="float" office:value="8.88">
            <text:p>8.88</text:p>
          </table:table-cell>
          <table:table-cell table:style-name="ce25" office:value-type="string">
            <text:p>M23(T/C)/M24(T/A),M23(C/C)/M24(T/A),M23(T/C)/M24(T/T)</text:p>
          </table:table-cell>
          <table:table-cell table:style-name="ce25" office:value-type="float" office:value="231.0">
            <text:p>231</text:p>
          </table:table-cell>
          <table:table-cell table:style-name="ce25" office:value-type="float" office:value="30.91">
            <text:p>30.91</text:p>
          </table:table-cell>
          <table:table-cell table:style-name="ce25" office:value-type="float" office:value="9.21">
            <text:p>9.21</text:p>
          </table:table-cell>
          <table:table-cell table:style-name="ce30" office:value-type="string">
            <text:p>M23(C/C),M24(T/T)</text:p>
          </table:table-cell>
          <table:table-cell table:style-name="ce30" office:value-type="float" office:value="104.0">
            <text:p>104</text:p>
          </table:table-cell>
          <table:table-cell table:style-name="ce30" office:value-type="float" office:value="32.81">
            <text:p>32.81</text:p>
          </table:table-cell>
          <table:table-cell table:style-name="ce30" office:value-type="float" office:value="9.63">
            <text:p>9.63</text:p>
          </table:table-cell>
          <table:table-cell table:style-name="ce29" office:value-type="string">
            <text:p>F-test</text:p>
          </table:table-cell>
          <table:table-cell table:style-name="ce29" office:value-type="float" office:value="1.734">
            <text:p>1.734</text:p>
          </table:table-cell>
          <table:table-cell table:style-name="ce29" office:value-type="float" office:value="0.178">
            <text:p>0.178</text:p>
          </table:table-cell>
          <table:table-cell table:style-name="ce29" office:value-type="string">
            <text:p>no</text:p>
          </table:table-cell>
          <table:table-cell table:style-name="cf1" table:formula="of:=([L432]-[P432])/SQRT((((([M432]^2)*([K432]-1))+(([Q432]^2)*([O432]-1)))/([K432]+[O432])))"/>
          <table:table-cell table:style-name="cf1" table:formula="of:=([L432]-[T432])/SQRT((((([M432]^2)*([K432]-1))+(([U432]^2)*([S432]-1)))/([K432]+[S432])))"/>
          <table:table-cell table:style-name="cf1" table:formula="of:=([P432]-[T432])/SQRT((((([Q432]^2)*([O432]-1))+(([U432]^2)*([S432]-1)))/([O432]+[S432])))"/>
          <table:table-cell table:style-name="ce32"/>
          <table:table-cell table:style-name="ce33" office:value-type="string">
            <text:p>Lezak M: Neuropsychological Assessment. Oxford University Press,Oxford; 1995.</text:p>
          </table:table-cell>
          <table:table-cell table:style-name="ce29" office:value-type="string">
            <text:p>ANOVA; f-test</text:p>
          </table:table-cell>
          <table:table-cell table:style-name="ce23" table:formula="of:=ROUND(([L432]-((1.96*[M432])/SQRT([K432])));3)"/>
          <table:table-cell table:style-name="ce23" table:formula="of:=ROUND(([L432]+((1.96*[M432])/SQRT([K432])));3)"/>
          <table:table-cell table:style-name="ce23" table:formula="of:=ROUND(([P432]-((1.96*[Q432])/SQRT([O432])));3)"/>
          <table:table-cell table:style-name="ce23" table:formula="of:=ROUND(([P432]+((1.96*[Q432])/SQRT([O432])));3)"/>
          <table:table-cell table:style-name="ce23" table:formula="of:=ROUND(([T432]-((1.96*[U432])/SQRT([S432])));3)"/>
          <table:table-cell table:style-name="ce23" table:formula="of:=ROUND(([T432]+((1.96*[U432])/SQRT([S432])));3)"/>
          <table:table-cell table:number-columns-repeated="987"/>
        </table:table-row>
        <table:table-row table:style-name="ro10">
          <table:table-cell table:style-name="ce24" office:value-type="string">
            <text:p>Andrew</text:p>
          </table:table-cell>
          <table:table-cell table:style-name="ce25" office:value-type="string">
            <text:p>1471-244x-9-50.pdf</text:p>
          </table:table-cell>
          <table:table-cell table:style-name="ce25" office:value-type="float" office:value="1.9778423E7">
            <text:p>19778423</text:p>
          </table:table-cell>
          <table:table-cell table:style-name="ce26" office:value-type="string">
            <text:p>G72</text:p>
          </table:table-cell>
          <table:table-cell table:style-name="ce26" office:value-type="string">
            <text:p>rs1421292 </text:p>
          </table:table-cell>
          <table:table-cell table:style-name="ce26" office:value-type="string">
            <text:p>Semantic word generation</text:p>
          </table:table-cell>
          <table:table-cell table:style-name="ce26" office:value-type="string">
            <text:p>Semantic verbal fluency</text:p>
          </table:table-cell>
          <table:table-cell table:style-name="ce27" office:value-type="string">
            <text:p>verbal fluency</text:p>
          </table:table-cell>
          <table:table-cell table:style-name="ce28" office:value-type="string">
            <text:p>SD</text:p>
          </table:table-cell>
          <table:table-cell table:style-name="ce29" office:value-type="string">
            <text:p>M24(A/A)</text:p>
          </table:table-cell>
          <table:table-cell table:style-name="ce29" office:value-type="float" office:value="88.0">
            <text:p>88</text:p>
          </table:table-cell>
          <table:table-cell table:style-name="ce29" office:value-type="float" office:value="30.75">
            <text:p>30.75</text:p>
          </table:table-cell>
          <table:table-cell table:style-name="ce29" office:value-type="float" office:value="8.88">
            <text:p>8.88</text:p>
          </table:table-cell>
          <table:table-cell table:style-name="ce25" office:value-type="string">
            <text:p>M24(A/T)</text:p>
          </table:table-cell>
          <table:table-cell table:style-name="ce25" office:value-type="float" office:value="220.0">
            <text:p>220</text:p>
          </table:table-cell>
          <table:table-cell table:style-name="ce25" office:value-type="float" office:value="30.86">
            <text:p>30.86</text:p>
          </table:table-cell>
          <table:table-cell table:style-name="ce25" office:value-type="float" office:value="9.22">
            <text:p>9.22</text:p>
          </table:table-cell>
          <table:table-cell table:style-name="ce30" office:value-type="string">
            <text:p>M24(T/T)</text:p>
          </table:table-cell>
          <table:table-cell table:style-name="ce30" office:value-type="float" office:value="115.0">
            <text:p>115</text:p>
          </table:table-cell>
          <table:table-cell table:style-name="ce30" office:value-type="float" office:value="32.72">
            <text:p>32.72</text:p>
          </table:table-cell>
          <table:table-cell table:style-name="ce30" office:value-type="float" office:value="9.56">
            <text:p>9.56</text:p>
          </table:table-cell>
          <table:table-cell table:style-name="ce29" office:value-type="string">
            <text:p>F-test</text:p>
          </table:table-cell>
          <table:table-cell table:style-name="ce29" office:value-type="float" office:value="1.754">
            <text:p>1.754</text:p>
          </table:table-cell>
          <table:table-cell table:style-name="ce29" office:value-type="float" office:value="0.174">
            <text:p>0.174</text:p>
          </table:table-cell>
          <table:table-cell table:style-name="ce29" office:value-type="string">
            <text:p>no</text:p>
          </table:table-cell>
          <table:table-cell table:style-name="cf1" table:formula="of:=([L433]-[P433])/SQRT((((([M433]^2)*([K433]-1))+(([Q433]^2)*([O433]-1)))/([K433]+[O433])))"/>
          <table:table-cell table:style-name="cf1" table:formula="of:=([L433]-[T433])/SQRT((((([M433]^2)*([K433]-1))+(([U433]^2)*([S433]-1)))/([K433]+[S433])))"/>
          <table:table-cell table:style-name="cf1" table:formula="of:=([P433]-[T433])/SQRT((((([Q433]^2)*([O433]-1))+(([U433]^2)*([S433]-1)))/([O433]+[S433])))"/>
          <table:table-cell table:style-name="ce32"/>
          <table:table-cell table:style-name="ce33" office:value-type="string">
            <text:p>Lezak M: Neuropsychological Assessment. Oxford University Press,Oxford; 1995.</text:p>
          </table:table-cell>
          <table:table-cell table:style-name="ce29" office:value-type="string">
            <text:p>ANOVA; f-test</text:p>
          </table:table-cell>
          <table:table-cell table:style-name="ce23" table:formula="of:=ROUND(([L433]-((1.96*[M433])/SQRT([K433])));3)"/>
          <table:table-cell table:style-name="ce23" table:formula="of:=ROUND(([L433]+((1.96*[M433])/SQRT([K433])));3)"/>
          <table:table-cell table:style-name="ce23" table:formula="of:=ROUND(([P433]-((1.96*[Q433])/SQRT([O433])));3)"/>
          <table:table-cell table:style-name="ce23" table:formula="of:=ROUND(([P433]+((1.96*[Q433])/SQRT([O433])));3)"/>
          <table:table-cell table:style-name="ce23" table:formula="of:=ROUND(([T433]-((1.96*[U433])/SQRT([S433])));3)"/>
          <table:table-cell table:style-name="ce23" table:formula="of:=ROUND(([T433]+((1.96*[U433])/SQRT([S433])));3)"/>
          <table:table-cell table:number-columns-repeated="987"/>
        </table:table-row>
        <table:table-row table:style-name="ro10">
          <table:table-cell table:style-name="ce24" office:value-type="string">
            <text:p>Andrew</text:p>
          </table:table-cell>
          <table:table-cell table:style-name="ce25" office:value-type="string">
            <text:p>1471-244x-9-50.pdf</text:p>
          </table:table-cell>
          <table:table-cell table:style-name="ce25" office:value-type="float" office:value="1.9778423E7">
            <text:p>19778423</text:p>
          </table:table-cell>
          <table:table-cell table:style-name="ce26" office:value-type="string">
            <text:p>G72</text:p>
          </table:table-cell>
          <table:table-cell table:style-name="ce26" office:value-type="string">
            <text:p>rs3918342 </text:p>
          </table:table-cell>
          <table:table-cell table:style-name="ce26" office:value-type="string">
            <text:p>Semantic word generation</text:p>
          </table:table-cell>
          <table:table-cell table:style-name="ce26" office:value-type="string">
            <text:p>Semantic verbal fluency</text:p>
          </table:table-cell>
          <table:table-cell table:style-name="ce27" office:value-type="string">
            <text:p>verbal fluency</text:p>
          </table:table-cell>
          <table:table-cell table:style-name="ce28" office:value-type="string">
            <text:p>SD</text:p>
          </table:table-cell>
          <table:table-cell table:style-name="ce29" office:value-type="string">
            <text:p>M23(T/T)</text:p>
          </table:table-cell>
          <table:table-cell table:style-name="ce29" office:value-type="float" office:value="95.0">
            <text:p>95</text:p>
          </table:table-cell>
          <table:table-cell table:style-name="ce29" office:value-type="float" office:value="30.76">
            <text:p>30.76</text:p>
          </table:table-cell>
          <table:table-cell table:style-name="ce29" office:value-type="float" office:value="8.72">
            <text:p>8.72</text:p>
          </table:table-cell>
          <table:table-cell table:style-name="ce25" office:value-type="string">
            <text:p>M23(T/C)</text:p>
          </table:table-cell>
          <table:table-cell table:style-name="ce25" office:value-type="float" office:value="221.0">
            <text:p>221</text:p>
          </table:table-cell>
          <table:table-cell table:style-name="ce25" office:value-type="float" office:value="31.0">
            <text:p>31</text:p>
          </table:table-cell>
          <table:table-cell table:style-name="ce25" office:value-type="float" office:value="9.31">
            <text:p>9.31</text:p>
          </table:table-cell>
          <table:table-cell table:style-name="ce30" office:value-type="string">
            <text:p>M23(C/C)</text:p>
          </table:table-cell>
          <table:table-cell table:style-name="ce30" office:value-type="float" office:value="107.0">
            <text:p>107</text:p>
          </table:table-cell>
          <table:table-cell table:style-name="ce30" office:value-type="float" office:value="32.57">
            <text:p>32.57</text:p>
          </table:table-cell>
          <table:table-cell table:style-name="ce30" office:value-type="float" office:value="9.61">
            <text:p>9.61</text:p>
          </table:table-cell>
          <table:table-cell table:style-name="ce29" office:value-type="string">
            <text:p>F-test</text:p>
          </table:table-cell>
          <table:table-cell table:style-name="ce29" office:value-type="float" office:value="1.277">
            <text:p>1.277</text:p>
          </table:table-cell>
          <table:table-cell table:style-name="ce29" office:value-type="float" office:value="0.28">
            <text:p>0.28</text:p>
          </table:table-cell>
          <table:table-cell table:style-name="ce29" office:value-type="string">
            <text:p>no</text:p>
          </table:table-cell>
          <table:table-cell table:style-name="cf1" table:formula="of:=([L434]-[P434])/SQRT((((([M434]^2)*([K434]-1))+(([Q434]^2)*([O434]-1)))/([K434]+[O434])))"/>
          <table:table-cell table:style-name="cf1" table:formula="of:=([L434]-[T434])/SQRT((((([M434]^2)*([K434]-1))+(([U434]^2)*([S434]-1)))/([K434]+[S434])))"/>
          <table:table-cell table:style-name="cf1" table:formula="of:=([P434]-[T434])/SQRT((((([Q434]^2)*([O434]-1))+(([U434]^2)*([S434]-1)))/([O434]+[S434])))"/>
          <table:table-cell table:style-name="ce32"/>
          <table:table-cell table:style-name="ce33" office:value-type="string">
            <text:p>Lezak M: Neuropsychological Assessment. Oxford University Press,Oxford; 1995.</text:p>
          </table:table-cell>
          <table:table-cell table:style-name="ce29" office:value-type="string">
            <text:p>ANOVA; f-test</text:p>
          </table:table-cell>
          <table:table-cell table:style-name="ce23" table:formula="of:=ROUND(([L434]-((1.96*[M434])/SQRT([K434])));3)"/>
          <table:table-cell table:style-name="ce23" table:formula="of:=ROUND(([L434]+((1.96*[M434])/SQRT([K434])));3)"/>
          <table:table-cell table:style-name="ce23" table:formula="of:=ROUND(([P434]-((1.96*[Q434])/SQRT([O434])));3)"/>
          <table:table-cell table:style-name="ce23" table:formula="of:=ROUND(([P434]+((1.96*[Q434])/SQRT([O434])));3)"/>
          <table:table-cell table:style-name="ce23" table:formula="of:=ROUND(([T434]-((1.96*[U434])/SQRT([S434])));3)"/>
          <table:table-cell table:style-name="ce23" table:formula="of:=ROUND(([T434]+((1.96*[U434])/SQRT([S434])));3)"/>
          <table:table-cell table:number-columns-repeated="987"/>
        </table:table-row>
        <table:table-row table:style-name="ro11">
          <table:table-cell table:style-name="ce24" office:value-type="string">
            <text:p>Nic</text:p>
          </table:table-cell>
          <table:table-cell table:style-name="ce25" office:value-type="string">
            <text:p>sdarticle (7)r.pdf</text:p>
          </table:table-cell>
          <table:table-cell table:style-name="ce25" office:value-type="float" office:value="1.861434E7">
            <text:p>18614340</text:p>
          </table:table-cell>
          <table:table-cell table:style-name="ce26" office:value-type="string">
            <text:p>GRM3</text:p>
          </table:table-cell>
          <table:table-cell table:style-name="ce26" office:value-type="string">
            <text:p>rs6465084</text:p>
          </table:table-cell>
          <table:table-cell table:style-name="ce26" office:value-type="string">
            <text:p>Letter fluency</text:p>
          </table:table-cell>
          <table:table-cell table:style-name="ce26" office:value-type="string">
            <text:p>Verbal fluency for letters</text:p>
          </table:table-cell>
          <table:table-cell table:style-name="ce27" office:value-type="string">
            <text:p>verbal fluency</text:p>
          </table:table-cell>
          <table:table-cell table:style-name="ce28" office:value-type="string">
            <text:p>SD</text:p>
          </table:table-cell>
          <table:table-cell table:style-name="ce29" office:value-type="string">
            <text:p>A/A</text:p>
          </table:table-cell>
          <table:table-cell table:style-name="ce29" office:value-type="float" office:value="279.0">
            <text:p>279</text:p>
          </table:table-cell>
          <table:table-cell table:style-name="ce29" office:value-type="float" office:value="55.4">
            <text:p>55.4</text:p>
          </table:table-cell>
          <table:table-cell table:style-name="ce29" office:value-type="float" office:value="15.4">
            <text:p>15.4</text:p>
          </table:table-cell>
          <table:table-cell table:style-name="ce25" office:value-type="string">
            <text:p>G/G,G/A</text:p>
          </table:table-cell>
          <table:table-cell table:style-name="ce25" table:formula="of:=212+28"/>
          <table:table-cell table:style-name="ce25" office:value-type="float" office:value="52.8">
            <text:p>52.8</text:p>
          </table:table-cell>
          <table:table-cell table:style-name="ce25" office:value-type="float" office:value="15.1">
            <text:p>15.1</text:p>
          </table:table-cell>
          <table:table-cell table:number-columns-repeated="4" table:style-name="ce30"/>
          <table:table-cell table:number-columns-repeated="2" table:style-name="ce29"/>
          <table:table-cell table:style-name="ce29" office:value-type="float" office:value="0.249">
            <text:p>0.249</text:p>
          </table:table-cell>
          <table:table-cell table:style-name="ce29" office:value-type="string">
            <text:p>no</text:p>
          </table:table-cell>
          <table:table-cell table:style-name="cf1" table:formula="of:=([L435]-[P435])/SQRT((((([M435]^2)*([K435]-1))+(([Q435]^2)*([O435]-1)))/([K435]+[O435])))"/>
          <table:table-cell table:style-name="cf1"/>
          <table:table-cell table:style-name="cf1"/>
          <table:table-cell table:style-name="ce32"/>
          <table:table-cell table:style-name="ce33" office:value-type="string">
            <text:p>Benton,A.L.,Hamsher,K.,1989. Multilingual Aphasia Examination.</text:p>
            <text:p>AJA Associates,Iowa City,Iowa.</text:p>
            <text:p/>
          </table:table-cell>
          <table:table-cell table:style-name="ce29"/>
          <table:table-cell table:style-name="ce23" table:formula="of:=ROUND(([L435]-((1.96*[M435])/SQRT([K435])));3)"/>
          <table:table-cell table:style-name="ce23" table:formula="of:=ROUND(([L435]+((1.96*[M435])/SQRT([K435])));3)"/>
          <table:table-cell table:style-name="ce23" table:formula="of:=ROUND(([P435]-((1.96*[Q435])/SQRT([O435])));3)"/>
          <table:table-cell table:style-name="ce23" table:formula="of:=ROUND(([P435]+((1.96*[Q435])/SQRT([O435])));3)"/>
          <table:table-cell table:number-columns-repeated="989"/>
        </table:table-row>
        <table:table-row table:style-name="ro1">
          <table:table-cell table:style-name="ce24" office:value-type="string">
            <text:p>Nic</text:p>
          </table:table-cell>
          <table:table-cell table:style-name="ce25" office:value-type="string">
            <text:p>S146114570800905Xa.pdf</text:p>
          </table:table-cell>
          <table:table-cell table:style-name="ce25" office:value-type="float" office:value="1.8611292E7">
            <text:p>18611292</text:p>
          </table:table-cell>
          <table:table-cell table:style-name="ce26" office:value-type="string">
            <text:p>HTR2A</text:p>
          </table:table-cell>
          <table:table-cell table:style-name="ce26" office:value-type="string">
            <text:p>rs6314</text:p>
          </table:table-cell>
          <table:table-cell table:style-name="ce26" office:value-type="string">
            <text:p>Phonemic fluency </text:p>
          </table:table-cell>
          <table:table-cell table:style-name="ce26" office:value-type="string">
            <text:p>Attention/executive functions</text:p>
          </table:table-cell>
          <table:table-cell table:style-name="ce27" office:value-type="string">
            <text:p>verbal fluency</text:p>
          </table:table-cell>
          <table:table-cell table:style-name="ce28" office:value-type="string">
            <text:p>SD</text:p>
          </table:table-cell>
          <table:table-cell table:style-name="ce29" office:value-type="string">
            <text:p>C/C</text:p>
          </table:table-cell>
          <table:table-cell table:style-name="ce29" office:value-type="float" office:value="113.0">
            <text:p>113</text:p>
          </table:table-cell>
          <table:table-cell table:style-name="ce29" office:value-type="float" office:value="48.8">
            <text:p>48.8</text:p>
          </table:table-cell>
          <table:table-cell table:style-name="ce29" office:value-type="float" office:value="10.9">
            <text:p>10.9</text:p>
          </table:table-cell>
          <table:table-cell table:style-name="ce25" office:value-type="string">
            <text:p>C/T</text:p>
          </table:table-cell>
          <table:table-cell table:style-name="ce25" office:value-type="float" office:value="20.0">
            <text:p>20</text:p>
          </table:table-cell>
          <table:table-cell table:style-name="ce25" office:value-type="float" office:value="43.8">
            <text:p>43.8</text:p>
          </table:table-cell>
          <table:table-cell table:style-name="ce25" office:value-type="float" office:value="11.9">
            <text:p>11.9</text:p>
          </table:table-cell>
          <table:table-cell table:number-columns-repeated="4" table:style-name="ce30"/>
          <table:table-cell table:style-name="ce29" office:value-type="string">
            <text:p>T-test</text:p>
          </table:table-cell>
          <table:table-cell table:style-name="ce29" office:value-type="float" office:value="1.82">
            <text:p>1.82</text:p>
          </table:table-cell>
          <table:table-cell table:style-name="ce29" office:value-type="float" office:value="0.071">
            <text:p>0.071</text:p>
          </table:table-cell>
          <table:table-cell table:style-name="ce29" office:value-type="string">
            <text:p>no</text:p>
          </table:table-cell>
          <table:table-cell table:style-name="cf1" table:formula="of:=([L436]-[P436])/SQRT((((([M436]^2)*([K436]-1))+(([Q436]^2)*([O436]-1)))/([K436]+[O436])))"/>
          <table:table-cell table:style-name="cf1"/>
          <table:table-cell table:style-name="cf1"/>
          <table:table-cell table:style-name="ce32"/>
          <table:table-cell table:style-name="ce33"/>
          <table:table-cell table:style-name="ce29" office:value-type="string">
            <text:p>T-test</text:p>
          </table:table-cell>
          <table:table-cell table:style-name="ce23" table:formula="of:=ROUND(([L436]-((1.96*[M436])/SQRT([K436])));3)"/>
          <table:table-cell table:style-name="ce23" table:formula="of:=ROUND(([L436]+((1.96*[M436])/SQRT([K436])));3)"/>
          <table:table-cell table:style-name="ce23" table:formula="of:=ROUND(([P436]-((1.96*[Q436])/SQRT([O436])));3)"/>
          <table:table-cell table:style-name="ce23" table:formula="of:=ROUND(([P436]+((1.96*[Q436])/SQRT([O436])));3)"/>
          <table:table-cell table:number-columns-repeated="989"/>
        </table:table-row>
        <table:table-row table:style-name="ro3">
          <table:table-cell table:style-name="ce24" office:value-type="string">
            <text:p>Nic</text:p>
          </table:table-cell>
          <table:table-cell table:style-name="ce25"/>
          <table:table-cell table:style-name="ce25" office:value-type="float" office:value="1.837808E7">
            <text:p>18378080</text:p>
          </table:table-cell>
          <table:table-cell table:style-name="ce26" office:value-type="string">
            <text:p>KIBRA</text:p>
          </table:table-cell>
          <table:table-cell table:style-name="ce26" office:value-type="string">
            <text:p>rs17070145</text:p>
          </table:table-cell>
          <table:table-cell table:style-name="ce26" office:value-type="string">
            <text:p>Phonemic fluency </text:p>
          </table:table-cell>
          <table:table-cell table:style-name="ce26" office:value-type="string">
            <text:p>Score</text:p>
          </table:table-cell>
          <table:table-cell table:style-name="ce27" office:value-type="string">
            <text:p>verbal fluency</text:p>
          </table:table-cell>
          <table:table-cell table:style-name="ce28" office:value-type="string">
            <text:p>SD</text:p>
          </table:table-cell>
          <table:table-cell table:style-name="ce29" office:value-type="string">
            <text:p>C/C</text:p>
          </table:table-cell>
          <table:table-cell table:style-name="ce29" office:value-type="float" office:value="30.0">
            <text:p>30</text:p>
          </table:table-cell>
          <table:table-cell table:style-name="ce29" office:value-type="float" office:value="36.8">
            <text:p>36.8</text:p>
          </table:table-cell>
          <table:table-cell table:style-name="ce29" office:value-type="float" office:value="8.1">
            <text:p>8.1</text:p>
          </table:table-cell>
          <table:table-cell table:style-name="ce25" office:value-type="string">
            <text:p>C/C,C/T</text:p>
          </table:table-cell>
          <table:table-cell table:style-name="ce25" office:value-type="float" office:value="40.0">
            <text:p>40</text:p>
          </table:table-cell>
          <table:table-cell table:style-name="ce25" office:value-type="float" office:value="33.0">
            <text:p>33</text:p>
          </table:table-cell>
          <table:table-cell table:style-name="ce25" office:value-type="float" office:value="8.9">
            <text:p>8.9</text:p>
          </table:table-cell>
          <table:table-cell table:number-columns-repeated="4" table:style-name="ce30"/>
          <table:table-cell table:number-columns-repeated="2" table:style-name="ce29"/>
          <table:table-cell table:style-name="ce29" office:value-type="float" office:value="0.07">
            <text:p>0.07</text:p>
          </table:table-cell>
          <table:table-cell table:style-name="ce29"/>
          <table:table-cell table:style-name="cf1" table:formula="of:=([L437]-[P437])/SQRT((((([M437]^2)*([K437]-1))+(([Q437]^2)*([O437]-1)))/([K437]+[O437])))"/>
          <table:table-cell table:style-name="cf1"/>
          <table:table-cell table:style-name="cf1"/>
          <table:table-cell table:style-name="ce32"/>
          <table:table-cell table:style-name="ce33"/>
          <table:table-cell table:style-name="ce29"/>
          <table:table-cell table:style-name="ce23" table:formula="of:=ROUND(([L437]-((1.96*[M437])/SQRT([K437])));3)"/>
          <table:table-cell table:style-name="ce23" table:formula="of:=ROUND(([L437]+((1.96*[M437])/SQRT([K437])));3)"/>
          <table:table-cell table:style-name="ce23" table:formula="of:=ROUND(([P437]-((1.96*[Q437])/SQRT([O437])));3)"/>
          <table:table-cell table:style-name="ce23" table:formula="of:=ROUND(([P437]+((1.96*[Q437])/SQRT([O437])));3)"/>
          <table:table-cell table:number-columns-repeated="989"/>
        </table:table-row>
        <table:table-row table:style-name="ro1">
          <table:table-cell table:style-name="ce24" office:value-type="string">
            <text:p>Nic</text:p>
          </table:table-cell>
          <table:table-cell table:style-name="ce25"/>
          <table:table-cell table:style-name="ce25" office:value-type="float" office:value="1.735307E7">
            <text:p>17353070</text:p>
          </table:table-cell>
          <table:table-cell table:style-name="ce26" office:value-type="string">
            <text:p>KIBRA</text:p>
          </table:table-cell>
          <table:table-cell table:style-name="ce26" office:value-type="string">
            <text:p>rs17070145</text:p>
          </table:table-cell>
          <table:table-cell table:style-name="ce26" office:value-type="string">
            <text:p>VFT</text:p>
          </table:table-cell>
          <table:table-cell table:style-name="ce26" office:value-type="string">
            <text:p>Verbal fluency score</text:p>
          </table:table-cell>
          <table:table-cell table:style-name="ce27" office:value-type="string">
            <text:p>verbal fluency</text:p>
          </table:table-cell>
          <table:table-cell table:style-name="ce28" office:value-type="string">
            <text:p>SD</text:p>
          </table:table-cell>
          <table:table-cell table:style-name="ce29" office:value-type="string">
            <text:p>C/C,C/T</text:p>
          </table:table-cell>
          <table:table-cell table:style-name="ce29" office:value-type="float" office:value="35.0">
            <text:p>35</text:p>
          </table:table-cell>
          <table:table-cell table:style-name="ce29" office:value-type="float" office:value="26.0">
            <text:p>26</text:p>
          </table:table-cell>
          <table:table-cell table:style-name="ce29" office:value-type="float" office:value="8.8">
            <text:p>8.8</text:p>
          </table:table-cell>
          <table:table-cell table:style-name="ce25" office:value-type="string">
            <text:p>C/C</text:p>
          </table:table-cell>
          <table:table-cell table:style-name="ce25" office:value-type="float" office:value="29.0">
            <text:p>29</text:p>
          </table:table-cell>
          <table:table-cell table:style-name="ce25" office:value-type="float" office:value="27.5">
            <text:p>27.5</text:p>
          </table:table-cell>
          <table:table-cell table:style-name="ce25" office:value-type="float" office:value="6.3">
            <text:p>6.3</text:p>
          </table:table-cell>
          <table:table-cell table:number-columns-repeated="4" table:style-name="ce30"/>
          <table:table-cell table:style-name="ce29" office:value-type="string">
            <text:p>Effect size (d)</text:p>
          </table:table-cell>
          <table:table-cell table:style-name="ce29" office:value-type="string">
            <text:p>−0.33</text:p>
          </table:table-cell>
          <table:table-cell table:style-name="ce29" office:value-type="float" office:value="0.433">
            <text:p>0.433</text:p>
          </table:table-cell>
          <table:table-cell table:style-name="ce29" office:value-type="string">
            <text:p>no</text:p>
          </table:table-cell>
          <table:table-cell table:style-name="cf1" table:formula="of:=([L438]-[P438])/SQRT((((([M438]^2)*([K438]-1))+(([Q438]^2)*([O438]-1)))/([K438]+[O438])))"/>
          <table:table-cell table:style-name="cf1"/>
          <table:table-cell table:style-name="cf1"/>
          <table:table-cell table:style-name="ce32"/>
          <table:table-cell table:style-name="ce33"/>
          <table:table-cell table:style-name="ce29" office:value-type="string">
            <text:p>Effect size (d)</text:p>
          </table:table-cell>
          <table:table-cell table:style-name="ce23" table:formula="of:=ROUND(([L438]-((1.96*[M438])/SQRT([K438])));3)"/>
          <table:table-cell table:style-name="ce23" table:formula="of:=ROUND(([L438]+((1.96*[M438])/SQRT([K438])));3)"/>
          <table:table-cell table:style-name="ce23" table:formula="of:=ROUND(([P438]-((1.96*[Q438])/SQRT([O438])));3)"/>
          <table:table-cell table:style-name="ce23" table:formula="of:=ROUND(([P438]+((1.96*[Q438])/SQRT([O438])));3)"/>
          <table:table-cell table:number-columns-repeated="989"/>
        </table:table-row>
        <table:table-row table:style-name="ro10">
          <table:table-cell table:style-name="ce24" office:value-type="string">
            <text:p>Nic</text:p>
          </table:table-cell>
          <table:table-cell table:style-name="ce25" office:value-type="string">
            <text:p>j.1601-183X.2010.00675.x.pdf</text:p>
          </table:table-cell>
          <table:table-cell table:style-name="ce25" office:value-type="float" office:value="2.1255267E7">
            <text:p>21255267</text:p>
          </table:table-cell>
          <table:table-cell table:style-name="ce26" office:value-type="string">
            <text:p>MTHFR</text:p>
          </table:table-cell>
          <table:table-cell table:style-name="ce26" office:value-type="string">
            <text:p>rs1801131</text:p>
          </table:table-cell>
          <table:table-cell table:style-name="ce26" office:value-type="string">
            <text:p>VFT</text:p>
          </table:table-cell>
          <table:table-cell table:style-name="ce26" office:value-type="string">
            <text:p>Verbal fluency score</text:p>
          </table:table-cell>
          <table:table-cell table:style-name="ce27" office:value-type="string">
            <text:p>verbal fluency</text:p>
          </table:table-cell>
          <table:table-cell table:style-name="ce28" office:value-type="string">
            <text:p>SD</text:p>
          </table:table-cell>
          <table:table-cell table:style-name="ce29" office:value-type="string">
            <text:p>C/C</text:p>
          </table:table-cell>
          <table:table-cell table:style-name="ce29" office:value-type="float" office:value="16.0">
            <text:p>16</text:p>
          </table:table-cell>
          <table:table-cell table:style-name="ce29" office:value-type="float" office:value="43.3">
            <text:p>43.3</text:p>
          </table:table-cell>
          <table:table-cell table:style-name="ce29" office:value-type="float" office:value="12.1">
            <text:p>12.1</text:p>
          </table:table-cell>
          <table:table-cell table:style-name="ce25" office:value-type="string">
            <text:p>A/A,A/C</text:p>
          </table:table-cell>
          <table:table-cell table:style-name="ce25" office:value-type="float" office:value="164.0">
            <text:p>164</text:p>
          </table:table-cell>
          <table:table-cell table:style-name="ce25" office:value-type="float" office:value="42.5">
            <text:p>42.5</text:p>
          </table:table-cell>
          <table:table-cell table:style-name="ce25" office:value-type="float" office:value="11.4">
            <text:p>11.4</text:p>
          </table:table-cell>
          <table:table-cell table:number-columns-repeated="4" table:style-name="ce30"/>
          <table:table-cell table:style-name="ce29" office:value-type="string">
            <text:p>T-test</text:p>
          </table:table-cell>
          <table:table-cell table:number-columns-repeated="3" table:style-name="ce29"/>
          <table:table-cell table:style-name="cf1" table:formula="of:=([L439]-[P439])/SQRT((((([M439]^2)*([K439]-1))+(([Q439]^2)*([O439]-1)))/([K439]+[O439])))"/>
          <table:table-cell table:style-name="cf1"/>
          <table:table-cell table:style-name="cf1"/>
          <table:table-cell table:style-name="ce32"/>
          <table:table-cell table:style-name="ce33" office:value-type="string">
            <text:p>Lezak,M.D. (1995) Neuropsychological Testing. Oxford University</text:p>
            <text:p>Press,Oxford,England.</text:p>
            <text:p/>
          </table:table-cell>
          <table:table-cell table:style-name="ce29" office:value-type="string">
            <text:p>t</text:p>
          </table:table-cell>
          <table:table-cell table:style-name="ce23" table:formula="of:=ROUND(([L439]-((1.96*[M439])/SQRT([K439])));3)"/>
          <table:table-cell table:style-name="ce23" table:formula="of:=ROUND(([L439]+((1.96*[M439])/SQRT([K439])));3)"/>
          <table:table-cell table:style-name="ce23" table:formula="of:=ROUND(([P439]-((1.96*[Q439])/SQRT([O439])));3)"/>
          <table:table-cell table:style-name="ce23" table:formula="of:=ROUND(([P439]+((1.96*[Q439])/SQRT([O439])));3)"/>
          <table:table-cell table:number-columns-repeated="989"/>
        </table:table-row>
        <table:table-row table:style-name="ro10">
          <table:table-cell table:style-name="ce24" office:value-type="string">
            <text:p>Nic</text:p>
          </table:table-cell>
          <table:table-cell table:style-name="ce25" office:value-type="string">
            <text:p>j.1601-183X.2010.00675.x.pdf</text:p>
          </table:table-cell>
          <table:table-cell table:style-name="ce25" office:value-type="float" office:value="2.1255267E7">
            <text:p>21255267</text:p>
          </table:table-cell>
          <table:table-cell table:style-name="ce26" office:value-type="string">
            <text:p>MTHFR</text:p>
          </table:table-cell>
          <table:table-cell table:style-name="ce26" office:value-type="string">
            <text:p>rs1801133</text:p>
          </table:table-cell>
          <table:table-cell table:style-name="ce26" office:value-type="string">
            <text:p>VFT</text:p>
          </table:table-cell>
          <table:table-cell table:style-name="ce26" office:value-type="string">
            <text:p>Verbal fluency score</text:p>
          </table:table-cell>
          <table:table-cell table:style-name="ce27" office:value-type="string">
            <text:p>verbal fluency</text:p>
          </table:table-cell>
          <table:table-cell table:style-name="ce28" office:value-type="string">
            <text:p>SD</text:p>
          </table:table-cell>
          <table:table-cell table:style-name="ce29" office:value-type="string">
            <text:p>T/T</text:p>
          </table:table-cell>
          <table:table-cell table:style-name="ce29" office:value-type="float" office:value="26.0">
            <text:p>26</text:p>
          </table:table-cell>
          <table:table-cell table:style-name="ce29" office:value-type="float" office:value="43.3">
            <text:p>43.3</text:p>
          </table:table-cell>
          <table:table-cell table:style-name="ce29" office:value-type="float" office:value="11.6">
            <text:p>11.6</text:p>
          </table:table-cell>
          <table:table-cell table:style-name="ce25" office:value-type="string">
            <text:p>C/C,C/T</text:p>
          </table:table-cell>
          <table:table-cell table:style-name="ce25" office:value-type="float" office:value="154.0">
            <text:p>154</text:p>
          </table:table-cell>
          <table:table-cell table:style-name="ce25" office:value-type="float" office:value="42.5">
            <text:p>42.5</text:p>
          </table:table-cell>
          <table:table-cell table:style-name="ce25" office:value-type="float" office:value="11.4">
            <text:p>11.4</text:p>
          </table:table-cell>
          <table:table-cell table:number-columns-repeated="4" table:style-name="ce30"/>
          <table:table-cell table:style-name="ce29" office:value-type="string">
            <text:p>T-test</text:p>
          </table:table-cell>
          <table:table-cell table:style-name="ce29" office:value-type="float" office:value="-0.33">
            <text:p>-0.33</text:p>
          </table:table-cell>
          <table:table-cell table:style-name="ce29" office:value-type="float" office:value="0.742">
            <text:p>0.742</text:p>
          </table:table-cell>
          <table:table-cell table:style-name="ce29"/>
          <table:table-cell table:style-name="cf1" table:formula="of:=([L440]-[P440])/SQRT((((([M440]^2)*([K440]-1))+(([Q440]^2)*([O440]-1)))/([K440]+[O440])))"/>
          <table:table-cell table:style-name="cf1"/>
          <table:table-cell table:style-name="cf1"/>
          <table:table-cell table:style-name="ce32" office:value-type="string">
            <text:p>These data are for 79 year old subjects</text:p>
          </table:table-cell>
          <table:table-cell table:style-name="ce33" office:value-type="string">
            <text:p>Lezak,M.D. (1995) Neuropsychological Testing. Oxford University</text:p>
            <text:p>Press,Oxford,England.</text:p>
            <text:p/>
          </table:table-cell>
          <table:table-cell table:style-name="ce29" office:value-type="string">
            <text:p>t</text:p>
          </table:table-cell>
          <table:table-cell table:style-name="ce23" table:formula="of:=ROUND(([L440]-((1.96*[M440])/SQRT([K440])));3)"/>
          <table:table-cell table:style-name="ce23" table:formula="of:=ROUND(([L440]+((1.96*[M440])/SQRT([K440])));3)"/>
          <table:table-cell table:style-name="ce23" table:formula="of:=ROUND(([P440]-((1.96*[Q440])/SQRT([O440])));3)"/>
          <table:table-cell table:style-name="ce23" table:formula="of:=ROUND(([P440]+((1.96*[Q440])/SQRT([O440])));3)"/>
          <table:table-cell table:number-columns-repeated="989"/>
        </table:table-row>
        <table:table-row table:style-name="ro8">
          <table:table-cell table:style-name="ce24" office:value-type="string">
            <text:p>Andrew</text:p>
          </table:table-cell>
          <table:table-cell table:style-name="ce25" office:value-type="string">
            <text:p>z_kircher-et-al_neuregulin-verbal-fluency_2009.pdf</text:p>
          </table:table-cell>
          <table:table-cell table:style-name="ce25" office:value-type="float" office:value="1.9350564E7">
            <text:p>19350564</text:p>
          </table:table-cell>
          <table:table-cell table:style-name="ce26" office:value-type="string">
            <text:p>NRG1</text:p>
          </table:table-cell>
          <table:table-cell table:style-name="ce26" office:value-type="string">
            <text:p>rs35753505</text:p>
          </table:table-cell>
          <table:table-cell table:style-name="ce26" office:value-type="string">
            <text:p>Lexical verbal fluency task</text:p>
          </table:table-cell>
          <table:table-cell table:style-name="ce26" office:value-type="string">
            <text:p>Score</text:p>
          </table:table-cell>
          <table:table-cell table:style-name="ce27" office:value-type="string">
            <text:p>verbal fluency</text:p>
          </table:table-cell>
          <table:table-cell table:style-name="ce28" office:value-type="string">
            <text:p>SD</text:p>
          </table:table-cell>
          <table:table-cell table:style-name="ce29" office:value-type="string">
            <text:p>T/T</text:p>
          </table:table-cell>
          <table:table-cell table:style-name="ce29" office:value-type="float" office:value="175.0">
            <text:p>175</text:p>
          </table:table-cell>
          <table:table-cell table:style-name="ce29" office:value-type="float" office:value="16.5">
            <text:p>16.5</text:p>
          </table:table-cell>
          <table:table-cell table:style-name="ce29" office:value-type="float" office:value="4.7">
            <text:p>4.7</text:p>
          </table:table-cell>
          <table:table-cell table:style-name="ce25" office:value-type="string">
            <text:p>T/C</text:p>
          </table:table-cell>
          <table:table-cell table:style-name="ce25" office:value-type="float" office:value="204.0">
            <text:p>204</text:p>
          </table:table-cell>
          <table:table-cell table:style-name="ce25" office:value-type="float" office:value="16.9">
            <text:p>16.9</text:p>
          </table:table-cell>
          <table:table-cell table:style-name="ce25" office:value-type="float" office:value="4.7">
            <text:p>4.7</text:p>
          </table:table-cell>
          <table:table-cell table:style-name="ce30" office:value-type="string">
            <text:p>C/C</text:p>
          </table:table-cell>
          <table:table-cell table:style-name="ce30" office:value-type="float" office:value="50.0">
            <text:p>50</text:p>
          </table:table-cell>
          <table:table-cell table:style-name="ce30" office:value-type="float" office:value="17.1">
            <text:p>17.1</text:p>
          </table:table-cell>
          <table:table-cell table:style-name="ce30" office:value-type="float" office:value="3.7">
            <text:p>3.7</text:p>
          </table:table-cell>
          <table:table-cell table:style-name="ce29" office:value-type="string">
            <text:p>F-test</text:p>
          </table:table-cell>
          <table:table-cell table:style-name="ce29" office:value-type="float" office:value="0.59">
            <text:p>0.59</text:p>
          </table:table-cell>
          <table:table-cell table:style-name="ce29"/>
          <table:table-cell table:style-name="ce29" office:value-type="string">
            <text:p>no</text:p>
          </table:table-cell>
          <table:table-cell table:style-name="cf1" table:formula="of:=([L441]-[P441])/SQRT((((([M441]^2)*([K441]-1))+(([Q441]^2)*([O441]-1)))/([K441]+[O441])))"/>
          <table:table-cell table:style-name="cf1" table:formula="of:=([L441]-[T441])/SQRT((((([M441]^2)*([K441]-1))+(([U441]^2)*([S441]-1)))/([K441]+[S441])))"/>
          <table:table-cell table:style-name="cf1" table:formula="of:=([P441]-[T441])/SQRT((((([Q441]^2)*([O441]-1))+(([U441]^2)*([S441]-1)))/([O441]+[S441])))"/>
          <table:table-cell table:style-name="ce32"/>
          <table:table-cell table:style-name="ce33" office:value-type="float" office:value="8981435.0">
            <text:p>8981435</text:p>
          </table:table-cell>
          <table:table-cell table:style-name="ce29" office:value-type="string">
            <text:p>F-test</text:p>
          </table:table-cell>
          <table:table-cell table:style-name="ce23" table:formula="of:=ROUND(([L441]-((1.96*[M441])/SQRT([K441])));3)"/>
          <table:table-cell table:style-name="ce23" table:formula="of:=ROUND(([L441]+((1.96*[M441])/SQRT([K441])));3)"/>
          <table:table-cell table:style-name="ce23" table:formula="of:=ROUND(([P441]-((1.96*[Q441])/SQRT([O441])));3)"/>
          <table:table-cell table:style-name="ce23" table:formula="of:=ROUND(([P441]+((1.96*[Q441])/SQRT([O441])));3)"/>
          <table:table-cell table:style-name="ce23" table:formula="of:=ROUND(([T441]-((1.96*[U441])/SQRT([S441])));3)"/>
          <table:table-cell table:style-name="ce23" table:formula="of:=ROUND(([T441]+((1.96*[U441])/SQRT([S441])));3)"/>
          <table:table-cell table:number-columns-repeated="987"/>
        </table:table-row>
        <table:table-row table:style-name="ro8">
          <table:table-cell table:style-name="ce24" office:value-type="string">
            <text:p>Andrew</text:p>
          </table:table-cell>
          <table:table-cell table:style-name="ce25" office:value-type="string">
            <text:p>z_kircher-et-al_neuregulin-verbal-fluency_2009.pdf</text:p>
          </table:table-cell>
          <table:table-cell table:style-name="ce25" office:value-type="float" office:value="1.9350564E7">
            <text:p>19350564</text:p>
          </table:table-cell>
          <table:table-cell table:style-name="ce26" office:value-type="string">
            <text:p>NRG1</text:p>
          </table:table-cell>
          <table:table-cell table:style-name="ce26" office:value-type="string">
            <text:p>rs35753505</text:p>
          </table:table-cell>
          <table:table-cell table:style-name="ce26" office:value-type="string">
            <text:p>Semantic verbal fluency task</text:p>
          </table:table-cell>
          <table:table-cell table:style-name="ce26" office:value-type="string">
            <text:p>Score</text:p>
          </table:table-cell>
          <table:table-cell table:style-name="ce27" office:value-type="string">
            <text:p>verbal fluency</text:p>
          </table:table-cell>
          <table:table-cell table:style-name="ce28" office:value-type="string">
            <text:p>SD</text:p>
          </table:table-cell>
          <table:table-cell table:style-name="ce29" office:value-type="string">
            <text:p>T/T</text:p>
          </table:table-cell>
          <table:table-cell table:style-name="ce29" office:value-type="float" office:value="175.0">
            <text:p>175</text:p>
          </table:table-cell>
          <table:table-cell table:style-name="ce29" office:value-type="float" office:value="32.4">
            <text:p>32.4</text:p>
          </table:table-cell>
          <table:table-cell table:style-name="ce29" office:value-type="float" office:value="9.2">
            <text:p>9.2</text:p>
          </table:table-cell>
          <table:table-cell table:style-name="ce25" office:value-type="string">
            <text:p>T/C</text:p>
          </table:table-cell>
          <table:table-cell table:style-name="ce25" office:value-type="float" office:value="204.0">
            <text:p>204</text:p>
          </table:table-cell>
          <table:table-cell table:style-name="ce25" office:value-type="float" office:value="31.1">
            <text:p>31.1</text:p>
          </table:table-cell>
          <table:table-cell table:style-name="ce25" office:value-type="float" office:value="9.0">
            <text:p>9</text:p>
          </table:table-cell>
          <table:table-cell table:style-name="ce30" office:value-type="string">
            <text:p>C/C</text:p>
          </table:table-cell>
          <table:table-cell table:style-name="ce30" office:value-type="float" office:value="50.0">
            <text:p>50</text:p>
          </table:table-cell>
          <table:table-cell table:style-name="ce30" office:value-type="float" office:value="28.6">
            <text:p>28.6</text:p>
          </table:table-cell>
          <table:table-cell table:style-name="ce30" office:value-type="float" office:value="10.4">
            <text:p>10.4</text:p>
          </table:table-cell>
          <table:table-cell table:style-name="ce29" office:value-type="string">
            <text:p>F-test</text:p>
          </table:table-cell>
          <table:table-cell table:style-name="ce29" office:value-type="float" office:value="3.4">
            <text:p>3.4</text:p>
          </table:table-cell>
          <table:table-cell table:style-name="ce29" office:value-type="float" office:value="0.034">
            <text:p>0.034</text:p>
          </table:table-cell>
          <table:table-cell table:style-name="ce29" office:value-type="string">
            <text:p>yes</text:p>
          </table:table-cell>
          <table:table-cell table:style-name="cf1" table:formula="of:=([L442]-[P442])/SQRT((((([M442]^2)*([K442]-1))+(([Q442]^2)*([O442]-1)))/([K442]+[O442])))"/>
          <table:table-cell table:style-name="cf1" table:formula="of:=([L442]-[T442])/SQRT((((([M442]^2)*([K442]-1))+(([U442]^2)*([S442]-1)))/([K442]+[S442])))"/>
          <table:table-cell table:style-name="cf1" table:formula="of:=([P442]-[T442])/SQRT((((([Q442]^2)*([O442]-1))+(([U442]^2)*([S442]-1)))/([O442]+[S442])))"/>
          <table:table-cell table:style-name="ce32"/>
          <table:table-cell table:style-name="ce33" office:value-type="float" office:value="8981435.0">
            <text:p>8981435</text:p>
          </table:table-cell>
          <table:table-cell table:style-name="ce29" office:value-type="string">
            <text:p>F-test</text:p>
          </table:table-cell>
          <table:table-cell table:style-name="ce23" table:formula="of:=ROUND(([L442]-((1.96*[M442])/SQRT([K442])));3)"/>
          <table:table-cell table:style-name="ce23" table:formula="of:=ROUND(([L442]+((1.96*[M442])/SQRT([K442])));3)"/>
          <table:table-cell table:style-name="ce23" table:formula="of:=ROUND(([P442]-((1.96*[Q442])/SQRT([O442])));3)"/>
          <table:table-cell table:style-name="ce23" table:formula="of:=ROUND(([P442]+((1.96*[Q442])/SQRT([O442])));3)"/>
          <table:table-cell table:style-name="ce23" table:formula="of:=ROUND(([T442]-((1.96*[U442])/SQRT([S442])));3)"/>
          <table:table-cell table:style-name="ce23" table:formula="of:=ROUND(([T442]+((1.96*[U442])/SQRT([S442])));3)"/>
          <table:table-cell table:number-columns-repeated="987"/>
        </table:table-row>
        <table:table-row table:style-name="ro8">
          <table:table-cell table:style-name="ce24" office:value-type="string">
            <text:p>Andrew</text:p>
          </table:table-cell>
          <table:table-cell table:style-name="ce25" office:value-type="string">
            <text:p>journal.pone.0005465.pdf</text:p>
          </table:table-cell>
          <table:table-cell table:style-name="ce25" office:value-type="float" office:value="1.6818862E7">
            <text:p>16818862</text:p>
          </table:table-cell>
          <table:table-cell table:style-name="ce26" office:value-type="string">
            <text:p>BDNF</text:p>
          </table:table-cell>
          <table:table-cell table:style-name="ce26" office:value-type="string">
            <text:p>rs6265</text:p>
          </table:table-cell>
          <table:table-cell table:style-name="ce26" office:value-type="string">
            <text:p>BJLO</text:p>
          </table:table-cell>
          <table:table-cell table:style-name="ce26" office:value-type="string">
            <text:p>Z-score</text:p>
          </table:table-cell>
          <table:table-cell table:style-name="ce27" office:value-type="string">
            <text:p>visuospatial perception</text:p>
          </table:table-cell>
          <table:table-cell table:style-name="ce28" office:value-type="string">
            <text:p>SD</text:p>
          </table:table-cell>
          <table:table-cell table:style-name="ce35" office:value-type="string">
            <text:p>G/G</text:p>
          </table:table-cell>
          <table:table-cell table:style-name="ce35" office:value-type="float" office:value="95.0">
            <text:p>95</text:p>
          </table:table-cell>
          <table:table-cell table:style-name="ce35" office:value-type="float" office:value="-0.04">
            <text:p>-0.04</text:p>
          </table:table-cell>
          <table:table-cell table:style-name="ce35" office:value-type="float" office:value="1.01">
            <text:p>1.01</text:p>
          </table:table-cell>
          <table:table-cell table:style-name="ce36" office:value-type="string">
            <text:p>A/A,A/G</text:p>
          </table:table-cell>
          <table:table-cell table:style-name="ce36" office:value-type="float" office:value="49.0">
            <text:p>49</text:p>
          </table:table-cell>
          <table:table-cell table:style-name="ce36" office:value-type="float" office:value="0.17">
            <text:p>0.17</text:p>
          </table:table-cell>
          <table:table-cell table:style-name="ce36" office:value-type="float" office:value="0.88">
            <text:p>0.88</text:p>
          </table:table-cell>
          <table:table-cell table:number-columns-repeated="4" table:style-name="ce37"/>
          <table:table-cell table:number-columns-repeated="2" table:style-name="ce29"/>
          <table:table-cell table:style-name="ce29" office:value-type="float" office:value="0.12">
            <text:p>0.12</text:p>
          </table:table-cell>
          <table:table-cell table:style-name="ce29" office:value-type="string">
            <text:p>no</text:p>
          </table:table-cell>
          <table:table-cell table:style-name="cf1" table:formula="of:=([L443]-[P443])/SQRT((((([M443]^2)*([K443]-1))+(([Q443]^2)*([O443]-1)))/([K443]+[O443])))"/>
          <table:table-cell table:style-name="cf1"/>
          <table:table-cell table:style-name="cf1"/>
          <table:table-cell table:style-name="ce32" office:value-type="string">
            <text:p>Benton Judgment of Line Orientation; z-score</text:p>
          </table:table-cell>
          <table:table-cell table:style-name="ce33" office:value-type="float" office:value="1.5741466E7">
            <text:p>15741466</text:p>
          </table:table-cell>
          <table:table-cell table:style-name="ce29"/>
          <table:table-cell table:style-name="ce23" table:formula="of:=ROUND(([L443]-((1.96*[M443])/SQRT([K443])));3)"/>
          <table:table-cell table:style-name="ce23" table:formula="of:=ROUND(([L443]+((1.96*[M443])/SQRT([K443])));3)"/>
          <table:table-cell table:style-name="ce23" table:formula="of:=ROUND(([P443]-((1.96*[Q443])/SQRT([O443])));3)"/>
          <table:table-cell table:style-name="ce23" table:formula="of:=ROUND(([P443]+((1.96*[Q443])/SQRT([O443])));3)"/>
          <table:table-cell table:number-columns-repeated="989"/>
        </table:table-row>
        <table:table-row table:style-name="ro1">
          <table:table-cell table:style-name="ce24" office:value-type="string">
            <text:p>Andrew</text:p>
          </table:table-cell>
          <table:table-cell table:style-name="ce25" office:value-type="string">
            <text:p>731.pdf</text:p>
          </table:table-cell>
          <table:table-cell table:style-name="ce25" office:value-type="float" office:value="1.6818862E7">
            <text:p>16818862</text:p>
          </table:table-cell>
          <table:table-cell table:style-name="ce26" office:value-type="string">
            <text:p>BDNF</text:p>
          </table:table-cell>
          <table:table-cell table:style-name="ce26" office:value-type="string">
            <text:p>rs6265</text:p>
          </table:table-cell>
          <table:table-cell table:style-name="ce26" office:value-type="string">
            <text:p>Meta</text:p>
          </table:table-cell>
          <table:table-cell table:style-name="ce26" office:value-type="string">
            <text:p>Visuospatial abilities (z-score)</text:p>
          </table:table-cell>
          <table:table-cell table:style-name="ce27" office:value-type="string">
            <text:p>visuospatial perception</text:p>
          </table:table-cell>
          <table:table-cell table:style-name="ce28" office:value-type="string">
            <text:p>SD</text:p>
          </table:table-cell>
          <table:table-cell table:style-name="ce35" office:value-type="string">
            <text:p>G/G</text:p>
          </table:table-cell>
          <table:table-cell table:style-name="ce35" office:value-type="float" office:value="95.0">
            <text:p>95</text:p>
          </table:table-cell>
          <table:table-cell table:style-name="ce35" office:value-type="float" office:value="0.04">
            <text:p>0.04</text:p>
          </table:table-cell>
          <table:table-cell table:style-name="ce35" office:value-type="float" office:value="0.64">
            <text:p>0.64</text:p>
          </table:table-cell>
          <table:table-cell table:style-name="ce36" office:value-type="string">
            <text:p>A/A,A/G</text:p>
          </table:table-cell>
          <table:table-cell table:style-name="ce36" office:value-type="float" office:value="49.0">
            <text:p>49</text:p>
          </table:table-cell>
          <table:table-cell table:style-name="ce36" office:value-type="float" office:value="0.07">
            <text:p>0.07</text:p>
          </table:table-cell>
          <table:table-cell table:style-name="ce36" office:value-type="float" office:value="0.7">
            <text:p>0.7</text:p>
          </table:table-cell>
          <table:table-cell table:number-columns-repeated="4" table:style-name="ce37"/>
          <table:table-cell table:style-name="ce29" office:value-type="string">
            <text:p>F-test</text:p>
          </table:table-cell>
          <table:table-cell table:style-name="ce29" office:value-type="float" office:value="0.27">
            <text:p>0.27</text:p>
          </table:table-cell>
          <table:table-cell table:style-name="ce29" office:value-type="float" office:value="0.61">
            <text:p>0.61</text:p>
          </table:table-cell>
          <table:table-cell table:style-name="ce29" office:value-type="string">
            <text:p>no</text:p>
          </table:table-cell>
          <table:table-cell table:style-name="cf1" table:formula="of:=([L444]-[P444])/SQRT((((([M444]^2)*([K444]-1))+(([Q444]^2)*([O444]-1)))/([K444]+[O444])))"/>
          <table:table-cell table:style-name="cf1"/>
          <table:table-cell table:style-name="cf1"/>
          <table:table-cell table:style-name="ce32" office:value-type="string">
            <text:p>Visuospatial abilities; z-scored</text:p>
          </table:table-cell>
          <table:table-cell table:style-name="ce33" office:value-type="float" office:value="1.5741466E7">
            <text:p>15741466</text:p>
          </table:table-cell>
          <table:table-cell table:style-name="ce29" office:value-type="string">
            <text:p>F(1,143)</text:p>
          </table:table-cell>
          <table:table-cell table:style-name="ce23" table:formula="of:=ROUND(([L444]-((1.96*[M444])/SQRT([K444])));3)"/>
          <table:table-cell table:style-name="ce23" table:formula="of:=ROUND(([L444]+((1.96*[M444])/SQRT([K444])));3)"/>
          <table:table-cell table:style-name="ce23" table:formula="of:=ROUND(([P444]-((1.96*[Q444])/SQRT([O444])));3)"/>
          <table:table-cell table:style-name="ce23" table:formula="of:=ROUND(([P444]+((1.96*[Q444])/SQRT([O444])));3)"/>
          <table:table-cell table:number-columns-repeated="989"/>
        </table:table-row>
        <table:table-row table:style-name="ro1">
          <table:table-cell table:style-name="ce24" office:value-type="string">
            <text:p>Andrew</text:p>
          </table:table-cell>
          <table:table-cell table:style-name="ce25" office:value-type="string">
            <text:p>731.pdf</text:p>
          </table:table-cell>
          <table:table-cell table:style-name="ce25" office:value-type="float" office:value="1.6818862E7">
            <text:p>16818862</text:p>
          </table:table-cell>
          <table:table-cell table:style-name="ce26" office:value-type="string">
            <text:p>BDNF</text:p>
          </table:table-cell>
          <table:table-cell table:style-name="ce26" office:value-type="string">
            <text:p>rs6265</text:p>
          </table:table-cell>
          <table:table-cell table:style-name="ce26" office:value-type="string">
            <text:p>ROCFT</text:p>
          </table:table-cell>
          <table:table-cell table:style-name="ce26" office:value-type="string">
            <text:p>Copy subtest total (z-score)</text:p>
          </table:table-cell>
          <table:table-cell table:style-name="ce27" office:value-type="string">
            <text:p>visuospatial perception</text:p>
          </table:table-cell>
          <table:table-cell table:style-name="ce28" office:value-type="string">
            <text:p>SD</text:p>
          </table:table-cell>
          <table:table-cell table:style-name="ce35" office:value-type="string">
            <text:p>G/G</text:p>
          </table:table-cell>
          <table:table-cell table:style-name="ce35" office:value-type="float" office:value="95.0">
            <text:p>95</text:p>
          </table:table-cell>
          <table:table-cell table:style-name="ce35" office:value-type="float" office:value="0.16">
            <text:p>0.16</text:p>
          </table:table-cell>
          <table:table-cell table:style-name="ce35" office:value-type="float" office:value="0.77">
            <text:p>0.77</text:p>
          </table:table-cell>
          <table:table-cell table:style-name="ce36" office:value-type="string">
            <text:p>A/A,A/G</text:p>
          </table:table-cell>
          <table:table-cell table:style-name="ce36" office:value-type="float" office:value="49.0">
            <text:p>49</text:p>
          </table:table-cell>
          <table:table-cell table:style-name="ce36" office:value-type="float" office:value="0.05">
            <text:p>0.05</text:p>
          </table:table-cell>
          <table:table-cell table:style-name="ce36" office:value-type="float" office:value="0.79">
            <text:p>0.79</text:p>
          </table:table-cell>
          <table:table-cell table:number-columns-repeated="4" table:style-name="ce37"/>
          <table:table-cell table:number-columns-repeated="2" table:style-name="ce29"/>
          <table:table-cell table:style-name="ce29" office:value-type="float" office:value="0.46">
            <text:p>0.46</text:p>
          </table:table-cell>
          <table:table-cell table:style-name="ce29" office:value-type="string">
            <text:p>no</text:p>
          </table:table-cell>
          <table:table-cell table:style-name="cf1" table:formula="of:=([L445]-[P445])/SQRT((((([M445]^2)*([K445]-1))+(([Q445]^2)*([O445]-1)))/([K445]+[O445])))"/>
          <table:table-cell table:style-name="cf1"/>
          <table:table-cell table:style-name="cf1"/>
          <table:table-cell table:style-name="ce32" office:value-type="string">
            <text:p>copy subtest; z-score</text:p>
          </table:table-cell>
          <table:table-cell table:style-name="ce33" office:value-type="float" office:value="1.5741466E7">
            <text:p>15741466</text:p>
          </table:table-cell>
          <table:table-cell table:style-name="ce29"/>
          <table:table-cell table:style-name="ce23" table:formula="of:=ROUND(([L445]-((1.96*[M445])/SQRT([K445])));3)"/>
          <table:table-cell table:style-name="ce23" table:formula="of:=ROUND(([L445]+((1.96*[M445])/SQRT([K445])));3)"/>
          <table:table-cell table:style-name="ce23" table:formula="of:=ROUND(([P445]-((1.96*[Q445])/SQRT([O445])));3)"/>
          <table:table-cell table:style-name="ce23" table:formula="of:=ROUND(([P445]+((1.96*[Q445])/SQRT([O445])));3)"/>
          <table:table-cell table:number-columns-repeated="989"/>
        </table:table-row>
        <table:table-row table:style-name="ro9">
          <table:table-cell table:style-name="ce24" office:value-type="string">
            <text:p>Nic</text:p>
          </table:table-cell>
          <table:table-cell table:style-name="ce25" office:value-type="string">
            <text:p>sdarticle (5)r.pdf</text:p>
          </table:table-cell>
          <table:table-cell table:style-name="ce25" office:value-type="float" office:value="1.9013689E7">
            <text:p>19013689</text:p>
          </table:table-cell>
          <table:table-cell table:style-name="ce26" office:value-type="string">
            <text:p>IL1B</text:p>
          </table:table-cell>
          <table:table-cell table:style-name="ce26" office:value-type="string">
            <text:p>rs16944</text:p>
          </table:table-cell>
          <table:table-cell table:style-name="ce26" office:value-type="string">
            <text:p>CASI C-2.0</text:p>
          </table:table-cell>
          <table:table-cell table:style-name="ce26" office:value-type="string">
            <text:p>Orientation</text:p>
          </table:table-cell>
          <table:table-cell table:style-name="ce27" office:value-type="string">
            <text:p>visuospatial perception</text:p>
          </table:table-cell>
          <table:table-cell table:style-name="ce28" office:value-type="string">
            <text:p>SD</text:p>
          </table:table-cell>
          <table:table-cell table:style-name="ce29" office:value-type="string">
            <text:p>C/C</text:p>
          </table:table-cell>
          <table:table-cell table:style-name="ce29" office:value-type="float" office:value="39.0">
            <text:p>39</text:p>
          </table:table-cell>
          <table:table-cell table:style-name="ce29" office:value-type="float" office:value="17.7">
            <text:p>17.7</text:p>
          </table:table-cell>
          <table:table-cell table:style-name="ce29" office:value-type="float" office:value="0.7">
            <text:p>0.7</text:p>
          </table:table-cell>
          <table:table-cell table:style-name="ce25" office:value-type="string">
            <text:p>C/T</text:p>
          </table:table-cell>
          <table:table-cell table:style-name="ce25" office:value-type="float" office:value="85.0">
            <text:p>85</text:p>
          </table:table-cell>
          <table:table-cell table:style-name="ce25" office:value-type="float" office:value="17.4">
            <text:p>17.4</text:p>
          </table:table-cell>
          <table:table-cell table:style-name="ce25" office:value-type="float" office:value="1.4">
            <text:p>1.4</text:p>
          </table:table-cell>
          <table:table-cell table:style-name="ce30" office:value-type="string">
            <text:p>T/T</text:p>
          </table:table-cell>
          <table:table-cell table:style-name="ce30" office:value-type="float" office:value="37.0">
            <text:p>37</text:p>
          </table:table-cell>
          <table:table-cell table:style-name="ce30" office:value-type="float" office:value="17.4">
            <text:p>17.4</text:p>
          </table:table-cell>
          <table:table-cell table:style-name="ce30" office:value-type="float" office:value="1.1">
            <text:p>1.1</text:p>
          </table:table-cell>
          <table:table-cell table:number-columns-repeated="2" table:style-name="ce29"/>
          <table:table-cell table:style-name="ce29" office:value-type="float" office:value="0.452">
            <text:p>0.452</text:p>
          </table:table-cell>
          <table:table-cell table:style-name="ce29" office:value-type="string">
            <text:p>no</text:p>
          </table:table-cell>
          <table:table-cell table:style-name="cf1" table:formula="of:=([L446]-[P446])/SQRT((((([M446]^2)*([K446]-1))+(([Q446]^2)*([O446]-1)))/([K446]+[O446])))"/>
          <table:table-cell table:style-name="cf1" table:formula="of:=([L446]-[T446])/SQRT((((([M446]^2)*([K446]-1))+(([U446]^2)*([S446]-1)))/([K446]+[S446])))"/>
          <table:table-cell table:style-name="cf1" table:formula="of:=([P446]-[T446])/SQRT((((([Q446]^2)*([O446]-1))+(([U446]^2)*([S446]-1)))/([O446]+[S446])))"/>
          <table:table-cell table:style-name="ce32" office:value-type="string">
            <text:p>C-511T → IL1B</text:p>
          </table:table-cell>
          <table:table-cell table:style-name="ce33" office:value-type="string">
            <text:p>Teng,E.L.,Hasegawa,K.,Homma,A.,Imai,Y.,Larson,E.,Graves,A.,Sugimoto,K.,Yamaguchi,T.,Sasaki,H.,Chiu,D.,White,L.R.,1994. The Cognitive Abilities Screening Instrument (CASI): a practical test or</text:p>
            <text:p>cross-cultural epidemiological studies of dementia. Int. Psychogeriatr. 6,45–58.</text:p>
            <text:p/>
          </table:table-cell>
          <table:table-cell table:style-name="ce29"/>
          <table:table-cell table:style-name="ce23" table:formula="of:=ROUND(([L446]-((1.96*[M446])/SQRT([K446])));3)"/>
          <table:table-cell table:style-name="ce23" table:formula="of:=ROUND(([L446]+((1.96*[M446])/SQRT([K446])));3)"/>
          <table:table-cell table:style-name="ce23" table:formula="of:=ROUND(([P446]-((1.96*[Q446])/SQRT([O446])));3)"/>
          <table:table-cell table:style-name="ce23" table:formula="of:=ROUND(([P446]+((1.96*[Q446])/SQRT([O446])));3)"/>
          <table:table-cell table:style-name="ce23" table:formula="of:=ROUND(([T446]-((1.96*[U446])/SQRT([S446])));3)"/>
          <table:table-cell table:style-name="ce23" table:formula="of:=ROUND(([T446]+((1.96*[U446])/SQRT([S446])));3)"/>
          <table:table-cell table:number-columns-repeated="987"/>
        </table:table-row>
        <table:table-row table:style-name="ro1">
          <table:table-cell table:style-name="ce24" office:value-type="string">
            <text:p>Nic</text:p>
          </table:table-cell>
          <table:table-cell table:style-name="ce25"/>
          <table:table-cell table:style-name="ce25" office:value-type="float" office:value="1.837808E7">
            <text:p>18378080</text:p>
          </table:table-cell>
          <table:table-cell table:style-name="ce26" office:value-type="string">
            <text:p>KIBRA</text:p>
          </table:table-cell>
          <table:table-cell table:style-name="ce26" office:value-type="string">
            <text:p>rs17070145</text:p>
          </table:table-cell>
          <table:table-cell table:style-name="ce26" office:value-type="string">
            <text:p>Copy drawing</text:p>
          </table:table-cell>
          <table:table-cell table:style-name="ce26" office:value-type="string">
            <text:p>Score</text:p>
          </table:table-cell>
          <table:table-cell table:style-name="ce27" office:value-type="string">
            <text:p>visuospatial perception</text:p>
          </table:table-cell>
          <table:table-cell table:style-name="ce28" office:value-type="string">
            <text:p>SD</text:p>
          </table:table-cell>
          <table:table-cell table:style-name="ce29" office:value-type="string">
            <text:p>C/C</text:p>
          </table:table-cell>
          <table:table-cell table:style-name="ce29" office:value-type="float" office:value="30.0">
            <text:p>30</text:p>
          </table:table-cell>
          <table:table-cell table:style-name="ce29" office:value-type="float" office:value="15.5">
            <text:p>15.5</text:p>
          </table:table-cell>
          <table:table-cell table:style-name="ce29" office:value-type="float" office:value="0.9">
            <text:p>0.9</text:p>
          </table:table-cell>
          <table:table-cell table:style-name="ce25" office:value-type="string">
            <text:p>C/C,C/T</text:p>
          </table:table-cell>
          <table:table-cell table:style-name="ce25" office:value-type="float" office:value="40.0">
            <text:p>40</text:p>
          </table:table-cell>
          <table:table-cell table:style-name="ce25" office:value-type="float" office:value="15.4">
            <text:p>15.4</text:p>
          </table:table-cell>
          <table:table-cell table:style-name="ce25" office:value-type="float" office:value="1.0">
            <text:p>1</text:p>
          </table:table-cell>
          <table:table-cell table:number-columns-repeated="4" table:style-name="ce30"/>
          <table:table-cell table:number-columns-repeated="2" table:style-name="ce29"/>
          <table:table-cell table:style-name="ce29" office:value-type="float" office:value="0.6">
            <text:p>0.6</text:p>
          </table:table-cell>
          <table:table-cell table:style-name="ce29"/>
          <table:table-cell table:style-name="cf1" table:formula="of:=([L447]-[P447])/SQRT((((([M447]^2)*([K447]-1))+(([Q447]^2)*([O447]-1)))/([K447]+[O447])))"/>
          <table:table-cell table:style-name="cf1"/>
          <table:table-cell table:style-name="cf1"/>
          <table:table-cell table:style-name="ce32"/>
          <table:table-cell table:style-name="ce33"/>
          <table:table-cell table:style-name="ce29"/>
          <table:table-cell table:style-name="ce23" table:formula="of:=ROUND(([L447]-((1.96*[M447])/SQRT([K447])));3)"/>
          <table:table-cell table:style-name="ce23" table:formula="of:=ROUND(([L447]+((1.96*[M447])/SQRT([K447])));3)"/>
          <table:table-cell table:style-name="ce23" table:formula="of:=ROUND(([P447]-((1.96*[Q447])/SQRT([O447])));3)"/>
          <table:table-cell table:style-name="ce23" table:formula="of:=ROUND(([P447]+((1.96*[Q447])/SQRT([O447])));3)"/>
          <table:table-cell table:number-columns-repeated="989"/>
        </table:table-row>
        <table:table-row table:style-name="ro1">
          <table:table-cell table:style-name="ce24" office:value-type="string">
            <text:p>Nic</text:p>
          </table:table-cell>
          <table:table-cell table:style-name="ce25"/>
          <table:table-cell table:style-name="ce25" office:value-type="float" office:value="1.837808E7">
            <text:p>18378080</text:p>
          </table:table-cell>
          <table:table-cell table:style-name="ce26" office:value-type="string">
            <text:p>KIBRA</text:p>
          </table:table-cell>
          <table:table-cell table:style-name="ce26" office:value-type="string">
            <text:p>rs17070145</text:p>
          </table:table-cell>
          <table:table-cell table:style-name="ce26" office:value-type="string">
            <text:p>ROCFT</text:p>
          </table:table-cell>
          <table:table-cell table:style-name="ce26" office:value-type="string">
            <text:p>Copy subtest</text:p>
          </table:table-cell>
          <table:table-cell table:style-name="ce27" office:value-type="string">
            <text:p>visuospatial perception</text:p>
          </table:table-cell>
          <table:table-cell table:style-name="ce28" office:value-type="string">
            <text:p>SD</text:p>
          </table:table-cell>
          <table:table-cell table:style-name="ce29" office:value-type="string">
            <text:p>C/C</text:p>
          </table:table-cell>
          <table:table-cell table:style-name="ce29" office:value-type="float" office:value="30.0">
            <text:p>30</text:p>
          </table:table-cell>
          <table:table-cell table:style-name="ce29" office:value-type="float" office:value="35.5">
            <text:p>35.5</text:p>
          </table:table-cell>
          <table:table-cell table:style-name="ce29" office:value-type="float" office:value="0.8">
            <text:p>0.8</text:p>
          </table:table-cell>
          <table:table-cell table:style-name="ce25" office:value-type="string">
            <text:p>C/C,C/T</text:p>
          </table:table-cell>
          <table:table-cell table:style-name="ce25" office:value-type="float" office:value="40.0">
            <text:p>40</text:p>
          </table:table-cell>
          <table:table-cell table:style-name="ce25" office:value-type="float" office:value="34.6">
            <text:p>34.6</text:p>
          </table:table-cell>
          <table:table-cell table:style-name="ce25" office:value-type="float" office:value="2.3">
            <text:p>2.3</text:p>
          </table:table-cell>
          <table:table-cell table:number-columns-repeated="4" table:style-name="ce30"/>
          <table:table-cell table:number-columns-repeated="2" table:style-name="ce29"/>
          <table:table-cell table:style-name="ce29" office:value-type="float" office:value="0.069">
            <text:p>0.069</text:p>
          </table:table-cell>
          <table:table-cell table:style-name="ce29"/>
          <table:table-cell table:style-name="cf1" table:formula="of:=([L448]-[P448])/SQRT((((([M448]^2)*([K448]-1))+(([Q448]^2)*([O448]-1)))/([K448]+[O448])))"/>
          <table:table-cell table:style-name="cf1"/>
          <table:table-cell table:style-name="cf1"/>
          <table:table-cell table:style-name="ce32"/>
          <table:table-cell table:style-name="ce33"/>
          <table:table-cell table:style-name="ce29"/>
          <table:table-cell table:style-name="ce23" table:formula="of:=ROUND(([L448]-((1.96*[M448])/SQRT([K448])));3)"/>
          <table:table-cell table:style-name="ce23" table:formula="of:=ROUND(([L448]+((1.96*[M448])/SQRT([K448])));3)"/>
          <table:table-cell table:style-name="ce23" table:formula="of:=ROUND(([P448]-((1.96*[Q448])/SQRT([O448])));3)"/>
          <table:table-cell table:style-name="ce23" table:formula="of:=ROUND(([P448]+((1.96*[Q448])/SQRT([O448])));3)"/>
          <table:table-cell table:number-columns-repeated="989"/>
        </table:table-row>
        <table:table-row table:style-name="ro1">
          <table:table-cell table:style-name="ce24" office:value-type="string">
            <text:p>Nic</text:p>
          </table:table-cell>
          <table:table-cell table:style-name="ce25"/>
          <table:table-cell table:style-name="ce25" office:value-type="float" office:value="1.837808E7">
            <text:p>18378080</text:p>
          </table:table-cell>
          <table:table-cell table:style-name="ce26" office:value-type="string">
            <text:p>KIBRA</text:p>
          </table:table-cell>
          <table:table-cell table:style-name="ce26" office:value-type="string">
            <text:p>rs17070145</text:p>
          </table:table-cell>
          <table:table-cell table:style-name="ce26" office:value-type="string">
            <text:p>ROCFT</text:p>
          </table:table-cell>
          <table:table-cell table:style-name="ce26" office:value-type="string">
            <text:p>Recall subtest</text:p>
          </table:table-cell>
          <table:table-cell table:style-name="ce27" office:value-type="string">
            <text:p>visuospatial perception</text:p>
          </table:table-cell>
          <table:table-cell table:style-name="ce28" office:value-type="string">
            <text:p>SD</text:p>
          </table:table-cell>
          <table:table-cell table:style-name="ce29" office:value-type="string">
            <text:p>C/C</text:p>
          </table:table-cell>
          <table:table-cell table:style-name="ce29" office:value-type="float" office:value="30.0">
            <text:p>30</text:p>
          </table:table-cell>
          <table:table-cell table:style-name="ce29" office:value-type="float" office:value="20.0">
            <text:p>20</text:p>
          </table:table-cell>
          <table:table-cell table:style-name="ce29" office:value-type="float" office:value="6.7">
            <text:p>6.7</text:p>
          </table:table-cell>
          <table:table-cell table:style-name="ce25" office:value-type="string">
            <text:p>C/C,C/T</text:p>
          </table:table-cell>
          <table:table-cell table:style-name="ce25" office:value-type="float" office:value="40.0">
            <text:p>40</text:p>
          </table:table-cell>
          <table:table-cell table:style-name="ce25" office:value-type="float" office:value="20.0">
            <text:p>20</text:p>
          </table:table-cell>
          <table:table-cell table:style-name="ce25" office:value-type="float" office:value="6.5">
            <text:p>6.5</text:p>
          </table:table-cell>
          <table:table-cell table:number-columns-repeated="4" table:style-name="ce30"/>
          <table:table-cell table:number-columns-repeated="2" table:style-name="ce29"/>
          <table:table-cell table:style-name="ce29" office:value-type="float" office:value="0.9">
            <text:p>0.9</text:p>
          </table:table-cell>
          <table:table-cell table:style-name="ce29"/>
          <table:table-cell table:style-name="cf1" table:formula="of:=([L449]-[P449])/SQRT((((([M449]^2)*([K449]-1))+(([Q449]^2)*([O449]-1)))/([K449]+[O449])))"/>
          <table:table-cell table:style-name="cf1"/>
          <table:table-cell table:style-name="cf1"/>
          <table:table-cell table:style-name="ce32"/>
          <table:table-cell table:style-name="ce33"/>
          <table:table-cell table:style-name="ce29"/>
          <table:table-cell table:style-name="ce23" table:formula="of:=ROUND(([L449]-((1.96*[M449])/SQRT([K449])));3)"/>
          <table:table-cell table:style-name="ce23" table:formula="of:=ROUND(([L449]+((1.96*[M449])/SQRT([K449])));3)"/>
          <table:table-cell table:style-name="ce23" table:formula="of:=ROUND(([P449]-((1.96*[Q449])/SQRT([O449])));3)"/>
          <table:table-cell table:style-name="ce23" table:formula="of:=ROUND(([P449]+((1.96*[Q449])/SQRT([O449])));3)"/>
          <table:table-cell table:number-columns-repeated="989"/>
        </table:table-row>
        <table:table-row table:style-name="ro5">
          <table:table-cell table:style-name="ce24" office:value-type="string">
            <text:p>Andrew</text:p>
          </table:table-cell>
          <table:table-cell table:style-name="ce25"/>
          <table:table-cell table:style-name="ce25" office:value-type="float" office:value="1.2886039E7">
            <text:p>12886039</text:p>
          </table:table-cell>
          <table:table-cell table:style-name="ce26" office:value-type="string">
            <text:p>APOE</text:p>
          </table:table-cell>
          <table:table-cell table:style-name="ce26" office:value-type="string">
            <text:p>rs429358,rs7412</text:p>
          </table:table-cell>
          <table:table-cell table:style-name="ce26" office:value-type="string">
            <text:p>Mental arithmetic</text:p>
          </table:table-cell>
          <table:table-cell table:style-name="ce26" office:value-type="string">
            <text:p>Correct answers</text:p>
          </table:table-cell>
          <table:table-cell table:style-name="ce27" office:value-type="string">
            <text:p>working memory</text:p>
          </table:table-cell>
          <table:table-cell table:style-name="ce28" office:value-type="string">
            <text:p>SD</text:p>
          </table:table-cell>
          <table:table-cell table:style-name="ce29" office:value-type="string">
            <text:p>E2/2,E2/3,E3/3 </text:p>
          </table:table-cell>
          <table:table-cell table:style-name="ce29" office:value-type="float" office:value="37.0">
            <text:p>37</text:p>
          </table:table-cell>
          <table:table-cell table:style-name="ce29" office:value-type="float" office:value="74.7">
            <text:p>74.7</text:p>
          </table:table-cell>
          <table:table-cell table:style-name="ce29" office:value-type="float" office:value="3.6">
            <text:p>3.6</text:p>
          </table:table-cell>
          <table:table-cell table:style-name="ce25" office:value-type="string">
            <text:p>E4/2,E4/3,E4/4</text:p>
          </table:table-cell>
          <table:table-cell table:style-name="ce25" office:value-type="float" office:value="20.0">
            <text:p>20</text:p>
          </table:table-cell>
          <table:table-cell table:style-name="ce25" office:value-type="float" office:value="87.6">
            <text:p>87.6</text:p>
          </table:table-cell>
          <table:table-cell table:style-name="ce25" office:value-type="float" office:value="4.8">
            <text:p>4.8</text:p>
          </table:table-cell>
          <table:table-cell table:number-columns-repeated="4" table:style-name="ce30"/>
          <table:table-cell table:number-columns-repeated="2" table:style-name="ce29"/>
          <table:table-cell table:style-name="ce29" office:value-type="float" office:value="0.037">
            <text:p>0.037</text:p>
          </table:table-cell>
          <table:table-cell table:style-name="ce29"/>
          <table:table-cell table:style-name="cf1" table:formula="of:=([L450]-[P450])/SQRT((((([M450]^2)*([K450]-1))+(([Q450]^2)*([O450]-1)))/([K450]+[O450])))"/>
          <table:table-cell table:style-name="cf1"/>
          <table:table-cell table:style-name="cf1"/>
          <table:table-cell table:style-name="ce32" office:value-type="string">
            <text:p>discusses the relationship with cholesterol levels</text:p>
          </table:table-cell>
          <table:table-cell table:style-name="ce33"/>
          <table:table-cell table:style-name="ce29"/>
          <table:table-cell table:style-name="ce23" table:formula="of:=ROUND(([L450]-((1.96*[M450])/SQRT([K450])));3)"/>
          <table:table-cell table:style-name="ce23" table:formula="of:=ROUND(([L450]+((1.96*[M450])/SQRT([K450])));3)"/>
          <table:table-cell table:style-name="ce23" table:formula="of:=ROUND(([P450]-((1.96*[Q450])/SQRT([O450])));3)"/>
          <table:table-cell table:style-name="ce23" table:formula="of:=ROUND(([P450]+((1.96*[Q450])/SQRT([O450])));3)"/>
          <table:table-cell table:number-columns-repeated="989"/>
        </table:table-row>
        <table:table-row table:style-name="ro5">
          <table:table-cell table:style-name="ce24" office:value-type="string">
            <text:p>Andrew</text:p>
          </table:table-cell>
          <table:table-cell table:style-name="ce25"/>
          <table:table-cell table:style-name="ce25" office:value-type="float" office:value="1.2886039E7">
            <text:p>12886039</text:p>
          </table:table-cell>
          <table:table-cell table:style-name="ce26" office:value-type="string">
            <text:p>APOE</text:p>
          </table:table-cell>
          <table:table-cell table:style-name="ce26" office:value-type="string">
            <text:p>rs429358,rs7412</text:p>
          </table:table-cell>
          <table:table-cell table:style-name="ce26" office:value-type="string">
            <text:p>Mental arithmetic</text:p>
          </table:table-cell>
          <table:table-cell table:style-name="ce26" office:value-type="string">
            <text:p>Correct answers,scaled for difficulty</text:p>
          </table:table-cell>
          <table:table-cell table:style-name="ce27" office:value-type="string">
            <text:p>working memory</text:p>
          </table:table-cell>
          <table:table-cell table:style-name="ce28" office:value-type="string">
            <text:p>SD</text:p>
          </table:table-cell>
          <table:table-cell table:style-name="ce29" office:value-type="string">
            <text:p>E2/2,E2/3,E3/3 </text:p>
          </table:table-cell>
          <table:table-cell table:style-name="ce29" office:value-type="float" office:value="37.0">
            <text:p>37</text:p>
          </table:table-cell>
          <table:table-cell table:style-name="ce29" office:value-type="float" office:value="136.2">
            <text:p>136.2</text:p>
          </table:table-cell>
          <table:table-cell table:style-name="ce29" office:value-type="float" office:value="9.8">
            <text:p>9.8</text:p>
          </table:table-cell>
          <table:table-cell table:style-name="ce25" office:value-type="string">
            <text:p>E4/2,E4/3,E4/4</text:p>
          </table:table-cell>
          <table:table-cell table:style-name="ce25" office:value-type="float" office:value="20.0">
            <text:p>20</text:p>
          </table:table-cell>
          <table:table-cell table:style-name="ce25" office:value-type="float" office:value="178.6">
            <text:p>178.6</text:p>
          </table:table-cell>
          <table:table-cell table:style-name="ce25" office:value-type="float" office:value="13.2">
            <text:p>13.2</text:p>
          </table:table-cell>
          <table:table-cell table:number-columns-repeated="4" table:style-name="ce30"/>
          <table:table-cell table:number-columns-repeated="2" table:style-name="ce29"/>
          <table:table-cell table:style-name="ce29" office:value-type="float" office:value="0.013">
            <text:p>0.013</text:p>
          </table:table-cell>
          <table:table-cell table:style-name="ce29"/>
          <table:table-cell table:style-name="cf1" table:formula="of:=([L451]-[P451])/SQRT((((([M451]^2)*([K451]-1))+(([Q451]^2)*([O451]-1)))/([K451]+[O451])))"/>
          <table:table-cell table:style-name="cf1"/>
          <table:table-cell table:style-name="cf1"/>
          <table:table-cell table:style-name="ce32"/>
          <table:table-cell table:style-name="ce33"/>
          <table:table-cell table:style-name="ce29"/>
          <table:table-cell table:style-name="ce23" table:formula="of:=ROUND(([L451]-((1.96*[M451])/SQRT([K451])));3)"/>
          <table:table-cell table:style-name="ce23" table:formula="of:=ROUND(([L451]+((1.96*[M451])/SQRT([K451])));3)"/>
          <table:table-cell table:style-name="ce23" table:formula="of:=ROUND(([P451]-((1.96*[Q451])/SQRT([O451])));3)"/>
          <table:table-cell table:style-name="ce23" table:formula="of:=ROUND(([P451]+((1.96*[Q451])/SQRT([O451])));3)"/>
          <table:table-cell table:number-columns-repeated="989"/>
        </table:table-row>
        <table:table-row table:style-name="ro3">
          <table:table-cell table:style-name="ce24" office:value-type="string">
            <text:p>Andrew</text:p>
          </table:table-cell>
          <table:table-cell table:style-name="ce25"/>
          <table:table-cell table:style-name="ce25" office:value-type="float" office:value="1.2886039E7">
            <text:p>12886039</text:p>
          </table:table-cell>
          <table:table-cell table:style-name="ce26" office:value-type="string">
            <text:p>APOE</text:p>
          </table:table-cell>
          <table:table-cell table:style-name="ce26" office:value-type="string">
            <text:p>rs429358,rs7412</text:p>
          </table:table-cell>
          <table:table-cell table:style-name="ce26" office:value-type="string">
            <text:p>Mental arithmetic</text:p>
          </table:table-cell>
          <table:table-cell table:style-name="ce26" office:value-type="string">
            <text:p>Number of trials</text:p>
          </table:table-cell>
          <table:table-cell table:style-name="ce27" office:value-type="string">
            <text:p>working memory</text:p>
          </table:table-cell>
          <table:table-cell table:style-name="ce28" office:value-type="string">
            <text:p>SD</text:p>
          </table:table-cell>
          <table:table-cell table:style-name="ce29" office:value-type="string">
            <text:p>E2/2,E2/3,E3/3 </text:p>
          </table:table-cell>
          <table:table-cell table:style-name="ce29" office:value-type="float" office:value="37.0">
            <text:p>37</text:p>
          </table:table-cell>
          <table:table-cell table:style-name="ce29" office:value-type="float" office:value="165.1">
            <text:p>165.1</text:p>
          </table:table-cell>
          <table:table-cell table:style-name="ce29" office:value-type="float" office:value="9.6">
            <text:p>9.6</text:p>
          </table:table-cell>
          <table:table-cell table:style-name="ce25" office:value-type="string">
            <text:p>E4/2,E4/3,E4/4</text:p>
          </table:table-cell>
          <table:table-cell table:style-name="ce25" office:value-type="float" office:value="20.0">
            <text:p>20</text:p>
          </table:table-cell>
          <table:table-cell table:style-name="ce25" office:value-type="float" office:value="202.0">
            <text:p>202</text:p>
          </table:table-cell>
          <table:table-cell table:style-name="ce25" office:value-type="float" office:value="12.9">
            <text:p>12.9</text:p>
          </table:table-cell>
          <table:table-cell table:number-columns-repeated="4" table:style-name="ce30"/>
          <table:table-cell table:number-columns-repeated="2" table:style-name="ce29"/>
          <table:table-cell table:style-name="ce29" office:value-type="float" office:value="0.026">
            <text:p>0.026</text:p>
          </table:table-cell>
          <table:table-cell table:style-name="ce29"/>
          <table:table-cell table:style-name="cf1" table:formula="of:=([L452]-[P452])/SQRT((((([M452]^2)*([K452]-1))+(([Q452]^2)*([O452]-1)))/([K452]+[O452])))"/>
          <table:table-cell table:style-name="cf1"/>
          <table:table-cell table:style-name="cf1"/>
          <table:table-cell table:style-name="ce32"/>
          <table:table-cell table:style-name="ce33"/>
          <table:table-cell table:style-name="ce29"/>
          <table:table-cell table:style-name="ce23" table:formula="of:=ROUND(([L452]-((1.96*[M452])/SQRT([K452])));3)"/>
          <table:table-cell table:style-name="ce23" table:formula="of:=ROUND(([L452]+((1.96*[M452])/SQRT([K452])));3)"/>
          <table:table-cell table:style-name="ce23" table:formula="of:=ROUND(([P452]-((1.96*[Q452])/SQRT([O452])));3)"/>
          <table:table-cell table:style-name="ce23" table:formula="of:=ROUND(([P452]+((1.96*[Q452])/SQRT([O452])));3)"/>
          <table:table-cell table:number-columns-repeated="989"/>
        </table:table-row>
        <table:table-row table:style-name="ro3">
          <table:table-cell table:style-name="ce24" office:value-type="string">
            <text:p>Andrew</text:p>
          </table:table-cell>
          <table:table-cell table:style-name="ce25" office:value-type="string">
            <text:p>neu_21_1_1.pdf</text:p>
          </table:table-cell>
          <table:table-cell table:style-name="ce25" office:value-type="float" office:value="1.7201525E7">
            <text:p>17201525</text:p>
          </table:table-cell>
          <table:table-cell table:style-name="ce26" office:value-type="string">
            <text:p>APOE</text:p>
          </table:table-cell>
          <table:table-cell table:style-name="ce26" office:value-type="string">
            <text:p>rs429358,rs7412</text:p>
          </table:table-cell>
          <table:table-cell table:style-name="ce26" office:value-type="string">
            <text:p>Symbol-digit</text:p>
          </table:table-cell>
          <table:table-cell table:style-name="ce26" office:value-type="string">
            <text:p>Score</text:p>
          </table:table-cell>
          <table:table-cell table:style-name="ce27" office:value-type="string">
            <text:p>working memory</text:p>
          </table:table-cell>
          <table:table-cell table:style-name="ce28" office:value-type="string">
            <text:p>SD</text:p>
          </table:table-cell>
          <table:table-cell table:style-name="ce29" office:value-type="string">
            <text:p>E4/4</text:p>
          </table:table-cell>
          <table:table-cell table:style-name="ce29" office:value-type="float" office:value="45.0">
            <text:p>45</text:p>
          </table:table-cell>
          <table:table-cell table:style-name="ce29" office:value-type="float" office:value="59.47">
            <text:p>59.47</text:p>
          </table:table-cell>
          <table:table-cell table:style-name="ce29" office:value-type="float" office:value="9.46">
            <text:p>9.46</text:p>
          </table:table-cell>
          <table:table-cell table:style-name="ce25" office:value-type="string">
            <text:p>E4/2,E4/3</text:p>
          </table:table-cell>
          <table:table-cell table:style-name="ce25" office:value-type="float" office:value="566.0">
            <text:p>566</text:p>
          </table:table-cell>
          <table:table-cell table:style-name="ce25" office:value-type="float" office:value="60.38">
            <text:p>60.38</text:p>
          </table:table-cell>
          <table:table-cell table:style-name="ce25" office:value-type="float" office:value="9.01">
            <text:p>9.01</text:p>
          </table:table-cell>
          <table:table-cell table:style-name="ce30" office:value-type="string">
            <text:p>E2/2,E2/3,E3/3 </text:p>
          </table:table-cell>
          <table:table-cell table:style-name="ce30" office:value-type="float" office:value="1571.0">
            <text:p>1571</text:p>
          </table:table-cell>
          <table:table-cell table:style-name="ce30" office:value-type="float" office:value="60.36">
            <text:p>60.36</text:p>
          </table:table-cell>
          <table:table-cell table:style-name="ce30" office:value-type="float" office:value="9.28">
            <text:p>9.28</text:p>
          </table:table-cell>
          <table:table-cell table:number-columns-repeated="4" table:style-name="ce29"/>
          <table:table-cell table:style-name="cf1" table:formula="of:=([L453]-[P453])/SQRT((((([M453]^2)*([K453]-1))+(([Q453]^2)*([O453]-1)))/([K453]+[O453])))"/>
          <table:table-cell table:style-name="cf1" table:formula="of:=([L453]-[T453])/SQRT((((([M453]^2)*([K453]-1))+(([U453]^2)*([S453]-1)))/([K453]+[S453])))"/>
          <table:table-cell table:style-name="cf1" table:formula="of:=([P453]-[T453])/SQRT((((([Q453]^2)*([O453]-1))+(([U453]^2)*([S453]-1)))/([O453]+[S453])))"/>
          <table:table-cell table:style-name="ce32" office:value-type="string">
            <text:p>age=40–44</text:p>
          </table:table-cell>
          <table:table-cell table:style-name="ce33"/>
          <table:table-cell table:style-name="ce29"/>
          <table:table-cell table:style-name="ce23" table:formula="of:=ROUND(([L453]-((1.96*[M453])/SQRT([K453])));3)"/>
          <table:table-cell table:style-name="ce23" table:formula="of:=ROUND(([L453]+((1.96*[M453])/SQRT([K453])));3)"/>
          <table:table-cell table:style-name="ce23" table:formula="of:=ROUND(([P453]-((1.96*[Q453])/SQRT([O453])));3)"/>
          <table:table-cell table:style-name="ce23" table:formula="of:=ROUND(([P453]+((1.96*[Q453])/SQRT([O453])));3)"/>
          <table:table-cell table:style-name="ce23" table:formula="of:=ROUND(([T453]-((1.96*[U453])/SQRT([S453])));3)"/>
          <table:table-cell table:style-name="ce23" table:formula="of:=ROUND(([T453]+((1.96*[U453])/SQRT([S453])));3)"/>
          <table:table-cell table:number-columns-repeated="987"/>
        </table:table-row>
        <table:table-row table:style-name="ro3">
          <table:table-cell table:style-name="ce24" office:value-type="string">
            <text:p>Andrew</text:p>
          </table:table-cell>
          <table:table-cell table:style-name="ce25" office:value-type="string">
            <text:p>neu_21_1_1.pdf</text:p>
          </table:table-cell>
          <table:table-cell table:style-name="ce25" office:value-type="float" office:value="1.7201525E7">
            <text:p>17201525</text:p>
          </table:table-cell>
          <table:table-cell table:style-name="ce26" office:value-type="string">
            <text:p>APOE</text:p>
          </table:table-cell>
          <table:table-cell table:style-name="ce26" office:value-type="string">
            <text:p>rs429358,rs7412</text:p>
          </table:table-cell>
          <table:table-cell table:style-name="ce26" office:value-type="string">
            <text:p>Symbol-digit</text:p>
          </table:table-cell>
          <table:table-cell table:style-name="ce26" office:value-type="string">
            <text:p>Score</text:p>
          </table:table-cell>
          <table:table-cell table:style-name="ce27" office:value-type="string">
            <text:p>working memory</text:p>
          </table:table-cell>
          <table:table-cell table:style-name="ce28" office:value-type="string">
            <text:p>SD</text:p>
          </table:table-cell>
          <table:table-cell table:style-name="ce29" office:value-type="string">
            <text:p>E4/4</text:p>
          </table:table-cell>
          <table:table-cell table:style-name="ce29" office:value-type="float" office:value="48.0">
            <text:p>48</text:p>
          </table:table-cell>
          <table:table-cell table:style-name="ce29" office:value-type="float" office:value="50.69">
            <text:p>50.69</text:p>
          </table:table-cell>
          <table:table-cell table:style-name="ce29" office:value-type="float" office:value="10.53">
            <text:p>10.53</text:p>
          </table:table-cell>
          <table:table-cell table:style-name="ce25" office:value-type="string">
            <text:p>E4/2,E4/3</text:p>
          </table:table-cell>
          <table:table-cell table:style-name="ce25" office:value-type="float" office:value="564.0">
            <text:p>564</text:p>
          </table:table-cell>
          <table:table-cell table:style-name="ce25" office:value-type="float" office:value="50.46">
            <text:p>50.46</text:p>
          </table:table-cell>
          <table:table-cell table:style-name="ce25" office:value-type="float" office:value="9.05">
            <text:p>9.05</text:p>
          </table:table-cell>
          <table:table-cell table:style-name="ce30" office:value-type="string">
            <text:p>E2/2,E2/3,E3/3 </text:p>
          </table:table-cell>
          <table:table-cell table:style-name="ce30" office:value-type="float" office:value="1669.0">
            <text:p>1669</text:p>
          </table:table-cell>
          <table:table-cell table:style-name="ce30" office:value-type="float" office:value="50.0">
            <text:p>50</text:p>
          </table:table-cell>
          <table:table-cell table:style-name="ce30" office:value-type="float" office:value="9.59">
            <text:p>9.59</text:p>
          </table:table-cell>
          <table:table-cell table:number-columns-repeated="4" table:style-name="ce29"/>
          <table:table-cell table:style-name="cf1" table:formula="of:=([L454]-[P454])/SQRT((((([M454]^2)*([K454]-1))+(([Q454]^2)*([O454]-1)))/([K454]+[O454])))"/>
          <table:table-cell table:style-name="cf1" table:formula="of:=([L454]-[T454])/SQRT((((([M454]^2)*([K454]-1))+(([U454]^2)*([S454]-1)))/([K454]+[S454])))"/>
          <table:table-cell table:style-name="cf1" table:formula="of:=([P454]-[T454])/SQRT((((([Q454]^2)*([O454]-1))+(([U454]^2)*([S454]-1)))/([O454]+[S454])))"/>
          <table:table-cell table:style-name="ce32" office:value-type="string">
            <text:p>age=60–64</text:p>
          </table:table-cell>
          <table:table-cell table:style-name="ce33"/>
          <table:table-cell table:style-name="ce29"/>
          <table:table-cell table:style-name="ce23" table:formula="of:=ROUND(([L454]-((1.96*[M454])/SQRT([K454])));3)"/>
          <table:table-cell table:style-name="ce23" table:formula="of:=ROUND(([L454]+((1.96*[M454])/SQRT([K454])));3)"/>
          <table:table-cell table:style-name="ce23" table:formula="of:=ROUND(([P454]-((1.96*[Q454])/SQRT([O454])));3)"/>
          <table:table-cell table:style-name="ce23" table:formula="of:=ROUND(([P454]+((1.96*[Q454])/SQRT([O454])));3)"/>
          <table:table-cell table:style-name="ce23" table:formula="of:=ROUND(([T454]-((1.96*[U454])/SQRT([S454])));3)"/>
          <table:table-cell table:style-name="ce23" table:formula="of:=ROUND(([T454]+((1.96*[U454])/SQRT([S454])));3)"/>
          <table:table-cell table:number-columns-repeated="987"/>
        </table:table-row>
        <table:table-row table:style-name="ro3">
          <table:table-cell table:style-name="ce24" office:value-type="string">
            <text:p>Andrew</text:p>
          </table:table-cell>
          <table:table-cell table:style-name="ce25" office:value-type="string">
            <text:p>neu_21_1_1.pdf</text:p>
          </table:table-cell>
          <table:table-cell table:style-name="ce25" office:value-type="float" office:value="1.7201525E7">
            <text:p>17201525</text:p>
          </table:table-cell>
          <table:table-cell table:style-name="ce26" office:value-type="string">
            <text:p>APOE</text:p>
          </table:table-cell>
          <table:table-cell table:style-name="ce26" office:value-type="string">
            <text:p>rs429358,rs7412</text:p>
          </table:table-cell>
          <table:table-cell table:style-name="ce26" office:value-type="string">
            <text:p>Symbol-digit</text:p>
          </table:table-cell>
          <table:table-cell table:style-name="ce26" office:value-type="string">
            <text:p>Score</text:p>
          </table:table-cell>
          <table:table-cell table:style-name="ce27" office:value-type="string">
            <text:p>working memory</text:p>
          </table:table-cell>
          <table:table-cell table:style-name="ce28" office:value-type="string">
            <text:p>SD</text:p>
          </table:table-cell>
          <table:table-cell table:style-name="ce29" office:value-type="string">
            <text:p>E4/4</text:p>
          </table:table-cell>
          <table:table-cell table:style-name="ce29" office:value-type="float" office:value="56.0">
            <text:p>56</text:p>
          </table:table-cell>
          <table:table-cell table:style-name="ce29" office:value-type="float" office:value="64.6">
            <text:p>64.6</text:p>
          </table:table-cell>
          <table:table-cell table:style-name="ce29" office:value-type="float" office:value="10.21">
            <text:p>10.21</text:p>
          </table:table-cell>
          <table:table-cell table:style-name="ce25" office:value-type="string">
            <text:p>E4/2,E4/3</text:p>
          </table:table-cell>
          <table:table-cell table:style-name="ce25" office:value-type="float" office:value="517.0">
            <text:p>517</text:p>
          </table:table-cell>
          <table:table-cell table:style-name="ce25" office:value-type="float" office:value="64.19">
            <text:p>64.19</text:p>
          </table:table-cell>
          <table:table-cell table:style-name="ce25" office:value-type="float" office:value="10.37">
            <text:p>10.37</text:p>
          </table:table-cell>
          <table:table-cell table:style-name="ce30" office:value-type="string">
            <text:p>E2/2,E2/3,E3/3 </text:p>
          </table:table-cell>
          <table:table-cell table:style-name="ce30" office:value-type="float" office:value="1524.0">
            <text:p>1524</text:p>
          </table:table-cell>
          <table:table-cell table:style-name="ce30" office:value-type="float" office:value="63.82">
            <text:p>63.82</text:p>
          </table:table-cell>
          <table:table-cell table:style-name="ce30" office:value-type="float" office:value="10.05">
            <text:p>10.05</text:p>
          </table:table-cell>
          <table:table-cell table:style-name="ce29" office:value-type="float" office:value="0.58">
            <text:p>0.58</text:p>
          </table:table-cell>
          <table:table-cell table:style-name="ce29" office:value-type="float" office:value="0.87">
            <text:p>0.87</text:p>
          </table:table-cell>
          <table:table-cell table:number-columns-repeated="2" table:style-name="ce29"/>
          <table:table-cell table:style-name="cf1" table:formula="of:=([L455]-[P455])/SQRT((((([M455]^2)*([K455]-1))+(([Q455]^2)*([O455]-1)))/([K455]+[O455])))"/>
          <table:table-cell table:style-name="cf1" table:formula="of:=([L455]-[T455])/SQRT((((([M455]^2)*([K455]-1))+(([U455]^2)*([S455]-1)))/([K455]+[S455])))"/>
          <table:table-cell table:style-name="cf1" table:formula="of:=([P455]-[T455])/SQRT((((([Q455]^2)*([O455]-1))+(([U455]^2)*([S455]-1)))/([O455]+[S455])))"/>
          <table:table-cell table:style-name="ce32" office:value-type="string">
            <text:p>age=20–24</text:p>
          </table:table-cell>
          <table:table-cell table:style-name="ce33"/>
          <table:table-cell table:style-name="ce29" office:value-type="float" office:value="0.58">
            <text:p>0.58</text:p>
          </table:table-cell>
          <table:table-cell table:style-name="ce23" table:formula="of:=ROUND(([L455]-((1.96*[M455])/SQRT([K455])));3)"/>
          <table:table-cell table:style-name="ce23" table:formula="of:=ROUND(([L455]+((1.96*[M455])/SQRT([K455])));3)"/>
          <table:table-cell table:style-name="ce23" table:formula="of:=ROUND(([P455]-((1.96*[Q455])/SQRT([O455])));3)"/>
          <table:table-cell table:style-name="ce23" table:formula="of:=ROUND(([P455]+((1.96*[Q455])/SQRT([O455])));3)"/>
          <table:table-cell table:style-name="ce23" table:formula="of:=ROUND(([T455]-((1.96*[U455])/SQRT([S455])));3)"/>
          <table:table-cell table:style-name="ce23" table:formula="of:=ROUND(([T455]+((1.96*[U455])/SQRT([S455])));3)"/>
          <table:table-cell table:number-columns-repeated="987"/>
        </table:table-row>
        <table:table-row table:style-name="ro1">
          <table:table-cell table:style-name="ce24" office:value-type="string">
            <text:p>Andrew</text:p>
          </table:table-cell>
          <table:table-cell table:style-name="ce25" office:value-type="string">
            <text:p>neu_21_1_1.pdf</text:p>
          </table:table-cell>
          <table:table-cell table:style-name="ce25" office:value-type="float" office:value="1.7201525E7">
            <text:p>17201525</text:p>
          </table:table-cell>
          <table:table-cell table:style-name="ce26" office:value-type="string">
            <text:p>APOE</text:p>
          </table:table-cell>
          <table:table-cell table:style-name="ce26" office:value-type="string">
            <text:p>rs429358,rs7412</text:p>
          </table:table-cell>
          <table:table-cell table:style-name="ce26" office:value-type="string">
            <text:p>WMS</text:p>
          </table:table-cell>
          <table:table-cell table:style-name="ce26" office:value-type="string">
            <text:p>Digits backwards score</text:p>
          </table:table-cell>
          <table:table-cell table:style-name="ce27" office:value-type="string">
            <text:p>working memory</text:p>
          </table:table-cell>
          <table:table-cell table:style-name="ce28" office:value-type="string">
            <text:p>SD</text:p>
          </table:table-cell>
          <table:table-cell table:style-name="ce29" office:value-type="string">
            <text:p>E4/4</text:p>
          </table:table-cell>
          <table:table-cell table:style-name="ce29" office:value-type="float" office:value="45.0">
            <text:p>45</text:p>
          </table:table-cell>
          <table:table-cell table:style-name="ce29" office:value-type="float" office:value="4.91">
            <text:p>4.91</text:p>
          </table:table-cell>
          <table:table-cell table:style-name="ce29" office:value-type="float" office:value="2.29">
            <text:p>2.29</text:p>
          </table:table-cell>
          <table:table-cell table:style-name="ce25" office:value-type="string">
            <text:p>E4/2,E4/3</text:p>
          </table:table-cell>
          <table:table-cell table:style-name="ce25" office:value-type="float" office:value="566.0">
            <text:p>566</text:p>
          </table:table-cell>
          <table:table-cell table:style-name="ce25" office:value-type="float" office:value="5.4">
            <text:p>5.4</text:p>
          </table:table-cell>
          <table:table-cell table:style-name="ce25" office:value-type="float" office:value="2.29">
            <text:p>2.29</text:p>
          </table:table-cell>
          <table:table-cell table:style-name="ce30" office:value-type="string">
            <text:p>E2/2,E2/3,E3/3 </text:p>
          </table:table-cell>
          <table:table-cell table:style-name="ce30" office:value-type="float" office:value="1571.0">
            <text:p>1571</text:p>
          </table:table-cell>
          <table:table-cell table:style-name="ce30" office:value-type="float" office:value="5.22">
            <text:p>5.22</text:p>
          </table:table-cell>
          <table:table-cell table:style-name="ce30" office:value-type="float" office:value="2.32">
            <text:p>2.32</text:p>
          </table:table-cell>
          <table:table-cell table:number-columns-repeated="4" table:style-name="ce29"/>
          <table:table-cell table:style-name="cf1" table:formula="of:=([L456]-[P456])/SQRT((((([M456]^2)*([K456]-1))+(([Q456]^2)*([O456]-1)))/([K456]+[O456])))"/>
          <table:table-cell table:style-name="cf1" table:formula="of:=([L456]-[T456])/SQRT((((([M456]^2)*([K456]-1))+(([U456]^2)*([S456]-1)))/([K456]+[S456])))"/>
          <table:table-cell table:style-name="cf1" table:formula="of:=([P456]-[T456])/SQRT((((([Q456]^2)*([O456]-1))+(([U456]^2)*([S456]-1)))/([O456]+[S456])))"/>
          <table:table-cell table:style-name="ce32" office:value-type="string">
            <text:p>age=40–44</text:p>
          </table:table-cell>
          <table:table-cell table:style-name="ce33"/>
          <table:table-cell table:style-name="ce29"/>
          <table:table-cell table:style-name="ce23" table:formula="of:=ROUND(([L456]-((1.96*[M456])/SQRT([K456])));3)"/>
          <table:table-cell table:style-name="ce23" table:formula="of:=ROUND(([L456]+((1.96*[M456])/SQRT([K456])));3)"/>
          <table:table-cell table:style-name="ce23" table:formula="of:=ROUND(([P456]-((1.96*[Q456])/SQRT([O456])));3)"/>
          <table:table-cell table:style-name="ce23" table:formula="of:=ROUND(([P456]+((1.96*[Q456])/SQRT([O456])));3)"/>
          <table:table-cell table:style-name="ce23" table:formula="of:=ROUND(([T456]-((1.96*[U456])/SQRT([S456])));3)"/>
          <table:table-cell table:style-name="ce23" table:formula="of:=ROUND(([T456]+((1.96*[U456])/SQRT([S456])));3)"/>
          <table:table-cell table:number-columns-repeated="987"/>
        </table:table-row>
        <table:table-row table:style-name="ro1">
          <table:table-cell table:style-name="ce24" office:value-type="string">
            <text:p>Andrew</text:p>
          </table:table-cell>
          <table:table-cell table:style-name="ce25" office:value-type="string">
            <text:p>neu_21_1_1.pdf</text:p>
          </table:table-cell>
          <table:table-cell table:style-name="ce25" office:value-type="float" office:value="1.7201525E7">
            <text:p>17201525</text:p>
          </table:table-cell>
          <table:table-cell table:style-name="ce26" office:value-type="string">
            <text:p>APOE</text:p>
          </table:table-cell>
          <table:table-cell table:style-name="ce26" office:value-type="string">
            <text:p>rs429358,rs7412</text:p>
          </table:table-cell>
          <table:table-cell table:style-name="ce26" office:value-type="string">
            <text:p>WMS</text:p>
          </table:table-cell>
          <table:table-cell table:style-name="ce26" office:value-type="string">
            <text:p>Digits backwards score</text:p>
          </table:table-cell>
          <table:table-cell table:style-name="ce27" office:value-type="string">
            <text:p>working memory</text:p>
          </table:table-cell>
          <table:table-cell table:style-name="ce28" office:value-type="string">
            <text:p>SD</text:p>
          </table:table-cell>
          <table:table-cell table:style-name="ce29" office:value-type="string">
            <text:p>E4/4</text:p>
          </table:table-cell>
          <table:table-cell table:style-name="ce29" office:value-type="float" office:value="48.0">
            <text:p>48</text:p>
          </table:table-cell>
          <table:table-cell table:style-name="ce29" office:value-type="float" office:value="4.98">
            <text:p>4.98</text:p>
          </table:table-cell>
          <table:table-cell table:style-name="ce29" office:value-type="float" office:value="2.14">
            <text:p>2.14</text:p>
          </table:table-cell>
          <table:table-cell table:style-name="ce25" office:value-type="string">
            <text:p>E4/2,E4/3</text:p>
          </table:table-cell>
          <table:table-cell table:style-name="ce25" office:value-type="float" office:value="564.0">
            <text:p>564</text:p>
          </table:table-cell>
          <table:table-cell table:style-name="ce25" office:value-type="float" office:value="4.92">
            <text:p>4.92</text:p>
          </table:table-cell>
          <table:table-cell table:style-name="ce25" office:value-type="float" office:value="2.21">
            <text:p>2.21</text:p>
          </table:table-cell>
          <table:table-cell table:style-name="ce30" office:value-type="string">
            <text:p>E2/2,E2/3,E3/3 </text:p>
          </table:table-cell>
          <table:table-cell table:style-name="ce30" office:value-type="float" office:value="1669.0">
            <text:p>1669</text:p>
          </table:table-cell>
          <table:table-cell table:style-name="ce30" office:value-type="float" office:value="4.94">
            <text:p>4.94</text:p>
          </table:table-cell>
          <table:table-cell table:style-name="ce30" office:value-type="float" office:value="2.25">
            <text:p>2.25</text:p>
          </table:table-cell>
          <table:table-cell table:number-columns-repeated="4" table:style-name="ce29"/>
          <table:table-cell table:style-name="cf1" table:formula="of:=([L457]-[P457])/SQRT((((([M457]^2)*([K457]-1))+(([Q457]^2)*([O457]-1)))/([K457]+[O457])))"/>
          <table:table-cell table:style-name="cf1" table:formula="of:=([L457]-[T457])/SQRT((((([M457]^2)*([K457]-1))+(([U457]^2)*([S457]-1)))/([K457]+[S457])))"/>
          <table:table-cell table:style-name="cf1" table:formula="of:=([P457]-[T457])/SQRT((((([Q457]^2)*([O457]-1))+(([U457]^2)*([S457]-1)))/([O457]+[S457])))"/>
          <table:table-cell table:style-name="ce32" office:value-type="string">
            <text:p>age=60–64</text:p>
          </table:table-cell>
          <table:table-cell table:style-name="ce33"/>
          <table:table-cell table:style-name="ce29"/>
          <table:table-cell table:style-name="ce23" table:formula="of:=ROUND(([L457]-((1.96*[M457])/SQRT([K457])));3)"/>
          <table:table-cell table:style-name="ce23" table:formula="of:=ROUND(([L457]+((1.96*[M457])/SQRT([K457])));3)"/>
          <table:table-cell table:style-name="ce23" table:formula="of:=ROUND(([P457]-((1.96*[Q457])/SQRT([O457])));3)"/>
          <table:table-cell table:style-name="ce23" table:formula="of:=ROUND(([P457]+((1.96*[Q457])/SQRT([O457])));3)"/>
          <table:table-cell table:style-name="ce23" table:formula="of:=ROUND(([T457]-((1.96*[U457])/SQRT([S457])));3)"/>
          <table:table-cell table:style-name="ce23" table:formula="of:=ROUND(([T457]+((1.96*[U457])/SQRT([S457])));3)"/>
          <table:table-cell table:number-columns-repeated="987"/>
        </table:table-row>
        <table:table-row table:style-name="ro1">
          <table:table-cell table:style-name="ce24" office:value-type="string">
            <text:p>Andrew</text:p>
          </table:table-cell>
          <table:table-cell table:style-name="ce25" office:value-type="string">
            <text:p>neu_21_1_1.pdf</text:p>
          </table:table-cell>
          <table:table-cell table:style-name="ce25" office:value-type="float" office:value="1.7201525E7">
            <text:p>17201525</text:p>
          </table:table-cell>
          <table:table-cell table:style-name="ce26" office:value-type="string">
            <text:p>APOE</text:p>
          </table:table-cell>
          <table:table-cell table:style-name="ce26" office:value-type="string">
            <text:p>rs429358,rs7412</text:p>
          </table:table-cell>
          <table:table-cell table:style-name="ce26" office:value-type="string">
            <text:p>WMS</text:p>
          </table:table-cell>
          <table:table-cell table:style-name="ce26" office:value-type="string">
            <text:p>Digits backwards score</text:p>
          </table:table-cell>
          <table:table-cell table:style-name="ce27" office:value-type="string">
            <text:p>working memory</text:p>
          </table:table-cell>
          <table:table-cell table:style-name="ce28" office:value-type="string">
            <text:p>SD</text:p>
          </table:table-cell>
          <table:table-cell table:style-name="ce29" office:value-type="string">
            <text:p>E4/4</text:p>
          </table:table-cell>
          <table:table-cell table:style-name="ce29" office:value-type="float" office:value="56.0">
            <text:p>56</text:p>
          </table:table-cell>
          <table:table-cell table:style-name="ce29" office:value-type="float" office:value="5.68">
            <text:p>5.68</text:p>
          </table:table-cell>
          <table:table-cell table:style-name="ce29" office:value-type="float" office:value="1.86">
            <text:p>1.86</text:p>
          </table:table-cell>
          <table:table-cell table:style-name="ce25" office:value-type="string">
            <text:p>E4/2,E4/3</text:p>
          </table:table-cell>
          <table:table-cell table:style-name="ce25" office:value-type="float" office:value="517.0">
            <text:p>517</text:p>
          </table:table-cell>
          <table:table-cell table:style-name="ce25" office:value-type="float" office:value="5.35">
            <text:p>5.35</text:p>
          </table:table-cell>
          <table:table-cell table:style-name="ce25" office:value-type="float" office:value="2.27">
            <text:p>2.27</text:p>
          </table:table-cell>
          <table:table-cell table:style-name="ce30" office:value-type="string">
            <text:p>E2/2,E2/3,E3/3 </text:p>
          </table:table-cell>
          <table:table-cell table:style-name="ce30" office:value-type="float" office:value="1524.0">
            <text:p>1524</text:p>
          </table:table-cell>
          <table:table-cell table:style-name="ce30" office:value-type="float" office:value="5.36">
            <text:p>5.36</text:p>
          </table:table-cell>
          <table:table-cell table:style-name="ce30" office:value-type="float" office:value="2.31">
            <text:p>2.31</text:p>
          </table:table-cell>
          <table:table-cell table:style-name="ce29" office:value-type="float" office:value="0.72">
            <text:p>0.72</text:p>
          </table:table-cell>
          <table:table-cell table:style-name="ce29" office:value-type="float" office:value="0.4">
            <text:p>0.4</text:p>
          </table:table-cell>
          <table:table-cell table:number-columns-repeated="2" table:style-name="ce29"/>
          <table:table-cell table:style-name="cf1" table:formula="of:=([L458]-[P458])/SQRT((((([M458]^2)*([K458]-1))+(([Q458]^2)*([O458]-1)))/([K458]+[O458])))"/>
          <table:table-cell table:style-name="cf1" table:formula="of:=([L458]-[T458])/SQRT((((([M458]^2)*([K458]-1))+(([U458]^2)*([S458]-1)))/([K458]+[S458])))"/>
          <table:table-cell table:style-name="cf1" table:formula="of:=([P458]-[T458])/SQRT((((([Q458]^2)*([O458]-1))+(([U458]^2)*([S458]-1)))/([O458]+[S458])))"/>
          <table:table-cell table:style-name="ce32" office:value-type="string">
            <text:p>age=20–24</text:p>
          </table:table-cell>
          <table:table-cell table:style-name="ce33"/>
          <table:table-cell table:style-name="ce29" office:value-type="float" office:value="0.72">
            <text:p>0.72</text:p>
          </table:table-cell>
          <table:table-cell table:style-name="ce23" table:formula="of:=ROUND(([L458]-((1.96*[M458])/SQRT([K458])));3)"/>
          <table:table-cell table:style-name="ce23" table:formula="of:=ROUND(([L458]+((1.96*[M458])/SQRT([K458])));3)"/>
          <table:table-cell table:style-name="ce23" table:formula="of:=ROUND(([P458]-((1.96*[Q458])/SQRT([O458])));3)"/>
          <table:table-cell table:style-name="ce23" table:formula="of:=ROUND(([P458]+((1.96*[Q458])/SQRT([O458])));3)"/>
          <table:table-cell table:style-name="ce23" table:formula="of:=ROUND(([T458]-((1.96*[U458])/SQRT([S458])));3)"/>
          <table:table-cell table:style-name="ce23" table:formula="of:=ROUND(([T458]+((1.96*[U458])/SQRT([S458])));3)"/>
          <table:table-cell table:number-columns-repeated="987"/>
        </table:table-row>
        <table:table-row table:style-name="ro1">
          <table:table-cell table:style-name="ce24" office:value-type="string">
            <text:p>Nic</text:p>
          </table:table-cell>
          <table:table-cell table:style-name="ce25"/>
          <table:table-cell table:style-name="ce25" office:value-type="float" office:value="1.6446742E7">
            <text:p>16446742</text:p>
          </table:table-cell>
          <table:table-cell table:style-name="ce26" office:value-type="string">
            <text:p>BDNF</text:p>
          </table:table-cell>
          <table:table-cell table:style-name="ce26" office:value-type="string">
            <text:p>rs6265</text:p>
          </table:table-cell>
          <table:table-cell table:style-name="ce26" office:value-type="string">
            <text:p>RAVEN</text:p>
          </table:table-cell>
          <table:table-cell table:style-name="ce26" office:value-type="string">
            <text:p>Logical memory delayed score</text:p>
          </table:table-cell>
          <table:table-cell table:style-name="ce27" office:value-type="string">
            <text:p>working memory</text:p>
          </table:table-cell>
          <table:table-cell table:style-name="ce28" office:value-type="string">
            <text:p>SD</text:p>
          </table:table-cell>
          <table:table-cell table:style-name="ce35" office:value-type="string">
            <text:p>G/G</text:p>
          </table:table-cell>
          <table:table-cell table:style-name="ce35" office:value-type="float" office:value="589.0">
            <text:p>589</text:p>
          </table:table-cell>
          <table:table-cell table:style-name="ce35" office:value-type="float" office:value="12.5">
            <text:p>12.5</text:p>
          </table:table-cell>
          <table:table-cell table:style-name="ce35" office:value-type="float" office:value="8.67">
            <text:p>8.67</text:p>
          </table:table-cell>
          <table:table-cell table:style-name="ce36" office:value-type="string">
            <text:p>G/A</text:p>
          </table:table-cell>
          <table:table-cell table:style-name="ce36" office:value-type="float" office:value="280.0">
            <text:p>280</text:p>
          </table:table-cell>
          <table:table-cell table:style-name="ce36" office:value-type="float" office:value="12.5">
            <text:p>12.5</text:p>
          </table:table-cell>
          <table:table-cell table:style-name="ce36" office:value-type="float" office:value="9.39">
            <text:p>9.39</text:p>
          </table:table-cell>
          <table:table-cell table:style-name="ce38" office:value-type="string">
            <text:p>A/A</text:p>
          </table:table-cell>
          <table:table-cell table:style-name="ce38" office:value-type="float" office:value="35.0">
            <text:p>35</text:p>
          </table:table-cell>
          <table:table-cell table:style-name="ce38" office:value-type="float" office:value="15.3">
            <text:p>15.3</text:p>
          </table:table-cell>
          <table:table-cell table:style-name="ce38" office:value-type="float" office:value="9.36">
            <text:p>9.36</text:p>
          </table:table-cell>
          <table:table-cell table:style-name="ce29" office:value-type="string">
            <text:p>F-test</text:p>
          </table:table-cell>
          <table:table-cell table:style-name="ce29" office:value-type="float" office:value="1.5">
            <text:p>1.5</text:p>
          </table:table-cell>
          <table:table-cell table:style-name="ce29" office:value-type="float" office:value="0.22">
            <text:p>0.22</text:p>
          </table:table-cell>
          <table:table-cell table:style-name="ce29" office:value-type="string">
            <text:p>no</text:p>
          </table:table-cell>
          <table:table-cell table:style-name="cf1" table:formula="of:=([L459]-[P459])/SQRT((((([M459]^2)*([K459]-1))+(([Q459]^2)*([O459]-1)))/([K459]+[O459])))"/>
          <table:table-cell table:style-name="cf1" table:formula="of:=([L459]-[T459])/SQRT((((([M459]^2)*([K459]-1))+(([U459]^2)*([S459]-1)))/([K459]+[S459])))"/>
          <table:table-cell table:style-name="cf1" table:formula="of:=([P459]-[T459])/SQRT((((([Q459]^2)*([O459]-1))+(([U459]^2)*([S459]-1)))/([O459]+[S459])))"/>
          <table:table-cell table:style-name="ce32"/>
          <table:table-cell table:style-name="ce33"/>
          <table:table-cell table:style-name="ce29" office:value-type="string">
            <text:p>F-test</text:p>
          </table:table-cell>
          <table:table-cell table:style-name="ce23" office:value-type="float" office:value="11.7">
            <text:p>11.7</text:p>
          </table:table-cell>
          <table:table-cell table:style-name="ce23" office:value-type="float" office:value="13.2">
            <text:p>13.2</text:p>
          </table:table-cell>
          <table:table-cell table:style-name="ce23" office:value-type="float" office:value="11.4">
            <text:p>11.4</text:p>
          </table:table-cell>
          <table:table-cell table:style-name="ce23" office:value-type="float" office:value="13.6">
            <text:p>13.6</text:p>
          </table:table-cell>
          <table:table-cell table:style-name="ce23" office:value-type="float" office:value="12.2">
            <text:p>12.2</text:p>
          </table:table-cell>
          <table:table-cell table:style-name="ce23" office:value-type="float" office:value="18.4">
            <text:p>18.4</text:p>
          </table:table-cell>
          <table:table-cell table:number-columns-repeated="987"/>
        </table:table-row>
        <table:table-row table:style-name="ro5">
          <table:table-cell table:style-name="ce24" office:value-type="string">
            <text:p>Andrew</text:p>
          </table:table-cell>
          <table:table-cell table:style-name="ce25" office:value-type="string">
            <text:p>JAMA-2010-Sanders-150-8.pdf</text:p>
          </table:table-cell>
          <table:table-cell table:style-name="ce25" office:value-type="float" office:value="2.0068209E7">
            <text:p>20068209</text:p>
          </table:table-cell>
          <table:table-cell table:style-name="ce26" office:value-type="string">
            <text:p>CETP</text:p>
          </table:table-cell>
          <table:table-cell table:style-name="ce26" office:value-type="string">
            <text:p>rs5882</text:p>
          </table:table-cell>
          <table:table-cell table:style-name="ce26" office:value-type="string">
            <text:p>WAIS-R</text:p>
          </table:table-cell>
          <table:table-cell table:style-name="ce26" office:value-type="string">
            <text:p>Digit span raw score</text:p>
          </table:table-cell>
          <table:table-cell table:style-name="ce27" office:value-type="string">
            <text:p>working memory</text:p>
          </table:table-cell>
          <table:table-cell table:style-name="ce28" office:value-type="string">
            <text:p>SD</text:p>
          </table:table-cell>
          <table:table-cell table:style-name="ce35" office:value-type="string">
            <text:p>A/A</text:p>
          </table:table-cell>
          <table:table-cell table:style-name="ce35" office:value-type="float" office:value="178.0">
            <text:p>178</text:p>
          </table:table-cell>
          <table:table-cell table:style-name="ce35" office:value-type="float" office:value="14.0">
            <text:p>14</text:p>
          </table:table-cell>
          <table:table-cell table:style-name="ce35" office:value-type="float" office:value="3.0">
            <text:p>3</text:p>
          </table:table-cell>
          <table:table-cell table:style-name="ce36" office:value-type="string">
            <text:p>A/G</text:p>
          </table:table-cell>
          <table:table-cell table:style-name="ce36" office:value-type="float" office:value="235.0">
            <text:p>235</text:p>
          </table:table-cell>
          <table:table-cell table:style-name="ce36" office:value-type="float" office:value="14.0">
            <text:p>14</text:p>
          </table:table-cell>
          <table:table-cell table:style-name="ce36" office:value-type="float" office:value="4.0">
            <text:p>4</text:p>
          </table:table-cell>
          <table:table-cell table:style-name="ce38" office:value-type="string">
            <text:p>G/G</text:p>
          </table:table-cell>
          <table:table-cell table:style-name="ce38" office:value-type="float" office:value="110.0">
            <text:p>110</text:p>
          </table:table-cell>
          <table:table-cell table:style-name="ce38" office:value-type="float" office:value="13.0">
            <text:p>13</text:p>
          </table:table-cell>
          <table:table-cell table:style-name="ce38" office:value-type="float" office:value="4.0">
            <text:p>4</text:p>
          </table:table-cell>
          <table:table-cell table:style-name="ce29" office:value-type="string">
            <text:p>F-test</text:p>
          </table:table-cell>
          <table:table-cell table:style-name="ce29"/>
          <table:table-cell table:style-name="ce29" office:value-type="float" office:value="0.46">
            <text:p>0.46</text:p>
          </table:table-cell>
          <table:table-cell table:style-name="ce29"/>
          <table:table-cell table:style-name="cf1" table:formula="of:=([L460]-[P460])/SQRT((((([M460]^2)*([K460]-1))+(([Q460]^2)*([O460]-1)))/([K460]+[O460])))"/>
          <table:table-cell table:style-name="cf1" table:formula="of:=([L460]-[T460])/SQRT((((([M460]^2)*([K460]-1))+(([U460]^2)*([S460]-1)))/([K460]+[S460])))"/>
          <table:table-cell table:style-name="cf1" table:formula="of:=([P460]-[T460])/SQRT((((([Q460]^2)*([O460]-1))+(([U460]^2)*([S460]-1)))/([O460]+[S460])))"/>
          <table:table-cell table:style-name="ce32" office:value-type="string">
            <text:p>has many controls,other data</text:p>
          </table:table-cell>
          <table:table-cell table:style-name="ce33" office:value-type="string">
            <text:p>Wechsler D. Wechsler Adult Intelligence Scale—Revised. New York,NY: Psychological Corp; 1981.</text:p>
          </table:table-cell>
          <table:table-cell table:style-name="ce29" office:value-type="string">
            <text:p>Fisher's exact</text:p>
          </table:table-cell>
          <table:table-cell table:style-name="ce23" table:formula="of:=ROUND(([L460]-((1.96*[M460])/SQRT([K460])));3)"/>
          <table:table-cell table:style-name="ce23" table:formula="of:=ROUND(([L460]+((1.96*[M460])/SQRT([K460])));3)"/>
          <table:table-cell table:style-name="ce23" table:formula="of:=ROUND(([P460]-((1.96*[Q460])/SQRT([O460])));3)"/>
          <table:table-cell table:style-name="ce23" table:formula="of:=ROUND(([P460]+((1.96*[Q460])/SQRT([O460])));3)"/>
          <table:table-cell table:style-name="ce23" table:formula="of:=ROUND(([T460]-((1.96*[U460])/SQRT([S460])));3)"/>
          <table:table-cell table:style-name="ce23" table:formula="of:=ROUND(([T460]+((1.96*[U460])/SQRT([S460])));3)"/>
          <table:table-cell table:number-columns-repeated="987"/>
        </table:table-row>
        <table:table-row table:style-name="ro5">
          <table:table-cell table:style-name="ce24" office:value-type="string">
            <text:p>Andrew</text:p>
          </table:table-cell>
          <table:table-cell table:style-name="ce25" office:value-type="string">
            <text:p>JAMA-2010-Sanders-150-8.pdf</text:p>
          </table:table-cell>
          <table:table-cell table:style-name="ce25" office:value-type="float" office:value="2.0068209E7">
            <text:p>20068209</text:p>
          </table:table-cell>
          <table:table-cell table:style-name="ce26" office:value-type="string">
            <text:p>CETP</text:p>
          </table:table-cell>
          <table:table-cell table:style-name="ce26" office:value-type="string">
            <text:p>rs5882</text:p>
          </table:table-cell>
          <table:table-cell table:style-name="ce26" office:value-type="string">
            <text:p>WAIS-R</text:p>
          </table:table-cell>
          <table:table-cell table:style-name="ce26" office:value-type="string">
            <text:p>Digit symbol substitution raw score</text:p>
          </table:table-cell>
          <table:table-cell table:style-name="ce27" office:value-type="string">
            <text:p>working memory</text:p>
          </table:table-cell>
          <table:table-cell table:style-name="ce28" office:value-type="string">
            <text:p>SD</text:p>
          </table:table-cell>
          <table:table-cell table:style-name="ce35" office:value-type="string">
            <text:p>A/A</text:p>
          </table:table-cell>
          <table:table-cell table:style-name="ce35" office:value-type="float" office:value="178.0">
            <text:p>178</text:p>
          </table:table-cell>
          <table:table-cell table:style-name="ce35" office:value-type="float" office:value="42.0">
            <text:p>42</text:p>
          </table:table-cell>
          <table:table-cell table:style-name="ce35" office:value-type="float" office:value="16.0">
            <text:p>16</text:p>
          </table:table-cell>
          <table:table-cell table:style-name="ce36" office:value-type="string">
            <text:p>A/G</text:p>
          </table:table-cell>
          <table:table-cell table:style-name="ce36" office:value-type="float" office:value="235.0">
            <text:p>235</text:p>
          </table:table-cell>
          <table:table-cell table:style-name="ce36" office:value-type="float" office:value="41.0">
            <text:p>41</text:p>
          </table:table-cell>
          <table:table-cell table:style-name="ce36" office:value-type="float" office:value="17.0">
            <text:p>17</text:p>
          </table:table-cell>
          <table:table-cell table:style-name="ce38" office:value-type="string">
            <text:p>G/G</text:p>
          </table:table-cell>
          <table:table-cell table:style-name="ce38" office:value-type="float" office:value="110.0">
            <text:p>110</text:p>
          </table:table-cell>
          <table:table-cell table:style-name="ce38" office:value-type="float" office:value="43.0">
            <text:p>43</text:p>
          </table:table-cell>
          <table:table-cell table:style-name="ce38" office:value-type="float" office:value="20.0">
            <text:p>20</text:p>
          </table:table-cell>
          <table:table-cell table:style-name="ce29" office:value-type="string">
            <text:p>F-test</text:p>
          </table:table-cell>
          <table:table-cell table:style-name="ce29"/>
          <table:table-cell table:style-name="ce29" office:value-type="float" office:value="0.57">
            <text:p>0.57</text:p>
          </table:table-cell>
          <table:table-cell table:style-name="ce29"/>
          <table:table-cell table:style-name="cf1" table:formula="of:=([L461]-[P461])/SQRT((((([M461]^2)*([K461]-1))+(([Q461]^2)*([O461]-1)))/([K461]+[O461])))"/>
          <table:table-cell table:style-name="cf1" table:formula="of:=([L461]-[T461])/SQRT((((([M461]^2)*([K461]-1))+(([U461]^2)*([S461]-1)))/([K461]+[S461])))"/>
          <table:table-cell table:style-name="cf1" table:formula="of:=([P461]-[T461])/SQRT((((([Q461]^2)*([O461]-1))+(([U461]^2)*([S461]-1)))/([O461]+[S461])))"/>
          <table:table-cell table:style-name="ce32"/>
          <table:table-cell table:style-name="ce33" office:value-type="string">
            <text:p>Wechsler D. Wechsler Adult Intelligence Scale—Revised. New York,NY: Psychological Corp; 1981.</text:p>
          </table:table-cell>
          <table:table-cell table:style-name="ce29" office:value-type="string">
            <text:p>Fisher's exact</text:p>
          </table:table-cell>
          <table:table-cell table:style-name="ce23" table:formula="of:=ROUND(([L461]-((1.96*[M461])/SQRT([K461])));3)"/>
          <table:table-cell table:style-name="ce23" table:formula="of:=ROUND(([L461]+((1.96*[M461])/SQRT([K461])));3)"/>
          <table:table-cell table:style-name="ce23" table:formula="of:=ROUND(([P461]-((1.96*[Q461])/SQRT([O461])));3)"/>
          <table:table-cell table:style-name="ce23" table:formula="of:=ROUND(([P461]+((1.96*[Q461])/SQRT([O461])));3)"/>
          <table:table-cell table:style-name="ce23" table:formula="of:=ROUND(([T461]-((1.96*[U461])/SQRT([S461])));3)"/>
          <table:table-cell table:style-name="ce23" table:formula="of:=ROUND(([T461]+((1.96*[U461])/SQRT([S461])));3)"/>
          <table:table-cell table:number-columns-repeated="987"/>
        </table:table-row>
        <table:table-row table:style-name="ro8">
          <table:table-cell table:style-name="ce24" office:value-type="string">
            <text:p>Nic</text:p>
          </table:table-cell>
          <table:table-cell table:style-name="ce25" office:value-type="string">
            <text:p>z_Aguilera-et-al_COMT-working-memory-function_2008.pdf</text:p>
          </table:table-cell>
          <table:table-cell table:style-name="ce25" office:value-type="float" office:value="1.8213617E7">
            <text:p>18213617</text:p>
          </table:table-cell>
          <table:table-cell table:style-name="ce26" office:value-type="string">
            <text:p>COMT</text:p>
          </table:table-cell>
          <table:table-cell table:style-name="ce26" office:value-type="string">
            <text:p>rs4680</text:p>
          </table:table-cell>
          <table:table-cell table:style-name="ce26" office:value-type="string">
            <text:p>WMS-R</text:p>
          </table:table-cell>
          <table:table-cell table:style-name="ce26" office:value-type="string">
            <text:p>Backwards visual span</text:p>
          </table:table-cell>
          <table:table-cell table:style-name="ce27" office:value-type="string">
            <text:p>working memory</text:p>
          </table:table-cell>
          <table:table-cell table:style-name="ce28" office:value-type="string">
            <text:p>SD</text:p>
          </table:table-cell>
          <table:table-cell table:style-name="ce35" office:value-type="string">
            <text:p>A/A</text:p>
          </table:table-cell>
          <table:table-cell table:style-name="ce35" office:value-type="float" office:value="153.0">
            <text:p>153</text:p>
          </table:table-cell>
          <table:table-cell table:style-name="ce35" office:value-type="float" office:value="8.36">
            <text:p>8.36</text:p>
          </table:table-cell>
          <table:table-cell table:style-name="ce35" office:value-type="float" office:value="1.73">
            <text:p>1.73</text:p>
          </table:table-cell>
          <table:table-cell table:style-name="ce36" office:value-type="string">
            <text:p>A/A</text:p>
          </table:table-cell>
          <table:table-cell table:style-name="ce36" office:value-type="float" office:value="250.0">
            <text:p>250</text:p>
          </table:table-cell>
          <table:table-cell table:style-name="ce36" office:value-type="float" office:value="8.27">
            <text:p>8.27</text:p>
          </table:table-cell>
          <table:table-cell table:style-name="ce36" office:value-type="float" office:value="1.83">
            <text:p>1.83</text:p>
          </table:table-cell>
          <table:table-cell table:style-name="ce38" office:value-type="string">
            <text:p>A/A</text:p>
          </table:table-cell>
          <table:table-cell table:style-name="ce30" office:value-type="float" office:value="118.0">
            <text:p>118</text:p>
          </table:table-cell>
          <table:table-cell table:style-name="ce30" office:value-type="float" office:value="8.28">
            <text:p>8.28</text:p>
          </table:table-cell>
          <table:table-cell table:style-name="ce30" office:value-type="float" office:value="1.83">
            <text:p>1.83</text:p>
          </table:table-cell>
          <table:table-cell table:style-name="ce29" office:value-type="string">
            <text:p>F-test</text:p>
          </table:table-cell>
          <table:table-cell table:style-name="ce29" office:value-type="float" office:value="0.12">
            <text:p>0.12</text:p>
          </table:table-cell>
          <table:table-cell table:style-name="ce29" office:value-type="float" office:value="0.88">
            <text:p>0.88</text:p>
          </table:table-cell>
          <table:table-cell table:style-name="ce29"/>
          <table:table-cell table:style-name="cf1" table:formula="of:=([L462]-[P462])/SQRT((((([M462]^2)*([K462]-1))+(([Q462]^2)*([O462]-1)))/([K462]+[O462])))"/>
          <table:table-cell table:style-name="cf1" table:formula="of:=([L462]-[T462])/SQRT((((([M462]^2)*([K462]-1))+(([U462]^2)*([S462]-1)))/([K462]+[S462])))"/>
          <table:table-cell table:style-name="cf1" table:formula="of:=([P462]-[T462])/SQRT((((([Q462]^2)*([O462]-1))+(([U462]^2)*([S462]-1)))/([O462]+[S462])))"/>
          <table:table-cell table:style-name="ce32"/>
          <table:table-cell table:style-name="ce33" office:value-type="string">
            <text:p>Wechsler D. 1987. Wechsler memory scale—Revised. New York: Manual.: Psychological Corporation.</text:p>
          </table:table-cell>
          <table:table-cell table:style-name="ce29" office:value-type="string">
            <text:p>F-test</text:p>
          </table:table-cell>
          <table:table-cell table:style-name="ce23" table:formula="of:=ROUND(([L462]-((1.96*[M462])/SQRT([K462])));3)"/>
          <table:table-cell table:style-name="ce23" table:formula="of:=ROUND(([L462]+((1.96*[M462])/SQRT([K462])));3)"/>
          <table:table-cell table:style-name="ce23" table:formula="of:=ROUND(([P462]-((1.96*[Q462])/SQRT([O462])));3)"/>
          <table:table-cell table:style-name="ce23" table:formula="of:=ROUND(([P462]+((1.96*[Q462])/SQRT([O462])));3)"/>
          <table:table-cell table:style-name="ce23" table:formula="of:=ROUND(([T462]-((1.96*[U462])/SQRT([S462])));3)"/>
          <table:table-cell table:style-name="ce23" table:formula="of:=ROUND(([T462]+((1.96*[U462])/SQRT([S462])));3)"/>
          <table:table-cell table:number-columns-repeated="987"/>
        </table:table-row>
        <table:table-row table:style-name="ro3">
          <table:table-cell table:style-name="ce24" office:value-type="string">
            <text:p>Andrew</text:p>
          </table:table-cell>
          <table:table-cell table:style-name="ce25" office:value-type="string">
            <text:p>1224.full.pdf</text:p>
          </table:table-cell>
          <table:table-cell table:style-name="ce25" office:value-type="float" office:value="1.917683E7">
            <text:p>19176830</text:p>
          </table:table-cell>
          <table:table-cell table:style-name="ce26" office:value-type="string">
            <text:p>DRD2</text:p>
          </table:table-cell>
          <table:table-cell table:style-name="ce26" office:value-type="string">
            <text:p>rs1076560</text:p>
          </table:table-cell>
          <table:table-cell table:style-name="ce26" office:value-type="string">
            <text:p>2-back</text:p>
          </table:table-cell>
          <table:table-cell table:style-name="ce26" office:value-type="string">
            <text:p>% Correct</text:p>
          </table:table-cell>
          <table:table-cell table:style-name="ce27" office:value-type="string">
            <text:p>working memory</text:p>
          </table:table-cell>
          <table:table-cell table:style-name="ce28" office:value-type="string">
            <text:p>SD</text:p>
          </table:table-cell>
          <table:table-cell table:style-name="ce29" office:value-type="string">
            <text:p>G/G</text:p>
          </table:table-cell>
          <table:table-cell table:style-name="ce29" office:value-type="float" office:value="110.0">
            <text:p>110</text:p>
          </table:table-cell>
          <table:table-cell table:style-name="ce29" office:value-type="float" office:value="67.7">
            <text:p>67.7</text:p>
          </table:table-cell>
          <table:table-cell table:style-name="ce29" office:value-type="float" office:value="16.7">
            <text:p>16.7</text:p>
          </table:table-cell>
          <table:table-cell table:style-name="ce25" office:value-type="string">
            <text:p>G/T</text:p>
          </table:table-cell>
          <table:table-cell table:style-name="ce25" office:value-type="float" office:value="32.0">
            <text:p>32</text:p>
          </table:table-cell>
          <table:table-cell table:style-name="ce25" office:value-type="float" office:value="69.4">
            <text:p>69.4</text:p>
          </table:table-cell>
          <table:table-cell table:style-name="ce25" office:value-type="float" office:value="15.7">
            <text:p>15.7</text:p>
          </table:table-cell>
          <table:table-cell table:style-name="ce30" office:value-type="string">
            <text:p>T/T</text:p>
          </table:table-cell>
          <table:table-cell table:style-name="ce30" office:value-type="float" office:value="0.0">
            <text:p>0</text:p>
          </table:table-cell>
          <table:table-cell table:number-columns-repeated="2" table:style-name="ce30"/>
          <table:table-cell table:style-name="ce29"/>
          <table:table-cell table:style-name="ce29" office:value-type="string">
            <text:p>&lt;2</text:p>
          </table:table-cell>
          <table:table-cell table:style-name="ce29" office:value-type="string">
            <text:p>&gt;.15</text:p>
          </table:table-cell>
          <table:table-cell table:style-name="ce29"/>
          <table:table-cell table:style-name="cf1" table:formula="of:=([L463]-[P463])/SQRT((((([M463]^2)*([K463]-1))+(([Q463]^2)*([O463]-1)))/([K463]+[O463])))"/>
          <table:table-cell table:style-name="cf1"/>
          <table:table-cell table:style-name="cf1"/>
          <table:table-cell table:style-name="ce32"/>
          <table:table-cell table:style-name="ce33"/>
          <table:table-cell table:style-name="ce29"/>
          <table:table-cell table:style-name="ce23" table:formula="of:=ROUND(([L463]-((1.96*[M463])/SQRT([K463])));3)"/>
          <table:table-cell table:style-name="ce23" table:formula="of:=ROUND(([L463]+((1.96*[M463])/SQRT([K463])));3)"/>
          <table:table-cell table:style-name="ce23" table:formula="of:=ROUND(([P463]-((1.96*[Q463])/SQRT([O463])));3)"/>
          <table:table-cell table:style-name="ce23" table:formula="of:=ROUND(([P463]+((1.96*[Q463])/SQRT([O463])));3)"/>
          <table:table-cell table:number-columns-repeated="989"/>
        </table:table-row>
        <table:table-row table:style-name="ro1">
          <table:table-cell table:style-name="ce24" office:value-type="string">
            <text:p>Andrew</text:p>
          </table:table-cell>
          <table:table-cell table:style-name="ce25" office:value-type="string">
            <text:p>1224.full.pdf</text:p>
          </table:table-cell>
          <table:table-cell table:style-name="ce25" office:value-type="float" office:value="1.917683E7">
            <text:p>19176830</text:p>
          </table:table-cell>
          <table:table-cell table:style-name="ce26" office:value-type="string">
            <text:p>DRD2</text:p>
          </table:table-cell>
          <table:table-cell table:style-name="ce26" office:value-type="string">
            <text:p>rs1076560</text:p>
          </table:table-cell>
          <table:table-cell table:style-name="ce26" office:value-type="string">
            <text:p>2-back</text:p>
          </table:table-cell>
          <table:table-cell table:style-name="ce26" office:value-type="string">
            <text:p>Reaction time (ms)</text:p>
          </table:table-cell>
          <table:table-cell table:style-name="ce27" office:value-type="string">
            <text:p>working memory</text:p>
          </table:table-cell>
          <table:table-cell table:style-name="ce28" office:value-type="string">
            <text:p>SD</text:p>
          </table:table-cell>
          <table:table-cell table:style-name="ce29" office:value-type="string">
            <text:p>G/G</text:p>
          </table:table-cell>
          <table:table-cell table:style-name="ce29" office:value-type="float" office:value="110.0">
            <text:p>110</text:p>
          </table:table-cell>
          <table:table-cell table:style-name="ce29" office:value-type="float" office:value="523.2">
            <text:p>523.2</text:p>
          </table:table-cell>
          <table:table-cell table:style-name="ce29" office:value-type="float" office:value="248.9">
            <text:p>248.9</text:p>
          </table:table-cell>
          <table:table-cell table:style-name="ce25" office:value-type="string">
            <text:p>G/T</text:p>
          </table:table-cell>
          <table:table-cell table:style-name="ce25" office:value-type="float" office:value="32.0">
            <text:p>32</text:p>
          </table:table-cell>
          <table:table-cell table:style-name="ce25" office:value-type="float" office:value="499.7">
            <text:p>499.7</text:p>
          </table:table-cell>
          <table:table-cell table:style-name="ce25" office:value-type="float" office:value="246.0">
            <text:p>246</text:p>
          </table:table-cell>
          <table:table-cell table:style-name="ce30" office:value-type="string">
            <text:p>T/T</text:p>
          </table:table-cell>
          <table:table-cell table:style-name="ce30" office:value-type="float" office:value="0.0">
            <text:p>0</text:p>
          </table:table-cell>
          <table:table-cell table:number-columns-repeated="2" table:style-name="ce30"/>
          <table:table-cell table:style-name="ce29"/>
          <table:table-cell table:style-name="ce29" office:value-type="string">
            <text:p>&lt;2</text:p>
          </table:table-cell>
          <table:table-cell table:style-name="ce29" office:value-type="string">
            <text:p>&gt;.15</text:p>
          </table:table-cell>
          <table:table-cell table:style-name="ce29"/>
          <table:table-cell table:style-name="cf1" table:formula="of:=([L464]-[P464])/SQRT((((([M464]^2)*([K464]-1))+(([Q464]^2)*([O464]-1)))/([K464]+[O464])))"/>
          <table:table-cell table:style-name="cf1"/>
          <table:table-cell table:style-name="cf1"/>
          <table:table-cell table:style-name="ce32"/>
          <table:table-cell table:style-name="ce33"/>
          <table:table-cell table:style-name="ce29"/>
          <table:table-cell table:style-name="ce23" table:formula="of:=ROUND(([L464]-((1.96*[M464])/SQRT([K464])));3)"/>
          <table:table-cell table:style-name="ce23" table:formula="of:=ROUND(([L464]+((1.96*[M464])/SQRT([K464])));3)"/>
          <table:table-cell table:style-name="ce23" table:formula="of:=ROUND(([P464]-((1.96*[Q464])/SQRT([O464])));3)"/>
          <table:table-cell table:style-name="ce23" table:formula="of:=ROUND(([P464]+((1.96*[Q464])/SQRT([O464])));3)"/>
          <table:table-cell table:number-columns-repeated="989"/>
        </table:table-row>
        <table:table-row table:style-name="ro4">
          <table:table-cell table:style-name="ce24" office:value-type="string">
            <text:p>Andrew</text:p>
          </table:table-cell>
          <table:table-cell table:style-name="ce25" office:value-type="string">
            <text:p>z_markov-et-al_nback-performance-dysbindin_2010.pdf</text:p>
          </table:table-cell>
          <table:table-cell table:style-name="ce25" office:value-type="float" office:value="1.9650139E7">
            <text:p>19650139</text:p>
          </table:table-cell>
          <table:table-cell table:style-name="ce26" office:value-type="string">
            <text:p>DTNBP1</text:p>
          </table:table-cell>
          <table:table-cell table:style-name="ce26" office:value-type="string">
            <text:p>rs1018381</text:p>
          </table:table-cell>
          <table:table-cell table:style-name="ce26" office:value-type="string">
            <text:p>2-back</text:p>
          </table:table-cell>
          <table:table-cell table:style-name="ce26" office:value-type="string">
            <text:p>Reaction time (ms)</text:p>
          </table:table-cell>
          <table:table-cell table:style-name="ce27" office:value-type="string">
            <text:p>working memory</text:p>
          </table:table-cell>
          <table:table-cell table:style-name="ce28" office:value-type="string">
            <text:p>SD</text:p>
          </table:table-cell>
          <table:table-cell table:style-name="ce29" office:value-type="string">
            <text:p>C/T,C/C</text:p>
          </table:table-cell>
          <table:table-cell table:style-name="ce29" office:value-type="float" office:value="22.0">
            <text:p>22</text:p>
          </table:table-cell>
          <table:table-cell table:style-name="ce29" office:value-type="float" office:value="448.14">
            <text:p>448.14</text:p>
          </table:table-cell>
          <table:table-cell table:style-name="ce29" office:value-type="float" office:value="77.66">
            <text:p>77.66</text:p>
          </table:table-cell>
          <table:table-cell table:style-name="ce25" office:value-type="string">
            <text:p>C/C</text:p>
          </table:table-cell>
          <table:table-cell table:style-name="ce25" office:value-type="float" office:value="35.0">
            <text:p>35</text:p>
          </table:table-cell>
          <table:table-cell table:style-name="ce25" office:value-type="float" office:value="445.39">
            <text:p>445.39</text:p>
          </table:table-cell>
          <table:table-cell table:style-name="ce25" office:value-type="float" office:value="59.12">
            <text:p>59.12</text:p>
          </table:table-cell>
          <table:table-cell table:style-name="ce39"/>
          <table:table-cell table:number-columns-repeated="3" table:style-name="ce30"/>
          <table:table-cell table:style-name="ce29" office:value-type="string">
            <text:p>U-test</text:p>
          </table:table-cell>
          <table:table-cell table:style-name="ce29" office:value-type="float" office:value="0.02">
            <text:p>0.02</text:p>
          </table:table-cell>
          <table:table-cell table:style-name="ce29" office:value-type="string">
            <text:p>&gt;0.05</text:p>
          </table:table-cell>
          <table:table-cell table:style-name="ce29" office:value-type="string">
            <text:p>no</text:p>
          </table:table-cell>
          <table:table-cell table:style-name="cf1" table:formula="of:=([L465]-[P465])/SQRT((((([M465]^2)*([K465]-1))+(([Q465]^2)*([O465]-1)))/([K465]+[O465])))"/>
          <table:table-cell table:style-name="cf1"/>
          <table:table-cell table:style-name="cf1"/>
          <table:table-cell table:style-name="ce32"/>
          <table:table-cell table:style-name="ce33" office:value-type="string">
            <text:p>Cohen JD,Forman SD,Braver TS,Casey BJ,Servan-Schreiber D,Noll DC ( 1993): Activation of the prefrontal cortex in a nonspatial working memory task with functional MRI. Hum Brain Mapp 1: 293–304.</text:p>
          </table:table-cell>
          <table:table-cell table:style-name="ce29" office:value-type="string">
            <text:p>u-test</text:p>
          </table:table-cell>
          <table:table-cell table:style-name="ce23" table:formula="of:=ROUND(([L465]-((1.96*[M465])/SQRT([K465])));3)"/>
          <table:table-cell table:style-name="ce23" table:formula="of:=ROUND(([L465]+((1.96*[M465])/SQRT([K465])));3)"/>
          <table:table-cell table:style-name="ce23" table:formula="of:=ROUND(([P465]-((1.96*[Q465])/SQRT([O465])));3)"/>
          <table:table-cell table:style-name="ce23" table:formula="of:=ROUND(([P465]+((1.96*[Q465])/SQRT([O465])));3)"/>
          <table:table-cell table:number-columns-repeated="989"/>
        </table:table-row>
        <table:table-row table:style-name="ro17">
          <table:table-cell table:style-name="ce24" office:value-type="string">
            <text:p>andrew</text:p>
          </table:table-cell>
          <table:table-cell table:style-name="ce25" office:value-type="string">
            <text:p>j.1440-1819.2009.01985.x.txt</text:p>
          </table:table-cell>
          <table:table-cell table:style-name="ce25" office:value-type="float" office:value="1.9496996E7">
            <text:p>19496996</text:p>
          </table:table-cell>
          <table:table-cell table:style-name="ce26" office:value-type="string">
            <text:p>DTNBP1</text:p>
          </table:table-cell>
          <table:table-cell table:style-name="ce26" office:value-type="string">
            <text:p>rs2619539 </text:p>
          </table:table-cell>
          <table:table-cell table:style-name="ce26" office:value-type="string">
            <text:p>WAIS-R</text:p>
          </table:table-cell>
          <table:table-cell table:style-name="ce26" office:value-type="string">
            <text:p>Digit span</text:p>
          </table:table-cell>
          <table:table-cell table:style-name="ce27" office:value-type="string">
            <text:p>working memory</text:p>
          </table:table-cell>
          <table:table-cell table:style-name="ce28" office:value-type="string">
            <text:p>SD</text:p>
          </table:table-cell>
          <table:table-cell table:style-name="ce29" office:value-type="string">
            <text:p>G/G</text:p>
          </table:table-cell>
          <table:table-cell table:style-name="ce29" office:value-type="float" office:value="69.0">
            <text:p>69</text:p>
          </table:table-cell>
          <table:table-cell table:style-name="ce29" office:value-type="float" office:value="11.1">
            <text:p>11.1</text:p>
          </table:table-cell>
          <table:table-cell table:style-name="ce29" office:value-type="float" office:value="3.2">
            <text:p>3.2</text:p>
          </table:table-cell>
          <table:table-cell table:style-name="ce25" office:value-type="string">
            <text:p>G/C</text:p>
          </table:table-cell>
          <table:table-cell table:style-name="ce25" office:value-type="float" office:value="80.0">
            <text:p>80</text:p>
          </table:table-cell>
          <table:table-cell table:style-name="ce25" office:value-type="float" office:value="11.0">
            <text:p>11</text:p>
          </table:table-cell>
          <table:table-cell table:style-name="ce25" office:value-type="float" office:value="2.6">
            <text:p>2.6</text:p>
          </table:table-cell>
          <table:table-cell table:style-name="ce30" office:value-type="string">
            <text:p>C/C</text:p>
          </table:table-cell>
          <table:table-cell table:style-name="ce30" office:value-type="float" office:value="16.0">
            <text:p>16</text:p>
          </table:table-cell>
          <table:table-cell table:style-name="ce30" office:value-type="float" office:value="10.5">
            <text:p>10.5</text:p>
          </table:table-cell>
          <table:table-cell table:style-name="ce30" office:value-type="float" office:value="2.5">
            <text:p>2.5</text:p>
          </table:table-cell>
          <table:table-cell table:style-name="ce29" office:value-type="string">
            <text:p>ANOVA</text:p>
          </table:table-cell>
          <table:table-cell table:style-name="ce29"/>
          <table:table-cell table:style-name="ce29" office:value-type="float" office:value="0.65">
            <text:p>0.65</text:p>
          </table:table-cell>
          <table:table-cell table:style-name="ce29" office:value-type="string">
            <text:p>no</text:p>
          </table:table-cell>
          <table:table-cell table:style-name="cf1" table:formula="of:=([L466]-[P466])/SQRT((((([M466]^2)*([K466]-1))+(([Q466]^2)*([O466]-1)))/([K466]+[O466])))"/>
          <table:table-cell table:style-name="cf1" table:formula="of:=([L466]-[T466])/SQRT((((([M466]^2)*([K466]-1))+(([U466]^2)*([S466]-1)))/([K466]+[S466])))"/>
          <table:table-cell table:style-name="cf1" table:formula="of:=([P466]-[T466])/SQRT((((([Q466]^2)*([O466]-1))+(([U466]^2)*([S466]-1)))/([O466]+[S466])))"/>
          <table:table-cell table:style-name="ce32"/>
          <table:table-cell table:style-name="ce33" office:value-type="string">
            <text:p>Shinagawa F,Kobayashi S,Fujita K,Maekawa H. Japanese Wechsler Adult Intelligence Scale–Revised. Nihonbunkakagakusha,Tokyo,1990.; Wechsler D. Wechsler Adult Intelligence Scale–Revised. Psychological Corporation,New York,1981.</text:p>
          </table:table-cell>
          <table:table-cell table:style-name="ce29" office:value-type="string">
            <text:p>ANOVA</text:p>
          </table:table-cell>
          <table:table-cell table:style-name="ce23" table:formula="of:=ROUND(([L466]-((1.96*[M466])/SQRT([K466])));3)"/>
          <table:table-cell table:style-name="ce23" table:formula="of:=ROUND(([L466]+((1.96*[M466])/SQRT([K466])));3)"/>
          <table:table-cell table:style-name="ce23" table:formula="of:=ROUND(([P466]-((1.96*[Q466])/SQRT([O466])));3)"/>
          <table:table-cell table:style-name="ce23" table:formula="of:=ROUND(([P466]+((1.96*[Q466])/SQRT([O466])));3)"/>
          <table:table-cell table:style-name="ce23" table:formula="of:=ROUND(([T466]-((1.96*[U466])/SQRT([S466])));3)"/>
          <table:table-cell table:style-name="ce23" table:formula="of:=ROUND(([T466]+((1.96*[U466])/SQRT([S466])));3)"/>
          <table:table-cell table:number-columns-repeated="987"/>
        </table:table-row>
        <table:table-row table:style-name="ro17">
          <table:table-cell table:style-name="ce24" office:value-type="string">
            <text:p>andrew</text:p>
          </table:table-cell>
          <table:table-cell table:style-name="ce25" office:value-type="string">
            <text:p>j.1440-1819.2009.01985.x.txt</text:p>
          </table:table-cell>
          <table:table-cell table:style-name="ce25" office:value-type="float" office:value="1.9496996E7">
            <text:p>19496996</text:p>
          </table:table-cell>
          <table:table-cell table:style-name="ce26" office:value-type="string">
            <text:p>DTNBP1</text:p>
          </table:table-cell>
          <table:table-cell table:style-name="ce26" office:value-type="string">
            <text:p>rs2619539 </text:p>
          </table:table-cell>
          <table:table-cell table:style-name="ce26" office:value-type="string">
            <text:p>WAIS-R</text:p>
          </table:table-cell>
          <table:table-cell table:style-name="ce26" office:value-type="string">
            <text:p>Digit symbol</text:p>
          </table:table-cell>
          <table:table-cell table:style-name="ce27" office:value-type="string">
            <text:p>working memory</text:p>
          </table:table-cell>
          <table:table-cell table:style-name="ce28" office:value-type="string">
            <text:p>SD</text:p>
          </table:table-cell>
          <table:table-cell table:style-name="ce29" office:value-type="string">
            <text:p>G/G</text:p>
          </table:table-cell>
          <table:table-cell table:style-name="ce29" office:value-type="float" office:value="69.0">
            <text:p>69</text:p>
          </table:table-cell>
          <table:table-cell table:style-name="ce29" office:value-type="float" office:value="12.7">
            <text:p>12.7</text:p>
          </table:table-cell>
          <table:table-cell table:style-name="ce29" office:value-type="float" office:value="2.8">
            <text:p>2.8</text:p>
          </table:table-cell>
          <table:table-cell table:style-name="ce25" office:value-type="string">
            <text:p>G/C</text:p>
          </table:table-cell>
          <table:table-cell table:style-name="ce25" office:value-type="float" office:value="80.0">
            <text:p>80</text:p>
          </table:table-cell>
          <table:table-cell table:style-name="ce25" office:value-type="float" office:value="12.8">
            <text:p>12.8</text:p>
          </table:table-cell>
          <table:table-cell table:style-name="ce25" office:value-type="float" office:value="2.9">
            <text:p>2.9</text:p>
          </table:table-cell>
          <table:table-cell table:style-name="ce30" office:value-type="string">
            <text:p>C/C</text:p>
          </table:table-cell>
          <table:table-cell table:style-name="ce30" office:value-type="float" office:value="16.0">
            <text:p>16</text:p>
          </table:table-cell>
          <table:table-cell table:style-name="ce30" office:value-type="float" office:value="13.8">
            <text:p>13.8</text:p>
          </table:table-cell>
          <table:table-cell table:style-name="ce30" office:value-type="float" office:value="2.5">
            <text:p>2.5</text:p>
          </table:table-cell>
          <table:table-cell table:style-name="ce29" office:value-type="string">
            <text:p>ANOVA</text:p>
          </table:table-cell>
          <table:table-cell table:style-name="ce29"/>
          <table:table-cell table:style-name="ce29" office:value-type="float" office:value="0.4">
            <text:p>0.4</text:p>
          </table:table-cell>
          <table:table-cell table:style-name="ce29" office:value-type="string">
            <text:p>no</text:p>
          </table:table-cell>
          <table:table-cell table:style-name="cf1" table:formula="of:=([L467]-[P467])/SQRT((((([M467]^2)*([K467]-1))+(([Q467]^2)*([O467]-1)))/([K467]+[O467])))"/>
          <table:table-cell table:style-name="cf1" table:formula="of:=([L467]-[T467])/SQRT((((([M467]^2)*([K467]-1))+(([U467]^2)*([S467]-1)))/([K467]+[S467])))"/>
          <table:table-cell table:style-name="cf1" table:formula="of:=([P467]-[T467])/SQRT((((([Q467]^2)*([O467]-1))+(([U467]^2)*([S467]-1)))/([O467]+[S467])))"/>
          <table:table-cell table:style-name="ce32"/>
          <table:table-cell table:style-name="ce33" office:value-type="string">
            <text:p>Shinagawa F,Kobayashi S,Fujita K,Maekawa H. Japanese Wechsler Adult Intelligence Scale–Revised. Nihonbunkakagakusha,Tokyo,1990.; Wechsler D. Wechsler Adult Intelligence Scale–Revised. Psychological Corporation,New York,1981.</text:p>
          </table:table-cell>
          <table:table-cell table:style-name="ce29" office:value-type="string">
            <text:p>ANOVA</text:p>
          </table:table-cell>
          <table:table-cell table:style-name="ce23" table:formula="of:=ROUND(([L467]-((1.96*[M467])/SQRT([K467])));3)"/>
          <table:table-cell table:style-name="ce23" table:formula="of:=ROUND(([L467]+((1.96*[M467])/SQRT([K467])));3)"/>
          <table:table-cell table:style-name="ce23" table:formula="of:=ROUND(([P467]-((1.96*[Q467])/SQRT([O467])));3)"/>
          <table:table-cell table:style-name="ce23" table:formula="of:=ROUND(([P467]+((1.96*[Q467])/SQRT([O467])));3)"/>
          <table:table-cell table:style-name="ce23" table:formula="of:=ROUND(([T467]-((1.96*[U467])/SQRT([S467])));3)"/>
          <table:table-cell table:style-name="ce23" table:formula="of:=ROUND(([T467]+((1.96*[U467])/SQRT([S467])));3)"/>
          <table:table-cell table:number-columns-repeated="987"/>
        </table:table-row>
        <table:table-row table:style-name="ro4">
          <table:table-cell table:style-name="ce24" office:value-type="string">
            <text:p>Andrew</text:p>
          </table:table-cell>
          <table:table-cell table:style-name="ce25" office:value-type="string">
            <text:p>1471-244x-9-50.pdf</text:p>
          </table:table-cell>
          <table:table-cell table:style-name="ce25" office:value-type="float" office:value="1.9778423E7">
            <text:p>19778423</text:p>
          </table:table-cell>
          <table:table-cell table:style-name="ce26" office:value-type="string">
            <text:p>G72</text:p>
          </table:table-cell>
          <table:table-cell table:style-name="ce26" office:value-type="string">
            <text:p>rs3918342,rs1421292 </text:p>
          </table:table-cell>
          <table:table-cell table:style-name="ce26" office:value-type="string">
            <text:p>Verbal working memory (LNS)</text:p>
          </table:table-cell>
          <table:table-cell table:style-name="ce26" office:value-type="string">
            <text:p>Span</text:p>
          </table:table-cell>
          <table:table-cell table:style-name="ce27" office:value-type="string">
            <text:p>working memory</text:p>
          </table:table-cell>
          <table:table-cell table:style-name="ce28" office:value-type="string">
            <text:p>SD</text:p>
          </table:table-cell>
          <table:table-cell table:style-name="ce29" office:value-type="string">
            <text:p>M23(T/T),M24(A/A)</text:p>
          </table:table-cell>
          <table:table-cell table:style-name="ce29" office:value-type="float" office:value="88.0">
            <text:p>88</text:p>
          </table:table-cell>
          <table:table-cell table:style-name="ce29" office:value-type="float" office:value="16.36">
            <text:p>16.36</text:p>
          </table:table-cell>
          <table:table-cell table:style-name="ce29" office:value-type="float" office:value="2.51">
            <text:p>2.51</text:p>
          </table:table-cell>
          <table:table-cell table:style-name="ce25" office:value-type="string">
            <text:p>M23(T/C)/M24(T/A),M23(C/C)/M24(T/A),M23(T/C)/M24(T/T)</text:p>
          </table:table-cell>
          <table:table-cell table:style-name="ce25" office:value-type="float" office:value="231.0">
            <text:p>231</text:p>
          </table:table-cell>
          <table:table-cell table:style-name="ce25" office:value-type="float" office:value="16.28">
            <text:p>16.28</text:p>
          </table:table-cell>
          <table:table-cell table:style-name="ce25" office:value-type="float" office:value="2.55">
            <text:p>2.55</text:p>
          </table:table-cell>
          <table:table-cell table:style-name="ce30" office:value-type="string">
            <text:p>M23(C/C),M24(T/T)</text:p>
          </table:table-cell>
          <table:table-cell table:style-name="ce30" office:value-type="float" office:value="104.0">
            <text:p>104</text:p>
          </table:table-cell>
          <table:table-cell table:style-name="ce30" office:value-type="float" office:value="17.32">
            <text:p>17.32</text:p>
          </table:table-cell>
          <table:table-cell table:style-name="ce30" office:value-type="float" office:value="2.26">
            <text:p>2.26</text:p>
          </table:table-cell>
          <table:table-cell table:style-name="ce29" office:value-type="string">
            <text:p>F-test</text:p>
          </table:table-cell>
          <table:table-cell table:style-name="ce29" office:value-type="float" office:value="6.636">
            <text:p>6.636</text:p>
          </table:table-cell>
          <table:table-cell table:style-name="ce29" office:value-type="float" office:value="0.001">
            <text:p>0.001</text:p>
          </table:table-cell>
          <table:table-cell table:style-name="ce29" office:value-type="string">
            <text:p>yes</text:p>
          </table:table-cell>
          <table:table-cell table:style-name="cf1" table:formula="of:=([L468]-[P468])/SQRT((((([M468]^2)*([K468]-1))+(([Q468]^2)*([O468]-1)))/([K468]+[O468])))"/>
          <table:table-cell table:style-name="cf1" table:formula="of:=([L468]-[T468])/SQRT((((([M468]^2)*([K468]-1))+(([U468]^2)*([S468]-1)))/([K468]+[S468])))"/>
          <table:table-cell table:style-name="cf1" table:formula="of:=([P468]-[T468])/SQRT((((([Q468]^2)*([O468]-1))+(([U468]^2)*([S468]-1)))/([O468]+[S468])))"/>
          <table:table-cell table:style-name="ce32"/>
          <table:table-cell table:style-name="ce33" office:value-type="string">
            <text:p>Gold JM,Carpenter C,Randolph C,Goldberg TE,Weinberger DR: Auditory working memory and Wisconsin Card Sorting Test performance in schizophrenia. Arch Gen Psychiatry 1997,54:159-165.</text:p>
          </table:table-cell>
          <table:table-cell table:style-name="ce29" office:value-type="string">
            <text:p>ANOVA; f-test</text:p>
          </table:table-cell>
          <table:table-cell table:style-name="ce23" table:formula="of:=ROUND(([L468]-((1.96*[M468])/SQRT([K468])));3)"/>
          <table:table-cell table:style-name="ce23" table:formula="of:=ROUND(([L468]+((1.96*[M468])/SQRT([K468])));3)"/>
          <table:table-cell table:style-name="ce23" table:formula="of:=ROUND(([P468]-((1.96*[Q468])/SQRT([O468])));3)"/>
          <table:table-cell table:style-name="ce23" table:formula="of:=ROUND(([P468]+((1.96*[Q468])/SQRT([O468])));3)"/>
          <table:table-cell table:style-name="ce23" table:formula="of:=ROUND(([T468]-((1.96*[U468])/SQRT([S468])));3)"/>
          <table:table-cell table:style-name="ce23" table:formula="of:=ROUND(([T468]+((1.96*[U468])/SQRT([S468])));3)"/>
          <table:table-cell table:number-columns-repeated="987"/>
        </table:table-row>
        <table:table-row table:style-name="ro4">
          <table:table-cell table:style-name="ce24" office:value-type="string">
            <text:p>Andrew</text:p>
          </table:table-cell>
          <table:table-cell table:style-name="ce25" office:value-type="string">
            <text:p>1471-244x-9-50.pdf</text:p>
          </table:table-cell>
          <table:table-cell table:style-name="ce25" office:value-type="float" office:value="1.9778423E7">
            <text:p>19778423</text:p>
          </table:table-cell>
          <table:table-cell table:style-name="ce26" office:value-type="string">
            <text:p>G72</text:p>
          </table:table-cell>
          <table:table-cell table:style-name="ce26" office:value-type="string">
            <text:p>rs1421292 </text:p>
          </table:table-cell>
          <table:table-cell table:style-name="ce26" office:value-type="string">
            <text:p>Verbal working memory (LNS)</text:p>
          </table:table-cell>
          <table:table-cell table:style-name="ce26" office:value-type="string">
            <text:p>Span</text:p>
          </table:table-cell>
          <table:table-cell table:style-name="ce27" office:value-type="string">
            <text:p>working memory</text:p>
          </table:table-cell>
          <table:table-cell table:style-name="ce28" office:value-type="string">
            <text:p>SD</text:p>
          </table:table-cell>
          <table:table-cell table:style-name="ce29" office:value-type="string">
            <text:p>M24(A/A)</text:p>
          </table:table-cell>
          <table:table-cell table:style-name="ce29" office:value-type="float" office:value="88.0">
            <text:p>88</text:p>
          </table:table-cell>
          <table:table-cell table:style-name="ce29" office:value-type="float" office:value="16.36">
            <text:p>16.36</text:p>
          </table:table-cell>
          <table:table-cell table:style-name="ce29" office:value-type="float" office:value="2.52">
            <text:p>2.52</text:p>
          </table:table-cell>
          <table:table-cell table:style-name="ce25" office:value-type="string">
            <text:p>M24(A/T)</text:p>
          </table:table-cell>
          <table:table-cell table:style-name="ce25" office:value-type="float" office:value="220.0">
            <text:p>220</text:p>
          </table:table-cell>
          <table:table-cell table:style-name="ce25" office:value-type="float" office:value="16.23">
            <text:p>16.23</text:p>
          </table:table-cell>
          <table:table-cell table:style-name="ce25" office:value-type="float" office:value="2.55">
            <text:p>2.55</text:p>
          </table:table-cell>
          <table:table-cell table:style-name="ce30" office:value-type="string">
            <text:p>M24(T/T)</text:p>
          </table:table-cell>
          <table:table-cell table:style-name="ce30" office:value-type="float" office:value="115.0">
            <text:p>115</text:p>
          </table:table-cell>
          <table:table-cell table:style-name="ce30" office:value-type="float" office:value="17.31">
            <text:p>17.31</text:p>
          </table:table-cell>
          <table:table-cell table:style-name="ce30" office:value-type="float" office:value="2.28">
            <text:p>2.28</text:p>
          </table:table-cell>
          <table:table-cell table:style-name="ce29" office:value-type="string">
            <text:p>F-test</text:p>
          </table:table-cell>
          <table:table-cell table:style-name="ce29" office:value-type="float" office:value="7.6">
            <text:p>7.6</text:p>
          </table:table-cell>
          <table:table-cell table:style-name="ce29" office:value-type="float" office:value="0.001">
            <text:p>0.001</text:p>
          </table:table-cell>
          <table:table-cell table:style-name="ce29" office:value-type="string">
            <text:p>yes</text:p>
          </table:table-cell>
          <table:table-cell table:style-name="cf1" table:formula="of:=([L469]-[P469])/SQRT((((([M469]^2)*([K469]-1))+(([Q469]^2)*([O469]-1)))/([K469]+[O469])))"/>
          <table:table-cell table:style-name="cf1" table:formula="of:=([L469]-[T469])/SQRT((((([M469]^2)*([K469]-1))+(([U469]^2)*([S469]-1)))/([K469]+[S469])))"/>
          <table:table-cell table:style-name="cf1" table:formula="of:=([P469]-[T469])/SQRT((((([Q469]^2)*([O469]-1))+(([U469]^2)*([S469]-1)))/([O469]+[S469])))"/>
          <table:table-cell table:style-name="ce32"/>
          <table:table-cell table:style-name="ce33" office:value-type="string">
            <text:p>Gold JM,Carpenter C,Randolph C,Goldberg TE,Weinberger DR: Auditory working memory and Wisconsin Card Sorting Test performance in schizophrenia. Arch Gen Psychiatry 1997,54:159-165.</text:p>
          </table:table-cell>
          <table:table-cell table:style-name="ce29" office:value-type="string">
            <text:p>ANOVA; f-test</text:p>
          </table:table-cell>
          <table:table-cell table:style-name="ce23" table:formula="of:=ROUND(([L469]-((1.96*[M469])/SQRT([K469])));3)"/>
          <table:table-cell table:style-name="ce23" table:formula="of:=ROUND(([L469]+((1.96*[M469])/SQRT([K469])));3)"/>
          <table:table-cell table:style-name="ce23" table:formula="of:=ROUND(([P469]-((1.96*[Q469])/SQRT([O469])));3)"/>
          <table:table-cell table:style-name="ce23" table:formula="of:=ROUND(([P469]+((1.96*[Q469])/SQRT([O469])));3)"/>
          <table:table-cell table:style-name="ce23" table:formula="of:=ROUND(([T469]-((1.96*[U469])/SQRT([S469])));3)"/>
          <table:table-cell table:style-name="ce23" table:formula="of:=ROUND(([T469]+((1.96*[U469])/SQRT([S469])));3)"/>
          <table:table-cell table:number-columns-repeated="987"/>
        </table:table-row>
        <table:table-row table:style-name="ro4">
          <table:table-cell table:style-name="ce24" office:value-type="string">
            <text:p>Andrew</text:p>
          </table:table-cell>
          <table:table-cell table:style-name="ce25" office:value-type="string">
            <text:p>1471-244x-9-50.pdf</text:p>
          </table:table-cell>
          <table:table-cell table:style-name="ce25" office:value-type="float" office:value="1.9778423E7">
            <text:p>19778423</text:p>
          </table:table-cell>
          <table:table-cell table:style-name="ce26" office:value-type="string">
            <text:p>G72</text:p>
          </table:table-cell>
          <table:table-cell table:style-name="ce26" office:value-type="string">
            <text:p>rs3918342 </text:p>
          </table:table-cell>
          <table:table-cell table:style-name="ce26" office:value-type="string">
            <text:p>Verbal working memory (LNS)</text:p>
          </table:table-cell>
          <table:table-cell table:style-name="ce26" office:value-type="string">
            <text:p>Span</text:p>
          </table:table-cell>
          <table:table-cell table:style-name="ce27" office:value-type="string">
            <text:p>working memory</text:p>
          </table:table-cell>
          <table:table-cell table:style-name="ce28" office:value-type="string">
            <text:p>SD</text:p>
          </table:table-cell>
          <table:table-cell table:style-name="ce29" office:value-type="string">
            <text:p>M23(T/T)</text:p>
          </table:table-cell>
          <table:table-cell table:style-name="ce29" office:value-type="float" office:value="95.0">
            <text:p>95</text:p>
          </table:table-cell>
          <table:table-cell table:style-name="ce29" office:value-type="float" office:value="16.41">
            <text:p>16.41</text:p>
          </table:table-cell>
          <table:table-cell table:style-name="ce29" office:value-type="float" office:value="2.49">
            <text:p>2.49</text:p>
          </table:table-cell>
          <table:table-cell table:style-name="ce25" office:value-type="string">
            <text:p>M23(T/C)</text:p>
          </table:table-cell>
          <table:table-cell table:style-name="ce25" office:value-type="float" office:value="221.0">
            <text:p>221</text:p>
          </table:table-cell>
          <table:table-cell table:style-name="ce25" office:value-type="float" office:value="16.25">
            <text:p>16.25</text:p>
          </table:table-cell>
          <table:table-cell table:style-name="ce25" office:value-type="float" office:value="2.58">
            <text:p>2.58</text:p>
          </table:table-cell>
          <table:table-cell table:style-name="ce30" office:value-type="string">
            <text:p>M23(C/C)</text:p>
          </table:table-cell>
          <table:table-cell table:style-name="ce30" office:value-type="float" office:value="107.0">
            <text:p>107</text:p>
          </table:table-cell>
          <table:table-cell table:style-name="ce30" office:value-type="float" office:value="17.28">
            <text:p>17.28</text:p>
          </table:table-cell>
          <table:table-cell table:style-name="ce30" office:value-type="float" office:value="2.25">
            <text:p>2.25</text:p>
          </table:table-cell>
          <table:table-cell table:style-name="ce29" office:value-type="string">
            <text:p>F-test</text:p>
          </table:table-cell>
          <table:table-cell table:style-name="ce29" office:value-type="float" office:value="6.496">
            <text:p>6.496</text:p>
          </table:table-cell>
          <table:table-cell table:style-name="ce29" office:value-type="float" office:value="0.002">
            <text:p>0.002</text:p>
          </table:table-cell>
          <table:table-cell table:style-name="ce29" office:value-type="string">
            <text:p>yes</text:p>
          </table:table-cell>
          <table:table-cell table:style-name="cf1" table:formula="of:=([L470]-[P470])/SQRT((((([M470]^2)*([K470]-1))+(([Q470]^2)*([O470]-1)))/([K470]+[O470])))"/>
          <table:table-cell table:style-name="cf1" table:formula="of:=([L470]-[T470])/SQRT((((([M470]^2)*([K470]-1))+(([U470]^2)*([S470]-1)))/([K470]+[S470])))"/>
          <table:table-cell table:style-name="cf1" table:formula="of:=([P470]-[T470])/SQRT((((([Q470]^2)*([O470]-1))+(([U470]^2)*([S470]-1)))/([O470]+[S470])))"/>
          <table:table-cell table:style-name="ce32"/>
          <table:table-cell table:style-name="ce33" office:value-type="string">
            <text:p>Gold JM,Carpenter C,Randolph C,Goldberg TE,Weinberger DR: Auditory working memory and Wisconsin Card Sorting Test performance in schizophrenia. Arch Gen Psychiatry 1997,54:159-165.</text:p>
          </table:table-cell>
          <table:table-cell table:style-name="ce29" office:value-type="string">
            <text:p>ANOVA; f-test</text:p>
          </table:table-cell>
          <table:table-cell table:style-name="ce23" table:formula="of:=ROUND(([L470]-((1.96*[M470])/SQRT([K470])));3)"/>
          <table:table-cell table:style-name="ce23" table:formula="of:=ROUND(([L470]+((1.96*[M470])/SQRT([K470])));3)"/>
          <table:table-cell table:style-name="ce23" table:formula="of:=ROUND(([P470]-((1.96*[Q470])/SQRT([O470])));3)"/>
          <table:table-cell table:style-name="ce23" table:formula="of:=ROUND(([P470]+((1.96*[Q470])/SQRT([O470])));3)"/>
          <table:table-cell table:style-name="ce23" table:formula="of:=ROUND(([T470]-((1.96*[U470])/SQRT([S470])));3)"/>
          <table:table-cell table:style-name="ce23" table:formula="of:=ROUND(([T470]+((1.96*[U470])/SQRT([S470])));3)"/>
          <table:table-cell table:number-columns-repeated="987"/>
        </table:table-row>
        <table:table-row table:style-name="ro8">
          <table:table-cell table:style-name="ce24" office:value-type="string">
            <text:p>Andrew</text:p>
          </table:table-cell>
          <table:table-cell table:style-name="ce25" office:value-type="string">
            <text:p>1471-244x-9-50.pdf</text:p>
          </table:table-cell>
          <table:table-cell table:style-name="ce25" office:value-type="float" office:value="1.9778423E7">
            <text:p>19778423</text:p>
          </table:table-cell>
          <table:table-cell table:style-name="ce26" office:value-type="string">
            <text:p>G72</text:p>
          </table:table-cell>
          <table:table-cell table:style-name="ce26" office:value-type="string">
            <text:p>rs3918342,rs1421292 </text:p>
          </table:table-cell>
          <table:table-cell table:style-name="ce26" office:value-type="string">
            <text:p>WMS</text:p>
          </table:table-cell>
          <table:table-cell table:style-name="ce26" office:value-type="string">
            <text:p>Spatial span</text:p>
          </table:table-cell>
          <table:table-cell table:style-name="ce27" office:value-type="string">
            <text:p>working memory</text:p>
          </table:table-cell>
          <table:table-cell table:style-name="ce28" office:value-type="string">
            <text:p>SD</text:p>
          </table:table-cell>
          <table:table-cell table:style-name="ce29" office:value-type="string">
            <text:p>M23(T/T),M24(A/A)</text:p>
          </table:table-cell>
          <table:table-cell table:style-name="ce29" office:value-type="float" office:value="88.0">
            <text:p>88</text:p>
          </table:table-cell>
          <table:table-cell table:style-name="ce29" office:value-type="float" office:value="19.09">
            <text:p>19.09</text:p>
          </table:table-cell>
          <table:table-cell table:style-name="ce29" office:value-type="float" office:value="2.88">
            <text:p>2.88</text:p>
          </table:table-cell>
          <table:table-cell table:style-name="ce25" office:value-type="string">
            <text:p>M23(T/C)/M24(T/A),M23(C/C)/M24(T/A),M23(T/C)/M24(T/T)</text:p>
          </table:table-cell>
          <table:table-cell table:style-name="ce25" office:value-type="float" office:value="231.0">
            <text:p>231</text:p>
          </table:table-cell>
          <table:table-cell table:style-name="ce25" office:value-type="float" office:value="18.82">
            <text:p>18.82</text:p>
          </table:table-cell>
          <table:table-cell table:style-name="ce25" office:value-type="float" office:value="3.12">
            <text:p>3.12</text:p>
          </table:table-cell>
          <table:table-cell table:style-name="ce30" office:value-type="string">
            <text:p>M23(C/C),M24(T/T)</text:p>
          </table:table-cell>
          <table:table-cell table:style-name="ce30" office:value-type="float" office:value="104.0">
            <text:p>104</text:p>
          </table:table-cell>
          <table:table-cell table:style-name="ce30" office:value-type="float" office:value="19.62">
            <text:p>19.62</text:p>
          </table:table-cell>
          <table:table-cell table:style-name="ce30" office:value-type="float" office:value="2.6">
            <text:p>2.6</text:p>
          </table:table-cell>
          <table:table-cell table:style-name="ce29" office:value-type="string">
            <text:p>F-test</text:p>
          </table:table-cell>
          <table:table-cell table:style-name="ce29" office:value-type="float" office:value="2.585">
            <text:p>2.585</text:p>
          </table:table-cell>
          <table:table-cell table:style-name="ce29" office:value-type="float" office:value="0.077">
            <text:p>0.077</text:p>
          </table:table-cell>
          <table:table-cell table:style-name="ce29" office:value-type="string">
            <text:p>no</text:p>
          </table:table-cell>
          <table:table-cell table:style-name="cf1" table:formula="of:=([L471]-[P471])/SQRT((((([M471]^2)*([K471]-1))+(([Q471]^2)*([O471]-1)))/([K471]+[O471])))"/>
          <table:table-cell table:style-name="cf1" table:formula="of:=([L471]-[T471])/SQRT((((([M471]^2)*([K471]-1))+(([U471]^2)*([S471]-1)))/([K471]+[S471])))"/>
          <table:table-cell table:style-name="cf1" table:formula="of:=([P471]-[T471])/SQRT((((([Q471]^2)*([O471]-1))+(([U471]^2)*([S471]-1)))/([O471]+[S471])))"/>
          <table:table-cell table:style-name="ce32"/>
          <table:table-cell table:style-name="ce33" office:value-type="string">
            <text:p>Wechsler D: Wechsler Memory Scale: Administration and Scoring Manual. The Psychological Corporation: Harcourt Brace &amp; Co,San Antonio TX; 1997.</text:p>
          </table:table-cell>
          <table:table-cell table:style-name="ce29" office:value-type="string">
            <text:p>ANOVA; f-test</text:p>
          </table:table-cell>
          <table:table-cell table:style-name="ce23" table:formula="of:=ROUND(([L471]-((1.96*[M471])/SQRT([K471])));3)"/>
          <table:table-cell table:style-name="ce23" table:formula="of:=ROUND(([L471]+((1.96*[M471])/SQRT([K471])));3)"/>
          <table:table-cell table:style-name="ce23" table:formula="of:=ROUND(([P471]-((1.96*[Q471])/SQRT([O471])));3)"/>
          <table:table-cell table:style-name="ce23" table:formula="of:=ROUND(([P471]+((1.96*[Q471])/SQRT([O471])));3)"/>
          <table:table-cell table:style-name="ce23" table:formula="of:=ROUND(([T471]-((1.96*[U471])/SQRT([S471])));3)"/>
          <table:table-cell table:style-name="ce23" table:formula="of:=ROUND(([T471]+((1.96*[U471])/SQRT([S471])));3)"/>
          <table:table-cell table:number-columns-repeated="987"/>
        </table:table-row>
        <table:table-row table:style-name="ro11">
          <table:table-cell table:style-name="ce24" office:value-type="string">
            <text:p>Andrew</text:p>
          </table:table-cell>
          <table:table-cell table:style-name="ce25" office:value-type="string">
            <text:p>1471-244x-9-50.pdf</text:p>
          </table:table-cell>
          <table:table-cell table:style-name="ce25" office:value-type="float" office:value="1.9778423E7">
            <text:p>19778423</text:p>
          </table:table-cell>
          <table:table-cell table:style-name="ce26" office:value-type="string">
            <text:p>G72</text:p>
          </table:table-cell>
          <table:table-cell table:style-name="ce26" office:value-type="string">
            <text:p>rs1421292 </text:p>
          </table:table-cell>
          <table:table-cell table:style-name="ce26" office:value-type="string">
            <text:p>WMS</text:p>
          </table:table-cell>
          <table:table-cell table:style-name="ce26" office:value-type="string">
            <text:p>Spatial span</text:p>
          </table:table-cell>
          <table:table-cell table:style-name="ce27" office:value-type="string">
            <text:p>working memory</text:p>
          </table:table-cell>
          <table:table-cell table:style-name="ce28" office:value-type="string">
            <text:p>SD</text:p>
          </table:table-cell>
          <table:table-cell table:style-name="ce29" office:value-type="string">
            <text:p>M24(A/A)</text:p>
          </table:table-cell>
          <table:table-cell table:style-name="ce29" office:value-type="float" office:value="88.0">
            <text:p>88</text:p>
          </table:table-cell>
          <table:table-cell table:style-name="ce29" office:value-type="float" office:value="19.09">
            <text:p>19.09</text:p>
          </table:table-cell>
          <table:table-cell table:style-name="ce29" office:value-type="float" office:value="2.88">
            <text:p>2.88</text:p>
          </table:table-cell>
          <table:table-cell table:style-name="ce25" office:value-type="string">
            <text:p>M24(A/T)</text:p>
          </table:table-cell>
          <table:table-cell table:style-name="ce25" office:value-type="float" office:value="220.0">
            <text:p>220</text:p>
          </table:table-cell>
          <table:table-cell table:style-name="ce25" office:value-type="float" office:value="18.84">
            <text:p>18.84</text:p>
          </table:table-cell>
          <table:table-cell table:style-name="ce25" office:value-type="float" office:value="3.15">
            <text:p>3.15</text:p>
          </table:table-cell>
          <table:table-cell table:style-name="ce30" office:value-type="string">
            <text:p>M24(T/T)</text:p>
          </table:table-cell>
          <table:table-cell table:style-name="ce30" office:value-type="float" office:value="115.0">
            <text:p>115</text:p>
          </table:table-cell>
          <table:table-cell table:style-name="ce30" office:value-type="float" office:value="19.5">
            <text:p>19.5</text:p>
          </table:table-cell>
          <table:table-cell table:style-name="ce30" office:value-type="float" office:value="2.62">
            <text:p>2.62</text:p>
          </table:table-cell>
          <table:table-cell table:style-name="ce29" office:value-type="string">
            <text:p>F-test</text:p>
          </table:table-cell>
          <table:table-cell table:style-name="ce29" office:value-type="float" office:value="1.9">
            <text:p>1.9</text:p>
          </table:table-cell>
          <table:table-cell table:style-name="ce29" office:value-type="float" office:value="0.151">
            <text:p>0.151</text:p>
          </table:table-cell>
          <table:table-cell table:style-name="ce29" office:value-type="string">
            <text:p>no</text:p>
          </table:table-cell>
          <table:table-cell table:style-name="cf1" table:formula="of:=([L472]-[P472])/SQRT((((([M472]^2)*([K472]-1))+(([Q472]^2)*([O472]-1)))/([K472]+[O472])))"/>
          <table:table-cell table:style-name="cf1" table:formula="of:=([L472]-[T472])/SQRT((((([M472]^2)*([K472]-1))+(([U472]^2)*([S472]-1)))/([K472]+[S472])))"/>
          <table:table-cell table:style-name="cf1" table:formula="of:=([P472]-[T472])/SQRT((((([Q472]^2)*([O472]-1))+(([U472]^2)*([S472]-1)))/([O472]+[S472])))"/>
          <table:table-cell table:style-name="ce32"/>
          <table:table-cell table:style-name="ce33" office:value-type="string">
            <text:p>Wechsler D: Wechsler Memory Scale: Administration and Scoring Manual. The Psychological Corporation: Harcourt Brace &amp; Co,San Antonio TX; 1997.</text:p>
          </table:table-cell>
          <table:table-cell table:style-name="ce29" office:value-type="string">
            <text:p>ANOVA; f-test</text:p>
          </table:table-cell>
          <table:table-cell table:style-name="ce23" table:formula="of:=ROUND(([L472]-((1.96*[M472])/SQRT([K472])));3)"/>
          <table:table-cell table:style-name="ce23" table:formula="of:=ROUND(([L472]+((1.96*[M472])/SQRT([K472])));3)"/>
          <table:table-cell table:style-name="ce23" table:formula="of:=ROUND(([P472]-((1.96*[Q472])/SQRT([O472])));3)"/>
          <table:table-cell table:style-name="ce23" table:formula="of:=ROUND(([P472]+((1.96*[Q472])/SQRT([O472])));3)"/>
          <table:table-cell table:style-name="ce23" table:formula="of:=ROUND(([T472]-((1.96*[U472])/SQRT([S472])));3)"/>
          <table:table-cell table:style-name="ce23" table:formula="of:=ROUND(([T472]+((1.96*[U472])/SQRT([S472])));3)"/>
          <table:table-cell table:number-columns-repeated="987"/>
        </table:table-row>
        <table:table-row table:style-name="ro11">
          <table:table-cell table:style-name="ce24" office:value-type="string">
            <text:p>Andrew</text:p>
          </table:table-cell>
          <table:table-cell table:style-name="ce25" office:value-type="string">
            <text:p>1471-244x-9-50.pdf</text:p>
          </table:table-cell>
          <table:table-cell table:style-name="ce25" office:value-type="float" office:value="1.9778423E7">
            <text:p>19778423</text:p>
          </table:table-cell>
          <table:table-cell table:style-name="ce26" office:value-type="string">
            <text:p>G72</text:p>
          </table:table-cell>
          <table:table-cell table:style-name="ce26" office:value-type="string">
            <text:p>rs3918342 </text:p>
          </table:table-cell>
          <table:table-cell table:style-name="ce26" office:value-type="string">
            <text:p>WMS</text:p>
          </table:table-cell>
          <table:table-cell table:style-name="ce26" office:value-type="string">
            <text:p>Spatial span</text:p>
          </table:table-cell>
          <table:table-cell table:style-name="ce27" office:value-type="string">
            <text:p>working memory</text:p>
          </table:table-cell>
          <table:table-cell table:style-name="ce28" office:value-type="string">
            <text:p>SD</text:p>
          </table:table-cell>
          <table:table-cell table:style-name="ce29" office:value-type="string">
            <text:p>M23(T/T)</text:p>
          </table:table-cell>
          <table:table-cell table:style-name="ce29" office:value-type="float" office:value="95.0">
            <text:p>95</text:p>
          </table:table-cell>
          <table:table-cell table:style-name="ce29" office:value-type="float" office:value="19.19">
            <text:p>19.19</text:p>
          </table:table-cell>
          <table:table-cell table:style-name="ce29" office:value-type="float" office:value="2.85">
            <text:p>2.85</text:p>
          </table:table-cell>
          <table:table-cell table:style-name="ce25" office:value-type="string">
            <text:p>M23(T/C)</text:p>
          </table:table-cell>
          <table:table-cell table:style-name="ce25" office:value-type="float" office:value="221.0">
            <text:p>221</text:p>
          </table:table-cell>
          <table:table-cell table:style-name="ce25" office:value-type="float" office:value="18.8">
            <text:p>18.8</text:p>
          </table:table-cell>
          <table:table-cell table:style-name="ce25" office:value-type="float" office:value="3.14">
            <text:p>3.14</text:p>
          </table:table-cell>
          <table:table-cell table:style-name="ce30" office:value-type="string">
            <text:p>M23(C/C)</text:p>
          </table:table-cell>
          <table:table-cell table:style-name="ce30" office:value-type="float" office:value="107.0">
            <text:p>107</text:p>
          </table:table-cell>
          <table:table-cell table:style-name="ce30" office:value-type="float" office:value="19.53">
            <text:p>19.53</text:p>
          </table:table-cell>
          <table:table-cell table:style-name="ce30" office:value-type="float" office:value="2.65">
            <text:p>2.65</text:p>
          </table:table-cell>
          <table:table-cell table:style-name="ce29" office:value-type="string">
            <text:p>F-test</text:p>
          </table:table-cell>
          <table:table-cell table:style-name="ce29" office:value-type="float" office:value="2.304">
            <text:p>2.304</text:p>
          </table:table-cell>
          <table:table-cell table:style-name="ce29" office:value-type="float" office:value="0.101">
            <text:p>0.101</text:p>
          </table:table-cell>
          <table:table-cell table:style-name="ce29" office:value-type="string">
            <text:p>no</text:p>
          </table:table-cell>
          <table:table-cell table:style-name="cf1" table:formula="of:=([L473]-[P473])/SQRT((((([M473]^2)*([K473]-1))+(([Q473]^2)*([O473]-1)))/([K473]+[O473])))"/>
          <table:table-cell table:style-name="cf1" table:formula="of:=([L473]-[T473])/SQRT((((([M473]^2)*([K473]-1))+(([U473]^2)*([S473]-1)))/([K473]+[S473])))"/>
          <table:table-cell table:style-name="cf1" table:formula="of:=([P473]-[T473])/SQRT((((([Q473]^2)*([O473]-1))+(([U473]^2)*([S473]-1)))/([O473]+[S473])))"/>
          <table:table-cell table:style-name="ce32"/>
          <table:table-cell table:style-name="ce33" office:value-type="string">
            <text:p>Wechsler D: Wechsler Memory Scale: Administration and Scoring Manual. The Psychological Corporation: Harcourt Brace &amp; Co,San Antonio TX; 1997.</text:p>
          </table:table-cell>
          <table:table-cell table:style-name="ce29" office:value-type="string">
            <text:p>ANOVA; f-test</text:p>
          </table:table-cell>
          <table:table-cell table:style-name="ce23" table:formula="of:=ROUND(([L473]-((1.96*[M473])/SQRT([K473])));3)"/>
          <table:table-cell table:style-name="ce23" table:formula="of:=ROUND(([L473]+((1.96*[M473])/SQRT([K473])));3)"/>
          <table:table-cell table:style-name="ce23" table:formula="of:=ROUND(([P473]-((1.96*[Q473])/SQRT([O473])));3)"/>
          <table:table-cell table:style-name="ce23" table:formula="of:=ROUND(([P473]+((1.96*[Q473])/SQRT([O473])));3)"/>
          <table:table-cell table:style-name="ce23" table:formula="of:=ROUND(([T473]-((1.96*[U473])/SQRT([S473])));3)"/>
          <table:table-cell table:style-name="ce23" table:formula="of:=ROUND(([T473]+((1.96*[U473])/SQRT([S473])));3)"/>
          <table:table-cell table:number-columns-repeated="987"/>
        </table:table-row>
        <table:table-row table:style-name="ro1">
          <table:table-cell table:style-name="ce24" office:value-type="string">
            <text:p>Nic</text:p>
          </table:table-cell>
          <table:table-cell table:style-name="ce25" office:value-type="string">
            <text:p>S146114570800905Xa.pdf</text:p>
          </table:table-cell>
          <table:table-cell table:style-name="ce25" office:value-type="float" office:value="1.8611292E7">
            <text:p>18611292</text:p>
          </table:table-cell>
          <table:table-cell table:style-name="ce26" office:value-type="string">
            <text:p>HTR2A</text:p>
          </table:table-cell>
          <table:table-cell table:style-name="ce26" office:value-type="string">
            <text:p>rs6314</text:p>
          </table:table-cell>
          <table:table-cell table:style-name="ce26" office:value-type="string">
            <text:p>Digit span forward/backward </text:p>
          </table:table-cell>
          <table:table-cell table:style-name="ce26" office:value-type="string">
            <text:p>Attention/executive functions</text:p>
          </table:table-cell>
          <table:table-cell table:style-name="ce27" office:value-type="string">
            <text:p>working memory</text:p>
          </table:table-cell>
          <table:table-cell table:style-name="ce28" office:value-type="string">
            <text:p>SD</text:p>
          </table:table-cell>
          <table:table-cell table:style-name="ce29" office:value-type="string">
            <text:p>C/C</text:p>
          </table:table-cell>
          <table:table-cell table:style-name="ce29" office:value-type="float" office:value="113.0">
            <text:p>113</text:p>
          </table:table-cell>
          <table:table-cell table:style-name="ce29" office:value-type="float" office:value="15.2">
            <text:p>15.2</text:p>
          </table:table-cell>
          <table:table-cell table:style-name="ce29" office:value-type="float" office:value="4.0">
            <text:p>4</text:p>
          </table:table-cell>
          <table:table-cell table:style-name="ce25" office:value-type="string">
            <text:p>C/T</text:p>
          </table:table-cell>
          <table:table-cell table:style-name="ce25" office:value-type="float" office:value="20.0">
            <text:p>20</text:p>
          </table:table-cell>
          <table:table-cell table:style-name="ce25" office:value-type="float" office:value="14.3">
            <text:p>14.3</text:p>
          </table:table-cell>
          <table:table-cell table:style-name="ce25" office:value-type="float" office:value="2.8">
            <text:p>2.8</text:p>
          </table:table-cell>
          <table:table-cell table:number-columns-repeated="4" table:style-name="ce30"/>
          <table:table-cell table:style-name="ce29" office:value-type="string">
            <text:p>T-test</text:p>
          </table:table-cell>
          <table:table-cell table:style-name="ce29" office:value-type="float" office:value="-0.94">
            <text:p>-0.94</text:p>
          </table:table-cell>
          <table:table-cell table:style-name="ce29" office:value-type="float" office:value="0.209">
            <text:p>0.209</text:p>
          </table:table-cell>
          <table:table-cell table:style-name="ce29" office:value-type="string">
            <text:p>no</text:p>
          </table:table-cell>
          <table:table-cell table:style-name="cf1" table:formula="of:=([L474]-[P474])/SQRT((((([M474]^2)*([K474]-1))+(([Q474]^2)*([O474]-1)))/([K474]+[O474])))"/>
          <table:table-cell table:style-name="cf1"/>
          <table:table-cell table:style-name="cf1"/>
          <table:table-cell table:style-name="ce32"/>
          <table:table-cell table:style-name="ce33"/>
          <table:table-cell table:style-name="ce29" office:value-type="string">
            <text:p>T-test</text:p>
          </table:table-cell>
          <table:table-cell table:style-name="ce23" table:formula="of:=ROUND(([L474]-((1.96*[M474])/SQRT([K474])));3)"/>
          <table:table-cell table:style-name="ce23" table:formula="of:=ROUND(([L474]+((1.96*[M474])/SQRT([K474])));3)"/>
          <table:table-cell table:style-name="ce23" table:formula="of:=ROUND(([P474]-((1.96*[Q474])/SQRT([O474])));3)"/>
          <table:table-cell table:style-name="ce23" table:formula="of:=ROUND(([P474]+((1.96*[Q474])/SQRT([O474])));3)"/>
          <table:table-cell table:number-columns-repeated="989"/>
        </table:table-row>
        <table:table-row table:style-name="ro9">
          <table:table-cell table:style-name="ce24" office:value-type="string">
            <text:p>Nic</text:p>
          </table:table-cell>
          <table:table-cell table:style-name="ce25" office:value-type="string">
            <text:p>sdarticle (5)r.pdf</text:p>
          </table:table-cell>
          <table:table-cell table:style-name="ce25" office:value-type="float" office:value="1.9013689E7">
            <text:p>19013689</text:p>
          </table:table-cell>
          <table:table-cell table:style-name="ce26" office:value-type="string">
            <text:p>IL1B</text:p>
          </table:table-cell>
          <table:table-cell table:style-name="ce26" office:value-type="string">
            <text:p>rs16944</text:p>
          </table:table-cell>
          <table:table-cell table:style-name="ce26" office:value-type="string">
            <text:p>CASI C-2.0</text:p>
          </table:table-cell>
          <table:table-cell table:style-name="ce26" office:value-type="string">
            <text:p>Concentration/mental manipulation</text:p>
          </table:table-cell>
          <table:table-cell table:style-name="ce27" office:value-type="string">
            <text:p>working memory</text:p>
          </table:table-cell>
          <table:table-cell table:style-name="ce28" office:value-type="string">
            <text:p>SD</text:p>
          </table:table-cell>
          <table:table-cell table:style-name="ce29" office:value-type="string">
            <text:p>C/C</text:p>
          </table:table-cell>
          <table:table-cell table:style-name="ce29" office:value-type="float" office:value="39.0">
            <text:p>39</text:p>
          </table:table-cell>
          <table:table-cell table:style-name="ce29" office:value-type="float" office:value="8.2">
            <text:p>8.2</text:p>
          </table:table-cell>
          <table:table-cell table:style-name="ce29" office:value-type="float" office:value="1.5">
            <text:p>1.5</text:p>
          </table:table-cell>
          <table:table-cell table:style-name="ce25" office:value-type="string">
            <text:p>C/T</text:p>
          </table:table-cell>
          <table:table-cell table:style-name="ce25" office:value-type="float" office:value="85.0">
            <text:p>85</text:p>
          </table:table-cell>
          <table:table-cell table:style-name="ce25" office:value-type="float" office:value="7.6">
            <text:p>7.6</text:p>
          </table:table-cell>
          <table:table-cell table:style-name="ce25" office:value-type="float" office:value="2.0">
            <text:p>2</text:p>
          </table:table-cell>
          <table:table-cell table:style-name="ce30" office:value-type="string">
            <text:p>T/T</text:p>
          </table:table-cell>
          <table:table-cell table:style-name="ce30" office:value-type="float" office:value="37.0">
            <text:p>37</text:p>
          </table:table-cell>
          <table:table-cell table:style-name="ce30" office:value-type="float" office:value="7.5">
            <text:p>7.5</text:p>
          </table:table-cell>
          <table:table-cell table:style-name="ce30" office:value-type="float" office:value="1.6">
            <text:p>1.6</text:p>
          </table:table-cell>
          <table:table-cell table:number-columns-repeated="2" table:style-name="ce29"/>
          <table:table-cell table:style-name="ce29" office:value-type="float" office:value="0.123">
            <text:p>0.123</text:p>
          </table:table-cell>
          <table:table-cell table:style-name="ce29" office:value-type="string">
            <text:p>no</text:p>
          </table:table-cell>
          <table:table-cell table:style-name="cf1" table:formula="of:=([L475]-[P475])/SQRT((((([M475]^2)*([K475]-1))+(([Q475]^2)*([O475]-1)))/([K475]+[O475])))"/>
          <table:table-cell table:style-name="cf1" table:formula="of:=([L475]-[T475])/SQRT((((([M475]^2)*([K475]-1))+(([U475]^2)*([S475]-1)))/([K475]+[S475])))"/>
          <table:table-cell table:style-name="cf1" table:formula="of:=([P475]-[T475])/SQRT((((([Q475]^2)*([O475]-1))+(([U475]^2)*([S475]-1)))/([O475]+[S475])))"/>
          <table:table-cell table:style-name="ce32" office:value-type="string">
            <text:p>C-511T → IL1B</text:p>
          </table:table-cell>
          <table:table-cell table:style-name="ce33" office:value-type="string">
            <text:p>Teng,E.L.,Hasegawa,K.,Homma,A.,Imai,Y.,Larson,E.,Graves,A.,Sugimoto,K.,Yamaguchi,T.,Sasaki,H.,Chiu,D.,White,L.R.,1994. The Cognitive Abilities Screening Instrument (CASI): a practical test or</text:p>
            <text:p>cross-cultural epidemiological studies of dementia. Int. Psychogeriatr. 6,45–58.</text:p>
            <text:p/>
          </table:table-cell>
          <table:table-cell table:style-name="ce29"/>
          <table:table-cell table:style-name="ce23" table:formula="of:=ROUND(([L475]-((1.96*[M475])/SQRT([K475])));3)"/>
          <table:table-cell table:style-name="ce23" table:formula="of:=ROUND(([L475]+((1.96*[M475])/SQRT([K475])));3)"/>
          <table:table-cell table:style-name="ce23" table:formula="of:=ROUND(([P475]-((1.96*[Q475])/SQRT([O475])));3)"/>
          <table:table-cell table:style-name="ce23" table:formula="of:=ROUND(([P475]+((1.96*[Q475])/SQRT([O475])));3)"/>
          <table:table-cell table:style-name="ce23" table:formula="of:=ROUND(([T475]-((1.96*[U475])/SQRT([S475])));3)"/>
          <table:table-cell table:style-name="ce23" table:formula="of:=ROUND(([T475]+((1.96*[U475])/SQRT([S475])));3)"/>
          <table:table-cell table:number-columns-repeated="987"/>
        </table:table-row>
        <table:table-row table:style-name="ro9">
          <table:table-cell table:style-name="ce24" office:value-type="string">
            <text:p>Nic</text:p>
          </table:table-cell>
          <table:table-cell table:style-name="ce25" office:value-type="string">
            <text:p>sdarticle (5)r.pdf</text:p>
          </table:table-cell>
          <table:table-cell table:style-name="ce25" office:value-type="float" office:value="1.9013689E7">
            <text:p>19013689</text:p>
          </table:table-cell>
          <table:table-cell table:style-name="ce26" office:value-type="string">
            <text:p>IL1B</text:p>
          </table:table-cell>
          <table:table-cell table:style-name="ce26" office:value-type="string">
            <text:p>rs16944</text:p>
          </table:table-cell>
          <table:table-cell table:style-name="ce26" office:value-type="string">
            <text:p>CASI C-2.0</text:p>
          </table:table-cell>
          <table:table-cell table:style-name="ce26" office:value-type="string">
            <text:p>Short-term memory</text:p>
          </table:table-cell>
          <table:table-cell table:style-name="ce27" office:value-type="string">
            <text:p>working memory</text:p>
          </table:table-cell>
          <table:table-cell table:style-name="ce28" office:value-type="string">
            <text:p>SD</text:p>
          </table:table-cell>
          <table:table-cell table:style-name="ce29" office:value-type="string">
            <text:p>C/C</text:p>
          </table:table-cell>
          <table:table-cell table:style-name="ce29" office:value-type="float" office:value="39.0">
            <text:p>39</text:p>
          </table:table-cell>
          <table:table-cell table:style-name="ce29" office:value-type="float" office:value="10.1">
            <text:p>10.1</text:p>
          </table:table-cell>
          <table:table-cell table:style-name="ce29" office:value-type="float" office:value="1.8">
            <text:p>1.8</text:p>
          </table:table-cell>
          <table:table-cell table:style-name="ce25" office:value-type="string">
            <text:p>C/T</text:p>
          </table:table-cell>
          <table:table-cell table:style-name="ce25" office:value-type="float" office:value="85.0">
            <text:p>85</text:p>
          </table:table-cell>
          <table:table-cell table:style-name="ce25" office:value-type="float" office:value="10.0">
            <text:p>10</text:p>
          </table:table-cell>
          <table:table-cell table:style-name="ce25" office:value-type="float" office:value="1.6">
            <text:p>1.6</text:p>
          </table:table-cell>
          <table:table-cell table:style-name="ce30" office:value-type="string">
            <text:p>T/T</text:p>
          </table:table-cell>
          <table:table-cell table:style-name="ce30" office:value-type="float" office:value="37.0">
            <text:p>37</text:p>
          </table:table-cell>
          <table:table-cell table:style-name="ce30" office:value-type="float" office:value="9.4">
            <text:p>9.4</text:p>
          </table:table-cell>
          <table:table-cell table:style-name="ce30" office:value-type="float" office:value="2.0">
            <text:p>2</text:p>
          </table:table-cell>
          <table:table-cell table:number-columns-repeated="2" table:style-name="ce29"/>
          <table:table-cell table:style-name="ce29" office:value-type="float" office:value="0.172">
            <text:p>0.172</text:p>
          </table:table-cell>
          <table:table-cell table:style-name="ce29" office:value-type="string">
            <text:p>no</text:p>
          </table:table-cell>
          <table:table-cell table:style-name="cf1" table:formula="of:=([L476]-[P476])/SQRT((((([M476]^2)*([K476]-1))+(([Q476]^2)*([O476]-1)))/([K476]+[O476])))"/>
          <table:table-cell table:style-name="cf1" table:formula="of:=([L476]-[T476])/SQRT((((([M476]^2)*([K476]-1))+(([U476]^2)*([S476]-1)))/([K476]+[S476])))"/>
          <table:table-cell table:style-name="cf1" table:formula="of:=([P476]-[T476])/SQRT((((([Q476]^2)*([O476]-1))+(([U476]^2)*([S476]-1)))/([O476]+[S476])))"/>
          <table:table-cell table:style-name="ce32" office:value-type="string">
            <text:p>C-511T → IL1B</text:p>
          </table:table-cell>
          <table:table-cell table:style-name="ce33" office:value-type="string">
            <text:p>Teng,E.L.,Hasegawa,K.,Homma,A.,Imai,Y.,Larson,E.,Graves,A.,Sugimoto,K.,Yamaguchi,T.,Sasaki,H.,Chiu,D.,White,L.R.,1994. The Cognitive Abilities Screening Instrument (CASI): a practical test or</text:p>
            <text:p>cross-cultural epidemiological studies of dementia. Int. Psychogeriatr. 6,45–58.</text:p>
            <text:p/>
          </table:table-cell>
          <table:table-cell table:style-name="ce29"/>
          <table:table-cell table:style-name="ce23" table:formula="of:=ROUND(([L476]-((1.96*[M476])/SQRT([K476])));3)"/>
          <table:table-cell table:style-name="ce23" table:formula="of:=ROUND(([L476]+((1.96*[M476])/SQRT([K476])));3)"/>
          <table:table-cell table:style-name="ce23" table:formula="of:=ROUND(([P476]-((1.96*[Q476])/SQRT([O476])));3)"/>
          <table:table-cell table:style-name="ce23" table:formula="of:=ROUND(([P476]+((1.96*[Q476])/SQRT([O476])));3)"/>
          <table:table-cell table:style-name="ce23" table:formula="of:=ROUND(([T476]-((1.96*[U476])/SQRT([S476])));3)"/>
          <table:table-cell table:style-name="ce23" table:formula="of:=ROUND(([T476]+((1.96*[U476])/SQRT([S476])));3)"/>
          <table:table-cell table:number-columns-repeated="987"/>
        </table:table-row>
        <table:table-row table:style-name="ro1">
          <table:table-cell table:style-name="ce24" office:value-type="string">
            <text:p>Nic</text:p>
          </table:table-cell>
          <table:table-cell table:style-name="ce25" office:value-type="string">
            <text:p>sdarticle (5)r.pdf</text:p>
          </table:table-cell>
          <table:table-cell table:style-name="ce25" office:value-type="float" office:value="1.9013689E7">
            <text:p>19013689</text:p>
          </table:table-cell>
          <table:table-cell table:style-name="ce26" office:value-type="string">
            <text:p>IL1B</text:p>
          </table:table-cell>
          <table:table-cell table:style-name="ce26" office:value-type="string">
            <text:p>rs16944</text:p>
          </table:table-cell>
          <table:table-cell table:style-name="ce26" office:value-type="string">
            <text:p>Wechsler digit span task</text:p>
          </table:table-cell>
          <table:table-cell table:style-name="ce26" office:value-type="string">
            <text:p>Backward</text:p>
          </table:table-cell>
          <table:table-cell table:style-name="ce27" office:value-type="string">
            <text:p>working memory</text:p>
          </table:table-cell>
          <table:table-cell table:style-name="ce28" office:value-type="string">
            <text:p>SD</text:p>
          </table:table-cell>
          <table:table-cell table:style-name="ce29" office:value-type="string">
            <text:p>C/C</text:p>
          </table:table-cell>
          <table:table-cell table:style-name="ce29" office:value-type="float" office:value="39.0">
            <text:p>39</text:p>
          </table:table-cell>
          <table:table-cell table:style-name="ce29" office:value-type="float" office:value="4.9">
            <text:p>4.9</text:p>
          </table:table-cell>
          <table:table-cell table:style-name="ce29" office:value-type="float" office:value="2.1">
            <text:p>2.1</text:p>
          </table:table-cell>
          <table:table-cell table:style-name="ce25" office:value-type="string">
            <text:p>C/T</text:p>
          </table:table-cell>
          <table:table-cell table:style-name="ce25" office:value-type="float" office:value="85.0">
            <text:p>85</text:p>
          </table:table-cell>
          <table:table-cell table:style-name="ce25" office:value-type="float" office:value="4.1">
            <text:p>4.1</text:p>
          </table:table-cell>
          <table:table-cell table:style-name="ce25" office:value-type="float" office:value="1.4">
            <text:p>1.4</text:p>
          </table:table-cell>
          <table:table-cell table:style-name="ce30" office:value-type="string">
            <text:p>T/T</text:p>
          </table:table-cell>
          <table:table-cell table:style-name="ce30" office:value-type="float" office:value="37.0">
            <text:p>37</text:p>
          </table:table-cell>
          <table:table-cell table:style-name="ce30" office:value-type="float" office:value="3.6">
            <text:p>3.6</text:p>
          </table:table-cell>
          <table:table-cell table:style-name="ce30" office:value-type="float" office:value="1.5">
            <text:p>1.5</text:p>
          </table:table-cell>
          <table:table-cell table:number-columns-repeated="2" table:style-name="ce29"/>
          <table:table-cell table:style-name="ce29" office:value-type="float" office:value="0.004">
            <text:p>0.004</text:p>
          </table:table-cell>
          <table:table-cell table:style-name="ce29" office:value-type="string">
            <text:p>yes</text:p>
          </table:table-cell>
          <table:table-cell table:style-name="cf1" table:formula="of:=([L477]-[P477])/SQRT((((([M477]^2)*([K477]-1))+(([Q477]^2)*([O477]-1)))/([K477]+[O477])))"/>
          <table:table-cell table:style-name="cf1" table:formula="of:=([L477]-[T477])/SQRT((((([M477]^2)*([K477]-1))+(([U477]^2)*([S477]-1)))/([K477]+[S477])))"/>
          <table:table-cell table:style-name="cf1" table:formula="of:=([P477]-[T477])/SQRT((((([Q477]^2)*([O477]-1))+(([U477]^2)*([S477]-1)))/([O477]+[S477])))"/>
          <table:table-cell table:style-name="ce32" office:value-type="string">
            <text:p>C-511T → IL1B</text:p>
          </table:table-cell>
          <table:table-cell table:style-name="ce33"/>
          <table:table-cell table:style-name="ce29"/>
          <table:table-cell table:style-name="ce23" table:formula="of:=ROUND(([L477]-((1.96*[M477])/SQRT([K477])));3)"/>
          <table:table-cell table:style-name="ce23" table:formula="of:=ROUND(([L477]+((1.96*[M477])/SQRT([K477])));3)"/>
          <table:table-cell table:style-name="ce23" table:formula="of:=ROUND(([P477]-((1.96*[Q477])/SQRT([O477])));3)"/>
          <table:table-cell table:style-name="ce23" table:formula="of:=ROUND(([P477]+((1.96*[Q477])/SQRT([O477])));3)"/>
          <table:table-cell table:style-name="ce23" table:formula="of:=ROUND(([T477]-((1.96*[U477])/SQRT([S477])));3)"/>
          <table:table-cell table:style-name="ce23" table:formula="of:=ROUND(([T477]+((1.96*[U477])/SQRT([S477])));3)"/>
          <table:table-cell table:number-columns-repeated="987"/>
        </table:table-row>
        <table:table-row table:style-name="ro1">
          <table:table-cell table:style-name="ce24" office:value-type="string">
            <text:p>Nic</text:p>
          </table:table-cell>
          <table:table-cell table:style-name="ce25" office:value-type="string">
            <text:p>sdarticle (5)r.pdf</text:p>
          </table:table-cell>
          <table:table-cell table:style-name="ce25" office:value-type="float" office:value="1.9013689E7">
            <text:p>19013689</text:p>
          </table:table-cell>
          <table:table-cell table:style-name="ce26" office:value-type="string">
            <text:p>IL1B</text:p>
          </table:table-cell>
          <table:table-cell table:style-name="ce26" office:value-type="string">
            <text:p>rs16944</text:p>
          </table:table-cell>
          <table:table-cell table:style-name="ce26" office:value-type="string">
            <text:p>Wechsler digit span task</text:p>
          </table:table-cell>
          <table:table-cell table:style-name="ce26" office:value-type="string">
            <text:p>Forward</text:p>
          </table:table-cell>
          <table:table-cell table:style-name="ce27" office:value-type="string">
            <text:p>working memory</text:p>
          </table:table-cell>
          <table:table-cell table:style-name="ce28" office:value-type="string">
            <text:p>SD</text:p>
          </table:table-cell>
          <table:table-cell table:style-name="ce29" office:value-type="string">
            <text:p>C/C</text:p>
          </table:table-cell>
          <table:table-cell table:style-name="ce29" office:value-type="float" office:value="39.0">
            <text:p>39</text:p>
          </table:table-cell>
          <table:table-cell table:style-name="ce29" office:value-type="float" office:value="9.5">
            <text:p>9.5</text:p>
          </table:table-cell>
          <table:table-cell table:style-name="ce29" office:value-type="float" office:value="2.6">
            <text:p>2.6</text:p>
          </table:table-cell>
          <table:table-cell table:style-name="ce25" office:value-type="string">
            <text:p>C/T</text:p>
          </table:table-cell>
          <table:table-cell table:style-name="ce25" office:value-type="float" office:value="85.0">
            <text:p>85</text:p>
          </table:table-cell>
          <table:table-cell table:style-name="ce25" office:value-type="float" office:value="9.0">
            <text:p>9</text:p>
          </table:table-cell>
          <table:table-cell table:style-name="ce25" office:value-type="float" office:value="2.4">
            <text:p>2.4</text:p>
          </table:table-cell>
          <table:table-cell table:style-name="ce30" office:value-type="string">
            <text:p>T/T</text:p>
          </table:table-cell>
          <table:table-cell table:style-name="ce30" office:value-type="float" office:value="37.0">
            <text:p>37</text:p>
          </table:table-cell>
          <table:table-cell table:style-name="ce30" office:value-type="float" office:value="9.2">
            <text:p>9.2</text:p>
          </table:table-cell>
          <table:table-cell table:style-name="ce30" office:value-type="float" office:value="2.2">
            <text:p>2.2</text:p>
          </table:table-cell>
          <table:table-cell table:number-columns-repeated="2" table:style-name="ce29"/>
          <table:table-cell table:style-name="ce29" office:value-type="float" office:value="0.621">
            <text:p>0.621</text:p>
          </table:table-cell>
          <table:table-cell table:style-name="ce29" office:value-type="string">
            <text:p>no</text:p>
          </table:table-cell>
          <table:table-cell table:style-name="cf1" table:formula="of:=([L478]-[P478])/SQRT((((([M478]^2)*([K478]-1))+(([Q478]^2)*([O478]-1)))/([K478]+[O478])))"/>
          <table:table-cell table:style-name="cf1" table:formula="of:=([L478]-[T478])/SQRT((((([M478]^2)*([K478]-1))+(([U478]^2)*([S478]-1)))/([K478]+[S478])))"/>
          <table:table-cell table:style-name="cf1" table:formula="of:=([P478]-[T478])/SQRT((((([Q478]^2)*([O478]-1))+(([U478]^2)*([S478]-1)))/([O478]+[S478])))"/>
          <table:table-cell table:style-name="ce32" office:value-type="string">
            <text:p>C-511T → IL1B</text:p>
          </table:table-cell>
          <table:table-cell table:style-name="ce33"/>
          <table:table-cell table:style-name="ce29"/>
          <table:table-cell table:style-name="ce23" table:formula="of:=ROUND(([L478]-((1.96*[M478])/SQRT([K478])));3)"/>
          <table:table-cell table:style-name="ce23" table:formula="of:=ROUND(([L478]+((1.96*[M478])/SQRT([K478])));3)"/>
          <table:table-cell table:style-name="ce23" table:formula="of:=ROUND(([P478]-((1.96*[Q478])/SQRT([O478])));3)"/>
          <table:table-cell table:style-name="ce23" table:formula="of:=ROUND(([P478]+((1.96*[Q478])/SQRT([O478])));3)"/>
          <table:table-cell table:style-name="ce23" table:formula="of:=ROUND(([T478]-((1.96*[U478])/SQRT([S478])));3)"/>
          <table:table-cell table:style-name="ce23" table:formula="of:=ROUND(([T478]+((1.96*[U478])/SQRT([S478])));3)"/>
          <table:table-cell table:number-columns-repeated="987"/>
        </table:table-row>
        <table:table-row table:style-name="ro3">
          <table:table-cell table:style-name="ce24" office:value-type="string">
            <text:p>Nic</text:p>
          </table:table-cell>
          <table:table-cell table:style-name="ce25"/>
          <table:table-cell table:style-name="ce25" office:value-type="float" office:value="1.837808E7">
            <text:p>18378080</text:p>
          </table:table-cell>
          <table:table-cell table:style-name="ce26" office:value-type="string">
            <text:p>KIBRA</text:p>
          </table:table-cell>
          <table:table-cell table:style-name="ce26" office:value-type="string">
            <text:p>rs17070145</text:p>
          </table:table-cell>
          <table:table-cell table:style-name="ce26" office:value-type="string">
            <text:p>Corsi tapping test</text:p>
          </table:table-cell>
          <table:table-cell table:style-name="ce26" office:value-type="string">
            <text:p>Score</text:p>
          </table:table-cell>
          <table:table-cell table:style-name="ce27" office:value-type="string">
            <text:p>working memory</text:p>
          </table:table-cell>
          <table:table-cell table:style-name="ce28" office:value-type="string">
            <text:p>SD</text:p>
          </table:table-cell>
          <table:table-cell table:style-name="ce29" office:value-type="string">
            <text:p>C/C</text:p>
          </table:table-cell>
          <table:table-cell table:style-name="ce29" office:value-type="float" office:value="30.0">
            <text:p>30</text:p>
          </table:table-cell>
          <table:table-cell table:style-name="ce29" office:value-type="float" office:value="4.5">
            <text:p>4.5</text:p>
          </table:table-cell>
          <table:table-cell table:style-name="ce29" office:value-type="float" office:value="2.5">
            <text:p>2.5</text:p>
          </table:table-cell>
          <table:table-cell table:style-name="ce25" office:value-type="string">
            <text:p>C/C,C/T</text:p>
          </table:table-cell>
          <table:table-cell table:style-name="ce25" office:value-type="float" office:value="40.0">
            <text:p>40</text:p>
          </table:table-cell>
          <table:table-cell table:style-name="ce25" office:value-type="float" office:value="4.2">
            <text:p>4.2</text:p>
          </table:table-cell>
          <table:table-cell table:style-name="ce25" office:value-type="float" office:value="1.4">
            <text:p>1.4</text:p>
          </table:table-cell>
          <table:table-cell table:number-columns-repeated="4" table:style-name="ce30"/>
          <table:table-cell table:number-columns-repeated="2" table:style-name="ce29"/>
          <table:table-cell table:style-name="ce29" office:value-type="float" office:value="0.5">
            <text:p>0.5</text:p>
          </table:table-cell>
          <table:table-cell table:style-name="ce29"/>
          <table:table-cell table:style-name="cf1" table:formula="of:=([L479]-[P479])/SQRT((((([M479]^2)*([K479]-1))+(([Q479]^2)*([O479]-1)))/([K479]+[O479])))"/>
          <table:table-cell table:style-name="cf1"/>
          <table:table-cell table:style-name="cf1"/>
          <table:table-cell table:style-name="ce32"/>
          <table:table-cell table:style-name="ce33"/>
          <table:table-cell table:style-name="ce29"/>
          <table:table-cell table:style-name="ce23" table:formula="of:=ROUND(([L479]-((1.96*[M479])/SQRT([K479])));3)"/>
          <table:table-cell table:style-name="ce23" table:formula="of:=ROUND(([L479]+((1.96*[M479])/SQRT([K479])));3)"/>
          <table:table-cell table:style-name="ce23" table:formula="of:=ROUND(([P479]-((1.96*[Q479])/SQRT([O479])));3)"/>
          <table:table-cell table:style-name="ce23" table:formula="of:=ROUND(([P479]+((1.96*[Q479])/SQRT([O479])));3)"/>
          <table:table-cell table:number-columns-repeated="989"/>
        </table:table-row>
        <table:table-row table:style-name="ro3">
          <table:table-cell table:style-name="ce24" office:value-type="string">
            <text:p>Nic</text:p>
          </table:table-cell>
          <table:table-cell table:style-name="ce25"/>
          <table:table-cell table:style-name="ce25" office:value-type="float" office:value="1.837808E7">
            <text:p>18378080</text:p>
          </table:table-cell>
          <table:table-cell table:style-name="ce26" office:value-type="string">
            <text:p>KIBRA</text:p>
          </table:table-cell>
          <table:table-cell table:style-name="ce26" office:value-type="string">
            <text:p>rs17070145</text:p>
          </table:table-cell>
          <table:table-cell table:style-name="ce26" office:value-type="string">
            <text:p>Digit span</text:p>
          </table:table-cell>
          <table:table-cell table:style-name="ce26" office:value-type="string">
            <text:p>Score</text:p>
          </table:table-cell>
          <table:table-cell table:style-name="ce27" office:value-type="string">
            <text:p>working memory</text:p>
          </table:table-cell>
          <table:table-cell table:style-name="ce28" office:value-type="string">
            <text:p>SD</text:p>
          </table:table-cell>
          <table:table-cell table:style-name="ce29" office:value-type="string">
            <text:p>C/C</text:p>
          </table:table-cell>
          <table:table-cell table:style-name="ce29" office:value-type="float" office:value="30.0">
            <text:p>30</text:p>
          </table:table-cell>
          <table:table-cell table:style-name="ce29" office:value-type="float" office:value="5.3">
            <text:p>5.3</text:p>
          </table:table-cell>
          <table:table-cell table:style-name="ce29" office:value-type="float" office:value="1.0">
            <text:p>1</text:p>
          </table:table-cell>
          <table:table-cell table:style-name="ce25" office:value-type="string">
            <text:p>C/C,C/T</text:p>
          </table:table-cell>
          <table:table-cell table:style-name="ce25" office:value-type="float" office:value="40.0">
            <text:p>40</text:p>
          </table:table-cell>
          <table:table-cell table:style-name="ce25" office:value-type="float" office:value="5.0">
            <text:p>5</text:p>
          </table:table-cell>
          <table:table-cell table:style-name="ce25" office:value-type="float" office:value="1.0">
            <text:p>1</text:p>
          </table:table-cell>
          <table:table-cell table:number-columns-repeated="4" table:style-name="ce30"/>
          <table:table-cell table:number-columns-repeated="2" table:style-name="ce29"/>
          <table:table-cell table:style-name="ce29" office:value-type="float" office:value="0.3">
            <text:p>0.3</text:p>
          </table:table-cell>
          <table:table-cell table:style-name="ce29"/>
          <table:table-cell table:style-name="cf1" table:formula="of:=([L480]-[P480])/SQRT((((([M480]^2)*([K480]-1))+(([Q480]^2)*([O480]-1)))/([K480]+[O480])))"/>
          <table:table-cell table:style-name="cf1"/>
          <table:table-cell table:style-name="cf1"/>
          <table:table-cell table:style-name="ce32"/>
          <table:table-cell table:style-name="ce33"/>
          <table:table-cell table:style-name="ce29"/>
          <table:table-cell table:style-name="ce23" table:formula="of:=ROUND(([L480]-((1.96*[M480])/SQRT([K480])));3)"/>
          <table:table-cell table:style-name="ce23" table:formula="of:=ROUND(([L480]+((1.96*[M480])/SQRT([K480])));3)"/>
          <table:table-cell table:style-name="ce23" table:formula="of:=ROUND(([P480]-((1.96*[Q480])/SQRT([O480])));3)"/>
          <table:table-cell table:style-name="ce23" table:formula="of:=ROUND(([P480]+((1.96*[Q480])/SQRT([O480])));3)"/>
          <table:table-cell table:number-columns-repeated="989"/>
        </table:table-row>
        <table:table-row table:style-name="ro1">
          <table:table-cell table:style-name="ce24" office:value-type="string">
            <text:p>Nic</text:p>
          </table:table-cell>
          <table:table-cell table:style-name="ce25"/>
          <table:table-cell table:style-name="ce25" office:value-type="float" office:value="1.837808E7">
            <text:p>18378080</text:p>
          </table:table-cell>
          <table:table-cell table:style-name="ce26" office:value-type="string">
            <text:p>KIBRA</text:p>
          </table:table-cell>
          <table:table-cell table:style-name="ce26" office:value-type="string">
            <text:p>rs17070145</text:p>
          </table:table-cell>
          <table:table-cell table:style-name="ce26" office:value-type="string">
            <text:p>Short story delayed recall</text:p>
          </table:table-cell>
          <table:table-cell table:style-name="ce26" office:value-type="string">
            <text:p>Score</text:p>
          </table:table-cell>
          <table:table-cell table:style-name="ce27" office:value-type="string">
            <text:p>working memory</text:p>
          </table:table-cell>
          <table:table-cell table:style-name="ce28" office:value-type="string">
            <text:p>SD</text:p>
          </table:table-cell>
          <table:table-cell table:style-name="ce29" office:value-type="string">
            <text:p>C/C</text:p>
          </table:table-cell>
          <table:table-cell table:style-name="ce29" office:value-type="float" office:value="30.0">
            <text:p>30</text:p>
          </table:table-cell>
          <table:table-cell table:style-name="ce29" office:value-type="float" office:value="16.3">
            <text:p>16.3</text:p>
          </table:table-cell>
          <table:table-cell table:style-name="ce29" office:value-type="float" office:value="4.6">
            <text:p>4.6</text:p>
          </table:table-cell>
          <table:table-cell table:style-name="ce25" office:value-type="string">
            <text:p>C/C,C/T</text:p>
          </table:table-cell>
          <table:table-cell table:style-name="ce25" office:value-type="float" office:value="40.0">
            <text:p>40</text:p>
          </table:table-cell>
          <table:table-cell table:style-name="ce25" office:value-type="float" office:value="15.1">
            <text:p>15.1</text:p>
          </table:table-cell>
          <table:table-cell table:style-name="ce25" office:value-type="float" office:value="4.3">
            <text:p>4.3</text:p>
          </table:table-cell>
          <table:table-cell table:number-columns-repeated="4" table:style-name="ce30"/>
          <table:table-cell table:number-columns-repeated="2" table:style-name="ce29"/>
          <table:table-cell table:style-name="ce29" office:value-type="float" office:value="0.2">
            <text:p>0.2</text:p>
          </table:table-cell>
          <table:table-cell table:style-name="ce29"/>
          <table:table-cell table:style-name="cf1" table:formula="of:=([L481]-[P481])/SQRT((((([M481]^2)*([K481]-1))+(([Q481]^2)*([O481]-1)))/([K481]+[O481])))"/>
          <table:table-cell table:style-name="cf1"/>
          <table:table-cell table:style-name="cf1"/>
          <table:table-cell table:style-name="ce32"/>
          <table:table-cell table:style-name="ce33"/>
          <table:table-cell table:style-name="ce29"/>
          <table:table-cell table:style-name="ce23" table:formula="of:=ROUND(([L481]-((1.96*[M481])/SQRT([K481])));3)"/>
          <table:table-cell table:style-name="ce23" table:formula="of:=ROUND(([L481]+((1.96*[M481])/SQRT([K481])));3)"/>
          <table:table-cell table:style-name="ce23" table:formula="of:=ROUND(([P481]-((1.96*[Q481])/SQRT([O481])));3)"/>
          <table:table-cell table:style-name="ce23" table:formula="of:=ROUND(([P481]+((1.96*[Q481])/SQRT([O481])));3)"/>
          <table:table-cell table:number-columns-repeated="989"/>
        </table:table-row>
        <table:table-row table:style-name="ro1">
          <table:table-cell table:style-name="ce24" office:value-type="string">
            <text:p>Nic</text:p>
          </table:table-cell>
          <table:table-cell table:style-name="ce25"/>
          <table:table-cell table:style-name="ce25" office:value-type="float" office:value="1.837808E7">
            <text:p>18378080</text:p>
          </table:table-cell>
          <table:table-cell table:style-name="ce26" office:value-type="string">
            <text:p>KIBRA</text:p>
          </table:table-cell>
          <table:table-cell table:style-name="ce26" office:value-type="string">
            <text:p>rs17070145</text:p>
          </table:table-cell>
          <table:table-cell table:style-name="ce26" office:value-type="string">
            <text:p>Short story immediate recall</text:p>
          </table:table-cell>
          <table:table-cell table:style-name="ce26" office:value-type="string">
            <text:p>Score</text:p>
          </table:table-cell>
          <table:table-cell table:style-name="ce27" office:value-type="string">
            <text:p>working memory</text:p>
          </table:table-cell>
          <table:table-cell table:style-name="ce28" office:value-type="string">
            <text:p>SD</text:p>
          </table:table-cell>
          <table:table-cell table:style-name="ce29" office:value-type="string">
            <text:p>C/C</text:p>
          </table:table-cell>
          <table:table-cell table:style-name="ce29" office:value-type="float" office:value="30.0">
            <text:p>30</text:p>
          </table:table-cell>
          <table:table-cell table:style-name="ce29" office:value-type="float" office:value="11.1">
            <text:p>11.1</text:p>
          </table:table-cell>
          <table:table-cell table:style-name="ce29" office:value-type="float" office:value="3.9">
            <text:p>3.9</text:p>
          </table:table-cell>
          <table:table-cell table:style-name="ce25" office:value-type="string">
            <text:p>C/C,C/T</text:p>
          </table:table-cell>
          <table:table-cell table:style-name="ce25" office:value-type="float" office:value="40.0">
            <text:p>40</text:p>
          </table:table-cell>
          <table:table-cell table:style-name="ce25" office:value-type="float" office:value="9.2">
            <text:p>9.2</text:p>
          </table:table-cell>
          <table:table-cell table:style-name="ce25" office:value-type="float" office:value="3.4">
            <text:p>3.4</text:p>
          </table:table-cell>
          <table:table-cell table:number-columns-repeated="4" table:style-name="ce30"/>
          <table:table-cell table:number-columns-repeated="2" table:style-name="ce29"/>
          <table:table-cell table:style-name="ce29" office:value-type="float" office:value="0.03">
            <text:p>0.03</text:p>
          </table:table-cell>
          <table:table-cell table:style-name="ce29"/>
          <table:table-cell table:style-name="cf1" table:formula="of:=([L482]-[P482])/SQRT((((([M482]^2)*([K482]-1))+(([Q482]^2)*([O482]-1)))/([K482]+[O482])))"/>
          <table:table-cell table:style-name="cf1"/>
          <table:table-cell table:style-name="cf1"/>
          <table:table-cell table:style-name="ce32"/>
          <table:table-cell table:style-name="ce33"/>
          <table:table-cell table:style-name="ce29"/>
          <table:table-cell table:style-name="ce23" table:formula="of:=ROUND(([L482]-((1.96*[M482])/SQRT([K482])));3)"/>
          <table:table-cell table:style-name="ce23" table:formula="of:=ROUND(([L482]+((1.96*[M482])/SQRT([K482])));3)"/>
          <table:table-cell table:style-name="ce23" table:formula="of:=ROUND(([P482]-((1.96*[Q482])/SQRT([O482])));3)"/>
          <table:table-cell table:style-name="ce23" table:formula="of:=ROUND(([P482]+((1.96*[Q482])/SQRT([O482])));3)"/>
          <table:table-cell table:number-columns-repeated="989"/>
        </table:table-row>
        <table:table-row table:style-name="ro3">
          <table:table-cell table:style-name="ce24" office:value-type="string">
            <text:p>andrew</text:p>
          </table:table-cell>
          <table:table-cell table:style-name="ce25" office:value-type="string">
            <text:p>sdarticle (9).pdf</text:p>
          </table:table-cell>
          <table:table-cell table:style-name="ce25" office:value-type="float" office:value="1.8606232E7">
            <text:p>18606232</text:p>
          </table:table-cell>
          <table:table-cell table:style-name="ce26" office:value-type="string">
            <text:p>NRG1</text:p>
          </table:table-cell>
          <table:table-cell table:style-name="ce26" office:value-type="string">
            <text:p>rs35753505</text:p>
          </table:table-cell>
          <table:table-cell table:style-name="ce26" office:value-type="string">
            <text:p>2-back</text:p>
          </table:table-cell>
          <table:table-cell table:style-name="ce26" office:value-type="string">
            <text:p>Correct</text:p>
          </table:table-cell>
          <table:table-cell table:style-name="ce27" office:value-type="string">
            <text:p>working memory</text:p>
          </table:table-cell>
          <table:table-cell table:style-name="ce28" office:value-type="string">
            <text:p>SD</text:p>
          </table:table-cell>
          <table:table-cell table:style-name="ce29" office:value-type="string">
            <text:p>T/T</text:p>
          </table:table-cell>
          <table:table-cell table:style-name="ce29" office:value-type="float" office:value="35.0">
            <text:p>35</text:p>
          </table:table-cell>
          <table:table-cell table:style-name="ce29" office:value-type="float" office:value="0.925">
            <text:p>0.925</text:p>
          </table:table-cell>
          <table:table-cell table:style-name="ce29" office:value-type="string">
            <text:p>n/a</text:p>
          </table:table-cell>
          <table:table-cell table:style-name="ce25" office:value-type="string">
            <text:p>T/C</text:p>
          </table:table-cell>
          <table:table-cell table:style-name="ce25" office:value-type="float" office:value="22.0">
            <text:p>22</text:p>
          </table:table-cell>
          <table:table-cell table:style-name="ce25" office:value-type="float" office:value="0.916">
            <text:p>0.916</text:p>
          </table:table-cell>
          <table:table-cell table:style-name="ce25" office:value-type="string">
            <text:p>n/a</text:p>
          </table:table-cell>
          <table:table-cell table:style-name="ce30" office:value-type="string">
            <text:p>C/C</text:p>
          </table:table-cell>
          <table:table-cell table:style-name="ce30" office:value-type="float" office:value="28.0">
            <text:p>28</text:p>
          </table:table-cell>
          <table:table-cell table:style-name="ce30" office:value-type="float" office:value="0.92">
            <text:p>0.92</text:p>
          </table:table-cell>
          <table:table-cell table:style-name="ce30" office:value-type="string">
            <text:p>n/a</text:p>
          </table:table-cell>
          <table:table-cell table:style-name="ce29" office:value-type="string">
            <text:p>F-test</text:p>
          </table:table-cell>
          <table:table-cell table:style-name="ce29" office:value-type="float" office:value="0.09">
            <text:p>0.09</text:p>
          </table:table-cell>
          <table:table-cell table:style-name="ce29" office:value-type="string">
            <text:p>&gt;0.1</text:p>
          </table:table-cell>
          <table:table-cell table:style-name="ce29" office:value-type="string">
            <text:p>no</text:p>
          </table:table-cell>
          <table:table-cell table:style-name="cf1"/>
          <table:table-cell table:style-name="cf1"/>
          <table:table-cell table:style-name="cf1"/>
          <table:table-cell table:style-name="ce32"/>
          <table:table-cell table:style-name="ce33" office:value-type="string">
            <text:p>not available</text:p>
          </table:table-cell>
          <table:table-cell table:style-name="ce29" office:value-type="string">
            <text:p>ANCOVA; F-test</text:p>
          </table:table-cell>
          <table:table-cell table:number-columns-repeated="993"/>
        </table:table-row>
        <table:table-row table:style-name="ro3">
          <table:table-cell table:style-name="ce24" office:value-type="string">
            <text:p>andrew</text:p>
          </table:table-cell>
          <table:table-cell table:style-name="ce25" office:value-type="string">
            <text:p>sdarticle (9).pdf</text:p>
          </table:table-cell>
          <table:table-cell table:style-name="ce25" office:value-type="float" office:value="1.8606232E7">
            <text:p>18606232</text:p>
          </table:table-cell>
          <table:table-cell table:style-name="ce26" office:value-type="string">
            <text:p>NRG1</text:p>
          </table:table-cell>
          <table:table-cell table:style-name="ce26" office:value-type="string">
            <text:p>rs35753505</text:p>
          </table:table-cell>
          <table:table-cell table:style-name="ce26" office:value-type="string">
            <text:p>2-back</text:p>
          </table:table-cell>
          <table:table-cell table:style-name="ce26" office:value-type="string">
            <text:p>False alarms</text:p>
          </table:table-cell>
          <table:table-cell table:style-name="ce27" office:value-type="string">
            <text:p>working memory</text:p>
          </table:table-cell>
          <table:table-cell table:style-name="ce28" office:value-type="string">
            <text:p>SD</text:p>
          </table:table-cell>
          <table:table-cell table:style-name="ce29" office:value-type="string">
            <text:p>T/T</text:p>
          </table:table-cell>
          <table:table-cell table:style-name="ce29" office:value-type="float" office:value="35.0">
            <text:p>35</text:p>
          </table:table-cell>
          <table:table-cell table:style-name="ce29" office:value-type="float" office:value="0.87">
            <text:p>0.87</text:p>
          </table:table-cell>
          <table:table-cell table:style-name="ce29" office:value-type="float" office:value="1.3">
            <text:p>1.3</text:p>
          </table:table-cell>
          <table:table-cell table:style-name="ce25" office:value-type="string">
            <text:p>T/C</text:p>
          </table:table-cell>
          <table:table-cell table:style-name="ce25" office:value-type="float" office:value="22.0">
            <text:p>22</text:p>
          </table:table-cell>
          <table:table-cell table:style-name="ce25" office:value-type="float" office:value="0.68">
            <text:p>0.68</text:p>
          </table:table-cell>
          <table:table-cell table:style-name="ce25" office:value-type="float" office:value="1.3">
            <text:p>1.3</text:p>
          </table:table-cell>
          <table:table-cell table:style-name="ce30" office:value-type="string">
            <text:p>C/C</text:p>
          </table:table-cell>
          <table:table-cell table:style-name="ce30" office:value-type="float" office:value="28.0">
            <text:p>28</text:p>
          </table:table-cell>
          <table:table-cell table:style-name="ce30" office:value-type="float" office:value="1.23">
            <text:p>1.23</text:p>
          </table:table-cell>
          <table:table-cell table:style-name="ce30" office:value-type="float" office:value="1.3">
            <text:p>1.3</text:p>
          </table:table-cell>
          <table:table-cell table:style-name="ce29" office:value-type="string">
            <text:p>F-test</text:p>
          </table:table-cell>
          <table:table-cell table:style-name="ce29" office:value-type="float" office:value="1.1">
            <text:p>1.1</text:p>
          </table:table-cell>
          <table:table-cell table:style-name="ce29" office:value-type="string">
            <text:p>&gt;0.1</text:p>
          </table:table-cell>
          <table:table-cell table:style-name="ce29" office:value-type="string">
            <text:p>no</text:p>
          </table:table-cell>
          <table:table-cell table:style-name="cf1" table:formula="of:=([L484]-[P484])/SQRT((((([M484]^2)*([K484]-1))+(([Q484]^2)*([O484]-1)))/([K484]+[O484])))"/>
          <table:table-cell table:style-name="cf1" table:formula="of:=([L484]-[T484])/SQRT((((([M484]^2)*([K484]-1))+(([U484]^2)*([S484]-1)))/([K484]+[S484])))"/>
          <table:table-cell table:style-name="cf1" table:formula="of:=([P484]-[T484])/SQRT((((([Q484]^2)*([O484]-1))+(([U484]^2)*([S484]-1)))/([O484]+[S484])))"/>
          <table:table-cell table:style-name="ce32"/>
          <table:table-cell table:style-name="ce33" office:value-type="string">
            <text:p>not available</text:p>
          </table:table-cell>
          <table:table-cell table:style-name="ce29" office:value-type="string">
            <text:p>ANCOVA; F-test</text:p>
          </table:table-cell>
          <table:table-cell table:style-name="ce23" table:formula="of:=ROUND(([L484]-((1.96*[M484])/SQRT([K484])));3)"/>
          <table:table-cell table:style-name="ce23" table:formula="of:=ROUND(([L484]+((1.96*[M484])/SQRT([K484])));3)"/>
          <table:table-cell table:style-name="ce23" table:formula="of:=ROUND(([P484]-((1.96*[Q484])/SQRT([O484])));3)"/>
          <table:table-cell table:style-name="ce23" table:formula="of:=ROUND(([P484]+((1.96*[Q484])/SQRT([O484])));3)"/>
          <table:table-cell table:style-name="ce23" table:formula="of:=ROUND(([T484]-((1.96*[U484])/SQRT([S484])));3)"/>
          <table:table-cell table:style-name="ce23" table:formula="of:=ROUND(([T484]+((1.96*[U484])/SQRT([S484])));3)"/>
          <table:table-cell table:number-columns-repeated="987"/>
        </table:table-row>
        <table:table-row table:style-name="ro1">
          <table:table-cell table:style-name="ce24" office:value-type="string">
            <text:p>andrew</text:p>
          </table:table-cell>
          <table:table-cell table:style-name="ce25" office:value-type="string">
            <text:p>sdarticle (9).pdf</text:p>
          </table:table-cell>
          <table:table-cell table:style-name="ce25" office:value-type="float" office:value="1.8606232E7">
            <text:p>18606232</text:p>
          </table:table-cell>
          <table:table-cell table:style-name="ce26" office:value-type="string">
            <text:p>NRG1</text:p>
          </table:table-cell>
          <table:table-cell table:style-name="ce26" office:value-type="string">
            <text:p>rs35753505</text:p>
          </table:table-cell>
          <table:table-cell table:style-name="ce26" office:value-type="string">
            <text:p>2-back</text:p>
          </table:table-cell>
          <table:table-cell table:style-name="ce26" office:value-type="string">
            <text:p>Reaction time (ms)</text:p>
          </table:table-cell>
          <table:table-cell table:style-name="ce27" office:value-type="string">
            <text:p>working memory</text:p>
          </table:table-cell>
          <table:table-cell table:style-name="ce28" office:value-type="string">
            <text:p>SD</text:p>
          </table:table-cell>
          <table:table-cell table:style-name="ce29" office:value-type="string">
            <text:p>T/T</text:p>
          </table:table-cell>
          <table:table-cell table:style-name="ce29" office:value-type="float" office:value="35.0">
            <text:p>35</text:p>
          </table:table-cell>
          <table:table-cell table:style-name="ce29" office:value-type="float" office:value="438.98">
            <text:p>438.98</text:p>
          </table:table-cell>
          <table:table-cell table:style-name="ce29" office:value-type="float" office:value="56.69">
            <text:p>56.69</text:p>
          </table:table-cell>
          <table:table-cell table:style-name="ce25" office:value-type="string">
            <text:p>T/C</text:p>
          </table:table-cell>
          <table:table-cell table:style-name="ce25" office:value-type="float" office:value="22.0">
            <text:p>22</text:p>
          </table:table-cell>
          <table:table-cell table:style-name="ce25" office:value-type="float" office:value="451.66">
            <text:p>451.66</text:p>
          </table:table-cell>
          <table:table-cell table:style-name="ce25" office:value-type="float" office:value="58.9">
            <text:p>58.9</text:p>
          </table:table-cell>
          <table:table-cell table:style-name="ce30" office:value-type="string">
            <text:p>C/C</text:p>
          </table:table-cell>
          <table:table-cell table:style-name="ce30" office:value-type="float" office:value="28.0">
            <text:p>28</text:p>
          </table:table-cell>
          <table:table-cell table:style-name="ce30" office:value-type="float" office:value="446.02">
            <text:p>446.02</text:p>
          </table:table-cell>
          <table:table-cell table:style-name="ce30" office:value-type="float" office:value="55.94">
            <text:p>55.94</text:p>
          </table:table-cell>
          <table:table-cell table:style-name="ce29" office:value-type="string">
            <text:p>F-test</text:p>
          </table:table-cell>
          <table:table-cell table:style-name="ce29" office:value-type="float" office:value="0.26">
            <text:p>0.26</text:p>
          </table:table-cell>
          <table:table-cell table:style-name="ce29" office:value-type="string">
            <text:p>&gt;0.1</text:p>
          </table:table-cell>
          <table:table-cell table:style-name="ce29" office:value-type="string">
            <text:p>no</text:p>
          </table:table-cell>
          <table:table-cell table:style-name="cf1" table:formula="of:=([L485]-[P485])/SQRT((((([M485]^2)*([K485]-1))+(([Q485]^2)*([O485]-1)))/([K485]+[O485])))"/>
          <table:table-cell table:style-name="cf1" table:formula="of:=([L485]-[T485])/SQRT((((([M485]^2)*([K485]-1))+(([U485]^2)*([S485]-1)))/([K485]+[S485])))"/>
          <table:table-cell table:style-name="cf1" table:formula="of:=([P485]-[T485])/SQRT((((([Q485]^2)*([O485]-1))+(([U485]^2)*([S485]-1)))/([O485]+[S485])))"/>
          <table:table-cell table:style-name="ce32"/>
          <table:table-cell table:style-name="ce33" office:value-type="string">
            <text:p>not available</text:p>
          </table:table-cell>
          <table:table-cell table:style-name="ce29" office:value-type="string">
            <text:p>ANCOVA; F-test</text:p>
          </table:table-cell>
          <table:table-cell table:style-name="ce23" table:formula="of:=ROUND(([L485]-((1.96*[M485])/SQRT([K485])));3)"/>
          <table:table-cell table:style-name="ce23" table:formula="of:=ROUND(([L485]+((1.96*[M485])/SQRT([K485])));3)"/>
          <table:table-cell table:style-name="ce23" table:formula="of:=ROUND(([P485]-((1.96*[Q485])/SQRT([O485])));3)"/>
          <table:table-cell table:style-name="ce23" table:formula="of:=ROUND(([P485]+((1.96*[Q485])/SQRT([O485])));3)"/>
          <table:table-cell table:style-name="ce23" table:formula="of:=ROUND(([T485]-((1.96*[U485])/SQRT([S485])));3)"/>
          <table:table-cell table:style-name="ce23" table:formula="of:=ROUND(([T485]+((1.96*[U485])/SQRT([S485])));3)"/>
          <table:table-cell table:number-columns-repeated="987"/>
        </table:table-row>
        <table:table-row table:style-name="ro3">
          <table:table-cell table:style-name="ce24" office:value-type="string">
            <text:p>andrew</text:p>
          </table:table-cell>
          <table:table-cell table:style-name="ce25" office:value-type="string">
            <text:p>sdarticle (9).pdf</text:p>
          </table:table-cell>
          <table:table-cell table:style-name="ce25" office:value-type="float" office:value="1.8606232E7">
            <text:p>18606232</text:p>
          </table:table-cell>
          <table:table-cell table:style-name="ce26" office:value-type="string">
            <text:p>NRG1</text:p>
          </table:table-cell>
          <table:table-cell table:style-name="ce26" office:value-type="string">
            <text:p>rs35753505</text:p>
          </table:table-cell>
          <table:table-cell table:style-name="ce26" office:value-type="string">
            <text:p>LNS</text:p>
          </table:table-cell>
          <table:table-cell table:style-name="ce26" office:value-type="string">
            <text:p>Span</text:p>
          </table:table-cell>
          <table:table-cell table:style-name="ce27" office:value-type="string">
            <text:p>working memory</text:p>
          </table:table-cell>
          <table:table-cell table:style-name="ce28" office:value-type="string">
            <text:p>SD</text:p>
          </table:table-cell>
          <table:table-cell table:style-name="ce29" office:value-type="string">
            <text:p>T/T</text:p>
          </table:table-cell>
          <table:table-cell table:style-name="ce29" office:value-type="float" office:value="175.0">
            <text:p>175</text:p>
          </table:table-cell>
          <table:table-cell table:style-name="ce29" office:value-type="float" office:value="16.7">
            <text:p>16.7</text:p>
          </table:table-cell>
          <table:table-cell table:style-name="ce29" office:value-type="float" office:value="2.4">
            <text:p>2.4</text:p>
          </table:table-cell>
          <table:table-cell table:style-name="ce25" office:value-type="string">
            <text:p>T/C</text:p>
          </table:table-cell>
          <table:table-cell table:style-name="ce25" office:value-type="float" office:value="204.0">
            <text:p>204</text:p>
          </table:table-cell>
          <table:table-cell table:style-name="ce25" office:value-type="float" office:value="17.1">
            <text:p>17.1</text:p>
          </table:table-cell>
          <table:table-cell table:style-name="ce25" office:value-type="float" office:value="2.6">
            <text:p>2.6</text:p>
          </table:table-cell>
          <table:table-cell table:style-name="ce30" office:value-type="string">
            <text:p>C/C</text:p>
          </table:table-cell>
          <table:table-cell table:style-name="ce30" office:value-type="float" office:value="50.0">
            <text:p>50</text:p>
          </table:table-cell>
          <table:table-cell table:style-name="ce30" office:value-type="float" office:value="16.8">
            <text:p>16.8</text:p>
          </table:table-cell>
          <table:table-cell table:style-name="ce30" office:value-type="float" office:value="2.6">
            <text:p>2.6</text:p>
          </table:table-cell>
          <table:table-cell table:style-name="ce29" office:value-type="string">
            <text:p>F-test</text:p>
          </table:table-cell>
          <table:table-cell table:style-name="ce29" office:value-type="float" office:value="0.09">
            <text:p>0.09</text:p>
          </table:table-cell>
          <table:table-cell table:style-name="ce29" office:value-type="string">
            <text:p>&gt;0.1</text:p>
          </table:table-cell>
          <table:table-cell table:style-name="ce29" office:value-type="string">
            <text:p>no</text:p>
          </table:table-cell>
          <table:table-cell table:style-name="cf1" table:formula="of:=([L486]-[P486])/SQRT((((([M486]^2)*([K486]-1))+(([Q486]^2)*([O486]-1)))/([K486]+[O486])))"/>
          <table:table-cell table:style-name="cf1" table:formula="of:=([L486]-[T486])/SQRT((((([M486]^2)*([K486]-1))+(([U486]^2)*([S486]-1)))/([K486]+[S486])))"/>
          <table:table-cell table:style-name="cf1" table:formula="of:=([P486]-[T486])/SQRT((((([Q486]^2)*([O486]-1))+(([U486]^2)*([S486]-1)))/([O486]+[S486])))"/>
          <table:table-cell table:style-name="ce32"/>
          <table:table-cell table:style-name="ce33" office:value-type="float" office:value="9040284.0">
            <text:p>9040284</text:p>
          </table:table-cell>
          <table:table-cell table:style-name="ce29" office:value-type="string">
            <text:p>ANCOVA; F-test</text:p>
          </table:table-cell>
          <table:table-cell table:style-name="ce23" table:formula="of:=ROUND(([L486]-((1.96*[M486])/SQRT([K486])));3)"/>
          <table:table-cell table:style-name="ce23" table:formula="of:=ROUND(([L486]+((1.96*[M486])/SQRT([K486])));3)"/>
          <table:table-cell table:style-name="ce23" table:formula="of:=ROUND(([P486]-((1.96*[Q486])/SQRT([O486])));3)"/>
          <table:table-cell table:style-name="ce23" table:formula="of:=ROUND(([P486]+((1.96*[Q486])/SQRT([O486])));3)"/>
          <table:table-cell table:style-name="ce23" table:formula="of:=ROUND(([T486]-((1.96*[U486])/SQRT([S486])));3)"/>
          <table:table-cell table:style-name="ce23" table:formula="of:=ROUND(([T486]+((1.96*[U486])/SQRT([S486])));3)"/>
          <table:table-cell table:number-columns-repeated="987"/>
        </table:table-row>
        <table:table-row table:style-name="ro3">
          <table:table-cell table:style-name="ce24" office:value-type="string">
            <text:p>andrew</text:p>
          </table:table-cell>
          <table:table-cell table:style-name="ce25" office:value-type="string">
            <text:p>sdarticle (9).pdf</text:p>
          </table:table-cell>
          <table:table-cell table:style-name="ce25" office:value-type="float" office:value="1.8606232E7">
            <text:p>18606232</text:p>
          </table:table-cell>
          <table:table-cell table:style-name="ce26" office:value-type="string">
            <text:p>NRG1</text:p>
          </table:table-cell>
          <table:table-cell table:style-name="ce26" office:value-type="string">
            <text:p>rs35753505</text:p>
          </table:table-cell>
          <table:table-cell table:style-name="ce26" office:value-type="string">
            <text:p>LNS</text:p>
          </table:table-cell>
          <table:table-cell table:style-name="ce26" office:value-type="string">
            <text:p>Span</text:p>
          </table:table-cell>
          <table:table-cell table:style-name="ce27" office:value-type="string">
            <text:p>working memory</text:p>
          </table:table-cell>
          <table:table-cell table:style-name="ce28" office:value-type="string">
            <text:p>SD</text:p>
          </table:table-cell>
          <table:table-cell table:style-name="ce29" office:value-type="string">
            <text:p>T/T</text:p>
          </table:table-cell>
          <table:table-cell table:style-name="ce29" office:value-type="float" office:value="175.0">
            <text:p>175</text:p>
          </table:table-cell>
          <table:table-cell table:style-name="ce29" office:value-type="float" office:value="16.6">
            <text:p>16.6</text:p>
          </table:table-cell>
          <table:table-cell table:style-name="ce29" office:value-type="float" office:value="2.5">
            <text:p>2.5</text:p>
          </table:table-cell>
          <table:table-cell table:style-name="ce25" office:value-type="string">
            <text:p>T/C</text:p>
          </table:table-cell>
          <table:table-cell table:style-name="ce25" office:value-type="float" office:value="204.0">
            <text:p>204</text:p>
          </table:table-cell>
          <table:table-cell table:style-name="ce25" office:value-type="float" office:value="16.5">
            <text:p>16.5</text:p>
          </table:table-cell>
          <table:table-cell table:style-name="ce25" office:value-type="float" office:value="2.5">
            <text:p>2.5</text:p>
          </table:table-cell>
          <table:table-cell table:style-name="ce30" office:value-type="string">
            <text:p>C/C</text:p>
          </table:table-cell>
          <table:table-cell table:style-name="ce30" office:value-type="float" office:value="50.0">
            <text:p>50</text:p>
          </table:table-cell>
          <table:table-cell table:style-name="ce30" office:value-type="float" office:value="16.6">
            <text:p>16.6</text:p>
          </table:table-cell>
          <table:table-cell table:style-name="ce30" office:value-type="float" office:value="2.8">
            <text:p>2.8</text:p>
          </table:table-cell>
          <table:table-cell table:style-name="ce29" office:value-type="string">
            <text:p>F-test</text:p>
          </table:table-cell>
          <table:table-cell table:style-name="ce29" office:value-type="float" office:value="0.32">
            <text:p>0.32</text:p>
          </table:table-cell>
          <table:table-cell table:style-name="ce29" office:value-type="string">
            <text:p>&gt;0.1</text:p>
          </table:table-cell>
          <table:table-cell table:style-name="ce29" office:value-type="string">
            <text:p>no</text:p>
          </table:table-cell>
          <table:table-cell table:style-name="cf1" table:formula="of:=([L487]-[P487])/SQRT((((([M487]^2)*([K487]-1))+(([Q487]^2)*([O487]-1)))/([K487]+[O487])))"/>
          <table:table-cell table:style-name="cf1" table:formula="of:=([L487]-[T487])/SQRT((((([M487]^2)*([K487]-1))+(([U487]^2)*([S487]-1)))/([K487]+[S487])))"/>
          <table:table-cell table:style-name="cf1" table:formula="of:=([P487]-[T487])/SQRT((((([Q487]^2)*([O487]-1))+(([U487]^2)*([S487]-1)))/([O487]+[S487])))"/>
          <table:table-cell table:style-name="ce32"/>
          <table:table-cell table:style-name="ce33" office:value-type="float" office:value="9040284.0">
            <text:p>9040284</text:p>
          </table:table-cell>
          <table:table-cell table:style-name="ce29" office:value-type="string">
            <text:p>ANCOVA; F-test</text:p>
          </table:table-cell>
          <table:table-cell table:style-name="ce23" table:formula="of:=ROUND(([L487]-((1.96*[M487])/SQRT([K487])));3)"/>
          <table:table-cell table:style-name="ce23" table:formula="of:=ROUND(([L487]+((1.96*[M487])/SQRT([K487])));3)"/>
          <table:table-cell table:style-name="ce23" table:formula="of:=ROUND(([P487]-((1.96*[Q487])/SQRT([O487])));3)"/>
          <table:table-cell table:style-name="ce23" table:formula="of:=ROUND(([P487]+((1.96*[Q487])/SQRT([O487])));3)"/>
          <table:table-cell table:style-name="ce23" table:formula="of:=ROUND(([T487]-((1.96*[U487])/SQRT([S487])));3)"/>
          <table:table-cell table:style-name="ce23" table:formula="of:=ROUND(([T487]+((1.96*[U487])/SQRT([S487])));3)"/>
          <table:table-cell table:number-columns-repeated="987"/>
        </table:table-row>
        <table:table-row table:style-name="ro15">
          <table:table-cell table:style-name="ce24" office:value-type="string">
            <text:p>Andrew</text:p>
          </table:table-cell>
          <table:table-cell table:style-name="ce25" office:value-type="string">
            <text:p>z_kircher-et-al_neuregulin-verbal-fluency_2009.pdf</text:p>
          </table:table-cell>
          <table:table-cell table:style-name="ce25" office:value-type="float" office:value="1.9350564E7">
            <text:p>19350564</text:p>
          </table:table-cell>
          <table:table-cell table:style-name="ce26" office:value-type="string">
            <text:p>NRG1</text:p>
          </table:table-cell>
          <table:table-cell table:style-name="ce26" office:value-type="string">
            <text:p>rs35753505</text:p>
          </table:table-cell>
          <table:table-cell table:style-name="ce26" office:value-type="string">
            <text:p>Spatial span</text:p>
          </table:table-cell>
          <table:table-cell table:style-name="ce26" office:value-type="string">
            <text:p>Span</text:p>
          </table:table-cell>
          <table:table-cell table:style-name="ce27" office:value-type="string">
            <text:p>working memory</text:p>
          </table:table-cell>
          <table:table-cell table:style-name="ce28" office:value-type="string">
            <text:p>SD</text:p>
          </table:table-cell>
          <table:table-cell table:style-name="ce29" office:value-type="string">
            <text:p>T/T</text:p>
          </table:table-cell>
          <table:table-cell table:style-name="ce29" office:value-type="float" office:value="175.0">
            <text:p>175</text:p>
          </table:table-cell>
          <table:table-cell table:style-name="ce29" office:value-type="float" office:value="18.96">
            <text:p>18.96</text:p>
          </table:table-cell>
          <table:table-cell table:style-name="ce29" office:value-type="float" office:value="2.85">
            <text:p>2.85</text:p>
          </table:table-cell>
          <table:table-cell table:style-name="ce25" office:value-type="string">
            <text:p>T/C</text:p>
          </table:table-cell>
          <table:table-cell table:style-name="ce25" office:value-type="float" office:value="204.0">
            <text:p>204</text:p>
          </table:table-cell>
          <table:table-cell table:style-name="ce25" office:value-type="float" office:value="19.23">
            <text:p>19.23</text:p>
          </table:table-cell>
          <table:table-cell table:style-name="ce25" office:value-type="float" office:value="2.96">
            <text:p>2.96</text:p>
          </table:table-cell>
          <table:table-cell table:style-name="ce30" office:value-type="string">
            <text:p>C/C</text:p>
          </table:table-cell>
          <table:table-cell table:style-name="ce30" office:value-type="float" office:value="50.0">
            <text:p>50</text:p>
          </table:table-cell>
          <table:table-cell table:style-name="ce30" office:value-type="float" office:value="18.7">
            <text:p>18.7</text:p>
          </table:table-cell>
          <table:table-cell table:style-name="ce30" office:value-type="float" office:value="3.29">
            <text:p>3.29</text:p>
          </table:table-cell>
          <table:table-cell table:style-name="ce29" office:value-type="string">
            <text:p>F-test</text:p>
          </table:table-cell>
          <table:table-cell table:style-name="ce29" office:value-type="float" office:value="0.78">
            <text:p>0.78</text:p>
          </table:table-cell>
          <table:table-cell table:style-name="ce29"/>
          <table:table-cell table:style-name="ce29" office:value-type="string">
            <text:p>no</text:p>
          </table:table-cell>
          <table:table-cell table:style-name="cf1" table:formula="of:=([L488]-[P488])/SQRT((((([M488]^2)*([K488]-1))+(([Q488]^2)*([O488]-1)))/([K488]+[O488])))"/>
          <table:table-cell table:style-name="cf1" table:formula="of:=([L488]-[T488])/SQRT((((([M488]^2)*([K488]-1))+(([U488]^2)*([S488]-1)))/([K488]+[S488])))"/>
          <table:table-cell table:style-name="cf1" table:formula="of:=([P488]-[T488])/SQRT((((([Q488]^2)*([O488]-1))+(([U488]^2)*([S488]-1)))/([O488]+[S488])))"/>
          <table:table-cell table:style-name="ce32"/>
          <table:table-cell table:style-name="ce33" office:value-type="string">
            <text:p>Wechsler D ( 1997): Wechsler Memory Scale: Administration and Scoring Manual. San Antonio,TX: The Psychological Corporation: Harcourt Brace &amp; Co.</text:p>
          </table:table-cell>
          <table:table-cell table:style-name="ce29" office:value-type="string">
            <text:p>F-test</text:p>
          </table:table-cell>
          <table:table-cell table:style-name="ce23" table:formula="of:=ROUND(([L488]-((1.96*[M488])/SQRT([K488])));3)"/>
          <table:table-cell table:style-name="ce23" table:formula="of:=ROUND(([L488]+((1.96*[M488])/SQRT([K488])));3)"/>
          <table:table-cell table:style-name="ce23" table:formula="of:=ROUND(([P488]-((1.96*[Q488])/SQRT([O488])));3)"/>
          <table:table-cell table:style-name="ce23" table:formula="of:=ROUND(([P488]+((1.96*[Q488])/SQRT([O488])));3)"/>
          <table:table-cell table:style-name="ce23" table:formula="of:=ROUND(([T488]-((1.96*[U488])/SQRT([S488])));3)"/>
          <table:table-cell table:style-name="ce23" table:formula="of:=ROUND(([T488]+((1.96*[U488])/SQRT([S488])));3)"/>
          <table:table-cell table:number-columns-repeated="987"/>
        </table:table-row>
        <table:table-row table:style-name="ro3">
          <table:table-cell table:style-name="ce24" office:value-type="string">
            <text:p>andrew</text:p>
          </table:table-cell>
          <table:table-cell table:style-name="ce25" office:value-type="string">
            <text:p>sdarticle (9).pdf</text:p>
          </table:table-cell>
          <table:table-cell table:style-name="ce25" office:value-type="float" office:value="1.8606232E7">
            <text:p>18606232</text:p>
          </table:table-cell>
          <table:table-cell table:style-name="ce26" office:value-type="string">
            <text:p>NRG1</text:p>
          </table:table-cell>
          <table:table-cell table:style-name="ce26" office:value-type="string">
            <text:p>rs35753505</text:p>
          </table:table-cell>
          <table:table-cell table:style-name="ce26" office:value-type="string">
            <text:p>WMS</text:p>
          </table:table-cell>
          <table:table-cell table:style-name="ce26" office:value-type="string">
            <text:p>Spatial span</text:p>
          </table:table-cell>
          <table:table-cell table:style-name="ce27" office:value-type="string">
            <text:p>working memory</text:p>
          </table:table-cell>
          <table:table-cell table:style-name="ce28" office:value-type="string">
            <text:p>SD</text:p>
          </table:table-cell>
          <table:table-cell table:style-name="ce29" office:value-type="string">
            <text:p>T/T</text:p>
          </table:table-cell>
          <table:table-cell table:style-name="ce29" office:value-type="float" office:value="175.0">
            <text:p>175</text:p>
          </table:table-cell>
          <table:table-cell table:style-name="ce29" office:value-type="float" office:value="18.7">
            <text:p>18.7</text:p>
          </table:table-cell>
          <table:table-cell table:style-name="ce29" office:value-type="float" office:value="3.4">
            <text:p>3.4</text:p>
          </table:table-cell>
          <table:table-cell table:style-name="ce25" office:value-type="string">
            <text:p>T/C</text:p>
          </table:table-cell>
          <table:table-cell table:style-name="ce25" office:value-type="float" office:value="204.0">
            <text:p>204</text:p>
          </table:table-cell>
          <table:table-cell table:style-name="ce25" office:value-type="float" office:value="18.7">
            <text:p>18.7</text:p>
          </table:table-cell>
          <table:table-cell table:style-name="ce25" office:value-type="float" office:value="3.3">
            <text:p>3.3</text:p>
          </table:table-cell>
          <table:table-cell table:style-name="ce30" office:value-type="string">
            <text:p>C/C</text:p>
          </table:table-cell>
          <table:table-cell table:style-name="ce30" office:value-type="float" office:value="50.0">
            <text:p>50</text:p>
          </table:table-cell>
          <table:table-cell table:style-name="ce30" office:value-type="float" office:value="19.0">
            <text:p>19</text:p>
          </table:table-cell>
          <table:table-cell table:style-name="ce30" office:value-type="float" office:value="3.4">
            <text:p>3.4</text:p>
          </table:table-cell>
          <table:table-cell table:style-name="ce29" office:value-type="string">
            <text:p>F-test</text:p>
          </table:table-cell>
          <table:table-cell table:style-name="ce29" office:value-type="float" office:value="0.85">
            <text:p>0.85</text:p>
          </table:table-cell>
          <table:table-cell table:style-name="ce29" office:value-type="string">
            <text:p>&gt;0.1</text:p>
          </table:table-cell>
          <table:table-cell table:style-name="ce29" office:value-type="string">
            <text:p>no</text:p>
          </table:table-cell>
          <table:table-cell table:style-name="cf1" table:formula="of:=([L489]-[P489])/SQRT((((([M489]^2)*([K489]-1))+(([Q489]^2)*([O489]-1)))/([K489]+[O489])))"/>
          <table:table-cell table:style-name="cf1" table:formula="of:=([L489]-[T489])/SQRT((((([M489]^2)*([K489]-1))+(([U489]^2)*([S489]-1)))/([K489]+[S489])))"/>
          <table:table-cell table:style-name="cf1" table:formula="of:=([P489]-[T489])/SQRT((((([Q489]^2)*([O489]-1))+(([U489]^2)*([S489]-1)))/([O489]+[S489])))"/>
          <table:table-cell table:style-name="ce32"/>
          <table:table-cell table:style-name="ce33" office:value-type="string">
            <text:p>Weschler 1997</text:p>
          </table:table-cell>
          <table:table-cell table:style-name="ce29" office:value-type="string">
            <text:p>ANCOVA; F-test</text:p>
          </table:table-cell>
          <table:table-cell table:style-name="ce23" table:formula="of:=ROUND(([L489]-((1.96*[M489])/SQRT([K489])));3)"/>
          <table:table-cell table:style-name="ce23" table:formula="of:=ROUND(([L489]+((1.96*[M489])/SQRT([K489])));3)"/>
          <table:table-cell table:style-name="ce23" table:formula="of:=ROUND(([P489]-((1.96*[Q489])/SQRT([O489])));3)"/>
          <table:table-cell table:style-name="ce23" table:formula="of:=ROUND(([P489]+((1.96*[Q489])/SQRT([O489])));3)"/>
          <table:table-cell table:style-name="ce23" table:formula="of:=ROUND(([T489]-((1.96*[U489])/SQRT([S489])));3)"/>
          <table:table-cell table:style-name="ce23" table:formula="of:=ROUND(([T489]+((1.96*[U489])/SQRT([S489])));3)"/>
          <table:table-cell table:number-columns-repeated="987"/>
        </table:table-row>
        <table:table-row table:style-name="ro3">
          <table:table-cell table:style-name="ce24" office:value-type="string">
            <text:p>andrew</text:p>
          </table:table-cell>
          <table:table-cell table:style-name="ce25" office:value-type="string">
            <text:p>sdarticle (9).pdf</text:p>
          </table:table-cell>
          <table:table-cell table:style-name="ce25" office:value-type="float" office:value="1.8606232E7">
            <text:p>18606232</text:p>
          </table:table-cell>
          <table:table-cell table:style-name="ce26" office:value-type="string">
            <text:p>NRG1</text:p>
          </table:table-cell>
          <table:table-cell table:style-name="ce26" office:value-type="string">
            <text:p>rs35753505</text:p>
          </table:table-cell>
          <table:table-cell table:style-name="ce26" office:value-type="string">
            <text:p>WMS</text:p>
          </table:table-cell>
          <table:table-cell table:style-name="ce26" office:value-type="string">
            <text:p>Spatial span</text:p>
          </table:table-cell>
          <table:table-cell table:style-name="ce27" office:value-type="string">
            <text:p>working memory</text:p>
          </table:table-cell>
          <table:table-cell table:style-name="ce28" office:value-type="string">
            <text:p>SD</text:p>
          </table:table-cell>
          <table:table-cell table:style-name="ce29" office:value-type="string">
            <text:p>T/T</text:p>
          </table:table-cell>
          <table:table-cell table:style-name="ce29" office:value-type="float" office:value="175.0">
            <text:p>175</text:p>
          </table:table-cell>
          <table:table-cell table:style-name="ce29" office:value-type="float" office:value="19.0">
            <text:p>19</text:p>
          </table:table-cell>
          <table:table-cell table:style-name="ce29" office:value-type="float" office:value="2.9">
            <text:p>2.9</text:p>
          </table:table-cell>
          <table:table-cell table:style-name="ce25" office:value-type="string">
            <text:p>T/C</text:p>
          </table:table-cell>
          <table:table-cell table:style-name="ce25" office:value-type="float" office:value="204.0">
            <text:p>204</text:p>
          </table:table-cell>
          <table:table-cell table:style-name="ce25" office:value-type="float" office:value="19.2">
            <text:p>19.2</text:p>
          </table:table-cell>
          <table:table-cell table:style-name="ce25" office:value-type="float" office:value="3.0">
            <text:p>3</text:p>
          </table:table-cell>
          <table:table-cell table:style-name="ce30" office:value-type="string">
            <text:p>C/C</text:p>
          </table:table-cell>
          <table:table-cell table:style-name="ce30" office:value-type="float" office:value="50.0">
            <text:p>50</text:p>
          </table:table-cell>
          <table:table-cell table:style-name="ce30" office:value-type="float" office:value="18.7">
            <text:p>18.7</text:p>
          </table:table-cell>
          <table:table-cell table:style-name="ce30" office:value-type="float" office:value="3.3">
            <text:p>3.3</text:p>
          </table:table-cell>
          <table:table-cell table:style-name="ce29" office:value-type="string">
            <text:p>F-test</text:p>
          </table:table-cell>
          <table:table-cell table:style-name="ce29" office:value-type="float" office:value="0.04">
            <text:p>0.04</text:p>
          </table:table-cell>
          <table:table-cell table:style-name="ce29" office:value-type="string">
            <text:p>&gt;0.1</text:p>
          </table:table-cell>
          <table:table-cell table:style-name="ce29" office:value-type="string">
            <text:p>no</text:p>
          </table:table-cell>
          <table:table-cell table:style-name="cf1" table:formula="of:=([L490]-[P490])/SQRT((((([M490]^2)*([K490]-1))+(([Q490]^2)*([O490]-1)))/([K490]+[O490])))"/>
          <table:table-cell table:style-name="cf1" table:formula="of:=([L490]-[T490])/SQRT((((([M490]^2)*([K490]-1))+(([U490]^2)*([S490]-1)))/([K490]+[S490])))"/>
          <table:table-cell table:style-name="cf1" table:formula="of:=([P490]-[T490])/SQRT((((([Q490]^2)*([O490]-1))+(([U490]^2)*([S490]-1)))/([O490]+[S490])))"/>
          <table:table-cell table:style-name="ce32"/>
          <table:table-cell table:style-name="ce33" office:value-type="string">
            <text:p>Weschler 1997</text:p>
          </table:table-cell>
          <table:table-cell table:style-name="ce29" office:value-type="string">
            <text:p>ANCOVA; F-test</text:p>
          </table:table-cell>
          <table:table-cell table:style-name="ce23" table:formula="of:=ROUND(([L490]-((1.96*[M490])/SQRT([K490])));3)"/>
          <table:table-cell table:style-name="ce23" table:formula="of:=ROUND(([L490]+((1.96*[M490])/SQRT([K490])));3)"/>
          <table:table-cell table:style-name="ce23" table:formula="of:=ROUND(([P490]-((1.96*[Q490])/SQRT([O490])));3)"/>
          <table:table-cell table:style-name="ce23" table:formula="of:=ROUND(([P490]+((1.96*[Q490])/SQRT([O490])));3)"/>
          <table:table-cell table:style-name="ce23" table:formula="of:=ROUND(([T490]-((1.96*[U490])/SQRT([S490])));3)"/>
          <table:table-cell table:style-name="ce23" table:formula="of:=ROUND(([T490]+((1.96*[U490])/SQRT([S490])));3)"/>
          <table:table-cell table:number-columns-repeated="987"/>
        </table:table-row>
        <table:table-row table:style-name="ro3">
          <table:table-cell table:style-name="ce24" office:value-type="string">
            <text:p>Andrew</text:p>
          </table:table-cell>
          <table:table-cell table:style-name="ce25" office:value-type="string">
            <text:p>1224.full.pdf</text:p>
          </table:table-cell>
          <table:table-cell table:style-name="ce25" office:value-type="float" office:value="1.917683E7">
            <text:p>19176830</text:p>
          </table:table-cell>
          <table:table-cell table:style-name="ce26" office:value-type="string">
            <text:p>SLC6A3</text:p>
          </table:table-cell>
          <table:table-cell table:style-name="ce26" office:value-type="string">
            <text:p>rs28363170</text:p>
          </table:table-cell>
          <table:table-cell table:style-name="ce26" office:value-type="string">
            <text:p>2-back</text:p>
          </table:table-cell>
          <table:table-cell table:style-name="ce26" office:value-type="string">
            <text:p>% Correct</text:p>
          </table:table-cell>
          <table:table-cell table:style-name="ce27" office:value-type="string">
            <text:p>working memory</text:p>
          </table:table-cell>
          <table:table-cell table:style-name="ce28" office:value-type="string">
            <text:p>SD</text:p>
          </table:table-cell>
          <table:table-cell table:style-name="ce29" office:value-type="string">
            <text:p>r10/r10</text:p>
          </table:table-cell>
          <table:table-cell table:style-name="ce29" office:value-type="float" office:value="51.0">
            <text:p>51</text:p>
          </table:table-cell>
          <table:table-cell table:style-name="ce29" office:value-type="float" office:value="70.2">
            <text:p>70.2</text:p>
          </table:table-cell>
          <table:table-cell table:style-name="ce29" office:value-type="float" office:value="15.4">
            <text:p>15.4</text:p>
          </table:table-cell>
          <table:table-cell table:style-name="ce25" office:value-type="string">
            <text:p>r9/r10,r9/r9</text:p>
          </table:table-cell>
          <table:table-cell table:style-name="ce25" office:value-type="float" office:value="91.0">
            <text:p>91</text:p>
          </table:table-cell>
          <table:table-cell table:style-name="ce25" office:value-type="float" office:value="66.9">
            <text:p>66.9</text:p>
          </table:table-cell>
          <table:table-cell table:style-name="ce25" office:value-type="float" office:value="17.0">
            <text:p>17</text:p>
          </table:table-cell>
          <table:table-cell table:style-name="ce30" office:value-type="string">
            <text:p>T/T</text:p>
          </table:table-cell>
          <table:table-cell table:style-name="ce30" office:value-type="float" office:value="0.0">
            <text:p>0</text:p>
          </table:table-cell>
          <table:table-cell table:number-columns-repeated="2" table:style-name="ce30"/>
          <table:table-cell table:style-name="ce29"/>
          <table:table-cell table:style-name="ce29" office:value-type="string">
            <text:p>&lt;2</text:p>
          </table:table-cell>
          <table:table-cell table:style-name="ce29" office:value-type="string">
            <text:p>&gt;.15</text:p>
          </table:table-cell>
          <table:table-cell table:style-name="ce29"/>
          <table:table-cell table:style-name="cf1" table:formula="of:=([L491]-[P491])/SQRT((((([M491]^2)*([K491]-1))+(([Q491]^2)*([O491]-1)))/([K491]+[O491])))"/>
          <table:table-cell table:style-name="cf1"/>
          <table:table-cell table:style-name="cf1"/>
          <table:table-cell table:style-name="ce32" office:value-type="string">
            <text:p>DAT1 related</text:p>
          </table:table-cell>
          <table:table-cell table:style-name="ce33"/>
          <table:table-cell table:style-name="ce29"/>
          <table:table-cell table:style-name="ce23" table:formula="of:=ROUND(([L491]-((1.96*[M491])/SQRT([K491])));3)"/>
          <table:table-cell table:style-name="ce23" table:formula="of:=ROUND(([L491]+((1.96*[M491])/SQRT([K491])));3)"/>
          <table:table-cell table:style-name="ce23" table:formula="of:=ROUND(([P491]-((1.96*[Q491])/SQRT([O491])));3)"/>
          <table:table-cell table:style-name="ce23" table:formula="of:=ROUND(([P491]+((1.96*[Q491])/SQRT([O491])));3)"/>
          <table:table-cell table:number-columns-repeated="989"/>
        </table:table-row>
        <table:table-row table:style-name="ro1">
          <table:table-cell table:style-name="ce24" office:value-type="string">
            <text:p>Andrew</text:p>
          </table:table-cell>
          <table:table-cell table:style-name="ce25" office:value-type="string">
            <text:p>1224.full.pdf</text:p>
          </table:table-cell>
          <table:table-cell table:style-name="ce25" office:value-type="float" office:value="1.917683E7">
            <text:p>19176830</text:p>
          </table:table-cell>
          <table:table-cell table:style-name="ce26" office:value-type="string">
            <text:p>SLC6A3</text:p>
          </table:table-cell>
          <table:table-cell table:style-name="ce26" office:value-type="string">
            <text:p>rs28363170</text:p>
          </table:table-cell>
          <table:table-cell table:style-name="ce26" office:value-type="string">
            <text:p>2-back</text:p>
          </table:table-cell>
          <table:table-cell table:style-name="ce26" office:value-type="string">
            <text:p>Reaction time (ms)</text:p>
          </table:table-cell>
          <table:table-cell table:style-name="ce27" office:value-type="string">
            <text:p>working memory</text:p>
          </table:table-cell>
          <table:table-cell table:style-name="ce28" office:value-type="string">
            <text:p>SD</text:p>
          </table:table-cell>
          <table:table-cell table:style-name="ce29" office:value-type="string">
            <text:p>r10/r10</text:p>
          </table:table-cell>
          <table:table-cell table:style-name="ce29" office:value-type="float" office:value="51.0">
            <text:p>51</text:p>
          </table:table-cell>
          <table:table-cell table:style-name="ce29" office:value-type="float" office:value="517.0">
            <text:p>517</text:p>
          </table:table-cell>
          <table:table-cell table:style-name="ce29" office:value-type="float" office:value="254.8">
            <text:p>254.8</text:p>
          </table:table-cell>
          <table:table-cell table:style-name="ce25" office:value-type="string">
            <text:p>r9/r10,r9/r9</text:p>
          </table:table-cell>
          <table:table-cell table:style-name="ce25" office:value-type="float" office:value="91.0">
            <text:p>91</text:p>
          </table:table-cell>
          <table:table-cell table:style-name="ce25" office:value-type="float" office:value="518.1">
            <text:p>518.1</text:p>
          </table:table-cell>
          <table:table-cell table:style-name="ce25" office:value-type="float" office:value="244.7">
            <text:p>244.7</text:p>
          </table:table-cell>
          <table:table-cell table:style-name="ce30" office:value-type="string">
            <text:p>T/T</text:p>
          </table:table-cell>
          <table:table-cell table:style-name="ce30" office:value-type="float" office:value="0.0">
            <text:p>0</text:p>
          </table:table-cell>
          <table:table-cell table:number-columns-repeated="2" table:style-name="ce30"/>
          <table:table-cell table:style-name="ce29"/>
          <table:table-cell table:style-name="ce29" office:value-type="string">
            <text:p>&lt;2</text:p>
          </table:table-cell>
          <table:table-cell table:style-name="ce29" office:value-type="string">
            <text:p>&gt;.15</text:p>
          </table:table-cell>
          <table:table-cell table:style-name="ce29"/>
          <table:table-cell table:style-name="cf1" table:formula="of:=([L492]-[P492])/SQRT((((([M492]^2)*([K492]-1))+(([Q492]^2)*([O492]-1)))/([K492]+[O492])))"/>
          <table:table-cell table:style-name="cf1"/>
          <table:table-cell table:style-name="cf1"/>
          <table:table-cell table:style-name="ce32" office:value-type="string">
            <text:p>DAT1 related</text:p>
          </table:table-cell>
          <table:table-cell table:style-name="ce33"/>
          <table:table-cell table:style-name="ce29"/>
          <table:table-cell table:style-name="ce23" table:formula="of:=ROUND(([L492]-((1.96*[M492])/SQRT([K492])));3)"/>
          <table:table-cell table:style-name="ce23" table:formula="of:=ROUND(([L492]+((1.96*[M492])/SQRT([K492])));3)"/>
          <table:table-cell table:style-name="ce23" table:formula="of:=ROUND(([P492]-((1.96*[Q492])/SQRT([O492])));3)"/>
          <table:table-cell table:style-name="ce23" table:formula="of:=ROUND(([P492]+((1.96*[Q492])/SQRT([O492])));3)"/>
          <table:table-cell table:number-columns-repeated="989"/>
        </table:table-row>
        <table:table-row table:style-name="ro8">
          <table:table-cell table:style-name="ce24" office:value-type="string">
            <text:p>Andrew</text:p>
          </table:table-cell>
          <table:table-cell table:style-name="ce25" office:value-type="string">
            <text:p>z_kircher-et-al_neuregulin-verbal-fluency_2009.pdf</text:p>
          </table:table-cell>
          <table:table-cell table:style-name="ce25" office:value-type="float" office:value="1.9350564E7">
            <text:p>19350564</text:p>
          </table:table-cell>
          <table:table-cell table:style-name="ce26" office:value-type="string">
            <text:p>NRG1</text:p>
          </table:table-cell>
          <table:table-cell table:style-name="ce26" office:value-type="string">
            <text:p>rs35753505</text:p>
          </table:table-cell>
          <table:table-cell table:style-name="ce26" office:value-type="string">
            <text:p>LNS</text:p>
          </table:table-cell>
          <table:table-cell table:style-name="ce26" office:value-type="string">
            <text:p>Span</text:p>
          </table:table-cell>
          <table:table-cell table:style-name="ce27"/>
          <table:table-cell table:style-name="ce28" office:value-type="string">
            <text:p>SD</text:p>
          </table:table-cell>
          <table:table-cell table:style-name="ce29" office:value-type="string">
            <text:p>T/T</text:p>
          </table:table-cell>
          <table:table-cell table:style-name="ce29" office:value-type="float" office:value="175.0">
            <text:p>175</text:p>
          </table:table-cell>
          <table:table-cell table:style-name="ce29" office:value-type="float" office:value="16.62">
            <text:p>16.62</text:p>
          </table:table-cell>
          <table:table-cell table:style-name="ce29" office:value-type="float" office:value="2.51">
            <text:p>2.51</text:p>
          </table:table-cell>
          <table:table-cell table:style-name="ce25" office:value-type="string">
            <text:p>T/C</text:p>
          </table:table-cell>
          <table:table-cell table:style-name="ce25" office:value-type="float" office:value="204.0">
            <text:p>204</text:p>
          </table:table-cell>
          <table:table-cell table:style-name="ce25" office:value-type="float" office:value="16.47">
            <text:p>16.47</text:p>
          </table:table-cell>
          <table:table-cell table:style-name="ce25" office:value-type="float" office:value="2.46">
            <text:p>2.46</text:p>
          </table:table-cell>
          <table:table-cell table:style-name="ce30" office:value-type="string">
            <text:p>C/C</text:p>
          </table:table-cell>
          <table:table-cell table:style-name="ce30" office:value-type="float" office:value="50.0">
            <text:p>50</text:p>
          </table:table-cell>
          <table:table-cell table:style-name="ce30" office:value-type="float" office:value="16.58">
            <text:p>16.58</text:p>
          </table:table-cell>
          <table:table-cell table:style-name="ce30" office:value-type="float" office:value="2.77">
            <text:p>2.77</text:p>
          </table:table-cell>
          <table:table-cell table:style-name="ce29" office:value-type="string">
            <text:p>F-test</text:p>
          </table:table-cell>
          <table:table-cell table:style-name="ce29" office:value-type="float" office:value="0.17">
            <text:p>0.17</text:p>
          </table:table-cell>
          <table:table-cell table:style-name="ce29"/>
          <table:table-cell table:style-name="ce29" office:value-type="string">
            <text:p>no</text:p>
          </table:table-cell>
          <table:table-cell table:style-name="cf1" table:formula="of:=([L493]-[P493])/SQRT((((([M493]^2)*([K493]-1))+(([Q493]^2)*([O493]-1)))/([K493]+[O493])))"/>
          <table:table-cell table:style-name="cf1" table:formula="of:=([L493]-[T493])/SQRT((((([M493]^2)*([K493]-1))+(([U493]^2)*([S493]-1)))/([K493]+[S493])))"/>
          <table:table-cell table:style-name="cf1" table:formula="of:=([P493]-[T493])/SQRT((((([Q493]^2)*([O493]-1))+(([U493]^2)*([S493]-1)))/([O493]+[S493])))"/>
          <table:table-cell table:style-name="ce32"/>
          <table:table-cell table:style-name="ce33" office:value-type="float" office:value="9040284.0">
            <text:p>9040284</text:p>
          </table:table-cell>
          <table:table-cell table:style-name="ce29" office:value-type="string">
            <text:p>F-test</text:p>
          </table:table-cell>
          <table:table-cell table:style-name="ce23" table:formula="of:=ROUND(([L493]-((1.96*[M493])/SQRT([K493])));3)"/>
          <table:table-cell table:style-name="ce23" table:formula="of:=ROUND(([L493]+((1.96*[M493])/SQRT([K493])));3)"/>
          <table:table-cell table:style-name="ce23" table:formula="of:=ROUND(([P493]-((1.96*[Q493])/SQRT([O493])));3)"/>
          <table:table-cell table:style-name="ce23" table:formula="of:=ROUND(([P493]+((1.96*[Q493])/SQRT([O493])));3)"/>
          <table:table-cell table:style-name="ce23" table:formula="of:=ROUND(([T493]-((1.96*[U493])/SQRT([S493])));3)"/>
          <table:table-cell table:style-name="ce23" table:formula="of:=ROUND(([T493]+((1.96*[U493])/SQRT([S493])));3)"/>
          <table:table-cell table:number-columns-repeated="987"/>
        </table:table-row>
        <table:table-row table:style-name="ro1">
          <table:table-cell table:style-name="ce24" office:value-type="string">
            <text:p>andrew</text:p>
          </table:table-cell>
          <table:table-cell table:style-name="ce25" office:value-type="string">
            <text:p>Strobeletal2007genetic.pdf</text:p>
          </table:table-cell>
          <table:table-cell table:style-name="ce25" office:value-type="float" office:value="1.7892388E7">
            <text:p>17892388</text:p>
          </table:table-cell>
          <table:table-cell table:style-name="ce26" office:value-type="string">
            <text:p>5-HTT</text:p>
          </table:table-cell>
          <table:table-cell table:style-name="ce26" office:value-type="string">
            <text:p>5-HTTLPR</text:p>
          </table:table-cell>
          <table:table-cell table:style-name="ce26" office:value-type="string">
            <text:p>AX-CPT</text:p>
          </table:table-cell>
          <table:table-cell table:style-name="ce26" office:value-type="string">
            <text:p>Avg hit rat</text:p>
          </table:table-cell>
          <table:table-cell table:style-name="ce27" office:value-type="string">
            <text:p>attention</text:p>
          </table:table-cell>
          <table:table-cell table:style-name="ce28" office:value-type="string">
            <text:p>SEM</text:p>
          </table:table-cell>
          <table:table-cell table:style-name="ce29" office:value-type="string">
            <text:p>short/short</text:p>
          </table:table-cell>
          <table:table-cell table:style-name="ce29" office:value-type="float" office:value="10.0">
            <text:p>10</text:p>
          </table:table-cell>
          <table:table-cell table:style-name="ce29" office:value-type="float" office:value="97.9">
            <text:p>97.9</text:p>
          </table:table-cell>
          <table:table-cell table:style-name="ce29" office:value-type="float" office:value="0.9">
            <text:p>0.9</text:p>
          </table:table-cell>
          <table:table-cell table:style-name="ce25" office:value-type="string">
            <text:p>long/short</text:p>
          </table:table-cell>
          <table:table-cell table:style-name="ce25" office:value-type="float" office:value="40.0">
            <text:p>40</text:p>
          </table:table-cell>
          <table:table-cell table:style-name="ce25" office:value-type="float" office:value="97.6">
            <text:p>97.6</text:p>
          </table:table-cell>
          <table:table-cell table:style-name="ce25" office:value-type="float" office:value="0.4">
            <text:p>0.4</text:p>
          </table:table-cell>
          <table:table-cell table:style-name="ce30" office:value-type="string">
            <text:p>long/long</text:p>
          </table:table-cell>
          <table:table-cell table:style-name="ce30" office:value-type="float" office:value="35.0">
            <text:p>35</text:p>
          </table:table-cell>
          <table:table-cell table:style-name="ce30" office:value-type="float" office:value="97.7">
            <text:p>97.7</text:p>
          </table:table-cell>
          <table:table-cell table:style-name="ce30" office:value-type="float" office:value="0.4">
            <text:p>0.4</text:p>
          </table:table-cell>
          <table:table-cell table:number-columns-repeated="4" table:style-name="ce29"/>
          <table:table-cell table:style-name="cf1" table:formula="of:=([L494]-[P494])/SQRT(((((([M494]*SQRT([K494]))^2)*([K494]-1))+((([Q494]*SQRT([O494]))^2)*([O494]-1)))/([K494]+[O494])))"/>
          <table:table-cell table:style-name="cf1" table:formula="of:=([L494]-[T494])/SQRT(((((([M494]*SQRT([K494]))^2)*([K494]-1))+((([U494]*SQRT([S494]))^2)*([S494]-1)))/([K494]+[S494])))"/>
          <table:table-cell table:style-name="cf1" table:formula="of:=([P494]-[T494])/SQRT(((((([Q494]*SQRT([O494]))^2)*([O494]-1))+((([U494]*SQRT([S494]))^2)*([S494]-1)))/([O494]+[S494])))"/>
          <table:table-cell table:style-name="ce32"/>
          <table:table-cell table:style-name="ce33" office:value-type="float" office:value="8956676.0">
            <text:p>8956676</text:p>
          </table:table-cell>
          <table:table-cell table:style-name="ce29"/>
          <table:table-cell table:style-name="ce23" table:formula="of:=ROUND(([L494]-((1.96*[M494])/SQRT([K494])));3)"/>
          <table:table-cell table:style-name="ce23" table:formula="of:=ROUND(([L494]+((1.96*[M494])/SQRT([K494])));3)"/>
          <table:table-cell table:style-name="ce23" table:formula="of:=ROUND(([P494]-((1.96*[Q494])/SQRT([O494])));3)"/>
          <table:table-cell table:style-name="ce23" table:formula="of:=ROUND(([P494]+((1.96*[Q494])/SQRT([O494])));3)"/>
          <table:table-cell table:style-name="ce23" table:formula="of:=ROUND(([T494]-((1.96*[U494])/SQRT([S494])));3)"/>
          <table:table-cell table:style-name="ce23" table:formula="of:=ROUND(([T494]+((1.96*[U494])/SQRT([S494])));3)"/>
          <table:table-cell table:number-columns-repeated="987"/>
        </table:table-row>
        <table:table-row table:style-name="ro1">
          <table:table-cell table:style-name="ce24" office:value-type="string">
            <text:p>andrew</text:p>
          </table:table-cell>
          <table:table-cell table:style-name="ce25" office:value-type="string">
            <text:p>Strobeletal2007genetic.pdf</text:p>
          </table:table-cell>
          <table:table-cell table:style-name="ce25" office:value-type="float" office:value="1.7892388E7">
            <text:p>17892388</text:p>
          </table:table-cell>
          <table:table-cell table:style-name="ce26" office:value-type="string">
            <text:p>5-HTT</text:p>
          </table:table-cell>
          <table:table-cell table:style-name="ce26" office:value-type="string">
            <text:p>5-HTTLPR</text:p>
          </table:table-cell>
          <table:table-cell table:style-name="ce26" office:value-type="string">
            <text:p>AX-CPT</text:p>
          </table:table-cell>
          <table:table-cell table:style-name="ce26" office:value-type="string">
            <text:p>Ax hit rate</text:p>
          </table:table-cell>
          <table:table-cell table:style-name="ce27" office:value-type="string">
            <text:p>attention</text:p>
          </table:table-cell>
          <table:table-cell table:style-name="ce28" office:value-type="string">
            <text:p>SEM</text:p>
          </table:table-cell>
          <table:table-cell table:style-name="ce29" office:value-type="string">
            <text:p>short/short</text:p>
          </table:table-cell>
          <table:table-cell table:style-name="ce29" office:value-type="float" office:value="10.0">
            <text:p>10</text:p>
          </table:table-cell>
          <table:table-cell table:style-name="ce29" office:value-type="float" office:value="99.4">
            <text:p>99.4</text:p>
          </table:table-cell>
          <table:table-cell table:style-name="ce29" office:value-type="float" office:value="0.3">
            <text:p>0.3</text:p>
          </table:table-cell>
          <table:table-cell table:style-name="ce25" office:value-type="string">
            <text:p>long/short</text:p>
          </table:table-cell>
          <table:table-cell table:style-name="ce25" office:value-type="float" office:value="40.0">
            <text:p>40</text:p>
          </table:table-cell>
          <table:table-cell table:style-name="ce25" office:value-type="float" office:value="99.4">
            <text:p>99.4</text:p>
          </table:table-cell>
          <table:table-cell table:style-name="ce25" office:value-type="float" office:value="0.1">
            <text:p>0.1</text:p>
          </table:table-cell>
          <table:table-cell table:style-name="ce30" office:value-type="string">
            <text:p>long/long</text:p>
          </table:table-cell>
          <table:table-cell table:style-name="ce30" office:value-type="float" office:value="35.0">
            <text:p>35</text:p>
          </table:table-cell>
          <table:table-cell table:style-name="ce30" office:value-type="float" office:value="99.4">
            <text:p>99.4</text:p>
          </table:table-cell>
          <table:table-cell table:style-name="ce30" office:value-type="float" office:value="0.2">
            <text:p>0.2</text:p>
          </table:table-cell>
          <table:table-cell table:number-columns-repeated="4" table:style-name="ce29"/>
          <table:table-cell table:style-name="cf1" table:formula="of:=([L495]-[P495])/SQRT(((((([M495]*SQRT([K495]))^2)*([K495]-1))+((([Q495]*SQRT([O495]))^2)*([O495]-1)))/([K495]+[O495])))"/>
          <table:table-cell table:style-name="cf1" table:formula="of:=([L495]-[T495])/SQRT(((((([M495]*SQRT([K495]))^2)*([K495]-1))+((([U495]*SQRT([S495]))^2)*([S495]-1)))/([K495]+[S495])))"/>
          <table:table-cell table:style-name="cf1" table:formula="of:=([P495]-[T495])/SQRT(((((([Q495]*SQRT([O495]))^2)*([O495]-1))+((([U495]*SQRT([S495]))^2)*([S495]-1)))/([O495]+[S495])))"/>
          <table:table-cell table:style-name="ce32"/>
          <table:table-cell table:style-name="ce33" office:value-type="float" office:value="8956676.0">
            <text:p>8956676</text:p>
          </table:table-cell>
          <table:table-cell table:style-name="ce29"/>
          <table:table-cell table:style-name="ce23" table:formula="of:=ROUND(([L495]-((1.96*[M495])/SQRT([K495])));3)"/>
          <table:table-cell table:style-name="ce23" table:formula="of:=ROUND(([L495]+((1.96*[M495])/SQRT([K495])));3)"/>
          <table:table-cell table:style-name="ce23" table:formula="of:=ROUND(([P495]-((1.96*[Q495])/SQRT([O495])));3)"/>
          <table:table-cell table:style-name="ce23" table:formula="of:=ROUND(([P495]+((1.96*[Q495])/SQRT([O495])));3)"/>
          <table:table-cell table:style-name="ce23" table:formula="of:=ROUND(([T495]-((1.96*[U495])/SQRT([S495])));3)"/>
          <table:table-cell table:style-name="ce23" table:formula="of:=ROUND(([T495]+((1.96*[U495])/SQRT([S495])));3)"/>
          <table:table-cell table:number-columns-repeated="987"/>
        </table:table-row>
        <table:table-row table:style-name="ro1">
          <table:table-cell table:style-name="ce24" office:value-type="string">
            <text:p>andrew</text:p>
          </table:table-cell>
          <table:table-cell table:style-name="ce25" office:value-type="string">
            <text:p>Strobeletal2007genetic.pdf</text:p>
          </table:table-cell>
          <table:table-cell table:style-name="ce25" office:value-type="float" office:value="1.7892388E7">
            <text:p>17892388</text:p>
          </table:table-cell>
          <table:table-cell table:style-name="ce26" office:value-type="string">
            <text:p>5-HTT</text:p>
          </table:table-cell>
          <table:table-cell table:style-name="ce26" office:value-type="string">
            <text:p>5-HTTLPR</text:p>
          </table:table-cell>
          <table:table-cell table:style-name="ce26" office:value-type="string">
            <text:p>AX-CPT</text:p>
          </table:table-cell>
          <table:table-cell table:style-name="ce26" office:value-type="string">
            <text:p>Ay hit rate</text:p>
          </table:table-cell>
          <table:table-cell table:style-name="ce27" office:value-type="string">
            <text:p>attention</text:p>
          </table:table-cell>
          <table:table-cell table:style-name="ce28" office:value-type="string">
            <text:p>SEM</text:p>
          </table:table-cell>
          <table:table-cell table:style-name="ce29" office:value-type="string">
            <text:p>short/short</text:p>
          </table:table-cell>
          <table:table-cell table:style-name="ce29" office:value-type="float" office:value="10.0">
            <text:p>10</text:p>
          </table:table-cell>
          <table:table-cell table:style-name="ce29" office:value-type="float" office:value="94.1">
            <text:p>94.1</text:p>
          </table:table-cell>
          <table:table-cell table:style-name="ce29" office:value-type="float" office:value="2.4">
            <text:p>2.4</text:p>
          </table:table-cell>
          <table:table-cell table:style-name="ce25" office:value-type="string">
            <text:p>long/short</text:p>
          </table:table-cell>
          <table:table-cell table:style-name="ce25" office:value-type="float" office:value="40.0">
            <text:p>40</text:p>
          </table:table-cell>
          <table:table-cell table:style-name="ce25" office:value-type="float" office:value="94.3">
            <text:p>94.3</text:p>
          </table:table-cell>
          <table:table-cell table:style-name="ce25" office:value-type="float" office:value="1.1">
            <text:p>1.1</text:p>
          </table:table-cell>
          <table:table-cell table:style-name="ce30" office:value-type="string">
            <text:p>long/long</text:p>
          </table:table-cell>
          <table:table-cell table:style-name="ce30" office:value-type="float" office:value="35.0">
            <text:p>35</text:p>
          </table:table-cell>
          <table:table-cell table:style-name="ce30" office:value-type="float" office:value="94.6">
            <text:p>94.6</text:p>
          </table:table-cell>
          <table:table-cell table:style-name="ce30" office:value-type="float" office:value="1.2">
            <text:p>1.2</text:p>
          </table:table-cell>
          <table:table-cell table:number-columns-repeated="4" table:style-name="ce29"/>
          <table:table-cell table:style-name="cf1" table:formula="of:=([L496]-[P496])/SQRT(((((([M496]*SQRT([K496]))^2)*([K496]-1))+((([Q496]*SQRT([O496]))^2)*([O496]-1)))/([K496]+[O496])))"/>
          <table:table-cell table:style-name="cf1" table:formula="of:=([L496]-[T496])/SQRT(((((([M496]*SQRT([K496]))^2)*([K496]-1))+((([U496]*SQRT([S496]))^2)*([S496]-1)))/([K496]+[S496])))"/>
          <table:table-cell table:style-name="cf1" table:formula="of:=([P496]-[T496])/SQRT(((((([Q496]*SQRT([O496]))^2)*([O496]-1))+((([U496]*SQRT([S496]))^2)*([S496]-1)))/([O496]+[S496])))"/>
          <table:table-cell table:style-name="ce32"/>
          <table:table-cell table:style-name="ce33" office:value-type="float" office:value="8956676.0">
            <text:p>8956676</text:p>
          </table:table-cell>
          <table:table-cell table:style-name="ce29"/>
          <table:table-cell table:style-name="ce23" table:formula="of:=ROUND(([L496]-((1.96*[M496])/SQRT([K496])));3)"/>
          <table:table-cell table:style-name="ce23" table:formula="of:=ROUND(([L496]+((1.96*[M496])/SQRT([K496])));3)"/>
          <table:table-cell table:style-name="ce23" table:formula="of:=ROUND(([P496]-((1.96*[Q496])/SQRT([O496])));3)"/>
          <table:table-cell table:style-name="ce23" table:formula="of:=ROUND(([P496]+((1.96*[Q496])/SQRT([O496])));3)"/>
          <table:table-cell table:style-name="ce23" table:formula="of:=ROUND(([T496]-((1.96*[U496])/SQRT([S496])));3)"/>
          <table:table-cell table:style-name="ce23" table:formula="of:=ROUND(([T496]+((1.96*[U496])/SQRT([S496])));3)"/>
          <table:table-cell table:number-columns-repeated="987"/>
        </table:table-row>
        <table:table-row table:style-name="ro1">
          <table:table-cell table:style-name="ce24" office:value-type="string">
            <text:p>andrew</text:p>
          </table:table-cell>
          <table:table-cell table:style-name="ce25" office:value-type="string">
            <text:p>Strobeletal2007genetic.pdf</text:p>
          </table:table-cell>
          <table:table-cell table:style-name="ce25" office:value-type="float" office:value="1.7892388E7">
            <text:p>17892388</text:p>
          </table:table-cell>
          <table:table-cell table:style-name="ce26" office:value-type="string">
            <text:p>5-HTT</text:p>
          </table:table-cell>
          <table:table-cell table:style-name="ce26" office:value-type="string">
            <text:p>5-HTTLPR</text:p>
          </table:table-cell>
          <table:table-cell table:style-name="ce26" office:value-type="string">
            <text:p>AX-CPT</text:p>
          </table:table-cell>
          <table:table-cell table:style-name="ce26" office:value-type="string">
            <text:p>Bx hit rate</text:p>
          </table:table-cell>
          <table:table-cell table:style-name="ce27" office:value-type="string">
            <text:p>attention</text:p>
          </table:table-cell>
          <table:table-cell table:style-name="ce28" office:value-type="string">
            <text:p>SEM</text:p>
          </table:table-cell>
          <table:table-cell table:style-name="ce29" office:value-type="string">
            <text:p>short/short</text:p>
          </table:table-cell>
          <table:table-cell table:style-name="ce29" office:value-type="float" office:value="10.0">
            <text:p>10</text:p>
          </table:table-cell>
          <table:table-cell table:style-name="ce29" office:value-type="float" office:value="98.5">
            <text:p>98.5</text:p>
          </table:table-cell>
          <table:table-cell table:style-name="ce29" office:value-type="float" office:value="1.6">
            <text:p>1.6</text:p>
          </table:table-cell>
          <table:table-cell table:style-name="ce25" office:value-type="string">
            <text:p>long/short</text:p>
          </table:table-cell>
          <table:table-cell table:style-name="ce25" office:value-type="float" office:value="40.0">
            <text:p>40</text:p>
          </table:table-cell>
          <table:table-cell table:style-name="ce25" office:value-type="float" office:value="97.0">
            <text:p>97</text:p>
          </table:table-cell>
          <table:table-cell table:style-name="ce25" office:value-type="float" office:value="0.7">
            <text:p>0.7</text:p>
          </table:table-cell>
          <table:table-cell table:style-name="ce30" office:value-type="string">
            <text:p>long/long</text:p>
          </table:table-cell>
          <table:table-cell table:style-name="ce30" office:value-type="float" office:value="35.0">
            <text:p>35</text:p>
          </table:table-cell>
          <table:table-cell table:style-name="ce30" office:value-type="float" office:value="96.8">
            <text:p>96.8</text:p>
          </table:table-cell>
          <table:table-cell table:style-name="ce30" office:value-type="float" office:value="0.8">
            <text:p>0.8</text:p>
          </table:table-cell>
          <table:table-cell table:number-columns-repeated="4" table:style-name="ce29"/>
          <table:table-cell table:style-name="cf1" table:formula="of:=([L497]-[P497])/SQRT(((((([M497]*SQRT([K497]))^2)*([K497]-1))+((([Q497]*SQRT([O497]))^2)*([O497]-1)))/([K497]+[O497])))"/>
          <table:table-cell table:style-name="cf1" table:formula="of:=([L497]-[T497])/SQRT(((((([M497]*SQRT([K497]))^2)*([K497]-1))+((([U497]*SQRT([S497]))^2)*([S497]-1)))/([K497]+[S497])))"/>
          <table:table-cell table:style-name="cf1" table:formula="of:=([P497]-[T497])/SQRT(((((([Q497]*SQRT([O497]))^2)*([O497]-1))+((([U497]*SQRT([S497]))^2)*([S497]-1)))/([O497]+[S497])))"/>
          <table:table-cell table:style-name="ce32"/>
          <table:table-cell table:style-name="ce33" office:value-type="float" office:value="8956676.0">
            <text:p>8956676</text:p>
          </table:table-cell>
          <table:table-cell table:style-name="ce29"/>
          <table:table-cell table:style-name="ce23" table:formula="of:=ROUND(([L497]-((1.96*[M497])/SQRT([K497])));3)"/>
          <table:table-cell table:style-name="ce23" table:formula="of:=ROUND(([L497]+((1.96*[M497])/SQRT([K497])));3)"/>
          <table:table-cell table:style-name="ce23" table:formula="of:=ROUND(([P497]-((1.96*[Q497])/SQRT([O497])));3)"/>
          <table:table-cell table:style-name="ce23" table:formula="of:=ROUND(([P497]+((1.96*[Q497])/SQRT([O497])));3)"/>
          <table:table-cell table:style-name="ce23" table:formula="of:=ROUND(([T497]-((1.96*[U497])/SQRT([S497])));3)"/>
          <table:table-cell table:style-name="ce23" table:formula="of:=ROUND(([T497]+((1.96*[U497])/SQRT([S497])));3)"/>
          <table:table-cell table:number-columns-repeated="987"/>
        </table:table-row>
        <table:table-row table:style-name="ro1">
          <table:table-cell table:style-name="ce24" office:value-type="string">
            <text:p>andrew</text:p>
          </table:table-cell>
          <table:table-cell table:style-name="ce25" office:value-type="string">
            <text:p>Strobeletal2007genetic.pdf</text:p>
          </table:table-cell>
          <table:table-cell table:style-name="ce25" office:value-type="float" office:value="1.7892388E7">
            <text:p>17892388</text:p>
          </table:table-cell>
          <table:table-cell table:style-name="ce26" office:value-type="string">
            <text:p>5-HTT</text:p>
          </table:table-cell>
          <table:table-cell table:style-name="ce26" office:value-type="string">
            <text:p>5-HTTLPR</text:p>
          </table:table-cell>
          <table:table-cell table:style-name="ce26" office:value-type="string">
            <text:p>AX-CPT</text:p>
          </table:table-cell>
          <table:table-cell table:style-name="ce26" office:value-type="string">
            <text:p>By hit rate</text:p>
          </table:table-cell>
          <table:table-cell table:style-name="ce27" office:value-type="string">
            <text:p>attention</text:p>
          </table:table-cell>
          <table:table-cell table:style-name="ce28" office:value-type="string">
            <text:p>SEM</text:p>
          </table:table-cell>
          <table:table-cell table:style-name="ce29" office:value-type="string">
            <text:p>short/short</text:p>
          </table:table-cell>
          <table:table-cell table:style-name="ce29" office:value-type="float" office:value="10.0">
            <text:p>10</text:p>
          </table:table-cell>
          <table:table-cell table:style-name="ce29" office:value-type="float" office:value="99.5">
            <text:p>99.5</text:p>
          </table:table-cell>
          <table:table-cell table:style-name="ce29" office:value-type="float" office:value="0.4">
            <text:p>0.4</text:p>
          </table:table-cell>
          <table:table-cell table:style-name="ce25" office:value-type="string">
            <text:p>long/short</text:p>
          </table:table-cell>
          <table:table-cell table:style-name="ce25" office:value-type="float" office:value="40.0">
            <text:p>40</text:p>
          </table:table-cell>
          <table:table-cell table:style-name="ce25" office:value-type="float" office:value="99.5">
            <text:p>99.5</text:p>
          </table:table-cell>
          <table:table-cell table:style-name="ce25" office:value-type="float" office:value="0.2">
            <text:p>0.2</text:p>
          </table:table-cell>
          <table:table-cell table:style-name="ce30" office:value-type="string">
            <text:p>long/long</text:p>
          </table:table-cell>
          <table:table-cell table:style-name="ce30" office:value-type="float" office:value="35.0">
            <text:p>35</text:p>
          </table:table-cell>
          <table:table-cell table:style-name="ce30" office:value-type="float" office:value="99.9">
            <text:p>99.9</text:p>
          </table:table-cell>
          <table:table-cell table:style-name="ce30" office:value-type="float" office:value="0.2">
            <text:p>0.2</text:p>
          </table:table-cell>
          <table:table-cell table:number-columns-repeated="4" table:style-name="ce29"/>
          <table:table-cell table:style-name="cf1" table:formula="of:=([L498]-[P498])/SQRT(((((([M498]*SQRT([K498]))^2)*([K498]-1))+((([Q498]*SQRT([O498]))^2)*([O498]-1)))/([K498]+[O498])))"/>
          <table:table-cell table:style-name="cf1" table:formula="of:=([L498]-[T498])/SQRT(((((([M498]*SQRT([K498]))^2)*([K498]-1))+((([U498]*SQRT([S498]))^2)*([S498]-1)))/([K498]+[S498])))"/>
          <table:table-cell table:style-name="cf1" table:formula="of:=([P498]-[T498])/SQRT(((((([Q498]*SQRT([O498]))^2)*([O498]-1))+((([U498]*SQRT([S498]))^2)*([S498]-1)))/([O498]+[S498])))"/>
          <table:table-cell table:style-name="ce32"/>
          <table:table-cell table:style-name="ce33" office:value-type="float" office:value="8956676.0">
            <text:p>8956676</text:p>
          </table:table-cell>
          <table:table-cell table:style-name="ce29"/>
          <table:table-cell table:style-name="ce23" table:formula="of:=ROUND(([L498]-((1.96*[M498])/SQRT([K498])));3)"/>
          <table:table-cell table:style-name="ce23" table:formula="of:=ROUND(([L498]+((1.96*[M498])/SQRT([K498])));3)"/>
          <table:table-cell table:style-name="ce23" table:formula="of:=ROUND(([P498]-((1.96*[Q498])/SQRT([O498])));3)"/>
          <table:table-cell table:style-name="ce23" table:formula="of:=ROUND(([P498]+((1.96*[Q498])/SQRT([O498])));3)"/>
          <table:table-cell table:style-name="ce23" table:formula="of:=ROUND(([T498]-((1.96*[U498])/SQRT([S498])));3)"/>
          <table:table-cell table:style-name="ce23" table:formula="of:=ROUND(([T498]+((1.96*[U498])/SQRT([S498])));3)"/>
          <table:table-cell table:number-columns-repeated="987"/>
        </table:table-row>
        <table:table-row table:style-name="ro3">
          <table:table-cell table:style-name="ce24" office:value-type="string">
            <text:p>Nic</text:p>
          </table:table-cell>
          <table:table-cell table:style-name="ce25"/>
          <table:table-cell table:style-name="ce25" office:value-type="float" office:value="1.6026865E7">
            <text:p>16026865</text:p>
          </table:table-cell>
          <table:table-cell table:style-name="ce26" office:value-type="string">
            <text:p>COMT,DRD2</text:p>
          </table:table-cell>
          <table:table-cell table:style-name="ce26" office:value-type="string">
            <text:p>rs4680,rs1800497</text:p>
          </table:table-cell>
          <table:table-cell table:style-name="ce26" office:value-type="string">
            <text:p>CFF</text:p>
          </table:table-cell>
          <table:table-cell table:style-name="ce26" office:value-type="string">
            <text:p>Score</text:p>
          </table:table-cell>
          <table:table-cell table:style-name="ce27" office:value-type="string">
            <text:p>attention</text:p>
          </table:table-cell>
          <table:table-cell table:style-name="ce28" office:value-type="string">
            <text:p>SEM</text:p>
          </table:table-cell>
          <table:table-cell table:style-name="ce35" office:value-type="string">
            <text:p>G/G,DRD2A1-</text:p>
          </table:table-cell>
          <table:table-cell table:style-name="ce35" office:value-type="float" office:value="16.0">
            <text:p>16</text:p>
          </table:table-cell>
          <table:table-cell table:style-name="ce35" office:value-type="float" office:value="32.6">
            <text:p>32.6</text:p>
          </table:table-cell>
          <table:table-cell table:style-name="ce35" office:value-type="float" office:value="0.4">
            <text:p>0.4</text:p>
          </table:table-cell>
          <table:table-cell table:style-name="ce36" office:value-type="string">
            <text:p>G/A,DRD2A1-</text:p>
          </table:table-cell>
          <table:table-cell table:style-name="ce36" office:value-type="float" office:value="16.0">
            <text:p>16</text:p>
          </table:table-cell>
          <table:table-cell table:style-name="ce36" office:value-type="float" office:value="33.39">
            <text:p>33.39</text:p>
          </table:table-cell>
          <table:table-cell table:style-name="ce36" office:value-type="float" office:value="0.83">
            <text:p>0.83</text:p>
          </table:table-cell>
          <table:table-cell table:style-name="ce38" office:value-type="string">
            <text:p>A/A,DRD2A1-</text:p>
          </table:table-cell>
          <table:table-cell table:style-name="ce30" office:value-type="float" office:value="16.0">
            <text:p>16</text:p>
          </table:table-cell>
          <table:table-cell table:style-name="ce30" office:value-type="float" office:value="33.99">
            <text:p>33.99</text:p>
          </table:table-cell>
          <table:table-cell table:style-name="ce30" office:value-type="float" office:value="0.76">
            <text:p>0.76</text:p>
          </table:table-cell>
          <table:table-cell table:number-columns-repeated="3" table:style-name="ce29"/>
          <table:table-cell table:style-name="ce29" office:value-type="string">
            <text:p>no</text:p>
          </table:table-cell>
          <table:table-cell table:style-name="cf1" table:formula="of:=([L499]-[P499])/SQRT(((((([M499]*SQRT([K499]))^2)*([K499]-1))+((([Q499]*SQRT([O499]))^2)*([O499]-1)))/([K499]+[O499])))"/>
          <table:table-cell table:style-name="cf1" table:formula="of:=([L499]-[T499])/SQRT(((((([M499]*SQRT([K499]))^2)*([K499]-1))+((([U499]*SQRT([S499]))^2)*([S499]-1)))/([K499]+[S499])))"/>
          <table:table-cell table:style-name="cf1" table:formula="of:=([P499]-[T499])/SQRT(((((([Q499]*SQRT([O499]))^2)*([O499]-1))+((([U499]*SQRT([S499]))^2)*([S499]-1)))/([O499]+[S499])))"/>
          <table:table-cell table:style-name="ce32"/>
          <table:table-cell table:style-name="ce33"/>
          <table:table-cell table:style-name="ce29"/>
          <table:table-cell table:style-name="ce23" table:formula="of:=ROUND(([L499]-((1.96*[M499])/SQRT([K499])));3)"/>
          <table:table-cell table:style-name="ce23" table:formula="of:=ROUND(([L499]+((1.96*[M499])/SQRT([K499])));3)"/>
          <table:table-cell table:style-name="ce23" table:formula="of:=ROUND(([P499]-((1.96*[Q499])/SQRT([O499])));3)"/>
          <table:table-cell table:style-name="ce23" table:formula="of:=ROUND(([P499]+((1.96*[Q499])/SQRT([O499])));3)"/>
          <table:table-cell table:style-name="ce23" table:formula="of:=ROUND(([T499]-((1.96*[U499])/SQRT([S499])));3)"/>
          <table:table-cell table:style-name="ce23" table:formula="of:=ROUND(([T499]+((1.96*[U499])/SQRT([S499])));3)"/>
          <table:table-cell table:number-columns-repeated="987"/>
        </table:table-row>
        <table:table-row table:style-name="ro3">
          <table:table-cell table:style-name="ce24" office:value-type="string">
            <text:p>Nic</text:p>
          </table:table-cell>
          <table:table-cell table:style-name="ce25"/>
          <table:table-cell table:style-name="ce25" office:value-type="float" office:value="1.6026865E7">
            <text:p>16026865</text:p>
          </table:table-cell>
          <table:table-cell table:style-name="ce26" office:value-type="string">
            <text:p>COMT,DRD2</text:p>
          </table:table-cell>
          <table:table-cell table:style-name="ce26" office:value-type="string">
            <text:p>rs4680,rs1800497</text:p>
          </table:table-cell>
          <table:table-cell table:style-name="ce26" office:value-type="string">
            <text:p>CFF</text:p>
          </table:table-cell>
          <table:table-cell table:style-name="ce26" office:value-type="string">
            <text:p>Score</text:p>
          </table:table-cell>
          <table:table-cell table:style-name="ce27" office:value-type="string">
            <text:p>attention</text:p>
          </table:table-cell>
          <table:table-cell table:style-name="ce28" office:value-type="string">
            <text:p>SEM</text:p>
          </table:table-cell>
          <table:table-cell table:style-name="ce35" office:value-type="string">
            <text:p>G/G,DRD2A1+</text:p>
          </table:table-cell>
          <table:table-cell table:style-name="ce35" office:value-type="float" office:value="16.0">
            <text:p>16</text:p>
          </table:table-cell>
          <table:table-cell table:style-name="ce35" office:value-type="float" office:value="33.79">
            <text:p>33.79</text:p>
          </table:table-cell>
          <table:table-cell table:style-name="ce35" office:value-type="float" office:value="0.73">
            <text:p>0.73</text:p>
          </table:table-cell>
          <table:table-cell table:style-name="ce36" office:value-type="string">
            <text:p>G/A,DRD2A1+</text:p>
          </table:table-cell>
          <table:table-cell table:style-name="ce36" office:value-type="float" office:value="16.0">
            <text:p>16</text:p>
          </table:table-cell>
          <table:table-cell table:style-name="ce36" office:value-type="float" office:value="32.42">
            <text:p>32.42</text:p>
          </table:table-cell>
          <table:table-cell table:style-name="ce36" office:value-type="float" office:value="0.34">
            <text:p>0.34</text:p>
          </table:table-cell>
          <table:table-cell table:style-name="ce38" office:value-type="string">
            <text:p>A/A,DRD2A1+</text:p>
          </table:table-cell>
          <table:table-cell table:style-name="ce30" office:value-type="float" office:value="16.0">
            <text:p>16</text:p>
          </table:table-cell>
          <table:table-cell table:style-name="ce30" office:value-type="float" office:value="33.5">
            <text:p>33.5</text:p>
          </table:table-cell>
          <table:table-cell table:style-name="ce30" office:value-type="float" office:value="0.89">
            <text:p>0.89</text:p>
          </table:table-cell>
          <table:table-cell table:number-columns-repeated="3" table:style-name="ce29"/>
          <table:table-cell table:style-name="ce29" office:value-type="string">
            <text:p>no</text:p>
          </table:table-cell>
          <table:table-cell table:style-name="cf1" table:formula="of:=([L500]-[P500])/SQRT(((((([M500]*SQRT([K500]))^2)*([K500]-1))+((([Q500]*SQRT([O500]))^2)*([O500]-1)))/([K500]+[O500])))"/>
          <table:table-cell table:style-name="cf1" table:formula="of:=([L500]-[T500])/SQRT(((((([M500]*SQRT([K500]))^2)*([K500]-1))+((([U500]*SQRT([S500]))^2)*([S500]-1)))/([K500]+[S500])))"/>
          <table:table-cell table:style-name="cf1" table:formula="of:=([P500]-[T500])/SQRT(((((([Q500]*SQRT([O500]))^2)*([O500]-1))+((([U500]*SQRT([S500]))^2)*([S500]-1)))/([O500]+[S500])))"/>
          <table:table-cell table:style-name="ce32"/>
          <table:table-cell table:style-name="ce33"/>
          <table:table-cell table:style-name="ce29"/>
          <table:table-cell table:style-name="ce23" table:formula="of:=ROUND(([L500]-((1.96*[M500])/SQRT([K500])));3)"/>
          <table:table-cell table:style-name="ce23" table:formula="of:=ROUND(([L500]+((1.96*[M500])/SQRT([K500])));3)"/>
          <table:table-cell table:style-name="ce23" table:formula="of:=ROUND(([P500]-((1.96*[Q500])/SQRT([O500])));3)"/>
          <table:table-cell table:style-name="ce23" table:formula="of:=ROUND(([P500]+((1.96*[Q500])/SQRT([O500])));3)"/>
          <table:table-cell table:style-name="ce23" table:formula="of:=ROUND(([T500]-((1.96*[U500])/SQRT([S500])));3)"/>
          <table:table-cell table:style-name="ce23" table:formula="of:=ROUND(([T500]+((1.96*[U500])/SQRT([S500])));3)"/>
          <table:table-cell table:number-columns-repeated="987"/>
        </table:table-row>
        <table:table-row table:style-name="ro16">
          <table:table-cell table:style-name="ce24" office:value-type="string">
            <text:p>Nic</text:p>
          </table:table-cell>
          <table:table-cell table:style-name="ce25"/>
          <table:table-cell table:style-name="ce25" office:value-type="float" office:value="1.6026865E7">
            <text:p>16026865</text:p>
          </table:table-cell>
          <table:table-cell table:style-name="ce26" office:value-type="string">
            <text:p>COMT,DRD2</text:p>
          </table:table-cell>
          <table:table-cell table:style-name="ce26" office:value-type="string">
            <text:p>rs4680,rs1800497</text:p>
          </table:table-cell>
          <table:table-cell table:style-name="ce26" office:value-type="string">
            <text:p>Laboratory in cognition and perception v.3.2 attention test battery</text:p>
          </table:table-cell>
          <table:table-cell table:style-name="ce26" office:value-type="string">
            <text:p>Attention number of correct responses</text:p>
          </table:table-cell>
          <table:table-cell table:style-name="ce27" office:value-type="string">
            <text:p>attention</text:p>
          </table:table-cell>
          <table:table-cell table:style-name="ce28" office:value-type="string">
            <text:p>SEM</text:p>
          </table:table-cell>
          <table:table-cell table:style-name="ce35" office:value-type="string">
            <text:p>G/G,DRD2A1-</text:p>
          </table:table-cell>
          <table:table-cell table:style-name="ce35" office:value-type="float" office:value="16.0">
            <text:p>16</text:p>
          </table:table-cell>
          <table:table-cell table:style-name="ce35" office:value-type="float" office:value="13.5">
            <text:p>13.5</text:p>
          </table:table-cell>
          <table:table-cell table:style-name="ce35" office:value-type="float" office:value="0.46">
            <text:p>0.46</text:p>
          </table:table-cell>
          <table:table-cell table:style-name="ce36" office:value-type="string">
            <text:p>G/A,DRD2A1-</text:p>
          </table:table-cell>
          <table:table-cell table:style-name="ce36" office:value-type="float" office:value="16.0">
            <text:p>16</text:p>
          </table:table-cell>
          <table:table-cell table:style-name="ce36" office:value-type="float" office:value="13.38">
            <text:p>13.38</text:p>
          </table:table-cell>
          <table:table-cell table:style-name="ce36" office:value-type="float" office:value="0.55">
            <text:p>0.55</text:p>
          </table:table-cell>
          <table:table-cell table:style-name="ce38" office:value-type="string">
            <text:p>A/A,DRD2A1-</text:p>
          </table:table-cell>
          <table:table-cell table:style-name="ce30" office:value-type="float" office:value="16.0">
            <text:p>16</text:p>
          </table:table-cell>
          <table:table-cell table:style-name="ce30" office:value-type="float" office:value="13.44">
            <text:p>13.44</text:p>
          </table:table-cell>
          <table:table-cell table:style-name="ce30" office:value-type="float" office:value="0.41">
            <text:p>0.41</text:p>
          </table:table-cell>
          <table:table-cell table:number-columns-repeated="3" table:style-name="ce29"/>
          <table:table-cell table:style-name="ce29" office:value-type="string">
            <text:p>no</text:p>
          </table:table-cell>
          <table:table-cell table:style-name="cf1" table:formula="of:=([L501]-[P501])/SQRT(((((([M501]*SQRT([K501]))^2)*([K501]-1))+((([Q501]*SQRT([O501]))^2)*([O501]-1)))/([K501]+[O501])))"/>
          <table:table-cell table:style-name="cf1" table:formula="of:=([L501]-[T501])/SQRT(((((([M501]*SQRT([K501]))^2)*([K501]-1))+((([U501]*SQRT([S501]))^2)*([S501]-1)))/([K501]+[S501])))"/>
          <table:table-cell table:style-name="cf1" table:formula="of:=([P501]-[T501])/SQRT(((((([Q501]*SQRT([O501]))^2)*([O501]-1))+((([U501]*SQRT([S501]))^2)*([S501]-1)))/([O501]+[S501])))"/>
          <table:table-cell table:style-name="ce32"/>
          <table:table-cell table:style-name="ce33"/>
          <table:table-cell table:style-name="ce29"/>
          <table:table-cell table:style-name="ce23" table:formula="of:=ROUND(([L501]-((1.96*[M501])/SQRT([K501])));3)"/>
          <table:table-cell table:style-name="ce23" table:formula="of:=ROUND(([L501]+((1.96*[M501])/SQRT([K501])));3)"/>
          <table:table-cell table:style-name="ce23" table:formula="of:=ROUND(([P501]-((1.96*[Q501])/SQRT([O501])));3)"/>
          <table:table-cell table:style-name="ce23" table:formula="of:=ROUND(([P501]+((1.96*[Q501])/SQRT([O501])));3)"/>
          <table:table-cell table:style-name="ce23" table:formula="of:=ROUND(([T501]-((1.96*[U501])/SQRT([S501])));3)"/>
          <table:table-cell table:style-name="ce23" table:formula="of:=ROUND(([T501]+((1.96*[U501])/SQRT([S501])));3)"/>
          <table:table-cell table:number-columns-repeated="987"/>
        </table:table-row>
        <table:table-row table:style-name="ro16">
          <table:table-cell table:style-name="ce24" office:value-type="string">
            <text:p>Nic</text:p>
          </table:table-cell>
          <table:table-cell table:style-name="ce25"/>
          <table:table-cell table:style-name="ce25" office:value-type="float" office:value="1.6026865E7">
            <text:p>16026865</text:p>
          </table:table-cell>
          <table:table-cell table:style-name="ce26" office:value-type="string">
            <text:p>COMT,DRD2</text:p>
          </table:table-cell>
          <table:table-cell table:style-name="ce26" office:value-type="string">
            <text:p>rs4680,rs1800497</text:p>
          </table:table-cell>
          <table:table-cell table:style-name="ce26" office:value-type="string">
            <text:p>Laboratory in cognition and perception v.3.2 attention test battery</text:p>
          </table:table-cell>
          <table:table-cell table:style-name="ce26" office:value-type="string">
            <text:p>Attention number of correct responses</text:p>
          </table:table-cell>
          <table:table-cell table:style-name="ce27" office:value-type="string">
            <text:p>attention</text:p>
          </table:table-cell>
          <table:table-cell table:style-name="ce28" office:value-type="string">
            <text:p>SEM</text:p>
          </table:table-cell>
          <table:table-cell table:style-name="ce35" office:value-type="string">
            <text:p>G/G,DRD2A1+</text:p>
          </table:table-cell>
          <table:table-cell table:style-name="ce35" office:value-type="float" office:value="16.0">
            <text:p>16</text:p>
          </table:table-cell>
          <table:table-cell table:style-name="ce35" office:value-type="float" office:value="14.44">
            <text:p>14.44</text:p>
          </table:table-cell>
          <table:table-cell table:style-name="ce35" office:value-type="float" office:value="0.44">
            <text:p>0.44</text:p>
          </table:table-cell>
          <table:table-cell table:style-name="ce36" office:value-type="string">
            <text:p>G/A,DRD2A1+</text:p>
          </table:table-cell>
          <table:table-cell table:style-name="ce36" office:value-type="float" office:value="16.0">
            <text:p>16</text:p>
          </table:table-cell>
          <table:table-cell table:style-name="ce36" office:value-type="float" office:value="13.81">
            <text:p>13.81</text:p>
          </table:table-cell>
          <table:table-cell table:style-name="ce36" office:value-type="float" office:value="0.53">
            <text:p>0.53</text:p>
          </table:table-cell>
          <table:table-cell table:style-name="ce38" office:value-type="string">
            <text:p>A/A,DRD2A1+</text:p>
          </table:table-cell>
          <table:table-cell table:style-name="ce30" office:value-type="float" office:value="16.0">
            <text:p>16</text:p>
          </table:table-cell>
          <table:table-cell table:style-name="ce30" office:value-type="float" office:value="13.69">
            <text:p>13.69</text:p>
          </table:table-cell>
          <table:table-cell table:style-name="ce30" office:value-type="float" office:value="0.52">
            <text:p>0.52</text:p>
          </table:table-cell>
          <table:table-cell table:number-columns-repeated="3" table:style-name="ce29"/>
          <table:table-cell table:style-name="ce29" office:value-type="string">
            <text:p>no</text:p>
          </table:table-cell>
          <table:table-cell table:style-name="cf1" table:formula="of:=([L502]-[P502])/SQRT(((((([M502]*SQRT([K502]))^2)*([K502]-1))+((([Q502]*SQRT([O502]))^2)*([O502]-1)))/([K502]+[O502])))"/>
          <table:table-cell table:style-name="cf1" table:formula="of:=([L502]-[T502])/SQRT(((((([M502]*SQRT([K502]))^2)*([K502]-1))+((([U502]*SQRT([S502]))^2)*([S502]-1)))/([K502]+[S502])))"/>
          <table:table-cell table:style-name="cf1" table:formula="of:=([P502]-[T502])/SQRT(((((([Q502]*SQRT([O502]))^2)*([O502]-1))+((([U502]*SQRT([S502]))^2)*([S502]-1)))/([O502]+[S502])))"/>
          <table:table-cell table:style-name="ce32"/>
          <table:table-cell table:style-name="ce33"/>
          <table:table-cell table:style-name="ce29"/>
          <table:table-cell table:style-name="ce23" table:formula="of:=ROUND(([L502]-((1.96*[M502])/SQRT([K502])));3)"/>
          <table:table-cell table:style-name="ce23" table:formula="of:=ROUND(([L502]+((1.96*[M502])/SQRT([K502])));3)"/>
          <table:table-cell table:style-name="ce23" table:formula="of:=ROUND(([P502]-((1.96*[Q502])/SQRT([O502])));3)"/>
          <table:table-cell table:style-name="ce23" table:formula="of:=ROUND(([P502]+((1.96*[Q502])/SQRT([O502])));3)"/>
          <table:table-cell table:style-name="ce23" table:formula="of:=ROUND(([T502]-((1.96*[U502])/SQRT([S502])));3)"/>
          <table:table-cell table:style-name="ce23" table:formula="of:=ROUND(([T502]+((1.96*[U502])/SQRT([S502])));3)"/>
          <table:table-cell table:number-columns-repeated="987"/>
        </table:table-row>
        <table:table-row table:style-name="ro1">
          <table:table-cell table:style-name="ce24" office:value-type="string">
            <text:p>Nic</text:p>
          </table:table-cell>
          <table:table-cell table:style-name="ce25"/>
          <table:table-cell table:style-name="ce25" office:value-type="float" office:value="1.6026865E7">
            <text:p>16026865</text:p>
          </table:table-cell>
          <table:table-cell table:style-name="ce26" office:value-type="string">
            <text:p>COMT,DRD2</text:p>
          </table:table-cell>
          <table:table-cell table:style-name="ce26" office:value-type="string">
            <text:p>rs4680,rs1800497</text:p>
          </table:table-cell>
          <table:table-cell table:style-name="ce26" office:value-type="string">
            <text:p>Reaction test</text:p>
          </table:table-cell>
          <table:table-cell table:style-name="ce26" office:value-type="string">
            <text:p>Reaction time, lift-off time (ms)</text:p>
          </table:table-cell>
          <table:table-cell table:style-name="ce27" office:value-type="string">
            <text:p>attention</text:p>
          </table:table-cell>
          <table:table-cell table:style-name="ce28" office:value-type="string">
            <text:p>SEM</text:p>
          </table:table-cell>
          <table:table-cell table:style-name="ce35" office:value-type="string">
            <text:p>G/G,DRD2A1-</text:p>
          </table:table-cell>
          <table:table-cell table:style-name="ce35" office:value-type="float" office:value="16.0">
            <text:p>16</text:p>
          </table:table-cell>
          <table:table-cell table:style-name="ce35" office:value-type="float" office:value="348.3">
            <text:p>348.3</text:p>
          </table:table-cell>
          <table:table-cell table:style-name="ce35" office:value-type="float" office:value="9.81">
            <text:p>9.81</text:p>
          </table:table-cell>
          <table:table-cell table:style-name="ce36" office:value-type="string">
            <text:p>G/A,DRD2A1-</text:p>
          </table:table-cell>
          <table:table-cell table:style-name="ce36" office:value-type="float" office:value="16.0">
            <text:p>16</text:p>
          </table:table-cell>
          <table:table-cell table:style-name="ce36" office:value-type="float" office:value="354.45">
            <text:p>354.45</text:p>
          </table:table-cell>
          <table:table-cell table:style-name="ce36" office:value-type="float" office:value="14.85">
            <text:p>14.85</text:p>
          </table:table-cell>
          <table:table-cell table:style-name="ce38" office:value-type="string">
            <text:p>A/A,DRD2A1-</text:p>
          </table:table-cell>
          <table:table-cell table:style-name="ce30" office:value-type="float" office:value="16.0">
            <text:p>16</text:p>
          </table:table-cell>
          <table:table-cell table:style-name="ce30" office:value-type="float" office:value="352.7">
            <text:p>352.7</text:p>
          </table:table-cell>
          <table:table-cell table:style-name="ce30" office:value-type="float" office:value="14.38">
            <text:p>14.38</text:p>
          </table:table-cell>
          <table:table-cell table:number-columns-repeated="3" table:style-name="ce29"/>
          <table:table-cell table:style-name="ce29" office:value-type="string">
            <text:p>no</text:p>
          </table:table-cell>
          <table:table-cell table:style-name="cf1" table:formula="of:=([L503]-[P503])/SQRT(((((([M503]*SQRT([K503]))^2)*([K503]-1))+((([Q503]*SQRT([O503]))^2)*([O503]-1)))/([K503]+[O503])))"/>
          <table:table-cell table:style-name="cf1" table:formula="of:=([L503]-[T503])/SQRT(((((([M503]*SQRT([K503]))^2)*([K503]-1))+((([U503]*SQRT([S503]))^2)*([S503]-1)))/([K503]+[S503])))"/>
          <table:table-cell table:style-name="cf1" table:formula="of:=([P503]-[T503])/SQRT(((((([Q503]*SQRT([O503]))^2)*([O503]-1))+((([U503]*SQRT([S503]))^2)*([S503]-1)))/([O503]+[S503])))"/>
          <table:table-cell table:style-name="ce32"/>
          <table:table-cell table:style-name="ce33"/>
          <table:table-cell table:style-name="ce29"/>
          <table:table-cell table:style-name="ce23" table:formula="of:=ROUND(([L503]-((1.96*[M503])/SQRT([K503])));3)"/>
          <table:table-cell table:style-name="ce23" table:formula="of:=ROUND(([L503]+((1.96*[M503])/SQRT([K503])));3)"/>
          <table:table-cell table:style-name="ce23" table:formula="of:=ROUND(([P503]-((1.96*[Q503])/SQRT([O503])));3)"/>
          <table:table-cell table:style-name="ce23" table:formula="of:=ROUND(([P503]+((1.96*[Q503])/SQRT([O503])));3)"/>
          <table:table-cell table:style-name="ce23" table:formula="of:=ROUND(([T503]-((1.96*[U503])/SQRT([S503])));3)"/>
          <table:table-cell table:style-name="ce23" table:formula="of:=ROUND(([T503]+((1.96*[U503])/SQRT([S503])));3)"/>
          <table:table-cell table:number-columns-repeated="987"/>
        </table:table-row>
        <table:table-row table:style-name="ro1">
          <table:table-cell table:style-name="ce24" office:value-type="string">
            <text:p>Nic</text:p>
          </table:table-cell>
          <table:table-cell table:style-name="ce25"/>
          <table:table-cell table:style-name="ce25" office:value-type="float" office:value="1.6026865E7">
            <text:p>16026865</text:p>
          </table:table-cell>
          <table:table-cell table:style-name="ce26" office:value-type="string">
            <text:p>COMT,DRD2</text:p>
          </table:table-cell>
          <table:table-cell table:style-name="ce26" office:value-type="string">
            <text:p>rs4680,rs1800497</text:p>
          </table:table-cell>
          <table:table-cell table:style-name="ce26" office:value-type="string">
            <text:p>Reaction test</text:p>
          </table:table-cell>
          <table:table-cell table:style-name="ce26" office:value-type="string">
            <text:p>Reaction time, lift-off time (ms)</text:p>
          </table:table-cell>
          <table:table-cell table:style-name="ce27" office:value-type="string">
            <text:p>attention</text:p>
          </table:table-cell>
          <table:table-cell table:style-name="ce28" office:value-type="string">
            <text:p>SEM</text:p>
          </table:table-cell>
          <table:table-cell table:style-name="ce35" office:value-type="string">
            <text:p>G/G,DRD2A1+</text:p>
          </table:table-cell>
          <table:table-cell table:style-name="ce35" office:value-type="float" office:value="16.0">
            <text:p>16</text:p>
          </table:table-cell>
          <table:table-cell table:style-name="ce35" office:value-type="float" office:value="354.85">
            <text:p>354.85</text:p>
          </table:table-cell>
          <table:table-cell table:style-name="ce35" office:value-type="float" office:value="11.66">
            <text:p>11.66</text:p>
          </table:table-cell>
          <table:table-cell table:style-name="ce36" office:value-type="string">
            <text:p>G/A,DRD2A1+</text:p>
          </table:table-cell>
          <table:table-cell table:style-name="ce36" office:value-type="float" office:value="16.0">
            <text:p>16</text:p>
          </table:table-cell>
          <table:table-cell table:style-name="ce36" office:value-type="float" office:value="346.55">
            <text:p>346.55</text:p>
          </table:table-cell>
          <table:table-cell table:style-name="ce36" office:value-type="float" office:value="7.53">
            <text:p>7.53</text:p>
          </table:table-cell>
          <table:table-cell table:style-name="ce38" office:value-type="string">
            <text:p>A/A,DRD2A1+</text:p>
          </table:table-cell>
          <table:table-cell table:style-name="ce30" office:value-type="float" office:value="16.0">
            <text:p>16</text:p>
          </table:table-cell>
          <table:table-cell table:style-name="ce30" office:value-type="float" office:value="341.16">
            <text:p>341.16</text:p>
          </table:table-cell>
          <table:table-cell table:style-name="ce30" office:value-type="float" office:value="10.93">
            <text:p>10.93</text:p>
          </table:table-cell>
          <table:table-cell table:number-columns-repeated="3" table:style-name="ce29"/>
          <table:table-cell table:style-name="ce29" office:value-type="string">
            <text:p>no</text:p>
          </table:table-cell>
          <table:table-cell table:style-name="cf1" table:formula="of:=([L504]-[P504])/SQRT(((((([M504]*SQRT([K504]))^2)*([K504]-1))+((([Q504]*SQRT([O504]))^2)*([O504]-1)))/([K504]+[O504])))"/>
          <table:table-cell table:style-name="cf1" table:formula="of:=([L504]-[T504])/SQRT(((((([M504]*SQRT([K504]))^2)*([K504]-1))+((([U504]*SQRT([S504]))^2)*([S504]-1)))/([K504]+[S504])))"/>
          <table:table-cell table:style-name="cf1" table:formula="of:=([P504]-[T504])/SQRT(((((([Q504]*SQRT([O504]))^2)*([O504]-1))+((([U504]*SQRT([S504]))^2)*([S504]-1)))/([O504]+[S504])))"/>
          <table:table-cell table:style-name="ce32"/>
          <table:table-cell table:style-name="ce33"/>
          <table:table-cell table:style-name="ce29"/>
          <table:table-cell table:style-name="ce23" table:formula="of:=ROUND(([L504]-((1.96*[M504])/SQRT([K504])));3)"/>
          <table:table-cell table:style-name="ce23" table:formula="of:=ROUND(([L504]+((1.96*[M504])/SQRT([K504])));3)"/>
          <table:table-cell table:style-name="ce23" table:formula="of:=ROUND(([P504]-((1.96*[Q504])/SQRT([O504])));3)"/>
          <table:table-cell table:style-name="ce23" table:formula="of:=ROUND(([P504]+((1.96*[Q504])/SQRT([O504])));3)"/>
          <table:table-cell table:style-name="ce23" table:formula="of:=ROUND(([T504]-((1.96*[U504])/SQRT([S504])));3)"/>
          <table:table-cell table:style-name="ce23" table:formula="of:=ROUND(([T504]+((1.96*[U504])/SQRT([S504])));3)"/>
          <table:table-cell table:number-columns-repeated="987"/>
        </table:table-row>
        <table:table-row table:style-name="ro5">
          <table:table-cell table:style-name="ce24" office:value-type="string">
            <text:p>Nic</text:p>
          </table:table-cell>
          <table:table-cell table:style-name="ce25"/>
          <table:table-cell table:style-name="ce25" office:value-type="float" office:value="1.6026865E7">
            <text:p>16026865</text:p>
          </table:table-cell>
          <table:table-cell table:style-name="ce26" office:value-type="string">
            <text:p>COMT,DRD2</text:p>
          </table:table-cell>
          <table:table-cell table:style-name="ce26" office:value-type="string">
            <text:p>rs4680,rs1800497</text:p>
          </table:table-cell>
          <table:table-cell table:style-name="ce26" office:value-type="string">
            <text:p>Reaction test</text:p>
          </table:table-cell>
          <table:table-cell table:style-name="ce26" office:value-type="string">
            <text:p>Reaction time, movement time (ms)</text:p>
          </table:table-cell>
          <table:table-cell table:style-name="ce27" office:value-type="string">
            <text:p>attention</text:p>
          </table:table-cell>
          <table:table-cell table:style-name="ce28" office:value-type="string">
            <text:p>SEM</text:p>
          </table:table-cell>
          <table:table-cell table:style-name="ce35" office:value-type="string">
            <text:p>G/G,DRD2A1-</text:p>
          </table:table-cell>
          <table:table-cell table:style-name="ce35" office:value-type="float" office:value="16.0">
            <text:p>16</text:p>
          </table:table-cell>
          <table:table-cell table:style-name="ce35" office:value-type="float" office:value="215.85">
            <text:p>215.85</text:p>
          </table:table-cell>
          <table:table-cell table:style-name="ce35" office:value-type="float" office:value="9.86">
            <text:p>9.86</text:p>
          </table:table-cell>
          <table:table-cell table:style-name="ce36" office:value-type="string">
            <text:p>G/A,DRD2A1-</text:p>
          </table:table-cell>
          <table:table-cell table:style-name="ce36" office:value-type="float" office:value="16.0">
            <text:p>16</text:p>
          </table:table-cell>
          <table:table-cell table:style-name="ce36" office:value-type="float" office:value="207.86">
            <text:p>207.86</text:p>
          </table:table-cell>
          <table:table-cell table:style-name="ce36" office:value-type="float" office:value="9.79">
            <text:p>9.79</text:p>
          </table:table-cell>
          <table:table-cell table:style-name="ce38" office:value-type="string">
            <text:p>A/A,DRD2A1-</text:p>
          </table:table-cell>
          <table:table-cell table:style-name="ce30" office:value-type="float" office:value="16.0">
            <text:p>16</text:p>
          </table:table-cell>
          <table:table-cell table:style-name="ce30" office:value-type="float" office:value="207.51">
            <text:p>207.51</text:p>
          </table:table-cell>
          <table:table-cell table:style-name="ce30" office:value-type="float" office:value="9.1">
            <text:p>9.1</text:p>
          </table:table-cell>
          <table:table-cell table:number-columns-repeated="3" table:style-name="ce29"/>
          <table:table-cell table:style-name="ce29" office:value-type="string">
            <text:p>no</text:p>
          </table:table-cell>
          <table:table-cell table:style-name="cf1" table:formula="of:=([L505]-[P505])/SQRT(((((([M505]*SQRT([K505]))^2)*([K505]-1))+((([Q505]*SQRT([O505]))^2)*([O505]-1)))/([K505]+[O505])))"/>
          <table:table-cell table:style-name="cf1" table:formula="of:=([L505]-[T505])/SQRT(((((([M505]*SQRT([K505]))^2)*([K505]-1))+((([U505]*SQRT([S505]))^2)*([S505]-1)))/([K505]+[S505])))"/>
          <table:table-cell table:style-name="cf1" table:formula="of:=([P505]-[T505])/SQRT(((((([Q505]*SQRT([O505]))^2)*([O505]-1))+((([U505]*SQRT([S505]))^2)*([S505]-1)))/([O505]+[S505])))"/>
          <table:table-cell table:style-name="ce32"/>
          <table:table-cell table:style-name="ce33"/>
          <table:table-cell table:style-name="ce29"/>
          <table:table-cell table:style-name="ce23" table:formula="of:=ROUND(([L505]-((1.96*[M505])/SQRT([K505])));3)"/>
          <table:table-cell table:style-name="ce23" table:formula="of:=ROUND(([L505]+((1.96*[M505])/SQRT([K505])));3)"/>
          <table:table-cell table:style-name="ce23" table:formula="of:=ROUND(([P505]-((1.96*[Q505])/SQRT([O505])));3)"/>
          <table:table-cell table:style-name="ce23" table:formula="of:=ROUND(([P505]+((1.96*[Q505])/SQRT([O505])));3)"/>
          <table:table-cell table:style-name="ce23" table:formula="of:=ROUND(([T505]-((1.96*[U505])/SQRT([S505])));3)"/>
          <table:table-cell table:style-name="ce23" table:formula="of:=ROUND(([T505]+((1.96*[U505])/SQRT([S505])));3)"/>
          <table:table-cell table:number-columns-repeated="987"/>
        </table:table-row>
        <table:table-row table:style-name="ro5">
          <table:table-cell table:style-name="ce24" office:value-type="string">
            <text:p>Nic</text:p>
          </table:table-cell>
          <table:table-cell table:style-name="ce25"/>
          <table:table-cell table:style-name="ce25" office:value-type="float" office:value="1.6026865E7">
            <text:p>16026865</text:p>
          </table:table-cell>
          <table:table-cell table:style-name="ce26" office:value-type="string">
            <text:p>COMT,DRD2</text:p>
          </table:table-cell>
          <table:table-cell table:style-name="ce26" office:value-type="string">
            <text:p>rs4680,rs1800497</text:p>
          </table:table-cell>
          <table:table-cell table:style-name="ce26" office:value-type="string">
            <text:p>Reaction test</text:p>
          </table:table-cell>
          <table:table-cell table:style-name="ce26" office:value-type="string">
            <text:p>Reaction time, movement time (ms)</text:p>
          </table:table-cell>
          <table:table-cell table:style-name="ce27" office:value-type="string">
            <text:p>attention</text:p>
          </table:table-cell>
          <table:table-cell table:style-name="ce28" office:value-type="string">
            <text:p>SEM</text:p>
          </table:table-cell>
          <table:table-cell table:style-name="ce35" office:value-type="string">
            <text:p>G/G,DRD2A1+</text:p>
          </table:table-cell>
          <table:table-cell table:style-name="ce35" office:value-type="float" office:value="16.0">
            <text:p>16</text:p>
          </table:table-cell>
          <table:table-cell table:style-name="ce35" office:value-type="float" office:value="214.07">
            <text:p>214.07</text:p>
          </table:table-cell>
          <table:table-cell table:style-name="ce35" office:value-type="float" office:value="10.6">
            <text:p>10.6</text:p>
          </table:table-cell>
          <table:table-cell table:style-name="ce36" office:value-type="string">
            <text:p>G/A,DRD2A1+</text:p>
          </table:table-cell>
          <table:table-cell table:style-name="ce36" office:value-type="float" office:value="16.0">
            <text:p>16</text:p>
          </table:table-cell>
          <table:table-cell table:style-name="ce36" office:value-type="float" office:value="218.56">
            <text:p>218.56</text:p>
          </table:table-cell>
          <table:table-cell table:style-name="ce36" office:value-type="float" office:value="10.36">
            <text:p>10.36</text:p>
          </table:table-cell>
          <table:table-cell table:style-name="ce38" office:value-type="string">
            <text:p>A/A,DRD2A1+</text:p>
          </table:table-cell>
          <table:table-cell table:style-name="ce30" office:value-type="float" office:value="16.0">
            <text:p>16</text:p>
          </table:table-cell>
          <table:table-cell table:style-name="ce30" office:value-type="float" office:value="191.58">
            <text:p>191.58</text:p>
          </table:table-cell>
          <table:table-cell table:style-name="ce30" office:value-type="float" office:value="8.72">
            <text:p>8.72</text:p>
          </table:table-cell>
          <table:table-cell table:number-columns-repeated="3" table:style-name="ce29"/>
          <table:table-cell table:style-name="ce29" office:value-type="string">
            <text:p>no</text:p>
          </table:table-cell>
          <table:table-cell table:style-name="cf1" table:formula="of:=([L506]-[P506])/SQRT(((((([M506]*SQRT([K506]))^2)*([K506]-1))+((([Q506]*SQRT([O506]))^2)*([O506]-1)))/([K506]+[O506])))"/>
          <table:table-cell table:style-name="cf1" table:formula="of:=([L506]-[T506])/SQRT(((((([M506]*SQRT([K506]))^2)*([K506]-1))+((([U506]*SQRT([S506]))^2)*([S506]-1)))/([K506]+[S506])))"/>
          <table:table-cell table:style-name="cf1" table:formula="of:=([P506]-[T506])/SQRT(((((([Q506]*SQRT([O506]))^2)*([O506]-1))+((([U506]*SQRT([S506]))^2)*([S506]-1)))/([O506]+[S506])))"/>
          <table:table-cell table:style-name="ce32"/>
          <table:table-cell table:style-name="ce33"/>
          <table:table-cell table:style-name="ce29"/>
          <table:table-cell table:style-name="ce23" table:formula="of:=ROUND(([L506]-((1.96*[M506])/SQRT([K506])));3)"/>
          <table:table-cell table:style-name="ce23" table:formula="of:=ROUND(([L506]+((1.96*[M506])/SQRT([K506])));3)"/>
          <table:table-cell table:style-name="ce23" table:formula="of:=ROUND(([P506]-((1.96*[Q506])/SQRT([O506])));3)"/>
          <table:table-cell table:style-name="ce23" table:formula="of:=ROUND(([P506]+((1.96*[Q506])/SQRT([O506])));3)"/>
          <table:table-cell table:style-name="ce23" table:formula="of:=ROUND(([T506]-((1.96*[U506])/SQRT([S506])));3)"/>
          <table:table-cell table:style-name="ce23" table:formula="of:=ROUND(([T506]+((1.96*[U506])/SQRT([S506])));3)"/>
          <table:table-cell table:number-columns-repeated="987"/>
        </table:table-row>
        <table:table-row table:style-name="ro1">
          <table:table-cell table:style-name="ce24" office:value-type="string">
            <text:p>Nic</text:p>
          </table:table-cell>
          <table:table-cell table:style-name="ce25"/>
          <table:table-cell table:style-name="ce25" office:value-type="float" office:value="1.6026865E7">
            <text:p>16026865</text:p>
          </table:table-cell>
          <table:table-cell table:style-name="ce26" office:value-type="string">
            <text:p>COMT,DRD2</text:p>
          </table:table-cell>
          <table:table-cell table:style-name="ce26" office:value-type="string">
            <text:p>rs4680,rs1800497</text:p>
          </table:table-cell>
          <table:table-cell table:style-name="ce26" office:value-type="string">
            <text:p>Time estimation task</text:p>
          </table:table-cell>
          <table:table-cell table:style-name="ce26" office:value-type="string">
            <text:p>Taps / 30 seconds</text:p>
          </table:table-cell>
          <table:table-cell table:style-name="ce27" office:value-type="string">
            <text:p>attention</text:p>
          </table:table-cell>
          <table:table-cell table:style-name="ce28" office:value-type="string">
            <text:p>SEM</text:p>
          </table:table-cell>
          <table:table-cell table:style-name="ce35" office:value-type="string">
            <text:p>G/G,DRD2A1-</text:p>
          </table:table-cell>
          <table:table-cell table:style-name="ce35" office:value-type="float" office:value="16.0">
            <text:p>16</text:p>
          </table:table-cell>
          <table:table-cell table:style-name="ce35" office:value-type="float" office:value="35.81">
            <text:p>35.81</text:p>
          </table:table-cell>
          <table:table-cell table:style-name="ce35" office:value-type="float" office:value="4.55">
            <text:p>4.55</text:p>
          </table:table-cell>
          <table:table-cell table:style-name="ce36" office:value-type="string">
            <text:p>G/A,DRD2A1-</text:p>
          </table:table-cell>
          <table:table-cell table:style-name="ce36" office:value-type="float" office:value="16.0">
            <text:p>16</text:p>
          </table:table-cell>
          <table:table-cell table:style-name="ce36" office:value-type="float" office:value="40.31">
            <text:p>40.31</text:p>
          </table:table-cell>
          <table:table-cell table:style-name="ce36" office:value-type="float" office:value="3.68">
            <text:p>3.68</text:p>
          </table:table-cell>
          <table:table-cell table:style-name="ce38" office:value-type="string">
            <text:p>A/A,DRD2A1-</text:p>
          </table:table-cell>
          <table:table-cell table:style-name="ce30" office:value-type="float" office:value="16.0">
            <text:p>16</text:p>
          </table:table-cell>
          <table:table-cell table:style-name="ce30" office:value-type="float" office:value="32.69">
            <text:p>32.69</text:p>
          </table:table-cell>
          <table:table-cell table:style-name="ce30" office:value-type="float" office:value="2.02">
            <text:p>2.02</text:p>
          </table:table-cell>
          <table:table-cell table:number-columns-repeated="3" table:style-name="ce29"/>
          <table:table-cell table:style-name="ce29" office:value-type="string">
            <text:p>no</text:p>
          </table:table-cell>
          <table:table-cell table:style-name="cf1" table:formula="of:=([L507]-[P507])/SQRT(((((([M507]*SQRT([K507]))^2)*([K507]-1))+((([Q507]*SQRT([O507]))^2)*([O507]-1)))/([K507]+[O507])))"/>
          <table:table-cell table:style-name="cf1" table:formula="of:=([L507]-[T507])/SQRT(((((([M507]*SQRT([K507]))^2)*([K507]-1))+((([U507]*SQRT([S507]))^2)*([S507]-1)))/([K507]+[S507])))"/>
          <table:table-cell table:style-name="cf1" table:formula="of:=([P507]-[T507])/SQRT(((((([Q507]*SQRT([O507]))^2)*([O507]-1))+((([U507]*SQRT([S507]))^2)*([S507]-1)))/([O507]+[S507])))"/>
          <table:table-cell table:style-name="ce32"/>
          <table:table-cell table:style-name="ce33"/>
          <table:table-cell table:style-name="ce29"/>
          <table:table-cell table:style-name="ce23" table:formula="of:=ROUND(([L507]-((1.96*[M507])/SQRT([K507])));3)"/>
          <table:table-cell table:style-name="ce23" table:formula="of:=ROUND(([L507]+((1.96*[M507])/SQRT([K507])));3)"/>
          <table:table-cell table:style-name="ce23" table:formula="of:=ROUND(([P507]-((1.96*[Q507])/SQRT([O507])));3)"/>
          <table:table-cell table:style-name="ce23" table:formula="of:=ROUND(([P507]+((1.96*[Q507])/SQRT([O507])));3)"/>
          <table:table-cell table:style-name="ce23" table:formula="of:=ROUND(([T507]-((1.96*[U507])/SQRT([S507])));3)"/>
          <table:table-cell table:style-name="ce23" table:formula="of:=ROUND(([T507]+((1.96*[U507])/SQRT([S507])));3)"/>
          <table:table-cell table:number-columns-repeated="987"/>
        </table:table-row>
        <table:table-row table:style-name="ro1">
          <table:table-cell table:style-name="ce24" office:value-type="string">
            <text:p>Nic</text:p>
          </table:table-cell>
          <table:table-cell table:style-name="ce25"/>
          <table:table-cell table:style-name="ce25" office:value-type="float" office:value="1.6026865E7">
            <text:p>16026865</text:p>
          </table:table-cell>
          <table:table-cell table:style-name="ce26" office:value-type="string">
            <text:p>COMT,DRD2</text:p>
          </table:table-cell>
          <table:table-cell table:style-name="ce26" office:value-type="string">
            <text:p>rs4680,rs1800497</text:p>
          </table:table-cell>
          <table:table-cell table:style-name="ce26" office:value-type="string">
            <text:p>Time estimation task</text:p>
          </table:table-cell>
          <table:table-cell table:style-name="ce26" office:value-type="string">
            <text:p>Taps / 30 seconds</text:p>
          </table:table-cell>
          <table:table-cell table:style-name="ce27" office:value-type="string">
            <text:p>attention</text:p>
          </table:table-cell>
          <table:table-cell table:style-name="ce28" office:value-type="string">
            <text:p>SEM</text:p>
          </table:table-cell>
          <table:table-cell table:style-name="ce35" office:value-type="string">
            <text:p>G/G,DRD2A1+</text:p>
          </table:table-cell>
          <table:table-cell table:style-name="ce35" office:value-type="float" office:value="16.0">
            <text:p>16</text:p>
          </table:table-cell>
          <table:table-cell table:style-name="ce35" office:value-type="float" office:value="34.25">
            <text:p>34.25</text:p>
          </table:table-cell>
          <table:table-cell table:style-name="ce35" office:value-type="float" office:value="2.54">
            <text:p>2.54</text:p>
          </table:table-cell>
          <table:table-cell table:style-name="ce36" office:value-type="string">
            <text:p>G/A,DRD2A1+</text:p>
          </table:table-cell>
          <table:table-cell table:style-name="ce36" office:value-type="float" office:value="16.0">
            <text:p>16</text:p>
          </table:table-cell>
          <table:table-cell table:style-name="ce36" office:value-type="float" office:value="37.31">
            <text:p>37.31</text:p>
          </table:table-cell>
          <table:table-cell table:style-name="ce36" office:value-type="float" office:value="3.87">
            <text:p>3.87</text:p>
          </table:table-cell>
          <table:table-cell table:style-name="ce38" office:value-type="string">
            <text:p>A/A,DRD2A1+</text:p>
          </table:table-cell>
          <table:table-cell table:style-name="ce30" office:value-type="float" office:value="16.0">
            <text:p>16</text:p>
          </table:table-cell>
          <table:table-cell table:style-name="ce30" office:value-type="float" office:value="29.63">
            <text:p>29.63</text:p>
          </table:table-cell>
          <table:table-cell table:style-name="ce30" office:value-type="float" office:value="1.85">
            <text:p>1.85</text:p>
          </table:table-cell>
          <table:table-cell table:number-columns-repeated="3" table:style-name="ce29"/>
          <table:table-cell table:style-name="ce29" office:value-type="string">
            <text:p>no</text:p>
          </table:table-cell>
          <table:table-cell table:style-name="cf1" table:formula="of:=([L508]-[P508])/SQRT(((((([M508]*SQRT([K508]))^2)*([K508]-1))+((([Q508]*SQRT([O508]))^2)*([O508]-1)))/([K508]+[O508])))"/>
          <table:table-cell table:style-name="cf1" table:formula="of:=([L508]-[T508])/SQRT(((((([M508]*SQRT([K508]))^2)*([K508]-1))+((([U508]*SQRT([S508]))^2)*([S508]-1)))/([K508]+[S508])))"/>
          <table:table-cell table:style-name="cf1" table:formula="of:=([P508]-[T508])/SQRT(((((([Q508]*SQRT([O508]))^2)*([O508]-1))+((([U508]*SQRT([S508]))^2)*([S508]-1)))/([O508]+[S508])))"/>
          <table:table-cell table:style-name="ce32"/>
          <table:table-cell table:style-name="ce33"/>
          <table:table-cell table:style-name="ce29"/>
          <table:table-cell table:style-name="ce23" table:formula="of:=ROUND(([L508]-((1.96*[M508])/SQRT([K508])));3)"/>
          <table:table-cell table:style-name="ce23" table:formula="of:=ROUND(([L508]+((1.96*[M508])/SQRT([K508])));3)"/>
          <table:table-cell table:style-name="ce23" table:formula="of:=ROUND(([P508]-((1.96*[Q508])/SQRT([O508])));3)"/>
          <table:table-cell table:style-name="ce23" table:formula="of:=ROUND(([P508]+((1.96*[Q508])/SQRT([O508])));3)"/>
          <table:table-cell table:style-name="ce23" table:formula="of:=ROUND(([T508]-((1.96*[U508])/SQRT([S508])));3)"/>
          <table:table-cell table:style-name="ce23" table:formula="of:=ROUND(([T508]+((1.96*[U508])/SQRT([S508])));3)"/>
          <table:table-cell table:number-columns-repeated="987"/>
        </table:table-row>
        <table:table-row table:style-name="ro1">
          <table:table-cell table:style-name="ce24" office:value-type="string">
            <text:p>andrew</text:p>
          </table:table-cell>
          <table:table-cell table:style-name="ce25" office:value-type="string">
            <text:p>Strobeletal2007genetic.pdf</text:p>
          </table:table-cell>
          <table:table-cell table:style-name="ce25" office:value-type="float" office:value="1.7892388E7">
            <text:p>17892388</text:p>
          </table:table-cell>
          <table:table-cell table:style-name="ce26" office:value-type="string">
            <text:p>TPH2</text:p>
          </table:table-cell>
          <table:table-cell table:style-name="ce26" office:value-type="string">
            <text:p>rs4570625</text:p>
          </table:table-cell>
          <table:table-cell table:style-name="ce26" office:value-type="string">
            <text:p>AX-CPT</text:p>
          </table:table-cell>
          <table:table-cell table:style-name="ce26" office:value-type="string">
            <text:p>Avg hit rat</text:p>
          </table:table-cell>
          <table:table-cell table:style-name="ce27" office:value-type="string">
            <text:p>attention</text:p>
          </table:table-cell>
          <table:table-cell table:style-name="ce28" office:value-type="string">
            <text:p>SEM</text:p>
          </table:table-cell>
          <table:table-cell table:style-name="ce29" office:value-type="string">
            <text:p>G/G</text:p>
          </table:table-cell>
          <table:table-cell table:style-name="ce29" office:value-type="float" office:value="42.0">
            <text:p>42</text:p>
          </table:table-cell>
          <table:table-cell table:style-name="ce29" office:value-type="float" office:value="98.2">
            <text:p>98.2</text:p>
          </table:table-cell>
          <table:table-cell table:style-name="ce29" office:value-type="float" office:value="0.6">
            <text:p>0.6</text:p>
          </table:table-cell>
          <table:table-cell table:style-name="ce25" office:value-type="string">
            <text:p>T/T,G/T</text:p>
          </table:table-cell>
          <table:table-cell table:style-name="ce25" office:value-type="float" office:value="43.0">
            <text:p>43</text:p>
          </table:table-cell>
          <table:table-cell table:style-name="ce25" office:value-type="float" office:value="97.2">
            <text:p>97.2</text:p>
          </table:table-cell>
          <table:table-cell table:style-name="ce25" office:value-type="float" office:value="0.4">
            <text:p>0.4</text:p>
          </table:table-cell>
          <table:table-cell table:number-columns-repeated="4" table:style-name="ce30"/>
          <table:table-cell table:number-columns-repeated="4" table:style-name="ce29"/>
          <table:table-cell table:style-name="cf1" table:formula="of:=([L509]-[P509])/SQRT(((((([M509]*SQRT([K509]))^2)*([K509]-1))+((([Q509]*SQRT([O509]))^2)*([O509]-1)))/([K509]+[O509])))"/>
          <table:table-cell table:style-name="cf1"/>
          <table:table-cell table:style-name="cf1"/>
          <table:table-cell table:style-name="ce32"/>
          <table:table-cell table:style-name="ce33" office:value-type="float" office:value="8956676.0">
            <text:p>8956676</text:p>
          </table:table-cell>
          <table:table-cell table:style-name="ce29"/>
          <table:table-cell table:style-name="ce23" table:formula="of:=ROUND(([L509]-((1.96*[M509])/SQRT([K509])));3)"/>
          <table:table-cell table:style-name="ce23" table:formula="of:=ROUND(([L509]+((1.96*[M509])/SQRT([K509])));3)"/>
          <table:table-cell table:style-name="ce23" table:formula="of:=ROUND(([P509]-((1.96*[Q509])/SQRT([O509])));3)"/>
          <table:table-cell table:style-name="ce23" table:formula="of:=ROUND(([P509]+((1.96*[Q509])/SQRT([O509])));3)"/>
          <table:table-cell table:number-columns-repeated="989"/>
        </table:table-row>
        <table:table-row table:style-name="ro1">
          <table:table-cell table:style-name="ce24" office:value-type="string">
            <text:p>andrew</text:p>
          </table:table-cell>
          <table:table-cell table:style-name="ce25" office:value-type="string">
            <text:p>Strobeletal2007genetic.pdf</text:p>
          </table:table-cell>
          <table:table-cell table:style-name="ce25" office:value-type="float" office:value="1.7892388E7">
            <text:p>17892388</text:p>
          </table:table-cell>
          <table:table-cell table:style-name="ce26" office:value-type="string">
            <text:p>TPH2</text:p>
          </table:table-cell>
          <table:table-cell table:style-name="ce26" office:value-type="string">
            <text:p>rs4570625</text:p>
          </table:table-cell>
          <table:table-cell table:style-name="ce26" office:value-type="string">
            <text:p>AX-CPT</text:p>
          </table:table-cell>
          <table:table-cell table:style-name="ce26" office:value-type="string">
            <text:p>Ax hit rate</text:p>
          </table:table-cell>
          <table:table-cell table:style-name="ce27" office:value-type="string">
            <text:p>attention</text:p>
          </table:table-cell>
          <table:table-cell table:style-name="ce28" office:value-type="string">
            <text:p>SEM</text:p>
          </table:table-cell>
          <table:table-cell table:style-name="ce29" office:value-type="string">
            <text:p>G/G</text:p>
          </table:table-cell>
          <table:table-cell table:style-name="ce29" office:value-type="float" office:value="42.0">
            <text:p>42</text:p>
          </table:table-cell>
          <table:table-cell table:style-name="ce29" office:value-type="float" office:value="99.7">
            <text:p>99.7</text:p>
          </table:table-cell>
          <table:table-cell table:style-name="ce29" office:value-type="float" office:value="0.2">
            <text:p>0.2</text:p>
          </table:table-cell>
          <table:table-cell table:style-name="ce25" office:value-type="string">
            <text:p>T/T,G/T</text:p>
          </table:table-cell>
          <table:table-cell table:style-name="ce25" office:value-type="float" office:value="43.0">
            <text:p>43</text:p>
          </table:table-cell>
          <table:table-cell table:style-name="ce25" office:value-type="float" office:value="99.1">
            <text:p>99.1</text:p>
          </table:table-cell>
          <table:table-cell table:style-name="ce25" office:value-type="float" office:value="0.2">
            <text:p>0.2</text:p>
          </table:table-cell>
          <table:table-cell table:number-columns-repeated="4" table:style-name="ce30"/>
          <table:table-cell table:number-columns-repeated="4" table:style-name="ce29"/>
          <table:table-cell table:style-name="cf1" table:formula="of:=([L510]-[P510])/SQRT(((((([M510]*SQRT([K510]))^2)*([K510]-1))+((([Q510]*SQRT([O510]))^2)*([O510]-1)))/([K510]+[O510])))"/>
          <table:table-cell table:style-name="cf1"/>
          <table:table-cell table:style-name="cf1"/>
          <table:table-cell table:style-name="ce32"/>
          <table:table-cell table:style-name="ce33" office:value-type="float" office:value="8956676.0">
            <text:p>8956676</text:p>
          </table:table-cell>
          <table:table-cell table:style-name="ce29"/>
          <table:table-cell table:style-name="ce23" table:formula="of:=ROUND(([L510]-((1.96*[M510])/SQRT([K510])));3)"/>
          <table:table-cell table:style-name="ce23" table:formula="of:=ROUND(([L510]+((1.96*[M510])/SQRT([K510])));3)"/>
          <table:table-cell table:style-name="ce23" table:formula="of:=ROUND(([P510]-((1.96*[Q510])/SQRT([O510])));3)"/>
          <table:table-cell table:style-name="ce23" table:formula="of:=ROUND(([P510]+((1.96*[Q510])/SQRT([O510])));3)"/>
          <table:table-cell table:number-columns-repeated="989"/>
        </table:table-row>
        <table:table-row table:style-name="ro1">
          <table:table-cell table:style-name="ce24" office:value-type="string">
            <text:p>andrew</text:p>
          </table:table-cell>
          <table:table-cell table:style-name="ce25" office:value-type="string">
            <text:p>Strobeletal2007genetic.pdf</text:p>
          </table:table-cell>
          <table:table-cell table:style-name="ce25" office:value-type="float" office:value="1.7892388E7">
            <text:p>17892388</text:p>
          </table:table-cell>
          <table:table-cell table:style-name="ce26" office:value-type="string">
            <text:p>TPH2</text:p>
          </table:table-cell>
          <table:table-cell table:style-name="ce26" office:value-type="string">
            <text:p>rs4570625</text:p>
          </table:table-cell>
          <table:table-cell table:style-name="ce26" office:value-type="string">
            <text:p>AX-CPT</text:p>
          </table:table-cell>
          <table:table-cell table:style-name="ce26" office:value-type="string">
            <text:p>Ay hit rate</text:p>
          </table:table-cell>
          <table:table-cell table:style-name="ce27" office:value-type="string">
            <text:p>attention</text:p>
          </table:table-cell>
          <table:table-cell table:style-name="ce28" office:value-type="string">
            <text:p>SEM</text:p>
          </table:table-cell>
          <table:table-cell table:style-name="ce29" office:value-type="string">
            <text:p>G/G</text:p>
          </table:table-cell>
          <table:table-cell table:style-name="ce29" office:value-type="float" office:value="42.0">
            <text:p>42</text:p>
          </table:table-cell>
          <table:table-cell table:style-name="ce29" office:value-type="float" office:value="94.4">
            <text:p>94.4</text:p>
          </table:table-cell>
          <table:table-cell table:style-name="ce29" office:value-type="float" office:value="1.6">
            <text:p>1.6</text:p>
          </table:table-cell>
          <table:table-cell table:style-name="ce25" office:value-type="string">
            <text:p>T/T,G/T</text:p>
          </table:table-cell>
          <table:table-cell table:style-name="ce25" office:value-type="float" office:value="43.0">
            <text:p>43</text:p>
          </table:table-cell>
          <table:table-cell table:style-name="ce25" office:value-type="float" office:value="94.2">
            <text:p>94.2</text:p>
          </table:table-cell>
          <table:table-cell table:style-name="ce25" office:value-type="float" office:value="1.2">
            <text:p>1.2</text:p>
          </table:table-cell>
          <table:table-cell table:number-columns-repeated="4" table:style-name="ce30"/>
          <table:table-cell table:number-columns-repeated="4" table:style-name="ce29"/>
          <table:table-cell table:style-name="cf1" table:formula="of:=([L511]-[P511])/SQRT(((((([M511]*SQRT([K511]))^2)*([K511]-1))+((([Q511]*SQRT([O511]))^2)*([O511]-1)))/([K511]+[O511])))"/>
          <table:table-cell table:style-name="cf1"/>
          <table:table-cell table:style-name="cf1"/>
          <table:table-cell table:style-name="ce32"/>
          <table:table-cell table:style-name="ce33" office:value-type="float" office:value="8956676.0">
            <text:p>8956676</text:p>
          </table:table-cell>
          <table:table-cell table:style-name="ce29"/>
          <table:table-cell table:style-name="ce23" table:formula="of:=ROUND(([L511]-((1.96*[M511])/SQRT([K511])));3)"/>
          <table:table-cell table:style-name="ce23" table:formula="of:=ROUND(([L511]+((1.96*[M511])/SQRT([K511])));3)"/>
          <table:table-cell table:style-name="ce23" table:formula="of:=ROUND(([P511]-((1.96*[Q511])/SQRT([O511])));3)"/>
          <table:table-cell table:style-name="ce23" table:formula="of:=ROUND(([P511]+((1.96*[Q511])/SQRT([O511])));3)"/>
          <table:table-cell table:number-columns-repeated="989"/>
        </table:table-row>
        <table:table-row table:style-name="ro1">
          <table:table-cell table:style-name="ce24" office:value-type="string">
            <text:p>andrew</text:p>
          </table:table-cell>
          <table:table-cell table:style-name="ce25" office:value-type="string">
            <text:p>Strobeletal2007genetic.pdf</text:p>
          </table:table-cell>
          <table:table-cell table:style-name="ce25" office:value-type="float" office:value="1.7892388E7">
            <text:p>17892388</text:p>
          </table:table-cell>
          <table:table-cell table:style-name="ce26" office:value-type="string">
            <text:p>TPH2</text:p>
          </table:table-cell>
          <table:table-cell table:style-name="ce26" office:value-type="string">
            <text:p>rs4570625</text:p>
          </table:table-cell>
          <table:table-cell table:style-name="ce26" office:value-type="string">
            <text:p>AX-CPT</text:p>
          </table:table-cell>
          <table:table-cell table:style-name="ce26" office:value-type="string">
            <text:p>Bx hit rate</text:p>
          </table:table-cell>
          <table:table-cell table:style-name="ce27" office:value-type="string">
            <text:p>attention</text:p>
          </table:table-cell>
          <table:table-cell table:style-name="ce28" office:value-type="string">
            <text:p>SEM</text:p>
          </table:table-cell>
          <table:table-cell table:style-name="ce29" office:value-type="string">
            <text:p>G/G</text:p>
          </table:table-cell>
          <table:table-cell table:style-name="ce29" office:value-type="float" office:value="42.0">
            <text:p>42</text:p>
          </table:table-cell>
          <table:table-cell table:style-name="ce29" office:value-type="float" office:value="98.8">
            <text:p>98.8</text:p>
          </table:table-cell>
          <table:table-cell table:style-name="ce29" office:value-type="float" office:value="1.0">
            <text:p>1</text:p>
          </table:table-cell>
          <table:table-cell table:style-name="ce25" office:value-type="string">
            <text:p>T/T,G/T</text:p>
          </table:table-cell>
          <table:table-cell table:style-name="ce25" office:value-type="float" office:value="43.0">
            <text:p>43</text:p>
          </table:table-cell>
          <table:table-cell table:style-name="ce25" office:value-type="float" office:value="96.2">
            <text:p>96.2</text:p>
          </table:table-cell>
          <table:table-cell table:style-name="ce25" office:value-type="float" office:value="0.8">
            <text:p>0.8</text:p>
          </table:table-cell>
          <table:table-cell table:number-columns-repeated="4" table:style-name="ce30"/>
          <table:table-cell table:number-columns-repeated="4" table:style-name="ce29"/>
          <table:table-cell table:style-name="cf1" table:formula="of:=([L512]-[P512])/SQRT(((((([M512]*SQRT([K512]))^2)*([K512]-1))+((([Q512]*SQRT([O512]))^2)*([O512]-1)))/([K512]+[O512])))"/>
          <table:table-cell table:style-name="cf1"/>
          <table:table-cell table:style-name="cf1"/>
          <table:table-cell table:style-name="ce32"/>
          <table:table-cell table:style-name="ce33" office:value-type="float" office:value="8956676.0">
            <text:p>8956676</text:p>
          </table:table-cell>
          <table:table-cell table:style-name="ce29"/>
          <table:table-cell table:style-name="ce23" table:formula="of:=ROUND(([L512]-((1.96*[M512])/SQRT([K512])));3)"/>
          <table:table-cell table:style-name="ce23" table:formula="of:=ROUND(([L512]+((1.96*[M512])/SQRT([K512])));3)"/>
          <table:table-cell table:style-name="ce23" table:formula="of:=ROUND(([P512]-((1.96*[Q512])/SQRT([O512])));3)"/>
          <table:table-cell table:style-name="ce23" table:formula="of:=ROUND(([P512]+((1.96*[Q512])/SQRT([O512])));3)"/>
          <table:table-cell table:number-columns-repeated="989"/>
        </table:table-row>
        <table:table-row table:style-name="ro1">
          <table:table-cell table:style-name="ce24" office:value-type="string">
            <text:p>andrew</text:p>
          </table:table-cell>
          <table:table-cell table:style-name="ce25" office:value-type="string">
            <text:p>Strobeletal2007genetic.pdf</text:p>
          </table:table-cell>
          <table:table-cell table:style-name="ce25" office:value-type="float" office:value="1.7892388E7">
            <text:p>17892388</text:p>
          </table:table-cell>
          <table:table-cell table:style-name="ce26" office:value-type="string">
            <text:p>TPH2</text:p>
          </table:table-cell>
          <table:table-cell table:style-name="ce26" office:value-type="string">
            <text:p>rs4570625</text:p>
          </table:table-cell>
          <table:table-cell table:style-name="ce26" office:value-type="string">
            <text:p>AX-CPT</text:p>
          </table:table-cell>
          <table:table-cell table:style-name="ce26" office:value-type="string">
            <text:p>By hit rate</text:p>
          </table:table-cell>
          <table:table-cell table:style-name="ce27" office:value-type="string">
            <text:p>attention</text:p>
          </table:table-cell>
          <table:table-cell table:style-name="ce28" office:value-type="string">
            <text:p>SEM</text:p>
          </table:table-cell>
          <table:table-cell table:style-name="ce29" office:value-type="string">
            <text:p>G/G</text:p>
          </table:table-cell>
          <table:table-cell table:style-name="ce29" office:value-type="float" office:value="42.0">
            <text:p>42</text:p>
          </table:table-cell>
          <table:table-cell table:style-name="ce29" office:value-type="float" office:value="99.9">
            <text:p>99.9</text:p>
          </table:table-cell>
          <table:table-cell table:style-name="ce29" office:value-type="float" office:value="0.3">
            <text:p>0.3</text:p>
          </table:table-cell>
          <table:table-cell table:style-name="ce25" office:value-type="string">
            <text:p>T/T,G/T</text:p>
          </table:table-cell>
          <table:table-cell table:style-name="ce25" office:value-type="float" office:value="43.0">
            <text:p>43</text:p>
          </table:table-cell>
          <table:table-cell table:style-name="ce25" office:value-type="float" office:value="99.4">
            <text:p>99.4</text:p>
          </table:table-cell>
          <table:table-cell table:style-name="ce25" office:value-type="float" office:value="0.2">
            <text:p>0.2</text:p>
          </table:table-cell>
          <table:table-cell table:number-columns-repeated="4" table:style-name="ce30"/>
          <table:table-cell table:number-columns-repeated="4" table:style-name="ce29"/>
          <table:table-cell table:style-name="cf1" table:formula="of:=([L513]-[P513])/SQRT(((((([M513]*SQRT([K513]))^2)*([K513]-1))+((([Q513]*SQRT([O513]))^2)*([O513]-1)))/([K513]+[O513])))"/>
          <table:table-cell table:style-name="cf1"/>
          <table:table-cell table:style-name="cf1"/>
          <table:table-cell table:style-name="ce32"/>
          <table:table-cell table:style-name="ce33" office:value-type="float" office:value="8956676.0">
            <text:p>8956676</text:p>
          </table:table-cell>
          <table:table-cell table:style-name="ce29"/>
          <table:table-cell table:style-name="ce23" table:formula="of:=ROUND(([L513]-((1.96*[M513])/SQRT([K513])));3)"/>
          <table:table-cell table:style-name="ce23" table:formula="of:=ROUND(([L513]+((1.96*[M513])/SQRT([K513])));3)"/>
          <table:table-cell table:style-name="ce23" table:formula="of:=ROUND(([P513]-((1.96*[Q513])/SQRT([O513])));3)"/>
          <table:table-cell table:style-name="ce23" table:formula="of:=ROUND(([P513]+((1.96*[Q513])/SQRT([O513])));3)"/>
          <table:table-cell table:number-columns-repeated="989"/>
        </table:table-row>
        <table:table-row table:style-name="ro3">
          <table:table-cell table:style-name="ce24" office:value-type="string">
            <text:p>Andrew</text:p>
          </table:table-cell>
          <table:table-cell table:style-name="ce25"/>
          <table:table-cell table:style-name="ce25" office:value-type="float" office:value="1.2890761E7">
            <text:p>12890761</text:p>
          </table:table-cell>
          <table:table-cell table:style-name="ce26" office:value-type="string">
            <text:p>BDNF</text:p>
          </table:table-cell>
          <table:table-cell table:style-name="ce26" office:value-type="string">
            <text:p>rs6265</text:p>
          </table:table-cell>
          <table:table-cell table:style-name="ce26"/>
          <table:table-cell table:style-name="ce26" office:value-type="string">
            <text:p>IQ</text:p>
          </table:table-cell>
          <table:table-cell table:style-name="ce27" office:value-type="string">
            <text:p>g</text:p>
          </table:table-cell>
          <table:table-cell table:style-name="ce28" office:value-type="string">
            <text:p>SEM</text:p>
          </table:table-cell>
          <table:table-cell table:style-name="ce35" office:value-type="string">
            <text:p>G/G</text:p>
          </table:table-cell>
          <table:table-cell table:style-name="ce35" office:value-type="float" office:value="14.0">
            <text:p>14</text:p>
          </table:table-cell>
          <table:table-cell table:style-name="ce35" office:value-type="float" office:value="110.7">
            <text:p>110.7</text:p>
          </table:table-cell>
          <table:table-cell table:style-name="ce35" office:value-type="float" office:value="1.5">
            <text:p>1.5</text:p>
          </table:table-cell>
          <table:table-cell table:style-name="ce36" office:value-type="string">
            <text:p>A/G,A/A</text:p>
          </table:table-cell>
          <table:table-cell table:style-name="ce36" office:value-type="float" office:value="14.0">
            <text:p>14</text:p>
          </table:table-cell>
          <table:table-cell table:style-name="ce36" office:value-type="float" office:value="108.1">
            <text:p>108.1</text:p>
          </table:table-cell>
          <table:table-cell table:style-name="ce36" office:value-type="float" office:value="2.1">
            <text:p>2.1</text:p>
          </table:table-cell>
          <table:table-cell table:number-columns-repeated="4" table:style-name="ce37"/>
          <table:table-cell table:style-name="ce29" office:value-type="string">
            <text:p>F-test</text:p>
          </table:table-cell>
          <table:table-cell table:style-name="ce29" office:value-type="float" office:value="1.04">
            <text:p>1.04</text:p>
          </table:table-cell>
          <table:table-cell table:style-name="ce29" office:value-type="float" office:value="0.32">
            <text:p>0.32</text:p>
          </table:table-cell>
          <table:table-cell table:style-name="ce29"/>
          <table:table-cell table:style-name="cf1" table:formula="of:=([L514]-[P514])/SQRT(((((([M514]*SQRT([K514]))^2)*([K514]-1))+((([Q514]*SQRT([O514]))^2)*([O514]-1)))/([K514]+[O514])))"/>
          <table:table-cell table:style-name="cf1"/>
          <table:table-cell table:style-name="cf1"/>
          <table:table-cell table:style-name="ce32"/>
          <table:table-cell table:style-name="ce33"/>
          <table:table-cell table:style-name="ce29" office:value-type="string">
            <text:p>F(1,26)</text:p>
          </table:table-cell>
          <table:table-cell table:style-name="ce23" table:formula="of:=ROUND(([L514]-((1.96*[M514])/SQRT([K514])));3)"/>
          <table:table-cell table:style-name="ce23" table:formula="of:=ROUND(([L514]+((1.96*[M514])/SQRT([K514])));3)"/>
          <table:table-cell table:style-name="ce23" table:formula="of:=ROUND(([P514]-((1.96*[Q514])/SQRT([O514])));3)"/>
          <table:table-cell table:style-name="ce23" table:formula="of:=ROUND(([P514]+((1.96*[Q514])/SQRT([O514])));3)"/>
          <table:table-cell table:number-columns-repeated="989"/>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1051730 </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05.0">
            <text:p>205</text:p>
          </table:table-cell>
          <table:table-cell table:style-name="ce29" office:value-type="float" office:value="13.74">
            <text:p>13.74</text:p>
          </table:table-cell>
          <table:table-cell table:style-name="ce29" office:value-type="float" office:value="0.83">
            <text:p>0.83</text:p>
          </table:table-cell>
          <table:table-cell table:style-name="ce25" office:value-type="string">
            <text:p>C/T</text:p>
          </table:table-cell>
          <table:table-cell table:style-name="ce25" office:value-type="float" office:value="180.0">
            <text:p>180</text:p>
          </table:table-cell>
          <table:table-cell table:style-name="ce25" office:value-type="float" office:value="15.27">
            <text:p>15.27</text:p>
          </table:table-cell>
          <table:table-cell table:style-name="ce25" office:value-type="float" office:value="0.86">
            <text:p>0.86</text:p>
          </table:table-cell>
          <table:table-cell table:style-name="ce30" office:value-type="string">
            <text:p>T/T</text:p>
          </table:table-cell>
          <table:table-cell table:style-name="ce30" office:value-type="float" office:value="75.0">
            <text:p>75</text:p>
          </table:table-cell>
          <table:table-cell table:style-name="ce30" office:value-type="float" office:value="17.02">
            <text:p>17.02</text:p>
          </table:table-cell>
          <table:table-cell table:style-name="ce30" office:value-type="float" office:value="1.42">
            <text:p>1.42</text:p>
          </table:table-cell>
          <table:table-cell table:style-name="ce29" office:value-type="string">
            <text:p>F-test</text:p>
          </table:table-cell>
          <table:table-cell table:style-name="ce29" office:value-type="float" office:value="1.5">
            <text:p>1.5</text:p>
          </table:table-cell>
          <table:table-cell table:style-name="ce29" office:value-type="float" office:value="0.223">
            <text:p>0.223</text:p>
          </table:table-cell>
          <table:table-cell table:style-name="ce29" office:value-type="string">
            <text:p>no</text:p>
          </table:table-cell>
          <table:table-cell table:style-name="cf1" table:formula="of:=([L515]-[P515])/SQRT(((((([M515]*SQRT([K515]))^2)*([K515]-1))+((([Q515]*SQRT([O515]))^2)*([O515]-1)))/([K515]+[O515])))"/>
          <table:table-cell table:style-name="cf1" table:formula="of:=([L515]-[T515])/SQRT(((((([M515]*SQRT([K515]))^2)*([K515]-1))+((([U515]*SQRT([S515]))^2)*([S515]-1)))/([K515]+[S515])))"/>
          <table:table-cell table:style-name="cf1" table:formula="of:=([P515]-[T515])/SQRT(((((([Q515]*SQRT([O515]))^2)*([O515]-1))+((([U515]*SQRT([S515]))^2)*([S515]-1)))/([O515]+[S515])))"/>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15]-((1.96*[M515])/SQRT([K515])));3)"/>
          <table:table-cell table:style-name="ce23" table:formula="of:=ROUND(([L515]+((1.96*[M515])/SQRT([K515])));3)"/>
          <table:table-cell table:style-name="ce23" table:formula="of:=ROUND(([P515]-((1.96*[Q515])/SQRT([O515])));3)"/>
          <table:table-cell table:style-name="ce23" table:formula="of:=ROUND(([P515]+((1.96*[Q515])/SQRT([O515])));3)"/>
          <table:table-cell table:style-name="ce23" table:formula="of:=ROUND(([T515]-((1.96*[U515])/SQRT([S515])));3)"/>
          <table:table-cell table:style-name="ce23" table:formula="of:=ROUND(([T515]+((1.96*[U515])/SQRT([S515])));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1051730</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648.0">
            <text:p>648</text:p>
          </table:table-cell>
          <table:table-cell table:style-name="ce29" office:value-type="float" office:value="18.05">
            <text:p>18.05</text:p>
          </table:table-cell>
          <table:table-cell table:style-name="ce29" office:value-type="float" office:value="0.55">
            <text:p>0.55</text:p>
          </table:table-cell>
          <table:table-cell table:style-name="ce25" office:value-type="string">
            <text:p>C/T</text:p>
          </table:table-cell>
          <table:table-cell table:style-name="ce25" office:value-type="float" office:value="124.0">
            <text:p>124</text:p>
          </table:table-cell>
          <table:table-cell table:style-name="ce25" office:value-type="float" office:value="20.66">
            <text:p>20.66</text:p>
          </table:table-cell>
          <table:table-cell table:style-name="ce25" office:value-type="float" office:value="1.2">
            <text:p>1.2</text:p>
          </table:table-cell>
          <table:table-cell table:style-name="ce30" office:value-type="string">
            <text:p>T/T</text:p>
          </table:table-cell>
          <table:table-cell table:style-name="ce30" office:value-type="float" office:value="12.0">
            <text:p>12</text:p>
          </table:table-cell>
          <table:table-cell table:style-name="ce30" office:value-type="float" office:value="18.79">
            <text:p>18.79</text:p>
          </table:table-cell>
          <table:table-cell table:style-name="ce30" office:value-type="float" office:value="3.73">
            <text:p>3.73</text:p>
          </table:table-cell>
          <table:table-cell table:style-name="ce29" office:value-type="string">
            <text:p>F-test</text:p>
          </table:table-cell>
          <table:table-cell table:style-name="ce29" office:value-type="float" office:value="2.06">
            <text:p>2.06</text:p>
          </table:table-cell>
          <table:table-cell table:style-name="ce29" office:value-type="float" office:value="0.128">
            <text:p>0.128</text:p>
          </table:table-cell>
          <table:table-cell table:style-name="ce29" office:value-type="string">
            <text:p>no</text:p>
          </table:table-cell>
          <table:table-cell table:style-name="cf1" table:formula="of:=([L516]-[P516])/SQRT(((((([M516]*SQRT([K516]))^2)*([K516]-1))+((([Q516]*SQRT([O516]))^2)*([O516]-1)))/([K516]+[O516])))"/>
          <table:table-cell table:style-name="cf1" table:formula="of:=([L516]-[T516])/SQRT(((((([M516]*SQRT([K516]))^2)*([K516]-1))+((([U516]*SQRT([S516]))^2)*([S516]-1)))/([K516]+[S516])))"/>
          <table:table-cell table:style-name="cf1" table:formula="of:=([P516]-[T516])/SQRT(((((([Q516]*SQRT([O516]))^2)*([O516]-1))+((([U516]*SQRT([S516]))^2)*([S516]-1)))/([O516]+[S516])))"/>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16]-((1.96*[M516])/SQRT([K516])));3)"/>
          <table:table-cell table:style-name="ce23" table:formula="of:=ROUND(([L516]+((1.96*[M516])/SQRT([K516])));3)"/>
          <table:table-cell table:style-name="ce23" table:formula="of:=ROUND(([P516]-((1.96*[Q516])/SQRT([O516])));3)"/>
          <table:table-cell table:style-name="ce23" table:formula="of:=ROUND(([P516]+((1.96*[Q516])/SQRT([O516])));3)"/>
          <table:table-cell table:style-name="ce23" table:formula="of:=ROUND(([T516]-((1.96*[U516])/SQRT([S516])));3)"/>
          <table:table-cell table:style-name="ce23" table:formula="of:=ROUND(([T516]+((1.96*[U516])/SQRT([S516])));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6495307</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74.0">
            <text:p>274</text:p>
          </table:table-cell>
          <table:table-cell table:style-name="ce29" office:value-type="float" office:value="18.19">
            <text:p>18.19</text:p>
          </table:table-cell>
          <table:table-cell table:style-name="ce29" office:value-type="float" office:value="0.8">
            <text:p>0.8</text:p>
          </table:table-cell>
          <table:table-cell table:style-name="ce25" office:value-type="string">
            <text:p>C/T</text:p>
          </table:table-cell>
          <table:table-cell table:style-name="ce25" office:value-type="float" office:value="368.0">
            <text:p>368</text:p>
          </table:table-cell>
          <table:table-cell table:style-name="ce25" office:value-type="float" office:value="18.81">
            <text:p>18.81</text:p>
          </table:table-cell>
          <table:table-cell table:style-name="ce25" office:value-type="float" office:value="0.72">
            <text:p>0.72</text:p>
          </table:table-cell>
          <table:table-cell table:style-name="ce30" office:value-type="string">
            <text:p>T/T</text:p>
          </table:table-cell>
          <table:table-cell table:style-name="ce30" office:value-type="float" office:value="142.0">
            <text:p>142</text:p>
          </table:table-cell>
          <table:table-cell table:style-name="ce30" office:value-type="float" office:value="17.83">
            <text:p>17.83</text:p>
          </table:table-cell>
          <table:table-cell table:style-name="ce30" office:value-type="float" office:value="1.24">
            <text:p>1.24</text:p>
          </table:table-cell>
          <table:table-cell table:style-name="ce29" office:value-type="string">
            <text:p>F-test</text:p>
          </table:table-cell>
          <table:table-cell table:style-name="ce29" office:value-type="float" office:value="0.06">
            <text:p>0.06</text:p>
          </table:table-cell>
          <table:table-cell table:style-name="ce29" office:value-type="float" office:value="0.946">
            <text:p>0.946</text:p>
          </table:table-cell>
          <table:table-cell table:style-name="ce29" office:value-type="string">
            <text:p>no</text:p>
          </table:table-cell>
          <table:table-cell table:style-name="cf1" table:formula="of:=([L517]-[P517])/SQRT(((((([M517]*SQRT([K517]))^2)*([K517]-1))+((([Q517]*SQRT([O517]))^2)*([O517]-1)))/([K517]+[O517])))"/>
          <table:table-cell table:style-name="cf1" table:formula="of:=([L517]-[T517])/SQRT(((((([M517]*SQRT([K517]))^2)*([K517]-1))+((([U517]*SQRT([S517]))^2)*([S517]-1)))/([K517]+[S517])))"/>
          <table:table-cell table:style-name="cf1" table:formula="of:=([P517]-[T517])/SQRT(((((([Q517]*SQRT([O517]))^2)*([O517]-1))+((([U517]*SQRT([S517]))^2)*([S517]-1)))/([O517]+[S517])))"/>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17]-((1.96*[M517])/SQRT([K517])));3)"/>
          <table:table-cell table:style-name="ce23" table:formula="of:=ROUND(([L517]+((1.96*[M517])/SQRT([K517])));3)"/>
          <table:table-cell table:style-name="ce23" table:formula="of:=ROUND(([P517]-((1.96*[Q517])/SQRT([O517])));3)"/>
          <table:table-cell table:style-name="ce23" table:formula="of:=ROUND(([P517]+((1.96*[Q517])/SQRT([O517])));3)"/>
          <table:table-cell table:style-name="ce23" table:formula="of:=ROUND(([T517]-((1.96*[U517])/SQRT([S517])));3)"/>
          <table:table-cell table:style-name="ce23" table:formula="of:=ROUND(([T517]+((1.96*[U517])/SQRT([S517])));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3743078</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G/G</text:p>
          </table:table-cell>
          <table:table-cell table:style-name="ce29" office:value-type="float" office:value="248.0">
            <text:p>248</text:p>
          </table:table-cell>
          <table:table-cell table:style-name="ce29" office:value-type="float" office:value="14.7">
            <text:p>14.7</text:p>
          </table:table-cell>
          <table:table-cell table:style-name="ce29" office:value-type="float" office:value="0.76">
            <text:p>0.76</text:p>
          </table:table-cell>
          <table:table-cell table:style-name="ce25" office:value-type="string">
            <text:p>C/G</text:p>
          </table:table-cell>
          <table:table-cell table:style-name="ce25" office:value-type="float" office:value="177.0">
            <text:p>177</text:p>
          </table:table-cell>
          <table:table-cell table:style-name="ce25" office:value-type="float" office:value="15.04">
            <text:p>15.04</text:p>
          </table:table-cell>
          <table:table-cell table:style-name="ce25" office:value-type="float" office:value="0.87">
            <text:p>0.87</text:p>
          </table:table-cell>
          <table:table-cell table:style-name="ce30" office:value-type="string">
            <text:p>C/C</text:p>
          </table:table-cell>
          <table:table-cell table:style-name="ce30" office:value-type="float" office:value="37.0">
            <text:p>37</text:p>
          </table:table-cell>
          <table:table-cell table:style-name="ce30" office:value-type="float" office:value="14.32">
            <text:p>14.32</text:p>
          </table:table-cell>
          <table:table-cell table:style-name="ce30" office:value-type="float" office:value="1.99">
            <text:p>1.99</text:p>
          </table:table-cell>
          <table:table-cell table:style-name="ce29" office:value-type="string">
            <text:p>F-test</text:p>
          </table:table-cell>
          <table:table-cell table:style-name="ce29" office:value-type="float" office:value="2.2">
            <text:p>2.2</text:p>
          </table:table-cell>
          <table:table-cell table:style-name="ce29" office:value-type="float" office:value="0.111">
            <text:p>0.111</text:p>
          </table:table-cell>
          <table:table-cell table:style-name="ce29" office:value-type="string">
            <text:p>no</text:p>
          </table:table-cell>
          <table:table-cell table:style-name="cf1" table:formula="of:=([L518]-[P518])/SQRT(((((([M518]*SQRT([K518]))^2)*([K518]-1))+((([Q518]*SQRT([O518]))^2)*([O518]-1)))/([K518]+[O518])))"/>
          <table:table-cell table:style-name="cf1" table:formula="of:=([L518]-[T518])/SQRT(((((([M518]*SQRT([K518]))^2)*([K518]-1))+((([U518]*SQRT([S518]))^2)*([S518]-1)))/([K518]+[S518])))"/>
          <table:table-cell table:style-name="cf1" table:formula="of:=([P518]-[T518])/SQRT(((((([Q518]*SQRT([O518]))^2)*([O518]-1))+((([U518]*SQRT([S518]))^2)*([S518]-1)))/([O518]+[S518])))"/>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18]-((1.96*[M518])/SQRT([K518])));3)"/>
          <table:table-cell table:style-name="ce23" table:formula="of:=ROUND(([L518]+((1.96*[M518])/SQRT([K518])));3)"/>
          <table:table-cell table:style-name="ce23" table:formula="of:=ROUND(([P518]-((1.96*[Q518])/SQRT([O518])));3)"/>
          <table:table-cell table:style-name="ce23" table:formula="of:=ROUND(([P518]+((1.96*[Q518])/SQRT([O518])));3)"/>
          <table:table-cell table:style-name="ce23" table:formula="of:=ROUND(([T518]-((1.96*[U518])/SQRT([S518])));3)"/>
          <table:table-cell table:style-name="ce23" table:formula="of:=ROUND(([T518]+((1.96*[U518])/SQRT([S518])));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2869546</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T/T</text:p>
          </table:table-cell>
          <table:table-cell table:style-name="ce29" office:value-type="float" office:value="316.0">
            <text:p>316</text:p>
          </table:table-cell>
          <table:table-cell table:style-name="ce29" office:value-type="float" office:value="18.91">
            <text:p>18.91</text:p>
          </table:table-cell>
          <table:table-cell table:style-name="ce29" office:value-type="float" office:value="0.74">
            <text:p>0.74</text:p>
          </table:table-cell>
          <table:table-cell table:style-name="ce25" office:value-type="string">
            <text:p>C/T</text:p>
          </table:table-cell>
          <table:table-cell table:style-name="ce25" office:value-type="float" office:value="348.0">
            <text:p>348</text:p>
          </table:table-cell>
          <table:table-cell table:style-name="ce25" office:value-type="float" office:value="18.14">
            <text:p>18.14</text:p>
          </table:table-cell>
          <table:table-cell table:style-name="ce25" office:value-type="float" office:value="0.77">
            <text:p>0.77</text:p>
          </table:table-cell>
          <table:table-cell table:style-name="ce30" office:value-type="string">
            <text:p>C/C</text:p>
          </table:table-cell>
          <table:table-cell table:style-name="ce30" office:value-type="float" office:value="122.0">
            <text:p>122</text:p>
          </table:table-cell>
          <table:table-cell table:style-name="ce30" office:value-type="float" office:value="18.38">
            <text:p>18.38</text:p>
          </table:table-cell>
          <table:table-cell table:style-name="ce30" office:value-type="float" office:value="1.3">
            <text:p>1.3</text:p>
          </table:table-cell>
          <table:table-cell table:style-name="ce29" office:value-type="string">
            <text:p>F-test</text:p>
          </table:table-cell>
          <table:table-cell table:style-name="ce29" office:value-type="float" office:value="0.13">
            <text:p>0.13</text:p>
          </table:table-cell>
          <table:table-cell table:style-name="ce29" office:value-type="float" office:value="0.875">
            <text:p>0.875</text:p>
          </table:table-cell>
          <table:table-cell table:style-name="ce29" office:value-type="string">
            <text:p>no</text:p>
          </table:table-cell>
          <table:table-cell table:style-name="cf1" table:formula="of:=([L519]-[P519])/SQRT(((((([M519]*SQRT([K519]))^2)*([K519]-1))+((([Q519]*SQRT([O519]))^2)*([O519]-1)))/([K519]+[O519])))"/>
          <table:table-cell table:style-name="cf1" table:formula="of:=([L519]-[T519])/SQRT(((((([M519]*SQRT([K519]))^2)*([K519]-1))+((([U519]*SQRT([S519]))^2)*([S519]-1)))/([K519]+[S519])))"/>
          <table:table-cell table:style-name="cf1" table:formula="of:=([P519]-[T519])/SQRT(((((([Q519]*SQRT([O519]))^2)*([O519]-1))+((([U519]*SQRT([S519]))^2)*([S519]-1)))/([O519]+[S519])))"/>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19]-((1.96*[M519])/SQRT([K519])));3)"/>
          <table:table-cell table:style-name="ce23" table:formula="of:=ROUND(([L519]+((1.96*[M519])/SQRT([K519])));3)"/>
          <table:table-cell table:style-name="ce23" table:formula="of:=ROUND(([P519]-((1.96*[Q519])/SQRT([O519])));3)"/>
          <table:table-cell table:style-name="ce23" table:formula="of:=ROUND(([P519]+((1.96*[Q519])/SQRT([O519])));3)"/>
          <table:table-cell table:style-name="ce23" table:formula="of:=ROUND(([T519]-((1.96*[U519])/SQRT([S519])));3)"/>
          <table:table-cell table:style-name="ce23" table:formula="of:=ROUND(([T519]+((1.96*[U519])/SQRT([S519])));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578776</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T/T</text:p>
          </table:table-cell>
          <table:table-cell table:style-name="ce29" office:value-type="float" office:value="248.0">
            <text:p>248</text:p>
          </table:table-cell>
          <table:table-cell table:style-name="ce29" office:value-type="float" office:value="18.55">
            <text:p>18.55</text:p>
          </table:table-cell>
          <table:table-cell table:style-name="ce29" office:value-type="float" office:value="0.88">
            <text:p>0.88</text:p>
          </table:table-cell>
          <table:table-cell table:style-name="ce25" office:value-type="string">
            <text:p>C/T</text:p>
          </table:table-cell>
          <table:table-cell table:style-name="ce25" office:value-type="float" office:value="362.0">
            <text:p>362</text:p>
          </table:table-cell>
          <table:table-cell table:style-name="ce25" office:value-type="float" office:value="18.61">
            <text:p>18.61</text:p>
          </table:table-cell>
          <table:table-cell table:style-name="ce25" office:value-type="float" office:value="0.72">
            <text:p>0.72</text:p>
          </table:table-cell>
          <table:table-cell table:style-name="ce30" office:value-type="string">
            <text:p>C/C</text:p>
          </table:table-cell>
          <table:table-cell table:style-name="ce30" office:value-type="float" office:value="155.0">
            <text:p>155</text:p>
          </table:table-cell>
          <table:table-cell table:style-name="ce30" office:value-type="float" office:value="17.97">
            <text:p>17.97</text:p>
          </table:table-cell>
          <table:table-cell table:style-name="ce30" office:value-type="float" office:value="1.14">
            <text:p>1.14</text:p>
          </table:table-cell>
          <table:table-cell table:style-name="ce29" office:value-type="string">
            <text:p>F-test</text:p>
          </table:table-cell>
          <table:table-cell table:style-name="ce29" office:value-type="float" office:value="0.24">
            <text:p>0.24</text:p>
          </table:table-cell>
          <table:table-cell table:style-name="ce29" office:value-type="float" office:value="0.784">
            <text:p>0.784</text:p>
          </table:table-cell>
          <table:table-cell table:style-name="ce29" office:value-type="string">
            <text:p>no</text:p>
          </table:table-cell>
          <table:table-cell table:style-name="cf1" table:formula="of:=([L520]-[P520])/SQRT(((((([M520]*SQRT([K520]))^2)*([K520]-1))+((([Q520]*SQRT([O520]))^2)*([O520]-1)))/([K520]+[O520])))"/>
          <table:table-cell table:style-name="cf1" table:formula="of:=([L520]-[T520])/SQRT(((((([M520]*SQRT([K520]))^2)*([K520]-1))+((([U520]*SQRT([S520]))^2)*([S520]-1)))/([K520]+[S520])))"/>
          <table:table-cell table:style-name="cf1" table:formula="of:=([P520]-[T520])/SQRT(((((([Q520]*SQRT([O520]))^2)*([O520]-1))+((([U520]*SQRT([S520]))^2)*([S520]-1)))/([O520]+[S520])))"/>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20]-((1.96*[M520])/SQRT([K520])));3)"/>
          <table:table-cell table:style-name="ce23" table:formula="of:=ROUND(([L520]+((1.96*[M520])/SQRT([K520])));3)"/>
          <table:table-cell table:style-name="ce23" table:formula="of:=ROUND(([P520]-((1.96*[Q520])/SQRT([O520])));3)"/>
          <table:table-cell table:style-name="ce23" table:formula="of:=ROUND(([P520]+((1.96*[Q520])/SQRT([O520])));3)"/>
          <table:table-cell table:style-name="ce23" table:formula="of:=ROUND(([T520]-((1.96*[U520])/SQRT([S520])));3)"/>
          <table:table-cell table:style-name="ce23" table:formula="of:=ROUND(([T520]+((1.96*[U520])/SQRT([S520])));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578776</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15.0">
            <text:p>215</text:p>
          </table:table-cell>
          <table:table-cell table:style-name="ce29" office:value-type="float" office:value="14.88">
            <text:p>14.88</text:p>
          </table:table-cell>
          <table:table-cell table:style-name="ce29" office:value-type="float" office:value="0.81">
            <text:p>0.81</text:p>
          </table:table-cell>
          <table:table-cell table:style-name="ce25" office:value-type="string">
            <text:p>C/T</text:p>
          </table:table-cell>
          <table:table-cell table:style-name="ce25" office:value-type="float" office:value="197.0">
            <text:p>197</text:p>
          </table:table-cell>
          <table:table-cell table:style-name="ce25" office:value-type="float" office:value="14.97">
            <text:p>14.97</text:p>
          </table:table-cell>
          <table:table-cell table:style-name="ce25" office:value-type="float" office:value="0.84">
            <text:p>0.84</text:p>
          </table:table-cell>
          <table:table-cell table:style-name="ce30" office:value-type="string">
            <text:p>T/T</text:p>
          </table:table-cell>
          <table:table-cell table:style-name="ce30" office:value-type="float" office:value="46.0">
            <text:p>46</text:p>
          </table:table-cell>
          <table:table-cell table:style-name="ce30" office:value-type="float" office:value="13.85">
            <text:p>13.85</text:p>
          </table:table-cell>
          <table:table-cell table:style-name="ce30" office:value-type="float" office:value="1.85">
            <text:p>1.85</text:p>
          </table:table-cell>
          <table:table-cell table:style-name="ce29" office:value-type="string">
            <text:p>F-test</text:p>
          </table:table-cell>
          <table:table-cell table:style-name="ce29" office:value-type="float" office:value="1.27">
            <text:p>1.27</text:p>
          </table:table-cell>
          <table:table-cell table:style-name="ce29" office:value-type="float" office:value="0.282">
            <text:p>0.282</text:p>
          </table:table-cell>
          <table:table-cell table:style-name="ce29" office:value-type="string">
            <text:p>no</text:p>
          </table:table-cell>
          <table:table-cell table:style-name="cf1" table:formula="of:=([L521]-[P521])/SQRT(((((([M521]*SQRT([K521]))^2)*([K521]-1))+((([Q521]*SQRT([O521]))^2)*([O521]-1)))/([K521]+[O521])))"/>
          <table:table-cell table:style-name="cf1" table:formula="of:=([L521]-[T521])/SQRT(((((([M521]*SQRT([K521]))^2)*([K521]-1))+((([U521]*SQRT([S521]))^2)*([S521]-1)))/([K521]+[S521])))"/>
          <table:table-cell table:style-name="cf1" table:formula="of:=([P521]-[T521])/SQRT(((((([Q521]*SQRT([O521]))^2)*([O521]-1))+((([U521]*SQRT([S521]))^2)*([S521]-1)))/([O521]+[S521])))"/>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21]-((1.96*[M521])/SQRT([K521])));3)"/>
          <table:table-cell table:style-name="ce23" table:formula="of:=ROUND(([L521]+((1.96*[M521])/SQRT([K521])));3)"/>
          <table:table-cell table:style-name="ce23" table:formula="of:=ROUND(([P521]-((1.96*[Q521])/SQRT([O521])));3)"/>
          <table:table-cell table:style-name="ce23" table:formula="of:=ROUND(([P521]+((1.96*[Q521])/SQRT([O521])));3)"/>
          <table:table-cell table:style-name="ce23" table:formula="of:=ROUND(([T521]-((1.96*[U521])/SQRT([S521])));3)"/>
          <table:table-cell table:style-name="ce23" table:formula="of:=ROUND(([T521]+((1.96*[U521])/SQRT([S521])));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3743078</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94.0">
            <text:p>294</text:p>
          </table:table-cell>
          <table:table-cell table:style-name="ce29" office:value-type="float" office:value="19.72">
            <text:p>19.72</text:p>
          </table:table-cell>
          <table:table-cell table:style-name="ce29" office:value-type="float" office:value="0.82">
            <text:p>0.82</text:p>
          </table:table-cell>
          <table:table-cell table:style-name="ce25" office:value-type="string">
            <text:p>C/G</text:p>
          </table:table-cell>
          <table:table-cell table:style-name="ce25" office:value-type="float" office:value="374.0">
            <text:p>374</text:p>
          </table:table-cell>
          <table:table-cell table:style-name="ce25" office:value-type="float" office:value="17.49">
            <text:p>17.49</text:p>
          </table:table-cell>
          <table:table-cell table:style-name="ce25" office:value-type="float" office:value="0.71">
            <text:p>0.71</text:p>
          </table:table-cell>
          <table:table-cell table:style-name="ce30" office:value-type="string">
            <text:p>G/G</text:p>
          </table:table-cell>
          <table:table-cell table:style-name="ce30" office:value-type="float" office:value="117.0">
            <text:p>117</text:p>
          </table:table-cell>
          <table:table-cell table:style-name="ce30" office:value-type="float" office:value="18.42">
            <text:p>18.42</text:p>
          </table:table-cell>
          <table:table-cell table:style-name="ce30" office:value-type="float" office:value="1.23">
            <text:p>1.23</text:p>
          </table:table-cell>
          <table:table-cell table:style-name="ce29" office:value-type="string">
            <text:p>F-test</text:p>
          </table:table-cell>
          <table:table-cell table:style-name="ce29" office:value-type="float" office:value="2.41">
            <text:p>2.41</text:p>
          </table:table-cell>
          <table:table-cell table:style-name="ce29" office:value-type="float" office:value="0.09">
            <text:p>0.09</text:p>
          </table:table-cell>
          <table:table-cell table:style-name="ce29" office:value-type="string">
            <text:p>no</text:p>
          </table:table-cell>
          <table:table-cell table:style-name="cf1" table:formula="of:=([L522]-[P522])/SQRT(((((([M522]*SQRT([K522]))^2)*([K522]-1))+((([Q522]*SQRT([O522]))^2)*([O522]-1)))/([K522]+[O522])))"/>
          <table:table-cell table:style-name="cf1" table:formula="of:=([L522]-[T522])/SQRT(((((([M522]*SQRT([K522]))^2)*([K522]-1))+((([U522]*SQRT([S522]))^2)*([S522]-1)))/([K522]+[S522])))"/>
          <table:table-cell table:style-name="cf1" table:formula="of:=([P522]-[T522])/SQRT(((((([Q522]*SQRT([O522]))^2)*([O522]-1))+((([U522]*SQRT([S522]))^2)*([S522]-1)))/([O522]+[S522])))"/>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22]-((1.96*[M522])/SQRT([K522])));3)"/>
          <table:table-cell table:style-name="ce23" table:formula="of:=ROUND(([L522]+((1.96*[M522])/SQRT([K522])));3)"/>
          <table:table-cell table:style-name="ce23" table:formula="of:=ROUND(([P522]-((1.96*[Q522])/SQRT([O522])));3)"/>
          <table:table-cell table:style-name="ce23" table:formula="of:=ROUND(([P522]+((1.96*[Q522])/SQRT([O522])));3)"/>
          <table:table-cell table:style-name="ce23" table:formula="of:=ROUND(([T522]-((1.96*[U522])/SQRT([S522])));3)"/>
          <table:table-cell table:style-name="ce23" table:formula="of:=ROUND(([T522]+((1.96*[U522])/SQRT([S522])));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2869546</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T/T</text:p>
          </table:table-cell>
          <table:table-cell table:style-name="ce29" office:value-type="float" office:value="207.0">
            <text:p>207</text:p>
          </table:table-cell>
          <table:table-cell table:style-name="ce29" office:value-type="float" office:value="16.4">
            <text:p>16.4</text:p>
          </table:table-cell>
          <table:table-cell table:style-name="ce29" office:value-type="float" office:value="0.83">
            <text:p>0.83</text:p>
          </table:table-cell>
          <table:table-cell table:style-name="ce25" office:value-type="string">
            <text:p>C/T</text:p>
          </table:table-cell>
          <table:table-cell table:style-name="ce25" office:value-type="float" office:value="190.0">
            <text:p>190</text:p>
          </table:table-cell>
          <table:table-cell table:style-name="ce25" office:value-type="float" office:value="13.81">
            <text:p>13.81</text:p>
          </table:table-cell>
          <table:table-cell table:style-name="ce25" office:value-type="float" office:value="0.86">
            <text:p>0.86</text:p>
          </table:table-cell>
          <table:table-cell table:style-name="ce30" office:value-type="string">
            <text:p>C/C</text:p>
          </table:table-cell>
          <table:table-cell table:style-name="ce30" office:value-type="float" office:value="59.0">
            <text:p>59</text:p>
          </table:table-cell>
          <table:table-cell table:style-name="ce30" office:value-type="float" office:value="13.44">
            <text:p>13.44</text:p>
          </table:table-cell>
          <table:table-cell table:style-name="ce30" office:value-type="float" office:value="1.5">
            <text:p>1.5</text:p>
          </table:table-cell>
          <table:table-cell table:style-name="ce29" office:value-type="string">
            <text:p>F-test</text:p>
          </table:table-cell>
          <table:table-cell table:style-name="ce29" office:value-type="float" office:value="1.87">
            <text:p>1.87</text:p>
          </table:table-cell>
          <table:table-cell table:style-name="ce29" office:value-type="float" office:value="0.155">
            <text:p>0.155</text:p>
          </table:table-cell>
          <table:table-cell table:style-name="ce29" office:value-type="string">
            <text:p>no</text:p>
          </table:table-cell>
          <table:table-cell table:style-name="cf1" table:formula="of:=([L523]-[P523])/SQRT(((((([M523]*SQRT([K523]))^2)*([K523]-1))+((([Q523]*SQRT([O523]))^2)*([O523]-1)))/([K523]+[O523])))"/>
          <table:table-cell table:style-name="cf1" table:formula="of:=([L523]-[T523])/SQRT(((((([M523]*SQRT([K523]))^2)*([K523]-1))+((([U523]*SQRT([S523]))^2)*([S523]-1)))/([K523]+[S523])))"/>
          <table:table-cell table:style-name="cf1" table:formula="of:=([P523]-[T523])/SQRT(((((([Q523]*SQRT([O523]))^2)*([O523]-1))+((([U523]*SQRT([S523]))^2)*([S523]-1)))/([O523]+[S523])))"/>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23]-((1.96*[M523])/SQRT([K523])));3)"/>
          <table:table-cell table:style-name="ce23" table:formula="of:=ROUND(([L523]+((1.96*[M523])/SQRT([K523])));3)"/>
          <table:table-cell table:style-name="ce23" table:formula="of:=ROUND(([P523]-((1.96*[Q523])/SQRT([O523])));3)"/>
          <table:table-cell table:style-name="ce23" table:formula="of:=ROUND(([P523]+((1.96*[Q523])/SQRT([O523])));3)"/>
          <table:table-cell table:style-name="ce23" table:formula="of:=ROUND(([T523]-((1.96*[U523])/SQRT([S523])));3)"/>
          <table:table-cell table:style-name="ce23" table:formula="of:=ROUND(([T523]+((1.96*[U523])/SQRT([S523])));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6495307</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185.0">
            <text:p>185</text:p>
          </table:table-cell>
          <table:table-cell table:style-name="ce29" office:value-type="float" office:value="16.39">
            <text:p>16.39</text:p>
          </table:table-cell>
          <table:table-cell table:style-name="ce29" office:value-type="float" office:value="0.86">
            <text:p>0.86</text:p>
          </table:table-cell>
          <table:table-cell table:style-name="ce25" office:value-type="string">
            <text:p>C/T</text:p>
          </table:table-cell>
          <table:table-cell table:style-name="ce25" office:value-type="float" office:value="199.0">
            <text:p>199</text:p>
          </table:table-cell>
          <table:table-cell table:style-name="ce25" office:value-type="float" office:value="13.92">
            <text:p>13.92</text:p>
          </table:table-cell>
          <table:table-cell table:style-name="ce25" office:value-type="float" office:value="0.84">
            <text:p>0.84</text:p>
          </table:table-cell>
          <table:table-cell table:style-name="ce30" office:value-type="string">
            <text:p>T/T</text:p>
          </table:table-cell>
          <table:table-cell table:style-name="ce30" office:value-type="float" office:value="77.0">
            <text:p>77</text:p>
          </table:table-cell>
          <table:table-cell table:style-name="ce30" office:value-type="float" office:value="13.33">
            <text:p>13.33</text:p>
          </table:table-cell>
          <table:table-cell table:style-name="ce30" office:value-type="float" office:value="1.34">
            <text:p>1.34</text:p>
          </table:table-cell>
          <table:table-cell table:style-name="ce29" office:value-type="string">
            <text:p>F-test</text:p>
          </table:table-cell>
          <table:table-cell table:style-name="ce29" office:value-type="float" office:value="2.18">
            <text:p>2.18</text:p>
          </table:table-cell>
          <table:table-cell table:style-name="ce29" office:value-type="float" office:value="0.114">
            <text:p>0.114</text:p>
          </table:table-cell>
          <table:table-cell table:style-name="ce29" office:value-type="string">
            <text:p>no</text:p>
          </table:table-cell>
          <table:table-cell table:style-name="cf1" table:formula="of:=([L524]-[P524])/SQRT(((((([M524]*SQRT([K524]))^2)*([K524]-1))+((([Q524]*SQRT([O524]))^2)*([O524]-1)))/([K524]+[O524])))"/>
          <table:table-cell table:style-name="cf1" table:formula="of:=([L524]-[T524])/SQRT(((((([M524]*SQRT([K524]))^2)*([K524]-1))+((([U524]*SQRT([S524]))^2)*([S524]-1)))/([K524]+[S524])))"/>
          <table:table-cell table:style-name="cf1" table:formula="of:=([P524]-[T524])/SQRT(((((([Q524]*SQRT([O524]))^2)*([O524]-1))+((([U524]*SQRT([S524]))^2)*([S524]-1)))/([O524]+[S524])))"/>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24]-((1.96*[M524])/SQRT([K524])));3)"/>
          <table:table-cell table:style-name="ce23" table:formula="of:=ROUND(([L524]+((1.96*[M524])/SQRT([K524])));3)"/>
          <table:table-cell table:style-name="ce23" table:formula="of:=ROUND(([P524]-((1.96*[Q524])/SQRT([O524])));3)"/>
          <table:table-cell table:style-name="ce23" table:formula="of:=ROUND(([P524]+((1.96*[Q524])/SQRT([O524])));3)"/>
          <table:table-cell table:style-name="ce23" table:formula="of:=ROUND(([T524]-((1.96*[U524])/SQRT([S524])));3)"/>
          <table:table-cell table:style-name="ce23" table:formula="of:=ROUND(([T524]+((1.96*[U524])/SQRT([S524])));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1051730</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648.0">
            <text:p>648</text:p>
          </table:table-cell>
          <table:table-cell table:style-name="ce29" office:value-type="float" office:value="18.67">
            <text:p>18.67</text:p>
          </table:table-cell>
          <table:table-cell table:style-name="ce29" office:value-type="float" office:value="0.6">
            <text:p>0.6</text:p>
          </table:table-cell>
          <table:table-cell table:style-name="ce25" office:value-type="string">
            <text:p>C/T</text:p>
          </table:table-cell>
          <table:table-cell table:style-name="ce25" office:value-type="float" office:value="124.0">
            <text:p>124</text:p>
          </table:table-cell>
          <table:table-cell table:style-name="ce25" office:value-type="float" office:value="19.92">
            <text:p>19.92</text:p>
          </table:table-cell>
          <table:table-cell table:style-name="ce25" office:value-type="float" office:value="1.32">
            <text:p>1.32</text:p>
          </table:table-cell>
          <table:table-cell table:style-name="ce30" office:value-type="string">
            <text:p>T/T</text:p>
          </table:table-cell>
          <table:table-cell table:style-name="ce30" office:value-type="float" office:value="12.0">
            <text:p>12</text:p>
          </table:table-cell>
          <table:table-cell table:style-name="ce30" office:value-type="float" office:value="23.55">
            <text:p>23.55</text:p>
          </table:table-cell>
          <table:table-cell table:style-name="ce30" office:value-type="float" office:value="4.1">
            <text:p>4.1</text:p>
          </table:table-cell>
          <table:table-cell table:style-name="ce29" office:value-type="string">
            <text:p>F-test</text:p>
          </table:table-cell>
          <table:table-cell table:style-name="ce29" office:value-type="float" office:value="2.19">
            <text:p>2.19</text:p>
          </table:table-cell>
          <table:table-cell table:style-name="ce29" office:value-type="float" office:value="0.112">
            <text:p>0.112</text:p>
          </table:table-cell>
          <table:table-cell table:style-name="ce29" office:value-type="string">
            <text:p>no</text:p>
          </table:table-cell>
          <table:table-cell table:style-name="cf1" table:formula="of:=([L525]-[P525])/SQRT(((((([M525]*SQRT([K525]))^2)*([K525]-1))+((([Q525]*SQRT([O525]))^2)*([O525]-1)))/([K525]+[O525])))"/>
          <table:table-cell table:style-name="cf1" table:formula="of:=([L525]-[T525])/SQRT(((((([M525]*SQRT([K525]))^2)*([K525]-1))+((([U525]*SQRT([S525]))^2)*([S525]-1)))/([K525]+[S525])))"/>
          <table:table-cell table:style-name="cf1" table:formula="of:=([P525]-[T525])/SQRT(((((([Q525]*SQRT([O525]))^2)*([O525]-1))+((([U525]*SQRT([S525]))^2)*([S525]-1)))/([O525]+[S525])))"/>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25]-((1.96*[M525])/SQRT([K525])));3)"/>
          <table:table-cell table:style-name="ce23" table:formula="of:=ROUND(([L525]+((1.96*[M525])/SQRT([K525])));3)"/>
          <table:table-cell table:style-name="ce23" table:formula="of:=ROUND(([P525]-((1.96*[Q525])/SQRT([O525])));3)"/>
          <table:table-cell table:style-name="ce23" table:formula="of:=ROUND(([P525]+((1.96*[Q525])/SQRT([O525])));3)"/>
          <table:table-cell table:style-name="ce23" table:formula="of:=ROUND(([T525]-((1.96*[U525])/SQRT([S525])));3)"/>
          <table:table-cell table:style-name="ce23" table:formula="of:=ROUND(([T525]+((1.96*[U525])/SQRT([S525])));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1051730 </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05.0">
            <text:p>205</text:p>
          </table:table-cell>
          <table:table-cell table:style-name="ce29" office:value-type="float" office:value="15.35">
            <text:p>15.35</text:p>
          </table:table-cell>
          <table:table-cell table:style-name="ce29" office:value-type="float" office:value="1.06">
            <text:p>1.06</text:p>
          </table:table-cell>
          <table:table-cell table:style-name="ce25" office:value-type="string">
            <text:p>C/T</text:p>
          </table:table-cell>
          <table:table-cell table:style-name="ce25" office:value-type="float" office:value="180.0">
            <text:p>180</text:p>
          </table:table-cell>
          <table:table-cell table:style-name="ce25" office:value-type="float" office:value="17.25">
            <text:p>17.25</text:p>
          </table:table-cell>
          <table:table-cell table:style-name="ce25" office:value-type="float" office:value="1.1">
            <text:p>1.1</text:p>
          </table:table-cell>
          <table:table-cell table:style-name="ce30" office:value-type="string">
            <text:p>T/T</text:p>
          </table:table-cell>
          <table:table-cell table:style-name="ce30" office:value-type="float" office:value="75.0">
            <text:p>75</text:p>
          </table:table-cell>
          <table:table-cell table:style-name="ce30" office:value-type="float" office:value="19.79">
            <text:p>19.79</text:p>
          </table:table-cell>
          <table:table-cell table:style-name="ce30" office:value-type="float" office:value="1.82">
            <text:p>1.82</text:p>
          </table:table-cell>
          <table:table-cell table:style-name="ce29" office:value-type="string">
            <text:p>F-test</text:p>
          </table:table-cell>
          <table:table-cell table:style-name="ce29" office:value-type="float" office:value="1.76">
            <text:p>1.76</text:p>
          </table:table-cell>
          <table:table-cell table:style-name="ce29" office:value-type="float" office:value="0.173">
            <text:p>0.173</text:p>
          </table:table-cell>
          <table:table-cell table:style-name="ce29" office:value-type="string">
            <text:p>no</text:p>
          </table:table-cell>
          <table:table-cell table:style-name="cf1" table:formula="of:=([L526]-[P526])/SQRT(((((([M526]*SQRT([K526]))^2)*([K526]-1))+((([Q526]*SQRT([O526]))^2)*([O526]-1)))/([K526]+[O526])))"/>
          <table:table-cell table:style-name="cf1" table:formula="of:=([L526]-[T526])/SQRT(((((([M526]*SQRT([K526]))^2)*([K526]-1))+((([U526]*SQRT([S526]))^2)*([S526]-1)))/([K526]+[S526])))"/>
          <table:table-cell table:style-name="cf1" table:formula="of:=([P526]-[T526])/SQRT(((((([Q526]*SQRT([O526]))^2)*([O526]-1))+((([U526]*SQRT([S526]))^2)*([S526]-1)))/([O526]+[S526])))"/>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26]-((1.96*[M526])/SQRT([K526])));3)"/>
          <table:table-cell table:style-name="ce23" table:formula="of:=ROUND(([L526]+((1.96*[M526])/SQRT([K526])));3)"/>
          <table:table-cell table:style-name="ce23" table:formula="of:=ROUND(([P526]-((1.96*[Q526])/SQRT([O526])));3)"/>
          <table:table-cell table:style-name="ce23" table:formula="of:=ROUND(([P526]+((1.96*[Q526])/SQRT([O526])));3)"/>
          <table:table-cell table:style-name="ce23" table:formula="of:=ROUND(([T526]-((1.96*[U526])/SQRT([S526])));3)"/>
          <table:table-cell table:style-name="ce23" table:formula="of:=ROUND(([T526]+((1.96*[U526])/SQRT([S526])));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3743078</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94.0">
            <text:p>294</text:p>
          </table:table-cell>
          <table:table-cell table:style-name="ce29" office:value-type="float" office:value="18.15">
            <text:p>18.15</text:p>
          </table:table-cell>
          <table:table-cell table:style-name="ce29" office:value-type="float" office:value="0.91">
            <text:p>0.91</text:p>
          </table:table-cell>
          <table:table-cell table:style-name="ce25" office:value-type="string">
            <text:p>C/G</text:p>
          </table:table-cell>
          <table:table-cell table:style-name="ce25" office:value-type="float" office:value="374.0">
            <text:p>374</text:p>
          </table:table-cell>
          <table:table-cell table:style-name="ce25" office:value-type="float" office:value="19.5">
            <text:p>19.5</text:p>
          </table:table-cell>
          <table:table-cell table:style-name="ce25" office:value-type="float" office:value="0.79">
            <text:p>0.79</text:p>
          </table:table-cell>
          <table:table-cell table:style-name="ce30" office:value-type="string">
            <text:p>G/G</text:p>
          </table:table-cell>
          <table:table-cell table:style-name="ce30" office:value-type="float" office:value="117.0">
            <text:p>117</text:p>
          </table:table-cell>
          <table:table-cell table:style-name="ce30" office:value-type="float" office:value="18.68">
            <text:p>18.68</text:p>
          </table:table-cell>
          <table:table-cell table:style-name="ce30" office:value-type="float" office:value="1.36">
            <text:p>1.36</text:p>
          </table:table-cell>
          <table:table-cell table:style-name="ce29" office:value-type="string">
            <text:p>F-test</text:p>
          </table:table-cell>
          <table:table-cell table:style-name="ce29" office:value-type="float" office:value="0.67">
            <text:p>0.67</text:p>
          </table:table-cell>
          <table:table-cell table:style-name="ce29" office:value-type="float" office:value="0.512">
            <text:p>0.512</text:p>
          </table:table-cell>
          <table:table-cell table:style-name="ce29" office:value-type="string">
            <text:p>no</text:p>
          </table:table-cell>
          <table:table-cell table:style-name="cf1" table:formula="of:=([L527]-[P527])/SQRT(((((([M527]*SQRT([K527]))^2)*([K527]-1))+((([Q527]*SQRT([O527]))^2)*([O527]-1)))/([K527]+[O527])))"/>
          <table:table-cell table:style-name="cf1" table:formula="of:=([L527]-[T527])/SQRT(((((([M527]*SQRT([K527]))^2)*([K527]-1))+((([U527]*SQRT([S527]))^2)*([S527]-1)))/([K527]+[S527])))"/>
          <table:table-cell table:style-name="cf1" table:formula="of:=([P527]-[T527])/SQRT(((((([Q527]*SQRT([O527]))^2)*([O527]-1))+((([U527]*SQRT([S527]))^2)*([S527]-1)))/([O527]+[S527])))"/>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27]-((1.96*[M527])/SQRT([K527])));3)"/>
          <table:table-cell table:style-name="ce23" table:formula="of:=ROUND(([L527]+((1.96*[M527])/SQRT([K527])));3)"/>
          <table:table-cell table:style-name="ce23" table:formula="of:=ROUND(([P527]-((1.96*[Q527])/SQRT([O527])));3)"/>
          <table:table-cell table:style-name="ce23" table:formula="of:=ROUND(([P527]+((1.96*[Q527])/SQRT([O527])));3)"/>
          <table:table-cell table:style-name="ce23" table:formula="of:=ROUND(([T527]-((1.96*[U527])/SQRT([S527])));3)"/>
          <table:table-cell table:style-name="ce23" table:formula="of:=ROUND(([T527]+((1.96*[U527])/SQRT([S527])));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578776</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T/T</text:p>
          </table:table-cell>
          <table:table-cell table:style-name="ce29" office:value-type="float" office:value="248.0">
            <text:p>248</text:p>
          </table:table-cell>
          <table:table-cell table:style-name="ce29" office:value-type="float" office:value="18.25">
            <text:p>18.25</text:p>
          </table:table-cell>
          <table:table-cell table:style-name="ce29" office:value-type="float" office:value="0.97">
            <text:p>0.97</text:p>
          </table:table-cell>
          <table:table-cell table:style-name="ce25" office:value-type="string">
            <text:p>C/T</text:p>
          </table:table-cell>
          <table:table-cell table:style-name="ce25" office:value-type="float" office:value="362.0">
            <text:p>362</text:p>
          </table:table-cell>
          <table:table-cell table:style-name="ce25" office:value-type="float" office:value="19.62">
            <text:p>19.62</text:p>
          </table:table-cell>
          <table:table-cell table:style-name="ce25" office:value-type="float" office:value="0.8">
            <text:p>0.8</text:p>
          </table:table-cell>
          <table:table-cell table:style-name="ce30" office:value-type="string">
            <text:p>C/C</text:p>
          </table:table-cell>
          <table:table-cell table:style-name="ce30" office:value-type="float" office:value="155.0">
            <text:p>155</text:p>
          </table:table-cell>
          <table:table-cell table:style-name="ce30" office:value-type="float" office:value="18.0">
            <text:p>18</text:p>
          </table:table-cell>
          <table:table-cell table:style-name="ce30" office:value-type="float" office:value="1.26">
            <text:p>1.26</text:p>
          </table:table-cell>
          <table:table-cell table:style-name="ce29" office:value-type="string">
            <text:p>F-test</text:p>
          </table:table-cell>
          <table:table-cell table:style-name="ce29" office:value-type="float" office:value="0.2">
            <text:p>0.2</text:p>
          </table:table-cell>
          <table:table-cell table:style-name="ce29" office:value-type="float" office:value="0.817">
            <text:p>0.817</text:p>
          </table:table-cell>
          <table:table-cell table:style-name="ce29" office:value-type="string">
            <text:p>no</text:p>
          </table:table-cell>
          <table:table-cell table:style-name="cf1" table:formula="of:=([L528]-[P528])/SQRT(((((([M528]*SQRT([K528]))^2)*([K528]-1))+((([Q528]*SQRT([O528]))^2)*([O528]-1)))/([K528]+[O528])))"/>
          <table:table-cell table:style-name="cf1" table:formula="of:=([L528]-[T528])/SQRT(((((([M528]*SQRT([K528]))^2)*([K528]-1))+((([U528]*SQRT([S528]))^2)*([S528]-1)))/([K528]+[S528])))"/>
          <table:table-cell table:style-name="cf1" table:formula="of:=([P528]-[T528])/SQRT(((((([Q528]*SQRT([O528]))^2)*([O528]-1))+((([U528]*SQRT([S528]))^2)*([S528]-1)))/([O528]+[S528])))"/>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28]-((1.96*[M528])/SQRT([K528])));3)"/>
          <table:table-cell table:style-name="ce23" table:formula="of:=ROUND(([L528]+((1.96*[M528])/SQRT([K528])));3)"/>
          <table:table-cell table:style-name="ce23" table:formula="of:=ROUND(([P528]-((1.96*[Q528])/SQRT([O528])));3)"/>
          <table:table-cell table:style-name="ce23" table:formula="of:=ROUND(([P528]+((1.96*[Q528])/SQRT([O528])));3)"/>
          <table:table-cell table:style-name="ce23" table:formula="of:=ROUND(([T528]-((1.96*[U528])/SQRT([S528])));3)"/>
          <table:table-cell table:style-name="ce23" table:formula="of:=ROUND(([T528]+((1.96*[U528])/SQRT([S528])));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3743078</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G/G</text:p>
          </table:table-cell>
          <table:table-cell table:style-name="ce29" office:value-type="float" office:value="248.0">
            <text:p>248</text:p>
          </table:table-cell>
          <table:table-cell table:style-name="ce29" office:value-type="float" office:value="16.71">
            <text:p>16.71</text:p>
          </table:table-cell>
          <table:table-cell table:style-name="ce29" office:value-type="float" office:value="0.98">
            <text:p>0.98</text:p>
          </table:table-cell>
          <table:table-cell table:style-name="ce25" office:value-type="string">
            <text:p>C/G</text:p>
          </table:table-cell>
          <table:table-cell table:style-name="ce25" office:value-type="float" office:value="177.0">
            <text:p>177</text:p>
          </table:table-cell>
          <table:table-cell table:style-name="ce25" office:value-type="float" office:value="16.89">
            <text:p>16.89</text:p>
          </table:table-cell>
          <table:table-cell table:style-name="ce25" office:value-type="float" office:value="1.12">
            <text:p>1.12</text:p>
          </table:table-cell>
          <table:table-cell table:style-name="ce30" office:value-type="string">
            <text:p>C/C</text:p>
          </table:table-cell>
          <table:table-cell table:style-name="ce30" office:value-type="float" office:value="37.0">
            <text:p>37</text:p>
          </table:table-cell>
          <table:table-cell table:style-name="ce30" office:value-type="float" office:value="16.22">
            <text:p>16.22</text:p>
          </table:table-cell>
          <table:table-cell table:style-name="ce30" office:value-type="float" office:value="2.55">
            <text:p>2.55</text:p>
          </table:table-cell>
          <table:table-cell table:style-name="ce29" office:value-type="string">
            <text:p>F-test</text:p>
          </table:table-cell>
          <table:table-cell table:style-name="ce29" office:value-type="float" office:value="1.84">
            <text:p>1.84</text:p>
          </table:table-cell>
          <table:table-cell table:style-name="ce29" office:value-type="float" office:value="0.16">
            <text:p>0.16</text:p>
          </table:table-cell>
          <table:table-cell table:style-name="ce29" office:value-type="string">
            <text:p>no</text:p>
          </table:table-cell>
          <table:table-cell table:style-name="cf1" table:formula="of:=([L529]-[P529])/SQRT(((((([M529]*SQRT([K529]))^2)*([K529]-1))+((([Q529]*SQRT([O529]))^2)*([O529]-1)))/([K529]+[O529])))"/>
          <table:table-cell table:style-name="cf1" table:formula="of:=([L529]-[T529])/SQRT(((((([M529]*SQRT([K529]))^2)*([K529]-1))+((([U529]*SQRT([S529]))^2)*([S529]-1)))/([K529]+[S529])))"/>
          <table:table-cell table:style-name="cf1" table:formula="of:=([P529]-[T529])/SQRT(((((([Q529]*SQRT([O529]))^2)*([O529]-1))+((([U529]*SQRT([S529]))^2)*([S529]-1)))/([O529]+[S529])))"/>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29]-((1.96*[M529])/SQRT([K529])));3)"/>
          <table:table-cell table:style-name="ce23" table:formula="of:=ROUND(([L529]+((1.96*[M529])/SQRT([K529])));3)"/>
          <table:table-cell table:style-name="ce23" table:formula="of:=ROUND(([P529]-((1.96*[Q529])/SQRT([O529])));3)"/>
          <table:table-cell table:style-name="ce23" table:formula="of:=ROUND(([P529]+((1.96*[Q529])/SQRT([O529])));3)"/>
          <table:table-cell table:style-name="ce23" table:formula="of:=ROUND(([T529]-((1.96*[U529])/SQRT([S529])));3)"/>
          <table:table-cell table:style-name="ce23" table:formula="of:=ROUND(([T529]+((1.96*[U529])/SQRT([S529])));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6495307</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74.0">
            <text:p>274</text:p>
          </table:table-cell>
          <table:table-cell table:style-name="ce29" office:value-type="float" office:value="18.62">
            <text:p>18.62</text:p>
          </table:table-cell>
          <table:table-cell table:style-name="ce29" office:value-type="float" office:value="0.88">
            <text:p>0.88</text:p>
          </table:table-cell>
          <table:table-cell table:style-name="ce25" office:value-type="string">
            <text:p>C/T</text:p>
          </table:table-cell>
          <table:table-cell table:style-name="ce25" office:value-type="float" office:value="368.0">
            <text:p>368</text:p>
          </table:table-cell>
          <table:table-cell table:style-name="ce25" office:value-type="float" office:value="19.63">
            <text:p>19.63</text:p>
          </table:table-cell>
          <table:table-cell table:style-name="ce25" office:value-type="float" office:value="0.79">
            <text:p>0.79</text:p>
          </table:table-cell>
          <table:table-cell table:style-name="ce30" office:value-type="string">
            <text:p>T/T</text:p>
          </table:table-cell>
          <table:table-cell table:style-name="ce30" office:value-type="float" office:value="142.0">
            <text:p>142</text:p>
          </table:table-cell>
          <table:table-cell table:style-name="ce30" office:value-type="float" office:value="17.97">
            <text:p>17.97</text:p>
          </table:table-cell>
          <table:table-cell table:style-name="ce30" office:value-type="float" office:value="1.36">
            <text:p>1.36</text:p>
          </table:table-cell>
          <table:table-cell table:style-name="ce29" office:value-type="string">
            <text:p>F-test</text:p>
          </table:table-cell>
          <table:table-cell table:style-name="ce29" office:value-type="float" office:value="0.01">
            <text:p>0.01</text:p>
          </table:table-cell>
          <table:table-cell table:style-name="ce29" office:value-type="float" office:value="0.99">
            <text:p>0.99</text:p>
          </table:table-cell>
          <table:table-cell table:style-name="ce29" office:value-type="string">
            <text:p>no</text:p>
          </table:table-cell>
          <table:table-cell table:style-name="cf1" table:formula="of:=([L530]-[P530])/SQRT(((((([M530]*SQRT([K530]))^2)*([K530]-1))+((([Q530]*SQRT([O530]))^2)*([O530]-1)))/([K530]+[O530])))"/>
          <table:table-cell table:style-name="cf1" table:formula="of:=([L530]-[T530])/SQRT(((((([M530]*SQRT([K530]))^2)*([K530]-1))+((([U530]*SQRT([S530]))^2)*([S530]-1)))/([K530]+[S530])))"/>
          <table:table-cell table:style-name="cf1" table:formula="of:=([P530]-[T530])/SQRT(((((([Q530]*SQRT([O530]))^2)*([O530]-1))+((([U530]*SQRT([S530]))^2)*([S530]-1)))/([O530]+[S530])))"/>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30]-((1.96*[M530])/SQRT([K530])));3)"/>
          <table:table-cell table:style-name="ce23" table:formula="of:=ROUND(([L530]+((1.96*[M530])/SQRT([K530])));3)"/>
          <table:table-cell table:style-name="ce23" table:formula="of:=ROUND(([P530]-((1.96*[Q530])/SQRT([O530])));3)"/>
          <table:table-cell table:style-name="ce23" table:formula="of:=ROUND(([P530]+((1.96*[Q530])/SQRT([O530])));3)"/>
          <table:table-cell table:style-name="ce23" table:formula="of:=ROUND(([T530]-((1.96*[U530])/SQRT([S530])));3)"/>
          <table:table-cell table:style-name="ce23" table:formula="of:=ROUND(([T530]+((1.96*[U530])/SQRT([S530])));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578776</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15.0">
            <text:p>215</text:p>
          </table:table-cell>
          <table:table-cell table:style-name="ce29" office:value-type="float" office:value="16.89">
            <text:p>16.89</text:p>
          </table:table-cell>
          <table:table-cell table:style-name="ce29" office:value-type="float" office:value="1.04">
            <text:p>1.04</text:p>
          </table:table-cell>
          <table:table-cell table:style-name="ce25" office:value-type="string">
            <text:p>C/T</text:p>
          </table:table-cell>
          <table:table-cell table:style-name="ce25" office:value-type="float" office:value="197.0">
            <text:p>197</text:p>
          </table:table-cell>
          <table:table-cell table:style-name="ce25" office:value-type="float" office:value="16.84">
            <text:p>16.84</text:p>
          </table:table-cell>
          <table:table-cell table:style-name="ce25" office:value-type="float" office:value="1.07">
            <text:p>1.07</text:p>
          </table:table-cell>
          <table:table-cell table:style-name="ce30" office:value-type="string">
            <text:p>T/T</text:p>
          </table:table-cell>
          <table:table-cell table:style-name="ce30" office:value-type="float" office:value="46.0">
            <text:p>46</text:p>
          </table:table-cell>
          <table:table-cell table:style-name="ce30" office:value-type="float" office:value="15.62">
            <text:p>15.62</text:p>
          </table:table-cell>
          <table:table-cell table:style-name="ce30" office:value-type="float" office:value="2.37">
            <text:p>2.37</text:p>
          </table:table-cell>
          <table:table-cell table:style-name="ce29" office:value-type="string">
            <text:p>F-test</text:p>
          </table:table-cell>
          <table:table-cell table:style-name="ce29" office:value-type="float" office:value="0.96">
            <text:p>0.96</text:p>
          </table:table-cell>
          <table:table-cell table:style-name="ce29" office:value-type="float" office:value="0.383">
            <text:p>0.383</text:p>
          </table:table-cell>
          <table:table-cell table:style-name="ce29" office:value-type="string">
            <text:p>no</text:p>
          </table:table-cell>
          <table:table-cell table:style-name="cf1" table:formula="of:=([L531]-[P531])/SQRT(((((([M531]*SQRT([K531]))^2)*([K531]-1))+((([Q531]*SQRT([O531]))^2)*([O531]-1)))/([K531]+[O531])))"/>
          <table:table-cell table:style-name="cf1" table:formula="of:=([L531]-[T531])/SQRT(((((([M531]*SQRT([K531]))^2)*([K531]-1))+((([U531]*SQRT([S531]))^2)*([S531]-1)))/([K531]+[S531])))"/>
          <table:table-cell table:style-name="cf1" table:formula="of:=([P531]-[T531])/SQRT(((((([Q531]*SQRT([O531]))^2)*([O531]-1))+((([U531]*SQRT([S531]))^2)*([S531]-1)))/([O531]+[S531])))"/>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31]-((1.96*[M531])/SQRT([K531])));3)"/>
          <table:table-cell table:style-name="ce23" table:formula="of:=ROUND(([L531]+((1.96*[M531])/SQRT([K531])));3)"/>
          <table:table-cell table:style-name="ce23" table:formula="of:=ROUND(([P531]-((1.96*[Q531])/SQRT([O531])));3)"/>
          <table:table-cell table:style-name="ce23" table:formula="of:=ROUND(([P531]+((1.96*[Q531])/SQRT([O531])));3)"/>
          <table:table-cell table:style-name="ce23" table:formula="of:=ROUND(([T531]-((1.96*[U531])/SQRT([S531])));3)"/>
          <table:table-cell table:style-name="ce23" table:formula="of:=ROUND(([T531]+((1.96*[U531])/SQRT([S531])));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2869546</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T/T</text:p>
          </table:table-cell>
          <table:table-cell table:style-name="ce29" office:value-type="float" office:value="316.0">
            <text:p>316</text:p>
          </table:table-cell>
          <table:table-cell table:style-name="ce29" office:value-type="float" office:value="19.62">
            <text:p>19.62</text:p>
          </table:table-cell>
          <table:table-cell table:style-name="ce29" office:value-type="float" office:value="0.81">
            <text:p>0.81</text:p>
          </table:table-cell>
          <table:table-cell table:style-name="ce25" office:value-type="string">
            <text:p>C/T</text:p>
          </table:table-cell>
          <table:table-cell table:style-name="ce25" office:value-type="float" office:value="348.0">
            <text:p>348</text:p>
          </table:table-cell>
          <table:table-cell table:style-name="ce25" office:value-type="float" office:value="18.67">
            <text:p>18.67</text:p>
          </table:table-cell>
          <table:table-cell table:style-name="ce25" office:value-type="float" office:value="0.85">
            <text:p>0.85</text:p>
          </table:table-cell>
          <table:table-cell table:style-name="ce30" office:value-type="string">
            <text:p>C/C</text:p>
          </table:table-cell>
          <table:table-cell table:style-name="ce30" office:value-type="float" office:value="122.0">
            <text:p>122</text:p>
          </table:table-cell>
          <table:table-cell table:style-name="ce30" office:value-type="float" office:value="17.85">
            <text:p>17.85</text:p>
          </table:table-cell>
          <table:table-cell table:style-name="ce30" office:value-type="float" office:value="1.44">
            <text:p>1.44</text:p>
          </table:table-cell>
          <table:table-cell table:style-name="ce29" office:value-type="string">
            <text:p>F-test</text:p>
          </table:table-cell>
          <table:table-cell table:style-name="ce29" office:value-type="float" office:value="0.07">
            <text:p>0.07</text:p>
          </table:table-cell>
          <table:table-cell table:style-name="ce29" office:value-type="float" office:value="0.929">
            <text:p>0.929</text:p>
          </table:table-cell>
          <table:table-cell table:style-name="ce29" office:value-type="string">
            <text:p>no</text:p>
          </table:table-cell>
          <table:table-cell table:style-name="cf1" table:formula="of:=([L532]-[P532])/SQRT(((((([M532]*SQRT([K532]))^2)*([K532]-1))+((([Q532]*SQRT([O532]))^2)*([O532]-1)))/([K532]+[O532])))"/>
          <table:table-cell table:style-name="cf1" table:formula="of:=([L532]-[T532])/SQRT(((((([M532]*SQRT([K532]))^2)*([K532]-1))+((([U532]*SQRT([S532]))^2)*([S532]-1)))/([K532]+[S532])))"/>
          <table:table-cell table:style-name="cf1" table:formula="of:=([P532]-[T532])/SQRT(((((([Q532]*SQRT([O532]))^2)*([O532]-1))+((([U532]*SQRT([S532]))^2)*([S532]-1)))/([O532]+[S532])))"/>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32]-((1.96*[M532])/SQRT([K532])));3)"/>
          <table:table-cell table:style-name="ce23" table:formula="of:=ROUND(([L532]+((1.96*[M532])/SQRT([K532])));3)"/>
          <table:table-cell table:style-name="ce23" table:formula="of:=ROUND(([P532]-((1.96*[Q532])/SQRT([O532])));3)"/>
          <table:table-cell table:style-name="ce23" table:formula="of:=ROUND(([P532]+((1.96*[Q532])/SQRT([O532])));3)"/>
          <table:table-cell table:style-name="ce23" table:formula="of:=ROUND(([T532]-((1.96*[U532])/SQRT([S532])));3)"/>
          <table:table-cell table:style-name="ce23" table:formula="of:=ROUND(([T532]+((1.96*[U532])/SQRT([S532])));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2869546</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T/T</text:p>
          </table:table-cell>
          <table:table-cell table:style-name="ce29" office:value-type="float" office:value="207.0">
            <text:p>207</text:p>
          </table:table-cell>
          <table:table-cell table:style-name="ce29" office:value-type="float" office:value="18.84">
            <text:p>18.84</text:p>
          </table:table-cell>
          <table:table-cell table:style-name="ce29" office:value-type="float" office:value="1.06">
            <text:p>1.06</text:p>
          </table:table-cell>
          <table:table-cell table:style-name="ce25" office:value-type="string">
            <text:p>C/T</text:p>
          </table:table-cell>
          <table:table-cell table:style-name="ce25" office:value-type="float" office:value="190.0">
            <text:p>190</text:p>
          </table:table-cell>
          <table:table-cell table:style-name="ce25" office:value-type="float" office:value="15.37">
            <text:p>15.37</text:p>
          </table:table-cell>
          <table:table-cell table:style-name="ce25" office:value-type="float" office:value="1.1">
            <text:p>1.1</text:p>
          </table:table-cell>
          <table:table-cell table:style-name="ce30" office:value-type="string">
            <text:p>C/C</text:p>
          </table:table-cell>
          <table:table-cell table:style-name="ce30" office:value-type="float" office:value="59.0">
            <text:p>59</text:p>
          </table:table-cell>
          <table:table-cell table:style-name="ce30" office:value-type="float" office:value="15.09">
            <text:p>15.09</text:p>
          </table:table-cell>
          <table:table-cell table:style-name="ce30" office:value-type="float" office:value="1.92">
            <text:p>1.92</text:p>
          </table:table-cell>
          <table:table-cell table:style-name="ce29" office:value-type="string">
            <text:p>F-test</text:p>
          </table:table-cell>
          <table:table-cell table:style-name="ce29" office:value-type="float" office:value="2.09">
            <text:p>2.09</text:p>
          </table:table-cell>
          <table:table-cell table:style-name="ce29" office:value-type="float" office:value="0.125">
            <text:p>0.125</text:p>
          </table:table-cell>
          <table:table-cell table:style-name="ce29" office:value-type="string">
            <text:p>no</text:p>
          </table:table-cell>
          <table:table-cell table:style-name="cf1" table:formula="of:=([L533]-[P533])/SQRT(((((([M533]*SQRT([K533]))^2)*([K533]-1))+((([Q533]*SQRT([O533]))^2)*([O533]-1)))/([K533]+[O533])))"/>
          <table:table-cell table:style-name="cf1" table:formula="of:=([L533]-[T533])/SQRT(((((([M533]*SQRT([K533]))^2)*([K533]-1))+((([U533]*SQRT([S533]))^2)*([S533]-1)))/([K533]+[S533])))"/>
          <table:table-cell table:style-name="cf1" table:formula="of:=([P533]-[T533])/SQRT(((((([Q533]*SQRT([O533]))^2)*([O533]-1))+((([U533]*SQRT([S533]))^2)*([S533]-1)))/([O533]+[S533])))"/>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33]-((1.96*[M533])/SQRT([K533])));3)"/>
          <table:table-cell table:style-name="ce23" table:formula="of:=ROUND(([L533]+((1.96*[M533])/SQRT([K533])));3)"/>
          <table:table-cell table:style-name="ce23" table:formula="of:=ROUND(([P533]-((1.96*[Q533])/SQRT([O533])));3)"/>
          <table:table-cell table:style-name="ce23" table:formula="of:=ROUND(([P533]+((1.96*[Q533])/SQRT([O533])));3)"/>
          <table:table-cell table:style-name="ce23" table:formula="of:=ROUND(([T533]-((1.96*[U533])/SQRT([S533])));3)"/>
          <table:table-cell table:style-name="ce23" table:formula="of:=ROUND(([T533]+((1.96*[U533])/SQRT([S533])));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6495307</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185.0">
            <text:p>185</text:p>
          </table:table-cell>
          <table:table-cell table:style-name="ce29" office:value-type="float" office:value="18.87">
            <text:p>18.87</text:p>
          </table:table-cell>
          <table:table-cell table:style-name="ce29" office:value-type="float" office:value="1.1">
            <text:p>1.1</text:p>
          </table:table-cell>
          <table:table-cell table:style-name="ce25" office:value-type="string">
            <text:p>C/T</text:p>
          </table:table-cell>
          <table:table-cell table:style-name="ce25" office:value-type="float" office:value="199.0">
            <text:p>199</text:p>
          </table:table-cell>
          <table:table-cell table:style-name="ce25" office:value-type="float" office:value="15.39">
            <text:p>15.39</text:p>
          </table:table-cell>
          <table:table-cell table:style-name="ce25" office:value-type="float" office:value="1.07">
            <text:p>1.07</text:p>
          </table:table-cell>
          <table:table-cell table:style-name="ce30" office:value-type="string">
            <text:p>T/T</text:p>
          </table:table-cell>
          <table:table-cell table:style-name="ce30" office:value-type="float" office:value="77.0">
            <text:p>77</text:p>
          </table:table-cell>
          <table:table-cell table:style-name="ce30" office:value-type="float" office:value="15.12">
            <text:p>15.12</text:p>
          </table:table-cell>
          <table:table-cell table:style-name="ce30" office:value-type="float" office:value="1.72">
            <text:p>1.72</text:p>
          </table:table-cell>
          <table:table-cell table:style-name="ce29" office:value-type="string">
            <text:p>F-test</text:p>
          </table:table-cell>
          <table:table-cell table:style-name="ce29" office:value-type="float" office:value="2.36">
            <text:p>2.36</text:p>
          </table:table-cell>
          <table:table-cell table:style-name="ce29" office:value-type="float" office:value="0.096">
            <text:p>0.096</text:p>
          </table:table-cell>
          <table:table-cell table:style-name="ce29" office:value-type="string">
            <text:p>no</text:p>
          </table:table-cell>
          <table:table-cell table:style-name="cf1" table:formula="of:=([L534]-[P534])/SQRT(((((([M534]*SQRT([K534]))^2)*([K534]-1))+((([Q534]*SQRT([O534]))^2)*([O534]-1)))/([K534]+[O534])))"/>
          <table:table-cell table:style-name="cf1" table:formula="of:=([L534]-[T534])/SQRT(((((([M534]*SQRT([K534]))^2)*([K534]-1))+((([U534]*SQRT([S534]))^2)*([S534]-1)))/([K534]+[S534])))"/>
          <table:table-cell table:style-name="cf1" table:formula="of:=([P534]-[T534])/SQRT(((((([Q534]*SQRT([O534]))^2)*([O534]-1))+((([U534]*SQRT([S534]))^2)*([S534]-1)))/([O534]+[S534])))"/>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34]-((1.96*[M534])/SQRT([K534])));3)"/>
          <table:table-cell table:style-name="ce23" table:formula="of:=ROUND(([L534]+((1.96*[M534])/SQRT([K534])));3)"/>
          <table:table-cell table:style-name="ce23" table:formula="of:=ROUND(([P534]-((1.96*[Q534])/SQRT([O534])));3)"/>
          <table:table-cell table:style-name="ce23" table:formula="of:=ROUND(([P534]+((1.96*[Q534])/SQRT([O534])));3)"/>
          <table:table-cell table:style-name="ce23" table:formula="of:=ROUND(([T534]-((1.96*[U534])/SQRT([S534])));3)"/>
          <table:table-cell table:style-name="ce23" table:formula="of:=ROUND(([T534]+((1.96*[U534])/SQRT([S534])));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1051730</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648.0">
            <text:p>648</text:p>
          </table:table-cell>
          <table:table-cell table:style-name="ce29" office:value-type="float" office:value="21.13">
            <text:p>21.13</text:p>
          </table:table-cell>
          <table:table-cell table:style-name="ce29" office:value-type="float" office:value="0.79">
            <text:p>0.79</text:p>
          </table:table-cell>
          <table:table-cell table:style-name="ce25" office:value-type="string">
            <text:p>C/T</text:p>
          </table:table-cell>
          <table:table-cell table:style-name="ce25" office:value-type="float" office:value="124.0">
            <text:p>124</text:p>
          </table:table-cell>
          <table:table-cell table:style-name="ce25" office:value-type="float" office:value="22.62">
            <text:p>22.62</text:p>
          </table:table-cell>
          <table:table-cell table:style-name="ce25" office:value-type="float" office:value="1.72">
            <text:p>1.72</text:p>
          </table:table-cell>
          <table:table-cell table:style-name="ce30" office:value-type="string">
            <text:p>T/T</text:p>
          </table:table-cell>
          <table:table-cell table:style-name="ce30" office:value-type="float" office:value="12.0">
            <text:p>12</text:p>
          </table:table-cell>
          <table:table-cell table:style-name="ce30" office:value-type="float" office:value="27.74">
            <text:p>27.74</text:p>
          </table:table-cell>
          <table:table-cell table:style-name="ce30" office:value-type="float" office:value="5.38">
            <text:p>5.38</text:p>
          </table:table-cell>
          <table:table-cell table:style-name="ce29" office:value-type="string">
            <text:p>F-test</text:p>
          </table:table-cell>
          <table:table-cell table:style-name="ce29" office:value-type="float" office:value="1.91">
            <text:p>1.91</text:p>
          </table:table-cell>
          <table:table-cell table:style-name="ce29" office:value-type="float" office:value="0.149">
            <text:p>0.149</text:p>
          </table:table-cell>
          <table:table-cell table:style-name="ce29" office:value-type="string">
            <text:p>no</text:p>
          </table:table-cell>
          <table:table-cell table:style-name="cf1" table:formula="of:=([L535]-[P535])/SQRT(((((([M535]*SQRT([K535]))^2)*([K535]-1))+((([Q535]*SQRT([O535]))^2)*([O535]-1)))/([K535]+[O535])))"/>
          <table:table-cell table:style-name="cf1" table:formula="of:=([L535]-[T535])/SQRT(((((([M535]*SQRT([K535]))^2)*([K535]-1))+((([U535]*SQRT([S535]))^2)*([S535]-1)))/([K535]+[S535])))"/>
          <table:table-cell table:style-name="cf1" table:formula="of:=([P535]-[T535])/SQRT(((((([Q535]*SQRT([O535]))^2)*([O535]-1))+((([U535]*SQRT([S535]))^2)*([S535]-1)))/([O535]+[S535])))"/>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35]-((1.96*[M535])/SQRT([K535])));3)"/>
          <table:table-cell table:style-name="ce23" table:formula="of:=ROUND(([L535]+((1.96*[M535])/SQRT([K535])));3)"/>
          <table:table-cell table:style-name="ce23" table:formula="of:=ROUND(([P535]-((1.96*[Q535])/SQRT([O535])));3)"/>
          <table:table-cell table:style-name="ce23" table:formula="of:=ROUND(([P535]+((1.96*[Q535])/SQRT([O535])));3)"/>
          <table:table-cell table:style-name="ce23" table:formula="of:=ROUND(([T535]-((1.96*[U535])/SQRT([S535])));3)"/>
          <table:table-cell table:style-name="ce23" table:formula="of:=ROUND(([T535]+((1.96*[U535])/SQRT([S535])));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3743078</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G/G</text:p>
          </table:table-cell>
          <table:table-cell table:style-name="ce29" office:value-type="float" office:value="248.0">
            <text:p>248</text:p>
          </table:table-cell>
          <table:table-cell table:style-name="ce29" office:value-type="float" office:value="14.06">
            <text:p>14.06</text:p>
          </table:table-cell>
          <table:table-cell table:style-name="ce29" office:value-type="float" office:value="0.74">
            <text:p>0.74</text:p>
          </table:table-cell>
          <table:table-cell table:style-name="ce25" office:value-type="string">
            <text:p>C/G</text:p>
          </table:table-cell>
          <table:table-cell table:style-name="ce25" office:value-type="float" office:value="177.0">
            <text:p>177</text:p>
          </table:table-cell>
          <table:table-cell table:style-name="ce25" office:value-type="float" office:value="13.08">
            <text:p>13.08</text:p>
          </table:table-cell>
          <table:table-cell table:style-name="ce25" office:value-type="float" office:value="0.84">
            <text:p>0.84</text:p>
          </table:table-cell>
          <table:table-cell table:style-name="ce30" office:value-type="string">
            <text:p>C/C</text:p>
          </table:table-cell>
          <table:table-cell table:style-name="ce30" office:value-type="float" office:value="37.0">
            <text:p>37</text:p>
          </table:table-cell>
          <table:table-cell table:style-name="ce30" office:value-type="float" office:value="15.83">
            <text:p>15.83</text:p>
          </table:table-cell>
          <table:table-cell table:style-name="ce30" office:value-type="float" office:value="1.92">
            <text:p>1.92</text:p>
          </table:table-cell>
          <table:table-cell table:style-name="ce29" office:value-type="string">
            <text:p>F-test</text:p>
          </table:table-cell>
          <table:table-cell table:style-name="ce29" office:value-type="float" office:value="0.53">
            <text:p>0.53</text:p>
          </table:table-cell>
          <table:table-cell table:style-name="ce29" office:value-type="float" office:value="0.591">
            <text:p>0.591</text:p>
          </table:table-cell>
          <table:table-cell table:style-name="ce29" office:value-type="string">
            <text:p>no</text:p>
          </table:table-cell>
          <table:table-cell table:style-name="cf1" table:formula="of:=([L536]-[P536])/SQRT(((((([M536]*SQRT([K536]))^2)*([K536]-1))+((([Q536]*SQRT([O536]))^2)*([O536]-1)))/([K536]+[O536])))"/>
          <table:table-cell table:style-name="cf1" table:formula="of:=([L536]-[T536])/SQRT(((((([M536]*SQRT([K536]))^2)*([K536]-1))+((([U536]*SQRT([S536]))^2)*([S536]-1)))/([K536]+[S536])))"/>
          <table:table-cell table:style-name="cf1" table:formula="of:=([P536]-[T536])/SQRT(((((([Q536]*SQRT([O536]))^2)*([O536]-1))+((([U536]*SQRT([S536]))^2)*([S536]-1)))/([O536]+[S536])))"/>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36]-((1.96*[M536])/SQRT([K536])));3)"/>
          <table:table-cell table:style-name="ce23" table:formula="of:=ROUND(([L536]+((1.96*[M536])/SQRT([K536])));3)"/>
          <table:table-cell table:style-name="ce23" table:formula="of:=ROUND(([P536]-((1.96*[Q536])/SQRT([O536])));3)"/>
          <table:table-cell table:style-name="ce23" table:formula="of:=ROUND(([P536]+((1.96*[Q536])/SQRT([O536])));3)"/>
          <table:table-cell table:style-name="ce23" table:formula="of:=ROUND(([T536]-((1.96*[U536])/SQRT([S536])));3)"/>
          <table:table-cell table:style-name="ce23" table:formula="of:=ROUND(([T536]+((1.96*[U536])/SQRT([S536])));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578776</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15.0">
            <text:p>215</text:p>
          </table:table-cell>
          <table:table-cell table:style-name="ce29" office:value-type="float" office:value="14.13">
            <text:p>14.13</text:p>
          </table:table-cell>
          <table:table-cell table:style-name="ce29" office:value-type="float" office:value="0.78">
            <text:p>0.78</text:p>
          </table:table-cell>
          <table:table-cell table:style-name="ce25" office:value-type="string">
            <text:p>C/T</text:p>
          </table:table-cell>
          <table:table-cell table:style-name="ce25" office:value-type="float" office:value="197.0">
            <text:p>197</text:p>
          </table:table-cell>
          <table:table-cell table:style-name="ce25" office:value-type="float" office:value="13.18">
            <text:p>13.18</text:p>
          </table:table-cell>
          <table:table-cell table:style-name="ce25" office:value-type="float" office:value="0.8">
            <text:p>0.8</text:p>
          </table:table-cell>
          <table:table-cell table:style-name="ce30" office:value-type="string">
            <text:p>T/T</text:p>
          </table:table-cell>
          <table:table-cell table:style-name="ce30" office:value-type="float" office:value="46.0">
            <text:p>46</text:p>
          </table:table-cell>
          <table:table-cell table:style-name="ce30" office:value-type="float" office:value="15.21">
            <text:p>15.21</text:p>
          </table:table-cell>
          <table:table-cell table:style-name="ce30" office:value-type="float" office:value="1.78">
            <text:p>1.78</text:p>
          </table:table-cell>
          <table:table-cell table:style-name="ce29" office:value-type="string">
            <text:p>F-test</text:p>
          </table:table-cell>
          <table:table-cell table:style-name="ce29" office:value-type="float" office:value="0.6">
            <text:p>0.6</text:p>
          </table:table-cell>
          <table:table-cell table:style-name="ce29" office:value-type="float" office:value="0.551">
            <text:p>0.551</text:p>
          </table:table-cell>
          <table:table-cell table:style-name="ce29" office:value-type="string">
            <text:p>no</text:p>
          </table:table-cell>
          <table:table-cell table:style-name="cf1" table:formula="of:=([L537]-[P537])/SQRT(((((([M537]*SQRT([K537]))^2)*([K537]-1))+((([Q537]*SQRT([O537]))^2)*([O537]-1)))/([K537]+[O537])))"/>
          <table:table-cell table:style-name="cf1" table:formula="of:=([L537]-[T537])/SQRT(((((([M537]*SQRT([K537]))^2)*([K537]-1))+((([U537]*SQRT([S537]))^2)*([S537]-1)))/([K537]+[S537])))"/>
          <table:table-cell table:style-name="cf1" table:formula="of:=([P537]-[T537])/SQRT(((((([Q537]*SQRT([O537]))^2)*([O537]-1))+((([U537]*SQRT([S537]))^2)*([S537]-1)))/([O537]+[S537])))"/>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37]-((1.96*[M537])/SQRT([K537])));3)"/>
          <table:table-cell table:style-name="ce23" table:formula="of:=ROUND(([L537]+((1.96*[M537])/SQRT([K537])));3)"/>
          <table:table-cell table:style-name="ce23" table:formula="of:=ROUND(([P537]-((1.96*[Q537])/SQRT([O537])));3)"/>
          <table:table-cell table:style-name="ce23" table:formula="of:=ROUND(([P537]+((1.96*[Q537])/SQRT([O537])));3)"/>
          <table:table-cell table:style-name="ce23" table:formula="of:=ROUND(([T537]-((1.96*[U537])/SQRT([S537])));3)"/>
          <table:table-cell table:style-name="ce23" table:formula="of:=ROUND(([T537]+((1.96*[U537])/SQRT([S537])));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3743078</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94.0">
            <text:p>294</text:p>
          </table:table-cell>
          <table:table-cell table:style-name="ce29" office:value-type="float" office:value="20.24">
            <text:p>20.24</text:p>
          </table:table-cell>
          <table:table-cell table:style-name="ce29" office:value-type="float" office:value="1.19">
            <text:p>1.19</text:p>
          </table:table-cell>
          <table:table-cell table:style-name="ce25" office:value-type="string">
            <text:p>C/G</text:p>
          </table:table-cell>
          <table:table-cell table:style-name="ce25" office:value-type="float" office:value="374.0">
            <text:p>374</text:p>
          </table:table-cell>
          <table:table-cell table:style-name="ce25" office:value-type="float" office:value="22.42">
            <text:p>22.42</text:p>
          </table:table-cell>
          <table:table-cell table:style-name="ce25" office:value-type="float" office:value="1.03">
            <text:p>1.03</text:p>
          </table:table-cell>
          <table:table-cell table:style-name="ce30" office:value-type="string">
            <text:p>G/G</text:p>
          </table:table-cell>
          <table:table-cell table:style-name="ce30" office:value-type="float" office:value="117.0">
            <text:p>117</text:p>
          </table:table-cell>
          <table:table-cell table:style-name="ce30" office:value-type="float" office:value="21.1">
            <text:p>21.1</text:p>
          </table:table-cell>
          <table:table-cell table:style-name="ce30" office:value-type="float" office:value="1.79">
            <text:p>1.79</text:p>
          </table:table-cell>
          <table:table-cell table:style-name="ce29" office:value-type="string">
            <text:p>F-test</text:p>
          </table:table-cell>
          <table:table-cell table:style-name="ce29" office:value-type="float" office:value="0.38">
            <text:p>0.38</text:p>
          </table:table-cell>
          <table:table-cell table:style-name="ce29" office:value-type="float" office:value="0.685">
            <text:p>0.685</text:p>
          </table:table-cell>
          <table:table-cell table:style-name="ce29" office:value-type="string">
            <text:p>no</text:p>
          </table:table-cell>
          <table:table-cell table:style-name="cf1" table:formula="of:=([L538]-[P538])/SQRT(((((([M538]*SQRT([K538]))^2)*([K538]-1))+((([Q538]*SQRT([O538]))^2)*([O538]-1)))/([K538]+[O538])))"/>
          <table:table-cell table:style-name="cf1" table:formula="of:=([L538]-[T538])/SQRT(((((([M538]*SQRT([K538]))^2)*([K538]-1))+((([U538]*SQRT([S538]))^2)*([S538]-1)))/([K538]+[S538])))"/>
          <table:table-cell table:style-name="cf1" table:formula="of:=([P538]-[T538])/SQRT(((((([Q538]*SQRT([O538]))^2)*([O538]-1))+((([U538]*SQRT([S538]))^2)*([S538]-1)))/([O538]+[S538])))"/>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38]-((1.96*[M538])/SQRT([K538])));3)"/>
          <table:table-cell table:style-name="ce23" table:formula="of:=ROUND(([L538]+((1.96*[M538])/SQRT([K538])));3)"/>
          <table:table-cell table:style-name="ce23" table:formula="of:=ROUND(([P538]-((1.96*[Q538])/SQRT([O538])));3)"/>
          <table:table-cell table:style-name="ce23" table:formula="of:=ROUND(([P538]+((1.96*[Q538])/SQRT([O538])));3)"/>
          <table:table-cell table:style-name="ce23" table:formula="of:=ROUND(([T538]-((1.96*[U538])/SQRT([S538])));3)"/>
          <table:table-cell table:style-name="ce23" table:formula="of:=ROUND(([T538]+((1.96*[U538])/SQRT([S538])));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1051730 </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05.0">
            <text:p>205</text:p>
          </table:table-cell>
          <table:table-cell table:style-name="ce29" office:value-type="float" office:value="13.99">
            <text:p>13.99</text:p>
          </table:table-cell>
          <table:table-cell table:style-name="ce29" office:value-type="float" office:value="0.8">
            <text:p>0.8</text:p>
          </table:table-cell>
          <table:table-cell table:style-name="ce25" office:value-type="string">
            <text:p>C/T</text:p>
          </table:table-cell>
          <table:table-cell table:style-name="ce25" office:value-type="float" office:value="180.0">
            <text:p>180</text:p>
          </table:table-cell>
          <table:table-cell table:style-name="ce25" office:value-type="float" office:value="13.7">
            <text:p>13.7</text:p>
          </table:table-cell>
          <table:table-cell table:style-name="ce25" office:value-type="float" office:value="0.84">
            <text:p>0.84</text:p>
          </table:table-cell>
          <table:table-cell table:style-name="ce30" office:value-type="string">
            <text:p>T/T</text:p>
          </table:table-cell>
          <table:table-cell table:style-name="ce30" office:value-type="float" office:value="75.0">
            <text:p>75</text:p>
          </table:table-cell>
          <table:table-cell table:style-name="ce30" office:value-type="float" office:value="14.32">
            <text:p>14.32</text:p>
          </table:table-cell>
          <table:table-cell table:style-name="ce30" office:value-type="float" office:value="1.38">
            <text:p>1.38</text:p>
          </table:table-cell>
          <table:table-cell table:style-name="ce29" office:value-type="string">
            <text:p>F-test</text:p>
          </table:table-cell>
          <table:table-cell table:style-name="ce29" office:value-type="float" office:value="1.27">
            <text:p>1.27</text:p>
          </table:table-cell>
          <table:table-cell table:style-name="ce29" office:value-type="float" office:value="0.282">
            <text:p>0.282</text:p>
          </table:table-cell>
          <table:table-cell table:style-name="ce29" office:value-type="string">
            <text:p>no</text:p>
          </table:table-cell>
          <table:table-cell table:style-name="cf1" table:formula="of:=([L539]-[P539])/SQRT(((((([M539]*SQRT([K539]))^2)*([K539]-1))+((([Q539]*SQRT([O539]))^2)*([O539]-1)))/([K539]+[O539])))"/>
          <table:table-cell table:style-name="cf1" table:formula="of:=([L539]-[T539])/SQRT(((((([M539]*SQRT([K539]))^2)*([K539]-1))+((([U539]*SQRT([S539]))^2)*([S539]-1)))/([K539]+[S539])))"/>
          <table:table-cell table:style-name="cf1" table:formula="of:=([P539]-[T539])/SQRT(((((([Q539]*SQRT([O539]))^2)*([O539]-1))+((([U539]*SQRT([S539]))^2)*([S539]-1)))/([O539]+[S539])))"/>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39]-((1.96*[M539])/SQRT([K539])));3)"/>
          <table:table-cell table:style-name="ce23" table:formula="of:=ROUND(([L539]+((1.96*[M539])/SQRT([K539])));3)"/>
          <table:table-cell table:style-name="ce23" table:formula="of:=ROUND(([P539]-((1.96*[Q539])/SQRT([O539])));3)"/>
          <table:table-cell table:style-name="ce23" table:formula="of:=ROUND(([P539]+((1.96*[Q539])/SQRT([O539])));3)"/>
          <table:table-cell table:style-name="ce23" table:formula="of:=ROUND(([T539]-((1.96*[U539])/SQRT([S539])));3)"/>
          <table:table-cell table:style-name="ce23" table:formula="of:=ROUND(([T539]+((1.96*[U539])/SQRT([S539])));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2869546</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T/T</text:p>
          </table:table-cell>
          <table:table-cell table:style-name="ce29" office:value-type="float" office:value="207.0">
            <text:p>207</text:p>
          </table:table-cell>
          <table:table-cell table:style-name="ce29" office:value-type="float" office:value="13.92">
            <text:p>13.92</text:p>
          </table:table-cell>
          <table:table-cell table:style-name="ce29" office:value-type="float" office:value="0.79">
            <text:p>0.79</text:p>
          </table:table-cell>
          <table:table-cell table:style-name="ce25" office:value-type="string">
            <text:p>C/T</text:p>
          </table:table-cell>
          <table:table-cell table:style-name="ce25" office:value-type="float" office:value="190.0">
            <text:p>190</text:p>
          </table:table-cell>
          <table:table-cell table:style-name="ce25" office:value-type="float" office:value="13.78">
            <text:p>13.78</text:p>
          </table:table-cell>
          <table:table-cell table:style-name="ce25" office:value-type="float" office:value="0.82">
            <text:p>0.82</text:p>
          </table:table-cell>
          <table:table-cell table:style-name="ce30" office:value-type="string">
            <text:p>C/C</text:p>
          </table:table-cell>
          <table:table-cell table:style-name="ce30" office:value-type="float" office:value="59.0">
            <text:p>59</text:p>
          </table:table-cell>
          <table:table-cell table:style-name="ce30" office:value-type="float" office:value="13.88">
            <text:p>13.88</text:p>
          </table:table-cell>
          <table:table-cell table:style-name="ce30" office:value-type="float" office:value="1.42">
            <text:p>1.42</text:p>
          </table:table-cell>
          <table:table-cell table:style-name="ce29" office:value-type="string">
            <text:p>F-test</text:p>
          </table:table-cell>
          <table:table-cell table:style-name="ce29" office:value-type="float" office:value="0.595">
            <text:p>0.595</text:p>
          </table:table-cell>
          <table:table-cell table:style-name="ce29" office:value-type="float" office:value="0.552">
            <text:p>0.552</text:p>
          </table:table-cell>
          <table:table-cell table:style-name="ce29" office:value-type="string">
            <text:p>no</text:p>
          </table:table-cell>
          <table:table-cell table:style-name="cf1" table:formula="of:=([L540]-[P540])/SQRT(((((([M540]*SQRT([K540]))^2)*([K540]-1))+((([Q540]*SQRT([O540]))^2)*([O540]-1)))/([K540]+[O540])))"/>
          <table:table-cell table:style-name="cf1" table:formula="of:=([L540]-[T540])/SQRT(((((([M540]*SQRT([K540]))^2)*([K540]-1))+((([U540]*SQRT([S540]))^2)*([S540]-1)))/([K540]+[S540])))"/>
          <table:table-cell table:style-name="cf1" table:formula="of:=([P540]-[T540])/SQRT(((((([Q540]*SQRT([O540]))^2)*([O540]-1))+((([U540]*SQRT([S540]))^2)*([S540]-1)))/([O540]+[S540])))"/>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40]-((1.96*[M540])/SQRT([K540])));3)"/>
          <table:table-cell table:style-name="ce23" table:formula="of:=ROUND(([L540]+((1.96*[M540])/SQRT([K540])));3)"/>
          <table:table-cell table:style-name="ce23" table:formula="of:=ROUND(([P540]-((1.96*[Q540])/SQRT([O540])));3)"/>
          <table:table-cell table:style-name="ce23" table:formula="of:=ROUND(([P540]+((1.96*[Q540])/SQRT([O540])));3)"/>
          <table:table-cell table:style-name="ce23" table:formula="of:=ROUND(([T540]-((1.96*[U540])/SQRT([S540])));3)"/>
          <table:table-cell table:style-name="ce23" table:formula="of:=ROUND(([T540]+((1.96*[U540])/SQRT([S540])));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578776</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T/T</text:p>
          </table:table-cell>
          <table:table-cell table:style-name="ce29" office:value-type="float" office:value="248.0">
            <text:p>248</text:p>
          </table:table-cell>
          <table:table-cell table:style-name="ce29" office:value-type="float" office:value="20.54">
            <text:p>20.54</text:p>
          </table:table-cell>
          <table:table-cell table:style-name="ce29" office:value-type="float" office:value="1.28">
            <text:p>1.28</text:p>
          </table:table-cell>
          <table:table-cell table:style-name="ce25" office:value-type="string">
            <text:p>C/T</text:p>
          </table:table-cell>
          <table:table-cell table:style-name="ce25" office:value-type="float" office:value="362.0">
            <text:p>362</text:p>
          </table:table-cell>
          <table:table-cell table:style-name="ce25" office:value-type="float" office:value="22.52">
            <text:p>22.52</text:p>
          </table:table-cell>
          <table:table-cell table:style-name="ce25" office:value-type="float" office:value="1.04">
            <text:p>1.04</text:p>
          </table:table-cell>
          <table:table-cell table:style-name="ce30" office:value-type="string">
            <text:p>C/C</text:p>
          </table:table-cell>
          <table:table-cell table:style-name="ce30" office:value-type="float" office:value="155.0">
            <text:p>155</text:p>
          </table:table-cell>
          <table:table-cell table:style-name="ce30" office:value-type="float" office:value="20.11">
            <text:p>20.11</text:p>
          </table:table-cell>
          <table:table-cell table:style-name="ce30" office:value-type="float" office:value="1.66">
            <text:p>1.66</text:p>
          </table:table-cell>
          <table:table-cell table:style-name="ce29" office:value-type="string">
            <text:p>F-test</text:p>
          </table:table-cell>
          <table:table-cell table:style-name="ce29" office:value-type="float" office:value="0.2">
            <text:p>0.2</text:p>
          </table:table-cell>
          <table:table-cell table:style-name="ce29" office:value-type="float" office:value="0.815">
            <text:p>0.815</text:p>
          </table:table-cell>
          <table:table-cell table:style-name="ce29" office:value-type="string">
            <text:p>no</text:p>
          </table:table-cell>
          <table:table-cell table:style-name="cf1" table:formula="of:=([L541]-[P541])/SQRT(((((([M541]*SQRT([K541]))^2)*([K541]-1))+((([Q541]*SQRT([O541]))^2)*([O541]-1)))/([K541]+[O541])))"/>
          <table:table-cell table:style-name="cf1" table:formula="of:=([L541]-[T541])/SQRT(((((([M541]*SQRT([K541]))^2)*([K541]-1))+((([U541]*SQRT([S541]))^2)*([S541]-1)))/([K541]+[S541])))"/>
          <table:table-cell table:style-name="cf1" table:formula="of:=([P541]-[T541])/SQRT(((((([Q541]*SQRT([O541]))^2)*([O541]-1))+((([U541]*SQRT([S541]))^2)*([S541]-1)))/([O541]+[S541])))"/>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41]-((1.96*[M541])/SQRT([K541])));3)"/>
          <table:table-cell table:style-name="ce23" table:formula="of:=ROUND(([L541]+((1.96*[M541])/SQRT([K541])));3)"/>
          <table:table-cell table:style-name="ce23" table:formula="of:=ROUND(([P541]-((1.96*[Q541])/SQRT([O541])));3)"/>
          <table:table-cell table:style-name="ce23" table:formula="of:=ROUND(([P541]+((1.96*[Q541])/SQRT([O541])));3)"/>
          <table:table-cell table:style-name="ce23" table:formula="of:=ROUND(([T541]-((1.96*[U541])/SQRT([S541])));3)"/>
          <table:table-cell table:style-name="ce23" table:formula="of:=ROUND(([T541]+((1.96*[U541])/SQRT([S541])));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6495307</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185.0">
            <text:p>185</text:p>
          </table:table-cell>
          <table:table-cell table:style-name="ce29" office:value-type="float" office:value="13.54">
            <text:p>13.54</text:p>
          </table:table-cell>
          <table:table-cell table:style-name="ce29" office:value-type="float" office:value="0.83">
            <text:p>0.83</text:p>
          </table:table-cell>
          <table:table-cell table:style-name="ce25" office:value-type="string">
            <text:p>C/T</text:p>
          </table:table-cell>
          <table:table-cell table:style-name="ce25" office:value-type="float" office:value="199.0">
            <text:p>199</text:p>
          </table:table-cell>
          <table:table-cell table:style-name="ce25" office:value-type="float" office:value="14.34">
            <text:p>14.34</text:p>
          </table:table-cell>
          <table:table-cell table:style-name="ce25" office:value-type="float" office:value="0.81">
            <text:p>0.81</text:p>
          </table:table-cell>
          <table:table-cell table:style-name="ce30" office:value-type="string">
            <text:p>T/T</text:p>
          </table:table-cell>
          <table:table-cell table:style-name="ce30" office:value-type="float" office:value="77.0">
            <text:p>77</text:p>
          </table:table-cell>
          <table:table-cell table:style-name="ce30" office:value-type="float" office:value="13.27">
            <text:p>13.27</text:p>
          </table:table-cell>
          <table:table-cell table:style-name="ce30" office:value-type="float" office:value="1.3">
            <text:p>1.3</text:p>
          </table:table-cell>
          <table:table-cell table:style-name="ce29" office:value-type="string">
            <text:p>F-test</text:p>
          </table:table-cell>
          <table:table-cell table:style-name="ce29" office:value-type="float" office:value="0.14">
            <text:p>0.14</text:p>
          </table:table-cell>
          <table:table-cell table:style-name="ce29" office:value-type="float" office:value="0.873">
            <text:p>0.873</text:p>
          </table:table-cell>
          <table:table-cell table:style-name="ce29" office:value-type="string">
            <text:p>no</text:p>
          </table:table-cell>
          <table:table-cell table:style-name="cf1" table:formula="of:=([L542]-[P542])/SQRT(((((([M542]*SQRT([K542]))^2)*([K542]-1))+((([Q542]*SQRT([O542]))^2)*([O542]-1)))/([K542]+[O542])))"/>
          <table:table-cell table:style-name="cf1" table:formula="of:=([L542]-[T542])/SQRT(((((([M542]*SQRT([K542]))^2)*([K542]-1))+((([U542]*SQRT([S542]))^2)*([S542]-1)))/([K542]+[S542])))"/>
          <table:table-cell table:style-name="cf1" table:formula="of:=([P542]-[T542])/SQRT(((((([Q542]*SQRT([O542]))^2)*([O542]-1))+((([U542]*SQRT([S542]))^2)*([S542]-1)))/([O542]+[S542])))"/>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42]-((1.96*[M542])/SQRT([K542])));3)"/>
          <table:table-cell table:style-name="ce23" table:formula="of:=ROUND(([L542]+((1.96*[M542])/SQRT([K542])));3)"/>
          <table:table-cell table:style-name="ce23" table:formula="of:=ROUND(([P542]-((1.96*[Q542])/SQRT([O542])));3)"/>
          <table:table-cell table:style-name="ce23" table:formula="of:=ROUND(([P542]+((1.96*[Q542])/SQRT([O542])));3)"/>
          <table:table-cell table:style-name="ce23" table:formula="of:=ROUND(([T542]-((1.96*[U542])/SQRT([S542])));3)"/>
          <table:table-cell table:style-name="ce23" table:formula="of:=ROUND(([T542]+((1.96*[U542])/SQRT([S542])));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6495307</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74.0">
            <text:p>274</text:p>
          </table:table-cell>
          <table:table-cell table:style-name="ce29" office:value-type="float" office:value="20.94">
            <text:p>20.94</text:p>
          </table:table-cell>
          <table:table-cell table:style-name="ce29" office:value-type="float" office:value="1.16">
            <text:p>1.16</text:p>
          </table:table-cell>
          <table:table-cell table:style-name="ce25" office:value-type="string">
            <text:p>C/T</text:p>
          </table:table-cell>
          <table:table-cell table:style-name="ce25" office:value-type="float" office:value="368.0">
            <text:p>368</text:p>
          </table:table-cell>
          <table:table-cell table:style-name="ce25" office:value-type="float" office:value="22.53">
            <text:p>22.53</text:p>
          </table:table-cell>
          <table:table-cell table:style-name="ce25" office:value-type="float" office:value="1.03">
            <text:p>1.03</text:p>
          </table:table-cell>
          <table:table-cell table:style-name="ce30" office:value-type="string">
            <text:p>T/T</text:p>
          </table:table-cell>
          <table:table-cell table:style-name="ce30" office:value-type="float" office:value="142.0">
            <text:p>142</text:p>
          </table:table-cell>
          <table:table-cell table:style-name="ce30" office:value-type="float" office:value="19.93">
            <text:p>19.93</text:p>
          </table:table-cell>
          <table:table-cell table:style-name="ce30" office:value-type="float" office:value="1.78">
            <text:p>1.78</text:p>
          </table:table-cell>
          <table:table-cell table:style-name="ce29" office:value-type="string">
            <text:p>F-test</text:p>
          </table:table-cell>
          <table:table-cell table:style-name="ce29" office:value-type="float" office:value="0.03">
            <text:p>0.03</text:p>
          </table:table-cell>
          <table:table-cell table:style-name="ce29" office:value-type="float" office:value="0.972">
            <text:p>0.972</text:p>
          </table:table-cell>
          <table:table-cell table:style-name="ce29" office:value-type="string">
            <text:p>no</text:p>
          </table:table-cell>
          <table:table-cell table:style-name="cf1" table:formula="of:=([L543]-[P543])/SQRT(((((([M543]*SQRT([K543]))^2)*([K543]-1))+((([Q543]*SQRT([O543]))^2)*([O543]-1)))/([K543]+[O543])))"/>
          <table:table-cell table:style-name="cf1" table:formula="of:=([L543]-[T543])/SQRT(((((([M543]*SQRT([K543]))^2)*([K543]-1))+((([U543]*SQRT([S543]))^2)*([S543]-1)))/([K543]+[S543])))"/>
          <table:table-cell table:style-name="cf1" table:formula="of:=([P543]-[T543])/SQRT(((((([Q543]*SQRT([O543]))^2)*([O543]-1))+((([U543]*SQRT([S543]))^2)*([S543]-1)))/([O543]+[S543])))"/>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43]-((1.96*[M543])/SQRT([K543])));3)"/>
          <table:table-cell table:style-name="ce23" table:formula="of:=ROUND(([L543]+((1.96*[M543])/SQRT([K543])));3)"/>
          <table:table-cell table:style-name="ce23" table:formula="of:=ROUND(([P543]-((1.96*[Q543])/SQRT([O543])));3)"/>
          <table:table-cell table:style-name="ce23" table:formula="of:=ROUND(([P543]+((1.96*[Q543])/SQRT([O543])));3)"/>
          <table:table-cell table:style-name="ce23" table:formula="of:=ROUND(([T543]-((1.96*[U543])/SQRT([S543])));3)"/>
          <table:table-cell table:style-name="ce23" table:formula="of:=ROUND(([T543]+((1.96*[U543])/SQRT([S543])));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3</text:p>
          </table:table-cell>
          <table:table-cell table:style-name="ce26" office:value-type="string">
            <text:p>rs2869546</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T/T</text:p>
          </table:table-cell>
          <table:table-cell table:style-name="ce29" office:value-type="float" office:value="316.0">
            <text:p>316</text:p>
          </table:table-cell>
          <table:table-cell table:style-name="ce29" office:value-type="float" office:value="22.3">
            <text:p>22.3</text:p>
          </table:table-cell>
          <table:table-cell table:style-name="ce29" office:value-type="float" office:value="1.07">
            <text:p>1.07</text:p>
          </table:table-cell>
          <table:table-cell table:style-name="ce25" office:value-type="string">
            <text:p>C/T</text:p>
          </table:table-cell>
          <table:table-cell table:style-name="ce25" office:value-type="float" office:value="348.0">
            <text:p>348</text:p>
          </table:table-cell>
          <table:table-cell table:style-name="ce25" office:value-type="float" office:value="21.3">
            <text:p>21.3</text:p>
          </table:table-cell>
          <table:table-cell table:style-name="ce25" office:value-type="float" office:value="1.11">
            <text:p>1.11</text:p>
          </table:table-cell>
          <table:table-cell table:style-name="ce30" office:value-type="string">
            <text:p>C/C</text:p>
          </table:table-cell>
          <table:table-cell table:style-name="ce30" office:value-type="float" office:value="122.0">
            <text:p>122</text:p>
          </table:table-cell>
          <table:table-cell table:style-name="ce30" office:value-type="float" office:value="19.72">
            <text:p>19.72</text:p>
          </table:table-cell>
          <table:table-cell table:style-name="ce30" office:value-type="float" office:value="1.88">
            <text:p>1.88</text:p>
          </table:table-cell>
          <table:table-cell table:style-name="ce29" office:value-type="string">
            <text:p>F-test</text:p>
          </table:table-cell>
          <table:table-cell table:style-name="ce29" office:value-type="float" office:value="0.1">
            <text:p>0.1</text:p>
          </table:table-cell>
          <table:table-cell table:style-name="ce29" office:value-type="float" office:value="0.903">
            <text:p>0.903</text:p>
          </table:table-cell>
          <table:table-cell table:style-name="ce29" office:value-type="string">
            <text:p>no</text:p>
          </table:table-cell>
          <table:table-cell table:style-name="cf1" table:formula="of:=([L544]-[P544])/SQRT(((((([M544]*SQRT([K544]))^2)*([K544]-1))+((([Q544]*SQRT([O544]))^2)*([O544]-1)))/([K544]+[O544])))"/>
          <table:table-cell table:style-name="cf1" table:formula="of:=([L544]-[T544])/SQRT(((((([M544]*SQRT([K544]))^2)*([K544]-1))+((([U544]*SQRT([S544]))^2)*([S544]-1)))/([K544]+[S544])))"/>
          <table:table-cell table:style-name="cf1" table:formula="of:=([P544]-[T544])/SQRT(((((([Q544]*SQRT([O544]))^2)*([O544]-1))+((([U544]*SQRT([S544]))^2)*([S544]-1)))/([O544]+[S544])))"/>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44]-((1.96*[M544])/SQRT([K544])));3)"/>
          <table:table-cell table:style-name="ce23" table:formula="of:=ROUND(([L544]+((1.96*[M544])/SQRT([K544])));3)"/>
          <table:table-cell table:style-name="ce23" table:formula="of:=ROUND(([P544]-((1.96*[Q544])/SQRT([O544])));3)"/>
          <table:table-cell table:style-name="ce23" table:formula="of:=ROUND(([P544]+((1.96*[Q544])/SQRT([O544])));3)"/>
          <table:table-cell table:style-name="ce23" table:formula="of:=ROUND(([T544]-((1.96*[U544])/SQRT([S544])));3)"/>
          <table:table-cell table:style-name="ce23" table:formula="of:=ROUND(([T544]+((1.96*[U544])/SQRT([S544])));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684513</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509.0">
            <text:p>509</text:p>
          </table:table-cell>
          <table:table-cell table:style-name="ce29" office:value-type="float" office:value="18.62">
            <text:p>18.62</text:p>
          </table:table-cell>
          <table:table-cell table:style-name="ce29" office:value-type="float" office:value="0.61">
            <text:p>0.61</text:p>
          </table:table-cell>
          <table:table-cell table:style-name="ce25" office:value-type="string">
            <text:p>C/G</text:p>
          </table:table-cell>
          <table:table-cell table:style-name="ce25" office:value-type="float" office:value="248.0">
            <text:p>248</text:p>
          </table:table-cell>
          <table:table-cell table:style-name="ce25" office:value-type="float" office:value="17.79">
            <text:p>17.79</text:p>
          </table:table-cell>
          <table:table-cell table:style-name="ce25" office:value-type="float" office:value="0.88">
            <text:p>0.88</text:p>
          </table:table-cell>
          <table:table-cell table:style-name="ce30" office:value-type="string">
            <text:p>G/G</text:p>
          </table:table-cell>
          <table:table-cell table:style-name="ce30" office:value-type="float" office:value="32.0">
            <text:p>32</text:p>
          </table:table-cell>
          <table:table-cell table:style-name="ce30" office:value-type="float" office:value="24.74">
            <text:p>24.74</text:p>
          </table:table-cell>
          <table:table-cell table:style-name="ce30" office:value-type="float" office:value="2.54">
            <text:p>2.54</text:p>
          </table:table-cell>
          <table:table-cell table:style-name="ce29" office:value-type="string">
            <text:p>F-test</text:p>
          </table:table-cell>
          <table:table-cell table:style-name="ce29" office:value-type="float" office:value="0.41">
            <text:p>0.41</text:p>
          </table:table-cell>
          <table:table-cell table:style-name="ce29" office:value-type="float" office:value="0.663">
            <text:p>0.663</text:p>
          </table:table-cell>
          <table:table-cell table:style-name="ce29" office:value-type="string">
            <text:p>no</text:p>
          </table:table-cell>
          <table:table-cell table:style-name="cf1" table:formula="of:=([L545]-[P545])/SQRT(((((([M545]*SQRT([K545]))^2)*([K545]-1))+((([Q545]*SQRT([O545]))^2)*([O545]-1)))/([K545]+[O545])))"/>
          <table:table-cell table:style-name="cf1" table:formula="of:=([L545]-[T545])/SQRT(((((([M545]*SQRT([K545]))^2)*([K545]-1))+((([U545]*SQRT([S545]))^2)*([S545]-1)))/([K545]+[S545])))"/>
          <table:table-cell table:style-name="cf1" table:formula="of:=([P545]-[T545])/SQRT(((((([Q545]*SQRT([O545]))^2)*([O545]-1))+((([U545]*SQRT([S545]))^2)*([S545]-1)))/([O545]+[S545])))"/>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45]-((1.96*[M545])/SQRT([K545])));3)"/>
          <table:table-cell table:style-name="ce23" table:formula="of:=ROUND(([L545]+((1.96*[M545])/SQRT([K545])));3)"/>
          <table:table-cell table:style-name="ce23" table:formula="of:=ROUND(([P545]-((1.96*[Q545])/SQRT([O545])));3)"/>
          <table:table-cell table:style-name="ce23" table:formula="of:=ROUND(([P545]+((1.96*[Q545])/SQRT([O545])));3)"/>
          <table:table-cell table:style-name="ce23" table:formula="of:=ROUND(([T545]-((1.96*[U545])/SQRT([S545])));3)"/>
          <table:table-cell table:style-name="ce23" table:formula="of:=ROUND(([T545]+((1.96*[U545])/SQRT([S545])));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16969968</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G/G</text:p>
          </table:table-cell>
          <table:table-cell table:style-name="ce29" office:value-type="float" office:value="208.0">
            <text:p>208</text:p>
          </table:table-cell>
          <table:table-cell table:style-name="ce29" office:value-type="float" office:value="13.76">
            <text:p>13.76</text:p>
          </table:table-cell>
          <table:table-cell table:style-name="ce29" office:value-type="float" office:value="0.82">
            <text:p>0.82</text:p>
          </table:table-cell>
          <table:table-cell table:style-name="ce25" office:value-type="string">
            <text:p>G/A</text:p>
          </table:table-cell>
          <table:table-cell table:style-name="ce25" office:value-type="float" office:value="177.0">
            <text:p>177</text:p>
          </table:table-cell>
          <table:table-cell table:style-name="ce25" office:value-type="float" office:value="15.18">
            <text:p>15.18</text:p>
          </table:table-cell>
          <table:table-cell table:style-name="ce25" office:value-type="float" office:value="0.86">
            <text:p>0.86</text:p>
          </table:table-cell>
          <table:table-cell table:style-name="ce30" office:value-type="string">
            <text:p>A/A</text:p>
          </table:table-cell>
          <table:table-cell table:style-name="ce30" office:value-type="float" office:value="74.0">
            <text:p>74</text:p>
          </table:table-cell>
          <table:table-cell table:style-name="ce30" office:value-type="float" office:value="17.11">
            <text:p>17.11</text:p>
          </table:table-cell>
          <table:table-cell table:style-name="ce30" office:value-type="float" office:value="1.41">
            <text:p>1.41</text:p>
          </table:table-cell>
          <table:table-cell table:style-name="ce29" office:value-type="string">
            <text:p>F-test</text:p>
          </table:table-cell>
          <table:table-cell table:style-name="ce29" office:value-type="float" office:value="1.63">
            <text:p>1.63</text:p>
          </table:table-cell>
          <table:table-cell table:style-name="ce29" office:value-type="float" office:value="0.197">
            <text:p>0.197</text:p>
          </table:table-cell>
          <table:table-cell table:style-name="ce29" office:value-type="string">
            <text:p>no</text:p>
          </table:table-cell>
          <table:table-cell table:style-name="cf1" table:formula="of:=([L546]-[P546])/SQRT(((((([M546]*SQRT([K546]))^2)*([K546]-1))+((([Q546]*SQRT([O546]))^2)*([O546]-1)))/([K546]+[O546])))"/>
          <table:table-cell table:style-name="cf1" table:formula="of:=([L546]-[T546])/SQRT(((((([M546]*SQRT([K546]))^2)*([K546]-1))+((([U546]*SQRT([S546]))^2)*([S546]-1)))/([K546]+[S546])))"/>
          <table:table-cell table:style-name="cf1" table:formula="of:=([P546]-[T546])/SQRT(((((([Q546]*SQRT([O546]))^2)*([O546]-1))+((([U546]*SQRT([S546]))^2)*([S546]-1)))/([O546]+[S546])))"/>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46]-((1.96*[M546])/SQRT([K546])));3)"/>
          <table:table-cell table:style-name="ce23" table:formula="of:=ROUND(([L546]+((1.96*[M546])/SQRT([K546])));3)"/>
          <table:table-cell table:style-name="ce23" table:formula="of:=ROUND(([P546]-((1.96*[Q546])/SQRT([O546])));3)"/>
          <table:table-cell table:style-name="ce23" table:formula="of:=ROUND(([P546]+((1.96*[Q546])/SQRT([O546])));3)"/>
          <table:table-cell table:style-name="ce23" table:formula="of:=ROUND(([T546]-((1.96*[U546])/SQRT([S546])));3)"/>
          <table:table-cell table:style-name="ce23" table:formula="of:=ROUND(([T546]+((1.96*[U546])/SQRT([S546])));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3841324</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insert/insert</text:p>
          </table:table-cell>
          <table:table-cell table:style-name="ce29" office:value-type="float" office:value="481.0">
            <text:p>481</text:p>
          </table:table-cell>
          <table:table-cell table:style-name="ce29" office:value-type="float" office:value="19.58">
            <text:p>19.58</text:p>
          </table:table-cell>
          <table:table-cell table:style-name="ce29" office:value-type="float" office:value="0.61">
            <text:p>0.61</text:p>
          </table:table-cell>
          <table:table-cell table:style-name="ce25" office:value-type="string">
            <text:p>delete/insert</text:p>
          </table:table-cell>
          <table:table-cell table:style-name="ce25" office:value-type="float" office:value="245.0">
            <text:p>245</text:p>
          </table:table-cell>
          <table:table-cell table:style-name="ce25" office:value-type="float" office:value="16.73">
            <text:p>16.73</text:p>
          </table:table-cell>
          <table:table-cell table:style-name="ce25" office:value-type="float" office:value="0.92">
            <text:p>0.92</text:p>
          </table:table-cell>
          <table:table-cell table:style-name="ce30" office:value-type="string">
            <text:p>delete/delete</text:p>
          </table:table-cell>
          <table:table-cell table:style-name="ce30" office:value-type="float" office:value="33.0">
            <text:p>33</text:p>
          </table:table-cell>
          <table:table-cell table:style-name="ce30" office:value-type="float" office:value="20.69">
            <text:p>20.69</text:p>
          </table:table-cell>
          <table:table-cell table:style-name="ce30" office:value-type="float" office:value="2.7">
            <text:p>2.7</text:p>
          </table:table-cell>
          <table:table-cell table:style-name="ce29" office:value-type="string">
            <text:p>F-test</text:p>
          </table:table-cell>
          <table:table-cell table:style-name="ce29" office:value-type="float" office:value="3.14">
            <text:p>3.14</text:p>
          </table:table-cell>
          <table:table-cell table:style-name="ce29" office:value-type="float" office:value="0.043">
            <text:p>0.043</text:p>
          </table:table-cell>
          <table:table-cell table:style-name="ce29" office:value-type="string">
            <text:p>yes</text:p>
          </table:table-cell>
          <table:table-cell table:style-name="cf1" table:formula="of:=([L547]-[P547])/SQRT(((((([M547]*SQRT([K547]))^2)*([K547]-1))+((([Q547]*SQRT([O547]))^2)*([O547]-1)))/([K547]+[O547])))"/>
          <table:table-cell table:style-name="cf1" table:formula="of:=([L547]-[T547])/SQRT(((((([M547]*SQRT([K547]))^2)*([K547]-1))+((([U547]*SQRT([S547]))^2)*([S547]-1)))/([K547]+[S547])))"/>
          <table:table-cell table:style-name="cf1" table:formula="of:=([P547]-[T547])/SQRT(((((([Q547]*SQRT([O547]))^2)*([O547]-1))+((([U547]*SQRT([S547]))^2)*([S547]-1)))/([O547]+[S547])))"/>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47]-((1.96*[M547])/SQRT([K547])));3)"/>
          <table:table-cell table:style-name="ce23" table:formula="of:=ROUND(([L547]+((1.96*[M547])/SQRT([K547])));3)"/>
          <table:table-cell table:style-name="ce23" table:formula="of:=ROUND(([P547]-((1.96*[Q547])/SQRT([O547])));3)"/>
          <table:table-cell table:style-name="ce23" table:formula="of:=ROUND(([P547]+((1.96*[Q547])/SQRT([O547])));3)"/>
          <table:table-cell table:style-name="ce23" table:formula="of:=ROUND(([T547]-((1.96*[U547])/SQRT([S547])));3)"/>
          <table:table-cell table:style-name="ce23" table:formula="of:=ROUND(([T547]+((1.96*[U547])/SQRT([S547])));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615470</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97.0">
            <text:p>297</text:p>
          </table:table-cell>
          <table:table-cell table:style-name="ce29" office:value-type="float" office:value="18.24">
            <text:p>18.24</text:p>
          </table:table-cell>
          <table:table-cell table:style-name="ce29" office:value-type="float" office:value="0.78">
            <text:p>0.78</text:p>
          </table:table-cell>
          <table:table-cell table:style-name="ce25" office:value-type="string">
            <text:p>C/T</text:p>
          </table:table-cell>
          <table:table-cell table:style-name="ce25" office:value-type="float" office:value="349.0">
            <text:p>349</text:p>
          </table:table-cell>
          <table:table-cell table:style-name="ce25" office:value-type="float" office:value="18.94">
            <text:p>18.94</text:p>
          </table:table-cell>
          <table:table-cell table:style-name="ce25" office:value-type="float" office:value="0.74">
            <text:p>0.74</text:p>
          </table:table-cell>
          <table:table-cell table:style-name="ce30" office:value-type="string">
            <text:p>T/T</text:p>
          </table:table-cell>
          <table:table-cell table:style-name="ce30" office:value-type="float" office:value="133.0">
            <text:p>133</text:p>
          </table:table-cell>
          <table:table-cell table:style-name="ce30" office:value-type="float" office:value="17.97">
            <text:p>17.97</text:p>
          </table:table-cell>
          <table:table-cell table:style-name="ce30" office:value-type="float" office:value="1.27">
            <text:p>1.27</text:p>
          </table:table-cell>
          <table:table-cell table:style-name="ce29" office:value-type="string">
            <text:p>F-test</text:p>
          </table:table-cell>
          <table:table-cell table:style-name="ce29" office:value-type="float" office:value="0.13">
            <text:p>0.13</text:p>
          </table:table-cell>
          <table:table-cell table:style-name="ce29" office:value-type="float" office:value="0.881">
            <text:p>0.881</text:p>
          </table:table-cell>
          <table:table-cell table:style-name="ce29" office:value-type="string">
            <text:p>no</text:p>
          </table:table-cell>
          <table:table-cell table:style-name="cf1" table:formula="of:=([L548]-[P548])/SQRT(((((([M548]*SQRT([K548]))^2)*([K548]-1))+((([Q548]*SQRT([O548]))^2)*([O548]-1)))/([K548]+[O548])))"/>
          <table:table-cell table:style-name="cf1" table:formula="of:=([L548]-[T548])/SQRT(((((([M548]*SQRT([K548]))^2)*([K548]-1))+((([U548]*SQRT([S548]))^2)*([S548]-1)))/([K548]+[S548])))"/>
          <table:table-cell table:style-name="cf1" table:formula="of:=([P548]-[T548])/SQRT(((((([Q548]*SQRT([O548]))^2)*([O548]-1))+((([U548]*SQRT([S548]))^2)*([S548]-1)))/([O548]+[S548])))"/>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48]-((1.96*[M548])/SQRT([K548])));3)"/>
          <table:table-cell table:style-name="ce23" table:formula="of:=ROUND(([L548]+((1.96*[M548])/SQRT([K548])));3)"/>
          <table:table-cell table:style-name="ce23" table:formula="of:=ROUND(([P548]-((1.96*[Q548])/SQRT([O548])));3)"/>
          <table:table-cell table:style-name="ce23" table:formula="of:=ROUND(([P548]+((1.96*[Q548])/SQRT([O548])));3)"/>
          <table:table-cell table:style-name="ce23" table:formula="of:=ROUND(([T548]-((1.96*[U548])/SQRT([S548])));3)"/>
          <table:table-cell table:style-name="ce23" table:formula="of:=ROUND(([T548]+((1.96*[U548])/SQRT([S548])));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684513</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75.0">
            <text:p>275</text:p>
          </table:table-cell>
          <table:table-cell table:style-name="ce29" office:value-type="float" office:value="14.52">
            <text:p>14.52</text:p>
          </table:table-cell>
          <table:table-cell table:style-name="ce29" office:value-type="float" office:value="0.71">
            <text:p>0.71</text:p>
          </table:table-cell>
          <table:table-cell table:style-name="ce25" office:value-type="string">
            <text:p>C/G</text:p>
          </table:table-cell>
          <table:table-cell table:style-name="ce25" office:value-type="float" office:value="156.0">
            <text:p>156</text:p>
          </table:table-cell>
          <table:table-cell table:style-name="ce25" office:value-type="float" office:value="14.98">
            <text:p>14.98</text:p>
          </table:table-cell>
          <table:table-cell table:style-name="ce25" office:value-type="float" office:value="0.93">
            <text:p>0.93</text:p>
          </table:table-cell>
          <table:table-cell table:style-name="ce30" office:value-type="string">
            <text:p>G/G</text:p>
          </table:table-cell>
          <table:table-cell table:style-name="ce30" office:value-type="float" office:value="24.0">
            <text:p>24</text:p>
          </table:table-cell>
          <table:table-cell table:style-name="ce30" office:value-type="float" office:value="13.35">
            <text:p>13.35</text:p>
          </table:table-cell>
          <table:table-cell table:style-name="ce30" office:value-type="float" office:value="2.48">
            <text:p>2.48</text:p>
          </table:table-cell>
          <table:table-cell table:style-name="ce29" office:value-type="string">
            <text:p>F-test</text:p>
          </table:table-cell>
          <table:table-cell table:style-name="ce29" office:value-type="float" office:value="1.38">
            <text:p>1.38</text:p>
          </table:table-cell>
          <table:table-cell table:style-name="ce29" office:value-type="float" office:value="0.252">
            <text:p>0.252</text:p>
          </table:table-cell>
          <table:table-cell table:style-name="ce29" office:value-type="string">
            <text:p>no</text:p>
          </table:table-cell>
          <table:table-cell table:style-name="cf1" table:formula="of:=([L549]-[P549])/SQRT(((((([M549]*SQRT([K549]))^2)*([K549]-1))+((([Q549]*SQRT([O549]))^2)*([O549]-1)))/([K549]+[O549])))"/>
          <table:table-cell table:style-name="cf1" table:formula="of:=([L549]-[T549])/SQRT(((((([M549]*SQRT([K549]))^2)*([K549]-1))+((([U549]*SQRT([S549]))^2)*([S549]-1)))/([K549]+[S549])))"/>
          <table:table-cell table:style-name="cf1" table:formula="of:=([P549]-[T549])/SQRT(((((([Q549]*SQRT([O549]))^2)*([O549]-1))+((([U549]*SQRT([S549]))^2)*([S549]-1)))/([O549]+[S549])))"/>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49]-((1.96*[M549])/SQRT([K549])));3)"/>
          <table:table-cell table:style-name="ce23" table:formula="of:=ROUND(([L549]+((1.96*[M549])/SQRT([K549])));3)"/>
          <table:table-cell table:style-name="ce23" table:formula="of:=ROUND(([P549]-((1.96*[Q549])/SQRT([O549])));3)"/>
          <table:table-cell table:style-name="ce23" table:formula="of:=ROUND(([P549]+((1.96*[Q549])/SQRT([O549])));3)"/>
          <table:table-cell table:style-name="ce23" table:formula="of:=ROUND(([T549]-((1.96*[U549])/SQRT([S549])));3)"/>
          <table:table-cell table:style-name="ce23" table:formula="of:=ROUND(([T549]+((1.96*[U549])/SQRT([S549])));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16969968</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G/G</text:p>
          </table:table-cell>
          <table:table-cell table:style-name="ce29" office:value-type="float" office:value="721.0">
            <text:p>721</text:p>
          </table:table-cell>
          <table:table-cell table:style-name="ce29" office:value-type="float" office:value="18.54">
            <text:p>18.54</text:p>
          </table:table-cell>
          <table:table-cell table:style-name="ce29" office:value-type="float" office:value="0.52">
            <text:p>0.52</text:p>
          </table:table-cell>
          <table:table-cell table:style-name="ce25" office:value-type="string">
            <text:p>G/A</text:p>
          </table:table-cell>
          <table:table-cell table:style-name="ce25" office:value-type="float" office:value="53.0">
            <text:p>53</text:p>
          </table:table-cell>
          <table:table-cell table:style-name="ce25" office:value-type="float" office:value="20.22">
            <text:p>20.22</text:p>
          </table:table-cell>
          <table:table-cell table:style-name="ce25" office:value-type="float" office:value="1.73">
            <text:p>1.73</text:p>
          </table:table-cell>
          <table:table-cell table:style-name="ce30" office:value-type="string">
            <text:p>A/A</text:p>
          </table:table-cell>
          <table:table-cell table:style-name="ce30" office:value-type="float" office:value="6.0">
            <text:p>6</text:p>
          </table:table-cell>
          <table:table-cell table:style-name="ce30" office:value-type="float" office:value="16.69">
            <text:p>16.69</text:p>
          </table:table-cell>
          <table:table-cell table:style-name="ce30" office:value-type="float" office:value="4.58">
            <text:p>4.58</text:p>
          </table:table-cell>
          <table:table-cell table:style-name="ce29" office:value-type="string">
            <text:p>F-test</text:p>
          </table:table-cell>
          <table:table-cell table:style-name="ce29" office:value-type="float" office:value="0.46">
            <text:p>0.46</text:p>
          </table:table-cell>
          <table:table-cell table:style-name="ce29" office:value-type="float" office:value="0.631">
            <text:p>0.631</text:p>
          </table:table-cell>
          <table:table-cell table:style-name="ce29" office:value-type="string">
            <text:p>no</text:p>
          </table:table-cell>
          <table:table-cell table:style-name="cf1" table:formula="of:=([L550]-[P550])/SQRT(((((([M550]*SQRT([K550]))^2)*([K550]-1))+((([Q550]*SQRT([O550]))^2)*([O550]-1)))/([K550]+[O550])))"/>
          <table:table-cell table:style-name="cf1" table:formula="of:=([L550]-[T550])/SQRT(((((([M550]*SQRT([K550]))^2)*([K550]-1))+((([U550]*SQRT([S550]))^2)*([S550]-1)))/([K550]+[S550])))"/>
          <table:table-cell table:style-name="cf1" table:formula="of:=([P550]-[T550])/SQRT(((((([Q550]*SQRT([O550]))^2)*([O550]-1))+((([U550]*SQRT([S550]))^2)*([S550]-1)))/([O550]+[S550])))"/>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50]-((1.96*[M550])/SQRT([K550])));3)"/>
          <table:table-cell table:style-name="ce23" table:formula="of:=ROUND(([L550]+((1.96*[M550])/SQRT([K550])));3)"/>
          <table:table-cell table:style-name="ce23" table:formula="of:=ROUND(([P550]-((1.96*[Q550])/SQRT([O550])));3)"/>
          <table:table-cell table:style-name="ce23" table:formula="of:=ROUND(([P550]+((1.96*[Q550])/SQRT([O550])));3)"/>
          <table:table-cell table:style-name="ce23" table:formula="of:=ROUND(([T550]-((1.96*[U550])/SQRT([S550])));3)"/>
          <table:table-cell table:style-name="ce23" table:formula="of:=ROUND(([T550]+((1.96*[U550])/SQRT([S550])));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615470</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14.0">
            <text:p>214</text:p>
          </table:table-cell>
          <table:table-cell table:style-name="ce29" office:value-type="float" office:value="16.23">
            <text:p>16.23</text:p>
          </table:table-cell>
          <table:table-cell table:style-name="ce29" office:value-type="float" office:value="0.78">
            <text:p>0.78</text:p>
          </table:table-cell>
          <table:table-cell table:style-name="ce25" office:value-type="string">
            <text:p>C/T</text:p>
          </table:table-cell>
          <table:table-cell table:style-name="ce25" office:value-type="float" office:value="192.0">
            <text:p>192</text:p>
          </table:table-cell>
          <table:table-cell table:style-name="ce25" office:value-type="float" office:value="13.14">
            <text:p>13.14</text:p>
          </table:table-cell>
          <table:table-cell table:style-name="ce25" office:value-type="float" office:value="0.83">
            <text:p>0.83</text:p>
          </table:table-cell>
          <table:table-cell table:style-name="ce30" office:value-type="string">
            <text:p>T/T</text:p>
          </table:table-cell>
          <table:table-cell table:style-name="ce30" office:value-type="float" office:value="52.0">
            <text:p>52</text:p>
          </table:table-cell>
          <table:table-cell table:style-name="ce30" office:value-type="float" office:value="13.3">
            <text:p>13.3</text:p>
          </table:table-cell>
          <table:table-cell table:style-name="ce30" office:value-type="float" office:value="1.55">
            <text:p>1.55</text:p>
          </table:table-cell>
          <table:table-cell table:style-name="ce29" office:value-type="string">
            <text:p>F-test</text:p>
          </table:table-cell>
          <table:table-cell table:style-name="ce29" office:value-type="float" office:value="3.17">
            <text:p>3.17</text:p>
          </table:table-cell>
          <table:table-cell table:style-name="ce29" office:value-type="float" office:value="0.043">
            <text:p>0.043</text:p>
          </table:table-cell>
          <table:table-cell table:style-name="ce29" office:value-type="string">
            <text:p>yes</text:p>
          </table:table-cell>
          <table:table-cell table:style-name="cf1" table:formula="of:=([L551]-[P551])/SQRT(((((([M551]*SQRT([K551]))^2)*([K551]-1))+((([Q551]*SQRT([O551]))^2)*([O551]-1)))/([K551]+[O551])))"/>
          <table:table-cell table:style-name="cf1" table:formula="of:=([L551]-[T551])/SQRT(((((([M551]*SQRT([K551]))^2)*([K551]-1))+((([U551]*SQRT([S551]))^2)*([S551]-1)))/([K551]+[S551])))"/>
          <table:table-cell table:style-name="cf1" table:formula="of:=([P551]-[T551])/SQRT(((((([Q551]*SQRT([O551]))^2)*([O551]-1))+((([U551]*SQRT([S551]))^2)*([S551]-1)))/([O551]+[S551])))"/>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51]-((1.96*[M551])/SQRT([K551])));3)"/>
          <table:table-cell table:style-name="ce23" table:formula="of:=ROUND(([L551]+((1.96*[M551])/SQRT([K551])));3)"/>
          <table:table-cell table:style-name="ce23" table:formula="of:=ROUND(([P551]-((1.96*[Q551])/SQRT([O551])));3)"/>
          <table:table-cell table:style-name="ce23" table:formula="of:=ROUND(([P551]+((1.96*[Q551])/SQRT([O551])));3)"/>
          <table:table-cell table:style-name="ce23" table:formula="of:=ROUND(([T551]-((1.96*[U551])/SQRT([S551])));3)"/>
          <table:table-cell table:style-name="ce23" table:formula="of:=ROUND(([T551]+((1.96*[U551])/SQRT([S551])));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3841324</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insert/insert</text:p>
          </table:table-cell>
          <table:table-cell table:style-name="ce29" office:value-type="float" office:value="178.0">
            <text:p>178</text:p>
          </table:table-cell>
          <table:table-cell table:style-name="ce29" office:value-type="float" office:value="16.69">
            <text:p>16.69</text:p>
          </table:table-cell>
          <table:table-cell table:style-name="ce29" office:value-type="float" office:value="0.87">
            <text:p>0.87</text:p>
          </table:table-cell>
          <table:table-cell table:style-name="ce25" office:value-type="string">
            <text:p>delete/insert</text:p>
          </table:table-cell>
          <table:table-cell table:style-name="ce25" office:value-type="float" office:value="199.0">
            <text:p>199</text:p>
          </table:table-cell>
          <table:table-cell table:style-name="ce25" office:value-type="float" office:value="13.64">
            <text:p>13.64</text:p>
          </table:table-cell>
          <table:table-cell table:style-name="ce25" office:value-type="float" office:value="0.86">
            <text:p>0.86</text:p>
          </table:table-cell>
          <table:table-cell table:style-name="ce30" office:value-type="string">
            <text:p>delete/delete</text:p>
          </table:table-cell>
          <table:table-cell table:style-name="ce30" office:value-type="float" office:value="76.0">
            <text:p>76</text:p>
          </table:table-cell>
          <table:table-cell table:style-name="ce30" office:value-type="float" office:value="13.54">
            <text:p>13.54</text:p>
          </table:table-cell>
          <table:table-cell table:style-name="ce30" office:value-type="float" office:value="1.31">
            <text:p>1.31</text:p>
          </table:table-cell>
          <table:table-cell table:style-name="ce29" office:value-type="string">
            <text:p>F-test</text:p>
          </table:table-cell>
          <table:table-cell table:style-name="ce29" office:value-type="float" office:value="2.16">
            <text:p>2.16</text:p>
          </table:table-cell>
          <table:table-cell table:style-name="ce29" office:value-type="float" office:value="0.116">
            <text:p>0.116</text:p>
          </table:table-cell>
          <table:table-cell table:style-name="ce29" office:value-type="string">
            <text:p>no</text:p>
          </table:table-cell>
          <table:table-cell table:style-name="cf1" table:formula="of:=([L552]-[P552])/SQRT(((((([M552]*SQRT([K552]))^2)*([K552]-1))+((([Q552]*SQRT([O552]))^2)*([O552]-1)))/([K552]+[O552])))"/>
          <table:table-cell table:style-name="cf1" table:formula="of:=([L552]-[T552])/SQRT(((((([M552]*SQRT([K552]))^2)*([K552]-1))+((([U552]*SQRT([S552]))^2)*([S552]-1)))/([K552]+[S552])))"/>
          <table:table-cell table:style-name="cf1" table:formula="of:=([P552]-[T552])/SQRT(((((([Q552]*SQRT([O552]))^2)*([O552]-1))+((([U552]*SQRT([S552]))^2)*([S552]-1)))/([O552]+[S552])))"/>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52]-((1.96*[M552])/SQRT([K552])));3)"/>
          <table:table-cell table:style-name="ce23" table:formula="of:=ROUND(([L552]+((1.96*[M552])/SQRT([K552])));3)"/>
          <table:table-cell table:style-name="ce23" table:formula="of:=ROUND(([P552]-((1.96*[Q552])/SQRT([O552])));3)"/>
          <table:table-cell table:style-name="ce23" table:formula="of:=ROUND(([P552]+((1.96*[Q552])/SQRT([O552])));3)"/>
          <table:table-cell table:style-name="ce23" table:formula="of:=ROUND(([T552]-((1.96*[U552])/SQRT([S552])));3)"/>
          <table:table-cell table:style-name="ce23" table:formula="of:=ROUND(([T552]+((1.96*[U552])/SQRT([S552])));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16969968</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G/G</text:p>
          </table:table-cell>
          <table:table-cell table:style-name="ce29" office:value-type="float" office:value="208.0">
            <text:p>208</text:p>
          </table:table-cell>
          <table:table-cell table:style-name="ce29" office:value-type="float" office:value="15.38">
            <text:p>15.38</text:p>
          </table:table-cell>
          <table:table-cell table:style-name="ce29" office:value-type="float" office:value="1.03">
            <text:p>1.03</text:p>
          </table:table-cell>
          <table:table-cell table:style-name="ce25" office:value-type="string">
            <text:p>G/A</text:p>
          </table:table-cell>
          <table:table-cell table:style-name="ce25" office:value-type="float" office:value="177.0">
            <text:p>177</text:p>
          </table:table-cell>
          <table:table-cell table:style-name="ce25" office:value-type="float" office:value="17.15">
            <text:p>17.15</text:p>
          </table:table-cell>
          <table:table-cell table:style-name="ce25" office:value-type="float" office:value="1.09">
            <text:p>1.09</text:p>
          </table:table-cell>
          <table:table-cell table:style-name="ce30" office:value-type="string">
            <text:p>A/A</text:p>
          </table:table-cell>
          <table:table-cell table:style-name="ce30" office:value-type="float" office:value="74.0">
            <text:p>74</text:p>
          </table:table-cell>
          <table:table-cell table:style-name="ce30" office:value-type="float" office:value="19.91">
            <text:p>19.91</text:p>
          </table:table-cell>
          <table:table-cell table:style-name="ce30" office:value-type="float" office:value="1.8">
            <text:p>1.8</text:p>
          </table:table-cell>
          <table:table-cell table:style-name="ce29" office:value-type="string">
            <text:p>F-test</text:p>
          </table:table-cell>
          <table:table-cell table:style-name="ce29" office:value-type="float" office:value="1.92">
            <text:p>1.92</text:p>
          </table:table-cell>
          <table:table-cell table:style-name="ce29" office:value-type="float" office:value="0.147">
            <text:p>0.147</text:p>
          </table:table-cell>
          <table:table-cell table:style-name="ce29" office:value-type="string">
            <text:p>no</text:p>
          </table:table-cell>
          <table:table-cell table:style-name="cf1" table:formula="of:=([L553]-[P553])/SQRT(((((([M553]*SQRT([K553]))^2)*([K553]-1))+((([Q553]*SQRT([O553]))^2)*([O553]-1)))/([K553]+[O553])))"/>
          <table:table-cell table:style-name="cf1" table:formula="of:=([L553]-[T553])/SQRT(((((([M553]*SQRT([K553]))^2)*([K553]-1))+((([U553]*SQRT([S553]))^2)*([S553]-1)))/([K553]+[S553])))"/>
          <table:table-cell table:style-name="cf1" table:formula="of:=([P553]-[T553])/SQRT(((((([Q553]*SQRT([O553]))^2)*([O553]-1))+((([U553]*SQRT([S553]))^2)*([S553]-1)))/([O553]+[S553])))"/>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53]-((1.96*[M553])/SQRT([K553])));3)"/>
          <table:table-cell table:style-name="ce23" table:formula="of:=ROUND(([L553]+((1.96*[M553])/SQRT([K553])));3)"/>
          <table:table-cell table:style-name="ce23" table:formula="of:=ROUND(([P553]-((1.96*[Q553])/SQRT([O553])));3)"/>
          <table:table-cell table:style-name="ce23" table:formula="of:=ROUND(([P553]+((1.96*[Q553])/SQRT([O553])));3)"/>
          <table:table-cell table:style-name="ce23" table:formula="of:=ROUND(([T553]-((1.96*[U553])/SQRT([S553])));3)"/>
          <table:table-cell table:style-name="ce23" table:formula="of:=ROUND(([T553]+((1.96*[U553])/SQRT([S553])));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3841324</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insert/insert</text:p>
          </table:table-cell>
          <table:table-cell table:style-name="ce29" office:value-type="float" office:value="481.0">
            <text:p>481</text:p>
          </table:table-cell>
          <table:table-cell table:style-name="ce29" office:value-type="float" office:value="19.32">
            <text:p>19.32</text:p>
          </table:table-cell>
          <table:table-cell table:style-name="ce29" office:value-type="float" office:value="0.69">
            <text:p>0.69</text:p>
          </table:table-cell>
          <table:table-cell table:style-name="ce25" office:value-type="string">
            <text:p>delete/insert</text:p>
          </table:table-cell>
          <table:table-cell table:style-name="ce25" office:value-type="float" office:value="245.0">
            <text:p>245</text:p>
          </table:table-cell>
          <table:table-cell table:style-name="ce25" office:value-type="float" office:value="18.44">
            <text:p>18.44</text:p>
          </table:table-cell>
          <table:table-cell table:style-name="ce25" office:value-type="float" office:value="1.03">
            <text:p>1.03</text:p>
          </table:table-cell>
          <table:table-cell table:style-name="ce30" office:value-type="string">
            <text:p>delete/delete</text:p>
          </table:table-cell>
          <table:table-cell table:style-name="ce30" office:value-type="float" office:value="33.0">
            <text:p>33</text:p>
          </table:table-cell>
          <table:table-cell table:style-name="ce30" office:value-type="float" office:value="23.21">
            <text:p>23.21</text:p>
          </table:table-cell>
          <table:table-cell table:style-name="ce30" office:value-type="float" office:value="3.04">
            <text:p>3.04</text:p>
          </table:table-cell>
          <table:table-cell table:style-name="ce29" office:value-type="string">
            <text:p>F-test</text:p>
          </table:table-cell>
          <table:table-cell table:style-name="ce29" office:value-type="float" office:value="0.36">
            <text:p>0.36</text:p>
          </table:table-cell>
          <table:table-cell table:style-name="ce29" office:value-type="float" office:value="0.696">
            <text:p>0.696</text:p>
          </table:table-cell>
          <table:table-cell table:style-name="ce29" office:value-type="string">
            <text:p>no</text:p>
          </table:table-cell>
          <table:table-cell table:style-name="cf1" table:formula="of:=([L554]-[P554])/SQRT(((((([M554]*SQRT([K554]))^2)*([K554]-1))+((([Q554]*SQRT([O554]))^2)*([O554]-1)))/([K554]+[O554])))"/>
          <table:table-cell table:style-name="cf1" table:formula="of:=([L554]-[T554])/SQRT(((((([M554]*SQRT([K554]))^2)*([K554]-1))+((([U554]*SQRT([S554]))^2)*([S554]-1)))/([K554]+[S554])))"/>
          <table:table-cell table:style-name="cf1" table:formula="of:=([P554]-[T554])/SQRT(((((([Q554]*SQRT([O554]))^2)*([O554]-1))+((([U554]*SQRT([S554]))^2)*([S554]-1)))/([O554]+[S554])))"/>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54]-((1.96*[M554])/SQRT([K554])));3)"/>
          <table:table-cell table:style-name="ce23" table:formula="of:=ROUND(([L554]+((1.96*[M554])/SQRT([K554])));3)"/>
          <table:table-cell table:style-name="ce23" table:formula="of:=ROUND(([P554]-((1.96*[Q554])/SQRT([O554])));3)"/>
          <table:table-cell table:style-name="ce23" table:formula="of:=ROUND(([P554]+((1.96*[Q554])/SQRT([O554])));3)"/>
          <table:table-cell table:style-name="ce23" table:formula="of:=ROUND(([T554]-((1.96*[U554])/SQRT([S554])));3)"/>
          <table:table-cell table:style-name="ce23" table:formula="of:=ROUND(([T554]+((1.96*[U554])/SQRT([S554])));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615470</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97.0">
            <text:p>297</text:p>
          </table:table-cell>
          <table:table-cell table:style-name="ce29" office:value-type="float" office:value="18.64">
            <text:p>18.64</text:p>
          </table:table-cell>
          <table:table-cell table:style-name="ce29" office:value-type="float" office:value="0.86">
            <text:p>0.86</text:p>
          </table:table-cell>
          <table:table-cell table:style-name="ce25" office:value-type="string">
            <text:p>C/T</text:p>
          </table:table-cell>
          <table:table-cell table:style-name="ce25" office:value-type="float" office:value="349.0">
            <text:p>349</text:p>
          </table:table-cell>
          <table:table-cell table:style-name="ce25" office:value-type="float" office:value="19.46">
            <text:p>19.46</text:p>
          </table:table-cell>
          <table:table-cell table:style-name="ce25" office:value-type="float" office:value="0.82">
            <text:p>0.82</text:p>
          </table:table-cell>
          <table:table-cell table:style-name="ce30" office:value-type="string">
            <text:p>T/T</text:p>
          </table:table-cell>
          <table:table-cell table:style-name="ce30" office:value-type="float" office:value="133.0">
            <text:p>133</text:p>
          </table:table-cell>
          <table:table-cell table:style-name="ce30" office:value-type="float" office:value="18.48">
            <text:p>18.48</text:p>
          </table:table-cell>
          <table:table-cell table:style-name="ce30" office:value-type="float" office:value="1.41">
            <text:p>1.41</text:p>
          </table:table-cell>
          <table:table-cell table:style-name="ce29" office:value-type="string">
            <text:p>F-test</text:p>
          </table:table-cell>
          <table:table-cell table:style-name="ce29" office:value-type="float" office:value="0.23">
            <text:p>0.23</text:p>
          </table:table-cell>
          <table:table-cell table:style-name="ce29" office:value-type="float" office:value="0.793">
            <text:p>0.793</text:p>
          </table:table-cell>
          <table:table-cell table:style-name="ce29" office:value-type="string">
            <text:p>no</text:p>
          </table:table-cell>
          <table:table-cell table:style-name="cf1" table:formula="of:=([L555]-[P555])/SQRT(((((([M555]*SQRT([K555]))^2)*([K555]-1))+((([Q555]*SQRT([O555]))^2)*([O555]-1)))/([K555]+[O555])))"/>
          <table:table-cell table:style-name="cf1" table:formula="of:=([L555]-[T555])/SQRT(((((([M555]*SQRT([K555]))^2)*([K555]-1))+((([U555]*SQRT([S555]))^2)*([S555]-1)))/([K555]+[S555])))"/>
          <table:table-cell table:style-name="cf1" table:formula="of:=([P555]-[T555])/SQRT(((((([Q555]*SQRT([O555]))^2)*([O555]-1))+((([U555]*SQRT([S555]))^2)*([S555]-1)))/([O555]+[S555])))"/>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55]-((1.96*[M555])/SQRT([K555])));3)"/>
          <table:table-cell table:style-name="ce23" table:formula="of:=ROUND(([L555]+((1.96*[M555])/SQRT([K555])));3)"/>
          <table:table-cell table:style-name="ce23" table:formula="of:=ROUND(([P555]-((1.96*[Q555])/SQRT([O555])));3)"/>
          <table:table-cell table:style-name="ce23" table:formula="of:=ROUND(([P555]+((1.96*[Q555])/SQRT([O555])));3)"/>
          <table:table-cell table:style-name="ce23" table:formula="of:=ROUND(([T555]-((1.96*[U555])/SQRT([S555])));3)"/>
          <table:table-cell table:style-name="ce23" table:formula="of:=ROUND(([T555]+((1.96*[U555])/SQRT([S555])));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684513</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509.0">
            <text:p>509</text:p>
          </table:table-cell>
          <table:table-cell table:style-name="ce29" office:value-type="float" office:value="19.04">
            <text:p>19.04</text:p>
          </table:table-cell>
          <table:table-cell table:style-name="ce29" office:value-type="float" office:value="0.67">
            <text:p>0.67</text:p>
          </table:table-cell>
          <table:table-cell table:style-name="ce25" office:value-type="string">
            <text:p>C/G</text:p>
          </table:table-cell>
          <table:table-cell table:style-name="ce25" office:value-type="float" office:value="248.0">
            <text:p>248</text:p>
          </table:table-cell>
          <table:table-cell table:style-name="ce25" office:value-type="float" office:value="19.07">
            <text:p>19.07</text:p>
          </table:table-cell>
          <table:table-cell table:style-name="ce25" office:value-type="float" office:value="0.96">
            <text:p>0.96</text:p>
          </table:table-cell>
          <table:table-cell table:style-name="ce30" office:value-type="string">
            <text:p>G/G</text:p>
          </table:table-cell>
          <table:table-cell table:style-name="ce30" office:value-type="float" office:value="32.0">
            <text:p>32</text:p>
          </table:table-cell>
          <table:table-cell table:style-name="ce30" office:value-type="float" office:value="17.62">
            <text:p>17.62</text:p>
          </table:table-cell>
          <table:table-cell table:style-name="ce30" office:value-type="float" office:value="2.8">
            <text:p>2.8</text:p>
          </table:table-cell>
          <table:table-cell table:style-name="ce29" office:value-type="string">
            <text:p>F-test</text:p>
          </table:table-cell>
          <table:table-cell table:style-name="ce29" office:value-type="float" office:value="1.13">
            <text:p>1.13</text:p>
          </table:table-cell>
          <table:table-cell table:style-name="ce29" office:value-type="float" office:value="0.323">
            <text:p>0.323</text:p>
          </table:table-cell>
          <table:table-cell table:style-name="ce29" office:value-type="string">
            <text:p>no</text:p>
          </table:table-cell>
          <table:table-cell table:style-name="cf1" table:formula="of:=([L556]-[P556])/SQRT(((((([M556]*SQRT([K556]))^2)*([K556]-1))+((([Q556]*SQRT([O556]))^2)*([O556]-1)))/([K556]+[O556])))"/>
          <table:table-cell table:style-name="cf1" table:formula="of:=([L556]-[T556])/SQRT(((((([M556]*SQRT([K556]))^2)*([K556]-1))+((([U556]*SQRT([S556]))^2)*([S556]-1)))/([K556]+[S556])))"/>
          <table:table-cell table:style-name="cf1" table:formula="of:=([P556]-[T556])/SQRT(((((([Q556]*SQRT([O556]))^2)*([O556]-1))+((([U556]*SQRT([S556]))^2)*([S556]-1)))/([O556]+[S556])))"/>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56]-((1.96*[M556])/SQRT([K556])));3)"/>
          <table:table-cell table:style-name="ce23" table:formula="of:=ROUND(([L556]+((1.96*[M556])/SQRT([K556])));3)"/>
          <table:table-cell table:style-name="ce23" table:formula="of:=ROUND(([P556]-((1.96*[Q556])/SQRT([O556])));3)"/>
          <table:table-cell table:style-name="ce23" table:formula="of:=ROUND(([P556]+((1.96*[Q556])/SQRT([O556])));3)"/>
          <table:table-cell table:style-name="ce23" table:formula="of:=ROUND(([T556]-((1.96*[U556])/SQRT([S556])));3)"/>
          <table:table-cell table:style-name="ce23" table:formula="of:=ROUND(([T556]+((1.96*[U556])/SQRT([S556])));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16969968</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G/G</text:p>
          </table:table-cell>
          <table:table-cell table:style-name="ce29" office:value-type="float" office:value="721.0">
            <text:p>721</text:p>
          </table:table-cell>
          <table:table-cell table:style-name="ce29" office:value-type="float" office:value="18.8">
            <text:p>18.8</text:p>
          </table:table-cell>
          <table:table-cell table:style-name="ce29" office:value-type="float" office:value="0.57">
            <text:p>0.57</text:p>
          </table:table-cell>
          <table:table-cell table:style-name="ce25" office:value-type="string">
            <text:p>G/A</text:p>
          </table:table-cell>
          <table:table-cell table:style-name="ce25" office:value-type="float" office:value="53.0">
            <text:p>53</text:p>
          </table:table-cell>
          <table:table-cell table:style-name="ce25" office:value-type="float" office:value="21.75">
            <text:p>21.75</text:p>
          </table:table-cell>
          <table:table-cell table:style-name="ce25" office:value-type="float" office:value="1.9">
            <text:p>1.9</text:p>
          </table:table-cell>
          <table:table-cell table:style-name="ce30" office:value-type="string">
            <text:p>A/A</text:p>
          </table:table-cell>
          <table:table-cell table:style-name="ce30" office:value-type="float" office:value="6.0">
            <text:p>6</text:p>
          </table:table-cell>
          <table:table-cell table:style-name="ce30" office:value-type="float" office:value="17.28">
            <text:p>17.28</text:p>
          </table:table-cell>
          <table:table-cell table:style-name="ce30" office:value-type="float" office:value="5.03">
            <text:p>5.03</text:p>
          </table:table-cell>
          <table:table-cell table:style-name="ce29" office:value-type="string">
            <text:p>F-test</text:p>
          </table:table-cell>
          <table:table-cell table:style-name="ce29" office:value-type="float" office:value="0.54">
            <text:p>0.54</text:p>
          </table:table-cell>
          <table:table-cell table:style-name="ce29" office:value-type="float" office:value="0.584">
            <text:p>0.584</text:p>
          </table:table-cell>
          <table:table-cell table:style-name="ce29" office:value-type="string">
            <text:p>no</text:p>
          </table:table-cell>
          <table:table-cell table:style-name="cf1" table:formula="of:=([L557]-[P557])/SQRT(((((([M557]*SQRT([K557]))^2)*([K557]-1))+((([Q557]*SQRT([O557]))^2)*([O557]-1)))/([K557]+[O557])))"/>
          <table:table-cell table:style-name="cf1" table:formula="of:=([L557]-[T557])/SQRT(((((([M557]*SQRT([K557]))^2)*([K557]-1))+((([U557]*SQRT([S557]))^2)*([S557]-1)))/([K557]+[S557])))"/>
          <table:table-cell table:style-name="cf1" table:formula="of:=([P557]-[T557])/SQRT(((((([Q557]*SQRT([O557]))^2)*([O557]-1))+((([U557]*SQRT([S557]))^2)*([S557]-1)))/([O557]+[S557])))"/>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57]-((1.96*[M557])/SQRT([K557])));3)"/>
          <table:table-cell table:style-name="ce23" table:formula="of:=ROUND(([L557]+((1.96*[M557])/SQRT([K557])));3)"/>
          <table:table-cell table:style-name="ce23" table:formula="of:=ROUND(([P557]-((1.96*[Q557])/SQRT([O557])));3)"/>
          <table:table-cell table:style-name="ce23" table:formula="of:=ROUND(([P557]+((1.96*[Q557])/SQRT([O557])));3)"/>
          <table:table-cell table:style-name="ce23" table:formula="of:=ROUND(([T557]-((1.96*[U557])/SQRT([S557])));3)"/>
          <table:table-cell table:style-name="ce23" table:formula="of:=ROUND(([T557]+((1.96*[U557])/SQRT([S557])));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684513</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75.0">
            <text:p>275</text:p>
          </table:table-cell>
          <table:table-cell table:style-name="ce29" office:value-type="float" office:value="16.44">
            <text:p>16.44</text:p>
          </table:table-cell>
          <table:table-cell table:style-name="ce29" office:value-type="float" office:value="0.91">
            <text:p>0.91</text:p>
          </table:table-cell>
          <table:table-cell table:style-name="ce25" office:value-type="string">
            <text:p>C/G</text:p>
          </table:table-cell>
          <table:table-cell table:style-name="ce25" office:value-type="float" office:value="156.0">
            <text:p>156</text:p>
          </table:table-cell>
          <table:table-cell table:style-name="ce25" office:value-type="float" office:value="16.87">
            <text:p>16.87</text:p>
          </table:table-cell>
          <table:table-cell table:style-name="ce25" office:value-type="float" office:value="1.19">
            <text:p>1.19</text:p>
          </table:table-cell>
          <table:table-cell table:style-name="ce30" office:value-type="string">
            <text:p>G/G</text:p>
          </table:table-cell>
          <table:table-cell table:style-name="ce30" office:value-type="float" office:value="24.0">
            <text:p>24</text:p>
          </table:table-cell>
          <table:table-cell table:style-name="ce30" office:value-type="float" office:value="14.84">
            <text:p>14.84</text:p>
          </table:table-cell>
          <table:table-cell table:style-name="ce30" office:value-type="float" office:value="3.17">
            <text:p>3.17</text:p>
          </table:table-cell>
          <table:table-cell table:style-name="ce29" office:value-type="string">
            <text:p>F-test</text:p>
          </table:table-cell>
          <table:table-cell table:style-name="ce29" office:value-type="float" office:value="1.17">
            <text:p>1.17</text:p>
          </table:table-cell>
          <table:table-cell table:style-name="ce29" office:value-type="float" office:value="0.31">
            <text:p>0.31</text:p>
          </table:table-cell>
          <table:table-cell table:style-name="ce29" office:value-type="string">
            <text:p>no</text:p>
          </table:table-cell>
          <table:table-cell table:style-name="cf1" table:formula="of:=([L558]-[P558])/SQRT(((((([M558]*SQRT([K558]))^2)*([K558]-1))+((([Q558]*SQRT([O558]))^2)*([O558]-1)))/([K558]+[O558])))"/>
          <table:table-cell table:style-name="cf1" table:formula="of:=([L558]-[T558])/SQRT(((((([M558]*SQRT([K558]))^2)*([K558]-1))+((([U558]*SQRT([S558]))^2)*([S558]-1)))/([K558]+[S558])))"/>
          <table:table-cell table:style-name="cf1" table:formula="of:=([P558]-[T558])/SQRT(((((([Q558]*SQRT([O558]))^2)*([O558]-1))+((([U558]*SQRT([S558]))^2)*([S558]-1)))/([O558]+[S558])))"/>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58]-((1.96*[M558])/SQRT([K558])));3)"/>
          <table:table-cell table:style-name="ce23" table:formula="of:=ROUND(([L558]+((1.96*[M558])/SQRT([K558])));3)"/>
          <table:table-cell table:style-name="ce23" table:formula="of:=ROUND(([P558]-((1.96*[Q558])/SQRT([O558])));3)"/>
          <table:table-cell table:style-name="ce23" table:formula="of:=ROUND(([P558]+((1.96*[Q558])/SQRT([O558])));3)"/>
          <table:table-cell table:style-name="ce23" table:formula="of:=ROUND(([T558]-((1.96*[U558])/SQRT([S558])));3)"/>
          <table:table-cell table:style-name="ce23" table:formula="of:=ROUND(([T558]+((1.96*[U558])/SQRT([S558])));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615470</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14.0">
            <text:p>214</text:p>
          </table:table-cell>
          <table:table-cell table:style-name="ce29" office:value-type="float" office:value="18.64">
            <text:p>18.64</text:p>
          </table:table-cell>
          <table:table-cell table:style-name="ce29" office:value-type="float" office:value="0.99">
            <text:p>0.99</text:p>
          </table:table-cell>
          <table:table-cell table:style-name="ce25" office:value-type="string">
            <text:p>C/T</text:p>
          </table:table-cell>
          <table:table-cell table:style-name="ce25" office:value-type="float" office:value="192.0">
            <text:p>192</text:p>
          </table:table-cell>
          <table:table-cell table:style-name="ce25" office:value-type="float" office:value="14.4">
            <text:p>14.4</text:p>
          </table:table-cell>
          <table:table-cell table:style-name="ce25" office:value-type="float" office:value="1.05">
            <text:p>1.05</text:p>
          </table:table-cell>
          <table:table-cell table:style-name="ce30" office:value-type="string">
            <text:p>T/T</text:p>
          </table:table-cell>
          <table:table-cell table:style-name="ce30" office:value-type="float" office:value="52.0">
            <text:p>52</text:p>
          </table:table-cell>
          <table:table-cell table:style-name="ce30" office:value-type="float" office:value="15.03">
            <text:p>15.03</text:p>
          </table:table-cell>
          <table:table-cell table:style-name="ce30" office:value-type="float" office:value="1.97">
            <text:p>1.97</text:p>
          </table:table-cell>
          <table:table-cell table:style-name="ce29" office:value-type="string">
            <text:p>F-test</text:p>
          </table:table-cell>
          <table:table-cell table:style-name="ce29" office:value-type="float" office:value="3.8">
            <text:p>3.8</text:p>
          </table:table-cell>
          <table:table-cell table:style-name="ce29" office:value-type="float" office:value="0.023">
            <text:p>0.023</text:p>
          </table:table-cell>
          <table:table-cell table:style-name="ce29" office:value-type="string">
            <text:p>yes</text:p>
          </table:table-cell>
          <table:table-cell table:style-name="cf1" table:formula="of:=([L559]-[P559])/SQRT(((((([M559]*SQRT([K559]))^2)*([K559]-1))+((([Q559]*SQRT([O559]))^2)*([O559]-1)))/([K559]+[O559])))"/>
          <table:table-cell table:style-name="cf1" table:formula="of:=([L559]-[T559])/SQRT(((((([M559]*SQRT([K559]))^2)*([K559]-1))+((([U559]*SQRT([S559]))^2)*([S559]-1)))/([K559]+[S559])))"/>
          <table:table-cell table:style-name="cf1" table:formula="of:=([P559]-[T559])/SQRT(((((([Q559]*SQRT([O559]))^2)*([O559]-1))+((([U559]*SQRT([S559]))^2)*([S559]-1)))/([O559]+[S559])))"/>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59]-((1.96*[M559])/SQRT([K559])));3)"/>
          <table:table-cell table:style-name="ce23" table:formula="of:=ROUND(([L559]+((1.96*[M559])/SQRT([K559])));3)"/>
          <table:table-cell table:style-name="ce23" table:formula="of:=ROUND(([P559]-((1.96*[Q559])/SQRT([O559])));3)"/>
          <table:table-cell table:style-name="ce23" table:formula="of:=ROUND(([P559]+((1.96*[Q559])/SQRT([O559])));3)"/>
          <table:table-cell table:style-name="ce23" table:formula="of:=ROUND(([T559]-((1.96*[U559])/SQRT([S559])));3)"/>
          <table:table-cell table:style-name="ce23" table:formula="of:=ROUND(([T559]+((1.96*[U559])/SQRT([S559])));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3841324</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insert/insert</text:p>
          </table:table-cell>
          <table:table-cell table:style-name="ce29" office:value-type="float" office:value="178.0">
            <text:p>178</text:p>
          </table:table-cell>
          <table:table-cell table:style-name="ce29" office:value-type="float" office:value="19.17">
            <text:p>19.17</text:p>
          </table:table-cell>
          <table:table-cell table:style-name="ce29" office:value-type="float" office:value="1.11">
            <text:p>1.11</text:p>
          </table:table-cell>
          <table:table-cell table:style-name="ce25" office:value-type="string">
            <text:p>delete/insert</text:p>
          </table:table-cell>
          <table:table-cell table:style-name="ce25" office:value-type="float" office:value="199.0">
            <text:p>199</text:p>
          </table:table-cell>
          <table:table-cell table:style-name="ce25" office:value-type="float" office:value="15.21">
            <text:p>15.21</text:p>
          </table:table-cell>
          <table:table-cell table:style-name="ce25" office:value-type="float" office:value="1.11">
            <text:p>1.11</text:p>
          </table:table-cell>
          <table:table-cell table:style-name="ce30" office:value-type="string">
            <text:p>delete/delete</text:p>
          </table:table-cell>
          <table:table-cell table:style-name="ce30" office:value-type="float" office:value="76.0">
            <text:p>76</text:p>
          </table:table-cell>
          <table:table-cell table:style-name="ce30" office:value-type="float" office:value="15.11">
            <text:p>15.11</text:p>
          </table:table-cell>
          <table:table-cell table:style-name="ce30" office:value-type="float" office:value="1.67">
            <text:p>1.67</text:p>
          </table:table-cell>
          <table:table-cell table:style-name="ce29" office:value-type="string">
            <text:p>F-test</text:p>
          </table:table-cell>
          <table:table-cell table:style-name="ce29" office:value-type="float" office:value="2.44">
            <text:p>2.44</text:p>
          </table:table-cell>
          <table:table-cell table:style-name="ce29" office:value-type="float" office:value="0.089">
            <text:p>0.089</text:p>
          </table:table-cell>
          <table:table-cell table:style-name="ce29" office:value-type="string">
            <text:p>no</text:p>
          </table:table-cell>
          <table:table-cell table:style-name="cf1" table:formula="of:=([L560]-[P560])/SQRT(((((([M560]*SQRT([K560]))^2)*([K560]-1))+((([Q560]*SQRT([O560]))^2)*([O560]-1)))/([K560]+[O560])))"/>
          <table:table-cell table:style-name="cf1" table:formula="of:=([L560]-[T560])/SQRT(((((([M560]*SQRT([K560]))^2)*([K560]-1))+((([U560]*SQRT([S560]))^2)*([S560]-1)))/([K560]+[S560])))"/>
          <table:table-cell table:style-name="cf1" table:formula="of:=([P560]-[T560])/SQRT(((((([Q560]*SQRT([O560]))^2)*([O560]-1))+((([U560]*SQRT([S560]))^2)*([S560]-1)))/([O560]+[S560])))"/>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60]-((1.96*[M560])/SQRT([K560])));3)"/>
          <table:table-cell table:style-name="ce23" table:formula="of:=ROUND(([L560]+((1.96*[M560])/SQRT([K560])));3)"/>
          <table:table-cell table:style-name="ce23" table:formula="of:=ROUND(([P560]-((1.96*[Q560])/SQRT([O560])));3)"/>
          <table:table-cell table:style-name="ce23" table:formula="of:=ROUND(([P560]+((1.96*[Q560])/SQRT([O560])));3)"/>
          <table:table-cell table:style-name="ce23" table:formula="of:=ROUND(([T560]-((1.96*[U560])/SQRT([S560])));3)"/>
          <table:table-cell table:style-name="ce23" table:formula="of:=ROUND(([T560]+((1.96*[U560])/SQRT([S560])));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3841324</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insert/insert</text:p>
          </table:table-cell>
          <table:table-cell table:style-name="ce29" office:value-type="float" office:value="481.0">
            <text:p>481</text:p>
          </table:table-cell>
          <table:table-cell table:style-name="ce29" office:value-type="float" office:value="21.97">
            <text:p>21.97</text:p>
          </table:table-cell>
          <table:table-cell table:style-name="ce29" office:value-type="float" office:value="0.9">
            <text:p>0.9</text:p>
          </table:table-cell>
          <table:table-cell table:style-name="ce25" office:value-type="string">
            <text:p>delete/insert</text:p>
          </table:table-cell>
          <table:table-cell table:style-name="ce25" office:value-type="float" office:value="245.0">
            <text:p>245</text:p>
          </table:table-cell>
          <table:table-cell table:style-name="ce25" office:value-type="float" office:value="20.81">
            <text:p>20.81</text:p>
          </table:table-cell>
          <table:table-cell table:style-name="ce25" office:value-type="float" office:value="1.35">
            <text:p>1.35</text:p>
          </table:table-cell>
          <table:table-cell table:style-name="ce30" office:value-type="string">
            <text:p>delete/delete</text:p>
          </table:table-cell>
          <table:table-cell table:style-name="ce30" office:value-type="float" office:value="33.0">
            <text:p>33</text:p>
          </table:table-cell>
          <table:table-cell table:style-name="ce30" office:value-type="float" office:value="26.54">
            <text:p>26.54</text:p>
          </table:table-cell>
          <table:table-cell table:style-name="ce30" office:value-type="float" office:value="3.99">
            <text:p>3.99</text:p>
          </table:table-cell>
          <table:table-cell table:style-name="ce29" office:value-type="string">
            <text:p>F-test</text:p>
          </table:table-cell>
          <table:table-cell table:style-name="ce29" office:value-type="float" office:value="0.21">
            <text:p>0.21</text:p>
          </table:table-cell>
          <table:table-cell table:style-name="ce29" office:value-type="float" office:value="0.812">
            <text:p>0.812</text:p>
          </table:table-cell>
          <table:table-cell table:style-name="ce29" office:value-type="string">
            <text:p>no</text:p>
          </table:table-cell>
          <table:table-cell table:style-name="cf1" table:formula="of:=([L561]-[P561])/SQRT(((((([M561]*SQRT([K561]))^2)*([K561]-1))+((([Q561]*SQRT([O561]))^2)*([O561]-1)))/([K561]+[O561])))"/>
          <table:table-cell table:style-name="cf1" table:formula="of:=([L561]-[T561])/SQRT(((((([M561]*SQRT([K561]))^2)*([K561]-1))+((([U561]*SQRT([S561]))^2)*([S561]-1)))/([K561]+[S561])))"/>
          <table:table-cell table:style-name="cf1" table:formula="of:=([P561]-[T561])/SQRT(((((([Q561]*SQRT([O561]))^2)*([O561]-1))+((([U561]*SQRT([S561]))^2)*([S561]-1)))/([O561]+[S561])))"/>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61]-((1.96*[M561])/SQRT([K561])));3)"/>
          <table:table-cell table:style-name="ce23" table:formula="of:=ROUND(([L561]+((1.96*[M561])/SQRT([K561])));3)"/>
          <table:table-cell table:style-name="ce23" table:formula="of:=ROUND(([P561]-((1.96*[Q561])/SQRT([O561])));3)"/>
          <table:table-cell table:style-name="ce23" table:formula="of:=ROUND(([P561]+((1.96*[Q561])/SQRT([O561])));3)"/>
          <table:table-cell table:style-name="ce23" table:formula="of:=ROUND(([T561]-((1.96*[U561])/SQRT([S561])));3)"/>
          <table:table-cell table:style-name="ce23" table:formula="of:=ROUND(([T561]+((1.96*[U561])/SQRT([S561])));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684513</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75.0">
            <text:p>275</text:p>
          </table:table-cell>
          <table:table-cell table:style-name="ce29" office:value-type="float" office:value="14.08">
            <text:p>14.08</text:p>
          </table:table-cell>
          <table:table-cell table:style-name="ce29" office:value-type="float" office:value="0.7">
            <text:p>0.7</text:p>
          </table:table-cell>
          <table:table-cell table:style-name="ce25" office:value-type="string">
            <text:p>C/G</text:p>
          </table:table-cell>
          <table:table-cell table:style-name="ce25" office:value-type="float" office:value="156.0">
            <text:p>156</text:p>
          </table:table-cell>
          <table:table-cell table:style-name="ce25" office:value-type="float" office:value="12.92">
            <text:p>12.92</text:p>
          </table:table-cell>
          <table:table-cell table:style-name="ce25" office:value-type="float" office:value="0.91">
            <text:p>0.91</text:p>
          </table:table-cell>
          <table:table-cell table:style-name="ce30" office:value-type="string">
            <text:p>G/G</text:p>
          </table:table-cell>
          <table:table-cell table:style-name="ce30" office:value-type="float" office:value="24.0">
            <text:p>24</text:p>
          </table:table-cell>
          <table:table-cell table:style-name="ce30" office:value-type="float" office:value="15.72">
            <text:p>15.72</text:p>
          </table:table-cell>
          <table:table-cell table:style-name="ce30" office:value-type="float" office:value="2.43">
            <text:p>2.43</text:p>
          </table:table-cell>
          <table:table-cell table:style-name="ce29" office:value-type="string">
            <text:p>F-test</text:p>
          </table:table-cell>
          <table:table-cell table:style-name="ce29" office:value-type="float" office:value="1.21">
            <text:p>1.21</text:p>
          </table:table-cell>
          <table:table-cell table:style-name="ce29" office:value-type="float" office:value="0.3">
            <text:p>0.3</text:p>
          </table:table-cell>
          <table:table-cell table:style-name="ce29" office:value-type="string">
            <text:p>no</text:p>
          </table:table-cell>
          <table:table-cell table:style-name="cf1" table:formula="of:=([L562]-[P562])/SQRT(((((([M562]*SQRT([K562]))^2)*([K562]-1))+((([Q562]*SQRT([O562]))^2)*([O562]-1)))/([K562]+[O562])))"/>
          <table:table-cell table:style-name="cf1" table:formula="of:=([L562]-[T562])/SQRT(((((([M562]*SQRT([K562]))^2)*([K562]-1))+((([U562]*SQRT([S562]))^2)*([S562]-1)))/([K562]+[S562])))"/>
          <table:table-cell table:style-name="cf1" table:formula="of:=([P562]-[T562])/SQRT(((((([Q562]*SQRT([O562]))^2)*([O562]-1))+((([U562]*SQRT([S562]))^2)*([S562]-1)))/([O562]+[S562])))"/>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62]-((1.96*[M562])/SQRT([K562])));3)"/>
          <table:table-cell table:style-name="ce23" table:formula="of:=ROUND(([L562]+((1.96*[M562])/SQRT([K562])));3)"/>
          <table:table-cell table:style-name="ce23" table:formula="of:=ROUND(([P562]-((1.96*[Q562])/SQRT([O562])));3)"/>
          <table:table-cell table:style-name="ce23" table:formula="of:=ROUND(([P562]+((1.96*[Q562])/SQRT([O562])));3)"/>
          <table:table-cell table:style-name="ce23" table:formula="of:=ROUND(([T562]-((1.96*[U562])/SQRT([S562])));3)"/>
          <table:table-cell table:style-name="ce23" table:formula="of:=ROUND(([T562]+((1.96*[U562])/SQRT([S562])));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3841324</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insert/insert</text:p>
          </table:table-cell>
          <table:table-cell table:style-name="ce29" office:value-type="float" office:value="178.0">
            <text:p>178</text:p>
          </table:table-cell>
          <table:table-cell table:style-name="ce29" office:value-type="float" office:value="13.72">
            <text:p>13.72</text:p>
          </table:table-cell>
          <table:table-cell table:style-name="ce29" office:value-type="float" office:value="0.84">
            <text:p>0.84</text:p>
          </table:table-cell>
          <table:table-cell table:style-name="ce25" office:value-type="string">
            <text:p>delete/insert</text:p>
          </table:table-cell>
          <table:table-cell table:style-name="ce25" office:value-type="float" office:value="199.0">
            <text:p>199</text:p>
          </table:table-cell>
          <table:table-cell table:style-name="ce25" office:value-type="float" office:value="13.73">
            <text:p>13.73</text:p>
          </table:table-cell>
          <table:table-cell table:style-name="ce25" office:value-type="float" office:value="0.83">
            <text:p>0.83</text:p>
          </table:table-cell>
          <table:table-cell table:style-name="ce30" office:value-type="string">
            <text:p>delete/delete</text:p>
          </table:table-cell>
          <table:table-cell table:style-name="ce30" office:value-type="float" office:value="76.0">
            <text:p>76</text:p>
          </table:table-cell>
          <table:table-cell table:style-name="ce30" office:value-type="float" office:value="14.2">
            <text:p>14.2</text:p>
          </table:table-cell>
          <table:table-cell table:style-name="ce30" office:value-type="float" office:value="1.26">
            <text:p>1.26</text:p>
          </table:table-cell>
          <table:table-cell table:style-name="ce29" office:value-type="string">
            <text:p>F-test</text:p>
          </table:table-cell>
          <table:table-cell table:style-name="ce29" office:value-type="float" office:value="0.58">
            <text:p>0.58</text:p>
          </table:table-cell>
          <table:table-cell table:style-name="ce29" office:value-type="float" office:value="0.563">
            <text:p>0.563</text:p>
          </table:table-cell>
          <table:table-cell table:style-name="ce29" office:value-type="string">
            <text:p>no</text:p>
          </table:table-cell>
          <table:table-cell table:style-name="cf1" table:formula="of:=([L563]-[P563])/SQRT(((((([M563]*SQRT([K563]))^2)*([K563]-1))+((([Q563]*SQRT([O563]))^2)*([O563]-1)))/([K563]+[O563])))"/>
          <table:table-cell table:style-name="cf1" table:formula="of:=([L563]-[T563])/SQRT(((((([M563]*SQRT([K563]))^2)*([K563]-1))+((([U563]*SQRT([S563]))^2)*([S563]-1)))/([K563]+[S563])))"/>
          <table:table-cell table:style-name="cf1" table:formula="of:=([P563]-[T563])/SQRT(((((([Q563]*SQRT([O563]))^2)*([O563]-1))+((([U563]*SQRT([S563]))^2)*([S563]-1)))/([O563]+[S563])))"/>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63]-((1.96*[M563])/SQRT([K563])));3)"/>
          <table:table-cell table:style-name="ce23" table:formula="of:=ROUND(([L563]+((1.96*[M563])/SQRT([K563])));3)"/>
          <table:table-cell table:style-name="ce23" table:formula="of:=ROUND(([P563]-((1.96*[Q563])/SQRT([O563])));3)"/>
          <table:table-cell table:style-name="ce23" table:formula="of:=ROUND(([P563]+((1.96*[Q563])/SQRT([O563])));3)"/>
          <table:table-cell table:style-name="ce23" table:formula="of:=ROUND(([T563]-((1.96*[U563])/SQRT([S563])));3)"/>
          <table:table-cell table:style-name="ce23" table:formula="of:=ROUND(([T563]+((1.96*[U563])/SQRT([S563])));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16969968</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G/G</text:p>
          </table:table-cell>
          <table:table-cell table:style-name="ce29" office:value-type="float" office:value="208.0">
            <text:p>208</text:p>
          </table:table-cell>
          <table:table-cell table:style-name="ce29" office:value-type="float" office:value="13.9">
            <text:p>13.9</text:p>
          </table:table-cell>
          <table:table-cell table:style-name="ce29" office:value-type="float" office:value="0.79">
            <text:p>0.79</text:p>
          </table:table-cell>
          <table:table-cell table:style-name="ce25" office:value-type="string">
            <text:p>G/A</text:p>
          </table:table-cell>
          <table:table-cell table:style-name="ce25" office:value-type="float" office:value="177.0">
            <text:p>177</text:p>
          </table:table-cell>
          <table:table-cell table:style-name="ce25" office:value-type="float" office:value="13.59">
            <text:p>13.59</text:p>
          </table:table-cell>
          <table:table-cell table:style-name="ce25" office:value-type="float" office:value="0.84">
            <text:p>0.84</text:p>
          </table:table-cell>
          <table:table-cell table:style-name="ce30" office:value-type="string">
            <text:p>A/A</text:p>
          </table:table-cell>
          <table:table-cell table:style-name="ce30" office:value-type="float" office:value="74.0">
            <text:p>74</text:p>
          </table:table-cell>
          <table:table-cell table:style-name="ce30" office:value-type="float" office:value="14.37">
            <text:p>14.37</text:p>
          </table:table-cell>
          <table:table-cell table:style-name="ce30" office:value-type="float" office:value="1.38">
            <text:p>1.38</text:p>
          </table:table-cell>
          <table:table-cell table:style-name="ce29" office:value-type="string">
            <text:p>F-test</text:p>
          </table:table-cell>
          <table:table-cell table:style-name="ce29" office:value-type="float" office:value="1.06">
            <text:p>1.06</text:p>
          </table:table-cell>
          <table:table-cell table:style-name="ce29" office:value-type="float" office:value="0.348">
            <text:p>0.348</text:p>
          </table:table-cell>
          <table:table-cell table:style-name="ce29" office:value-type="string">
            <text:p>no</text:p>
          </table:table-cell>
          <table:table-cell table:style-name="cf1" table:formula="of:=([L564]-[P564])/SQRT(((((([M564]*SQRT([K564]))^2)*([K564]-1))+((([Q564]*SQRT([O564]))^2)*([O564]-1)))/([K564]+[O564])))"/>
          <table:table-cell table:style-name="cf1" table:formula="of:=([L564]-[T564])/SQRT(((((([M564]*SQRT([K564]))^2)*([K564]-1))+((([U564]*SQRT([S564]))^2)*([S564]-1)))/([K564]+[S564])))"/>
          <table:table-cell table:style-name="cf1" table:formula="of:=([P564]-[T564])/SQRT(((((([Q564]*SQRT([O564]))^2)*([O564]-1))+((([U564]*SQRT([S564]))^2)*([S564]-1)))/([O564]+[S564])))"/>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64]-((1.96*[M564])/SQRT([K564])));3)"/>
          <table:table-cell table:style-name="ce23" table:formula="of:=ROUND(([L564]+((1.96*[M564])/SQRT([K564])));3)"/>
          <table:table-cell table:style-name="ce23" table:formula="of:=ROUND(([P564]-((1.96*[Q564])/SQRT([O564])));3)"/>
          <table:table-cell table:style-name="ce23" table:formula="of:=ROUND(([P564]+((1.96*[Q564])/SQRT([O564])));3)"/>
          <table:table-cell table:style-name="ce23" table:formula="of:=ROUND(([T564]-((1.96*[U564])/SQRT([S564])));3)"/>
          <table:table-cell table:style-name="ce23" table:formula="of:=ROUND(([T564]+((1.96*[U564])/SQRT([S564])));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615470</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14.0">
            <text:p>214</text:p>
          </table:table-cell>
          <table:table-cell table:style-name="ce29" office:value-type="float" office:value="13.82">
            <text:p>13.82</text:p>
          </table:table-cell>
          <table:table-cell table:style-name="ce29" office:value-type="float" office:value="0.78">
            <text:p>0.78</text:p>
          </table:table-cell>
          <table:table-cell table:style-name="ce25" office:value-type="string">
            <text:p>C/T</text:p>
          </table:table-cell>
          <table:table-cell table:style-name="ce25" office:value-type="float" office:value="192.0">
            <text:p>192</text:p>
          </table:table-cell>
          <table:table-cell table:style-name="ce25" office:value-type="float" office:value="14.03">
            <text:p>14.03</text:p>
          </table:table-cell>
          <table:table-cell table:style-name="ce25" office:value-type="float" office:value="0.83">
            <text:p>0.83</text:p>
          </table:table-cell>
          <table:table-cell table:style-name="ce30" office:value-type="string">
            <text:p>T/T</text:p>
          </table:table-cell>
          <table:table-cell table:style-name="ce30" office:value-type="float" office:value="52.0">
            <text:p>52</text:p>
          </table:table-cell>
          <table:table-cell table:style-name="ce30" office:value-type="float" office:value="13.69">
            <text:p>13.69</text:p>
          </table:table-cell>
          <table:table-cell table:style-name="ce30" office:value-type="float" office:value="1.56">
            <text:p>1.56</text:p>
          </table:table-cell>
          <table:table-cell table:style-name="ce29" office:value-type="string">
            <text:p>F-test</text:p>
          </table:table-cell>
          <table:table-cell table:style-name="ce29" office:value-type="float" office:value="0.44">
            <text:p>0.44</text:p>
          </table:table-cell>
          <table:table-cell table:style-name="ce29" office:value-type="float" office:value="0.642">
            <text:p>0.642</text:p>
          </table:table-cell>
          <table:table-cell table:style-name="ce29" office:value-type="string">
            <text:p>no</text:p>
          </table:table-cell>
          <table:table-cell table:style-name="cf1" table:formula="of:=([L565]-[P565])/SQRT(((((([M565]*SQRT([K565]))^2)*([K565]-1))+((([Q565]*SQRT([O565]))^2)*([O565]-1)))/([K565]+[O565])))"/>
          <table:table-cell table:style-name="cf1" table:formula="of:=([L565]-[T565])/SQRT(((((([M565]*SQRT([K565]))^2)*([K565]-1))+((([U565]*SQRT([S565]))^2)*([S565]-1)))/([K565]+[S565])))"/>
          <table:table-cell table:style-name="cf1" table:formula="of:=([P565]-[T565])/SQRT(((((([Q565]*SQRT([O565]))^2)*([O565]-1))+((([U565]*SQRT([S565]))^2)*([S565]-1)))/([O565]+[S565])))"/>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65]-((1.96*[M565])/SQRT([K565])));3)"/>
          <table:table-cell table:style-name="ce23" table:formula="of:=ROUND(([L565]+((1.96*[M565])/SQRT([K565])));3)"/>
          <table:table-cell table:style-name="ce23" table:formula="of:=ROUND(([P565]-((1.96*[Q565])/SQRT([O565])));3)"/>
          <table:table-cell table:style-name="ce23" table:formula="of:=ROUND(([P565]+((1.96*[Q565])/SQRT([O565])));3)"/>
          <table:table-cell table:style-name="ce23" table:formula="of:=ROUND(([T565]-((1.96*[U565])/SQRT([S565])));3)"/>
          <table:table-cell table:style-name="ce23" table:formula="of:=ROUND(([T565]+((1.96*[U565])/SQRT([S565])));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615470</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97.0">
            <text:p>297</text:p>
          </table:table-cell>
          <table:table-cell table:style-name="ce29" office:value-type="float" office:value="20.98">
            <text:p>20.98</text:p>
          </table:table-cell>
          <table:table-cell table:style-name="ce29" office:value-type="float" office:value="1.13">
            <text:p>1.13</text:p>
          </table:table-cell>
          <table:table-cell table:style-name="ce25" office:value-type="string">
            <text:p>C/T</text:p>
          </table:table-cell>
          <table:table-cell table:style-name="ce25" office:value-type="float" office:value="349.0">
            <text:p>349</text:p>
          </table:table-cell>
          <table:table-cell table:style-name="ce25" office:value-type="float" office:value="22.37">
            <text:p>22.37</text:p>
          </table:table-cell>
          <table:table-cell table:style-name="ce25" office:value-type="float" office:value="1.08">
            <text:p>1.08</text:p>
          </table:table-cell>
          <table:table-cell table:style-name="ce30" office:value-type="string">
            <text:p>T/T</text:p>
          </table:table-cell>
          <table:table-cell table:style-name="ce30" office:value-type="float" office:value="133.0">
            <text:p>133</text:p>
          </table:table-cell>
          <table:table-cell table:style-name="ce30" office:value-type="float" office:value="20.56">
            <text:p>20.56</text:p>
          </table:table-cell>
          <table:table-cell table:style-name="ce30" office:value-type="float" office:value="1.84">
            <text:p>1.84</text:p>
          </table:table-cell>
          <table:table-cell table:style-name="ce29" office:value-type="string">
            <text:p>F-test</text:p>
          </table:table-cell>
          <table:table-cell table:style-name="ce29" office:value-type="float" office:value="0.13">
            <text:p>0.13</text:p>
          </table:table-cell>
          <table:table-cell table:style-name="ce29" office:value-type="float" office:value="0.877">
            <text:p>0.877</text:p>
          </table:table-cell>
          <table:table-cell table:style-name="ce29" office:value-type="string">
            <text:p>no</text:p>
          </table:table-cell>
          <table:table-cell table:style-name="cf1" table:formula="of:=([L566]-[P566])/SQRT(((((([M566]*SQRT([K566]))^2)*([K566]-1))+((([Q566]*SQRT([O566]))^2)*([O566]-1)))/([K566]+[O566])))"/>
          <table:table-cell table:style-name="cf1" table:formula="of:=([L566]-[T566])/SQRT(((((([M566]*SQRT([K566]))^2)*([K566]-1))+((([U566]*SQRT([S566]))^2)*([S566]-1)))/([K566]+[S566])))"/>
          <table:table-cell table:style-name="cf1" table:formula="of:=([P566]-[T566])/SQRT(((((([Q566]*SQRT([O566]))^2)*([O566]-1))+((([U566]*SQRT([S566]))^2)*([S566]-1)))/([O566]+[S566])))"/>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66]-((1.96*[M566])/SQRT([K566])));3)"/>
          <table:table-cell table:style-name="ce23" table:formula="of:=ROUND(([L566]+((1.96*[M566])/SQRT([K566])));3)"/>
          <table:table-cell table:style-name="ce23" table:formula="of:=ROUND(([P566]-((1.96*[Q566])/SQRT([O566])));3)"/>
          <table:table-cell table:style-name="ce23" table:formula="of:=ROUND(([P566]+((1.96*[Q566])/SQRT([O566])));3)"/>
          <table:table-cell table:style-name="ce23" table:formula="of:=ROUND(([T566]-((1.96*[U566])/SQRT([S566])));3)"/>
          <table:table-cell table:style-name="ce23" table:formula="of:=ROUND(([T566]+((1.96*[U566])/SQRT([S566])));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16969968</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G/G</text:p>
          </table:table-cell>
          <table:table-cell table:style-name="ce29" office:value-type="float" office:value="721.0">
            <text:p>721</text:p>
          </table:table-cell>
          <table:table-cell table:style-name="ce29" office:value-type="float" office:value="21.31">
            <text:p>21.31</text:p>
          </table:table-cell>
          <table:table-cell table:style-name="ce29" office:value-type="float" office:value="0.75">
            <text:p>0.75</text:p>
          </table:table-cell>
          <table:table-cell table:style-name="ce25" office:value-type="string">
            <text:p>G/A</text:p>
          </table:table-cell>
          <table:table-cell table:style-name="ce25" office:value-type="float" office:value="53.0">
            <text:p>53</text:p>
          </table:table-cell>
          <table:table-cell table:style-name="ce25" office:value-type="float" office:value="24.39">
            <text:p>24.39</text:p>
          </table:table-cell>
          <table:table-cell table:style-name="ce25" office:value-type="float" office:value="2.49">
            <text:p>2.49</text:p>
          </table:table-cell>
          <table:table-cell table:style-name="ce30" office:value-type="string">
            <text:p>A/A</text:p>
          </table:table-cell>
          <table:table-cell table:style-name="ce30" office:value-type="float" office:value="6.0">
            <text:p>6</text:p>
          </table:table-cell>
          <table:table-cell table:style-name="ce30" office:value-type="float" office:value="19.99">
            <text:p>19.99</text:p>
          </table:table-cell>
          <table:table-cell table:style-name="ce30" office:value-type="float" office:value="6.61">
            <text:p>6.61</text:p>
          </table:table-cell>
          <table:table-cell table:style-name="ce29" office:value-type="string">
            <text:p>F-test</text:p>
          </table:table-cell>
          <table:table-cell table:style-name="ce29" office:value-type="float" office:value="0.41">
            <text:p>0.41</text:p>
          </table:table-cell>
          <table:table-cell table:style-name="ce29" office:value-type="float" office:value="0.664">
            <text:p>0.664</text:p>
          </table:table-cell>
          <table:table-cell table:style-name="ce29" office:value-type="string">
            <text:p>no</text:p>
          </table:table-cell>
          <table:table-cell table:style-name="cf1" table:formula="of:=([L567]-[P567])/SQRT(((((([M567]*SQRT([K567]))^2)*([K567]-1))+((([Q567]*SQRT([O567]))^2)*([O567]-1)))/([K567]+[O567])))"/>
          <table:table-cell table:style-name="cf1" table:formula="of:=([L567]-[T567])/SQRT(((((([M567]*SQRT([K567]))^2)*([K567]-1))+((([U567]*SQRT([S567]))^2)*([S567]-1)))/([K567]+[S567])))"/>
          <table:table-cell table:style-name="cf1" table:formula="of:=([P567]-[T567])/SQRT(((((([Q567]*SQRT([O567]))^2)*([O567]-1))+((([U567]*SQRT([S567]))^2)*([S567]-1)))/([O567]+[S567])))"/>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67]-((1.96*[M567])/SQRT([K567])));3)"/>
          <table:table-cell table:style-name="ce23" table:formula="of:=ROUND(([L567]+((1.96*[M567])/SQRT([K567])));3)"/>
          <table:table-cell table:style-name="ce23" table:formula="of:=ROUND(([P567]-((1.96*[Q567])/SQRT([O567])));3)"/>
          <table:table-cell table:style-name="ce23" table:formula="of:=ROUND(([P567]+((1.96*[Q567])/SQRT([O567])));3)"/>
          <table:table-cell table:style-name="ce23" table:formula="of:=ROUND(([T567]-((1.96*[U567])/SQRT([S567])));3)"/>
          <table:table-cell table:style-name="ce23" table:formula="of:=ROUND(([T567]+((1.96*[U567])/SQRT([S567])));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A5</text:p>
          </table:table-cell>
          <table:table-cell table:style-name="ce26" office:value-type="string">
            <text:p>rs684513</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509.0">
            <text:p>509</text:p>
          </table:table-cell>
          <table:table-cell table:style-name="ce29" office:value-type="float" office:value="21.52">
            <text:p>21.52</text:p>
          </table:table-cell>
          <table:table-cell table:style-name="ce29" office:value-type="float" office:value="0.88">
            <text:p>0.88</text:p>
          </table:table-cell>
          <table:table-cell table:style-name="ce25" office:value-type="string">
            <text:p>C/G</text:p>
          </table:table-cell>
          <table:table-cell table:style-name="ce25" office:value-type="float" office:value="248.0">
            <text:p>248</text:p>
          </table:table-cell>
          <table:table-cell table:style-name="ce25" office:value-type="float" office:value="21.82">
            <text:p>21.82</text:p>
          </table:table-cell>
          <table:table-cell table:style-name="ce25" office:value-type="float" office:value="1.26">
            <text:p>1.26</text:p>
          </table:table-cell>
          <table:table-cell table:style-name="ce30" office:value-type="string">
            <text:p>G/G</text:p>
          </table:table-cell>
          <table:table-cell table:style-name="ce30" office:value-type="float" office:value="32.0">
            <text:p>32</text:p>
          </table:table-cell>
          <table:table-cell table:style-name="ce30" office:value-type="float" office:value="19.71">
            <text:p>19.71</text:p>
          </table:table-cell>
          <table:table-cell table:style-name="ce30" office:value-type="float" office:value="3.67">
            <text:p>3.67</text:p>
          </table:table-cell>
          <table:table-cell table:style-name="ce29" office:value-type="string">
            <text:p>F-test</text:p>
          </table:table-cell>
          <table:table-cell table:style-name="ce29" office:value-type="float" office:value="1.03">
            <text:p>1.03</text:p>
          </table:table-cell>
          <table:table-cell table:style-name="ce29" office:value-type="float" office:value="0.358">
            <text:p>0.358</text:p>
          </table:table-cell>
          <table:table-cell table:style-name="ce29" office:value-type="string">
            <text:p>no</text:p>
          </table:table-cell>
          <table:table-cell table:style-name="cf1" table:formula="of:=([L568]-[P568])/SQRT(((((([M568]*SQRT([K568]))^2)*([K568]-1))+((([Q568]*SQRT([O568]))^2)*([O568]-1)))/([K568]+[O568])))"/>
          <table:table-cell table:style-name="cf1" table:formula="of:=([L568]-[T568])/SQRT(((((([M568]*SQRT([K568]))^2)*([K568]-1))+((([U568]*SQRT([S568]))^2)*([S568]-1)))/([K568]+[S568])))"/>
          <table:table-cell table:style-name="cf1" table:formula="of:=([P568]-[T568])/SQRT(((((([Q568]*SQRT([O568]))^2)*([O568]-1))+((([U568]*SQRT([S568]))^2)*([S568]-1)))/([O568]+[S568])))"/>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68]-((1.96*[M568])/SQRT([K568])));3)"/>
          <table:table-cell table:style-name="ce23" table:formula="of:=ROUND(([L568]+((1.96*[M568])/SQRT([K568])));3)"/>
          <table:table-cell table:style-name="ce23" table:formula="of:=ROUND(([P568]-((1.96*[Q568])/SQRT([O568])));3)"/>
          <table:table-cell table:style-name="ce23" table:formula="of:=ROUND(([P568]+((1.96*[Q568])/SQRT([O568])));3)"/>
          <table:table-cell table:style-name="ce23" table:formula="of:=ROUND(([T568]-((1.96*[U568])/SQRT([S568])));3)"/>
          <table:table-cell table:style-name="ce23" table:formula="of:=ROUND(([T568]+((1.96*[U568])/SQRT([S568])));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B4</text:p>
          </table:table-cell>
          <table:table-cell table:style-name="ce26" office:value-type="string">
            <text:p>rs11637890</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575.0">
            <text:p>575</text:p>
          </table:table-cell>
          <table:table-cell table:style-name="ce29" office:value-type="float" office:value="18.21">
            <text:p>18.21</text:p>
          </table:table-cell>
          <table:table-cell table:style-name="ce29" office:value-type="float" office:value="0.57">
            <text:p>0.57</text:p>
          </table:table-cell>
          <table:table-cell table:style-name="ce25" office:value-type="string">
            <text:p>C/G</text:p>
          </table:table-cell>
          <table:table-cell table:style-name="ce25" office:value-type="float" office:value="192.0">
            <text:p>192</text:p>
          </table:table-cell>
          <table:table-cell table:style-name="ce25" office:value-type="float" office:value="19.78">
            <text:p>19.78</text:p>
          </table:table-cell>
          <table:table-cell table:style-name="ce25" office:value-type="float" office:value="0.98">
            <text:p>0.98</text:p>
          </table:table-cell>
          <table:table-cell table:style-name="ce30" office:value-type="string">
            <text:p>G/G </text:p>
          </table:table-cell>
          <table:table-cell table:style-name="ce30" office:value-type="float" office:value="22.0">
            <text:p>22</text:p>
          </table:table-cell>
          <table:table-cell table:style-name="ce30" office:value-type="float" office:value="17.62">
            <text:p>17.62</text:p>
          </table:table-cell>
          <table:table-cell table:style-name="ce30" office:value-type="float" office:value="2.72">
            <text:p>2.72</text:p>
          </table:table-cell>
          <table:table-cell table:style-name="ce29" office:value-type="string">
            <text:p>F-test</text:p>
          </table:table-cell>
          <table:table-cell table:style-name="ce29" office:value-type="float" office:value="0.37">
            <text:p>0.37</text:p>
          </table:table-cell>
          <table:table-cell table:style-name="ce29" office:value-type="float" office:value="0.691">
            <text:p>0.691</text:p>
          </table:table-cell>
          <table:table-cell table:style-name="ce29" office:value-type="string">
            <text:p>no</text:p>
          </table:table-cell>
          <table:table-cell table:style-name="cf1" table:formula="of:=([L569]-[P569])/SQRT(((((([M569]*SQRT([K569]))^2)*([K569]-1))+((([Q569]*SQRT([O569]))^2)*([O569]-1)))/([K569]+[O569])))"/>
          <table:table-cell table:style-name="cf1" table:formula="of:=([L569]-[T569])/SQRT(((((([M569]*SQRT([K569]))^2)*([K569]-1))+((([U569]*SQRT([S569]))^2)*([S569]-1)))/([K569]+[S569])))"/>
          <table:table-cell table:style-name="cf1" table:formula="of:=([P569]-[T569])/SQRT(((((([Q569]*SQRT([O569]))^2)*([O569]-1))+((([U569]*SQRT([S569]))^2)*([S569]-1)))/([O569]+[S569])))"/>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69]-((1.96*[M569])/SQRT([K569])));3)"/>
          <table:table-cell table:style-name="ce23" table:formula="of:=ROUND(([L569]+((1.96*[M569])/SQRT([K569])));3)"/>
          <table:table-cell table:style-name="ce23" table:formula="of:=ROUND(([P569]-((1.96*[Q569])/SQRT([O569])));3)"/>
          <table:table-cell table:style-name="ce23" table:formula="of:=ROUND(([P569]+((1.96*[Q569])/SQRT([O569])));3)"/>
          <table:table-cell table:style-name="ce23" table:formula="of:=ROUND(([T569]-((1.96*[U569])/SQRT([S569])));3)"/>
          <table:table-cell table:style-name="ce23" table:formula="of:=ROUND(([T569]+((1.96*[U569])/SQRT([S569])));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B4</text:p>
          </table:table-cell>
          <table:table-cell table:style-name="ce26" office:value-type="string">
            <text:p>rs11637890</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192.0">
            <text:p>192</text:p>
          </table:table-cell>
          <table:table-cell table:style-name="ce29" office:value-type="float" office:value="16.1">
            <text:p>16.1</text:p>
          </table:table-cell>
          <table:table-cell table:style-name="ce29" office:value-type="float" office:value="0.83">
            <text:p>0.83</text:p>
          </table:table-cell>
          <table:table-cell table:style-name="ce25" office:value-type="string">
            <text:p>C/G</text:p>
          </table:table-cell>
          <table:table-cell table:style-name="ce25" office:value-type="float" office:value="202.0">
            <text:p>202</text:p>
          </table:table-cell>
          <table:table-cell table:style-name="ce25" office:value-type="float" office:value="13.58">
            <text:p>13.58</text:p>
          </table:table-cell>
          <table:table-cell table:style-name="ce25" office:value-type="float" office:value="0.79">
            <text:p>0.79</text:p>
          </table:table-cell>
          <table:table-cell table:style-name="ce30" office:value-type="string">
            <text:p>G/G</text:p>
          </table:table-cell>
          <table:table-cell table:style-name="ce30" office:value-type="float" office:value="62.0">
            <text:p>62</text:p>
          </table:table-cell>
          <table:table-cell table:style-name="ce30" office:value-type="float" office:value="14.12">
            <text:p>14.12</text:p>
          </table:table-cell>
          <table:table-cell table:style-name="ce30" office:value-type="float" office:value="1.77">
            <text:p>1.77</text:p>
          </table:table-cell>
          <table:table-cell table:style-name="ce29" office:value-type="string">
            <text:p>F-test</text:p>
          </table:table-cell>
          <table:table-cell table:style-name="ce29" office:value-type="float" office:value="1.15">
            <text:p>1.15</text:p>
          </table:table-cell>
          <table:table-cell table:style-name="ce29" office:value-type="float" office:value="0.316">
            <text:p>0.316</text:p>
          </table:table-cell>
          <table:table-cell table:style-name="ce29" office:value-type="string">
            <text:p>no</text:p>
          </table:table-cell>
          <table:table-cell table:style-name="cf1" table:formula="of:=([L570]-[P570])/SQRT(((((([M570]*SQRT([K570]))^2)*([K570]-1))+((([Q570]*SQRT([O570]))^2)*([O570]-1)))/([K570]+[O570])))"/>
          <table:table-cell table:style-name="cf1" table:formula="of:=([L570]-[T570])/SQRT(((((([M570]*SQRT([K570]))^2)*([K570]-1))+((([U570]*SQRT([S570]))^2)*([S570]-1)))/([K570]+[S570])))"/>
          <table:table-cell table:style-name="cf1" table:formula="of:=([P570]-[T570])/SQRT(((((([Q570]*SQRT([O570]))^2)*([O570]-1))+((([U570]*SQRT([S570]))^2)*([S570]-1)))/([O570]+[S570])))"/>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70]-((1.96*[M570])/SQRT([K570])));3)"/>
          <table:table-cell table:style-name="ce23" table:formula="of:=ROUND(([L570]+((1.96*[M570])/SQRT([K570])));3)"/>
          <table:table-cell table:style-name="ce23" table:formula="of:=ROUND(([P570]-((1.96*[Q570])/SQRT([O570])));3)"/>
          <table:table-cell table:style-name="ce23" table:formula="of:=ROUND(([P570]+((1.96*[Q570])/SQRT([O570])));3)"/>
          <table:table-cell table:style-name="ce23" table:formula="of:=ROUND(([T570]-((1.96*[U570])/SQRT([S570])));3)"/>
          <table:table-cell table:style-name="ce23" table:formula="of:=ROUND(([T570]+((1.96*[U570])/SQRT([S570])));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B4</text:p>
          </table:table-cell>
          <table:table-cell table:style-name="ce26" office:value-type="string">
            <text:p>rs11637890</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575.0">
            <text:p>575</text:p>
          </table:table-cell>
          <table:table-cell table:style-name="ce29" office:value-type="float" office:value="18.86">
            <text:p>18.86</text:p>
          </table:table-cell>
          <table:table-cell table:style-name="ce29" office:value-type="float" office:value="0.63">
            <text:p>0.63</text:p>
          </table:table-cell>
          <table:table-cell table:style-name="ce25" office:value-type="string">
            <text:p>C/G</text:p>
          </table:table-cell>
          <table:table-cell table:style-name="ce25" office:value-type="float" office:value="192.0">
            <text:p>192</text:p>
          </table:table-cell>
          <table:table-cell table:style-name="ce25" office:value-type="float" office:value="19.52">
            <text:p>19.52</text:p>
          </table:table-cell>
          <table:table-cell table:style-name="ce25" office:value-type="float" office:value="1.08">
            <text:p>1.08</text:p>
          </table:table-cell>
          <table:table-cell table:style-name="ce30" office:value-type="string">
            <text:p>G/G </text:p>
          </table:table-cell>
          <table:table-cell table:style-name="ce30" office:value-type="float" office:value="22.0">
            <text:p>22</text:p>
          </table:table-cell>
          <table:table-cell table:style-name="ce30" office:value-type="float" office:value="21.08">
            <text:p>21.08</text:p>
          </table:table-cell>
          <table:table-cell table:style-name="ce30" office:value-type="float" office:value="3.02">
            <text:p>3.02</text:p>
          </table:table-cell>
          <table:table-cell table:style-name="ce29" office:value-type="string">
            <text:p>F-test</text:p>
          </table:table-cell>
          <table:table-cell table:style-name="ce29" office:value-type="float" office:value="1.1">
            <text:p>1.1</text:p>
          </table:table-cell>
          <table:table-cell table:style-name="ce29" office:value-type="float" office:value="0.334">
            <text:p>0.334</text:p>
          </table:table-cell>
          <table:table-cell table:style-name="ce29" office:value-type="string">
            <text:p>no</text:p>
          </table:table-cell>
          <table:table-cell table:style-name="cf1" table:formula="of:=([L571]-[P571])/SQRT(((((([M571]*SQRT([K571]))^2)*([K571]-1))+((([Q571]*SQRT([O571]))^2)*([O571]-1)))/([K571]+[O571])))"/>
          <table:table-cell table:style-name="cf1" table:formula="of:=([L571]-[T571])/SQRT(((((([M571]*SQRT([K571]))^2)*([K571]-1))+((([U571]*SQRT([S571]))^2)*([S571]-1)))/([K571]+[S571])))"/>
          <table:table-cell table:style-name="cf1" table:formula="of:=([P571]-[T571])/SQRT(((((([Q571]*SQRT([O571]))^2)*([O571]-1))+((([U571]*SQRT([S571]))^2)*([S571]-1)))/([O571]+[S571])))"/>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71]-((1.96*[M571])/SQRT([K571])));3)"/>
          <table:table-cell table:style-name="ce23" table:formula="of:=ROUND(([L571]+((1.96*[M571])/SQRT([K571])));3)"/>
          <table:table-cell table:style-name="ce23" table:formula="of:=ROUND(([P571]-((1.96*[Q571])/SQRT([O571])));3)"/>
          <table:table-cell table:style-name="ce23" table:formula="of:=ROUND(([P571]+((1.96*[Q571])/SQRT([O571])));3)"/>
          <table:table-cell table:style-name="ce23" table:formula="of:=ROUND(([T571]-((1.96*[U571])/SQRT([S571])));3)"/>
          <table:table-cell table:style-name="ce23" table:formula="of:=ROUND(([T571]+((1.96*[U571])/SQRT([S571])));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B4</text:p>
          </table:table-cell>
          <table:table-cell table:style-name="ce26" office:value-type="string">
            <text:p>rs11637890</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192.0">
            <text:p>192</text:p>
          </table:table-cell>
          <table:table-cell table:style-name="ce29" office:value-type="float" office:value="18.52">
            <text:p>18.52</text:p>
          </table:table-cell>
          <table:table-cell table:style-name="ce29" office:value-type="float" office:value="1.06">
            <text:p>1.06</text:p>
          </table:table-cell>
          <table:table-cell table:style-name="ce25" office:value-type="string">
            <text:p>C/G</text:p>
          </table:table-cell>
          <table:table-cell table:style-name="ce25" office:value-type="float" office:value="202.0">
            <text:p>202</text:p>
          </table:table-cell>
          <table:table-cell table:style-name="ce25" office:value-type="float" office:value="15.05">
            <text:p>15.05</text:p>
          </table:table-cell>
          <table:table-cell table:style-name="ce25" office:value-type="float" office:value="1.02">
            <text:p>1.02</text:p>
          </table:table-cell>
          <table:table-cell table:style-name="ce30" office:value-type="string">
            <text:p>G/G</text:p>
          </table:table-cell>
          <table:table-cell table:style-name="ce30" office:value-type="float" office:value="62.0">
            <text:p>62</text:p>
          </table:table-cell>
          <table:table-cell table:style-name="ce30" office:value-type="float" office:value="15.77">
            <text:p>15.77</text:p>
          </table:table-cell>
          <table:table-cell table:style-name="ce30" office:value-type="float" office:value="2.26">
            <text:p>2.26</text:p>
          </table:table-cell>
          <table:table-cell table:style-name="ce29" office:value-type="string">
            <text:p>F-test</text:p>
          </table:table-cell>
          <table:table-cell table:style-name="ce29" office:value-type="float" office:value="1.42">
            <text:p>1.42</text:p>
          </table:table-cell>
          <table:table-cell table:style-name="ce29" office:value-type="float" office:value="0.241">
            <text:p>0.241</text:p>
          </table:table-cell>
          <table:table-cell table:style-name="ce29" office:value-type="string">
            <text:p>no</text:p>
          </table:table-cell>
          <table:table-cell table:style-name="cf1" table:formula="of:=([L572]-[P572])/SQRT(((((([M572]*SQRT([K572]))^2)*([K572]-1))+((([Q572]*SQRT([O572]))^2)*([O572]-1)))/([K572]+[O572])))"/>
          <table:table-cell table:style-name="cf1" table:formula="of:=([L572]-[T572])/SQRT(((((([M572]*SQRT([K572]))^2)*([K572]-1))+((([U572]*SQRT([S572]))^2)*([S572]-1)))/([K572]+[S572])))"/>
          <table:table-cell table:style-name="cf1" table:formula="of:=([P572]-[T572])/SQRT(((((([Q572]*SQRT([O572]))^2)*([O572]-1))+((([U572]*SQRT([S572]))^2)*([S572]-1)))/([O572]+[S572])))"/>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72]-((1.96*[M572])/SQRT([K572])));3)"/>
          <table:table-cell table:style-name="ce23" table:formula="of:=ROUND(([L572]+((1.96*[M572])/SQRT([K572])));3)"/>
          <table:table-cell table:style-name="ce23" table:formula="of:=ROUND(([P572]-((1.96*[Q572])/SQRT([O572])));3)"/>
          <table:table-cell table:style-name="ce23" table:formula="of:=ROUND(([P572]+((1.96*[Q572])/SQRT([O572])));3)"/>
          <table:table-cell table:style-name="ce23" table:formula="of:=ROUND(([T572]-((1.96*[U572])/SQRT([S572])));3)"/>
          <table:table-cell table:style-name="ce23" table:formula="of:=ROUND(([T572]+((1.96*[U572])/SQRT([S572])));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B4</text:p>
          </table:table-cell>
          <table:table-cell table:style-name="ce26" office:value-type="string">
            <text:p>rs11637890</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575.0">
            <text:p>575</text:p>
          </table:table-cell>
          <table:table-cell table:style-name="ce29" office:value-type="float" office:value="21.41">
            <text:p>21.41</text:p>
          </table:table-cell>
          <table:table-cell table:style-name="ce29" office:value-type="float" office:value="0.83">
            <text:p>0.83</text:p>
          </table:table-cell>
          <table:table-cell table:style-name="ce25" office:value-type="string">
            <text:p>C/G</text:p>
          </table:table-cell>
          <table:table-cell table:style-name="ce25" office:value-type="float" office:value="192.0">
            <text:p>192</text:p>
          </table:table-cell>
          <table:table-cell table:style-name="ce25" office:value-type="float" office:value="21.98">
            <text:p>21.98</text:p>
          </table:table-cell>
          <table:table-cell table:style-name="ce25" office:value-type="float" office:value="1.42">
            <text:p>1.42</text:p>
          </table:table-cell>
          <table:table-cell table:style-name="ce30" office:value-type="string">
            <text:p>G/G </text:p>
          </table:table-cell>
          <table:table-cell table:style-name="ce30" office:value-type="float" office:value="22.0">
            <text:p>22</text:p>
          </table:table-cell>
          <table:table-cell table:style-name="ce30" office:value-type="float" office:value="24.84">
            <text:p>24.84</text:p>
          </table:table-cell>
          <table:table-cell table:style-name="ce30" office:value-type="float" office:value="3.96">
            <text:p>3.96</text:p>
          </table:table-cell>
          <table:table-cell table:style-name="ce29" office:value-type="string">
            <text:p>F-test</text:p>
          </table:table-cell>
          <table:table-cell table:style-name="ce29" office:value-type="float" office:value="1.02">
            <text:p>1.02</text:p>
          </table:table-cell>
          <table:table-cell table:style-name="ce29" office:value-type="float" office:value="0.36">
            <text:p>0.36</text:p>
          </table:table-cell>
          <table:table-cell table:style-name="ce29" office:value-type="string">
            <text:p>no</text:p>
          </table:table-cell>
          <table:table-cell table:style-name="cf1" table:formula="of:=([L573]-[P573])/SQRT(((((([M573]*SQRT([K573]))^2)*([K573]-1))+((([Q573]*SQRT([O573]))^2)*([O573]-1)))/([K573]+[O573])))"/>
          <table:table-cell table:style-name="cf1" table:formula="of:=([L573]-[T573])/SQRT(((((([M573]*SQRT([K573]))^2)*([K573]-1))+((([U573]*SQRT([S573]))^2)*([S573]-1)))/([K573]+[S573])))"/>
          <table:table-cell table:style-name="cf1" table:formula="of:=([P573]-[T573])/SQRT(((((([Q573]*SQRT([O573]))^2)*([O573]-1))+((([U573]*SQRT([S573]))^2)*([S573]-1)))/([O573]+[S573])))"/>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73]-((1.96*[M573])/SQRT([K573])));3)"/>
          <table:table-cell table:style-name="ce23" table:formula="of:=ROUND(([L573]+((1.96*[M573])/SQRT([K573])));3)"/>
          <table:table-cell table:style-name="ce23" table:formula="of:=ROUND(([P573]-((1.96*[Q573])/SQRT([O573])));3)"/>
          <table:table-cell table:style-name="ce23" table:formula="of:=ROUND(([P573]+((1.96*[Q573])/SQRT([O573])));3)"/>
          <table:table-cell table:style-name="ce23" table:formula="of:=ROUND(([T573]-((1.96*[U573])/SQRT([S573])));3)"/>
          <table:table-cell table:style-name="ce23" table:formula="of:=ROUND(([T573]+((1.96*[U573])/SQRT([S573])));3)"/>
          <table:table-cell table:number-columns-repeated="987"/>
        </table:table-row>
        <table:table-row table:style-name="ro4">
          <table:table-cell table:style-name="ce24" office:value-type="string">
            <text:p>nic</text:p>
          </table:table-cell>
          <table:table-cell table:style-name="ce25" office:value-type="string">
            <text:p>npp201095a.pdf</text:p>
          </table:table-cell>
          <table:table-cell table:style-name="ce25" office:value-type="float" office:value="2.0631687E7">
            <text:p>20631687</text:p>
          </table:table-cell>
          <table:table-cell table:style-name="ce26" office:value-type="string">
            <text:p>CHRNB4</text:p>
          </table:table-cell>
          <table:table-cell table:style-name="ce26" office:value-type="string">
            <text:p>rs11637890</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192.0">
            <text:p>192</text:p>
          </table:table-cell>
          <table:table-cell table:style-name="ce29" office:value-type="float" office:value="13.45">
            <text:p>13.45</text:p>
          </table:table-cell>
          <table:table-cell table:style-name="ce29" office:value-type="float" office:value="0.82">
            <text:p>0.82</text:p>
          </table:table-cell>
          <table:table-cell table:style-name="ce25" office:value-type="string">
            <text:p>C/G</text:p>
          </table:table-cell>
          <table:table-cell table:style-name="ce25" office:value-type="float" office:value="202.0">
            <text:p>202</text:p>
          </table:table-cell>
          <table:table-cell table:style-name="ce25" office:value-type="float" office:value="14.24">
            <text:p>14.24</text:p>
          </table:table-cell>
          <table:table-cell table:style-name="ce25" office:value-type="float" office:value="0.78">
            <text:p>0.78</text:p>
          </table:table-cell>
          <table:table-cell table:style-name="ce30" office:value-type="string">
            <text:p>G/G</text:p>
          </table:table-cell>
          <table:table-cell table:style-name="ce30" office:value-type="float" office:value="62.0">
            <text:p>62</text:p>
          </table:table-cell>
          <table:table-cell table:style-name="ce30" office:value-type="float" office:value="13.22">
            <text:p>13.22</text:p>
          </table:table-cell>
          <table:table-cell table:style-name="ce30" office:value-type="float" office:value="1.73">
            <text:p>1.73</text:p>
          </table:table-cell>
          <table:table-cell table:style-name="ce29" office:value-type="string">
            <text:p>F-test</text:p>
          </table:table-cell>
          <table:table-cell table:style-name="ce29" office:value-type="float" office:value="0.13">
            <text:p>0.13</text:p>
          </table:table-cell>
          <table:table-cell table:style-name="ce29" office:value-type="float" office:value="0.875">
            <text:p>0.875</text:p>
          </table:table-cell>
          <table:table-cell table:style-name="ce29" office:value-type="string">
            <text:p>no</text:p>
          </table:table-cell>
          <table:table-cell table:style-name="cf1" table:formula="of:=([L574]-[P574])/SQRT(((((([M574]*SQRT([K574]))^2)*([K574]-1))+((([Q574]*SQRT([O574]))^2)*([O574]-1)))/([K574]+[O574])))"/>
          <table:table-cell table:style-name="cf1" table:formula="of:=([L574]-[T574])/SQRT(((((([M574]*SQRT([K574]))^2)*([K574]-1))+((([U574]*SQRT([S574]))^2)*([S574]-1)))/([K574]+[S574])))"/>
          <table:table-cell table:style-name="cf1" table:formula="of:=([P574]-[T574])/SQRT(((((([Q574]*SQRT([O574]))^2)*([O574]-1))+((([U574]*SQRT([S574]))^2)*([S574]-1)))/([O574]+[S574])))"/>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74]-((1.96*[M574])/SQRT([K574])));3)"/>
          <table:table-cell table:style-name="ce23" table:formula="of:=ROUND(([L574]+((1.96*[M574])/SQRT([K574])));3)"/>
          <table:table-cell table:style-name="ce23" table:formula="of:=ROUND(([P574]-((1.96*[Q574])/SQRT([O574])));3)"/>
          <table:table-cell table:style-name="ce23" table:formula="of:=ROUND(([P574]+((1.96*[Q574])/SQRT([O574])));3)"/>
          <table:table-cell table:style-name="ce23" table:formula="of:=ROUND(([T574]-((1.96*[U574])/SQRT([S574])));3)"/>
          <table:table-cell table:style-name="ce23" table:formula="of:=ROUND(([T574]+((1.96*[U574])/SQRT([S574])));3)"/>
          <table:table-cell table:number-columns-repeated="987"/>
        </table:table-row>
        <table:table-row table:style-name="ro4">
          <table:table-cell table:style-name="ce24" office:value-type="string">
            <text:p>Nic</text:p>
          </table:table-cell>
          <table:table-cell table:style-name="ce25" office:value-type="string">
            <text:p>npp200980a.pdf</text:p>
          </table:table-cell>
          <table:table-cell table:style-name="ce25" office:value-type="float" office:value="1.9606085E7">
            <text:p>19606085</text:p>
          </table:table-cell>
          <table:table-cell table:style-name="ce26" office:value-type="string">
            <text:p>CLSTN2</text:p>
          </table:table-cell>
          <table:table-cell table:style-name="ce26" office:value-type="string">
            <text:p>rs6439886</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G/G</text:p>
          </table:table-cell>
          <table:table-cell table:style-name="ce29" office:value-type="float" office:value="28.0">
            <text:p>28</text:p>
          </table:table-cell>
          <table:table-cell table:style-name="ce29" office:value-type="float" office:value="11.2">
            <text:p>11.2</text:p>
          </table:table-cell>
          <table:table-cell table:style-name="ce29" office:value-type="float" office:value="1.8">
            <text:p>1.8</text:p>
          </table:table-cell>
          <table:table-cell table:style-name="ce25" office:value-type="string">
            <text:p>A/G</text:p>
          </table:table-cell>
          <table:table-cell table:style-name="ce25" office:value-type="float" office:value="111.0">
            <text:p>111</text:p>
          </table:table-cell>
          <table:table-cell table:style-name="ce25" office:value-type="float" office:value="15.0">
            <text:p>15</text:p>
          </table:table-cell>
          <table:table-cell table:style-name="ce25" office:value-type="float" office:value="0.9">
            <text:p>0.9</text:p>
          </table:table-cell>
          <table:table-cell table:style-name="ce30" office:value-type="string">
            <text:p>A/A</text:p>
          </table:table-cell>
          <table:table-cell table:style-name="ce30" office:value-type="float" office:value="275.0">
            <text:p>275</text:p>
          </table:table-cell>
          <table:table-cell table:style-name="ce30" office:value-type="float" office:value="14.1">
            <text:p>14.1</text:p>
          </table:table-cell>
          <table:table-cell table:style-name="ce30" office:value-type="float" office:value="0.6">
            <text:p>0.6</text:p>
          </table:table-cell>
          <table:table-cell table:style-name="ce29" office:value-type="string">
            <text:p>F-test</text:p>
          </table:table-cell>
          <table:table-cell table:style-name="ce29" office:value-type="float" office:value="1.81">
            <text:p>1.81</text:p>
          </table:table-cell>
          <table:table-cell table:style-name="ce29" office:value-type="float" office:value="0.666">
            <text:p>0.666</text:p>
          </table:table-cell>
          <table:table-cell table:style-name="ce29" office:value-type="string">
            <text:p>no</text:p>
          </table:table-cell>
          <table:table-cell table:style-name="cf1" table:formula="of:=([L575]-[P575])/SQRT(((((([M575]*SQRT([K575]))^2)*([K575]-1))+((([Q575]*SQRT([O575]))^2)*([O575]-1)))/([K575]+[O575])))"/>
          <table:table-cell table:style-name="cf1" table:formula="of:=([L575]-[T575])/SQRT(((((([M575]*SQRT([K575]))^2)*([K575]-1))+((([U575]*SQRT([S575]))^2)*([S575]-1)))/([K575]+[S575])))"/>
          <table:table-cell table:style-name="cf1" table:formula="of:=([P575]-[T575])/SQRT(((((([Q575]*SQRT([O575]))^2)*([O575]-1))+((([U575]*SQRT([S575]))^2)*([S575]-1)))/([O575]+[S575])))"/>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75]-((1.96*[M575])/SQRT([K575])));3)"/>
          <table:table-cell table:style-name="ce23" table:formula="of:=ROUND(([L575]+((1.96*[M575])/SQRT([K575])));3)"/>
          <table:table-cell table:style-name="ce23" table:formula="of:=ROUND(([P575]-((1.96*[Q575])/SQRT([O575])));3)"/>
          <table:table-cell table:style-name="ce23" table:formula="of:=ROUND(([P575]+((1.96*[Q575])/SQRT([O575])));3)"/>
          <table:table-cell table:style-name="ce23" table:formula="of:=ROUND(([T575]-((1.96*[U575])/SQRT([S575])));3)"/>
          <table:table-cell table:style-name="ce23" table:formula="of:=ROUND(([T575]+((1.96*[U575])/SQRT([S575])));3)"/>
          <table:table-cell table:number-columns-repeated="987"/>
        </table:table-row>
        <table:table-row table:style-name="ro4">
          <table:table-cell table:style-name="ce24" office:value-type="string">
            <text:p>Nic</text:p>
          </table:table-cell>
          <table:table-cell table:style-name="ce25" office:value-type="string">
            <text:p>npp200980a.pdf</text:p>
          </table:table-cell>
          <table:table-cell table:style-name="ce25" office:value-type="float" office:value="1.9606085E7">
            <text:p>19606085</text:p>
          </table:table-cell>
          <table:table-cell table:style-name="ce26" office:value-type="string">
            <text:p>CLSTN2</text:p>
          </table:table-cell>
          <table:table-cell table:style-name="ce26" office:value-type="string">
            <text:p>rs6439886</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G/G</text:p>
          </table:table-cell>
          <table:table-cell table:style-name="ce29" office:value-type="float" office:value="96.0">
            <text:p>96</text:p>
          </table:table-cell>
          <table:table-cell table:style-name="ce29" office:value-type="float" office:value="17.3">
            <text:p>17.3</text:p>
          </table:table-cell>
          <table:table-cell table:style-name="ce29" office:value-type="float" office:value="1.1">
            <text:p>1.1</text:p>
          </table:table-cell>
          <table:table-cell table:style-name="ce25" office:value-type="string">
            <text:p>A/G</text:p>
          </table:table-cell>
          <table:table-cell table:style-name="ce25" office:value-type="float" office:value="221.0">
            <text:p>221</text:p>
          </table:table-cell>
          <table:table-cell table:style-name="ce25" office:value-type="float" office:value="18.4">
            <text:p>18.4</text:p>
          </table:table-cell>
          <table:table-cell table:style-name="ce25" office:value-type="float" office:value="0.7">
            <text:p>0.7</text:p>
          </table:table-cell>
          <table:table-cell table:style-name="ce30" office:value-type="string">
            <text:p>A/A</text:p>
          </table:table-cell>
          <table:table-cell table:style-name="ce30" office:value-type="float" office:value="350.0">
            <text:p>350</text:p>
          </table:table-cell>
          <table:table-cell table:style-name="ce30" office:value-type="float" office:value="18.6">
            <text:p>18.6</text:p>
          </table:table-cell>
          <table:table-cell table:style-name="ce30" office:value-type="float" office:value="0.6">
            <text:p>0.6</text:p>
          </table:table-cell>
          <table:table-cell table:style-name="ce29" office:value-type="string">
            <text:p>F-test</text:p>
          </table:table-cell>
          <table:table-cell table:style-name="ce29" office:value-type="float" office:value="0.55">
            <text:p>0.55</text:p>
          </table:table-cell>
          <table:table-cell table:style-name="ce29" office:value-type="float" office:value="0.578">
            <text:p>0.578</text:p>
          </table:table-cell>
          <table:table-cell table:style-name="ce29" office:value-type="string">
            <text:p>no</text:p>
          </table:table-cell>
          <table:table-cell table:style-name="cf1" table:formula="of:=([L576]-[P576])/SQRT(((((([M576]*SQRT([K576]))^2)*([K576]-1))+((([Q576]*SQRT([O576]))^2)*([O576]-1)))/([K576]+[O576])))"/>
          <table:table-cell table:style-name="cf1" table:formula="of:=([L576]-[T576])/SQRT(((((([M576]*SQRT([K576]))^2)*([K576]-1))+((([U576]*SQRT([S576]))^2)*([S576]-1)))/([K576]+[S576])))"/>
          <table:table-cell table:style-name="cf1" table:formula="of:=([P576]-[T576])/SQRT(((((([Q576]*SQRT([O576]))^2)*([O576]-1))+((([U576]*SQRT([S576]))^2)*([S576]-1)))/([O576]+[S576])))"/>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76]-((1.96*[M576])/SQRT([K576])));3)"/>
          <table:table-cell table:style-name="ce23" table:formula="of:=ROUND(([L576]+((1.96*[M576])/SQRT([K576])));3)"/>
          <table:table-cell table:style-name="ce23" table:formula="of:=ROUND(([P576]-((1.96*[Q576])/SQRT([O576])));3)"/>
          <table:table-cell table:style-name="ce23" table:formula="of:=ROUND(([P576]+((1.96*[Q576])/SQRT([O576])));3)"/>
          <table:table-cell table:style-name="ce23" table:formula="of:=ROUND(([T576]-((1.96*[U576])/SQRT([S576])));3)"/>
          <table:table-cell table:style-name="ce23" table:formula="of:=ROUND(([T576]+((1.96*[U576])/SQRT([S576])));3)"/>
          <table:table-cell table:number-columns-repeated="987"/>
        </table:table-row>
        <table:table-row table:style-name="ro4">
          <table:table-cell table:style-name="ce24" office:value-type="string">
            <text:p>Nic</text:p>
          </table:table-cell>
          <table:table-cell table:style-name="ce25" office:value-type="string">
            <text:p>npp200980a.pdf</text:p>
          </table:table-cell>
          <table:table-cell table:style-name="ce25" office:value-type="float" office:value="1.9606085E7">
            <text:p>19606085</text:p>
          </table:table-cell>
          <table:table-cell table:style-name="ce26" office:value-type="string">
            <text:p>CLSTN2</text:p>
          </table:table-cell>
          <table:table-cell table:style-name="ce26" office:value-type="string">
            <text:p>rs17348572</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C/T</text:p>
          </table:table-cell>
          <table:table-cell table:style-name="ce29" office:value-type="float" office:value="44.0">
            <text:p>44</text:p>
          </table:table-cell>
          <table:table-cell table:style-name="ce29" office:value-type="float" office:value="13.8">
            <text:p>13.8</text:p>
          </table:table-cell>
          <table:table-cell table:style-name="ce29" office:value-type="float" office:value="1.4">
            <text:p>1.4</text:p>
          </table:table-cell>
          <table:table-cell table:style-name="ce25" office:value-type="string">
            <text:p>T/T</text:p>
          </table:table-cell>
          <table:table-cell table:style-name="ce25" office:value-type="float" office:value="370.0">
            <text:p>370</text:p>
          </table:table-cell>
          <table:table-cell table:style-name="ce25" office:value-type="float" office:value="14.2">
            <text:p>14.2</text:p>
          </table:table-cell>
          <table:table-cell table:style-name="ce25" office:value-type="float" office:value="0.5">
            <text:p>0.5</text:p>
          </table:table-cell>
          <table:table-cell table:number-columns-repeated="4" table:style-name="ce30"/>
          <table:table-cell table:style-name="ce29" office:value-type="string">
            <text:p>F-test</text:p>
          </table:table-cell>
          <table:table-cell table:style-name="ce29" office:value-type="float" office:value="0.8">
            <text:p>0.8</text:p>
          </table:table-cell>
          <table:table-cell table:style-name="ce29" office:value-type="float" office:value="0.777">
            <text:p>0.777</text:p>
          </table:table-cell>
          <table:table-cell table:style-name="ce29" office:value-type="string">
            <text:p>no</text:p>
          </table:table-cell>
          <table:table-cell table:style-name="cf1" table:formula="of:=([L577]-[P577])/SQRT(((((([M577]*SQRT([K577]))^2)*([K577]-1))+((([Q577]*SQRT([O577]))^2)*([O577]-1)))/([K577]+[O577])))"/>
          <table:table-cell table:style-name="cf1"/>
          <table:table-cell table:style-name="cf1"/>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77]-((1.96*[M577])/SQRT([K577])));3)"/>
          <table:table-cell table:style-name="ce23" table:formula="of:=ROUND(([L577]+((1.96*[M577])/SQRT([K577])));3)"/>
          <table:table-cell table:style-name="ce23" table:formula="of:=ROUND(([P577]-((1.96*[Q577])/SQRT([O577])));3)"/>
          <table:table-cell table:style-name="ce23" table:formula="of:=ROUND(([P577]+((1.96*[Q577])/SQRT([O577])));3)"/>
          <table:table-cell table:number-columns-repeated="989"/>
        </table:table-row>
        <table:table-row table:style-name="ro4">
          <table:table-cell table:style-name="ce24" office:value-type="string">
            <text:p>Nic</text:p>
          </table:table-cell>
          <table:table-cell table:style-name="ce25" office:value-type="string">
            <text:p>npp200980a.pdf</text:p>
          </table:table-cell>
          <table:table-cell table:style-name="ce25" office:value-type="float" office:value="1.9606085E7">
            <text:p>19606085</text:p>
          </table:table-cell>
          <table:table-cell table:style-name="ce26" office:value-type="string">
            <text:p>CLSTN2</text:p>
          </table:table-cell>
          <table:table-cell table:style-name="ce26" office:value-type="string">
            <text:p>rs17348572</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C/C,C/T</text:p>
          </table:table-cell>
          <table:table-cell table:style-name="ce29" office:value-type="float" office:value="29.0">
            <text:p>29</text:p>
          </table:table-cell>
          <table:table-cell table:style-name="ce29" office:value-type="float" office:value="18.4">
            <text:p>18.4</text:p>
          </table:table-cell>
          <table:table-cell table:style-name="ce29" office:value-type="float" office:value="2.0">
            <text:p>2</text:p>
          </table:table-cell>
          <table:table-cell table:style-name="ce25" office:value-type="string">
            <text:p>T/T</text:p>
          </table:table-cell>
          <table:table-cell table:style-name="ce25" office:value-type="float" office:value="626.0">
            <text:p>626</text:p>
          </table:table-cell>
          <table:table-cell table:style-name="ce25" office:value-type="float" office:value="18.4">
            <text:p>18.4</text:p>
          </table:table-cell>
          <table:table-cell table:style-name="ce25" office:value-type="float" office:value="0.4">
            <text:p>0.4</text:p>
          </table:table-cell>
          <table:table-cell table:number-columns-repeated="4" table:style-name="ce30"/>
          <table:table-cell table:style-name="ce29" office:value-type="string">
            <text:p>F-test</text:p>
          </table:table-cell>
          <table:table-cell table:style-name="ce29" office:value-type="float" office:value="0.0">
            <text:p>0</text:p>
          </table:table-cell>
          <table:table-cell table:style-name="ce29" office:value-type="float" office:value="0.997">
            <text:p>0.997</text:p>
          </table:table-cell>
          <table:table-cell table:style-name="ce29" office:value-type="string">
            <text:p>no</text:p>
          </table:table-cell>
          <table:table-cell table:style-name="cf1" table:formula="of:=([L578]-[P578])/SQRT(((((([M578]*SQRT([K578]))^2)*([K578]-1))+((([Q578]*SQRT([O578]))^2)*([O578]-1)))/([K578]+[O578])))"/>
          <table:table-cell table:style-name="cf1"/>
          <table:table-cell table:style-name="cf1"/>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78]-((1.96*[M578])/SQRT([K578])));3)"/>
          <table:table-cell table:style-name="ce23" table:formula="of:=ROUND(([L578]+((1.96*[M578])/SQRT([K578])));3)"/>
          <table:table-cell table:style-name="ce23" table:formula="of:=ROUND(([P578]-((1.96*[Q578])/SQRT([O578])));3)"/>
          <table:table-cell table:style-name="ce23" table:formula="of:=ROUND(([P578]+((1.96*[Q578])/SQRT([O578])));3)"/>
          <table:table-cell table:number-columns-repeated="989"/>
        </table:table-row>
        <table:table-row table:style-name="ro4">
          <table:table-cell table:style-name="ce24" office:value-type="string">
            <text:p>Nic</text:p>
          </table:table-cell>
          <table:table-cell table:style-name="ce25" office:value-type="string">
            <text:p>npp200980a.pdf</text:p>
          </table:table-cell>
          <table:table-cell table:style-name="ce25" office:value-type="float" office:value="1.9606085E7">
            <text:p>19606085</text:p>
          </table:table-cell>
          <table:table-cell table:style-name="ce26" office:value-type="string">
            <text:p>CLSTN2</text:p>
          </table:table-cell>
          <table:table-cell table:style-name="ce26" office:value-type="string">
            <text:p>rs6439886</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G/G</text:p>
          </table:table-cell>
          <table:table-cell table:style-name="ce29" office:value-type="float" office:value="28.0">
            <text:p>28</text:p>
          </table:table-cell>
          <table:table-cell table:style-name="ce29" office:value-type="float" office:value="12.5">
            <text:p>12.5</text:p>
          </table:table-cell>
          <table:table-cell table:style-name="ce29" office:value-type="float" office:value="1.9">
            <text:p>1.9</text:p>
          </table:table-cell>
          <table:table-cell table:style-name="ce25" office:value-type="string">
            <text:p>A/G</text:p>
          </table:table-cell>
          <table:table-cell table:style-name="ce25" office:value-type="float" office:value="111.0">
            <text:p>111</text:p>
          </table:table-cell>
          <table:table-cell table:style-name="ce25" office:value-type="float" office:value="12.5">
            <text:p>12.5</text:p>
          </table:table-cell>
          <table:table-cell table:style-name="ce25" office:value-type="float" office:value="1.9">
            <text:p>1.9</text:p>
          </table:table-cell>
          <table:table-cell table:style-name="ce30" office:value-type="string">
            <text:p>A/A</text:p>
          </table:table-cell>
          <table:table-cell table:style-name="ce30" office:value-type="float" office:value="275.0">
            <text:p>275</text:p>
          </table:table-cell>
          <table:table-cell table:style-name="ce30" office:value-type="float" office:value="13.2">
            <text:p>13.2</text:p>
          </table:table-cell>
          <table:table-cell table:style-name="ce30" office:value-type="float" office:value="1.5">
            <text:p>1.5</text:p>
          </table:table-cell>
          <table:table-cell table:style-name="ce29" office:value-type="string">
            <text:p>F-test</text:p>
          </table:table-cell>
          <table:table-cell table:style-name="ce29" office:value-type="float" office:value="0.68">
            <text:p>0.68</text:p>
          </table:table-cell>
          <table:table-cell table:style-name="ce29" office:value-type="float" office:value="0.506">
            <text:p>0.506</text:p>
          </table:table-cell>
          <table:table-cell table:style-name="ce29" office:value-type="string">
            <text:p>no</text:p>
          </table:table-cell>
          <table:table-cell table:style-name="cf1" table:formula="of:=([L579]-[P579])/SQRT(((((([M579]*SQRT([K579]))^2)*([K579]-1))+((([Q579]*SQRT([O579]))^2)*([O579]-1)))/([K579]+[O579])))"/>
          <table:table-cell table:style-name="cf1" table:formula="of:=([L579]-[T579])/SQRT(((((([M579]*SQRT([K579]))^2)*([K579]-1))+((([U579]*SQRT([S579]))^2)*([S579]-1)))/([K579]+[S579])))"/>
          <table:table-cell table:style-name="cf1" table:formula="of:=([P579]-[T579])/SQRT(((((([Q579]*SQRT([O579]))^2)*([O579]-1))+((([U579]*SQRT([S579]))^2)*([S579]-1)))/([O579]+[S579])))"/>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79]-((1.96*[M579])/SQRT([K579])));3)"/>
          <table:table-cell table:style-name="ce23" table:formula="of:=ROUND(([L579]+((1.96*[M579])/SQRT([K579])));3)"/>
          <table:table-cell table:style-name="ce23" table:formula="of:=ROUND(([P579]-((1.96*[Q579])/SQRT([O579])));3)"/>
          <table:table-cell table:style-name="ce23" table:formula="of:=ROUND(([P579]+((1.96*[Q579])/SQRT([O579])));3)"/>
          <table:table-cell table:style-name="ce23" table:formula="of:=ROUND(([T579]-((1.96*[U579])/SQRT([S579])));3)"/>
          <table:table-cell table:style-name="ce23" table:formula="of:=ROUND(([T579]+((1.96*[U579])/SQRT([S579])));3)"/>
          <table:table-cell table:number-columns-repeated="987"/>
        </table:table-row>
        <table:table-row table:style-name="ro4">
          <table:table-cell table:style-name="ce24" office:value-type="string">
            <text:p>Nic</text:p>
          </table:table-cell>
          <table:table-cell table:style-name="ce25" office:value-type="string">
            <text:p>npp200980a.pdf</text:p>
          </table:table-cell>
          <table:table-cell table:style-name="ce25" office:value-type="float" office:value="1.9606085E7">
            <text:p>19606085</text:p>
          </table:table-cell>
          <table:table-cell table:style-name="ce26" office:value-type="string">
            <text:p>CLSTN2</text:p>
          </table:table-cell>
          <table:table-cell table:style-name="ce26" office:value-type="string">
            <text:p>rs6439886</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G/G</text:p>
          </table:table-cell>
          <table:table-cell table:style-name="ce29" office:value-type="float" office:value="96.0">
            <text:p>96</text:p>
          </table:table-cell>
          <table:table-cell table:style-name="ce29" office:value-type="float" office:value="20.0">
            <text:p>20</text:p>
          </table:table-cell>
          <table:table-cell table:style-name="ce29" office:value-type="float" office:value="1.2">
            <text:p>1.2</text:p>
          </table:table-cell>
          <table:table-cell table:style-name="ce25" office:value-type="string">
            <text:p>A/G</text:p>
          </table:table-cell>
          <table:table-cell table:style-name="ce25" office:value-type="float" office:value="221.0">
            <text:p>221</text:p>
          </table:table-cell>
          <table:table-cell table:style-name="ce25" office:value-type="float" office:value="19.6">
            <text:p>19.6</text:p>
          </table:table-cell>
          <table:table-cell table:style-name="ce25" office:value-type="float" office:value="0.8">
            <text:p>0.8</text:p>
          </table:table-cell>
          <table:table-cell table:style-name="ce30" office:value-type="string">
            <text:p>A/A</text:p>
          </table:table-cell>
          <table:table-cell table:style-name="ce30" office:value-type="float" office:value="350.0">
            <text:p>350</text:p>
          </table:table-cell>
          <table:table-cell table:style-name="ce30" office:value-type="float" office:value="18.9">
            <text:p>18.9</text:p>
          </table:table-cell>
          <table:table-cell table:style-name="ce30" office:value-type="float" office:value="0.6">
            <text:p>0.6</text:p>
          </table:table-cell>
          <table:table-cell table:style-name="ce29" office:value-type="string">
            <text:p>F-test</text:p>
          </table:table-cell>
          <table:table-cell table:style-name="ce29" office:value-type="float" office:value="0.47">
            <text:p>0.47</text:p>
          </table:table-cell>
          <table:table-cell table:style-name="ce29" office:value-type="float" office:value="0.627">
            <text:p>0.627</text:p>
          </table:table-cell>
          <table:table-cell table:style-name="ce29" office:value-type="string">
            <text:p>no</text:p>
          </table:table-cell>
          <table:table-cell table:style-name="cf1" table:formula="of:=([L580]-[P580])/SQRT(((((([M580]*SQRT([K580]))^2)*([K580]-1))+((([Q580]*SQRT([O580]))^2)*([O580]-1)))/([K580]+[O580])))"/>
          <table:table-cell table:style-name="cf1" table:formula="of:=([L580]-[T580])/SQRT(((((([M580]*SQRT([K580]))^2)*([K580]-1))+((([U580]*SQRT([S580]))^2)*([S580]-1)))/([K580]+[S580])))"/>
          <table:table-cell table:style-name="cf1" table:formula="of:=([P580]-[T580])/SQRT(((((([Q580]*SQRT([O580]))^2)*([O580]-1))+((([U580]*SQRT([S580]))^2)*([S580]-1)))/([O580]+[S580])))"/>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80]-((1.96*[M580])/SQRT([K580])));3)"/>
          <table:table-cell table:style-name="ce23" table:formula="of:=ROUND(([L580]+((1.96*[M580])/SQRT([K580])));3)"/>
          <table:table-cell table:style-name="ce23" table:formula="of:=ROUND(([P580]-((1.96*[Q580])/SQRT([O580])));3)"/>
          <table:table-cell table:style-name="ce23" table:formula="of:=ROUND(([P580]+((1.96*[Q580])/SQRT([O580])));3)"/>
          <table:table-cell table:style-name="ce23" table:formula="of:=ROUND(([T580]-((1.96*[U580])/SQRT([S580])));3)"/>
          <table:table-cell table:style-name="ce23" table:formula="of:=ROUND(([T580]+((1.96*[U580])/SQRT([S580])));3)"/>
          <table:table-cell table:number-columns-repeated="987"/>
        </table:table-row>
        <table:table-row table:style-name="ro4">
          <table:table-cell table:style-name="ce24" office:value-type="string">
            <text:p>Nic</text:p>
          </table:table-cell>
          <table:table-cell table:style-name="ce25" office:value-type="string">
            <text:p>npp200980a.pdf</text:p>
          </table:table-cell>
          <table:table-cell table:style-name="ce25" office:value-type="float" office:value="1.9606085E7">
            <text:p>19606085</text:p>
          </table:table-cell>
          <table:table-cell table:style-name="ce26" office:value-type="string">
            <text:p>CLSTN2</text:p>
          </table:table-cell>
          <table:table-cell table:style-name="ce26" office:value-type="string">
            <text:p>rs17348572</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C/T</text:p>
          </table:table-cell>
          <table:table-cell table:style-name="ce29" office:value-type="float" office:value="44.0">
            <text:p>44</text:p>
          </table:table-cell>
          <table:table-cell table:style-name="ce29" office:value-type="float" office:value="13.2">
            <text:p>13.2</text:p>
          </table:table-cell>
          <table:table-cell table:style-name="ce29" office:value-type="float" office:value="1.5">
            <text:p>1.5</text:p>
          </table:table-cell>
          <table:table-cell table:style-name="ce25" office:value-type="string">
            <text:p>T/T</text:p>
          </table:table-cell>
          <table:table-cell table:style-name="ce25" office:value-type="float" office:value="370.0">
            <text:p>370</text:p>
          </table:table-cell>
          <table:table-cell table:style-name="ce25" office:value-type="float" office:value="14.8">
            <text:p>14.8</text:p>
          </table:table-cell>
          <table:table-cell table:style-name="ce25" office:value-type="float" office:value="0.5">
            <text:p>0.5</text:p>
          </table:table-cell>
          <table:table-cell table:number-columns-repeated="4" table:style-name="ce30"/>
          <table:table-cell table:style-name="ce29" office:value-type="string">
            <text:p>F-test</text:p>
          </table:table-cell>
          <table:table-cell table:style-name="ce29" office:value-type="float" office:value="1.04">
            <text:p>1.04</text:p>
          </table:table-cell>
          <table:table-cell table:style-name="ce29" office:value-type="float" office:value="0.309">
            <text:p>0.309</text:p>
          </table:table-cell>
          <table:table-cell table:style-name="ce29" office:value-type="string">
            <text:p>no</text:p>
          </table:table-cell>
          <table:table-cell table:style-name="cf1" table:formula="of:=([L581]-[P581])/SQRT(((((([M581]*SQRT([K581]))^2)*([K581]-1))+((([Q581]*SQRT([O581]))^2)*([O581]-1)))/([K581]+[O581])))"/>
          <table:table-cell table:style-name="cf1"/>
          <table:table-cell table:style-name="cf1"/>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81]-((1.96*[M581])/SQRT([K581])));3)"/>
          <table:table-cell table:style-name="ce23" table:formula="of:=ROUND(([L581]+((1.96*[M581])/SQRT([K581])));3)"/>
          <table:table-cell table:style-name="ce23" table:formula="of:=ROUND(([P581]-((1.96*[Q581])/SQRT([O581])));3)"/>
          <table:table-cell table:style-name="ce23" table:formula="of:=ROUND(([P581]+((1.96*[Q581])/SQRT([O581])));3)"/>
          <table:table-cell table:number-columns-repeated="989"/>
        </table:table-row>
        <table:table-row table:style-name="ro4">
          <table:table-cell table:style-name="ce24" office:value-type="string">
            <text:p>Nic</text:p>
          </table:table-cell>
          <table:table-cell table:style-name="ce25" office:value-type="string">
            <text:p>npp200980a.pdf</text:p>
          </table:table-cell>
          <table:table-cell table:style-name="ce25" office:value-type="float" office:value="1.9606085E7">
            <text:p>19606085</text:p>
          </table:table-cell>
          <table:table-cell table:style-name="ce26" office:value-type="string">
            <text:p>CLSTN2</text:p>
          </table:table-cell>
          <table:table-cell table:style-name="ce26" office:value-type="string">
            <text:p>rs17348572</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C/C,C/T</text:p>
          </table:table-cell>
          <table:table-cell table:style-name="ce29" office:value-type="float" office:value="29.0">
            <text:p>29</text:p>
          </table:table-cell>
          <table:table-cell table:style-name="ce29" office:value-type="float" office:value="17.5">
            <text:p>17.5</text:p>
          </table:table-cell>
          <table:table-cell table:style-name="ce29" office:value-type="float" office:value="2.2">
            <text:p>2.2</text:p>
          </table:table-cell>
          <table:table-cell table:style-name="ce25" office:value-type="string">
            <text:p>T/T</text:p>
          </table:table-cell>
          <table:table-cell table:style-name="ce25" office:value-type="float" office:value="626.0">
            <text:p>626</text:p>
          </table:table-cell>
          <table:table-cell table:style-name="ce25" office:value-type="float" office:value="19.5">
            <text:p>19.5</text:p>
          </table:table-cell>
          <table:table-cell table:style-name="ce25" office:value-type="float" office:value="0.5">
            <text:p>0.5</text:p>
          </table:table-cell>
          <table:table-cell table:number-columns-repeated="4" table:style-name="ce30"/>
          <table:table-cell table:style-name="ce29" office:value-type="string">
            <text:p>F-test</text:p>
          </table:table-cell>
          <table:table-cell table:style-name="ce29" office:value-type="float" office:value="0.8">
            <text:p>0.8</text:p>
          </table:table-cell>
          <table:table-cell table:style-name="ce29" office:value-type="float" office:value="0.372">
            <text:p>0.372</text:p>
          </table:table-cell>
          <table:table-cell table:style-name="ce29" office:value-type="string">
            <text:p>no</text:p>
          </table:table-cell>
          <table:table-cell table:style-name="cf1" table:formula="of:=([L582]-[P582])/SQRT(((((([M582]*SQRT([K582]))^2)*([K582]-1))+((([Q582]*SQRT([O582]))^2)*([O582]-1)))/([K582]+[O582])))"/>
          <table:table-cell table:style-name="cf1"/>
          <table:table-cell table:style-name="cf1"/>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82]-((1.96*[M582])/SQRT([K582])));3)"/>
          <table:table-cell table:style-name="ce23" table:formula="of:=ROUND(([L582]+((1.96*[M582])/SQRT([K582])));3)"/>
          <table:table-cell table:style-name="ce23" table:formula="of:=ROUND(([P582]-((1.96*[Q582])/SQRT([O582])));3)"/>
          <table:table-cell table:style-name="ce23" table:formula="of:=ROUND(([P582]+((1.96*[Q582])/SQRT([O582])));3)"/>
          <table:table-cell table:number-columns-repeated="989"/>
        </table:table-row>
        <table:table-row table:style-name="ro4">
          <table:table-cell table:style-name="ce24" office:value-type="string">
            <text:p>Nic</text:p>
          </table:table-cell>
          <table:table-cell table:style-name="ce25" office:value-type="string">
            <text:p>npp200980a.pdf</text:p>
          </table:table-cell>
          <table:table-cell table:style-name="ce25" office:value-type="float" office:value="1.9606085E7">
            <text:p>19606085</text:p>
          </table:table-cell>
          <table:table-cell table:style-name="ce26" office:value-type="string">
            <text:p>CLSTN2</text:p>
          </table:table-cell>
          <table:table-cell table:style-name="ce26" office:value-type="string">
            <text:p>rs6439886</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G/G</text:p>
          </table:table-cell>
          <table:table-cell table:style-name="ce29" office:value-type="float" office:value="28.0">
            <text:p>28</text:p>
          </table:table-cell>
          <table:table-cell table:style-name="ce29" office:value-type="float" office:value="14.1">
            <text:p>14.1</text:p>
          </table:table-cell>
          <table:table-cell table:style-name="ce29" office:value-type="float" office:value="2.4">
            <text:p>2.4</text:p>
          </table:table-cell>
          <table:table-cell table:style-name="ce25" office:value-type="string">
            <text:p>A/G</text:p>
          </table:table-cell>
          <table:table-cell table:style-name="ce25" office:value-type="float" office:value="111.0">
            <text:p>111</text:p>
          </table:table-cell>
          <table:table-cell table:style-name="ce25" office:value-type="float" office:value="16.5">
            <text:p>16.5</text:p>
          </table:table-cell>
          <table:table-cell table:style-name="ce25" office:value-type="float" office:value="1.2">
            <text:p>1.2</text:p>
          </table:table-cell>
          <table:table-cell table:style-name="ce30" office:value-type="string">
            <text:p>A/A</text:p>
          </table:table-cell>
          <table:table-cell table:style-name="ce30" office:value-type="float" office:value="275.0">
            <text:p>275</text:p>
          </table:table-cell>
          <table:table-cell table:style-name="ce30" office:value-type="float" office:value="16.5">
            <text:p>16.5</text:p>
          </table:table-cell>
          <table:table-cell table:style-name="ce30" office:value-type="float" office:value="0.8">
            <text:p>0.8</text:p>
          </table:table-cell>
          <table:table-cell table:style-name="ce29" office:value-type="string">
            <text:p>F-test</text:p>
          </table:table-cell>
          <table:table-cell table:style-name="ce29" office:value-type="float" office:value="0.44">
            <text:p>0.44</text:p>
          </table:table-cell>
          <table:table-cell table:style-name="ce29" office:value-type="float" office:value="0.643">
            <text:p>0.643</text:p>
          </table:table-cell>
          <table:table-cell table:style-name="ce29" office:value-type="string">
            <text:p>no</text:p>
          </table:table-cell>
          <table:table-cell table:style-name="cf1" table:formula="of:=([L583]-[P583])/SQRT(((((([M583]*SQRT([K583]))^2)*([K583]-1))+((([Q583]*SQRT([O583]))^2)*([O583]-1)))/([K583]+[O583])))"/>
          <table:table-cell table:style-name="cf1" table:formula="of:=([L583]-[T583])/SQRT(((((([M583]*SQRT([K583]))^2)*([K583]-1))+((([U583]*SQRT([S583]))^2)*([S583]-1)))/([K583]+[S583])))"/>
          <table:table-cell table:style-name="cf1" table:formula="of:=([P583]-[T583])/SQRT(((((([Q583]*SQRT([O583]))^2)*([O583]-1))+((([U583]*SQRT([S583]))^2)*([S583]-1)))/([O583]+[S583])))"/>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83]-((1.96*[M583])/SQRT([K583])));3)"/>
          <table:table-cell table:style-name="ce23" table:formula="of:=ROUND(([L583]+((1.96*[M583])/SQRT([K583])));3)"/>
          <table:table-cell table:style-name="ce23" table:formula="of:=ROUND(([P583]-((1.96*[Q583])/SQRT([O583])));3)"/>
          <table:table-cell table:style-name="ce23" table:formula="of:=ROUND(([P583]+((1.96*[Q583])/SQRT([O583])));3)"/>
          <table:table-cell table:style-name="ce23" table:formula="of:=ROUND(([T583]-((1.96*[U583])/SQRT([S583])));3)"/>
          <table:table-cell table:style-name="ce23" table:formula="of:=ROUND(([T583]+((1.96*[U583])/SQRT([S583])));3)"/>
          <table:table-cell table:number-columns-repeated="987"/>
        </table:table-row>
        <table:table-row table:style-name="ro4">
          <table:table-cell table:style-name="ce24" office:value-type="string">
            <text:p>Nic</text:p>
          </table:table-cell>
          <table:table-cell table:style-name="ce25" office:value-type="string">
            <text:p>npp200980a.pdf</text:p>
          </table:table-cell>
          <table:table-cell table:style-name="ce25" office:value-type="float" office:value="1.9606085E7">
            <text:p>19606085</text:p>
          </table:table-cell>
          <table:table-cell table:style-name="ce26" office:value-type="string">
            <text:p>CLSTN2</text:p>
          </table:table-cell>
          <table:table-cell table:style-name="ce26" office:value-type="string">
            <text:p>rs6439886</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G/G</text:p>
          </table:table-cell>
          <table:table-cell table:style-name="ce29" office:value-type="float" office:value="96.0">
            <text:p>96</text:p>
          </table:table-cell>
          <table:table-cell table:style-name="ce29" office:value-type="float" office:value="23.2">
            <text:p>23.2</text:p>
          </table:table-cell>
          <table:table-cell table:style-name="ce29" office:value-type="float" office:value="1.5">
            <text:p>1.5</text:p>
          </table:table-cell>
          <table:table-cell table:style-name="ce25" office:value-type="string">
            <text:p>A/G</text:p>
          </table:table-cell>
          <table:table-cell table:style-name="ce25" office:value-type="float" office:value="221.0">
            <text:p>221</text:p>
          </table:table-cell>
          <table:table-cell table:style-name="ce25" office:value-type="float" office:value="22.4">
            <text:p>22.4</text:p>
          </table:table-cell>
          <table:table-cell table:style-name="ce25" office:value-type="float" office:value="1.0">
            <text:p>1</text:p>
          </table:table-cell>
          <table:table-cell table:style-name="ce39" office:value-type="string">
            <text:p>A/A</text:p>
          </table:table-cell>
          <table:table-cell table:style-name="ce39" office:value-type="float" office:value="350.0">
            <text:p>350</text:p>
          </table:table-cell>
          <table:table-cell table:style-name="ce39" office:value-type="float" office:value="21.3">
            <text:p>21.3</text:p>
          </table:table-cell>
          <table:table-cell table:style-name="ce39" office:value-type="float" office:value="0.8">
            <text:p>0.8</text:p>
          </table:table-cell>
          <table:table-cell table:style-name="ce29" office:value-type="string">
            <text:p>F-test</text:p>
          </table:table-cell>
          <table:table-cell table:style-name="ce29" office:value-type="float" office:value="0.71">
            <text:p>0.71</text:p>
          </table:table-cell>
          <table:table-cell table:style-name="ce29" office:value-type="float" office:value="0.492">
            <text:p>0.492</text:p>
          </table:table-cell>
          <table:table-cell table:style-name="ce29" office:value-type="string">
            <text:p>no</text:p>
          </table:table-cell>
          <table:table-cell table:style-name="cf1" table:formula="of:=([L584]-[P584])/SQRT(((((([M584]*SQRT([K584]))^2)*([K584]-1))+((([Q584]*SQRT([O584]))^2)*([O584]-1)))/([K584]+[O584])))"/>
          <table:table-cell table:style-name="cf1" table:formula="of:=([L584]-[T584])/SQRT(((((([M584]*SQRT([K584]))^2)*([K584]-1))+((([U584]*SQRT([S584]))^2)*([S584]-1)))/([K584]+[S584])))"/>
          <table:table-cell table:style-name="cf1" table:formula="of:=([P584]-[T584])/SQRT(((((([Q584]*SQRT([O584]))^2)*([O584]-1))+((([U584]*SQRT([S584]))^2)*([S584]-1)))/([O584]+[S584])))"/>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84]-((1.96*[M584])/SQRT([K584])));3)"/>
          <table:table-cell table:style-name="ce23" table:formula="of:=ROUND(([L584]+((1.96*[M584])/SQRT([K584])));3)"/>
          <table:table-cell table:style-name="ce23" table:formula="of:=ROUND(([P584]-((1.96*[Q584])/SQRT([O584])));3)"/>
          <table:table-cell table:style-name="ce23" table:formula="of:=ROUND(([P584]+((1.96*[Q584])/SQRT([O584])));3)"/>
          <table:table-cell table:style-name="ce23" table:formula="of:=ROUND(([T584]-((1.96*[U584])/SQRT([S584])));3)"/>
          <table:table-cell table:style-name="ce23" table:formula="of:=ROUND(([T584]+((1.96*[U584])/SQRT([S584])));3)"/>
          <table:table-cell table:number-columns-repeated="987"/>
        </table:table-row>
        <table:table-row table:style-name="ro4">
          <table:table-cell table:style-name="ce24" office:value-type="string">
            <text:p>Nic</text:p>
          </table:table-cell>
          <table:table-cell table:style-name="ce25" office:value-type="string">
            <text:p>npp200980a.pdf</text:p>
          </table:table-cell>
          <table:table-cell table:style-name="ce25" office:value-type="float" office:value="1.9606085E7">
            <text:p>19606085</text:p>
          </table:table-cell>
          <table:table-cell table:style-name="ce26" office:value-type="string">
            <text:p>CLSTN2</text:p>
          </table:table-cell>
          <table:table-cell table:style-name="ce26" office:value-type="string">
            <text:p>rs17348572</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C/T</text:p>
          </table:table-cell>
          <table:table-cell table:style-name="ce29" office:value-type="float" office:value="44.0">
            <text:p>44</text:p>
          </table:table-cell>
          <table:table-cell table:style-name="ce29" office:value-type="float" office:value="14.5">
            <text:p>14.5</text:p>
          </table:table-cell>
          <table:table-cell table:style-name="ce29" office:value-type="float" office:value="1.9">
            <text:p>1.9</text:p>
          </table:table-cell>
          <table:table-cell table:style-name="ce25" office:value-type="string">
            <text:p>T/T</text:p>
          </table:table-cell>
          <table:table-cell table:style-name="ce25" office:value-type="float" office:value="370.0">
            <text:p>370</text:p>
          </table:table-cell>
          <table:table-cell table:style-name="ce25" office:value-type="float" office:value="16.6">
            <text:p>16.6</text:p>
          </table:table-cell>
          <table:table-cell table:style-name="ce25" office:value-type="float" office:value="0.6">
            <text:p>0.6</text:p>
          </table:table-cell>
          <table:table-cell table:number-columns-repeated="4" table:style-name="ce30"/>
          <table:table-cell table:style-name="ce29" office:value-type="string">
            <text:p>F-test</text:p>
          </table:table-cell>
          <table:table-cell table:style-name="ce29" office:value-type="float" office:value="1.1">
            <text:p>1.1</text:p>
          </table:table-cell>
          <table:table-cell table:style-name="ce29" office:value-type="float" office:value="0.296">
            <text:p>0.296</text:p>
          </table:table-cell>
          <table:table-cell table:style-name="ce29" office:value-type="string">
            <text:p>no</text:p>
          </table:table-cell>
          <table:table-cell table:style-name="cf1" table:formula="of:=([L585]-[P585])/SQRT(((((([M585]*SQRT([K585]))^2)*([K585]-1))+((([Q585]*SQRT([O585]))^2)*([O585]-1)))/([K585]+[O585])))"/>
          <table:table-cell table:style-name="cf1"/>
          <table:table-cell table:style-name="cf1"/>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85]-((1.96*[M585])/SQRT([K585])));3)"/>
          <table:table-cell table:style-name="ce23" table:formula="of:=ROUND(([L585]+((1.96*[M585])/SQRT([K585])));3)"/>
          <table:table-cell table:style-name="ce23" table:formula="of:=ROUND(([P585]-((1.96*[Q585])/SQRT([O585])));3)"/>
          <table:table-cell table:style-name="ce23" table:formula="of:=ROUND(([P585]+((1.96*[Q585])/SQRT([O585])));3)"/>
          <table:table-cell table:number-columns-repeated="989"/>
        </table:table-row>
        <table:table-row table:style-name="ro4">
          <table:table-cell table:style-name="ce24" office:value-type="string">
            <text:p>Nic</text:p>
          </table:table-cell>
          <table:table-cell table:style-name="ce25" office:value-type="string">
            <text:p>npp200980a.pdf</text:p>
          </table:table-cell>
          <table:table-cell table:style-name="ce25" office:value-type="float" office:value="1.9606085E7">
            <text:p>19606085</text:p>
          </table:table-cell>
          <table:table-cell table:style-name="ce26" office:value-type="string">
            <text:p>CLSTN2</text:p>
          </table:table-cell>
          <table:table-cell table:style-name="ce26" office:value-type="string">
            <text:p>rs17348572</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C/C,C/T</text:p>
          </table:table-cell>
          <table:table-cell table:style-name="ce29" office:value-type="float" office:value="29.0">
            <text:p>29</text:p>
          </table:table-cell>
          <table:table-cell table:style-name="ce29" office:value-type="float" office:value="19.8">
            <text:p>19.8</text:p>
          </table:table-cell>
          <table:table-cell table:style-name="ce29" office:value-type="float" office:value="2.8">
            <text:p>2.8</text:p>
          </table:table-cell>
          <table:table-cell table:style-name="ce25" office:value-type="string">
            <text:p>T/T</text:p>
          </table:table-cell>
          <table:table-cell table:style-name="ce25" office:value-type="float" office:value="626.0">
            <text:p>626</text:p>
          </table:table-cell>
          <table:table-cell table:style-name="ce25" office:value-type="float" office:value="22.2">
            <text:p>22.2</text:p>
          </table:table-cell>
          <table:table-cell table:style-name="ce25" office:value-type="float" office:value="0.6">
            <text:p>0.6</text:p>
          </table:table-cell>
          <table:table-cell table:number-columns-repeated="4" table:style-name="ce30"/>
          <table:table-cell table:style-name="ce29" office:value-type="string">
            <text:p>F-test</text:p>
          </table:table-cell>
          <table:table-cell table:style-name="ce29" office:value-type="float" office:value="0.68">
            <text:p>0.68</text:p>
          </table:table-cell>
          <table:table-cell table:style-name="ce29" office:value-type="float" office:value="0.41">
            <text:p>0.41</text:p>
          </table:table-cell>
          <table:table-cell table:style-name="ce29" office:value-type="string">
            <text:p>no</text:p>
          </table:table-cell>
          <table:table-cell table:style-name="cf1" table:formula="of:=([L586]-[P586])/SQRT(((((([M586]*SQRT([K586]))^2)*([K586]-1))+((([Q586]*SQRT([O586]))^2)*([O586]-1)))/([K586]+[O586])))"/>
          <table:table-cell table:style-name="cf1"/>
          <table:table-cell table:style-name="cf1"/>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86]-((1.96*[M586])/SQRT([K586])));3)"/>
          <table:table-cell table:style-name="ce23" table:formula="of:=ROUND(([L586]+((1.96*[M586])/SQRT([K586])));3)"/>
          <table:table-cell table:style-name="ce23" table:formula="of:=ROUND(([P586]-((1.96*[Q586])/SQRT([O586])));3)"/>
          <table:table-cell table:style-name="ce23" table:formula="of:=ROUND(([P586]+((1.96*[Q586])/SQRT([O586])));3)"/>
          <table:table-cell table:number-columns-repeated="989"/>
        </table:table-row>
        <table:table-row table:style-name="ro4">
          <table:table-cell table:style-name="ce24" office:value-type="string">
            <text:p>Nic</text:p>
          </table:table-cell>
          <table:table-cell table:style-name="ce25" office:value-type="string">
            <text:p>npp200980a.pdf</text:p>
          </table:table-cell>
          <table:table-cell table:style-name="ce25" office:value-type="float" office:value="1.9606085E7">
            <text:p>19606085</text:p>
          </table:table-cell>
          <table:table-cell table:style-name="ce26" office:value-type="string">
            <text:p>KIBRA</text:p>
          </table:table-cell>
          <table:table-cell table:style-name="ce26" office:value-type="string">
            <text:p>rs17070145</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102.0">
            <text:p>102</text:p>
          </table:table-cell>
          <table:table-cell table:style-name="ce29" office:value-type="float" office:value="17.8">
            <text:p>17.8</text:p>
          </table:table-cell>
          <table:table-cell table:style-name="ce29" office:value-type="float" office:value="1.1">
            <text:p>1.1</text:p>
          </table:table-cell>
          <table:table-cell table:style-name="ce25" office:value-type="string">
            <text:p>C/T</text:p>
          </table:table-cell>
          <table:table-cell table:style-name="ce25" office:value-type="float" office:value="315.0">
            <text:p>315</text:p>
          </table:table-cell>
          <table:table-cell table:style-name="ce25" office:value-type="float" office:value="18.4">
            <text:p>18.4</text:p>
          </table:table-cell>
          <table:table-cell table:style-name="ce25" office:value-type="float" office:value="0.6">
            <text:p>0.6</text:p>
          </table:table-cell>
          <table:table-cell table:style-name="ce30" office:value-type="string">
            <text:p>T/T</text:p>
          </table:table-cell>
          <table:table-cell table:style-name="ce30" office:value-type="float" office:value="251.0">
            <text:p>251</text:p>
          </table:table-cell>
          <table:table-cell table:style-name="ce30" office:value-type="float" office:value="18.4">
            <text:p>18.4</text:p>
          </table:table-cell>
          <table:table-cell table:style-name="ce30" office:value-type="float" office:value="0.7">
            <text:p>0.7</text:p>
          </table:table-cell>
          <table:table-cell table:style-name="ce29" office:value-type="string">
            <text:p>F-test</text:p>
          </table:table-cell>
          <table:table-cell table:style-name="ce29" office:value-type="float" office:value="0.14">
            <text:p>0.14</text:p>
          </table:table-cell>
          <table:table-cell table:style-name="ce29" office:value-type="float" office:value="0.87">
            <text:p>0.87</text:p>
          </table:table-cell>
          <table:table-cell table:style-name="ce29" office:value-type="string">
            <text:p>no</text:p>
          </table:table-cell>
          <table:table-cell table:style-name="cf1" table:formula="of:=([L587]-[P587])/SQRT(((((([M587]*SQRT([K587]))^2)*([K587]-1))+((([Q587]*SQRT([O587]))^2)*([O587]-1)))/([K587]+[O587])))"/>
          <table:table-cell table:style-name="cf1" table:formula="of:=([L587]-[T587])/SQRT(((((([M587]*SQRT([K587]))^2)*([K587]-1))+((([U587]*SQRT([S587]))^2)*([S587]-1)))/([K587]+[S587])))"/>
          <table:table-cell table:style-name="cf1" table:formula="of:=([P587]-[T587])/SQRT(((((([Q587]*SQRT([O587]))^2)*([O587]-1))+((([U587]*SQRT([S587]))^2)*([S587]-1)))/([O587]+[S587])))"/>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87]-((1.96*[M587])/SQRT([K587])));3)"/>
          <table:table-cell table:style-name="ce23" table:formula="of:=ROUND(([L587]+((1.96*[M587])/SQRT([K587])));3)"/>
          <table:table-cell table:style-name="ce23" table:formula="of:=ROUND(([P587]-((1.96*[Q587])/SQRT([O587])));3)"/>
          <table:table-cell table:style-name="ce23" table:formula="of:=ROUND(([P587]+((1.96*[Q587])/SQRT([O587])));3)"/>
          <table:table-cell table:style-name="ce23" table:formula="of:=ROUND(([T587]-((1.96*[U587])/SQRT([S587])));3)"/>
          <table:table-cell table:style-name="ce23" table:formula="of:=ROUND(([T587]+((1.96*[U587])/SQRT([S587])));3)"/>
          <table:table-cell table:number-columns-repeated="987"/>
        </table:table-row>
        <table:table-row table:style-name="ro4">
          <table:table-cell table:style-name="ce24" office:value-type="string">
            <text:p>Nic</text:p>
          </table:table-cell>
          <table:table-cell table:style-name="ce25" office:value-type="string">
            <text:p>npp200980a.pdf</text:p>
          </table:table-cell>
          <table:table-cell table:style-name="ce25" office:value-type="float" office:value="1.9606085E7">
            <text:p>19606085</text:p>
          </table:table-cell>
          <table:table-cell table:style-name="ce26" office:value-type="string">
            <text:p>KIBRA</text:p>
          </table:table-cell>
          <table:table-cell table:style-name="ce26" office:value-type="string">
            <text:p>rs17070145</text:p>
          </table:table-cell>
          <table:table-cell table:style-name="ce26" office:value-type="string">
            <text:p>WCST</text:p>
          </table:table-cell>
          <table:table-cell table:style-name="ce26" office:value-type="string">
            <text:p>Non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06.0">
            <text:p>206</text:p>
          </table:table-cell>
          <table:table-cell table:style-name="ce29" office:value-type="float" office:value="12.9">
            <text:p>12.9</text:p>
          </table:table-cell>
          <table:table-cell table:style-name="ce29" office:value-type="float" office:value="1.3">
            <text:p>1.3</text:p>
          </table:table-cell>
          <table:table-cell table:style-name="ce25" office:value-type="string">
            <text:p>C/T</text:p>
          </table:table-cell>
          <table:table-cell table:style-name="ce25" office:value-type="float" office:value="171.0">
            <text:p>171</text:p>
          </table:table-cell>
          <table:table-cell table:style-name="ce25" office:value-type="float" office:value="14.8">
            <text:p>14.8</text:p>
          </table:table-cell>
          <table:table-cell table:style-name="ce25" office:value-type="float" office:value="1.3">
            <text:p>1.3</text:p>
          </table:table-cell>
          <table:table-cell table:style-name="ce30" office:value-type="string">
            <text:p>T/T</text:p>
          </table:table-cell>
          <table:table-cell table:style-name="ce30" office:value-type="float" office:value="36.0">
            <text:p>36</text:p>
          </table:table-cell>
          <table:table-cell table:style-name="ce30" office:value-type="float" office:value="12.3">
            <text:p>12.3</text:p>
          </table:table-cell>
          <table:table-cell table:style-name="ce30" office:value-type="float" office:value="2.4">
            <text:p>2.4</text:p>
          </table:table-cell>
          <table:table-cell table:style-name="ce29" office:value-type="string">
            <text:p>F-test</text:p>
          </table:table-cell>
          <table:table-cell table:style-name="ce29" office:value-type="float" office:value="1.0">
            <text:p>1</text:p>
          </table:table-cell>
          <table:table-cell table:style-name="ce29" office:value-type="float" office:value="0.37">
            <text:p>0.37</text:p>
          </table:table-cell>
          <table:table-cell table:style-name="ce29" office:value-type="string">
            <text:p>no</text:p>
          </table:table-cell>
          <table:table-cell table:style-name="cf1" table:formula="of:=([L588]-[P588])/SQRT(((((([M588]*SQRT([K588]))^2)*([K588]-1))+((([Q588]*SQRT([O588]))^2)*([O588]-1)))/([K588]+[O588])))"/>
          <table:table-cell table:style-name="cf1" table:formula="of:=([L588]-[T588])/SQRT(((((([M588]*SQRT([K588]))^2)*([K588]-1))+((([U588]*SQRT([S588]))^2)*([S588]-1)))/([K588]+[S588])))"/>
          <table:table-cell table:style-name="cf1" table:formula="of:=([P588]-[T588])/SQRT(((((([Q588]*SQRT([O588]))^2)*([O588]-1))+((([U588]*SQRT([S588]))^2)*([S588]-1)))/([O588]+[S588])))"/>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88]-((1.96*[M588])/SQRT([K588])));3)"/>
          <table:table-cell table:style-name="ce23" table:formula="of:=ROUND(([L588]+((1.96*[M588])/SQRT([K588])));3)"/>
          <table:table-cell table:style-name="ce23" table:formula="of:=ROUND(([P588]-((1.96*[Q588])/SQRT([O588])));3)"/>
          <table:table-cell table:style-name="ce23" table:formula="of:=ROUND(([P588]+((1.96*[Q588])/SQRT([O588])));3)"/>
          <table:table-cell table:style-name="ce23" table:formula="of:=ROUND(([T588]-((1.96*[U588])/SQRT([S588])));3)"/>
          <table:table-cell table:style-name="ce23" table:formula="of:=ROUND(([T588]+((1.96*[U588])/SQRT([S588])));3)"/>
          <table:table-cell table:number-columns-repeated="987"/>
        </table:table-row>
        <table:table-row table:style-name="ro4">
          <table:table-cell table:style-name="ce24" office:value-type="string">
            <text:p>Nic</text:p>
          </table:table-cell>
          <table:table-cell table:style-name="ce25" office:value-type="string">
            <text:p>npp200980a.pdf</text:p>
          </table:table-cell>
          <table:table-cell table:style-name="ce25" office:value-type="float" office:value="1.9606085E7">
            <text:p>19606085</text:p>
          </table:table-cell>
          <table:table-cell table:style-name="ce26" office:value-type="string">
            <text:p>KIBRA</text:p>
          </table:table-cell>
          <table:table-cell table:style-name="ce26" office:value-type="string">
            <text:p>rs17070145</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102.0">
            <text:p>102</text:p>
          </table:table-cell>
          <table:table-cell table:style-name="ce29" office:value-type="float" office:value="19.4">
            <text:p>19.4</text:p>
          </table:table-cell>
          <table:table-cell table:style-name="ce29" office:value-type="float" office:value="1.2">
            <text:p>1.2</text:p>
          </table:table-cell>
          <table:table-cell table:style-name="ce25" office:value-type="string">
            <text:p>C/T</text:p>
          </table:table-cell>
          <table:table-cell table:style-name="ce25" office:value-type="float" office:value="315.0">
            <text:p>315</text:p>
          </table:table-cell>
          <table:table-cell table:style-name="ce25" office:value-type="float" office:value="18.9">
            <text:p>18.9</text:p>
          </table:table-cell>
          <table:table-cell table:style-name="ce25" office:value-type="float" office:value="1.6">
            <text:p>1.6</text:p>
          </table:table-cell>
          <table:table-cell table:style-name="ce30" office:value-type="string">
            <text:p>T/T</text:p>
          </table:table-cell>
          <table:table-cell table:style-name="ce30" office:value-type="float" office:value="251.0">
            <text:p>251</text:p>
          </table:table-cell>
          <table:table-cell table:style-name="ce30" office:value-type="float" office:value="19.6">
            <text:p>19.6</text:p>
          </table:table-cell>
          <table:table-cell table:style-name="ce30" office:value-type="float" office:value="0.7">
            <text:p>0.7</text:p>
          </table:table-cell>
          <table:table-cell table:style-name="ce29" office:value-type="string">
            <text:p>F-test</text:p>
          </table:table-cell>
          <table:table-cell table:style-name="ce29" office:value-type="float" office:value="0.27">
            <text:p>0.27</text:p>
          </table:table-cell>
          <table:table-cell table:style-name="ce29" office:value-type="float" office:value="0.76">
            <text:p>0.76</text:p>
          </table:table-cell>
          <table:table-cell table:style-name="ce29" office:value-type="string">
            <text:p>no</text:p>
          </table:table-cell>
          <table:table-cell table:style-name="cf1" table:formula="of:=([L589]-[P589])/SQRT(((((([M589]*SQRT([K589]))^2)*([K589]-1))+((([Q589]*SQRT([O589]))^2)*([O589]-1)))/([K589]+[O589])))"/>
          <table:table-cell table:style-name="cf1" table:formula="of:=([L589]-[T589])/SQRT(((((([M589]*SQRT([K589]))^2)*([K589]-1))+((([U589]*SQRT([S589]))^2)*([S589]-1)))/([K589]+[S589])))"/>
          <table:table-cell table:style-name="cf1" table:formula="of:=([P589]-[T589])/SQRT(((((([Q589]*SQRT([O589]))^2)*([O589]-1))+((([U589]*SQRT([S589]))^2)*([S589]-1)))/([O589]+[S589])))"/>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89]-((1.96*[M589])/SQRT([K589])));3)"/>
          <table:table-cell table:style-name="ce23" table:formula="of:=ROUND(([L589]+((1.96*[M589])/SQRT([K589])));3)"/>
          <table:table-cell table:style-name="ce23" table:formula="of:=ROUND(([P589]-((1.96*[Q589])/SQRT([O589])));3)"/>
          <table:table-cell table:style-name="ce23" table:formula="of:=ROUND(([P589]+((1.96*[Q589])/SQRT([O589])));3)"/>
          <table:table-cell table:style-name="ce23" table:formula="of:=ROUND(([T589]-((1.96*[U589])/SQRT([S589])));3)"/>
          <table:table-cell table:style-name="ce23" table:formula="of:=ROUND(([T589]+((1.96*[U589])/SQRT([S589])));3)"/>
          <table:table-cell table:number-columns-repeated="987"/>
        </table:table-row>
        <table:table-row table:style-name="ro4">
          <table:table-cell table:style-name="ce24" office:value-type="string">
            <text:p>Nic</text:p>
          </table:table-cell>
          <table:table-cell table:style-name="ce25" office:value-type="string">
            <text:p>npp200980a.pdf</text:p>
          </table:table-cell>
          <table:table-cell table:style-name="ce25" office:value-type="float" office:value="1.9606085E7">
            <text:p>19606085</text:p>
          </table:table-cell>
          <table:table-cell table:style-name="ce26" office:value-type="string">
            <text:p>KIBRA</text:p>
          </table:table-cell>
          <table:table-cell table:style-name="ce26" office:value-type="string">
            <text:p>rs17070145</text:p>
          </table:table-cell>
          <table:table-cell table:style-name="ce26" office:value-type="string">
            <text:p>WCST</text:p>
          </table:table-cell>
          <table:table-cell table:style-name="ce26" office:value-type="string">
            <text:p>Perseverative error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06.0">
            <text:p>206</text:p>
          </table:table-cell>
          <table:table-cell table:style-name="ce29" office:value-type="float" office:value="14.5">
            <text:p>14.5</text:p>
          </table:table-cell>
          <table:table-cell table:style-name="ce29" office:value-type="float" office:value="1.3">
            <text:p>1.3</text:p>
          </table:table-cell>
          <table:table-cell table:style-name="ce25" office:value-type="string">
            <text:p>C/T</text:p>
          </table:table-cell>
          <table:table-cell table:style-name="ce25" office:value-type="float" office:value="171.0">
            <text:p>171</text:p>
          </table:table-cell>
          <table:table-cell table:style-name="ce25" office:value-type="float" office:value="12.5">
            <text:p>12.5</text:p>
          </table:table-cell>
          <table:table-cell table:style-name="ce25" office:value-type="float" office:value="1.9">
            <text:p>1.9</text:p>
          </table:table-cell>
          <table:table-cell table:style-name="ce30" office:value-type="string">
            <text:p>T/T</text:p>
          </table:table-cell>
          <table:table-cell table:style-name="ce30" office:value-type="float" office:value="36.0">
            <text:p>36</text:p>
          </table:table-cell>
          <table:table-cell table:style-name="ce30" office:value-type="float" office:value="13.2">
            <text:p>13.2</text:p>
          </table:table-cell>
          <table:table-cell table:style-name="ce30" office:value-type="float" office:value="1.5">
            <text:p>1.5</text:p>
          </table:table-cell>
          <table:table-cell table:style-name="ce29" office:value-type="string">
            <text:p>F-test</text:p>
          </table:table-cell>
          <table:table-cell table:style-name="ce29" office:value-type="float" office:value="5.09">
            <text:p>5.09</text:p>
          </table:table-cell>
          <table:table-cell table:style-name="ce29" office:value-type="float" office:value="0.006">
            <text:p>0.006</text:p>
          </table:table-cell>
          <table:table-cell table:style-name="ce29" office:value-type="string">
            <text:p>yes</text:p>
          </table:table-cell>
          <table:table-cell table:style-name="cf1" table:formula="of:=([L590]-[P590])/SQRT(((((([M590]*SQRT([K590]))^2)*([K590]-1))+((([Q590]*SQRT([O590]))^2)*([O590]-1)))/([K590]+[O590])))"/>
          <table:table-cell table:style-name="cf1" table:formula="of:=([L590]-[T590])/SQRT(((((([M590]*SQRT([K590]))^2)*([K590]-1))+((([U590]*SQRT([S590]))^2)*([S590]-1)))/([K590]+[S590])))"/>
          <table:table-cell table:style-name="cf1" table:formula="of:=([P590]-[T590])/SQRT(((((([Q590]*SQRT([O590]))^2)*([O590]-1))+((([U590]*SQRT([S590]))^2)*([S590]-1)))/([O590]+[S590])))"/>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90]-((1.96*[M590])/SQRT([K590])));3)"/>
          <table:table-cell table:style-name="ce23" table:formula="of:=ROUND(([L590]+((1.96*[M590])/SQRT([K590])));3)"/>
          <table:table-cell table:style-name="ce23" table:formula="of:=ROUND(([P590]-((1.96*[Q590])/SQRT([O590])));3)"/>
          <table:table-cell table:style-name="ce23" table:formula="of:=ROUND(([P590]+((1.96*[Q590])/SQRT([O590])));3)"/>
          <table:table-cell table:style-name="ce23" table:formula="of:=ROUND(([T590]-((1.96*[U590])/SQRT([S590])));3)"/>
          <table:table-cell table:style-name="ce23" table:formula="of:=ROUND(([T590]+((1.96*[U590])/SQRT([S590])));3)"/>
          <table:table-cell table:number-columns-repeated="987"/>
        </table:table-row>
        <table:table-row table:style-name="ro4">
          <table:table-cell table:style-name="ce24" office:value-type="string">
            <text:p>Nic</text:p>
          </table:table-cell>
          <table:table-cell table:style-name="ce25" office:value-type="string">
            <text:p>npp200980a.pdf</text:p>
          </table:table-cell>
          <table:table-cell table:style-name="ce25" office:value-type="float" office:value="1.9606085E7">
            <text:p>19606085</text:p>
          </table:table-cell>
          <table:table-cell table:style-name="ce26" office:value-type="string">
            <text:p>KIBRA</text:p>
          </table:table-cell>
          <table:table-cell table:style-name="ce26" office:value-type="string">
            <text:p>rs17070145</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206.0">
            <text:p>206</text:p>
          </table:table-cell>
          <table:table-cell table:style-name="ce29" office:value-type="float" office:value="16.4">
            <text:p>16.4</text:p>
          </table:table-cell>
          <table:table-cell table:style-name="ce29" office:value-type="float" office:value="1.6">
            <text:p>1.6</text:p>
          </table:table-cell>
          <table:table-cell table:style-name="ce25" office:value-type="string">
            <text:p>C/T</text:p>
          </table:table-cell>
          <table:table-cell table:style-name="ce25" office:value-type="float" office:value="171.0">
            <text:p>171</text:p>
          </table:table-cell>
          <table:table-cell table:style-name="ce25" office:value-type="float" office:value="21.8">
            <text:p>21.8</text:p>
          </table:table-cell>
          <table:table-cell table:style-name="ce25" office:value-type="float" office:value="1.6">
            <text:p>1.6</text:p>
          </table:table-cell>
          <table:table-cell table:style-name="ce30" office:value-type="string">
            <text:p>T/T</text:p>
          </table:table-cell>
          <table:table-cell table:style-name="ce30" office:value-type="float" office:value="36.0">
            <text:p>36</text:p>
          </table:table-cell>
          <table:table-cell table:style-name="ce30" office:value-type="float" office:value="19.3">
            <text:p>19.3</text:p>
          </table:table-cell>
          <table:table-cell table:style-name="ce30" office:value-type="float" office:value="3.1">
            <text:p>3.1</text:p>
          </table:table-cell>
          <table:table-cell table:style-name="ce29" office:value-type="string">
            <text:p>F-test</text:p>
          </table:table-cell>
          <table:table-cell table:style-name="ce29" office:value-type="float" office:value="5.14">
            <text:p>5.14</text:p>
          </table:table-cell>
          <table:table-cell table:style-name="ce29" office:value-type="float" office:value="0.006">
            <text:p>0.006</text:p>
          </table:table-cell>
          <table:table-cell table:style-name="ce29" office:value-type="string">
            <text:p>yes</text:p>
          </table:table-cell>
          <table:table-cell table:style-name="cf1" table:formula="of:=([L591]-[P591])/SQRT(((((([M591]*SQRT([K591]))^2)*([K591]-1))+((([Q591]*SQRT([O591]))^2)*([O591]-1)))/([K591]+[O591])))"/>
          <table:table-cell table:style-name="cf1" table:formula="of:=([L591]-[T591])/SQRT(((((([M591]*SQRT([K591]))^2)*([K591]-1))+((([U591]*SQRT([S591]))^2)*([S591]-1)))/([K591]+[S591])))"/>
          <table:table-cell table:style-name="cf1" table:formula="of:=([P591]-[T591])/SQRT(((((([Q591]*SQRT([O591]))^2)*([O591]-1))+((([U591]*SQRT([S591]))^2)*([S591]-1)))/([O591]+[S591])))"/>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91]-((1.96*[M591])/SQRT([K591])));3)"/>
          <table:table-cell table:style-name="ce23" table:formula="of:=ROUND(([L591]+((1.96*[M591])/SQRT([K591])));3)"/>
          <table:table-cell table:style-name="ce23" table:formula="of:=ROUND(([P591]-((1.96*[Q591])/SQRT([O591])));3)"/>
          <table:table-cell table:style-name="ce23" table:formula="of:=ROUND(([P591]+((1.96*[Q591])/SQRT([O591])));3)"/>
          <table:table-cell table:style-name="ce23" table:formula="of:=ROUND(([T591]-((1.96*[U591])/SQRT([S591])));3)"/>
          <table:table-cell table:style-name="ce23" table:formula="of:=ROUND(([T591]+((1.96*[U591])/SQRT([S591])));3)"/>
          <table:table-cell table:number-columns-repeated="987"/>
        </table:table-row>
        <table:table-row table:style-name="ro4">
          <table:table-cell table:style-name="ce24" office:value-type="string">
            <text:p>Nic</text:p>
          </table:table-cell>
          <table:table-cell table:style-name="ce25" office:value-type="string">
            <text:p>npp200980a.pdf</text:p>
          </table:table-cell>
          <table:table-cell table:style-name="ce25" office:value-type="float" office:value="1.9606085E7">
            <text:p>19606085</text:p>
          </table:table-cell>
          <table:table-cell table:style-name="ce26" office:value-type="string">
            <text:p>KIBRA</text:p>
          </table:table-cell>
          <table:table-cell table:style-name="ce26" office:value-type="string">
            <text:p>rs17070145</text:p>
          </table:table-cell>
          <table:table-cell table:style-name="ce26" office:value-type="string">
            <text:p>WCST</text:p>
          </table:table-cell>
          <table:table-cell table:style-name="ce26" office:value-type="string">
            <text:p>Perseverative responses (%)</text:p>
          </table:table-cell>
          <table:table-cell table:style-name="ce27" office:value-type="string">
            <text:p>g</text:p>
          </table:table-cell>
          <table:table-cell table:style-name="ce28" office:value-type="string">
            <text:p>SEM</text:p>
          </table:table-cell>
          <table:table-cell table:style-name="ce29" office:value-type="string">
            <text:p>C/C</text:p>
          </table:table-cell>
          <table:table-cell table:style-name="ce29" office:value-type="float" office:value="102.0">
            <text:p>102</text:p>
          </table:table-cell>
          <table:table-cell table:style-name="ce29" office:value-type="float" office:value="21.7">
            <text:p>21.7</text:p>
          </table:table-cell>
          <table:table-cell table:style-name="ce29" office:value-type="float" office:value="1.5">
            <text:p>1.5</text:p>
          </table:table-cell>
          <table:table-cell table:style-name="ce25" office:value-type="string">
            <text:p>C/T</text:p>
          </table:table-cell>
          <table:table-cell table:style-name="ce25" office:value-type="float" office:value="315.0">
            <text:p>315</text:p>
          </table:table-cell>
          <table:table-cell table:style-name="ce25" office:value-type="float" office:value="21.6">
            <text:p>21.6</text:p>
          </table:table-cell>
          <table:table-cell table:style-name="ce25" office:value-type="float" office:value="0.8">
            <text:p>0.8</text:p>
          </table:table-cell>
          <table:table-cell table:style-name="ce30" office:value-type="string">
            <text:p>T/T</text:p>
          </table:table-cell>
          <table:table-cell table:style-name="ce30" office:value-type="float" office:value="251.0">
            <text:p>251</text:p>
          </table:table-cell>
          <table:table-cell table:style-name="ce30" office:value-type="float" office:value="22.4">
            <text:p>22.4</text:p>
          </table:table-cell>
          <table:table-cell table:style-name="ce30" office:value-type="float" office:value="1.0">
            <text:p>1</text:p>
          </table:table-cell>
          <table:table-cell table:style-name="ce29" office:value-type="string">
            <text:p>F-test</text:p>
          </table:table-cell>
          <table:table-cell table:style-name="ce29" office:value-type="float" office:value="0.25">
            <text:p>0.25</text:p>
          </table:table-cell>
          <table:table-cell table:style-name="ce29" office:value-type="float" office:value="0.781">
            <text:p>0.781</text:p>
          </table:table-cell>
          <table:table-cell table:style-name="ce29" office:value-type="string">
            <text:p>no</text:p>
          </table:table-cell>
          <table:table-cell table:style-name="cf1" table:formula="of:=([L592]-[P592])/SQRT(((((([M592]*SQRT([K592]))^2)*([K592]-1))+((([Q592]*SQRT([O592]))^2)*([O592]-1)))/([K592]+[O592])))"/>
          <table:table-cell table:style-name="cf1" table:formula="of:=([L592]-[T592])/SQRT(((((([M592]*SQRT([K592]))^2)*([K592]-1))+((([U592]*SQRT([S592]))^2)*([S592]-1)))/([K592]+[S592])))"/>
          <table:table-cell table:style-name="cf1" table:formula="of:=([P592]-[T592])/SQRT(((((([Q592]*SQRT([O592]))^2)*([O592]-1))+((([U592]*SQRT([S592]))^2)*([S592]-1)))/([O592]+[S592])))"/>
          <table:table-cell table:style-name="ce32"/>
          <table:table-cell table:style-name="ce33" office:value-type="string">
            <text:p>Heaton RK,PAR Staff (1999). Wisconsin Card Sorting Test</text:p>
            <text:p>(Computer Version 3 for Windows Research Edition). Psycholo-</text:p>
            <text:p>gical Assessment Resources: Odessa,FL.</text:p>
            <text:p/>
          </table:table-cell>
          <table:table-cell table:style-name="ce29" office:value-type="string">
            <text:p>F-test</text:p>
          </table:table-cell>
          <table:table-cell table:style-name="ce23" table:formula="of:=ROUND(([L592]-((1.96*[M592])/SQRT([K592])));3)"/>
          <table:table-cell table:style-name="ce23" table:formula="of:=ROUND(([L592]+((1.96*[M592])/SQRT([K592])));3)"/>
          <table:table-cell table:style-name="ce23" table:formula="of:=ROUND(([P592]-((1.96*[Q592])/SQRT([O592])));3)"/>
          <table:table-cell table:style-name="ce23" table:formula="of:=ROUND(([P592]+((1.96*[Q592])/SQRT([O592])));3)"/>
          <table:table-cell table:style-name="ce23" table:formula="of:=ROUND(([T592]-((1.96*[U592])/SQRT([S592])));3)"/>
          <table:table-cell table:style-name="ce23" table:formula="of:=ROUND(([T592]+((1.96*[U592])/SQRT([S592])));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1.8614671E7">
            <text:p>18614671</text:p>
          </table:table-cell>
          <table:table-cell table:style-name="ce26" office:value-type="string">
            <text:p>5-HTT</text:p>
          </table:table-cell>
          <table:table-cell table:style-name="ce26" office:value-type="string">
            <text:p>5-HTTLPR</text:p>
          </table:table-cell>
          <table:table-cell table:style-name="ce26" office:value-type="string">
            <text:p>Shallow encoding</text:p>
          </table:table-cell>
          <table:table-cell table:style-name="ce26" office:value-type="string">
            <text:p>% Recall</text:p>
          </table:table-cell>
          <table:table-cell table:style-name="ce27" office:value-type="string">
            <text:p>memory</text:p>
          </table:table-cell>
          <table:table-cell table:style-name="ce28" office:value-type="string">
            <text:p>SEM</text:p>
          </table:table-cell>
          <table:table-cell table:style-name="ce29" office:value-type="string">
            <text:p>short/short</text:p>
          </table:table-cell>
          <table:table-cell table:style-name="ce29" office:value-type="float" office:value="14.0">
            <text:p>14</text:p>
          </table:table-cell>
          <table:table-cell table:style-name="ce29" office:value-type="float" office:value="52.3">
            <text:p>52.3</text:p>
          </table:table-cell>
          <table:table-cell table:style-name="ce29" office:value-type="float" office:value="3.3">
            <text:p>3.3</text:p>
          </table:table-cell>
          <table:table-cell table:style-name="ce25" office:value-type="string">
            <text:p>long/long</text:p>
          </table:table-cell>
          <table:table-cell table:style-name="ce25" office:value-type="float" office:value="14.0">
            <text:p>14</text:p>
          </table:table-cell>
          <table:table-cell table:style-name="ce25" office:value-type="float" office:value="26.0">
            <text:p>26</text:p>
          </table:table-cell>
          <table:table-cell table:style-name="ce25" office:value-type="float" office:value="3.9">
            <text:p>3.9</text:p>
          </table:table-cell>
          <table:table-cell table:number-columns-repeated="4" table:style-name="ce30"/>
          <table:table-cell table:style-name="ce29" office:value-type="string">
            <text:p>F-test</text:p>
          </table:table-cell>
          <table:table-cell table:style-name="ce29" office:value-type="float" office:value="6.24">
            <text:p>6.24</text:p>
          </table:table-cell>
          <table:table-cell table:style-name="ce29" office:value-type="float" office:value="0.437">
            <text:p>0.437</text:p>
          </table:table-cell>
          <table:table-cell table:style-name="ce29"/>
          <table:table-cell table:style-name="cf1" table:formula="of:=([L593]-[P593])/SQRT(((((([M593]*SQRT([K593]))^2)*([K593]-1))+((([Q593]*SQRT([O593]))^2)*([O593]-1)))/([K593]+[O593])))"/>
          <table:table-cell table:style-name="cf1"/>
          <table:table-cell table:style-name="cf1"/>
          <table:table-cell table:style-name="ce32"/>
          <table:table-cell table:style-name="ce33"/>
          <table:table-cell table:style-name="ce29" office:value-type="string">
            <text:p>F(1,26)</text:p>
          </table:table-cell>
          <table:table-cell table:style-name="ce23" table:formula="of:=ROUND(([L593]-((1.96*[M593])/SQRT([K593])));3)"/>
          <table:table-cell table:style-name="ce23" table:formula="of:=ROUND(([L593]+((1.96*[M593])/SQRT([K593])));3)"/>
          <table:table-cell table:style-name="ce23" table:formula="of:=ROUND(([P593]-((1.96*[Q593])/SQRT([O593])));3)"/>
          <table:table-cell table:style-name="ce23" table:formula="of:=ROUND(([P593]+((1.96*[Q593])/SQRT([O593])));3)"/>
          <table:table-cell table:number-columns-repeated="989"/>
        </table:table-row>
        <table:table-row table:style-name="ro1">
          <table:table-cell table:style-name="ce24" office:value-type="string">
            <text:p>Andrew</text:p>
          </table:table-cell>
          <table:table-cell table:style-name="ce25"/>
          <table:table-cell table:style-name="ce25" office:value-type="float" office:value="1.8614671E7">
            <text:p>18614671</text:p>
          </table:table-cell>
          <table:table-cell table:style-name="ce26" office:value-type="string">
            <text:p>5-HTT</text:p>
          </table:table-cell>
          <table:table-cell table:style-name="ce26" office:value-type="string">
            <text:p>5-HTTLPR</text:p>
          </table:table-cell>
          <table:table-cell table:style-name="ce26" office:value-type="string">
            <text:p>Shallow encoding</text:p>
          </table:table-cell>
          <table:table-cell table:style-name="ce26" office:value-type="string">
            <text:p>Response time (ms)</text:p>
          </table:table-cell>
          <table:table-cell table:style-name="ce27" office:value-type="string">
            <text:p>memory</text:p>
          </table:table-cell>
          <table:table-cell table:style-name="ce28" office:value-type="string">
            <text:p>SEM</text:p>
          </table:table-cell>
          <table:table-cell table:style-name="ce29" office:value-type="string">
            <text:p>short/short</text:p>
          </table:table-cell>
          <table:table-cell table:style-name="ce29" office:value-type="float" office:value="14.0">
            <text:p>14</text:p>
          </table:table-cell>
          <table:table-cell table:style-name="ce29" office:value-type="float" office:value="786.3">
            <text:p>786.3</text:p>
          </table:table-cell>
          <table:table-cell table:style-name="ce29" office:value-type="float" office:value="23.2">
            <text:p>23.2</text:p>
          </table:table-cell>
          <table:table-cell table:style-name="ce25" office:value-type="string">
            <text:p>long/long</text:p>
          </table:table-cell>
          <table:table-cell table:style-name="ce25" office:value-type="float" office:value="14.0">
            <text:p>14</text:p>
          </table:table-cell>
          <table:table-cell table:style-name="ce25" office:value-type="float" office:value="780.6">
            <text:p>780.6</text:p>
          </table:table-cell>
          <table:table-cell table:style-name="ce25" office:value-type="float" office:value="33.6">
            <text:p>33.6</text:p>
          </table:table-cell>
          <table:table-cell table:number-columns-repeated="4" table:style-name="ce30"/>
          <table:table-cell table:style-name="ce29" office:value-type="string">
            <text:p>F-test</text:p>
          </table:table-cell>
          <table:table-cell table:style-name="ce29" office:value-type="float" office:value="0.022">
            <text:p>0.022</text:p>
          </table:table-cell>
          <table:table-cell table:style-name="ce29" office:value-type="float" office:value="0.833">
            <text:p>0.833</text:p>
          </table:table-cell>
          <table:table-cell table:style-name="ce29"/>
          <table:table-cell table:style-name="cf1" table:formula="of:=([L594]-[P594])/SQRT(((((([M594]*SQRT([K594]))^2)*([K594]-1))+((([Q594]*SQRT([O594]))^2)*([O594]-1)))/([K594]+[O594])))"/>
          <table:table-cell table:style-name="cf1"/>
          <table:table-cell table:style-name="cf1"/>
          <table:table-cell table:style-name="ce32"/>
          <table:table-cell table:style-name="ce33"/>
          <table:table-cell table:style-name="ce29" office:value-type="string">
            <text:p>F(1,26)</text:p>
          </table:table-cell>
          <table:table-cell table:style-name="ce23" table:formula="of:=ROUND(([L594]-((1.96*[M594])/SQRT([K594])));3)"/>
          <table:table-cell table:style-name="ce23" table:formula="of:=ROUND(([L594]+((1.96*[M594])/SQRT([K594])));3)"/>
          <table:table-cell table:style-name="ce23" table:formula="of:=ROUND(([P594]-((1.96*[Q594])/SQRT([O594])));3)"/>
          <table:table-cell table:style-name="ce23" table:formula="of:=ROUND(([P594]+((1.96*[Q594])/SQRT([O594])));3)"/>
          <table:table-cell table:number-columns-repeated="989"/>
        </table:table-row>
        <table:table-row table:style-name="ro1">
          <table:table-cell table:style-name="ce24" office:value-type="string">
            <text:p>Andrew</text:p>
          </table:table-cell>
          <table:table-cell table:style-name="ce25"/>
          <table:table-cell table:style-name="ce25" office:value-type="float" office:value="1.2890761E7">
            <text:p>12890761</text:p>
          </table:table-cell>
          <table:table-cell table:style-name="ce26" office:value-type="string">
            <text:p>BDNF</text:p>
          </table:table-cell>
          <table:table-cell table:style-name="ce26" office:value-type="string">
            <text:p>rs6265</text:p>
          </table:table-cell>
          <table:table-cell table:style-name="ce26" office:value-type="string">
            <text:p>Complex scene recognition</text:p>
          </table:table-cell>
          <table:table-cell table:style-name="ce26" office:value-type="string">
            <text:p>Encoding (% correct)</text:p>
          </table:table-cell>
          <table:table-cell table:style-name="ce27" office:value-type="string">
            <text:p>memory</text:p>
          </table:table-cell>
          <table:table-cell table:style-name="ce28" office:value-type="string">
            <text:p>SEM</text:p>
          </table:table-cell>
          <table:table-cell table:style-name="ce35" office:value-type="string">
            <text:p>G/G</text:p>
          </table:table-cell>
          <table:table-cell table:style-name="ce35" office:value-type="float" office:value="14.0">
            <text:p>14</text:p>
          </table:table-cell>
          <table:table-cell table:style-name="ce35" office:value-type="float" office:value="94.9">
            <text:p>94.9</text:p>
          </table:table-cell>
          <table:table-cell table:style-name="ce35" office:value-type="float" office:value="0.6">
            <text:p>0.6</text:p>
          </table:table-cell>
          <table:table-cell table:style-name="ce36" office:value-type="string">
            <text:p>A/G,A/A</text:p>
          </table:table-cell>
          <table:table-cell table:style-name="ce36" office:value-type="float" office:value="14.0">
            <text:p>14</text:p>
          </table:table-cell>
          <table:table-cell table:style-name="ce36" office:value-type="float" office:value="93.2">
            <text:p>93.2</text:p>
          </table:table-cell>
          <table:table-cell table:style-name="ce36" office:value-type="float" office:value="1.2">
            <text:p>1.2</text:p>
          </table:table-cell>
          <table:table-cell table:number-columns-repeated="4" table:style-name="ce37"/>
          <table:table-cell table:style-name="ce29" office:value-type="string">
            <text:p>F-test</text:p>
          </table:table-cell>
          <table:table-cell table:style-name="ce29" office:value-type="float" office:value="1.71">
            <text:p>1.71</text:p>
          </table:table-cell>
          <table:table-cell table:style-name="ce29" office:value-type="string">
            <text:p>&gt;0.20</text:p>
          </table:table-cell>
          <table:table-cell table:style-name="ce29"/>
          <table:table-cell table:style-name="cf1" table:formula="of:=([L595]-[P595])/SQRT(((((([M595]*SQRT([K595]))^2)*([K595]-1))+((([Q595]*SQRT([O595]))^2)*([O595]-1)))/([K595]+[O595])))"/>
          <table:table-cell table:style-name="cf1"/>
          <table:table-cell table:style-name="cf1"/>
          <table:table-cell table:style-name="ce32"/>
          <table:table-cell table:style-name="ce33"/>
          <table:table-cell table:style-name="ce29" office:value-type="string">
            <text:p>F(1,26)</text:p>
          </table:table-cell>
          <table:table-cell table:style-name="ce23" table:formula="of:=ROUND(([L595]-((1.96*[M595])/SQRT([K595])));3)"/>
          <table:table-cell table:style-name="ce23" table:formula="of:=ROUND(([L595]+((1.96*[M595])/SQRT([K595])));3)"/>
          <table:table-cell table:style-name="ce23" table:formula="of:=ROUND(([P595]-((1.96*[Q595])/SQRT([O595])));3)"/>
          <table:table-cell table:style-name="ce23" table:formula="of:=ROUND(([P595]+((1.96*[Q595])/SQRT([O595])));3)"/>
          <table:table-cell table:number-columns-repeated="989"/>
        </table:table-row>
        <table:table-row table:style-name="ro5">
          <table:table-cell table:style-name="ce24" office:value-type="string">
            <text:p>Andrew</text:p>
          </table:table-cell>
          <table:table-cell table:style-name="ce25"/>
          <table:table-cell table:style-name="ce25" office:value-type="float" office:value="1.2890761E7">
            <text:p>12890761</text:p>
          </table:table-cell>
          <table:table-cell table:style-name="ce26" office:value-type="string">
            <text:p>BDNF</text:p>
          </table:table-cell>
          <table:table-cell table:style-name="ce26" office:value-type="string">
            <text:p>rs6265</text:p>
          </table:table-cell>
          <table:table-cell table:style-name="ce26" office:value-type="string">
            <text:p>Complex scene recognition</text:p>
          </table:table-cell>
          <table:table-cell table:style-name="ce26" office:value-type="string">
            <text:p>Encoding reaction time (ms)</text:p>
          </table:table-cell>
          <table:table-cell table:style-name="ce27" office:value-type="string">
            <text:p>memory</text:p>
          </table:table-cell>
          <table:table-cell table:style-name="ce28" office:value-type="string">
            <text:p>SEM</text:p>
          </table:table-cell>
          <table:table-cell table:style-name="ce35" office:value-type="string">
            <text:p>G/G</text:p>
          </table:table-cell>
          <table:table-cell table:style-name="ce35" office:value-type="float" office:value="14.0">
            <text:p>14</text:p>
          </table:table-cell>
          <table:table-cell table:style-name="ce35" office:value-type="float" office:value="1316.4">
            <text:p>1316.4</text:p>
          </table:table-cell>
          <table:table-cell table:style-name="ce35" office:value-type="float" office:value="44.9">
            <text:p>44.9</text:p>
          </table:table-cell>
          <table:table-cell table:style-name="ce36" office:value-type="string">
            <text:p>A/G,A/A</text:p>
          </table:table-cell>
          <table:table-cell table:style-name="ce36" office:value-type="float" office:value="14.0">
            <text:p>14</text:p>
          </table:table-cell>
          <table:table-cell table:style-name="ce36" office:value-type="float" office:value="1314.5">
            <text:p>1314.5</text:p>
          </table:table-cell>
          <table:table-cell table:style-name="ce36" office:value-type="float" office:value="56.8">
            <text:p>56.8</text:p>
          </table:table-cell>
          <table:table-cell table:number-columns-repeated="4" table:style-name="ce37"/>
          <table:table-cell table:style-name="ce29" office:value-type="string">
            <text:p>F-test</text:p>
          </table:table-cell>
          <table:table-cell table:style-name="ce29" office:value-type="float" office:value="0.001">
            <text:p>0.001</text:p>
          </table:table-cell>
          <table:table-cell table:style-name="ce29" office:value-type="float" office:value="0.98">
            <text:p>0.98</text:p>
          </table:table-cell>
          <table:table-cell table:style-name="ce29"/>
          <table:table-cell table:style-name="cf1" table:formula="of:=([L596]-[P596])/SQRT(((((([M596]*SQRT([K596]))^2)*([K596]-1))+((([Q596]*SQRT([O596]))^2)*([O596]-1)))/([K596]+[O596])))"/>
          <table:table-cell table:style-name="cf1"/>
          <table:table-cell table:style-name="cf1"/>
          <table:table-cell table:style-name="ce32"/>
          <table:table-cell table:style-name="ce33"/>
          <table:table-cell table:style-name="ce29" office:value-type="string">
            <text:p>F(1,26)</text:p>
          </table:table-cell>
          <table:table-cell table:style-name="ce23" table:formula="of:=ROUND(([L596]-((1.96*[M596])/SQRT([K596])));3)"/>
          <table:table-cell table:style-name="ce23" table:formula="of:=ROUND(([L596]+((1.96*[M596])/SQRT([K596])));3)"/>
          <table:table-cell table:style-name="ce23" table:formula="of:=ROUND(([P596]-((1.96*[Q596])/SQRT([O596])));3)"/>
          <table:table-cell table:style-name="ce23" table:formula="of:=ROUND(([P596]+((1.96*[Q596])/SQRT([O596])));3)"/>
          <table:table-cell table:number-columns-repeated="989"/>
        </table:table-row>
        <table:table-row table:style-name="ro1">
          <table:table-cell table:style-name="ce24" office:value-type="string">
            <text:p>Andrew</text:p>
          </table:table-cell>
          <table:table-cell table:style-name="ce25"/>
          <table:table-cell table:style-name="ce25" office:value-type="float" office:value="1.2890761E7">
            <text:p>12890761</text:p>
          </table:table-cell>
          <table:table-cell table:style-name="ce26" office:value-type="string">
            <text:p>BDNF</text:p>
          </table:table-cell>
          <table:table-cell table:style-name="ce26" office:value-type="string">
            <text:p>rs6265</text:p>
          </table:table-cell>
          <table:table-cell table:style-name="ce26" office:value-type="string">
            <text:p>Complex scene recognition</text:p>
          </table:table-cell>
          <table:table-cell table:style-name="ce26" office:value-type="string">
            <text:p>Retrieval time (ms)</text:p>
          </table:table-cell>
          <table:table-cell table:style-name="ce27" office:value-type="string">
            <text:p>memory</text:p>
          </table:table-cell>
          <table:table-cell table:style-name="ce28" office:value-type="string">
            <text:p>SEM</text:p>
          </table:table-cell>
          <table:table-cell table:style-name="ce35" office:value-type="string">
            <text:p>G/G</text:p>
          </table:table-cell>
          <table:table-cell table:style-name="ce35" office:value-type="float" office:value="14.0">
            <text:p>14</text:p>
          </table:table-cell>
          <table:table-cell table:style-name="ce35" office:value-type="float" office:value="1554.1">
            <text:p>1554.1</text:p>
          </table:table-cell>
          <table:table-cell table:style-name="ce35" office:value-type="float" office:value="43.5">
            <text:p>43.5</text:p>
          </table:table-cell>
          <table:table-cell table:style-name="ce36" office:value-type="string">
            <text:p>A/G,A/A</text:p>
          </table:table-cell>
          <table:table-cell table:style-name="ce36" office:value-type="float" office:value="14.0">
            <text:p>14</text:p>
          </table:table-cell>
          <table:table-cell table:style-name="ce36" office:value-type="float" office:value="1613.33">
            <text:p>1613.33</text:p>
          </table:table-cell>
          <table:table-cell table:style-name="ce36" office:value-type="float" office:value="41.5">
            <text:p>41.5</text:p>
          </table:table-cell>
          <table:table-cell table:number-columns-repeated="4" table:style-name="ce37"/>
          <table:table-cell table:style-name="ce29" office:value-type="string">
            <text:p>F-test</text:p>
          </table:table-cell>
          <table:table-cell table:style-name="ce29" office:value-type="float" office:value="0.97">
            <text:p>0.97</text:p>
          </table:table-cell>
          <table:table-cell table:style-name="ce29" office:value-type="float" office:value="0.33">
            <text:p>0.33</text:p>
          </table:table-cell>
          <table:table-cell table:style-name="ce29"/>
          <table:table-cell table:style-name="cf1" table:formula="of:=([L597]-[P597])/SQRT(((((([M597]*SQRT([K597]))^2)*([K597]-1))+((([Q597]*SQRT([O597]))^2)*([O597]-1)))/([K597]+[O597])))"/>
          <table:table-cell table:style-name="cf1"/>
          <table:table-cell table:style-name="cf1"/>
          <table:table-cell table:style-name="ce32"/>
          <table:table-cell table:style-name="ce33"/>
          <table:table-cell table:style-name="ce29" office:value-type="string">
            <text:p>F(1,26)</text:p>
          </table:table-cell>
          <table:table-cell table:style-name="ce23" table:formula="of:=ROUND(([L597]-((1.96*[M597])/SQRT([K597])));3)"/>
          <table:table-cell table:style-name="ce23" table:formula="of:=ROUND(([L597]+((1.96*[M597])/SQRT([K597])));3)"/>
          <table:table-cell table:style-name="ce23" table:formula="of:=ROUND(([P597]-((1.96*[Q597])/SQRT([O597])));3)"/>
          <table:table-cell table:style-name="ce23" table:formula="of:=ROUND(([P597]+((1.96*[Q597])/SQRT([O597])));3)"/>
          <table:table-cell table:number-columns-repeated="989"/>
        </table:table-row>
        <table:table-row table:style-name="ro5">
          <table:table-cell table:style-name="ce24" office:value-type="string">
            <text:p>Andrew</text:p>
          </table:table-cell>
          <table:table-cell table:style-name="ce25"/>
          <table:table-cell table:style-name="ce25" office:value-type="float" office:value="1.2890761E7">
            <text:p>12890761</text:p>
          </table:table-cell>
          <table:table-cell table:style-name="ce26" office:value-type="string">
            <text:p>BDNF</text:p>
          </table:table-cell>
          <table:table-cell table:style-name="ce26" office:value-type="string">
            <text:p>rs6265</text:p>
          </table:table-cell>
          <table:table-cell table:style-name="ce26" office:value-type="string">
            <text:p>Complex scene recognition</text:p>
          </table:table-cell>
          <table:table-cell table:style-name="ce26" office:value-type="string">
            <text:p>Scene type recognition (% correct)</text:p>
          </table:table-cell>
          <table:table-cell table:style-name="ce27" office:value-type="string">
            <text:p>memory</text:p>
          </table:table-cell>
          <table:table-cell table:style-name="ce28" office:value-type="string">
            <text:p>SEM</text:p>
          </table:table-cell>
          <table:table-cell table:style-name="ce35" office:value-type="string">
            <text:p>G/G</text:p>
          </table:table-cell>
          <table:table-cell table:style-name="ce35" office:value-type="float" office:value="14.0">
            <text:p>14</text:p>
          </table:table-cell>
          <table:table-cell table:style-name="ce35" office:value-type="float" office:value="91.6">
            <text:p>91.6</text:p>
          </table:table-cell>
          <table:table-cell table:style-name="ce35" office:value-type="float" office:value="1.5">
            <text:p>1.5</text:p>
          </table:table-cell>
          <table:table-cell table:style-name="ce36" office:value-type="string">
            <text:p>A/G,A/A</text:p>
          </table:table-cell>
          <table:table-cell table:style-name="ce36" office:value-type="float" office:value="14.0">
            <text:p>14</text:p>
          </table:table-cell>
          <table:table-cell table:style-name="ce36" office:value-type="float" office:value="84.5">
            <text:p>84.5</text:p>
          </table:table-cell>
          <table:table-cell table:style-name="ce36" office:value-type="float" office:value="2.6">
            <text:p>2.6</text:p>
          </table:table-cell>
          <table:table-cell table:number-columns-repeated="4" table:style-name="ce37"/>
          <table:table-cell table:style-name="ce29" office:value-type="string">
            <text:p>F-test</text:p>
          </table:table-cell>
          <table:table-cell table:style-name="ce29" office:value-type="float" office:value="5.69">
            <text:p>5.69</text:p>
          </table:table-cell>
          <table:table-cell table:style-name="ce29" office:value-type="float" office:value="0.02">
            <text:p>0.02</text:p>
          </table:table-cell>
          <table:table-cell table:style-name="ce29"/>
          <table:table-cell table:style-name="cf1" table:formula="of:=([L598]-[P598])/SQRT(((((([M598]*SQRT([K598]))^2)*([K598]-1))+((([Q598]*SQRT([O598]))^2)*([O598]-1)))/([K598]+[O598])))"/>
          <table:table-cell table:style-name="cf1"/>
          <table:table-cell table:style-name="cf1"/>
          <table:table-cell table:style-name="ce32"/>
          <table:table-cell table:style-name="ce33"/>
          <table:table-cell table:style-name="ce29" office:value-type="string">
            <text:p>F(1,26)</text:p>
          </table:table-cell>
          <table:table-cell table:style-name="ce23" table:formula="of:=ROUND(([L598]-((1.96*[M598])/SQRT([K598])));3)"/>
          <table:table-cell table:style-name="ce23" table:formula="of:=ROUND(([L598]+((1.96*[M598])/SQRT([K598])));3)"/>
          <table:table-cell table:style-name="ce23" table:formula="of:=ROUND(([P598]-((1.96*[Q598])/SQRT([O598])));3)"/>
          <table:table-cell table:style-name="ce23" table:formula="of:=ROUND(([P598]+((1.96*[Q598])/SQRT([O598])));3)"/>
          <table:table-cell table:number-columns-repeated="989"/>
        </table:table-row>
        <table:table-row table:style-name="ro1">
          <table:table-cell table:style-name="ce24" office:value-type="string">
            <text:p>Andrew</text:p>
          </table:table-cell>
          <table:table-cell table:style-name="ce25"/>
          <table:table-cell table:style-name="ce25" office:value-type="float" office:value="1.5319576E7">
            <text:p>15319576</text:p>
          </table:table-cell>
          <table:table-cell table:style-name="ce26" office:value-type="string">
            <text:p>COMT</text:p>
          </table:table-cell>
          <table:table-cell table:style-name="ce26" office:value-type="string">
            <text:p>rs4680</text:p>
          </table:table-cell>
          <table:table-cell table:style-name="ce26" office:value-type="string">
            <text:p>Episodic memory composite</text:p>
          </table:table-cell>
          <table:table-cell table:style-name="ce26" office:value-type="string">
            <text:p>Z-score</text:p>
          </table:table-cell>
          <table:table-cell table:style-name="ce27" office:value-type="string">
            <text:p>memory</text:p>
          </table:table-cell>
          <table:table-cell table:style-name="ce28" office:value-type="string">
            <text:p>SEM</text:p>
          </table:table-cell>
          <table:table-cell table:style-name="ce35" office:value-type="string">
            <text:p>A/A</text:p>
          </table:table-cell>
          <table:table-cell table:style-name="ce35" office:value-type="float" office:value="56.0">
            <text:p>56</text:p>
          </table:table-cell>
          <table:table-cell table:style-name="ce35" office:value-type="float" office:value="0.12">
            <text:p>0.12</text:p>
          </table:table-cell>
          <table:table-cell table:style-name="ce35" office:value-type="float" office:value="0.05">
            <text:p>0.05</text:p>
          </table:table-cell>
          <table:table-cell table:style-name="ce36" office:value-type="string">
            <text:p>A/A</text:p>
          </table:table-cell>
          <table:table-cell table:style-name="ce36" office:value-type="float" office:value="149.0">
            <text:p>149</text:p>
          </table:table-cell>
          <table:table-cell table:style-name="ce36" office:value-type="float" office:value="-0.05">
            <text:p>-0.05</text:p>
          </table:table-cell>
          <table:table-cell table:style-name="ce36" office:value-type="float" office:value="0.04">
            <text:p>0.04</text:p>
          </table:table-cell>
          <table:table-cell table:style-name="ce38" office:value-type="string">
            <text:p>A/A</text:p>
          </table:table-cell>
          <table:table-cell table:style-name="ce30" office:value-type="float" office:value="81.0">
            <text:p>81</text:p>
          </table:table-cell>
          <table:table-cell table:style-name="ce30" office:value-type="float" office:value="0.03">
            <text:p>0.03</text:p>
          </table:table-cell>
          <table:table-cell table:style-name="ce30" office:value-type="float" office:value="0.06">
            <text:p>0.06</text:p>
          </table:table-cell>
          <table:table-cell table:style-name="ce29" office:value-type="string">
            <text:p>F-test</text:p>
          </table:table-cell>
          <table:table-cell table:style-name="ce29" office:value-type="float" office:value="3.29">
            <text:p>3.29</text:p>
          </table:table-cell>
          <table:table-cell table:style-name="ce29" office:value-type="float" office:value="0.04">
            <text:p>0.04</text:p>
          </table:table-cell>
          <table:table-cell table:style-name="ce29"/>
          <table:table-cell table:style-name="cf1" table:formula="of:=([L599]-[P599])/SQRT(((((([M599]*SQRT([K599]))^2)*([K599]-1))+((([Q599]*SQRT([O599]))^2)*([O599]-1)))/([K599]+[O599])))"/>
          <table:table-cell table:style-name="cf1" table:formula="of:=([L599]-[T599])/SQRT(((((([M599]*SQRT([K599]))^2)*([K599]-1))+((([U599]*SQRT([S599]))^2)*([S599]-1)))/([K599]+[S599])))"/>
          <table:table-cell table:style-name="cf1" table:formula="of:=([P599]-[T599])/SQRT(((((([Q599]*SQRT([O599]))^2)*([O599]-1))+((([U599]*SQRT([S599]))^2)*([S599]-1)))/([O599]+[S599])))"/>
          <table:table-cell table:style-name="ce32"/>
          <table:table-cell table:style-name="ce33"/>
          <table:table-cell table:style-name="ce29" office:value-type="string">
            <text:p>F(2,277)</text:p>
          </table:table-cell>
          <table:table-cell table:style-name="ce23" table:formula="of:=ROUND(([L599]-((1.96*[M599])/SQRT([K599])));3)"/>
          <table:table-cell table:style-name="ce23" table:formula="of:=ROUND(([L599]+((1.96*[M599])/SQRT([K599])));3)"/>
          <table:table-cell table:style-name="ce23" table:formula="of:=ROUND(([P599]-((1.96*[Q599])/SQRT([O599])));3)"/>
          <table:table-cell table:style-name="ce23" table:formula="of:=ROUND(([P599]+((1.96*[Q599])/SQRT([O599])));3)"/>
          <table:table-cell table:style-name="ce23" table:formula="of:=ROUND(([T599]-((1.96*[U599])/SQRT([S599])));3)"/>
          <table:table-cell table:style-name="ce23" table:formula="of:=ROUND(([T599]+((1.96*[U599])/SQRT([S599])));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1.5319576E7">
            <text:p>15319576</text:p>
          </table:table-cell>
          <table:table-cell table:style-name="ce26" office:value-type="string">
            <text:p>COMT</text:p>
          </table:table-cell>
          <table:table-cell table:style-name="ce26" office:value-type="string">
            <text:p>rs4680</text:p>
          </table:table-cell>
          <table:table-cell table:style-name="ce26" office:value-type="string">
            <text:p>Episodic recall </text:p>
          </table:table-cell>
          <table:table-cell table:style-name="ce26" office:value-type="string">
            <text:p>Z-score</text:p>
          </table:table-cell>
          <table:table-cell table:style-name="ce27" office:value-type="string">
            <text:p>memory</text:p>
          </table:table-cell>
          <table:table-cell table:style-name="ce28" office:value-type="string">
            <text:p>SEM</text:p>
          </table:table-cell>
          <table:table-cell table:style-name="ce35" office:value-type="string">
            <text:p>A/A</text:p>
          </table:table-cell>
          <table:table-cell table:style-name="ce35" office:value-type="float" office:value="56.0">
            <text:p>56</text:p>
          </table:table-cell>
          <table:table-cell table:style-name="ce35" office:value-type="float" office:value="0.12">
            <text:p>0.12</text:p>
          </table:table-cell>
          <table:table-cell table:style-name="ce35" office:value-type="float" office:value="0.06">
            <text:p>0.06</text:p>
          </table:table-cell>
          <table:table-cell table:style-name="ce36" office:value-type="string">
            <text:p>A/A</text:p>
          </table:table-cell>
          <table:table-cell table:style-name="ce36" office:value-type="float" office:value="149.0">
            <text:p>149</text:p>
          </table:table-cell>
          <table:table-cell table:style-name="ce36" office:value-type="float" office:value="-0.1">
            <text:p>-0.1</text:p>
          </table:table-cell>
          <table:table-cell table:style-name="ce36" office:value-type="float" office:value="0.05">
            <text:p>0.05</text:p>
          </table:table-cell>
          <table:table-cell table:style-name="ce38" office:value-type="string">
            <text:p>A/A</text:p>
          </table:table-cell>
          <table:table-cell table:style-name="ce30" office:value-type="float" office:value="81.0">
            <text:p>81</text:p>
          </table:table-cell>
          <table:table-cell table:style-name="ce30" office:value-type="float" office:value="-0.02">
            <text:p>-0.02</text:p>
          </table:table-cell>
          <table:table-cell table:style-name="ce30" office:value-type="float" office:value="0.07">
            <text:p>0.07</text:p>
          </table:table-cell>
          <table:table-cell table:style-name="ce29" office:value-type="string">
            <text:p>F-test</text:p>
          </table:table-cell>
          <table:table-cell table:style-name="ce29" office:value-type="float" office:value="3.92">
            <text:p>3.92</text:p>
          </table:table-cell>
          <table:table-cell table:style-name="ce29" office:value-type="float" office:value="0.02">
            <text:p>0.02</text:p>
          </table:table-cell>
          <table:table-cell table:style-name="ce29"/>
          <table:table-cell table:style-name="cf1" table:formula="of:=([L600]-[P600])/SQRT(((((([M600]*SQRT([K600]))^2)*([K600]-1))+((([Q600]*SQRT([O600]))^2)*([O600]-1)))/([K600]+[O600])))"/>
          <table:table-cell table:style-name="cf1" table:formula="of:=([L600]-[T600])/SQRT(((((([M600]*SQRT([K600]))^2)*([K600]-1))+((([U600]*SQRT([S600]))^2)*([S600]-1)))/([K600]+[S600])))"/>
          <table:table-cell table:style-name="cf1" table:formula="of:=([P600]-[T600])/SQRT(((((([Q600]*SQRT([O600]))^2)*([O600]-1))+((([U600]*SQRT([S600]))^2)*([S600]-1)))/([O600]+[S600])))"/>
          <table:table-cell table:style-name="ce32"/>
          <table:table-cell table:style-name="ce33"/>
          <table:table-cell table:style-name="ce29" office:value-type="string">
            <text:p>F(2,277)</text:p>
          </table:table-cell>
          <table:table-cell table:style-name="ce23" table:formula="of:=ROUND(([L600]-((1.96*[M600])/SQRT([K600])));3)"/>
          <table:table-cell table:style-name="ce23" table:formula="of:=ROUND(([L600]+((1.96*[M600])/SQRT([K600])));3)"/>
          <table:table-cell table:style-name="ce23" table:formula="of:=ROUND(([P600]-((1.96*[Q600])/SQRT([O600])));3)"/>
          <table:table-cell table:style-name="ce23" table:formula="of:=ROUND(([P600]+((1.96*[Q600])/SQRT([O600])));3)"/>
          <table:table-cell table:style-name="ce23" table:formula="of:=ROUND(([T600]-((1.96*[U600])/SQRT([S600])));3)"/>
          <table:table-cell table:style-name="ce23" table:formula="of:=ROUND(([T600]+((1.96*[U600])/SQRT([S600])));3)"/>
          <table:table-cell table:number-columns-repeated="987"/>
        </table:table-row>
        <table:table-row table:style-name="ro1">
          <table:table-cell table:style-name="ce24" office:value-type="string">
            <text:p>Andrew</text:p>
          </table:table-cell>
          <table:table-cell table:style-name="ce25"/>
          <table:table-cell table:style-name="ce25" office:value-type="float" office:value="1.5319576E7">
            <text:p>15319576</text:p>
          </table:table-cell>
          <table:table-cell table:style-name="ce26" office:value-type="string">
            <text:p>COMT</text:p>
          </table:table-cell>
          <table:table-cell table:style-name="ce26" office:value-type="string">
            <text:p>rs4680</text:p>
          </table:table-cell>
          <table:table-cell table:style-name="ce26" office:value-type="string">
            <text:p>Episodic recognition </text:p>
          </table:table-cell>
          <table:table-cell table:style-name="ce26" office:value-type="string">
            <text:p>Z-score</text:p>
          </table:table-cell>
          <table:table-cell table:style-name="ce27" office:value-type="string">
            <text:p>memory</text:p>
          </table:table-cell>
          <table:table-cell table:style-name="ce28" office:value-type="string">
            <text:p>SEM</text:p>
          </table:table-cell>
          <table:table-cell table:style-name="ce35" office:value-type="string">
            <text:p>A/A</text:p>
          </table:table-cell>
          <table:table-cell table:style-name="ce35" office:value-type="float" office:value="56.0">
            <text:p>56</text:p>
          </table:table-cell>
          <table:table-cell table:style-name="ce35" office:value-type="float" office:value="0.04">
            <text:p>0.04</text:p>
          </table:table-cell>
          <table:table-cell table:style-name="ce35" office:value-type="float" office:value="0.07">
            <text:p>0.07</text:p>
          </table:table-cell>
          <table:table-cell table:style-name="ce36" office:value-type="string">
            <text:p>A/A</text:p>
          </table:table-cell>
          <table:table-cell table:style-name="ce36" office:value-type="float" office:value="149.0">
            <text:p>149</text:p>
          </table:table-cell>
          <table:table-cell table:style-name="ce36" office:value-type="float" office:value="-0.02">
            <text:p>-0.02</text:p>
          </table:table-cell>
          <table:table-cell table:style-name="ce36" office:value-type="float" office:value="0.05">
            <text:p>0.05</text:p>
          </table:table-cell>
          <table:table-cell table:style-name="ce38" office:value-type="string">
            <text:p>A/A</text:p>
          </table:table-cell>
          <table:table-cell table:style-name="ce30" office:value-type="float" office:value="81.0">
            <text:p>81</text:p>
          </table:table-cell>
          <table:table-cell table:style-name="ce30" office:value-type="float" office:value="0.13">
            <text:p>0.13</text:p>
          </table:table-cell>
          <table:table-cell table:style-name="ce30" office:value-type="float" office:value="0.08">
            <text:p>0.08</text:p>
          </table:table-cell>
          <table:table-cell table:number-columns-repeated="4" table:style-name="ce29"/>
          <table:table-cell table:style-name="cf1" table:formula="of:=([L601]-[P601])/SQRT(((((([M601]*SQRT([K601]))^2)*([K601]-1))+((([Q601]*SQRT([O601]))^2)*([O601]-1)))/([K601]+[O601])))"/>
          <table:table-cell table:style-name="cf1" table:formula="of:=([L601]-[T601])/SQRT(((((([M601]*SQRT([K601]))^2)*([K601]-1))+((([U601]*SQRT([S601]))^2)*([S601]-1)))/([K601]+[S601])))"/>
          <table:table-cell table:style-name="cf1" table:formula="of:=([P601]-[T601])/SQRT(((((([Q601]*SQRT([O601]))^2)*([O601]-1))+((([U601]*SQRT([S601]))^2)*([S601]-1)))/([O601]+[S601])))"/>
          <table:table-cell table:style-name="ce32"/>
          <table:table-cell table:style-name="ce33"/>
          <table:table-cell table:style-name="ce29"/>
          <table:table-cell table:style-name="ce23" table:formula="of:=ROUND(([L601]-((1.96*[M601])/SQRT([K601])));3)"/>
          <table:table-cell table:style-name="ce23" table:formula="of:=ROUND(([L601]+((1.96*[M601])/SQRT([K601])));3)"/>
          <table:table-cell table:style-name="ce23" table:formula="of:=ROUND(([P601]-((1.96*[Q601])/SQRT([O601])));3)"/>
          <table:table-cell table:style-name="ce23" table:formula="of:=ROUND(([P601]+((1.96*[Q601])/SQRT([O601])));3)"/>
          <table:table-cell table:style-name="ce23" table:formula="of:=ROUND(([T601]-((1.96*[U601])/SQRT([S601])));3)"/>
          <table:table-cell table:style-name="ce23" table:formula="of:=ROUND(([T601]+((1.96*[U601])/SQRT([S601])));3)"/>
          <table:table-cell table:number-columns-repeated="987"/>
        </table:table-row>
        <table:table-row table:style-name="ro5">
          <table:table-cell table:style-name="ce24" office:value-type="string">
            <text:p>Andrew</text:p>
          </table:table-cell>
          <table:table-cell table:style-name="ce25"/>
          <table:table-cell table:style-name="ce25" office:value-type="float" office:value="1.5319576E7">
            <text:p>15319576</text:p>
          </table:table-cell>
          <table:table-cell table:style-name="ce26" office:value-type="string">
            <text:p>COMT</text:p>
          </table:table-cell>
          <table:table-cell table:style-name="ce26" office:value-type="string">
            <text:p>rs4680</text:p>
          </table:table-cell>
          <table:table-cell table:style-name="ce26" office:value-type="string">
            <text:p>Semantic memory composite</text:p>
          </table:table-cell>
          <table:table-cell table:style-name="ce26" office:value-type="string">
            <text:p>Z-score</text:p>
          </table:table-cell>
          <table:table-cell table:style-name="ce27" office:value-type="string">
            <text:p>memory</text:p>
          </table:table-cell>
          <table:table-cell table:style-name="ce28" office:value-type="string">
            <text:p>SEM</text:p>
          </table:table-cell>
          <table:table-cell table:style-name="ce35" office:value-type="string">
            <text:p>A/A</text:p>
          </table:table-cell>
          <table:table-cell table:style-name="ce35" office:value-type="float" office:value="56.0">
            <text:p>56</text:p>
          </table:table-cell>
          <table:table-cell table:style-name="ce35" office:value-type="float" office:value="0.13">
            <text:p>0.13</text:p>
          </table:table-cell>
          <table:table-cell table:style-name="ce35" office:value-type="float" office:value="0.07">
            <text:p>0.07</text:p>
          </table:table-cell>
          <table:table-cell table:style-name="ce36" office:value-type="string">
            <text:p>A/A</text:p>
          </table:table-cell>
          <table:table-cell table:style-name="ce36" office:value-type="float" office:value="149.0">
            <text:p>149</text:p>
          </table:table-cell>
          <table:table-cell table:style-name="ce36" office:value-type="float" office:value="-0.08">
            <text:p>-0.08</text:p>
          </table:table-cell>
          <table:table-cell table:style-name="ce36" office:value-type="float" office:value="0.05">
            <text:p>0.05</text:p>
          </table:table-cell>
          <table:table-cell table:style-name="ce38" office:value-type="string">
            <text:p>A/A</text:p>
          </table:table-cell>
          <table:table-cell table:style-name="ce30" office:value-type="float" office:value="81.0">
            <text:p>81</text:p>
          </table:table-cell>
          <table:table-cell table:style-name="ce30" office:value-type="float" office:value="-0.01">
            <text:p>-0.01</text:p>
          </table:table-cell>
          <table:table-cell table:style-name="ce30" office:value-type="float" office:value="0.08">
            <text:p>0.08</text:p>
          </table:table-cell>
          <table:table-cell table:number-columns-repeated="2" table:style-name="ce29"/>
          <table:table-cell table:style-name="ce29" office:value-type="float" office:value="0.07">
            <text:p>0.07</text:p>
          </table:table-cell>
          <table:table-cell table:style-name="ce29"/>
          <table:table-cell table:style-name="cf1" table:formula="of:=([L602]-[P602])/SQRT(((((([M602]*SQRT([K602]))^2)*([K602]-1))+((([Q602]*SQRT([O602]))^2)*([O602]-1)))/([K602]+[O602])))"/>
          <table:table-cell table:style-name="cf1" table:formula="of:=([L602]-[T602])/SQRT(((((([M602]*SQRT([K602]))^2)*([K602]-1))+((([U602]*SQRT([S602]))^2)*([S602]-1)))/([K602]+[S602])))"/>
          <table:table-cell table:style-name="cf1" table:formula="of:=([P602]-[T602])/SQRT(((((([Q602]*SQRT([O602]))^2)*([O602]-1))+((([U602]*SQRT([S602]))^2)*([S602]-1)))/([O602]+[S602])))"/>
          <table:table-cell table:style-name="ce32"/>
          <table:table-cell table:style-name="ce33"/>
          <table:table-cell table:style-name="ce29"/>
          <table:table-cell table:style-name="ce23" table:formula="of:=ROUND(([L602]-((1.96*[M602])/SQRT([K602])));3)"/>
          <table:table-cell table:style-name="ce23" table:formula="of:=ROUND(([L602]+((1.96*[M602])/SQRT([K602])));3)"/>
          <table:table-cell table:style-name="ce23" table:formula="of:=ROUND(([P602]-((1.96*[Q602])/SQRT([O602])));3)"/>
          <table:table-cell table:style-name="ce23" table:formula="of:=ROUND(([P602]+((1.96*[Q602])/SQRT([O602])));3)"/>
          <table:table-cell table:style-name="ce23" table:formula="of:=ROUND(([T602]-((1.96*[U602])/SQRT([S602])));3)"/>
          <table:table-cell table:style-name="ce23" table:formula="of:=ROUND(([T602]+((1.96*[U602])/SQRT([S602])));3)"/>
          <table:table-cell table:number-columns-repeated="987"/>
        </table:table-row>
        <table:table-row table:style-name="ro14">
          <table:table-cell table:style-name="ce24" office:value-type="string">
            <text:p>Andrew</text:p>
          </table:table-cell>
          <table:table-cell table:style-name="ce25" office:value-type="string">
            <text:p>020_2009.pdf</text:p>
          </table:table-cell>
          <table:table-cell table:style-name="ce25" office:value-type="float" office:value="1.9738929E7">
            <text:p>19738929</text:p>
          </table:table-cell>
          <table:table-cell table:style-name="ce26" office:value-type="string">
            <text:p>COMT</text:p>
          </table:table-cell>
          <table:table-cell table:style-name="ce26" office:value-type="string">
            <text:p>rs4680</text:p>
          </table:table-cell>
          <table:table-cell table:style-name="ce26" office:value-type="string">
            <text:p>Semantic priming</text:p>
          </table:table-cell>
          <table:table-cell table:style-name="ce26" office:value-type="string">
            <text:p>Masked priming; p-t: direct</text:p>
          </table:table-cell>
          <table:table-cell table:style-name="ce27" office:value-type="string">
            <text:p>memory</text:p>
          </table:table-cell>
          <table:table-cell table:style-name="ce28" office:value-type="string">
            <text:p>SEM</text:p>
          </table:table-cell>
          <table:table-cell table:style-name="ce35" office:value-type="string">
            <text:p>A/A</text:p>
          </table:table-cell>
          <table:table-cell table:style-name="ce35" office:value-type="float" office:value="26.0">
            <text:p>26</text:p>
          </table:table-cell>
          <table:table-cell table:style-name="ce35" office:value-type="float" office:value="638.55">
            <text:p>638.55</text:p>
          </table:table-cell>
          <table:table-cell table:style-name="ce35" office:value-type="float" office:value="13.43">
            <text:p>13.43</text:p>
          </table:table-cell>
          <table:table-cell table:style-name="ce36" office:value-type="string">
            <text:p>A/A</text:p>
          </table:table-cell>
          <table:table-cell table:style-name="ce36" office:value-type="float" office:value="47.0">
            <text:p>47</text:p>
          </table:table-cell>
          <table:table-cell table:style-name="ce36" office:value-type="float" office:value="649.02">
            <text:p>649.02</text:p>
          </table:table-cell>
          <table:table-cell table:style-name="ce36" office:value-type="float" office:value="9.99">
            <text:p>9.99</text:p>
          </table:table-cell>
          <table:table-cell table:style-name="ce38" office:value-type="string">
            <text:p>A/A</text:p>
          </table:table-cell>
          <table:table-cell table:style-name="ce30" office:value-type="float" office:value="31.0">
            <text:p>31</text:p>
          </table:table-cell>
          <table:table-cell table:style-name="ce30" office:value-type="float" office:value="594.63">
            <text:p>594.63</text:p>
          </table:table-cell>
          <table:table-cell table:style-name="ce30" office:value-type="float" office:value="12.3">
            <text:p>12.3</text:p>
          </table:table-cell>
          <table:table-cell table:style-name="ce29" office:value-type="string">
            <text:p>F-test</text:p>
          </table:table-cell>
          <table:table-cell table:style-name="ce29" office:value-type="float" office:value="6.15">
            <text:p>6.15</text:p>
          </table:table-cell>
          <table:table-cell table:style-name="ce29" office:value-type="float" office:value="0.003">
            <text:p>0.003</text:p>
          </table:table-cell>
          <table:table-cell table:style-name="ce29" office:value-type="string">
            <text:p>yes</text:p>
          </table:table-cell>
          <table:table-cell table:style-name="cf1" table:formula="of:=([L603]-[P603])/SQRT(((((([M603]*SQRT([K603]))^2)*([K603]-1))+((([Q603]*SQRT([O603]))^2)*([O603]-1)))/([K603]+[O603])))"/>
          <table:table-cell table:style-name="cf1" table:formula="of:=([L603]-[T603])/SQRT(((((([M603]*SQRT([K603]))^2)*([K603]-1))+((([U603]*SQRT([S603]))^2)*([S603]-1)))/([K603]+[S603])))"/>
          <table:table-cell table:style-name="cf1" table:formula="of:=([P603]-[T603])/SQRT(((((([Q603]*SQRT([O603]))^2)*([O603]-1))+((([U603]*SQRT([S603]))^2)*([S603]-1)))/([O603]+[S603])))"/>
          <table:table-cell table:style-name="ce32" office:value-type="string">
            <text:p>eta2 = 0.109; post hoc bonferroni : Met/Met &gt; Val/Val; Met/Met &gt; Val/Met</text:p>
          </table:table-cell>
          <table:table-cell table:style-name="ce33" office:value-type="string">
            <text:p>19738929; 11867248; 16494680</text:p>
          </table:table-cell>
          <table:table-cell table:style-name="ce29" office:value-type="string">
            <text:p>MANOVA; F-test</text:p>
          </table:table-cell>
          <table:table-cell table:style-name="ce23" table:formula="of:=ROUND(([L603]-((1.96*[M603])/SQRT([K603])));3)"/>
          <table:table-cell table:style-name="ce23" table:formula="of:=ROUND(([L603]+((1.96*[M603])/SQRT([K603])));3)"/>
          <table:table-cell table:style-name="ce23" table:formula="of:=ROUND(([P603]-((1.96*[Q603])/SQRT([O603])));3)"/>
          <table:table-cell table:style-name="ce23" table:formula="of:=ROUND(([P603]+((1.96*[Q603])/SQRT([O603])));3)"/>
          <table:table-cell table:style-name="ce23" table:formula="of:=ROUND(([T603]-((1.96*[U603])/SQRT([S603])));3)"/>
          <table:table-cell table:style-name="ce23" table:formula="of:=ROUND(([T603]+((1.96*[U603])/SQRT([S603])));3)"/>
          <table:table-cell table:number-columns-repeated="987"/>
        </table:table-row>
        <table:table-row table:style-name="ro14">
          <table:table-cell table:style-name="ce24" office:value-type="string">
            <text:p>Andrew</text:p>
          </table:table-cell>
          <table:table-cell table:style-name="ce25" office:value-type="string">
            <text:p>020_2009.pdf</text:p>
          </table:table-cell>
          <table:table-cell table:style-name="ce25" office:value-type="float" office:value="1.9738929E7">
            <text:p>19738929</text:p>
          </table:table-cell>
          <table:table-cell table:style-name="ce26" office:value-type="string">
            <text:p>COMT</text:p>
          </table:table-cell>
          <table:table-cell table:style-name="ce26" office:value-type="string">
            <text:p>rs4680</text:p>
          </table:table-cell>
          <table:table-cell table:style-name="ce26" office:value-type="string">
            <text:p>Semantic priming</text:p>
          </table:table-cell>
          <table:table-cell table:style-name="ce26" office:value-type="string">
            <text:p>Masked priming; p-t: unrelated</text:p>
          </table:table-cell>
          <table:table-cell table:style-name="ce27" office:value-type="string">
            <text:p>memory</text:p>
          </table:table-cell>
          <table:table-cell table:style-name="ce28" office:value-type="string">
            <text:p>SEM</text:p>
          </table:table-cell>
          <table:table-cell table:style-name="ce35" office:value-type="string">
            <text:p>A/A</text:p>
          </table:table-cell>
          <table:table-cell table:style-name="ce35" office:value-type="float" office:value="26.0">
            <text:p>26</text:p>
          </table:table-cell>
          <table:table-cell table:style-name="ce35" office:value-type="float" office:value="660.14">
            <text:p>660.14</text:p>
          </table:table-cell>
          <table:table-cell table:style-name="ce35" office:value-type="float" office:value="14.5">
            <text:p>14.5</text:p>
          </table:table-cell>
          <table:table-cell table:style-name="ce36" office:value-type="string">
            <text:p>A/A</text:p>
          </table:table-cell>
          <table:table-cell table:style-name="ce36" office:value-type="float" office:value="47.0">
            <text:p>47</text:p>
          </table:table-cell>
          <table:table-cell table:style-name="ce36" office:value-type="float" office:value="669.36">
            <text:p>669.36</text:p>
          </table:table-cell>
          <table:table-cell table:style-name="ce36" office:value-type="float" office:value="10.78">
            <text:p>10.78</text:p>
          </table:table-cell>
          <table:table-cell table:style-name="ce38" office:value-type="string">
            <text:p>A/A</text:p>
          </table:table-cell>
          <table:table-cell table:style-name="ce30" office:value-type="float" office:value="31.0">
            <text:p>31</text:p>
          </table:table-cell>
          <table:table-cell table:style-name="ce30" office:value-type="float" office:value="607.13">
            <text:p>607.13</text:p>
          </table:table-cell>
          <table:table-cell table:style-name="ce30" office:value-type="float" office:value="13.28">
            <text:p>13.28</text:p>
          </table:table-cell>
          <table:table-cell table:style-name="ce29" office:value-type="string">
            <text:p>F-test</text:p>
          </table:table-cell>
          <table:table-cell table:style-name="ce29" office:value-type="float" office:value="7.05">
            <text:p>7.05</text:p>
          </table:table-cell>
          <table:table-cell table:style-name="ce29" office:value-type="float" office:value="0.001">
            <text:p>0.001</text:p>
          </table:table-cell>
          <table:table-cell table:style-name="ce29" office:value-type="string">
            <text:p>yes</text:p>
          </table:table-cell>
          <table:table-cell table:style-name="cf1" table:formula="of:=([L604]-[P604])/SQRT(((((([M604]*SQRT([K604]))^2)*([K604]-1))+((([Q604]*SQRT([O604]))^2)*([O604]-1)))/([K604]+[O604])))"/>
          <table:table-cell table:style-name="cf1" table:formula="of:=([L604]-[T604])/SQRT(((((([M604]*SQRT([K604]))^2)*([K604]-1))+((([U604]*SQRT([S604]))^2)*([S604]-1)))/([K604]+[S604])))"/>
          <table:table-cell table:style-name="cf1" table:formula="of:=([P604]-[T604])/SQRT(((((([Q604]*SQRT([O604]))^2)*([O604]-1))+((([U604]*SQRT([S604]))^2)*([S604]-1)))/([O604]+[S604])))"/>
          <table:table-cell table:style-name="ce32" office:value-type="string">
            <text:p>eta2 = 0.122; post hoc bonferroni : Met/Met &gt; Val/Val; Met/Met &gt; Val/Met</text:p>
          </table:table-cell>
          <table:table-cell table:style-name="ce33" office:value-type="string">
            <text:p>19738929; 11867248; 16494680</text:p>
          </table:table-cell>
          <table:table-cell table:style-name="ce29" office:value-type="string">
            <text:p>MANOVA; F-test</text:p>
          </table:table-cell>
          <table:table-cell table:style-name="ce23" table:formula="of:=ROUND(([L604]-((1.96*[M604])/SQRT([K604])));3)"/>
          <table:table-cell table:style-name="ce23" table:formula="of:=ROUND(([L604]+((1.96*[M604])/SQRT([K604])));3)"/>
          <table:table-cell table:style-name="ce23" table:formula="of:=ROUND(([P604]-((1.96*[Q604])/SQRT([O604])));3)"/>
          <table:table-cell table:style-name="ce23" table:formula="of:=ROUND(([P604]+((1.96*[Q604])/SQRT([O604])));3)"/>
          <table:table-cell table:style-name="ce23" table:formula="of:=ROUND(([T604]-((1.96*[U604])/SQRT([S604])));3)"/>
          <table:table-cell table:style-name="ce23" table:formula="of:=ROUND(([T604]+((1.96*[U604])/SQRT([S604])));3)"/>
          <table:table-cell table:number-columns-repeated="987"/>
        </table:table-row>
        <table:table-row table:style-name="ro14">
          <table:table-cell table:style-name="ce24" office:value-type="string">
            <text:p>Andrew</text:p>
          </table:table-cell>
          <table:table-cell table:style-name="ce25" office:value-type="string">
            <text:p>020_2009.pdf</text:p>
          </table:table-cell>
          <table:table-cell table:style-name="ce25" office:value-type="float" office:value="1.9738929E7">
            <text:p>19738929</text:p>
          </table:table-cell>
          <table:table-cell table:style-name="ce26" office:value-type="string">
            <text:p>COMT</text:p>
          </table:table-cell>
          <table:table-cell table:style-name="ce26" office:value-type="string">
            <text:p>rs4680</text:p>
          </table:table-cell>
          <table:table-cell table:style-name="ce26" office:value-type="string">
            <text:p>Semantic priming</text:p>
          </table:table-cell>
          <table:table-cell table:style-name="ce26" office:value-type="string">
            <text:p>Unmasked priming long soa; p-t: direct</text:p>
          </table:table-cell>
          <table:table-cell table:style-name="ce27" office:value-type="string">
            <text:p>memory</text:p>
          </table:table-cell>
          <table:table-cell table:style-name="ce28" office:value-type="string">
            <text:p>SEM</text:p>
          </table:table-cell>
          <table:table-cell table:style-name="ce35" office:value-type="string">
            <text:p>A/A</text:p>
          </table:table-cell>
          <table:table-cell table:style-name="ce35" office:value-type="float" office:value="26.0">
            <text:p>26</text:p>
          </table:table-cell>
          <table:table-cell table:style-name="ce35" office:value-type="float" office:value="566.09">
            <text:p>566.09</text:p>
          </table:table-cell>
          <table:table-cell table:style-name="ce35" office:value-type="float" office:value="13.08">
            <text:p>13.08</text:p>
          </table:table-cell>
          <table:table-cell table:style-name="ce36" office:value-type="string">
            <text:p>A/A</text:p>
          </table:table-cell>
          <table:table-cell table:style-name="ce36" office:value-type="float" office:value="47.0">
            <text:p>47</text:p>
          </table:table-cell>
          <table:table-cell table:style-name="ce36" office:value-type="float" office:value="565.42">
            <text:p>565.42</text:p>
          </table:table-cell>
          <table:table-cell table:style-name="ce36" office:value-type="float" office:value="9.73">
            <text:p>9.73</text:p>
          </table:table-cell>
          <table:table-cell table:style-name="ce38" office:value-type="string">
            <text:p>A/A</text:p>
          </table:table-cell>
          <table:table-cell table:style-name="ce30" office:value-type="float" office:value="31.0">
            <text:p>31</text:p>
          </table:table-cell>
          <table:table-cell table:style-name="ce30" office:value-type="float" office:value="513.03">
            <text:p>513.03</text:p>
          </table:table-cell>
          <table:table-cell table:style-name="ce30" office:value-type="float" office:value="11.98">
            <text:p>11.98</text:p>
          </table:table-cell>
          <table:table-cell table:style-name="ce29" office:value-type="string">
            <text:p>F-test</text:p>
          </table:table-cell>
          <table:table-cell table:style-name="ce29" office:value-type="float" office:value="6.78">
            <text:p>6.78</text:p>
          </table:table-cell>
          <table:table-cell table:style-name="ce29" office:value-type="float" office:value="0.002">
            <text:p>0.002</text:p>
          </table:table-cell>
          <table:table-cell table:style-name="ce29" office:value-type="string">
            <text:p>yes</text:p>
          </table:table-cell>
          <table:table-cell table:style-name="cf1" table:formula="of:=([L605]-[P605])/SQRT(((((([M605]*SQRT([K605]))^2)*([K605]-1))+((([Q605]*SQRT([O605]))^2)*([O605]-1)))/([K605]+[O605])))"/>
          <table:table-cell table:style-name="cf1" table:formula="of:=([L605]-[T605])/SQRT(((((([M605]*SQRT([K605]))^2)*([K605]-1))+((([U605]*SQRT([S605]))^2)*([S605]-1)))/([K605]+[S605])))"/>
          <table:table-cell table:style-name="cf1" table:formula="of:=([P605]-[T605])/SQRT(((((([Q605]*SQRT([O605]))^2)*([O605]-1))+((([U605]*SQRT([S605]))^2)*([S605]-1)))/([O605]+[S605])))"/>
          <table:table-cell table:style-name="ce32" office:value-type="string">
            <text:p>eta2 = 0.118; post hoc bonferroni : Met/Met &gt; Val/Val; Met/Met &gt; Val/Met</text:p>
          </table:table-cell>
          <table:table-cell table:style-name="ce33" office:value-type="string">
            <text:p>19738929; 11867248; 16494680</text:p>
          </table:table-cell>
          <table:table-cell table:style-name="ce29" office:value-type="string">
            <text:p>MANOVA; F-test</text:p>
          </table:table-cell>
          <table:table-cell table:style-name="ce23" table:formula="of:=ROUND(([L605]-((1.96*[M605])/SQRT([K605])));3)"/>
          <table:table-cell table:style-name="ce23" table:formula="of:=ROUND(([L605]+((1.96*[M605])/SQRT([K605])));3)"/>
          <table:table-cell table:style-name="ce23" table:formula="of:=ROUND(([P605]-((1.96*[Q605])/SQRT([O605])));3)"/>
          <table:table-cell table:style-name="ce23" table:formula="of:=ROUND(([P605]+((1.96*[Q605])/SQRT([O605])));3)"/>
          <table:table-cell table:style-name="ce23" table:formula="of:=ROUND(([T605]-((1.96*[U605])/SQRT([S605])));3)"/>
          <table:table-cell table:style-name="ce23" table:formula="of:=ROUND(([T605]+((1.96*[U605])/SQRT([S605])));3)"/>
          <table:table-cell table:number-columns-repeated="987"/>
        </table:table-row>
        <table:table-row table:style-name="ro14">
          <table:table-cell table:style-name="ce24" office:value-type="string">
            <text:p>Andrew</text:p>
          </table:table-cell>
          <table:table-cell table:style-name="ce25" office:value-type="string">
            <text:p>020_2009.pdf</text:p>
          </table:table-cell>
          <table:table-cell table:style-name="ce25" office:value-type="float" office:value="1.9738929E7">
            <text:p>19738929</text:p>
          </table:table-cell>
          <table:table-cell table:style-name="ce26" office:value-type="string">
            <text:p>COMT</text:p>
          </table:table-cell>
          <table:table-cell table:style-name="ce26" office:value-type="string">
            <text:p>rs4680</text:p>
          </table:table-cell>
          <table:table-cell table:style-name="ce26" office:value-type="string">
            <text:p>Semantic priming</text:p>
          </table:table-cell>
          <table:table-cell table:style-name="ce26" office:value-type="string">
            <text:p>Unmasked priming long soa; p-t: indirect</text:p>
          </table:table-cell>
          <table:table-cell table:style-name="ce27" office:value-type="string">
            <text:p>memory</text:p>
          </table:table-cell>
          <table:table-cell table:style-name="ce28" office:value-type="string">
            <text:p>SEM</text:p>
          </table:table-cell>
          <table:table-cell table:style-name="ce35" office:value-type="string">
            <text:p>A/A</text:p>
          </table:table-cell>
          <table:table-cell table:style-name="ce35" office:value-type="float" office:value="26.0">
            <text:p>26</text:p>
          </table:table-cell>
          <table:table-cell table:style-name="ce35" office:value-type="float" office:value="604.53">
            <text:p>604.53</text:p>
          </table:table-cell>
          <table:table-cell table:style-name="ce35" office:value-type="float" office:value="12.5">
            <text:p>12.5</text:p>
          </table:table-cell>
          <table:table-cell table:style-name="ce36" office:value-type="string">
            <text:p>A/A</text:p>
          </table:table-cell>
          <table:table-cell table:style-name="ce36" office:value-type="float" office:value="47.0">
            <text:p>47</text:p>
          </table:table-cell>
          <table:table-cell table:style-name="ce36" office:value-type="float" office:value="605.62">
            <text:p>605.62</text:p>
          </table:table-cell>
          <table:table-cell table:style-name="ce36" office:value-type="float" office:value="9.3">
            <text:p>9.3</text:p>
          </table:table-cell>
          <table:table-cell table:style-name="ce38" office:value-type="string">
            <text:p>A/A</text:p>
          </table:table-cell>
          <table:table-cell table:style-name="ce30" office:value-type="float" office:value="31.0">
            <text:p>31</text:p>
          </table:table-cell>
          <table:table-cell table:style-name="ce30" office:value-type="float" office:value="548.66">
            <text:p>548.66</text:p>
          </table:table-cell>
          <table:table-cell table:style-name="ce30" office:value-type="float" office:value="11.45">
            <text:p>11.45</text:p>
          </table:table-cell>
          <table:table-cell table:style-name="ce29" office:value-type="string">
            <text:p>F-test</text:p>
          </table:table-cell>
          <table:table-cell table:style-name="ce29" office:value-type="float" office:value="8.57">
            <text:p>8.57</text:p>
          </table:table-cell>
          <table:table-cell table:style-name="ce29" office:value-type="float" office:value="4.0E-4">
            <text:p>0.0004</text:p>
          </table:table-cell>
          <table:table-cell table:style-name="ce29" office:value-type="string">
            <text:p>yes</text:p>
          </table:table-cell>
          <table:table-cell table:style-name="cf1" table:formula="of:=([L606]-[P606])/SQRT(((((([M606]*SQRT([K606]))^2)*([K606]-1))+((([Q606]*SQRT([O606]))^2)*([O606]-1)))/([K606]+[O606])))"/>
          <table:table-cell table:style-name="cf1" table:formula="of:=([L606]-[T606])/SQRT(((((([M606]*SQRT([K606]))^2)*([K606]-1))+((([U606]*SQRT([S606]))^2)*([S606]-1)))/([K606]+[S606])))"/>
          <table:table-cell table:style-name="cf1" table:formula="of:=([P606]-[T606])/SQRT(((((([Q606]*SQRT([O606]))^2)*([O606]-1))+((([U606]*SQRT([S606]))^2)*([S606]-1)))/([O606]+[S606])))"/>
          <table:table-cell table:style-name="ce32" office:value-type="string">
            <text:p>eta2 = 0.145; post hoc bonferroni : Met/Met &gt; Val/Val; Met/Met &gt; Val/Met</text:p>
          </table:table-cell>
          <table:table-cell table:style-name="ce33" office:value-type="string">
            <text:p>19738929; 11867248; 16494680</text:p>
          </table:table-cell>
          <table:table-cell table:style-name="ce29" office:value-type="string">
            <text:p>MANOVA; F-test</text:p>
          </table:table-cell>
          <table:table-cell table:style-name="ce23" table:formula="of:=ROUND(([L606]-((1.96*[M606])/SQRT([K606])));3)"/>
          <table:table-cell table:style-name="ce23" table:formula="of:=ROUND(([L606]+((1.96*[M606])/SQRT([K606])));3)"/>
          <table:table-cell table:style-name="ce23" table:formula="of:=ROUND(([P606]-((1.96*[Q606])/SQRT([O606])));3)"/>
          <table:table-cell table:style-name="ce23" table:formula="of:=ROUND(([P606]+((1.96*[Q606])/SQRT([O606])));3)"/>
          <table:table-cell table:style-name="ce23" table:formula="of:=ROUND(([T606]-((1.96*[U606])/SQRT([S606])));3)"/>
          <table:table-cell table:style-name="ce23" table:formula="of:=ROUND(([T606]+((1.96*[U606])/SQRT([S606])));3)"/>
          <table:table-cell table:number-columns-repeated="987"/>
        </table:table-row>
        <table:table-row table:style-name="ro14">
          <table:table-cell table:style-name="ce24" office:value-type="string">
            <text:p>Andrew</text:p>
          </table:table-cell>
          <table:table-cell table:style-name="ce25" office:value-type="string">
            <text:p>020_2009.pdf</text:p>
          </table:table-cell>
          <table:table-cell table:style-name="ce25" office:value-type="float" office:value="1.9738929E7">
            <text:p>19738929</text:p>
          </table:table-cell>
          <table:table-cell table:style-name="ce26" office:value-type="string">
            <text:p>COMT</text:p>
          </table:table-cell>
          <table:table-cell table:style-name="ce26" office:value-type="string">
            <text:p>rs4680</text:p>
          </table:table-cell>
          <table:table-cell table:style-name="ce26" office:value-type="string">
            <text:p>Semantic priming</text:p>
          </table:table-cell>
          <table:table-cell table:style-name="ce26" office:value-type="string">
            <text:p>Unmasked priming long soa; p-t: unrelated</text:p>
          </table:table-cell>
          <table:table-cell table:style-name="ce27" office:value-type="string">
            <text:p>memory</text:p>
          </table:table-cell>
          <table:table-cell table:style-name="ce28" office:value-type="string">
            <text:p>SEM</text:p>
          </table:table-cell>
          <table:table-cell table:style-name="ce35" office:value-type="string">
            <text:p>A/A</text:p>
          </table:table-cell>
          <table:table-cell table:style-name="ce35" office:value-type="float" office:value="26.0">
            <text:p>26</text:p>
          </table:table-cell>
          <table:table-cell table:style-name="ce35" office:value-type="float" office:value="626.41">
            <text:p>626.41</text:p>
          </table:table-cell>
          <table:table-cell table:style-name="ce35" office:value-type="float" office:value="13.25">
            <text:p>13.25</text:p>
          </table:table-cell>
          <table:table-cell table:style-name="ce36" office:value-type="string">
            <text:p>A/A</text:p>
          </table:table-cell>
          <table:table-cell table:style-name="ce36" office:value-type="float" office:value="47.0">
            <text:p>47</text:p>
          </table:table-cell>
          <table:table-cell table:style-name="ce36" office:value-type="float" office:value="633.58">
            <text:p>633.58</text:p>
          </table:table-cell>
          <table:table-cell table:style-name="ce36" office:value-type="float" office:value="9.86">
            <text:p>9.86</text:p>
          </table:table-cell>
          <table:table-cell table:style-name="ce38" office:value-type="string">
            <text:p>A/A</text:p>
          </table:table-cell>
          <table:table-cell table:style-name="ce30" office:value-type="float" office:value="31.0">
            <text:p>31</text:p>
          </table:table-cell>
          <table:table-cell table:style-name="ce30" office:value-type="float" office:value="576.29">
            <text:p>576.29</text:p>
          </table:table-cell>
          <table:table-cell table:style-name="ce30" office:value-type="float" office:value="12.14">
            <text:p>12.14</text:p>
          </table:table-cell>
          <table:table-cell table:style-name="ce29" office:value-type="string">
            <text:p>F-test</text:p>
          </table:table-cell>
          <table:table-cell table:style-name="ce29" office:value-type="float" office:value="7.23">
            <text:p>7.23</text:p>
          </table:table-cell>
          <table:table-cell table:style-name="ce29" office:value-type="float" office:value="0.001">
            <text:p>0.001</text:p>
          </table:table-cell>
          <table:table-cell table:style-name="ce29" office:value-type="string">
            <text:p>yes</text:p>
          </table:table-cell>
          <table:table-cell table:style-name="cf1" table:formula="of:=([L607]-[P607])/SQRT(((((([M607]*SQRT([K607]))^2)*([K607]-1))+((([Q607]*SQRT([O607]))^2)*([O607]-1)))/([K607]+[O607])))"/>
          <table:table-cell table:style-name="cf1" table:formula="of:=([L607]-[T607])/SQRT(((((([M607]*SQRT([K607]))^2)*([K607]-1))+((([U607]*SQRT([S607]))^2)*([S607]-1)))/([K607]+[S607])))"/>
          <table:table-cell table:style-name="cf1" table:formula="of:=([P607]-[T607])/SQRT(((((([Q607]*SQRT([O607]))^2)*([O607]-1))+((([U607]*SQRT([S607]))^2)*([S607]-1)))/([O607]+[S607])))"/>
          <table:table-cell table:style-name="ce32" office:value-type="string">
            <text:p>eta2 = 0.125; post hoc bonferroni : Met/Met &gt; Val/Val; Met/Met &gt; Val/Met</text:p>
          </table:table-cell>
          <table:table-cell table:style-name="ce33" office:value-type="string">
            <text:p>19738929; 11867248; 16494680</text:p>
          </table:table-cell>
          <table:table-cell table:style-name="ce29" office:value-type="string">
            <text:p>MANOVA; F-test</text:p>
          </table:table-cell>
          <table:table-cell table:style-name="ce23" table:formula="of:=ROUND(([L607]-((1.96*[M607])/SQRT([K607])));3)"/>
          <table:table-cell table:style-name="ce23" table:formula="of:=ROUND(([L607]+((1.96*[M607])/SQRT([K607])));3)"/>
          <table:table-cell table:style-name="ce23" table:formula="of:=ROUND(([P607]-((1.96*[Q607])/SQRT([O607])));3)"/>
          <table:table-cell table:style-name="ce23" table:formula="of:=ROUND(([P607]+((1.96*[Q607])/SQRT([O607])));3)"/>
          <table:table-cell table:style-name="ce23" table:formula="of:=ROUND(([T607]-((1.96*[U607])/SQRT([S607])));3)"/>
          <table:table-cell table:style-name="ce23" table:formula="of:=ROUND(([T607]+((1.96*[U607])/SQRT([S607])));3)"/>
          <table:table-cell table:number-columns-repeated="987"/>
        </table:table-row>
        <table:table-row table:style-name="ro14">
          <table:table-cell table:style-name="ce24" office:value-type="string">
            <text:p>Andrew</text:p>
          </table:table-cell>
          <table:table-cell table:style-name="ce25" office:value-type="string">
            <text:p>020_2009.pdf</text:p>
          </table:table-cell>
          <table:table-cell table:style-name="ce25" office:value-type="float" office:value="1.9738929E7">
            <text:p>19738929</text:p>
          </table:table-cell>
          <table:table-cell table:style-name="ce26" office:value-type="string">
            <text:p>COMT</text:p>
          </table:table-cell>
          <table:table-cell table:style-name="ce26" office:value-type="string">
            <text:p>rs4680</text:p>
          </table:table-cell>
          <table:table-cell table:style-name="ce26" office:value-type="string">
            <text:p>Semantic priming</text:p>
          </table:table-cell>
          <table:table-cell table:style-name="ce26" office:value-type="string">
            <text:p>Unmasked priming short soa; p-t: direct</text:p>
          </table:table-cell>
          <table:table-cell table:style-name="ce27" office:value-type="string">
            <text:p>memory</text:p>
          </table:table-cell>
          <table:table-cell table:style-name="ce28" office:value-type="string">
            <text:p>SEM</text:p>
          </table:table-cell>
          <table:table-cell table:style-name="ce35" office:value-type="string">
            <text:p>A/A</text:p>
          </table:table-cell>
          <table:table-cell table:style-name="ce35" office:value-type="float" office:value="26.0">
            <text:p>26</text:p>
          </table:table-cell>
          <table:table-cell table:style-name="ce35" office:value-type="float" office:value="587.03">
            <text:p>587.03</text:p>
          </table:table-cell>
          <table:table-cell table:style-name="ce35" office:value-type="float" office:value="15.17">
            <text:p>15.17</text:p>
          </table:table-cell>
          <table:table-cell table:style-name="ce36" office:value-type="string">
            <text:p>A/A</text:p>
          </table:table-cell>
          <table:table-cell table:style-name="ce36" office:value-type="float" office:value="47.0">
            <text:p>47</text:p>
          </table:table-cell>
          <table:table-cell table:style-name="ce36" office:value-type="float" office:value="590.56">
            <text:p>590.56</text:p>
          </table:table-cell>
          <table:table-cell table:style-name="ce36" office:value-type="float" office:value="11.28">
            <text:p>11.28</text:p>
          </table:table-cell>
          <table:table-cell table:style-name="ce38" office:value-type="string">
            <text:p>A/A</text:p>
          </table:table-cell>
          <table:table-cell table:style-name="ce30" office:value-type="float" office:value="31.0">
            <text:p>31</text:p>
          </table:table-cell>
          <table:table-cell table:style-name="ce30" office:value-type="float" office:value="535.29">
            <text:p>535.29</text:p>
          </table:table-cell>
          <table:table-cell table:style-name="ce30" office:value-type="float" office:value="13.89">
            <text:p>13.89</text:p>
          </table:table-cell>
          <table:table-cell table:style-name="ce29" office:value-type="string">
            <text:p>F-test</text:p>
          </table:table-cell>
          <table:table-cell table:style-name="ce29" office:value-type="float" office:value="5.32">
            <text:p>5.32</text:p>
          </table:table-cell>
          <table:table-cell table:style-name="ce29" office:value-type="float" office:value="0.006">
            <text:p>0.006</text:p>
          </table:table-cell>
          <table:table-cell table:style-name="ce29" office:value-type="string">
            <text:p>yes</text:p>
          </table:table-cell>
          <table:table-cell table:style-name="cf1" table:formula="of:=([L608]-[P608])/SQRT(((((([M608]*SQRT([K608]))^2)*([K608]-1))+((([Q608]*SQRT([O608]))^2)*([O608]-1)))/([K608]+[O608])))"/>
          <table:table-cell table:style-name="cf1" table:formula="of:=([L608]-[T608])/SQRT(((((([M608]*SQRT([K608]))^2)*([K608]-1))+((([U608]*SQRT([S608]))^2)*([S608]-1)))/([K608]+[S608])))"/>
          <table:table-cell table:style-name="cf1" table:formula="of:=([P608]-[T608])/SQRT(((((([Q608]*SQRT([O608]))^2)*([O608]-1))+((([U608]*SQRT([S608]))^2)*([S608]-1)))/([O608]+[S608])))"/>
          <table:table-cell table:style-name="ce32" office:value-type="string">
            <text:p>eta2 = 0.095; post hoc bonferroni : Met/Met &gt; Val/Val; Met/Met &gt; Val/Met</text:p>
          </table:table-cell>
          <table:table-cell table:style-name="ce33" office:value-type="string">
            <text:p>19738929; 11867248; 16494680</text:p>
          </table:table-cell>
          <table:table-cell table:style-name="ce29" office:value-type="string">
            <text:p>MANOVA; F-test</text:p>
          </table:table-cell>
          <table:table-cell table:style-name="ce23" table:formula="of:=ROUND(([L608]-((1.96*[M608])/SQRT([K608])));3)"/>
          <table:table-cell table:style-name="ce23" table:formula="of:=ROUND(([L608]+((1.96*[M608])/SQRT([K608])));3)"/>
          <table:table-cell table:style-name="ce23" table:formula="of:=ROUND(([P608]-((1.96*[Q608])/SQRT([O608])));3)"/>
          <table:table-cell table:style-name="ce23" table:formula="of:=ROUND(([P608]+((1.96*[Q608])/SQRT([O608])));3)"/>
          <table:table-cell table:style-name="ce23" table:formula="of:=ROUND(([T608]-((1.96*[U608])/SQRT([S608])));3)"/>
          <table:table-cell table:style-name="ce23" table:formula="of:=ROUND(([T608]+((1.96*[U608])/SQRT([S608])));3)"/>
          <table:table-cell table:number-columns-repeated="987"/>
        </table:table-row>
        <table:table-row table:style-name="ro14">
          <table:table-cell table:style-name="ce24" office:value-type="string">
            <text:p>Andrew</text:p>
          </table:table-cell>
          <table:table-cell table:style-name="ce25" office:value-type="string">
            <text:p>020_2009.pdf</text:p>
          </table:table-cell>
          <table:table-cell table:style-name="ce25" office:value-type="float" office:value="1.9738929E7">
            <text:p>19738929</text:p>
          </table:table-cell>
          <table:table-cell table:style-name="ce26" office:value-type="string">
            <text:p>COMT</text:p>
          </table:table-cell>
          <table:table-cell table:style-name="ce26" office:value-type="string">
            <text:p>rs4680</text:p>
          </table:table-cell>
          <table:table-cell table:style-name="ce26" office:value-type="string">
            <text:p>Semantic priming</text:p>
          </table:table-cell>
          <table:table-cell table:style-name="ce26" office:value-type="string">
            <text:p>Unmasked priming short soa; p-t: indirect</text:p>
          </table:table-cell>
          <table:table-cell table:style-name="ce27" office:value-type="string">
            <text:p>memory</text:p>
          </table:table-cell>
          <table:table-cell table:style-name="ce28" office:value-type="string">
            <text:p>SEM</text:p>
          </table:table-cell>
          <table:table-cell table:style-name="ce35" office:value-type="string">
            <text:p>A/A</text:p>
          </table:table-cell>
          <table:table-cell table:style-name="ce35" office:value-type="float" office:value="26.0">
            <text:p>26</text:p>
          </table:table-cell>
          <table:table-cell table:style-name="ce35" office:value-type="float" office:value="626.33">
            <text:p>626.33</text:p>
          </table:table-cell>
          <table:table-cell table:style-name="ce35" office:value-type="float" office:value="16.08">
            <text:p>16.08</text:p>
          </table:table-cell>
          <table:table-cell table:style-name="ce36" office:value-type="string">
            <text:p>A/A</text:p>
          </table:table-cell>
          <table:table-cell table:style-name="ce36" office:value-type="float" office:value="47.0">
            <text:p>47</text:p>
          </table:table-cell>
          <table:table-cell table:style-name="ce36" office:value-type="float" office:value="622.66">
            <text:p>622.66</text:p>
          </table:table-cell>
          <table:table-cell table:style-name="ce36" office:value-type="float" office:value="11.96">
            <text:p>11.96</text:p>
          </table:table-cell>
          <table:table-cell table:style-name="ce38" office:value-type="string">
            <text:p>A/A</text:p>
          </table:table-cell>
          <table:table-cell table:style-name="ce30" office:value-type="float" office:value="31.0">
            <text:p>31</text:p>
          </table:table-cell>
          <table:table-cell table:style-name="ce30" office:value-type="float" office:value="565.17">
            <text:p>565.17</text:p>
          </table:table-cell>
          <table:table-cell table:style-name="ce30" office:value-type="float" office:value="14.73">
            <text:p>14.73</text:p>
          </table:table-cell>
          <table:table-cell table:style-name="ce29" office:value-type="string">
            <text:p>F-test</text:p>
          </table:table-cell>
          <table:table-cell table:style-name="ce29" office:value-type="float" office:value="5.61">
            <text:p>5.61</text:p>
          </table:table-cell>
          <table:table-cell table:style-name="ce29" office:value-type="float" office:value="0.005">
            <text:p>0.005</text:p>
          </table:table-cell>
          <table:table-cell table:style-name="ce29" office:value-type="string">
            <text:p>yes</text:p>
          </table:table-cell>
          <table:table-cell table:style-name="cf1" table:formula="of:=([L609]-[P609])/SQRT(((((([M609]*SQRT([K609]))^2)*([K609]-1))+((([Q609]*SQRT([O609]))^2)*([O609]-1)))/([K609]+[O609])))"/>
          <table:table-cell table:style-name="cf1" table:formula="of:=([L609]-[T609])/SQRT(((((([M609]*SQRT([K609]))^2)*([K609]-1))+((([U609]*SQRT([S609]))^2)*([S609]-1)))/([K609]+[S609])))"/>
          <table:table-cell table:style-name="cf1" table:formula="of:=([P609]-[T609])/SQRT(((((([Q609]*SQRT([O609]))^2)*([O609]-1))+((([U609]*SQRT([S609]))^2)*([S609]-1)))/([O609]+[S609])))"/>
          <table:table-cell table:style-name="ce32" office:value-type="string">
            <text:p>eta2 = 0.100; post hoc bonferroni : Met/Met &gt; Val/Val; Met/Met &gt; Val/Met</text:p>
          </table:table-cell>
          <table:table-cell table:style-name="ce33" office:value-type="string">
            <text:p>19738929; 11867248; 16494680</text:p>
          </table:table-cell>
          <table:table-cell table:style-name="ce29" office:value-type="string">
            <text:p>MANOVA; F-test</text:p>
          </table:table-cell>
          <table:table-cell table:style-name="ce23" table:formula="of:=ROUND(([L609]-((1.96*[M609])/SQRT([K609])));3)"/>
          <table:table-cell table:style-name="ce23" table:formula="of:=ROUND(([L609]+((1.96*[M609])/SQRT([K609])));3)"/>
          <table:table-cell table:style-name="ce23" table:formula="of:=ROUND(([P609]-((1.96*[Q609])/SQRT([O609])));3)"/>
          <table:table-cell table:style-name="ce23" table:formula="of:=ROUND(([P609]+((1.96*[Q609])/SQRT([O609])));3)"/>
          <table:table-cell table:style-name="ce23" table:formula="of:=ROUND(([T609]-((1.96*[U609])/SQRT([S609])));3)"/>
          <table:table-cell table:style-name="ce23" table:formula="of:=ROUND(([T609]+((1.96*[U609])/SQRT([S609])));3)"/>
          <table:table-cell table:number-columns-repeated="987"/>
        </table:table-row>
        <table:table-row table:style-name="ro19">
          <table:table-cell table:style-name="ce24" office:value-type="string">
            <text:p>Andrew</text:p>
          </table:table-cell>
          <table:table-cell table:style-name="ce25" office:value-type="string">
            <text:p>020_2009.pdf</text:p>
          </table:table-cell>
          <table:table-cell table:style-name="ce25" office:value-type="float" office:value="1.9738929E7">
            <text:p>19738929</text:p>
          </table:table-cell>
          <table:table-cell table:style-name="ce26" office:value-type="string">
            <text:p>COMT</text:p>
          </table:table-cell>
          <table:table-cell table:style-name="ce26" office:value-type="string">
            <text:p>rs4680</text:p>
          </table:table-cell>
          <table:table-cell table:style-name="ce26" office:value-type="string">
            <text:p>Semantic priming</text:p>
          </table:table-cell>
          <table:table-cell table:style-name="ce26" office:value-type="string">
            <text:p>Unmasked priming short soa; p-t: unrelated</text:p>
          </table:table-cell>
          <table:table-cell table:style-name="ce27" office:value-type="string">
            <text:p>memory</text:p>
          </table:table-cell>
          <table:table-cell table:style-name="ce28" office:value-type="string">
            <text:p>SEM</text:p>
          </table:table-cell>
          <table:table-cell table:style-name="ce35" office:value-type="string">
            <text:p>A/A</text:p>
          </table:table-cell>
          <table:table-cell table:style-name="ce35" office:value-type="float" office:value="26.0">
            <text:p>26</text:p>
          </table:table-cell>
          <table:table-cell table:style-name="ce35" office:value-type="float" office:value="653.69">
            <text:p>653.69</text:p>
          </table:table-cell>
          <table:table-cell table:style-name="ce35" office:value-type="float" office:value="16.07">
            <text:p>16.07</text:p>
          </table:table-cell>
          <table:table-cell table:style-name="ce36" office:value-type="string">
            <text:p>A/A</text:p>
          </table:table-cell>
          <table:table-cell table:style-name="ce36" office:value-type="float" office:value="47.0">
            <text:p>47</text:p>
          </table:table-cell>
          <table:table-cell table:style-name="ce36" office:value-type="float" office:value="655.5">
            <text:p>655.5</text:p>
          </table:table-cell>
          <table:table-cell table:style-name="ce36" office:value-type="float" office:value="11.95">
            <text:p>11.95</text:p>
          </table:table-cell>
          <table:table-cell table:style-name="ce38" office:value-type="string">
            <text:p>A/A</text:p>
          </table:table-cell>
          <table:table-cell table:style-name="ce30" office:value-type="float" office:value="31.0">
            <text:p>31</text:p>
          </table:table-cell>
          <table:table-cell table:style-name="ce30" office:value-type="float" office:value="599.24">
            <text:p>599.24</text:p>
          </table:table-cell>
          <table:table-cell table:style-name="ce30" office:value-type="float" office:value="14.72">
            <text:p>14.72</text:p>
          </table:table-cell>
          <table:table-cell table:style-name="ce29" office:value-type="string">
            <text:p>F-test</text:p>
          </table:table-cell>
          <table:table-cell table:style-name="ce29" office:value-type="float" office:value="5.01">
            <text:p>5.01</text:p>
          </table:table-cell>
          <table:table-cell table:style-name="ce29" office:value-type="float" office:value="0.008">
            <text:p>0.008</text:p>
          </table:table-cell>
          <table:table-cell table:style-name="ce29" office:value-type="string">
            <text:p>yes</text:p>
          </table:table-cell>
          <table:table-cell table:style-name="cf1" table:formula="of:=([L610]-[P610])/SQRT(((((([M610]*SQRT([K610]))^2)*([K610]-1))+((([Q610]*SQRT([O610]))^2)*([O610]-1)))/([K610]+[O610])))"/>
          <table:table-cell table:style-name="cf1" table:formula="of:=([L610]-[T610])/SQRT(((((([M610]*SQRT([K610]))^2)*([K610]-1))+((([U610]*SQRT([S610]))^2)*([S610]-1)))/([K610]+[S610])))"/>
          <table:table-cell table:style-name="cf1" table:formula="of:=([P610]-[T610])/SQRT(((((([Q610]*SQRT([O610]))^2)*([O610]-1))+((([U610]*SQRT([S610]))^2)*([S610]-1)))/([O610]+[S610])))"/>
          <table:table-cell table:style-name="ce32" office:value-type="string">
            <text:p>eta2 = 0.090; post hoc bonferroni : Met/Met &gt; Val/Val; Met/Met &gt; Val/Met; this study concludes that COMT only affects the lexical decision latencies,and therefore reflects general executive processing effects,not specific semantic effects.</text:p>
          </table:table-cell>
          <table:table-cell table:style-name="ce33" office:value-type="string">
            <text:p>19738929; 11867248; 16494680</text:p>
          </table:table-cell>
          <table:table-cell table:style-name="ce29" office:value-type="string">
            <text:p>MANOVA; F-test</text:p>
          </table:table-cell>
          <table:table-cell table:style-name="ce23" table:formula="of:=ROUND(([L610]-((1.96*[M610])/SQRT([K610])));3)"/>
          <table:table-cell table:style-name="ce23" table:formula="of:=ROUND(([L610]+((1.96*[M610])/SQRT([K610])));3)"/>
          <table:table-cell table:style-name="ce23" table:formula="of:=ROUND(([P610]-((1.96*[Q610])/SQRT([O610])));3)"/>
          <table:table-cell table:style-name="ce23" table:formula="of:=ROUND(([P610]+((1.96*[Q610])/SQRT([O610])));3)"/>
          <table:table-cell table:style-name="ce23" table:formula="of:=ROUND(([T610]-((1.96*[U610])/SQRT([S610])));3)"/>
          <table:table-cell table:style-name="ce23" table:formula="of:=ROUND(([T610]+((1.96*[U610])/SQRT([S610])));3)"/>
          <table:table-cell table:number-columns-repeated="987"/>
        </table:table-row>
        <table:table-row table:style-name="ro1">
          <table:table-cell table:style-name="ce24" office:value-type="string">
            <text:p>Andrew</text:p>
          </table:table-cell>
          <table:table-cell table:style-name="ce25"/>
          <table:table-cell table:style-name="ce25" office:value-type="float" office:value="1.5319576E7">
            <text:p>15319576</text:p>
          </table:table-cell>
          <table:table-cell table:style-name="ce26" office:value-type="string">
            <text:p>COMT</text:p>
          </table:table-cell>
          <table:table-cell table:style-name="ce26" office:value-type="string">
            <text:p>rs4680</text:p>
          </table:table-cell>
          <table:table-cell table:style-name="ce26" office:value-type="string">
            <text:p>Semantic,Vocabulary </text:p>
          </table:table-cell>
          <table:table-cell table:style-name="ce26" office:value-type="string">
            <text:p>Z-score</text:p>
          </table:table-cell>
          <table:table-cell table:style-name="ce27" office:value-type="string">
            <text:p>memory</text:p>
          </table:table-cell>
          <table:table-cell table:style-name="ce28" office:value-type="string">
            <text:p>SEM</text:p>
          </table:table-cell>
          <table:table-cell table:style-name="ce35" office:value-type="string">
            <text:p>A/A</text:p>
          </table:table-cell>
          <table:table-cell table:style-name="ce35" office:value-type="float" office:value="56.0">
            <text:p>56</text:p>
          </table:table-cell>
          <table:table-cell table:style-name="ce35" office:value-type="float" office:value="0.21">
            <text:p>0.21</text:p>
          </table:table-cell>
          <table:table-cell table:style-name="ce35" office:value-type="float" office:value="0.11">
            <text:p>0.11</text:p>
          </table:table-cell>
          <table:table-cell table:style-name="ce36" office:value-type="string">
            <text:p>A/A</text:p>
          </table:table-cell>
          <table:table-cell table:style-name="ce36" office:value-type="float" office:value="149.0">
            <text:p>149</text:p>
          </table:table-cell>
          <table:table-cell table:style-name="ce36" office:value-type="float" office:value="-0.03">
            <text:p>-0.03</text:p>
          </table:table-cell>
          <table:table-cell table:style-name="ce36" office:value-type="float" office:value="0.08">
            <text:p>0.08</text:p>
          </table:table-cell>
          <table:table-cell table:style-name="ce38" office:value-type="string">
            <text:p>A/A</text:p>
          </table:table-cell>
          <table:table-cell table:style-name="ce30" office:value-type="float" office:value="81.0">
            <text:p>81</text:p>
          </table:table-cell>
          <table:table-cell table:style-name="ce30" office:value-type="float" office:value="-0.03">
            <text:p>-0.03</text:p>
          </table:table-cell>
          <table:table-cell table:style-name="ce30" office:value-type="float" office:value="0.12">
            <text:p>0.12</text:p>
          </table:table-cell>
          <table:table-cell table:number-columns-repeated="2" table:style-name="ce29"/>
          <table:table-cell table:style-name="ce29" office:value-type="float" office:value="0.16">
            <text:p>0.16</text:p>
          </table:table-cell>
          <table:table-cell table:style-name="ce29"/>
          <table:table-cell table:style-name="cf1" table:formula="of:=([L611]-[P611])/SQRT(((((([M611]*SQRT([K611]))^2)*([K611]-1))+((([Q611]*SQRT([O611]))^2)*([O611]-1)))/([K611]+[O611])))"/>
          <table:table-cell table:style-name="cf1" table:formula="of:=([L611]-[T611])/SQRT(((((([M611]*SQRT([K611]))^2)*([K611]-1))+((([U611]*SQRT([S611]))^2)*([S611]-1)))/([K611]+[S611])))"/>
          <table:table-cell table:style-name="cf1" table:formula="of:=([P611]-[T611])/SQRT(((((([Q611]*SQRT([O611]))^2)*([O611]-1))+((([U611]*SQRT([S611]))^2)*([S611]-1)))/([O611]+[S611])))"/>
          <table:table-cell table:style-name="ce32"/>
          <table:table-cell table:style-name="ce33"/>
          <table:table-cell table:style-name="ce29"/>
          <table:table-cell table:style-name="ce23" table:formula="of:=ROUND(([L611]-((1.96*[M611])/SQRT([K611])));3)"/>
          <table:table-cell table:style-name="ce23" table:formula="of:=ROUND(([L611]+((1.96*[M611])/SQRT([K611])));3)"/>
          <table:table-cell table:style-name="ce23" table:formula="of:=ROUND(([P611]-((1.96*[Q611])/SQRT([O611])));3)"/>
          <table:table-cell table:style-name="ce23" table:formula="of:=ROUND(([P611]+((1.96*[Q611])/SQRT([O611])));3)"/>
          <table:table-cell table:style-name="ce23" table:formula="of:=ROUND(([T611]-((1.96*[U611])/SQRT([S611])));3)"/>
          <table:table-cell table:style-name="ce23" table:formula="of:=ROUND(([T611]+((1.96*[U611])/SQRT([S611])));3)"/>
          <table:table-cell table:number-columns-repeated="987"/>
        </table:table-row>
        <table:table-row table:style-name="ro8">
          <table:table-cell table:style-name="ce24" office:value-type="string">
            <text:p>Andrew</text:p>
          </table:table-cell>
          <table:table-cell table:style-name="ce25" office:value-type="string">
            <text:p>fulltext (2)r.pdf</text:p>
          </table:table-cell>
          <table:table-cell table:style-name="ce25" office:value-type="float" office:value="1.9468819E7">
            <text:p>19468819</text:p>
          </table:table-cell>
          <table:table-cell table:style-name="ce26" office:value-type="string">
            <text:p>PDYN</text:p>
          </table:table-cell>
          <table:table-cell table:style-name="ce42" office:value-type="string">
            <text:p>rs1997794</text:p>
          </table:table-cell>
          <table:table-cell table:style-name="ce26" office:value-type="string">
            <text:p>CERAD</text:p>
          </table:table-cell>
          <table:table-cell table:style-name="ce26" office:value-type="string">
            <text:p>Episodic memory score</text:p>
          </table:table-cell>
          <table:table-cell table:style-name="ce27" office:value-type="string">
            <text:p>memory</text:p>
          </table:table-cell>
          <table:table-cell table:style-name="ce28" office:value-type="string">
            <text:p>SEM</text:p>
          </table:table-cell>
          <table:table-cell table:style-name="ce29" office:value-type="string">
            <text:p>T/T</text:p>
          </table:table-cell>
          <table:table-cell table:style-name="ce29" office:value-type="float" office:value="657.0">
            <text:p>657</text:p>
          </table:table-cell>
          <table:table-cell table:style-name="ce29" office:value-type="float" office:value="32.88">
            <text:p>32.88</text:p>
          </table:table-cell>
          <table:table-cell table:style-name="ce29" office:value-type="float" office:value="0.29">
            <text:p>0.29</text:p>
          </table:table-cell>
          <table:table-cell table:style-name="ce25" office:value-type="string">
            <text:p>C/T</text:p>
          </table:table-cell>
          <table:table-cell table:style-name="ce25" office:value-type="float" office:value="728.0">
            <text:p>728</text:p>
          </table:table-cell>
          <table:table-cell table:style-name="ce25" office:value-type="float" office:value="33.76">
            <text:p>33.76</text:p>
          </table:table-cell>
          <table:table-cell table:style-name="ce25" office:value-type="float" office:value="0.29">
            <text:p>0.29</text:p>
          </table:table-cell>
          <table:table-cell table:style-name="ce30" office:value-type="string">
            <text:p>C/C</text:p>
          </table:table-cell>
          <table:table-cell table:style-name="ce30" office:value-type="float" office:value="218.0">
            <text:p>218</text:p>
          </table:table-cell>
          <table:table-cell table:style-name="ce30" office:value-type="float" office:value="34.32">
            <text:p>34.32</text:p>
          </table:table-cell>
          <table:table-cell table:style-name="ce30" office:value-type="float" office:value="0.46">
            <text:p>0.46</text:p>
          </table:table-cell>
          <table:table-cell table:number-columns-repeated="4" table:style-name="ce29"/>
          <table:table-cell table:style-name="cf1" table:formula="of:=([L612]-[P612])/SQRT(((((([M612]*SQRT([K612]))^2)*([K612]-1))+((([Q612]*SQRT([O612]))^2)*([O612]-1)))/([K612]+[O612])))"/>
          <table:table-cell table:style-name="cf1" table:formula="of:=([L612]-[T612])/SQRT(((((([M612]*SQRT([K612]))^2)*([K612]-1))+((([U612]*SQRT([S612]))^2)*([S612]-1)))/([K612]+[S612])))"/>
          <table:table-cell table:style-name="cf1" table:formula="of:=([P612]-[T612])/SQRT(((((([Q612]*SQRT([O612]))^2)*([O612]-1))+((([U612]*SQRT([S612]))^2)*([S612]-1)))/([O612]+[S612])))"/>
          <table:table-cell table:style-name="ce32" office:value-type="string">
            <text:p>significance calculated for 2-group effects,not 3 group</text:p>
          </table:table-cell>
          <table:table-cell table:style-name="ce33" office:value-type="float" office:value="8164812.0">
            <text:p>8164812</text:p>
          </table:table-cell>
          <table:table-cell table:style-name="ce29"/>
          <table:table-cell table:style-name="ce23" table:formula="of:=ROUND(([L612]-((1.96*[M612])/SQRT([K612])));3)"/>
          <table:table-cell table:style-name="ce23" table:formula="of:=ROUND(([L612]+((1.96*[M612])/SQRT([K612])));3)"/>
          <table:table-cell table:style-name="ce23" table:formula="of:=ROUND(([P612]-((1.96*[Q612])/SQRT([O612])));3)"/>
          <table:table-cell table:style-name="ce23" table:formula="of:=ROUND(([P612]+((1.96*[Q612])/SQRT([O612])));3)"/>
          <table:table-cell table:style-name="ce23" table:formula="of:=ROUND(([T612]-((1.96*[U612])/SQRT([S612])));3)"/>
          <table:table-cell table:style-name="ce23" table:formula="of:=ROUND(([T612]+((1.96*[U612])/SQRT([S612])));3)"/>
          <table:table-cell table:number-columns-repeated="987"/>
        </table:table-row>
        <table:table-row table:style-name="ro8">
          <table:table-cell table:style-name="ce24" office:value-type="string">
            <text:p>Andrew</text:p>
          </table:table-cell>
          <table:table-cell table:style-name="ce25" office:value-type="string">
            <text:p>fulltext (2)r.pdf</text:p>
          </table:table-cell>
          <table:table-cell table:style-name="ce25" office:value-type="float" office:value="1.9468819E7">
            <text:p>19468819</text:p>
          </table:table-cell>
          <table:table-cell table:style-name="ce26" office:value-type="string">
            <text:p>PDYN</text:p>
          </table:table-cell>
          <table:table-cell table:style-name="ce42" office:value-type="string">
            <text:p>rs910080</text:p>
          </table:table-cell>
          <table:table-cell table:style-name="ce26" office:value-type="string">
            <text:p>CERAD</text:p>
          </table:table-cell>
          <table:table-cell table:style-name="ce26" office:value-type="string">
            <text:p>Episodic memory score</text:p>
          </table:table-cell>
          <table:table-cell table:style-name="ce27" office:value-type="string">
            <text:p>memory</text:p>
          </table:table-cell>
          <table:table-cell table:style-name="ce28" office:value-type="string">
            <text:p>SEM</text:p>
          </table:table-cell>
          <table:table-cell table:style-name="ce29" office:value-type="string">
            <text:p>A/A</text:p>
          </table:table-cell>
          <table:table-cell table:style-name="ce29" office:value-type="float" office:value="867.0">
            <text:p>867</text:p>
          </table:table-cell>
          <table:table-cell table:style-name="ce29" office:value-type="float" office:value="33.03">
            <text:p>33.03</text:p>
          </table:table-cell>
          <table:table-cell table:style-name="ce29" office:value-type="float" office:value="0.27">
            <text:p>0.27</text:p>
          </table:table-cell>
          <table:table-cell table:style-name="ce25" office:value-type="string">
            <text:p>A/G</text:p>
          </table:table-cell>
          <table:table-cell table:style-name="ce25" office:value-type="float" office:value="626.0">
            <text:p>626</text:p>
          </table:table-cell>
          <table:table-cell table:style-name="ce25" office:value-type="float" office:value="33.79">
            <text:p>33.79</text:p>
          </table:table-cell>
          <table:table-cell table:style-name="ce25" office:value-type="float" office:value="0.3">
            <text:p>0.3</text:p>
          </table:table-cell>
          <table:table-cell table:style-name="ce30" office:value-type="string">
            <text:p>G/G</text:p>
          </table:table-cell>
          <table:table-cell table:style-name="ce30" office:value-type="float" office:value="117.0">
            <text:p>117</text:p>
          </table:table-cell>
          <table:table-cell table:style-name="ce30" office:value-type="float" office:value="34.52">
            <text:p>34.52</text:p>
          </table:table-cell>
          <table:table-cell table:style-name="ce30" office:value-type="float" office:value="0.61">
            <text:p>0.61</text:p>
          </table:table-cell>
          <table:table-cell table:number-columns-repeated="4" table:style-name="ce29"/>
          <table:table-cell table:style-name="cf1" table:formula="of:=([L613]-[P613])/SQRT(((((([M613]*SQRT([K613]))^2)*([K613]-1))+((([Q613]*SQRT([O613]))^2)*([O613]-1)))/([K613]+[O613])))"/>
          <table:table-cell table:style-name="cf1" table:formula="of:=([L613]-[T613])/SQRT(((((([M613]*SQRT([K613]))^2)*([K613]-1))+((([U613]*SQRT([S613]))^2)*([S613]-1)))/([K613]+[S613])))"/>
          <table:table-cell table:style-name="cf1" table:formula="of:=([P613]-[T613])/SQRT(((((([Q613]*SQRT([O613]))^2)*([O613]-1))+((([U613]*SQRT([S613]))^2)*([S613]-1)))/([O613]+[S613])))"/>
          <table:table-cell table:style-name="ce32" office:value-type="string">
            <text:p>significance calculated for 2-group effects,not 3 group</text:p>
          </table:table-cell>
          <table:table-cell table:style-name="ce33" office:value-type="float" office:value="8164812.0">
            <text:p>8164812</text:p>
          </table:table-cell>
          <table:table-cell table:style-name="ce29"/>
          <table:table-cell table:style-name="ce23" table:formula="of:=ROUND(([L613]-((1.96*[M613])/SQRT([K613])));3)"/>
          <table:table-cell table:style-name="ce23" table:formula="of:=ROUND(([L613]+((1.96*[M613])/SQRT([K613])));3)"/>
          <table:table-cell table:style-name="ce23" table:formula="of:=ROUND(([P613]-((1.96*[Q613])/SQRT([O613])));3)"/>
          <table:table-cell table:style-name="ce23" table:formula="of:=ROUND(([P613]+((1.96*[Q613])/SQRT([O613])));3)"/>
          <table:table-cell table:style-name="ce23" table:formula="of:=ROUND(([T613]-((1.96*[U613])/SQRT([S613])));3)"/>
          <table:table-cell table:style-name="ce23" table:formula="of:=ROUND(([T613]+((1.96*[U613])/SQRT([S613])));3)"/>
          <table:table-cell table:number-columns-repeated="987"/>
        </table:table-row>
        <table:table-row table:style-name="ro8">
          <table:table-cell table:style-name="ce24" office:value-type="string">
            <text:p>Andrew</text:p>
          </table:table-cell>
          <table:table-cell table:style-name="ce25" office:value-type="string">
            <text:p>fulltext (2)r.pdf</text:p>
          </table:table-cell>
          <table:table-cell table:style-name="ce25" office:value-type="float" office:value="1.9468819E7">
            <text:p>19468819</text:p>
          </table:table-cell>
          <table:table-cell table:style-name="ce26" office:value-type="string">
            <text:p>PDYN</text:p>
          </table:table-cell>
          <table:table-cell table:style-name="ce42" office:value-type="string">
            <text:p>rs2235751</text:p>
          </table:table-cell>
          <table:table-cell table:style-name="ce26" office:value-type="string">
            <text:p>CERAD</text:p>
          </table:table-cell>
          <table:table-cell table:style-name="ce26" office:value-type="string">
            <text:p>Episodic memory score</text:p>
          </table:table-cell>
          <table:table-cell table:style-name="ce27" office:value-type="string">
            <text:p>memory</text:p>
          </table:table-cell>
          <table:table-cell table:style-name="ce28" office:value-type="string">
            <text:p>SEM</text:p>
          </table:table-cell>
          <table:table-cell table:style-name="ce29" office:value-type="string">
            <text:p>A/A</text:p>
          </table:table-cell>
          <table:table-cell table:style-name="ce29" office:value-type="float" office:value="907.0">
            <text:p>907</text:p>
          </table:table-cell>
          <table:table-cell table:style-name="ce29" office:value-type="float" office:value="33.07">
            <text:p>33.07</text:p>
          </table:table-cell>
          <table:table-cell table:style-name="ce29" office:value-type="float" office:value="0.27">
            <text:p>0.27</text:p>
          </table:table-cell>
          <table:table-cell table:style-name="ce25" office:value-type="string">
            <text:p>A/G</text:p>
          </table:table-cell>
          <table:table-cell table:style-name="ce25" office:value-type="float" office:value="591.0">
            <text:p>591</text:p>
          </table:table-cell>
          <table:table-cell table:style-name="ce25" office:value-type="float" office:value="33.7">
            <text:p>33.7</text:p>
          </table:table-cell>
          <table:table-cell table:style-name="ce25" office:value-type="float" office:value="0.31">
            <text:p>0.31</text:p>
          </table:table-cell>
          <table:table-cell table:style-name="ce30" office:value-type="string">
            <text:p>G/G</text:p>
          </table:table-cell>
          <table:table-cell table:style-name="ce30" office:value-type="float" office:value="105.0">
            <text:p>105</text:p>
          </table:table-cell>
          <table:table-cell table:style-name="ce30" office:value-type="float" office:value="34.44">
            <text:p>34.44</text:p>
          </table:table-cell>
          <table:table-cell table:style-name="ce30" office:value-type="float" office:value="0.64">
            <text:p>0.64</text:p>
          </table:table-cell>
          <table:table-cell table:number-columns-repeated="4" table:style-name="ce29"/>
          <table:table-cell table:style-name="cf1" table:formula="of:=([L614]-[P614])/SQRT(((((([M614]*SQRT([K614]))^2)*([K614]-1))+((([Q614]*SQRT([O614]))^2)*([O614]-1)))/([K614]+[O614])))"/>
          <table:table-cell table:style-name="cf1" table:formula="of:=([L614]-[T614])/SQRT(((((([M614]*SQRT([K614]))^2)*([K614]-1))+((([U614]*SQRT([S614]))^2)*([S614]-1)))/([K614]+[S614])))"/>
          <table:table-cell table:style-name="cf1" table:formula="of:=([P614]-[T614])/SQRT(((((([Q614]*SQRT([O614]))^2)*([O614]-1))+((([U614]*SQRT([S614]))^2)*([S614]-1)))/([O614]+[S614])))"/>
          <table:table-cell table:style-name="ce32" office:value-type="string">
            <text:p>significance calculated for 2-group effects,not 3 group</text:p>
          </table:table-cell>
          <table:table-cell table:style-name="ce33" office:value-type="float" office:value="8164812.0">
            <text:p>8164812</text:p>
          </table:table-cell>
          <table:table-cell table:style-name="ce29"/>
          <table:table-cell table:style-name="ce23" table:formula="of:=ROUND(([L614]-((1.96*[M614])/SQRT([K614])));3)"/>
          <table:table-cell table:style-name="ce23" table:formula="of:=ROUND(([L614]+((1.96*[M614])/SQRT([K614])));3)"/>
          <table:table-cell table:style-name="ce23" table:formula="of:=ROUND(([P614]-((1.96*[Q614])/SQRT([O614])));3)"/>
          <table:table-cell table:style-name="ce23" table:formula="of:=ROUND(([P614]+((1.96*[Q614])/SQRT([O614])));3)"/>
          <table:table-cell table:style-name="ce23" table:formula="of:=ROUND(([T614]-((1.96*[U614])/SQRT([S614])));3)"/>
          <table:table-cell table:style-name="ce23" table:formula="of:=ROUND(([T614]+((1.96*[U614])/SQRT([S614])));3)"/>
          <table:table-cell table:number-columns-repeated="987"/>
        </table:table-row>
        <table:table-row table:style-name="ro8">
          <table:table-cell table:style-name="ce24" office:value-type="string">
            <text:p>Andrew</text:p>
          </table:table-cell>
          <table:table-cell table:style-name="ce25" office:value-type="string">
            <text:p>fulltext (2)r.pdf</text:p>
          </table:table-cell>
          <table:table-cell table:style-name="ce25" office:value-type="float" office:value="1.9468819E7">
            <text:p>19468819</text:p>
          </table:table-cell>
          <table:table-cell table:style-name="ce26" office:value-type="string">
            <text:p>PDYN</text:p>
          </table:table-cell>
          <table:table-cell table:style-name="ce42" office:value-type="string">
            <text:p>rs7272891</text:p>
          </table:table-cell>
          <table:table-cell table:style-name="ce26" office:value-type="string">
            <text:p>CERAD</text:p>
          </table:table-cell>
          <table:table-cell table:style-name="ce26" office:value-type="string">
            <text:p>Episodic memory score</text:p>
          </table:table-cell>
          <table:table-cell table:style-name="ce27" office:value-type="string">
            <text:p>memory</text:p>
          </table:table-cell>
          <table:table-cell table:style-name="ce28" office:value-type="string">
            <text:p>SEM</text:p>
          </table:table-cell>
          <table:table-cell table:style-name="ce29" office:value-type="string">
            <text:p>C/C</text:p>
          </table:table-cell>
          <table:table-cell table:style-name="ce29" office:value-type="float" office:value="1330.0">
            <text:p>1330</text:p>
          </table:table-cell>
          <table:table-cell table:style-name="ce29" office:value-type="float" office:value="33.36">
            <text:p>33.36</text:p>
          </table:table-cell>
          <table:table-cell table:style-name="ce29" office:value-type="float" office:value="0.24">
            <text:p>0.24</text:p>
          </table:table-cell>
          <table:table-cell table:style-name="ce25" office:value-type="string">
            <text:p>C/G</text:p>
          </table:table-cell>
          <table:table-cell table:style-name="ce25" office:value-type="float" office:value="266.0">
            <text:p>266</text:p>
          </table:table-cell>
          <table:table-cell table:style-name="ce25" office:value-type="float" office:value="33.79">
            <text:p>33.79</text:p>
          </table:table-cell>
          <table:table-cell table:style-name="ce25" office:value-type="float" office:value="0.42">
            <text:p>0.42</text:p>
          </table:table-cell>
          <table:table-cell table:style-name="ce30" office:value-type="string">
            <text:p>G/G</text:p>
          </table:table-cell>
          <table:table-cell table:style-name="ce30" office:value-type="float" office:value="10.0">
            <text:p>10</text:p>
          </table:table-cell>
          <table:table-cell table:style-name="ce30" office:value-type="float" office:value="33.16">
            <text:p>33.16</text:p>
          </table:table-cell>
          <table:table-cell table:style-name="ce30" office:value-type="float" office:value="2.0">
            <text:p>2</text:p>
          </table:table-cell>
          <table:table-cell table:number-columns-repeated="4" table:style-name="ce29"/>
          <table:table-cell table:style-name="cf1" table:formula="of:=([L615]-[P615])/SQRT(((((([M615]*SQRT([K615]))^2)*([K615]-1))+((([Q615]*SQRT([O615]))^2)*([O615]-1)))/([K615]+[O615])))"/>
          <table:table-cell table:style-name="cf1" table:formula="of:=([L615]-[T615])/SQRT(((((([M615]*SQRT([K615]))^2)*([K615]-1))+((([U615]*SQRT([S615]))^2)*([S615]-1)))/([K615]+[S615])))"/>
          <table:table-cell table:style-name="cf1" table:formula="of:=([P615]-[T615])/SQRT(((((([Q615]*SQRT([O615]))^2)*([O615]-1))+((([U615]*SQRT([S615]))^2)*([S615]-1)))/([O615]+[S615])))"/>
          <table:table-cell table:style-name="ce32" office:value-type="string">
            <text:p>significance calculated for 2-group effects,not 3 group</text:p>
          </table:table-cell>
          <table:table-cell table:style-name="ce33" office:value-type="float" office:value="8164812.0">
            <text:p>8164812</text:p>
          </table:table-cell>
          <table:table-cell table:style-name="ce29"/>
          <table:table-cell table:style-name="ce23" table:formula="of:=ROUND(([L615]-((1.96*[M615])/SQRT([K615])));3)"/>
          <table:table-cell table:style-name="ce23" table:formula="of:=ROUND(([L615]+((1.96*[M615])/SQRT([K615])));3)"/>
          <table:table-cell table:style-name="ce23" table:formula="of:=ROUND(([P615]-((1.96*[Q615])/SQRT([O615])));3)"/>
          <table:table-cell table:style-name="ce23" table:formula="of:=ROUND(([P615]+((1.96*[Q615])/SQRT([O615])));3)"/>
          <table:table-cell table:style-name="ce23" table:formula="of:=ROUND(([T615]-((1.96*[U615])/SQRT([S615])));3)"/>
          <table:table-cell table:style-name="ce23" table:formula="of:=ROUND(([T615]+((1.96*[U615])/SQRT([S615])));3)"/>
          <table:table-cell table:number-columns-repeated="987"/>
        </table:table-row>
        <table:table-row table:style-name="ro8">
          <table:table-cell table:style-name="ce24" office:value-type="string">
            <text:p>Andrew</text:p>
          </table:table-cell>
          <table:table-cell table:style-name="ce25" office:value-type="string">
            <text:p>fulltext (2)r.pdf</text:p>
          </table:table-cell>
          <table:table-cell table:style-name="ce25" office:value-type="float" office:value="1.9468819E7">
            <text:p>19468819</text:p>
          </table:table-cell>
          <table:table-cell table:style-name="ce26" office:value-type="string">
            <text:p>PDYN</text:p>
          </table:table-cell>
          <table:table-cell table:style-name="ce26" office:value-type="string">
            <text:p>68 bp VNTR</text:p>
          </table:table-cell>
          <table:table-cell table:style-name="ce26" office:value-type="string">
            <text:p>CERAD</text:p>
          </table:table-cell>
          <table:table-cell table:style-name="ce26" office:value-type="string">
            <text:p>Episodic memory score</text:p>
          </table:table-cell>
          <table:table-cell table:style-name="ce27" office:value-type="string">
            <text:p>memory</text:p>
          </table:table-cell>
          <table:table-cell table:style-name="ce28" office:value-type="string">
            <text:p>SEM</text:p>
          </table:table-cell>
          <table:table-cell table:style-name="ce29" office:value-type="string">
            <text:p>long/long,long/short</text:p>
          </table:table-cell>
          <table:table-cell table:style-name="ce29" office:value-type="float" office:value="1395.0">
            <text:p>1395</text:p>
          </table:table-cell>
          <table:table-cell table:style-name="ce29" office:value-type="float" office:value="33.51">
            <text:p>33.51</text:p>
          </table:table-cell>
          <table:table-cell table:style-name="ce29" office:value-type="float" office:value="0.24">
            <text:p>0.24</text:p>
          </table:table-cell>
          <table:table-cell table:style-name="ce25" office:value-type="string">
            <text:p>short/short</text:p>
          </table:table-cell>
          <table:table-cell table:style-name="ce25" office:value-type="float" office:value="156.0">
            <text:p>156</text:p>
          </table:table-cell>
          <table:table-cell table:style-name="ce25" office:value-type="float" office:value="33.53">
            <text:p>33.53</text:p>
          </table:table-cell>
          <table:table-cell table:style-name="ce25" office:value-type="float" office:value="0.54">
            <text:p>0.54</text:p>
          </table:table-cell>
          <table:table-cell table:number-columns-repeated="4" table:style-name="ce30"/>
          <table:table-cell table:number-columns-repeated="4" table:style-name="ce29"/>
          <table:table-cell table:style-name="cf1" table:formula="of:=([L616]-[P616])/SQRT(((((([M616]*SQRT([K616]))^2)*([K616]-1))+((([Q616]*SQRT([O616]))^2)*([O616]-1)))/([K616]+[O616])))"/>
          <table:table-cell table:style-name="cf1"/>
          <table:table-cell table:style-name="cf1"/>
          <table:table-cell table:style-name="ce32" office:value-type="string">
            <text:p>significance calculated for 2-group effects,not 3 group</text:p>
          </table:table-cell>
          <table:table-cell table:style-name="ce33" office:value-type="float" office:value="8164812.0">
            <text:p>8164812</text:p>
          </table:table-cell>
          <table:table-cell table:style-name="ce29"/>
          <table:table-cell table:style-name="ce23" table:formula="of:=ROUND(([L616]-((1.96*[M616])/SQRT([K616])));3)"/>
          <table:table-cell table:style-name="ce23" table:formula="of:=ROUND(([L616]+((1.96*[M616])/SQRT([K616])));3)"/>
          <table:table-cell table:style-name="ce23" table:formula="of:=ROUND(([P616]-((1.96*[Q616])/SQRT([O616])));3)"/>
          <table:table-cell table:style-name="ce23" table:formula="of:=ROUND(([P616]+((1.96*[Q616])/SQRT([O616])));3)"/>
          <table:table-cell table:number-columns-repeated="989"/>
        </table:table-row>
        <table:table-row table:style-name="ro3">
          <table:table-cell table:style-name="ce24" office:value-type="string">
            <text:p>Andrew</text:p>
          </table:table-cell>
          <table:table-cell table:style-name="ce25"/>
          <table:table-cell table:style-name="ce25" office:value-type="float" office:value="2.0038948E7">
            <text:p>20038948</text:p>
          </table:table-cell>
          <table:table-cell table:style-name="ce26" office:value-type="string">
            <text:p>SCN1A</text:p>
          </table:table-cell>
          <table:table-cell table:style-name="ce26" office:value-type="string">
            <text:p>rs10930201</text:p>
          </table:table-cell>
          <table:table-cell table:style-name="ce26" office:value-type="string">
            <text:p>Working memory</text:p>
          </table:table-cell>
          <table:table-cell table:style-name="ce26" office:value-type="string">
            <text:p>Composite score</text:p>
          </table:table-cell>
          <table:table-cell table:style-name="ce27" office:value-type="string">
            <text:p>memory</text:p>
          </table:table-cell>
          <table:table-cell table:style-name="ce28" office:value-type="string">
            <text:p>SEM</text:p>
          </table:table-cell>
          <table:table-cell table:style-name="ce29" office:value-type="string">
            <text:p>A/A</text:p>
          </table:table-cell>
          <table:table-cell table:style-name="ce29" office:value-type="float" office:value="417.0">
            <text:p>417</text:p>
          </table:table-cell>
          <table:table-cell table:style-name="ce29" office:value-type="float" office:value="4.7">
            <text:p>4.7</text:p>
          </table:table-cell>
          <table:table-cell table:style-name="ce29" office:value-type="float" office:value="0.2">
            <text:p>0.2</text:p>
          </table:table-cell>
          <table:table-cell table:style-name="ce25" office:value-type="string">
            <text:p>A/C</text:p>
          </table:table-cell>
          <table:table-cell table:style-name="ce25" office:value-type="float" office:value="397.0">
            <text:p>397</text:p>
          </table:table-cell>
          <table:table-cell table:style-name="ce25" office:value-type="float" office:value="4.5">
            <text:p>4.5</text:p>
          </table:table-cell>
          <table:table-cell table:style-name="ce25" office:value-type="float" office:value="0.1">
            <text:p>0.1</text:p>
          </table:table-cell>
          <table:table-cell table:style-name="ce39" office:value-type="string">
            <text:p>C/C</text:p>
          </table:table-cell>
          <table:table-cell table:style-name="ce39" office:value-type="float" office:value="108.0">
            <text:p>108</text:p>
          </table:table-cell>
          <table:table-cell table:style-name="ce39" office:value-type="float" office:value="4.1">
            <text:p>4.1</text:p>
          </table:table-cell>
          <table:table-cell table:style-name="ce39" office:value-type="float" office:value="0.3">
            <text:p>0.3</text:p>
          </table:table-cell>
          <table:table-cell table:number-columns-repeated="2" table:style-name="ce29"/>
          <table:table-cell table:style-name="ce29" office:value-type="float" office:value="0.03">
            <text:p>0.03</text:p>
          </table:table-cell>
          <table:table-cell table:style-name="ce29"/>
          <table:table-cell table:style-name="cf1" table:formula="of:=([L617]-[P617])/SQRT(((((([M617]*SQRT([K617]))^2)*([K617]-1))+((([Q617]*SQRT([O617]))^2)*([O617]-1)))/([K617]+[O617])))"/>
          <table:table-cell table:style-name="cf1" table:formula="of:=([L617]-[T617])/SQRT(((((([M617]*SQRT([K617]))^2)*([K617]-1))+((([U617]*SQRT([S617]))^2)*([S617]-1)))/([K617]+[S617])))"/>
          <table:table-cell table:style-name="cf1" table:formula="of:=([P617]-[T617])/SQRT(((((([Q617]*SQRT([O617]))^2)*([O617]-1))+((([U617]*SQRT([S617]))^2)*([S617]-1)))/([O617]+[S617])))"/>
          <table:table-cell table:style-name="ce32" office:value-type="string">
            <text:p>Germany</text:p>
          </table:table-cell>
          <table:table-cell table:style-name="ce33"/>
          <table:table-cell table:style-name="ce29"/>
          <table:table-cell table:style-name="ce23" table:formula="of:=ROUND(([L617]-((1.96*[M617])/SQRT([K617])));3)"/>
          <table:table-cell table:style-name="ce23" table:formula="of:=ROUND(([L617]+((1.96*[M617])/SQRT([K617])));3)"/>
          <table:table-cell table:style-name="ce23" table:formula="of:=ROUND(([P617]-((1.96*[Q617])/SQRT([O617])));3)"/>
          <table:table-cell table:style-name="ce23" table:formula="of:=ROUND(([P617]+((1.96*[Q617])/SQRT([O617])));3)"/>
          <table:table-cell table:style-name="ce23" table:formula="of:=ROUND(([T617]-((1.96*[U617])/SQRT([S617])));3)"/>
          <table:table-cell table:style-name="ce23" table:formula="of:=ROUND(([T617]+((1.96*[U617])/SQRT([S617])));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2.0038948E7">
            <text:p>20038948</text:p>
          </table:table-cell>
          <table:table-cell table:style-name="ce26" office:value-type="string">
            <text:p>SCN1A</text:p>
          </table:table-cell>
          <table:table-cell table:style-name="ce26" office:value-type="string">
            <text:p>rs10930201</text:p>
          </table:table-cell>
          <table:table-cell table:style-name="ce26" office:value-type="string">
            <text:p>Working memory</text:p>
          </table:table-cell>
          <table:table-cell table:style-name="ce26" office:value-type="string">
            <text:p>Composite score</text:p>
          </table:table-cell>
          <table:table-cell table:style-name="ce27" office:value-type="string">
            <text:p>memory</text:p>
          </table:table-cell>
          <table:table-cell table:style-name="ce28" office:value-type="string">
            <text:p>SEM</text:p>
          </table:table-cell>
          <table:table-cell table:style-name="ce29" office:value-type="string">
            <text:p>A/A</text:p>
          </table:table-cell>
          <table:table-cell table:style-name="ce29" office:value-type="float" office:value="120.0">
            <text:p>120</text:p>
          </table:table-cell>
          <table:table-cell table:style-name="ce29" office:value-type="float" office:value="23.8">
            <text:p>23.8</text:p>
          </table:table-cell>
          <table:table-cell table:style-name="ce29" office:value-type="float" office:value="0.3">
            <text:p>0.3</text:p>
          </table:table-cell>
          <table:table-cell table:style-name="ce25" office:value-type="string">
            <text:p>A/C</text:p>
          </table:table-cell>
          <table:table-cell table:style-name="ce25" office:value-type="float" office:value="105.0">
            <text:p>105</text:p>
          </table:table-cell>
          <table:table-cell table:style-name="ce25" office:value-type="float" office:value="23.3">
            <text:p>23.3</text:p>
          </table:table-cell>
          <table:table-cell table:style-name="ce25" office:value-type="float" office:value="0.3">
            <text:p>0.3</text:p>
          </table:table-cell>
          <table:table-cell table:style-name="ce39" office:value-type="string">
            <text:p>C/C</text:p>
          </table:table-cell>
          <table:table-cell table:style-name="ce39" office:value-type="float" office:value="29.0">
            <text:p>29</text:p>
          </table:table-cell>
          <table:table-cell table:style-name="ce39" office:value-type="float" office:value="22.5">
            <text:p>22.5</text:p>
          </table:table-cell>
          <table:table-cell table:style-name="ce39" office:value-type="float" office:value="0.4">
            <text:p>0.4</text:p>
          </table:table-cell>
          <table:table-cell table:number-columns-repeated="2" table:style-name="ce29"/>
          <table:table-cell table:style-name="ce29" office:value-type="float" office:value="0.04">
            <text:p>0.04</text:p>
          </table:table-cell>
          <table:table-cell table:style-name="ce29"/>
          <table:table-cell table:style-name="cf1" table:formula="of:=([L618]-[P618])/SQRT(((((([M618]*SQRT([K618]))^2)*([K618]-1))+((([Q618]*SQRT([O618]))^2)*([O618]-1)))/([K618]+[O618])))"/>
          <table:table-cell table:style-name="cf1" table:formula="of:=([L618]-[T618])/SQRT(((((([M618]*SQRT([K618]))^2)*([K618]-1))+((([U618]*SQRT([S618]))^2)*([S618]-1)))/([K618]+[S618])))"/>
          <table:table-cell table:style-name="cf1" table:formula="of:=([P618]-[T618])/SQRT(((((([Q618]*SQRT([O618]))^2)*([O618]-1))+((([U618]*SQRT([S618]))^2)*([S618]-1)))/([O618]+[S618])))"/>
          <table:table-cell table:style-name="ce32" office:value-type="string">
            <text:p>Switzerland 2</text:p>
          </table:table-cell>
          <table:table-cell table:style-name="ce33"/>
          <table:table-cell table:style-name="ce29"/>
          <table:table-cell table:style-name="ce23" table:formula="of:=ROUND(([L618]-((1.96*[M618])/SQRT([K618])));3)"/>
          <table:table-cell table:style-name="ce23" table:formula="of:=ROUND(([L618]+((1.96*[M618])/SQRT([K618])));3)"/>
          <table:table-cell table:style-name="ce23" table:formula="of:=ROUND(([P618]-((1.96*[Q618])/SQRT([O618])));3)"/>
          <table:table-cell table:style-name="ce23" table:formula="of:=ROUND(([P618]+((1.96*[Q618])/SQRT([O618])));3)"/>
          <table:table-cell table:style-name="ce23" table:formula="of:=ROUND(([T618]-((1.96*[U618])/SQRT([S618])));3)"/>
          <table:table-cell table:style-name="ce23" table:formula="of:=ROUND(([T618]+((1.96*[U618])/SQRT([S618])));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2.0038948E7">
            <text:p>20038948</text:p>
          </table:table-cell>
          <table:table-cell table:style-name="ce26" office:value-type="string">
            <text:p>SCN1A</text:p>
          </table:table-cell>
          <table:table-cell table:style-name="ce26" office:value-type="string">
            <text:p>rs10930201</text:p>
          </table:table-cell>
          <table:table-cell table:style-name="ce26" office:value-type="string">
            <text:p>Working memory</text:p>
          </table:table-cell>
          <table:table-cell table:style-name="ce26" office:value-type="string">
            <text:p>Composite score</text:p>
          </table:table-cell>
          <table:table-cell table:style-name="ce27" office:value-type="string">
            <text:p>memory</text:p>
          </table:table-cell>
          <table:table-cell table:style-name="ce28" office:value-type="string">
            <text:p>SEM</text:p>
          </table:table-cell>
          <table:table-cell table:style-name="ce29" office:value-type="string">
            <text:p>A/A</text:p>
          </table:table-cell>
          <table:table-cell table:style-name="ce29" office:value-type="float" office:value="205.0">
            <text:p>205</text:p>
          </table:table-cell>
          <table:table-cell table:style-name="ce29" office:value-type="float" office:value="18.2">
            <text:p>18.2</text:p>
          </table:table-cell>
          <table:table-cell table:style-name="ce29" office:value-type="float" office:value="0.4">
            <text:p>0.4</text:p>
          </table:table-cell>
          <table:table-cell table:style-name="ce25" office:value-type="string">
            <text:p>A/C</text:p>
          </table:table-cell>
          <table:table-cell table:style-name="ce25" office:value-type="float" office:value="251.0">
            <text:p>251</text:p>
          </table:table-cell>
          <table:table-cell table:style-name="ce25" office:value-type="float" office:value="18.1">
            <text:p>18.1</text:p>
          </table:table-cell>
          <table:table-cell table:style-name="ce25" office:value-type="float" office:value="0.4">
            <text:p>0.4</text:p>
          </table:table-cell>
          <table:table-cell table:style-name="ce39" office:value-type="string">
            <text:p>C/C</text:p>
          </table:table-cell>
          <table:table-cell table:style-name="ce39" office:value-type="float" office:value="67.0">
            <text:p>67</text:p>
          </table:table-cell>
          <table:table-cell table:style-name="ce39" office:value-type="float" office:value="15.6">
            <text:p>15.6</text:p>
          </table:table-cell>
          <table:table-cell table:style-name="ce39" office:value-type="float" office:value="0.6">
            <text:p>0.6</text:p>
          </table:table-cell>
          <table:table-cell table:number-columns-repeated="2" table:style-name="ce29"/>
          <table:table-cell table:style-name="ce29" office:value-type="float" office:value="2.0E-4">
            <text:p>0.0002</text:p>
          </table:table-cell>
          <table:table-cell table:style-name="ce29"/>
          <table:table-cell table:style-name="cf1" table:formula="of:=([L619]-[P619])/SQRT(((((([M619]*SQRT([K619]))^2)*([K619]-1))+((([Q619]*SQRT([O619]))^2)*([O619]-1)))/([K619]+[O619])))"/>
          <table:table-cell table:style-name="cf1" table:formula="of:=([L619]-[T619])/SQRT(((((([M619]*SQRT([K619]))^2)*([K619]-1))+((([U619]*SQRT([S619]))^2)*([S619]-1)))/([K619]+[S619])))"/>
          <table:table-cell table:style-name="cf1" table:formula="of:=([P619]-[T619])/SQRT(((((([Q619]*SQRT([O619]))^2)*([O619]-1))+((([U619]*SQRT([S619]))^2)*([S619]-1)))/([O619]+[S619])))"/>
          <table:table-cell table:style-name="ce32" office:value-type="string">
            <text:p>Serbia</text:p>
          </table:table-cell>
          <table:table-cell table:style-name="ce33"/>
          <table:table-cell table:style-name="ce29"/>
          <table:table-cell table:style-name="ce23" table:formula="of:=ROUND(([L619]-((1.96*[M619])/SQRT([K619])));3)"/>
          <table:table-cell table:style-name="ce23" table:formula="of:=ROUND(([L619]+((1.96*[M619])/SQRT([K619])));3)"/>
          <table:table-cell table:style-name="ce23" table:formula="of:=ROUND(([P619]-((1.96*[Q619])/SQRT([O619])));3)"/>
          <table:table-cell table:style-name="ce23" table:formula="of:=ROUND(([P619]+((1.96*[Q619])/SQRT([O619])));3)"/>
          <table:table-cell table:style-name="ce23" table:formula="of:=ROUND(([T619]-((1.96*[U619])/SQRT([S619])));3)"/>
          <table:table-cell table:style-name="ce23" table:formula="of:=ROUND(([T619]+((1.96*[U619])/SQRT([S619])));3)"/>
          <table:table-cell table:number-columns-repeated="987"/>
        </table:table-row>
        <table:table-row table:style-name="ro3">
          <table:table-cell table:style-name="ce24" office:value-type="string">
            <text:p>Andrew</text:p>
          </table:table-cell>
          <table:table-cell table:style-name="ce25"/>
          <table:table-cell table:style-name="ce25" office:value-type="float" office:value="2.0038948E7">
            <text:p>20038948</text:p>
          </table:table-cell>
          <table:table-cell table:style-name="ce26" office:value-type="string">
            <text:p>SCN1A</text:p>
          </table:table-cell>
          <table:table-cell table:style-name="ce26" office:value-type="string">
            <text:p>rs10930201</text:p>
          </table:table-cell>
          <table:table-cell table:style-name="ce26" office:value-type="string">
            <text:p>Working memory</text:p>
          </table:table-cell>
          <table:table-cell table:style-name="ce26" office:value-type="string">
            <text:p>Composite score</text:p>
          </table:table-cell>
          <table:table-cell table:style-name="ce27" office:value-type="string">
            <text:p>memory</text:p>
          </table:table-cell>
          <table:table-cell table:style-name="ce28" office:value-type="string">
            <text:p>SEM</text:p>
          </table:table-cell>
          <table:table-cell table:style-name="ce29" office:value-type="string">
            <text:p>A/A</text:p>
          </table:table-cell>
          <table:table-cell table:style-name="ce29" office:value-type="float" office:value="149.0">
            <text:p>149</text:p>
          </table:table-cell>
          <table:table-cell table:style-name="ce29" office:value-type="float" office:value="24.8">
            <text:p>24.8</text:p>
          </table:table-cell>
          <table:table-cell table:style-name="ce29" office:value-type="float" office:value="0.3">
            <text:p>0.3</text:p>
          </table:table-cell>
          <table:table-cell table:style-name="ce25" office:value-type="string">
            <text:p>A/C</text:p>
          </table:table-cell>
          <table:table-cell table:style-name="ce25" office:value-type="float" office:value="144.0">
            <text:p>144</text:p>
          </table:table-cell>
          <table:table-cell table:style-name="ce25" office:value-type="float" office:value="23.6">
            <text:p>23.6</text:p>
          </table:table-cell>
          <table:table-cell table:style-name="ce25" office:value-type="float" office:value="0.3">
            <text:p>0.3</text:p>
          </table:table-cell>
          <table:table-cell table:style-name="ce39" office:value-type="string">
            <text:p>C/C</text:p>
          </table:table-cell>
          <table:table-cell table:style-name="ce39" office:value-type="float" office:value="40.0">
            <text:p>40</text:p>
          </table:table-cell>
          <table:table-cell table:style-name="ce39" office:value-type="float" office:value="22.4">
            <text:p>22.4</text:p>
          </table:table-cell>
          <table:table-cell table:style-name="ce39" office:value-type="float" office:value="0.5">
            <text:p>0.5</text:p>
          </table:table-cell>
          <table:table-cell table:number-columns-repeated="2" table:style-name="ce29"/>
          <table:table-cell table:style-name="ce29" office:value-type="float" office:value="3.0E-4">
            <text:p>0.0003</text:p>
          </table:table-cell>
          <table:table-cell table:style-name="ce29"/>
          <table:table-cell table:style-name="cf1" table:formula="of:=([L620]-[P620])/SQRT(((((([M620]*SQRT([K620]))^2)*([K620]-1))+((([Q620]*SQRT([O620]))^2)*([O620]-1)))/([K620]+[O620])))"/>
          <table:table-cell table:style-name="cf1" table:formula="of:=([L620]-[T620])/SQRT(((((([M620]*SQRT([K620]))^2)*([K620]-1))+((([U620]*SQRT([S620]))^2)*([S620]-1)))/([K620]+[S620])))"/>
          <table:table-cell table:style-name="cf1" table:formula="of:=([P620]-[T620])/SQRT(((((([Q620]*SQRT([O620]))^2)*([O620]-1))+((([U620]*SQRT([S620]))^2)*([S620]-1)))/([O620]+[S620])))"/>
          <table:table-cell table:style-name="ce32" office:value-type="string">
            <text:p>Switzerland 1</text:p>
          </table:table-cell>
          <table:table-cell table:style-name="ce33"/>
          <table:table-cell table:style-name="ce29"/>
          <table:table-cell table:style-name="ce23" table:formula="of:=ROUND(([L620]-((1.96*[M620])/SQRT([K620])));3)"/>
          <table:table-cell table:style-name="ce23" table:formula="of:=ROUND(([L620]+((1.96*[M620])/SQRT([K620])));3)"/>
          <table:table-cell table:style-name="ce23" table:formula="of:=ROUND(([P620]-((1.96*[Q620])/SQRT([O620])));3)"/>
          <table:table-cell table:style-name="ce23" table:formula="of:=ROUND(([P620]+((1.96*[Q620])/SQRT([O620])));3)"/>
          <table:table-cell table:style-name="ce23" table:formula="of:=ROUND(([T620]-((1.96*[U620])/SQRT([S620])));3)"/>
          <table:table-cell table:style-name="ce23" table:formula="of:=ROUND(([T620]+((1.96*[U620])/SQRT([S620])));3)"/>
          <table:table-cell table:number-columns-repeated="987"/>
        </table:table-row>
        <table:table-row table:style-name="ro1">
          <table:table-cell table:style-name="ce24" office:value-type="string">
            <text:p>Nic</text:p>
          </table:table-cell>
          <table:table-cell table:style-name="ce25"/>
          <table:table-cell table:style-name="ce25" office:value-type="float" office:value="1.6026865E7">
            <text:p>16026865</text:p>
          </table:table-cell>
          <table:table-cell table:style-name="ce26" office:value-type="string">
            <text:p>COMT,DRD2</text:p>
          </table:table-cell>
          <table:table-cell table:style-name="ce26" office:value-type="string">
            <text:p>rs4680,rs1800497</text:p>
          </table:table-cell>
          <table:table-cell table:style-name="ce26" office:value-type="string">
            <text:p>Stroop task</text:p>
          </table:table-cell>
          <table:table-cell table:style-name="ce26" office:value-type="string">
            <text:p>Time</text:p>
          </table:table-cell>
          <table:table-cell table:style-name="ce27" office:value-type="string">
            <text:p>response inhibition</text:p>
          </table:table-cell>
          <table:table-cell table:style-name="ce28" office:value-type="string">
            <text:p>SEM</text:p>
          </table:table-cell>
          <table:table-cell table:style-name="ce35" office:value-type="string">
            <text:p>G/G,DRD2A1-</text:p>
          </table:table-cell>
          <table:table-cell table:style-name="ce35" office:value-type="float" office:value="16.0">
            <text:p>16</text:p>
          </table:table-cell>
          <table:table-cell table:style-name="ce35" office:value-type="float" office:value="27.0">
            <text:p>27</text:p>
          </table:table-cell>
          <table:table-cell table:style-name="ce35" office:value-type="float" office:value="2.95">
            <text:p>2.95</text:p>
          </table:table-cell>
          <table:table-cell table:style-name="ce36" office:value-type="string">
            <text:p>G/A,DRD2A1-</text:p>
          </table:table-cell>
          <table:table-cell table:style-name="ce36" office:value-type="float" office:value="16.0">
            <text:p>16</text:p>
          </table:table-cell>
          <table:table-cell table:style-name="ce36" office:value-type="float" office:value="28.29">
            <text:p>28.29</text:p>
          </table:table-cell>
          <table:table-cell table:style-name="ce36" office:value-type="float" office:value="2.19">
            <text:p>2.19</text:p>
          </table:table-cell>
          <table:table-cell table:style-name="ce38" office:value-type="string">
            <text:p>A/A,DRD2A1-</text:p>
          </table:table-cell>
          <table:table-cell table:style-name="ce30" office:value-type="float" office:value="16.0">
            <text:p>16</text:p>
          </table:table-cell>
          <table:table-cell table:style-name="ce30" office:value-type="float" office:value="50.41">
            <text:p>50.41</text:p>
          </table:table-cell>
          <table:table-cell table:style-name="ce30" office:value-type="float" office:value="10.21">
            <text:p>10.21</text:p>
          </table:table-cell>
          <table:table-cell table:number-columns-repeated="3" table:style-name="ce29"/>
          <table:table-cell table:style-name="ce29" office:value-type="string">
            <text:p>no</text:p>
          </table:table-cell>
          <table:table-cell table:style-name="cf1" table:formula="of:=([L621]-[P621])/SQRT(((((([M621]*SQRT([K621]))^2)*([K621]-1))+((([Q621]*SQRT([O621]))^2)*([O621]-1)))/([K621]+[O621])))"/>
          <table:table-cell table:style-name="cf1" table:formula="of:=([L621]-[T621])/SQRT(((((([M621]*SQRT([K621]))^2)*([K621]-1))+((([U621]*SQRT([S621]))^2)*([S621]-1)))/([K621]+[S621])))"/>
          <table:table-cell table:style-name="cf1" table:formula="of:=([P621]-[T621])/SQRT(((((([Q621]*SQRT([O621]))^2)*([O621]-1))+((([U621]*SQRT([S621]))^2)*([S621]-1)))/([O621]+[S621])))"/>
          <table:table-cell table:style-name="ce32"/>
          <table:table-cell table:style-name="ce33"/>
          <table:table-cell table:style-name="ce29"/>
          <table:table-cell table:style-name="ce23" table:formula="of:=ROUND(([L621]-((1.96*[M621])/SQRT([K621])));3)"/>
          <table:table-cell table:style-name="ce23" table:formula="of:=ROUND(([L621]+((1.96*[M621])/SQRT([K621])));3)"/>
          <table:table-cell table:style-name="ce23" table:formula="of:=ROUND(([P621]-((1.96*[Q621])/SQRT([O621])));3)"/>
          <table:table-cell table:style-name="ce23" table:formula="of:=ROUND(([P621]+((1.96*[Q621])/SQRT([O621])));3)"/>
          <table:table-cell table:style-name="ce23" table:formula="of:=ROUND(([T621]-((1.96*[U621])/SQRT([S621])));3)"/>
          <table:table-cell table:style-name="ce23" table:formula="of:=ROUND(([T621]+((1.96*[U621])/SQRT([S621])));3)"/>
          <table:table-cell table:number-columns-repeated="987"/>
        </table:table-row>
        <table:table-row table:style-name="ro1">
          <table:table-cell table:style-name="ce24" office:value-type="string">
            <text:p>Nic</text:p>
          </table:table-cell>
          <table:table-cell table:style-name="ce25"/>
          <table:table-cell table:style-name="ce25" office:value-type="float" office:value="1.6026865E7">
            <text:p>16026865</text:p>
          </table:table-cell>
          <table:table-cell table:style-name="ce26" office:value-type="string">
            <text:p>COMT,DRD2</text:p>
          </table:table-cell>
          <table:table-cell table:style-name="ce26" office:value-type="string">
            <text:p>rs4680,rs1800497</text:p>
          </table:table-cell>
          <table:table-cell table:style-name="ce26" office:value-type="string">
            <text:p>Stroop task</text:p>
          </table:table-cell>
          <table:table-cell table:style-name="ce26" office:value-type="string">
            <text:p>Time</text:p>
          </table:table-cell>
          <table:table-cell table:style-name="ce27" office:value-type="string">
            <text:p>response inhibition</text:p>
          </table:table-cell>
          <table:table-cell table:style-name="ce28" office:value-type="string">
            <text:p>SEM</text:p>
          </table:table-cell>
          <table:table-cell table:style-name="ce35" office:value-type="string">
            <text:p>G/G,DRD2A1+</text:p>
          </table:table-cell>
          <table:table-cell table:style-name="ce35" office:value-type="float" office:value="16.0">
            <text:p>16</text:p>
          </table:table-cell>
          <table:table-cell table:style-name="ce35" office:value-type="float" office:value="36.72">
            <text:p>36.72</text:p>
          </table:table-cell>
          <table:table-cell table:style-name="ce35" office:value-type="float" office:value="4.0">
            <text:p>4</text:p>
          </table:table-cell>
          <table:table-cell table:style-name="ce36" office:value-type="string">
            <text:p>G/A,DRD2A1+</text:p>
          </table:table-cell>
          <table:table-cell table:style-name="ce36" office:value-type="float" office:value="16.0">
            <text:p>16</text:p>
          </table:table-cell>
          <table:table-cell table:style-name="ce36" office:value-type="float" office:value="36.34">
            <text:p>36.34</text:p>
          </table:table-cell>
          <table:table-cell table:style-name="ce36" office:value-type="float" office:value="4.85">
            <text:p>4.85</text:p>
          </table:table-cell>
          <table:table-cell table:style-name="ce38" office:value-type="string">
            <text:p>A/A,DRD2A1+</text:p>
          </table:table-cell>
          <table:table-cell table:style-name="ce30" office:value-type="float" office:value="16.0">
            <text:p>16</text:p>
          </table:table-cell>
          <table:table-cell table:style-name="ce30" office:value-type="float" office:value="26.1">
            <text:p>26.1</text:p>
          </table:table-cell>
          <table:table-cell table:style-name="ce30" office:value-type="float" office:value="2.57">
            <text:p>2.57</text:p>
          </table:table-cell>
          <table:table-cell table:number-columns-repeated="3" table:style-name="ce29"/>
          <table:table-cell table:style-name="ce29" office:value-type="string">
            <text:p>no</text:p>
          </table:table-cell>
          <table:table-cell table:style-name="cf1" table:formula="of:=([L622]-[P622])/SQRT(((((([M622]*SQRT([K622]))^2)*([K622]-1))+((([Q622]*SQRT([O622]))^2)*([O622]-1)))/([K622]+[O622])))"/>
          <table:table-cell table:style-name="cf1" table:formula="of:=([L622]-[T622])/SQRT(((((([M622]*SQRT([K622]))^2)*([K622]-1))+((([U622]*SQRT([S622]))^2)*([S622]-1)))/([K622]+[S622])))"/>
          <table:table-cell table:style-name="cf1" table:formula="of:=([P622]-[T622])/SQRT(((((([Q622]*SQRT([O622]))^2)*([O622]-1))+((([U622]*SQRT([S622]))^2)*([S622]-1)))/([O622]+[S622])))"/>
          <table:table-cell table:style-name="ce32"/>
          <table:table-cell table:style-name="ce33"/>
          <table:table-cell table:style-name="ce29"/>
          <table:table-cell table:style-name="ce23" table:formula="of:=ROUND(([L622]-((1.96*[M622])/SQRT([K622])));3)"/>
          <table:table-cell table:style-name="ce23" table:formula="of:=ROUND(([L622]+((1.96*[M622])/SQRT([K622])));3)"/>
          <table:table-cell table:style-name="ce23" table:formula="of:=ROUND(([P622]-((1.96*[Q622])/SQRT([O622])));3)"/>
          <table:table-cell table:style-name="ce23" table:formula="of:=ROUND(([P622]+((1.96*[Q622])/SQRT([O622])));3)"/>
          <table:table-cell table:style-name="ce23" table:formula="of:=ROUND(([T622]-((1.96*[U622])/SQRT([S622])));3)"/>
          <table:table-cell table:style-name="ce23" table:formula="of:=ROUND(([T622]+((1.96*[U622])/SQRT([S622])));3)"/>
          <table:table-cell table:number-columns-repeated="987"/>
        </table:table-row>
        <table:table-row table:style-name="ro11">
          <table:table-cell table:style-name="ce24" office:value-type="string">
            <text:p>Nic</text:p>
          </table:table-cell>
          <table:table-cell table:style-name="ce25" office:value-type="string">
            <text:p>nihms179844.pdf</text:p>
          </table:table-cell>
          <table:table-cell table:style-name="ce25" office:value-type="float" office:value="1.9968402E7">
            <text:p>19968402</text:p>
          </table:table-cell>
          <table:table-cell table:style-name="ce26" office:value-type="string">
            <text:p>DRD2</text:p>
          </table:table-cell>
          <table:table-cell table:style-name="ce26" office:value-type="string">
            <text:p>rs12364283</text:p>
          </table:table-cell>
          <table:table-cell table:style-name="ce26" office:value-type="string">
            <text:p>Stop task</text:p>
          </table:table-cell>
          <table:table-cell table:style-name="ce26" office:value-type="string">
            <text:p>Reaction time</text:p>
          </table:table-cell>
          <table:table-cell table:style-name="ce27" office:value-type="string">
            <text:p>response inhibition</text:p>
          </table:table-cell>
          <table:table-cell table:style-name="ce28" office:value-type="string">
            <text:p>SEM</text:p>
          </table:table-cell>
          <table:table-cell table:style-name="ce29" office:value-type="string">
            <text:p>A/A</text:p>
          </table:table-cell>
          <table:table-cell table:style-name="ce29"/>
          <table:table-cell table:style-name="ce29" office:value-type="float" office:value="192.7">
            <text:p>192.7</text:p>
          </table:table-cell>
          <table:table-cell table:style-name="ce29" office:value-type="float" office:value="5.3">
            <text:p>5.3</text:p>
          </table:table-cell>
          <table:table-cell table:style-name="ce25" office:value-type="string">
            <text:p>A/A,A/G</text:p>
          </table:table-cell>
          <table:table-cell table:style-name="ce25"/>
          <table:table-cell table:style-name="ce25" office:value-type="float" office:value="153.9">
            <text:p>153.9</text:p>
          </table:table-cell>
          <table:table-cell table:style-name="ce25" office:value-type="float" office:value="13.3">
            <text:p>13.3</text:p>
          </table:table-cell>
          <table:table-cell table:number-columns-repeated="4" table:style-name="ce30"/>
          <table:table-cell table:style-name="ce29" office:value-type="string">
            <text:p>F-test</text:p>
          </table:table-cell>
          <table:table-cell table:style-name="ce29" office:value-type="float" office:value="8.2">
            <text:p>8.2</text:p>
          </table:table-cell>
          <table:table-cell table:style-name="ce29" office:value-type="float" office:value="0.005">
            <text:p>0.005</text:p>
          </table:table-cell>
          <table:table-cell table:style-name="ce29" office:value-type="string">
            <text:p>yes</text:p>
          </table:table-cell>
          <table:table-cell table:style-name="cf1"/>
          <table:table-cell table:style-name="cf1"/>
          <table:table-cell table:style-name="cf1"/>
          <table:table-cell table:style-name="ce32"/>
          <table:table-cell table:style-name="ce33" office:value-type="string">
            <text:p>Logan GD,Schachar RJ,Tannock R. Impulsivity and inhibitory control. Psychological Science</text:p>
            <text:p>1997;8:60–64.</text:p>
            <text:p/>
          </table:table-cell>
          <table:table-cell table:style-name="ce29" office:value-type="string">
            <text:p>F-test</text:p>
          </table:table-cell>
          <table:table-cell table:number-columns-repeated="993"/>
        </table:table-row>
        <table:table-row table:style-name="ro11">
          <table:table-cell table:style-name="ce24" office:value-type="string">
            <text:p>Nic</text:p>
          </table:table-cell>
          <table:table-cell table:style-name="ce25" office:value-type="string">
            <text:p>nihms179844.pdf</text:p>
          </table:table-cell>
          <table:table-cell table:style-name="ce25" office:value-type="float" office:value="1.9968402E7">
            <text:p>19968402</text:p>
          </table:table-cell>
          <table:table-cell table:style-name="ce26" office:value-type="string">
            <text:p>DRD2</text:p>
          </table:table-cell>
          <table:table-cell table:style-name="ce26" office:value-type="string">
            <text:p>rs4350392</text:p>
          </table:table-cell>
          <table:table-cell table:style-name="ce26" office:value-type="string">
            <text:p>Stop task</text:p>
          </table:table-cell>
          <table:table-cell table:style-name="ce26" office:value-type="string">
            <text:p>Reaction time</text:p>
          </table:table-cell>
          <table:table-cell table:style-name="ce27" office:value-type="string">
            <text:p>response inhibition</text:p>
          </table:table-cell>
          <table:table-cell table:style-name="ce28" office:value-type="string">
            <text:p>SEM</text:p>
          </table:table-cell>
          <table:table-cell table:style-name="ce29" office:value-type="string">
            <text:p>C/C</text:p>
          </table:table-cell>
          <table:table-cell table:style-name="ce29"/>
          <table:table-cell table:style-name="ce29" office:value-type="float" office:value="193.7">
            <text:p>193.7</text:p>
          </table:table-cell>
          <table:table-cell table:style-name="ce29" office:value-type="float" office:value="5.7">
            <text:p>5.7</text:p>
          </table:table-cell>
          <table:table-cell table:style-name="ce25" office:value-type="string">
            <text:p>A/A,A/C</text:p>
          </table:table-cell>
          <table:table-cell table:style-name="ce25"/>
          <table:table-cell table:style-name="ce25" office:value-type="float" office:value="166.3">
            <text:p>166.3</text:p>
          </table:table-cell>
          <table:table-cell table:style-name="ce25" office:value-type="float" office:value="10.1">
            <text:p>10.1</text:p>
          </table:table-cell>
          <table:table-cell table:number-columns-repeated="4" table:style-name="ce30"/>
          <table:table-cell table:style-name="ce29" office:value-type="string">
            <text:p>F-test</text:p>
          </table:table-cell>
          <table:table-cell table:style-name="ce29" office:value-type="float" office:value="5.8">
            <text:p>5.8</text:p>
          </table:table-cell>
          <table:table-cell table:style-name="ce29" office:value-type="float" office:value="0.018">
            <text:p>0.018</text:p>
          </table:table-cell>
          <table:table-cell table:style-name="ce29" office:value-type="string">
            <text:p>yes</text:p>
          </table:table-cell>
          <table:table-cell table:style-name="cf1"/>
          <table:table-cell table:style-name="cf1"/>
          <table:table-cell table:style-name="cf1"/>
          <table:table-cell table:style-name="ce32"/>
          <table:table-cell table:style-name="ce33" office:value-type="string">
            <text:p>Logan GD,Schachar RJ,Tannock R. Impulsivity and inhibitory control. Psychological Science</text:p>
            <text:p>1997;8:60–64.</text:p>
            <text:p/>
          </table:table-cell>
          <table:table-cell table:style-name="ce29" office:value-type="string">
            <text:p>F-test</text:p>
          </table:table-cell>
          <table:table-cell table:number-columns-repeated="993"/>
        </table:table-row>
        <table:table-row table:style-name="ro11">
          <table:table-cell table:style-name="ce24" office:value-type="string">
            <text:p>Nic</text:p>
          </table:table-cell>
          <table:table-cell table:style-name="ce25" office:value-type="string">
            <text:p>nihms179844.pdf</text:p>
          </table:table-cell>
          <table:table-cell table:style-name="ce25" office:value-type="float" office:value="1.9968402E7">
            <text:p>19968402</text:p>
          </table:table-cell>
          <table:table-cell table:style-name="ce26" office:value-type="string">
            <text:p>DRD2</text:p>
          </table:table-cell>
          <table:table-cell table:style-name="ce26" office:value-type="string">
            <text:p>rs4648317</text:p>
          </table:table-cell>
          <table:table-cell table:style-name="ce26" office:value-type="string">
            <text:p>Stop task</text:p>
          </table:table-cell>
          <table:table-cell table:style-name="ce26" office:value-type="string">
            <text:p>Reaction time</text:p>
          </table:table-cell>
          <table:table-cell table:style-name="ce27" office:value-type="string">
            <text:p>response inhibition</text:p>
          </table:table-cell>
          <table:table-cell table:style-name="ce28" office:value-type="string">
            <text:p>SEM</text:p>
          </table:table-cell>
          <table:table-cell table:style-name="ce29" office:value-type="string">
            <text:p>C/C</text:p>
          </table:table-cell>
          <table:table-cell table:style-name="ce29"/>
          <table:table-cell table:style-name="ce29" office:value-type="float" office:value="194.3">
            <text:p>194.3</text:p>
          </table:table-cell>
          <table:table-cell table:style-name="ce29" office:value-type="float" office:value="5.6">
            <text:p>5.6</text:p>
          </table:table-cell>
          <table:table-cell table:style-name="ce25" office:value-type="string">
            <text:p>C/C,C/T</text:p>
          </table:table-cell>
          <table:table-cell table:style-name="ce25"/>
          <table:table-cell table:style-name="ce25" office:value-type="float" office:value="161.8">
            <text:p>161.8</text:p>
          </table:table-cell>
          <table:table-cell table:style-name="ce25" office:value-type="float" office:value="10.3">
            <text:p>10.3</text:p>
          </table:table-cell>
          <table:table-cell table:number-columns-repeated="4" table:style-name="ce30"/>
          <table:table-cell table:style-name="ce29" office:value-type="string">
            <text:p>F-test</text:p>
          </table:table-cell>
          <table:table-cell table:style-name="ce29" office:value-type="float" office:value="7.8">
            <text:p>7.8</text:p>
          </table:table-cell>
          <table:table-cell table:style-name="ce29" office:value-type="float" office:value="0.006">
            <text:p>0.006</text:p>
          </table:table-cell>
          <table:table-cell table:style-name="ce29" office:value-type="string">
            <text:p>yes</text:p>
          </table:table-cell>
          <table:table-cell table:style-name="cf1"/>
          <table:table-cell table:style-name="cf1"/>
          <table:table-cell table:style-name="cf1"/>
          <table:table-cell table:style-name="ce32"/>
          <table:table-cell table:style-name="ce33" office:value-type="string">
            <text:p>Logan GD,Schachar RJ,Tannock R. Impulsivity and inhibitory control. Psychological Science</text:p>
            <text:p>1997;8:60–64.</text:p>
            <text:p/>
          </table:table-cell>
          <table:table-cell table:style-name="ce29" office:value-type="string">
            <text:p>F-test</text:p>
          </table:table-cell>
          <table:table-cell table:number-columns-repeated="993"/>
        </table:table-row>
        <table:table-row table:style-name="ro1">
          <table:table-cell table:style-name="ce24" office:value-type="string">
            <text:p>Andrew</text:p>
          </table:table-cell>
          <table:table-cell table:style-name="ce25"/>
          <table:table-cell table:style-name="ce25" office:value-type="float" office:value="1.5319576E7">
            <text:p>15319576</text:p>
          </table:table-cell>
          <table:table-cell table:style-name="ce26" office:value-type="string">
            <text:p>COMT</text:p>
          </table:table-cell>
          <table:table-cell table:style-name="ce26" office:value-type="string">
            <text:p>rs4680</text:p>
          </table:table-cell>
          <table:table-cell table:style-name="ce26" office:value-type="string">
            <text:p>Semantic verbal fluency task</text:p>
          </table:table-cell>
          <table:table-cell table:style-name="ce26" office:value-type="string">
            <text:p>Z-score</text:p>
          </table:table-cell>
          <table:table-cell table:style-name="ce27" office:value-type="string">
            <text:p>verbal fluency</text:p>
          </table:table-cell>
          <table:table-cell table:style-name="ce28" office:value-type="string">
            <text:p>SEM</text:p>
          </table:table-cell>
          <table:table-cell table:style-name="ce35" office:value-type="string">
            <text:p>A/A</text:p>
          </table:table-cell>
          <table:table-cell table:style-name="ce35" office:value-type="float" office:value="56.0">
            <text:p>56</text:p>
          </table:table-cell>
          <table:table-cell table:style-name="ce35" office:value-type="float" office:value="0.13">
            <text:p>0.13</text:p>
          </table:table-cell>
          <table:table-cell table:style-name="ce35" office:value-type="float" office:value="0.08">
            <text:p>0.08</text:p>
          </table:table-cell>
          <table:table-cell table:style-name="ce36" office:value-type="string">
            <text:p>A/A</text:p>
          </table:table-cell>
          <table:table-cell table:style-name="ce36" office:value-type="float" office:value="149.0">
            <text:p>149</text:p>
          </table:table-cell>
          <table:table-cell table:style-name="ce36" office:value-type="float" office:value="-0.1">
            <text:p>-0.1</text:p>
          </table:table-cell>
          <table:table-cell table:style-name="ce36" office:value-type="float" office:value="0.06">
            <text:p>0.06</text:p>
          </table:table-cell>
          <table:table-cell table:style-name="ce38" office:value-type="string">
            <text:p>A/A</text:p>
          </table:table-cell>
          <table:table-cell table:style-name="ce30" office:value-type="float" office:value="81.0">
            <text:p>81</text:p>
          </table:table-cell>
          <table:table-cell table:style-name="ce30" office:value-type="float" office:value="0.0">
            <text:p>0</text:p>
          </table:table-cell>
          <table:table-cell table:style-name="ce30" office:value-type="float" office:value="0.09">
            <text:p>0.09</text:p>
          </table:table-cell>
          <table:table-cell table:number-columns-repeated="2" table:style-name="ce29"/>
          <table:table-cell table:style-name="ce29" office:value-type="float" office:value="0.07">
            <text:p>0.07</text:p>
          </table:table-cell>
          <table:table-cell table:style-name="ce29"/>
          <table:table-cell table:style-name="cf1" table:formula="of:=([L626]-[P626])/SQRT(((((([M626]*SQRT([K626]))^2)*([K626]-1))+((([Q626]*SQRT([O626]))^2)*([O626]-1)))/([K626]+[O626])))"/>
          <table:table-cell table:style-name="cf1" table:formula="of:=([L626]-[T626])/SQRT(((((([M626]*SQRT([K626]))^2)*([K626]-1))+((([U626]*SQRT([S626]))^2)*([S626]-1)))/([K626]+[S626])))"/>
          <table:table-cell table:style-name="cf1" table:formula="of:=([P626]-[T626])/SQRT(((((([Q626]*SQRT([O626]))^2)*([O626]-1))+((([U626]*SQRT([S626]))^2)*([S626]-1)))/([O626]+[S626])))"/>
          <table:table-cell table:style-name="ce32"/>
          <table:table-cell table:style-name="ce33"/>
          <table:table-cell table:style-name="ce29"/>
          <table:table-cell table:style-name="ce23" table:formula="of:=ROUND(([L626]-((1.96*[M626])/SQRT([K626])));3)"/>
          <table:table-cell table:style-name="ce23" table:formula="of:=ROUND(([L626]+((1.96*[M626])/SQRT([K626])));3)"/>
          <table:table-cell table:style-name="ce23" table:formula="of:=ROUND(([P626]-((1.96*[Q626])/SQRT([O626])));3)"/>
          <table:table-cell table:style-name="ce23" table:formula="of:=ROUND(([P626]+((1.96*[Q626])/SQRT([O626])));3)"/>
          <table:table-cell table:style-name="ce23" table:formula="of:=ROUND(([T626]-((1.96*[U626])/SQRT([S626])));3)"/>
          <table:table-cell table:style-name="ce23" table:formula="of:=ROUND(([T626]+((1.96*[U626])/SQRT([S626])));3)"/>
          <table:table-cell table:number-columns-repeated="987"/>
        </table:table-row>
        <table:table-row table:style-name="ro8">
          <table:table-cell table:style-name="ce24" office:value-type="string">
            <text:p>Andrew</text:p>
          </table:table-cell>
          <table:table-cell table:style-name="ce25" office:value-type="string">
            <text:p>fulltext (2)r.pdf</text:p>
          </table:table-cell>
          <table:table-cell table:style-name="ce25" office:value-type="float" office:value="1.9468819E7">
            <text:p>19468819</text:p>
          </table:table-cell>
          <table:table-cell table:style-name="ce26" office:value-type="string">
            <text:p>PDYN</text:p>
          </table:table-cell>
          <table:table-cell table:style-name="ce42" office:value-type="string">
            <text:p>rs2235751</text:p>
          </table:table-cell>
          <table:table-cell table:style-name="ce26" office:value-type="string">
            <text:p>CERAD</text:p>
          </table:table-cell>
          <table:table-cell table:style-name="ce26" office:value-type="string">
            <text:p>Verbal fluency</text:p>
          </table:table-cell>
          <table:table-cell table:style-name="ce27" office:value-type="string">
            <text:p>verbal fluency</text:p>
          </table:table-cell>
          <table:table-cell table:style-name="ce28" office:value-type="string">
            <text:p>SEM</text:p>
          </table:table-cell>
          <table:table-cell table:style-name="ce29" office:value-type="string">
            <text:p>A/A</text:p>
          </table:table-cell>
          <table:table-cell table:style-name="ce29" office:value-type="float" office:value="907.0">
            <text:p>907</text:p>
          </table:table-cell>
          <table:table-cell table:style-name="ce29" office:value-type="float" office:value="20.71">
            <text:p>20.71</text:p>
          </table:table-cell>
          <table:table-cell table:style-name="ce29" office:value-type="float" office:value="0.22">
            <text:p>0.22</text:p>
          </table:table-cell>
          <table:table-cell table:style-name="ce25" office:value-type="string">
            <text:p>A/G</text:p>
          </table:table-cell>
          <table:table-cell table:style-name="ce25" office:value-type="float" office:value="591.0">
            <text:p>591</text:p>
          </table:table-cell>
          <table:table-cell table:style-name="ce25" office:value-type="float" office:value="21.03">
            <text:p>21.03</text:p>
          </table:table-cell>
          <table:table-cell table:style-name="ce25" office:value-type="float" office:value="0.25">
            <text:p>0.25</text:p>
          </table:table-cell>
          <table:table-cell table:style-name="ce30" office:value-type="string">
            <text:p>G/G</text:p>
          </table:table-cell>
          <table:table-cell table:style-name="ce30" office:value-type="float" office:value="105.0">
            <text:p>105</text:p>
          </table:table-cell>
          <table:table-cell table:style-name="ce30" office:value-type="float" office:value="22.09">
            <text:p>22.09</text:p>
          </table:table-cell>
          <table:table-cell table:style-name="ce30" office:value-type="float" office:value="0.53">
            <text:p>0.53</text:p>
          </table:table-cell>
          <table:table-cell table:number-columns-repeated="4" table:style-name="ce29"/>
          <table:table-cell table:style-name="cf1" table:formula="of:=([L627]-[P627])/SQRT(((((([M627]*SQRT([K627]))^2)*([K627]-1))+((([Q627]*SQRT([O627]))^2)*([O627]-1)))/([K627]+[O627])))"/>
          <table:table-cell table:style-name="cf1" table:formula="of:=([L627]-[T627])/SQRT(((((([M627]*SQRT([K627]))^2)*([K627]-1))+((([U627]*SQRT([S627]))^2)*([S627]-1)))/([K627]+[S627])))"/>
          <table:table-cell table:style-name="cf1" table:formula="of:=([P627]-[T627])/SQRT(((((([Q627]*SQRT([O627]))^2)*([O627]-1))+((([U627]*SQRT([S627]))^2)*([S627]-1)))/([O627]+[S627])))"/>
          <table:table-cell table:style-name="ce32" office:value-type="string">
            <text:p>significance calculated for 2-group effects,not 3 group</text:p>
          </table:table-cell>
          <table:table-cell table:style-name="ce33" office:value-type="float" office:value="8164812.0">
            <text:p>8164812</text:p>
          </table:table-cell>
          <table:table-cell table:style-name="ce29"/>
          <table:table-cell table:style-name="ce23" table:formula="of:=ROUND(([L627]-((1.96*[M627])/SQRT([K627])));3)"/>
          <table:table-cell table:style-name="ce23" table:formula="of:=ROUND(([L627]+((1.96*[M627])/SQRT([K627])));3)"/>
          <table:table-cell table:style-name="ce23" table:formula="of:=ROUND(([P627]-((1.96*[Q627])/SQRT([O627])));3)"/>
          <table:table-cell table:style-name="ce23" table:formula="of:=ROUND(([P627]+((1.96*[Q627])/SQRT([O627])));3)"/>
          <table:table-cell table:style-name="ce23" table:formula="of:=ROUND(([T627]-((1.96*[U627])/SQRT([S627])));3)"/>
          <table:table-cell table:style-name="ce23" table:formula="of:=ROUND(([T627]+((1.96*[U627])/SQRT([S627])));3)"/>
          <table:table-cell table:number-columns-repeated="987"/>
        </table:table-row>
        <table:table-row table:style-name="ro8">
          <table:table-cell table:style-name="ce24" office:value-type="string">
            <text:p>Andrew</text:p>
          </table:table-cell>
          <table:table-cell table:style-name="ce25" office:value-type="string">
            <text:p>fulltext (2)r.pdf</text:p>
          </table:table-cell>
          <table:table-cell table:style-name="ce25" office:value-type="float" office:value="1.9468819E7">
            <text:p>19468819</text:p>
          </table:table-cell>
          <table:table-cell table:style-name="ce26" office:value-type="string">
            <text:p>PDYN</text:p>
          </table:table-cell>
          <table:table-cell table:style-name="ce42" office:value-type="string">
            <text:p>rs1997794</text:p>
          </table:table-cell>
          <table:table-cell table:style-name="ce26" office:value-type="string">
            <text:p>CERAD</text:p>
          </table:table-cell>
          <table:table-cell table:style-name="ce26" office:value-type="string">
            <text:p>Verbal fluency</text:p>
          </table:table-cell>
          <table:table-cell table:style-name="ce27" office:value-type="string">
            <text:p>verbal fluency</text:p>
          </table:table-cell>
          <table:table-cell table:style-name="ce28" office:value-type="string">
            <text:p>SEM</text:p>
          </table:table-cell>
          <table:table-cell table:style-name="ce29" office:value-type="string">
            <text:p>T/T</text:p>
          </table:table-cell>
          <table:table-cell table:style-name="ce29" office:value-type="float" office:value="657.0">
            <text:p>657</text:p>
          </table:table-cell>
          <table:table-cell table:style-name="ce29" office:value-type="float" office:value="20.61">
            <text:p>20.61</text:p>
          </table:table-cell>
          <table:table-cell table:style-name="ce29" office:value-type="float" office:value="0.25">
            <text:p>0.25</text:p>
          </table:table-cell>
          <table:table-cell table:style-name="ce25" office:value-type="string">
            <text:p>C/T</text:p>
          </table:table-cell>
          <table:table-cell table:style-name="ce25" office:value-type="float" office:value="728.0">
            <text:p>728</text:p>
          </table:table-cell>
          <table:table-cell table:style-name="ce25" office:value-type="float" office:value="21.1">
            <text:p>21.1</text:p>
          </table:table-cell>
          <table:table-cell table:style-name="ce25" office:value-type="float" office:value="0.24">
            <text:p>0.24</text:p>
          </table:table-cell>
          <table:table-cell table:style-name="ce30" office:value-type="string">
            <text:p>C/C</text:p>
          </table:table-cell>
          <table:table-cell table:style-name="ce30" office:value-type="float" office:value="218.0">
            <text:p>218</text:p>
          </table:table-cell>
          <table:table-cell table:style-name="ce30" office:value-type="float" office:value="21.46">
            <text:p>21.46</text:p>
          </table:table-cell>
          <table:table-cell table:style-name="ce30" office:value-type="float" office:value="0.39">
            <text:p>0.39</text:p>
          </table:table-cell>
          <table:table-cell table:number-columns-repeated="4" table:style-name="ce29"/>
          <table:table-cell table:style-name="cf1" table:formula="of:=([L628]-[P628])/SQRT(((((([M628]*SQRT([K628]))^2)*([K628]-1))+((([Q628]*SQRT([O628]))^2)*([O628]-1)))/([K628]+[O628])))"/>
          <table:table-cell table:style-name="cf1" table:formula="of:=([L628]-[T628])/SQRT(((((([M628]*SQRT([K628]))^2)*([K628]-1))+((([U628]*SQRT([S628]))^2)*([S628]-1)))/([K628]+[S628])))"/>
          <table:table-cell table:style-name="cf1" table:formula="of:=([P628]-[T628])/SQRT(((((([Q628]*SQRT([O628]))^2)*([O628]-1))+((([U628]*SQRT([S628]))^2)*([S628]-1)))/([O628]+[S628])))"/>
          <table:table-cell table:style-name="ce32" office:value-type="string">
            <text:p>significance calculated for 2-group effects,not 3 group</text:p>
          </table:table-cell>
          <table:table-cell table:style-name="ce33" office:value-type="float" office:value="8164812.0">
            <text:p>8164812</text:p>
          </table:table-cell>
          <table:table-cell table:style-name="ce29"/>
          <table:table-cell table:style-name="ce23" table:formula="of:=ROUND(([L628]-((1.96*[M628])/SQRT([K628])));3)"/>
          <table:table-cell table:style-name="ce23" table:formula="of:=ROUND(([L628]+((1.96*[M628])/SQRT([K628])));3)"/>
          <table:table-cell table:style-name="ce23" table:formula="of:=ROUND(([P628]-((1.96*[Q628])/SQRT([O628])));3)"/>
          <table:table-cell table:style-name="ce23" table:formula="of:=ROUND(([P628]+((1.96*[Q628])/SQRT([O628])));3)"/>
          <table:table-cell table:style-name="ce23" table:formula="of:=ROUND(([T628]-((1.96*[U628])/SQRT([S628])));3)"/>
          <table:table-cell table:style-name="ce23" table:formula="of:=ROUND(([T628]+((1.96*[U628])/SQRT([S628])));3)"/>
          <table:table-cell table:number-columns-repeated="987"/>
        </table:table-row>
        <table:table-row table:style-name="ro8">
          <table:table-cell table:style-name="ce24" office:value-type="string">
            <text:p>Andrew</text:p>
          </table:table-cell>
          <table:table-cell table:style-name="ce25" office:value-type="string">
            <text:p>fulltext (2)r.pdf</text:p>
          </table:table-cell>
          <table:table-cell table:style-name="ce25" office:value-type="float" office:value="1.9468819E7">
            <text:p>19468819</text:p>
          </table:table-cell>
          <table:table-cell table:style-name="ce26" office:value-type="string">
            <text:p>PDYN</text:p>
          </table:table-cell>
          <table:table-cell table:style-name="ce42" office:value-type="string">
            <text:p>rs910080</text:p>
          </table:table-cell>
          <table:table-cell table:style-name="ce26" office:value-type="string">
            <text:p>CERAD</text:p>
          </table:table-cell>
          <table:table-cell table:style-name="ce26" office:value-type="string">
            <text:p>Verbal fluency</text:p>
          </table:table-cell>
          <table:table-cell table:style-name="ce27" office:value-type="string">
            <text:p>verbal fluency</text:p>
          </table:table-cell>
          <table:table-cell table:style-name="ce28" office:value-type="string">
            <text:p>SEM</text:p>
          </table:table-cell>
          <table:table-cell table:style-name="ce29" office:value-type="string">
            <text:p>A/A</text:p>
          </table:table-cell>
          <table:table-cell table:style-name="ce29" office:value-type="float" office:value="867.0">
            <text:p>867</text:p>
          </table:table-cell>
          <table:table-cell table:style-name="ce29" office:value-type="float" office:value="20.72">
            <text:p>20.72</text:p>
          </table:table-cell>
          <table:table-cell table:style-name="ce29" office:value-type="float" office:value="0.23">
            <text:p>0.23</text:p>
          </table:table-cell>
          <table:table-cell table:style-name="ce25" office:value-type="string">
            <text:p>A/G</text:p>
          </table:table-cell>
          <table:table-cell table:style-name="ce25" office:value-type="float" office:value="626.0">
            <text:p>626</text:p>
          </table:table-cell>
          <table:table-cell table:style-name="ce25" office:value-type="float" office:value="21.17">
            <text:p>21.17</text:p>
          </table:table-cell>
          <table:table-cell table:style-name="ce25" office:value-type="float" office:value="0.25">
            <text:p>0.25</text:p>
          </table:table-cell>
          <table:table-cell table:style-name="ce30" office:value-type="string">
            <text:p>G/G</text:p>
          </table:table-cell>
          <table:table-cell table:style-name="ce30" office:value-type="float" office:value="117.0">
            <text:p>117</text:p>
          </table:table-cell>
          <table:table-cell table:style-name="ce30" office:value-type="float" office:value="21.25">
            <text:p>21.25</text:p>
          </table:table-cell>
          <table:table-cell table:style-name="ce30" office:value-type="float" office:value="0.51">
            <text:p>0.51</text:p>
          </table:table-cell>
          <table:table-cell table:number-columns-repeated="4" table:style-name="ce29"/>
          <table:table-cell table:style-name="cf1" table:formula="of:=([L629]-[P629])/SQRT(((((([M629]*SQRT([K629]))^2)*([K629]-1))+((([Q629]*SQRT([O629]))^2)*([O629]-1)))/([K629]+[O629])))"/>
          <table:table-cell table:style-name="cf1" table:formula="of:=([L629]-[T629])/SQRT(((((([M629]*SQRT([K629]))^2)*([K629]-1))+((([U629]*SQRT([S629]))^2)*([S629]-1)))/([K629]+[S629])))"/>
          <table:table-cell table:style-name="cf1" table:formula="of:=([P629]-[T629])/SQRT(((((([Q629]*SQRT([O629]))^2)*([O629]-1))+((([U629]*SQRT([S629]))^2)*([S629]-1)))/([O629]+[S629])))"/>
          <table:table-cell table:style-name="ce32" office:value-type="string">
            <text:p>significance calculated for 2-group effects,not 3 group</text:p>
          </table:table-cell>
          <table:table-cell table:style-name="ce33" office:value-type="float" office:value="8164812.0">
            <text:p>8164812</text:p>
          </table:table-cell>
          <table:table-cell table:style-name="ce29"/>
          <table:table-cell table:style-name="ce23" table:formula="of:=ROUND(([L629]-((1.96*[M629])/SQRT([K629])));3)"/>
          <table:table-cell table:style-name="ce23" table:formula="of:=ROUND(([L629]+((1.96*[M629])/SQRT([K629])));3)"/>
          <table:table-cell table:style-name="ce23" table:formula="of:=ROUND(([P629]-((1.96*[Q629])/SQRT([O629])));3)"/>
          <table:table-cell table:style-name="ce23" table:formula="of:=ROUND(([P629]+((1.96*[Q629])/SQRT([O629])));3)"/>
          <table:table-cell table:style-name="ce23" table:formula="of:=ROUND(([T629]-((1.96*[U629])/SQRT([S629])));3)"/>
          <table:table-cell table:style-name="ce23" table:formula="of:=ROUND(([T629]+((1.96*[U629])/SQRT([S629])));3)"/>
          <table:table-cell table:number-columns-repeated="987"/>
        </table:table-row>
        <table:table-row table:style-name="ro8">
          <table:table-cell table:style-name="ce24" office:value-type="string">
            <text:p>Andrew</text:p>
          </table:table-cell>
          <table:table-cell table:style-name="ce25" office:value-type="string">
            <text:p>fulltext (2)r.pdf</text:p>
          </table:table-cell>
          <table:table-cell table:style-name="ce25" office:value-type="float" office:value="1.9468819E7">
            <text:p>19468819</text:p>
          </table:table-cell>
          <table:table-cell table:style-name="ce26" office:value-type="string">
            <text:p>PDYN</text:p>
          </table:table-cell>
          <table:table-cell table:style-name="ce42" office:value-type="string">
            <text:p>rs7272891</text:p>
          </table:table-cell>
          <table:table-cell table:style-name="ce26" office:value-type="string">
            <text:p>CERAD</text:p>
          </table:table-cell>
          <table:table-cell table:style-name="ce26" office:value-type="string">
            <text:p>Verbal fluency</text:p>
          </table:table-cell>
          <table:table-cell table:style-name="ce27" office:value-type="string">
            <text:p>verbal fluency</text:p>
          </table:table-cell>
          <table:table-cell table:style-name="ce28" office:value-type="string">
            <text:p>SEM</text:p>
          </table:table-cell>
          <table:table-cell table:style-name="ce29" office:value-type="string">
            <text:p>C/C</text:p>
          </table:table-cell>
          <table:table-cell table:style-name="ce29" office:value-type="float" office:value="1330.0">
            <text:p>1330</text:p>
          </table:table-cell>
          <table:table-cell table:style-name="ce29" office:value-type="float" office:value="20.91">
            <text:p>20.91</text:p>
          </table:table-cell>
          <table:table-cell table:style-name="ce29" office:value-type="float" office:value="0.2">
            <text:p>0.2</text:p>
          </table:table-cell>
          <table:table-cell table:style-name="ce25" office:value-type="string">
            <text:p>C/G</text:p>
          </table:table-cell>
          <table:table-cell table:style-name="ce25" office:value-type="float" office:value="266.0">
            <text:p>266</text:p>
          </table:table-cell>
          <table:table-cell table:style-name="ce25" office:value-type="float" office:value="21.16">
            <text:p>21.16</text:p>
          </table:table-cell>
          <table:table-cell table:style-name="ce25" office:value-type="float" office:value="0.35">
            <text:p>0.35</text:p>
          </table:table-cell>
          <table:table-cell table:style-name="ce30" office:value-type="string">
            <text:p>G/G</text:p>
          </table:table-cell>
          <table:table-cell table:style-name="ce30" office:value-type="float" office:value="10.0">
            <text:p>10</text:p>
          </table:table-cell>
          <table:table-cell table:style-name="ce30" office:value-type="float" office:value="18.8">
            <text:p>18.8</text:p>
          </table:table-cell>
          <table:table-cell table:style-name="ce30" office:value-type="float" office:value="1.67">
            <text:p>1.67</text:p>
          </table:table-cell>
          <table:table-cell table:number-columns-repeated="4" table:style-name="ce29"/>
          <table:table-cell table:style-name="cf1" table:formula="of:=([L630]-[P630])/SQRT(((((([M630]*SQRT([K630]))^2)*([K630]-1))+((([Q630]*SQRT([O630]))^2)*([O630]-1)))/([K630]+[O630])))"/>
          <table:table-cell table:style-name="cf1" table:formula="of:=([L630]-[T630])/SQRT(((((([M630]*SQRT([K630]))^2)*([K630]-1))+((([U630]*SQRT([S630]))^2)*([S630]-1)))/([K630]+[S630])))"/>
          <table:table-cell table:style-name="cf1" table:formula="of:=([P630]-[T630])/SQRT(((((([Q630]*SQRT([O630]))^2)*([O630]-1))+((([U630]*SQRT([S630]))^2)*([S630]-1)))/([O630]+[S630])))"/>
          <table:table-cell table:style-name="ce32" office:value-type="string">
            <text:p>significance calculated for 2-group effects,not 3 group</text:p>
          </table:table-cell>
          <table:table-cell table:style-name="ce33" office:value-type="float" office:value="8164812.0">
            <text:p>8164812</text:p>
          </table:table-cell>
          <table:table-cell table:style-name="ce29"/>
          <table:table-cell table:style-name="ce23" table:formula="of:=ROUND(([L630]-((1.96*[M630])/SQRT([K630])));3)"/>
          <table:table-cell table:style-name="ce23" table:formula="of:=ROUND(([L630]+((1.96*[M630])/SQRT([K630])));3)"/>
          <table:table-cell table:style-name="ce23" table:formula="of:=ROUND(([P630]-((1.96*[Q630])/SQRT([O630])));3)"/>
          <table:table-cell table:style-name="ce23" table:formula="of:=ROUND(([P630]+((1.96*[Q630])/SQRT([O630])));3)"/>
          <table:table-cell table:style-name="ce23" table:formula="of:=ROUND(([T630]-((1.96*[U630])/SQRT([S630])));3)"/>
          <table:table-cell table:style-name="ce23" table:formula="of:=ROUND(([T630]+((1.96*[U630])/SQRT([S630])));3)"/>
          <table:table-cell table:number-columns-repeated="987"/>
        </table:table-row>
        <table:table-row table:style-name="ro8">
          <table:table-cell table:style-name="ce24" office:value-type="string">
            <text:p>Andrew</text:p>
          </table:table-cell>
          <table:table-cell table:style-name="ce25" office:value-type="string">
            <text:p>fulltext (2)r.pdf</text:p>
          </table:table-cell>
          <table:table-cell table:style-name="ce25" office:value-type="float" office:value="1.9468819E7">
            <text:p>19468819</text:p>
          </table:table-cell>
          <table:table-cell table:style-name="ce26" office:value-type="string">
            <text:p>PDYN</text:p>
          </table:table-cell>
          <table:table-cell table:style-name="ce26" office:value-type="string">
            <text:p>68 bp VNTR</text:p>
          </table:table-cell>
          <table:table-cell table:style-name="ce26" office:value-type="string">
            <text:p>CERAD</text:p>
          </table:table-cell>
          <table:table-cell table:style-name="ce26" office:value-type="string">
            <text:p>Verbal fluency</text:p>
          </table:table-cell>
          <table:table-cell table:style-name="ce27" office:value-type="string">
            <text:p>verbal fluency</text:p>
          </table:table-cell>
          <table:table-cell table:style-name="ce28" office:value-type="string">
            <text:p>SEM</text:p>
          </table:table-cell>
          <table:table-cell table:style-name="ce29" office:value-type="string">
            <text:p>long/long,long/short</text:p>
          </table:table-cell>
          <table:table-cell table:style-name="ce29" office:value-type="float" office:value="1395.0">
            <text:p>1395</text:p>
          </table:table-cell>
          <table:table-cell table:style-name="ce29" office:value-type="float" office:value="20.98">
            <text:p>20.98</text:p>
          </table:table-cell>
          <table:table-cell table:style-name="ce29" office:value-type="float" office:value="0.2">
            <text:p>0.2</text:p>
          </table:table-cell>
          <table:table-cell table:style-name="ce25" office:value-type="string">
            <text:p>short/short</text:p>
          </table:table-cell>
          <table:table-cell table:style-name="ce25" office:value-type="float" office:value="156.0">
            <text:p>156</text:p>
          </table:table-cell>
          <table:table-cell table:style-name="ce25" office:value-type="float" office:value="20.62">
            <text:p>20.62</text:p>
          </table:table-cell>
          <table:table-cell table:style-name="ce25" office:value-type="float" office:value="0.45">
            <text:p>0.45</text:p>
          </table:table-cell>
          <table:table-cell table:number-columns-repeated="4" table:style-name="ce30"/>
          <table:table-cell table:number-columns-repeated="4" table:style-name="ce29"/>
          <table:table-cell table:style-name="cf1" table:formula="of:=([L631]-[P631])/SQRT(((((([M631]*SQRT([K631]))^2)*([K631]-1))+((([Q631]*SQRT([O631]))^2)*([O631]-1)))/([K631]+[O631])))"/>
          <table:table-cell table:style-name="cf1"/>
          <table:table-cell table:style-name="cf1"/>
          <table:table-cell table:style-name="ce32" office:value-type="string">
            <text:p>significance calculated for 2-group effects,not 3 group</text:p>
          </table:table-cell>
          <table:table-cell table:style-name="ce33" office:value-type="float" office:value="8164812.0">
            <text:p>8164812</text:p>
          </table:table-cell>
          <table:table-cell table:style-name="ce29"/>
          <table:table-cell table:style-name="ce23" table:formula="of:=ROUND(([L631]-((1.96*[M631])/SQRT([K631])));3)"/>
          <table:table-cell table:style-name="ce23" table:formula="of:=ROUND(([L631]+((1.96*[M631])/SQRT([K631])));3)"/>
          <table:table-cell table:style-name="ce23" table:formula="of:=ROUND(([P631]-((1.96*[Q631])/SQRT([O631])));3)"/>
          <table:table-cell table:style-name="ce23" table:formula="of:=ROUND(([P631]+((1.96*[Q631])/SQRT([O631])));3)"/>
          <table:table-cell table:number-columns-repeated="989"/>
        </table:table-row>
        <table:table-row table:style-name="ro3">
          <table:table-cell table:style-name="ce24"/>
          <table:table-cell table:number-columns-repeated="2" table:style-name="ce25"/>
          <table:table-cell table:number-columns-repeated="4" table:style-name="ce43"/>
          <table:table-cell table:style-name="ce27"/>
          <table:table-cell table:style-name="ce28"/>
          <table:table-cell table:number-columns-repeated="4" table:style-name="ce29"/>
          <table:table-cell table:number-columns-repeated="4" table:style-name="ce25"/>
          <table:table-cell table:number-columns-repeated="4" table:style-name="ce39"/>
          <table:table-cell table:number-columns-repeated="4" table:style-name="ce29"/>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3">
          <table:table-cell table:style-name="ce24"/>
          <table:table-cell table:number-columns-repeated="2" table:style-name="ce25"/>
          <table:table-cell table:number-columns-repeated="4" table:style-name="ce43"/>
          <table:table-cell table:style-name="ce27"/>
          <table:table-cell table:style-name="ce28"/>
          <table:table-cell table:number-columns-repeated="4" table:style-name="ce29"/>
          <table:table-cell table:number-columns-repeated="4" table:style-name="ce25"/>
          <table:table-cell table:number-columns-repeated="4" table:style-name="ce39"/>
          <table:table-cell table:number-columns-repeated="4" table:style-name="ce29"/>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3">
          <table:table-cell table:style-name="ce24"/>
          <table:table-cell table:number-columns-repeated="2" table:style-name="ce25"/>
          <table:table-cell table:number-columns-repeated="4" table:style-name="ce43"/>
          <table:table-cell table:style-name="ce27"/>
          <table:table-cell table:style-name="ce28"/>
          <table:table-cell table:number-columns-repeated="4" table:style-name="ce29"/>
          <table:table-cell table:number-columns-repeated="4" table:style-name="ce25"/>
          <table:table-cell table:number-columns-repeated="4" table:style-name="ce39"/>
          <table:table-cell table:number-columns-repeated="4" table:style-name="ce29"/>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3">
          <table:table-cell table:style-name="ce24"/>
          <table:table-cell table:number-columns-repeated="2" table:style-name="ce25"/>
          <table:table-cell table:number-columns-repeated="4" table:style-name="ce43"/>
          <table:table-cell table:style-name="ce27"/>
          <table:table-cell table:style-name="ce28"/>
          <table:table-cell table:number-columns-repeated="4" table:style-name="ce29"/>
          <table:table-cell table:number-columns-repeated="4" table:style-name="ce25"/>
          <table:table-cell table:number-columns-repeated="4" table:style-name="ce39"/>
          <table:table-cell table:number-columns-repeated="4" table:style-name="ce29"/>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3">
          <table:table-cell table:style-name="ce24"/>
          <table:table-cell table:number-columns-repeated="2" table:style-name="ce25"/>
          <table:table-cell table:number-columns-repeated="4" table:style-name="ce43"/>
          <table:table-cell table:style-name="ce27"/>
          <table:table-cell table:style-name="ce28"/>
          <table:table-cell table:number-columns-repeated="4" table:style-name="ce29"/>
          <table:table-cell table:number-columns-repeated="4" table:style-name="ce25"/>
          <table:table-cell table:number-columns-repeated="4" table:style-name="ce39"/>
          <table:table-cell table:number-columns-repeated="4" table:style-name="ce29"/>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3">
          <table:table-cell table:style-name="ce24"/>
          <table:table-cell table:number-columns-repeated="2" table:style-name="ce25"/>
          <table:table-cell table:number-columns-repeated="4" table:style-name="ce43"/>
          <table:table-cell table:style-name="ce27"/>
          <table:table-cell table:style-name="ce28"/>
          <table:table-cell table:number-columns-repeated="4" table:style-name="ce29"/>
          <table:table-cell table:number-columns-repeated="4" table:style-name="ce25"/>
          <table:table-cell table:number-columns-repeated="4" table:style-name="ce39"/>
          <table:table-cell table:number-columns-repeated="4" table:style-name="ce29"/>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3">
          <table:table-cell table:style-name="ce24"/>
          <table:table-cell table:number-columns-repeated="2" table:style-name="ce25"/>
          <table:table-cell table:number-columns-repeated="4" table:style-name="ce43"/>
          <table:table-cell table:style-name="ce27"/>
          <table:table-cell table:style-name="ce28"/>
          <table:table-cell table:number-columns-repeated="4" table:style-name="ce29"/>
          <table:table-cell table:number-columns-repeated="4" table:style-name="ce25"/>
          <table:table-cell table:number-columns-repeated="4" table:style-name="ce39"/>
          <table:table-cell table:number-columns-repeated="4" table:style-name="ce29"/>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3">
          <table:table-cell table:style-name="ce24"/>
          <table:table-cell table:number-columns-repeated="2" table:style-name="ce25"/>
          <table:table-cell table:number-columns-repeated="4" table:style-name="ce43"/>
          <table:table-cell table:style-name="ce27"/>
          <table:table-cell table:style-name="ce28"/>
          <table:table-cell table:number-columns-repeated="4" table:style-name="ce29"/>
          <table:table-cell table:number-columns-repeated="4" table:style-name="ce25"/>
          <table:table-cell table:number-columns-repeated="4" table:style-name="ce39"/>
          <table:table-cell table:number-columns-repeated="4" table:style-name="ce29"/>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3">
          <table:table-cell table:style-name="ce24"/>
          <table:table-cell table:number-columns-repeated="2" table:style-name="ce25"/>
          <table:table-cell table:number-columns-repeated="4" table:style-name="ce43"/>
          <table:table-cell table:style-name="ce27"/>
          <table:table-cell table:style-name="ce28"/>
          <table:table-cell table:number-columns-repeated="4" table:style-name="ce29"/>
          <table:table-cell table:number-columns-repeated="4" table:style-name="ce25"/>
          <table:table-cell table:number-columns-repeated="4" table:style-name="ce39"/>
          <table:table-cell table:number-columns-repeated="4" table:style-name="ce29"/>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3">
          <table:table-cell table:style-name="ce24"/>
          <table:table-cell table:number-columns-repeated="2" table:style-name="ce25"/>
          <table:table-cell table:number-columns-repeated="4" table:style-name="ce43"/>
          <table:table-cell table:style-name="ce27"/>
          <table:table-cell table:style-name="ce28"/>
          <table:table-cell table:number-columns-repeated="4" table:style-name="ce29"/>
          <table:table-cell table:number-columns-repeated="4" table:style-name="ce25"/>
          <table:table-cell table:number-columns-repeated="4" table:style-name="ce39"/>
          <table:table-cell table:number-columns-repeated="4" table:style-name="ce29"/>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3">
          <table:table-cell table:style-name="ce24"/>
          <table:table-cell table:number-columns-repeated="2" table:style-name="ce25"/>
          <table:table-cell table:number-columns-repeated="4" table:style-name="ce43"/>
          <table:table-cell table:style-name="ce27"/>
          <table:table-cell table:style-name="ce28"/>
          <table:table-cell table:number-columns-repeated="4" table:style-name="ce29"/>
          <table:table-cell table:number-columns-repeated="4" table:style-name="ce25"/>
          <table:table-cell table:number-columns-repeated="4" table:style-name="ce39"/>
          <table:table-cell table:number-columns-repeated="4" table:style-name="ce29"/>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3">
          <table:table-cell table:style-name="ce24"/>
          <table:table-cell table:number-columns-repeated="2" table:style-name="ce25"/>
          <table:table-cell table:number-columns-repeated="4" table:style-name="ce43"/>
          <table:table-cell table:style-name="ce27"/>
          <table:table-cell table:style-name="ce28"/>
          <table:table-cell table:number-columns-repeated="4" table:style-name="ce29"/>
          <table:table-cell table:number-columns-repeated="4" table:style-name="ce25"/>
          <table:table-cell table:number-columns-repeated="4" table:style-name="ce39"/>
          <table:table-cell table:number-columns-repeated="4" table:style-name="ce29"/>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3">
          <table:table-cell table:style-name="ce24"/>
          <table:table-cell table:number-columns-repeated="2" table:style-name="ce25"/>
          <table:table-cell table:number-columns-repeated="4" table:style-name="ce43"/>
          <table:table-cell table:style-name="ce27"/>
          <table:table-cell table:style-name="ce28"/>
          <table:table-cell table:number-columns-repeated="4" table:style-name="ce29"/>
          <table:table-cell table:number-columns-repeated="4" table:style-name="ce25"/>
          <table:table-cell table:number-columns-repeated="4" table:style-name="ce39"/>
          <table:table-cell table:number-columns-repeated="4" table:style-name="ce29"/>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3">
          <table:table-cell table:style-name="ce24"/>
          <table:table-cell table:number-columns-repeated="2" table:style-name="ce25"/>
          <table:table-cell table:number-columns-repeated="4" table:style-name="ce43"/>
          <table:table-cell table:style-name="ce27"/>
          <table:table-cell table:style-name="ce28"/>
          <table:table-cell table:number-columns-repeated="4" table:style-name="ce29"/>
          <table:table-cell table:number-columns-repeated="4" table:style-name="ce25"/>
          <table:table-cell table:number-columns-repeated="4" table:style-name="ce39"/>
          <table:table-cell table:number-columns-repeated="4" table:style-name="ce29"/>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3">
          <table:table-cell table:style-name="ce24"/>
          <table:table-cell table:number-columns-repeated="2" table:style-name="ce25"/>
          <table:table-cell table:number-columns-repeated="4" table:style-name="ce43"/>
          <table:table-cell table:style-name="ce27"/>
          <table:table-cell table:style-name="ce28"/>
          <table:table-cell table:number-columns-repeated="4" table:style-name="ce29"/>
          <table:table-cell table:number-columns-repeated="4" table:style-name="ce25"/>
          <table:table-cell table:number-columns-repeated="4" table:style-name="ce39"/>
          <table:table-cell table:number-columns-repeated="4" table:style-name="ce29"/>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3">
          <table:table-cell table:style-name="ce24"/>
          <table:table-cell table:number-columns-repeated="2" table:style-name="ce25"/>
          <table:table-cell table:number-columns-repeated="4" table:style-name="ce43"/>
          <table:table-cell table:style-name="ce27"/>
          <table:table-cell table:style-name="ce28"/>
          <table:table-cell table:number-columns-repeated="4" table:style-name="ce29"/>
          <table:table-cell table:number-columns-repeated="4" table:style-name="ce25"/>
          <table:table-cell table:number-columns-repeated="4" table:style-name="ce39"/>
          <table:table-cell table:number-columns-repeated="4" table:style-name="ce29"/>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3">
          <table:table-cell table:style-name="ce24"/>
          <table:table-cell table:number-columns-repeated="2" table:style-name="ce25"/>
          <table:table-cell table:number-columns-repeated="4" table:style-name="ce43"/>
          <table:table-cell table:style-name="ce27"/>
          <table:table-cell table:style-name="ce28"/>
          <table:table-cell table:number-columns-repeated="4" table:style-name="ce29"/>
          <table:table-cell table:number-columns-repeated="4" table:style-name="ce25"/>
          <table:table-cell table:number-columns-repeated="4" table:style-name="ce30"/>
          <table:table-cell table:number-columns-repeated="4" table:style-name="ce29"/>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3">
          <table:table-cell table:style-name="ce24"/>
          <table:table-cell table:number-columns-repeated="2" table:style-name="ce25"/>
          <table:table-cell table:number-columns-repeated="4" table:style-name="ce43"/>
          <table:table-cell table:style-name="ce27"/>
          <table:table-cell table:style-name="ce28"/>
          <table:table-cell table:number-columns-repeated="4" table:style-name="ce29"/>
          <table:table-cell table:number-columns-repeated="4" table:style-name="ce25"/>
          <table:table-cell table:number-columns-repeated="4" table:style-name="ce30"/>
          <table:table-cell table:number-columns-repeated="4" table:style-name="ce29"/>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3">
          <table:table-cell table:style-name="ce24"/>
          <table:table-cell table:number-columns-repeated="2" table:style-name="ce25"/>
          <table:table-cell table:number-columns-repeated="4" table:style-name="ce43"/>
          <table:table-cell table:style-name="ce27"/>
          <table:table-cell table:style-name="ce28"/>
          <table:table-cell table:number-columns-repeated="4" table:style-name="ce29"/>
          <table:table-cell table:number-columns-repeated="4" table:style-name="ce25"/>
          <table:table-cell table:number-columns-repeated="4" table:style-name="ce30"/>
          <table:table-cell table:number-columns-repeated="4" table:style-name="ce29"/>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3">
          <table:table-cell table:style-name="ce24"/>
          <table:table-cell table:number-columns-repeated="2" table:style-name="ce25"/>
          <table:table-cell table:number-columns-repeated="4" table:style-name="ce43"/>
          <table:table-cell table:style-name="ce27"/>
          <table:table-cell table:style-name="ce28"/>
          <table:table-cell table:number-columns-repeated="4" table:style-name="ce29"/>
          <table:table-cell table:number-columns-repeated="4" table:style-name="ce25"/>
          <table:table-cell table:number-columns-repeated="4" table:style-name="ce30"/>
          <table:table-cell table:number-columns-repeated="4" table:style-name="ce29"/>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3">
          <table:table-cell table:style-name="ce24"/>
          <table:table-cell table:number-columns-repeated="2" table:style-name="ce25"/>
          <table:table-cell table:number-columns-repeated="4" table:style-name="ce43"/>
          <table:table-cell table:style-name="ce27"/>
          <table:table-cell table:style-name="ce28"/>
          <table:table-cell table:number-columns-repeated="4" table:style-name="ce29"/>
          <table:table-cell table:number-columns-repeated="4" table:style-name="ce25"/>
          <table:table-cell table:number-columns-repeated="4" table:style-name="ce30"/>
          <table:table-cell table:number-columns-repeated="4" table:style-name="ce29"/>
          <table:table-cell table:style-name="cf1"/>
          <table:table-cell table:style-name="cf1"/>
          <table:table-cell table:style-name="cf1"/>
          <table:table-cell table:style-name="ce32"/>
          <table:table-cell table:style-name="ce33"/>
          <table:table-cell table:style-name="ce29"/>
          <table:table-cell table:number-columns-repeated="993"/>
        </table:table-row>
        <table:table-row table:style-name="ro0" table:number-rows-repeated="64884">
          <table:table-cell table:number-columns-repeated="1024"/>
        </table:table-row>
      </table:table>
      <table:table table:name="Odd Size Data" table:style-name="ta0">
        <table:table-column table:style-name="co7" table:default-cell-style-name="Default" table:number-columns-repeated="38"/>
        <table:table-column table:style-name="co0" table:default-cell-style-name="Default" table:number-columns-repeated="986"/>
        <table:table-row table:style-name="ro1">
          <table:table-cell table:style-name="ce21" office:value-type="string">
            <text:p>Person</text:p>
          </table:table-cell>
          <table:table-cell table:style-name="ce21" office:value-type="string">
            <text:p>Filename</text:p>
          </table:table-cell>
          <table:table-cell table:style-name="ce21" office:value-type="string">
            <text:p>Article PMID</text:p>
          </table:table-cell>
          <table:table-cell table:style-name="ce21" office:value-type="string">
            <text:p>Gene</text:p>
          </table:table-cell>
          <table:table-cell table:style-name="ce21" office:value-type="string">
            <text:p>Reference Sequence</text:p>
          </table:table-cell>
          <table:table-cell table:style-name="ce21" office:value-type="string">
            <text:p>Task Name</text:p>
          </table:table-cell>
          <table:table-cell table:style-name="ce21" office:value-type="string">
            <text:p>Task Reference</text:p>
          </table:table-cell>
          <table:table-cell table:style-name="ce21" office:value-type="string">
            <text:p>Performance Indicator</text:p>
          </table:table-cell>
          <table:table-cell table:style-name="ce21" office:value-type="string">
            <text:p>Error Type</text:p>
          </table:table-cell>
          <table:table-cell table:style-name="ce21" office:value-type="string">
            <text:p>Genotype 1</text:p>
          </table:table-cell>
          <table:table-cell table:style-name="ce21" office:value-type="string">
            <text:p>SS1</text:p>
          </table:table-cell>
          <table:table-cell table:style-name="ce21" office:value-type="string">
            <text:p>Mean 1</text:p>
          </table:table-cell>
          <table:table-cell table:style-name="ce21" office:value-type="string">
            <text:p>SD1</text:p>
          </table:table-cell>
          <table:table-cell table:style-name="ce21" office:value-type="string">
            <text:p>Genotype 2</text:p>
          </table:table-cell>
          <table:table-cell table:style-name="ce21" office:value-type="string">
            <text:p>SS2</text:p>
          </table:table-cell>
          <table:table-cell table:style-name="ce21" office:value-type="string">
            <text:p>Mean 2</text:p>
          </table:table-cell>
          <table:table-cell table:style-name="ce21" office:value-type="string">
            <text:p>SD2</text:p>
          </table:table-cell>
          <table:table-cell table:style-name="ce21" office:value-type="string">
            <text:p>Genotype3</text:p>
          </table:table-cell>
          <table:table-cell table:style-name="ce21" office:value-type="string">
            <text:p>SS3</text:p>
          </table:table-cell>
          <table:table-cell table:style-name="ce21" office:value-type="string">
            <text:p>Mean 3</text:p>
          </table:table-cell>
          <table:table-cell table:style-name="ce21" office:value-type="string">
            <text:p>SD3</text:p>
          </table:table-cell>
          <table:table-cell table:style-name="ce21" office:value-type="string">
            <text:p>Genotype4</text:p>
          </table:table-cell>
          <table:table-cell table:style-name="ce21" office:value-type="string">
            <text:p>SS4</text:p>
          </table:table-cell>
          <table:table-cell table:style-name="ce21" office:value-type="string">
            <text:p>Mean 4</text:p>
          </table:table-cell>
          <table:table-cell table:style-name="ce21" office:value-type="string">
            <text:p>SD4</text:p>
          </table:table-cell>
          <table:table-cell table:style-name="ce21" office:value-type="string">
            <text:p>Genotype5</text:p>
          </table:table-cell>
          <table:table-cell table:style-name="ce21" office:value-type="string">
            <text:p>SS5</text:p>
          </table:table-cell>
          <table:table-cell table:style-name="ce21" office:value-type="string">
            <text:p>Mean 5</text:p>
          </table:table-cell>
          <table:table-cell table:style-name="ce21" office:value-type="string">
            <text:p>SD5</text:p>
          </table:table-cell>
          <table:table-cell table:style-name="ce21" office:value-type="string">
            <text:p>Genotype6</text:p>
          </table:table-cell>
          <table:table-cell table:style-name="ce21" office:value-type="string">
            <text:p>SS6</text:p>
          </table:table-cell>
          <table:table-cell table:style-name="ce21" office:value-type="string">
            <text:p>Mean 6</text:p>
          </table:table-cell>
          <table:table-cell table:style-name="ce21" office:value-type="string">
            <text:p>SD6</text:p>
          </table:table-cell>
          <table:table-cell table:style-name="ce21" office:value-type="string">
            <text:p>Statistical Test Name</text:p>
          </table:table-cell>
          <table:table-cell table:style-name="ce21" office:value-type="string">
            <text:p>Statistical Result Value</text:p>
          </table:table-cell>
          <table:table-cell table:style-name="ce21" office:value-type="string">
            <text:p>P-value</text:p>
          </table:table-cell>
          <table:table-cell table:style-name="ce21" office:value-type="string">
            <text:p>Significant?</text:p>
          </table:table-cell>
          <table:table-cell table:style-name="ce21" office:value-type="string">
            <text:p>Notes</text:p>
          </table:table-cell>
          <table:table-cell table:number-columns-repeated="986"/>
        </table:table-row>
        <table:table-row table:style-name="ro1">
          <table:table-cell table:style-name="ce25" office:value-type="string">
            <text:p>Andrew</text:p>
          </table:table-cell>
          <table:table-cell table:style-name="ce25" office:value-type="string">
            <text:p>1224.full.pdf</text:p>
          </table:table-cell>
          <table:table-cell table:style-name="ce25" office:value-type="float" office:value="1.917683E7">
            <text:p>19176830</text:p>
          </table:table-cell>
          <table:table-cell table:style-name="ce43" office:value-type="string">
            <text:p>DAT,DRD2</text:p>
          </table:table-cell>
          <table:table-cell table:style-name="ce43" office:value-type="string">
            <text:p>rs28363170,rs1076560</text:p>
          </table:table-cell>
          <table:table-cell table:number-columns-repeated="2" table:style-name="ce43"/>
          <table:table-cell table:style-name="ce43" office:value-type="string">
            <text:p>IQ</text:p>
          </table:table-cell>
          <table:table-cell table:style-name="ce28" office:value-type="string">
            <text:p>SD</text:p>
          </table:table-cell>
          <table:table-cell table:style-name="ce29" office:value-type="string">
            <text:p>(G/G)/(r10/r10)</text:p>
          </table:table-cell>
          <table:table-cell table:style-name="ce29" office:value-type="float" office:value="41.0">
            <text:p>41</text:p>
          </table:table-cell>
          <table:table-cell table:style-name="ce29" office:value-type="float" office:value="117.9">
            <text:p>117.9</text:p>
          </table:table-cell>
          <table:table-cell table:style-name="ce29" office:value-type="float" office:value="9.6">
            <text:p>9.6</text:p>
          </table:table-cell>
          <table:table-cell table:style-name="ce25" office:value-type="string">
            <text:p>(G/G)/(r9/r9),(G/G)/(r9/r10)</text:p>
          </table:table-cell>
          <table:table-cell table:style-name="ce25" office:value-type="float" office:value="69.0">
            <text:p>69</text:p>
          </table:table-cell>
          <table:table-cell table:style-name="ce25" office:value-type="float" office:value="111.0">
            <text:p>111</text:p>
          </table:table-cell>
          <table:table-cell table:style-name="ce25" office:value-type="float" office:value="14.0">
            <text:p>14</text:p>
          </table:table-cell>
          <table:table-cell table:style-name="ce28" office:value-type="string">
            <text:p>(G/T)/(r10/r10)</text:p>
          </table:table-cell>
          <table:table-cell table:style-name="ce28" office:value-type="float" office:value="10.0">
            <text:p>10</text:p>
          </table:table-cell>
          <table:table-cell table:style-name="ce28" office:value-type="float" office:value="107.0">
            <text:p>107</text:p>
          </table:table-cell>
          <table:table-cell table:style-name="ce28" office:value-type="float" office:value="11.5">
            <text:p>11.5</text:p>
          </table:table-cell>
          <table:table-cell table:style-name="ce44" office:value-type="string">
            <text:p>(G/T)/(r9/r9),(G/T)/(r9/r10)</text:p>
          </table:table-cell>
          <table:table-cell table:style-name="ce44" office:value-type="float" office:value="22.0">
            <text:p>22</text:p>
          </table:table-cell>
          <table:table-cell table:style-name="ce44" office:value-type="float" office:value="114.1">
            <text:p>114.1</text:p>
          </table:table-cell>
          <table:table-cell table:style-name="ce44" office:value-type="float" office:value="15.6">
            <text:p>15.6</text:p>
          </table:table-cell>
          <table:table-cell table:number-columns-repeated="4" table:style-name="ce45"/>
          <table:table-cell table:number-columns-repeated="3" table:style-name="ce46"/>
          <table:table-cell table:style-name="ce47"/>
          <table:table-cell table:number-columns-repeated="4" table:style-name="ce48"/>
          <table:table-cell table:style-name="ce32"/>
          <table:table-cell table:number-columns-repeated="986"/>
        </table:table-row>
        <table:table-row table:style-name="ro1">
          <table:table-cell table:style-name="ce25" office:value-type="string">
            <text:p>Andrew</text:p>
          </table:table-cell>
          <table:table-cell table:style-name="ce25" office:value-type="string">
            <text:p>1224.full.pdf</text:p>
          </table:table-cell>
          <table:table-cell table:style-name="ce25" office:value-type="float" office:value="1.917683E7">
            <text:p>19176830</text:p>
          </table:table-cell>
          <table:table-cell table:style-name="ce43" office:value-type="string">
            <text:p>DAT,DRD2</text:p>
          </table:table-cell>
          <table:table-cell table:style-name="ce43" office:value-type="string">
            <text:p>rs28363170,rs1076560</text:p>
          </table:table-cell>
          <table:table-cell table:number-columns-repeated="2" table:style-name="ce43"/>
          <table:table-cell table:style-name="ce43" office:value-type="string">
            <text:p>IQ</text:p>
          </table:table-cell>
          <table:table-cell table:style-name="ce28" office:value-type="string">
            <text:p>SD</text:p>
          </table:table-cell>
          <table:table-cell table:style-name="ce29" office:value-type="string">
            <text:p>(G/G)/(r10/r10)</text:p>
          </table:table-cell>
          <table:table-cell table:style-name="ce29" office:value-type="float" office:value="33.0">
            <text:p>33</text:p>
          </table:table-cell>
          <table:table-cell table:style-name="ce29" office:value-type="float" office:value="114.5">
            <text:p>114.5</text:p>
          </table:table-cell>
          <table:table-cell table:style-name="ce29" office:value-type="float" office:value="9.7">
            <text:p>9.7</text:p>
          </table:table-cell>
          <table:table-cell table:style-name="ce25" office:value-type="string">
            <text:p>(G/G)/(r9/r9),(G/G)/(r9/r10)</text:p>
          </table:table-cell>
          <table:table-cell table:style-name="ce25" office:value-type="float" office:value="49.0">
            <text:p>49</text:p>
          </table:table-cell>
          <table:table-cell table:style-name="ce25" office:value-type="float" office:value="111.7">
            <text:p>111.7</text:p>
          </table:table-cell>
          <table:table-cell table:style-name="ce25" office:value-type="float" office:value="12.1">
            <text:p>12.1</text:p>
          </table:table-cell>
          <table:table-cell table:style-name="ce28" office:value-type="string">
            <text:p>(G/T)/(r10/r10)</text:p>
          </table:table-cell>
          <table:table-cell table:style-name="ce28" office:value-type="float" office:value="5.0">
            <text:p>5</text:p>
          </table:table-cell>
          <table:table-cell table:style-name="ce28" office:value-type="float" office:value="109.0">
            <text:p>109</text:p>
          </table:table-cell>
          <table:table-cell table:style-name="ce28" office:value-type="float" office:value="5.7">
            <text:p>5.7</text:p>
          </table:table-cell>
          <table:table-cell table:style-name="ce44" office:value-type="string">
            <text:p>(G/T)/(r9/r9),(G/T)/(r9/r10)</text:p>
          </table:table-cell>
          <table:table-cell table:style-name="ce44" office:value-type="float" office:value="15.0">
            <text:p>15</text:p>
          </table:table-cell>
          <table:table-cell table:style-name="ce44" office:value-type="float" office:value="113.2">
            <text:p>113.2</text:p>
          </table:table-cell>
          <table:table-cell table:style-name="ce44" office:value-type="float" office:value="11.9">
            <text:p>11.9</text:p>
          </table:table-cell>
          <table:table-cell table:number-columns-repeated="4" table:style-name="ce45"/>
          <table:table-cell table:number-columns-repeated="3" table:style-name="ce46"/>
          <table:table-cell table:style-name="ce47"/>
          <table:table-cell table:number-columns-repeated="2" table:style-name="ce48"/>
          <table:table-cell table:number-columns-repeated="2" table:style-name="ce49"/>
          <table:table-cell table:style-name="ce32"/>
          <table:table-cell table:number-columns-repeated="986"/>
        </table:table-row>
        <table:table-row table:style-name="ro1">
          <table:table-cell table:style-name="ce25" office:value-type="string">
            <text:p>Andrew</text:p>
          </table:table-cell>
          <table:table-cell table:style-name="ce25" office:value-type="string">
            <text:p>1224.full.pdf</text:p>
          </table:table-cell>
          <table:table-cell table:style-name="ce25" office:value-type="float" office:value="1.917683E7">
            <text:p>19176830</text:p>
          </table:table-cell>
          <table:table-cell table:style-name="ce43" office:value-type="string">
            <text:p>DAT,DRD2</text:p>
          </table:table-cell>
          <table:table-cell table:style-name="ce43" office:value-type="string">
            <text:p>rs28363170,rs1076560</text:p>
          </table:table-cell>
          <table:table-cell table:style-name="ce43" office:value-type="string">
            <text:p>2-back</text:p>
          </table:table-cell>
          <table:table-cell table:style-name="ce43"/>
          <table:table-cell table:style-name="ce43" office:value-type="string">
            <text:p>% correct</text:p>
          </table:table-cell>
          <table:table-cell table:style-name="ce28" office:value-type="string">
            <text:p>SD</text:p>
          </table:table-cell>
          <table:table-cell table:style-name="ce29" office:value-type="string">
            <text:p>(G/G)/(r10/r10)</text:p>
          </table:table-cell>
          <table:table-cell table:style-name="ce29" office:value-type="float" office:value="41.0">
            <text:p>41</text:p>
          </table:table-cell>
          <table:table-cell table:style-name="ce29" office:value-type="float" office:value="69.4">
            <text:p>69.4</text:p>
          </table:table-cell>
          <table:table-cell table:style-name="ce29" office:value-type="float" office:value="16.3">
            <text:p>16.3</text:p>
          </table:table-cell>
          <table:table-cell table:style-name="ce25" office:value-type="string">
            <text:p>(G/G)/(r9/r9),(G/G)/(r9/r10)</text:p>
          </table:table-cell>
          <table:table-cell table:style-name="ce25" office:value-type="float" office:value="69.0">
            <text:p>69</text:p>
          </table:table-cell>
          <table:table-cell table:style-name="ce25" office:value-type="float" office:value="66.7">
            <text:p>66.7</text:p>
          </table:table-cell>
          <table:table-cell table:style-name="ce25" office:value-type="float" office:value="17.0">
            <text:p>17</text:p>
          </table:table-cell>
          <table:table-cell table:style-name="ce28" office:value-type="string">
            <text:p>(G/T)/(r10/r10)</text:p>
          </table:table-cell>
          <table:table-cell table:style-name="ce28" office:value-type="float" office:value="10.0">
            <text:p>10</text:p>
          </table:table-cell>
          <table:table-cell table:style-name="ce28" office:value-type="float" office:value="73.2">
            <text:p>73.2</text:p>
          </table:table-cell>
          <table:table-cell table:style-name="ce28" office:value-type="float" office:value="11.3">
            <text:p>11.3</text:p>
          </table:table-cell>
          <table:table-cell table:style-name="ce44" office:value-type="string">
            <text:p>(G/T)/(r9/r9),(G/T)/(r9/r10)</text:p>
          </table:table-cell>
          <table:table-cell table:style-name="ce44" office:value-type="float" office:value="22.0">
            <text:p>22</text:p>
          </table:table-cell>
          <table:table-cell table:style-name="ce44" office:value-type="float" office:value="67.6">
            <text:p>67.6</text:p>
          </table:table-cell>
          <table:table-cell table:style-name="ce44" office:value-type="float" office:value="17.3">
            <text:p>17.3</text:p>
          </table:table-cell>
          <table:table-cell table:number-columns-repeated="4" table:style-name="ce45"/>
          <table:table-cell table:number-columns-repeated="3" table:style-name="ce46"/>
          <table:table-cell table:style-name="ce47"/>
          <table:table-cell table:number-columns-repeated="2" table:style-name="ce48"/>
          <table:table-cell table:number-columns-repeated="2" table:style-name="ce49"/>
          <table:table-cell table:style-name="ce32"/>
          <table:table-cell table:number-columns-repeated="986"/>
        </table:table-row>
        <table:table-row table:style-name="ro1">
          <table:table-cell table:style-name="ce25" office:value-type="string">
            <text:p>Andrew</text:p>
          </table:table-cell>
          <table:table-cell table:style-name="ce25" office:value-type="string">
            <text:p>1224.full.pdf</text:p>
          </table:table-cell>
          <table:table-cell table:style-name="ce25" office:value-type="float" office:value="1.917683E7">
            <text:p>19176830</text:p>
          </table:table-cell>
          <table:table-cell table:style-name="ce43" office:value-type="string">
            <text:p>DAT,DRD2</text:p>
          </table:table-cell>
          <table:table-cell table:style-name="ce43" office:value-type="string">
            <text:p>rs28363170,rs1076560</text:p>
          </table:table-cell>
          <table:table-cell table:style-name="ce43" office:value-type="string">
            <text:p>2-back</text:p>
          </table:table-cell>
          <table:table-cell table:style-name="ce43"/>
          <table:table-cell table:style-name="ce43" office:value-type="string">
            <text:p>reaction time (ms)</text:p>
          </table:table-cell>
          <table:table-cell table:style-name="ce28" office:value-type="string">
            <text:p>SD</text:p>
          </table:table-cell>
          <table:table-cell table:style-name="ce29" office:value-type="string">
            <text:p>(G/G)/(r10/r10)</text:p>
          </table:table-cell>
          <table:table-cell table:style-name="ce29" office:value-type="float" office:value="41.0">
            <text:p>41</text:p>
          </table:table-cell>
          <table:table-cell table:style-name="ce29" office:value-type="float" office:value="507.3">
            <text:p>507.3</text:p>
          </table:table-cell>
          <table:table-cell table:style-name="ce29" office:value-type="float" office:value="261.5">
            <text:p>261.5</text:p>
          </table:table-cell>
          <table:table-cell table:style-name="ce25" office:value-type="string">
            <text:p>(G/G)/(r9/r9),(G/G)/(r9/r10)</text:p>
          </table:table-cell>
          <table:table-cell table:style-name="ce25" office:value-type="float" office:value="69.0">
            <text:p>69</text:p>
          </table:table-cell>
          <table:table-cell table:style-name="ce25" office:value-type="float" office:value="533.0">
            <text:p>533</text:p>
          </table:table-cell>
          <table:table-cell table:style-name="ce25" office:value-type="float" office:value="242.4">
            <text:p>242.4</text:p>
          </table:table-cell>
          <table:table-cell table:style-name="ce28" office:value-type="string">
            <text:p>(G/T)/(r10/r10)</text:p>
          </table:table-cell>
          <table:table-cell table:style-name="ce28" office:value-type="float" office:value="10.0">
            <text:p>10</text:p>
          </table:table-cell>
          <table:table-cell table:style-name="ce28" office:value-type="float" office:value="553.9">
            <text:p>553.9</text:p>
          </table:table-cell>
          <table:table-cell table:style-name="ce28" office:value-type="float" office:value="235.4">
            <text:p>235.4</text:p>
          </table:table-cell>
          <table:table-cell table:style-name="ce44" office:value-type="string">
            <text:p>(G/T)/(r9/r9),(G/T)/(r9/r10)</text:p>
          </table:table-cell>
          <table:table-cell table:style-name="ce44" office:value-type="float" office:value="22.0">
            <text:p>22</text:p>
          </table:table-cell>
          <table:table-cell table:style-name="ce44" office:value-type="float" office:value="473.3">
            <text:p>473.3</text:p>
          </table:table-cell>
          <table:table-cell table:style-name="ce44" office:value-type="float" office:value="252.2">
            <text:p>252.2</text:p>
          </table:table-cell>
          <table:table-cell table:number-columns-repeated="4" table:style-name="ce45"/>
          <table:table-cell table:number-columns-repeated="3" table:style-name="ce46"/>
          <table:table-cell table:style-name="ce47"/>
          <table:table-cell table:number-columns-repeated="4" table:style-name="ce48"/>
          <table:table-cell table:style-name="ce32"/>
          <table:table-cell table:number-columns-repeated="986"/>
        </table:table-row>
        <table:table-row table:style-name="ro1">
          <table:table-cell table:style-name="ce25" office:value-type="string">
            <text:p>Andrew</text:p>
          </table:table-cell>
          <table:table-cell table:style-name="ce25" office:value-type="string">
            <text:p>1224.full.pdf</text:p>
          </table:table-cell>
          <table:table-cell table:style-name="ce25" office:value-type="float" office:value="1.917683E7">
            <text:p>19176830</text:p>
          </table:table-cell>
          <table:table-cell table:style-name="ce43" office:value-type="string">
            <text:p>DAT,DRD2</text:p>
          </table:table-cell>
          <table:table-cell table:style-name="ce43" office:value-type="string">
            <text:p>rs28363170,rs1076560</text:p>
          </table:table-cell>
          <table:table-cell table:style-name="ce43" office:value-type="string">
            <text:p>recognition memory</text:p>
          </table:table-cell>
          <table:table-cell table:style-name="ce43"/>
          <table:table-cell table:style-name="ce43" office:value-type="string">
            <text:p>% correct</text:p>
          </table:table-cell>
          <table:table-cell table:style-name="ce28" office:value-type="string">
            <text:p>SD</text:p>
          </table:table-cell>
          <table:table-cell table:style-name="ce29" office:value-type="string">
            <text:p>(G/G)/(r10/r10)</text:p>
          </table:table-cell>
          <table:table-cell table:style-name="ce29" office:value-type="float" office:value="33.0">
            <text:p>33</text:p>
          </table:table-cell>
          <table:table-cell table:style-name="ce29" office:value-type="float" office:value="94.7">
            <text:p>94.7</text:p>
          </table:table-cell>
          <table:table-cell table:style-name="ce29" office:value-type="float" office:value="3.9">
            <text:p>3.9</text:p>
          </table:table-cell>
          <table:table-cell table:style-name="ce25" office:value-type="string">
            <text:p>(G/G)/(r9/r9),(G/G)/(r9/r10)</text:p>
          </table:table-cell>
          <table:table-cell table:style-name="ce25" office:value-type="float" office:value="49.0">
            <text:p>49</text:p>
          </table:table-cell>
          <table:table-cell table:style-name="ce25" office:value-type="float" office:value="94.8">
            <text:p>94.8</text:p>
          </table:table-cell>
          <table:table-cell table:style-name="ce25" office:value-type="float" office:value="3.9">
            <text:p>3.9</text:p>
          </table:table-cell>
          <table:table-cell table:style-name="ce28" office:value-type="string">
            <text:p>(G/T)/(r10/r10)</text:p>
          </table:table-cell>
          <table:table-cell table:style-name="ce28" office:value-type="float" office:value="5.0">
            <text:p>5</text:p>
          </table:table-cell>
          <table:table-cell table:style-name="ce28" office:value-type="float" office:value="94.2">
            <text:p>94.2</text:p>
          </table:table-cell>
          <table:table-cell table:style-name="ce28" office:value-type="float" office:value="3.7">
            <text:p>3.7</text:p>
          </table:table-cell>
          <table:table-cell table:style-name="ce44" office:value-type="string">
            <text:p>(G/T)/(r9/r9),(G/T)/(r9/r10)</text:p>
          </table:table-cell>
          <table:table-cell table:style-name="ce44" office:value-type="float" office:value="15.0">
            <text:p>15</text:p>
          </table:table-cell>
          <table:table-cell table:style-name="ce44" office:value-type="float" office:value="92.0">
            <text:p>92</text:p>
          </table:table-cell>
          <table:table-cell table:style-name="ce44" office:value-type="float" office:value="6.0">
            <text:p>6</text:p>
          </table:table-cell>
          <table:table-cell table:number-columns-repeated="4" table:style-name="ce45"/>
          <table:table-cell table:number-columns-repeated="3" table:style-name="ce46"/>
          <table:table-cell table:style-name="ce47"/>
          <table:table-cell table:number-columns-repeated="4" table:style-name="ce48"/>
          <table:table-cell table:style-name="ce32"/>
          <table:table-cell table:number-columns-repeated="986"/>
        </table:table-row>
        <table:table-row table:style-name="ro1">
          <table:table-cell table:style-name="ce25" office:value-type="string">
            <text:p>Andrew</text:p>
          </table:table-cell>
          <table:table-cell table:style-name="ce25" office:value-type="string">
            <text:p>1224.full.pdf</text:p>
          </table:table-cell>
          <table:table-cell table:style-name="ce25" office:value-type="float" office:value="1.917683E7">
            <text:p>19176830</text:p>
          </table:table-cell>
          <table:table-cell table:style-name="ce43" office:value-type="string">
            <text:p>DAT,DRD2</text:p>
          </table:table-cell>
          <table:table-cell table:style-name="ce43" office:value-type="string">
            <text:p>rs28363170,rs1076560</text:p>
          </table:table-cell>
          <table:table-cell table:style-name="ce43" office:value-type="string">
            <text:p>recognition memory</text:p>
          </table:table-cell>
          <table:table-cell table:style-name="ce43"/>
          <table:table-cell table:style-name="ce43" office:value-type="string">
            <text:p>reaction time (ms)</text:p>
          </table:table-cell>
          <table:table-cell table:style-name="ce28" office:value-type="string">
            <text:p>SD</text:p>
          </table:table-cell>
          <table:table-cell table:style-name="ce29" office:value-type="string">
            <text:p>(G/G)/(r10/r10)</text:p>
          </table:table-cell>
          <table:table-cell table:style-name="ce29" office:value-type="float" office:value="33.0">
            <text:p>33</text:p>
          </table:table-cell>
          <table:table-cell table:style-name="ce29" office:value-type="float" office:value="1113.3">
            <text:p>1113.3</text:p>
          </table:table-cell>
          <table:table-cell table:style-name="ce29" office:value-type="float" office:value="182.6">
            <text:p>182.6</text:p>
          </table:table-cell>
          <table:table-cell table:style-name="ce25" office:value-type="string">
            <text:p>(G/G)/(r9/r9),(G/G)/(r9/r10)</text:p>
          </table:table-cell>
          <table:table-cell table:style-name="ce25" office:value-type="float" office:value="49.0">
            <text:p>49</text:p>
          </table:table-cell>
          <table:table-cell table:style-name="ce25" office:value-type="float" office:value="1140.0">
            <text:p>1140</text:p>
          </table:table-cell>
          <table:table-cell table:style-name="ce25" office:value-type="float" office:value="191.7">
            <text:p>191.7</text:p>
          </table:table-cell>
          <table:table-cell table:style-name="ce28" office:value-type="string">
            <text:p>(G/T)/(r10/r10)</text:p>
          </table:table-cell>
          <table:table-cell table:style-name="ce28" office:value-type="float" office:value="5.0">
            <text:p>5</text:p>
          </table:table-cell>
          <table:table-cell table:style-name="ce28" office:value-type="float" office:value="1303.3">
            <text:p>1303.3</text:p>
          </table:table-cell>
          <table:table-cell table:style-name="ce28" office:value-type="float" office:value="183.1">
            <text:p>183.1</text:p>
          </table:table-cell>
          <table:table-cell table:style-name="ce44" office:value-type="string">
            <text:p>(G/T)/(r9/r9),(G/T)/(r9/r10)</text:p>
          </table:table-cell>
          <table:table-cell table:style-name="ce44" office:value-type="float" office:value="15.0">
            <text:p>15</text:p>
          </table:table-cell>
          <table:table-cell table:style-name="ce44" office:value-type="float" office:value="1123.2">
            <text:p>1123.2</text:p>
          </table:table-cell>
          <table:table-cell table:style-name="ce44" office:value-type="float" office:value="220.0">
            <text:p>220</text:p>
          </table:table-cell>
          <table:table-cell table:number-columns-repeated="4" table:style-name="ce45"/>
          <table:table-cell table:number-columns-repeated="3" table:style-name="ce46"/>
          <table:table-cell table:style-name="ce47"/>
          <table:table-cell table:number-columns-repeated="4" table:style-name="ce48"/>
          <table:table-cell table:style-name="ce32"/>
          <table:table-cell table:number-columns-repeated="986"/>
        </table:table-row>
        <table:table-row table:style-name="ro1">
          <table:table-cell table:style-name="ce25" office:value-type="string">
            <text:p>Andrew</text:p>
          </table:table-cell>
          <table:table-cell table:style-name="ce25"/>
          <table:table-cell table:style-name="ce25" office:value-type="float" office:value="2.1234799E7">
            <text:p>21234799</text:p>
          </table:table-cell>
          <table:table-cell table:style-name="ce43" office:value-type="string">
            <text:p>MAOA</text:p>
          </table:table-cell>
          <table:table-cell table:style-name="ce43" office:value-type="string">
            <text:p>30 bp repeat</text:p>
          </table:table-cell>
          <table:table-cell table:style-name="ce43" office:value-type="string">
            <text:p>Nippold verbal reasoning</text:p>
          </table:table-cell>
          <table:table-cell table:style-name="ce43" office:value-type="string">
            <text:p>Nippold and Sullivan 1987</text:p>
          </table:table-cell>
          <table:table-cell table:style-name="ce43" office:value-type="string">
            <text:p>score</text:p>
          </table:table-cell>
          <table:table-cell table:style-name="ce28" office:value-type="string">
            <text:p>SD</text:p>
          </table:table-cell>
          <table:table-cell table:style-name="ce29" office:value-type="string">
            <text:p>3r/3r</text:p>
          </table:table-cell>
          <table:table-cell table:style-name="ce29" office:value-type="float" office:value="152.0">
            <text:p>152</text:p>
          </table:table-cell>
          <table:table-cell table:style-name="ce29" office:value-type="float" office:value="50.529">
            <text:p>50.529</text:p>
          </table:table-cell>
          <table:table-cell table:style-name="ce29" office:value-type="float" office:value="9.259">
            <text:p>9.259</text:p>
          </table:table-cell>
          <table:table-cell table:style-name="ce25" office:value-type="string">
            <text:p>3r/4r</text:p>
          </table:table-cell>
          <table:table-cell table:style-name="ce25" office:value-type="float" office:value="155.0">
            <text:p>155</text:p>
          </table:table-cell>
          <table:table-cell table:style-name="ce25" office:value-type="float" office:value="49.657">
            <text:p>49.657</text:p>
          </table:table-cell>
          <table:table-cell table:style-name="ce25" office:value-type="float" office:value="9.346">
            <text:p>9.346</text:p>
          </table:table-cell>
          <table:table-cell table:style-name="ce28" office:value-type="string">
            <text:p>4r/4r</text:p>
          </table:table-cell>
          <table:table-cell table:style-name="ce28" office:value-type="float" office:value="58.0">
            <text:p>58</text:p>
          </table:table-cell>
          <table:table-cell table:style-name="ce28" office:value-type="float" office:value="50.383">
            <text:p>50.383</text:p>
          </table:table-cell>
          <table:table-cell table:style-name="ce28" office:value-type="float" office:value="10.522">
            <text:p>10.522</text:p>
          </table:table-cell>
          <table:table-cell table:style-name="ce44" office:value-type="string">
            <text:p>3r</text:p>
          </table:table-cell>
          <table:table-cell table:style-name="ce44" office:value-type="float" office:value="191.0">
            <text:p>191</text:p>
          </table:table-cell>
          <table:table-cell table:style-name="ce44" office:value-type="float" office:value="49.706">
            <text:p>49.706</text:p>
          </table:table-cell>
          <table:table-cell table:style-name="ce44" office:value-type="float" office:value="10.568">
            <text:p>10.568</text:p>
          </table:table-cell>
          <table:table-cell table:style-name="ce45" office:value-type="string">
            <text:p>4r</text:p>
          </table:table-cell>
          <table:table-cell table:style-name="ce45" office:value-type="float" office:value="98.0">
            <text:p>98</text:p>
          </table:table-cell>
          <table:table-cell table:style-name="ce45" office:value-type="float" office:value="50.13">
            <text:p>50.13</text:p>
          </table:table-cell>
          <table:table-cell table:style-name="ce45" office:value-type="float" office:value="10.599">
            <text:p>10.599</text:p>
          </table:table-cell>
          <table:table-cell table:number-columns-repeated="3" table:style-name="ce50"/>
          <table:table-cell table:style-name="ce47"/>
          <table:table-cell table:style-name="ce49" office:value-type="string">
            <text:p>Chi-squared</text:p>
          </table:table-cell>
          <table:table-cell table:style-name="ce49" office:value-type="float" office:value="1.399">
            <text:p>1.399</text:p>
          </table:table-cell>
          <table:table-cell table:style-name="ce49" office:value-type="float" office:value="0.844">
            <text:p>0.844</text:p>
          </table:table-cell>
          <table:table-cell table:style-name="ce48"/>
          <table:table-cell table:style-name="ce32"/>
          <table:table-cell table:number-columns-repeated="986"/>
        </table:table-row>
        <table:table-row table:style-name="ro5">
          <table:table-cell table:style-name="ce25" office:value-type="string">
            <text:p>Andrew</text:p>
          </table:table-cell>
          <table:table-cell table:style-name="ce25"/>
          <table:table-cell table:style-name="ce25" office:value-type="float" office:value="2.1234799E7">
            <text:p>21234799</text:p>
          </table:table-cell>
          <table:table-cell table:style-name="ce43" office:value-type="string">
            <text:p>MAOA</text:p>
          </table:table-cell>
          <table:table-cell table:style-name="ce43" office:value-type="string">
            <text:p>30 bp repeat</text:p>
          </table:table-cell>
          <table:table-cell table:style-name="ce43" office:value-type="string">
            <text:p>Raven's progressive matrices</text:p>
          </table:table-cell>
          <table:table-cell table:style-name="ce43"/>
          <table:table-cell table:style-name="ce43" office:value-type="string">
            <text:p>number correct</text:p>
          </table:table-cell>
          <table:table-cell table:style-name="ce28" office:value-type="string">
            <text:p>SD</text:p>
          </table:table-cell>
          <table:table-cell table:style-name="ce29" office:value-type="string">
            <text:p>3r/3r</text:p>
          </table:table-cell>
          <table:table-cell table:style-name="ce29" office:value-type="float" office:value="152.0">
            <text:p>152</text:p>
          </table:table-cell>
          <table:table-cell table:style-name="ce29" office:value-type="float" office:value="49.707">
            <text:p>49.707</text:p>
          </table:table-cell>
          <table:table-cell table:style-name="ce29" office:value-type="float" office:value="9.091">
            <text:p>9.091</text:p>
          </table:table-cell>
          <table:table-cell table:style-name="ce25" office:value-type="string">
            <text:p>3r/4r</text:p>
          </table:table-cell>
          <table:table-cell table:style-name="ce25" office:value-type="float" office:value="155.0">
            <text:p>155</text:p>
          </table:table-cell>
          <table:table-cell table:style-name="ce25" office:value-type="float" office:value="49.945">
            <text:p>49.945</text:p>
          </table:table-cell>
          <table:table-cell table:style-name="ce25" office:value-type="float" office:value="10.635">
            <text:p>10.635</text:p>
          </table:table-cell>
          <table:table-cell table:style-name="ce28" office:value-type="string">
            <text:p>4r/4r</text:p>
          </table:table-cell>
          <table:table-cell table:style-name="ce28" office:value-type="float" office:value="58.0">
            <text:p>58</text:p>
          </table:table-cell>
          <table:table-cell table:style-name="ce28" office:value-type="float" office:value="49.338">
            <text:p>49.338</text:p>
          </table:table-cell>
          <table:table-cell table:style-name="ce28" office:value-type="float" office:value="10.217">
            <text:p>10.217</text:p>
          </table:table-cell>
          <table:table-cell table:style-name="ce44" office:value-type="string">
            <text:p>3r</text:p>
          </table:table-cell>
          <table:table-cell table:style-name="ce44" office:value-type="float" office:value="191.0">
            <text:p>191</text:p>
          </table:table-cell>
          <table:table-cell table:style-name="ce44" office:value-type="float" office:value="51.238">
            <text:p>51.238</text:p>
          </table:table-cell>
          <table:table-cell table:style-name="ce44" office:value-type="float" office:value="8.197">
            <text:p>8.197</text:p>
          </table:table-cell>
          <table:table-cell table:style-name="ce45" office:value-type="string">
            <text:p>4r</text:p>
          </table:table-cell>
          <table:table-cell table:style-name="ce45" office:value-type="float" office:value="98.0">
            <text:p>98</text:p>
          </table:table-cell>
          <table:table-cell table:style-name="ce45" office:value-type="float" office:value="48.521">
            <text:p>48.521</text:p>
          </table:table-cell>
          <table:table-cell table:style-name="ce45" office:value-type="float" office:value="12.898">
            <text:p>12.898</text:p>
          </table:table-cell>
          <table:table-cell table:number-columns-repeated="3" table:style-name="ce50"/>
          <table:table-cell table:style-name="ce47"/>
          <table:table-cell table:style-name="ce49" office:value-type="string">
            <text:p>Chi-squared</text:p>
          </table:table-cell>
          <table:table-cell table:style-name="ce49" office:value-type="float" office:value="3.559">
            <text:p>3.559</text:p>
          </table:table-cell>
          <table:table-cell table:style-name="ce49" office:value-type="float" office:value="0.469">
            <text:p>0.469</text:p>
          </table:table-cell>
          <table:table-cell table:style-name="ce48"/>
          <table:table-cell table:style-name="ce32"/>
          <table:table-cell table:number-columns-repeated="986"/>
        </table:table-row>
        <table:table-row table:style-name="ro13">
          <table:table-cell table:style-name="ce24" office:value-type="string">
            <text:p>Andrew</text:p>
          </table:table-cell>
          <table:table-cell table:style-name="ce25"/>
          <table:table-cell table:style-name="ce25" office:value-type="float" office:value="1.8467032E7">
            <text:p>18467032</text:p>
          </table:table-cell>
          <table:table-cell table:style-name="ce43" office:value-type="string">
            <text:p>IL1RAPL1</text:p>
          </table:table-cell>
          <table:table-cell table:style-name="ce43" office:value-type="string">
            <text:p>rs113986739</text:p>
          </table:table-cell>
          <table:table-cell table:style-name="ce43" office:value-type="string">
            <text:p>WISC</text:p>
          </table:table-cell>
          <table:table-cell table:style-name="ce33" office:value-type="string">
            <text:p>In: Y.X. Gong and X.Y. Cai, Editors, Manual of Wechsler Intelligence Scale for Children, Chinese Version (C-WISC), Human Map Press, Changsha (1993).</text:p>
          </table:table-cell>
          <table:table-cell table:style-name="ce43" office:value-type="string">
            <text:p>Iq</text:p>
          </table:table-cell>
          <table:table-cell table:style-name="ce28" office:value-type="string">
            <text:p>SD</text:p>
          </table:table-cell>
          <table:table-cell table:style-name="ce29" office:value-type="string">
            <text:p>255--259</text:p>
          </table:table-cell>
          <table:table-cell table:style-name="ce29" office:value-type="float" office:value="7.0">
            <text:p>7</text:p>
          </table:table-cell>
          <table:table-cell table:style-name="ce29" office:value-type="float" office:value="99.57">
            <text:p>99.57</text:p>
          </table:table-cell>
          <table:table-cell table:style-name="ce29" office:value-type="float" office:value="15.48">
            <text:p>15.48</text:p>
          </table:table-cell>
          <table:table-cell table:style-name="ce25" office:value-type="string">
            <text:p>261--265</text:p>
          </table:table-cell>
          <table:table-cell table:style-name="ce25" office:value-type="float" office:value="21.0">
            <text:p>21</text:p>
          </table:table-cell>
          <table:table-cell table:style-name="ce25" office:value-type="float" office:value="88.33">
            <text:p>88.33</text:p>
          </table:table-cell>
          <table:table-cell table:style-name="ce25" office:value-type="float" office:value="20.42">
            <text:p>20.42</text:p>
          </table:table-cell>
          <table:table-cell table:style-name="ce28" office:value-type="string">
            <text:p>267--271</text:p>
          </table:table-cell>
          <table:table-cell table:style-name="ce28" office:value-type="float" office:value="72.0">
            <text:p>72</text:p>
          </table:table-cell>
          <table:table-cell table:style-name="ce28" office:value-type="float" office:value="84.71">
            <text:p>84.71</text:p>
          </table:table-cell>
          <table:table-cell table:style-name="ce28" office:value-type="float" office:value="18.64">
            <text:p>18.64</text:p>
          </table:table-cell>
          <table:table-cell table:style-name="ce44" office:value-type="string">
            <text:p>273--277</text:p>
          </table:table-cell>
          <table:table-cell table:style-name="ce44" office:value-type="float" office:value="202.0">
            <text:p>202</text:p>
          </table:table-cell>
          <table:table-cell table:style-name="ce44" office:value-type="float" office:value="79.71">
            <text:p>79.71</text:p>
          </table:table-cell>
          <table:table-cell table:style-name="ce51" office:value-type="float" office:value="18.83">
            <text:p>18.83</text:p>
          </table:table-cell>
          <table:table-cell table:style-name="ce45" office:value-type="string">
            <text:p>279--283</text:p>
          </table:table-cell>
          <table:table-cell table:style-name="ce45" office:value-type="float" office:value="150.0">
            <text:p>150</text:p>
          </table:table-cell>
          <table:table-cell table:style-name="ce45" office:value-type="float" office:value="85.32">
            <text:p>85.32</text:p>
          </table:table-cell>
          <table:table-cell table:style-name="ce45" office:value-type="float" office:value="18.35">
            <text:p>18.35</text:p>
          </table:table-cell>
          <table:table-cell table:style-name="ce46" office:value-type="string">
            <text:p>285--287</text:p>
          </table:table-cell>
          <table:table-cell table:style-name="ce46" office:value-type="float" office:value="46.0">
            <text:p>46</text:p>
          </table:table-cell>
          <table:table-cell table:style-name="ce46" office:value-type="float" office:value="83.13">
            <text:p>83.13</text:p>
          </table:table-cell>
          <table:table-cell table:style-name="ce46" office:value-type="float" office:value="17.63">
            <text:p>17.63</text:p>
          </table:table-cell>
          <table:table-cell table:style-name="ce49" office:value-type="string">
            <text:p>ANOVA; F-TEST</text:p>
          </table:table-cell>
          <table:table-cell table:style-name="ce49" office:value-type="float" office:value="3.32">
            <text:p>3.32</text:p>
          </table:table-cell>
          <table:table-cell table:style-name="ce49" office:value-type="float" office:value="0.006">
            <text:p>0.006</text:p>
          </table:table-cell>
          <table:table-cell table:style-name="ce48"/>
          <table:table-cell table:style-name="ce32" office:value-type="string">
            <text:p>DXS1218 -&gt; rs113986739</text:p>
          </table:table-cell>
          <table:table-cell table:number-columns-repeated="986"/>
        </table:table-row>
        <table:table-row table:style-name="ro13">
          <table:table-cell table:style-name="ce24" office:value-type="string">
            <text:p>Andrew</text:p>
          </table:table-cell>
          <table:table-cell table:style-name="ce25"/>
          <table:table-cell table:style-name="ce25" office:value-type="float" office:value="1.8467032E7">
            <text:p>18467032</text:p>
          </table:table-cell>
          <table:table-cell table:style-name="ce43" office:value-type="string">
            <text:p>IL1RAPL1</text:p>
          </table:table-cell>
          <table:table-cell table:style-name="ce43" office:value-type="string">
            <text:p>rs113986739</text:p>
          </table:table-cell>
          <table:table-cell table:style-name="ce43" office:value-type="string">
            <text:p>WISC</text:p>
          </table:table-cell>
          <table:table-cell table:style-name="ce33" office:value-type="string">
            <text:p>In: Y.X. Gong and X.Y. Cai, Editors, Manual of Wechsler Intelligence Scale for Children, Chinese Version (C-WISC), Human Map Press, Changsha (1993).</text:p>
          </table:table-cell>
          <table:table-cell table:style-name="ce43" office:value-type="string">
            <text:p>Ltiq</text:p>
          </table:table-cell>
          <table:table-cell table:style-name="ce28" office:value-type="string">
            <text:p>SD</text:p>
          </table:table-cell>
          <table:table-cell table:style-name="ce29" office:value-type="string">
            <text:p>255--259</text:p>
          </table:table-cell>
          <table:table-cell table:style-name="ce29" office:value-type="float" office:value="7.0">
            <text:p>7</text:p>
          </table:table-cell>
          <table:table-cell table:style-name="ce29" office:value-type="float" office:value="101.75">
            <text:p>101.75</text:p>
          </table:table-cell>
          <table:table-cell table:style-name="ce29" office:value-type="float" office:value="17.95">
            <text:p>17.95</text:p>
          </table:table-cell>
          <table:table-cell table:style-name="ce25" office:value-type="string">
            <text:p>261--265</text:p>
          </table:table-cell>
          <table:table-cell table:style-name="ce25" office:value-type="float" office:value="21.0">
            <text:p>21</text:p>
          </table:table-cell>
          <table:table-cell table:style-name="ce25" office:value-type="float" office:value="89.29">
            <text:p>89.29</text:p>
          </table:table-cell>
          <table:table-cell table:style-name="ce25" office:value-type="float" office:value="22.31">
            <text:p>22.31</text:p>
          </table:table-cell>
          <table:table-cell table:style-name="ce28" office:value-type="string">
            <text:p>267--271</text:p>
          </table:table-cell>
          <table:table-cell table:style-name="ce28" office:value-type="float" office:value="72.0">
            <text:p>72</text:p>
          </table:table-cell>
          <table:table-cell table:style-name="ce28" office:value-type="float" office:value="86.5">
            <text:p>86.5</text:p>
          </table:table-cell>
          <table:table-cell table:style-name="ce28" office:value-type="float" office:value="18.89">
            <text:p>18.89</text:p>
          </table:table-cell>
          <table:table-cell table:style-name="ce44" office:value-type="string">
            <text:p>273--277</text:p>
          </table:table-cell>
          <table:table-cell table:style-name="ce44" office:value-type="float" office:value="202.0">
            <text:p>202</text:p>
          </table:table-cell>
          <table:table-cell table:style-name="ce44" office:value-type="float" office:value="81.65">
            <text:p>81.65</text:p>
          </table:table-cell>
          <table:table-cell table:style-name="ce51" office:value-type="float" office:value="20.19">
            <text:p>20.19</text:p>
          </table:table-cell>
          <table:table-cell table:style-name="ce45" office:value-type="string">
            <text:p>279--283</text:p>
          </table:table-cell>
          <table:table-cell table:style-name="ce45" office:value-type="float" office:value="150.0">
            <text:p>150</text:p>
          </table:table-cell>
          <table:table-cell table:style-name="ce45" office:value-type="float" office:value="87.39">
            <text:p>87.39</text:p>
          </table:table-cell>
          <table:table-cell table:style-name="ce45" office:value-type="float" office:value="19.51">
            <text:p>19.51</text:p>
          </table:table-cell>
          <table:table-cell table:style-name="ce46" office:value-type="string">
            <text:p>285--287</text:p>
          </table:table-cell>
          <table:table-cell table:style-name="ce46" office:value-type="float" office:value="46.0">
            <text:p>46</text:p>
          </table:table-cell>
          <table:table-cell table:style-name="ce46" office:value-type="float" office:value="85.33">
            <text:p>85.33</text:p>
          </table:table-cell>
          <table:table-cell table:style-name="ce46" office:value-type="float" office:value="18.31">
            <text:p>18.31</text:p>
          </table:table-cell>
          <table:table-cell table:style-name="ce49" office:value-type="string">
            <text:p>ANOVA; F-TEST</text:p>
          </table:table-cell>
          <table:table-cell table:style-name="ce49" office:value-type="float" office:value="2.88">
            <text:p>2.88</text:p>
          </table:table-cell>
          <table:table-cell table:style-name="ce49" office:value-type="float" office:value="0.014">
            <text:p>0.014</text:p>
          </table:table-cell>
          <table:table-cell table:style-name="ce48"/>
          <table:table-cell table:style-name="ce32"/>
          <table:table-cell table:number-columns-repeated="986"/>
        </table:table-row>
        <table:table-row table:style-name="ro13">
          <table:table-cell table:style-name="ce24" office:value-type="string">
            <text:p>Andrew</text:p>
          </table:table-cell>
          <table:table-cell table:style-name="ce25"/>
          <table:table-cell table:style-name="ce25" office:value-type="float" office:value="1.8467032E7">
            <text:p>18467032</text:p>
          </table:table-cell>
          <table:table-cell table:style-name="ce43" office:value-type="string">
            <text:p>IL1RAPL1</text:p>
          </table:table-cell>
          <table:table-cell table:style-name="ce43" office:value-type="string">
            <text:p>rs113986739</text:p>
          </table:table-cell>
          <table:table-cell table:style-name="ce43" office:value-type="string">
            <text:p>WISC</text:p>
          </table:table-cell>
          <table:table-cell table:style-name="ce33" office:value-type="string">
            <text:p>In: Y.X. Gong and X.Y. Cai, Editors, Manual of Wechsler Intelligence Scale for Children, Chinese Version (C-WISC), Human Map Press, Changsha (1993).</text:p>
          </table:table-cell>
          <table:table-cell table:style-name="ce43" office:value-type="string">
            <text:p>Otiq</text:p>
          </table:table-cell>
          <table:table-cell table:style-name="ce28" office:value-type="string">
            <text:p>SD</text:p>
          </table:table-cell>
          <table:table-cell table:style-name="ce29" office:value-type="string">
            <text:p>255--259</text:p>
          </table:table-cell>
          <table:table-cell table:style-name="ce29" office:value-type="float" office:value="7.0">
            <text:p>7</text:p>
          </table:table-cell>
          <table:table-cell table:style-name="ce29" office:value-type="float" office:value="97.57">
            <text:p>97.57</text:p>
          </table:table-cell>
          <table:table-cell table:style-name="ce29" office:value-type="float" office:value="13.26">
            <text:p>13.26</text:p>
          </table:table-cell>
          <table:table-cell table:style-name="ce25" office:value-type="string">
            <text:p>261--265</text:p>
          </table:table-cell>
          <table:table-cell table:style-name="ce25" office:value-type="float" office:value="21.0">
            <text:p>21</text:p>
          </table:table-cell>
          <table:table-cell table:style-name="ce25" office:value-type="float" office:value="89.19">
            <text:p>89.19</text:p>
          </table:table-cell>
          <table:table-cell table:style-name="ce25" office:value-type="float" office:value="15.87">
            <text:p>15.87</text:p>
          </table:table-cell>
          <table:table-cell table:style-name="ce28" office:value-type="string">
            <text:p>267--271</text:p>
          </table:table-cell>
          <table:table-cell table:style-name="ce28" office:value-type="float" office:value="72.0">
            <text:p>72</text:p>
          </table:table-cell>
          <table:table-cell table:style-name="ce28" office:value-type="float" office:value="85.56">
            <text:p>85.56</text:p>
          </table:table-cell>
          <table:table-cell table:style-name="ce28" office:value-type="float" office:value="17.4">
            <text:p>17.4</text:p>
          </table:table-cell>
          <table:table-cell table:style-name="ce44" office:value-type="string">
            <text:p>273--277</text:p>
          </table:table-cell>
          <table:table-cell table:style-name="ce44" office:value-type="float" office:value="202.0">
            <text:p>202</text:p>
          </table:table-cell>
          <table:table-cell table:style-name="ce44" office:value-type="float" office:value="80.94">
            <text:p>80.94</text:p>
          </table:table-cell>
          <table:table-cell table:style-name="ce51" office:value-type="float" office:value="15.96">
            <text:p>15.96</text:p>
          </table:table-cell>
          <table:table-cell table:style-name="ce45" office:value-type="string">
            <text:p>279--283</text:p>
          </table:table-cell>
          <table:table-cell table:style-name="ce45" office:value-type="float" office:value="150.0">
            <text:p>150</text:p>
          </table:table-cell>
          <table:table-cell table:style-name="ce45" office:value-type="float" office:value="85.51">
            <text:p>85.51</text:p>
          </table:table-cell>
          <table:table-cell table:style-name="ce45" office:value-type="float" office:value="15.54">
            <text:p>15.54</text:p>
          </table:table-cell>
          <table:table-cell table:style-name="ce46" office:value-type="string">
            <text:p>285--287</text:p>
          </table:table-cell>
          <table:table-cell table:style-name="ce46" office:value-type="float" office:value="46.0">
            <text:p>46</text:p>
          </table:table-cell>
          <table:table-cell table:style-name="ce46" office:value-type="float" office:value="83.24">
            <text:p>83.24</text:p>
          </table:table-cell>
          <table:table-cell table:style-name="ce46" office:value-type="float" office:value="15.69">
            <text:p>15.69</text:p>
          </table:table-cell>
          <table:table-cell table:style-name="ce49" office:value-type="string">
            <text:p>ANOVA; F-TEST</text:p>
          </table:table-cell>
          <table:table-cell table:style-name="ce49" office:value-type="float" office:value="3.34">
            <text:p>3.34</text:p>
          </table:table-cell>
          <table:table-cell table:style-name="ce49" office:value-type="float" office:value="0.006">
            <text:p>0.006</text:p>
          </table:table-cell>
          <table:table-cell table:style-name="ce48"/>
          <table:table-cell table:style-name="ce32"/>
          <table:table-cell table:number-columns-repeated="986"/>
        </table:table-row>
        <table:table-row table:style-name="ro13">
          <table:table-cell table:style-name="ce24" office:value-type="string">
            <text:p>Andrew</text:p>
          </table:table-cell>
          <table:table-cell table:style-name="ce25"/>
          <table:table-cell table:style-name="ce25" office:value-type="float" office:value="1.8467032E7">
            <text:p>18467032</text:p>
          </table:table-cell>
          <table:table-cell table:style-name="ce43" office:value-type="string">
            <text:p>IL1RAPL1</text:p>
          </table:table-cell>
          <table:table-cell table:style-name="ce43" office:value-type="string">
            <text:p>rs113986739</text:p>
          </table:table-cell>
          <table:table-cell table:style-name="ce43" office:value-type="string">
            <text:p>WISC</text:p>
          </table:table-cell>
          <table:table-cell table:style-name="ce33" office:value-type="string">
            <text:p>In: Y.X. Gong and X.Y. Cai, Editors, Manual of Wechsler Intelligence Scale for Children, Chinese Version (C-WISC), Human Map Press, Changsha (1993).</text:p>
          </table:table-cell>
          <table:table-cell table:style-name="ce43" office:value-type="string">
            <text:p>Vciq</text:p>
          </table:table-cell>
          <table:table-cell table:style-name="ce28" office:value-type="string">
            <text:p>SD</text:p>
          </table:table-cell>
          <table:table-cell table:style-name="ce29" office:value-type="string">
            <text:p>255--259</text:p>
          </table:table-cell>
          <table:table-cell table:style-name="ce29" office:value-type="float" office:value="7.0">
            <text:p>7</text:p>
          </table:table-cell>
          <table:table-cell table:style-name="ce29" office:value-type="float" office:value="93.14">
            <text:p>93.14</text:p>
          </table:table-cell>
          <table:table-cell table:style-name="ce29" office:value-type="float" office:value="25.37">
            <text:p>25.37</text:p>
          </table:table-cell>
          <table:table-cell table:style-name="ce25" office:value-type="string">
            <text:p>261--265</text:p>
          </table:table-cell>
          <table:table-cell table:style-name="ce25" office:value-type="float" office:value="21.0">
            <text:p>21</text:p>
          </table:table-cell>
          <table:table-cell table:style-name="ce25" office:value-type="float" office:value="87.0">
            <text:p>87</text:p>
          </table:table-cell>
          <table:table-cell table:style-name="ce25" office:value-type="float" office:value="21.94">
            <text:p>21.94</text:p>
          </table:table-cell>
          <table:table-cell table:style-name="ce28" office:value-type="string">
            <text:p>267--271</text:p>
          </table:table-cell>
          <table:table-cell table:style-name="ce28" office:value-type="float" office:value="72.0">
            <text:p>72</text:p>
          </table:table-cell>
          <table:table-cell table:style-name="ce28" office:value-type="float" office:value="85.47">
            <text:p>85.47</text:p>
          </table:table-cell>
          <table:table-cell table:style-name="ce28" office:value-type="float" office:value="20.25">
            <text:p>20.25</text:p>
          </table:table-cell>
          <table:table-cell table:style-name="ce44" office:value-type="string">
            <text:p>273--277</text:p>
          </table:table-cell>
          <table:table-cell table:style-name="ce44" office:value-type="float" office:value="202.0">
            <text:p>202</text:p>
          </table:table-cell>
          <table:table-cell table:style-name="ce44" office:value-type="float" office:value="81.09">
            <text:p>81.09</text:p>
          </table:table-cell>
          <table:table-cell table:style-name="ce51" office:value-type="float" office:value="20.33">
            <text:p>20.33</text:p>
          </table:table-cell>
          <table:table-cell table:style-name="ce45" office:value-type="string">
            <text:p>279--283</text:p>
          </table:table-cell>
          <table:table-cell table:style-name="ce45" office:value-type="float" office:value="150.0">
            <text:p>150</text:p>
          </table:table-cell>
          <table:table-cell table:style-name="ce45" office:value-type="float" office:value="85.95">
            <text:p>85.95</text:p>
          </table:table-cell>
          <table:table-cell table:style-name="ce45" office:value-type="float" office:value="19.89">
            <text:p>19.89</text:p>
          </table:table-cell>
          <table:table-cell table:style-name="ce46" office:value-type="string">
            <text:p>285--287</text:p>
          </table:table-cell>
          <table:table-cell table:style-name="ce46" office:value-type="float" office:value="46.0">
            <text:p>46</text:p>
          </table:table-cell>
          <table:table-cell table:style-name="ce46" office:value-type="float" office:value="80.7">
            <text:p>80.7</text:p>
          </table:table-cell>
          <table:table-cell table:style-name="ce46" office:value-type="float" office:value="20.09">
            <text:p>20.09</text:p>
          </table:table-cell>
          <table:table-cell table:style-name="ce49" office:value-type="string">
            <text:p>ANOVA; F-TEST</text:p>
          </table:table-cell>
          <table:table-cell table:style-name="ce49" office:value-type="float" office:value="1.76">
            <text:p>1.76</text:p>
          </table:table-cell>
          <table:table-cell table:style-name="ce49" office:value-type="float" office:value="0.12">
            <text:p>0.12</text:p>
          </table:table-cell>
          <table:table-cell table:style-name="ce48"/>
          <table:table-cell table:style-name="ce32"/>
          <table:table-cell table:number-columns-repeated="986"/>
        </table:table-row>
        <table:table-row table:style-name="ro13">
          <table:table-cell table:style-name="ce24" office:value-type="string">
            <text:p>Andrew</text:p>
          </table:table-cell>
          <table:table-cell table:style-name="ce25"/>
          <table:table-cell table:style-name="ce25" office:value-type="float" office:value="1.8467032E7">
            <text:p>18467032</text:p>
          </table:table-cell>
          <table:table-cell table:style-name="ce43" office:value-type="string">
            <text:p>IL1RAPL1</text:p>
          </table:table-cell>
          <table:table-cell table:style-name="ce43" office:value-type="string">
            <text:p>rs113986739</text:p>
          </table:table-cell>
          <table:table-cell table:style-name="ce43" office:value-type="string">
            <text:p>WISC</text:p>
          </table:table-cell>
          <table:table-cell table:style-name="ce33" office:value-type="string">
            <text:p>In: Y.X. Gong and X.Y. Cai, Editors, Manual of Wechsler Intelligence Scale for Children, Chinese Version (C-WISC), Human Map Press, Changsha (1993).</text:p>
          </table:table-cell>
          <table:table-cell table:style-name="ce43" office:value-type="string">
            <text:p>Poiq</text:p>
          </table:table-cell>
          <table:table-cell table:style-name="ce28" office:value-type="string">
            <text:p>SD</text:p>
          </table:table-cell>
          <table:table-cell table:style-name="ce29" office:value-type="string">
            <text:p>255--259</text:p>
          </table:table-cell>
          <table:table-cell table:style-name="ce29" office:value-type="float" office:value="7.0">
            <text:p>7</text:p>
          </table:table-cell>
          <table:table-cell table:style-name="ce29" office:value-type="float" office:value="74.0">
            <text:p>74</text:p>
          </table:table-cell>
          <table:table-cell table:style-name="ce29" office:value-type="float" office:value="9.09">
            <text:p>9.09</text:p>
          </table:table-cell>
          <table:table-cell table:style-name="ce25" office:value-type="string">
            <text:p>261--265</text:p>
          </table:table-cell>
          <table:table-cell table:style-name="ce25" office:value-type="float" office:value="21.0">
            <text:p>21</text:p>
          </table:table-cell>
          <table:table-cell table:style-name="ce25" office:value-type="float" office:value="72.57">
            <text:p>72.57</text:p>
          </table:table-cell>
          <table:table-cell table:style-name="ce25" office:value-type="float" office:value="12.69">
            <text:p>12.69</text:p>
          </table:table-cell>
          <table:table-cell table:style-name="ce28" office:value-type="string">
            <text:p>267--271</text:p>
          </table:table-cell>
          <table:table-cell table:style-name="ce28" office:value-type="float" office:value="72.0">
            <text:p>72</text:p>
          </table:table-cell>
          <table:table-cell table:style-name="ce28" office:value-type="float" office:value="70.67">
            <text:p>70.67</text:p>
          </table:table-cell>
          <table:table-cell table:style-name="ce28" office:value-type="float" office:value="13.16">
            <text:p>13.16</text:p>
          </table:table-cell>
          <table:table-cell table:style-name="ce44" office:value-type="string">
            <text:p>273--277</text:p>
          </table:table-cell>
          <table:table-cell table:style-name="ce44" office:value-type="float" office:value="202.0">
            <text:p>202</text:p>
          </table:table-cell>
          <table:table-cell table:style-name="ce44" office:value-type="float" office:value="67.85">
            <text:p>67.85</text:p>
          </table:table-cell>
          <table:table-cell table:style-name="ce51" office:value-type="float" office:value="12.16">
            <text:p>12.16</text:p>
          </table:table-cell>
          <table:table-cell table:style-name="ce45" office:value-type="string">
            <text:p>279--283</text:p>
          </table:table-cell>
          <table:table-cell table:style-name="ce45" office:value-type="float" office:value="150.0">
            <text:p>150</text:p>
          </table:table-cell>
          <table:table-cell table:style-name="ce45" office:value-type="float" office:value="70.82">
            <text:p>70.82</text:p>
          </table:table-cell>
          <table:table-cell table:style-name="ce45" office:value-type="float" office:value="12.44">
            <text:p>12.44</text:p>
          </table:table-cell>
          <table:table-cell table:style-name="ce46" office:value-type="string">
            <text:p>285--287</text:p>
          </table:table-cell>
          <table:table-cell table:style-name="ce46" office:value-type="float" office:value="46.0">
            <text:p>46</text:p>
          </table:table-cell>
          <table:table-cell table:style-name="ce46" office:value-type="float" office:value="67.04">
            <text:p>67.04</text:p>
          </table:table-cell>
          <table:table-cell table:style-name="ce46" office:value-type="float" office:value="12.17">
            <text:p>12.17</text:p>
          </table:table-cell>
          <table:table-cell table:style-name="ce49" office:value-type="string">
            <text:p>ANOVA; F-TEST</text:p>
          </table:table-cell>
          <table:table-cell table:style-name="ce49" office:value-type="float" office:value="1.98">
            <text:p>1.98</text:p>
          </table:table-cell>
          <table:table-cell table:style-name="ce49" office:value-type="float" office:value="0.08">
            <text:p>0.08</text:p>
          </table:table-cell>
          <table:table-cell table:style-name="ce48"/>
          <table:table-cell table:style-name="ce32"/>
          <table:table-cell table:number-columns-repeated="986"/>
        </table:table-row>
        <table:table-row table:style-name="ro13">
          <table:table-cell table:style-name="ce24" office:value-type="string">
            <text:p>Andrew</text:p>
          </table:table-cell>
          <table:table-cell table:style-name="ce25"/>
          <table:table-cell table:style-name="ce25" office:value-type="float" office:value="1.8467032E7">
            <text:p>18467032</text:p>
          </table:table-cell>
          <table:table-cell table:style-name="ce43" office:value-type="string">
            <text:p>IL1RAPL1</text:p>
          </table:table-cell>
          <table:table-cell table:style-name="ce43" office:value-type="string">
            <text:p>rs113986739</text:p>
          </table:table-cell>
          <table:table-cell table:style-name="ce43" office:value-type="string">
            <text:p>WISC</text:p>
          </table:table-cell>
          <table:table-cell table:style-name="ce33" office:value-type="string">
            <text:p>In: Y.X. Gong and X.Y. Cai, Editors, Manual of Wechsler Intelligence Scale for Children, Chinese Version (C-WISC), Human Map Press, Changsha (1993).</text:p>
          </table:table-cell>
          <table:table-cell table:style-name="ce43" office:value-type="string">
            <text:p>M/ciq</text:p>
          </table:table-cell>
          <table:table-cell table:style-name="ce28" office:value-type="string">
            <text:p>SD</text:p>
          </table:table-cell>
          <table:table-cell table:style-name="ce29" office:value-type="string">
            <text:p>255--259</text:p>
          </table:table-cell>
          <table:table-cell table:style-name="ce29" office:value-type="float" office:value="7.0">
            <text:p>7</text:p>
          </table:table-cell>
          <table:table-cell table:style-name="ce29" office:value-type="float" office:value="86.0">
            <text:p>86</text:p>
          </table:table-cell>
          <table:table-cell table:style-name="ce29" office:value-type="float" office:value="27.2">
            <text:p>27.2</text:p>
          </table:table-cell>
          <table:table-cell table:style-name="ce25" office:value-type="string">
            <text:p>261--265</text:p>
          </table:table-cell>
          <table:table-cell table:style-name="ce25" office:value-type="float" office:value="21.0">
            <text:p>21</text:p>
          </table:table-cell>
          <table:table-cell table:style-name="ce25" office:value-type="float" office:value="83.29">
            <text:p>83.29</text:p>
          </table:table-cell>
          <table:table-cell table:style-name="ce25" office:value-type="float" office:value="23.33">
            <text:p>23.33</text:p>
          </table:table-cell>
          <table:table-cell table:style-name="ce28" office:value-type="string">
            <text:p>267--271</text:p>
          </table:table-cell>
          <table:table-cell table:style-name="ce28" office:value-type="float" office:value="72.0">
            <text:p>72</text:p>
          </table:table-cell>
          <table:table-cell table:style-name="ce28" office:value-type="float" office:value="81.04">
            <text:p>81.04</text:p>
          </table:table-cell>
          <table:table-cell table:style-name="ce28" office:value-type="float" office:value="22.87">
            <text:p>22.87</text:p>
          </table:table-cell>
          <table:table-cell table:style-name="ce44" office:value-type="string">
            <text:p>273--277</text:p>
          </table:table-cell>
          <table:table-cell table:style-name="ce44" office:value-type="float" office:value="202.0">
            <text:p>202</text:p>
          </table:table-cell>
          <table:table-cell table:style-name="ce44" office:value-type="float" office:value="73.43">
            <text:p>73.43</text:p>
          </table:table-cell>
          <table:table-cell table:style-name="ce51" office:value-type="float" office:value="22.02">
            <text:p>22.02</text:p>
          </table:table-cell>
          <table:table-cell table:style-name="ce45" office:value-type="string">
            <text:p>279--283</text:p>
          </table:table-cell>
          <table:table-cell table:style-name="ce45" office:value-type="float" office:value="150.0">
            <text:p>150</text:p>
          </table:table-cell>
          <table:table-cell table:style-name="ce45" office:value-type="float" office:value="79.27">
            <text:p>79.27</text:p>
          </table:table-cell>
          <table:table-cell table:style-name="ce45" office:value-type="float" office:value="22.61">
            <text:p>22.61</text:p>
          </table:table-cell>
          <table:table-cell table:style-name="ce46" office:value-type="string">
            <text:p>285--287</text:p>
          </table:table-cell>
          <table:table-cell table:style-name="ce46" office:value-type="float" office:value="46.0">
            <text:p>46</text:p>
          </table:table-cell>
          <table:table-cell table:style-name="ce46" office:value-type="float" office:value="73.35">
            <text:p>73.35</text:p>
          </table:table-cell>
          <table:table-cell table:style-name="ce46" office:value-type="float" office:value="23.38">
            <text:p>23.38</text:p>
          </table:table-cell>
          <table:table-cell table:style-name="ce49" office:value-type="string">
            <text:p>ANOVA; F-TEST</text:p>
          </table:table-cell>
          <table:table-cell table:style-name="ce49" office:value-type="float" office:value="2.56">
            <text:p>2.56</text:p>
          </table:table-cell>
          <table:table-cell table:style-name="ce49" office:value-type="float" office:value="0.027">
            <text:p>0.027</text:p>
          </table:table-cell>
          <table:table-cell table:style-name="ce48"/>
          <table:table-cell table:style-name="ce32"/>
          <table:table-cell table:number-columns-repeated="986"/>
        </table:table-row>
        <table:table-row table:style-name="ro13">
          <table:table-cell table:style-name="ce24" office:value-type="string">
            <text:p>Andrew</text:p>
          </table:table-cell>
          <table:table-cell table:style-name="ce25"/>
          <table:table-cell table:style-name="ce25" office:value-type="float" office:value="1.8467032E7">
            <text:p>18467032</text:p>
          </table:table-cell>
          <table:table-cell table:style-name="ce43" office:value-type="string">
            <text:p>IL1RAPL1</text:p>
          </table:table-cell>
          <table:table-cell table:style-name="ce43" office:value-type="string">
            <text:p>rs112129151</text:p>
          </table:table-cell>
          <table:table-cell table:style-name="ce43" office:value-type="string">
            <text:p>WISC</text:p>
          </table:table-cell>
          <table:table-cell table:style-name="ce33" office:value-type="string">
            <text:p>In: Y.X. Gong and X.Y. Cai, Editors, Manual of Wechsler Intelligence Scale for Children, Chinese Version (C-WISC), Human Map Press, Changsha (1993).</text:p>
          </table:table-cell>
          <table:table-cell table:style-name="ce43" office:value-type="string">
            <text:p>Iq</text:p>
          </table:table-cell>
          <table:table-cell table:style-name="ce28" office:value-type="string">
            <text:p>SD</text:p>
          </table:table-cell>
          <table:table-cell table:style-name="ce29" office:value-type="string">
            <text:p>204--212</text:p>
          </table:table-cell>
          <table:table-cell table:style-name="ce29" office:value-type="float" office:value="44.0">
            <text:p>44</text:p>
          </table:table-cell>
          <table:table-cell table:style-name="ce29" office:value-type="float" office:value="87.91">
            <text:p>87.91</text:p>
          </table:table-cell>
          <table:table-cell table:style-name="ce29" office:value-type="float" office:value="20.01">
            <text:p>20.01</text:p>
          </table:table-cell>
          <table:table-cell table:style-name="ce25" office:value-type="string">
            <text:p>216--224</text:p>
          </table:table-cell>
          <table:table-cell table:style-name="ce25" office:value-type="float" office:value="265.0">
            <text:p>265</text:p>
          </table:table-cell>
          <table:table-cell table:style-name="ce25" office:value-type="float" office:value="82.03">
            <text:p>82.03</text:p>
          </table:table-cell>
          <table:table-cell table:style-name="ce25" office:value-type="float" office:value="18.69">
            <text:p>18.69</text:p>
          </table:table-cell>
          <table:table-cell table:style-name="ce28" office:value-type="string">
            <text:p>228--236</text:p>
          </table:table-cell>
          <table:table-cell table:style-name="ce28" office:value-type="float" office:value="125.0">
            <text:p>125</text:p>
          </table:table-cell>
          <table:table-cell table:style-name="ce28" office:value-type="float" office:value="83.44">
            <text:p>83.44</text:p>
          </table:table-cell>
          <table:table-cell table:style-name="ce28" office:value-type="float" office:value="18.52">
            <text:p>18.52</text:p>
          </table:table-cell>
          <table:table-cell table:style-name="ce44" office:value-type="string">
            <text:p>240--244</text:p>
          </table:table-cell>
          <table:table-cell table:style-name="ce44" office:value-type="float" office:value="64.0">
            <text:p>64</text:p>
          </table:table-cell>
          <table:table-cell table:style-name="ce44" office:value-type="float" office:value="83.41">
            <text:p>83.41</text:p>
          </table:table-cell>
          <table:table-cell table:style-name="ce51" office:value-type="float" office:value="18.8">
            <text:p>18.8</text:p>
          </table:table-cell>
          <table:table-cell table:number-columns-repeated="3" table:style-name="ce52"/>
          <table:table-cell table:style-name="ce45"/>
          <table:table-cell table:number-columns-repeated="4" table:style-name="ce50"/>
          <table:table-cell table:style-name="ce49" office:value-type="string">
            <text:p>ANOVA; F-TEST</text:p>
          </table:table-cell>
          <table:table-cell table:style-name="ce49" office:value-type="float" office:value="1.27">
            <text:p>1.27</text:p>
          </table:table-cell>
          <table:table-cell table:style-name="ce49" office:value-type="float" office:value="0.285">
            <text:p>0.285</text:p>
          </table:table-cell>
          <table:table-cell table:style-name="ce48"/>
          <table:table-cell table:style-name="ce32" office:value-type="string">
            <text:p>DXS9896 -&gt; rs112129151</text:p>
          </table:table-cell>
          <table:table-cell table:number-columns-repeated="986"/>
        </table:table-row>
        <table:table-row table:style-name="ro13">
          <table:table-cell table:style-name="ce24" office:value-type="string">
            <text:p>Andrew</text:p>
          </table:table-cell>
          <table:table-cell table:style-name="ce25"/>
          <table:table-cell table:style-name="ce25" office:value-type="float" office:value="1.8467032E7">
            <text:p>18467032</text:p>
          </table:table-cell>
          <table:table-cell table:style-name="ce43" office:value-type="string">
            <text:p>IL1RAPL1</text:p>
          </table:table-cell>
          <table:table-cell table:style-name="ce43" office:value-type="string">
            <text:p>rs112129151</text:p>
          </table:table-cell>
          <table:table-cell table:style-name="ce43" office:value-type="string">
            <text:p>WISC</text:p>
          </table:table-cell>
          <table:table-cell table:style-name="ce33" office:value-type="string">
            <text:p>In: Y.X. Gong and X.Y. Cai, Editors, Manual of Wechsler Intelligence Scale for Children, Chinese Version (C-WISC), Human Map Press, Changsha (1993).</text:p>
          </table:table-cell>
          <table:table-cell table:style-name="ce43" office:value-type="string">
            <text:p>Ltiq</text:p>
          </table:table-cell>
          <table:table-cell table:style-name="ce28" office:value-type="string">
            <text:p>SD</text:p>
          </table:table-cell>
          <table:table-cell table:style-name="ce29" office:value-type="string">
            <text:p>204--212</text:p>
          </table:table-cell>
          <table:table-cell table:style-name="ce29" office:value-type="float" office:value="44.0">
            <text:p>44</text:p>
          </table:table-cell>
          <table:table-cell table:style-name="ce29" office:value-type="float" office:value="91.52">
            <text:p>91.52</text:p>
          </table:table-cell>
          <table:table-cell table:style-name="ce29" office:value-type="float" office:value="22.78">
            <text:p>22.78</text:p>
          </table:table-cell>
          <table:table-cell table:style-name="ce25" office:value-type="string">
            <text:p>216--224</text:p>
          </table:table-cell>
          <table:table-cell table:style-name="ce25" office:value-type="float" office:value="265.0">
            <text:p>265</text:p>
          </table:table-cell>
          <table:table-cell table:style-name="ce25" office:value-type="float" office:value="84.01">
            <text:p>84.01</text:p>
          </table:table-cell>
          <table:table-cell table:style-name="ce25" office:value-type="float" office:value="19.76">
            <text:p>19.76</text:p>
          </table:table-cell>
          <table:table-cell table:style-name="ce28" office:value-type="string">
            <text:p>228--236</text:p>
          </table:table-cell>
          <table:table-cell table:style-name="ce28" office:value-type="float" office:value="125.0">
            <text:p>125</text:p>
          </table:table-cell>
          <table:table-cell table:style-name="ce28" office:value-type="float" office:value="84.57">
            <text:p>84.57</text:p>
          </table:table-cell>
          <table:table-cell table:style-name="ce28" office:value-type="float" office:value="19.32">
            <text:p>19.32</text:p>
          </table:table-cell>
          <table:table-cell table:style-name="ce44" office:value-type="string">
            <text:p>240--244</text:p>
          </table:table-cell>
          <table:table-cell table:style-name="ce44" office:value-type="float" office:value="64.0">
            <text:p>64</text:p>
          </table:table-cell>
          <table:table-cell table:style-name="ce44" office:value-type="float" office:value="85.64">
            <text:p>85.64</text:p>
          </table:table-cell>
          <table:table-cell table:style-name="ce51" office:value-type="float" office:value="19.0">
            <text:p>19</text:p>
          </table:table-cell>
          <table:table-cell table:number-columns-repeated="3" table:style-name="ce52"/>
          <table:table-cell table:style-name="ce45"/>
          <table:table-cell table:number-columns-repeated="4" table:style-name="ce50"/>
          <table:table-cell table:style-name="ce49" office:value-type="string">
            <text:p>ANOVA; F-TEST</text:p>
          </table:table-cell>
          <table:table-cell table:style-name="ce49" office:value-type="float" office:value="1.85">
            <text:p>1.85</text:p>
          </table:table-cell>
          <table:table-cell table:style-name="ce49" office:value-type="float" office:value="0.137">
            <text:p>0.137</text:p>
          </table:table-cell>
          <table:table-cell table:style-name="ce48"/>
          <table:table-cell table:style-name="ce32"/>
          <table:table-cell table:number-columns-repeated="986"/>
        </table:table-row>
        <table:table-row table:style-name="ro13">
          <table:table-cell table:style-name="ce24" office:value-type="string">
            <text:p>Andrew</text:p>
          </table:table-cell>
          <table:table-cell table:style-name="ce25"/>
          <table:table-cell table:style-name="ce25" office:value-type="float" office:value="1.8467032E7">
            <text:p>18467032</text:p>
          </table:table-cell>
          <table:table-cell table:style-name="ce43" office:value-type="string">
            <text:p>IL1RAPL1</text:p>
          </table:table-cell>
          <table:table-cell table:style-name="ce43" office:value-type="string">
            <text:p>rs112129151</text:p>
          </table:table-cell>
          <table:table-cell table:style-name="ce43" office:value-type="string">
            <text:p>WISC</text:p>
          </table:table-cell>
          <table:table-cell table:style-name="ce33" office:value-type="string">
            <text:p>In: Y.X. Gong and X.Y. Cai, Editors, Manual of Wechsler Intelligence Scale for Children, Chinese Version (C-WISC), Human Map Press, Changsha (1993).</text:p>
          </table:table-cell>
          <table:table-cell table:style-name="ce43" office:value-type="string">
            <text:p>Otiq</text:p>
          </table:table-cell>
          <table:table-cell table:style-name="ce28" office:value-type="string">
            <text:p>SD</text:p>
          </table:table-cell>
          <table:table-cell table:style-name="ce29" office:value-type="string">
            <text:p>204--212</text:p>
          </table:table-cell>
          <table:table-cell table:style-name="ce29" office:value-type="float" office:value="44.0">
            <text:p>44</text:p>
          </table:table-cell>
          <table:table-cell table:style-name="ce29" office:value-type="float" office:value="85.52">
            <text:p>85.52</text:p>
          </table:table-cell>
          <table:table-cell table:style-name="ce29" office:value-type="float" office:value="15.38">
            <text:p>15.38</text:p>
          </table:table-cell>
          <table:table-cell table:style-name="ce25" office:value-type="string">
            <text:p>216--224</text:p>
          </table:table-cell>
          <table:table-cell table:style-name="ce25" office:value-type="float" office:value="265.0">
            <text:p>265</text:p>
          </table:table-cell>
          <table:table-cell table:style-name="ce25" office:value-type="float" office:value="82.97">
            <text:p>82.97</text:p>
          </table:table-cell>
          <table:table-cell table:style-name="ce25" office:value-type="float" office:value="16.04">
            <text:p>16.04</text:p>
          </table:table-cell>
          <table:table-cell table:style-name="ce28" office:value-type="string">
            <text:p>228--236</text:p>
          </table:table-cell>
          <table:table-cell table:style-name="ce28" office:value-type="float" office:value="125.0">
            <text:p>125</text:p>
          </table:table-cell>
          <table:table-cell table:style-name="ce28" office:value-type="float" office:value="84.84">
            <text:p>84.84</text:p>
          </table:table-cell>
          <table:table-cell table:style-name="ce28" office:value-type="float" office:value="16.63">
            <text:p>16.63</text:p>
          </table:table-cell>
          <table:table-cell table:style-name="ce44" office:value-type="string">
            <text:p>240--244</text:p>
          </table:table-cell>
          <table:table-cell table:style-name="ce44" office:value-type="float" office:value="64.0">
            <text:p>64</text:p>
          </table:table-cell>
          <table:table-cell table:style-name="ce44" office:value-type="float" office:value="83.84">
            <text:p>83.84</text:p>
          </table:table-cell>
          <table:table-cell table:style-name="ce51" office:value-type="float" office:value="16.55">
            <text:p>16.55</text:p>
          </table:table-cell>
          <table:table-cell table:number-columns-repeated="3" table:style-name="ce52"/>
          <table:table-cell table:style-name="ce45"/>
          <table:table-cell table:number-columns-repeated="4" table:style-name="ce50"/>
          <table:table-cell table:style-name="ce49" office:value-type="string">
            <text:p>ANOVA; F-TEST</text:p>
          </table:table-cell>
          <table:table-cell table:style-name="ce49" office:value-type="float" office:value="0.57">
            <text:p>0.57</text:p>
          </table:table-cell>
          <table:table-cell table:style-name="ce49" office:value-type="float" office:value="0.634">
            <text:p>0.634</text:p>
          </table:table-cell>
          <table:table-cell table:style-name="ce48"/>
          <table:table-cell table:style-name="ce32"/>
          <table:table-cell table:number-columns-repeated="986"/>
        </table:table-row>
        <table:table-row table:style-name="ro13">
          <table:table-cell table:style-name="ce24" office:value-type="string">
            <text:p>Andrew</text:p>
          </table:table-cell>
          <table:table-cell table:style-name="ce25"/>
          <table:table-cell table:style-name="ce25" office:value-type="float" office:value="1.8467032E7">
            <text:p>18467032</text:p>
          </table:table-cell>
          <table:table-cell table:style-name="ce43" office:value-type="string">
            <text:p>IL1RAPL1</text:p>
          </table:table-cell>
          <table:table-cell table:style-name="ce43" office:value-type="string">
            <text:p>rs112129151</text:p>
          </table:table-cell>
          <table:table-cell table:style-name="ce43" office:value-type="string">
            <text:p>WISC</text:p>
          </table:table-cell>
          <table:table-cell table:style-name="ce33" office:value-type="string">
            <text:p>In: Y.X. Gong and X.Y. Cai, Editors, Manual of Wechsler Intelligence Scale for Children, Chinese Version (C-WISC), Human Map Press, Changsha (1993).</text:p>
          </table:table-cell>
          <table:table-cell table:style-name="ce43" office:value-type="string">
            <text:p>Vciq</text:p>
          </table:table-cell>
          <table:table-cell table:style-name="ce28" office:value-type="string">
            <text:p>SD</text:p>
          </table:table-cell>
          <table:table-cell table:style-name="ce29" office:value-type="string">
            <text:p>204--212</text:p>
          </table:table-cell>
          <table:table-cell table:style-name="ce29" office:value-type="float" office:value="44.0">
            <text:p>44</text:p>
          </table:table-cell>
          <table:table-cell table:style-name="ce29" office:value-type="float" office:value="90.14">
            <text:p>90.14</text:p>
          </table:table-cell>
          <table:table-cell table:style-name="ce29" office:value-type="float" office:value="24.94">
            <text:p>24.94</text:p>
          </table:table-cell>
          <table:table-cell table:style-name="ce25" office:value-type="string">
            <text:p>216--224</text:p>
          </table:table-cell>
          <table:table-cell table:style-name="ce25" office:value-type="float" office:value="265.0">
            <text:p>265</text:p>
          </table:table-cell>
          <table:table-cell table:style-name="ce25" office:value-type="float" office:value="82.34">
            <text:p>82.34</text:p>
          </table:table-cell>
          <table:table-cell table:style-name="ce25" office:value-type="float" office:value="20.14">
            <text:p>20.14</text:p>
          </table:table-cell>
          <table:table-cell table:style-name="ce28" office:value-type="string">
            <text:p>228--236</text:p>
          </table:table-cell>
          <table:table-cell table:style-name="ce28" office:value-type="float" office:value="125.0">
            <text:p>125</text:p>
          </table:table-cell>
          <table:table-cell table:style-name="ce28" office:value-type="float" office:value="82.94">
            <text:p>82.94</text:p>
          </table:table-cell>
          <table:table-cell table:style-name="ce28" office:value-type="float" office:value="19.48">
            <text:p>19.48</text:p>
          </table:table-cell>
          <table:table-cell table:style-name="ce44" office:value-type="string">
            <text:p>240--244</text:p>
          </table:table-cell>
          <table:table-cell table:style-name="ce44" office:value-type="float" office:value="64.0">
            <text:p>64</text:p>
          </table:table-cell>
          <table:table-cell table:style-name="ce44" office:value-type="float" office:value="85.34">
            <text:p>85.34</text:p>
          </table:table-cell>
          <table:table-cell table:style-name="ce51" office:value-type="float" office:value="19.12">
            <text:p>19.12</text:p>
          </table:table-cell>
          <table:table-cell table:number-columns-repeated="3" table:style-name="ce52"/>
          <table:table-cell table:style-name="ce45"/>
          <table:table-cell table:number-columns-repeated="4" table:style-name="ce50"/>
          <table:table-cell table:style-name="ce49" office:value-type="string">
            <text:p>ANOVA; F-TEST</text:p>
          </table:table-cell>
          <table:table-cell table:style-name="ce49" office:value-type="float" office:value="2.06">
            <text:p>2.06</text:p>
          </table:table-cell>
          <table:table-cell table:style-name="ce49" office:value-type="float" office:value="0.105">
            <text:p>0.105</text:p>
          </table:table-cell>
          <table:table-cell table:style-name="ce48"/>
          <table:table-cell table:style-name="ce32"/>
          <table:table-cell table:number-columns-repeated="986"/>
        </table:table-row>
        <table:table-row table:style-name="ro13">
          <table:table-cell table:style-name="ce24" office:value-type="string">
            <text:p>Andrew</text:p>
          </table:table-cell>
          <table:table-cell table:style-name="ce25"/>
          <table:table-cell table:style-name="ce25" office:value-type="float" office:value="1.8467032E7">
            <text:p>18467032</text:p>
          </table:table-cell>
          <table:table-cell table:style-name="ce43" office:value-type="string">
            <text:p>IL1RAPL1</text:p>
          </table:table-cell>
          <table:table-cell table:style-name="ce43" office:value-type="string">
            <text:p>rs112129151</text:p>
          </table:table-cell>
          <table:table-cell table:style-name="ce43" office:value-type="string">
            <text:p>WISC</text:p>
          </table:table-cell>
          <table:table-cell table:style-name="ce33" office:value-type="string">
            <text:p>In: Y.X. Gong and X.Y. Cai, Editors, Manual of Wechsler Intelligence Scale for Children, Chinese Version (C-WISC), Human Map Press, Changsha (1993).</text:p>
          </table:table-cell>
          <table:table-cell table:style-name="ce43" office:value-type="string">
            <text:p>Poiq</text:p>
          </table:table-cell>
          <table:table-cell table:style-name="ce28" office:value-type="string">
            <text:p>SD</text:p>
          </table:table-cell>
          <table:table-cell table:style-name="ce29" office:value-type="string">
            <text:p>204--212</text:p>
          </table:table-cell>
          <table:table-cell table:style-name="ce29" office:value-type="float" office:value="44.0">
            <text:p>44</text:p>
          </table:table-cell>
          <table:table-cell table:style-name="ce29" office:value-type="float" office:value="70.66">
            <text:p>70.66</text:p>
          </table:table-cell>
          <table:table-cell table:style-name="ce29" office:value-type="float" office:value="13.11">
            <text:p>13.11</text:p>
          </table:table-cell>
          <table:table-cell table:style-name="ce25" office:value-type="string">
            <text:p>216--224</text:p>
          </table:table-cell>
          <table:table-cell table:style-name="ce25" office:value-type="float" office:value="265.0">
            <text:p>265</text:p>
          </table:table-cell>
          <table:table-cell table:style-name="ce25" office:value-type="float" office:value="68.68">
            <text:p>68.68</text:p>
          </table:table-cell>
          <table:table-cell table:style-name="ce25" office:value-type="float" office:value="12.48">
            <text:p>12.48</text:p>
          </table:table-cell>
          <table:table-cell table:style-name="ce28" office:value-type="string">
            <text:p>228--236</text:p>
          </table:table-cell>
          <table:table-cell table:style-name="ce28" office:value-type="float" office:value="125.0">
            <text:p>125</text:p>
          </table:table-cell>
          <table:table-cell table:style-name="ce28" office:value-type="float" office:value="70.29">
            <text:p>70.29</text:p>
          </table:table-cell>
          <table:table-cell table:style-name="ce28" office:value-type="float" office:value="11.64">
            <text:p>11.64</text:p>
          </table:table-cell>
          <table:table-cell table:style-name="ce44" office:value-type="string">
            <text:p>240--244</text:p>
          </table:table-cell>
          <table:table-cell table:style-name="ce44" office:value-type="float" office:value="64.0">
            <text:p>64</text:p>
          </table:table-cell>
          <table:table-cell table:style-name="ce44" office:value-type="float" office:value="69.5">
            <text:p>69.5</text:p>
          </table:table-cell>
          <table:table-cell table:style-name="ce51" office:value-type="float" office:value="13.4">
            <text:p>13.4</text:p>
          </table:table-cell>
          <table:table-cell table:number-columns-repeated="3" table:style-name="ce52"/>
          <table:table-cell table:style-name="ce45"/>
          <table:table-cell table:number-columns-repeated="4" table:style-name="ce50"/>
          <table:table-cell table:style-name="ce49" office:value-type="string">
            <text:p>ANOVA; F-TEST</text:p>
          </table:table-cell>
          <table:table-cell table:style-name="ce49" office:value-type="float" office:value="0.66">
            <text:p>0.66</text:p>
          </table:table-cell>
          <table:table-cell table:style-name="ce49" office:value-type="float" office:value="0.579">
            <text:p>0.579</text:p>
          </table:table-cell>
          <table:table-cell table:style-name="ce48"/>
          <table:table-cell table:style-name="ce32"/>
          <table:table-cell table:number-columns-repeated="986"/>
        </table:table-row>
        <table:table-row table:style-name="ro13">
          <table:table-cell table:style-name="ce24" office:value-type="string">
            <text:p>Andrew</text:p>
          </table:table-cell>
          <table:table-cell table:style-name="ce25"/>
          <table:table-cell table:style-name="ce25" office:value-type="float" office:value="1.8467032E7">
            <text:p>18467032</text:p>
          </table:table-cell>
          <table:table-cell table:style-name="ce43" office:value-type="string">
            <text:p>IL1RAPL1</text:p>
          </table:table-cell>
          <table:table-cell table:style-name="ce43" office:value-type="string">
            <text:p>rs112129151</text:p>
          </table:table-cell>
          <table:table-cell table:style-name="ce43" office:value-type="string">
            <text:p>WISC</text:p>
          </table:table-cell>
          <table:table-cell table:style-name="ce33" office:value-type="string">
            <text:p>In: Y.X. Gong and X.Y. Cai, Editors, Manual of Wechsler Intelligence Scale for Children, Chinese Version (C-WISC), Human Map Press, Changsha (1993).</text:p>
          </table:table-cell>
          <table:table-cell table:style-name="ce43" office:value-type="string">
            <text:p>M/ciq</text:p>
          </table:table-cell>
          <table:table-cell table:style-name="ce28" office:value-type="string">
            <text:p>SD</text:p>
          </table:table-cell>
          <table:table-cell table:style-name="ce29" office:value-type="string">
            <text:p>204--212</text:p>
          </table:table-cell>
          <table:table-cell table:style-name="ce29" office:value-type="float" office:value="44.0">
            <text:p>44</text:p>
          </table:table-cell>
          <table:table-cell table:style-name="ce29" office:value-type="float" office:value="85.23">
            <text:p>85.23</text:p>
          </table:table-cell>
          <table:table-cell table:style-name="ce29" office:value-type="float" office:value="25.15">
            <text:p>25.15</text:p>
          </table:table-cell>
          <table:table-cell table:style-name="ce25" office:value-type="string">
            <text:p>216--224</text:p>
          </table:table-cell>
          <table:table-cell table:style-name="ce25" office:value-type="float" office:value="265.0">
            <text:p>265</text:p>
          </table:table-cell>
          <table:table-cell table:style-name="ce25" office:value-type="float" office:value="75.07">
            <text:p>75.07</text:p>
          </table:table-cell>
          <table:table-cell table:style-name="ce25" office:value-type="float" office:value="22.4">
            <text:p>22.4</text:p>
          </table:table-cell>
          <table:table-cell table:style-name="ce28" office:value-type="string">
            <text:p>228--236</text:p>
          </table:table-cell>
          <table:table-cell table:style-name="ce28" office:value-type="float" office:value="125.0">
            <text:p>125</text:p>
          </table:table-cell>
          <table:table-cell table:style-name="ce28" office:value-type="float" office:value="76.66">
            <text:p>76.66</text:p>
          </table:table-cell>
          <table:table-cell table:style-name="ce28" office:value-type="float" office:value="22.63">
            <text:p>22.63</text:p>
          </table:table-cell>
          <table:table-cell table:style-name="ce44" office:value-type="string">
            <text:p>240--244</text:p>
          </table:table-cell>
          <table:table-cell table:style-name="ce44" office:value-type="float" office:value="64.0">
            <text:p>64</text:p>
          </table:table-cell>
          <table:table-cell table:style-name="ce44" office:value-type="float" office:value="79.02">
            <text:p>79.02</text:p>
          </table:table-cell>
          <table:table-cell table:style-name="ce51" office:value-type="float" office:value="21.77">
            <text:p>21.77</text:p>
          </table:table-cell>
          <table:table-cell table:number-columns-repeated="3" table:style-name="ce52"/>
          <table:table-cell table:style-name="ce45"/>
          <table:table-cell table:number-columns-repeated="4" table:style-name="ce50"/>
          <table:table-cell table:style-name="ce49" office:value-type="string">
            <text:p>ANOVA; F-TEST</text:p>
          </table:table-cell>
          <table:table-cell table:style-name="ce49" office:value-type="float" office:value="2.75">
            <text:p>2.75</text:p>
          </table:table-cell>
          <table:table-cell table:style-name="ce49" office:value-type="float" office:value="0.042">
            <text:p>0.042</text:p>
          </table:table-cell>
          <table:table-cell table:style-name="ce48"/>
          <table:table-cell table:style-name="ce32"/>
          <table:table-cell table:number-columns-repeated="986"/>
        </table:table-row>
        <table:table-row table:style-name="ro14">
          <table:table-cell table:style-name="ce25" office:value-type="string">
            <text:p>Andrew</text:p>
          </table:table-cell>
          <table:table-cell table:style-name="ce25" office:value-type="string">
            <text:p>pag_19_2_367.pdf</text:p>
          </table:table-cell>
          <table:table-cell table:style-name="ce25" office:value-type="float" office:value="1.5222832E7">
            <text:p>15222832</text:p>
          </table:table-cell>
          <table:table-cell table:style-name="ce43" office:value-type="string">
            <text:p>APOE</text:p>
          </table:table-cell>
          <table:table-cell table:style-name="ce43"/>
          <table:table-cell table:style-name="ce43" office:value-type="string">
            <text:p>WMS</text:p>
          </table:table-cell>
          <table:table-cell table:style-name="ce43"/>
          <table:table-cell table:style-name="ce43" office:value-type="string">
            <text:p>Logical_Memory</text:p>
          </table:table-cell>
          <table:table-cell table:style-name="ce43" office:value-type="string">
            <text:p>95% CI</text:p>
          </table:table-cell>
          <table:table-cell table:style-name="ce29" office:value-type="string">
            <text:p>e4-/e4-</text:p>
          </table:table-cell>
          <table:table-cell table:style-name="ce29" office:value-type="float" office:value="342.0">
            <text:p>342</text:p>
          </table:table-cell>
          <table:table-cell table:style-name="ce29" office:value-type="float" office:value="32.9">
            <text:p>32.9</text:p>
          </table:table-cell>
          <table:table-cell table:style-name="ce29" office:value-type="string">
            <text:p>31.6–34.2</text:p>
          </table:table-cell>
          <table:table-cell table:style-name="ce25" office:value-type="string">
            <text:p>E4/4,E4/2</text:p>
          </table:table-cell>
          <table:table-cell table:style-name="ce25" office:value-type="float" office:value="120.0">
            <text:p>120</text:p>
          </table:table-cell>
          <table:table-cell table:style-name="ce25" office:value-type="float" office:value="29.2">
            <text:p>29.2</text:p>
          </table:table-cell>
          <table:table-cell table:style-name="ce25" office:value-type="string">
            <text:p>26.9--31.4</text:p>
          </table:table-cell>
          <table:table-cell table:style-name="ce28" office:value-type="string">
            <text:p>E2/3</text:p>
          </table:table-cell>
          <table:table-cell table:style-name="ce28" office:value-type="float" office:value="66.0">
            <text:p>66</text:p>
          </table:table-cell>
          <table:table-cell table:style-name="ce28" office:value-type="float" office:value="36.9">
            <text:p>36.9</text:p>
          </table:table-cell>
          <table:table-cell table:style-name="ce28" office:value-type="string">
            <text:p>33.9--39.9</text:p>
          </table:table-cell>
          <table:table-cell table:style-name="ce44" office:value-type="string">
            <text:p>E3/3</text:p>
          </table:table-cell>
          <table:table-cell table:style-name="ce44" office:value-type="float" office:value="274.0">
            <text:p>274</text:p>
          </table:table-cell>
          <table:table-cell table:style-name="ce44" office:value-type="float" office:value="31.9">
            <text:p>31.9</text:p>
          </table:table-cell>
          <table:table-cell table:style-name="ce44" office:value-type="string">
            <text:p>30.4--33.3</text:p>
          </table:table-cell>
          <table:table-cell table:style-name="ce45" office:value-type="string">
            <text:p>E3/4</text:p>
          </table:table-cell>
          <table:table-cell table:style-name="ce45" office:value-type="float" office:value="101.0">
            <text:p>101</text:p>
          </table:table-cell>
          <table:table-cell table:style-name="ce45" office:value-type="float" office:value="28.8">
            <text:p>28.8</text:p>
          </table:table-cell>
          <table:table-cell table:style-name="ce45" office:value-type="string">
            <text:p>26.4--31.2</text:p>
          </table:table-cell>
          <table:table-cell table:number-columns-repeated="4" table:style-name="ce50"/>
          <table:table-cell table:style-name="ce49" office:value-type="string">
            <text:p>F(2,434)</text:p>
          </table:table-cell>
          <table:table-cell table:style-name="ce49" office:value-type="float" office:value="8.52">
            <text:p>8.52</text:p>
          </table:table-cell>
          <table:table-cell table:style-name="ce49" office:value-type="string">
            <text:p>&lt;0.001</text:p>
          </table:table-cell>
          <table:table-cell table:style-name="ce49" office:value-type="string">
            <text:p>APOE e4- vs. APOE e4+, p &lt; .01; b e3/e3 vs. e2/e3, p = .003; e3/e3 vs. e3/e4, p &lt; .01</text:p>
          </table:table-cell>
          <table:table-cell table:style-name="ce32"/>
          <table:table-cell table:number-columns-repeated="986"/>
        </table:table-row>
        <table:table-row table:style-name="ro5">
          <table:table-cell table:style-name="ce25" office:value-type="string">
            <text:p>Andrew</text:p>
          </table:table-cell>
          <table:table-cell table:style-name="ce25" office:value-type="string">
            <text:p>pag_19_2_367.pdf</text:p>
          </table:table-cell>
          <table:table-cell table:style-name="ce25" office:value-type="float" office:value="1.5222832E7">
            <text:p>15222832</text:p>
          </table:table-cell>
          <table:table-cell table:style-name="ce43" office:value-type="string">
            <text:p>APOE</text:p>
          </table:table-cell>
          <table:table-cell table:style-name="ce43"/>
          <table:table-cell table:style-name="ce43" office:value-type="string">
            <text:p>Raven' progressive matrices</text:p>
          </table:table-cell>
          <table:table-cell table:number-columns-repeated="2" table:style-name="ce43"/>
          <table:table-cell table:style-name="ce43" office:value-type="string">
            <text:p>95% CI</text:p>
          </table:table-cell>
          <table:table-cell table:style-name="ce29" office:value-type="string">
            <text:p>e4-/e4-</text:p>
          </table:table-cell>
          <table:table-cell table:style-name="ce29" office:value-type="float" office:value="342.0">
            <text:p>342</text:p>
          </table:table-cell>
          <table:table-cell table:style-name="ce29" office:value-type="float" office:value="31.8">
            <text:p>31.8</text:p>
          </table:table-cell>
          <table:table-cell table:style-name="ce29" office:value-type="string">
            <text:p>31.0--32.6</text:p>
          </table:table-cell>
          <table:table-cell table:style-name="ce25" office:value-type="string">
            <text:p>E4/4,E4/2</text:p>
          </table:table-cell>
          <table:table-cell table:style-name="ce25" office:value-type="float" office:value="120.0">
            <text:p>120</text:p>
          </table:table-cell>
          <table:table-cell table:style-name="ce25" office:value-type="float" office:value="30.8">
            <text:p>30.8</text:p>
          </table:table-cell>
          <table:table-cell table:style-name="ce25" office:value-type="string">
            <text:p>29.4--32.2</text:p>
          </table:table-cell>
          <table:table-cell table:style-name="ce28" office:value-type="string">
            <text:p>E2/3</text:p>
          </table:table-cell>
          <table:table-cell table:style-name="ce28" office:value-type="float" office:value="66.0">
            <text:p>66</text:p>
          </table:table-cell>
          <table:table-cell table:style-name="ce28" office:value-type="float" office:value="32.5">
            <text:p>32.5</text:p>
          </table:table-cell>
          <table:table-cell table:style-name="ce28" office:value-type="string">
            <text:p>30.6--34.4</text:p>
          </table:table-cell>
          <table:table-cell table:style-name="ce44" office:value-type="string">
            <text:p>E3/3</text:p>
          </table:table-cell>
          <table:table-cell table:style-name="ce44" office:value-type="float" office:value="274.0">
            <text:p>274</text:p>
          </table:table-cell>
          <table:table-cell table:style-name="ce44" office:value-type="float" office:value="31.5">
            <text:p>31.5</text:p>
          </table:table-cell>
          <table:table-cell table:style-name="ce44" office:value-type="string">
            <text:p>30.6--32.5</text:p>
          </table:table-cell>
          <table:table-cell table:style-name="ce45" office:value-type="string">
            <text:p>E3/4</text:p>
          </table:table-cell>
          <table:table-cell table:style-name="ce45" office:value-type="float" office:value="101.0">
            <text:p>101</text:p>
          </table:table-cell>
          <table:table-cell table:style-name="ce45" office:value-type="float" office:value="31.0">
            <text:p>31</text:p>
          </table:table-cell>
          <table:table-cell table:style-name="ce45" office:value-type="string">
            <text:p>29.5--32.6</text:p>
          </table:table-cell>
          <table:table-cell table:number-columns-repeated="3" table:style-name="ce46"/>
          <table:table-cell table:style-name="ce47"/>
          <table:table-cell table:number-columns-repeated="4" table:style-name="ce48"/>
          <table:table-cell table:style-name="ce32"/>
          <table:table-cell table:number-columns-repeated="986"/>
        </table:table-row>
        <table:table-row table:style-name="ro3">
          <table:table-cell table:style-name="ce25" office:value-type="string">
            <text:p>Andrew</text:p>
          </table:table-cell>
          <table:table-cell table:style-name="ce25" office:value-type="string">
            <text:p>pag_19_2_367.pdf</text:p>
          </table:table-cell>
          <table:table-cell table:style-name="ce25" office:value-type="float" office:value="1.5222832E7">
            <text:p>15222832</text:p>
          </table:table-cell>
          <table:table-cell table:style-name="ce43" office:value-type="string">
            <text:p>APOE</text:p>
          </table:table-cell>
          <table:table-cell table:style-name="ce43"/>
          <table:table-cell table:style-name="ce43" office:value-type="string">
            <text:p>Verbal_Fluency</text:p>
          </table:table-cell>
          <table:table-cell table:number-columns-repeated="2" table:style-name="ce43"/>
          <table:table-cell table:style-name="ce43" office:value-type="string">
            <text:p>95% CI</text:p>
          </table:table-cell>
          <table:table-cell table:style-name="ce29" office:value-type="string">
            <text:p>e4-/e4-</text:p>
          </table:table-cell>
          <table:table-cell table:style-name="ce29" office:value-type="float" office:value="342.0">
            <text:p>342</text:p>
          </table:table-cell>
          <table:table-cell table:style-name="ce29" office:value-type="float" office:value="39.9">
            <text:p>39.9</text:p>
          </table:table-cell>
          <table:table-cell table:style-name="ce29" office:value-type="string">
            <text:p>38.7--41.2</text:p>
          </table:table-cell>
          <table:table-cell table:style-name="ce25" office:value-type="string">
            <text:p>E4/4,E4/2</text:p>
          </table:table-cell>
          <table:table-cell table:style-name="ce25" office:value-type="float" office:value="120.0">
            <text:p>120</text:p>
          </table:table-cell>
          <table:table-cell table:style-name="ce25" office:value-type="float" office:value="40.1">
            <text:p>40.1</text:p>
          </table:table-cell>
          <table:table-cell table:style-name="ce25" office:value-type="string">
            <text:p>37.9--42.2</text:p>
          </table:table-cell>
          <table:table-cell table:style-name="ce28" office:value-type="string">
            <text:p>E2/3</text:p>
          </table:table-cell>
          <table:table-cell table:style-name="ce28" office:value-type="float" office:value="66.0">
            <text:p>66</text:p>
          </table:table-cell>
          <table:table-cell table:style-name="ce28" office:value-type="float" office:value="39.1">
            <text:p>39.1</text:p>
          </table:table-cell>
          <table:table-cell table:style-name="ce28" office:value-type="string">
            <text:p>36.2--42.0</text:p>
          </table:table-cell>
          <table:table-cell table:style-name="ce44" office:value-type="string">
            <text:p>E3/3</text:p>
          </table:table-cell>
          <table:table-cell table:style-name="ce44" office:value-type="float" office:value="274.0">
            <text:p>274</text:p>
          </table:table-cell>
          <table:table-cell table:style-name="ce44" office:value-type="float" office:value="40.0">
            <text:p>40</text:p>
          </table:table-cell>
          <table:table-cell table:style-name="ce44" office:value-type="string">
            <text:p>38.6--41.4</text:p>
          </table:table-cell>
          <table:table-cell table:style-name="ce45" office:value-type="string">
            <text:p>E3/4</text:p>
          </table:table-cell>
          <table:table-cell table:style-name="ce45" office:value-type="float" office:value="101.0">
            <text:p>101</text:p>
          </table:table-cell>
          <table:table-cell table:style-name="ce45" office:value-type="float" office:value="40.0">
            <text:p>40</text:p>
          </table:table-cell>
          <table:table-cell table:style-name="ce45" office:value-type="string">
            <text:p>37.4--42.1</text:p>
          </table:table-cell>
          <table:table-cell table:number-columns-repeated="3" table:style-name="ce46"/>
          <table:table-cell table:style-name="ce47"/>
          <table:table-cell table:number-columns-repeated="4" table:style-name="ce48"/>
          <table:table-cell table:style-name="ce32"/>
          <table:table-cell table:number-columns-repeated="986"/>
        </table:table-row>
        <table:table-row table:style-name="ro3" table:number-rows-repeated="76">
          <table:table-cell table:number-columns-repeated="3" table:style-name="ce25"/>
          <table:table-cell table:number-columns-repeated="6" table:style-name="ce43"/>
          <table:table-cell table:number-columns-repeated="4" table:style-name="ce29"/>
          <table:table-cell table:number-columns-repeated="4" table:style-name="ce25"/>
          <table:table-cell table:number-columns-repeated="4" table:style-name="ce28"/>
          <table:table-cell table:number-columns-repeated="4" table:style-name="ce44"/>
          <table:table-cell table:number-columns-repeated="4" table:style-name="ce45"/>
          <table:table-cell table:number-columns-repeated="3" table:style-name="ce46"/>
          <table:table-cell table:style-name="ce47"/>
          <table:table-cell table:number-columns-repeated="4" table:style-name="ce48"/>
          <table:table-cell table:style-name="ce32"/>
          <table:table-cell table:number-columns-repeated="986"/>
        </table:table-row>
        <table:table-row table:style-name="ro0" table:number-rows-repeated="65436">
          <table:table-cell table:number-columns-repeated="1024"/>
        </table:table-row>
      </table:table>
      <table:table table:name="List of Papers" table:style-name="ta0">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7" table:default-cell-style-name="Default" table:number-columns-repeated="15"/>
        <table:table-column table:style-name="co0" table:default-cell-style-name="Default" table:number-columns-repeated="1001"/>
        <table:table-row table:style-name="ro1">
          <table:table-cell table:style-name="ce53"/>
          <table:table-cell table:style-name="ce21" office:value-type="string">
            <text:p>Filename or PMID</text:p>
          </table:table-cell>
          <table:table-cell table:style-name="cf2" office:value-type="string">
            <text:p>is in data table?</text:p>
          </table:table-cell>
          <table:table-cell table:style-name="ce21" office:value-type="string">
            <text:p>Notes</text:p>
          </table:table-cell>
          <table:table-cell table:number-columns-repeated="19" table:style-name="ce53"/>
          <table:table-cell table:number-columns-repeated="1001"/>
        </table:table-row>
        <table:table-row table:style-name="ro5">
          <table:table-cell table:style-name="ce29" office:value-type="string">
            <text:p>Our List</text:p>
          </table:table-cell>
          <table:table-cell table:style-name="ce29" office:value-type="string">
            <text:p>00008877-200809000-00021.pdf</text:p>
          </table:table-cell>
          <table:table-cell table:style-name="cf3" office:value-type="float" office:value="-1.0">
            <text:p>-1</text:p>
          </table:table-cell>
          <table:table-cell table:style-name="ce56" office:value-type="string">
            <text:p>nicotine pharmacological manipulation</text:p>
          </table:table-cell>
          <table:table-cell/>
          <table:table-cell table:style-name="ce57"/>
          <table:table-cell table:style-name="ce58" office:value-type="string">
            <text:p>Legend</text:p>
          </table:table-cell>
          <table:table-cell table:style-name="ce58" office:value-type="string">
            <text:p>Count</text:p>
          </table:table-cell>
          <table:table-cell table:number-columns-repeated="1016"/>
        </table:table-row>
        <table:table-row table:style-name="ro16">
          <table:table-cell table:style-name="ce29"/>
          <table:table-cell table:style-name="ce29" office:value-type="string">
            <text:p>001_2008.pdf</text:p>
          </table:table-cell>
          <table:table-cell table:style-name="cf3" office:value-type="float" office:value="0.0">
            <text:p>0</text:p>
          </table:table-cell>
          <table:table-cell table:style-name="ce56" office:value-type="string">
            <text:p>data in an inconvenient format, discussed in 039_2008.pdf</text:p>
          </table:table-cell>
          <table:table-cell/>
          <table:table-cell table:style-name="ce59" office:value-type="float" office:value="-1.0">
            <text:p>-1</text:p>
          </table:table-cell>
          <table:table-cell table:style-name="ce59" office:value-type="string">
            <text:p>Paper was rejected and not entered into table</text:p>
          </table:table-cell>
          <table:table-cell table:style-name="ce59" table:formula="of:=COUNTIF([C1:.C334];-1)"/>
          <table:table-cell table:number-columns-repeated="1016"/>
        </table:table-row>
        <table:table-row table:style-name="ro8">
          <table:table-cell table:style-name="ce29"/>
          <table:table-cell table:style-name="ce29" office:value-type="string">
            <text:p>020_2009.pdf</text:p>
          </table:table-cell>
          <table:table-cell table:style-name="cf3" office:value-type="float" office:value="1.0">
            <text:p>1</text:p>
          </table:table-cell>
          <table:table-cell table:number-columns-repeated="2"/>
          <table:table-cell table:style-name="ce60" office:value-type="float" office:value="0.0">
            <text:p>0</text:p>
          </table:table-cell>
          <table:table-cell table:style-name="ce60" office:value-type="string">
            <text:p>Paper was not entered into table but is a good candidate</text:p>
          </table:table-cell>
          <table:table-cell table:style-name="ce60" table:formula="of:=COUNTIF([C1:.C335];0)"/>
          <table:table-cell table:number-columns-repeated="1016"/>
        </table:table-row>
        <table:table-row table:style-name="ro16">
          <table:table-cell table:style-name="ce29"/>
          <table:table-cell table:style-name="ce29" office:value-type="string">
            <text:p>039_2008.pdf</text:p>
          </table:table-cell>
          <table:table-cell table:style-name="cf3" office:value-type="float" office:value="0.0">
            <text:p>0</text:p>
          </table:table-cell>
          <table:table-cell table:style-name="ce56" office:value-type="string">
            <text:p>data in an inconvenient format, discussed in 001_2008.pdf</text:p>
          </table:table-cell>
          <table:table-cell/>
          <table:table-cell table:style-name="ce61" office:value-type="float" office:value="1.0">
            <text:p>1</text:p>
          </table:table-cell>
          <table:table-cell table:style-name="ce61" office:value-type="string">
            <text:p>Paper was accepted and entered into table</text:p>
          </table:table-cell>
          <table:table-cell table:style-name="ce61" table:formula="of:=COUNTIF([C1:.C331];1)"/>
          <table:table-cell table:number-columns-repeated="1016"/>
        </table:table-row>
        <table:table-row table:style-name="ro1">
          <table:table-cell table:style-name="ce29"/>
          <table:table-cell table:style-name="ce29" office:value-type="string">
            <text:p>089892905774597281.pdf</text:p>
          </table:table-cell>
          <table:table-cell table:style-name="cf3" office:value-type="float" office:value="0.0">
            <text:p>0</text:p>
          </table:table-cell>
          <table:table-cell table:style-name="ce56" office:value-type="string">
            <text:p>has some data, but uses graphs</text:p>
          </table:table-cell>
          <table:table-cell/>
          <table:table-cell table:style-name="ce57"/>
          <table:table-cell table:style-name="ce62" office:value-type="string">
            <text:p>Total Papers Reviewed:</text:p>
          </table:table-cell>
          <table:table-cell table:style-name="ce58" table:formula="of:=SUM([H3:.H5])"/>
          <table:table-cell table:number-columns-repeated="1016"/>
        </table:table-row>
        <table:table-row table:style-name="ro5">
          <table:table-cell table:style-name="ce29"/>
          <table:table-cell table:style-name="ce29" office:value-type="string">
            <text:p>1110.pdf</text:p>
          </table:table-cell>
          <table:table-cell table:style-name="cf3" office:value-type="float" office:value="0.0">
            <text:p>0</text:p>
          </table:table-cell>
          <table:table-cell table:style-name="ce56" office:value-type="string">
            <text:p>has some data in a graph. not especially rich.</text:p>
          </table:table-cell>
          <table:table-cell/>
          <table:table-cell table:style-name="ce57"/>
          <table:table-cell table:style-name="ce62" office:value-type="string">
            <text:p>Papers Left to Review:</text:p>
          </table:table-cell>
          <table:table-cell table:style-name="ce58" table:formula="of:=COUNTBLANK([C1:.C186])"/>
          <table:table-cell table:number-columns-repeated="1016"/>
        </table:table-row>
        <table:table-row table:style-name="ro3">
          <table:table-cell table:style-name="ce29"/>
          <table:table-cell table:style-name="ce29" office:value-type="string">
            <text:p>1224.full.pdf</text:p>
          </table:table-cell>
          <table:table-cell table:style-name="cf3" office:value-type="float" office:value="1.0">
            <text:p>1</text:p>
          </table:table-cell>
          <table:table-cell table:number-columns-repeated="1021"/>
        </table:table-row>
        <table:table-row table:style-name="ro1">
          <table:table-cell table:style-name="ce29"/>
          <table:table-cell table:style-name="ce29" office:value-type="string">
            <text:p>1471-2350-8-66.pdf</text:p>
          </table:table-cell>
          <table:table-cell table:style-name="cf3" office:value-type="float" office:value="1.0">
            <text:p>1</text:p>
          </table:table-cell>
          <table:table-cell table:number-columns-repeated="1021"/>
        </table:table-row>
        <table:table-row table:style-name="ro1">
          <table:table-cell table:style-name="ce29"/>
          <table:table-cell table:style-name="ce29" office:value-type="string">
            <text:p>1471-244X-9-60.pdf</text:p>
          </table:table-cell>
          <table:table-cell table:style-name="cf3" office:value-type="float" office:value="1.0">
            <text:p>1</text:p>
          </table:table-cell>
          <table:table-cell table:number-columns-repeated="1021"/>
        </table:table-row>
        <table:table-row table:style-name="ro1">
          <table:table-cell table:style-name="ce29"/>
          <table:table-cell table:style-name="ce29" office:value-type="string">
            <text:p>15622971003797258 (1).pdf</text:p>
          </table:table-cell>
          <table:table-cell table:style-name="cf3" office:value-type="float" office:value="-1.0">
            <text:p>-1</text:p>
          </table:table-cell>
          <table:table-cell table:style-name="ce56" office:value-type="string">
            <text:p>same as below</text:p>
          </table:table-cell>
          <table:table-cell table:number-columns-repeated="1020"/>
        </table:table-row>
        <table:table-row table:style-name="ro1">
          <table:table-cell table:style-name="ce29"/>
          <table:table-cell table:style-name="ce29" office:value-type="string">
            <text:p>15622971003797258.pdf</text:p>
          </table:table-cell>
          <table:table-cell table:style-name="cf3" office:value-type="float" office:value="1.0">
            <text:p>1</text:p>
          </table:table-cell>
          <table:table-cell table:number-columns-repeated="1021"/>
        </table:table-row>
        <table:table-row table:style-name="ro1">
          <table:table-cell table:style-name="ce29"/>
          <table:table-cell table:style-name="ce29" office:value-type="string">
            <text:p>1744-9081-2-27.pdf</text:p>
          </table:table-cell>
          <table:table-cell table:style-name="cf3" office:value-type="float" office:value="-1.0">
            <text:p>-1</text:p>
          </table:table-cell>
          <table:table-cell table:style-name="ce56" office:value-type="string">
            <text:p>wrong data</text:p>
          </table:table-cell>
          <table:table-cell table:number-columns-repeated="1020"/>
        </table:table-row>
        <table:table-row table:style-name="ro1">
          <table:table-cell table:style-name="ce29"/>
          <table:table-cell table:style-name="ce29" office:value-type="string">
            <text:p>1744-9081-4-54.pdf</text:p>
          </table:table-cell>
          <table:table-cell table:style-name="cf3" office:value-type="float" office:value="0.0">
            <text:p>0</text:p>
          </table:table-cell>
          <table:table-cell table:number-columns-repeated="1021"/>
        </table:table-row>
        <table:table-row table:style-name="ro3">
          <table:table-cell table:style-name="ce29"/>
          <table:table-cell table:style-name="ce29" office:value-type="string">
            <text:p>1752.pdf</text:p>
          </table:table-cell>
          <table:table-cell table:style-name="cf3" office:value-type="float" office:value="1.0">
            <text:p>1</text:p>
          </table:table-cell>
          <table:table-cell table:number-columns-repeated="1021"/>
        </table:table-row>
        <table:table-row table:style-name="ro1">
          <table:table-cell table:style-name="ce29"/>
          <table:table-cell table:style-name="ce29" office:value-type="string">
            <text:p>3695.full.pdf</text:p>
          </table:table-cell>
          <table:table-cell table:style-name="cf3" office:value-type="float" office:value="0.0">
            <text:p>0</text:p>
          </table:table-cell>
          <table:table-cell table:style-name="ce56" office:value-type="string">
            <text:p>data embedded in paragraphs?</text:p>
          </table:table-cell>
          <table:table-cell table:number-columns-repeated="1020"/>
        </table:table-row>
        <table:table-row table:style-name="ro16">
          <table:table-cell table:style-name="ce29"/>
          <table:table-cell table:style-name="ce29" office:value-type="string">
            <text:p>4001799a.pdf</text:p>
          </table:table-cell>
          <table:table-cell table:style-name="cf3" office:value-type="float" office:value="0.0">
            <text:p>0</text:p>
          </table:table-cell>
          <table:table-cell table:style-name="ce56" office:value-type="string">
            <text:p>has good data on BDNF, but much of the details are embedded in the txt</text:p>
          </table:table-cell>
          <table:table-cell table:number-columns-repeated="1020"/>
        </table:table-row>
        <table:table-row table:style-name="ro1">
          <table:table-cell table:style-name="ce29"/>
          <table:table-cell table:style-name="ce29" office:value-type="string">
            <text:p>6690.full.pdf</text:p>
          </table:table-cell>
          <table:table-cell table:style-name="cf3" office:value-type="float" office:value="0.0">
            <text:p>0</text:p>
          </table:table-cell>
          <table:table-cell table:style-name="ce56" office:value-type="string">
            <text:p>data embedded in paragraphs?</text:p>
          </table:table-cell>
          <table:table-cell table:number-columns-repeated="1020"/>
        </table:table-row>
        <table:table-row table:style-name="ro6">
          <table:table-cell table:style-name="ce29"/>
          <table:table-cell table:style-name="ce29" office:value-type="string">
            <text:p>678648.pdf</text:p>
          </table:table-cell>
          <table:table-cell table:style-name="cf3" office:value-type="float" office:value="-1.0">
            <text:p>-1</text:p>
          </table:table-cell>
          <table:table-cell table:style-name="ce56" office:value-type="string">
            <text:p>significantly confounded for methamphetamine use and mental disorders (approx 30-50% of subjects)</text:p>
          </table:table-cell>
          <table:table-cell table:number-columns-repeated="1020"/>
        </table:table-row>
        <table:table-row table:style-name="ro16">
          <table:table-cell table:style-name="ce29"/>
          <table:table-cell table:style-name="ce29" office:value-type="string">
            <text:p>731.pdf</text:p>
          </table:table-cell>
          <table:table-cell table:style-name="cf3" office:value-type="float" office:value="1.0">
            <text:p>1</text:p>
          </table:table-cell>
          <table:table-cell table:style-name="ce56" office:value-type="string">
            <text:p>emphasized schiz vs controls, so not all significance available</text:p>
          </table:table-cell>
          <table:table-cell table:number-columns-repeated="1020"/>
        </table:table-row>
        <table:table-row table:style-name="ro1">
          <table:table-cell table:style-name="ce29"/>
          <table:table-cell table:style-name="ce29" office:value-type="string">
            <text:p>889.pdf</text:p>
          </table:table-cell>
          <table:table-cell table:style-name="cf3" office:value-type="float" office:value="-1.0">
            <text:p>-1</text:p>
          </table:table-cell>
          <table:table-cell table:style-name="ce56" office:value-type="string">
            <text:p>data isn't in the right format</text:p>
          </table:table-cell>
          <table:table-cell table:number-columns-repeated="1020"/>
        </table:table-row>
        <table:table-row table:style-name="ro8">
          <table:table-cell table:style-name="ce29"/>
          <table:table-cell table:style-name="ce29" office:value-type="string">
            <text:p>Brain-2009-Bertolino-417-25.pdf</text:p>
          </table:table-cell>
          <table:table-cell table:style-name="cf3" office:value-type="float" office:value="0.0">
            <text:p>0</text:p>
          </table:table-cell>
          <table:table-cell table:style-name="ce56" office:value-type="string">
            <text:p>contains significant results, but in the form of graphs</text:p>
          </table:table-cell>
          <table:table-cell table:number-columns-repeated="1020"/>
        </table:table-row>
        <table:table-row table:style-name="ro18">
          <table:table-cell table:style-name="ce29"/>
          <table:table-cell table:style-name="ce29" office:value-type="string">
            <text:p>Cereb. Cortex-2007-Mondadori-1934-47.pdf</text:p>
          </table:table-cell>
          <table:table-cell table:style-name="cf3" office:value-type="float" office:value="0.0">
            <text:p>0</text:p>
          </table:table-cell>
          <table:table-cell table:style-name="ce56" office:value-type="string">
            <text:p>significant APOE interaction with working memory performance, but large sample data is only available as part of a graph</text:p>
          </table:table-cell>
          <table:table-cell table:number-columns-repeated="1020"/>
        </table:table-row>
        <table:table-row table:style-name="ro3">
          <table:table-cell table:style-name="ce29"/>
          <table:table-cell table:style-name="ce29" office:value-type="string">
            <text:p>fulltext (2).pdf</text:p>
          </table:table-cell>
          <table:table-cell table:style-name="cf3" office:value-type="float" office:value="-1.0">
            <text:p>-1</text:p>
          </table:table-cell>
          <table:table-cell table:style-name="ce56" office:value-type="string">
            <text:p>rejected</text:p>
          </table:table-cell>
          <table:table-cell table:number-columns-repeated="1020"/>
        </table:table-row>
        <table:table-row table:style-name="ro3">
          <table:table-cell table:style-name="ce29"/>
          <table:table-cell table:style-name="ce29" office:value-type="string">
            <text:p>fulltext (2)r.pdf</text:p>
          </table:table-cell>
          <table:table-cell table:style-name="cf3" office:value-type="float" office:value="1.0">
            <text:p>1</text:p>
          </table:table-cell>
          <table:table-cell table:number-columns-repeated="1021"/>
        </table:table-row>
        <table:table-row table:style-name="ro16">
          <table:table-cell table:style-name="ce29"/>
          <table:table-cell table:style-name="ce29" office:value-type="string">
            <text:p>fulltext (3).pdf</text:p>
          </table:table-cell>
          <table:table-cell table:style-name="cf3" office:value-type="float" office:value="-1.0">
            <text:p>-1</text:p>
          </table:table-cell>
          <table:table-cell table:style-name="ce56" office:value-type="string">
            <text:p>amphetamine manipulation, appears not to report cognitive test results</text:p>
          </table:table-cell>
          <table:table-cell table:number-columns-repeated="1020"/>
        </table:table-row>
        <table:table-row table:style-name="ro1">
          <table:table-cell table:style-name="ce29"/>
          <table:table-cell table:style-name="ce29" office:value-type="string">
            <text:p>fulltext (4).pdf</text:p>
          </table:table-cell>
          <table:table-cell table:style-name="cf3" office:value-type="float" office:value="-1.0">
            <text:p>-1</text:p>
          </table:table-cell>
          <table:table-cell table:style-name="ce56" office:value-type="string">
            <text:p>no behavioral data</text:p>
          </table:table-cell>
          <table:table-cell table:number-columns-repeated="1020"/>
        </table:table-row>
        <table:table-row table:style-name="ro6">
          <table:table-cell table:style-name="ce29"/>
          <table:table-cell table:style-name="ce29" office:value-type="string">
            <text:p>Hum. Mol. Genet.-2007-Palo-2517-28.pdf</text:p>
          </table:table-cell>
          <table:table-cell table:style-name="cf3" office:value-type="float" office:value="-1.0">
            <text:p>-1</text:p>
          </table:table-cell>
          <table:table-cell table:style-name="ce56" office:value-type="string">
            <text:p>contains findings cognition associations with polymorphisms, but population is bipolar disorder families</text:p>
          </table:table-cell>
          <table:table-cell table:number-columns-repeated="1020"/>
        </table:table-row>
        <table:table-row table:style-name="ro8">
          <table:table-cell table:style-name="ce29"/>
          <table:table-cell table:style-name="ce29" office:value-type="string">
            <text:p>Hum. Mol. Genet.-2007-Zivadinov-2659-68.pdf</text:p>
          </table:table-cell>
          <table:table-cell table:style-name="cf3" office:value-type="float" office:value="-1.0">
            <text:p>-1</text:p>
          </table:table-cell>
          <table:table-cell table:style-name="ce56" office:value-type="string">
            <text:p>structural study of polymorphism influence on brain volume with fmri</text:p>
          </table:table-cell>
          <table:table-cell table:number-columns-repeated="1020"/>
        </table:table-row>
        <table:table-row table:style-name="ro5">
          <table:table-cell table:style-name="ce29"/>
          <table:table-cell table:style-name="ce29" office:value-type="string">
            <text:p>Int. J. Epidemiol.-2009-Almeida-1049-59.pdf</text:p>
          </table:table-cell>
          <table:table-cell table:style-name="cf3" office:value-type="float" office:value="-1.0">
            <text:p>-1</text:p>
          </table:table-cell>
          <table:table-cell table:style-name="ce56" office:value-type="string">
            <text:p>non-cognitive task</text:p>
          </table:table-cell>
          <table:table-cell table:number-columns-repeated="1020"/>
        </table:table-row>
        <table:table-row table:style-name="ro5">
          <table:table-cell table:style-name="ce29"/>
          <table:table-cell table:style-name="ce29" office:value-type="string">
            <text:p>j.1399-5618.2007.00384.x.pdf</text:p>
          </table:table-cell>
          <table:table-cell table:style-name="cf3" office:value-type="float" office:value="-1.0">
            <text:p>-1</text:p>
          </table:table-cell>
          <table:table-cell table:style-name="ce56" office:value-type="string">
            <text:p>Data not provided for healthy controls</text:p>
          </table:table-cell>
          <table:table-cell table:number-columns-repeated="1020"/>
        </table:table-row>
        <table:table-row table:style-name="ro5">
          <table:table-cell table:style-name="ce29"/>
          <table:table-cell table:style-name="ce29" office:value-type="string">
            <text:p>j.1440-1819.2009.01985.x.pdf</text:p>
          </table:table-cell>
          <table:table-cell table:style-name="cf3" office:value-type="float" office:value="1.0">
            <text:p>1</text:p>
          </table:table-cell>
          <table:table-cell table:number-columns-repeated="1021"/>
        </table:table-row>
        <table:table-row table:style-name="ro5">
          <table:table-cell table:style-name="ce29"/>
          <table:table-cell table:style-name="ce29" office:value-type="string">
            <text:p>j.1582-4934.2008.00229.x.pdf</text:p>
          </table:table-cell>
          <table:table-cell table:style-name="cf3" office:value-type="float" office:value="1.0">
            <text:p>1</text:p>
          </table:table-cell>
          <table:table-cell table:number-columns-repeated="1021"/>
        </table:table-row>
        <table:table-row table:style-name="ro5">
          <table:table-cell table:style-name="ce29"/>
          <table:table-cell table:style-name="ce29" office:value-type="string">
            <text:p>j.1601-183X.2006.00211.x.pdf</text:p>
          </table:table-cell>
          <table:table-cell table:style-name="cf3" office:value-type="float" office:value="1.0">
            <text:p>1</text:p>
          </table:table-cell>
          <table:table-cell table:number-columns-repeated="1021"/>
        </table:table-row>
        <table:table-row table:style-name="ro5">
          <table:table-cell table:style-name="ce29"/>
          <table:table-cell table:style-name="ce29" office:value-type="string">
            <text:p>j.1601-183X.2006.00254.x.pdf</text:p>
          </table:table-cell>
          <table:table-cell table:style-name="cf3" office:value-type="float" office:value="0.0">
            <text:p>0</text:p>
          </table:table-cell>
          <table:table-cell table:style-name="ce56" office:value-type="string">
            <text:p>Data is good but only provided in bar graph format</text:p>
          </table:table-cell>
          <table:table-cell table:number-columns-repeated="1020"/>
        </table:table-row>
        <table:table-row table:style-name="ro16">
          <table:table-cell table:style-name="ce29"/>
          <table:table-cell table:style-name="ce29" office:value-type="string">
            <text:p>j.1601-183X.2007.00312.x.pdf</text:p>
          </table:table-cell>
          <table:table-cell table:style-name="cf3" office:value-type="float" office:value="-1.0">
            <text:p>-1</text:p>
          </table:table-cell>
          <table:table-cell table:style-name="ce56" office:value-type="string">
            <text:p>Patients are depressed; data not provided for healthy individuals</text:p>
          </table:table-cell>
          <table:table-cell table:number-columns-repeated="1020"/>
        </table:table-row>
        <table:table-row table:style-name="ro8">
          <table:table-cell table:style-name="ce29"/>
          <table:table-cell table:style-name="ce29" office:value-type="string">
            <text:p>j.1601-183X.2007.00363.x.pdf</text:p>
          </table:table-cell>
          <table:table-cell table:style-name="cf3" office:value-type="float" office:value="-1.0">
            <text:p>-1</text:p>
          </table:table-cell>
          <table:table-cell table:style-name="ce56" office:value-type="string">
            <text:p>Data not given for different genotypes; elderly subjects</text:p>
          </table:table-cell>
          <table:table-cell table:number-columns-repeated="1020"/>
        </table:table-row>
        <table:table-row table:style-name="ro5">
          <table:table-cell table:style-name="ce29"/>
          <table:table-cell table:style-name="ce29" office:value-type="string">
            <text:p>j.1601-183X.2008.00467.x.pdf</text:p>
          </table:table-cell>
          <table:table-cell table:style-name="cf3" office:value-type="float" office:value="-1.0">
            <text:p>-1</text:p>
          </table:table-cell>
          <table:table-cell table:style-name="ce56" office:value-type="string">
            <text:p>Not enough data provided for healthy subjects</text:p>
          </table:table-cell>
          <table:table-cell table:number-columns-repeated="1020"/>
        </table:table-row>
        <table:table-row table:style-name="ro5">
          <table:table-cell table:style-name="ce29"/>
          <table:table-cell table:style-name="ce29" office:value-type="string">
            <text:p>j.1601-183X.2009.00523.x.pdf</text:p>
          </table:table-cell>
          <table:table-cell table:style-name="cf3" office:value-type="float" office:value="-1.0">
            <text:p>-1</text:p>
          </table:table-cell>
          <table:table-cell table:style-name="ce56" office:value-type="string">
            <text:p>Not enough data provided for healthy subjects</text:p>
          </table:table-cell>
          <table:table-cell table:number-columns-repeated="1020"/>
        </table:table-row>
        <table:table-row table:style-name="ro16">
          <table:table-cell table:style-name="ce29"/>
          <table:table-cell table:style-name="ce29" office:value-type="string">
            <text:p>j.1601-183X.2010.00594.x.pdf</text:p>
          </table:table-cell>
          <table:table-cell table:style-name="cf3" office:value-type="float" office:value="0.0">
            <text:p>0</text:p>
          </table:table-cell>
          <table:table-cell table:style-name="ce56" office:value-type="string">
            <text:p>Data provided for self-report questionaires on p.626 with effect sizes</text:p>
          </table:table-cell>
          <table:table-cell table:number-columns-repeated="1020"/>
        </table:table-row>
        <table:table-row table:style-name="ro5">
          <table:table-cell table:style-name="ce29"/>
          <table:table-cell table:style-name="ce29" office:value-type="string">
            <text:p>j.1601-183X.2010.00675.x.pdf</text:p>
          </table:table-cell>
          <table:table-cell table:style-name="cf3" office:value-type="float" office:value="1.0">
            <text:p>1</text:p>
          </table:table-cell>
          <table:table-cell table:style-name="ce56" office:value-type="string">
            <text:p>Included, though subjects are old</text:p>
          </table:table-cell>
          <table:table-cell table:number-columns-repeated="1020"/>
        </table:table-row>
        <table:table-row table:style-name="ro5">
          <table:table-cell table:style-name="ce29"/>
          <table:table-cell table:style-name="ce29" office:value-type="string">
            <text:p>JAMA-2010-Sanders-150-8.pdf</text:p>
          </table:table-cell>
          <table:table-cell table:style-name="cf3" office:value-type="float" office:value="1.0">
            <text:p>1</text:p>
          </table:table-cell>
          <table:table-cell table:number-columns-repeated="1021"/>
        </table:table-row>
        <table:table-row table:style-name="ro5">
          <table:table-cell table:style-name="ce29"/>
          <table:table-cell table:style-name="ce29" office:value-type="string">
            <text:p>J. Biol. Chem.-2003-Zhang-4048-56.pdf</text:p>
          </table:table-cell>
          <table:table-cell table:style-name="cf3" office:value-type="float" office:value="-1.0">
            <text:p>-1</text:p>
          </table:table-cell>
          <table:table-cell table:style-name="ce56" office:value-type="string">
            <text:p>Wrong type of data</text:p>
          </table:table-cell>
          <table:table-cell table:number-columns-repeated="1020"/>
        </table:table-row>
        <table:table-row table:style-name="ro1">
          <table:table-cell table:style-name="ce29"/>
          <table:table-cell table:style-name="ce29" office:value-type="string">
            <text:p>JCI0834725.pdf</text:p>
          </table:table-cell>
          <table:table-cell table:style-name="cf3" office:value-type="float" office:value="-1.0">
            <text:p>-1</text:p>
          </table:table-cell>
          <table:table-cell table:style-name="ce56" office:value-type="string">
            <text:p>Data/stats not provided</text:p>
          </table:table-cell>
          <table:table-cell table:number-columns-repeated="1020"/>
        </table:table-row>
        <table:table-row table:style-name="ro8">
          <table:table-cell table:style-name="ce29"/>
          <table:table-cell table:style-name="ce29" office:value-type="string">
            <text:p>journal.pone.0005424.pdf</text:p>
          </table:table-cell>
          <table:table-cell table:style-name="cf3" office:value-type="float" office:value="-1.0">
            <text:p>-1</text:p>
          </table:table-cell>
          <table:table-cell table:style-name="ce56" office:value-type="string">
            <text:p>Data not provided for different genotypes</text:p>
          </table:table-cell>
          <table:table-cell table:number-columns-repeated="1020"/>
        </table:table-row>
        <table:table-row table:style-name="ro1">
          <table:table-cell table:style-name="ce29"/>
          <table:table-cell table:style-name="ce29" office:value-type="string">
            <text:p>journal.pone.0005465.pdf</text:p>
          </table:table-cell>
          <table:table-cell table:style-name="cf3" office:value-type="float" office:value="1.0">
            <text:p>1</text:p>
          </table:table-cell>
          <table:table-cell table:number-columns-repeated="1021"/>
        </table:table-row>
        <table:table-row table:style-name="ro1">
          <table:table-cell table:style-name="ce29"/>
          <table:table-cell table:style-name="ce29" office:value-type="string">
            <text:p>journal.pone.0005495.pdf</text:p>
          </table:table-cell>
          <table:table-cell table:style-name="cf3" office:value-type="float" office:value="1.0">
            <text:p>1</text:p>
          </table:table-cell>
          <table:table-cell table:number-columns-repeated="1021"/>
        </table:table-row>
        <table:table-row table:style-name="ro1">
          <table:table-cell table:style-name="ce29"/>
          <table:table-cell table:style-name="ce29" office:value-type="string">
            <text:p>journal.pone.0006704.pdf</text:p>
          </table:table-cell>
          <table:table-cell table:style-name="cf3" office:value-type="float" office:value="0.0">
            <text:p>0</text:p>
          </table:table-cell>
          <table:table-cell table:style-name="ce56" office:value-type="string">
            <text:p>Table 5 has data that might work</text:p>
          </table:table-cell>
          <table:table-cell table:number-columns-repeated="1020"/>
        </table:table-row>
        <table:table-row table:style-name="ro1">
          <table:table-cell table:style-name="ce29"/>
          <table:table-cell table:style-name="ce29" office:value-type="string">
            <text:p>journal.pone.0009348.pdf</text:p>
          </table:table-cell>
          <table:table-cell table:style-name="cf3" office:value-type="float" office:value="-1.0">
            <text:p>-1</text:p>
          </table:table-cell>
          <table:table-cell table:style-name="ce56" office:value-type="string">
            <text:p>Wrong type of data</text:p>
          </table:table-cell>
          <table:table-cell table:number-columns-repeated="1020"/>
        </table:table-row>
        <table:table-row table:style-name="ro8">
          <table:table-cell table:style-name="ce29"/>
          <table:table-cell table:style-name="ce29" office:value-type="string">
            <text:p>J Psychopharmacol-2010-Fagundo-1381-93.pdf</text:p>
          </table:table-cell>
          <table:table-cell table:style-name="cf3" office:value-type="float" office:value="-1.0">
            <text:p>-1</text:p>
          </table:table-cell>
          <table:table-cell table:style-name="ce56" office:value-type="string">
            <text:p>rejected; many subjects are heavy drug users</text:p>
          </table:table-cell>
          <table:table-cell table:number-columns-repeated="1020"/>
        </table:table-row>
        <table:table-row table:style-name="ro1">
          <table:table-cell table:style-name="ce29"/>
          <table:table-cell table:style-name="ce29" office:value-type="string">
            <text:p>main.pdf</text:p>
          </table:table-cell>
          <table:table-cell table:style-name="cf3" office:value-type="float" office:value="-1.0">
            <text:p>-1</text:p>
          </table:table-cell>
          <table:table-cell table:style-name="ce56" office:value-type="string">
            <text:p>Wrong type of data</text:p>
          </table:table-cell>
          <table:table-cell table:number-columns-repeated="1020"/>
        </table:table-row>
        <table:table-row table:style-name="ro5">
          <table:table-cell table:style-name="ce29"/>
          <table:table-cell table:style-name="ce29" office:value-type="string">
            <text:p>mmc1.pdf</text:p>
          </table:table-cell>
          <table:table-cell table:style-name="cf3" office:value-type="float" office:value="-1.0">
            <text:p>-1</text:p>
          </table:table-cell>
          <table:table-cell table:style-name="ce56" office:value-type="string">
            <text:p>This is supplementary data, not a paper</text:p>
          </table:table-cell>
          <table:table-cell table:number-columns-repeated="1020"/>
        </table:table-row>
        <table:table-row table:style-name="ro8">
          <table:table-cell table:style-name="ce29"/>
          <table:table-cell table:style-name="ce29" office:value-type="string">
            <text:p>mp200839a.pdf</text:p>
          </table:table-cell>
          <table:table-cell table:style-name="cf3" office:value-type="float" office:value="-1.0">
            <text:p>-1</text:p>
          </table:table-cell>
          <table:table-cell table:style-name="ce56" office:value-type="string">
            <text:p>Statistics only done between healthy and ADHD groups</text:p>
          </table:table-cell>
          <table:table-cell table:number-columns-repeated="1020"/>
        </table:table-row>
        <table:table-row table:style-name="ro14">
          <table:table-cell table:style-name="ce29"/>
          <table:table-cell table:style-name="ce29" office:value-type="string">
            <text:p>mp2010137a.pdf</text:p>
          </table:table-cell>
          <table:table-cell table:style-name="cf3" office:value-type="float" office:value="0.0">
            <text:p>0</text:p>
          </table:table-cell>
          <table:table-cell table:style-name="ce56" office:value-type="string">
            <text:p>Data may be usable but the subjects are old and study looks at APOE4 carriers vs noncarriers</text:p>
          </table:table-cell>
          <table:table-cell table:number-columns-repeated="1020"/>
        </table:table-row>
        <table:table-row table:style-name="ro3">
          <table:table-cell table:style-name="ce29"/>
          <table:table-cell table:style-name="ce29" office:value-type="string">
            <text:p>mp201070a.pdf</text:p>
          </table:table-cell>
          <table:table-cell table:style-name="cf3" office:value-type="float" office:value="1.0">
            <text:p>1</text:p>
          </table:table-cell>
          <table:table-cell table:number-columns-repeated="1021"/>
        </table:table-row>
        <table:table-row table:style-name="ro5">
          <table:table-cell table:style-name="ce29"/>
          <table:table-cell table:style-name="ce29" office:value-type="string">
            <text:p>Mult Scler-2008-Woolmore-177-82.pdf</text:p>
          </table:table-cell>
          <table:table-cell table:style-name="cf3" office:value-type="float" office:value="-1.0">
            <text:p>-1</text:p>
          </table:table-cell>
          <table:table-cell table:style-name="ce56" office:value-type="string">
            <text:p>All subjects have MS</text:p>
          </table:table-cell>
          <table:table-cell table:number-columns-repeated="1020"/>
        </table:table-row>
        <table:table-row table:style-name="ro18">
          <table:table-cell table:style-name="ce29"/>
          <table:table-cell table:style-name="ce29" office:value-type="string">
            <text:p>NDT-2007-3(6)-1500_Leung et al.pdf</text:p>
          </table:table-cell>
          <table:table-cell table:style-name="cf3" office:value-type="float" office:value="0.0">
            <text:p>0</text:p>
          </table:table-cell>
          <table:table-cell table:style-name="ce56" office:value-type="string">
            <text:p>Healthy subjects were included in study but it is unclear which data correspond to which subject groups. come back to this one</text:p>
          </table:table-cell>
          <table:table-cell table:number-columns-repeated="1020"/>
        </table:table-row>
        <table:table-row table:style-name="ro3">
          <table:table-cell table:style-name="ce29"/>
          <table:table-cell table:style-name="ce29" office:value-type="string">
            <text:p>nihms179844.pdf</text:p>
          </table:table-cell>
          <table:table-cell table:style-name="cf3" office:value-type="float" office:value="1.0">
            <text:p>1</text:p>
          </table:table-cell>
          <table:table-cell table:number-columns-repeated="1021"/>
        </table:table-row>
        <table:table-row table:style-name="ro3">
          <table:table-cell table:style-name="ce29"/>
          <table:table-cell table:style-name="ce29" office:value-type="string">
            <text:p>nimh_raz.pdf</text:p>
          </table:table-cell>
          <table:table-cell table:style-name="cf3" office:value-type="float" office:value="0.0">
            <text:p>0</text:p>
          </table:table-cell>
          <table:table-cell table:style-name="ce56" office:value-type="string">
            <text:p>No figures</text:p>
          </table:table-cell>
          <table:table-cell table:number-columns-repeated="1020"/>
        </table:table-row>
        <table:table-row table:style-name="ro1">
          <table:table-cell table:style-name="ce29"/>
          <table:table-cell table:style-name="ce29" office:value-type="string">
            <text:p>nm.1962.pdf</text:p>
          </table:table-cell>
          <table:table-cell table:style-name="cf3" office:value-type="float" office:value="-1.0">
            <text:p>-1</text:p>
          </table:table-cell>
          <table:table-cell table:style-name="ce56" office:value-type="string">
            <text:p>Wrong type of data</text:p>
          </table:table-cell>
          <table:table-cell table:number-columns-repeated="1020"/>
        </table:table-row>
        <table:table-row table:style-name="ro1">
          <table:table-cell table:style-name="ce29"/>
          <table:table-cell table:style-name="ce29" office:value-type="string">
            <text:p>npp2009223a.pdf</text:p>
          </table:table-cell>
          <table:table-cell table:style-name="cf3" office:value-type="float" office:value="-1.0">
            <text:p>-1</text:p>
          </table:table-cell>
          <table:table-cell table:style-name="ce56" office:value-type="string">
            <text:p>Wrong type of data</text:p>
          </table:table-cell>
          <table:table-cell table:number-columns-repeated="1020"/>
        </table:table-row>
        <table:table-row table:style-name="ro5">
          <table:table-cell table:style-name="ce29"/>
          <table:table-cell table:style-name="ce29" office:value-type="string">
            <text:p>npp200980a.pdf</text:p>
          </table:table-cell>
          <table:table-cell table:style-name="cf3" office:value-type="float" office:value="1.0">
            <text:p>1</text:p>
          </table:table-cell>
          <table:table-cell table:style-name="ce56" office:value-type="string">
            <text:p>Data is good but split into two ethnicities</text:p>
          </table:table-cell>
          <table:table-cell table:number-columns-repeated="1020"/>
        </table:table-row>
        <table:table-row table:style-name="ro1">
          <table:table-cell table:style-name="ce29"/>
          <table:table-cell table:style-name="ce29" office:value-type="string">
            <text:p>npp2010102a.pdf</text:p>
          </table:table-cell>
          <table:table-cell table:style-name="cf3" office:value-type="float" office:value="-1.0">
            <text:p>-1</text:p>
          </table:table-cell>
          <table:table-cell table:style-name="ce56" office:value-type="string">
            <text:p>Wrong type of data</text:p>
          </table:table-cell>
          <table:table-cell table:number-columns-repeated="1020"/>
        </table:table-row>
        <table:table-row table:style-name="ro3">
          <table:table-cell table:style-name="ce29"/>
          <table:table-cell table:style-name="ce29" office:value-type="string">
            <text:p>npp201095a.pdf</text:p>
          </table:table-cell>
          <table:table-cell table:style-name="cf3" office:value-type="float" office:value="1.0">
            <text:p>1</text:p>
          </table:table-cell>
          <table:table-cell table:number-columns-repeated="1021"/>
        </table:table-row>
        <table:table-row table:style-name="ro3">
          <table:table-cell table:style-name="ce29"/>
          <table:table-cell table:style-name="ce29" office:value-type="string">
            <text:p>pg88.pdf</text:p>
          </table:table-cell>
          <table:table-cell table:style-name="cf3" office:value-type="float" office:value="-1.0">
            <text:p>-1</text:p>
          </table:table-cell>
          <table:table-cell table:style-name="ce56" office:value-type="string">
            <text:p>Review article</text:p>
          </table:table-cell>
          <table:table-cell table:number-columns-repeated="1020"/>
        </table:table-row>
        <table:table-row table:style-name="ro5">
          <table:table-cell table:style-name="ce29"/>
          <table:table-cell table:style-name="ce29" office:value-type="string">
            <text:p>PNAS-2005-Callicott-8627-32.pdf</text:p>
          </table:table-cell>
          <table:table-cell table:style-name="cf3" office:value-type="float" office:value="1.0">
            <text:p>1</text:p>
          </table:table-cell>
          <table:table-cell table:number-columns-repeated="1021"/>
        </table:table-row>
        <table:table-row table:style-name="ro5">
          <table:table-cell table:style-name="ce29"/>
          <table:table-cell table:style-name="ce29" office:value-type="string">
            <text:p>PNAS-2006-de Quervain-4270-4.pdf</text:p>
          </table:table-cell>
          <table:table-cell table:style-name="cf3" office:value-type="float" office:value="-1.0">
            <text:p>-1</text:p>
          </table:table-cell>
          <table:table-cell table:style-name="ce56" office:value-type="string">
            <text:p>Wrong type of data</text:p>
          </table:table-cell>
          <table:table-cell table:number-columns-repeated="1020"/>
        </table:table-row>
        <table:table-row table:style-name="ro5">
          <table:table-cell table:style-name="ce29"/>
          <table:table-cell table:style-name="ce29" office:value-type="string">
            <text:p>PNAS-2007-Frank-16311-6.pdf</text:p>
          </table:table-cell>
          <table:table-cell table:style-name="cf3" office:value-type="float" office:value="-1.0">
            <text:p>-1</text:p>
          </table:table-cell>
          <table:table-cell table:style-name="ce56" office:value-type="string">
            <text:p>Wrong type of data</text:p>
          </table:table-cell>
          <table:table-cell table:number-columns-repeated="1020"/>
        </table:table-row>
        <table:table-row table:style-name="ro8">
          <table:table-cell table:style-name="ce29"/>
          <table:table-cell table:style-name="ce29" office:value-type="string">
            <text:p>PNAS-2007-Zhang-20552-7.pdf</text:p>
          </table:table-cell>
          <table:table-cell table:style-name="cf3" office:value-type="float" office:value="0.0">
            <text:p>0</text:p>
          </table:table-cell>
          <table:table-cell table:style-name="ce56" office:value-type="string">
            <text:p>Some data are in supplementary figures, but there are no tables</text:p>
          </table:table-cell>
          <table:table-cell table:number-columns-repeated="1020"/>
        </table:table-row>
        <table:table-row table:style-name="ro5">
          <table:table-cell table:style-name="ce29"/>
          <table:table-cell table:style-name="ce29" office:value-type="string">
            <text:p>PNAS-2009-Greenwood-3633-8.pdf</text:p>
          </table:table-cell>
          <table:table-cell table:style-name="cf3" office:value-type="float" office:value="1.0">
            <text:p>1</text:p>
          </table:table-cell>
          <table:table-cell table:number-columns-repeated="1021"/>
        </table:table-row>
        <table:table-row table:style-name="ro5">
          <table:table-cell table:style-name="ce29"/>
          <table:table-cell table:style-name="ce29" office:value-type="string">
            <text:p>PNAS-2009-Prata-13600-5.pdf</text:p>
          </table:table-cell>
          <table:table-cell table:style-name="cf3" office:value-type="float" office:value="-1.0">
            <text:p>-1</text:p>
          </table:table-cell>
          <table:table-cell table:style-name="ce56" office:value-type="string">
            <text:p>Wrong type of data</text:p>
          </table:table-cell>
          <table:table-cell table:number-columns-repeated="1020"/>
        </table:table-row>
        <table:table-row table:style-name="ro1">
          <table:table-cell table:style-name="ce29"/>
          <table:table-cell table:style-name="ce29" office:value-type="string">
            <text:p>S0033291709005388a.pdf</text:p>
          </table:table-cell>
          <table:table-cell table:style-name="cf3" office:value-type="float" office:value="1.0">
            <text:p>1</text:p>
          </table:table-cell>
          <table:table-cell table:number-columns-repeated="1021"/>
        </table:table-row>
        <table:table-row table:style-name="ro1">
          <table:table-cell table:style-name="ce29"/>
          <table:table-cell table:style-name="ce29" office:value-type="string">
            <text:p>S0033291710002217a.pdf</text:p>
          </table:table-cell>
          <table:table-cell table:style-name="cf3" office:value-type="float" office:value="1.0">
            <text:p>1</text:p>
          </table:table-cell>
          <table:table-cell table:number-columns-repeated="1021"/>
        </table:table-row>
        <table:table-row table:style-name="ro1">
          <table:table-cell table:style-name="ce29"/>
          <table:table-cell table:style-name="ce29" office:value-type="string">
            <text:p>S0954579407000387a.pdf</text:p>
          </table:table-cell>
          <table:table-cell table:style-name="cf3" office:value-type="float" office:value="-1.0">
            <text:p>-1</text:p>
          </table:table-cell>
          <table:table-cell table:number-columns-repeated="1021"/>
        </table:table-row>
        <table:table-row table:style-name="ro1">
          <table:table-cell table:style-name="ce29"/>
          <table:table-cell table:style-name="ce29" office:value-type="string">
            <text:p>S146114570800905Xa.pdf</text:p>
          </table:table-cell>
          <table:table-cell table:style-name="cf3" office:value-type="float" office:value="1.0">
            <text:p>1</text:p>
          </table:table-cell>
          <table:table-cell table:number-columns-repeated="1021"/>
        </table:table-row>
        <table:table-row table:style-name="ro5">
          <table:table-cell table:style-name="ce29"/>
          <table:table-cell table:style-name="ce29" office:value-type="string">
            <text:p>Schizophr Bull-2007-Williams-635-41.pdf</text:p>
          </table:table-cell>
          <table:table-cell table:style-name="cf3" office:value-type="float" office:value="-1.0">
            <text:p>-1</text:p>
          </table:table-cell>
          <table:table-cell table:style-name="ce56" office:value-type="string">
            <text:p>Wrong type of data</text:p>
          </table:table-cell>
          <table:table-cell table:number-columns-repeated="1020"/>
        </table:table-row>
        <table:table-row table:style-name="ro8">
          <table:table-cell table:style-name="ce29"/>
          <table:table-cell table:style-name="ce29" office:value-type="string">
            <text:p>Schizophr Bull-2010-Haraldsson-157-64.pdf</text:p>
          </table:table-cell>
          <table:table-cell table:style-name="cf3" office:value-type="float" office:value="0.0">
            <text:p>0</text:p>
          </table:table-cell>
          <table:table-cell table:style-name="ce56" office:value-type="string">
            <text:p>Good data, except P values are not given</text:p>
          </table:table-cell>
          <table:table-cell table:number-columns-repeated="1020"/>
        </table:table-row>
        <table:table-row table:style-name="ro1">
          <table:table-cell table:style-name="ce29"/>
          <table:table-cell table:style-name="ce29" office:value-type="string">
            <text:p>sdarticle (10).pdf</text:p>
          </table:table-cell>
          <table:table-cell table:style-name="cf3" office:value-type="float" office:value="-1.0">
            <text:p>-1</text:p>
          </table:table-cell>
          <table:table-cell table:style-name="ce56" office:value-type="string">
            <text:p>Genotypes not reported</text:p>
          </table:table-cell>
          <table:table-cell table:number-columns-repeated="1020"/>
        </table:table-row>
        <table:table-row table:style-name="ro3">
          <table:table-cell table:style-name="ce29"/>
          <table:table-cell table:style-name="ce29" office:value-type="string">
            <text:p>sdarticle (10)r.pdf</text:p>
          </table:table-cell>
          <table:table-cell table:style-name="cf3" office:value-type="float" office:value="-1.0">
            <text:p>-1</text:p>
          </table:table-cell>
          <table:table-cell table:number-columns-repeated="1021"/>
        </table:table-row>
        <table:table-row table:style-name="ro3">
          <table:table-cell table:style-name="ce29"/>
          <table:table-cell table:style-name="ce29" office:value-type="string">
            <text:p>sdarticle (11).pdf</text:p>
          </table:table-cell>
          <table:table-cell table:style-name="cf3" office:value-type="float" office:value="1.0">
            <text:p>1</text:p>
          </table:table-cell>
          <table:table-cell table:number-columns-repeated="1021"/>
        </table:table-row>
        <table:table-row table:style-name="ro16">
          <table:table-cell table:style-name="ce29"/>
          <table:table-cell table:style-name="ce29" office:value-type="string">
            <text:p>sdarticle (13).pdf</text:p>
          </table:table-cell>
          <table:table-cell table:style-name="cf3" office:value-type="float" office:value="0.0">
            <text:p>0</text:p>
          </table:table-cell>
          <table:table-cell table:style-name="ce56" office:value-type="string">
            <text:p>Data presented as bi- and tri-allelic groupings but with no significances </text:p>
          </table:table-cell>
          <table:table-cell table:number-columns-repeated="1020"/>
        </table:table-row>
        <table:table-row table:style-name="ro1">
          <table:table-cell table:style-name="ce29"/>
          <table:table-cell table:style-name="ce29" office:value-type="string">
            <text:p>sdarticle (14).pdf</text:p>
          </table:table-cell>
          <table:table-cell table:style-name="cf3" office:value-type="float" office:value="-1.0">
            <text:p>-1</text:p>
          </table:table-cell>
          <table:table-cell table:style-name="ce56" office:value-type="string">
            <text:p>Wrong type of data</text:p>
          </table:table-cell>
          <table:table-cell table:number-columns-repeated="1020"/>
        </table:table-row>
        <table:table-row table:style-name="ro8">
          <table:table-cell table:style-name="ce29"/>
          <table:table-cell table:style-name="ce29" office:value-type="string">
            <text:p>sdarticle (15).pdf</text:p>
          </table:table-cell>
          <table:table-cell table:style-name="cf3" office:value-type="float" office:value="-1.0">
            <text:p>-1</text:p>
          </table:table-cell>
          <table:table-cell table:style-name="ce56" office:value-type="string">
            <text:p>Data not provided for different genotypes</text:p>
          </table:table-cell>
          <table:table-cell table:number-columns-repeated="1020"/>
        </table:table-row>
        <table:table-row table:style-name="ro1">
          <table:table-cell table:style-name="ce29"/>
          <table:table-cell table:style-name="ce29" office:value-type="string">
            <text:p>sdarticle (1).pdf</text:p>
          </table:table-cell>
          <table:table-cell table:style-name="cf3" office:value-type="float" office:value="-1.0">
            <text:p>-1</text:p>
          </table:table-cell>
          <table:table-cell table:style-name="ce56" office:value-type="string">
            <text:p>data only for ADHD subjects</text:p>
          </table:table-cell>
          <table:table-cell table:number-columns-repeated="1020"/>
        </table:table-row>
        <table:table-row table:style-name="ro3">
          <table:table-cell table:style-name="ce29"/>
          <table:table-cell table:style-name="ce29" office:value-type="string">
            <text:p>sdarticle (1)r.pdf</text:p>
          </table:table-cell>
          <table:table-cell table:style-name="cf3" office:value-type="float" office:value="1.0">
            <text:p>1</text:p>
          </table:table-cell>
          <table:table-cell table:number-columns-repeated="1021"/>
        </table:table-row>
        <table:table-row table:style-name="ro3">
          <table:table-cell table:style-name="ce29"/>
          <table:table-cell table:style-name="ce29" office:value-type="string">
            <text:p>sdarticle (1)u.pdf</text:p>
          </table:table-cell>
          <table:table-cell table:style-name="cf3" office:value-type="float" office:value="1.0">
            <text:p>1</text:p>
          </table:table-cell>
          <table:table-cell table:number-columns-repeated="1021"/>
        </table:table-row>
        <table:table-row table:style-name="ro1">
          <table:table-cell table:style-name="ce29"/>
          <table:table-cell table:style-name="ce29" office:value-type="string">
            <text:p>sdarticle (1)yr.pdf</text:p>
          </table:table-cell>
          <table:table-cell table:style-name="cf3" office:value-type="float" office:value="-1.0">
            <text:p>-1</text:p>
          </table:table-cell>
          <table:table-cell table:style-name="ce56" office:value-type="string">
            <text:p>Good data but this is not a SNP</text:p>
          </table:table-cell>
          <table:table-cell table:number-columns-repeated="1020"/>
        </table:table-row>
        <table:table-row table:style-name="ro5">
          <table:table-cell table:style-name="ce29"/>
          <table:table-cell table:style-name="ce29" office:value-type="string">
            <text:p>sdarticle (2).pdf</text:p>
          </table:table-cell>
          <table:table-cell table:style-name="cf3" office:value-type="float" office:value="-1.0">
            <text:p>-1</text:p>
          </table:table-cell>
          <table:table-cell table:style-name="ce56" office:value-type="string">
            <text:p>Data not given for healthy controls</text:p>
          </table:table-cell>
          <table:table-cell table:number-columns-repeated="1020"/>
        </table:table-row>
        <table:table-row table:style-name="ro3">
          <table:table-cell table:style-name="ce29"/>
          <table:table-cell table:style-name="ce29" office:value-type="string">
            <text:p>sdarticle (2)r.pdf</text:p>
          </table:table-cell>
          <table:table-cell table:style-name="cf3" office:value-type="float" office:value="1.0">
            <text:p>1</text:p>
          </table:table-cell>
          <table:table-cell table:number-columns-repeated="1021"/>
        </table:table-row>
        <table:table-row table:style-name="ro1">
          <table:table-cell table:style-name="ce29"/>
          <table:table-cell table:style-name="ce29" office:value-type="string">
            <text:p>sdarticle (2)u.pdf</text:p>
          </table:table-cell>
          <table:table-cell table:style-name="cf3" office:value-type="float" office:value="-1.0">
            <text:p>-1</text:p>
          </table:table-cell>
          <table:table-cell table:style-name="ce56" office:value-type="string">
            <text:p>Wrong type of data</text:p>
          </table:table-cell>
          <table:table-cell table:number-columns-repeated="1020"/>
        </table:table-row>
        <table:table-row table:style-name="ro1">
          <table:table-cell table:style-name="ce29"/>
          <table:table-cell table:style-name="ce29" office:value-type="string">
            <text:p>sdarticle (2)yur.pdf</text:p>
          </table:table-cell>
          <table:table-cell table:style-name="cf3" office:value-type="float" office:value="-1.0">
            <text:p>-1</text:p>
          </table:table-cell>
          <table:table-cell table:number-columns-repeated="1021"/>
        </table:table-row>
        <table:table-row table:style-name="ro1">
          <table:table-cell table:style-name="ce29"/>
          <table:table-cell table:style-name="ce29" office:value-type="string">
            <text:p>sdarticle (3).pdf</text:p>
          </table:table-cell>
          <table:table-cell table:style-name="cf3" office:value-type="float" office:value="-1.0">
            <text:p>-1</text:p>
          </table:table-cell>
          <table:table-cell table:style-name="ce56" office:value-type="string">
            <text:p>Wrong type of data</text:p>
          </table:table-cell>
          <table:table-cell table:number-columns-repeated="1020"/>
        </table:table-row>
        <table:table-row table:style-name="ro1">
          <table:table-cell table:style-name="ce29"/>
          <table:table-cell table:style-name="ce29" office:value-type="string">
            <text:p>sdarticle (3)r.pdf</text:p>
          </table:table-cell>
          <table:table-cell table:style-name="cf3" office:value-type="float" office:value="-1.0">
            <text:p>-1</text:p>
          </table:table-cell>
          <table:table-cell table:style-name="ce56" office:value-type="string">
            <text:p>Wrong type of data</text:p>
          </table:table-cell>
          <table:table-cell table:number-columns-repeated="1020"/>
        </table:table-row>
        <table:table-row table:style-name="ro1">
          <table:table-cell table:style-name="ce29"/>
          <table:table-cell table:style-name="ce29" office:value-type="string">
            <text:p>sdarticle (3)u.pdf</text:p>
          </table:table-cell>
          <table:table-cell table:style-name="cf3" office:value-type="float" office:value="1.0">
            <text:p>1</text:p>
          </table:table-cell>
          <table:table-cell table:style-name="ce56" office:value-type="string">
            <text:p>Subjects are elderly</text:p>
          </table:table-cell>
          <table:table-cell table:number-columns-repeated="1020"/>
        </table:table-row>
        <table:table-row table:style-name="ro5">
          <table:table-cell table:style-name="ce29"/>
          <table:table-cell table:style-name="ce29" office:value-type="string">
            <text:p>sdarticle (4).pdf</text:p>
          </table:table-cell>
          <table:table-cell table:style-name="cf3" office:value-type="float" office:value="-1.0">
            <text:p>-1</text:p>
          </table:table-cell>
          <table:table-cell table:style-name="ce56" office:value-type="string">
            <text:p>Data not provided for healthy subjects</text:p>
          </table:table-cell>
          <table:table-cell table:number-columns-repeated="1020"/>
        </table:table-row>
        <table:table-row table:style-name="ro16">
          <table:table-cell table:style-name="ce29"/>
          <table:table-cell table:style-name="ce29" office:value-type="string">
            <text:p>sdarticle (4)r.pdf</text:p>
          </table:table-cell>
          <table:table-cell table:style-name="cf3" office:value-type="float" office:value="0.0">
            <text:p>0</text:p>
          </table:table-cell>
          <table:table-cell table:style-name="ce56" office:value-type="string">
            <text:p>Data is presented in table 2, but significances are not provided</text:p>
          </table:table-cell>
          <table:table-cell table:number-columns-repeated="1020"/>
        </table:table-row>
        <table:table-row table:style-name="ro1">
          <table:table-cell table:style-name="ce29"/>
          <table:table-cell table:style-name="ce29" office:value-type="string">
            <text:p>sdarticle (4)rty.pdf</text:p>
          </table:table-cell>
          <table:table-cell table:style-name="cf3" office:value-type="float" office:value="-1.0">
            <text:p>-1</text:p>
          </table:table-cell>
          <table:table-cell table:style-name="ce56" office:value-type="string">
            <text:p>Patients are depressed</text:p>
          </table:table-cell>
          <table:table-cell table:number-columns-repeated="1020"/>
        </table:table-row>
        <table:table-row table:style-name="ro14">
          <table:table-cell table:style-name="ce29"/>
          <table:table-cell table:style-name="ce29" office:value-type="string">
            <text:p>sdarticle (4)u.pdf</text:p>
          </table:table-cell>
          <table:table-cell table:style-name="cf3" office:value-type="float" office:value="0.0">
            <text:p>0</text:p>
          </table:table-cell>
          <table:table-cell table:style-name="ce56" office:value-type="string">
            <text:p>Data is presented in table 1, but significances are not provided; cohort is old</text:p>
          </table:table-cell>
          <table:table-cell table:number-columns-repeated="1020"/>
        </table:table-row>
        <table:table-row table:style-name="ro6">
          <table:table-cell table:style-name="ce29"/>
          <table:table-cell table:style-name="ce29" office:value-type="string">
            <text:p>sdarticle (5).pdf</text:p>
          </table:table-cell>
          <table:table-cell table:style-name="cf3" office:value-type="float" office:value="-1.0">
            <text:p>-1</text:p>
          </table:table-cell>
          <table:table-cell table:style-name="ce56" office:value-type="string">
            <text:p>Cognitive phenotype results are only presented as combined metric with blood lead concentration</text:p>
          </table:table-cell>
          <table:table-cell table:number-columns-repeated="1020"/>
        </table:table-row>
        <table:table-row table:style-name="ro1">
          <table:table-cell table:style-name="ce29"/>
          <table:table-cell table:style-name="ce29" office:value-type="string">
            <text:p>sdarticle (5)r.pdf</text:p>
          </table:table-cell>
          <table:table-cell table:style-name="cf3" office:value-type="float" office:value="1.0">
            <text:p>1</text:p>
          </table:table-cell>
          <table:table-cell table:style-name="ce56" office:value-type="string">
            <text:p>Subjects are elderly</text:p>
          </table:table-cell>
          <table:table-cell table:number-columns-repeated="1020"/>
        </table:table-row>
        <table:table-row table:style-name="ro16">
          <table:table-cell table:style-name="ce29"/>
          <table:table-cell table:style-name="ce29" office:value-type="string">
            <text:p>sdarticle (5)u.pdf</text:p>
          </table:table-cell>
          <table:table-cell table:style-name="cf3" office:value-type="float" office:value="0.0">
            <text:p>0</text:p>
          </table:table-cell>
          <table:table-cell table:style-name="ce56" office:value-type="string">
            <text:p>Data is good, though no SNPs are examined (APOE carrier vs noncarrier)</text:p>
          </table:table-cell>
          <table:table-cell table:number-columns-repeated="1020"/>
        </table:table-row>
        <table:table-row table:style-name="ro3">
          <table:table-cell table:style-name="ce29"/>
          <table:table-cell table:style-name="ce29" office:value-type="string">
            <text:p>sdarticle (6)r.pdf</text:p>
          </table:table-cell>
          <table:table-cell table:style-name="cf3" office:value-type="float" office:value="1.0">
            <text:p>1</text:p>
          </table:table-cell>
          <table:table-cell table:number-columns-repeated="1021"/>
        </table:table-row>
        <table:table-row table:style-name="ro3">
          <table:table-cell table:style-name="ce29"/>
          <table:table-cell table:style-name="ce29" office:value-type="string">
            <text:p>sdarticle (7)r.pdf</text:p>
          </table:table-cell>
          <table:table-cell table:style-name="cf3" office:value-type="float" office:value="1.0">
            <text:p>1</text:p>
          </table:table-cell>
          <table:table-cell table:number-columns-repeated="1021"/>
        </table:table-row>
        <table:table-row table:style-name="ro5">
          <table:table-cell table:style-name="ce29"/>
          <table:table-cell table:style-name="ce29" office:value-type="string">
            <text:p>sdarticle (8).pdf</text:p>
          </table:table-cell>
          <table:table-cell table:style-name="cf3" office:value-type="float" office:value="-1.0">
            <text:p>-1</text:p>
          </table:table-cell>
          <table:table-cell table:style-name="ce56" office:value-type="string">
            <text:p>no raw performance data</text:p>
          </table:table-cell>
          <table:table-cell table:number-columns-repeated="1020"/>
        </table:table-row>
        <table:table-row table:style-name="ro16">
          <table:table-cell table:style-name="ce29"/>
          <table:table-cell table:style-name="ce29" office:value-type="string">
            <text:p>sdarticle (8)r.pdf</text:p>
          </table:table-cell>
          <table:table-cell table:style-name="cf3" office:value-type="float" office:value="-1.0">
            <text:p>-1</text:p>
          </table:table-cell>
          <table:table-cell table:style-name="ce56" office:value-type="string">
            <text:p>shizophrenia probands confound data, wrong data format</text:p>
          </table:table-cell>
          <table:table-cell table:number-columns-repeated="1020"/>
        </table:table-row>
        <table:table-row table:style-name="ro3">
          <table:table-cell table:style-name="ce29"/>
          <table:table-cell table:style-name="ce29" office:value-type="string">
            <text:p>sdarticle (9).pdf</text:p>
          </table:table-cell>
          <table:table-cell table:style-name="cf3" office:value-type="float" office:value="1.0">
            <text:p>1</text:p>
          </table:table-cell>
          <table:table-cell table:number-columns-repeated="1021"/>
        </table:table-row>
        <table:table-row table:style-name="ro3">
          <table:table-cell table:style-name="ce29"/>
          <table:table-cell table:style-name="ce29" office:value-type="string">
            <text:p>sdarticle (9)r.pdf</text:p>
          </table:table-cell>
          <table:table-cell table:style-name="cf3" office:value-type="float" office:value="-1.0">
            <text:p>-1</text:p>
          </table:table-cell>
          <table:table-cell table:style-name="ce56" office:value-type="string">
            <text:p>odds ratio data</text:p>
          </table:table-cell>
          <table:table-cell table:number-columns-repeated="1020"/>
        </table:table-row>
        <table:table-row table:style-name="ro1">
          <table:table-cell table:style-name="ce29"/>
          <table:table-cell table:style-name="ce29" office:value-type="string">
            <text:p>Strobeletal2007genetic.pdf</text:p>
          </table:table-cell>
          <table:table-cell table:style-name="cf3" office:value-type="float" office:value="1.0">
            <text:p>1</text:p>
          </table:table-cell>
          <table:table-cell table:number-columns-repeated="1021"/>
        </table:table-row>
        <table:table-row table:style-name="ro16">
          <table:table-cell table:style-name="ce29"/>
          <table:table-cell table:style-name="ce29" office:value-type="string">
            <text:p>tpj201015a.pdf</text:p>
          </table:table-cell>
          <table:table-cell table:style-name="cf3" office:value-type="float" office:value="-1.0">
            <text:p>-1</text:p>
          </table:table-cell>
          <table:table-cell table:style-name="ce56" office:value-type="string">
            <text:p>nicotine pharmacological manipulation makes data extraction difficult</text:p>
          </table:table-cell>
          <table:table-cell table:number-columns-repeated="1020"/>
        </table:table-row>
        <table:table-row table:style-name="ro8">
          <table:table-cell table:style-name="ce29"/>
          <table:table-cell table:style-name="ce29" office:value-type="string">
            <text:p>z_Aguilera-et-al_COMT-working-memory-function_2008.pdf</text:p>
          </table:table-cell>
          <table:table-cell table:style-name="cf3" office:value-type="float" office:value="1.0">
            <text:p>1</text:p>
          </table:table-cell>
          <table:table-cell table:number-columns-repeated="1021"/>
        </table:table-row>
        <table:table-row table:style-name="ro16">
          <table:table-cell table:style-name="ce29"/>
          <table:table-cell table:style-name="ce29" office:value-type="string">
            <text:p>z_Dempfle_ADHD-genetic-linkage_2010.pdf</text:p>
          </table:table-cell>
          <table:table-cell table:style-name="cf3" office:value-type="float" office:value="-1.0">
            <text:p>-1</text:p>
          </table:table-cell>
          <table:table-cell table:style-name="ce56" office:value-type="string">
            <text:p>does not contain raw performance data. does show data for associations</text:p>
          </table:table-cell>
          <table:table-cell table:number-columns-repeated="1020"/>
        </table:table-row>
        <table:table-row table:style-name="ro16">
          <table:table-cell table:style-name="ce29"/>
          <table:table-cell table:style-name="ce29" office:value-type="string">
            <text:p>z_Donohoe-et-al_NOS1-verbal-intelligence-working-memory_2009.pdf</text:p>
          </table:table-cell>
          <table:table-cell table:style-name="cf3" office:value-type="float" office:value="1.0">
            <text:p>1</text:p>
          </table:table-cell>
          <table:table-cell table:number-columns-repeated="1021"/>
        </table:table-row>
        <table:table-row table:style-name="ro16">
          <table:table-cell table:style-name="ce29"/>
          <table:table-cell table:style-name="ce29" office:value-type="string">
            <text:p>z_gosso-et-al_CHRM2-gene-WISC-cognition_2006.pdf</text:p>
          </table:table-cell>
          <table:table-cell table:style-name="cf3" office:value-type="float" office:value="1.0">
            <text:p>1</text:p>
          </table:table-cell>
          <table:table-cell table:style-name="ce56" office:value-type="string">
            <text:p>INCLUDES YOUNG AND OLD COHORT</text:p>
          </table:table-cell>
          <table:table-cell table:number-columns-repeated="1020"/>
        </table:table-row>
        <table:table-row table:style-name="ro14">
          <table:table-cell table:style-name="ce29"/>
          <table:table-cell table:style-name="ce29" office:value-type="string">
            <text:p>z_hashimoto-et-al_schizophrenia-ZNF-genotype-weschler-performance_2010.pdf</text:p>
          </table:table-cell>
          <table:table-cell table:style-name="cf3" office:value-type="float" office:value="1.0">
            <text:p>1</text:p>
          </table:table-cell>
          <table:table-cell table:number-columns-repeated="1021"/>
        </table:table-row>
        <table:table-row table:style-name="ro8">
          <table:table-cell table:style-name="ce29"/>
          <table:table-cell table:style-name="ce29" office:value-type="string">
            <text:p>z_kircher-et-al_neuregulin-verbal-fluency_2009.pdf</text:p>
          </table:table-cell>
          <table:table-cell table:style-name="cf3" office:value-type="float" office:value="1.0">
            <text:p>1</text:p>
          </table:table-cell>
          <table:table-cell table:number-columns-repeated="1021"/>
        </table:table-row>
        <table:table-row table:style-name="ro8">
          <table:table-cell table:style-name="ce29"/>
          <table:table-cell table:style-name="ce29" office:value-type="string">
            <text:p>z_kollins-et-al_drd2-NET-cpt-performance-adhd_2008.pdf</text:p>
          </table:table-cell>
          <table:table-cell table:style-name="cf3" office:value-type="float" office:value="-1.0">
            <text:p>-1</text:p>
          </table:table-cell>
          <table:table-cell table:style-name="ce56" office:value-type="string">
            <text:p>interesting SNPs genotyped, but no performance data</text:p>
          </table:table-cell>
          <table:table-cell table:number-columns-repeated="1020"/>
        </table:table-row>
        <table:table-row table:style-name="ro5">
          <table:table-cell table:style-name="ce29"/>
          <table:table-cell table:style-name="ce29" office:value-type="string">
            <text:p>z_krug-et-al_g72-semantic-fluency_2011.pdf</text:p>
          </table:table-cell>
          <table:table-cell table:style-name="cf3" office:value-type="float" office:value="1.0">
            <text:p>1</text:p>
          </table:table-cell>
          <table:table-cell table:number-columns-repeated="1021"/>
        </table:table-row>
        <table:table-row table:style-name="ro14">
          <table:table-cell table:style-name="ce29"/>
          <table:table-cell table:style-name="ce29" office:value-type="string">
            <text:p>z_lennertz-et-al_tcf4-verbal-learning-cognition_2011.pdf</text:p>
          </table:table-cell>
          <table:table-cell table:style-name="cf3" office:value-type="float" office:value="-1.0">
            <text:p>-1</text:p>
          </table:table-cell>
          <table:table-cell table:style-name="ce56" office:value-type="string">
            <text:p>interesting, but most raw data isn't provided; schizophrenic patient sample entirely</text:p>
          </table:table-cell>
          <table:table-cell table:number-columns-repeated="1020"/>
        </table:table-row>
        <table:table-row table:style-name="ro16">
          <table:table-cell table:style-name="ce29"/>
          <table:table-cell table:style-name="ce29" office:value-type="string">
            <text:p>z_liu-et-al_genes-schizophrenia-cognition-attention_2007.pdf</text:p>
          </table:table-cell>
          <table:table-cell table:style-name="cf3" office:value-type="float" office:value="-1.0">
            <text:p>-1</text:p>
          </table:table-cell>
          <table:table-cell table:style-name="ce56" office:value-type="string">
            <text:p>doesn't report any data in a useful format for us</text:p>
          </table:table-cell>
          <table:table-cell table:number-columns-repeated="1020"/>
        </table:table-row>
        <table:table-row table:style-name="ro16">
          <table:table-cell table:style-name="ce29"/>
          <table:table-cell table:style-name="ce29" office:value-type="string">
            <text:p>z_liu-et-al_gentype-WCST-CPT-performance_2007.pdf</text:p>
          </table:table-cell>
          <table:table-cell table:style-name="cf3" office:value-type="float" office:value="-1.0">
            <text:p>-1</text:p>
          </table:table-cell>
          <table:table-cell table:style-name="ce56" office:value-type="string">
            <text:p>doesn't report any data in a useful format for us</text:p>
          </table:table-cell>
          <table:table-cell table:number-columns-repeated="1020"/>
        </table:table-row>
        <table:table-row table:style-name="ro16">
          <table:table-cell table:style-name="ce29"/>
          <table:table-cell table:style-name="ce29" office:value-type="string">
            <text:p>z_markov-et-al_nback-performance-dysbindin_2010.pdf</text:p>
          </table:table-cell>
          <table:table-cell table:style-name="cf4" office:value-type="float" office:value="1.0">
            <text:p>1</text:p>
          </table:table-cell>
          <table:table-cell table:number-columns-repeated="1021"/>
        </table:table-row>
        <table:table-row table:style-name="ro16">
          <table:table-cell table:style-name="ce29"/>
          <table:table-cell table:style-name="ce29" office:value-type="string">
            <text:p>z_markunas-et-al_genetic-variants-slc9a9-ADHD-family_2010.pdf</text:p>
          </table:table-cell>
          <table:table-cell table:style-name="cf3" office:value-type="float" office:value="-1.0">
            <text:p>-1</text:p>
          </table:table-cell>
          <table:table-cell table:style-name="ce56" office:value-type="string">
            <text:p>wrong kind of data, mostly heritability</text:p>
          </table:table-cell>
          <table:table-cell table:number-columns-repeated="1020"/>
        </table:table-row>
        <table:table-row table:style-name="ro8">
          <table:table-cell table:style-name="ce29"/>
          <table:table-cell table:style-name="ce29" office:value-type="string">
            <text:p>z_Pietilainen-et-al_AKT1-cognition_2009.pdf</text:p>
          </table:table-cell>
          <table:table-cell table:style-name="cf3" office:value-type="float" office:value="-1.0">
            <text:p>-1</text:p>
          </table:table-cell>
          <table:table-cell table:style-name="ce56" office:value-type="string">
            <text:p>twins heritability, wrong format</text:p>
          </table:table-cell>
          <table:table-cell table:number-columns-repeated="1020"/>
        </table:table-row>
        <table:table-row table:style-name="ro16">
          <table:table-cell table:style-name="ce29"/>
          <table:table-cell table:style-name="ce29" office:value-type="string">
            <text:p>z_schwab-et-al_genes-schizophrenia-stroop-tmt_2008.pdf</text:p>
          </table:table-cell>
          <table:table-cell table:style-name="cf3" office:value-type="float" office:value="-1.0">
            <text:p>-1</text:p>
          </table:table-cell>
          <table:table-cell table:style-name="ce56" office:value-type="string">
            <text:p>contains data table for schizophrenia patients, not for controls</text:p>
          </table:table-cell>
          <table:table-cell table:number-columns-repeated="1020"/>
        </table:table-row>
        <table:table-row table:style-name="ro16">
          <table:table-cell table:style-name="ce29"/>
          <table:table-cell table:style-name="ce29" office:value-type="string">
            <text:p>z_Stefanis-et-al_cognitive-endophenotypes-population_2007.pdf</text:p>
          </table:table-cell>
          <table:table-cell table:style-name="cf3" office:value-type="float" office:value="-1.0">
            <text:p>-1</text:p>
          </table:table-cell>
          <table:table-cell table:style-name="ce56" office:value-type="string">
            <text:p>doesn't contain raw data, just associations</text:p>
          </table:table-cell>
          <table:table-cell table:number-columns-repeated="1020"/>
        </table:table-row>
        <table:table-row table:style-name="ro14">
          <table:table-cell table:style-name="ce29"/>
          <table:table-cell table:style-name="ce29" office:value-type="string">
            <text:p>z_winterer-et-al_nicotinic-receptors-cognitive-performance_2010.pdf</text:p>
          </table:table-cell>
          <table:table-cell table:style-name="cf3" office:value-type="float" office:value="-1.0">
            <text:p>-1</text:p>
          </table:table-cell>
          <table:table-cell table:style-name="ce56" office:value-type="string">
            <text:p>no source data</text:p>
          </table:table-cell>
          <table:table-cell table:number-columns-repeated="1020"/>
        </table:table-row>
        <table:table-row table:style-name="ro16">
          <table:table-cell table:style-name="ce29"/>
          <table:table-cell table:style-name="ce29" office:value-type="string">
            <text:p>z_zhang-et-al_NLGN4-cognitive-performance-WISC_2010.pdf</text:p>
          </table:table-cell>
          <table:table-cell table:style-name="cf3" office:value-type="float" office:value="-1.0">
            <text:p>-1</text:p>
          </table:table-cell>
          <table:table-cell table:style-name="ce56" office:value-type="string">
            <text:p>no raw performance averages, just correlations</text:p>
          </table:table-cell>
          <table:table-cell table:number-columns-repeated="1020"/>
        </table:table-row>
        <table:table-row table:style-name="ro16">
          <table:table-cell table:style-name="ce29"/>
          <table:table-cell table:style-name="ce29" office:value-type="string">
            <text:p>z_zinstock-et-al_DTNBP1-gene-intelligence_2007.pdf</text:p>
          </table:table-cell>
          <table:table-cell table:style-name="cf3" office:value-type="float" office:value="-1.0">
            <text:p>-1</text:p>
          </table:table-cell>
          <table:table-cell table:style-name="ce56" office:value-type="string">
            <text:p>performance data contains mix of schizophrenic patients</text:p>
          </table:table-cell>
          <table:table-cell table:number-columns-repeated="1020"/>
        </table:table-row>
        <table:table-row table:style-name="ro16">
          <table:table-cell table:style-name="ce29"/>
          <table:table-cell table:style-name="ce29" office:value-type="string">
            <text:p>zzzz_mcallister-et-al_TBI-recovery-genotype_2008.pdf</text:p>
          </table:table-cell>
          <table:table-cell table:style-name="cf3" office:value-type="float" office:value="-1.0">
            <text:p>-1</text:p>
          </table:table-cell>
          <table:table-cell table:style-name="ce56" office:value-type="string">
            <text:p>rejected; all subjects suffered from traumatic brain injury</text:p>
          </table:table-cell>
          <table:table-cell table:number-columns-repeated="1020"/>
        </table:table-row>
        <table:table-row table:style-name="ro1">
          <table:table-cell table:style-name="ce29"/>
          <table:table-cell table:style-name="ce29" office:value-type="string">
            <text:p>fulltext (2).pdf</text:p>
          </table:table-cell>
          <table:table-cell table:style-name="cf3" office:value-type="float" office:value="1.0">
            <text:p>1</text:p>
          </table:table-cell>
          <table:table-cell table:style-name="ce56" office:value-type="string">
            <text:p>Han Chinese study</text:p>
          </table:table-cell>
          <table:table-cell table:number-columns-repeated="1020"/>
        </table:table-row>
        <table:table-row table:style-name="ro3">
          <table:table-cell table:style-name="ce25" office:value-type="string">
            <text:p>Fred's List</text:p>
          </table:table-cell>
          <table:table-cell table:style-name="ce25" office:value-type="float" office:value="1.8374494E7">
            <text:p>18374494</text:p>
          </table:table-cell>
          <table:table-cell table:style-name="cf3" office:value-type="float" office:value="0.0">
            <text:p>0</text:p>
          </table:table-cell>
          <table:table-cell table:number-columns-repeated="1021"/>
        </table:table-row>
        <table:table-row table:style-name="ro3">
          <table:table-cell table:style-name="ce25"/>
          <table:table-cell table:style-name="ce25" office:value-type="float" office:value="1.7988784E7">
            <text:p>17988784</text:p>
          </table:table-cell>
          <table:table-cell table:style-name="cf3" office:value-type="float" office:value="0.0">
            <text:p>0</text:p>
          </table:table-cell>
          <table:table-cell table:style-name="ce56" office:value-type="string">
            <text:p>graphical results</text:p>
          </table:table-cell>
          <table:table-cell table:number-columns-repeated="1020"/>
        </table:table-row>
        <table:table-row table:style-name="ro3">
          <table:table-cell table:style-name="ce25"/>
          <table:table-cell table:style-name="ce25" office:value-type="float" office:value="1.2890761E7">
            <text:p>12890761</text:p>
          </table:table-cell>
          <table:table-cell table:style-name="cf3" office:value-type="float" office:value="1.0">
            <text:p>1</text:p>
          </table:table-cell>
          <table:table-cell table:style-name="ce56" office:value-type="string">
            <text:p>graphical results</text:p>
          </table:table-cell>
          <table:table-cell table:number-columns-repeated="1020"/>
        </table:table-row>
        <table:table-row table:style-name="ro3">
          <table:table-cell table:style-name="ce25"/>
          <table:table-cell table:style-name="ce25" office:value-type="float" office:value="1.2556901E7">
            <text:p>12556901</text:p>
          </table:table-cell>
          <table:table-cell table:style-name="cf3" office:value-type="float" office:value="-1.0">
            <text:p>-1</text:p>
          </table:table-cell>
          <table:table-cell table:number-columns-repeated="1021"/>
        </table:table-row>
        <table:table-row table:style-name="ro3">
          <table:table-cell table:style-name="ce25"/>
          <table:table-cell table:style-name="ce25" office:value-type="float" office:value="1.1166947E7">
            <text:p>11166947</text:p>
          </table:table-cell>
          <table:table-cell table:style-name="cf3" office:value-type="float" office:value="-1.0">
            <text:p>-1</text:p>
          </table:table-cell>
          <table:table-cell table:style-name="ce56" office:value-type="string">
            <text:p>graphical data</text:p>
          </table:table-cell>
          <table:table-cell table:number-columns-repeated="1020"/>
        </table:table-row>
        <table:table-row table:style-name="ro5">
          <table:table-cell table:style-name="ce25"/>
          <table:table-cell table:style-name="ce25" office:value-type="float" office:value="1.8205171E7">
            <text:p>18205171</text:p>
          </table:table-cell>
          <table:table-cell table:style-name="cf3" office:value-type="float" office:value="-1.0">
            <text:p>-1</text:p>
          </table:table-cell>
          <table:table-cell table:style-name="ce56" office:value-type="string">
            <text:p>graphical data, no error information</text:p>
          </table:table-cell>
          <table:table-cell table:number-columns-repeated="1020"/>
        </table:table-row>
        <table:table-row table:style-name="ro1">
          <table:table-cell table:style-name="ce25"/>
          <table:table-cell table:style-name="ce25" office:value-type="float" office:value="1.2502505E7">
            <text:p>12502505</text:p>
          </table:table-cell>
          <table:table-cell table:style-name="cf3" office:value-type="float" office:value="-1.0">
            <text:p>-1</text:p>
          </table:table-cell>
          <table:table-cell table:style-name="ce56" office:value-type="string">
            <text:p>insufficient data detail</text:p>
          </table:table-cell>
          <table:table-cell table:number-columns-repeated="1020"/>
        </table:table-row>
        <table:table-row table:style-name="ro1">
          <table:table-cell table:style-name="ce25"/>
          <table:table-cell table:style-name="ce25" office:value-type="float" office:value="1.8614671E7">
            <text:p>18614671</text:p>
          </table:table-cell>
          <table:table-cell table:style-name="cf3" office:value-type="float" office:value="1.0">
            <text:p>1</text:p>
          </table:table-cell>
          <table:table-cell table:style-name="ce56" office:value-type="string">
            <text:p>confounded by diabetes</text:p>
          </table:table-cell>
          <table:table-cell table:number-columns-repeated="1020"/>
        </table:table-row>
        <table:table-row table:style-name="ro20">
          <table:table-cell table:style-name="ce25"/>
          <table:table-cell table:style-name="ce25" office:value-type="float" office:value="1.5979789E7">
            <text:p>15979789</text:p>
          </table:table-cell>
          <table:table-cell table:style-name="cf3" office:value-type="float" office:value="1.0">
            <text:p>1</text:p>
          </table:table-cell>
          <table:table-cell table:style-name="ce56" office:value-type="string">
            <text:p>included data, small sample size, non-significant gene effect, except for a subtle manipulation fhor which the data is graphical</text:p>
          </table:table-cell>
          <table:table-cell table:number-columns-repeated="1020"/>
        </table:table-row>
        <table:table-row table:style-name="ro3">
          <table:table-cell table:style-name="ce25"/>
          <table:table-cell table:style-name="ce25" office:value-type="float" office:value="1.7201525E7">
            <text:p>17201525</text:p>
          </table:table-cell>
          <table:table-cell table:style-name="cf3" office:value-type="float" office:value="1.0">
            <text:p>1</text:p>
          </table:table-cell>
          <table:table-cell table:number-columns-repeated="1021"/>
        </table:table-row>
        <table:table-row table:style-name="ro16">
          <table:table-cell table:style-name="ce25"/>
          <table:table-cell table:style-name="ce25" office:value-type="float" office:value="1.5222832E7">
            <text:p>15222832</text:p>
          </table:table-cell>
          <table:table-cell table:style-name="cf3" office:value-type="float" office:value="1.0">
            <text:p>1</text:p>
          </table:table-cell>
          <table:table-cell table:style-name="ce56" office:value-type="string">
            <text:p>significance values aren't that helpful. more detail maybe in text body?</text:p>
          </table:table-cell>
          <table:table-cell table:number-columns-repeated="1020"/>
        </table:table-row>
        <table:table-row table:style-name="ro3">
          <table:table-cell table:style-name="ce25"/>
          <table:table-cell table:style-name="ce25" office:value-type="float" office:value="1.7996044E7">
            <text:p>17996044</text:p>
          </table:table-cell>
          <table:table-cell table:style-name="cf3" office:value-type="float" office:value="-1.0">
            <text:p>-1</text:p>
          </table:table-cell>
          <table:table-cell table:number-columns-repeated="1021"/>
        </table:table-row>
        <table:table-row table:style-name="ro1">
          <table:table-cell table:style-name="ce25"/>
          <table:table-cell table:style-name="ce25" office:value-type="float" office:value="1.2566168E7">
            <text:p>12566168</text:p>
          </table:table-cell>
          <table:table-cell table:style-name="cf3" office:value-type="float" office:value="1.0">
            <text:p>1</text:p>
          </table:table-cell>
          <table:table-cell table:style-name="ce56" office:value-type="string">
            <text:p>duplicates one found above</text:p>
          </table:table-cell>
          <table:table-cell table:number-columns-repeated="1020"/>
        </table:table-row>
        <table:table-row table:style-name="ro3">
          <table:table-cell table:style-name="ce25"/>
          <table:table-cell table:style-name="ce25" office:value-type="float" office:value="1.5319576E7">
            <text:p>15319576</text:p>
          </table:table-cell>
          <table:table-cell table:style-name="cf3" office:value-type="float" office:value="1.0">
            <text:p>1</text:p>
          </table:table-cell>
          <table:table-cell table:number-columns-repeated="1021"/>
        </table:table-row>
        <table:table-row table:style-name="ro3">
          <table:table-cell table:style-name="ce25"/>
          <table:table-cell table:style-name="ce25" office:value-type="float" office:value="1.2886039E7">
            <text:p>12886039</text:p>
          </table:table-cell>
          <table:table-cell table:style-name="cf3" office:value-type="float" office:value="1.0">
            <text:p>1</text:p>
          </table:table-cell>
          <table:table-cell table:number-columns-repeated="1021"/>
        </table:table-row>
        <table:table-row table:style-name="ro1">
          <table:table-cell table:style-name="ce25"/>
          <table:table-cell table:style-name="ce25" office:value-type="float" office:value="1.5748778E7">
            <text:p>15748778</text:p>
          </table:table-cell>
          <table:table-cell table:style-name="cf3" office:value-type="float" office:value="-1.0">
            <text:p>-1</text:p>
          </table:table-cell>
          <table:table-cell table:style-name="ce56" office:value-type="string">
            <text:p>wrong type of data</text:p>
          </table:table-cell>
          <table:table-cell table:number-columns-repeated="1020"/>
        </table:table-row>
        <table:table-row table:style-name="ro1">
          <table:table-cell table:style-name="ce25"/>
          <table:table-cell table:style-name="ce25" office:value-type="float" office:value="1.7100509E7">
            <text:p>17100509</text:p>
          </table:table-cell>
          <table:table-cell table:style-name="cf3" office:value-type="float" office:value="-1.0">
            <text:p>-1</text:p>
          </table:table-cell>
          <table:table-cell table:style-name="ce56" office:value-type="string">
            <text:p>wrong type of data</text:p>
          </table:table-cell>
          <table:table-cell table:number-columns-repeated="1020"/>
        </table:table-row>
        <table:table-row table:style-name="ro1">
          <table:table-cell table:style-name="ce25"/>
          <table:table-cell table:style-name="ce25" office:value-type="float" office:value="9507981.0">
            <text:p>9507981</text:p>
          </table:table-cell>
          <table:table-cell table:style-name="cf3" office:value-type="float" office:value="-1.0">
            <text:p>-1</text:p>
          </table:table-cell>
          <table:table-cell table:style-name="ce56" office:value-type="string">
            <text:p>wrong type of data</text:p>
          </table:table-cell>
          <table:table-cell table:number-columns-repeated="1020"/>
        </table:table-row>
        <table:table-row table:style-name="ro3">
          <table:table-cell table:style-name="ce25"/>
          <table:table-cell table:style-name="ce25" office:value-type="float" office:value="1.1979061E7">
            <text:p>11979061</text:p>
          </table:table-cell>
          <table:table-cell table:style-name="cf3" office:value-type="float" office:value="1.0">
            <text:p>1</text:p>
          </table:table-cell>
          <table:table-cell table:number-columns-repeated="1021"/>
        </table:table-row>
        <table:table-row table:style-name="ro1">
          <table:table-cell table:style-name="ce25"/>
          <table:table-cell table:style-name="ce25" office:value-type="float" office:value="1.9077176E7">
            <text:p>19077176</text:p>
          </table:table-cell>
          <table:table-cell table:style-name="cf3" office:value-type="float" office:value="-1.0">
            <text:p>-1</text:p>
          </table:table-cell>
          <table:table-cell table:style-name="ce56" office:value-type="string">
            <text:p>wrong type of data</text:p>
          </table:table-cell>
          <table:table-cell table:number-columns-repeated="1020"/>
        </table:table-row>
        <table:table-row table:style-name="ro5">
          <table:table-cell table:style-name="ce25"/>
          <table:table-cell table:style-name="ce25" office:value-type="float" office:value="1.6095668E7">
            <text:p>16095668</text:p>
          </table:table-cell>
          <table:table-cell table:style-name="cf3" office:value-type="float" office:value="-1.0">
            <text:p>-1</text:p>
          </table:table-cell>
          <table:table-cell table:style-name="ce56" office:value-type="string">
            <text:p>centenarian population, wrong type of data</text:p>
          </table:table-cell>
          <table:table-cell table:number-columns-repeated="1020"/>
        </table:table-row>
        <table:table-row table:style-name="ro3">
          <table:table-cell table:style-name="ce25"/>
          <table:table-cell table:style-name="ce25" office:value-type="float" office:value="1.1925305E7">
            <text:p>11925305</text:p>
          </table:table-cell>
          <table:table-cell table:style-name="cf3" office:value-type="float" office:value="1.0">
            <text:p>1</text:p>
          </table:table-cell>
          <table:table-cell table:number-columns-repeated="1021"/>
        </table:table-row>
        <table:table-row table:style-name="ro16">
          <table:table-cell table:style-name="ce25"/>
          <table:table-cell table:style-name="ce25" office:value-type="float" office:value="1.7160701E7">
            <text:p>17160701</text:p>
          </table:table-cell>
          <table:table-cell table:style-name="cf3" office:value-type="float" office:value="-1.0">
            <text:p>-1</text:p>
          </table:table-cell>
          <table:table-cell table:style-name="ce56" office:value-type="string">
            <text:p>large sample size, good behavioral data, no genotype sample sizes</text:p>
          </table:table-cell>
          <table:table-cell table:number-columns-repeated="1020"/>
        </table:table-row>
        <table:table-row table:style-name="ro5">
          <table:table-cell table:style-name="ce25"/>
          <table:table-cell table:style-name="ce25" office:value-type="float" office:value="1.6415041E7">
            <text:p>16415041</text:p>
          </table:table-cell>
          <table:table-cell table:style-name="cf3" office:value-type="float" office:value="0.0">
            <text:p>0</text:p>
          </table:table-cell>
          <table:table-cell table:style-name="ce56" office:value-type="string">
            <text:p>possibly useful, but requires consideration</text:p>
          </table:table-cell>
          <table:table-cell table:number-columns-repeated="1020"/>
        </table:table-row>
        <table:table-row table:style-name="ro5">
          <table:table-cell table:style-name="ce25"/>
          <table:table-cell table:style-name="ce25" office:value-type="float" office:value="1.7606532E7">
            <text:p>17606532</text:p>
          </table:table-cell>
          <table:table-cell table:style-name="cf3" office:value-type="float" office:value="-1.0">
            <text:p>-1</text:p>
          </table:table-cell>
          <table:table-cell table:style-name="ce56" office:value-type="string">
            <text:p>confounded by heart bypass surgery</text:p>
          </table:table-cell>
          <table:table-cell table:number-columns-repeated="1020"/>
        </table:table-row>
        <table:table-row table:style-name="ro5">
          <table:table-cell table:style-name="ce25"/>
          <table:table-cell table:style-name="ce25" office:value-type="float" office:value="1.5719396E7">
            <text:p>15719396</text:p>
          </table:table-cell>
          <table:table-cell table:style-name="cf3" office:value-type="float" office:value="-1.0">
            <text:p>-1</text:p>
          </table:table-cell>
          <table:table-cell table:style-name="ce56" office:value-type="string">
            <text:p>contains graphics, no numbers</text:p>
          </table:table-cell>
          <table:table-cell table:number-columns-repeated="1020"/>
        </table:table-row>
        <table:table-row table:style-name="ro1">
          <table:table-cell table:style-name="ce25"/>
          <table:table-cell table:style-name="ce25" office:value-type="float" office:value="9145541.0">
            <text:p>9145541</text:p>
          </table:table-cell>
          <table:table-cell table:style-name="cf3" office:value-type="float" office:value="-1.0">
            <text:p>-1</text:p>
          </table:table-cell>
          <table:table-cell table:style-name="ce56" office:value-type="string">
            <text:p>high vs average vs low IQs</text:p>
          </table:table-cell>
          <table:table-cell table:number-columns-repeated="1020"/>
        </table:table-row>
        <table:table-row table:style-name="ro3">
          <table:table-cell table:style-name="ce25"/>
          <table:table-cell table:style-name="ce25" office:value-type="float" office:value="7644133.0">
            <text:p>7644133</text:p>
          </table:table-cell>
          <table:table-cell table:style-name="cf3" office:value-type="float" office:value="1.0">
            <text:p>1</text:p>
          </table:table-cell>
          <table:table-cell table:number-columns-repeated="1021"/>
        </table:table-row>
        <table:table-row table:style-name="ro3">
          <table:table-cell table:style-name="ce25"/>
          <table:table-cell table:style-name="ce25" office:value-type="float" office:value="1.2205106E7">
            <text:p>12205106</text:p>
          </table:table-cell>
          <table:table-cell table:style-name="cf3" office:value-type="float" office:value="-1.0">
            <text:p>-1</text:p>
          </table:table-cell>
          <table:table-cell table:style-name="ce56" office:value-type="string">
            <text:p>wrong data</text:p>
          </table:table-cell>
          <table:table-cell table:number-columns-repeated="1020"/>
        </table:table-row>
        <table:table-row table:style-name="ro3">
          <table:table-cell table:style-name="ce25"/>
          <table:table-cell table:style-name="ce25" office:value-type="float" office:value="1.8194457E7">
            <text:p>18194457</text:p>
          </table:table-cell>
          <table:table-cell table:style-name="cf3" office:value-type="float" office:value="1.0">
            <text:p>1</text:p>
          </table:table-cell>
          <table:table-cell table:number-columns-repeated="1021"/>
        </table:table-row>
        <table:table-row table:style-name="ro1">
          <table:table-cell table:style-name="ce25"/>
          <table:table-cell table:style-name="ce25" office:value-type="float" office:value="1.7402816E7">
            <text:p>17402816</text:p>
          </table:table-cell>
          <table:table-cell table:style-name="cf3" office:value-type="float" office:value="-1.0">
            <text:p>-1</text:p>
          </table:table-cell>
          <table:table-cell table:style-name="ce56" office:value-type="string">
            <text:p>wrong type of data</text:p>
          </table:table-cell>
          <table:table-cell table:number-columns-repeated="1020"/>
        </table:table-row>
        <table:table-row table:style-name="ro3">
          <table:table-cell table:style-name="ce25"/>
          <table:table-cell table:style-name="ce25" office:value-type="float" office:value="8938259.0">
            <text:p>8938259</text:p>
          </table:table-cell>
          <table:table-cell table:style-name="cf3" office:value-type="float" office:value="1.0">
            <text:p>1</text:p>
          </table:table-cell>
          <table:table-cell table:number-columns-repeated="1021"/>
        </table:table-row>
        <table:table-row table:style-name="ro14">
          <table:table-cell table:style-name="ce25"/>
          <table:table-cell table:style-name="ce25" office:value-type="float" office:value="1.855506E7">
            <text:p>18555060</text:p>
          </table:table-cell>
          <table:table-cell table:style-name="cf3" office:value-type="float" office:value="-1.0">
            <text:p>-1</text:p>
          </table:table-cell>
          <table:table-cell table:style-name="ce56" office:value-type="string">
            <text:p>methamphetamine comparison study; no per genotype data for healthy subject</text:p>
          </table:table-cell>
          <table:table-cell table:number-columns-repeated="1020"/>
        </table:table-row>
        <table:table-row table:style-name="ro1">
          <table:table-cell table:style-name="ce25"/>
          <table:table-cell table:style-name="ce25" office:value-type="float" office:value="1.1983298E7">
            <text:p>11983298</text:p>
          </table:table-cell>
          <table:table-cell table:style-name="cf3" office:value-type="float" office:value="-1.0">
            <text:p>-1</text:p>
          </table:table-cell>
          <table:table-cell table:style-name="ce56" office:value-type="string">
            <text:p>inheritence correlation </text:p>
          </table:table-cell>
          <table:table-cell table:number-columns-repeated="1020"/>
        </table:table-row>
        <table:table-row table:style-name="ro3">
          <table:table-cell table:style-name="ce25"/>
          <table:table-cell table:style-name="ce25" office:value-type="float" office:value="1.7063156E7">
            <text:p>17063156</text:p>
          </table:table-cell>
          <table:table-cell table:style-name="cf3" office:value-type="float" office:value="1.0">
            <text:p>1</text:p>
          </table:table-cell>
          <table:table-cell table:number-columns-repeated="1021"/>
        </table:table-row>
        <table:table-row table:style-name="ro1">
          <table:table-cell table:style-name="ce25"/>
          <table:table-cell table:style-name="ce25" office:value-type="float" office:value="1.7548151E7">
            <text:p>17548151</text:p>
          </table:table-cell>
          <table:table-cell table:style-name="cf3" office:value-type="float" office:value="-1.0">
            <text:p>-1</text:p>
          </table:table-cell>
          <table:table-cell table:style-name="ce56" office:value-type="string">
            <text:p>Not enough data is provided</text:p>
          </table:table-cell>
          <table:table-cell table:number-columns-repeated="1020"/>
        </table:table-row>
        <table:table-row table:style-name="ro8">
          <table:table-cell table:style-name="ce25"/>
          <table:table-cell table:style-name="ce25" office:value-type="float" office:value="1.7728664E7">
            <text:p>17728664</text:p>
          </table:table-cell>
          <table:table-cell table:style-name="cf3" office:value-type="float" office:value="-1.0">
            <text:p>-1</text:p>
          </table:table-cell>
          <table:table-cell table:style-name="ce56" office:value-type="string">
            <text:p>Only looks at cognitive impairment in the elderly</text:p>
          </table:table-cell>
          <table:table-cell table:number-columns-repeated="1020"/>
        </table:table-row>
        <table:table-row table:style-name="ro1">
          <table:table-cell table:style-name="ce25"/>
          <table:table-cell table:style-name="ce25" office:value-type="float" office:value="1.823508E7">
            <text:p>18235080</text:p>
          </table:table-cell>
          <table:table-cell table:style-name="cf3" office:value-type="float" office:value="0.0">
            <text:p>0</text:p>
          </table:table-cell>
          <table:table-cell table:style-name="ce56" office:value-type="string">
            <text:p>No subscription to this article</text:p>
          </table:table-cell>
          <table:table-cell table:number-columns-repeated="1020"/>
        </table:table-row>
        <table:table-row table:style-name="ro3">
          <table:table-cell table:style-name="ce25"/>
          <table:table-cell table:style-name="ce25" office:value-type="float" office:value="1.6026865E7">
            <text:p>16026865</text:p>
          </table:table-cell>
          <table:table-cell table:style-name="cf3" office:value-type="float" office:value="1.0">
            <text:p>1</text:p>
          </table:table-cell>
          <table:table-cell table:number-columns-repeated="1021"/>
        </table:table-row>
        <table:table-row table:style-name="ro14">
          <table:table-cell table:style-name="ce25"/>
          <table:table-cell table:style-name="ce25" office:value-type="float" office:value="1.5626819E7">
            <text:p>15626819</text:p>
          </table:table-cell>
          <table:table-cell table:style-name="cf3" office:value-type="float" office:value="0.0">
            <text:p>0</text:p>
          </table:table-cell>
          <table:table-cell table:style-name="ce56" office:value-type="string">
            <text:p>possibly useful, but requires consideration (genotypes are presented in unusual manner)</text:p>
          </table:table-cell>
          <table:table-cell table:number-columns-repeated="1020"/>
        </table:table-row>
        <table:table-row table:style-name="ro6">
          <table:table-cell table:style-name="ce25"/>
          <table:table-cell table:style-name="ce25" office:value-type="float" office:value="7755518.0">
            <text:p>7755518</text:p>
          </table:table-cell>
          <table:table-cell table:style-name="cf3" office:value-type="float" office:value="-1.0">
            <text:p>-1</text:p>
          </table:table-cell>
          <table:table-cell table:style-name="ce56" office:value-type="string">
            <text:p>Data only provided for children and is categorized based on alcoholicness of parent</text:p>
          </table:table-cell>
          <table:table-cell table:number-columns-repeated="1020"/>
        </table:table-row>
        <table:table-row table:style-name="ro16">
          <table:table-cell table:style-name="ce25"/>
          <table:table-cell table:style-name="ce25" office:value-type="float" office:value="1.7379671E7">
            <text:p>17379671</text:p>
          </table:table-cell>
          <table:table-cell table:style-name="cf3" office:value-type="float" office:value="1.0">
            <text:p>1</text:p>
          </table:table-cell>
          <table:table-cell table:style-name="ce56" office:value-type="string">
            <text:p>Subjects are elderly; it is difficult to parse out the indicators in this paper</text:p>
          </table:table-cell>
          <table:table-cell table:number-columns-repeated="1020"/>
        </table:table-row>
        <table:table-row table:style-name="ro1">
          <table:table-cell table:style-name="ce25"/>
          <table:table-cell table:style-name="ce25" office:value-type="float" office:value="1.7124416E7">
            <text:p>17124416</text:p>
          </table:table-cell>
          <table:table-cell table:style-name="cf3" office:value-type="float" office:value="-1.0">
            <text:p>-1</text:p>
          </table:table-cell>
          <table:table-cell table:style-name="ce56" office:value-type="string">
            <text:p>Data type too complex for table</text:p>
          </table:table-cell>
          <table:table-cell table:number-columns-repeated="1020"/>
        </table:table-row>
        <table:table-row table:style-name="ro8">
          <table:table-cell table:style-name="ce25"/>
          <table:table-cell table:style-name="ce25" office:value-type="float" office:value="1.8775088E7">
            <text:p>18775088</text:p>
          </table:table-cell>
          <table:table-cell table:style-name="cf3" office:value-type="float" office:value="-1.0">
            <text:p>-1</text:p>
          </table:table-cell>
          <table:table-cell table:style-name="ce56" office:value-type="string">
            <text:p>Study looks at only at young women at risk of depression</text:p>
          </table:table-cell>
          <table:table-cell table:number-columns-repeated="1020"/>
        </table:table-row>
        <table:table-row table:style-name="ro1">
          <table:table-cell table:style-name="ce25"/>
          <table:table-cell table:style-name="ce25" office:value-type="float" office:value="1.2075916E7">
            <text:p>12075916</text:p>
          </table:table-cell>
          <table:table-cell table:style-name="cf3" office:value-type="float" office:value="-1.0">
            <text:p>-1</text:p>
          </table:table-cell>
          <table:table-cell table:style-name="ce56" office:value-type="string">
            <text:p>Restrictive demographic</text:p>
          </table:table-cell>
          <table:table-cell table:number-columns-repeated="1020"/>
        </table:table-row>
        <table:table-row table:style-name="ro3">
          <table:table-cell table:style-name="ce25"/>
          <table:table-cell table:style-name="ce25" office:value-type="float" office:value="1.7202556E7">
            <text:p>17202556</text:p>
          </table:table-cell>
          <table:table-cell table:style-name="cf3" office:value-type="float" office:value="-1.0">
            <text:p>-1</text:p>
          </table:table-cell>
          <table:table-cell table:style-name="ce56" office:value-type="string">
            <text:p>No table is given</text:p>
          </table:table-cell>
          <table:table-cell table:number-columns-repeated="1020"/>
        </table:table-row>
        <table:table-row table:style-name="ro3">
          <table:table-cell table:style-name="ce25"/>
          <table:table-cell table:style-name="ce25" office:value-type="float" office:value="1.7077159E7">
            <text:p>17077159</text:p>
          </table:table-cell>
          <table:table-cell table:style-name="cf3" office:value-type="float" office:value="1.0">
            <text:p>1</text:p>
          </table:table-cell>
          <table:table-cell table:number-columns-repeated="1021"/>
        </table:table-row>
        <table:table-row table:style-name="ro1">
          <table:table-cell table:style-name="ce25"/>
          <table:table-cell table:style-name="ce25" office:value-type="float" office:value="1.6102234E7">
            <text:p>16102234</text:p>
          </table:table-cell>
          <table:table-cell table:style-name="cf3" office:value-type="float" office:value="-1.0">
            <text:p>-1</text:p>
          </table:table-cell>
          <table:table-cell table:style-name="ce56" office:value-type="string">
            <text:p>Wrong type of data</text:p>
          </table:table-cell>
          <table:table-cell table:number-columns-repeated="1020"/>
        </table:table-row>
        <table:table-row table:style-name="ro1">
          <table:table-cell table:style-name="ce25"/>
          <table:table-cell table:style-name="ce25" office:value-type="float" office:value="1.7564514E7">
            <text:p>17564514</text:p>
          </table:table-cell>
          <table:table-cell table:style-name="cf3" office:value-type="float" office:value="-1.0">
            <text:p>-1</text:p>
          </table:table-cell>
          <table:table-cell table:style-name="ce56" office:value-type="string">
            <text:p>Wrong type of data</text:p>
          </table:table-cell>
          <table:table-cell table:number-columns-repeated="1020"/>
        </table:table-row>
        <table:table-row table:style-name="ro3">
          <table:table-cell table:style-name="ce25"/>
          <table:table-cell table:style-name="ce25" office:value-type="float" office:value="1.735307E7">
            <text:p>17353070</text:p>
          </table:table-cell>
          <table:table-cell table:style-name="cf3" office:value-type="float" office:value="1.0">
            <text:p>1</text:p>
          </table:table-cell>
          <table:table-cell table:number-columns-repeated="1021"/>
        </table:table-row>
        <table:table-row table:style-name="ro3">
          <table:table-cell table:style-name="ce25"/>
          <table:table-cell table:style-name="ce25" office:value-type="float" office:value="1.6893493E7">
            <text:p>16893493</text:p>
          </table:table-cell>
          <table:table-cell table:style-name="cf3" office:value-type="float" office:value="1.0">
            <text:p>1</text:p>
          </table:table-cell>
          <table:table-cell table:number-columns-repeated="1021"/>
        </table:table-row>
        <table:table-row table:style-name="ro3">
          <table:table-cell table:style-name="ce25"/>
          <table:table-cell table:style-name="ce25" office:value-type="float" office:value="1.837808E7">
            <text:p>18378080</text:p>
          </table:table-cell>
          <table:table-cell table:style-name="cf3" office:value-type="float" office:value="1.0">
            <text:p>1</text:p>
          </table:table-cell>
          <table:table-cell table:number-columns-repeated="1021"/>
        </table:table-row>
        <table:table-row table:style-name="ro3">
          <table:table-cell table:style-name="ce25"/>
          <table:table-cell table:style-name="ce25" office:value-type="float" office:value="1.6446742E7">
            <text:p>16446742</text:p>
          </table:table-cell>
          <table:table-cell table:style-name="cf3" office:value-type="float" office:value="1.0">
            <text:p>1</text:p>
          </table:table-cell>
          <table:table-cell table:number-columns-repeated="1021"/>
        </table:table-row>
        <table:table-row table:style-name="ro3">
          <table:table-cell table:style-name="ce25"/>
          <table:table-cell table:style-name="ce25" office:value-type="float" office:value="1.2553913E7">
            <text:p>12553913</text:p>
          </table:table-cell>
          <table:table-cell table:style-name="cf3" office:value-type="float" office:value="1.0">
            <text:p>1</text:p>
          </table:table-cell>
          <table:table-cell table:number-columns-repeated="1021"/>
        </table:table-row>
        <table:table-row table:style-name="ro3">
          <table:table-cell table:style-name="ce25"/>
          <table:table-cell table:style-name="ce25" office:value-type="float" office:value="1.7230034E7">
            <text:p>17230034</text:p>
          </table:table-cell>
          <table:table-cell table:style-name="cf3" office:value-type="float" office:value="1.0">
            <text:p>1</text:p>
          </table:table-cell>
          <table:table-cell table:number-columns-repeated="1021"/>
        </table:table-row>
        <table:table-row table:style-name="ro3">
          <table:table-cell table:number-columns-repeated="2"/>
          <table:table-cell table:style-name="cf5"/>
          <table:table-cell table:number-columns-repeated="1021"/>
        </table:table-row>
        <table:table-row table:style-name="ro5">
          <table:table-cell/>
          <table:table-cell table:style-name="ce56" office:value-type="float" office:value="2.0038948E7">
            <text:p>20038948</text:p>
          </table:table-cell>
          <table:table-cell table:style-name="cf3" office:value-type="float" office:value="1.0">
            <text:p>1</text:p>
          </table:table-cell>
          <table:table-cell table:style-name="ce56" office:value-type="string">
            <text:p>ill defined tasks; working memory score?</text:p>
          </table:table-cell>
          <table:table-cell table:number-columns-repeated="1020"/>
        </table:table-row>
        <table:table-row table:style-name="ro0" table:number-rows-repeated="65349">
          <table:table-cell table:number-columns-repeated="1024"/>
        </table:table-row>
      </table:table>
      <table:table table:name="Citations" table:style-name="ta0">
        <table:table-column table:style-name="co34" table:default-cell-style-name="Default"/>
        <table:table-column table:style-name="co7" table:default-cell-style-name="Default"/>
        <table:table-column table:style-name="co35" table:default-cell-style-name="Default"/>
        <table:table-column table:style-name="co7" table:default-cell-style-name="Default" table:number-columns-repeated="18"/>
        <table:table-column table:style-name="co0" table:default-cell-style-name="Default" table:number-columns-repeated="1003"/>
        <table:table-row table:style-name="ro3">
          <table:table-cell table:style-name="ce53"/>
          <table:table-cell table:style-name="ce21" office:value-type="string">
            <text:p>PMID</text:p>
          </table:table-cell>
          <table:table-cell table:style-name="ce21" office:value-type="string">
            <text:p>Citation</text:p>
          </table:table-cell>
          <table:table-cell table:number-columns-repeated="18" table:style-name="ce53"/>
          <table:table-cell table:number-columns-repeated="1003"/>
        </table:table-row>
        <table:table-row table:style-name="ro21">
          <table:table-cell table:style-name="ce28" office:value-type="string">
            <text:p>OURS</text:p>
          </table:table-cell>
          <table:table-cell table:style-name="ce28" office:value-type="float" office:value="1.9496996E7">
            <text:p>19496996</text:p>
          </table:table-cell>
          <table:table-cell table:style-name="ce28" office:value-type="string">
            <text:p>Hashimoto R, Noguchi H, Hori H, Ohi K, Yasuda Y, Takeda M, Kunugi H. Psychiatry Clin Neurosci. 2009 Aug;63(4):550-6. Epub 2009 May 22.</text:p>
          </table:table-cell>
          <table:table-cell table:number-columns-repeated="1021"/>
        </table:table-row>
        <table:table-row table:style-name="ro22">
          <table:table-cell table:style-name="ce28"/>
          <table:table-cell table:style-name="ce28" office:value-type="float" office:value="1.9211801E7">
            <text:p>19211801</text:p>
          </table:table-cell>
          <table:table-cell table:style-name="ce28" office:value-type="string">
            <text:p>Greenwood PM, Lin MK, Sundararajan R, Fryxell KJ, Parasuraman R. Proc Natl Acad Sci U S A. 2009 Mar 3;106(9):3633-8. Epub 2009 Feb 11.</text:p>
          </table:table-cell>
          <table:table-cell table:number-columns-repeated="1021"/>
        </table:table-row>
        <table:table-row table:style-name="ro23">
          <table:table-cell table:style-name="ce28"/>
          <table:table-cell table:style-name="ce28" office:value-type="float" office:value="1.9805695E7">
            <text:p>19805695</text:p>
          </table:table-cell>
          <table:table-cell table:style-name="ce28" office:value-type="string">
            <text:p>Donohoe G, Walters J, Morris DW, Quinn EM, Judge R, Norton N, Giegling I, Hartmann AM, Möller HJ, Muglia P, Williams H, Moskvina V, Peel R, O'Donoghue T, Owen MJ, O'Donovan MC, Gill M, Rujescu D, Corvin A. Arch Gen Psychiatry. 2009 Oct;66(10):1045-54.</text:p>
          </table:table-cell>
          <table:table-cell table:number-columns-repeated="1021"/>
        </table:table-row>
        <table:table-row table:style-name="ro24">
          <table:table-cell table:style-name="ce28"/>
          <table:table-cell table:style-name="ce28" office:value-type="float" office:value="1.8194457E7">
            <text:p>18194457</text:p>
          </table:table-cell>
          <table:table-cell table:style-name="ce28" office:value-type="string">
            <text:p>Almeida OP, Schwab SG, Lautenschlager NT, Morar B, Greenop KR, Flicker L, Wildenauer D. J Cell Mol Med. 2008 Sep-Oct;12(5A):1672-6. Epub 2008 Jan 11.</text:p>
          </table:table-cell>
          <table:table-cell table:number-columns-repeated="1021"/>
        </table:table-row>
        <table:table-row table:style-name="ro24">
          <table:table-cell table:style-name="ce28"/>
          <table:table-cell table:style-name="ce28" office:value-type="float" office:value="1.8213617E7">
            <text:p>18213617</text:p>
          </table:table-cell>
          <table:table-cell table:style-name="ce28" office:value-type="string">
            <text:p>Aguilera M, Barrantes-Vidal N, Arias B, Moya J, Villa H, Ibáñez MI, Ruipérez MA, Ortet G, Fañanás L. Am J Med Genet B Neuropsychiatr Genet. 2008 Sep 5;147B(6):898-902.</text:p>
          </table:table-cell>
          <table:table-cell table:number-columns-repeated="1021"/>
        </table:table-row>
        <table:table-row table:style-name="ro25">
          <table:table-cell table:style-name="ce28"/>
          <table:table-cell table:style-name="ce28" office:value-type="float" office:value="1.8606232E7">
            <text:p>18606232</text:p>
          </table:table-cell>
          <table:table-cell table:style-name="ce28" office:value-type="string">
            <text:p>Krug A, Markov V, Eggermann T, Krach S, Zerres K, Stöcker T, Shah NJ, Schneider F, Nöthen MM, Treutlein J, Rietschel M, Kircher T. Neuroimage. 2008 Oct 1;42(4):1569-76. Epub 2008 Jun 12.</text:p>
          </table:table-cell>
          <table:table-cell table:number-columns-repeated="1021"/>
        </table:table-row>
        <table:table-row table:style-name="ro24">
          <table:table-cell table:style-name="ce28"/>
          <table:table-cell table:style-name="ce28" office:value-type="float" office:value="2.0336655E7">
            <text:p>20336655</text:p>
          </table:table-cell>
          <table:table-cell table:style-name="ce28" office:value-type="string">
            <text:p>Krug A, Markov V, Krach S, Jansen A, Zerres K, Eggermann T, Stöcker T, Shah NJ, Nöthen MM, Georgi A, Strohmaier J, Rietschel M, Kircher T. Hum Brain Mapp. 2011 Jan;32(1):118-26.</text:p>
          </table:table-cell>
          <table:table-cell table:number-columns-repeated="1021"/>
        </table:table-row>
        <table:table-row table:style-name="ro26">
          <table:table-cell table:style-name="ce28"/>
          <table:table-cell table:style-name="ce28" office:value-type="float" office:value="1.861434E7">
            <text:p>18614340</text:p>
          </table:table-cell>
          <table:table-cell table:style-name="ce28" office:value-type="string">
            <text:p>Mössner R, Schuhmacher A, Schulze-Rauschenbach S, Kühn KU, Rujescu D, Rietschel M, Zobel A, Franke P, Wölwer W, Gaebel W, Häfner H, Wagner M, Maier W. Eur Neuropsychopharmacol. 2008 Oct;18(10):768-72. Epub 2008 Jul 9.</text:p>
          </table:table-cell>
          <table:table-cell table:number-columns-repeated="1021"/>
        </table:table-row>
        <table:table-row table:style-name="ro21">
          <table:table-cell table:style-name="ce28"/>
          <table:table-cell table:style-name="ce28" office:value-type="float" office:value="1.7081262E7">
            <text:p>17081262</text:p>
          </table:table-cell>
          <table:table-cell table:style-name="ce28" office:value-type="string">
            <text:p>Gosso MF, van Belzen M, de Geus EJ, Polderman JC, Heutink P, Boomsma DI, Posthuma D. Genes Brain Behav. 2006 Nov;5(8):577-84.</text:p>
          </table:table-cell>
          <table:table-cell table:number-columns-repeated="1021"/>
        </table:table-row>
        <table:table-row table:style-name="ro23">
          <table:table-cell table:style-name="ce28"/>
          <table:table-cell table:style-name="ce28" office:value-type="float" office:value="2.050976E7">
            <text:p>20509760</text:p>
          </table:table-cell>
          <table:table-cell table:style-name="ce28" office:value-type="string">
            <text:p>Yasuda Y, Hashimoto R, Ohi K, Fukumoto M, Takamura H, Iike N, Yoshida T, Hayashi N, Takahashi H, Yamamori H, Morihara T, Tagami S, Okochi M, Tanaka T, Kudo T, Kamino K, Ishii R, Iwase M, Kazui H, Takeda M. World J Biol Psychiatry. 2010 Oct;11(7):852-7.</text:p>
          </table:table-cell>
          <table:table-cell table:number-columns-repeated="1021"/>
        </table:table-row>
        <table:table-row table:style-name="ro18">
          <table:table-cell table:style-name="ce28"/>
          <table:table-cell table:style-name="ce28" office:value-type="float" office:value="2.0068209E7">
            <text:p>20068209</text:p>
          </table:table-cell>
          <table:table-cell table:style-name="ce28" office:value-type="string">
            <text:p>Sanders AE, Wang C, Katz M, Derby CA, Barzilai N, Ozelius L, Lipton RB. JAMA. 2010 Jan 13;303(2):150-8.</text:p>
          </table:table-cell>
          <table:table-cell table:number-columns-repeated="1021"/>
        </table:table-row>
        <table:table-row table:style-name="ro6">
          <table:table-cell table:style-name="ce28"/>
          <table:table-cell table:style-name="ce28" office:value-type="float" office:value="1.9738929E7">
            <text:p>19738929</text:p>
          </table:table-cell>
          <table:table-cell table:style-name="ce28" office:value-type="string">
            <text:p>Reuter M, Montag C, Peters K, Kocher A, Kiefer M. Front Hum Neurosci. 2009;3:20. Epub 2009 Aug 24.</text:p>
          </table:table-cell>
          <table:table-cell table:number-columns-repeated="1021"/>
        </table:table-row>
        <table:table-row table:style-name="ro18">
          <table:table-cell table:style-name="ce28"/>
          <table:table-cell table:style-name="ce28" office:value-type="float" office:value="1.6818862E7">
            <text:p>16818862</text:p>
          </table:table-cell>
          <table:table-cell table:style-name="ce28" office:value-type="string">
            <text:p>Ho BC, Milev P, O'Leary DS, Librant A, Andreasen NC, Wassink TH. Arch Gen Psychiatry. 2006 Jul;63(7):731-40.</text:p>
          </table:table-cell>
          <table:table-cell table:number-columns-repeated="1021"/>
        </table:table-row>
        <table:table-row table:style-name="ro27">
          <table:table-cell table:style-name="ce28"/>
          <table:table-cell table:style-name="ce28" office:value-type="float" office:value="2.1255267E7">
            <text:p>21255267</text:p>
          </table:table-cell>
          <table:table-cell table:style-name="ce28" office:value-type="string">
            <text:p>Schiepers OJ, van Boxtel MP, Harris SE, Gow AJ, Pattie A, Brett CE, de Groot RH, Jolles J, Starr JM, Deary IJ. Genes Brain Behav. 2011 Apr;10(3):354-364. doi: 10.1111/j.1601-183X.2010.00675.x. Epub 2011 Jan 24.</text:p>
          </table:table-cell>
          <table:table-cell table:number-columns-repeated="1021"/>
        </table:table-row>
        <table:table-row table:style-name="ro24">
          <table:table-cell table:style-name="ce28"/>
          <table:table-cell table:style-name="ce28" office:value-type="float" office:value="1.9424489E7">
            <text:p>19424489</text:p>
          </table:table-cell>
          <table:table-cell table:style-name="ce28" office:value-type="string">
            <text:p>Smith CE, Tucker KL, Scott TM, Van Rompay M, Mattei J, Lai CQ, Parnell LD, Junyent M, Lee YC, Garcia-Bailo B, Ordovás JM. PLoS One. 2009;4(5):e5465. Epub 2009 May 8.</text:p>
          </table:table-cell>
          <table:table-cell table:number-columns-repeated="1021"/>
        </table:table-row>
        <table:table-row table:style-name="ro27">
          <table:table-cell table:style-name="ce28"/>
          <table:table-cell table:style-name="ce28" office:value-type="float" office:value="1.917683E7">
            <text:p>19176830</text:p>
          </table:table-cell>
          <table:table-cell table:style-name="ce28" office:value-type="string">
            <text:p>Bertolino A, Fazio L, Di Giorgio A, Blasi G, Romano R, Taurisano P, Caforio G, Sinibaldi L, Ursini G, Popolizio T, Tirotta E, Papp A, Dallapiccola B, Borrelli E, Sadee W. J Neurosci. 2009 Jan 28;29(4):1224-34.</text:p>
          </table:table-cell>
          <table:table-cell table:number-columns-repeated="1021"/>
        </table:table-row>
        <table:table-row table:style-name="ro21">
          <table:table-cell table:style-name="ce28"/>
          <table:table-cell table:style-name="ce28" office:value-type="float" office:value="1.94245E7">
            <text:p>19424500</text:p>
          </table:table-cell>
          <table:table-cell table:style-name="ce28" office:value-type="string">
            <text:p>Takizawa R, Tochigi M, Kawakubo Y, Marumo K, Sasaki T, Fukuda M, Kasai K. PLoS One. 2009;4(5):e5495. Epub 2009 May 8.</text:p>
          </table:table-cell>
          <table:table-cell table:number-columns-repeated="1021"/>
        </table:table-row>
        <table:table-row table:style-name="ro20">
          <table:table-cell table:style-name="ce28"/>
          <table:table-cell table:style-name="ce28" office:value-type="float" office:value="2.0548296E7">
            <text:p>20548296</text:p>
          </table:table-cell>
          <table:table-cell table:style-name="ce28" office:value-type="string">
            <text:p>Morar B, Dragović M, Waters FA, Chandler D, Kalaydjieva L, Jablensky A. Mol Psychiatry. 2010 Jun 15. [Epub ahead of print]</text:p>
          </table:table-cell>
          <table:table-cell table:number-columns-repeated="1021"/>
        </table:table-row>
        <table:table-row table:style-name="ro21">
          <table:table-cell table:style-name="ce28"/>
          <table:table-cell table:style-name="ce28" office:value-type="float" office:value="1.9778423E7">
            <text:p>19778423</text:p>
          </table:table-cell>
          <table:table-cell table:style-name="ce28" office:value-type="string">
            <text:p>Jansen A, Krach S, Krug A, Markov V, Eggermann T, Zerres K, Thimm M, Nöthen MM, Treutlein J, Rietschel M, Kircher T. BMC Psychiatry. 2009 Sep 24;9:60.</text:p>
          </table:table-cell>
          <table:table-cell table:number-columns-repeated="1021"/>
        </table:table-row>
        <table:table-row table:style-name="ro18">
          <table:table-cell table:style-name="ce28"/>
          <table:table-cell table:style-name="ce28" office:value-type="float" office:value="1.9968402E7">
            <text:p>19968402</text:p>
          </table:table-cell>
          <table:table-cell table:style-name="ce28" office:value-type="string">
            <text:p>Hamidovic A, Dlugos A, Skol A, Palmer AA, de Wit H. Exp Clin Psychopharmacol. 2009 Dec;17(6):374-83.</text:p>
          </table:table-cell>
          <table:table-cell table:number-columns-repeated="1021"/>
        </table:table-row>
        <table:table-row table:style-name="ro20">
          <table:table-cell table:style-name="ce28"/>
          <table:table-cell table:style-name="ce28" office:value-type="float" office:value="1.9606085E7">
            <text:p>19606085</text:p>
          </table:table-cell>
          <table:table-cell table:style-name="ce28" office:value-type="string">
            <text:p>Zhang H, Kranzler HR, Poling J, Gruen JR, Gelernter J. Neuropsychopharmacology. 2009 Nov;34(12):2508-16. Epub 2009 Jul 15.</text:p>
          </table:table-cell>
          <table:table-cell table:number-columns-repeated="1021"/>
        </table:table-row>
        <table:table-row table:style-name="ro18">
          <table:table-cell table:style-name="ce28"/>
          <table:table-cell table:style-name="ce28" office:value-type="float" office:value="1.7996044E7">
            <text:p>17996044</text:p>
          </table:table-cell>
          <table:table-cell table:style-name="ce28" office:value-type="string">
            <text:p>Gosso FM, de Geus EJ, Polderman TJ, Boomsma DI, Posthuma D, Heutink P. BMC Med Genet. 2007 Nov 8;8:66.</text:p>
          </table:table-cell>
          <table:table-cell table:number-columns-repeated="1021"/>
        </table:table-row>
        <table:table-row table:style-name="ro20">
          <table:table-cell table:style-name="ce28"/>
          <table:table-cell table:style-name="ce28" office:value-type="float" office:value="1.6135641E7">
            <text:p>16135641</text:p>
          </table:table-cell>
          <table:table-cell table:style-name="ce28" office:value-type="string">
            <text:p>Stefanis NC, van Os J, Avramopoulos D, Smyrnis N, Evdokimidis I, Stefanis CN. Am J Psychiatry. 2005 Sep;162(9):1752-4.</text:p>
          </table:table-cell>
          <table:table-cell table:number-columns-repeated="1021"/>
        </table:table-row>
        <table:table-row table:style-name="ro28">
          <table:table-cell table:style-name="ce28"/>
          <table:table-cell table:style-name="ce28" office:value-type="float" office:value="1.9468819E7">
            <text:p>19468819</text:p>
          </table:table-cell>
          <table:table-cell table:style-name="ce28" office:value-type="string">
            <text:p>Kölsch H, Wagner M, Bilkei-Gorzó A, Toliat MR, Pentzek M, Fuchs A, Kaduszkiewicz H, van den Bussche H, Riedel-Heller SG, Angermeyer MC, Weyerer S, Werle J, Bickel H, Mösch E, Wiese B, Daerr M, Jessen F, Maier W, Dichgans M. J Neural Transm. 2009 Jul;116(7):897-903. Epub 2009 May 26.</text:p>
          </table:table-cell>
          <table:table-cell table:number-columns-repeated="1021"/>
        </table:table-row>
        <table:table-row table:style-name="ro29">
          <table:table-cell table:style-name="ce28"/>
          <table:table-cell table:style-name="ce28" office:value-type="float" office:value="2.0957649E7">
            <text:p>20957649</text:p>
          </table:table-cell>
          <table:table-cell table:style-name="ce28" office:value-type="string">
            <text:p>Hashimoto R, Ohi K, Yasuda Y, Fukumoto M, Iwase M, Iike N, Azechi M, Ikezawa K, Takaya M, Takahashi H, Yamamori H, Okochi T, Tanimukai H, Tagami S, Morihara T, Okochi M, Tanaka T, Kudo T, Kazui H, Iwata N, Takeda M. Am J Med Genet B Neuropsychiatr Genet. 2010 Dec 5;153B(8):1459-64. doi: 10.1002/ajmg.b.31123. Epub 2010 Oct 18.</text:p>
          </table:table-cell>
          <table:table-cell table:number-columns-repeated="1021"/>
        </table:table-row>
        <table:table-row table:style-name="ro30">
          <table:table-cell table:style-name="ce28"/>
          <table:table-cell table:style-name="ce28" office:value-type="float" office:value="1.9350564E7">
            <text:p>19350564</text:p>
          </table:table-cell>
          <table:table-cell table:style-name="ce28" office:value-type="string">
            <text:p>Kircher T, Krug A, Markov V, Whitney C, Krach S, Zerres K, Eggermann T, Stöcker T, Shah NJ, Treutlein J, Nöthen MM, Becker T, Rietschel M. Hum Brain Mapp. 2009 Oct;30(10):3406-16.</text:p>
          </table:table-cell>
          <table:table-cell table:number-columns-repeated="1021"/>
        </table:table-row>
        <table:table-row table:style-name="ro24">
          <table:table-cell table:style-name="ce28"/>
          <table:table-cell table:style-name="ce28" office:value-type="float" office:value="1.9650139E7">
            <text:p>19650139</text:p>
          </table:table-cell>
          <table:table-cell table:style-name="ce28" office:value-type="string">
            <text:p>Markov V, Krug A, Krach S, Jansen A, Eggermann T, Zerres K, Stöcker T, Shah NJ, Nöthen MM, Treutlein J, Rietschel M, Kircher T. Hum Brain Mapp. 2010 Feb;31(2):266-75.</text:p>
          </table:table-cell>
          <table:table-cell table:number-columns-repeated="1021"/>
        </table:table-row>
        <table:table-row table:style-name="ro20">
          <table:table-cell table:style-name="ce28"/>
          <table:table-cell table:style-name="ce28" office:value-type="float" office:value="2.0631687E7">
            <text:p>20631687</text:p>
          </table:table-cell>
          <table:table-cell table:style-name="ce28" office:value-type="string">
            <text:p>Zhang H, Kranzler HR, Poling J, Gelernter J. Neuropsychopharmacology. 2010 Oct;35(11):2211-24. Epub 2010 Jul 14.</text:p>
          </table:table-cell>
          <table:table-cell table:number-columns-repeated="1021"/>
        </table:table-row>
        <table:table-row table:style-name="ro18">
          <table:table-cell table:style-name="ce28"/>
          <table:table-cell table:style-name="ce28" office:value-type="float" office:value="1.7892388E7">
            <text:p>17892388</text:p>
          </table:table-cell>
          <table:table-cell table:style-name="ce28" office:value-type="string">
            <text:p>Strobel A, Dreisbach G, Müller J, Goschke T, Brocke B, Lesch KP. J Cogn Neurosci. 2007 Dec;19(12):1923-31.</text:p>
          </table:table-cell>
          <table:table-cell table:number-columns-repeated="1021"/>
        </table:table-row>
        <table:table-row table:style-name="ro18">
          <table:table-cell table:style-name="ce25" office:value-type="string">
            <text:p>FRED'S</text:p>
          </table:table-cell>
          <table:table-cell table:style-name="ce25" office:value-type="float" office:value="1.8374494E7">
            <text:p>18374494</text:p>
          </table:table-cell>
          <table:table-cell table:style-name="ce25" office:value-type="string">
            <text:p>Fiocco AJ, Poirier J, Joober R, Nair NP, Lupien SJ. Psychoneuroendocrinology. 2008 Jun;33(5):625-33. Epub 2008 Apr 18.</text:p>
          </table:table-cell>
          <table:table-cell table:number-columns-repeated="1021"/>
        </table:table-row>
        <table:table-row table:style-name="ro20">
          <table:table-cell table:style-name="ce25"/>
          <table:table-cell table:style-name="ce25" office:value-type="float" office:value="1.7988784E7">
            <text:p>17988784</text:p>
          </table:table-cell>
          <table:table-cell table:style-name="ce25" office:value-type="string">
            <text:p>Goldberg TE, Iudicello J, Russo C, Elvevåg B, Straub R, Egan MF, Weinberger DR. Biol Psychol. 2008 Jan;77(1):20-4. Epub 2007 Sep 1.</text:p>
          </table:table-cell>
          <table:table-cell table:number-columns-repeated="1021"/>
        </table:table-row>
        <table:table-row table:style-name="ro21">
          <table:table-cell table:style-name="ce25"/>
          <table:table-cell table:style-name="ce25" office:value-type="float" office:value="1.2890761E7">
            <text:p>12890761</text:p>
          </table:table-cell>
          <table:table-cell table:style-name="ce25" office:value-type="string">
            <text:p>Hariri AR, Goldberg TE, Mattay VS, Kolachana BS, Callicott JH, Egan MF, Weinberger DR. J Neurosci. 2003 Jul 30;23(17):6690-4.</text:p>
          </table:table-cell>
          <table:table-cell table:number-columns-repeated="1021"/>
        </table:table-row>
        <table:table-row table:style-name="ro20">
          <table:table-cell table:style-name="ce25"/>
          <table:table-cell table:style-name="ce25" office:value-type="float" office:value="1.2556901E7">
            <text:p>12556901</text:p>
          </table:table-cell>
          <table:table-cell table:style-name="ce25" office:value-type="string">
            <text:p>Comings DE, Wu S, Rostamkhani M, McGue M, Lacono WG, Cheng LS, MacMurray JP. Mol Psychiatry. 2003 Jan;8(1):10-1.</text:p>
          </table:table-cell>
          <table:table-cell table:number-columns-repeated="1021"/>
        </table:table-row>
        <table:table-row table:style-name="ro14">
          <table:table-cell table:style-name="ce25"/>
          <table:table-cell table:style-name="ce25" office:value-type="float" office:value="1.1166947E7">
            <text:p>11166947</text:p>
          </table:table-cell>
          <table:table-cell table:style-name="ce25" office:value-type="string">
            <text:p>Turic D, Fisher PJ, Plomin R, Owen MJ. Neurosci Lett. 2001 Feb 16;299(1-2):97-100.</text:p>
          </table:table-cell>
          <table:table-cell table:number-columns-repeated="1021"/>
        </table:table-row>
        <table:table-row table:style-name="ro26">
          <table:table-cell table:style-name="ce25"/>
          <table:table-cell table:style-name="ce25" office:value-type="float" office:value="1.8205171E7">
            <text:p>18205171</text:p>
          </table:table-cell>
          <table:table-cell table:style-name="ce25" office:value-type="string">
            <text:p>Need AC, Attix DK, McEvoy JM, Cirulli ET, Linney KN, Wagoner AP, Gumbs CE, Giegling I, Möller HJ, Francks C, Muglia P, Roses A, Gibson G, Weale ME, Rujescu D, Goldstein DB. Am J Med Genet B Neuropsychiatr Genet. 2008 Jul 5;147B(5):667-8.</text:p>
          </table:table-cell>
          <table:table-cell table:number-columns-repeated="1021"/>
        </table:table-row>
        <table:table-row table:style-name="ro6">
          <table:table-cell table:style-name="ce25"/>
          <table:table-cell table:style-name="ce25" office:value-type="float" office:value="1.2502505E7">
            <text:p>12502505</text:p>
          </table:table-cell>
          <table:table-cell table:style-name="ce25" office:value-type="string">
            <text:p>Ferguson SC, Deary IJ, Perros P, Evans JC, Ellard S, Hattersley AT, Frier BM. Diabetes. 2003 Jan;52(1):145-8.</text:p>
          </table:table-cell>
          <table:table-cell table:number-columns-repeated="1021"/>
        </table:table-row>
        <table:table-row table:style-name="ro14">
          <table:table-cell table:style-name="ce25"/>
          <table:table-cell table:style-name="ce25" office:value-type="float" office:value="1.8614671E7">
            <text:p>18614671</text:p>
          </table:table-cell>
          <table:table-cell table:style-name="ce25" office:value-type="string">
            <text:p>Strange BA, Kroes MC, Roiser JP, Tan GC, Dolan RJ. J Neurosci. 2008 Jul 9;28(28):7036-9.</text:p>
          </table:table-cell>
          <table:table-cell table:number-columns-repeated="1021"/>
        </table:table-row>
        <table:table-row table:style-name="ro6">
          <table:table-cell table:style-name="ce25"/>
          <table:table-cell table:style-name="ce25" office:value-type="float" office:value="1.5979789E7">
            <text:p>15979789</text:p>
          </table:table-cell>
          <table:table-cell table:style-name="ce25" office:value-type="string">
            <text:p>Harris SE, Wright AF, Hayward C, Starr JM, Whalley LJ, Deary IJ. Neurosci Lett. 2005 Sep 2;385(1):1-6.</text:p>
          </table:table-cell>
          <table:table-cell table:number-columns-repeated="1021"/>
        </table:table-row>
        <table:table-row table:style-name="ro18">
          <table:table-cell table:style-name="ce25"/>
          <table:table-cell table:style-name="ce25" office:value-type="float" office:value="1.7201525E7">
            <text:p>17201525</text:p>
          </table:table-cell>
          <table:table-cell table:style-name="ce25" office:value-type="string">
            <text:p>Jorm AF, Mather KA, Butterworth P, Anstey KJ, Christensen H, Easteal S. Neuropsychology. 2007 Jan;21(1):1-8.</text:p>
          </table:table-cell>
          <table:table-cell table:number-columns-repeated="1021"/>
        </table:table-row>
        <table:table-row table:style-name="ro22">
          <table:table-cell table:style-name="ce25"/>
          <table:table-cell table:style-name="ce25" office:value-type="float" office:value="1.5222832E7">
            <text:p>15222832</text:p>
          </table:table-cell>
          <table:table-cell table:style-name="ce25" office:value-type="string">
            <text:p>Deary IJ, Whiteman MC, Pattie A, Starr JM, Hayward C, Wright AF, Visscher PM, Tynan MC, Whalley LJ. Psychol Aging. 2004 Jun;19(2):367-71.</text:p>
          </table:table-cell>
          <table:table-cell table:number-columns-repeated="1021"/>
        </table:table-row>
        <table:table-row table:style-name="ro18">
          <table:table-cell table:style-name="ce25"/>
          <table:table-cell table:style-name="ce25" office:value-type="float" office:value="1.7996044E7">
            <text:p>17996044</text:p>
          </table:table-cell>
          <table:table-cell table:style-name="ce25" office:value-type="string">
            <text:p>Gosso FM, de Geus EJ, Polderman TJ, Boomsma DI, Posthuma D, Heutink P. BMC Med Genet. 2007 Nov 8;8:66.</text:p>
          </table:table-cell>
          <table:table-cell table:number-columns-repeated="1021"/>
        </table:table-row>
        <table:table-row table:style-name="ro6">
          <table:table-cell table:style-name="ce25"/>
          <table:table-cell table:style-name="ce25" office:value-type="float" office:value="1.2566168E7">
            <text:p>12566168</text:p>
          </table:table-cell>
          <table:table-cell table:style-name="ce25" office:value-type="string">
            <text:p>Tsai SJ, Yu YW, Chen TJ, Chen JY, Liou YJ, Chen MC, Hong CJ. Neurosci Lett. 2003 Feb 27;338(2):123-6.</text:p>
          </table:table-cell>
          <table:table-cell table:number-columns-repeated="1021"/>
        </table:table-row>
        <table:table-row table:style-name="ro20">
          <table:table-cell table:style-name="ce25"/>
          <table:table-cell table:style-name="ce25" office:value-type="float" office:value="1.5319576E7">
            <text:p>15319576</text:p>
          </table:table-cell>
          <table:table-cell table:style-name="ce25" office:value-type="string">
            <text:p>de Frias CM, Annerbrink K, Westberg L, Eriksson E, Adolfsson R, Nilsson LG. Behav Genet. 2004 Sep;34(5):533-9.</text:p>
          </table:table-cell>
          <table:table-cell table:number-columns-repeated="1021"/>
        </table:table-row>
        <table:table-row table:style-name="ro21">
          <table:table-cell table:style-name="ce25"/>
          <table:table-cell table:style-name="ce25" office:value-type="float" office:value="1.2886039E7">
            <text:p>12886039</text:p>
          </table:table-cell>
          <table:table-cell table:style-name="ce25" office:value-type="string">
            <text:p>Puttonen S, Elovainio M, Kivimäki M, Lehtimäki T, Keltikangas-Järvinen L. Neuropsychobiology. 2003;48(1):35-40.</text:p>
          </table:table-cell>
          <table:table-cell table:number-columns-repeated="1021"/>
        </table:table-row>
        <table:table-row table:style-name="ro14">
          <table:table-cell table:style-name="ce25"/>
          <table:table-cell table:style-name="ce25" office:value-type="float" office:value="1.5748778E7">
            <text:p>15748778</text:p>
          </table:table-cell>
          <table:table-cell table:style-name="ce25" office:value-type="string">
            <text:p>Strandberg TE, Pitkala K, Eerola J, Tilvis R, Tienari PJ. Neurobiol Aging. 2005 Jul;26(7):1001-4.</text:p>
          </table:table-cell>
          <table:table-cell table:number-columns-repeated="1021"/>
        </table:table-row>
        <table:table-row table:style-name="ro21">
          <table:table-cell table:style-name="ce25"/>
          <table:table-cell table:style-name="ce25" office:value-type="float" office:value="1.7100509E7">
            <text:p>17100509</text:p>
          </table:table-cell>
          <table:table-cell table:style-name="ce25" office:value-type="string">
            <text:p>Nilsson LG, Adolfsson R, Bäckman L, Cruts M, Nyberg L, Small BJ, Van Broeckoven C. Neuropsychology. 2006 Nov;20(6):645-57.</text:p>
          </table:table-cell>
          <table:table-cell table:number-columns-repeated="1021"/>
        </table:table-row>
        <table:table-row table:style-name="ro24">
          <table:table-cell table:style-name="ce25"/>
          <table:table-cell table:style-name="ce25" office:value-type="float" office:value="9507981.0">
            <text:p>9507981</text:p>
          </table:table-cell>
          <table:table-cell table:style-name="ce25" office:value-type="string">
            <text:p>Ball D, Hill L, Eley TC, Chorney MJ, Chorney K, Thompson LA, Detterman DK, Benbow C, Lubinski D, Owen M, McGuffin P, Plomin R. Neuroreport. 1998 Jan 26;9(2):347-9.</text:p>
          </table:table-cell>
          <table:table-cell table:number-columns-repeated="1021"/>
        </table:table-row>
        <table:table-row table:style-name="ro18">
          <table:table-cell table:style-name="ce25"/>
          <table:table-cell table:style-name="ce25" office:value-type="float" office:value="1.1979061E7">
            <text:p>11979061</text:p>
          </table:table-cell>
          <table:table-cell table:style-name="ce25" office:value-type="string">
            <text:p>Tsai SJ, Yu YW, Lin CH, Chen TJ, Chen SP, Hong CJ. Neuropsychobiology. 2002;45(3):128-30.</text:p>
          </table:table-cell>
          <table:table-cell table:number-columns-repeated="1021"/>
        </table:table-row>
        <table:table-row table:style-name="ro26">
          <table:table-cell table:style-name="ce25"/>
          <table:table-cell table:style-name="ce25" office:value-type="float" office:value="1.9077176E7">
            <text:p>19077176</text:p>
          </table:table-cell>
          <table:table-cell table:style-name="ce25" office:value-type="string">
            <text:p>Luciano M, Miyajima F, Lind PA, Bates TC, Horan M, Harris SE, Wright MJ, Ollier WE, Hayward C, Pendleton N, Gow AJ, Visscher PM, Starr JM, Deary IJ, Martin NG, Payton A. Genes Brain Behav. 2009 Mar;8(2):218-27. Epub 2008 Dec 3.</text:p>
          </table:table-cell>
          <table:table-cell table:number-columns-repeated="1021"/>
        </table:table-row>
        <table:table-row table:style-name="ro30">
          <table:table-cell table:style-name="ce25"/>
          <table:table-cell table:style-name="ce25" office:value-type="float" office:value="1.6095668E7">
            <text:p>16095668</text:p>
          </table:table-cell>
          <table:table-cell table:style-name="ce25" office:value-type="string">
            <text:p>Gondo Y, Hirose N, Arai Y, Yamamura K, Shimizu K, Takayama M, Ebihara Y, Nakazawa S, Inagaki H, Masui Y, Kitagawa K. Mech Ageing Dev. 2005 Nov;126(11):1178-84.</text:p>
          </table:table-cell>
          <table:table-cell table:number-columns-repeated="1021"/>
        </table:table-row>
        <table:table-row table:style-name="ro18">
          <table:table-cell table:style-name="ce25"/>
          <table:table-cell table:style-name="ce25" office:value-type="float" office:value="1.1925305E7">
            <text:p>11925305</text:p>
          </table:table-cell>
          <table:table-cell table:style-name="ce25" office:value-type="string">
            <text:p>Malhotra AK, Kestler LJ, Mazzanti C, Bates JA, Goldberg T, Goldman D. Am J Psychiatry. 2002 Apr;159(4):652-4.</text:p>
          </table:table-cell>
          <table:table-cell table:number-columns-repeated="1021"/>
        </table:table-row>
        <table:table-row table:style-name="ro19">
          <table:table-cell table:style-name="ce25"/>
          <table:table-cell table:style-name="ce25" office:value-type="float" office:value="1.7160701E7">
            <text:p>17160701</text:p>
          </table:table-cell>
          <table:table-cell table:style-name="ce25" office:value-type="string">
            <text:p>Dick DM, Aliev F, Kramer J, Wang JC, Hinrichs A, Bertelsen S, Kuperman S, Schuckit M, Nurnberger J Jr, Edenberg HJ, Porjesz B, Begleiter H, Hesselbrock V, Goate A, Bierut L. Behav Genet. 2007 Mar;37(2):265-72. Epub 2006 Dec 12.</text:p>
          </table:table-cell>
          <table:table-cell table:number-columns-repeated="1021"/>
        </table:table-row>
        <table:table-row table:style-name="ro22">
          <table:table-cell table:style-name="ce25"/>
          <table:table-cell table:style-name="ce25" office:value-type="float" office:value="1.6415041E7">
            <text:p>16415041</text:p>
          </table:table-cell>
          <table:table-cell table:style-name="ce25" office:value-type="string">
            <text:p>Burdick KE, Lencz T, Funke B, Finn CT, Szeszko PR, Kane JM, Kucherlapati R, Malhotra AK. Hum Mol Genet. 2006 May 15;15(10):1563-8. Epub 2006 Jan 13.</text:p>
          </table:table-cell>
          <table:table-cell table:number-columns-repeated="1021"/>
        </table:table-row>
        <table:table-row table:style-name="ro22">
          <table:table-cell table:style-name="ce25"/>
          <table:table-cell table:style-name="ce25" office:value-type="float" office:value="1.7606532E7">
            <text:p>17606532</text:p>
          </table:table-cell>
          <table:table-cell table:style-name="ce25" office:value-type="string">
            <text:p>Tagarakis GI, Tsolaki-Tagaraki F, Tsolaki M, Diegeler A, Tsilimingas NB, Papassotiropoulos A. Am J Alzheimers Dis Other Demen. 2007 Jun-Jul;22(3):223-8.</text:p>
          </table:table-cell>
          <table:table-cell table:number-columns-repeated="1021"/>
        </table:table-row>
        <table:table-row table:style-name="ro24">
          <table:table-cell table:style-name="ce25"/>
          <table:table-cell table:style-name="ce25" office:value-type="float" office:value="1.5719396E7">
            <text:p>15719396</text:p>
          </table:table-cell>
          <table:table-cell table:style-name="ce25" office:value-type="string">
            <text:p>Dempster E, Toulopoulou T, McDonald C, Bramon E, Walshe M, Filbey F, Wickham H, Sham PC, Murray RM, Collier DA. Am J Med Genet B Neuropsychiatr Genet. 2005 Apr 5;134B(1):73-5.</text:p>
          </table:table-cell>
          <table:table-cell table:number-columns-repeated="1021"/>
        </table:table-row>
        <table:table-row table:style-name="ro25">
          <table:table-cell table:style-name="ce25"/>
          <table:table-cell table:style-name="ce25" office:value-type="float" office:value="9145541.0">
            <text:p>9145541</text:p>
          </table:table-cell>
          <table:table-cell table:style-name="ce25" office:value-type="string">
            <text:p>Petrill SA, Plomin R, McClearn GE, Smith DL, Vignetti S, Chorney MJ, Chorney K, Thompson LA, Detterman DK, Benbow C, Lubinski D, Daniels J, Owen M, McGuffin P. Behav Genet. 1997 Jan;27(1):29-31.</text:p>
          </table:table-cell>
          <table:table-cell table:number-columns-repeated="1021"/>
        </table:table-row>
        <table:table-row table:style-name="ro30">
          <table:table-cell table:style-name="ce25"/>
          <table:table-cell table:style-name="ce25" office:value-type="float" office:value="7644133.0">
            <text:p>7644133</text:p>
          </table:table-cell>
          <table:table-cell table:style-name="ce25" office:value-type="string">
            <text:p>Helkala EL, Koivisto K, Hänninen T, Vanhanen M, Kervinen K, Kuusisto J, Mykkänen L, Kesäniemi YA, Laakso M, Riekkinen P Sr. Neurosci Lett. 1995 May 26;191(3):141-4.</text:p>
          </table:table-cell>
          <table:table-cell table:number-columns-repeated="1021"/>
        </table:table-row>
        <table:table-row table:style-name="ro22">
          <table:table-cell table:style-name="ce25"/>
          <table:table-cell table:style-name="ce25" office:value-type="float" office:value="1.2205106E7">
            <text:p>12205106</text:p>
          </table:table-cell>
          <table:table-cell table:style-name="ce25" office:value-type="string">
            <text:p>Yip AG, Brayne C, Easton D, Rubinsztein DC, Medical Research Council Cognitive Function Ageing Study (MRC CFAS). J Med Genet. 2002 Sep;39(9):639-43.</text:p>
          </table:table-cell>
          <table:table-cell table:number-columns-repeated="1021"/>
        </table:table-row>
        <table:table-row table:style-name="ro24">
          <table:table-cell table:style-name="ce25"/>
          <table:table-cell table:style-name="ce25" office:value-type="float" office:value="1.8194457E7">
            <text:p>18194457</text:p>
          </table:table-cell>
          <table:table-cell table:style-name="ce25" office:value-type="string">
            <text:p>Almeida OP, Schwab SG, Lautenschlager NT, Morar B, Greenop KR, Flicker L, Wildenauer D. J Cell Mol Med. 2008 Sep-Oct;12(5A):1672-6. Epub 2008 Jan 11.</text:p>
          </table:table-cell>
          <table:table-cell table:number-columns-repeated="1021"/>
        </table:table-row>
        <table:table-row table:style-name="ro18">
          <table:table-cell table:style-name="ce25"/>
          <table:table-cell table:style-name="ce25" office:value-type="float" office:value="1.7402816E7">
            <text:p>17402816</text:p>
          </table:table-cell>
          <table:table-cell table:style-name="ce25" office:value-type="string">
            <text:p>Albert M, Blacker D, Moss MB, Tanzi R, McArdle JJ. Neuropsychology. 2007 Mar;21(2):158-69.</text:p>
          </table:table-cell>
          <table:table-cell table:number-columns-repeated="1021"/>
        </table:table-row>
        <table:table-row table:style-name="ro30">
          <table:table-cell table:style-name="ce25"/>
          <table:table-cell table:style-name="ce25" office:value-type="float" office:value="8938259.0">
            <text:p>8938259</text:p>
          </table:table-cell>
          <table:table-cell table:style-name="ce25" office:value-type="string">
            <text:p>Helkala EL, Koivisto K, Hanninen T, Vanhanen M, Kervinen K, Kuusisto J, Mykkanen L, Kesaniemi YA, Laakso M, Riekkinen P Sr. Neurosci Lett. 1996 Feb 9;204(3):177-80.</text:p>
          </table:table-cell>
          <table:table-cell table:number-columns-repeated="1021"/>
        </table:table-row>
        <table:table-row table:style-name="ro21">
          <table:table-cell table:style-name="ce25"/>
          <table:table-cell table:style-name="ce25" office:value-type="float" office:value="1.855506E7">
            <text:p>18555060</text:p>
          </table:table-cell>
          <table:table-cell table:style-name="ce25" office:value-type="string">
            <text:p>Han DH, Yoon SJ, Sung YH, Lee YS, Kee BS, Lyoo IK, Renshaw PF, Cho SC. Compr Psychiatry. 2008 Jul-Aug;49(4):387-92. Epub 2008 Mar 21.</text:p>
          </table:table-cell>
          <table:table-cell table:number-columns-repeated="1021"/>
        </table:table-row>
        <table:table-row table:style-name="ro22">
          <table:table-cell table:style-name="ce25"/>
          <table:table-cell table:style-name="ce25" office:value-type="float" office:value="1.1983298E7">
            <text:p>11983298</text:p>
          </table:table-cell>
          <table:table-cell table:style-name="ce25" office:value-type="string">
            <text:p>Pendleton N, Payton A, van den Boogerd EH, Holland F, Diggle P, Rabbitt PM, Horan MA, Worthington J, Ollier WE. Neurosci Lett. 2002 May 10;324(1):74-6.</text:p>
          </table:table-cell>
          <table:table-cell table:number-columns-repeated="1021"/>
        </table:table-row>
        <table:table-row table:style-name="ro27">
          <table:table-cell table:style-name="ce25"/>
          <table:table-cell table:style-name="ce25" office:value-type="float" office:value="1.7063156E7">
            <text:p>17063156</text:p>
          </table:table-cell>
          <table:table-cell table:style-name="ce25" office:value-type="string">
            <text:p>Apud JA, Mattay V, Chen J, Kolachana BS, Callicott JH, Rasetti R, Alce G, Iudicello JE, Akbar N, Egan MF, Goldberg TE, Weinberger DR. Neuropsychopharmacology. 2007 May;32(5):1011-20. Epub 2006 Oct 25.</text:p>
          </table:table-cell>
          <table:table-cell table:number-columns-repeated="1021"/>
        </table:table-row>
        <table:table-row table:style-name="ro18">
          <table:table-cell table:style-name="ce25"/>
          <table:table-cell table:style-name="ce25" office:value-type="float" office:value="1.7548151E7">
            <text:p>17548151</text:p>
          </table:table-cell>
          <table:table-cell table:style-name="ce25" office:value-type="string">
            <text:p>Starr JM, Fox H, Harris SE, Deary IJ, Whalley LJ. Neurosci Lett. 2007 Jun 21;421(1):57-61. Epub 2007 May 21.</text:p>
          </table:table-cell>
          <table:table-cell table:number-columns-repeated="1021"/>
        </table:table-row>
        <table:table-row table:style-name="ro6">
          <table:table-cell table:style-name="ce25"/>
          <table:table-cell table:style-name="ce25" office:value-type="float" office:value="1.7728664E7">
            <text:p>17728664</text:p>
          </table:table-cell>
          <table:table-cell table:style-name="ce25" office:value-type="string">
            <text:p>van Munster BC, Korevaar JC, de Rooij SE, Levi M, Zwinderman AH. Psychiatr Genet. 2007 Oct;17(5):261-6.</text:p>
          </table:table-cell>
          <table:table-cell table:number-columns-repeated="1021"/>
        </table:table-row>
        <table:table-row table:style-name="ro24">
          <table:table-cell table:style-name="ce25"/>
          <table:table-cell table:style-name="ce25" office:value-type="float" office:value="1.823508E7">
            <text:p>18235080</text:p>
          </table:table-cell>
          <table:table-cell table:style-name="ce25" office:value-type="string">
            <text:p>Schultz MR, Lyons MJ, Franz CE, Grant MD, Boake C, Jacobson KC, Xian H, Schellenberg GD, Eisen SA, Kremen WS. Neurology. 2008 May 6;70(19 Pt 2):1771-7. Epub 2008 Jan 30.</text:p>
          </table:table-cell>
          <table:table-cell table:number-columns-repeated="1021"/>
        </table:table-row>
        <table:table-row table:style-name="ro18">
          <table:table-cell table:style-name="ce25"/>
          <table:table-cell table:style-name="ce25" office:value-type="float" office:value="1.6026865E7">
            <text:p>16026865</text:p>
          </table:table-cell>
          <table:table-cell table:style-name="ce25" office:value-type="string">
            <text:p>Reuter M, Peters K, Schroeter K, Koebke W, Lenardon D, Bloch B, Hennig J. Behav Brain Res. 2005 Oct 14;164(1):93-9.</text:p>
          </table:table-cell>
          <table:table-cell table:number-columns-repeated="1021"/>
        </table:table-row>
        <table:table-row table:style-name="ro20">
          <table:table-cell table:style-name="ce25"/>
          <table:table-cell table:style-name="ce25" office:value-type="float" office:value="1.5626819E7">
            <text:p>15626819</text:p>
          </table:table-cell>
          <table:table-cell table:style-name="ce25" office:value-type="string">
            <text:p>Strauss J, Barr CL, George CJ, Ryan CM, King N, Shaikh S, Kovacs M, Kennedy JL. Neuromolecular Med. 2004;5(3):181-92.</text:p>
          </table:table-cell>
          <table:table-cell table:number-columns-repeated="1021"/>
        </table:table-row>
        <table:table-row table:style-name="ro8">
          <table:table-cell table:style-name="ce25"/>
          <table:table-cell table:style-name="ce25" office:value-type="float" office:value="7755518.0">
            <text:p>7755518</text:p>
          </table:table-cell>
          <table:table-cell table:style-name="ce25" office:value-type="string">
            <text:p>Berman SM, Noble EP. Behav Genet. 1995 Jan;25(1):45-58.</text:p>
          </table:table-cell>
          <table:table-cell table:number-columns-repeated="1021"/>
        </table:table-row>
        <table:table-row table:style-name="ro24">
          <table:table-cell table:style-name="ce25"/>
          <table:table-cell table:style-name="ce25" office:value-type="float" office:value="1.7379671E7">
            <text:p>17379671</text:p>
          </table:table-cell>
          <table:table-cell table:style-name="ce25" office:value-type="string">
            <text:p>de Frias CM, Bunce D, Wahlin A, Adolfsson R, Sleegers K, Cruts M, Van Broeckhoven C, Nilsson LG. J Gerontol B Psychol Sci Soc Sci. 2007 Mar;62(2):P112-8.</text:p>
          </table:table-cell>
          <table:table-cell table:number-columns-repeated="1021"/>
        </table:table-row>
        <table:table-row table:style-name="ro30">
          <table:table-cell table:style-name="ce25"/>
          <table:table-cell table:style-name="ce25" office:value-type="float" office:value="1.7124416E7">
            <text:p>17124416</text:p>
          </table:table-cell>
          <table:table-cell table:style-name="ce25" office:value-type="string">
            <text:p>Andersson C, Blennow K, Johansson SE, Almkvist O, Engfeldt P, Lindau M, Eriksdotter-Jönhagen M. Dement Geriatr Cogn Disord. 2007;23(2):87-95. Epub 2006 Nov 22.</text:p>
          </table:table-cell>
          <table:table-cell table:number-columns-repeated="1021"/>
        </table:table-row>
        <table:table-row table:style-name="ro18">
          <table:table-cell table:style-name="ce25"/>
          <table:table-cell table:style-name="ce25" office:value-type="float" office:value="1.8775088E7">
            <text:p>18775088</text:p>
          </table:table-cell>
          <table:table-cell table:style-name="ce25" office:value-type="string">
            <text:p>Mannie ZN, Barnes J, Bristow GC, Harmer CJ, Cowen PJ. Psychol Med. 2009 May;39(5):757-62. Epub 2008 Sep 8.</text:p>
          </table:table-cell>
          <table:table-cell table:number-columns-repeated="1021"/>
        </table:table-row>
        <table:table-row table:style-name="ro6">
          <table:table-cell table:style-name="ce25"/>
          <table:table-cell table:style-name="ce25" office:value-type="float" office:value="1.2075916E7">
            <text:p>12075916</text:p>
          </table:table-cell>
          <table:table-cell table:style-name="ce25" office:value-type="string">
            <text:p>Harwood DG, Barker WW, Ownby RL, Mullan M, Duara R. Int J Psychiatry Med. 2002;32(1):55-67.</text:p>
          </table:table-cell>
          <table:table-cell table:number-columns-repeated="1021"/>
        </table:table-row>
        <table:table-row table:style-name="ro6">
          <table:table-cell table:style-name="ce25"/>
          <table:table-cell table:style-name="ce25" office:value-type="float" office:value="1.7202556E7">
            <text:p>17202556</text:p>
          </table:table-cell>
          <table:table-cell table:style-name="ce25" office:value-type="string">
            <text:p>Barnett JH, Heron J, Ring SM, Golding J, Goldman D, Xu K, Jones PB. Am J Psychiatry. 2007 Jan;164(1):142-9.</text:p>
          </table:table-cell>
          <table:table-cell table:number-columns-repeated="1021"/>
        </table:table-row>
        <table:table-row table:style-name="ro25">
          <table:table-cell table:style-name="ce25"/>
          <table:table-cell table:style-name="ce25" office:value-type="float" office:value="1.7077159E7">
            <text:p>17077159</text:p>
          </table:table-cell>
          <table:table-cell table:style-name="ce25" office:value-type="string">
            <text:p>Mondadori CR, de Quervain DJ, Buchmann A, Mustovic H, Wollmer MA, Schmidt CF, Boesiger P, Hock C, Nitsch RM, Papassotiropoulos A, Henke K. Cereb Cortex. 2007 Aug;17(8):1934-47. Epub 2006 Oct 31.</text:p>
          </table:table-cell>
          <table:table-cell table:number-columns-repeated="1021"/>
        </table:table-row>
        <table:table-row table:style-name="ro20">
          <table:table-cell table:style-name="ce25"/>
          <table:table-cell table:style-name="ce25" office:value-type="float" office:value="1.6102234E7">
            <text:p>16102234</text:p>
          </table:table-cell>
          <table:table-cell table:style-name="ce25" office:value-type="string">
            <text:p>de Frias CM, Annerbrink K, Westberg L, Eriksson E, Adolfsson R, Nilsson LG. J Cogn Neurosci. 2005 Jul;17(7):1018-25.</text:p>
          </table:table-cell>
          <table:table-cell table:number-columns-repeated="1021"/>
        </table:table-row>
        <table:table-row table:style-name="ro14">
          <table:table-cell table:style-name="ce25"/>
          <table:table-cell table:style-name="ce25" office:value-type="float" office:value="1.7564514E7">
            <text:p>17564514</text:p>
          </table:table-cell>
          <table:table-cell table:style-name="ce25" office:value-type="string">
            <text:p>Reynolds CA, Gatz M, Berg S, Pedersen NL. Twin Res Hum Genet. 2007 Apr;10(2):241-54.</text:p>
          </table:table-cell>
          <table:table-cell table:number-columns-repeated="1021"/>
        </table:table-row>
        <table:table-row table:style-name="ro18">
          <table:table-cell table:style-name="ce25"/>
          <table:table-cell table:style-name="ce25" office:value-type="float" office:value="1.735307E7">
            <text:p>17353070</text:p>
          </table:table-cell>
          <table:table-cell table:style-name="ce25" office:value-type="string">
            <text:p>Schaper K, Kolsch H, Popp J, Wagner M, Jessen F. Neurobiol Aging. 2008 Jul;29(7):1123-5. Epub 2007 Mar 13.</text:p>
          </table:table-cell>
          <table:table-cell table:number-columns-repeated="1021"/>
        </table:table-row>
        <table:table-row table:style-name="ro18">
          <table:table-cell table:style-name="ce25"/>
          <table:table-cell table:style-name="ce25" office:value-type="float" office:value="1.6893493E7">
            <text:p>16893493</text:p>
          </table:table-cell>
          <table:table-cell table:style-name="ce25" office:value-type="string">
            <text:p>Roiser JP, Müller U, Clark L, Sahakian BJ. Int J Neuropsychopharmacol. 2007 Aug;10(4):449-61. Epub 2006 Aug 8.</text:p>
          </table:table-cell>
          <table:table-cell table:number-columns-repeated="1021"/>
        </table:table-row>
        <table:table-row table:style-name="ro20">
          <table:table-cell table:style-name="ce25"/>
          <table:table-cell table:style-name="ce25" office:value-type="float" office:value="1.837808E7">
            <text:p>18378080</text:p>
          </table:table-cell>
          <table:table-cell table:style-name="ce25" office:value-type="string">
            <text:p>Nacmias B, Bessi V, Bagnoli S, Tedde A, Cellini E, Piccini C, Sorbi S, Bracco L. Neurosci Lett. 2008 May 9;436(2):145-7. Epub 2008 Mar 7.</text:p>
          </table:table-cell>
          <table:table-cell table:number-columns-repeated="1021"/>
        </table:table-row>
        <table:table-row table:style-name="ro18">
          <table:table-cell table:style-name="ce25"/>
          <table:table-cell table:style-name="ce25" office:value-type="float" office:value="1.6446742E7">
            <text:p>16446742</text:p>
          </table:table-cell>
          <table:table-cell table:style-name="ce25" office:value-type="string">
            <text:p>Harris SE, Fox H, Wright AF, Hayward C, Starr JM, Whalley LJ, Deary IJ. Mol Psychiatry. 2006 May;11(5):505-13.</text:p>
          </table:table-cell>
          <table:table-cell table:number-columns-repeated="1021"/>
        </table:table-row>
        <table:table-row table:style-name="ro24">
          <table:table-cell table:style-name="ce25"/>
          <table:table-cell table:style-name="ce25" office:value-type="float" office:value="1.2553913E7">
            <text:p>12553913</text:p>
          </table:table-cell>
          <table:table-cell table:style-name="ce25" office:value-type="string">
            <text:p>Egan MF, Kojima M, Callicott JH, Goldberg TE, Kolachana BS, Bertolino A, Zaitsev E, Gold B, Goldman D, Dean M, Lu B, Weinberger DR. Cell. 2003 Jan 24;112(2):257-69.</text:p>
          </table:table-cell>
          <table:table-cell table:number-columns-repeated="1021"/>
        </table:table-row>
        <table:table-row table:style-name="ro30">
          <table:table-cell table:style-name="ce25"/>
          <table:table-cell table:style-name="ce25" office:value-type="float" office:value="1.7230034E7">
            <text:p>17230034</text:p>
          </table:table-cell>
          <table:table-cell table:style-name="ce25" office:value-type="string">
            <text:p>Rodriguez-Jimenez R, Hoenicka J, Jimenez-Arriero MA, Ponce G, Bagney A, Aragues M, Palomo T. Neuropsychobiology. 2006;54(3):166-70. Epub 2007 Jan 17.</text:p>
          </table:table-cell>
          <table:table-cell table:number-columns-repeated="1021"/>
        </table:table-row>
        <table:table-row table:style-name="ro0" table:number-rows-repeated="65451">
          <table:table-cell table:number-columns-repeated="1024"/>
        </table:table-row>
      </table:table>
      <table:table table:name="taskStats" table:style-name="ta0">
        <table:table-column table:style-name="co7" table:default-cell-style-name="Default"/>
        <table:table-column table:style-name="co36" table:default-cell-style-name="Default"/>
        <table:table-column table:style-name="co7" table:default-cell-style-name="Default" table:number-columns-repeated="4"/>
        <table:table-column table:style-name="co0" table:default-cell-style-name="Default" table:number-columns-repeated="1018"/>
        <table:table-row table:style-name="ro5">
          <table:table-cell table:style-name="ce56" office:value-type="string">
            <text:p>PubMed Hits</text:p>
          </table:table-cell>
          <table:table-cell table:style-name="ce56" office:value-type="string">
            <text:p>Term/Concept (quoted, searched with )</text:p>
          </table:table-cell>
          <table:table-cell table:number-columns-repeated="1022"/>
        </table:table-row>
        <table:table-row table:style-name="ro3">
          <table:table-cell table:style-name="ce56" office:value-type="float" office:value="1418.0">
            <text:p>1418</text:p>
          </table:table-cell>
          <table:table-cell table:style-name="ce56" office:value-type="string">
            <text:p>WISC</text:p>
          </table:table-cell>
          <table:table-cell table:number-columns-repeated="1022"/>
        </table:table-row>
        <table:table-row table:style-name="ro3">
          <table:table-cell table:style-name="ce56" office:value-type="float" office:value="308.0">
            <text:p>308</text:p>
          </table:table-cell>
          <table:table-cell table:style-name="ce56" office:value-type="string">
            <text:p>CVLT</text:p>
          </table:table-cell>
          <table:table-cell table:number-columns-repeated="1022"/>
        </table:table-row>
        <table:table-row table:style-name="ro3">
          <table:table-cell table:style-name="ce56" office:value-type="float" office:value="2105.0">
            <text:p>2105</text:p>
          </table:table-cell>
          <table:table-cell table:style-name="ce56" office:value-type="string">
            <text:p>WAIS</text:p>
          </table:table-cell>
          <table:table-cell table:number-columns-repeated="1022"/>
        </table:table-row>
        <table:table-row table:style-name="ro3">
          <table:table-cell table:style-name="ce56" office:value-type="float" office:value="302.0">
            <text:p>302</text:p>
          </table:table-cell>
          <table:table-cell table:style-name="ce56" office:value-type="string">
            <text:p>VIQ</text:p>
          </table:table-cell>
          <table:table-cell table:number-columns-repeated="1022"/>
        </table:table-row>
        <table:table-row table:style-name="ro3">
          <table:table-cell table:style-name="ce56" office:value-type="float" office:value="324.0">
            <text:p>324</text:p>
          </table:table-cell>
          <table:table-cell table:style-name="ce56" office:value-type="string">
            <text:p>PIQ</text:p>
          </table:table-cell>
          <table:table-cell table:number-columns-repeated="1022"/>
        </table:table-row>
        <table:table-row table:style-name="ro3">
          <table:table-cell table:style-name="ce56" office:value-type="float" office:value="268.0">
            <text:p>268</text:p>
          </table:table-cell>
          <table:table-cell table:style-name="ce56" office:value-type="string">
            <text:p>FSIQ</text:p>
          </table:table-cell>
          <table:table-cell table:number-columns-repeated="1022"/>
        </table:table-row>
        <table:table-row table:style-name="ro3">
          <table:table-cell table:style-name="ce56" office:value-type="float" office:value="211.0">
            <text:p>211</text:p>
          </table:table-cell>
          <table:table-cell table:style-name="ce56" office:value-type="string">
            <text:p>CANTAB</text:p>
          </table:table-cell>
          <table:table-cell table:number-columns-repeated="1022"/>
        </table:table-row>
        <table:table-row table:style-name="ro3">
          <table:table-cell table:style-name="ce56" office:value-type="float" office:value="705.0">
            <text:p>705</text:p>
          </table:table-cell>
          <table:table-cell table:style-name="ce56" office:value-type="string">
            <text:p>WMS</text:p>
          </table:table-cell>
          <table:table-cell table:number-columns-repeated="1022"/>
        </table:table-row>
        <table:table-row table:style-name="ro3">
          <table:table-cell table:style-name="ce56" office:value-type="float" office:value="4690.0">
            <text:p>4690</text:p>
          </table:table-cell>
          <table:table-cell table:style-name="ce56" office:value-type="string">
            <text:p>MMSE</text:p>
          </table:table-cell>
          <table:table-cell table:number-columns-repeated="1022"/>
        </table:table-row>
        <table:table-row table:style-name="ro3">
          <table:table-cell table:style-name="ce56" office:value-type="float" office:value="125.0">
            <text:p>125</text:p>
          </table:table-cell>
          <table:table-cell table:style-name="ce56" office:value-type="string">
            <text:p>RAVLT</text:p>
          </table:table-cell>
          <table:table-cell table:number-columns-repeated="1022"/>
        </table:table-row>
        <table:table-row table:style-name="ro3">
          <table:table-cell table:style-name="ce56" office:value-type="float" office:value="1681.0">
            <text:p>1681</text:p>
          </table:table-cell>
          <table:table-cell table:style-name="ce56" office:value-type="string">
            <text:p>lexical decision</text:p>
          </table:table-cell>
          <table:table-cell table:number-columns-repeated="1022"/>
        </table:table-row>
        <table:table-row table:style-name="ro1">
          <table:table-cell table:style-name="ce56" office:value-type="float" office:value="10.0">
            <text:p>10</text:p>
          </table:table-cell>
          <table:table-cell table:style-name="ce56" office:value-type="string">
            <text:p>balloon analog risk task</text:p>
          </table:table-cell>
          <table:table-cell table:number-columns-repeated="1022"/>
        </table:table-row>
        <table:table-row table:style-name="ro1">
          <table:table-cell table:style-name="ce56" office:value-type="float" office:value="94.0">
            <text:p>94</text:p>
          </table:table-cell>
          <table:table-cell table:style-name="ce56" office:value-type="string">
            <text:p>attention networks</text:p>
          </table:table-cell>
          <table:table-cell table:number-columns-repeated="1022"/>
        </table:table-row>
        <table:table-row table:style-name="ro3">
          <table:table-cell table:style-name="ce56" office:value-type="float" office:value="305.0">
            <text:p>305</text:p>
          </table:table-cell>
          <table:table-cell table:style-name="ce56" office:value-type="string">
            <text:p>flanker task</text:p>
          </table:table-cell>
          <table:table-cell table:number-columns-repeated="1022"/>
        </table:table-row>
        <table:table-row table:style-name="ro3">
          <table:table-cell table:style-name="ce56" office:value-type="float" office:value="83.0">
            <text:p>83</text:p>
          </table:table-cell>
          <table:table-cell table:style-name="ce56" office:value-type="string">
            <text:p>eriksen flanker</text:p>
          </table:table-cell>
          <table:table-cell table:number-columns-repeated="1022"/>
        </table:table-row>
        <table:table-row table:style-name="ro3">
          <table:table-cell table:style-name="ce56" office:value-type="float" office:value="65.0">
            <text:p>65</text:p>
          </table:table-cell>
          <table:table-cell table:style-name="ce56" office:value-type="string">
            <text:p>executive task</text:p>
          </table:table-cell>
          <table:table-cell table:number-columns-repeated="1022"/>
        </table:table-row>
        <table:table-row table:style-name="ro3">
          <table:table-cell table:style-name="ce56" office:value-type="float" office:value="280.0">
            <text:p>280</text:p>
          </table:table-cell>
          <table:table-cell table:style-name="ce56" office:value-type="string">
            <text:p>delay discounting</text:p>
          </table:table-cell>
          <table:table-cell table:number-columns-repeated="1022"/>
        </table:table-row>
        <table:table-row table:style-name="ro3">
          <table:table-cell table:style-name="ce56" office:value-type="float" office:value="154.0">
            <text:p>154</text:p>
          </table:table-cell>
          <table:table-cell table:style-name="ce56" office:value-type="string">
            <text:p>remember/know</text:p>
          </table:table-cell>
          <table:table-cell table:number-columns-repeated="1022"/>
        </table:table-row>
        <table:table-row table:style-name="ro3">
          <table:table-cell table:style-name="ce56" office:value-type="float" office:value="276.0">
            <text:p>276</text:p>
          </table:table-cell>
          <table:table-cell table:style-name="ce56" office:value-type="string">
            <text:p>remember know</text:p>
          </table:table-cell>
          <table:table-cell table:number-columns-repeated="1022"/>
        </table:table-row>
        <table:table-row table:style-name="ro3">
          <table:table-cell table:style-name="ce56" office:value-type="float" office:value="865.0">
            <text:p>865</text:p>
          </table:table-cell>
          <table:table-cell table:style-name="ce56" office:value-type="string">
            <text:p>reversal learning</text:p>
          </table:table-cell>
          <table:table-cell table:number-columns-repeated="1022"/>
        </table:table-row>
        <table:table-row table:style-name="ro3">
          <table:table-cell table:style-name="ce56" office:value-type="float" office:value="3222.0">
            <text:p>3222</text:p>
          </table:table-cell>
          <table:table-cell table:style-name="ce56" office:value-type="string">
            <text:p>stroop</text:p>
          </table:table-cell>
          <table:table-cell table:number-columns-repeated="1022"/>
        </table:table-row>
        <table:table-row table:style-name="ro3">
          <table:table-cell table:style-name="ce56" office:value-type="float" office:value="477.0">
            <text:p>477</text:p>
          </table:table-cell>
          <table:table-cell table:style-name="ce56" office:value-type="string">
            <text:p>color naming</text:p>
          </table:table-cell>
          <table:table-cell table:number-columns-repeated="1022"/>
        </table:table-row>
        <table:table-row table:style-name="ro3">
          <table:table-cell table:style-name="ce56" office:value-type="float" office:value="748.0">
            <text:p>748</text:p>
          </table:table-cell>
          <table:table-cell table:style-name="ce56" office:value-type="string">
            <text:p>color word</text:p>
          </table:table-cell>
          <table:table-cell table:number-columns-repeated="1022"/>
        </table:table-row>
        <table:table-row table:style-name="ro3">
          <table:table-cell table:style-name="ce56" office:value-type="float" office:value="156.0">
            <text:p>156</text:p>
          </table:table-cell>
          <table:table-cell table:style-name="ce56" office:value-type="string">
            <text:p>colour word</text:p>
          </table:table-cell>
          <table:table-cell table:number-columns-repeated="1022"/>
        </table:table-row>
        <table:table-row table:style-name="ro3">
          <table:table-cell table:style-name="ce56" office:value-type="float" office:value="69.0">
            <text:p>69</text:p>
          </table:table-cell>
          <table:table-cell table:style-name="ce56" office:value-type="string">
            <text:p>scene recognition</text:p>
          </table:table-cell>
          <table:table-cell table:number-columns-repeated="1022"/>
        </table:table-row>
        <table:table-row table:style-name="ro3">
          <table:table-cell table:style-name="ce56" office:value-type="float" office:value="1.0">
            <text:p>1</text:p>
          </table:table-cell>
          <table:table-cell table:style-name="ce56" office:value-type="string">
            <text:p>stopsignal</text:p>
          </table:table-cell>
          <table:table-cell table:number-columns-repeated="1022"/>
        </table:table-row>
        <table:table-row table:style-name="ro3">
          <table:table-cell table:style-name="ce56" office:value-type="float" office:value="775.0">
            <text:p>775</text:p>
          </table:table-cell>
          <table:table-cell table:style-name="ce56" office:value-type="string">
            <text:p>stop signal</text:p>
          </table:table-cell>
          <table:table-cell table:number-columns-repeated="1022"/>
        </table:table-row>
        <table:table-row table:style-name="ro3">
          <table:table-cell table:style-name="ce56" office:value-type="float" office:value="36.0">
            <text:p>36</text:p>
          </table:table-cell>
          <table:table-cell table:style-name="ce56" office:value-type="string">
            <text:p>task set switching</text:p>
          </table:table-cell>
          <table:table-cell table:number-columns-repeated="1022"/>
        </table:table-row>
        <table:table-row table:style-name="ro3">
          <table:table-cell table:style-name="ce56" office:value-type="float" office:value="564.0">
            <text:p>564</text:p>
          </table:table-cell>
          <table:table-cell table:style-name="ce56" office:value-type="string">
            <text:p>task switching</text:p>
          </table:table-cell>
          <table:table-cell table:number-columns-repeated="1022"/>
        </table:table-row>
        <table:table-row table:style-name="ro3">
          <table:table-cell table:style-name="ce56" office:value-type="float" office:value="82.0">
            <text:p>82</text:p>
          </table:table-cell>
          <table:table-cell table:style-name="ce56" office:value-type="string">
            <text:p>set switching</text:p>
          </table:table-cell>
          <table:table-cell table:number-columns-repeated="1022"/>
        </table:table-row>
        <table:table-row table:style-name="ro1">
          <table:table-cell table:style-name="ce56" office:value-type="float" office:value="539.0">
            <text:p>539</text:p>
          </table:table-cell>
          <table:table-cell table:style-name="ce56" office:value-type="string">
            <text:p>working memory capacity</text:p>
          </table:table-cell>
          <table:table-cell table:number-columns-repeated="1022"/>
        </table:table-row>
        <table:table-row table:style-name="ro1">
          <table:table-cell table:style-name="ce56" office:value-type="float" office:value="39.0">
            <text:p>39</text:p>
          </table:table-cell>
          <table:table-cell table:style-name="ce56" office:value-type="string">
            <text:p>spatial manipulation</text:p>
          </table:table-cell>
          <table:table-cell table:number-columns-repeated="1022"/>
        </table:table-row>
        <table:table-row table:style-name="ro1">
          <table:table-cell table:style-name="ce56" office:value-type="float" office:value="524.0">
            <text:p>524</text:p>
          </table:table-cell>
          <table:table-cell table:style-name="ce56" office:value-type="string">
            <text:p>california verbal learning</text:p>
          </table:table-cell>
          <table:table-cell table:number-columns-repeated="1022"/>
        </table:table-row>
        <table:table-row table:style-name="ro1">
          <table:table-cell table:style-name="ce56" office:value-type="float" office:value="861.0">
            <text:p>861</text:p>
          </table:table-cell>
          <table:table-cell table:style-name="ce56" office:value-type="string">
            <text:p>wechsler memory scale</text:p>
          </table:table-cell>
          <table:table-cell table:number-columns-repeated="1022"/>
        </table:table-row>
        <table:table-row table:style-name="ro1">
          <table:table-cell table:style-name="ce56" office:value-type="float" office:value="819.0">
            <text:p>819</text:p>
          </table:table-cell>
          <table:table-cell table:style-name="ce56" office:value-type="string">
            <text:p>wechsler intelligence scale</text:p>
          </table:table-cell>
          <table:table-cell table:number-columns-repeated="1022"/>
        </table:table-row>
        <table:table-row table:style-name="ro3">
          <table:table-cell table:style-name="ce56" office:value-type="float" office:value="2431.0">
            <text:p>2431</text:p>
          </table:table-cell>
          <table:table-cell table:style-name="ce56" office:value-type="string">
            <text:p>block design</text:p>
          </table:table-cell>
          <table:table-cell table:number-columns-repeated="1022"/>
        </table:table-row>
        <table:table-row table:style-name="ro3">
          <table:table-cell table:style-name="ce56" office:value-type="float" office:value="143.0">
            <text:p>143</text:p>
          </table:table-cell>
          <table:table-cell table:style-name="ce56" office:value-type="string">
            <text:p>object assembly</text:p>
          </table:table-cell>
          <table:table-cell table:number-columns-repeated="1022"/>
        </table:table-row>
        <table:table-row table:style-name="ro1">
          <table:table-cell table:style-name="ce56" office:value-type="float" office:value="1224.0">
            <text:p>1224</text:p>
          </table:table-cell>
          <table:table-cell table:style-name="ce56" office:value-type="string">
            <text:p>wechsler adult intelligence scale</text:p>
          </table:table-cell>
          <table:table-cell table:number-columns-repeated="1022"/>
        </table:table-row>
        <table:table-row table:style-name="ro3">
          <table:table-cell table:style-name="ce56" office:value-type="float" office:value="922.0">
            <text:p>922</text:p>
          </table:table-cell>
          <table:table-cell table:style-name="ce56" office:value-type="string">
            <text:p>performance IQ</text:p>
          </table:table-cell>
          <table:table-cell table:number-columns-repeated="1022"/>
        </table:table-row>
        <table:table-row table:style-name="ro1">
          <table:table-cell table:style-name="ce56" office:value-type="float" office:value="69.0">
            <text:p>69</text:p>
          </table:table-cell>
          <table:table-cell table:style-name="ce56" office:value-type="string">
            <text:p>performance subtests</text:p>
          </table:table-cell>
          <table:table-cell table:number-columns-repeated="1022"/>
        </table:table-row>
        <table:table-row table:style-name="ro1">
          <table:table-cell table:style-name="ce56" office:value-type="float" office:value="22.0">
            <text:p>22</text:p>
          </table:table-cell>
          <table:table-cell table:style-name="ce56" office:value-type="string">
            <text:p>performance subtest</text:p>
          </table:table-cell>
          <table:table-cell table:number-columns-repeated="1022"/>
        </table:table-row>
        <table:table-row table:style-name="ro1">
          <table:table-cell table:style-name="ce56" office:value-type="float" office:value="152.0">
            <text:p>152</text:p>
          </table:table-cell>
          <table:table-cell table:style-name="ce56" office:value-type="string">
            <text:p>picture completion</text:p>
          </table:table-cell>
          <table:table-cell table:number-columns-repeated="1022"/>
        </table:table-row>
        <table:table-row table:style-name="ro3">
          <table:table-cell table:style-name="ce56" office:value-type="float" office:value="2431.0">
            <text:p>2431</text:p>
          </table:table-cell>
          <table:table-cell table:style-name="ce56" office:value-type="string">
            <text:p>block design</text:p>
          </table:table-cell>
          <table:table-cell table:number-columns-repeated="1022"/>
        </table:table-row>
        <table:table-row table:style-name="ro3">
          <table:table-cell table:style-name="ce56" office:value-type="float" office:value="49.0">
            <text:p>49</text:p>
          </table:table-cell>
          <table:table-cell table:style-name="ce56" office:value-type="string">
            <text:p>matrix reasoning</text:p>
          </table:table-cell>
          <table:table-cell table:number-columns-repeated="1022"/>
        </table:table-row>
        <table:table-row table:style-name="ro3">
          <table:table-cell table:style-name="ce56" office:value-type="float" office:value="1403.0">
            <text:p>1403</text:p>
          </table:table-cell>
          <table:table-cell table:style-name="ce56" office:value-type="string">
            <text:p>digit symbol</text:p>
          </table:table-cell>
          <table:table-cell table:number-columns-repeated="1022"/>
        </table:table-row>
        <table:table-row table:style-name="ro3">
          <table:table-cell table:style-name="ce56" office:value-type="float" office:value="1109.0">
            <text:p>1109</text:p>
          </table:table-cell>
          <table:table-cell table:style-name="ce56" office:value-type="string">
            <text:p>verbal IQ</text:p>
          </table:table-cell>
          <table:table-cell table:number-columns-repeated="1022"/>
        </table:table-row>
        <table:table-row table:style-name="ro3">
          <table:table-cell table:style-name="ce56" office:value-type="float" office:value="24.0">
            <text:p>24</text:p>
          </table:table-cell>
          <table:table-cell table:style-name="ce56" office:value-type="string">
            <text:p>verbal subtest</text:p>
          </table:table-cell>
          <table:table-cell table:number-columns-repeated="1022"/>
        </table:table-row>
        <table:table-row table:style-name="ro3">
          <table:table-cell table:style-name="ce56" office:value-type="float" office:value="2405.0">
            <text:p>2405</text:p>
          </table:table-cell>
          <table:table-cell table:style-name="ce56" office:value-type="string">
            <text:p>verbal fluency</text:p>
          </table:table-cell>
          <table:table-cell table:number-columns-repeated="1022"/>
        </table:table-row>
        <table:table-row table:style-name="ro3">
          <table:table-cell table:style-name="ce56" office:value-type="float" office:value="307.0">
            <text:p>307</text:p>
          </table:table-cell>
          <table:table-cell table:style-name="ce56" office:value-type="string">
            <text:p>category fluency</text:p>
          </table:table-cell>
          <table:table-cell table:number-columns-repeated="1022"/>
        </table:table-row>
        <table:table-row table:style-name="ro3">
          <table:table-cell table:style-name="ce56" office:value-type="float" office:value="917.0">
            <text:p>917</text:p>
          </table:table-cell>
          <table:table-cell table:style-name="ce56" office:value-type="string">
            <text:p>full scale iq</text:p>
          </table:table-cell>
          <table:table-cell table:number-columns-repeated="1022"/>
        </table:table-row>
        <table:table-row table:style-name="ro3">
          <table:table-cell table:style-name="ce56" office:value-type="float" office:value="628.0">
            <text:p>628</text:p>
          </table:table-cell>
          <table:table-cell table:style-name="ce56" office:value-type="string">
            <text:p>immediate recall</text:p>
          </table:table-cell>
          <table:table-cell table:number-columns-repeated="1022"/>
        </table:table-row>
        <table:table-row table:style-name="ro3">
          <table:table-cell table:style-name="ce56" office:value-type="float" office:value="1261.0">
            <text:p>1261</text:p>
          </table:table-cell>
          <table:table-cell table:style-name="ce56" office:value-type="string">
            <text:p>delayed recall</text:p>
          </table:table-cell>
          <table:table-cell table:number-columns-repeated="1022"/>
        </table:table-row>
        <table:table-row table:style-name="ro3">
          <table:table-cell table:style-name="ce56" office:value-type="float" office:value="35.0">
            <text:p>35</text:p>
          </table:table-cell>
          <table:table-cell table:style-name="ce56" office:value-type="string">
            <text:p>color trails</text:p>
          </table:table-cell>
          <table:table-cell table:number-columns-repeated="1022"/>
        </table:table-row>
        <table:table-row table:style-name="ro3">
          <table:table-cell table:style-name="ce56" office:value-type="float" office:value="334.0">
            <text:p>334</text:p>
          </table:table-cell>
          <table:table-cell table:style-name="ce56" office:value-type="string">
            <text:p>multitasking</text:p>
          </table:table-cell>
          <table:table-cell table:number-columns-repeated="1022"/>
        </table:table-row>
        <table:table-row table:style-name="ro3">
          <table:table-cell table:style-name="ce56" office:value-type="float" office:value="95.0">
            <text:p>95</text:p>
          </table:table-cell>
          <table:table-cell table:style-name="ce56" office:value-type="string">
            <text:p>multi tasking</text:p>
          </table:table-cell>
          <table:table-cell table:number-columns-repeated="1022"/>
        </table:table-row>
        <table:table-row table:style-name="ro3">
          <table:table-cell table:style-name="ce56" office:value-type="float" office:value="3.0">
            <text:p>3</text:p>
          </table:table-cell>
          <table:table-cell table:style-name="ce56" office:value-type="string">
            <text:p>nback</text:p>
          </table:table-cell>
          <table:table-cell table:number-columns-repeated="1022"/>
        </table:table-row>
        <table:table-row table:style-name="ro3">
          <table:table-cell table:style-name="ce56" office:value-type="float" office:value="453.0">
            <text:p>453</text:p>
          </table:table-cell>
          <table:table-cell table:style-name="ce56" office:value-type="string">
            <text:p>n back</text:p>
          </table:table-cell>
          <table:table-cell table:number-columns-repeated="1022"/>
        </table:table-row>
        <table:table-row table:style-name="ro3">
          <table:table-cell table:style-name="ce56" office:value-type="float" office:value="60.0">
            <text:p>60</text:p>
          </table:table-cell>
          <table:table-cell table:style-name="ce56" office:value-type="string">
            <text:p>0 back</text:p>
          </table:table-cell>
          <table:table-cell table:number-columns-repeated="1022"/>
        </table:table-row>
        <table:table-row table:style-name="ro3">
          <table:table-cell table:style-name="ce56" office:value-type="float" office:value="124.0">
            <text:p>124</text:p>
          </table:table-cell>
          <table:table-cell table:style-name="ce56" office:value-type="string">
            <text:p>1 back</text:p>
          </table:table-cell>
          <table:table-cell table:number-columns-repeated="1022"/>
        </table:table-row>
        <table:table-row table:style-name="ro3">
          <table:table-cell table:style-name="ce56" office:value-type="float" office:value="263.0">
            <text:p>263</text:p>
          </table:table-cell>
          <table:table-cell table:style-name="ce56" office:value-type="string">
            <text:p>2 back</text:p>
          </table:table-cell>
          <table:table-cell table:number-columns-repeated="1022"/>
        </table:table-row>
        <table:table-row table:style-name="ro3">
          <table:table-cell table:style-name="ce56" office:value-type="float" office:value="96.0">
            <text:p>96</text:p>
          </table:table-cell>
          <table:table-cell table:style-name="ce56" office:value-type="string">
            <text:p>3 back</text:p>
          </table:table-cell>
          <table:table-cell table:number-columns-repeated="1022"/>
        </table:table-row>
        <table:table-row table:style-name="ro3">
          <table:table-cell table:style-name="ce56" office:value-type="float" office:value="2.0">
            <text:p>2</text:p>
          </table:table-cell>
          <table:table-cell table:style-name="ce56" office:value-type="string">
            <text:p>4 back</text:p>
          </table:table-cell>
          <table:table-cell table:number-columns-repeated="1022"/>
        </table:table-row>
        <table:table-row table:style-name="ro3">
          <table:table-cell table:style-name="ce56" office:value-type="float" office:value="3.0">
            <text:p>3</text:p>
          </table:table-cell>
          <table:table-cell table:style-name="ce56" office:value-type="string">
            <text:p>2back</text:p>
          </table:table-cell>
          <table:table-cell table:number-columns-repeated="1022"/>
        </table:table-row>
        <table:table-row table:style-name="ro3">
          <table:table-cell table:style-name="ce56" office:value-type="float" office:value="2516.0">
            <text:p>2516</text:p>
          </table:table-cell>
          <table:table-cell table:style-name="ce56" office:value-type="string">
            <text:p>sternberg</text:p>
          </table:table-cell>
          <table:table-cell table:number-columns-repeated="1022"/>
        </table:table-row>
        <table:table-row table:style-name="ro3">
          <table:table-cell table:style-name="ce56" office:value-type="float" office:value="268.0">
            <text:p>268</text:p>
          </table:table-cell>
          <table:table-cell table:style-name="ce56" office:value-type="string">
            <text:p>item recognition</text:p>
          </table:table-cell>
          <table:table-cell table:number-columns-repeated="1022"/>
        </table:table-row>
        <table:table-row table:style-name="ro3">
          <table:table-cell table:style-name="ce56" office:value-type="float" office:value="1023.0">
            <text:p>1023</text:p>
          </table:table-cell>
          <table:table-cell table:style-name="ce56" office:value-type="string">
            <text:p>memory capacity</text:p>
          </table:table-cell>
          <table:table-cell table:number-columns-repeated="1022"/>
        </table:table-row>
        <table:table-row table:style-name="ro3">
          <table:table-cell table:style-name="ce56" office:value-type="float" office:value="256.0">
            <text:p>256</text:p>
          </table:table-cell>
          <table:table-cell table:style-name="ce56" office:value-type="string">
            <text:p>span task</text:p>
          </table:table-cell>
          <table:table-cell table:number-columns-repeated="1022"/>
        </table:table-row>
        <table:table-row table:style-name="ro3">
          <table:table-cell table:style-name="ce56" office:value-type="float" office:value="582.0">
            <text:p>582</text:p>
          </table:table-cell>
          <table:table-cell table:style-name="ce56" office:value-type="string">
            <text:p>memory span</text:p>
          </table:table-cell>
          <table:table-cell table:number-columns-repeated="1022"/>
        </table:table-row>
        <table:table-row table:style-name="ro3">
          <table:table-cell table:style-name="ce56" office:value-type="float" office:value="46.0">
            <text:p>46</text:p>
          </table:table-cell>
          <table:table-cell table:style-name="ce56" office:value-type="string">
            <text:p>complex span</text:p>
          </table:table-cell>
          <table:table-cell table:number-columns-repeated="1022"/>
        </table:table-row>
        <table:table-row table:style-name="ro3">
          <table:table-cell table:style-name="ce56" office:value-type="float" office:value="1547.0">
            <text:p>1547</text:p>
          </table:table-cell>
          <table:table-cell table:style-name="ce56" office:value-type="string">
            <text:p>digit span</text:p>
          </table:table-cell>
          <table:table-cell table:number-columns-repeated="1022"/>
        </table:table-row>
        <table:table-row table:style-name="ro3">
          <table:table-cell table:style-name="ce56" office:value-type="float" office:value="51.0">
            <text:p>51</text:p>
          </table:table-cell>
          <table:table-cell table:style-name="ce56" office:value-type="string">
            <text:p>operation span</text:p>
          </table:table-cell>
          <table:table-cell table:number-columns-repeated="1022"/>
        </table:table-row>
        <table:table-row table:style-name="ro3">
          <table:table-cell table:style-name="ce56" office:value-type="float" office:value="100.0">
            <text:p>100</text:p>
          </table:table-cell>
          <table:table-cell table:style-name="ce56" office:value-type="string">
            <text:p>reading span</text:p>
          </table:table-cell>
          <table:table-cell table:number-columns-repeated="1022"/>
        </table:table-row>
        <table:table-row table:style-name="ro3">
          <table:table-cell table:style-name="ce56" office:value-type="float" office:value="150.0">
            <text:p>150</text:p>
          </table:table-cell>
          <table:table-cell table:style-name="ce56" office:value-type="string">
            <text:p>spatial span</text:p>
          </table:table-cell>
          <table:table-cell table:number-columns-repeated="1022"/>
        </table:table-row>
        <table:table-row table:style-name="ro3">
          <table:table-cell table:style-name="ce56" office:value-type="float" office:value="25.0">
            <text:p>25</text:p>
          </table:table-cell>
          <table:table-cell table:style-name="ce56" office:value-type="string">
            <text:p>letter memory</text:p>
          </table:table-cell>
          <table:table-cell table:number-columns-repeated="1022"/>
        </table:table-row>
        <table:table-row table:style-name="ro3">
          <table:table-cell table:style-name="ce56" office:value-type="float" office:value="37.0">
            <text:p>37</text:p>
          </table:table-cell>
          <table:table-cell table:style-name="ce56" office:value-type="string">
            <text:p>running memory</text:p>
          </table:table-cell>
          <table:table-cell table:number-columns-repeated="1022"/>
        </table:table-row>
        <table:table-row table:style-name="ro1">
          <table:table-cell table:style-name="ce56" office:value-type="float" office:value="76.0">
            <text:p>76</text:p>
          </table:table-cell>
          <table:table-cell table:style-name="ce56" office:value-type="string">
            <text:p>letter number sequencing</text:p>
          </table:table-cell>
          <table:table-cell table:number-columns-repeated="1022"/>
        </table:table-row>
        <table:table-row table:style-name="ro3">
          <table:table-cell table:style-name="ce56" office:value-type="float" office:value="6482.0">
            <text:p>6482</text:p>
          </table:table-cell>
          <table:table-cell table:style-name="ce56" office:value-type="string">
            <text:p>mini mental state</text:p>
          </table:table-cell>
          <table:table-cell table:number-columns-repeated="1022"/>
        </table:table-row>
        <table:table-row table:style-name="ro3">
          <table:table-cell table:style-name="ce56" office:value-type="float" office:value="72.0">
            <text:p>72</text:p>
          </table:table-cell>
          <table:table-cell table:style-name="ce56" office:value-type="string">
            <text:p>minimental state</text:p>
          </table:table-cell>
          <table:table-cell table:number-columns-repeated="1022"/>
        </table:table-row>
        <table:table-row table:style-name="ro1">
          <table:table-cell table:style-name="ce56" office:value-type="float" office:value="4.0">
            <text:p>4</text:p>
          </table:table-cell>
          <table:table-cell table:style-name="ce56" office:value-type="string">
            <text:p>spatial delayed responses</text:p>
          </table:table-cell>
          <table:table-cell table:number-columns-repeated="1022"/>
        </table:table-row>
        <table:table-row table:style-name="ro1">
          <table:table-cell table:style-name="ce56" office:value-type="float" office:value="89.0">
            <text:p>89</text:p>
          </table:table-cell>
          <table:table-cell table:style-name="ce56" office:value-type="string">
            <text:p>spatial delayed response</text:p>
          </table:table-cell>
          <table:table-cell table:number-columns-repeated="1022"/>
        </table:table-row>
        <table:table-row table:style-name="ro1" table:number-rows-repeated="2">
          <table:table-cell table:style-name="ce56" office:value-type="float" office:value="104.0">
            <text:p>104</text:p>
          </table:table-cell>
          <table:table-cell table:style-name="ce56" office:value-type="string">
            <text:p>non matching to sample</text:p>
          </table:table-cell>
          <table:table-cell table:number-columns-repeated="1022"/>
        </table:table-row>
        <table:table-row table:style-name="ro1">
          <table:table-cell table:style-name="ce56" office:value-type="float" office:value="162.0">
            <text:p>162</text:p>
          </table:table-cell>
          <table:table-cell table:style-name="ce56" office:value-type="string">
            <text:p>nonmatching to sample</text:p>
          </table:table-cell>
          <table:table-cell table:number-columns-repeated="1022"/>
        </table:table-row>
        <table:table-row table:style-name="ro1">
          <table:table-cell table:style-name="ce56" office:value-type="float" office:value="58.0">
            <text:p>58</text:p>
          </table:table-cell>
          <table:table-cell table:style-name="ce56" office:value-type="string">
            <text:p>non match to sample</text:p>
          </table:table-cell>
          <table:table-cell table:number-columns-repeated="1022"/>
        </table:table-row>
        <table:table-row table:style-name="ro1">
          <table:table-cell table:style-name="ce56" office:value-type="float" office:value="1044.0">
            <text:p>1044</text:p>
          </table:table-cell>
          <table:table-cell table:style-name="ce56" office:value-type="string">
            <text:p>matching to sample</text:p>
          </table:table-cell>
          <table:table-cell table:number-columns-repeated="1022"/>
        </table:table-row>
        <table:table-row table:style-name="ro3">
          <table:table-cell table:style-name="ce56" office:value-type="float" office:value="425.0">
            <text:p>425</text:p>
          </table:table-cell>
          <table:table-cell table:style-name="ce56" office:value-type="string">
            <text:p>match to sample</text:p>
          </table:table-cell>
          <table:table-cell table:number-columns-repeated="1022"/>
        </table:table-row>
        <table:table-row table:style-name="ro1">
          <table:table-cell table:style-name="ce56" office:value-type="float" office:value="67.0">
            <text:p>67</text:p>
          </table:table-cell>
          <table:table-cell table:style-name="ce56" office:value-type="string">
            <text:p>delayed non match</text:p>
          </table:table-cell>
          <table:table-cell table:number-columns-repeated="1022"/>
        </table:table-row>
        <table:table-row table:style-name="ro1">
          <table:table-cell table:style-name="ce56" office:value-type="float" office:value="58.0">
            <text:p>58</text:p>
          </table:table-cell>
          <table:table-cell table:style-name="ce56" office:value-type="string">
            <text:p>delayed nonmatch</text:p>
          </table:table-cell>
          <table:table-cell table:number-columns-repeated="1022"/>
        </table:table-row>
        <table:table-row table:style-name="ro1">
          <table:table-cell table:style-name="ce56" office:value-type="float" office:value="143.0">
            <text:p>143</text:p>
          </table:table-cell>
          <table:table-cell table:style-name="ce56" office:value-type="string">
            <text:p>delayed non matching</text:p>
          </table:table-cell>
          <table:table-cell table:number-columns-repeated="1022"/>
        </table:table-row>
        <table:table-row table:style-name="ro1">
          <table:table-cell table:style-name="ce56" office:value-type="float" office:value="192.0">
            <text:p>192</text:p>
          </table:table-cell>
          <table:table-cell table:style-name="ce56" office:value-type="string">
            <text:p>delayed nonmatching</text:p>
          </table:table-cell>
          <table:table-cell table:number-columns-repeated="1022"/>
        </table:table-row>
        <table:table-row table:style-name="ro3">
          <table:table-cell table:style-name="ce56" office:value-type="float" office:value="249.0">
            <text:p>249</text:p>
          </table:table-cell>
          <table:table-cell table:style-name="ce56" office:value-type="string">
            <text:p>delayed match</text:p>
          </table:table-cell>
          <table:table-cell table:number-columns-repeated="1022"/>
        </table:table-row>
        <table:table-row table:style-name="ro3">
          <table:table-cell table:style-name="ce56" office:value-type="float" office:value="753.0">
            <text:p>753</text:p>
          </table:table-cell>
          <table:table-cell table:style-name="ce56" office:value-type="string">
            <text:p>delayed matching</text:p>
          </table:table-cell>
          <table:table-cell table:number-columns-repeated="1022"/>
        </table:table-row>
        <table:table-row table:style-name="ro1">
          <table:table-cell table:style-name="ce56" office:value-type="float" office:value="37.0">
            <text:p>37</text:p>
          </table:table-cell>
          <table:table-cell table:style-name="ce56" office:value-type="string">
            <text:p>self ordered pointing</text:p>
          </table:table-cell>
          <table:table-cell table:number-columns-repeated="1022"/>
        </table:table-row>
        <table:table-row table:style-name="ro1">
          <table:table-cell table:style-name="ce56" office:value-type="float" office:value="11.0">
            <text:p>11</text:p>
          </table:table-cell>
          <table:table-cell table:style-name="ce56" office:value-type="string">
            <text:p>subject ordered pointing</text:p>
          </table:table-cell>
          <table:table-cell table:number-columns-repeated="1022"/>
        </table:table-row>
        <table:table-row table:style-name="ro1">
          <table:table-cell table:style-name="ce56" office:value-type="float" office:value="1361.0">
            <text:p>1361</text:p>
          </table:table-cell>
          <table:table-cell table:style-name="ce56" office:value-type="string">
            <text:p>continuous performance</text:p>
          </table:table-cell>
          <table:table-cell table:number-columns-repeated="1022"/>
        </table:table-row>
        <table:table-row table:style-name="ro3">
          <table:table-cell table:style-name="ce56" office:value-type="float" office:value="393.0">
            <text:p>393</text:p>
          </table:table-cell>
          <table:table-cell table:style-name="ce56" office:value-type="string">
            <text:p>arithmetic task</text:p>
          </table:table-cell>
          <table:table-cell table:number-columns-repeated="1022"/>
        </table:table-row>
        <table:table-row table:style-name="ro1">
          <table:table-cell table:style-name="ce56" office:value-type="float" office:value="1416.0">
            <text:p>1416</text:p>
          </table:table-cell>
          <table:table-cell table:style-name="ce56" office:value-type="string">
            <text:p>wisconsin card sorting</text:p>
          </table:table-cell>
          <table:table-cell table:number-columns-repeated="1022"/>
        </table:table-row>
        <table:table-row table:style-name="ro3">
          <table:table-cell table:style-name="ce56" office:value-type="float" office:value="135.0">
            <text:p>135</text:p>
          </table:table-cell>
          <table:table-cell table:style-name="ce56" office:value-type="string">
            <text:p>trailmaking</text:p>
          </table:table-cell>
          <table:table-cell table:number-columns-repeated="1022"/>
        </table:table-row>
        <table:table-row table:style-name="ro3">
          <table:table-cell table:style-name="ce56" office:value-type="float" office:value="1431.0">
            <text:p>1431</text:p>
          </table:table-cell>
          <table:table-cell table:style-name="ce56" office:value-type="string">
            <text:p>trail making</text:p>
          </table:table-cell>
          <table:table-cell table:number-columns-repeated="1022"/>
        </table:table-row>
        <table:table-row table:style-name="ro3">
          <table:table-cell table:style-name="ce56" office:value-type="float" office:value="109.0">
            <text:p>109</text:p>
          </table:table-cell>
          <table:table-cell table:style-name="ce56" office:value-type="string">
            <text:p>trails a</text:p>
          </table:table-cell>
          <table:table-cell table:number-columns-repeated="1022"/>
        </table:table-row>
        <table:table-row table:style-name="ro3">
          <table:table-cell table:style-name="ce56" office:value-type="float" office:value="165.0">
            <text:p>165</text:p>
          </table:table-cell>
          <table:table-cell table:style-name="ce56" office:value-type="string">
            <text:p>trails b</text:p>
          </table:table-cell>
          <table:table-cell table:number-columns-repeated="1022"/>
        </table:table-row>
        <table:table-row table:style-name="ro1">
          <table:table-cell table:style-name="ce56" office:value-type="float" office:value="1873.0">
            <text:p>1873</text:p>
          </table:table-cell>
          <table:table-cell table:style-name="ce56" office:value-type="string">
            <text:p>sequence encoding</text:p>
          </table:table-cell>
          <table:table-cell table:number-columns-repeated="1022"/>
        </table:table-row>
        <table:table-row table:style-name="ro1">
          <table:table-cell table:style-name="ce56" office:value-type="float" office:value="11.0">
            <text:p>11</text:p>
          </table:table-cell>
          <table:table-cell table:style-name="ce56" office:value-type="string">
            <text:p>sequence reproduction</text:p>
          </table:table-cell>
          <table:table-cell table:number-columns-repeated="1022"/>
        </table:table-row>
        <table:table-row table:style-name="ro3">
          <table:table-cell table:style-name="ce56" office:value-type="float" office:value="5.0">
            <text:p>5</text:p>
          </table:table-cell>
          <table:table-cell table:style-name="ce56" office:value-type="string">
            <text:p>recent probes</text:p>
          </table:table-cell>
          <table:table-cell table:number-columns-repeated="1022"/>
        </table:table-row>
        <table:table-row table:style-name="ro3">
          <table:table-cell table:style-name="ce56" office:value-type="float" office:value="111.0">
            <text:p>111</text:p>
          </table:table-cell>
          <table:table-cell table:style-name="ce56" office:value-type="string">
            <text:p>digit substitution</text:p>
          </table:table-cell>
          <table:table-cell table:number-columns-repeated="1022"/>
        </table:table-row>
        <table:table-row table:style-name="ro3">
          <table:table-cell table:style-name="ce56" office:value-type="float" office:value="932.0">
            <text:p>932</text:p>
          </table:table-cell>
          <table:table-cell table:style-name="ce56" office:value-type="string">
            <text:p>go/no go</text:p>
          </table:table-cell>
          <table:table-cell table:number-columns-repeated="1022"/>
        </table:table-row>
        <table:table-row table:style-name="ro3">
          <table:table-cell table:style-name="ce56" office:value-type="float" office:value="349.0">
            <text:p>349</text:p>
          </table:table-cell>
          <table:table-cell table:style-name="ce56" office:value-type="string">
            <text:p>go/nogo</text:p>
          </table:table-cell>
          <table:table-cell table:number-columns-repeated="1022"/>
        </table:table-row>
        <table:table-row table:style-name="ro3">
          <table:table-cell table:style-name="ce56" office:value-type="float" office:value="7.0">
            <text:p>7</text:p>
          </table:table-cell>
          <table:table-cell table:style-name="ce56" office:value-type="string">
            <text:p>gonogo</text:p>
          </table:table-cell>
          <table:table-cell table:number-columns-repeated="1022"/>
        </table:table-row>
        <table:table-row table:style-name="ro1">
          <table:table-cell table:style-name="ce56" office:value-type="float" office:value="52.0">
            <text:p>52</text:p>
          </table:table-cell>
          <table:table-cell table:style-name="ce56" office:value-type="string">
            <text:p>culture fair intelligence</text:p>
          </table:table-cell>
          <table:table-cell table:number-columns-repeated="1022"/>
        </table:table-row>
        <table:table-row table:style-name="ro1">
          <table:table-cell table:style-name="ce56" office:value-type="float" office:value="77.0">
            <text:p>77</text:p>
          </table:table-cell>
          <table:table-cell table:style-name="ce56" office:value-type="string">
            <text:p>nonverbal reasoning</text:p>
          </table:table-cell>
          <table:table-cell table:number-columns-repeated="1022"/>
        </table:table-row>
        <table:table-row table:style-name="ro1">
          <table:table-cell table:style-name="ce56" office:value-type="float" office:value="67.0">
            <text:p>67</text:p>
          </table:table-cell>
          <table:table-cell table:style-name="ce56" office:value-type="string">
            <text:p>non verbal reasoning</text:p>
          </table:table-cell>
          <table:table-cell table:number-columns-repeated="1022"/>
        </table:table-row>
        <table:table-row table:style-name="ro3">
          <table:table-cell table:style-name="ce56" office:value-type="float" office:value="226.0">
            <text:p>226</text:p>
          </table:table-cell>
          <table:table-cell table:style-name="ce56" office:value-type="string">
            <text:p>verbal reasoning</text:p>
          </table:table-cell>
          <table:table-cell table:number-columns-repeated="1022"/>
        </table:table-row>
        <table:table-row table:style-name="ro8">
          <table:table-cell table:style-name="ce56" office:value-type="float" office:value="12.0">
            <text:p>12</text:p>
          </table:table-cell>
          <table:table-cell table:style-name="ce56" office:value-type="string">
            <text:p>woodcock johnson psychoeducational battery</text:p>
          </table:table-cell>
          <table:table-cell table:number-columns-repeated="1022"/>
        </table:table-row>
        <table:table-row table:style-name="ro3">
          <table:table-cell table:style-name="ce56" office:value-type="float" office:value="30.0">
            <text:p>30</text:p>
          </table:table-cell>
          <table:table-cell table:style-name="ce56" office:value-type="string">
            <text:p>letter comparison</text:p>
          </table:table-cell>
          <table:table-cell table:number-columns-repeated="1022"/>
        </table:table-row>
        <table:table-row table:style-name="ro1">
          <table:table-cell table:style-name="ce56" office:value-type="float" office:value="75.0">
            <text:p>75</text:p>
          </table:table-cell>
          <table:table-cell table:style-name="ce56" office:value-type="string">
            <text:p>pattern comparison</text:p>
          </table:table-cell>
          <table:table-cell table:number-columns-repeated="1022"/>
        </table:table-row>
        <table:table-row table:style-name="ro3">
          <table:table-cell table:style-name="ce56" office:value-type="float" office:value="2585.0">
            <text:p>2585</text:p>
          </table:table-cell>
          <table:table-cell table:style-name="ce56" office:value-type="string">
            <text:p>visual search</text:p>
          </table:table-cell>
          <table:table-cell table:number-columns-repeated="1022"/>
        </table:table-row>
        <table:table-row table:style-name="ro5">
          <table:table-cell table:style-name="ce56" office:value-type="float" office:value="24.0">
            <text:p>24</text:p>
          </table:table-cell>
          <table:table-cell table:style-name="ce56" office:value-type="string">
            <text:p>gordon diagnostic system</text:p>
          </table:table-cell>
          <table:table-cell table:number-columns-repeated="1022"/>
        </table:table-row>
        <table:table-row table:style-name="ro1">
          <table:table-cell table:style-name="ce56" office:value-type="float" office:value="1.0">
            <text:p>1</text:p>
          </table:table-cell>
          <table:table-cell table:style-name="ce56" office:value-type="string">
            <text:p>test of variables of attention</text:p>
          </table:table-cell>
          <table:table-cell table:number-columns-repeated="1022"/>
        </table:table-row>
        <table:table-row table:style-name="ro3">
          <table:table-cell table:style-name="ce56" office:value-type="float" office:value="16.0">
            <text:p>16</text:p>
          </table:table-cell>
          <table:table-cell table:style-name="ce56" office:value-type="string">
            <text:p>TEA Ch</text:p>
          </table:table-cell>
          <table:table-cell table:number-columns-repeated="1022"/>
        </table:table-row>
        <table:table-row table:style-name="ro1">
          <table:table-cell table:style-name="ce56" office:value-type="float" office:value="137.0">
            <text:p>137</text:p>
          </table:table-cell>
          <table:table-cell table:style-name="ce56" office:value-type="string">
            <text:p>matching familiar figures</text:p>
          </table:table-cell>
          <table:table-cell table:number-columns-repeated="1022"/>
        </table:table-row>
        <table:table-row table:style-name="ro3">
          <table:table-cell table:style-name="ce56" office:value-type="float" office:value="282.0">
            <text:p>282</text:p>
          </table:table-cell>
          <table:table-cell table:style-name="ce56" office:value-type="string">
            <text:p>tower of london</text:p>
          </table:table-cell>
          <table:table-cell table:number-columns-repeated="1022"/>
        </table:table-row>
        <table:table-row table:style-name="ro3">
          <table:table-cell table:style-name="ce56" office:value-type="float" office:value="135.0">
            <text:p>135</text:p>
          </table:table-cell>
          <table:table-cell table:style-name="ce56" office:value-type="string">
            <text:p>tower of hanoi</text:p>
          </table:table-cell>
          <table:table-cell table:number-columns-repeated="1022"/>
        </table:table-row>
        <table:table-row table:style-name="ro3">
          <table:table-cell table:style-name="ce56" office:value-type="float" office:value="27.0">
            <text:p>27</text:p>
          </table:table-cell>
          <table:table-cell table:style-name="ce56" office:value-type="string">
            <text:p>grey scales</text:p>
          </table:table-cell>
          <table:table-cell table:number-columns-repeated="1022"/>
        </table:table-row>
        <table:table-row table:style-name="ro3">
          <table:table-cell table:style-name="ce56" office:value-type="float" office:value="56.0">
            <text:p>56</text:p>
          </table:table-cell>
          <table:table-cell table:style-name="ce56" office:value-type="string">
            <text:p>landmark task</text:p>
          </table:table-cell>
          <table:table-cell table:number-columns-repeated="1022"/>
        </table:table-row>
        <table:table-row table:style-name="ro3">
          <table:table-cell table:style-name="ce56" office:value-type="float" office:value="13.0">
            <text:p>13</text:p>
          </table:table-cell>
          <table:table-cell table:style-name="ce56" office:value-type="string">
            <text:p>cued detection</text:p>
          </table:table-cell>
          <table:table-cell table:number-columns-repeated="1022"/>
        </table:table-row>
        <table:table-row table:style-name="ro1">
          <table:table-cell table:style-name="ce56" office:value-type="float" office:value="26.0">
            <text:p>26</text:p>
          </table:table-cell>
          <table:table-cell table:style-name="ce56" office:value-type="string">
            <text:p>temporal order judgement</text:p>
          </table:table-cell>
          <table:table-cell table:number-columns-repeated="1022"/>
        </table:table-row>
        <table:table-row table:style-name="ro3">
          <table:table-cell table:style-name="ce56" office:value-type="float" office:value="112.0">
            <text:p>112</text:p>
          </table:table-cell>
          <table:table-cell table:style-name="ce56" office:value-type="string">
            <text:p>auditory tone</text:p>
          </table:table-cell>
          <table:table-cell table:number-columns-repeated="1022"/>
        </table:table-row>
        <table:table-row table:style-name="ro3">
          <table:table-cell table:style-name="ce56" office:value-type="float" office:value="5.0">
            <text:p>5</text:p>
          </table:table-cell>
          <table:table-cell table:style-name="ce56" office:value-type="string">
            <text:p>alerting task</text:p>
          </table:table-cell>
          <table:table-cell table:number-columns-repeated="1022"/>
        </table:table-row>
        <table:table-row table:style-name="ro3">
          <table:table-cell table:style-name="ce56" office:value-type="float" office:value="140.0">
            <text:p>140</text:p>
          </table:table-cell>
          <table:table-cell table:style-name="ce56" office:value-type="string">
            <text:p>perceptual load</text:p>
          </table:table-cell>
          <table:table-cell table:number-columns-repeated="1022"/>
        </table:table-row>
        <table:table-row table:style-name="ro3">
          <table:table-cell table:style-name="ce56" office:value-type="float" office:value="1121.0">
            <text:p>1121</text:p>
          </table:table-cell>
          <table:table-cell table:style-name="ce56" office:value-type="string">
            <text:p>dichotic listening</text:p>
          </table:table-cell>
          <table:table-cell table:number-columns-repeated="1022"/>
        </table:table-row>
        <table:table-row table:style-name="ro3">
          <table:table-cell table:style-name="ce56" office:value-type="float" office:value="2469.0">
            <text:p>2469</text:p>
          </table:table-cell>
          <table:table-cell table:style-name="ce56" office:value-type="string">
            <text:p>word recognition</text:p>
          </table:table-cell>
          <table:table-cell table:number-columns-repeated="1022"/>
        </table:table-row>
        <table:table-row table:style-name="ro1">
          <table:table-cell table:style-name="ce56" office:value-type="float" office:value="175.0">
            <text:p>175</text:p>
          </table:table-cell>
          <table:table-cell table:style-name="ce56" office:value-type="string">
            <text:p>directed forgetting</text:p>
          </table:table-cell>
          <table:table-cell table:number-columns-repeated="1022"/>
        </table:table-row>
        <table:table-row table:style-name="ro3">
          <table:table-cell table:style-name="ce56" office:value-type="float" office:value="359.0">
            <text:p>359</text:p>
          </table:table-cell>
          <table:table-cell table:style-name="ce56" office:value-type="string">
            <text:p>serial addition</text:p>
          </table:table-cell>
          <table:table-cell table:number-columns-repeated="1022"/>
        </table:table-row>
        <table:table-row table:style-name="ro3">
          <table:table-cell table:style-name="ce56" office:value-type="float" office:value="18.0">
            <text:p>18</text:p>
          </table:table-cell>
          <table:table-cell table:style-name="ce56" office:value-type="string">
            <text:p>porteus mazes</text:p>
          </table:table-cell>
          <table:table-cell table:number-columns-repeated="1022"/>
        </table:table-row>
        <table:table-row table:style-name="ro3">
          <table:table-cell table:style-name="ce56" office:value-type="float" office:value="54.0">
            <text:p>54</text:p>
          </table:table-cell>
          <table:table-cell table:style-name="ce56" office:value-type="string">
            <text:p>porteus maze</text:p>
          </table:table-cell>
          <table:table-cell table:number-columns-repeated="1022"/>
        </table:table-row>
        <table:table-row table:style-name="ro3">
          <table:table-cell table:style-name="ce56" office:value-type="float" office:value="458.0">
            <text:p>458</text:p>
          </table:table-cell>
          <table:table-cell table:style-name="ce56" office:value-type="string">
            <text:p>complex figure</text:p>
          </table:table-cell>
          <table:table-cell table:number-columns-repeated="1022"/>
        </table:table-row>
        <table:table-row table:style-name="ro3">
          <table:table-cell table:style-name="ce56" office:value-type="float" office:value="91.0">
            <text:p>91</text:p>
          </table:table-cell>
          <table:table-cell table:style-name="ce56" office:value-type="string">
            <text:p>anti saccade</text:p>
          </table:table-cell>
          <table:table-cell table:number-columns-repeated="1022"/>
        </table:table-row>
        <table:table-row table:style-name="ro3">
          <table:table-cell table:style-name="ce56" office:value-type="float" office:value="462.0">
            <text:p>462</text:p>
          </table:table-cell>
          <table:table-cell table:style-name="ce56" office:value-type="string">
            <text:p>antisaccade</text:p>
          </table:table-cell>
          <table:table-cell table:number-columns-repeated="1022"/>
        </table:table-row>
        <table:table-row table:style-name="ro3">
          <table:table-cell table:style-name="ce56" office:value-type="float" office:value="80.0">
            <text:p>80</text:p>
          </table:table-cell>
          <table:table-cell table:style-name="ce56" office:value-type="string">
            <text:p>stop task</text:p>
          </table:table-cell>
          <table:table-cell table:number-columns-repeated="1022"/>
        </table:table-row>
        <table:table-row table:style-name="ro1">
          <table:table-cell table:style-name="ce56" office:value-type="float" office:value="89.0">
            <text:p>89</text:p>
          </table:table-cell>
          <table:table-cell table:style-name="ce56" office:value-type="string">
            <text:p>spatial delayed response</text:p>
          </table:table-cell>
          <table:table-cell table:number-columns-repeated="1022"/>
        </table:table-row>
        <table:table-row table:style-name="ro3">
          <table:table-cell table:style-name="ce56" office:value-type="float" office:value="173.0">
            <text:p>173</text:p>
          </table:table-cell>
          <table:table-cell table:style-name="ce56" office:value-type="string">
            <text:p>story recall</text:p>
          </table:table-cell>
          <table:table-cell table:number-columns-repeated="1022"/>
        </table:table-row>
        <table:table-row table:style-name="ro3">
          <table:table-cell table:style-name="ce56" office:value-type="float" office:value="15.0">
            <text:p>15</text:p>
          </table:table-cell>
          <table:table-cell table:style-name="ce56" office:value-type="string">
            <text:p>moray house</text:p>
          </table:table-cell>
          <table:table-cell table:number-columns-repeated="1022"/>
        </table:table-row>
        <table:table-row table:style-name="ro3">
          <table:table-cell table:style-name="ce56" office:value-type="float" office:value="167.0">
            <text:p>167</text:p>
          </table:table-cell>
          <table:table-cell table:style-name="ce56" office:value-type="string">
            <text:p>short story</text:p>
          </table:table-cell>
          <table:table-cell table:number-columns-repeated="1022"/>
        </table:table-row>
        <table:table-row table:style-name="ro3">
          <table:table-cell table:style-name="ce56" office:value-type="float" office:value="350.0">
            <text:p>350</text:p>
          </table:table-cell>
          <table:table-cell table:style-name="ce56" office:value-type="string">
            <text:p>list learning</text:p>
          </table:table-cell>
          <table:table-cell table:number-columns-repeated="1022"/>
        </table:table-row>
        <table:table-row table:style-name="ro3">
          <table:table-cell table:style-name="ce56" office:value-type="float" office:value="23.0">
            <text:p>23</text:p>
          </table:table-cell>
          <table:table-cell table:style-name="ce56" office:value-type="string">
            <text:p>figure recall</text:p>
          </table:table-cell>
          <table:table-cell table:number-columns-repeated="1022"/>
        </table:table-row>
        <table:table-row table:style-name="ro3">
          <table:table-cell table:style-name="ce56" office:value-type="float" office:value="444.0">
            <text:p>444</text:p>
          </table:table-cell>
          <table:table-cell table:style-name="ce56" office:value-type="string">
            <text:p>paired associates</text:p>
          </table:table-cell>
          <table:table-cell table:number-columns-repeated="1022"/>
        </table:table-row>
        <table:table-row table:style-name="ro3">
          <table:table-cell table:style-name="ce56" office:value-type="float" office:value="46.0">
            <text:p>46</text:p>
          </table:table-cell>
          <table:table-cell table:style-name="ce56" office:value-type="string">
            <text:p>raven's matrices</text:p>
          </table:table-cell>
          <table:table-cell table:number-columns-repeated="1022"/>
        </table:table-row>
        <table:table-row table:style-name="ro3">
          <table:table-cell table:style-name="ce56" office:value-type="float" office:value="18.0">
            <text:p>18</text:p>
          </table:table-cell>
          <table:table-cell table:style-name="ce56" office:value-type="string">
            <text:p>raven matrices</text:p>
          </table:table-cell>
          <table:table-cell table:number-columns-repeated="1022"/>
        </table:table-row>
        <table:table-row table:style-name="ro3">
          <table:table-cell table:style-name="ce56" office:value-type="float" office:value="69.0">
            <text:p>69</text:p>
          </table:table-cell>
          <table:table-cell table:style-name="ce56" office:value-type="string">
            <text:p>picture memory</text:p>
          </table:table-cell>
          <table:table-cell table:number-columns-repeated="1022"/>
        </table:table-row>
        <table:table-row table:style-name="ro1">
          <table:table-cell table:style-name="ce56" office:value-type="float" office:value="6843.0">
            <text:p>6843</text:p>
          </table:table-cell>
          <table:table-cell table:style-name="ce56" office:value-type="string">
            <text:p>pattern recognition</text:p>
          </table:table-cell>
          <table:table-cell table:number-columns-repeated="1022"/>
        </table:table-row>
        <table:table-row table:style-name="ro3">
          <table:table-cell table:style-name="ce56" office:value-type="float" office:value="268.0">
            <text:p>268</text:p>
          </table:table-cell>
          <table:table-cell table:style-name="ce56" office:value-type="string">
            <text:p>Cattell</text:p>
          </table:table-cell>
          <table:table-cell table:number-columns-repeated="1022"/>
        </table:table-row>
        <table:table-row table:style-name="ro3">
          <table:table-cell table:style-name="ce56" office:value-type="float" office:value="388.0">
            <text:p>388</text:p>
          </table:table-cell>
          <table:table-cell table:style-name="ce56" office:value-type="string">
            <text:p>logical memory</text:p>
          </table:table-cell>
          <table:table-cell table:number-columns-repeated="1022"/>
        </table:table-row>
        <table:table-row table:style-name="ro3">
          <table:table-cell table:style-name="ce56" office:value-type="float" office:value="2903.0">
            <text:p>2903</text:p>
          </table:table-cell>
          <table:table-cell table:style-name="ce56" office:value-type="string">
            <text:p>episodic memory</text:p>
          </table:table-cell>
          <table:table-cell table:number-columns-repeated="1022"/>
        </table:table-row>
        <table:table-row table:style-name="ro3">
          <table:table-cell table:style-name="ce56" office:value-type="float" office:value="126.0">
            <text:p>126</text:p>
          </table:table-cell>
          <table:table-cell table:style-name="ce56" office:value-type="string">
            <text:p>word perception</text:p>
          </table:table-cell>
          <table:table-cell table:number-columns-repeated="1022"/>
        </table:table-row>
        <table:table-row table:style-name="ro1">
          <table:table-cell table:style-name="ce56" office:value-type="float" office:value="170.0">
            <text:p>170</text:p>
          </table:table-cell>
          <table:table-cell table:style-name="ce56" office:value-type="string">
            <text:p>visual reproduction</text:p>
          </table:table-cell>
          <table:table-cell table:number-columns-repeated="1022"/>
        </table:table-row>
        <table:table-row table:style-name="ro3">
          <table:table-cell table:style-name="ce56" office:value-type="float" office:value="367.0">
            <text:p>367</text:p>
          </table:table-cell>
          <table:table-cell table:style-name="ce56" office:value-type="string">
            <text:p>verbal recall</text:p>
          </table:table-cell>
          <table:table-cell table:number-columns-repeated="1022"/>
        </table:table-row>
        <table:table-row table:style-name="ro18">
          <table:table-cell table:style-name="ce56" office:value-type="string">
            <text:p>Queries highlighted in red were omitted from analysis because PubMed found no hits for the indicated subqueries. </text:p>
          </table:table-cell>
          <table:table-cell table:number-columns-repeated="1023"/>
        </table:table-row>
        <table:table-row table:style-name="ro3">
          <table:table-cell table:style-name="ce56"/>
          <table:table-cell table:number-columns-repeated="1023"/>
        </table:table-row>
        <table:table-row table:style-name="ro0" table:number-rows-repeated="6537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number-style style:name="N9">
      <number:number number:min-integer-digits="1" number:decimal-places="0"/>
      <number:text>%</number:text>
    </number:number-style>
    <number:number-style style:name="N44P4">
      <number:text number:volatile="true"> </number:text>
      <number:text>$</number:text>
      <number:text> </number:text>
      <number:number number:min-integer-digits="1" number:grouping="true" number:decimal-places="2"/>
      <number:text> </number:text>
    </number:number-style>
    <number:number-style style:name="N44P3">
      <number:text number:volatile="true"> </number:text>
      <number:text>$</number:text>
      <number:text> </number:text>
      <number:text>(</number:text>
      <number:number number:min-integer-digits="1" number:grouping="true" number:decimal-places="2"/>
      <number:text>)</number:text>
    </number:number-style>
    <number:number-style style:name="N44P2">
      <number:text number:volatile="true"> </number:text>
      <number:text>$</number:text>
      <number:text> </number:text>
      <number:text>-</number:text>
      <number:text>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number:text>
      <number:text>$</number:text>
      <number:text> </number:text>
      <number:number number:min-integer-digits="1" number:grouping="true" number:decimal-places="0"/>
      <number:text> </number:text>
    </number:number-style>
    <number:number-style style:name="N42P3">
      <number:text number:volatile="true"> </number:text>
      <number:text>$</number:text>
      <number:text> </number:text>
      <number:text>(</number:text>
      <number:number number:min-integer-digits="1" number:grouping="true" number:decimal-places="0"/>
      <number:text>)</number:text>
    </number:number-style>
    <number:number-style style:name="N42P2">
      <number:text number:volatile="true"> </number:text>
      <number:text>$</number:text>
      <number:text> </number:text>
      <number:text>-</number:text>
      <number:text>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text> </number:text>
      <number:number number:min-integer-digits="1" number:grouping="true" number:decimal-places="2"/>
      <number:text> </number:text>
    </number:number-style>
    <number:number-style style:name="N43P3">
      <number:text number:volatile="true"> </number:text>
      <number:text> </number:text>
      <number:text>(</number:text>
      <number:number number:min-integer-digits="1" number:grouping="true" number:decimal-places="2"/>
      <number:text>)</number:text>
    </number:number-style>
    <number:number-style style:name="N43P2">
      <number:text number:volatile="true"> </number:text>
      <number:text> </number:text>
      <number:text>-</number:text>
      <number:text>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text> </number:text>
      <number:number number:min-integer-digits="1" number:grouping="true" number:decimal-places="0"/>
      <number:text> </number:text>
    </number:number-style>
    <number:number-style style:name="N41P3">
      <number:text number:volatile="true"> </number:text>
      <number:text> </number:text>
      <number:text>(</number:text>
      <number:number number:min-integer-digits="1" number:grouping="true" number:decimal-places="0"/>
      <number:text>)</number:text>
    </number:number-style>
    <number:number-style style:name="N41P2">
      <number:text number:volatile="true"> </number:text>
      <number:text> </number:text>
      <number:text>-</number:text>
      <number:text>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number:number-style style:name="N165">
      <number:number number:min-integer-digits="1" number:decimal-places="3"/>
    </number:number-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style:style style:name="cf-0-0-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FFFFFF"/>
      <style:table-cell-properties fo:background-color="#FF0000"/>
    </style:style>
    <style:style style:name="cf-0-0-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FFFFFF"/>
      <style:table-cell-properties fo:background-color="#008000"/>
    </style:style>
    <style:style style:name="cf-0-0-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FFFFFF"/>
      <style:table-cell-properties fo:background-color="#008000"/>
    </style:style>
    <style:style style:name="cf-0-0-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FFFFFF"/>
      <style:table-cell-properties fo:background-color="#FF0000"/>
    </style:style>
    <style:style style:name="cf-0-0-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FFFFFF"/>
      <style:table-cell-properties fo:background-color="#008000"/>
    </style:style>
    <style:style style:name="cf-0-0-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FFFFFF"/>
      <style:table-cell-properties fo:background-color="#008000"/>
    </style:style>
    <style:style style:name="cf-2-0-0" style:family="table-cell">
      <style:table-cell-properties fo:background-color="#FF0000"/>
    </style:style>
    <style:style style:name="cf-2-0-1" style:family="table-cell">
      <style:table-cell-properties fo:background-color="#FFFF00"/>
    </style:style>
    <style:style style:name="cf-2-0-2" style:family="table-cell">
      <style:table-cell-properties fo:background-color="#00FF00"/>
    </style:style>
    <style:style style:name="cf-2-0-0" style:family="table-cell">
      <style:table-cell-properties fo:background-color="#FF0000"/>
    </style:style>
    <style:style style:name="cf-2-0-1" style:family="table-cell">
      <style:table-cell-properties fo:background-color="#FFFF00"/>
    </style:style>
    <style:style style:name="cf-2-0-2" style:family="table-cell">
      <style:table-cell-properties fo:background-color="#00FF00"/>
    </style:style>
    <style:style style:name="cf-2-0-0" style:family="table-cell">
      <style:table-cell-properties fo:background-color="#FF0000"/>
    </style:style>
    <style:style style:name="cf-2-0-1" style:family="table-cell">
      <style:table-cell-properties fo:background-color="#FFFF00"/>
    </style:style>
    <style:style style:name="cf-2-0-2" style:family="table-cell">
      <style:table-cell-properties fo:background-color="#00FF00"/>
    </style:style>
    <style:style style:name="cf-2-0-0" style:family="table-cell">
      <style:table-cell-properties fo:background-color="#FF0000"/>
    </style:style>
    <style:style style:name="cf-2-0-1" style:family="table-cell">
      <style:table-cell-properties fo:background-color="#FFFF00"/>
    </style:style>
    <style:style style:name="cf-2-0-2" style:family="table-cell">
      <style:table-cell-properties fo:background-color="#00FF00"/>
    </style:style>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